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fals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8"/>
    <style:style style:name="ce4" style:family="table-cell" style:parent-style-name="Default" style:data-style-name="N119"/>
    <style:style style:name="ce5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Out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rtificial data</text:p>
          </table:table-cell>
          <table:table-cell table:number-columns-repeated="2"/>
        </table:table-row>
        <table:table-row table:style-name="ro1">
          <table:table-cell office:value-type="string">
            <text:p>Wavelength</text:p>
          </table:table-cell>
          <table:table-cell office:value-type="string">
            <text:p>Intensity</text:p>
          </table:table-cell>
          <table:table-cell office:value-type="string">
            <text:p>Temperature</text:p>
          </table:table-cell>
        </table:table-row>
        <table:table-row table:style-name="ro1">
          <table:table-cell table:formula="of:=Wavelength" office:value-type="float" office:value="7000">
            <text:p>7000</text:p>
          </table:table-cell>
          <table:table-cell table:formula="of:=OutputIntensity" office:value-type="float" office:value="0.0000377014711762494">
            <text:p>3.77E-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07.5">
            <text:p>7007.5</text:p>
          </table:table-cell>
          <table:table-cell table:formula="of:=OutputIntensity" office:value-type="float" office:value="0.0000061558131261017">
            <text:p>6.16E-6</text:p>
          </table:table-cell>
          <table:table-cell table:formula="of:=[.C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15">
            <text:p>7015</text:p>
          </table:table-cell>
          <table:table-cell table:formula="of:=OutputIntensity" office:value-type="float" office:value="0.00000619095444857224">
            <text:p>6.19E-6</text:p>
          </table:table-cell>
          <table:table-cell table:formula="of:=[.C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22.5">
            <text:p>7022.5</text:p>
          </table:table-cell>
          <table:table-cell table:formula="of:=OutputIntensity" office:value-type="float" office:value="0.00000699690611387462">
            <text:p>7.00E-6</text:p>
          </table:table-cell>
          <table:table-cell table:formula="of:=[.C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30">
            <text:p>7030</text:p>
          </table:table-cell>
          <table:table-cell table:formula="of:=OutputIntensity" office:value-type="float" office:value="0.00000702367905011013">
            <text:p>7.02E-6</text:p>
          </table:table-cell>
          <table:table-cell table:formula="of:=[.C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37.5">
            <text:p>7037.5</text:p>
          </table:table-cell>
          <table:table-cell table:formula="of:=OutputIntensity" office:value-type="float" office:value="0.0000062012841384858">
            <text:p>6.20E-6</text:p>
          </table:table-cell>
          <table:table-cell table:formula="of:=[.C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45">
            <text:p>7045</text:p>
          </table:table-cell>
          <table:table-cell table:formula="of:=OutputIntensity" office:value-type="float" office:value="0.00000473973220852332">
            <text:p>4.74E-6</text:p>
          </table:table-cell>
          <table:table-cell table:formula="of:=[.C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52.5">
            <text:p>7052.5</text:p>
          </table:table-cell>
          <table:table-cell table:formula="of:=OutputIntensity" office:value-type="float" office:value="0.0000082390340332617">
            <text:p>8.24E-6</text:p>
          </table:table-cell>
          <table:table-cell table:formula="of:=[.C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60">
            <text:p>7060</text:p>
          </table:table-cell>
          <table:table-cell table:formula="of:=OutputIntensity" office:value-type="float" office:value="0.00000644920032445666">
            <text:p>6.45E-6</text:p>
          </table:table-cell>
          <table:table-cell table:formula="of:=[.C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67.5">
            <text:p>7067.5</text:p>
          </table:table-cell>
          <table:table-cell table:formula="of:=OutputIntensity" office:value-type="float" office:value="0.00000556024172777971">
            <text:p>5.56E-6</text:p>
          </table:table-cell>
          <table:table-cell table:formula="of:=[.C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75">
            <text:p>7075</text:p>
          </table:table-cell>
          <table:table-cell table:formula="of:=OutputIntensity" office:value-type="float" office:value="0.00000676216881801988">
            <text:p>6.76E-6</text:p>
          </table:table-cell>
          <table:table-cell table:formula="of:=[.C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82.5">
            <text:p>7082.5</text:p>
          </table:table-cell>
          <table:table-cell table:formula="of:=OutputIntensity" office:value-type="float" office:value="0.00000514499209429089">
            <text:p>5.14E-6</text:p>
          </table:table-cell>
          <table:table-cell table:formula="of:=[.C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90">
            <text:p>7090</text:p>
          </table:table-cell>
          <table:table-cell table:formula="of:=OutputIntensity" office:value-type="float" office:value="0.00000658872197524673">
            <text:p>6.59E-6</text:p>
          </table:table-cell>
          <table:table-cell table:formula="of:=[.C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097.5">
            <text:p>7097.5</text:p>
          </table:table-cell>
          <table:table-cell table:formula="of:=OutputIntensity" office:value-type="float" office:value="0.00000663336879430844">
            <text:p>6.63E-6</text:p>
          </table:table-cell>
          <table:table-cell table:formula="of:=[.C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05">
            <text:p>7105</text:p>
          </table:table-cell>
          <table:table-cell table:formula="of:=OutputIntensity" office:value-type="float" office:value="0.00000561894279490479">
            <text:p>5.62E-6</text:p>
          </table:table-cell>
          <table:table-cell table:formula="of:=[.C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12.5">
            <text:p>7112.5</text:p>
          </table:table-cell>
          <table:table-cell table:formula="of:=OutputIntensity" office:value-type="float" office:value="0.00000604545412572981">
            <text:p>6.05E-6</text:p>
          </table:table-cell>
          <table:table-cell table:formula="of:=[.C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20">
            <text:p>7120</text:p>
          </table:table-cell>
          <table:table-cell table:formula="of:=OutputIntensity" office:value-type="float" office:value="0.00000977291283601969">
            <text:p>9.77E-6</text:p>
          </table:table-cell>
          <table:table-cell table:formula="of:=[.C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27.5">
            <text:p>7127.5</text:p>
          </table:table-cell>
          <table:table-cell table:formula="of:=OutputIntensity" office:value-type="float" office:value="0.00000451132887085182">
            <text:p>4.51E-6</text:p>
          </table:table-cell>
          <table:table-cell table:formula="of:=[.C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35">
            <text:p>7135</text:p>
          </table:table-cell>
          <table:table-cell table:formula="of:=OutputIntensity" office:value-type="float" office:value="0.00000687071206646853">
            <text:p>6.87E-6</text:p>
          </table:table-cell>
          <table:table-cell table:formula="of:=[.C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42.5">
            <text:p>7142.5</text:p>
          </table:table-cell>
          <table:table-cell table:formula="of:=OutputIntensity" office:value-type="float" office:value="0.00000550107214562816">
            <text:p>5.50E-6</text:p>
          </table:table-cell>
          <table:table-cell table:formula="of:=[.C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50">
            <text:p>7150</text:p>
          </table:table-cell>
          <table:table-cell table:formula="of:=OutputIntensity" office:value-type="float" office:value="0.000007272418712986">
            <text:p>7.27E-6</text:p>
          </table:table-cell>
          <table:table-cell table:formula="of:=[.C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57.5">
            <text:p>7157.5</text:p>
          </table:table-cell>
          <table:table-cell table:formula="of:=OutputIntensity" office:value-type="float" office:value="0.00000891476125050738">
            <text:p>8.91E-6</text:p>
          </table:table-cell>
          <table:table-cell table:formula="of:=[.C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65">
            <text:p>7165</text:p>
          </table:table-cell>
          <table:table-cell table:formula="of:=OutputIntensity" office:value-type="float" office:value="0.00000707810911291565">
            <text:p>7.08E-6</text:p>
          </table:table-cell>
          <table:table-cell table:formula="of:=[.C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72.5">
            <text:p>7172.5</text:p>
          </table:table-cell>
          <table:table-cell table:formula="of:=OutputIntensity" office:value-type="float" office:value="0.00000485247152317713">
            <text:p>4.85E-6</text:p>
          </table:table-cell>
          <table:table-cell table:formula="of:=[.C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80">
            <text:p>7180</text:p>
          </table:table-cell>
          <table:table-cell table:formula="of:=OutputIntensity" office:value-type="float" office:value="0.00000556785756802547">
            <text:p>5.57E-6</text:p>
          </table:table-cell>
          <table:table-cell table:formula="of:=[.C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87.5">
            <text:p>7187.5</text:p>
          </table:table-cell>
          <table:table-cell table:formula="of:=OutputIntensity" office:value-type="float" office:value="0.00000736427619352757">
            <text:p>7.36E-6</text:p>
          </table:table-cell>
          <table:table-cell table:formula="of:=[.C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195">
            <text:p>7195</text:p>
          </table:table-cell>
          <table:table-cell table:formula="of:=OutputIntensity" office:value-type="float" office:value="0.00000870173620069349">
            <text:p>8.70E-6</text:p>
          </table:table-cell>
          <table:table-cell table:formula="of:=[.C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02.5">
            <text:p>7202.5</text:p>
          </table:table-cell>
          <table:table-cell table:formula="of:=OutputIntensity" office:value-type="float" office:value="0.00000930024624113207">
            <text:p>9.30E-6</text:p>
          </table:table-cell>
          <table:table-cell table:formula="of:=[.C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10">
            <text:p>7210</text:p>
          </table:table-cell>
          <table:table-cell table:formula="of:=OutputIntensity" office:value-type="float" office:value="0.00000807981481275478">
            <text:p>8.08E-6</text:p>
          </table:table-cell>
          <table:table-cell table:formula="of:=[.C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17.5">
            <text:p>7217.5</text:p>
          </table:table-cell>
          <table:table-cell table:formula="of:=OutputIntensity" office:value-type="float" office:value="0.00000870045025552941">
            <text:p>8.70E-6</text:p>
          </table:table-cell>
          <table:table-cell table:formula="of:=[.C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25">
            <text:p>7225</text:p>
          </table:table-cell>
          <table:table-cell table:formula="of:=OutputIntensity" office:value-type="float" office:value="0.00000736216074728587">
            <text:p>7.36E-6</text:p>
          </table:table-cell>
          <table:table-cell table:formula="of:=[.C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32.5">
            <text:p>7232.5</text:p>
          </table:table-cell>
          <table:table-cell table:formula="of:=OutputIntensity" office:value-type="float" office:value="0.00000746495429957574">
            <text:p>7.46E-6</text:p>
          </table:table-cell>
          <table:table-cell table:formula="of:=[.C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40">
            <text:p>7240</text:p>
          </table:table-cell>
          <table:table-cell table:formula="of:=OutputIntensity" office:value-type="float" office:value="0.00000820883875358747">
            <text:p>8.21E-6</text:p>
          </table:table-cell>
          <table:table-cell table:formula="of:=[.C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47.5">
            <text:p>7247.5</text:p>
          </table:table-cell>
          <table:table-cell table:formula="of:=OutputIntensity" office:value-type="float" office:value="0.00000835382177611911">
            <text:p>8.35E-6</text:p>
          </table:table-cell>
          <table:table-cell table:formula="of:=[.C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55">
            <text:p>7255</text:p>
          </table:table-cell>
          <table:table-cell table:formula="of:=OutputIntensity" office:value-type="float" office:value="0.00000668991085561003">
            <text:p>6.69E-6</text:p>
          </table:table-cell>
          <table:table-cell table:formula="of:=[.C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62.5">
            <text:p>7262.5</text:p>
          </table:table-cell>
          <table:table-cell table:formula="of:=OutputIntensity" office:value-type="float" office:value="0.00000786711329823337">
            <text:p>7.87E-6</text:p>
          </table:table-cell>
          <table:table-cell table:formula="of:=[.C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70">
            <text:p>7270</text:p>
          </table:table-cell>
          <table:table-cell table:formula="of:=OutputIntensity" office:value-type="float" office:value="0.00000877543622405094">
            <text:p>8.78E-6</text:p>
          </table:table-cell>
          <table:table-cell table:formula="of:=[.C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77.5">
            <text:p>7277.5</text:p>
          </table:table-cell>
          <table:table-cell table:formula="of:=OutputIntensity" office:value-type="float" office:value="0.00000944488656323168">
            <text:p>9.44E-6</text:p>
          </table:table-cell>
          <table:table-cell table:formula="of:=[.C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85">
            <text:p>7285</text:p>
          </table:table-cell>
          <table:table-cell table:formula="of:=OutputIntensity" office:value-type="float" office:value="0.00000781547105233557">
            <text:p>7.82E-6</text:p>
          </table:table-cell>
          <table:table-cell table:formula="of:=[.C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292.5">
            <text:p>7292.5</text:p>
          </table:table-cell>
          <table:table-cell table:formula="of:=OutputIntensity" office:value-type="float" office:value="0.00000907719623066402">
            <text:p>9.08E-6</text:p>
          </table:table-cell>
          <table:table-cell table:formula="of:=[.C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00">
            <text:p>7300</text:p>
          </table:table-cell>
          <table:table-cell table:formula="of:=OutputIntensity" office:value-type="float" office:value="0.0000190900684366782">
            <text:p>1.91E-5</text:p>
          </table:table-cell>
          <table:table-cell table:formula="of:=[.C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07.5">
            <text:p>7307.5</text:p>
          </table:table-cell>
          <table:table-cell table:formula="of:=OutputIntensity" office:value-type="float" office:value="0.0000097040938044864">
            <text:p>9.70E-6</text:p>
          </table:table-cell>
          <table:table-cell table:formula="of:=[.C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15">
            <text:p>7315</text:p>
          </table:table-cell>
          <table:table-cell table:formula="of:=OutputIntensity" office:value-type="float" office:value="0.00000836927826040225">
            <text:p>8.37E-6</text:p>
          </table:table-cell>
          <table:table-cell table:formula="of:=[.C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22.5">
            <text:p>7322.5</text:p>
          </table:table-cell>
          <table:table-cell table:formula="of:=OutputIntensity" office:value-type="float" office:value="0.0000108156275195737">
            <text:p>1.08E-5</text:p>
          </table:table-cell>
          <table:table-cell table:formula="of:=[.C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30">
            <text:p>7330</text:p>
          </table:table-cell>
          <table:table-cell table:formula="of:=OutputIntensity" office:value-type="float" office:value="0.00000812314708268483">
            <text:p>8.12E-6</text:p>
          </table:table-cell>
          <table:table-cell table:formula="of:=[.C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37.5">
            <text:p>7337.5</text:p>
          </table:table-cell>
          <table:table-cell table:formula="of:=OutputIntensity" office:value-type="float" office:value="0.00000932184223273165">
            <text:p>9.32E-6</text:p>
          </table:table-cell>
          <table:table-cell table:formula="of:=[.C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45">
            <text:p>7345</text:p>
          </table:table-cell>
          <table:table-cell table:formula="of:=OutputIntensity" office:value-type="float" office:value="0.0000100617180318716">
            <text:p>1.01E-5</text:p>
          </table:table-cell>
          <table:table-cell table:formula="of:=[.C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52.5">
            <text:p>7352.5</text:p>
          </table:table-cell>
          <table:table-cell table:formula="of:=OutputIntensity" office:value-type="float" office:value="0.0000110727793183492">
            <text:p>1.11E-5</text:p>
          </table:table-cell>
          <table:table-cell table:formula="of:=[.C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60">
            <text:p>7360</text:p>
          </table:table-cell>
          <table:table-cell table:formula="of:=OutputIntensity" office:value-type="float" office:value="0.000006955030703497">
            <text:p>6.96E-6</text:p>
          </table:table-cell>
          <table:table-cell table:formula="of:=[.C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67.5">
            <text:p>7367.5</text:p>
          </table:table-cell>
          <table:table-cell table:formula="of:=OutputIntensity" office:value-type="float" office:value="0.00000682847656881485">
            <text:p>6.83E-6</text:p>
          </table:table-cell>
          <table:table-cell table:formula="of:=[.C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75">
            <text:p>7375</text:p>
          </table:table-cell>
          <table:table-cell table:formula="of:=OutputIntensity" office:value-type="float" office:value="0.00000911312106312553">
            <text:p>9.11E-6</text:p>
          </table:table-cell>
          <table:table-cell table:formula="of:=[.C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82.5">
            <text:p>7382.5</text:p>
          </table:table-cell>
          <table:table-cell table:formula="of:=OutputIntensity" office:value-type="float" office:value="0.0000106889680998097">
            <text:p>1.07E-5</text:p>
          </table:table-cell>
          <table:table-cell table:formula="of:=[.C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90">
            <text:p>7390</text:p>
          </table:table-cell>
          <table:table-cell table:formula="of:=OutputIntensity" office:value-type="float" office:value="0.00000852602135411942">
            <text:p>8.53E-6</text:p>
          </table:table-cell>
          <table:table-cell table:formula="of:=[.C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397.5">
            <text:p>7397.5</text:p>
          </table:table-cell>
          <table:table-cell table:formula="of:=OutputIntensity" office:value-type="float" office:value="0.0000084442842605715">
            <text:p>8.44E-6</text:p>
          </table:table-cell>
          <table:table-cell table:formula="of:=[.C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05">
            <text:p>7405</text:p>
          </table:table-cell>
          <table:table-cell table:formula="of:=OutputIntensity" office:value-type="float" office:value="0.00000986376001042084">
            <text:p>9.86E-6</text:p>
          </table:table-cell>
          <table:table-cell table:formula="of:=[.C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12.5">
            <text:p>7412.5</text:p>
          </table:table-cell>
          <table:table-cell table:formula="of:=OutputIntensity" office:value-type="float" office:value="0.00000945445154921439">
            <text:p>9.45E-6</text:p>
          </table:table-cell>
          <table:table-cell table:formula="of:=[.C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20">
            <text:p>7420</text:p>
          </table:table-cell>
          <table:table-cell table:formula="of:=OutputIntensity" office:value-type="float" office:value="0.00000954636157442614">
            <text:p>9.55E-6</text:p>
          </table:table-cell>
          <table:table-cell table:formula="of:=[.C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27.5">
            <text:p>7427.5</text:p>
          </table:table-cell>
          <table:table-cell table:formula="of:=OutputIntensity" office:value-type="float" office:value="0.00000963949253317355">
            <text:p>9.64E-6</text:p>
          </table:table-cell>
          <table:table-cell table:formula="of:=[.C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35">
            <text:p>7435</text:p>
          </table:table-cell>
          <table:table-cell table:formula="of:=OutputIntensity" office:value-type="float" office:value="0.00000880384662001565">
            <text:p>8.80E-6</text:p>
          </table:table-cell>
          <table:table-cell table:formula="of:=[.C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42.5">
            <text:p>7442.5</text:p>
          </table:table-cell>
          <table:table-cell table:formula="of:=OutputIntensity" office:value-type="float" office:value="0.00000935942577483326">
            <text:p>9.36E-6</text:p>
          </table:table-cell>
          <table:table-cell table:formula="of:=[.C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50">
            <text:p>7450</text:p>
          </table:table-cell>
          <table:table-cell table:formula="of:=OutputIntensity" office:value-type="float" office:value="0.00000848623168079149">
            <text:p>8.49E-6</text:p>
          </table:table-cell>
          <table:table-cell table:formula="of:=[.C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57.5">
            <text:p>7457.5</text:p>
          </table:table-cell>
          <table:table-cell table:formula="of:=OutputIntensity" office:value-type="float" office:value="0.00000910426576238476">
            <text:p>9.10E-6</text:p>
          </table:table-cell>
          <table:table-cell table:formula="of:=[.C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65">
            <text:p>7465</text:p>
          </table:table-cell>
          <table:table-cell table:formula="of:=OutputIntensity" office:value-type="float" office:value="0.0000111035291835646">
            <text:p>1.11E-5</text:p>
          </table:table-cell>
          <table:table-cell table:formula="of:=[.C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72.5">
            <text:p>7472.5</text:p>
          </table:table-cell>
          <table:table-cell table:formula="of:=OutputIntensity" office:value-type="float" office:value="0.0000105940228459501">
            <text:p>1.06E-5</text:p>
          </table:table-cell>
          <table:table-cell table:formula="of:=[.C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80">
            <text:p>7480</text:p>
          </table:table-cell>
          <table:table-cell table:formula="of:=OutputIntensity" office:value-type="float" office:value="0.00000801574738712172">
            <text:p>8.02E-6</text:p>
          </table:table-cell>
          <table:table-cell table:formula="of:=[.C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87.5">
            <text:p>7487.5</text:p>
          </table:table-cell>
          <table:table-cell table:formula="of:=OutputIntensity" office:value-type="float" office:value="0.0000122587031789977">
            <text:p>1.23E-5</text:p>
          </table:table-cell>
          <table:table-cell table:formula="of:=[.C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495">
            <text:p>7495</text:p>
          </table:table-cell>
          <table:table-cell table:formula="of:=OutputIntensity" office:value-type="float" office:value="0.00000909289032629406">
            <text:p>9.09E-6</text:p>
          </table:table-cell>
          <table:table-cell table:formula="of:=[.C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02.5">
            <text:p>7502.5</text:p>
          </table:table-cell>
          <table:table-cell table:formula="of:=OutputIntensity" office:value-type="float" office:value="0.0000130983086650671">
            <text:p>1.31E-5</text:p>
          </table:table-cell>
          <table:table-cell table:formula="of:=[.C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10">
            <text:p>7510</text:p>
          </table:table-cell>
          <table:table-cell table:formula="of:=OutputIntensity" office:value-type="float" office:value="0.0000109049577613397">
            <text:p>1.09E-5</text:p>
          </table:table-cell>
          <table:table-cell table:formula="of:=[.C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17.5">
            <text:p>7517.5</text:p>
          </table:table-cell>
          <table:table-cell table:formula="of:=OutputIntensity" office:value-type="float" office:value="0.0000105528369098103">
            <text:p>1.06E-5</text:p>
          </table:table-cell>
          <table:table-cell table:formula="of:=[.C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25">
            <text:p>7525</text:p>
          </table:table-cell>
          <table:table-cell table:formula="of:=OutputIntensity" office:value-type="float" office:value="0.0000105619451326447">
            <text:p>1.06E-5</text:p>
          </table:table-cell>
          <table:table-cell table:formula="of:=[.C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32.5">
            <text:p>7532.5</text:p>
          </table:table-cell>
          <table:table-cell table:formula="of:=OutputIntensity" office:value-type="float" office:value="0.00000915228117835166">
            <text:p>9.15E-6</text:p>
          </table:table-cell>
          <table:table-cell table:formula="of:=[.C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40">
            <text:p>7540</text:p>
          </table:table-cell>
          <table:table-cell table:formula="of:=OutputIntensity" office:value-type="float" office:value="0.00001118384352074">
            <text:p>1.12E-5</text:p>
          </table:table-cell>
          <table:table-cell table:formula="of:=[.C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47.5">
            <text:p>7547.5</text:p>
          </table:table-cell>
          <table:table-cell table:formula="of:=OutputIntensity" office:value-type="float" office:value="0.0000125766303579597">
            <text:p>1.26E-5</text:p>
          </table:table-cell>
          <table:table-cell table:formula="of:=[.C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55">
            <text:p>7555</text:p>
          </table:table-cell>
          <table:table-cell table:formula="of:=OutputIntensity" office:value-type="float" office:value="0.00000901063961162449">
            <text:p>9.01E-6</text:p>
          </table:table-cell>
          <table:table-cell table:formula="of:=[.C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62.5">
            <text:p>7562.5</text:p>
          </table:table-cell>
          <table:table-cell table:formula="of:=OutputIntensity" office:value-type="float" office:value="0.0000115258689260176">
            <text:p>1.15E-5</text:p>
          </table:table-cell>
          <table:table-cell table:formula="of:=[.C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70">
            <text:p>7570</text:p>
          </table:table-cell>
          <table:table-cell table:formula="of:=OutputIntensity" office:value-type="float" office:value="0.0000107723156673791">
            <text:p>1.08E-5</text:p>
          </table:table-cell>
          <table:table-cell table:formula="of:=[.C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77.5">
            <text:p>7577.5</text:p>
          </table:table-cell>
          <table:table-cell table:formula="of:=OutputIntensity" office:value-type="float" office:value="0.00000989997692327565">
            <text:p>9.90E-6</text:p>
          </table:table-cell>
          <table:table-cell table:formula="of:=[.C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85">
            <text:p>7585</text:p>
          </table:table-cell>
          <table:table-cell table:formula="of:=OutputIntensity" office:value-type="float" office:value="0.0000111788495020515">
            <text:p>1.12E-5</text:p>
          </table:table-cell>
          <table:table-cell table:formula="of:=[.C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592.5">
            <text:p>7592.5</text:p>
          </table:table-cell>
          <table:table-cell table:formula="of:=OutputIntensity" office:value-type="float" office:value="0.0000119989299323617">
            <text:p>1.20E-5</text:p>
          </table:table-cell>
          <table:table-cell table:formula="of:=[.C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00">
            <text:p>7600</text:p>
          </table:table-cell>
          <table:table-cell table:formula="of:=OutputIntensity" office:value-type="float" office:value="0.0000421202144627856">
            <text:p>4.21E-5</text:p>
          </table:table-cell>
          <table:table-cell table:formula="of:=[.C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07.5">
            <text:p>7607.5</text:p>
          </table:table-cell>
          <table:table-cell table:formula="of:=OutputIntensity" office:value-type="float" office:value="0.0000112526990615223">
            <text:p>1.13E-5</text:p>
          </table:table-cell>
          <table:table-cell table:formula="of:=[.C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15">
            <text:p>7615</text:p>
          </table:table-cell>
          <table:table-cell table:formula="of:=OutputIntensity" office:value-type="float" office:value="0.0000110863794161664">
            <text:p>1.11E-5</text:p>
          </table:table-cell>
          <table:table-cell table:formula="of:=[.C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22.5">
            <text:p>7622.5</text:p>
          </table:table-cell>
          <table:table-cell table:formula="of:=OutputIntensity" office:value-type="float" office:value="0.0000125112509335639">
            <text:p>1.25E-5</text:p>
          </table:table-cell>
          <table:table-cell table:formula="of:=[.C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30">
            <text:p>7630</text:p>
          </table:table-cell>
          <table:table-cell table:formula="of:=OutputIntensity" office:value-type="float" office:value="0.0000118173087397487">
            <text:p>1.18E-5</text:p>
          </table:table-cell>
          <table:table-cell table:formula="of:=[.C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37.5">
            <text:p>7637.5</text:p>
          </table:table-cell>
          <table:table-cell table:formula="of:=OutputIntensity" office:value-type="float" office:value="0.0000123245476799584">
            <text:p>1.23E-5</text:p>
          </table:table-cell>
          <table:table-cell table:formula="of:=[.C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45">
            <text:p>7645</text:p>
          </table:table-cell>
          <table:table-cell table:formula="of:=OutputIntensity" office:value-type="float" office:value="0.0000115929623187303">
            <text:p>1.16E-5</text:p>
          </table:table-cell>
          <table:table-cell table:formula="of:=[.C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52.5">
            <text:p>7652.5</text:p>
          </table:table-cell>
          <table:table-cell table:formula="of:=OutputIntensity" office:value-type="float" office:value="0.0000130025469400761">
            <text:p>1.30E-5</text:p>
          </table:table-cell>
          <table:table-cell table:formula="of:=[.C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60">
            <text:p>7660</text:p>
          </table:table-cell>
          <table:table-cell table:formula="of:=OutputIntensity" office:value-type="float" office:value="0.0000150832955477352">
            <text:p>1.51E-5</text:p>
          </table:table-cell>
          <table:table-cell table:formula="of:=[.C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67.5">
            <text:p>7667.5</text:p>
          </table:table-cell>
          <table:table-cell table:formula="of:=OutputIntensity" office:value-type="float" office:value="0.000013265201865507">
            <text:p>1.33E-5</text:p>
          </table:table-cell>
          <table:table-cell table:formula="of:=[.C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75">
            <text:p>7675</text:p>
          </table:table-cell>
          <table:table-cell table:formula="of:=OutputIntensity" office:value-type="float" office:value="0.0000133182593376612">
            <text:p>1.33E-5</text:p>
          </table:table-cell>
          <table:table-cell table:formula="of:=[.C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82.5">
            <text:p>7682.5</text:p>
          </table:table-cell>
          <table:table-cell table:formula="of:=OutputIntensity" office:value-type="float" office:value="0.0000125624611294259">
            <text:p>1.26E-5</text:p>
          </table:table-cell>
          <table:table-cell table:formula="of:=[.C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90">
            <text:p>7690</text:p>
          </table:table-cell>
          <table:table-cell table:formula="of:=OutputIntensity" office:value-type="float" office:value="0.0000146278001275528">
            <text:p>1.46E-5</text:p>
          </table:table-cell>
          <table:table-cell table:formula="of:=[.C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697.5">
            <text:p>7697.5</text:p>
          </table:table-cell>
          <table:table-cell table:formula="of:=OutputIntensity" office:value-type="float" office:value="0.00001185426894096">
            <text:p>1.19E-5</text:p>
          </table:table-cell>
          <table:table-cell table:formula="of:=[.C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05">
            <text:p>7705</text:p>
          </table:table-cell>
          <table:table-cell table:formula="of:=OutputIntensity" office:value-type="float" office:value="0.0000139418599014511">
            <text:p>1.39E-5</text:p>
          </table:table-cell>
          <table:table-cell table:formula="of:=[.C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12.5">
            <text:p>7712.5</text:p>
          </table:table-cell>
          <table:table-cell table:formula="of:=OutputIntensity" office:value-type="float" office:value="0.0000140805650645109">
            <text:p>1.41E-5</text:p>
          </table:table-cell>
          <table:table-cell table:formula="of:=[.C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20">
            <text:p>7720</text:p>
          </table:table-cell>
          <table:table-cell table:formula="of:=OutputIntensity" office:value-type="float" office:value="0.0000142403762101769">
            <text:p>1.42E-5</text:p>
          </table:table-cell>
          <table:table-cell table:formula="of:=[.C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27.5">
            <text:p>7727.5</text:p>
          </table:table-cell>
          <table:table-cell table:formula="of:=OutputIntensity" office:value-type="float" office:value="0.0000149912848439862">
            <text:p>1.50E-5</text:p>
          </table:table-cell>
          <table:table-cell table:formula="of:=[.C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35">
            <text:p>7735</text:p>
          </table:table-cell>
          <table:table-cell table:formula="of:=OutputIntensity" office:value-type="float" office:value="0.0000154632821979979">
            <text:p>1.55E-5</text:p>
          </table:table-cell>
          <table:table-cell table:formula="of:=[.C1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42.5">
            <text:p>7742.5</text:p>
          </table:table-cell>
          <table:table-cell table:formula="of:=OutputIntensity" office:value-type="float" office:value="0.0000155663592318902">
            <text:p>1.56E-5</text:p>
          </table:table-cell>
          <table:table-cell table:formula="of:=[.C1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50">
            <text:p>7750</text:p>
          </table:table-cell>
          <table:table-cell table:formula="of:=OutputIntensity" office:value-type="float" office:value="0.0000157505066341314">
            <text:p>1.58E-5</text:p>
          </table:table-cell>
          <table:table-cell table:formula="of:=[.C10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57.5">
            <text:p>7757.5</text:p>
          </table:table-cell>
          <table:table-cell table:formula="of:=OutputIntensity" office:value-type="float" office:value="0.0000158857148232257">
            <text:p>1.59E-5</text:p>
          </table:table-cell>
          <table:table-cell table:formula="of:=[.C10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65">
            <text:p>7765</text:p>
          </table:table-cell>
          <table:table-cell table:formula="of:=OutputIntensity" office:value-type="float" office:value="0.000013401973949032">
            <text:p>1.34E-5</text:p>
          </table:table-cell>
          <table:table-cell table:formula="of:=[.C10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72.5">
            <text:p>7772.5</text:p>
          </table:table-cell>
          <table:table-cell table:formula="of:=OutputIntensity" office:value-type="float" office:value="0.0000152292738941556">
            <text:p>1.52E-5</text:p>
          </table:table-cell>
          <table:table-cell table:formula="of:=[.C10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80">
            <text:p>7780</text:p>
          </table:table-cell>
          <table:table-cell table:formula="of:=OutputIntensity" office:value-type="float" office:value="0.0000148576042754135">
            <text:p>1.49E-5</text:p>
          </table:table-cell>
          <table:table-cell table:formula="of:=[.C10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87.5">
            <text:p>7787.5</text:p>
          </table:table-cell>
          <table:table-cell table:formula="of:=OutputIntensity" office:value-type="float" office:value="0.0000145869544453713">
            <text:p>1.46E-5</text:p>
          </table:table-cell>
          <table:table-cell table:formula="of:=[.C10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795">
            <text:p>7795</text:p>
          </table:table-cell>
          <table:table-cell table:formula="of:=OutputIntensity" office:value-type="float" office:value="0.0000174473134939523">
            <text:p>1.74E-5</text:p>
          </table:table-cell>
          <table:table-cell table:formula="of:=[.C10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02.5">
            <text:p>7802.5</text:p>
          </table:table-cell>
          <table:table-cell table:formula="of:=OutputIntensity" office:value-type="float" office:value="0.0000179886702501176">
            <text:p>1.80E-5</text:p>
          </table:table-cell>
          <table:table-cell table:formula="of:=[.C10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10">
            <text:p>7810</text:p>
          </table:table-cell>
          <table:table-cell table:formula="of:=OutputIntensity" office:value-type="float" office:value="0.0000151710132836182">
            <text:p>1.52E-5</text:p>
          </table:table-cell>
          <table:table-cell table:formula="of:=[.C1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17.5">
            <text:p>7817.5</text:p>
          </table:table-cell>
          <table:table-cell table:formula="of:=OutputIntensity" office:value-type="float" office:value="0.0000189243309068164">
            <text:p>1.89E-5</text:p>
          </table:table-cell>
          <table:table-cell table:formula="of:=[.C1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25">
            <text:p>7825</text:p>
          </table:table-cell>
          <table:table-cell table:formula="of:=OutputIntensity" office:value-type="float" office:value="0.0000153986111765781">
            <text:p>1.54E-5</text:p>
          </table:table-cell>
          <table:table-cell table:formula="of:=[.C1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32.5">
            <text:p>7832.5</text:p>
          </table:table-cell>
          <table:table-cell table:formula="of:=OutputIntensity" office:value-type="float" office:value="0.0000180938418962349">
            <text:p>1.81E-5</text:p>
          </table:table-cell>
          <table:table-cell table:formula="of:=[.C1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40">
            <text:p>7840</text:p>
          </table:table-cell>
          <table:table-cell table:formula="of:=OutputIntensity" office:value-type="float" office:value="0.0000162200106176147">
            <text:p>1.62E-5</text:p>
          </table:table-cell>
          <table:table-cell table:formula="of:=[.C1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47.5">
            <text:p>7847.5</text:p>
          </table:table-cell>
          <table:table-cell table:formula="of:=OutputIntensity" office:value-type="float" office:value="0.0000156371046431417">
            <text:p>1.56E-5</text:p>
          </table:table-cell>
          <table:table-cell table:formula="of:=[.C1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55">
            <text:p>7855</text:p>
          </table:table-cell>
          <table:table-cell table:formula="of:=OutputIntensity" office:value-type="float" office:value="0.0000144251110280041">
            <text:p>1.44E-5</text:p>
          </table:table-cell>
          <table:table-cell table:formula="of:=[.C1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62.5">
            <text:p>7862.5</text:p>
          </table:table-cell>
          <table:table-cell table:formula="of:=OutputIntensity" office:value-type="float" office:value="0.0000188740165823899">
            <text:p>1.89E-5</text:p>
          </table:table-cell>
          <table:table-cell table:formula="of:=[.C1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70">
            <text:p>7870</text:p>
          </table:table-cell>
          <table:table-cell table:formula="of:=OutputIntensity" office:value-type="float" office:value="0.0000186138078737896">
            <text:p>1.86E-5</text:p>
          </table:table-cell>
          <table:table-cell table:formula="of:=[.C1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77.5">
            <text:p>7877.5</text:p>
          </table:table-cell>
          <table:table-cell table:formula="of:=OutputIntensity" office:value-type="float" office:value="0.0000173944712293663">
            <text:p>1.74E-5</text:p>
          </table:table-cell>
          <table:table-cell table:formula="of:=[.C1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85">
            <text:p>7885</text:p>
          </table:table-cell>
          <table:table-cell table:formula="of:=OutputIntensity" office:value-type="float" office:value="0.0000175559927383911">
            <text:p>1.76E-5</text:p>
          </table:table-cell>
          <table:table-cell table:formula="of:=[.C1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892.5">
            <text:p>7892.5</text:p>
          </table:table-cell>
          <table:table-cell table:formula="of:=OutputIntensity" office:value-type="float" office:value="0.000017708358254745">
            <text:p>1.77E-5</text:p>
          </table:table-cell>
          <table:table-cell table:formula="of:=[.C1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00">
            <text:p>7900</text:p>
          </table:table-cell>
          <table:table-cell table:formula="of:=OutputIntensity" office:value-type="float" office:value="0.0000300415533994853">
            <text:p>3.00E-5</text:p>
          </table:table-cell>
          <table:table-cell table:formula="of:=[.C1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07.5">
            <text:p>7907.5</text:p>
          </table:table-cell>
          <table:table-cell table:formula="of:=OutputIntensity" office:value-type="float" office:value="0.0000173155635634772">
            <text:p>1.73E-5</text:p>
          </table:table-cell>
          <table:table-cell table:formula="of:=[.C1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15">
            <text:p>7915</text:p>
          </table:table-cell>
          <table:table-cell table:formula="of:=OutputIntensity" office:value-type="float" office:value="0.0000182103739100889">
            <text:p>1.82E-5</text:p>
          </table:table-cell>
          <table:table-cell table:formula="of:=[.C1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22.5">
            <text:p>7922.5</text:p>
          </table:table-cell>
          <table:table-cell table:formula="of:=OutputIntensity" office:value-type="float" office:value="0.0000185959693779505">
            <text:p>1.86E-5</text:p>
          </table:table-cell>
          <table:table-cell table:formula="of:=[.C1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30">
            <text:p>7930</text:p>
          </table:table-cell>
          <table:table-cell table:formula="of:=OutputIntensity" office:value-type="float" office:value="0.0000169423346837756">
            <text:p>1.69E-5</text:p>
          </table:table-cell>
          <table:table-cell table:formula="of:=[.C1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37.5">
            <text:p>7937.5</text:p>
          </table:table-cell>
          <table:table-cell table:formula="of:=OutputIntensity" office:value-type="float" office:value="0.0000193594543252452">
            <text:p>1.94E-5</text:p>
          </table:table-cell>
          <table:table-cell table:formula="of:=[.C1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45">
            <text:p>7945</text:p>
          </table:table-cell>
          <table:table-cell table:formula="of:=OutputIntensity" office:value-type="float" office:value="0.0000177973125839533">
            <text:p>1.78E-5</text:p>
          </table:table-cell>
          <table:table-cell table:formula="of:=[.C1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52.5">
            <text:p>7952.5</text:p>
          </table:table-cell>
          <table:table-cell table:formula="of:=OutputIntensity" office:value-type="float" office:value="0.0000202058935284133">
            <text:p>2.02E-5</text:p>
          </table:table-cell>
          <table:table-cell table:formula="of:=[.C1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60">
            <text:p>7960</text:p>
          </table:table-cell>
          <table:table-cell table:formula="of:=OutputIntensity" office:value-type="float" office:value="0.0000180751810171252">
            <text:p>1.81E-5</text:p>
          </table:table-cell>
          <table:table-cell table:formula="of:=[.C1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67.5">
            <text:p>7967.5</text:p>
          </table:table-cell>
          <table:table-cell table:formula="of:=OutputIntensity" office:value-type="float" office:value="0.000017605158701702">
            <text:p>1.76E-5</text:p>
          </table:table-cell>
          <table:table-cell table:formula="of:=[.C1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75">
            <text:p>7975</text:p>
          </table:table-cell>
          <table:table-cell table:formula="of:=OutputIntensity" office:value-type="float" office:value="0.0000198358100300552">
            <text:p>1.98E-5</text:p>
          </table:table-cell>
          <table:table-cell table:formula="of:=[.C1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82.5">
            <text:p>7982.5</text:p>
          </table:table-cell>
          <table:table-cell table:formula="of:=OutputIntensity" office:value-type="float" office:value="0.0000217071182496391">
            <text:p>2.17E-5</text:p>
          </table:table-cell>
          <table:table-cell table:formula="of:=[.C1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90">
            <text:p>7990</text:p>
          </table:table-cell>
          <table:table-cell table:formula="of:=OutputIntensity" office:value-type="float" office:value="0.0000192690664107524">
            <text:p>1.93E-5</text:p>
          </table:table-cell>
          <table:table-cell table:formula="of:=[.C1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7997.5">
            <text:p>7997.5</text:p>
          </table:table-cell>
          <table:table-cell table:formula="of:=OutputIntensity" office:value-type="float" office:value="0.0000207716373698962">
            <text:p>2.08E-5</text:p>
          </table:table-cell>
          <table:table-cell table:formula="of:=[.C1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05">
            <text:p>8005</text:p>
          </table:table-cell>
          <table:table-cell table:formula="of:=OutputIntensity" office:value-type="float" office:value="0.0000194448137931888">
            <text:p>1.94E-5</text:p>
          </table:table-cell>
          <table:table-cell table:formula="of:=[.C1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12.5">
            <text:p>8012.5</text:p>
          </table:table-cell>
          <table:table-cell table:formula="of:=OutputIntensity" office:value-type="float" office:value="0.0000204185781598359">
            <text:p>2.04E-5</text:p>
          </table:table-cell>
          <table:table-cell table:formula="of:=[.C1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20">
            <text:p>8020</text:p>
          </table:table-cell>
          <table:table-cell table:formula="of:=OutputIntensity" office:value-type="float" office:value="0.0000215229127656548">
            <text:p>2.15E-5</text:p>
          </table:table-cell>
          <table:table-cell table:formula="of:=[.C1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27.5">
            <text:p>8027.5</text:p>
          </table:table-cell>
          <table:table-cell table:formula="of:=OutputIntensity" office:value-type="float" office:value="0.0000191077997266526">
            <text:p>1.91E-5</text:p>
          </table:table-cell>
          <table:table-cell table:formula="of:=[.C1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35">
            <text:p>8035</text:p>
          </table:table-cell>
          <table:table-cell table:formula="of:=OutputIntensity" office:value-type="float" office:value="0.000020043220982658">
            <text:p>2.00E-5</text:p>
          </table:table-cell>
          <table:table-cell table:formula="of:=[.C1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42.5">
            <text:p>8042.5</text:p>
          </table:table-cell>
          <table:table-cell table:formula="of:=OutputIntensity" office:value-type="float" office:value="0.0000186291583010038">
            <text:p>1.86E-5</text:p>
          </table:table-cell>
          <table:table-cell table:formula="of:=[.C1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50">
            <text:p>8050</text:p>
          </table:table-cell>
          <table:table-cell table:formula="of:=OutputIntensity" office:value-type="float" office:value="0.0000212955932802622">
            <text:p>2.13E-5</text:p>
          </table:table-cell>
          <table:table-cell table:formula="of:=[.C1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57.5">
            <text:p>8057.5</text:p>
          </table:table-cell>
          <table:table-cell table:formula="of:=OutputIntensity" office:value-type="float" office:value="0.0000230525073540293">
            <text:p>2.31E-5</text:p>
          </table:table-cell>
          <table:table-cell table:formula="of:=[.C1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65">
            <text:p>8065</text:p>
          </table:table-cell>
          <table:table-cell table:formula="of:=OutputIntensity" office:value-type="float" office:value="0.0000209698817947596">
            <text:p>2.10E-5</text:p>
          </table:table-cell>
          <table:table-cell table:formula="of:=[.C1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72.5">
            <text:p>8072.5</text:p>
          </table:table-cell>
          <table:table-cell table:formula="of:=OutputIntensity" office:value-type="float" office:value="0.0000204176977176489">
            <text:p>2.04E-5</text:p>
          </table:table-cell>
          <table:table-cell table:formula="of:=[.C1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80">
            <text:p>8080</text:p>
          </table:table-cell>
          <table:table-cell table:formula="of:=OutputIntensity" office:value-type="float" office:value="0.0000215059360845646">
            <text:p>2.15E-5</text:p>
          </table:table-cell>
          <table:table-cell table:formula="of:=[.C1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87.5">
            <text:p>8087.5</text:p>
          </table:table-cell>
          <table:table-cell table:formula="of:=OutputIntensity" office:value-type="float" office:value="0.0000224545777080229">
            <text:p>2.25E-5</text:p>
          </table:table-cell>
          <table:table-cell table:formula="of:=[.C1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095">
            <text:p>8095</text:p>
          </table:table-cell>
          <table:table-cell table:formula="of:=OutputIntensity" office:value-type="float" office:value="0.0000220836032552115">
            <text:p>2.21E-5</text:p>
          </table:table-cell>
          <table:table-cell table:formula="of:=[.C1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02.5">
            <text:p>8102.5</text:p>
          </table:table-cell>
          <table:table-cell table:formula="of:=OutputIntensity" office:value-type="float" office:value="0.0000235029932520566">
            <text:p>2.35E-5</text:p>
          </table:table-cell>
          <table:table-cell table:formula="of:=[.C1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10">
            <text:p>8110</text:p>
          </table:table-cell>
          <table:table-cell table:formula="of:=OutputIntensity" office:value-type="float" office:value="0.0000239427280873339">
            <text:p>2.39E-5</text:p>
          </table:table-cell>
          <table:table-cell table:formula="of:=[.C1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17.5">
            <text:p>8117.5</text:p>
          </table:table-cell>
          <table:table-cell table:formula="of:=OutputIntensity" office:value-type="float" office:value="0.0000223727880168221">
            <text:p>2.24E-5</text:p>
          </table:table-cell>
          <table:table-cell table:formula="of:=[.C1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25">
            <text:p>8125</text:p>
          </table:table-cell>
          <table:table-cell table:formula="of:=OutputIntensity" office:value-type="float" office:value="0.0000232731531674971">
            <text:p>2.33E-5</text:p>
          </table:table-cell>
          <table:table-cell table:formula="of:=[.C1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32.5">
            <text:p>8132.5</text:p>
          </table:table-cell>
          <table:table-cell table:formula="of:=OutputIntensity" office:value-type="float" office:value="0.0000232638035417677">
            <text:p>2.33E-5</text:p>
          </table:table-cell>
          <table:table-cell table:formula="of:=[.C1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40">
            <text:p>8140</text:p>
          </table:table-cell>
          <table:table-cell table:formula="of:=OutputIntensity" office:value-type="float" office:value="0.0000245247190217497">
            <text:p>2.45E-5</text:p>
          </table:table-cell>
          <table:table-cell table:formula="of:=[.C1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47.5">
            <text:p>8147.5</text:p>
          </table:table-cell>
          <table:table-cell table:formula="of:=OutputIntensity" office:value-type="float" office:value="0.0000249858793735778">
            <text:p>2.50E-5</text:p>
          </table:table-cell>
          <table:table-cell table:formula="of:=[.C1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55">
            <text:p>8155</text:p>
          </table:table-cell>
          <table:table-cell table:formula="of:=OutputIntensity" office:value-type="float" office:value="0.0000238072642517558">
            <text:p>2.38E-5</text:p>
          </table:table-cell>
          <table:table-cell table:formula="of:=[.C1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62.5">
            <text:p>8162.5</text:p>
          </table:table-cell>
          <table:table-cell table:formula="of:=OutputIntensity" office:value-type="float" office:value="0.0000268688532035407">
            <text:p>2.69E-5</text:p>
          </table:table-cell>
          <table:table-cell table:formula="of:=[.C1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70">
            <text:p>8170</text:p>
          </table:table-cell>
          <table:table-cell table:formula="of:=OutputIntensity" office:value-type="float" office:value="0.0000261506256733628">
            <text:p>2.62E-5</text:p>
          </table:table-cell>
          <table:table-cell table:formula="of:=[.C1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77.5">
            <text:p>8177.5</text:p>
          </table:table-cell>
          <table:table-cell table:formula="of:=OutputIntensity" office:value-type="float" office:value="0.0000250825610072784">
            <text:p>2.51E-5</text:p>
          </table:table-cell>
          <table:table-cell table:formula="of:=[.C1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85">
            <text:p>8185</text:p>
          </table:table-cell>
          <table:table-cell table:formula="of:=OutputIntensity" office:value-type="float" office:value="0.0000243346384574544">
            <text:p>2.43E-5</text:p>
          </table:table-cell>
          <table:table-cell table:formula="of:=[.C1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192.5">
            <text:p>8192.5</text:p>
          </table:table-cell>
          <table:table-cell table:formula="of:=OutputIntensity" office:value-type="float" office:value="0.0000254468371866843">
            <text:p>2.54E-5</text:p>
          </table:table-cell>
          <table:table-cell table:formula="of:=[.C1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00">
            <text:p>8200</text:p>
          </table:table-cell>
          <table:table-cell table:formula="of:=OutputIntensity" office:value-type="float" office:value="0.0000565791362729332">
            <text:p>5.66E-5</text:p>
          </table:table-cell>
          <table:table-cell table:formula="of:=[.C1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07.5">
            <text:p>8207.5</text:p>
          </table:table-cell>
          <table:table-cell table:formula="of:=OutputIntensity" office:value-type="float" office:value="0.000025341514713911">
            <text:p>2.53E-5</text:p>
          </table:table-cell>
          <table:table-cell table:formula="of:=[.C1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15">
            <text:p>8215</text:p>
          </table:table-cell>
          <table:table-cell table:formula="of:=OutputIntensity" office:value-type="float" office:value="0.0000257439514316728">
            <text:p>2.57E-5</text:p>
          </table:table-cell>
          <table:table-cell table:formula="of:=[.C1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22.5">
            <text:p>8222.5</text:p>
          </table:table-cell>
          <table:table-cell table:formula="of:=OutputIntensity" office:value-type="float" office:value="0.0000264064252772448">
            <text:p>2.64E-5</text:p>
          </table:table-cell>
          <table:table-cell table:formula="of:=[.C1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30">
            <text:p>8230</text:p>
          </table:table-cell>
          <table:table-cell table:formula="of:=OutputIntensity" office:value-type="float" office:value="0.0000239189150352736">
            <text:p>2.39E-5</text:p>
          </table:table-cell>
          <table:table-cell table:formula="of:=[.C1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37.5">
            <text:p>8237.5</text:p>
          </table:table-cell>
          <table:table-cell table:formula="of:=OutputIntensity" office:value-type="float" office:value="0.0000263113994286995">
            <text:p>2.63E-5</text:p>
          </table:table-cell>
          <table:table-cell table:formula="of:=[.C1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45">
            <text:p>8245</text:p>
          </table:table-cell>
          <table:table-cell table:formula="of:=OutputIntensity" office:value-type="float" office:value="0.00002461385712345">
            <text:p>2.46E-5</text:p>
          </table:table-cell>
          <table:table-cell table:formula="of:=[.C1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52.5">
            <text:p>8252.5</text:p>
          </table:table-cell>
          <table:table-cell table:formula="of:=OutputIntensity" office:value-type="float" office:value="0.0000256162667331542">
            <text:p>2.56E-5</text:p>
          </table:table-cell>
          <table:table-cell table:formula="of:=[.C1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60">
            <text:p>8260</text:p>
          </table:table-cell>
          <table:table-cell table:formula="of:=OutputIntensity" office:value-type="float" office:value="0.0000290886068238755">
            <text:p>2.91E-5</text:p>
          </table:table-cell>
          <table:table-cell table:formula="of:=[.C1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67.5">
            <text:p>8267.5</text:p>
          </table:table-cell>
          <table:table-cell table:formula="of:=OutputIntensity" office:value-type="float" office:value="0.0000266208559188606">
            <text:p>2.66E-5</text:p>
          </table:table-cell>
          <table:table-cell table:formula="of:=[.C1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75">
            <text:p>8275</text:p>
          </table:table-cell>
          <table:table-cell table:formula="of:=OutputIntensity" office:value-type="float" office:value="0.0000253429925033055">
            <text:p>2.53E-5</text:p>
          </table:table-cell>
          <table:table-cell table:formula="of:=[.C1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82.5">
            <text:p>8282.5</text:p>
          </table:table-cell>
          <table:table-cell table:formula="of:=OutputIntensity" office:value-type="float" office:value="0.0000269049950291346">
            <text:p>2.69E-5</text:p>
          </table:table-cell>
          <table:table-cell table:formula="of:=[.C1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90">
            <text:p>8290</text:p>
          </table:table-cell>
          <table:table-cell table:formula="of:=OutputIntensity" office:value-type="float" office:value="0.0000263168419197928">
            <text:p>2.63E-5</text:p>
          </table:table-cell>
          <table:table-cell table:formula="of:=[.C1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297.5">
            <text:p>8297.5</text:p>
          </table:table-cell>
          <table:table-cell table:formula="of:=OutputIntensity" office:value-type="float" office:value="0.0000275985115750489">
            <text:p>2.76E-5</text:p>
          </table:table-cell>
          <table:table-cell table:formula="of:=[.C1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05">
            <text:p>8305</text:p>
          </table:table-cell>
          <table:table-cell table:formula="of:=OutputIntensity" office:value-type="float" office:value="0.0000286899823758086">
            <text:p>2.87E-5</text:p>
          </table:table-cell>
          <table:table-cell table:formula="of:=[.C1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12.5">
            <text:p>8312.5</text:p>
          </table:table-cell>
          <table:table-cell table:formula="of:=OutputIntensity" office:value-type="float" office:value="0.0000266712326889354">
            <text:p>2.67E-5</text:p>
          </table:table-cell>
          <table:table-cell table:formula="of:=[.C1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20">
            <text:p>8320</text:p>
          </table:table-cell>
          <table:table-cell table:formula="of:=OutputIntensity" office:value-type="float" office:value="0.0000294922408720784">
            <text:p>2.95E-5</text:p>
          </table:table-cell>
          <table:table-cell table:formula="of:=[.C1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27.5">
            <text:p>8327.5</text:p>
          </table:table-cell>
          <table:table-cell table:formula="of:=OutputIntensity" office:value-type="float" office:value="0.0000253229852785051">
            <text:p>2.53E-5</text:p>
          </table:table-cell>
          <table:table-cell table:formula="of:=[.C1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35">
            <text:p>8335</text:p>
          </table:table-cell>
          <table:table-cell table:formula="of:=OutputIntensity" office:value-type="float" office:value="0.0000276934442619373">
            <text:p>2.77E-5</text:p>
          </table:table-cell>
          <table:table-cell table:formula="of:=[.C1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42.5">
            <text:p>8342.5</text:p>
          </table:table-cell>
          <table:table-cell table:formula="of:=OutputIntensity" office:value-type="float" office:value="0.0000255335961813896">
            <text:p>2.55E-5</text:p>
          </table:table-cell>
          <table:table-cell table:formula="of:=[.C1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50">
            <text:p>8350</text:p>
          </table:table-cell>
          <table:table-cell table:formula="of:=OutputIntensity" office:value-type="float" office:value="0.0000277534194060076">
            <text:p>2.78E-5</text:p>
          </table:table-cell>
          <table:table-cell table:formula="of:=[.C1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57.5">
            <text:p>8357.5</text:p>
          </table:table-cell>
          <table:table-cell table:formula="of:=OutputIntensity" office:value-type="float" office:value="0.0000262528923199053">
            <text:p>2.63E-5</text:p>
          </table:table-cell>
          <table:table-cell table:formula="of:=[.C1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65">
            <text:p>8365</text:p>
          </table:table-cell>
          <table:table-cell table:formula="of:=OutputIntensity" office:value-type="float" office:value="0.0000278119933269996">
            <text:p>2.78E-5</text:p>
          </table:table-cell>
          <table:table-cell table:formula="of:=[.C1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72.5">
            <text:p>8372.5</text:p>
          </table:table-cell>
          <table:table-cell table:formula="of:=OutputIntensity" office:value-type="float" office:value="0.0000284507008558403">
            <text:p>2.85E-5</text:p>
          </table:table-cell>
          <table:table-cell table:formula="of:=[.C1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80">
            <text:p>8380</text:p>
          </table:table-cell>
          <table:table-cell table:formula="of:=OutputIntensity" office:value-type="float" office:value="0.000029198993364434">
            <text:p>2.92E-5</text:p>
          </table:table-cell>
          <table:table-cell table:formula="of:=[.C1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87.5">
            <text:p>8387.5</text:p>
          </table:table-cell>
          <table:table-cell table:formula="of:=OutputIntensity" office:value-type="float" office:value="0.0000294268493450609">
            <text:p>2.94E-5</text:p>
          </table:table-cell>
          <table:table-cell table:formula="of:=[.C1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395">
            <text:p>8395</text:p>
          </table:table-cell>
          <table:table-cell table:formula="of:=OutputIntensity" office:value-type="float" office:value="0.0000300242473290818">
            <text:p>3.00E-5</text:p>
          </table:table-cell>
          <table:table-cell table:formula="of:=[.C1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02.5">
            <text:p>8402.5</text:p>
          </table:table-cell>
          <table:table-cell table:formula="of:=OutputIntensity" office:value-type="float" office:value="0.0000278611658917349">
            <text:p>2.79E-5</text:p>
          </table:table-cell>
          <table:table-cell table:formula="of:=[.C1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10">
            <text:p>8410</text:p>
          </table:table-cell>
          <table:table-cell table:formula="of:=OutputIntensity" office:value-type="float" office:value="0.0000297775836569195">
            <text:p>2.98E-5</text:p>
          </table:table-cell>
          <table:table-cell table:formula="of:=[.C1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17.5">
            <text:p>8417.5</text:p>
          </table:table-cell>
          <table:table-cell table:formula="of:=OutputIntensity" office:value-type="float" office:value="0.0000301934793019664">
            <text:p>3.02E-5</text:p>
          </table:table-cell>
          <table:table-cell table:formula="of:=[.C1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25">
            <text:p>8425</text:p>
          </table:table-cell>
          <table:table-cell table:formula="of:=OutputIntensity" office:value-type="float" office:value="0.0000303088315623924">
            <text:p>3.03E-5</text:p>
          </table:table-cell>
          <table:table-cell table:formula="of:=[.C1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32.5">
            <text:p>8432.5</text:p>
          </table:table-cell>
          <table:table-cell table:formula="of:=OutputIntensity" office:value-type="float" office:value="0.0000322036192366374">
            <text:p>3.22E-5</text:p>
          </table:table-cell>
          <table:table-cell table:formula="of:=[.C1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40">
            <text:p>8440</text:p>
          </table:table-cell>
          <table:table-cell table:formula="of:=OutputIntensity" office:value-type="float" office:value="0.0000312378211907835">
            <text:p>3.12E-5</text:p>
          </table:table-cell>
          <table:table-cell table:formula="of:=[.C1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47.5">
            <text:p>8447.5</text:p>
          </table:table-cell>
          <table:table-cell table:formula="of:=OutputIntensity" office:value-type="float" office:value="0.0000324914163632523">
            <text:p>3.25E-5</text:p>
          </table:table-cell>
          <table:table-cell table:formula="of:=[.C1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55">
            <text:p>8455</text:p>
          </table:table-cell>
          <table:table-cell table:formula="of:=OutputIntensity" office:value-type="float" office:value="0.0000312243837694819">
            <text:p>3.12E-5</text:p>
          </table:table-cell>
          <table:table-cell table:formula="of:=[.C1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62.5">
            <text:p>8462.5</text:p>
          </table:table-cell>
          <table:table-cell table:formula="of:=OutputIntensity" office:value-type="float" office:value="0.0000311767025065793">
            <text:p>3.12E-5</text:p>
          </table:table-cell>
          <table:table-cell table:formula="of:=[.C1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70">
            <text:p>8470</text:p>
          </table:table-cell>
          <table:table-cell table:formula="of:=OutputIntensity" office:value-type="float" office:value="0.0000323083517579476">
            <text:p>3.23E-5</text:p>
          </table:table-cell>
          <table:table-cell table:formula="of:=[.C1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77.5">
            <text:p>8477.5</text:p>
          </table:table-cell>
          <table:table-cell table:formula="of:=OutputIntensity" office:value-type="float" office:value="0.0000309393107978878">
            <text:p>3.09E-5</text:p>
          </table:table-cell>
          <table:table-cell table:formula="of:=[.C1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85">
            <text:p>8485</text:p>
          </table:table-cell>
          <table:table-cell table:formula="of:=OutputIntensity" office:value-type="float" office:value="0.0000339095589961702">
            <text:p>3.39E-5</text:p>
          </table:table-cell>
          <table:table-cell table:formula="of:=[.C2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492.5">
            <text:p>8492.5</text:p>
          </table:table-cell>
          <table:table-cell table:formula="of:=OutputIntensity" office:value-type="float" office:value="0.0000330190758225786">
            <text:p>3.30E-5</text:p>
          </table:table-cell>
          <table:table-cell table:formula="of:=[.C2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00">
            <text:p>8500</text:p>
          </table:table-cell>
          <table:table-cell table:formula="of:=OutputIntensity" office:value-type="float" office:value="0.0000420278408514208">
            <text:p>4.20E-5</text:p>
          </table:table-cell>
          <table:table-cell table:formula="of:=[.C20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07.5">
            <text:p>8507.5</text:p>
          </table:table-cell>
          <table:table-cell table:formula="of:=OutputIntensity" office:value-type="float" office:value="0.0000324958337660079">
            <text:p>3.25E-5</text:p>
          </table:table-cell>
          <table:table-cell table:formula="of:=[.C20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15">
            <text:p>8515</text:p>
          </table:table-cell>
          <table:table-cell table:formula="of:=OutputIntensity" office:value-type="float" office:value="0.0000320030343630989">
            <text:p>3.20E-5</text:p>
          </table:table-cell>
          <table:table-cell table:formula="of:=[.C20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22.5">
            <text:p>8522.5</text:p>
          </table:table-cell>
          <table:table-cell table:formula="of:=OutputIntensity" office:value-type="float" office:value="0.0000307094225573086">
            <text:p>3.07E-5</text:p>
          </table:table-cell>
          <table:table-cell table:formula="of:=[.C20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30">
            <text:p>8530</text:p>
          </table:table-cell>
          <table:table-cell table:formula="of:=OutputIntensity" office:value-type="float" office:value="0.0000336549783854793">
            <text:p>3.37E-5</text:p>
          </table:table-cell>
          <table:table-cell table:formula="of:=[.C20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37.5">
            <text:p>8537.5</text:p>
          </table:table-cell>
          <table:table-cell table:formula="of:=OutputIntensity" office:value-type="float" office:value="0.0000309996820110135">
            <text:p>3.10E-5</text:p>
          </table:table-cell>
          <table:table-cell table:formula="of:=[.C20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45">
            <text:p>8545</text:p>
          </table:table-cell>
          <table:table-cell table:formula="of:=OutputIntensity" office:value-type="float" office:value="0.0000340635137281654">
            <text:p>3.41E-5</text:p>
          </table:table-cell>
          <table:table-cell table:formula="of:=[.C20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52.5">
            <text:p>8552.5</text:p>
          </table:table-cell>
          <table:table-cell table:formula="of:=OutputIntensity" office:value-type="float" office:value="0.0000351464539662922">
            <text:p>3.51E-5</text:p>
          </table:table-cell>
          <table:table-cell table:formula="of:=[.C20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60">
            <text:p>8560</text:p>
          </table:table-cell>
          <table:table-cell table:formula="of:=OutputIntensity" office:value-type="float" office:value="0.0000343884832940612">
            <text:p>3.44E-5</text:p>
          </table:table-cell>
          <table:table-cell table:formula="of:=[.C2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67.5">
            <text:p>8567.5</text:p>
          </table:table-cell>
          <table:table-cell table:formula="of:=OutputIntensity" office:value-type="float" office:value="0.0000340895824236126">
            <text:p>3.41E-5</text:p>
          </table:table-cell>
          <table:table-cell table:formula="of:=[.C2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75">
            <text:p>8575</text:p>
          </table:table-cell>
          <table:table-cell table:formula="of:=OutputIntensity" office:value-type="float" office:value="0.0000330897322146773">
            <text:p>3.31E-5</text:p>
          </table:table-cell>
          <table:table-cell table:formula="of:=[.C2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82.5">
            <text:p>8582.5</text:p>
          </table:table-cell>
          <table:table-cell table:formula="of:=OutputIntensity" office:value-type="float" office:value="0.000033828913678646">
            <text:p>3.38E-5</text:p>
          </table:table-cell>
          <table:table-cell table:formula="of:=[.C2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90">
            <text:p>8590</text:p>
          </table:table-cell>
          <table:table-cell table:formula="of:=OutputIntensity" office:value-type="float" office:value="0.0000340471079825914">
            <text:p>3.40E-5</text:p>
          </table:table-cell>
          <table:table-cell table:formula="of:=[.C2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597.5">
            <text:p>8597.5</text:p>
          </table:table-cell>
          <table:table-cell table:formula="of:=OutputIntensity" office:value-type="float" office:value="0.000035844296453239">
            <text:p>3.58E-5</text:p>
          </table:table-cell>
          <table:table-cell table:formula="of:=[.C2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05">
            <text:p>8605</text:p>
          </table:table-cell>
          <table:table-cell table:formula="of:=OutputIntensity" office:value-type="float" office:value="0.0000336804605808876">
            <text:p>3.37E-5</text:p>
          </table:table-cell>
          <table:table-cell table:formula="of:=[.C2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12.5">
            <text:p>8612.5</text:p>
          </table:table-cell>
          <table:table-cell table:formula="of:=OutputIntensity" office:value-type="float" office:value="0.0000361355820232778">
            <text:p>3.61E-5</text:p>
          </table:table-cell>
          <table:table-cell table:formula="of:=[.C2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20">
            <text:p>8620</text:p>
          </table:table-cell>
          <table:table-cell table:formula="of:=OutputIntensity" office:value-type="float" office:value="0.0000365496426094055">
            <text:p>3.65E-5</text:p>
          </table:table-cell>
          <table:table-cell table:formula="of:=[.C2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27.5">
            <text:p>8627.5</text:p>
          </table:table-cell>
          <table:table-cell table:formula="of:=OutputIntensity" office:value-type="float" office:value="0.0000335226243432815">
            <text:p>3.35E-5</text:p>
          </table:table-cell>
          <table:table-cell table:formula="of:=[.C2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35">
            <text:p>8635</text:p>
          </table:table-cell>
          <table:table-cell table:formula="of:=OutputIntensity" office:value-type="float" office:value="0.0000349145094076352">
            <text:p>3.49E-5</text:p>
          </table:table-cell>
          <table:table-cell table:formula="of:=[.C2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42.5">
            <text:p>8642.5</text:p>
          </table:table-cell>
          <table:table-cell table:formula="of:=OutputIntensity" office:value-type="float" office:value="0.00003506528016756">
            <text:p>3.51E-5</text:p>
          </table:table-cell>
          <table:table-cell table:formula="of:=[.C2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50">
            <text:p>8650</text:p>
          </table:table-cell>
          <table:table-cell table:formula="of:=OutputIntensity" office:value-type="float" office:value="0.0000347149191741017">
            <text:p>3.47E-5</text:p>
          </table:table-cell>
          <table:table-cell table:formula="of:=[.C2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57.5">
            <text:p>8657.5</text:p>
          </table:table-cell>
          <table:table-cell table:formula="of:=OutputIntensity" office:value-type="float" office:value="0.0000333534091677858">
            <text:p>3.34E-5</text:p>
          </table:table-cell>
          <table:table-cell table:formula="of:=[.C2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65">
            <text:p>8665</text:p>
          </table:table-cell>
          <table:table-cell table:formula="of:=OutputIntensity" office:value-type="float" office:value="0.0000356007330820861">
            <text:p>3.56E-5</text:p>
          </table:table-cell>
          <table:table-cell table:formula="of:=[.C2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72.5">
            <text:p>8672.5</text:p>
          </table:table-cell>
          <table:table-cell table:formula="of:=OutputIntensity" office:value-type="float" office:value="0.0000364968740468297">
            <text:p>3.65E-5</text:p>
          </table:table-cell>
          <table:table-cell table:formula="of:=[.C2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80">
            <text:p>8680</text:p>
          </table:table-cell>
          <table:table-cell table:formula="of:=OutputIntensity" office:value-type="float" office:value="0.000035341815391541">
            <text:p>3.53E-5</text:p>
          </table:table-cell>
          <table:table-cell table:formula="of:=[.C2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87.5">
            <text:p>8687.5</text:p>
          </table:table-cell>
          <table:table-cell table:formula="of:=OutputIntensity" office:value-type="float" office:value="0.000035195540648721">
            <text:p>3.52E-5</text:p>
          </table:table-cell>
          <table:table-cell table:formula="of:=[.C2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695">
            <text:p>8695</text:p>
          </table:table-cell>
          <table:table-cell table:formula="of:=OutputIntensity" office:value-type="float" office:value="0.0000352680335570623">
            <text:p>3.53E-5</text:p>
          </table:table-cell>
          <table:table-cell table:formula="of:=[.C2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02.5">
            <text:p>8702.5</text:p>
          </table:table-cell>
          <table:table-cell table:formula="of:=OutputIntensity" office:value-type="float" office:value="0.0000373692780645989">
            <text:p>3.74E-5</text:p>
          </table:table-cell>
          <table:table-cell table:formula="of:=[.C2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10">
            <text:p>8710</text:p>
          </table:table-cell>
          <table:table-cell table:formula="of:=OutputIntensity" office:value-type="float" office:value="0.0000362592583317886">
            <text:p>3.63E-5</text:p>
          </table:table-cell>
          <table:table-cell table:formula="of:=[.C2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17.5">
            <text:p>8717.5</text:p>
          </table:table-cell>
          <table:table-cell table:formula="of:=OutputIntensity" office:value-type="float" office:value="0.0000377679587345294">
            <text:p>3.78E-5</text:p>
          </table:table-cell>
          <table:table-cell table:formula="of:=[.C2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25">
            <text:p>8725</text:p>
          </table:table-cell>
          <table:table-cell table:formula="of:=OutputIntensity" office:value-type="float" office:value="0.0000349453638671061">
            <text:p>3.49E-5</text:p>
          </table:table-cell>
          <table:table-cell table:formula="of:=[.C2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32.5">
            <text:p>8732.5</text:p>
          </table:table-cell>
          <table:table-cell table:formula="of:=OutputIntensity" office:value-type="float" office:value="0.0000380814585450695">
            <text:p>3.81E-5</text:p>
          </table:table-cell>
          <table:table-cell table:formula="of:=[.C2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40">
            <text:p>8740</text:p>
          </table:table-cell>
          <table:table-cell table:formula="of:=OutputIntensity" office:value-type="float" office:value="0.0000368562278080449">
            <text:p>3.69E-5</text:p>
          </table:table-cell>
          <table:table-cell table:formula="of:=[.C2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47.5">
            <text:p>8747.5</text:p>
          </table:table-cell>
          <table:table-cell table:formula="of:=OutputIntensity" office:value-type="float" office:value="0.0000351296569224703">
            <text:p>3.51E-5</text:p>
          </table:table-cell>
          <table:table-cell table:formula="of:=[.C2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55">
            <text:p>8755</text:p>
          </table:table-cell>
          <table:table-cell table:formula="of:=OutputIntensity" office:value-type="float" office:value="0.0000363817313842631">
            <text:p>3.64E-5</text:p>
          </table:table-cell>
          <table:table-cell table:formula="of:=[.C2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62.5">
            <text:p>8762.5</text:p>
          </table:table-cell>
          <table:table-cell table:formula="of:=OutputIntensity" office:value-type="float" office:value="0.0000367224369214158">
            <text:p>3.67E-5</text:p>
          </table:table-cell>
          <table:table-cell table:formula="of:=[.C2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70">
            <text:p>8770</text:p>
          </table:table-cell>
          <table:table-cell table:formula="of:=OutputIntensity" office:value-type="float" office:value="0.0000361217594965179">
            <text:p>3.61E-5</text:p>
          </table:table-cell>
          <table:table-cell table:formula="of:=[.C2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77.5">
            <text:p>8777.5</text:p>
          </table:table-cell>
          <table:table-cell table:formula="of:=OutputIntensity" office:value-type="float" office:value="0.000038209685309206">
            <text:p>3.82E-5</text:p>
          </table:table-cell>
          <table:table-cell table:formula="of:=[.C2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85">
            <text:p>8785</text:p>
          </table:table-cell>
          <table:table-cell table:formula="of:=OutputIntensity" office:value-type="float" office:value="0.0000358562007985389">
            <text:p>3.59E-5</text:p>
          </table:table-cell>
          <table:table-cell table:formula="of:=[.C2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792.5">
            <text:p>8792.5</text:p>
          </table:table-cell>
          <table:table-cell table:formula="of:=OutputIntensity" office:value-type="float" office:value="0.0000374612926452993">
            <text:p>3.75E-5</text:p>
          </table:table-cell>
          <table:table-cell table:formula="of:=[.C2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00">
            <text:p>8800</text:p>
          </table:table-cell>
          <table:table-cell table:formula="of:=OutputIntensity" office:value-type="float" office:value="0.0000685149477742205">
            <text:p>6.85E-5</text:p>
          </table:table-cell>
          <table:table-cell table:formula="of:=[.C2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07.5">
            <text:p>8807.5</text:p>
          </table:table-cell>
          <table:table-cell table:formula="of:=OutputIntensity" office:value-type="float" office:value="0.0000376571533561379">
            <text:p>3.77E-5</text:p>
          </table:table-cell>
          <table:table-cell table:formula="of:=[.C2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15">
            <text:p>8815</text:p>
          </table:table-cell>
          <table:table-cell table:formula="of:=OutputIntensity" office:value-type="float" office:value="0.0000381878968100645">
            <text:p>3.82E-5</text:p>
          </table:table-cell>
          <table:table-cell table:formula="of:=[.C2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22.5">
            <text:p>8822.5</text:p>
          </table:table-cell>
          <table:table-cell table:formula="of:=OutputIntensity" office:value-type="float" office:value="0.0000375871658051907">
            <text:p>3.76E-5</text:p>
          </table:table-cell>
          <table:table-cell table:formula="of:=[.C2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30">
            <text:p>8830</text:p>
          </table:table-cell>
          <table:table-cell table:formula="of:=OutputIntensity" office:value-type="float" office:value="0.0000395949482628079">
            <text:p>3.96E-5</text:p>
          </table:table-cell>
          <table:table-cell table:formula="of:=[.C2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37.5">
            <text:p>8837.5</text:p>
          </table:table-cell>
          <table:table-cell table:formula="of:=OutputIntensity" office:value-type="float" office:value="0.0000368212323581542">
            <text:p>3.68E-5</text:p>
          </table:table-cell>
          <table:table-cell table:formula="of:=[.C2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45">
            <text:p>8845</text:p>
          </table:table-cell>
          <table:table-cell table:formula="of:=OutputIntensity" office:value-type="float" office:value="0.0000386560065221849">
            <text:p>3.87E-5</text:p>
          </table:table-cell>
          <table:table-cell table:formula="of:=[.C2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52.5">
            <text:p>8852.5</text:p>
          </table:table-cell>
          <table:table-cell table:formula="of:=OutputIntensity" office:value-type="float" office:value="0.0000386492594432634">
            <text:p>3.86E-5</text:p>
          </table:table-cell>
          <table:table-cell table:formula="of:=[.C2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60">
            <text:p>8860</text:p>
          </table:table-cell>
          <table:table-cell table:formula="of:=OutputIntensity" office:value-type="float" office:value="0.0000411909800687767">
            <text:p>4.12E-5</text:p>
          </table:table-cell>
          <table:table-cell table:formula="of:=[.C2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67.5">
            <text:p>8867.5</text:p>
          </table:table-cell>
          <table:table-cell table:formula="of:=OutputIntensity" office:value-type="float" office:value="0.0000389911576066715">
            <text:p>3.90E-5</text:p>
          </table:table-cell>
          <table:table-cell table:formula="of:=[.C2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75">
            <text:p>8875</text:p>
          </table:table-cell>
          <table:table-cell table:formula="of:=OutputIntensity" office:value-type="float" office:value="0.0000397797815269136">
            <text:p>3.98E-5</text:p>
          </table:table-cell>
          <table:table-cell table:formula="of:=[.C2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82.5">
            <text:p>8882.5</text:p>
          </table:table-cell>
          <table:table-cell table:formula="of:=OutputIntensity" office:value-type="float" office:value="0.0000418168415628683">
            <text:p>4.18E-5</text:p>
          </table:table-cell>
          <table:table-cell table:formula="of:=[.C2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90">
            <text:p>8890</text:p>
          </table:table-cell>
          <table:table-cell table:formula="of:=OutputIntensity" office:value-type="float" office:value="0.0000391323277126034">
            <text:p>3.91E-5</text:p>
          </table:table-cell>
          <table:table-cell table:formula="of:=[.C2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897.5">
            <text:p>8897.5</text:p>
          </table:table-cell>
          <table:table-cell table:formula="of:=OutputIntensity" office:value-type="float" office:value="0.0000371962302401136">
            <text:p>3.72E-5</text:p>
          </table:table-cell>
          <table:table-cell table:formula="of:=[.C2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05">
            <text:p>8905</text:p>
          </table:table-cell>
          <table:table-cell table:formula="of:=OutputIntensity" office:value-type="float" office:value="0.000038498539676467">
            <text:p>3.85E-5</text:p>
          </table:table-cell>
          <table:table-cell table:formula="of:=[.C2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12.5">
            <text:p>8912.5</text:p>
          </table:table-cell>
          <table:table-cell table:formula="of:=OutputIntensity" office:value-type="float" office:value="0.0000407592468208731">
            <text:p>4.08E-5</text:p>
          </table:table-cell>
          <table:table-cell table:formula="of:=[.C2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20">
            <text:p>8920</text:p>
          </table:table-cell>
          <table:table-cell table:formula="of:=OutputIntensity" office:value-type="float" office:value="0.000041138342741673">
            <text:p>4.11E-5</text:p>
          </table:table-cell>
          <table:table-cell table:formula="of:=[.C2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27.5">
            <text:p>8927.5</text:p>
          </table:table-cell>
          <table:table-cell table:formula="of:=OutputIntensity" office:value-type="float" office:value="0.0000401058187772511">
            <text:p>4.01E-5</text:p>
          </table:table-cell>
          <table:table-cell table:formula="of:=[.C2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35">
            <text:p>8935</text:p>
          </table:table-cell>
          <table:table-cell table:formula="of:=OutputIntensity" office:value-type="float" office:value="0.0000399116665368694">
            <text:p>3.99E-5</text:p>
          </table:table-cell>
          <table:table-cell table:formula="of:=[.C2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42.5">
            <text:p>8942.5</text:p>
          </table:table-cell>
          <table:table-cell table:formula="of:=OutputIntensity" office:value-type="float" office:value="0.0000383458779014238">
            <text:p>3.83E-5</text:p>
          </table:table-cell>
          <table:table-cell table:formula="of:=[.C2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50">
            <text:p>8950</text:p>
          </table:table-cell>
          <table:table-cell table:formula="of:=OutputIntensity" office:value-type="float" office:value="0.0000404984450241224">
            <text:p>4.05E-5</text:p>
          </table:table-cell>
          <table:table-cell table:formula="of:=[.C2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57.5">
            <text:p>8957.5</text:p>
          </table:table-cell>
          <table:table-cell table:formula="of:=OutputIntensity" office:value-type="float" office:value="0.0000401893603310869">
            <text:p>4.02E-5</text:p>
          </table:table-cell>
          <table:table-cell table:formula="of:=[.C2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65">
            <text:p>8965</text:p>
          </table:table-cell>
          <table:table-cell table:formula="of:=OutputIntensity" office:value-type="float" office:value="0.0000402786165218765">
            <text:p>4.03E-5</text:p>
          </table:table-cell>
          <table:table-cell table:formula="of:=[.C2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72.5">
            <text:p>8972.5</text:p>
          </table:table-cell>
          <table:table-cell table:formula="of:=OutputIntensity" office:value-type="float" office:value="0.0000419562065699353">
            <text:p>4.20E-5</text:p>
          </table:table-cell>
          <table:table-cell table:formula="of:=[.C2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80">
            <text:p>8980</text:p>
          </table:table-cell>
          <table:table-cell table:formula="of:=OutputIntensity" office:value-type="float" office:value="0.0000413521237229627">
            <text:p>4.14E-5</text:p>
          </table:table-cell>
          <table:table-cell table:formula="of:=[.C2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87.5">
            <text:p>8987.5</text:p>
          </table:table-cell>
          <table:table-cell table:formula="of:=OutputIntensity" office:value-type="float" office:value="0.0000415763615032073">
            <text:p>4.16E-5</text:p>
          </table:table-cell>
          <table:table-cell table:formula="of:=[.C2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8995">
            <text:p>8995</text:p>
          </table:table-cell>
          <table:table-cell table:formula="of:=OutputIntensity" office:value-type="float" office:value="0.0000400189137076861">
            <text:p>4.00E-5</text:p>
          </table:table-cell>
          <table:table-cell table:formula="of:=[.C2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02.5">
            <text:p>9002.5</text:p>
          </table:table-cell>
          <table:table-cell table:formula="of:=OutputIntensity" office:value-type="float" office:value="0.0000414897744083266">
            <text:p>4.15E-5</text:p>
          </table:table-cell>
          <table:table-cell table:formula="of:=[.C2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10">
            <text:p>9010</text:p>
          </table:table-cell>
          <table:table-cell table:formula="of:=OutputIntensity" office:value-type="float" office:value="0.0000407789379520351">
            <text:p>4.08E-5</text:p>
          </table:table-cell>
          <table:table-cell table:formula="of:=[.C2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17.5">
            <text:p>9017.5</text:p>
          </table:table-cell>
          <table:table-cell table:formula="of:=OutputIntensity" office:value-type="float" office:value="0.0000429563989606894">
            <text:p>4.30E-5</text:p>
          </table:table-cell>
          <table:table-cell table:formula="of:=[.C2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25">
            <text:p>9025</text:p>
          </table:table-cell>
          <table:table-cell table:formula="of:=OutputIntensity" office:value-type="float" office:value="0.0000390721523310587">
            <text:p>3.91E-5</text:p>
          </table:table-cell>
          <table:table-cell table:formula="of:=[.C2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32.5">
            <text:p>9032.5</text:p>
          </table:table-cell>
          <table:table-cell table:formula="of:=OutputIntensity" office:value-type="float" office:value="0.0000401861932346478">
            <text:p>4.02E-5</text:p>
          </table:table-cell>
          <table:table-cell table:formula="of:=[.C2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40">
            <text:p>9040</text:p>
          </table:table-cell>
          <table:table-cell table:formula="of:=OutputIntensity" office:value-type="float" office:value="0.0000384385171174705">
            <text:p>3.84E-5</text:p>
          </table:table-cell>
          <table:table-cell table:formula="of:=[.C2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47.5">
            <text:p>9047.5</text:p>
          </table:table-cell>
          <table:table-cell table:formula="of:=OutputIntensity" office:value-type="float" office:value="0.0000411891196997486">
            <text:p>4.12E-5</text:p>
          </table:table-cell>
          <table:table-cell table:formula="of:=[.C2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55">
            <text:p>9055</text:p>
          </table:table-cell>
          <table:table-cell table:formula="of:=OutputIntensity" office:value-type="float" office:value="0.0000431679969755401">
            <text:p>4.32E-5</text:p>
          </table:table-cell>
          <table:table-cell table:formula="of:=[.C2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62.5">
            <text:p>9062.5</text:p>
          </table:table-cell>
          <table:table-cell table:formula="of:=OutputIntensity" office:value-type="float" office:value="0.0000388251452122954">
            <text:p>3.88E-5</text:p>
          </table:table-cell>
          <table:table-cell table:formula="of:=[.C2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70">
            <text:p>9070</text:p>
          </table:table-cell>
          <table:table-cell table:formula="of:=OutputIntensity" office:value-type="float" office:value="0.0000402505609503432">
            <text:p>4.03E-5</text:p>
          </table:table-cell>
          <table:table-cell table:formula="of:=[.C2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77.5">
            <text:p>9077.5</text:p>
          </table:table-cell>
          <table:table-cell table:formula="of:=OutputIntensity" office:value-type="float" office:value="0.0000423942410023064">
            <text:p>4.24E-5</text:p>
          </table:table-cell>
          <table:table-cell table:formula="of:=[.C2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85">
            <text:p>9085</text:p>
          </table:table-cell>
          <table:table-cell table:formula="of:=OutputIntensity" office:value-type="float" office:value="0.0000394361824524481">
            <text:p>3.94E-5</text:p>
          </table:table-cell>
          <table:table-cell table:formula="of:=[.C2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092.5">
            <text:p>9092.5</text:p>
          </table:table-cell>
          <table:table-cell table:formula="of:=OutputIntensity" office:value-type="float" office:value="0.0000394663826559494">
            <text:p>3.95E-5</text:p>
          </table:table-cell>
          <table:table-cell table:formula="of:=[.C2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00">
            <text:p>9100</text:p>
          </table:table-cell>
          <table:table-cell table:formula="of:=OutputIntensity" office:value-type="float" office:value="0.0000500148392381195">
            <text:p>5.00E-5</text:p>
          </table:table-cell>
          <table:table-cell table:formula="of:=[.C2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07.5">
            <text:p>9107.5</text:p>
          </table:table-cell>
          <table:table-cell table:formula="of:=OutputIntensity" office:value-type="float" office:value="0.0000407315500935382">
            <text:p>4.07E-5</text:p>
          </table:table-cell>
          <table:table-cell table:formula="of:=[.C2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15">
            <text:p>9115</text:p>
          </table:table-cell>
          <table:table-cell table:formula="of:=OutputIntensity" office:value-type="float" office:value="0.0000422965133851321">
            <text:p>4.23E-5</text:p>
          </table:table-cell>
          <table:table-cell table:formula="of:=[.C2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22.5">
            <text:p>9122.5</text:p>
          </table:table-cell>
          <table:table-cell table:formula="of:=OutputIntensity" office:value-type="float" office:value="0.0000415997275431855">
            <text:p>4.16E-5</text:p>
          </table:table-cell>
          <table:table-cell table:formula="of:=[.C2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30">
            <text:p>9130</text:p>
          </table:table-cell>
          <table:table-cell table:formula="of:=OutputIntensity" office:value-type="float" office:value="0.0000422511912642866">
            <text:p>4.23E-5</text:p>
          </table:table-cell>
          <table:table-cell table:formula="of:=[.C2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37.5">
            <text:p>9137.5</text:p>
          </table:table-cell>
          <table:table-cell table:formula="of:=OutputIntensity" office:value-type="float" office:value="0.0000419809035102088">
            <text:p>4.20E-5</text:p>
          </table:table-cell>
          <table:table-cell table:formula="of:=[.C2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45">
            <text:p>9145</text:p>
          </table:table-cell>
          <table:table-cell table:formula="of:=OutputIntensity" office:value-type="float" office:value="0.0000445188635067307">
            <text:p>4.45E-5</text:p>
          </table:table-cell>
          <table:table-cell table:formula="of:=[.C2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52.5">
            <text:p>9152.5</text:p>
          </table:table-cell>
          <table:table-cell table:formula="of:=OutputIntensity" office:value-type="float" office:value="0.0000422950707423922">
            <text:p>4.23E-5</text:p>
          </table:table-cell>
          <table:table-cell table:formula="of:=[.C2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60">
            <text:p>9160</text:p>
          </table:table-cell>
          <table:table-cell table:formula="of:=OutputIntensity" office:value-type="float" office:value="0.0000399995249671904">
            <text:p>4.00E-5</text:p>
          </table:table-cell>
          <table:table-cell table:formula="of:=[.C2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67.5">
            <text:p>9167.5</text:p>
          </table:table-cell>
          <table:table-cell table:formula="of:=OutputIntensity" office:value-type="float" office:value="0.0000424422261912147">
            <text:p>4.24E-5</text:p>
          </table:table-cell>
          <table:table-cell table:formula="of:=[.C2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75">
            <text:p>9175</text:p>
          </table:table-cell>
          <table:table-cell table:formula="of:=OutputIntensity" office:value-type="float" office:value="0.0000419031746832226">
            <text:p>4.19E-5</text:p>
          </table:table-cell>
          <table:table-cell table:formula="of:=[.C2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82.5">
            <text:p>9182.5</text:p>
          </table:table-cell>
          <table:table-cell table:formula="of:=OutputIntensity" office:value-type="float" office:value="0.0000428123709691568">
            <text:p>4.28E-5</text:p>
          </table:table-cell>
          <table:table-cell table:formula="of:=[.C2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90">
            <text:p>9190</text:p>
          </table:table-cell>
          <table:table-cell table:formula="of:=OutputIntensity" office:value-type="float" office:value="0.0000412798158306048">
            <text:p>4.13E-5</text:p>
          </table:table-cell>
          <table:table-cell table:formula="of:=[.C2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197.5">
            <text:p>9197.5</text:p>
          </table:table-cell>
          <table:table-cell table:formula="of:=OutputIntensity" office:value-type="float" office:value="0.0000410555103032026">
            <text:p>4.11E-5</text:p>
          </table:table-cell>
          <table:table-cell table:formula="of:=[.C2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05">
            <text:p>9205</text:p>
          </table:table-cell>
          <table:table-cell table:formula="of:=OutputIntensity" office:value-type="float" office:value="0.0000416294556749816">
            <text:p>4.16E-5</text:p>
          </table:table-cell>
          <table:table-cell table:formula="of:=[.C2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12.5">
            <text:p>9212.5</text:p>
          </table:table-cell>
          <table:table-cell table:formula="of:=OutputIntensity" office:value-type="float" office:value="0.0000429816534846617">
            <text:p>4.30E-5</text:p>
          </table:table-cell>
          <table:table-cell table:formula="of:=[.C2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20">
            <text:p>9220</text:p>
          </table:table-cell>
          <table:table-cell table:formula="of:=OutputIntensity" office:value-type="float" office:value="0.0000417521055198912">
            <text:p>4.18E-5</text:p>
          </table:table-cell>
          <table:table-cell table:formula="of:=[.C2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27.5">
            <text:p>9227.5</text:p>
          </table:table-cell>
          <table:table-cell table:formula="of:=OutputIntensity" office:value-type="float" office:value="0.0000434608138154332">
            <text:p>4.35E-5</text:p>
          </table:table-cell>
          <table:table-cell table:formula="of:=[.C2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35">
            <text:p>9235</text:p>
          </table:table-cell>
          <table:table-cell table:formula="of:=OutputIntensity" office:value-type="float" office:value="0.0000423477806513009">
            <text:p>4.23E-5</text:p>
          </table:table-cell>
          <table:table-cell table:formula="of:=[.C3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42.5">
            <text:p>9242.5</text:p>
          </table:table-cell>
          <table:table-cell table:formula="of:=OutputIntensity" office:value-type="float" office:value="0.0000423430085508432">
            <text:p>4.23E-5</text:p>
          </table:table-cell>
          <table:table-cell table:formula="of:=[.C3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50">
            <text:p>9250</text:p>
          </table:table-cell>
          <table:table-cell table:formula="of:=OutputIntensity" office:value-type="float" office:value="0.0000416465002787795">
            <text:p>4.16E-5</text:p>
          </table:table-cell>
          <table:table-cell table:formula="of:=[.C30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57.5">
            <text:p>9257.5</text:p>
          </table:table-cell>
          <table:table-cell table:formula="of:=OutputIntensity" office:value-type="float" office:value="0.0000396882588391873">
            <text:p>3.97E-5</text:p>
          </table:table-cell>
          <table:table-cell table:formula="of:=[.C30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65">
            <text:p>9265</text:p>
          </table:table-cell>
          <table:table-cell table:formula="of:=OutputIntensity" office:value-type="float" office:value="0.0000395282874734423">
            <text:p>3.95E-5</text:p>
          </table:table-cell>
          <table:table-cell table:formula="of:=[.C30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72.5">
            <text:p>9272.5</text:p>
          </table:table-cell>
          <table:table-cell table:formula="of:=OutputIntensity" office:value-type="float" office:value="0.000045066589658112">
            <text:p>4.51E-5</text:p>
          </table:table-cell>
          <table:table-cell table:formula="of:=[.C30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80">
            <text:p>9280</text:p>
          </table:table-cell>
          <table:table-cell table:formula="of:=OutputIntensity" office:value-type="float" office:value="0.0000418731691028046">
            <text:p>4.19E-5</text:p>
          </table:table-cell>
          <table:table-cell table:formula="of:=[.C30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87.5">
            <text:p>9287.5</text:p>
          </table:table-cell>
          <table:table-cell table:formula="of:=OutputIntensity" office:value-type="float" office:value="0.0000418880297479739">
            <text:p>4.19E-5</text:p>
          </table:table-cell>
          <table:table-cell table:formula="of:=[.C30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295">
            <text:p>9295</text:p>
          </table:table-cell>
          <table:table-cell table:formula="of:=OutputIntensity" office:value-type="float" office:value="0.0000420311757626808">
            <text:p>4.20E-5</text:p>
          </table:table-cell>
          <table:table-cell table:formula="of:=[.C30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02.5">
            <text:p>9302.5</text:p>
          </table:table-cell>
          <table:table-cell table:formula="of:=OutputIntensity" office:value-type="float" office:value="0.0000426026115423143">
            <text:p>4.26E-5</text:p>
          </table:table-cell>
          <table:table-cell table:formula="of:=[.C30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10">
            <text:p>9310</text:p>
          </table:table-cell>
          <table:table-cell table:formula="of:=OutputIntensity" office:value-type="float" office:value="0.0000420523417062704">
            <text:p>4.21E-5</text:p>
          </table:table-cell>
          <table:table-cell table:formula="of:=[.C3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17.5">
            <text:p>9317.5</text:p>
          </table:table-cell>
          <table:table-cell table:formula="of:=OutputIntensity" office:value-type="float" office:value="0.0000425503710955924">
            <text:p>4.26E-5</text:p>
          </table:table-cell>
          <table:table-cell table:formula="of:=[.C3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25">
            <text:p>9325</text:p>
          </table:table-cell>
          <table:table-cell table:formula="of:=OutputIntensity" office:value-type="float" office:value="0.0000415767047705728">
            <text:p>4.16E-5</text:p>
          </table:table-cell>
          <table:table-cell table:formula="of:=[.C3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32.5">
            <text:p>9332.5</text:p>
          </table:table-cell>
          <table:table-cell table:formula="of:=OutputIntensity" office:value-type="float" office:value="0.0000438813480083176">
            <text:p>4.39E-5</text:p>
          </table:table-cell>
          <table:table-cell table:formula="of:=[.C3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40">
            <text:p>9340</text:p>
          </table:table-cell>
          <table:table-cell table:formula="of:=OutputIntensity" office:value-type="float" office:value="0.0000412843063002746">
            <text:p>4.13E-5</text:p>
          </table:table-cell>
          <table:table-cell table:formula="of:=[.C3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47.5">
            <text:p>9347.5</text:p>
          </table:table-cell>
          <table:table-cell table:formula="of:=OutputIntensity" office:value-type="float" office:value="0.0000413255853497268">
            <text:p>4.13E-5</text:p>
          </table:table-cell>
          <table:table-cell table:formula="of:=[.C3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55">
            <text:p>9355</text:p>
          </table:table-cell>
          <table:table-cell table:formula="of:=OutputIntensity" office:value-type="float" office:value="0.0000430651910692521">
            <text:p>4.31E-5</text:p>
          </table:table-cell>
          <table:table-cell table:formula="of:=[.C3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62.5">
            <text:p>9362.5</text:p>
          </table:table-cell>
          <table:table-cell table:formula="of:=OutputIntensity" office:value-type="float" office:value="0.0000432031295781499">
            <text:p>4.32E-5</text:p>
          </table:table-cell>
          <table:table-cell table:formula="of:=[.C3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70">
            <text:p>9370</text:p>
          </table:table-cell>
          <table:table-cell table:formula="of:=OutputIntensity" office:value-type="float" office:value="0.0000411394071998362">
            <text:p>4.11E-5</text:p>
          </table:table-cell>
          <table:table-cell table:formula="of:=[.C3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77.5">
            <text:p>9377.5</text:p>
          </table:table-cell>
          <table:table-cell table:formula="of:=OutputIntensity" office:value-type="float" office:value="0.0000434240304592089">
            <text:p>4.34E-5</text:p>
          </table:table-cell>
          <table:table-cell table:formula="of:=[.C3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85">
            <text:p>9385</text:p>
          </table:table-cell>
          <table:table-cell table:formula="of:=OutputIntensity" office:value-type="float" office:value="0.000043167006079983">
            <text:p>4.32E-5</text:p>
          </table:table-cell>
          <table:table-cell table:formula="of:=[.C3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392.5">
            <text:p>9392.5</text:p>
          </table:table-cell>
          <table:table-cell table:formula="of:=OutputIntensity" office:value-type="float" office:value="0.0000431383409819977">
            <text:p>4.31E-5</text:p>
          </table:table-cell>
          <table:table-cell table:formula="of:=[.C3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00">
            <text:p>9400</text:p>
          </table:table-cell>
          <table:table-cell table:formula="of:=OutputIntensity" office:value-type="float" office:value="0.0000724880422784974">
            <text:p>7.25E-5</text:p>
          </table:table-cell>
          <table:table-cell table:formula="of:=[.C3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07.5">
            <text:p>9407.5</text:p>
          </table:table-cell>
          <table:table-cell table:formula="of:=OutputIntensity" office:value-type="float" office:value="0.0000424961172733855">
            <text:p>4.25E-5</text:p>
          </table:table-cell>
          <table:table-cell table:formula="of:=[.C3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15">
            <text:p>9415</text:p>
          </table:table-cell>
          <table:table-cell table:formula="of:=OutputIntensity" office:value-type="float" office:value="0.0000409825734584544">
            <text:p>4.10E-5</text:p>
          </table:table-cell>
          <table:table-cell table:formula="of:=[.C3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22.5">
            <text:p>9422.5</text:p>
          </table:table-cell>
          <table:table-cell table:formula="of:=OutputIntensity" office:value-type="float" office:value="0.0000436674185105912">
            <text:p>4.37E-5</text:p>
          </table:table-cell>
          <table:table-cell table:formula="of:=[.C3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30">
            <text:p>9430</text:p>
          </table:table-cell>
          <table:table-cell table:formula="of:=OutputIntensity" office:value-type="float" office:value="0.0000420006602889616">
            <text:p>4.20E-5</text:p>
          </table:table-cell>
          <table:table-cell table:formula="of:=[.C3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37.5">
            <text:p>9437.5</text:p>
          </table:table-cell>
          <table:table-cell table:formula="of:=OutputIntensity" office:value-type="float" office:value="0.0000443823068321718">
            <text:p>4.44E-5</text:p>
          </table:table-cell>
          <table:table-cell table:formula="of:=[.C3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45">
            <text:p>9445</text:p>
          </table:table-cell>
          <table:table-cell table:formula="of:=OutputIntensity" office:value-type="float" office:value="0.0000417223663554104">
            <text:p>4.17E-5</text:p>
          </table:table-cell>
          <table:table-cell table:formula="of:=[.C3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52.5">
            <text:p>9452.5</text:p>
          </table:table-cell>
          <table:table-cell table:formula="of:=OutputIntensity" office:value-type="float" office:value="0.0000403508472475707">
            <text:p>4.04E-5</text:p>
          </table:table-cell>
          <table:table-cell table:formula="of:=[.C3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60">
            <text:p>9460</text:p>
          </table:table-cell>
          <table:table-cell table:formula="of:=OutputIntensity" office:value-type="float" office:value="0.0000416277580683558">
            <text:p>4.16E-5</text:p>
          </table:table-cell>
          <table:table-cell table:formula="of:=[.C3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67.5">
            <text:p>9467.5</text:p>
          </table:table-cell>
          <table:table-cell table:formula="of:=OutputIntensity" office:value-type="float" office:value="0.0000434831075453657">
            <text:p>4.35E-5</text:p>
          </table:table-cell>
          <table:table-cell table:formula="of:=[.C3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75">
            <text:p>9475</text:p>
          </table:table-cell>
          <table:table-cell table:formula="of:=OutputIntensity" office:value-type="float" office:value="0.0000432169045711693">
            <text:p>4.32E-5</text:p>
          </table:table-cell>
          <table:table-cell table:formula="of:=[.C3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82.5">
            <text:p>9482.5</text:p>
          </table:table-cell>
          <table:table-cell table:formula="of:=OutputIntensity" office:value-type="float" office:value="0.000042949158200361">
            <text:p>4.29E-5</text:p>
          </table:table-cell>
          <table:table-cell table:formula="of:=[.C3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90">
            <text:p>9490</text:p>
          </table:table-cell>
          <table:table-cell table:formula="of:=OutputIntensity" office:value-type="float" office:value="0.000042259877646604">
            <text:p>4.23E-5</text:p>
          </table:table-cell>
          <table:table-cell table:formula="of:=[.C3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497.5">
            <text:p>9497.5</text:p>
          </table:table-cell>
          <table:table-cell table:formula="of:=OutputIntensity" office:value-type="float" office:value="0.0000417090722796608">
            <text:p>4.17E-5</text:p>
          </table:table-cell>
          <table:table-cell table:formula="of:=[.C3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05">
            <text:p>9505</text:p>
          </table:table-cell>
          <table:table-cell table:formula="of:=OutputIntensity" office:value-type="float" office:value="0.0000430967516224121">
            <text:p>4.31E-5</text:p>
          </table:table-cell>
          <table:table-cell table:formula="of:=[.C3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12.5">
            <text:p>9512.5</text:p>
          </table:table-cell>
          <table:table-cell table:formula="of:=OutputIntensity" office:value-type="float" office:value="0.0000412729253478649">
            <text:p>4.13E-5</text:p>
          </table:table-cell>
          <table:table-cell table:formula="of:=[.C3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20">
            <text:p>9520</text:p>
          </table:table-cell>
          <table:table-cell table:formula="of:=OutputIntensity" office:value-type="float" office:value="0.0000424276032761514">
            <text:p>4.24E-5</text:p>
          </table:table-cell>
          <table:table-cell table:formula="of:=[.C3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27.5">
            <text:p>9527.5</text:p>
          </table:table-cell>
          <table:table-cell table:formula="of:=OutputIntensity" office:value-type="float" office:value="0.0000429007953715195">
            <text:p>4.29E-5</text:p>
          </table:table-cell>
          <table:table-cell table:formula="of:=[.C3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35">
            <text:p>9535</text:p>
          </table:table-cell>
          <table:table-cell table:formula="of:=OutputIntensity" office:value-type="float" office:value="0.0000401525117393156">
            <text:p>4.02E-5</text:p>
          </table:table-cell>
          <table:table-cell table:formula="of:=[.C3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42.5">
            <text:p>9542.5</text:p>
          </table:table-cell>
          <table:table-cell table:formula="of:=OutputIntensity" office:value-type="float" office:value="0.0000414327626229609">
            <text:p>4.14E-5</text:p>
          </table:table-cell>
          <table:table-cell table:formula="of:=[.C3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50">
            <text:p>9550</text:p>
          </table:table-cell>
          <table:table-cell table:formula="of:=OutputIntensity" office:value-type="float" office:value="0.0000407115584009224">
            <text:p>4.07E-5</text:p>
          </table:table-cell>
          <table:table-cell table:formula="of:=[.C3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57.5">
            <text:p>9557.5</text:p>
          </table:table-cell>
          <table:table-cell table:formula="of:=OutputIntensity" office:value-type="float" office:value="0.0000416089095836798">
            <text:p>4.16E-5</text:p>
          </table:table-cell>
          <table:table-cell table:formula="of:=[.C3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65">
            <text:p>9565</text:p>
          </table:table-cell>
          <table:table-cell table:formula="of:=OutputIntensity" office:value-type="float" office:value="0.0000402648268106882">
            <text:p>4.03E-5</text:p>
          </table:table-cell>
          <table:table-cell table:formula="of:=[.C3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72.5">
            <text:p>9572.5</text:p>
          </table:table-cell>
          <table:table-cell table:formula="of:=OutputIntensity" office:value-type="float" office:value="0.0000431293208473388">
            <text:p>4.31E-5</text:p>
          </table:table-cell>
          <table:table-cell table:formula="of:=[.C3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80">
            <text:p>9580</text:p>
          </table:table-cell>
          <table:table-cell table:formula="of:=OutputIntensity" office:value-type="float" office:value="0.0000423524025819184">
            <text:p>4.24E-5</text:p>
          </table:table-cell>
          <table:table-cell table:formula="of:=[.C3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87.5">
            <text:p>9587.5</text:p>
          </table:table-cell>
          <table:table-cell table:formula="of:=OutputIntensity" office:value-type="float" office:value="0.0000401440830225672">
            <text:p>4.01E-5</text:p>
          </table:table-cell>
          <table:table-cell table:formula="of:=[.C3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595">
            <text:p>9595</text:p>
          </table:table-cell>
          <table:table-cell table:formula="of:=OutputIntensity" office:value-type="float" office:value="0.0000416943732942385">
            <text:p>4.17E-5</text:p>
          </table:table-cell>
          <table:table-cell table:formula="of:=[.C3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02.5">
            <text:p>9602.5</text:p>
          </table:table-cell>
          <table:table-cell table:formula="of:=OutputIntensity" office:value-type="float" office:value="0.0000416432846356579">
            <text:p>4.16E-5</text:p>
          </table:table-cell>
          <table:table-cell table:formula="of:=[.C3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10">
            <text:p>9610</text:p>
          </table:table-cell>
          <table:table-cell table:formula="of:=OutputIntensity" office:value-type="float" office:value="0.0000415608283962866">
            <text:p>4.16E-5</text:p>
          </table:table-cell>
          <table:table-cell table:formula="of:=[.C3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17.5">
            <text:p>9617.5</text:p>
          </table:table-cell>
          <table:table-cell table:formula="of:=OutputIntensity" office:value-type="float" office:value="0.0000407970160332863">
            <text:p>4.08E-5</text:p>
          </table:table-cell>
          <table:table-cell table:formula="of:=[.C3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25">
            <text:p>9625</text:p>
          </table:table-cell>
          <table:table-cell table:formula="of:=OutputIntensity" office:value-type="float" office:value="0.0000424118591084886">
            <text:p>4.24E-5</text:p>
          </table:table-cell>
          <table:table-cell table:formula="of:=[.C3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32.5">
            <text:p>9632.5</text:p>
          </table:table-cell>
          <table:table-cell table:formula="of:=OutputIntensity" office:value-type="float" office:value="0.0000395353692853696">
            <text:p>3.95E-5</text:p>
          </table:table-cell>
          <table:table-cell table:formula="of:=[.C3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40">
            <text:p>9640</text:p>
          </table:table-cell>
          <table:table-cell table:formula="of:=OutputIntensity" office:value-type="float" office:value="0.0000413675583260296">
            <text:p>4.14E-5</text:p>
          </table:table-cell>
          <table:table-cell table:formula="of:=[.C3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47.5">
            <text:p>9647.5</text:p>
          </table:table-cell>
          <table:table-cell table:formula="of:=OutputIntensity" office:value-type="float" office:value="0.0000413084380881798">
            <text:p>4.13E-5</text:p>
          </table:table-cell>
          <table:table-cell table:formula="of:=[.C3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55">
            <text:p>9655</text:p>
          </table:table-cell>
          <table:table-cell table:formula="of:=OutputIntensity" office:value-type="float" office:value="0.0000399680205221362">
            <text:p>4.00E-5</text:p>
          </table:table-cell>
          <table:table-cell table:formula="of:=[.C3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62.5">
            <text:p>9662.5</text:p>
          </table:table-cell>
          <table:table-cell table:formula="of:=OutputIntensity" office:value-type="float" office:value="0.0000394463176678218">
            <text:p>3.94E-5</text:p>
          </table:table-cell>
          <table:table-cell table:formula="of:=[.C3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70">
            <text:p>9670</text:p>
          </table:table-cell>
          <table:table-cell table:formula="of:=OutputIntensity" office:value-type="float" office:value="0.0000402433416517778">
            <text:p>4.02E-5</text:p>
          </table:table-cell>
          <table:table-cell table:formula="of:=[.C3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77.5">
            <text:p>9677.5</text:p>
          </table:table-cell>
          <table:table-cell table:formula="of:=OutputIntensity" office:value-type="float" office:value="0.0000427991046841845">
            <text:p>4.28E-5</text:p>
          </table:table-cell>
          <table:table-cell table:formula="of:=[.C3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85">
            <text:p>9685</text:p>
          </table:table-cell>
          <table:table-cell table:formula="of:=OutputIntensity" office:value-type="float" office:value="0.000040423619055893">
            <text:p>4.04E-5</text:p>
          </table:table-cell>
          <table:table-cell table:formula="of:=[.C3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692.5">
            <text:p>9692.5</text:p>
          </table:table-cell>
          <table:table-cell table:formula="of:=OutputIntensity" office:value-type="float" office:value="0.0000409268971354679">
            <text:p>4.09E-5</text:p>
          </table:table-cell>
          <table:table-cell table:formula="of:=[.C3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00">
            <text:p>9700</text:p>
          </table:table-cell>
          <table:table-cell table:formula="of:=OutputIntensity" office:value-type="float" office:value="0.0000516889513662427">
            <text:p>5.17E-5</text:p>
          </table:table-cell>
          <table:table-cell table:formula="of:=[.C3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07.5">
            <text:p>9707.5</text:p>
          </table:table-cell>
          <table:table-cell table:formula="of:=OutputIntensity" office:value-type="float" office:value="0.0000401397942633873">
            <text:p>4.01E-5</text:p>
          </table:table-cell>
          <table:table-cell table:formula="of:=[.C3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15">
            <text:p>9715</text:p>
          </table:table-cell>
          <table:table-cell table:formula="of:=OutputIntensity" office:value-type="float" office:value="0.0000407194384109898">
            <text:p>4.07E-5</text:p>
          </table:table-cell>
          <table:table-cell table:formula="of:=[.C3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22.5">
            <text:p>9722.5</text:p>
          </table:table-cell>
          <table:table-cell table:formula="of:=OutputIntensity" office:value-type="float" office:value="0.0000390278964591516">
            <text:p>3.90E-5</text:p>
          </table:table-cell>
          <table:table-cell table:formula="of:=[.C3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30">
            <text:p>9730</text:p>
          </table:table-cell>
          <table:table-cell table:formula="of:=OutputIntensity" office:value-type="float" office:value="0.0000405751811210985">
            <text:p>4.06E-5</text:p>
          </table:table-cell>
          <table:table-cell table:formula="of:=[.C3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37.5">
            <text:p>9737.5</text:p>
          </table:table-cell>
          <table:table-cell table:formula="of:=OutputIntensity" office:value-type="float" office:value="0.0000400313051703069">
            <text:p>4.00E-5</text:p>
          </table:table-cell>
          <table:table-cell table:formula="of:=[.C3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45">
            <text:p>9745</text:p>
          </table:table-cell>
          <table:table-cell table:formula="of:=OutputIntensity" office:value-type="float" office:value="0.000039916281437646">
            <text:p>3.99E-5</text:p>
          </table:table-cell>
          <table:table-cell table:formula="of:=[.C3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52.5">
            <text:p>9752.5</text:p>
          </table:table-cell>
          <table:table-cell table:formula="of:=OutputIntensity" office:value-type="float" office:value="0.0000407801228085375">
            <text:p>4.08E-5</text:p>
          </table:table-cell>
          <table:table-cell table:formula="of:=[.C3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60">
            <text:p>9760</text:p>
          </table:table-cell>
          <table:table-cell table:formula="of:=OutputIntensity" office:value-type="float" office:value="0.0000386828422201324">
            <text:p>3.87E-5</text:p>
          </table:table-cell>
          <table:table-cell table:formula="of:=[.C3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67.5">
            <text:p>9767.5</text:p>
          </table:table-cell>
          <table:table-cell table:formula="of:=OutputIntensity" office:value-type="float" office:value="0.0000398544526585064">
            <text:p>3.99E-5</text:p>
          </table:table-cell>
          <table:table-cell table:formula="of:=[.C3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75">
            <text:p>9775</text:p>
          </table:table-cell>
          <table:table-cell table:formula="of:=OutputIntensity" office:value-type="float" office:value="0.0000392749671558734">
            <text:p>3.93E-5</text:p>
          </table:table-cell>
          <table:table-cell table:formula="of:=[.C3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82.5">
            <text:p>9782.5</text:p>
          </table:table-cell>
          <table:table-cell table:formula="of:=OutputIntensity" office:value-type="float" office:value="0.0000408943987878194">
            <text:p>4.09E-5</text:p>
          </table:table-cell>
          <table:table-cell table:formula="of:=[.C3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90">
            <text:p>9790</text:p>
          </table:table-cell>
          <table:table-cell table:formula="of:=OutputIntensity" office:value-type="float" office:value="0.000039292760670555">
            <text:p>3.93E-5</text:p>
          </table:table-cell>
          <table:table-cell table:formula="of:=[.C3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797.5">
            <text:p>9797.5</text:p>
          </table:table-cell>
          <table:table-cell table:formula="of:=OutputIntensity" office:value-type="float" office:value="0.0000391700659581895">
            <text:p>3.92E-5</text:p>
          </table:table-cell>
          <table:table-cell table:formula="of:=[.C3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05">
            <text:p>9805</text:p>
          </table:table-cell>
          <table:table-cell table:formula="of:=OutputIntensity" office:value-type="float" office:value="0.0000398163278400253">
            <text:p>3.98E-5</text:p>
          </table:table-cell>
          <table:table-cell table:formula="of:=[.C3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12.5">
            <text:p>9812.5</text:p>
          </table:table-cell>
          <table:table-cell table:formula="of:=OutputIntensity" office:value-type="float" office:value="0.0000423715595378744">
            <text:p>4.24E-5</text:p>
          </table:table-cell>
          <table:table-cell table:formula="of:=[.C3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20">
            <text:p>9820</text:p>
          </table:table-cell>
          <table:table-cell table:formula="of:=OutputIntensity" office:value-type="float" office:value="0.0000396157743033963">
            <text:p>3.96E-5</text:p>
          </table:table-cell>
          <table:table-cell table:formula="of:=[.C3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27.5">
            <text:p>9827.5</text:p>
          </table:table-cell>
          <table:table-cell table:formula="of:=OutputIntensity" office:value-type="float" office:value="0.0000393289854154591">
            <text:p>3.93E-5</text:p>
          </table:table-cell>
          <table:table-cell table:formula="of:=[.C3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35">
            <text:p>9835</text:p>
          </table:table-cell>
          <table:table-cell table:formula="of:=OutputIntensity" office:value-type="float" office:value="0.0000365012061775229">
            <text:p>3.65E-5</text:p>
          </table:table-cell>
          <table:table-cell table:formula="of:=[.C3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42.5">
            <text:p>9842.5</text:p>
          </table:table-cell>
          <table:table-cell table:formula="of:=OutputIntensity" office:value-type="float" office:value="0.0000393524499150474">
            <text:p>3.94E-5</text:p>
          </table:table-cell>
          <table:table-cell table:formula="of:=[.C3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50">
            <text:p>9850</text:p>
          </table:table-cell>
          <table:table-cell table:formula="of:=OutputIntensity" office:value-type="float" office:value="0.0000375827299729231">
            <text:p>3.76E-5</text:p>
          </table:table-cell>
          <table:table-cell table:formula="of:=[.C3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57.5">
            <text:p>9857.5</text:p>
          </table:table-cell>
          <table:table-cell table:formula="of:=OutputIntensity" office:value-type="float" office:value="0.0000408920597129265">
            <text:p>4.09E-5</text:p>
          </table:table-cell>
          <table:table-cell table:formula="of:=[.C3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65">
            <text:p>9865</text:p>
          </table:table-cell>
          <table:table-cell table:formula="of:=OutputIntensity" office:value-type="float" office:value="0.0000389304525112008">
            <text:p>3.89E-5</text:p>
          </table:table-cell>
          <table:table-cell table:formula="of:=[.C3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72.5">
            <text:p>9872.5</text:p>
          </table:table-cell>
          <table:table-cell table:formula="of:=OutputIntensity" office:value-type="float" office:value="0.000039427921755761">
            <text:p>3.94E-5</text:p>
          </table:table-cell>
          <table:table-cell table:formula="of:=[.C3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80">
            <text:p>9880</text:p>
          </table:table-cell>
          <table:table-cell table:formula="of:=OutputIntensity" office:value-type="float" office:value="0.0000392544808440254">
            <text:p>3.93E-5</text:p>
          </table:table-cell>
          <table:table-cell table:formula="of:=[.C3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87.5">
            <text:p>9887.5</text:p>
          </table:table-cell>
          <table:table-cell table:formula="of:=OutputIntensity" office:value-type="float" office:value="0.0000396501431803723">
            <text:p>3.97E-5</text:p>
          </table:table-cell>
          <table:table-cell table:formula="of:=[.C3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895">
            <text:p>9895</text:p>
          </table:table-cell>
          <table:table-cell table:formula="of:=OutputIntensity" office:value-type="float" office:value="0.0000374049221737234">
            <text:p>3.74E-5</text:p>
          </table:table-cell>
          <table:table-cell table:formula="of:=[.C3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02.5">
            <text:p>9902.5</text:p>
          </table:table-cell>
          <table:table-cell table:formula="of:=OutputIntensity" office:value-type="float" office:value="0.0000397188312351537">
            <text:p>3.97E-5</text:p>
          </table:table-cell>
          <table:table-cell table:formula="of:=[.C3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10">
            <text:p>9910</text:p>
          </table:table-cell>
          <table:table-cell table:formula="of:=OutputIntensity" office:value-type="float" office:value="0.0000376418837755284">
            <text:p>3.76E-5</text:p>
          </table:table-cell>
          <table:table-cell table:formula="of:=[.C3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17.5">
            <text:p>9917.5</text:p>
          </table:table-cell>
          <table:table-cell table:formula="of:=OutputIntensity" office:value-type="float" office:value="0.0000381240932031674">
            <text:p>3.81E-5</text:p>
          </table:table-cell>
          <table:table-cell table:formula="of:=[.C3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25">
            <text:p>9925</text:p>
          </table:table-cell>
          <table:table-cell table:formula="of:=OutputIntensity" office:value-type="float" office:value="0.0000369954729215366">
            <text:p>3.70E-5</text:p>
          </table:table-cell>
          <table:table-cell table:formula="of:=[.C3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32.5">
            <text:p>9932.5</text:p>
          </table:table-cell>
          <table:table-cell table:formula="of:=OutputIntensity" office:value-type="float" office:value="0.000038756036326968">
            <text:p>3.88E-5</text:p>
          </table:table-cell>
          <table:table-cell table:formula="of:=[.C3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40">
            <text:p>9940</text:p>
          </table:table-cell>
          <table:table-cell table:formula="of:=OutputIntensity" office:value-type="float" office:value="0.0000373857968064074">
            <text:p>3.74E-5</text:p>
          </table:table-cell>
          <table:table-cell table:formula="of:=[.C3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47.5">
            <text:p>9947.5</text:p>
          </table:table-cell>
          <table:table-cell table:formula="of:=OutputIntensity" office:value-type="float" office:value="0.0000383547677351907">
            <text:p>3.84E-5</text:p>
          </table:table-cell>
          <table:table-cell table:formula="of:=[.C3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55">
            <text:p>9955</text:p>
          </table:table-cell>
          <table:table-cell table:formula="of:=OutputIntensity" office:value-type="float" office:value="0.0000391129624748486">
            <text:p>3.91E-5</text:p>
          </table:table-cell>
          <table:table-cell table:formula="of:=[.C3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62.5">
            <text:p>9962.5</text:p>
          </table:table-cell>
          <table:table-cell table:formula="of:=OutputIntensity" office:value-type="float" office:value="0.000038260394370941">
            <text:p>3.83E-5</text:p>
          </table:table-cell>
          <table:table-cell table:formula="of:=[.C3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70">
            <text:p>9970</text:p>
          </table:table-cell>
          <table:table-cell table:formula="of:=OutputIntensity" office:value-type="float" office:value="0.0000347970767509191">
            <text:p>3.48E-5</text:p>
          </table:table-cell>
          <table:table-cell table:formula="of:=[.C3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77.5">
            <text:p>9977.5</text:p>
          </table:table-cell>
          <table:table-cell table:formula="of:=OutputIntensity" office:value-type="float" office:value="0.0000355030229220184">
            <text:p>3.55E-5</text:p>
          </table:table-cell>
          <table:table-cell table:formula="of:=[.C3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85">
            <text:p>9985</text:p>
          </table:table-cell>
          <table:table-cell table:formula="of:=OutputIntensity" office:value-type="float" office:value="0.0000365982461691802">
            <text:p>3.66E-5</text:p>
          </table:table-cell>
          <table:table-cell table:formula="of:=[.C4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9992.5">
            <text:p>9992.5</text:p>
          </table:table-cell>
          <table:table-cell table:formula="of:=OutputIntensity" office:value-type="float" office:value="0.0000381927597530028">
            <text:p>3.82E-5</text:p>
          </table:table-cell>
          <table:table-cell table:formula="of:=[.C4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00">
            <text:p>10000</text:p>
          </table:table-cell>
          <table:table-cell table:formula="of:=OutputIntensity" office:value-type="float" office:value="0.0000680465769077233">
            <text:p>6.80E-5</text:p>
          </table:table-cell>
          <table:table-cell table:formula="of:=[.C40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07.5">
            <text:p>10007.5</text:p>
          </table:table-cell>
          <table:table-cell table:formula="of:=OutputIntensity" office:value-type="float" office:value="0.0000368697108392287">
            <text:p>3.69E-5</text:p>
          </table:table-cell>
          <table:table-cell table:formula="of:=[.C40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15">
            <text:p>10015</text:p>
          </table:table-cell>
          <table:table-cell table:formula="of:=OutputIntensity" office:value-type="float" office:value="0.0000380021747230975">
            <text:p>3.80E-5</text:p>
          </table:table-cell>
          <table:table-cell table:formula="of:=[.C40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22.5">
            <text:p>10022.5</text:p>
          </table:table-cell>
          <table:table-cell table:formula="of:=OutputIntensity" office:value-type="float" office:value="0.0000364239817026711">
            <text:p>3.64E-5</text:p>
          </table:table-cell>
          <table:table-cell table:formula="of:=[.C40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30">
            <text:p>10030</text:p>
          </table:table-cell>
          <table:table-cell table:formula="of:=OutputIntensity" office:value-type="float" office:value="0.0000368551448871568">
            <text:p>3.69E-5</text:p>
          </table:table-cell>
          <table:table-cell table:formula="of:=[.C40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37.5">
            <text:p>10037.5</text:p>
          </table:table-cell>
          <table:table-cell table:formula="of:=OutputIntensity" office:value-type="float" office:value="0.0000361856773497597">
            <text:p>3.62E-5</text:p>
          </table:table-cell>
          <table:table-cell table:formula="of:=[.C40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45">
            <text:p>10045</text:p>
          </table:table-cell>
          <table:table-cell table:formula="of:=OutputIntensity" office:value-type="float" office:value="0.0000381555921258465">
            <text:p>3.82E-5</text:p>
          </table:table-cell>
          <table:table-cell table:formula="of:=[.C40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52.5">
            <text:p>10052.5</text:p>
          </table:table-cell>
          <table:table-cell table:formula="of:=OutputIntensity" office:value-type="float" office:value="0.0000365249022111395">
            <text:p>3.65E-5</text:p>
          </table:table-cell>
          <table:table-cell table:formula="of:=[.C40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60">
            <text:p>10060</text:p>
          </table:table-cell>
          <table:table-cell table:formula="of:=OutputIntensity" office:value-type="float" office:value="0.0000365336205599411">
            <text:p>3.65E-5</text:p>
          </table:table-cell>
          <table:table-cell table:formula="of:=[.C4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67.5">
            <text:p>10067.5</text:p>
          </table:table-cell>
          <table:table-cell table:formula="of:=OutputIntensity" office:value-type="float" office:value="0.0000363017600833896">
            <text:p>3.63E-5</text:p>
          </table:table-cell>
          <table:table-cell table:formula="of:=[.C4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75">
            <text:p>10075</text:p>
          </table:table-cell>
          <table:table-cell table:formula="of:=OutputIntensity" office:value-type="float" office:value="0.0000355993336477453">
            <text:p>3.56E-5</text:p>
          </table:table-cell>
          <table:table-cell table:formula="of:=[.C4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82.5">
            <text:p>10082.5</text:p>
          </table:table-cell>
          <table:table-cell table:formula="of:=OutputIntensity" office:value-type="float" office:value="0.0000360763540727086">
            <text:p>3.61E-5</text:p>
          </table:table-cell>
          <table:table-cell table:formula="of:=[.C4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90">
            <text:p>10090</text:p>
          </table:table-cell>
          <table:table-cell table:formula="of:=OutputIntensity" office:value-type="float" office:value="0.0000352628341297674">
            <text:p>3.53E-5</text:p>
          </table:table-cell>
          <table:table-cell table:formula="of:=[.C4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097.5">
            <text:p>10097.5</text:p>
          </table:table-cell>
          <table:table-cell table:formula="of:=OutputIntensity" office:value-type="float" office:value="0.000036518786540577">
            <text:p>3.65E-5</text:p>
          </table:table-cell>
          <table:table-cell table:formula="of:=[.C4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05">
            <text:p>10105</text:p>
          </table:table-cell>
          <table:table-cell table:formula="of:=OutputIntensity" office:value-type="float" office:value="0.0000357342239753696">
            <text:p>3.57E-5</text:p>
          </table:table-cell>
          <table:table-cell table:formula="of:=[.C4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12.5">
            <text:p>10112.5</text:p>
          </table:table-cell>
          <table:table-cell table:formula="of:=OutputIntensity" office:value-type="float" office:value="0.000034659159051396">
            <text:p>3.47E-5</text:p>
          </table:table-cell>
          <table:table-cell table:formula="of:=[.C4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20">
            <text:p>10120</text:p>
          </table:table-cell>
          <table:table-cell table:formula="of:=OutputIntensity" office:value-type="float" office:value="0.0000356036043313975">
            <text:p>3.56E-5</text:p>
          </table:table-cell>
          <table:table-cell table:formula="of:=[.C4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27.5">
            <text:p>10127.5</text:p>
          </table:table-cell>
          <table:table-cell table:formula="of:=OutputIntensity" office:value-type="float" office:value="0.0000339175723221083">
            <text:p>3.39E-5</text:p>
          </table:table-cell>
          <table:table-cell table:formula="of:=[.C4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35">
            <text:p>10135</text:p>
          </table:table-cell>
          <table:table-cell table:formula="of:=OutputIntensity" office:value-type="float" office:value="0.0000358910754727901">
            <text:p>3.59E-5</text:p>
          </table:table-cell>
          <table:table-cell table:formula="of:=[.C4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42.5">
            <text:p>10142.5</text:p>
          </table:table-cell>
          <table:table-cell table:formula="of:=OutputIntensity" office:value-type="float" office:value="0.0000343741261737961">
            <text:p>3.44E-5</text:p>
          </table:table-cell>
          <table:table-cell table:formula="of:=[.C4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50">
            <text:p>10150</text:p>
          </table:table-cell>
          <table:table-cell table:formula="of:=OutputIntensity" office:value-type="float" office:value="0.0000356967367551664">
            <text:p>3.57E-5</text:p>
          </table:table-cell>
          <table:table-cell table:formula="of:=[.C4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57.5">
            <text:p>10157.5</text:p>
          </table:table-cell>
          <table:table-cell table:formula="of:=OutputIntensity" office:value-type="float" office:value="0.0000335089194852545">
            <text:p>3.35E-5</text:p>
          </table:table-cell>
          <table:table-cell table:formula="of:=[.C4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65">
            <text:p>10165</text:p>
          </table:table-cell>
          <table:table-cell table:formula="of:=OutputIntensity" office:value-type="float" office:value="0.0000359206865693835">
            <text:p>3.59E-5</text:p>
          </table:table-cell>
          <table:table-cell table:formula="of:=[.C4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72.5">
            <text:p>10172.5</text:p>
          </table:table-cell>
          <table:table-cell table:formula="of:=OutputIntensity" office:value-type="float" office:value="0.0000352520501485337">
            <text:p>3.53E-5</text:p>
          </table:table-cell>
          <table:table-cell table:formula="of:=[.C4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80">
            <text:p>10180</text:p>
          </table:table-cell>
          <table:table-cell table:formula="of:=OutputIntensity" office:value-type="float" office:value="0.00003550302229806">
            <text:p>3.55E-5</text:p>
          </table:table-cell>
          <table:table-cell table:formula="of:=[.C4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87.5">
            <text:p>10187.5</text:p>
          </table:table-cell>
          <table:table-cell table:formula="of:=OutputIntensity" office:value-type="float" office:value="0.0000338136150264402">
            <text:p>3.38E-5</text:p>
          </table:table-cell>
          <table:table-cell table:formula="of:=[.C4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195">
            <text:p>10195</text:p>
          </table:table-cell>
          <table:table-cell table:formula="of:=OutputIntensity" office:value-type="float" office:value="0.0000344038402740529">
            <text:p>3.44E-5</text:p>
          </table:table-cell>
          <table:table-cell table:formula="of:=[.C4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02.5">
            <text:p>10202.5</text:p>
          </table:table-cell>
          <table:table-cell table:formula="of:=OutputIntensity" office:value-type="float" office:value="0.0000342037099119866">
            <text:p>3.42E-5</text:p>
          </table:table-cell>
          <table:table-cell table:formula="of:=[.C4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10">
            <text:p>10210</text:p>
          </table:table-cell>
          <table:table-cell table:formula="of:=OutputIntensity" office:value-type="float" office:value="0.0000322632357408775">
            <text:p>3.23E-5</text:p>
          </table:table-cell>
          <table:table-cell table:formula="of:=[.C4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17.5">
            <text:p>10217.5</text:p>
          </table:table-cell>
          <table:table-cell table:formula="of:=OutputIntensity" office:value-type="float" office:value="0.0000338024294897783">
            <text:p>3.38E-5</text:p>
          </table:table-cell>
          <table:table-cell table:formula="of:=[.C4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25">
            <text:p>10225</text:p>
          </table:table-cell>
          <table:table-cell table:formula="of:=OutputIntensity" office:value-type="float" office:value="0.0000331113028150557">
            <text:p>3.31E-5</text:p>
          </table:table-cell>
          <table:table-cell table:formula="of:=[.C4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32.5">
            <text:p>10232.5</text:p>
          </table:table-cell>
          <table:table-cell table:formula="of:=OutputIntensity" office:value-type="float" office:value="0.0000343798672993187">
            <text:p>3.44E-5</text:p>
          </table:table-cell>
          <table:table-cell table:formula="of:=[.C4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40">
            <text:p>10240</text:p>
          </table:table-cell>
          <table:table-cell table:formula="of:=OutputIntensity" office:value-type="float" office:value="0.0000336581344503755">
            <text:p>3.37E-5</text:p>
          </table:table-cell>
          <table:table-cell table:formula="of:=[.C4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47.5">
            <text:p>10247.5</text:p>
          </table:table-cell>
          <table:table-cell table:formula="of:=OutputIntensity" office:value-type="float" office:value="0.0000325961157002196">
            <text:p>3.26E-5</text:p>
          </table:table-cell>
          <table:table-cell table:formula="of:=[.C4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55">
            <text:p>10255</text:p>
          </table:table-cell>
          <table:table-cell table:formula="of:=OutputIntensity" office:value-type="float" office:value="0.0000316138224040458">
            <text:p>3.16E-5</text:p>
          </table:table-cell>
          <table:table-cell table:formula="of:=[.C4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62.5">
            <text:p>10262.5</text:p>
          </table:table-cell>
          <table:table-cell table:formula="of:=OutputIntensity" office:value-type="float" office:value="0.0000344912658392944">
            <text:p>3.45E-5</text:p>
          </table:table-cell>
          <table:table-cell table:formula="of:=[.C4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70">
            <text:p>10270</text:p>
          </table:table-cell>
          <table:table-cell table:formula="of:=OutputIntensity" office:value-type="float" office:value="0.0000359884572047245">
            <text:p>3.60E-5</text:p>
          </table:table-cell>
          <table:table-cell table:formula="of:=[.C4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77.5">
            <text:p>10277.5</text:p>
          </table:table-cell>
          <table:table-cell table:formula="of:=OutputIntensity" office:value-type="float" office:value="0.0000329854076195158">
            <text:p>3.30E-5</text:p>
          </table:table-cell>
          <table:table-cell table:formula="of:=[.C4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85">
            <text:p>10285</text:p>
          </table:table-cell>
          <table:table-cell table:formula="of:=OutputIntensity" office:value-type="float" office:value="0.000032862128122399">
            <text:p>3.29E-5</text:p>
          </table:table-cell>
          <table:table-cell table:formula="of:=[.C4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292.5">
            <text:p>10292.5</text:p>
          </table:table-cell>
          <table:table-cell table:formula="of:=OutputIntensity" office:value-type="float" office:value="0.0000323386296708139">
            <text:p>3.23E-5</text:p>
          </table:table-cell>
          <table:table-cell table:formula="of:=[.C4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00">
            <text:p>10300</text:p>
          </table:table-cell>
          <table:table-cell table:formula="of:=OutputIntensity" office:value-type="float" office:value="0.0000422949231400961">
            <text:p>4.23E-5</text:p>
          </table:table-cell>
          <table:table-cell table:formula="of:=[.C4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07.5">
            <text:p>10307.5</text:p>
          </table:table-cell>
          <table:table-cell table:formula="of:=OutputIntensity" office:value-type="float" office:value="0.0000322910193226914">
            <text:p>3.23E-5</text:p>
          </table:table-cell>
          <table:table-cell table:formula="of:=[.C4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15">
            <text:p>10315</text:p>
          </table:table-cell>
          <table:table-cell table:formula="of:=OutputIntensity" office:value-type="float" office:value="0.000032626928927397">
            <text:p>3.26E-5</text:p>
          </table:table-cell>
          <table:table-cell table:formula="of:=[.C4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22.5">
            <text:p>10322.5</text:p>
          </table:table-cell>
          <table:table-cell table:formula="of:=OutputIntensity" office:value-type="float" office:value="0.0000297526625786311">
            <text:p>2.98E-5</text:p>
          </table:table-cell>
          <table:table-cell table:formula="of:=[.C4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30">
            <text:p>10330</text:p>
          </table:table-cell>
          <table:table-cell table:formula="of:=OutputIntensity" office:value-type="float" office:value="0.000032328230815729">
            <text:p>3.23E-5</text:p>
          </table:table-cell>
          <table:table-cell table:formula="of:=[.C4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37.5">
            <text:p>10337.5</text:p>
          </table:table-cell>
          <table:table-cell table:formula="of:=OutputIntensity" office:value-type="float" office:value="0.0000325336440922665">
            <text:p>3.25E-5</text:p>
          </table:table-cell>
          <table:table-cell table:formula="of:=[.C4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45">
            <text:p>10345</text:p>
          </table:table-cell>
          <table:table-cell table:formula="of:=OutputIntensity" office:value-type="float" office:value="0.0000321889127754094">
            <text:p>3.22E-5</text:p>
          </table:table-cell>
          <table:table-cell table:formula="of:=[.C4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52.5">
            <text:p>10352.5</text:p>
          </table:table-cell>
          <table:table-cell table:formula="of:=OutputIntensity" office:value-type="float" office:value="0.00003110404714529">
            <text:p>3.11E-5</text:p>
          </table:table-cell>
          <table:table-cell table:formula="of:=[.C4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60">
            <text:p>10360</text:p>
          </table:table-cell>
          <table:table-cell table:formula="of:=OutputIntensity" office:value-type="float" office:value="0.0000316190573944098">
            <text:p>3.16E-5</text:p>
          </table:table-cell>
          <table:table-cell table:formula="of:=[.C4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67.5">
            <text:p>10367.5</text:p>
          </table:table-cell>
          <table:table-cell table:formula="of:=OutputIntensity" office:value-type="float" office:value="0.0000293639536270676">
            <text:p>2.94E-5</text:p>
          </table:table-cell>
          <table:table-cell table:formula="of:=[.C4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75">
            <text:p>10375</text:p>
          </table:table-cell>
          <table:table-cell table:formula="of:=OutputIntensity" office:value-type="float" office:value="0.0000294187458588137">
            <text:p>2.94E-5</text:p>
          </table:table-cell>
          <table:table-cell table:formula="of:=[.C4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82.5">
            <text:p>10382.5</text:p>
          </table:table-cell>
          <table:table-cell table:formula="of:=OutputIntensity" office:value-type="float" office:value="0.0000321634440159296">
            <text:p>3.22E-5</text:p>
          </table:table-cell>
          <table:table-cell table:formula="of:=[.C4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90">
            <text:p>10390</text:p>
          </table:table-cell>
          <table:table-cell table:formula="of:=OutputIntensity" office:value-type="float" office:value="0.000031118057934933">
            <text:p>3.11E-5</text:p>
          </table:table-cell>
          <table:table-cell table:formula="of:=[.C4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397.5">
            <text:p>10397.5</text:p>
          </table:table-cell>
          <table:table-cell table:formula="of:=OutputIntensity" office:value-type="float" office:value="0.0000311025973621069">
            <text:p>3.11E-5</text:p>
          </table:table-cell>
          <table:table-cell table:formula="of:=[.C4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05">
            <text:p>10405</text:p>
          </table:table-cell>
          <table:table-cell table:formula="of:=OutputIntensity" office:value-type="float" office:value="0.0000303770719530546">
            <text:p>3.04E-5</text:p>
          </table:table-cell>
          <table:table-cell table:formula="of:=[.C4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12.5">
            <text:p>10412.5</text:p>
          </table:table-cell>
          <table:table-cell table:formula="of:=OutputIntensity" office:value-type="float" office:value="0.0000324214912722784">
            <text:p>3.24E-5</text:p>
          </table:table-cell>
          <table:table-cell table:formula="of:=[.C4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20">
            <text:p>10420</text:p>
          </table:table-cell>
          <table:table-cell table:formula="of:=OutputIntensity" office:value-type="float" office:value="0.0000283958647927821">
            <text:p>2.84E-5</text:p>
          </table:table-cell>
          <table:table-cell table:formula="of:=[.C4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27.5">
            <text:p>10427.5</text:p>
          </table:table-cell>
          <table:table-cell table:formula="of:=OutputIntensity" office:value-type="float" office:value="0.0000311202018956983">
            <text:p>3.11E-5</text:p>
          </table:table-cell>
          <table:table-cell table:formula="of:=[.C4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35">
            <text:p>10435</text:p>
          </table:table-cell>
          <table:table-cell table:formula="of:=OutputIntensity" office:value-type="float" office:value="0.0000278445118699385">
            <text:p>2.78E-5</text:p>
          </table:table-cell>
          <table:table-cell table:formula="of:=[.C4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42.5">
            <text:p>10442.5</text:p>
          </table:table-cell>
          <table:table-cell table:formula="of:=OutputIntensity" office:value-type="float" office:value="0.0000329688039118672">
            <text:p>3.30E-5</text:p>
          </table:table-cell>
          <table:table-cell table:formula="of:=[.C4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50">
            <text:p>10450</text:p>
          </table:table-cell>
          <table:table-cell table:formula="of:=OutputIntensity" office:value-type="float" office:value="0.0000281930871249979">
            <text:p>2.82E-5</text:p>
          </table:table-cell>
          <table:table-cell table:formula="of:=[.C4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57.5">
            <text:p>10457.5</text:p>
          </table:table-cell>
          <table:table-cell table:formula="of:=OutputIntensity" office:value-type="float" office:value="0.0000285873705197134">
            <text:p>2.86E-5</text:p>
          </table:table-cell>
          <table:table-cell table:formula="of:=[.C4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65">
            <text:p>10465</text:p>
          </table:table-cell>
          <table:table-cell table:formula="of:=OutputIntensity" office:value-type="float" office:value="0.0000290816630130071">
            <text:p>2.91E-5</text:p>
          </table:table-cell>
          <table:table-cell table:formula="of:=[.C4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72.5">
            <text:p>10472.5</text:p>
          </table:table-cell>
          <table:table-cell table:formula="of:=OutputIntensity" office:value-type="float" office:value="0.0000284759734282476">
            <text:p>2.85E-5</text:p>
          </table:table-cell>
          <table:table-cell table:formula="of:=[.C4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80">
            <text:p>10480</text:p>
          </table:table-cell>
          <table:table-cell table:formula="of:=OutputIntensity" office:value-type="float" office:value="0.0000287603104949647">
            <text:p>2.88E-5</text:p>
          </table:table-cell>
          <table:table-cell table:formula="of:=[.C4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87.5">
            <text:p>10487.5</text:p>
          </table:table-cell>
          <table:table-cell table:formula="of:=OutputIntensity" office:value-type="float" office:value="0.0000294846828486566">
            <text:p>2.95E-5</text:p>
          </table:table-cell>
          <table:table-cell table:formula="of:=[.C4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495">
            <text:p>10495</text:p>
          </table:table-cell>
          <table:table-cell table:formula="of:=OutputIntensity" office:value-type="float" office:value="0.0000279790990306196">
            <text:p>2.80E-5</text:p>
          </table:table-cell>
          <table:table-cell table:formula="of:=[.C4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02.5">
            <text:p>10502.5</text:p>
          </table:table-cell>
          <table:table-cell table:formula="of:=OutputIntensity" office:value-type="float" office:value="0.0000292335674877974">
            <text:p>2.92E-5</text:p>
          </table:table-cell>
          <table:table-cell table:formula="of:=[.C4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10">
            <text:p>10510</text:p>
          </table:table-cell>
          <table:table-cell table:formula="of:=OutputIntensity" office:value-type="float" office:value="0.0000290280965726523">
            <text:p>2.90E-5</text:p>
          </table:table-cell>
          <table:table-cell table:formula="of:=[.C4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17.5">
            <text:p>10517.5</text:p>
          </table:table-cell>
          <table:table-cell table:formula="of:=OutputIntensity" office:value-type="float" office:value="0.0000289826945430563">
            <text:p>2.90E-5</text:p>
          </table:table-cell>
          <table:table-cell table:formula="of:=[.C4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25">
            <text:p>10525</text:p>
          </table:table-cell>
          <table:table-cell table:formula="of:=OutputIntensity" office:value-type="float" office:value="0.0000304473695622021">
            <text:p>3.04E-5</text:p>
          </table:table-cell>
          <table:table-cell table:formula="of:=[.C4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32.5">
            <text:p>10532.5</text:p>
          </table:table-cell>
          <table:table-cell table:formula="of:=OutputIntensity" office:value-type="float" office:value="0.0000280321296985347">
            <text:p>2.80E-5</text:p>
          </table:table-cell>
          <table:table-cell table:formula="of:=[.C4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40">
            <text:p>10540</text:p>
          </table:table-cell>
          <table:table-cell table:formula="of:=OutputIntensity" office:value-type="float" office:value="0.0000286069829257019">
            <text:p>2.86E-5</text:p>
          </table:table-cell>
          <table:table-cell table:formula="of:=[.C4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47.5">
            <text:p>10547.5</text:p>
          </table:table-cell>
          <table:table-cell table:formula="of:=OutputIntensity" office:value-type="float" office:value="0.0000287619371225245">
            <text:p>2.88E-5</text:p>
          </table:table-cell>
          <table:table-cell table:formula="of:=[.C4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55">
            <text:p>10555</text:p>
          </table:table-cell>
          <table:table-cell table:formula="of:=OutputIntensity" office:value-type="float" office:value="0.0000265570000729848">
            <text:p>2.66E-5</text:p>
          </table:table-cell>
          <table:table-cell table:formula="of:=[.C4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62.5">
            <text:p>10562.5</text:p>
          </table:table-cell>
          <table:table-cell table:formula="of:=OutputIntensity" office:value-type="float" office:value="0.0000282321794662347">
            <text:p>2.82E-5</text:p>
          </table:table-cell>
          <table:table-cell table:formula="of:=[.C4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70">
            <text:p>10570</text:p>
          </table:table-cell>
          <table:table-cell table:formula="of:=OutputIntensity" office:value-type="float" office:value="0.0000281074828966216">
            <text:p>2.81E-5</text:p>
          </table:table-cell>
          <table:table-cell table:formula="of:=[.C4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77.5">
            <text:p>10577.5</text:p>
          </table:table-cell>
          <table:table-cell table:formula="of:=OutputIntensity" office:value-type="float" office:value="0.0000254629178637321">
            <text:p>2.55E-5</text:p>
          </table:table-cell>
          <table:table-cell table:formula="of:=[.C4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85">
            <text:p>10585</text:p>
          </table:table-cell>
          <table:table-cell table:formula="of:=OutputIntensity" office:value-type="float" office:value="0.0000278584917724541">
            <text:p>2.79E-5</text:p>
          </table:table-cell>
          <table:table-cell table:formula="of:=[.C4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592.5">
            <text:p>10592.5</text:p>
          </table:table-cell>
          <table:table-cell table:formula="of:=OutputIntensity" office:value-type="float" office:value="0.0000279342119330562">
            <text:p>2.79E-5</text:p>
          </table:table-cell>
          <table:table-cell table:formula="of:=[.C4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00">
            <text:p>10600</text:p>
          </table:table-cell>
          <table:table-cell table:formula="of:=OutputIntensity" office:value-type="float" office:value="0.0000568100855612837">
            <text:p>5.68E-5</text:p>
          </table:table-cell>
          <table:table-cell table:formula="of:=[.C4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07.5">
            <text:p>10607.5</text:p>
          </table:table-cell>
          <table:table-cell table:formula="of:=OutputIntensity" office:value-type="float" office:value="0.0000272461197784726">
            <text:p>2.72E-5</text:p>
          </table:table-cell>
          <table:table-cell table:formula="of:=[.C4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15">
            <text:p>10615</text:p>
          </table:table-cell>
          <table:table-cell table:formula="of:=OutputIntensity" office:value-type="float" office:value="0.0000263023216116788">
            <text:p>2.63E-5</text:p>
          </table:table-cell>
          <table:table-cell table:formula="of:=[.C4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22.5">
            <text:p>10622.5</text:p>
          </table:table-cell>
          <table:table-cell table:formula="of:=OutputIntensity" office:value-type="float" office:value="0.0000279586979938248">
            <text:p>2.80E-5</text:p>
          </table:table-cell>
          <table:table-cell table:formula="of:=[.C4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30">
            <text:p>10630</text:p>
          </table:table-cell>
          <table:table-cell table:formula="of:=OutputIntensity" office:value-type="float" office:value="0.0000283752557638618">
            <text:p>2.84E-5</text:p>
          </table:table-cell>
          <table:table-cell table:formula="of:=[.C4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37.5">
            <text:p>10637.5</text:p>
          </table:table-cell>
          <table:table-cell table:formula="of:=OutputIntensity" office:value-type="float" office:value="0.0000273220016669471">
            <text:p>2.73E-5</text:p>
          </table:table-cell>
          <table:table-cell table:formula="of:=[.C4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45">
            <text:p>10645</text:p>
          </table:table-cell>
          <table:table-cell table:formula="of:=OutputIntensity" office:value-type="float" office:value="0.0000268689423546381">
            <text:p>2.69E-5</text:p>
          </table:table-cell>
          <table:table-cell table:formula="of:=[.C4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52.5">
            <text:p>10652.5</text:p>
          </table:table-cell>
          <table:table-cell table:formula="of:=OutputIntensity" office:value-type="float" office:value="0.0000274360843851002">
            <text:p>2.74E-5</text:p>
          </table:table-cell>
          <table:table-cell table:formula="of:=[.C4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60">
            <text:p>10660</text:p>
          </table:table-cell>
          <table:table-cell table:formula="of:=OutputIntensity" office:value-type="float" office:value="0.0000266034342233298">
            <text:p>2.66E-5</text:p>
          </table:table-cell>
          <table:table-cell table:formula="of:=[.C4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67.5">
            <text:p>10667.5</text:p>
          </table:table-cell>
          <table:table-cell table:formula="of:=OutputIntensity" office:value-type="float" office:value="0.0000272409982413925">
            <text:p>2.72E-5</text:p>
          </table:table-cell>
          <table:table-cell table:formula="of:=[.C4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75">
            <text:p>10675</text:p>
          </table:table-cell>
          <table:table-cell table:formula="of:=OutputIntensity" office:value-type="float" office:value="0.0000263787827186748">
            <text:p>2.64E-5</text:p>
          </table:table-cell>
          <table:table-cell table:formula="of:=[.C4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82.5">
            <text:p>10682.5</text:p>
          </table:table-cell>
          <table:table-cell table:formula="of:=OutputIntensity" office:value-type="float" office:value="0.0000264367938421494">
            <text:p>2.64E-5</text:p>
          </table:table-cell>
          <table:table-cell table:formula="of:=[.C4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90">
            <text:p>10690</text:p>
          </table:table-cell>
          <table:table-cell table:formula="of:=OutputIntensity" office:value-type="float" office:value="0.0000232850377066556">
            <text:p>2.33E-5</text:p>
          </table:table-cell>
          <table:table-cell table:formula="of:=[.C4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697.5">
            <text:p>10697.5</text:p>
          </table:table-cell>
          <table:table-cell table:formula="of:=OutputIntensity" office:value-type="float" office:value="0.0000273135203151914">
            <text:p>2.73E-5</text:p>
          </table:table-cell>
          <table:table-cell table:formula="of:=[.C4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05">
            <text:p>10705</text:p>
          </table:table-cell>
          <table:table-cell table:formula="of:=OutputIntensity" office:value-type="float" office:value="0.0000268522475792197">
            <text:p>2.69E-5</text:p>
          </table:table-cell>
          <table:table-cell table:formula="of:=[.C4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12.5">
            <text:p>10712.5</text:p>
          </table:table-cell>
          <table:table-cell table:formula="of:=OutputIntensity" office:value-type="float" office:value="0.0000250312253189869">
            <text:p>2.50E-5</text:p>
          </table:table-cell>
          <table:table-cell table:formula="of:=[.C4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20">
            <text:p>10720</text:p>
          </table:table-cell>
          <table:table-cell table:formula="of:=OutputIntensity" office:value-type="float" office:value="0.0000256504592638544">
            <text:p>2.57E-5</text:p>
          </table:table-cell>
          <table:table-cell table:formula="of:=[.C4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27.5">
            <text:p>10727.5</text:p>
          </table:table-cell>
          <table:table-cell table:formula="of:=OutputIntensity" office:value-type="float" office:value="0.0000265899550526414">
            <text:p>2.66E-5</text:p>
          </table:table-cell>
          <table:table-cell table:formula="of:=[.C4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35">
            <text:p>10735</text:p>
          </table:table-cell>
          <table:table-cell table:formula="of:=OutputIntensity" office:value-type="float" office:value="0.0000239697182339807">
            <text:p>2.40E-5</text:p>
          </table:table-cell>
          <table:table-cell table:formula="of:=[.C5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42.5">
            <text:p>10742.5</text:p>
          </table:table-cell>
          <table:table-cell table:formula="of:=OutputIntensity" office:value-type="float" office:value="0.0000241797542666857">
            <text:p>2.42E-5</text:p>
          </table:table-cell>
          <table:table-cell table:formula="of:=[.C5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50">
            <text:p>10750</text:p>
          </table:table-cell>
          <table:table-cell table:formula="of:=OutputIntensity" office:value-type="float" office:value="0.0000251700685201285">
            <text:p>2.52E-5</text:p>
          </table:table-cell>
          <table:table-cell table:formula="of:=[.C50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57.5">
            <text:p>10757.5</text:p>
          </table:table-cell>
          <table:table-cell table:formula="of:=OutputIntensity" office:value-type="float" office:value="0.0000253206662746297">
            <text:p>2.53E-5</text:p>
          </table:table-cell>
          <table:table-cell table:formula="of:=[.C50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65">
            <text:p>10765</text:p>
          </table:table-cell>
          <table:table-cell table:formula="of:=OutputIntensity" office:value-type="float" office:value="0.0000239815527218587">
            <text:p>2.40E-5</text:p>
          </table:table-cell>
          <table:table-cell table:formula="of:=[.C50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72.5">
            <text:p>10772.5</text:p>
          </table:table-cell>
          <table:table-cell table:formula="of:=OutputIntensity" office:value-type="float" office:value="0.0000274527329652444">
            <text:p>2.75E-5</text:p>
          </table:table-cell>
          <table:table-cell table:formula="of:=[.C50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80">
            <text:p>10780</text:p>
          </table:table-cell>
          <table:table-cell table:formula="of:=OutputIntensity" office:value-type="float" office:value="0.0000253942120203965">
            <text:p>2.54E-5</text:p>
          </table:table-cell>
          <table:table-cell table:formula="of:=[.C50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87.5">
            <text:p>10787.5</text:p>
          </table:table-cell>
          <table:table-cell table:formula="of:=OutputIntensity" office:value-type="float" office:value="0.0000227759948155369">
            <text:p>2.28E-5</text:p>
          </table:table-cell>
          <table:table-cell table:formula="of:=[.C50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795">
            <text:p>10795</text:p>
          </table:table-cell>
          <table:table-cell table:formula="of:=OutputIntensity" office:value-type="float" office:value="0.0000246380861919406">
            <text:p>2.46E-5</text:p>
          </table:table-cell>
          <table:table-cell table:formula="of:=[.C50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02.5">
            <text:p>10802.5</text:p>
          </table:table-cell>
          <table:table-cell table:formula="of:=OutputIntensity" office:value-type="float" office:value="0.000022060490904386">
            <text:p>2.21E-5</text:p>
          </table:table-cell>
          <table:table-cell table:formula="of:=[.C50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10">
            <text:p>10810</text:p>
          </table:table-cell>
          <table:table-cell table:formula="of:=OutputIntensity" office:value-type="float" office:value="0.0000234232136216149">
            <text:p>2.34E-5</text:p>
          </table:table-cell>
          <table:table-cell table:formula="of:=[.C51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17.5">
            <text:p>10817.5</text:p>
          </table:table-cell>
          <table:table-cell table:formula="of:=OutputIntensity" office:value-type="float" office:value="0.0000225462589268011">
            <text:p>2.25E-5</text:p>
          </table:table-cell>
          <table:table-cell table:formula="of:=[.C51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25">
            <text:p>10825</text:p>
          </table:table-cell>
          <table:table-cell table:formula="of:=OutputIntensity" office:value-type="float" office:value="0.000023489631318028">
            <text:p>2.35E-5</text:p>
          </table:table-cell>
          <table:table-cell table:formula="of:=[.C51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32.5">
            <text:p>10832.5</text:p>
          </table:table-cell>
          <table:table-cell table:formula="of:=OutputIntensity" office:value-type="float" office:value="0.0000238733352087742">
            <text:p>2.39E-5</text:p>
          </table:table-cell>
          <table:table-cell table:formula="of:=[.C51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40">
            <text:p>10840</text:p>
          </table:table-cell>
          <table:table-cell table:formula="of:=OutputIntensity" office:value-type="float" office:value="0.0000217773749284081">
            <text:p>2.18E-5</text:p>
          </table:table-cell>
          <table:table-cell table:formula="of:=[.C51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47.5">
            <text:p>10847.5</text:p>
          </table:table-cell>
          <table:table-cell table:formula="of:=OutputIntensity" office:value-type="float" office:value="0.0000233317547226895">
            <text:p>2.33E-5</text:p>
          </table:table-cell>
          <table:table-cell table:formula="of:=[.C51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55">
            <text:p>10855</text:p>
          </table:table-cell>
          <table:table-cell table:formula="of:=OutputIntensity" office:value-type="float" office:value="0.0000238564787542799">
            <text:p>2.39E-5</text:p>
          </table:table-cell>
          <table:table-cell table:formula="of:=[.C51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62.5">
            <text:p>10862.5</text:p>
          </table:table-cell>
          <table:table-cell table:formula="of:=OutputIntensity" office:value-type="float" office:value="0.0000234115511032596">
            <text:p>2.34E-5</text:p>
          </table:table-cell>
          <table:table-cell table:formula="of:=[.C51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70">
            <text:p>10870</text:p>
          </table:table-cell>
          <table:table-cell table:formula="of:=OutputIntensity" office:value-type="float" office:value="0.0000234469757676523">
            <text:p>2.34E-5</text:p>
          </table:table-cell>
          <table:table-cell table:formula="of:=[.C51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77.5">
            <text:p>10877.5</text:p>
          </table:table-cell>
          <table:table-cell table:formula="of:=OutputIntensity" office:value-type="float" office:value="0.0000218327566639565">
            <text:p>2.18E-5</text:p>
          </table:table-cell>
          <table:table-cell table:formula="of:=[.C51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85">
            <text:p>10885</text:p>
          </table:table-cell>
          <table:table-cell table:formula="of:=OutputIntensity" office:value-type="float" office:value="0.0000221388976276841">
            <text:p>2.21E-5</text:p>
          </table:table-cell>
          <table:table-cell table:formula="of:=[.C52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892.5">
            <text:p>10892.5</text:p>
          </table:table-cell>
          <table:table-cell table:formula="of:=OutputIntensity" office:value-type="float" office:value="0.0000230154024139052">
            <text:p>2.30E-5</text:p>
          </table:table-cell>
          <table:table-cell table:formula="of:=[.C52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00">
            <text:p>10900</text:p>
          </table:table-cell>
          <table:table-cell table:formula="of:=OutputIntensity" office:value-type="float" office:value="0.0000337722746977991">
            <text:p>3.38E-5</text:p>
          </table:table-cell>
          <table:table-cell table:formula="of:=[.C52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07.5">
            <text:p>10907.5</text:p>
          </table:table-cell>
          <table:table-cell table:formula="of:=OutputIntensity" office:value-type="float" office:value="0.0000205095180752114">
            <text:p>2.05E-5</text:p>
          </table:table-cell>
          <table:table-cell table:formula="of:=[.C52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15">
            <text:p>10915</text:p>
          </table:table-cell>
          <table:table-cell table:formula="of:=OutputIntensity" office:value-type="float" office:value="0.0000226171360632175">
            <text:p>2.26E-5</text:p>
          </table:table-cell>
          <table:table-cell table:formula="of:=[.C52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22.5">
            <text:p>10922.5</text:p>
          </table:table-cell>
          <table:table-cell table:formula="of:=OutputIntensity" office:value-type="float" office:value="0.0000223851321006909">
            <text:p>2.24E-5</text:p>
          </table:table-cell>
          <table:table-cell table:formula="of:=[.C52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30">
            <text:p>10930</text:p>
          </table:table-cell>
          <table:table-cell table:formula="of:=OutputIntensity" office:value-type="float" office:value="0.0000241935095488772">
            <text:p>2.42E-5</text:p>
          </table:table-cell>
          <table:table-cell table:formula="of:=[.C52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37.5">
            <text:p>10937.5</text:p>
          </table:table-cell>
          <table:table-cell table:formula="of:=OutputIntensity" office:value-type="float" office:value="0.0000212422716919737">
            <text:p>2.12E-5</text:p>
          </table:table-cell>
          <table:table-cell table:formula="of:=[.C52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45">
            <text:p>10945</text:p>
          </table:table-cell>
          <table:table-cell table:formula="of:=OutputIntensity" office:value-type="float" office:value="0.0000221714217377134">
            <text:p>2.22E-5</text:p>
          </table:table-cell>
          <table:table-cell table:formula="of:=[.C52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52.5">
            <text:p>10952.5</text:p>
          </table:table-cell>
          <table:table-cell table:formula="of:=OutputIntensity" office:value-type="float" office:value="0.0000227209628179537">
            <text:p>2.27E-5</text:p>
          </table:table-cell>
          <table:table-cell table:formula="of:=[.C52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60">
            <text:p>10960</text:p>
          </table:table-cell>
          <table:table-cell table:formula="of:=OutputIntensity" office:value-type="float" office:value="0.0000224308979892703">
            <text:p>2.24E-5</text:p>
          </table:table-cell>
          <table:table-cell table:formula="of:=[.C53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67.5">
            <text:p>10967.5</text:p>
          </table:table-cell>
          <table:table-cell table:formula="of:=OutputIntensity" office:value-type="float" office:value="0.0000218412302335547">
            <text:p>2.18E-5</text:p>
          </table:table-cell>
          <table:table-cell table:formula="of:=[.C53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75">
            <text:p>10975</text:p>
          </table:table-cell>
          <table:table-cell table:formula="of:=OutputIntensity" office:value-type="float" office:value="0.0000217319624586164">
            <text:p>2.17E-5</text:p>
          </table:table-cell>
          <table:table-cell table:formula="of:=[.C53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82.5">
            <text:p>10982.5</text:p>
          </table:table-cell>
          <table:table-cell table:formula="of:=OutputIntensity" office:value-type="float" office:value="0.0000235430974987883">
            <text:p>2.35E-5</text:p>
          </table:table-cell>
          <table:table-cell table:formula="of:=[.C53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90">
            <text:p>10990</text:p>
          </table:table-cell>
          <table:table-cell table:formula="of:=OutputIntensity" office:value-type="float" office:value="0.0000213746381155367">
            <text:p>2.14E-5</text:p>
          </table:table-cell>
          <table:table-cell table:formula="of:=[.C53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0997.5">
            <text:p>10997.5</text:p>
          </table:table-cell>
          <table:table-cell table:formula="of:=OutputIntensity" office:value-type="float" office:value="0.0000186765869980743">
            <text:p>1.87E-5</text:p>
          </table:table-cell>
          <table:table-cell table:formula="of:=[.C53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05">
            <text:p>11005</text:p>
          </table:table-cell>
          <table:table-cell table:formula="of:=OutputIntensity" office:value-type="float" office:value="0.0000234889467639764">
            <text:p>2.35E-5</text:p>
          </table:table-cell>
          <table:table-cell table:formula="of:=[.C53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12.5">
            <text:p>11012.5</text:p>
          </table:table-cell>
          <table:table-cell table:formula="of:=OutputIntensity" office:value-type="float" office:value="0.0000218917199598007">
            <text:p>2.19E-5</text:p>
          </table:table-cell>
          <table:table-cell table:formula="of:=[.C53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20">
            <text:p>11020</text:p>
          </table:table-cell>
          <table:table-cell table:formula="of:=OutputIntensity" office:value-type="float" office:value="0.0000210849090617095">
            <text:p>2.11E-5</text:p>
          </table:table-cell>
          <table:table-cell table:formula="of:=[.C53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27.5">
            <text:p>11027.5</text:p>
          </table:table-cell>
          <table:table-cell table:formula="of:=OutputIntensity" office:value-type="float" office:value="0.0000189385164760954">
            <text:p>1.89E-5</text:p>
          </table:table-cell>
          <table:table-cell table:formula="of:=[.C53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35">
            <text:p>11035</text:p>
          </table:table-cell>
          <table:table-cell table:formula="of:=OutputIntensity" office:value-type="float" office:value="0.0000227325445402088">
            <text:p>2.27E-5</text:p>
          </table:table-cell>
          <table:table-cell table:formula="of:=[.C54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42.5">
            <text:p>11042.5</text:p>
          </table:table-cell>
          <table:table-cell table:formula="of:=OutputIntensity" office:value-type="float" office:value="0.0000214069955227882">
            <text:p>2.14E-5</text:p>
          </table:table-cell>
          <table:table-cell table:formula="of:=[.C54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50">
            <text:p>11050</text:p>
          </table:table-cell>
          <table:table-cell table:formula="of:=OutputIntensity" office:value-type="float" office:value="0.0000218418716246925">
            <text:p>2.18E-5</text:p>
          </table:table-cell>
          <table:table-cell table:formula="of:=[.C54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57.5">
            <text:p>11057.5</text:p>
          </table:table-cell>
          <table:table-cell table:formula="of:=OutputIntensity" office:value-type="float" office:value="0.0000215271749795362">
            <text:p>2.15E-5</text:p>
          </table:table-cell>
          <table:table-cell table:formula="of:=[.C54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65">
            <text:p>11065</text:p>
          </table:table-cell>
          <table:table-cell table:formula="of:=OutputIntensity" office:value-type="float" office:value="0.0000213829076543247">
            <text:p>2.14E-5</text:p>
          </table:table-cell>
          <table:table-cell table:formula="of:=[.C54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72.5">
            <text:p>11072.5</text:p>
          </table:table-cell>
          <table:table-cell table:formula="of:=OutputIntensity" office:value-type="float" office:value="0.0000196290716500933">
            <text:p>1.96E-5</text:p>
          </table:table-cell>
          <table:table-cell table:formula="of:=[.C54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80">
            <text:p>11080</text:p>
          </table:table-cell>
          <table:table-cell table:formula="of:=OutputIntensity" office:value-type="float" office:value="0.0000190456689025465">
            <text:p>1.90E-5</text:p>
          </table:table-cell>
          <table:table-cell table:formula="of:=[.C54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87.5">
            <text:p>11087.5</text:p>
          </table:table-cell>
          <table:table-cell table:formula="of:=OutputIntensity" office:value-type="float" office:value="0.0000189627012826988">
            <text:p>1.90E-5</text:p>
          </table:table-cell>
          <table:table-cell table:formula="of:=[.C54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095">
            <text:p>11095</text:p>
          </table:table-cell>
          <table:table-cell table:formula="of:=OutputIntensity" office:value-type="float" office:value="0.0000200401705975172">
            <text:p>2.00E-5</text:p>
          </table:table-cell>
          <table:table-cell table:formula="of:=[.C54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02.5">
            <text:p>11102.5</text:p>
          </table:table-cell>
          <table:table-cell table:formula="of:=OutputIntensity" office:value-type="float" office:value="0.0000200880785905641">
            <text:p>2.01E-5</text:p>
          </table:table-cell>
          <table:table-cell table:formula="of:=[.C54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10">
            <text:p>11110</text:p>
          </table:table-cell>
          <table:table-cell table:formula="of:=OutputIntensity" office:value-type="float" office:value="0.0000227164269426421">
            <text:p>2.27E-5</text:p>
          </table:table-cell>
          <table:table-cell table:formula="of:=[.C55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17.5">
            <text:p>11117.5</text:p>
          </table:table-cell>
          <table:table-cell table:formula="of:=OutputIntensity" office:value-type="float" office:value="0.0000197452172724383">
            <text:p>1.97E-5</text:p>
          </table:table-cell>
          <table:table-cell table:formula="of:=[.C55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25">
            <text:p>11125</text:p>
          </table:table-cell>
          <table:table-cell table:formula="of:=OutputIntensity" office:value-type="float" office:value="0.0000205744511371699">
            <text:p>2.06E-5</text:p>
          </table:table-cell>
          <table:table-cell table:formula="of:=[.C55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32.5">
            <text:p>11132.5</text:p>
          </table:table-cell>
          <table:table-cell table:formula="of:=OutputIntensity" office:value-type="float" office:value="0.0000198641300332305">
            <text:p>1.99E-5</text:p>
          </table:table-cell>
          <table:table-cell table:formula="of:=[.C55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40">
            <text:p>11140</text:p>
          </table:table-cell>
          <table:table-cell table:formula="of:=OutputIntensity" office:value-type="float" office:value="0.0000190142553968358">
            <text:p>1.90E-5</text:p>
          </table:table-cell>
          <table:table-cell table:formula="of:=[.C55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47.5">
            <text:p>11147.5</text:p>
          </table:table-cell>
          <table:table-cell table:formula="of:=OutputIntensity" office:value-type="float" office:value="0.0000173548286046706">
            <text:p>1.74E-5</text:p>
          </table:table-cell>
          <table:table-cell table:formula="of:=[.C55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55">
            <text:p>11155</text:p>
          </table:table-cell>
          <table:table-cell table:formula="of:=OutputIntensity" office:value-type="float" office:value="0.0000215158509745348">
            <text:p>2.15E-5</text:p>
          </table:table-cell>
          <table:table-cell table:formula="of:=[.C55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62.5">
            <text:p>11162.5</text:p>
          </table:table-cell>
          <table:table-cell table:formula="of:=OutputIntensity" office:value-type="float" office:value="0.00001824732376599">
            <text:p>1.82E-5</text:p>
          </table:table-cell>
          <table:table-cell table:formula="of:=[.C55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70">
            <text:p>11170</text:p>
          </table:table-cell>
          <table:table-cell table:formula="of:=OutputIntensity" office:value-type="float" office:value="0.0000206992481810054">
            <text:p>2.07E-5</text:p>
          </table:table-cell>
          <table:table-cell table:formula="of:=[.C55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77.5">
            <text:p>11177.5</text:p>
          </table:table-cell>
          <table:table-cell table:formula="of:=OutputIntensity" office:value-type="float" office:value="0.0000208216253646035">
            <text:p>2.08E-5</text:p>
          </table:table-cell>
          <table:table-cell table:formula="of:=[.C55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85">
            <text:p>11185</text:p>
          </table:table-cell>
          <table:table-cell table:formula="of:=OutputIntensity" office:value-type="float" office:value="0.0000179044564055052">
            <text:p>1.79E-5</text:p>
          </table:table-cell>
          <table:table-cell table:formula="of:=[.C56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192.5">
            <text:p>11192.5</text:p>
          </table:table-cell>
          <table:table-cell table:formula="of:=OutputIntensity" office:value-type="float" office:value="0.0000161977423367746">
            <text:p>1.62E-5</text:p>
          </table:table-cell>
          <table:table-cell table:formula="of:=[.C56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00">
            <text:p>11200</text:p>
          </table:table-cell>
          <table:table-cell table:formula="of:=OutputIntensity" office:value-type="float" office:value="0.0000486514841364628">
            <text:p>4.87E-5</text:p>
          </table:table-cell>
          <table:table-cell table:formula="of:=[.C56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07.5">
            <text:p>11207.5</text:p>
          </table:table-cell>
          <table:table-cell table:formula="of:=OutputIntensity" office:value-type="float" office:value="0.0000179156827282502">
            <text:p>1.79E-5</text:p>
          </table:table-cell>
          <table:table-cell table:formula="of:=[.C56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15">
            <text:p>11215</text:p>
          </table:table-cell>
          <table:table-cell table:formula="of:=OutputIntensity" office:value-type="float" office:value="0.0000174803389820891">
            <text:p>1.75E-5</text:p>
          </table:table-cell>
          <table:table-cell table:formula="of:=[.C56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22.5">
            <text:p>11222.5</text:p>
          </table:table-cell>
          <table:table-cell table:formula="of:=OutputIntensity" office:value-type="float" office:value="0.0000189954537148443">
            <text:p>1.90E-5</text:p>
          </table:table-cell>
          <table:table-cell table:formula="of:=[.C56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30">
            <text:p>11230</text:p>
          </table:table-cell>
          <table:table-cell table:formula="of:=OutputIntensity" office:value-type="float" office:value="0.0000176310276909323">
            <text:p>1.76E-5</text:p>
          </table:table-cell>
          <table:table-cell table:formula="of:=[.C56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37.5">
            <text:p>11237.5</text:p>
          </table:table-cell>
          <table:table-cell table:formula="of:=OutputIntensity" office:value-type="float" office:value="0.0000169570616229601">
            <text:p>1.70E-5</text:p>
          </table:table-cell>
          <table:table-cell table:formula="of:=[.C56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45">
            <text:p>11245</text:p>
          </table:table-cell>
          <table:table-cell table:formula="of:=OutputIntensity" office:value-type="float" office:value="0.0000209335561723612">
            <text:p>2.09E-5</text:p>
          </table:table-cell>
          <table:table-cell table:formula="of:=[.C56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52.5">
            <text:p>11252.5</text:p>
          </table:table-cell>
          <table:table-cell table:formula="of:=OutputIntensity" office:value-type="float" office:value="0.0000154705119500316">
            <text:p>1.55E-5</text:p>
          </table:table-cell>
          <table:table-cell table:formula="of:=[.C56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60">
            <text:p>11260</text:p>
          </table:table-cell>
          <table:table-cell table:formula="of:=OutputIntensity" office:value-type="float" office:value="0.0000178979295169629">
            <text:p>1.79E-5</text:p>
          </table:table-cell>
          <table:table-cell table:formula="of:=[.C57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67.5">
            <text:p>11267.5</text:p>
          </table:table-cell>
          <table:table-cell table:formula="of:=OutputIntensity" office:value-type="float" office:value="0.000018125809384874">
            <text:p>1.81E-5</text:p>
          </table:table-cell>
          <table:table-cell table:formula="of:=[.C57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75">
            <text:p>11275</text:p>
          </table:table-cell>
          <table:table-cell table:formula="of:=OutputIntensity" office:value-type="float" office:value="0.0000163041520168414">
            <text:p>1.63E-5</text:p>
          </table:table-cell>
          <table:table-cell table:formula="of:=[.C57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82.5">
            <text:p>11282.5</text:p>
          </table:table-cell>
          <table:table-cell table:formula="of:=OutputIntensity" office:value-type="float" office:value="0.0000175629578279268">
            <text:p>1.76E-5</text:p>
          </table:table-cell>
          <table:table-cell table:formula="of:=[.C57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90">
            <text:p>11290</text:p>
          </table:table-cell>
          <table:table-cell table:formula="of:=OutputIntensity" office:value-type="float" office:value="0.0000148322271858031">
            <text:p>1.48E-5</text:p>
          </table:table-cell>
          <table:table-cell table:formula="of:=[.C57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297.5">
            <text:p>11297.5</text:p>
          </table:table-cell>
          <table:table-cell table:formula="of:=OutputIntensity" office:value-type="float" office:value="0.0000173919604113786">
            <text:p>1.74E-5</text:p>
          </table:table-cell>
          <table:table-cell table:formula="of:=[.C57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05">
            <text:p>11305</text:p>
          </table:table-cell>
          <table:table-cell table:formula="of:=OutputIntensity" office:value-type="float" office:value="0.0000179221577794175">
            <text:p>1.79E-5</text:p>
          </table:table-cell>
          <table:table-cell table:formula="of:=[.C57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12.5">
            <text:p>11312.5</text:p>
          </table:table-cell>
          <table:table-cell table:formula="of:=OutputIntensity" office:value-type="float" office:value="0.0000177028195191604">
            <text:p>1.77E-5</text:p>
          </table:table-cell>
          <table:table-cell table:formula="of:=[.C57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20">
            <text:p>11320</text:p>
          </table:table-cell>
          <table:table-cell table:formula="of:=OutputIntensity" office:value-type="float" office:value="0.0000178339458149402">
            <text:p>1.78E-5</text:p>
          </table:table-cell>
          <table:table-cell table:formula="of:=[.C57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27.5">
            <text:p>11327.5</text:p>
          </table:table-cell>
          <table:table-cell table:formula="of:=OutputIntensity" office:value-type="float" office:value="0.0000161655368067966">
            <text:p>1.62E-5</text:p>
          </table:table-cell>
          <table:table-cell table:formula="of:=[.C57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35">
            <text:p>11335</text:p>
          </table:table-cell>
          <table:table-cell table:formula="of:=OutputIntensity" office:value-type="float" office:value="0.0000166375925910881">
            <text:p>1.66E-5</text:p>
          </table:table-cell>
          <table:table-cell table:formula="of:=[.C58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42.5">
            <text:p>11342.5</text:p>
          </table:table-cell>
          <table:table-cell table:formula="of:=OutputIntensity" office:value-type="float" office:value="0.000016910113221101">
            <text:p>1.69E-5</text:p>
          </table:table-cell>
          <table:table-cell table:formula="of:=[.C58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50">
            <text:p>11350</text:p>
          </table:table-cell>
          <table:table-cell table:formula="of:=OutputIntensity" office:value-type="float" office:value="0.0000175230987076556">
            <text:p>1.75E-5</text:p>
          </table:table-cell>
          <table:table-cell table:formula="of:=[.C58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57.5">
            <text:p>11357.5</text:p>
          </table:table-cell>
          <table:table-cell table:formula="of:=OutputIntensity" office:value-type="float" office:value="0.0000160165490197098">
            <text:p>1.60E-5</text:p>
          </table:table-cell>
          <table:table-cell table:formula="of:=[.C58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65">
            <text:p>11365</text:p>
          </table:table-cell>
          <table:table-cell table:formula="of:=OutputIntensity" office:value-type="float" office:value="0.0000166504640849602">
            <text:p>1.67E-5</text:p>
          </table:table-cell>
          <table:table-cell table:formula="of:=[.C58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72.5">
            <text:p>11372.5</text:p>
          </table:table-cell>
          <table:table-cell table:formula="of:=OutputIntensity" office:value-type="float" office:value="0.0000173448437904394">
            <text:p>1.73E-5</text:p>
          </table:table-cell>
          <table:table-cell table:formula="of:=[.C58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80">
            <text:p>11380</text:p>
          </table:table-cell>
          <table:table-cell table:formula="of:=OutputIntensity" office:value-type="float" office:value="0.0000164796879831108">
            <text:p>1.65E-5</text:p>
          </table:table-cell>
          <table:table-cell table:formula="of:=[.C58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87.5">
            <text:p>11387.5</text:p>
          </table:table-cell>
          <table:table-cell table:formula="of:=OutputIntensity" office:value-type="float" office:value="0.0000163949964704607">
            <text:p>1.64E-5</text:p>
          </table:table-cell>
          <table:table-cell table:formula="of:=[.C58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395">
            <text:p>11395</text:p>
          </table:table-cell>
          <table:table-cell table:formula="of:=OutputIntensity" office:value-type="float" office:value="0.0000163107690210864">
            <text:p>1.63E-5</text:p>
          </table:table-cell>
          <table:table-cell table:formula="of:=[.C58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02.5">
            <text:p>11402.5</text:p>
          </table:table-cell>
          <table:table-cell table:formula="of:=OutputIntensity" office:value-type="float" office:value="0.0000162270053652817">
            <text:p>1.62E-5</text:p>
          </table:table-cell>
          <table:table-cell table:formula="of:=[.C58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10">
            <text:p>11410</text:p>
          </table:table-cell>
          <table:table-cell table:formula="of:=OutputIntensity" office:value-type="float" office:value="0.000017263705195619">
            <text:p>1.73E-5</text:p>
          </table:table-cell>
          <table:table-cell table:formula="of:=[.C59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17.5">
            <text:p>11417.5</text:p>
          </table:table-cell>
          <table:table-cell table:formula="of:=OutputIntensity" office:value-type="float" office:value="0.000017780868167528">
            <text:p>1.78E-5</text:p>
          </table:table-cell>
          <table:table-cell table:formula="of:=[.C59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25">
            <text:p>11425</text:p>
          </table:table-cell>
          <table:table-cell table:formula="of:=OutputIntensity" office:value-type="float" office:value="0.0000152284938998713">
            <text:p>1.52E-5</text:p>
          </table:table-cell>
          <table:table-cell table:formula="of:=[.C592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32.5">
            <text:p>11432.5</text:p>
          </table:table-cell>
          <table:table-cell table:formula="of:=OutputIntensity" office:value-type="float" office:value="0.0000146965819755162">
            <text:p>1.47E-5</text:p>
          </table:table-cell>
          <table:table-cell table:formula="of:=[.C593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40">
            <text:p>11440</text:p>
          </table:table-cell>
          <table:table-cell table:formula="of:=OutputIntensity" office:value-type="float" office:value="0.000015765131941903">
            <text:p>1.58E-5</text:p>
          </table:table-cell>
          <table:table-cell table:formula="of:=[.C594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47.5">
            <text:p>11447.5</text:p>
          </table:table-cell>
          <table:table-cell table:formula="of:=OutputIntensity" office:value-type="float" office:value="0.0000149541433116103">
            <text:p>1.50E-5</text:p>
          </table:table-cell>
          <table:table-cell table:formula="of:=[.C595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55">
            <text:p>11455</text:p>
          </table:table-cell>
          <table:table-cell table:formula="of:=OutputIntensity" office:value-type="float" office:value="0.0000160936155629163">
            <text:p>1.61E-5</text:p>
          </table:table-cell>
          <table:table-cell table:formula="of:=[.C596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62.5">
            <text:p>11462.5</text:p>
          </table:table-cell>
          <table:table-cell table:formula="of:=OutputIntensity" office:value-type="float" office:value="0.0000168335481403563">
            <text:p>1.68E-5</text:p>
          </table:table-cell>
          <table:table-cell table:formula="of:=[.C597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70">
            <text:p>11470</text:p>
          </table:table-cell>
          <table:table-cell table:formula="of:=OutputIntensity" office:value-type="float" office:value="0.0000150139404552771">
            <text:p>1.50E-5</text:p>
          </table:table-cell>
          <table:table-cell table:formula="of:=[.C598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77.5">
            <text:p>11477.5</text:p>
          </table:table-cell>
          <table:table-cell table:formula="of:=OutputIntensity" office:value-type="float" office:value="0.0000153247918863871">
            <text:p>1.53E-5</text:p>
          </table:table-cell>
          <table:table-cell table:formula="of:=[.C599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85">
            <text:p>11485</text:p>
          </table:table-cell>
          <table:table-cell table:formula="of:=OutputIntensity" office:value-type="float" office:value="0.0000153361017803031">
            <text:p>1.53E-5</text:p>
          </table:table-cell>
          <table:table-cell table:formula="of:=[.C600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492.5">
            <text:p>11492.5</text:p>
          </table:table-cell>
          <table:table-cell table:formula="of:=OutputIntensity" office:value-type="float" office:value="0.0000154078694520931">
            <text:p>1.54E-5</text:p>
          </table:table-cell>
          <table:table-cell table:formula="of:=[.C601]" office:value-type="float" office:value="0">
            <text:p>0</text:p>
          </table:table-cell>
        </table:table-row>
        <table:table-row table:style-name="ro1">
          <table:table-cell table:formula="of:=Wavelength" office:value-type="float" office:value="11500">
            <text:p>11500</text:p>
          </table:table-cell>
          <table:table-cell table:formula="of:=OutputIntensity" office:value-type="float" office:value="0.000024570094185815">
            <text:p>2.46E-5</text:p>
          </table:table-cell>
          <table:table-cell table:formula="of:=[.C602]" office:value-type="float" office:value="0">
            <text:p>0</text:p>
          </table:table-cell>
        </table:table-row>
        <table:table-row table:style-name="ro1" table:number-rows-repeated="10479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rols" table:style-name="ta2">
        <table:shapes>
          <draw:frame draw:z-index="0" draw:style-name="gr1" svg:width="12.7047in" svg:height="6.3461in" svg:x="2.6665in" svg:y="0.6811in">
            <draw:object draw:notify-on-update-of-ranges="Out.A3:Out.A603 Out.B1:Out.B2 Out.B3:Out.B6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2" table:default-cell-style-name="Default"/>
        <table:table-row table:style-name="ro2">
          <table:table-cell table:style-name="ce2" office:value-type="string">
            <text:p>Adjust peaks on right</text:p>
          </table:table-cell>
          <table:table-cell table:number-columns-repeated="5"/>
          <table:table-cell office:value-type="string">
            <text:p>Peak numb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V conversion</text:p>
          </table:table-cell>
          <table:table-cell/>
          <table:table-cell office:value-type="float" office:value="12400">
            <text:p>12400</text:p>
          </table:table-cell>
        </table:table-row>
        <table:table-row table:style-name="ro1">
          <table:table-cell office:value-type="string">
            <text:p>Wavelength</text:p>
          </table:table-cell>
          <table:table-cell office:value-type="string">
            <text:p>Energy</text:p>
          </table:table-cell>
          <table:table-cell office:value-type="string">
            <text:p>Noise</text:p>
          </table:table-cell>
          <table:table-cell table:number-columns-repeated="3"/>
          <table:table-cell office:value-type="string">
            <text:p>Center</text:p>
          </table:table-cell>
          <table:table-cell office:value-type="float" office:value="1.25">
            <text:p>1.2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table:formula="of:=Wavelength" office:value-type="float" office:value="7000">
            <text:p>7000</text:p>
          </table:table-cell>
          <table:table-cell table:formula="of:=Energy" office:value-type="float" office:value="1.77142857142857">
            <text:p>1.771</text:p>
          </table:table-cell>
          <table:table-cell table:formula="of:=NoiseSum" office:value-type="float" office:value="0.00003658">
            <text:p>3.658E-5</text:p>
          </table:table-cell>
          <table:table-cell table:number-columns-repeated="3"/>
          <table:table-cell office:value-type="string">
            <text:p>Height</text:p>
          </table:table-cell>
          <table:table-cell table:style-name="ce5" office:value-type="float" office:value="0.000008">
            <text:p>8.00E-006</text:p>
          </table:table-cell>
          <table:table-cell table:style-name="ce5" office:value-type="float" office:value="0.00002">
            <text:p>2.00E-005</text:p>
          </table:table-cell>
          <table:table-cell table:style-name="ce5" office:value-type="float" office:value="0.00001">
            <text:p>1.00E-005</text:p>
          </table:table-cell>
          <table:table-cell table:style-name="ce5" office:value-type="float" office:value="0.000005">
            <text:p>5.00E-006</text:p>
          </table:table-cell>
          <table:table-cell table:number-columns-repeated="4"/>
        </table:table-row>
        <table:table-row table:style-name="ro1">
          <table:table-cell table:formula="of:=Wavelength" office:value-type="float" office:value="7007.5">
            <text:p>7007.5</text:p>
          </table:table-cell>
          <table:table-cell table:formula="of:=Energy" office:value-type="float" office:value="1.76953264359615">
            <text:p>1.770</text:p>
          </table:table-cell>
          <table:table-cell table:formula="of:=NoiseSum" office:value-type="float" office:value="0.000005">
            <text:p>5.000E-6</text:p>
          </table:table-cell>
          <table:table-cell table:number-columns-repeated="3"/>
          <table:table-cell office:value-type="string">
            <text:p>Width</text:p>
          </table:table-cell>
          <table:table-cell office:value-type="float" office:value="0.065">
            <text:p>0.065</text:p>
          </table:table-cell>
          <table:table-cell table:formula="of:=[.H4]" office:value-type="float" office:value="0.065">
            <text:p>0.065</text:p>
          </table:table-cell>
          <table:table-cell table:formula="of:=[.I4]" office:value-type="float" office:value="0.065">
            <text:p>0.065</text:p>
          </table:table-cell>
          <table:table-cell table:formula="of:=[.J4]" office:value-type="float" office:value="0.065">
            <text:p>0.065</text:p>
          </table:table-cell>
          <table:table-cell table:number-columns-repeated="4"/>
        </table:table-row>
        <table:table-row table:style-name="ro1">
          <table:table-cell table:formula="of:=Wavelength" office:value-type="float" office:value="7015">
            <text:p>7015</text:p>
          </table:table-cell>
          <table:table-cell table:formula="of:=Energy" office:value-type="float" office:value="1.76764076977904">
            <text:p>1.768</text:p>
          </table:table-cell>
          <table:table-cell table:formula="of:=NoiseSum" office:value-type="float" office:value="0.000005">
            <text:p>5.000E-6</text:p>
          </table:table-cell>
          <table:table-cell table:number-columns-repeated="6"/>
          <table:table-cell table:style-name="ce5"/>
          <table:table-cell table:number-columns-repeated="5"/>
        </table:table-row>
        <table:table-row table:style-name="ro1">
          <table:table-cell table:formula="of:=Wavelength" office:value-type="float" office:value="7022.5">
            <text:p>7022.5</text:p>
          </table:table-cell>
          <table:table-cell table:formula="of:=Energy" office:value-type="float" office:value="1.76575293698825">
            <text:p>1.766</text:p>
          </table:table-cell>
          <table:table-cell table:formula="of:=NoiseSum" office:value-type="float" office:value="0.00000577">
            <text:p>5.7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30">
            <text:p>7030</text:p>
          </table:table-cell>
          <table:table-cell table:formula="of:=Energy" office:value-type="float" office:value="1.76386913229019">
            <text:p>1.764</text:p>
          </table:table-cell>
          <table:table-cell table:formula="of:=NoiseSum" office:value-type="float" office:value="0.00000576">
            <text:p>5.7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37.5">
            <text:p>7037.5</text:p>
          </table:table-cell>
          <table:table-cell table:formula="of:=Energy" office:value-type="float" office:value="1.76198934280639">
            <text:p>1.762</text:p>
          </table:table-cell>
          <table:table-cell table:formula="of:=NoiseSum" office:value-type="float" office:value="0.0000049">
            <text:p>4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45">
            <text:p>7045</text:p>
          </table:table-cell>
          <table:table-cell table:formula="of:=Energy" office:value-type="float" office:value="1.76011355571327">
            <text:p>1.760</text:p>
          </table:table-cell>
          <table:table-cell table:formula="of:=NoiseSum" office:value-type="float" office:value="0.0000034">
            <text:p>3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52.5">
            <text:p>7052.5</text:p>
          </table:table-cell>
          <table:table-cell table:formula="of:=Energy" office:value-type="float" office:value="1.75824175824176">
            <text:p>1.758</text:p>
          </table:table-cell>
          <table:table-cell table:formula="of:=NoiseSum" office:value-type="float" office:value="0.00000686">
            <text:p>6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60">
            <text:p>7060</text:p>
          </table:table-cell>
          <table:table-cell table:formula="of:=Energy" office:value-type="float" office:value="1.75637393767705">
            <text:p>1.756</text:p>
          </table:table-cell>
          <table:table-cell table:formula="of:=NoiseSum" office:value-type="float" office:value="0.00000503">
            <text:p>5.0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67.5">
            <text:p>7067.5</text:p>
          </table:table-cell>
          <table:table-cell table:formula="of:=Energy" office:value-type="float" office:value="1.75451008135833">
            <text:p>1.755</text:p>
          </table:table-cell>
          <table:table-cell table:formula="of:=NoiseSum" office:value-type="float" office:value="0.0000041">
            <text:p>4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75">
            <text:p>7075</text:p>
          </table:table-cell>
          <table:table-cell table:formula="of:=Energy" office:value-type="float" office:value="1.75265017667845">
            <text:p>1.753</text:p>
          </table:table-cell>
          <table:table-cell table:formula="of:=NoiseSum" office:value-type="float" office:value="0.00000526">
            <text:p>5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82.5">
            <text:p>7082.5</text:p>
          </table:table-cell>
          <table:table-cell table:formula="of:=Energy" office:value-type="float" office:value="1.75079421108366">
            <text:p>1.751</text:p>
          </table:table-cell>
          <table:table-cell table:formula="of:=NoiseSum" office:value-type="float" office:value="0.0000036">
            <text:p>3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90">
            <text:p>7090</text:p>
          </table:table-cell>
          <table:table-cell table:formula="of:=Energy" office:value-type="float" office:value="1.74894217207334">
            <text:p>1.74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097.5">
            <text:p>7097.5</text:p>
          </table:table-cell>
          <table:table-cell table:formula="of:=Energy" office:value-type="float" office:value="1.74709404719972">
            <text:p>1.74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05">
            <text:p>7105</text:p>
          </table:table-cell>
          <table:table-cell table:formula="of:=Energy" office:value-type="float" office:value="1.74524982406756">
            <text:p>1.745</text:p>
          </table:table-cell>
          <table:table-cell table:formula="of:=NoiseSum" office:value-type="float" office:value="0.00000394">
            <text:p>3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12.5">
            <text:p>7112.5</text:p>
          </table:table-cell>
          <table:table-cell table:formula="of:=Energy" office:value-type="float" office:value="1.74340949033392">
            <text:p>1.743</text:p>
          </table:table-cell>
          <table:table-cell table:formula="of:=NoiseSum" office:value-type="float" office:value="0.00000432">
            <text:p>4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20">
            <text:p>7120</text:p>
          </table:table-cell>
          <table:table-cell table:formula="of:=Energy" office:value-type="float" office:value="1.74157303370787">
            <text:p>1.742</text:p>
          </table:table-cell>
          <table:table-cell table:formula="of:=NoiseSum" office:value-type="float" office:value="0.000008">
            <text:p>8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27.5">
            <text:p>7127.5</text:p>
          </table:table-cell>
          <table:table-cell table:formula="of:=Energy" office:value-type="float" office:value="1.73974044195019">
            <text:p>1.740</text:p>
          </table:table-cell>
          <table:table-cell table:formula="of:=NoiseSum" office:value-type="float" office:value="0.00000269">
            <text:p>2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35">
            <text:p>7135</text:p>
          </table:table-cell>
          <table:table-cell table:formula="of:=Energy" office:value-type="float" office:value="1.73791170287316">
            <text:p>1.73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42.5">
            <text:p>7142.5</text:p>
          </table:table-cell>
          <table:table-cell table:formula="of:=Energy" office:value-type="float" office:value="1.73608680434022">
            <text:p>1.736</text:p>
          </table:table-cell>
          <table:table-cell table:formula="of:=NoiseSum" office:value-type="float" office:value="0.00000358">
            <text:p>3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50">
            <text:p>7150</text:p>
          </table:table-cell>
          <table:table-cell table:formula="of:=Energy" office:value-type="float" office:value="1.73426573426573">
            <text:p>1.734</text:p>
          </table:table-cell>
          <table:table-cell table:formula="of:=NoiseSum" office:value-type="float" office:value="0.0000053">
            <text:p>5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57.5">
            <text:p>7157.5</text:p>
          </table:table-cell>
          <table:table-cell table:formula="of:=Energy" office:value-type="float" office:value="1.73244848061474">
            <text:p>1.732</text:p>
          </table:table-cell>
          <table:table-cell table:formula="of:=NoiseSum" office:value-type="float" office:value="0.00000689">
            <text:p>6.8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65">
            <text:p>7165</text:p>
          </table:table-cell>
          <table:table-cell table:formula="of:=Energy" office:value-type="float" office:value="1.73063503140265">
            <text:p>1.73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72.5">
            <text:p>7172.5</text:p>
          </table:table-cell>
          <table:table-cell table:formula="of:=Energy" office:value-type="float" office:value="1.72882537469502">
            <text:p>1.729</text:p>
          </table:table-cell>
          <table:table-cell table:formula="of:=NoiseSum" office:value-type="float" office:value="0.00000272">
            <text:p>2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80">
            <text:p>7180</text:p>
          </table:table-cell>
          <table:table-cell table:formula="of:=Energy" office:value-type="float" office:value="1.72701949860724">
            <text:p>1.727</text:p>
          </table:table-cell>
          <table:table-cell table:formula="of:=NoiseSum" office:value-type="float" office:value="0.00000338">
            <text:p>3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87.5">
            <text:p>7187.5</text:p>
          </table:table-cell>
          <table:table-cell table:formula="of:=Energy" office:value-type="float" office:value="1.72521739130435">
            <text:p>1.725</text:p>
          </table:table-cell>
          <table:table-cell table:formula="of:=NoiseSum" office:value-type="float" office:value="0.00000512">
            <text:p>5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195">
            <text:p>7195</text:p>
          </table:table-cell>
          <table:table-cell table:formula="of:=Energy" office:value-type="float" office:value="1.72341904100069">
            <text:p>1.723</text:p>
          </table:table-cell>
          <table:table-cell table:formula="of:=NoiseSum" office:value-type="float" office:value="0.0000064">
            <text:p>6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02.5">
            <text:p>7202.5</text:p>
          </table:table-cell>
          <table:table-cell table:formula="of:=Energy" office:value-type="float" office:value="1.72162443595974">
            <text:p>1.722</text:p>
          </table:table-cell>
          <table:table-cell table:formula="of:=NoiseSum" office:value-type="float" office:value="0.00000694">
            <text:p>6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10">
            <text:p>7210</text:p>
          </table:table-cell>
          <table:table-cell table:formula="of:=Energy" office:value-type="float" office:value="1.71983356449376">
            <text:p>1.720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17.5">
            <text:p>7217.5</text:p>
          </table:table-cell>
          <table:table-cell table:formula="of:=Energy" office:value-type="float" office:value="1.71804641496363">
            <text:p>1.718</text:p>
          </table:table-cell>
          <table:table-cell table:formula="of:=NoiseSum" office:value-type="float" office:value="0.00000622">
            <text:p>6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25">
            <text:p>7225</text:p>
          </table:table-cell>
          <table:table-cell table:formula="of:=Energy" office:value-type="float" office:value="1.71626297577855">
            <text:p>1.716</text:p>
          </table:table-cell>
          <table:table-cell table:formula="of:=NoiseSum" office:value-type="float" office:value="0.00000482">
            <text:p>4.8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32.5">
            <text:p>7232.5</text:p>
          </table:table-cell>
          <table:table-cell table:formula="of:=Energy" office:value-type="float" office:value="1.71448323539578">
            <text:p>1.714</text:p>
          </table:table-cell>
          <table:table-cell table:formula="of:=NoiseSum" office:value-type="float" office:value="0.00000486">
            <text:p>4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40">
            <text:p>7240</text:p>
          </table:table-cell>
          <table:table-cell table:formula="of:=Energy" office:value-type="float" office:value="1.71270718232044">
            <text:p>1.713</text:p>
          </table:table-cell>
          <table:table-cell table:formula="of:=NoiseSum" office:value-type="float" office:value="0.00000554">
            <text:p>5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47.5">
            <text:p>7247.5</text:p>
          </table:table-cell>
          <table:table-cell table:formula="of:=Energy" office:value-type="float" office:value="1.71093480510521">
            <text:p>1.711</text:p>
          </table:table-cell>
          <table:table-cell table:formula="of:=NoiseSum" office:value-type="float" office:value="0.00000562">
            <text:p>5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55">
            <text:p>7255</text:p>
          </table:table-cell>
          <table:table-cell table:formula="of:=Energy" office:value-type="float" office:value="1.7091660923501">
            <text:p>1.709</text:p>
          </table:table-cell>
          <table:table-cell table:formula="of:=NoiseSum" office:value-type="float" office:value="0.00000389">
            <text:p>3.8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62.5">
            <text:p>7262.5</text:p>
          </table:table-cell>
          <table:table-cell table:formula="of:=Energy" office:value-type="float" office:value="1.70740103270224">
            <text:p>1.70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70">
            <text:p>7270</text:p>
          </table:table-cell>
          <table:table-cell table:formula="of:=Energy" office:value-type="float" office:value="1.70563961485557">
            <text:p>1.706</text:p>
          </table:table-cell>
          <table:table-cell table:formula="of:=NoiseSum" office:value-type="float" office:value="0.00000584">
            <text:p>5.8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77.5">
            <text:p>7277.5</text:p>
          </table:table-cell>
          <table:table-cell table:formula="of:=Energy" office:value-type="float" office:value="1.70388182755067">
            <text:p>1.704</text:p>
          </table:table-cell>
          <table:table-cell table:formula="of:=NoiseSum" office:value-type="float" office:value="0.00000644">
            <text:p>6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85">
            <text:p>7285</text:p>
          </table:table-cell>
          <table:table-cell table:formula="of:=Energy" office:value-type="float" office:value="1.70212765957447">
            <text:p>1.702</text:p>
          </table:table-cell>
          <table:table-cell table:formula="of:=NoiseSum" office:value-type="float" office:value="0.00000474">
            <text:p>4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292.5">
            <text:p>7292.5</text:p>
          </table:table-cell>
          <table:table-cell table:formula="of:=Energy" office:value-type="float" office:value="1.70037709976003">
            <text:p>1.700</text:p>
          </table:table-cell>
          <table:table-cell table:formula="of:=NoiseSum" office:value-type="float" office:value="0.00000593">
            <text:p>5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00">
            <text:p>7300</text:p>
          </table:table-cell>
          <table:table-cell table:formula="of:=Energy" office:value-type="float" office:value="1.6986301369863">
            <text:p>1.699</text:p>
          </table:table-cell>
          <table:table-cell table:formula="of:=NoiseSum" office:value-type="float" office:value="0.00001587">
            <text:p>1.587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07.5">
            <text:p>7307.5</text:p>
          </table:table-cell>
          <table:table-cell table:formula="of:=Energy" office:value-type="float" office:value="1.6968867601779">
            <text:p>1.697</text:p>
          </table:table-cell>
          <table:table-cell table:formula="of:=NoiseSum" office:value-type="float" office:value="0.00000641">
            <text:p>6.4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15">
            <text:p>7315</text:p>
          </table:table-cell>
          <table:table-cell table:formula="of:=Energy" office:value-type="float" office:value="1.69514695830485">
            <text:p>1.69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22.5">
            <text:p>7322.5</text:p>
          </table:table-cell>
          <table:table-cell table:formula="of:=Energy" office:value-type="float" office:value="1.69341072038238">
            <text:p>1.693</text:p>
          </table:table-cell>
          <table:table-cell table:formula="of:=NoiseSum" office:value-type="float" office:value="0.00000737">
            <text:p>7.3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30">
            <text:p>7330</text:p>
          </table:table-cell>
          <table:table-cell table:formula="of:=Energy" office:value-type="float" office:value="1.69167803547067">
            <text:p>1.692</text:p>
          </table:table-cell>
          <table:table-cell table:formula="of:=NoiseSum" office:value-type="float" office:value="0.0000046">
            <text:p>4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37.5">
            <text:p>7337.5</text:p>
          </table:table-cell>
          <table:table-cell table:formula="of:=Energy" office:value-type="float" office:value="1.68994889267462">
            <text:p>1.690</text:p>
          </table:table-cell>
          <table:table-cell table:formula="of:=NoiseSum" office:value-type="float" office:value="0.00000572">
            <text:p>5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45">
            <text:p>7345</text:p>
          </table:table-cell>
          <table:table-cell table:formula="of:=Energy" office:value-type="float" office:value="1.68822328114364">
            <text:p>1.688</text:p>
          </table:table-cell>
          <table:table-cell table:formula="of:=NoiseSum" office:value-type="float" office:value="0.00000638">
            <text:p>6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52.5">
            <text:p>7352.5</text:p>
          </table:table-cell>
          <table:table-cell table:formula="of:=Energy" office:value-type="float" office:value="1.6865011900714">
            <text:p>1.687</text:p>
          </table:table-cell>
          <table:table-cell table:formula="of:=NoiseSum" office:value-type="float" office:value="0.00000731">
            <text:p>7.3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60">
            <text:p>7360</text:p>
          </table:table-cell>
          <table:table-cell table:formula="of:=Energy" office:value-type="float" office:value="1.68478260869565">
            <text:p>1.685</text:p>
          </table:table-cell>
          <table:table-cell table:formula="of:=NoiseSum" office:value-type="float" office:value="0.00000311">
            <text:p>3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67.5">
            <text:p>7367.5</text:p>
          </table:table-cell>
          <table:table-cell table:formula="of:=Energy" office:value-type="float" office:value="1.68306752629793">
            <text:p>1.683</text:p>
          </table:table-cell>
          <table:table-cell table:formula="of:=NoiseSum" office:value-type="float" office:value="0.0000029">
            <text:p>2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75">
            <text:p>7375</text:p>
          </table:table-cell>
          <table:table-cell table:formula="of:=Energy" office:value-type="float" office:value="1.68135593220339">
            <text:p>1.681</text:p>
          </table:table-cell>
          <table:table-cell table:formula="of:=NoiseSum" office:value-type="float" office:value="0.0000051">
            <text:p>5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82.5">
            <text:p>7382.5</text:p>
          </table:table-cell>
          <table:table-cell table:formula="of:=Energy" office:value-type="float" office:value="1.67964781578056">
            <text:p>1.680</text:p>
          </table:table-cell>
          <table:table-cell table:formula="of:=NoiseSum" office:value-type="float" office:value="0.00000659">
            <text:p>6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90">
            <text:p>7390</text:p>
          </table:table-cell>
          <table:table-cell table:formula="of:=Energy" office:value-type="float" office:value="1.67794316644114">
            <text:p>1.678</text:p>
          </table:table-cell>
          <table:table-cell table:formula="of:=NoiseSum" office:value-type="float" office:value="0.00000434">
            <text:p>4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397.5">
            <text:p>7397.5</text:p>
          </table:table-cell>
          <table:table-cell table:formula="of:=Energy" office:value-type="float" office:value="1.67624197363974">
            <text:p>1.676</text:p>
          </table:table-cell>
          <table:table-cell table:formula="of:=NoiseSum" office:value-type="float" office:value="0.00000417">
            <text:p>4.1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05">
            <text:p>7405</text:p>
          </table:table-cell>
          <table:table-cell table:formula="of:=Energy" office:value-type="float" office:value="1.67454422687373">
            <text:p>1.675</text:p>
          </table:table-cell>
          <table:table-cell table:formula="of:=NoiseSum" office:value-type="float" office:value="0.0000055">
            <text:p>5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12.5">
            <text:p>7412.5</text:p>
          </table:table-cell>
          <table:table-cell table:formula="of:=Energy" office:value-type="float" office:value="1.67284991568297">
            <text:p>1.67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20">
            <text:p>7420</text:p>
          </table:table-cell>
          <table:table-cell table:formula="of:=Energy" office:value-type="float" office:value="1.6711590296496">
            <text:p>1.67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27.5">
            <text:p>7427.5</text:p>
          </table:table-cell>
          <table:table-cell table:formula="of:=Energy" office:value-type="float" office:value="1.66947155839785">
            <text:p>1.66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35">
            <text:p>7435</text:p>
          </table:table-cell>
          <table:table-cell table:formula="of:=Energy" office:value-type="float" office:value="1.66778749159381">
            <text:p>1.668</text:p>
          </table:table-cell>
          <table:table-cell table:formula="of:=NoiseSum" office:value-type="float" office:value="0.00000407">
            <text:p>4.0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42.5">
            <text:p>7442.5</text:p>
          </table:table-cell>
          <table:table-cell table:formula="of:=Energy" office:value-type="float" office:value="1.66610681894525">
            <text:p>1.666</text:p>
          </table:table-cell>
          <table:table-cell table:formula="of:=NoiseSum" office:value-type="float" office:value="0.00000453">
            <text:p>4.5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50">
            <text:p>7450</text:p>
          </table:table-cell>
          <table:table-cell table:formula="of:=Energy" office:value-type="float" office:value="1.66442953020134">
            <text:p>1.664</text:p>
          </table:table-cell>
          <table:table-cell table:formula="of:=NoiseSum" office:value-type="float" office:value="0.00000356">
            <text:p>3.5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57.5">
            <text:p>7457.5</text:p>
          </table:table-cell>
          <table:table-cell table:formula="of:=Energy" office:value-type="float" office:value="1.66275561515253">
            <text:p>1.663</text:p>
          </table:table-cell>
          <table:table-cell table:formula="of:=NoiseSum" office:value-type="float" office:value="0.00000408">
            <text:p>4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65">
            <text:p>7465</text:p>
          </table:table-cell>
          <table:table-cell table:formula="of:=Energy" office:value-type="float" office:value="1.66108506363027">
            <text:p>1.661</text:p>
          </table:table-cell>
          <table:table-cell table:formula="of:=NoiseSum" office:value-type="float" office:value="0.00000598">
            <text:p>5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72.5">
            <text:p>7472.5</text:p>
          </table:table-cell>
          <table:table-cell table:formula="of:=Energy" office:value-type="float" office:value="1.65941786550686">
            <text:p>1.659</text:p>
          </table:table-cell>
          <table:table-cell table:formula="of:=NoiseSum" office:value-type="float" office:value="0.00000537">
            <text:p>5.3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80">
            <text:p>7480</text:p>
          </table:table-cell>
          <table:table-cell table:formula="of:=Energy" office:value-type="float" office:value="1.65775401069519">
            <text:p>1.658</text:p>
          </table:table-cell>
          <table:table-cell table:formula="of:=NoiseSum" office:value-type="float" office:value="0.00000269">
            <text:p>2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87.5">
            <text:p>7487.5</text:p>
          </table:table-cell>
          <table:table-cell table:formula="of:=Energy" office:value-type="float" office:value="1.65609348914858">
            <text:p>1.656</text:p>
          </table:table-cell>
          <table:table-cell table:formula="of:=NoiseSum" office:value-type="float" office:value="0.00000683">
            <text:p>6.8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495">
            <text:p>7495</text:p>
          </table:table-cell>
          <table:table-cell table:formula="of:=Energy" office:value-type="float" office:value="1.65443629086057">
            <text:p>1.654</text:p>
          </table:table-cell>
          <table:table-cell table:formula="of:=NoiseSum" office:value-type="float" office:value="0.00000356">
            <text:p>3.5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02.5">
            <text:p>7502.5</text:p>
          </table:table-cell>
          <table:table-cell table:formula="of:=Energy" office:value-type="float" office:value="1.65278240586471">
            <text:p>1.653</text:p>
          </table:table-cell>
          <table:table-cell table:formula="of:=NoiseSum" office:value-type="float" office:value="0.00000746">
            <text:p>7.4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10">
            <text:p>7510</text:p>
          </table:table-cell>
          <table:table-cell table:formula="of:=Energy" office:value-type="float" office:value="1.65113182423435">
            <text:p>1.651</text:p>
          </table:table-cell>
          <table:table-cell table:formula="of:=NoiseSum" office:value-type="float" office:value="0.00000516">
            <text:p>5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17.5">
            <text:p>7517.5</text:p>
          </table:table-cell>
          <table:table-cell table:formula="of:=Energy" office:value-type="float" office:value="1.64948453608247">
            <text:p>1.649</text:p>
          </table:table-cell>
          <table:table-cell table:formula="of:=NoiseSum" office:value-type="float" office:value="0.0000047">
            <text:p>4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25">
            <text:p>7525</text:p>
          </table:table-cell>
          <table:table-cell table:formula="of:=Energy" office:value-type="float" office:value="1.64784053156146">
            <text:p>1.648</text:p>
          </table:table-cell>
          <table:table-cell table:formula="of:=NoiseSum" office:value-type="float" office:value="0.0000046">
            <text:p>4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32.5">
            <text:p>7532.5</text:p>
          </table:table-cell>
          <table:table-cell table:formula="of:=Energy" office:value-type="float" office:value="1.64619980086293">
            <text:p>1.646</text:p>
          </table:table-cell>
          <table:table-cell table:formula="of:=NoiseSum" office:value-type="float" office:value="0.00000308">
            <text:p>3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40">
            <text:p>7540</text:p>
          </table:table-cell>
          <table:table-cell table:formula="of:=Energy" office:value-type="float" office:value="1.64456233421751">
            <text:p>1.64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47.5">
            <text:p>7547.5</text:p>
          </table:table-cell>
          <table:table-cell table:formula="of:=Energy" office:value-type="float" office:value="1.64292812189467">
            <text:p>1.643</text:p>
          </table:table-cell>
          <table:table-cell table:formula="of:=NoiseSum" office:value-type="float" office:value="0.00000628">
            <text:p>6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55">
            <text:p>7555</text:p>
          </table:table-cell>
          <table:table-cell table:formula="of:=Energy" office:value-type="float" office:value="1.64129715420252">
            <text:p>1.641</text:p>
          </table:table-cell>
          <table:table-cell table:formula="of:=NoiseSum" office:value-type="float" office:value="0.0000026">
            <text:p>2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62.5">
            <text:p>7562.5</text:p>
          </table:table-cell>
          <table:table-cell table:formula="of:=Energy" office:value-type="float" office:value="1.6396694214876">
            <text:p>1.64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70">
            <text:p>7570</text:p>
          </table:table-cell>
          <table:table-cell table:formula="of:=Energy" office:value-type="float" office:value="1.63804491413474">
            <text:p>1.638</text:p>
          </table:table-cell>
          <table:table-cell table:formula="of:=NoiseSum" office:value-type="float" office:value="0.00000413">
            <text:p>4.1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77.5">
            <text:p>7577.5</text:p>
          </table:table-cell>
          <table:table-cell table:formula="of:=Energy" office:value-type="float" office:value="1.63642362256681">
            <text:p>1.636</text:p>
          </table:table-cell>
          <table:table-cell table:formula="of:=NoiseSum" office:value-type="float" office:value="0.00000314">
            <text:p>3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85">
            <text:p>7585</text:p>
          </table:table-cell>
          <table:table-cell table:formula="of:=Energy" office:value-type="float" office:value="1.63480553724456">
            <text:p>1.635</text:p>
          </table:table-cell>
          <table:table-cell table:formula="of:=NoiseSum" office:value-type="float" office:value="0.0000043">
            <text:p>4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592.5">
            <text:p>7592.5</text:p>
          </table:table-cell>
          <table:table-cell table:formula="of:=Energy" office:value-type="float" office:value="1.63319064866645">
            <text:p>1.63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00">
            <text:p>7600</text:p>
          </table:table-cell>
          <table:table-cell table:formula="of:=Energy" office:value-type="float" office:value="1.63157894736842">
            <text:p>1.632</text:p>
          </table:table-cell>
          <table:table-cell table:formula="of:=NoiseSum" office:value-type="float" office:value="0.000035">
            <text:p>3.500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07.5">
            <text:p>7607.5</text:p>
          </table:table-cell>
          <table:table-cell table:formula="of:=Energy" office:value-type="float" office:value="1.62997042392376">
            <text:p>1.630</text:p>
          </table:table-cell>
          <table:table-cell table:formula="of:=NoiseSum" office:value-type="float" office:value="0.00000401">
            <text:p>4.0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15">
            <text:p>7615</text:p>
          </table:table-cell>
          <table:table-cell table:formula="of:=Energy" office:value-type="float" office:value="1.62836506894288">
            <text:p>1.628</text:p>
          </table:table-cell>
          <table:table-cell table:formula="of:=NoiseSum" office:value-type="float" office:value="0.00000372">
            <text:p>3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22.5">
            <text:p>7622.5</text:p>
          </table:table-cell>
          <table:table-cell table:formula="of:=Energy" office:value-type="float" office:value="1.62676287307314">
            <text:p>1.627</text:p>
          </table:table-cell>
          <table:table-cell table:formula="of:=NoiseSum" office:value-type="float" office:value="0.00000502">
            <text:p>5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30">
            <text:p>7630</text:p>
          </table:table-cell>
          <table:table-cell table:formula="of:=Energy" office:value-type="float" office:value="1.62516382699869">
            <text:p>1.625</text:p>
          </table:table-cell>
          <table:table-cell table:formula="of:=NoiseSum" office:value-type="float" office:value="0.0000042">
            <text:p>4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37.5">
            <text:p>7637.5</text:p>
          </table:table-cell>
          <table:table-cell table:formula="of:=Energy" office:value-type="float" office:value="1.62356792144026">
            <text:p>1.624</text:p>
          </table:table-cell>
          <table:table-cell table:formula="of:=NoiseSum" office:value-type="float" office:value="0.00000458">
            <text:p>4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45">
            <text:p>7645</text:p>
          </table:table-cell>
          <table:table-cell table:formula="of:=Energy" office:value-type="float" office:value="1.621975147155">
            <text:p>1.622</text:p>
          </table:table-cell>
          <table:table-cell table:formula="of:=NoiseSum" office:value-type="float" office:value="0.00000372">
            <text:p>3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52.5">
            <text:p>7652.5</text:p>
          </table:table-cell>
          <table:table-cell table:formula="of:=Energy" office:value-type="float" office:value="1.6203854949363">
            <text:p>1.62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60">
            <text:p>7660</text:p>
          </table:table-cell>
          <table:table-cell table:formula="of:=Energy" office:value-type="float" office:value="1.61879895561358">
            <text:p>1.619</text:p>
          </table:table-cell>
          <table:table-cell table:formula="of:=NoiseSum" office:value-type="float" office:value="0.00000695">
            <text:p>6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67.5">
            <text:p>7667.5</text:p>
          </table:table-cell>
          <table:table-cell table:formula="of:=Energy" office:value-type="float" office:value="1.61721552005217">
            <text:p>1.61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75">
            <text:p>7675</text:p>
          </table:table-cell>
          <table:table-cell table:formula="of:=Energy" office:value-type="float" office:value="1.61563517915309">
            <text:p>1.616</text:p>
          </table:table-cell>
          <table:table-cell table:formula="of:=NoiseSum" office:value-type="float" office:value="0.00000492">
            <text:p>4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82.5">
            <text:p>7682.5</text:p>
          </table:table-cell>
          <table:table-cell table:formula="of:=Energy" office:value-type="float" office:value="1.61405792385291">
            <text:p>1.614</text:p>
          </table:table-cell>
          <table:table-cell table:formula="of:=NoiseSum" office:value-type="float" office:value="0.00000403">
            <text:p>4.0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90">
            <text:p>7690</text:p>
          </table:table-cell>
          <table:table-cell table:formula="of:=Energy" office:value-type="float" office:value="1.61248374512354">
            <text:p>1.612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697.5">
            <text:p>7697.5</text:p>
          </table:table-cell>
          <table:table-cell table:formula="of:=Energy" office:value-type="float" office:value="1.61091263397207">
            <text:p>1.611</text:p>
          </table:table-cell>
          <table:table-cell table:formula="of:=NoiseSum" office:value-type="float" office:value="0.00000305">
            <text:p>3.0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05">
            <text:p>7705</text:p>
          </table:table-cell>
          <table:table-cell table:formula="of:=Energy" office:value-type="float" office:value="1.60934458144062">
            <text:p>1.60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12.5">
            <text:p>7712.5</text:p>
          </table:table-cell>
          <table:table-cell table:formula="of:=Energy" office:value-type="float" office:value="1.60777957860616">
            <text:p>1.60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20">
            <text:p>7720</text:p>
          </table:table-cell>
          <table:table-cell table:formula="of:=Energy" office:value-type="float" office:value="1.60621761658031">
            <text:p>1.606</text:p>
          </table:table-cell>
          <table:table-cell table:formula="of:=NoiseSum" office:value-type="float" office:value="0.00000502">
            <text:p>5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27.5">
            <text:p>7727.5</text:p>
          </table:table-cell>
          <table:table-cell table:formula="of:=Energy" office:value-type="float" office:value="1.60465868650922">
            <text:p>1.605</text:p>
          </table:table-cell>
          <table:table-cell table:formula="of:=NoiseSum" office:value-type="float" office:value="0.00000563">
            <text:p>5.6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35">
            <text:p>7735</text:p>
          </table:table-cell>
          <table:table-cell table:formula="of:=Energy" office:value-type="float" office:value="1.60310277957337">
            <text:p>1.603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42.5">
            <text:p>7742.5</text:p>
          </table:table-cell>
          <table:table-cell table:formula="of:=Energy" office:value-type="float" office:value="1.60154988698741">
            <text:p>1.602</text:p>
          </table:table-cell>
          <table:table-cell table:formula="of:=NoiseSum" office:value-type="float" office:value="0.00000592">
            <text:p>5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50">
            <text:p>7750</text:p>
          </table:table-cell>
          <table:table-cell table:formula="of:=Energy" office:value-type="float" office:value="1.6">
            <text:p>1.600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57.5">
            <text:p>7757.5</text:p>
          </table:table-cell>
          <table:table-cell table:formula="of:=Energy" office:value-type="float" office:value="1.59845310989365">
            <text:p>1.598</text:p>
          </table:table-cell>
          <table:table-cell table:formula="of:=NoiseSum" office:value-type="float" office:value="0.00000595">
            <text:p>5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65">
            <text:p>7765</text:p>
          </table:table-cell>
          <table:table-cell table:formula="of:=Energy" office:value-type="float" office:value="1.59690920798455">
            <text:p>1.597</text:p>
          </table:table-cell>
          <table:table-cell table:formula="of:=NoiseSum" office:value-type="float" office:value="0.00000332">
            <text:p>3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72.5">
            <text:p>7772.5</text:p>
          </table:table-cell>
          <table:table-cell table:formula="of:=Energy" office:value-type="float" office:value="1.59536828562239">
            <text:p>1.59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80">
            <text:p>7780</text:p>
          </table:table-cell>
          <table:table-cell table:formula="of:=Energy" office:value-type="float" office:value="1.59383033419023">
            <text:p>1.594</text:p>
          </table:table-cell>
          <table:table-cell table:formula="of:=NoiseSum" office:value-type="float" office:value="0.00000448">
            <text:p>4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87.5">
            <text:p>7787.5</text:p>
          </table:table-cell>
          <table:table-cell table:formula="of:=Energy" office:value-type="float" office:value="1.59229534510433">
            <text:p>1.592</text:p>
          </table:table-cell>
          <table:table-cell table:formula="of:=NoiseSum" office:value-type="float" office:value="0.00000406">
            <text:p>4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795">
            <text:p>7795</text:p>
          </table:table-cell>
          <table:table-cell table:formula="of:=Energy" office:value-type="float" office:value="1.59076330981398">
            <text:p>1.591</text:p>
          </table:table-cell>
          <table:table-cell table:formula="of:=NoiseSum" office:value-type="float" office:value="0.00000677">
            <text:p>6.7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02.5">
            <text:p>7802.5</text:p>
          </table:table-cell>
          <table:table-cell table:formula="of:=Energy" office:value-type="float" office:value="1.58923421980135">
            <text:p>1.589</text:p>
          </table:table-cell>
          <table:table-cell table:formula="of:=NoiseSum" office:value-type="float" office:value="0.00000716">
            <text:p>7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10">
            <text:p>7810</text:p>
          </table:table-cell>
          <table:table-cell table:formula="of:=Energy" office:value-type="float" office:value="1.58770806658131">
            <text:p>1.588</text:p>
          </table:table-cell>
          <table:table-cell table:formula="of:=NoiseSum" office:value-type="float" office:value="0.00000419">
            <text:p>4.1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17.5">
            <text:p>7817.5</text:p>
          </table:table-cell>
          <table:table-cell table:formula="of:=Energy" office:value-type="float" office:value="1.58618484170131">
            <text:p>1.586</text:p>
          </table:table-cell>
          <table:table-cell table:formula="of:=NoiseSum" office:value-type="float" office:value="0.00000779">
            <text:p>7.7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25">
            <text:p>7825</text:p>
          </table:table-cell>
          <table:table-cell table:formula="of:=Energy" office:value-type="float" office:value="1.58466453674121">
            <text:p>1.585</text:p>
          </table:table-cell>
          <table:table-cell table:formula="of:=NoiseSum" office:value-type="float" office:value="0.00000411">
            <text:p>4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32.5">
            <text:p>7832.5</text:p>
          </table:table-cell>
          <table:table-cell table:formula="of:=Energy" office:value-type="float" office:value="1.58314714331312">
            <text:p>1.583</text:p>
          </table:table-cell>
          <table:table-cell table:formula="of:=NoiseSum" office:value-type="float" office:value="0.00000665">
            <text:p>6.6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40">
            <text:p>7840</text:p>
          </table:table-cell>
          <table:table-cell table:formula="of:=Energy" office:value-type="float" office:value="1.58163265306122">
            <text:p>1.582</text:p>
          </table:table-cell>
          <table:table-cell table:formula="of:=NoiseSum" office:value-type="float" office:value="0.00000462">
            <text:p>4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47.5">
            <text:p>7847.5</text:p>
          </table:table-cell>
          <table:table-cell table:formula="of:=Energy" office:value-type="float" office:value="1.58012105766168">
            <text:p>1.580</text:p>
          </table:table-cell>
          <table:table-cell table:formula="of:=NoiseSum" office:value-type="float" office:value="0.00000388">
            <text:p>3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55">
            <text:p>7855</text:p>
          </table:table-cell>
          <table:table-cell table:formula="of:=Energy" office:value-type="float" office:value="1.57861234882241">
            <text:p>1.579</text:p>
          </table:table-cell>
          <table:table-cell table:formula="of:=NoiseSum" office:value-type="float" office:value="0.00000251">
            <text:p>2.5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62.5">
            <text:p>7862.5</text:p>
          </table:table-cell>
          <table:table-cell table:formula="of:=Energy" office:value-type="float" office:value="1.57710651828299">
            <text:p>1.577</text:p>
          </table:table-cell>
          <table:table-cell table:formula="of:=NoiseSum" office:value-type="float" office:value="0.0000068">
            <text:p>6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70">
            <text:p>7870</text:p>
          </table:table-cell>
          <table:table-cell table:formula="of:=Energy" office:value-type="float" office:value="1.57560355781449">
            <text:p>1.576</text:p>
          </table:table-cell>
          <table:table-cell table:formula="of:=NoiseSum" office:value-type="float" office:value="0.00000638">
            <text:p>6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77.5">
            <text:p>7877.5</text:p>
          </table:table-cell>
          <table:table-cell table:formula="of:=Energy" office:value-type="float" office:value="1.5741034592193">
            <text:p>1.574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85">
            <text:p>7885</text:p>
          </table:table-cell>
          <table:table-cell table:formula="of:=Energy" office:value-type="float" office:value="1.57260621433101">
            <text:p>1.57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892.5">
            <text:p>7892.5</text:p>
          </table:table-cell>
          <table:table-cell table:formula="of:=Energy" office:value-type="float" office:value="1.57111181501425">
            <text:p>1.571</text:p>
          </table:table-cell>
          <table:table-cell table:formula="of:=NoiseSum" office:value-type="float" office:value="0.00000499">
            <text:p>4.9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00">
            <text:p>7900</text:p>
          </table:table-cell>
          <table:table-cell table:formula="of:=Energy" office:value-type="float" office:value="1.56962025316456">
            <text:p>1.570</text:p>
          </table:table-cell>
          <table:table-cell table:formula="of:=NoiseSum" office:value-type="float" office:value="0.00001716">
            <text:p>1.716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07.5">
            <text:p>7907.5</text:p>
          </table:table-cell>
          <table:table-cell table:formula="of:=Energy" office:value-type="float" office:value="1.56813152070819">
            <text:p>1.568</text:p>
          </table:table-cell>
          <table:table-cell table:formula="of:=NoiseSum" office:value-type="float" office:value="0.00000427">
            <text:p>4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15">
            <text:p>7915</text:p>
          </table:table-cell>
          <table:table-cell table:formula="of:=Energy" office:value-type="float" office:value="1.56664560960202">
            <text:p>1.56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22.5">
            <text:p>7922.5</text:p>
          </table:table-cell>
          <table:table-cell table:formula="of:=Energy" office:value-type="float" office:value="1.56516251183339">
            <text:p>1.565</text:p>
          </table:table-cell>
          <table:table-cell table:formula="of:=NoiseSum" office:value-type="float" office:value="0.00000522">
            <text:p>5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30">
            <text:p>7930</text:p>
          </table:table-cell>
          <table:table-cell table:formula="of:=Energy" office:value-type="float" office:value="1.56368221941992">
            <text:p>1.564</text:p>
          </table:table-cell>
          <table:table-cell table:formula="of:=NoiseSum" office:value-type="float" office:value="0.0000034">
            <text:p>3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37.5">
            <text:p>7937.5</text:p>
          </table:table-cell>
          <table:table-cell table:formula="of:=Energy" office:value-type="float" office:value="1.56220472440945">
            <text:p>1.562</text:p>
          </table:table-cell>
          <table:table-cell table:formula="of:=NoiseSum" office:value-type="float" office:value="0.00000565">
            <text:p>5.6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45">
            <text:p>7945</text:p>
          </table:table-cell>
          <table:table-cell table:formula="of:=Energy" office:value-type="float" office:value="1.5607300188798">
            <text:p>1.561</text:p>
          </table:table-cell>
          <table:table-cell table:formula="of:=NoiseSum" office:value-type="float" office:value="0.00000392">
            <text:p>3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52.5">
            <text:p>7952.5</text:p>
          </table:table-cell>
          <table:table-cell table:formula="of:=Energy" office:value-type="float" office:value="1.5592580949387">
            <text:p>1.559</text:p>
          </table:table-cell>
          <table:table-cell table:formula="of:=NoiseSum" office:value-type="float" office:value="0.00000616">
            <text:p>6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60">
            <text:p>7960</text:p>
          </table:table-cell>
          <table:table-cell table:formula="of:=Energy" office:value-type="float" office:value="1.55778894472362">
            <text:p>1.558</text:p>
          </table:table-cell>
          <table:table-cell table:formula="of:=NoiseSum" office:value-type="float" office:value="0.00000386">
            <text:p>3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67.5">
            <text:p>7967.5</text:p>
          </table:table-cell>
          <table:table-cell table:formula="of:=Energy" office:value-type="float" office:value="1.55632256040163">
            <text:p>1.556</text:p>
          </table:table-cell>
          <table:table-cell table:formula="of:=NoiseSum" office:value-type="float" office:value="0.00000322">
            <text:p>3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75">
            <text:p>7975</text:p>
          </table:table-cell>
          <table:table-cell table:formula="of:=Energy" office:value-type="float" office:value="1.55485893416928">
            <text:p>1.555</text:p>
          </table:table-cell>
          <table:table-cell table:formula="of:=NoiseSum" office:value-type="float" office:value="0.00000528">
            <text:p>5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82.5">
            <text:p>7982.5</text:p>
          </table:table-cell>
          <table:table-cell table:formula="of:=Energy" office:value-type="float" office:value="1.55339805825243">
            <text:p>1.553</text:p>
          </table:table-cell>
          <table:table-cell table:formula="of:=NoiseSum" office:value-type="float" office:value="0.00000698">
            <text:p>6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90">
            <text:p>7990</text:p>
          </table:table-cell>
          <table:table-cell table:formula="of:=Energy" office:value-type="float" office:value="1.55193992490613">
            <text:p>1.552</text:p>
          </table:table-cell>
          <table:table-cell table:formula="of:=NoiseSum" office:value-type="float" office:value="0.00000437">
            <text:p>4.3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7997.5">
            <text:p>7997.5</text:p>
          </table:table-cell>
          <table:table-cell table:formula="of:=Energy" office:value-type="float" office:value="1.5504845264145">
            <text:p>1.550</text:p>
          </table:table-cell>
          <table:table-cell table:formula="of:=NoiseSum" office:value-type="float" office:value="0.0000057">
            <text:p>5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05">
            <text:p>8005</text:p>
          </table:table-cell>
          <table:table-cell table:formula="of:=Energy" office:value-type="float" office:value="1.54903185509057">
            <text:p>1.549</text:p>
          </table:table-cell>
          <table:table-cell table:formula="of:=NoiseSum" office:value-type="float" office:value="0.0000042">
            <text:p>4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12.5">
            <text:p>8012.5</text:p>
          </table:table-cell>
          <table:table-cell table:formula="of:=Energy" office:value-type="float" office:value="1.54758190327613">
            <text:p>1.54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20">
            <text:p>8020</text:p>
          </table:table-cell>
          <table:table-cell table:formula="of:=Energy" office:value-type="float" office:value="1.54613466334165">
            <text:p>1.546</text:p>
          </table:table-cell>
          <table:table-cell table:formula="of:=NoiseSum" office:value-type="float" office:value="0.00000593">
            <text:p>5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27.5">
            <text:p>8027.5</text:p>
          </table:table-cell>
          <table:table-cell table:formula="of:=Energy" office:value-type="float" office:value="1.54469012768608">
            <text:p>1.545</text:p>
          </table:table-cell>
          <table:table-cell table:formula="of:=NoiseSum" office:value-type="float" office:value="0.00000334">
            <text:p>3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35">
            <text:p>8035</text:p>
          </table:table-cell>
          <table:table-cell table:formula="of:=Energy" office:value-type="float" office:value="1.54324828873678">
            <text:p>1.543</text:p>
          </table:table-cell>
          <table:table-cell table:formula="of:=NoiseSum" office:value-type="float" office:value="0.0000041">
            <text:p>4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42.5">
            <text:p>8042.5</text:p>
          </table:table-cell>
          <table:table-cell table:formula="of:=Energy" office:value-type="float" office:value="1.54180913894933">
            <text:p>1.542</text:p>
          </table:table-cell>
          <table:table-cell table:formula="of:=NoiseSum" office:value-type="float" office:value="0.00000251">
            <text:p>2.5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50">
            <text:p>8050</text:p>
          </table:table-cell>
          <table:table-cell table:formula="of:=Energy" office:value-type="float" office:value="1.54037267080745">
            <text:p>1.54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57.5">
            <text:p>8057.5</text:p>
          </table:table-cell>
          <table:table-cell table:formula="of:=Energy" office:value-type="float" office:value="1.53893887682284">
            <text:p>1.539</text:p>
          </table:table-cell>
          <table:table-cell table:formula="of:=NoiseSum" office:value-type="float" office:value="0.00000658">
            <text:p>6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65">
            <text:p>8065</text:p>
          </table:table-cell>
          <table:table-cell table:formula="of:=Energy" office:value-type="float" office:value="1.53750774953503">
            <text:p>1.538</text:p>
          </table:table-cell>
          <table:table-cell table:formula="of:=NoiseSum" office:value-type="float" office:value="0.00000432">
            <text:p>4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72.5">
            <text:p>8072.5</text:p>
          </table:table-cell>
          <table:table-cell table:formula="of:=Energy" office:value-type="float" office:value="1.5360792815113">
            <text:p>1.536</text:p>
          </table:table-cell>
          <table:table-cell table:formula="of:=NoiseSum" office:value-type="float" office:value="0.00000359">
            <text:p>3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80">
            <text:p>8080</text:p>
          </table:table-cell>
          <table:table-cell table:formula="of:=Energy" office:value-type="float" office:value="1.53465346534653">
            <text:p>1.535</text:p>
          </table:table-cell>
          <table:table-cell table:formula="of:=NoiseSum" office:value-type="float" office:value="0.0000045">
            <text:p>4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87.5">
            <text:p>8087.5</text:p>
          </table:table-cell>
          <table:table-cell table:formula="of:=Energy" office:value-type="float" office:value="1.53323029366306">
            <text:p>1.533</text:p>
          </table:table-cell>
          <table:table-cell table:formula="of:=NoiseSum" office:value-type="float" office:value="0.00000527">
            <text:p>5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095">
            <text:p>8095</text:p>
          </table:table-cell>
          <table:table-cell table:formula="of:=Energy" office:value-type="float" office:value="1.53180975911056">
            <text:p>1.532</text:p>
          </table:table-cell>
          <table:table-cell table:formula="of:=NoiseSum" office:value-type="float" office:value="0.00000472">
            <text:p>4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02.5">
            <text:p>8102.5</text:p>
          </table:table-cell>
          <table:table-cell table:formula="of:=Energy" office:value-type="float" office:value="1.53039185436594">
            <text:p>1.530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10">
            <text:p>8110</text:p>
          </table:table-cell>
          <table:table-cell table:formula="of:=Energy" office:value-type="float" office:value="1.52897657213317">
            <text:p>1.529</text:p>
          </table:table-cell>
          <table:table-cell table:formula="of:=NoiseSum" office:value-type="float" office:value="0.00000622">
            <text:p>6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17.5">
            <text:p>8117.5</text:p>
          </table:table-cell>
          <table:table-cell table:formula="of:=Energy" office:value-type="float" office:value="1.52756390514321">
            <text:p>1.528</text:p>
          </table:table-cell>
          <table:table-cell table:formula="of:=NoiseSum" office:value-type="float" office:value="0.00000447">
            <text:p>4.4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25">
            <text:p>8125</text:p>
          </table:table-cell>
          <table:table-cell table:formula="of:=Energy" office:value-type="float" office:value="1.52615384615385">
            <text:p>1.526</text:p>
          </table:table-cell>
          <table:table-cell table:formula="of:=NoiseSum" office:value-type="float" office:value="0.00000519">
            <text:p>5.1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32.5">
            <text:p>8132.5</text:p>
          </table:table-cell>
          <table:table-cell table:formula="of:=Energy" office:value-type="float" office:value="1.52474638794959">
            <text:p>1.52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40">
            <text:p>8140</text:p>
          </table:table-cell>
          <table:table-cell table:formula="of:=Energy" office:value-type="float" office:value="1.52334152334152">
            <text:p>1.523</text:p>
          </table:table-cell>
          <table:table-cell table:formula="of:=NoiseSum" office:value-type="float" office:value="0.00000608">
            <text:p>6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47.5">
            <text:p>8147.5</text:p>
          </table:table-cell>
          <table:table-cell table:formula="of:=Energy" office:value-type="float" office:value="1.52193924516723">
            <text:p>1.522</text:p>
          </table:table-cell>
          <table:table-cell table:formula="of:=NoiseSum" office:value-type="float" office:value="0.00000636">
            <text:p>6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55">
            <text:p>8155</text:p>
          </table:table-cell>
          <table:table-cell table:formula="of:=Energy" office:value-type="float" office:value="1.52053954629062">
            <text:p>1.52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62.5">
            <text:p>8162.5</text:p>
          </table:table-cell>
          <table:table-cell table:formula="of:=Energy" office:value-type="float" office:value="1.51914241960184">
            <text:p>1.519</text:p>
          </table:table-cell>
          <table:table-cell table:formula="of:=NoiseSum" office:value-type="float" office:value="0.00000788">
            <text:p>7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70">
            <text:p>8170</text:p>
          </table:table-cell>
          <table:table-cell table:formula="of:=Energy" office:value-type="float" office:value="1.51774785801714">
            <text:p>1.518</text:p>
          </table:table-cell>
          <table:table-cell table:formula="of:=NoiseSum" office:value-type="float" office:value="0.00000698">
            <text:p>6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77.5">
            <text:p>8177.5</text:p>
          </table:table-cell>
          <table:table-cell table:formula="of:=Energy" office:value-type="float" office:value="1.51635585447875">
            <text:p>1.516</text:p>
          </table:table-cell>
          <table:table-cell table:formula="of:=NoiseSum" office:value-type="float" office:value="0.00000573">
            <text:p>5.7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85">
            <text:p>8185</text:p>
          </table:table-cell>
          <table:table-cell table:formula="of:=Energy" office:value-type="float" office:value="1.5149664019548">
            <text:p>1.515</text:p>
          </table:table-cell>
          <table:table-cell table:formula="of:=NoiseSum" office:value-type="float" office:value="0.0000048">
            <text:p>4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192.5">
            <text:p>8192.5</text:p>
          </table:table-cell>
          <table:table-cell table:formula="of:=Energy" office:value-type="float" office:value="1.51357949343912">
            <text:p>1.514</text:p>
          </table:table-cell>
          <table:table-cell table:formula="of:=NoiseSum" office:value-type="float" office:value="0.00000573">
            <text:p>5.7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00">
            <text:p>8200</text:p>
          </table:table-cell>
          <table:table-cell table:formula="of:=Energy" office:value-type="float" office:value="1.51219512195122">
            <text:p>1.512</text:p>
          </table:table-cell>
          <table:table-cell table:formula="of:=NoiseSum" office:value-type="float" office:value="0.00003668">
            <text:p>3.668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07.5">
            <text:p>8207.5</text:p>
          </table:table-cell>
          <table:table-cell table:formula="of:=Energy" office:value-type="float" office:value="1.5108132805361">
            <text:p>1.511</text:p>
          </table:table-cell>
          <table:table-cell table:formula="of:=NoiseSum" office:value-type="float" office:value="0.00000526">
            <text:p>5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15">
            <text:p>8215</text:p>
          </table:table-cell>
          <table:table-cell table:formula="of:=Energy" office:value-type="float" office:value="1.50943396226415">
            <text:p>1.509</text:p>
          </table:table-cell>
          <table:table-cell table:formula="of:=NoiseSum" office:value-type="float" office:value="0.00000548">
            <text:p>5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22.5">
            <text:p>8222.5</text:p>
          </table:table-cell>
          <table:table-cell table:formula="of:=Energy" office:value-type="float" office:value="1.50805716023107">
            <text:p>1.508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30">
            <text:p>8230</text:p>
          </table:table-cell>
          <table:table-cell table:formula="of:=Energy" office:value-type="float" office:value="1.50668286755772">
            <text:p>1.507</text:p>
          </table:table-cell>
          <table:table-cell table:formula="of:=NoiseSum" office:value-type="float" office:value="0.00000329">
            <text:p>3.2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37.5">
            <text:p>8237.5</text:p>
          </table:table-cell>
          <table:table-cell table:formula="of:=Energy" office:value-type="float" office:value="1.50531107738999">
            <text:p>1.505</text:p>
          </table:table-cell>
          <table:table-cell table:formula="of:=NoiseSum" office:value-type="float" office:value="0.0000055">
            <text:p>5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45">
            <text:p>8245</text:p>
          </table:table-cell>
          <table:table-cell table:formula="of:=Energy" office:value-type="float" office:value="1.50394178289873">
            <text:p>1.504</text:p>
          </table:table-cell>
          <table:table-cell table:formula="of:=NoiseSum" office:value-type="float" office:value="0.00000362">
            <text:p>3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52.5">
            <text:p>8252.5</text:p>
          </table:table-cell>
          <table:table-cell table:formula="of:=Energy" office:value-type="float" office:value="1.50257497727961">
            <text:p>1.503</text:p>
          </table:table-cell>
          <table:table-cell table:formula="of:=NoiseSum" office:value-type="float" office:value="0.00000444">
            <text:p>4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60">
            <text:p>8260</text:p>
          </table:table-cell>
          <table:table-cell table:formula="of:=Energy" office:value-type="float" office:value="1.50121065375303">
            <text:p>1.501</text:p>
          </table:table-cell>
          <table:table-cell table:formula="of:=NoiseSum" office:value-type="float" office:value="0.00000773">
            <text:p>7.7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67.5">
            <text:p>8267.5</text:p>
          </table:table-cell>
          <table:table-cell table:formula="of:=Energy" office:value-type="float" office:value="1.49984880556396">
            <text:p>1.500</text:p>
          </table:table-cell>
          <table:table-cell table:formula="of:=NoiseSum" office:value-type="float" office:value="0.00000508">
            <text:p>5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75">
            <text:p>8275</text:p>
          </table:table-cell>
          <table:table-cell table:formula="of:=Energy" office:value-type="float" office:value="1.49848942598187">
            <text:p>1.498</text:p>
          </table:table-cell>
          <table:table-cell table:formula="of:=NoiseSum" office:value-type="float" office:value="0.00000362">
            <text:p>3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82.5">
            <text:p>8282.5</text:p>
          </table:table-cell>
          <table:table-cell table:formula="of:=Energy" office:value-type="float" office:value="1.49713250830063">
            <text:p>1.49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90">
            <text:p>8290</text:p>
          </table:table-cell>
          <table:table-cell table:formula="of:=Energy" office:value-type="float" office:value="1.49577804583836">
            <text:p>1.496</text:p>
          </table:table-cell>
          <table:table-cell table:formula="of:=NoiseSum" office:value-type="float" office:value="0.00000423">
            <text:p>4.2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297.5">
            <text:p>8297.5</text:p>
          </table:table-cell>
          <table:table-cell table:formula="of:=Energy" office:value-type="float" office:value="1.49442603193733">
            <text:p>1.494</text:p>
          </table:table-cell>
          <table:table-cell table:formula="of:=NoiseSum" office:value-type="float" office:value="0.00000533">
            <text:p>5.3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05">
            <text:p>8305</text:p>
          </table:table-cell>
          <table:table-cell table:formula="of:=Energy" office:value-type="float" office:value="1.49307645996388">
            <text:p>1.493</text:p>
          </table:table-cell>
          <table:table-cell table:formula="of:=NoiseSum" office:value-type="float" office:value="0.00000624">
            <text:p>6.2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12.5">
            <text:p>8312.5</text:p>
          </table:table-cell>
          <table:table-cell table:formula="of:=Energy" office:value-type="float" office:value="1.49172932330827">
            <text:p>1.492</text:p>
          </table:table-cell>
          <table:table-cell table:formula="of:=NoiseSum" office:value-type="float" office:value="0.00000404">
            <text:p>4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20">
            <text:p>8320</text:p>
          </table:table-cell>
          <table:table-cell table:formula="of:=Energy" office:value-type="float" office:value="1.49038461538462">
            <text:p>1.490</text:p>
          </table:table-cell>
          <table:table-cell table:formula="of:=NoiseSum" office:value-type="float" office:value="0.00000668">
            <text:p>6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27.5">
            <text:p>8327.5</text:p>
          </table:table-cell>
          <table:table-cell table:formula="of:=Energy" office:value-type="float" office:value="1.48904232963074">
            <text:p>1.489</text:p>
          </table:table-cell>
          <table:table-cell table:formula="of:=NoiseSum" office:value-type="float" office:value="0.00000233">
            <text:p>2.3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35">
            <text:p>8335</text:p>
          </table:table-cell>
          <table:table-cell table:formula="of:=Energy" office:value-type="float" office:value="1.4877024595081">
            <text:p>1.488</text:p>
          </table:table-cell>
          <table:table-cell table:formula="of:=NoiseSum" office:value-type="float" office:value="0.00000452">
            <text:p>4.5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42.5">
            <text:p>8342.5</text:p>
          </table:table-cell>
          <table:table-cell table:formula="of:=Energy" office:value-type="float" office:value="1.48636499850165">
            <text:p>1.486</text:p>
          </table:table-cell>
          <table:table-cell table:formula="of:=NoiseSum" office:value-type="float" office:value="0.00000218">
            <text:p>2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50">
            <text:p>8350</text:p>
          </table:table-cell>
          <table:table-cell table:formula="of:=Energy" office:value-type="float" office:value="1.48502994011976">
            <text:p>1.485</text:p>
          </table:table-cell>
          <table:table-cell table:formula="of:=NoiseSum" office:value-type="float" office:value="0.00000422">
            <text:p>4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57.5">
            <text:p>8357.5</text:p>
          </table:table-cell>
          <table:table-cell table:formula="of:=Energy" office:value-type="float" office:value="1.48369727789411">
            <text:p>1.484</text:p>
          </table:table-cell>
          <table:table-cell table:formula="of:=NoiseSum" office:value-type="float" office:value="0.00000254">
            <text:p>2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65">
            <text:p>8365</text:p>
          </table:table-cell>
          <table:table-cell table:formula="of:=Energy" office:value-type="float" office:value="1.48236700537956">
            <text:p>1.482</text:p>
          </table:table-cell>
          <table:table-cell table:formula="of:=NoiseSum" office:value-type="float" office:value="0.00000392">
            <text:p>3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72.5">
            <text:p>8372.5</text:p>
          </table:table-cell>
          <table:table-cell table:formula="of:=Energy" office:value-type="float" office:value="1.48103911615408">
            <text:p>1.481</text:p>
          </table:table-cell>
          <table:table-cell table:formula="of:=NoiseSum" office:value-type="float" office:value="0.00000438">
            <text:p>4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80">
            <text:p>8380</text:p>
          </table:table-cell>
          <table:table-cell table:formula="of:=Energy" office:value-type="float" office:value="1.47971360381862">
            <text:p>1.480</text:p>
          </table:table-cell>
          <table:table-cell table:formula="of:=NoiseSum" office:value-type="float" office:value="0.00000495">
            <text:p>4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87.5">
            <text:p>8387.5</text:p>
          </table:table-cell>
          <table:table-cell table:formula="of:=Energy" office:value-type="float" office:value="1.47839046199702">
            <text:p>1.47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395">
            <text:p>8395</text:p>
          </table:table-cell>
          <table:table-cell table:formula="of:=Energy" office:value-type="float" office:value="1.47706968433591">
            <text:p>1.477</text:p>
          </table:table-cell>
          <table:table-cell table:formula="of:=NoiseSum" office:value-type="float" office:value="0.00000542">
            <text:p>5.4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02.5">
            <text:p>8402.5</text:p>
          </table:table-cell>
          <table:table-cell table:formula="of:=Energy" office:value-type="float" office:value="1.47575126450461">
            <text:p>1.476</text:p>
          </table:table-cell>
          <table:table-cell table:formula="of:=NoiseSum" office:value-type="float" office:value="0.00000308">
            <text:p>3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10">
            <text:p>8410</text:p>
          </table:table-cell>
          <table:table-cell table:formula="of:=Energy" office:value-type="float" office:value="1.47443519619501">
            <text:p>1.474</text:p>
          </table:table-cell>
          <table:table-cell table:formula="of:=NoiseSum" office:value-type="float" office:value="0.00000482">
            <text:p>4.8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17.5">
            <text:p>8417.5</text:p>
          </table:table-cell>
          <table:table-cell table:formula="of:=Energy" office:value-type="float" office:value="1.47312147312147">
            <text:p>1.473</text:p>
          </table:table-cell>
          <table:table-cell table:formula="of:=NoiseSum" office:value-type="float" office:value="0.00000506">
            <text:p>5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25">
            <text:p>8425</text:p>
          </table:table-cell>
          <table:table-cell table:formula="of:=Energy" office:value-type="float" office:value="1.47181008902077">
            <text:p>1.47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32.5">
            <text:p>8432.5</text:p>
          </table:table-cell>
          <table:table-cell table:formula="of:=Energy" office:value-type="float" office:value="1.47050103765194">
            <text:p>1.471</text:p>
          </table:table-cell>
          <table:table-cell table:formula="of:=NoiseSum" office:value-type="float" office:value="0.00000672">
            <text:p>6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40">
            <text:p>8440</text:p>
          </table:table-cell>
          <table:table-cell table:formula="of:=Energy" office:value-type="float" office:value="1.46919431279621">
            <text:p>1.469</text:p>
          </table:table-cell>
          <table:table-cell table:formula="of:=NoiseSum" office:value-type="float" office:value="0.00000558">
            <text:p>5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47.5">
            <text:p>8447.5</text:p>
          </table:table-cell>
          <table:table-cell table:formula="of:=Energy" office:value-type="float" office:value="1.46788990825688">
            <text:p>1.468</text:p>
          </table:table-cell>
          <table:table-cell table:formula="of:=NoiseSum" office:value-type="float" office:value="0.00000666">
            <text:p>6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55">
            <text:p>8455</text:p>
          </table:table-cell>
          <table:table-cell table:formula="of:=Energy" office:value-type="float" office:value="1.46658781785925">
            <text:p>1.467</text:p>
          </table:table-cell>
          <table:table-cell table:formula="of:=NoiseSum" office:value-type="float" office:value="0.00000522">
            <text:p>5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62.5">
            <text:p>8462.5</text:p>
          </table:table-cell>
          <table:table-cell table:formula="of:=Energy" office:value-type="float" office:value="1.46528803545052">
            <text:p>1.46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70">
            <text:p>8470</text:p>
          </table:table-cell>
          <table:table-cell table:formula="of:=Energy" office:value-type="float" office:value="1.46399055489965">
            <text:p>1.464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77.5">
            <text:p>8477.5</text:p>
          </table:table-cell>
          <table:table-cell table:formula="of:=Energy" office:value-type="float" office:value="1.46269537009732">
            <text:p>1.463</text:p>
          </table:table-cell>
          <table:table-cell table:formula="of:=NoiseSum" office:value-type="float" office:value="0.00000442">
            <text:p>4.4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85">
            <text:p>8485</text:p>
          </table:table-cell>
          <table:table-cell table:formula="of:=Energy" office:value-type="float" office:value="1.4614024749558">
            <text:p>1.461</text:p>
          </table:table-cell>
          <table:table-cell table:formula="of:=NoiseSum" office:value-type="float" office:value="0.00000722">
            <text:p>7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492.5">
            <text:p>8492.5</text:p>
          </table:table-cell>
          <table:table-cell table:formula="of:=Energy" office:value-type="float" office:value="1.46011186340889">
            <text:p>1.460</text:p>
          </table:table-cell>
          <table:table-cell table:formula="of:=NoiseSum" office:value-type="float" office:value="0.00000616">
            <text:p>6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00">
            <text:p>8500</text:p>
          </table:table-cell>
          <table:table-cell table:formula="of:=Energy" office:value-type="float" office:value="1.45882352941176">
            <text:p>1.459</text:p>
          </table:table-cell>
          <table:table-cell table:formula="of:=NoiseSum" office:value-type="float" office:value="0.000015">
            <text:p>1.500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07.5">
            <text:p>8507.5</text:p>
          </table:table-cell>
          <table:table-cell table:formula="of:=Energy" office:value-type="float" office:value="1.45753746694093">
            <text:p>1.458</text:p>
          </table:table-cell>
          <table:table-cell table:formula="of:=NoiseSum" office:value-type="float" office:value="0.0000053">
            <text:p>5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15">
            <text:p>8515</text:p>
          </table:table-cell>
          <table:table-cell table:formula="of:=Energy" office:value-type="float" office:value="1.45625366999413">
            <text:p>1.456</text:p>
          </table:table-cell>
          <table:table-cell table:formula="of:=NoiseSum" office:value-type="float" office:value="0.00000464">
            <text:p>4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22.5">
            <text:p>8522.5</text:p>
          </table:table-cell>
          <table:table-cell table:formula="of:=Energy" office:value-type="float" office:value="1.4549721325902">
            <text:p>1.455</text:p>
          </table:table-cell>
          <table:table-cell table:formula="of:=NoiseSum" office:value-type="float" office:value="0.00000318">
            <text:p>3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30">
            <text:p>8530</text:p>
          </table:table-cell>
          <table:table-cell table:formula="of:=Energy" office:value-type="float" office:value="1.45369284876905">
            <text:p>1.454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37.5">
            <text:p>8537.5</text:p>
          </table:table-cell>
          <table:table-cell table:formula="of:=Energy" office:value-type="float" office:value="1.45241581259151">
            <text:p>1.452</text:p>
          </table:table-cell>
          <table:table-cell table:formula="of:=NoiseSum" office:value-type="float" office:value="0.00000314">
            <text:p>3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45">
            <text:p>8545</text:p>
          </table:table-cell>
          <table:table-cell table:formula="of:=Energy" office:value-type="float" office:value="1.45114101813926">
            <text:p>1.451</text:p>
          </table:table-cell>
          <table:table-cell table:formula="of:=NoiseSum" office:value-type="float" office:value="0.00000604">
            <text:p>6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52.5">
            <text:p>8552.5</text:p>
          </table:table-cell>
          <table:table-cell table:formula="of:=Energy" office:value-type="float" office:value="1.44986845951476">
            <text:p>1.450</text:p>
          </table:table-cell>
          <table:table-cell table:formula="of:=NoiseSum" office:value-type="float" office:value="0.00000696">
            <text:p>6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60">
            <text:p>8560</text:p>
          </table:table-cell>
          <table:table-cell table:formula="of:=Energy" office:value-type="float" office:value="1.44859813084112">
            <text:p>1.449</text:p>
          </table:table-cell>
          <table:table-cell table:formula="of:=NoiseSum" office:value-type="float" office:value="0.00000604">
            <text:p>6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67.5">
            <text:p>8567.5</text:p>
          </table:table-cell>
          <table:table-cell table:formula="of:=Energy" office:value-type="float" office:value="1.44733002626204">
            <text:p>1.447</text:p>
          </table:table-cell>
          <table:table-cell table:formula="of:=NoiseSum" office:value-type="float" office:value="0.00000558">
            <text:p>5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75">
            <text:p>8575</text:p>
          </table:table-cell>
          <table:table-cell table:formula="of:=Energy" office:value-type="float" office:value="1.44606413994169">
            <text:p>1.446</text:p>
          </table:table-cell>
          <table:table-cell table:formula="of:=NoiseSum" office:value-type="float" office:value="0.00000442">
            <text:p>4.4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82.5">
            <text:p>8582.5</text:p>
          </table:table-cell>
          <table:table-cell table:formula="of:=Energy" office:value-type="float" office:value="1.44480046606467">
            <text:p>1.44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90">
            <text:p>8590</text:p>
          </table:table-cell>
          <table:table-cell table:formula="of:=Energy" office:value-type="float" office:value="1.44353899883586">
            <text:p>1.444</text:p>
          </table:table-cell>
          <table:table-cell table:formula="of:=NoiseSum" office:value-type="float" office:value="0.00000506">
            <text:p>5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597.5">
            <text:p>8597.5</text:p>
          </table:table-cell>
          <table:table-cell table:formula="of:=Energy" office:value-type="float" office:value="1.44227973248037">
            <text:p>1.442</text:p>
          </table:table-cell>
          <table:table-cell table:formula="of:=NoiseSum" office:value-type="float" office:value="0.0000067">
            <text:p>6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05">
            <text:p>8605</text:p>
          </table:table-cell>
          <table:table-cell table:formula="of:=Energy" office:value-type="float" office:value="1.44102266124346">
            <text:p>1.441</text:p>
          </table:table-cell>
          <table:table-cell table:formula="of:=NoiseSum" office:value-type="float" office:value="0.00000438">
            <text:p>4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12.5">
            <text:p>8612.5</text:p>
          </table:table-cell>
          <table:table-cell table:formula="of:=Energy" office:value-type="float" office:value="1.43976777939042">
            <text:p>1.440</text:p>
          </table:table-cell>
          <table:table-cell table:formula="of:=NoiseSum" office:value-type="float" office:value="0.00000668">
            <text:p>6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20">
            <text:p>8620</text:p>
          </table:table-cell>
          <table:table-cell table:formula="of:=Energy" office:value-type="float" office:value="1.4385150812065">
            <text:p>1.439</text:p>
          </table:table-cell>
          <table:table-cell table:formula="of:=NoiseSum" office:value-type="float" office:value="0.00000694">
            <text:p>6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27.5">
            <text:p>8627.5</text:p>
          </table:table-cell>
          <table:table-cell table:formula="of:=Energy" office:value-type="float" office:value="1.43726456099681">
            <text:p>1.437</text:p>
          </table:table-cell>
          <table:table-cell table:formula="of:=NoiseSum" office:value-type="float" office:value="0.00000376">
            <text:p>3.7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35">
            <text:p>8635</text:p>
          </table:table-cell>
          <table:table-cell table:formula="of:=Energy" office:value-type="float" office:value="1.43601621308628">
            <text:p>1.43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42.5">
            <text:p>8642.5</text:p>
          </table:table-cell>
          <table:table-cell table:formula="of:=Energy" office:value-type="float" office:value="1.4347700318195">
            <text:p>1.43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50">
            <text:p>8650</text:p>
          </table:table-cell>
          <table:table-cell table:formula="of:=Energy" office:value-type="float" office:value="1.43352601156069">
            <text:p>1.434</text:p>
          </table:table-cell>
          <table:table-cell table:formula="of:=NoiseSum" office:value-type="float" office:value="0.0000045">
            <text:p>4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57.5">
            <text:p>8657.5</text:p>
          </table:table-cell>
          <table:table-cell table:formula="of:=Energy" office:value-type="float" office:value="1.43228414669362">
            <text:p>1.432</text:p>
          </table:table-cell>
          <table:table-cell table:formula="of:=NoiseSum" office:value-type="float" office:value="0.00000299">
            <text:p>2.9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65">
            <text:p>8665</text:p>
          </table:table-cell>
          <table:table-cell table:formula="of:=Energy" office:value-type="float" office:value="1.43104443162147">
            <text:p>1.431</text:p>
          </table:table-cell>
          <table:table-cell table:formula="of:=NoiseSum" office:value-type="float" office:value="0.00000509">
            <text:p>5.0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72.5">
            <text:p>8672.5</text:p>
          </table:table-cell>
          <table:table-cell table:formula="of:=Energy" office:value-type="float" office:value="1.42980686076679">
            <text:p>1.430</text:p>
          </table:table-cell>
          <table:table-cell table:formula="of:=NoiseSum" office:value-type="float" office:value="0.00000584">
            <text:p>5.8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80">
            <text:p>8680</text:p>
          </table:table-cell>
          <table:table-cell table:formula="of:=Energy" office:value-type="float" office:value="1.42857142857143">
            <text:p>1.429</text:p>
          </table:table-cell>
          <table:table-cell table:formula="of:=NoiseSum" office:value-type="float" office:value="0.00000454">
            <text:p>4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87.5">
            <text:p>8687.5</text:p>
          </table:table-cell>
          <table:table-cell table:formula="of:=Energy" office:value-type="float" office:value="1.4273381294964">
            <text:p>1.427</text:p>
          </table:table-cell>
          <table:table-cell table:formula="of:=NoiseSum" office:value-type="float" office:value="0.00000425">
            <text:p>4.2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695">
            <text:p>8695</text:p>
          </table:table-cell>
          <table:table-cell table:formula="of:=Energy" office:value-type="float" office:value="1.42610695802185">
            <text:p>1.426</text:p>
          </table:table-cell>
          <table:table-cell table:formula="of:=NoiseSum" office:value-type="float" office:value="0.00000418">
            <text:p>4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02.5">
            <text:p>8702.5</text:p>
          </table:table-cell>
          <table:table-cell table:formula="of:=Energy" office:value-type="float" office:value="1.42487790864694">
            <text:p>1.425</text:p>
          </table:table-cell>
          <table:table-cell table:formula="of:=NoiseSum" office:value-type="float" office:value="0.00000614">
            <text:p>6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10">
            <text:p>8710</text:p>
          </table:table-cell>
          <table:table-cell table:formula="of:=Energy" office:value-type="float" office:value="1.42365097588978">
            <text:p>1.424</text:p>
          </table:table-cell>
          <table:table-cell table:formula="of:=NoiseSum" office:value-type="float" office:value="0.00000489">
            <text:p>4.8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17.5">
            <text:p>8717.5</text:p>
          </table:table-cell>
          <table:table-cell table:formula="of:=Energy" office:value-type="float" office:value="1.42242615428735">
            <text:p>1.422</text:p>
          </table:table-cell>
          <table:table-cell table:formula="of:=NoiseSum" office:value-type="float" office:value="0.00000626">
            <text:p>6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25">
            <text:p>8725</text:p>
          </table:table-cell>
          <table:table-cell table:formula="of:=Energy" office:value-type="float" office:value="1.42120343839542">
            <text:p>1.421</text:p>
          </table:table-cell>
          <table:table-cell table:formula="of:=NoiseSum" office:value-type="float" office:value="0.0000033">
            <text:p>3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32.5">
            <text:p>8732.5</text:p>
          </table:table-cell>
          <table:table-cell table:formula="of:=Energy" office:value-type="float" office:value="1.41998282278843">
            <text:p>1.420</text:p>
          </table:table-cell>
          <table:table-cell table:formula="of:=NoiseSum" office:value-type="float" office:value="0.0000063">
            <text:p>6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40">
            <text:p>8740</text:p>
          </table:table-cell>
          <table:table-cell table:formula="of:=Energy" office:value-type="float" office:value="1.4187643020595">
            <text:p>1.419</text:p>
          </table:table-cell>
          <table:table-cell table:formula="of:=NoiseSum" office:value-type="float" office:value="0.00000494">
            <text:p>4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47.5">
            <text:p>8747.5</text:p>
          </table:table-cell>
          <table:table-cell table:formula="of:=Energy" office:value-type="float" office:value="1.41754787082023">
            <text:p>1.418</text:p>
          </table:table-cell>
          <table:table-cell table:formula="of:=NoiseSum" office:value-type="float" office:value="0.00000308">
            <text:p>3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55">
            <text:p>8755</text:p>
          </table:table-cell>
          <table:table-cell table:formula="of:=Energy" office:value-type="float" office:value="1.41633352370074">
            <text:p>1.416</text:p>
          </table:table-cell>
          <table:table-cell table:formula="of:=NoiseSum" office:value-type="float" office:value="0.0000042">
            <text:p>4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62.5">
            <text:p>8762.5</text:p>
          </table:table-cell>
          <table:table-cell table:formula="of:=Energy" office:value-type="float" office:value="1.4151212553495">
            <text:p>1.415</text:p>
          </table:table-cell>
          <table:table-cell table:formula="of:=NoiseSum" office:value-type="float" office:value="0.00000441">
            <text:p>4.4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70">
            <text:p>8770</text:p>
          </table:table-cell>
          <table:table-cell table:formula="of:=Energy" office:value-type="float" office:value="1.4139110604333">
            <text:p>1.414</text:p>
          </table:table-cell>
          <table:table-cell table:formula="of:=NoiseSum" office:value-type="float" office:value="0.00000368">
            <text:p>3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77.5">
            <text:p>8777.5</text:p>
          </table:table-cell>
          <table:table-cell table:formula="of:=Energy" office:value-type="float" office:value="1.41270293363714">
            <text:p>1.413</text:p>
          </table:table-cell>
          <table:table-cell table:formula="of:=NoiseSum" office:value-type="float" office:value="0.00000564">
            <text:p>5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85">
            <text:p>8785</text:p>
          </table:table-cell>
          <table:table-cell table:formula="of:=Energy" office:value-type="float" office:value="1.4114968696642">
            <text:p>1.411</text:p>
          </table:table-cell>
          <table:table-cell table:formula="of:=NoiseSum" office:value-type="float" office:value="0.00000316">
            <text:p>3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792.5">
            <text:p>8792.5</text:p>
          </table:table-cell>
          <table:table-cell table:formula="of:=Energy" office:value-type="float" office:value="1.41029286323571">
            <text:p>1.410</text:p>
          </table:table-cell>
          <table:table-cell table:formula="of:=NoiseSum" office:value-type="float" office:value="0.00000464">
            <text:p>4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00">
            <text:p>8800</text:p>
          </table:table-cell>
          <table:table-cell table:formula="of:=Energy" office:value-type="float" office:value="1.40909090909091">
            <text:p>1.409</text:p>
          </table:table-cell>
          <table:table-cell table:formula="of:=NoiseSum" office:value-type="float" office:value="0.00003557">
            <text:p>3.557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07.5">
            <text:p>8807.5</text:p>
          </table:table-cell>
          <table:table-cell table:formula="of:=Energy" office:value-type="float" office:value="1.40789100198694">
            <text:p>1.408</text:p>
          </table:table-cell>
          <table:table-cell table:formula="of:=NoiseSum" office:value-type="float" office:value="0.00000459">
            <text:p>4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15">
            <text:p>8815</text:p>
          </table:table-cell>
          <table:table-cell table:formula="of:=Energy" office:value-type="float" office:value="1.40669313669881">
            <text:p>1.40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22.5">
            <text:p>8822.5</text:p>
          </table:table-cell>
          <table:table-cell table:formula="of:=Energy" office:value-type="float" office:value="1.40549730801927">
            <text:p>1.405</text:p>
          </table:table-cell>
          <table:table-cell table:formula="of:=NoiseSum" office:value-type="float" office:value="0.00000428">
            <text:p>4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30">
            <text:p>8830</text:p>
          </table:table-cell>
          <table:table-cell table:formula="of:=Energy" office:value-type="float" office:value="1.40430351075878">
            <text:p>1.404</text:p>
          </table:table-cell>
          <table:table-cell table:formula="of:=NoiseSum" office:value-type="float" office:value="0.00000617">
            <text:p>6.1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37.5">
            <text:p>8837.5</text:p>
          </table:table-cell>
          <table:table-cell table:formula="of:=Energy" office:value-type="float" office:value="1.4031117397454">
            <text:p>1.403</text:p>
          </table:table-cell>
          <table:table-cell table:formula="of:=NoiseSum" office:value-type="float" office:value="0.00000328">
            <text:p>3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45">
            <text:p>8845</text:p>
          </table:table-cell>
          <table:table-cell table:formula="of:=Energy" office:value-type="float" office:value="1.40192198982476">
            <text:p>1.40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52.5">
            <text:p>8852.5</text:p>
          </table:table-cell>
          <table:table-cell table:formula="of:=Energy" office:value-type="float" office:value="1.40073425585993">
            <text:p>1.401</text:p>
          </table:table-cell>
          <table:table-cell table:formula="of:=NoiseSum" office:value-type="float" office:value="0.00000488">
            <text:p>4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60">
            <text:p>8860</text:p>
          </table:table-cell>
          <table:table-cell table:formula="of:=Energy" office:value-type="float" office:value="1.39954853273138">
            <text:p>1.400</text:p>
          </table:table-cell>
          <table:table-cell table:formula="of:=NoiseSum" office:value-type="float" office:value="0.00000731">
            <text:p>7.3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67.5">
            <text:p>8867.5</text:p>
          </table:table-cell>
          <table:table-cell table:formula="of:=Energy" office:value-type="float" office:value="1.3983648153369">
            <text:p>1.39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75">
            <text:p>8875</text:p>
          </table:table-cell>
          <table:table-cell table:formula="of:=Energy" office:value-type="float" office:value="1.39718309859155">
            <text:p>1.397</text:p>
          </table:table-cell>
          <table:table-cell table:formula="of:=NoiseSum" office:value-type="float" office:value="0.00000568">
            <text:p>5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82.5">
            <text:p>8882.5</text:p>
          </table:table-cell>
          <table:table-cell table:formula="of:=Energy" office:value-type="float" office:value="1.39600337742753">
            <text:p>1.396</text:p>
          </table:table-cell>
          <table:table-cell table:formula="of:=NoiseSum" office:value-type="float" office:value="0.00000761">
            <text:p>7.6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90">
            <text:p>8890</text:p>
          </table:table-cell>
          <table:table-cell table:formula="of:=Energy" office:value-type="float" office:value="1.39482564679415">
            <text:p>1.395</text:p>
          </table:table-cell>
          <table:table-cell table:formula="of:=NoiseSum" office:value-type="float" office:value="0.00000482">
            <text:p>4.8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897.5">
            <text:p>8897.5</text:p>
          </table:table-cell>
          <table:table-cell table:formula="of:=Energy" office:value-type="float" office:value="1.39364990165777">
            <text:p>1.394</text:p>
          </table:table-cell>
          <table:table-cell table:formula="of:=NoiseSum" office:value-type="float" office:value="0.00000278">
            <text:p>2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05">
            <text:p>8905</text:p>
          </table:table-cell>
          <table:table-cell table:formula="of:=Energy" office:value-type="float" office:value="1.39247613700168">
            <text:p>1.392</text:p>
          </table:table-cell>
          <table:table-cell table:formula="of:=NoiseSum" office:value-type="float" office:value="0.00000398">
            <text:p>3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12.5">
            <text:p>8912.5</text:p>
          </table:table-cell>
          <table:table-cell table:formula="of:=Energy" office:value-type="float" office:value="1.39130434782609">
            <text:p>1.391</text:p>
          </table:table-cell>
          <table:table-cell table:formula="of:=NoiseSum" office:value-type="float" office:value="0.00000614">
            <text:p>6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20">
            <text:p>8920</text:p>
          </table:table-cell>
          <table:table-cell table:formula="of:=Energy" office:value-type="float" office:value="1.39013452914798">
            <text:p>1.390</text:p>
          </table:table-cell>
          <table:table-cell table:formula="of:=NoiseSum" office:value-type="float" office:value="0.00000642">
            <text:p>6.4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27.5">
            <text:p>8927.5</text:p>
          </table:table-cell>
          <table:table-cell table:formula="of:=Energy" office:value-type="float" office:value="1.38896667600112">
            <text:p>1.389</text:p>
          </table:table-cell>
          <table:table-cell table:formula="of:=NoiseSum" office:value-type="float" office:value="0.00000529">
            <text:p>5.2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35">
            <text:p>8935</text:p>
          </table:table-cell>
          <table:table-cell table:formula="of:=Energy" office:value-type="float" office:value="1.38780078343593">
            <text:p>1.38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42.5">
            <text:p>8942.5</text:p>
          </table:table-cell>
          <table:table-cell table:formula="of:=Energy" office:value-type="float" office:value="1.38663684651943">
            <text:p>1.387</text:p>
          </table:table-cell>
          <table:table-cell table:formula="of:=NoiseSum" office:value-type="float" office:value="0.00000334">
            <text:p>3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50">
            <text:p>8950</text:p>
          </table:table-cell>
          <table:table-cell table:formula="of:=Energy" office:value-type="float" office:value="1.3854748603352">
            <text:p>1.385</text:p>
          </table:table-cell>
          <table:table-cell table:formula="of:=NoiseSum" office:value-type="float" office:value="0.0000054">
            <text:p>5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57.5">
            <text:p>8957.5</text:p>
          </table:table-cell>
          <table:table-cell table:formula="of:=Energy" office:value-type="float" office:value="1.38431481998325">
            <text:p>1.384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65">
            <text:p>8965</text:p>
          </table:table-cell>
          <table:table-cell table:formula="of:=Energy" office:value-type="float" office:value="1.38315672058003">
            <text:p>1.38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72.5">
            <text:p>8972.5</text:p>
          </table:table-cell>
          <table:table-cell table:formula="of:=Energy" office:value-type="float" office:value="1.38200055725829">
            <text:p>1.382</text:p>
          </table:table-cell>
          <table:table-cell table:formula="of:=NoiseSum" office:value-type="float" office:value="0.00000659">
            <text:p>6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80">
            <text:p>8980</text:p>
          </table:table-cell>
          <table:table-cell table:formula="of:=Energy" office:value-type="float" office:value="1.38084632516704">
            <text:p>1.381</text:p>
          </table:table-cell>
          <table:table-cell table:formula="of:=NoiseSum" office:value-type="float" office:value="0.0000059">
            <text:p>5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87.5">
            <text:p>8987.5</text:p>
          </table:table-cell>
          <table:table-cell table:formula="of:=Energy" office:value-type="float" office:value="1.37969401947149">
            <text:p>1.380</text:p>
          </table:table-cell>
          <table:table-cell table:formula="of:=NoiseSum" office:value-type="float" office:value="0.00000604">
            <text:p>6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8995">
            <text:p>8995</text:p>
          </table:table-cell>
          <table:table-cell table:formula="of:=Energy" office:value-type="float" office:value="1.37854363535297">
            <text:p>1.379</text:p>
          </table:table-cell>
          <table:table-cell table:formula="of:=NoiseSum" office:value-type="float" office:value="0.0000044">
            <text:p>4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02.5">
            <text:p>9002.5</text:p>
          </table:table-cell>
          <table:table-cell table:formula="of:=Energy" office:value-type="float" office:value="1.37739516800889">
            <text:p>1.377</text:p>
          </table:table-cell>
          <table:table-cell table:formula="of:=NoiseSum" office:value-type="float" office:value="0.00000579">
            <text:p>5.7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10">
            <text:p>9010</text:p>
          </table:table-cell>
          <table:table-cell table:formula="of:=Energy" office:value-type="float" office:value="1.37624861265261">
            <text:p>1.37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17.5">
            <text:p>9017.5</text:p>
          </table:table-cell>
          <table:table-cell table:formula="of:=Energy" office:value-type="float" office:value="1.37510396451345">
            <text:p>1.375</text:p>
          </table:table-cell>
          <table:table-cell table:formula="of:=NoiseSum" office:value-type="float" office:value="0.0000071">
            <text:p>7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25">
            <text:p>9025</text:p>
          </table:table-cell>
          <table:table-cell table:formula="of:=Energy" office:value-type="float" office:value="1.37396121883657">
            <text:p>1.374</text:p>
          </table:table-cell>
          <table:table-cell table:formula="of:=NoiseSum" office:value-type="float" office:value="0.00000314">
            <text:p>3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32.5">
            <text:p>9032.5</text:p>
          </table:table-cell>
          <table:table-cell table:formula="of:=Energy" office:value-type="float" office:value="1.37282037088292">
            <text:p>1.373</text:p>
          </table:table-cell>
          <table:table-cell table:formula="of:=NoiseSum" office:value-type="float" office:value="0.00000418">
            <text:p>4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40">
            <text:p>9040</text:p>
          </table:table-cell>
          <table:table-cell table:formula="of:=Energy" office:value-type="float" office:value="1.3716814159292">
            <text:p>1.372</text:p>
          </table:table-cell>
          <table:table-cell table:formula="of:=NoiseSum" office:value-type="float" office:value="0.00000236">
            <text:p>2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47.5">
            <text:p>9047.5</text:p>
          </table:table-cell>
          <table:table-cell table:formula="of:=Energy" office:value-type="float" office:value="1.37054434926775">
            <text:p>1.371</text:p>
          </table:table-cell>
          <table:table-cell table:formula="of:=NoiseSum" office:value-type="float" office:value="0.00000504">
            <text:p>5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55">
            <text:p>9055</text:p>
          </table:table-cell>
          <table:table-cell table:formula="of:=Energy" office:value-type="float" office:value="1.36940916620652">
            <text:p>1.369</text:p>
          </table:table-cell>
          <table:table-cell table:formula="of:=NoiseSum" office:value-type="float" office:value="0.00000695">
            <text:p>6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62.5">
            <text:p>9062.5</text:p>
          </table:table-cell>
          <table:table-cell table:formula="of:=Energy" office:value-type="float" office:value="1.36827586206897">
            <text:p>1.368</text:p>
          </table:table-cell>
          <table:table-cell table:formula="of:=NoiseSum" office:value-type="float" office:value="0.00000254">
            <text:p>2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70">
            <text:p>9070</text:p>
          </table:table-cell>
          <table:table-cell table:formula="of:=Energy" office:value-type="float" office:value="1.36714443219405">
            <text:p>1.367</text:p>
          </table:table-cell>
          <table:table-cell table:formula="of:=NoiseSum" office:value-type="float" office:value="0.0000039">
            <text:p>3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77.5">
            <text:p>9077.5</text:p>
          </table:table-cell>
          <table:table-cell table:formula="of:=Energy" office:value-type="float" office:value="1.36601487193611">
            <text:p>1.366</text:p>
          </table:table-cell>
          <table:table-cell table:formula="of:=NoiseSum" office:value-type="float" office:value="0.00000598">
            <text:p>5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85">
            <text:p>9085</text:p>
          </table:table-cell>
          <table:table-cell table:formula="of:=Energy" office:value-type="float" office:value="1.36488717666483">
            <text:p>1.365</text:p>
          </table:table-cell>
          <table:table-cell table:formula="of:=NoiseSum" office:value-type="float" office:value="0.00000296">
            <text:p>2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092.5">
            <text:p>9092.5</text:p>
          </table:table-cell>
          <table:table-cell table:formula="of:=Energy" office:value-type="float" office:value="1.36376134176519">
            <text:p>1.364</text:p>
          </table:table-cell>
          <table:table-cell table:formula="of:=NoiseSum" office:value-type="float" office:value="0.00000293">
            <text:p>2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00">
            <text:p>9100</text:p>
          </table:table-cell>
          <table:table-cell table:formula="of:=Energy" office:value-type="float" office:value="1.36263736263736">
            <text:p>1.363</text:p>
          </table:table-cell>
          <table:table-cell table:formula="of:=NoiseSum" office:value-type="float" office:value="0.00001342">
            <text:p>1.342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07.5">
            <text:p>9107.5</text:p>
          </table:table-cell>
          <table:table-cell table:formula="of:=Energy" office:value-type="float" office:value="1.36151523469668">
            <text:p>1.362</text:p>
          </table:table-cell>
          <table:table-cell table:formula="of:=NoiseSum" office:value-type="float" office:value="0.00000408">
            <text:p>4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15">
            <text:p>9115</text:p>
          </table:table-cell>
          <table:table-cell table:formula="of:=Energy" office:value-type="float" office:value="1.36039495337356">
            <text:p>1.360</text:p>
          </table:table-cell>
          <table:table-cell table:formula="of:=NoiseSum" office:value-type="float" office:value="0.00000559">
            <text:p>5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22.5">
            <text:p>9122.5</text:p>
          </table:table-cell>
          <table:table-cell table:formula="of:=Energy" office:value-type="float" office:value="1.35927651411346">
            <text:p>1.359</text:p>
          </table:table-cell>
          <table:table-cell table:formula="of:=NoiseSum" office:value-type="float" office:value="0.00000484">
            <text:p>4.8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30">
            <text:p>9130</text:p>
          </table:table-cell>
          <table:table-cell table:formula="of:=Energy" office:value-type="float" office:value="1.35815991237678">
            <text:p>1.358</text:p>
          </table:table-cell>
          <table:table-cell table:formula="of:=NoiseSum" office:value-type="float" office:value="0.00000544">
            <text:p>5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37.5">
            <text:p>9137.5</text:p>
          </table:table-cell>
          <table:table-cell table:formula="of:=Energy" office:value-type="float" office:value="1.35704514363885">
            <text:p>1.357</text:p>
          </table:table-cell>
          <table:table-cell table:formula="of:=NoiseSum" office:value-type="float" office:value="0.00000512">
            <text:p>5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45">
            <text:p>9145</text:p>
          </table:table-cell>
          <table:table-cell table:formula="of:=Energy" office:value-type="float" office:value="1.35593220338983">
            <text:p>1.356</text:p>
          </table:table-cell>
          <table:table-cell table:formula="of:=NoiseSum" office:value-type="float" office:value="0.00000761">
            <text:p>7.6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52.5">
            <text:p>9152.5</text:p>
          </table:table-cell>
          <table:table-cell table:formula="of:=Energy" office:value-type="float" office:value="1.35482108713466">
            <text:p>1.355</text:p>
          </table:table-cell>
          <table:table-cell table:formula="of:=NoiseSum" office:value-type="float" office:value="0.00000534">
            <text:p>5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60">
            <text:p>9160</text:p>
          </table:table-cell>
          <table:table-cell table:formula="of:=Energy" office:value-type="float" office:value="1.35371179039301">
            <text:p>1.354</text:p>
          </table:table-cell>
          <table:table-cell table:formula="of:=NoiseSum" office:value-type="float" office:value="0.000003">
            <text:p>3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67.5">
            <text:p>9167.5</text:p>
          </table:table-cell>
          <table:table-cell table:formula="of:=Energy" office:value-type="float" office:value="1.35260430869921">
            <text:p>1.353</text:p>
          </table:table-cell>
          <table:table-cell table:formula="of:=NoiseSum" office:value-type="float" office:value="0.0000054">
            <text:p>5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75">
            <text:p>9175</text:p>
          </table:table-cell>
          <table:table-cell table:formula="of:=Energy" office:value-type="float" office:value="1.35149863760218">
            <text:p>1.351</text:p>
          </table:table-cell>
          <table:table-cell table:formula="of:=NoiseSum" office:value-type="float" office:value="0.00000482">
            <text:p>4.8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82.5">
            <text:p>9182.5</text:p>
          </table:table-cell>
          <table:table-cell table:formula="of:=Energy" office:value-type="float" office:value="1.3503947726654">
            <text:p>1.350</text:p>
          </table:table-cell>
          <table:table-cell table:formula="of:=NoiseSum" office:value-type="float" office:value="0.00000569">
            <text:p>5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90">
            <text:p>9190</text:p>
          </table:table-cell>
          <table:table-cell table:formula="of:=Energy" office:value-type="float" office:value="1.34929270946681">
            <text:p>1.349</text:p>
          </table:table-cell>
          <table:table-cell table:formula="of:=NoiseSum" office:value-type="float" office:value="0.00000412">
            <text:p>4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197.5">
            <text:p>9197.5</text:p>
          </table:table-cell>
          <table:table-cell table:formula="of:=Energy" office:value-type="float" office:value="1.3481924435988">
            <text:p>1.348</text:p>
          </table:table-cell>
          <table:table-cell table:formula="of:=NoiseSum" office:value-type="float" office:value="0.00000386">
            <text:p>3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05">
            <text:p>9205</text:p>
          </table:table-cell>
          <table:table-cell table:formula="of:=Energy" office:value-type="float" office:value="1.34709397066812">
            <text:p>1.347</text:p>
          </table:table-cell>
          <table:table-cell table:formula="of:=NoiseSum" office:value-type="float" office:value="0.0000044">
            <text:p>4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12.5">
            <text:p>9212.5</text:p>
          </table:table-cell>
          <table:table-cell table:formula="of:=Energy" office:value-type="float" office:value="1.34599728629579">
            <text:p>1.346</text:p>
          </table:table-cell>
          <table:table-cell table:formula="of:=NoiseSum" office:value-type="float" office:value="0.00000572">
            <text:p>5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20">
            <text:p>9220</text:p>
          </table:table-cell>
          <table:table-cell table:formula="of:=Energy" office:value-type="float" office:value="1.34490238611714">
            <text:p>1.345</text:p>
          </table:table-cell>
          <table:table-cell table:formula="of:=NoiseSum" office:value-type="float" office:value="0.00000446">
            <text:p>4.4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27.5">
            <text:p>9227.5</text:p>
          </table:table-cell>
          <table:table-cell table:formula="of:=Energy" office:value-type="float" office:value="1.34380926578163">
            <text:p>1.344</text:p>
          </table:table-cell>
          <table:table-cell table:formula="of:=NoiseSum" office:value-type="float" office:value="0.00000614">
            <text:p>6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35">
            <text:p>9235</text:p>
          </table:table-cell>
          <table:table-cell table:formula="of:=Energy" office:value-type="float" office:value="1.3427179209529">
            <text:p>1.34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42.5">
            <text:p>9242.5</text:p>
          </table:table-cell>
          <table:table-cell table:formula="of:=Energy" office:value-type="float" office:value="1.34162834730863">
            <text:p>1.342</text:p>
          </table:table-cell>
          <table:table-cell table:formula="of:=NoiseSum" office:value-type="float" office:value="0.00000497">
            <text:p>4.9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50">
            <text:p>9250</text:p>
          </table:table-cell>
          <table:table-cell table:formula="of:=Energy" office:value-type="float" office:value="1.34054054054054">
            <text:p>1.341</text:p>
          </table:table-cell>
          <table:table-cell table:formula="of:=NoiseSum" office:value-type="float" office:value="0.00000425">
            <text:p>4.2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57.5">
            <text:p>9257.5</text:p>
          </table:table-cell>
          <table:table-cell table:formula="of:=Energy" office:value-type="float" office:value="1.33945449635431">
            <text:p>1.339</text:p>
          </table:table-cell>
          <table:table-cell table:formula="of:=NoiseSum" office:value-type="float" office:value="0.00000227">
            <text:p>2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65">
            <text:p>9265</text:p>
          </table:table-cell>
          <table:table-cell table:formula="of:=Energy" office:value-type="float" office:value="1.33837021046951">
            <text:p>1.338</text:p>
          </table:table-cell>
          <table:table-cell table:formula="of:=NoiseSum" office:value-type="float" office:value="0.00000209">
            <text:p>2.0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72.5">
            <text:p>9272.5</text:p>
          </table:table-cell>
          <table:table-cell table:formula="of:=Energy" office:value-type="float" office:value="1.33728767861957">
            <text:p>1.337</text:p>
          </table:table-cell>
          <table:table-cell table:formula="of:=NoiseSum" office:value-type="float" office:value="0.00000761">
            <text:p>7.6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80">
            <text:p>9280</text:p>
          </table:table-cell>
          <table:table-cell table:formula="of:=Energy" office:value-type="float" office:value="1.33620689655172">
            <text:p>1.336</text:p>
          </table:table-cell>
          <table:table-cell table:formula="of:=NoiseSum" office:value-type="float" office:value="0.0000044">
            <text:p>4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87.5">
            <text:p>9287.5</text:p>
          </table:table-cell>
          <table:table-cell table:formula="of:=Energy" office:value-type="float" office:value="1.33512786002692">
            <text:p>1.335</text:p>
          </table:table-cell>
          <table:table-cell table:formula="of:=NoiseSum" office:value-type="float" office:value="0.0000044">
            <text:p>4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295">
            <text:p>9295</text:p>
          </table:table-cell>
          <table:table-cell table:formula="of:=Energy" office:value-type="float" office:value="1.3340505648198">
            <text:p>1.334</text:p>
          </table:table-cell>
          <table:table-cell table:formula="of:=NoiseSum" office:value-type="float" office:value="0.00000453">
            <text:p>4.5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02.5">
            <text:p>9302.5</text:p>
          </table:table-cell>
          <table:table-cell table:formula="of:=Energy" office:value-type="float" office:value="1.33297500671862">
            <text:p>1.333</text:p>
          </table:table-cell>
          <table:table-cell table:formula="of:=NoiseSum" office:value-type="float" office:value="0.00000509">
            <text:p>5.0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10">
            <text:p>9310</text:p>
          </table:table-cell>
          <table:table-cell table:formula="of:=Energy" office:value-type="float" office:value="1.33190118152524">
            <text:p>1.332</text:p>
          </table:table-cell>
          <table:table-cell table:formula="of:=NoiseSum" office:value-type="float" office:value="0.00000453">
            <text:p>4.5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17.5">
            <text:p>9317.5</text:p>
          </table:table-cell>
          <table:table-cell table:formula="of:=Energy" office:value-type="float" office:value="1.330829085055">
            <text:p>1.331</text:p>
          </table:table-cell>
          <table:table-cell table:formula="of:=NoiseSum" office:value-type="float" office:value="0.00000502">
            <text:p>5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25">
            <text:p>9325</text:p>
          </table:table-cell>
          <table:table-cell table:formula="of:=Energy" office:value-type="float" office:value="1.32975871313673">
            <text:p>1.330</text:p>
          </table:table-cell>
          <table:table-cell table:formula="of:=NoiseSum" office:value-type="float" office:value="0.00000404">
            <text:p>4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32.5">
            <text:p>9332.5</text:p>
          </table:table-cell>
          <table:table-cell table:formula="of:=Energy" office:value-type="float" office:value="1.32869006161264">
            <text:p>1.329</text:p>
          </table:table-cell>
          <table:table-cell table:formula="of:=NoiseSum" office:value-type="float" office:value="0.00000634">
            <text:p>6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40">
            <text:p>9340</text:p>
          </table:table-cell>
          <table:table-cell table:formula="of:=Energy" office:value-type="float" office:value="1.32762312633833">
            <text:p>1.328</text:p>
          </table:table-cell>
          <table:table-cell table:formula="of:=NoiseSum" office:value-type="float" office:value="0.00000374">
            <text:p>3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47.5">
            <text:p>9347.5</text:p>
          </table:table-cell>
          <table:table-cell table:formula="of:=Energy" office:value-type="float" office:value="1.32655790318267">
            <text:p>1.327</text:p>
          </table:table-cell>
          <table:table-cell table:formula="of:=NoiseSum" office:value-type="float" office:value="0.00000378">
            <text:p>3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55">
            <text:p>9355</text:p>
          </table:table-cell>
          <table:table-cell table:formula="of:=Energy" office:value-type="float" office:value="1.32549438802779">
            <text:p>1.325</text:p>
          </table:table-cell>
          <table:table-cell table:formula="of:=NoiseSum" office:value-type="float" office:value="0.00000552">
            <text:p>5.5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62.5">
            <text:p>9362.5</text:p>
          </table:table-cell>
          <table:table-cell table:formula="of:=Energy" office:value-type="float" office:value="1.32443257676903">
            <text:p>1.324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70">
            <text:p>9370</text:p>
          </table:table-cell>
          <table:table-cell table:formula="of:=Energy" office:value-type="float" office:value="1.32337246531483">
            <text:p>1.323</text:p>
          </table:table-cell>
          <table:table-cell table:formula="of:=NoiseSum" office:value-type="float" office:value="0.0000036">
            <text:p>3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77.5">
            <text:p>9377.5</text:p>
          </table:table-cell>
          <table:table-cell table:formula="of:=Energy" office:value-type="float" office:value="1.32231404958678">
            <text:p>1.322</text:p>
          </table:table-cell>
          <table:table-cell table:formula="of:=NoiseSum" office:value-type="float" office:value="0.00000589">
            <text:p>5.8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85">
            <text:p>9385</text:p>
          </table:table-cell>
          <table:table-cell table:formula="of:=Energy" office:value-type="float" office:value="1.32125732551945">
            <text:p>1.321</text:p>
          </table:table-cell>
          <table:table-cell table:formula="of:=NoiseSum" office:value-type="float" office:value="0.00000564">
            <text:p>5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392.5">
            <text:p>9392.5</text:p>
          </table:table-cell>
          <table:table-cell table:formula="of:=Energy" office:value-type="float" office:value="1.32020228906042">
            <text:p>1.320</text:p>
          </table:table-cell>
          <table:table-cell table:formula="of:=NoiseSum" office:value-type="float" office:value="0.00000562">
            <text:p>5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00">
            <text:p>9400</text:p>
          </table:table-cell>
          <table:table-cell table:formula="of:=Energy" office:value-type="float" office:value="1.31914893617021">
            <text:p>1.319</text:p>
          </table:table-cell>
          <table:table-cell table:formula="of:=NoiseSum" office:value-type="float" office:value="0.00003498">
            <text:p>3.498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07.5">
            <text:p>9407.5</text:p>
          </table:table-cell>
          <table:table-cell table:formula="of:=Energy" office:value-type="float" office:value="1.31809726282222">
            <text:p>1.31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15">
            <text:p>9415</text:p>
          </table:table-cell>
          <table:table-cell table:formula="of:=Energy" office:value-type="float" office:value="1.31704726500266">
            <text:p>1.317</text:p>
          </table:table-cell>
          <table:table-cell table:formula="of:=NoiseSum" office:value-type="float" office:value="0.0000035">
            <text:p>3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22.5">
            <text:p>9422.5</text:p>
          </table:table-cell>
          <table:table-cell table:formula="of:=Energy" office:value-type="float" office:value="1.31599893871053">
            <text:p>1.316</text:p>
          </table:table-cell>
          <table:table-cell table:formula="of:=NoiseSum" office:value-type="float" office:value="0.0000062">
            <text:p>6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30">
            <text:p>9430</text:p>
          </table:table-cell>
          <table:table-cell table:formula="of:=Energy" office:value-type="float" office:value="1.31495227995758">
            <text:p>1.315</text:p>
          </table:table-cell>
          <table:table-cell table:formula="of:=NoiseSum" office:value-type="float" office:value="0.00000455">
            <text:p>4.5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37.5">
            <text:p>9437.5</text:p>
          </table:table-cell>
          <table:table-cell table:formula="of:=Energy" office:value-type="float" office:value="1.31390728476821">
            <text:p>1.314</text:p>
          </table:table-cell>
          <table:table-cell table:formula="of:=NoiseSum" office:value-type="float" office:value="0.00000695">
            <text:p>6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45">
            <text:p>9445</text:p>
          </table:table-cell>
          <table:table-cell table:formula="of:=Energy" office:value-type="float" office:value="1.31286394917946">
            <text:p>1.313</text:p>
          </table:table-cell>
          <table:table-cell table:formula="of:=NoiseSum" office:value-type="float" office:value="0.00000431">
            <text:p>4.3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52.5">
            <text:p>9452.5</text:p>
          </table:table-cell>
          <table:table-cell table:formula="of:=Energy" office:value-type="float" office:value="1.31182226924094">
            <text:p>1.312</text:p>
          </table:table-cell>
          <table:table-cell table:formula="of:=NoiseSum" office:value-type="float" office:value="0.00000296">
            <text:p>2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60">
            <text:p>9460</text:p>
          </table:table-cell>
          <table:table-cell table:formula="of:=Energy" office:value-type="float" office:value="1.3107822410148">
            <text:p>1.311</text:p>
          </table:table-cell>
          <table:table-cell table:formula="of:=NoiseSum" office:value-type="float" office:value="0.00000426">
            <text:p>4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67.5">
            <text:p>9467.5</text:p>
          </table:table-cell>
          <table:table-cell table:formula="of:=Energy" office:value-type="float" office:value="1.30974386057565">
            <text:p>1.310</text:p>
          </table:table-cell>
          <table:table-cell table:formula="of:=NoiseSum" office:value-type="float" office:value="0.00000614">
            <text:p>6.1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75">
            <text:p>9475</text:p>
          </table:table-cell>
          <table:table-cell table:formula="of:=Energy" office:value-type="float" office:value="1.30870712401055">
            <text:p>1.309</text:p>
          </table:table-cell>
          <table:table-cell table:formula="of:=NoiseSum" office:value-type="float" office:value="0.0000059">
            <text:p>5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82.5">
            <text:p>9482.5</text:p>
          </table:table-cell>
          <table:table-cell table:formula="of:=Energy" office:value-type="float" office:value="1.30767202741893">
            <text:p>1.308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90">
            <text:p>9490</text:p>
          </table:table-cell>
          <table:table-cell table:formula="of:=Energy" office:value-type="float" office:value="1.30663856691254">
            <text:p>1.30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497.5">
            <text:p>9497.5</text:p>
          </table:table-cell>
          <table:table-cell table:formula="of:=Energy" office:value-type="float" office:value="1.30560673861543">
            <text:p>1.306</text:p>
          </table:table-cell>
          <table:table-cell table:formula="of:=NoiseSum" office:value-type="float" office:value="0.00000448">
            <text:p>4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05">
            <text:p>9505</text:p>
          </table:table-cell>
          <table:table-cell table:formula="of:=Energy" office:value-type="float" office:value="1.30457653866386">
            <text:p>1.305</text:p>
          </table:table-cell>
          <table:table-cell table:formula="of:=NoiseSum" office:value-type="float" office:value="0.0000059">
            <text:p>5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12.5">
            <text:p>9512.5</text:p>
          </table:table-cell>
          <table:table-cell table:formula="of:=Energy" office:value-type="float" office:value="1.30354796320631">
            <text:p>1.304</text:p>
          </table:table-cell>
          <table:table-cell table:formula="of:=NoiseSum" office:value-type="float" office:value="0.00000411">
            <text:p>4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20">
            <text:p>9520</text:p>
          </table:table-cell>
          <table:table-cell table:formula="of:=Energy" office:value-type="float" office:value="1.30252100840336">
            <text:p>1.303</text:p>
          </table:table-cell>
          <table:table-cell table:formula="of:=NoiseSum" office:value-type="float" office:value="0.0000053">
            <text:p>5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27.5">
            <text:p>9527.5</text:p>
          </table:table-cell>
          <table:table-cell table:formula="of:=Energy" office:value-type="float" office:value="1.30149567042771">
            <text:p>1.301</text:p>
          </table:table-cell>
          <table:table-cell table:formula="of:=NoiseSum" office:value-type="float" office:value="0.00000581">
            <text:p>5.8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35">
            <text:p>9535</text:p>
          </table:table-cell>
          <table:table-cell table:formula="of:=Energy" office:value-type="float" office:value="1.30047194546408">
            <text:p>1.300</text:p>
          </table:table-cell>
          <table:table-cell table:formula="of:=NoiseSum" office:value-type="float" office:value="0.0000031">
            <text:p>3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42.5">
            <text:p>9542.5</text:p>
          </table:table-cell>
          <table:table-cell table:formula="of:=Energy" office:value-type="float" office:value="1.2994498297092">
            <text:p>1.299</text:p>
          </table:table-cell>
          <table:table-cell table:formula="of:=NoiseSum" office:value-type="float" office:value="0.00000442">
            <text:p>4.4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50">
            <text:p>9550</text:p>
          </table:table-cell>
          <table:table-cell table:formula="of:=Energy" office:value-type="float" office:value="1.29842931937173">
            <text:p>1.298</text:p>
          </table:table-cell>
          <table:table-cell table:formula="of:=NoiseSum" office:value-type="float" office:value="0.00000374">
            <text:p>3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57.5">
            <text:p>9557.5</text:p>
          </table:table-cell>
          <table:table-cell table:formula="of:=Energy" office:value-type="float" office:value="1.29741041067225">
            <text:p>1.297</text:p>
          </table:table-cell>
          <table:table-cell table:formula="of:=NoiseSum" office:value-type="float" office:value="0.00000468">
            <text:p>4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65">
            <text:p>9565</text:p>
          </table:table-cell>
          <table:table-cell table:formula="of:=Energy" office:value-type="float" office:value="1.29639309984318">
            <text:p>1.296</text:p>
          </table:table-cell>
          <table:table-cell table:formula="of:=NoiseSum" office:value-type="float" office:value="0.00000338">
            <text:p>3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72.5">
            <text:p>9572.5</text:p>
          </table:table-cell>
          <table:table-cell table:formula="of:=Energy" office:value-type="float" office:value="1.29537738312875">
            <text:p>1.295</text:p>
          </table:table-cell>
          <table:table-cell table:formula="of:=NoiseSum" office:value-type="float" office:value="0.00000629">
            <text:p>6.2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80">
            <text:p>9580</text:p>
          </table:table-cell>
          <table:table-cell table:formula="of:=Energy" office:value-type="float" office:value="1.29436325678497">
            <text:p>1.294</text:p>
          </table:table-cell>
          <table:table-cell table:formula="of:=NoiseSum" office:value-type="float" office:value="0.00000556">
            <text:p>5.5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87.5">
            <text:p>9587.5</text:p>
          </table:table-cell>
          <table:table-cell table:formula="of:=Energy" office:value-type="float" office:value="1.29335071707953">
            <text:p>1.293</text:p>
          </table:table-cell>
          <table:table-cell table:formula="of:=NoiseSum" office:value-type="float" office:value="0.0000034">
            <text:p>3.4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595">
            <text:p>9595</text:p>
          </table:table-cell>
          <table:table-cell table:formula="of:=Energy" office:value-type="float" office:value="1.29233976029182">
            <text:p>1.29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02.5">
            <text:p>9602.5</text:p>
          </table:table-cell>
          <table:table-cell table:formula="of:=Energy" office:value-type="float" office:value="1.29133038271284">
            <text:p>1.29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10">
            <text:p>9610</text:p>
          </table:table-cell>
          <table:table-cell table:formula="of:=Energy" office:value-type="float" office:value="1.29032258064516">
            <text:p>1.290</text:p>
          </table:table-cell>
          <table:table-cell table:formula="of:=NoiseSum" office:value-type="float" office:value="0.00000497">
            <text:p>4.9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17.5">
            <text:p>9617.5</text:p>
          </table:table-cell>
          <table:table-cell table:formula="of:=Energy" office:value-type="float" office:value="1.28931635040291">
            <text:p>1.289</text:p>
          </table:table-cell>
          <table:table-cell table:formula="of:=NoiseSum" office:value-type="float" office:value="0.00000426">
            <text:p>4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25">
            <text:p>9625</text:p>
          </table:table-cell>
          <table:table-cell table:formula="of:=Energy" office:value-type="float" office:value="1.28831168831169">
            <text:p>1.288</text:p>
          </table:table-cell>
          <table:table-cell table:formula="of:=NoiseSum" office:value-type="float" office:value="0.00000593">
            <text:p>5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32.5">
            <text:p>9632.5</text:p>
          </table:table-cell>
          <table:table-cell table:formula="of:=Energy" office:value-type="float" office:value="1.28730859070854">
            <text:p>1.287</text:p>
          </table:table-cell>
          <table:table-cell table:formula="of:=NoiseSum" office:value-type="float" office:value="0.00000311">
            <text:p>3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40">
            <text:p>9640</text:p>
          </table:table-cell>
          <table:table-cell table:formula="of:=Energy" office:value-type="float" office:value="1.28630705394191">
            <text:p>1.28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47.5">
            <text:p>9647.5</text:p>
          </table:table-cell>
          <table:table-cell table:formula="of:=Energy" office:value-type="float" office:value="1.2853070743716">
            <text:p>1.28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55">
            <text:p>9655</text:p>
          </table:table-cell>
          <table:table-cell table:formula="of:=Energy" office:value-type="float" office:value="1.28430864836872">
            <text:p>1.284</text:p>
          </table:table-cell>
          <table:table-cell table:formula="of:=NoiseSum" office:value-type="float" office:value="0.00000372">
            <text:p>3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62.5">
            <text:p>9662.5</text:p>
          </table:table-cell>
          <table:table-cell table:formula="of:=Energy" office:value-type="float" office:value="1.28331177231565">
            <text:p>1.283</text:p>
          </table:table-cell>
          <table:table-cell table:formula="of:=NoiseSum" office:value-type="float" office:value="0.00000326">
            <text:p>3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70">
            <text:p>9670</text:p>
          </table:table-cell>
          <table:table-cell table:formula="of:=Energy" office:value-type="float" office:value="1.282316442606">
            <text:p>1.282</text:p>
          </table:table-cell>
          <table:table-cell table:formula="of:=NoiseSum" office:value-type="float" office:value="0.00000412">
            <text:p>4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77.5">
            <text:p>9677.5</text:p>
          </table:table-cell>
          <table:table-cell table:formula="of:=Energy" office:value-type="float" office:value="1.28132265564454">
            <text:p>1.281</text:p>
          </table:table-cell>
          <table:table-cell table:formula="of:=NoiseSum" office:value-type="float" office:value="0.00000674">
            <text:p>6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85">
            <text:p>9685</text:p>
          </table:table-cell>
          <table:table-cell table:formula="of:=Energy" office:value-type="float" office:value="1.28033040784719">
            <text:p>1.280</text:p>
          </table:table-cell>
          <table:table-cell table:formula="of:=NoiseSum" office:value-type="float" office:value="0.00000443">
            <text:p>4.4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692.5">
            <text:p>9692.5</text:p>
          </table:table-cell>
          <table:table-cell table:formula="of:=Energy" office:value-type="float" office:value="1.27933969564096">
            <text:p>1.27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00">
            <text:p>9700</text:p>
          </table:table-cell>
          <table:table-cell table:formula="of:=Energy" office:value-type="float" office:value="1.27835051546392">
            <text:p>1.278</text:p>
          </table:table-cell>
          <table:table-cell table:formula="of:=NoiseSum" office:value-type="float" office:value="0.00001583">
            <text:p>1.583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07.5">
            <text:p>9707.5</text:p>
          </table:table-cell>
          <table:table-cell table:formula="of:=Energy" office:value-type="float" office:value="1.27736286376513">
            <text:p>1.277</text:p>
          </table:table-cell>
          <table:table-cell table:formula="of:=NoiseSum" office:value-type="float" office:value="0.00000435">
            <text:p>4.3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15">
            <text:p>9715</text:p>
          </table:table-cell>
          <table:table-cell table:formula="of:=Energy" office:value-type="float" office:value="1.27637673700463">
            <text:p>1.27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22.5">
            <text:p>9722.5</text:p>
          </table:table-cell>
          <table:table-cell table:formula="of:=Energy" office:value-type="float" office:value="1.27539213165338">
            <text:p>1.275</text:p>
          </table:table-cell>
          <table:table-cell table:formula="of:=NoiseSum" office:value-type="float" office:value="0.00000338">
            <text:p>3.3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30">
            <text:p>9730</text:p>
          </table:table-cell>
          <table:table-cell table:formula="of:=Energy" office:value-type="float" office:value="1.27440904419322">
            <text:p>1.274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37.5">
            <text:p>9737.5</text:p>
          </table:table-cell>
          <table:table-cell table:formula="of:=Energy" office:value-type="float" office:value="1.27342747111682">
            <text:p>1.273</text:p>
          </table:table-cell>
          <table:table-cell table:formula="of:=NoiseSum" office:value-type="float" office:value="0.00000453">
            <text:p>4.5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45">
            <text:p>9745</text:p>
          </table:table-cell>
          <table:table-cell table:formula="of:=Energy" office:value-type="float" office:value="1.27244740892766">
            <text:p>1.272</text:p>
          </table:table-cell>
          <table:table-cell table:formula="of:=NoiseSum" office:value-type="float" office:value="0.00000449">
            <text:p>4.4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52.5">
            <text:p>9752.5</text:p>
          </table:table-cell>
          <table:table-cell table:formula="of:=Energy" office:value-type="float" office:value="1.27146885413996">
            <text:p>1.271</text:p>
          </table:table-cell>
          <table:table-cell table:formula="of:=NoiseSum" office:value-type="float" office:value="0.00000543">
            <text:p>5.4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60">
            <text:p>9760</text:p>
          </table:table-cell>
          <table:table-cell table:formula="of:=Energy" office:value-type="float" office:value="1.27049180327869">
            <text:p>1.270</text:p>
          </table:table-cell>
          <table:table-cell table:formula="of:=NoiseSum" office:value-type="float" office:value="0.00000341">
            <text:p>3.4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67.5">
            <text:p>9767.5</text:p>
          </table:table-cell>
          <table:table-cell table:formula="of:=Energy" office:value-type="float" office:value="1.26951625287945">
            <text:p>1.270</text:p>
          </table:table-cell>
          <table:table-cell table:formula="of:=NoiseSum" office:value-type="float" office:value="0.00000466">
            <text:p>4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75">
            <text:p>9775</text:p>
          </table:table-cell>
          <table:table-cell table:formula="of:=Energy" office:value-type="float" office:value="1.26854219948849">
            <text:p>1.269</text:p>
          </table:table-cell>
          <table:table-cell table:formula="of:=NoiseSum" office:value-type="float" office:value="0.00000416">
            <text:p>4.1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82.5">
            <text:p>9782.5</text:p>
          </table:table-cell>
          <table:table-cell table:formula="of:=Energy" office:value-type="float" office:value="1.26756963966266">
            <text:p>1.268</text:p>
          </table:table-cell>
          <table:table-cell table:formula="of:=NoiseSum" office:value-type="float" office:value="0.00000586">
            <text:p>5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90">
            <text:p>9790</text:p>
          </table:table-cell>
          <table:table-cell table:formula="of:=Energy" office:value-type="float" office:value="1.26659856996936">
            <text:p>1.267</text:p>
          </table:table-cell>
          <table:table-cell table:formula="of:=NoiseSum" office:value-type="float" office:value="0.00000434">
            <text:p>4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797.5">
            <text:p>9797.5</text:p>
          </table:table-cell>
          <table:table-cell table:formula="of:=Energy" office:value-type="float" office:value="1.26562898698648">
            <text:p>1.266</text:p>
          </table:table-cell>
          <table:table-cell table:formula="of:=NoiseSum" office:value-type="float" office:value="0.0000043">
            <text:p>4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05">
            <text:p>9805</text:p>
          </table:table-cell>
          <table:table-cell table:formula="of:=Energy" office:value-type="float" office:value="1.2646608873024">
            <text:p>1.265</text:p>
          </table:table-cell>
          <table:table-cell table:formula="of:=NoiseSum" office:value-type="float" office:value="0.00000503">
            <text:p>5.0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12.5">
            <text:p>9812.5</text:p>
          </table:table-cell>
          <table:table-cell table:formula="of:=Energy" office:value-type="float" office:value="1.26369426751592">
            <text:p>1.264</text:p>
          </table:table-cell>
          <table:table-cell table:formula="of:=NoiseSum" office:value-type="float" office:value="0.00000767">
            <text:p>7.6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20">
            <text:p>9820</text:p>
          </table:table-cell>
          <table:table-cell table:formula="of:=Energy" office:value-type="float" office:value="1.26272912423625">
            <text:p>1.26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27.5">
            <text:p>9827.5</text:p>
          </table:table-cell>
          <table:table-cell table:formula="of:=Energy" office:value-type="float" office:value="1.26176545408293">
            <text:p>1.262</text:p>
          </table:table-cell>
          <table:table-cell table:formula="of:=NoiseSum" office:value-type="float" office:value="0.0000048">
            <text:p>4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35">
            <text:p>9835</text:p>
          </table:table-cell>
          <table:table-cell table:formula="of:=Energy" office:value-type="float" office:value="1.26080325368582">
            <text:p>1.261</text:p>
          </table:table-cell>
          <table:table-cell table:formula="of:=NoiseSum" office:value-type="float" office:value="0.00000206">
            <text:p>2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42.5">
            <text:p>9842.5</text:p>
          </table:table-cell>
          <table:table-cell table:formula="of:=Energy" office:value-type="float" office:value="1.25984251968504">
            <text:p>1.26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50">
            <text:p>9850</text:p>
          </table:table-cell>
          <table:table-cell table:formula="of:=Energy" office:value-type="float" office:value="1.25888324873096">
            <text:p>1.259</text:p>
          </table:table-cell>
          <table:table-cell table:formula="of:=NoiseSum" office:value-type="float" office:value="0.00000332">
            <text:p>3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57.5">
            <text:p>9857.5</text:p>
          </table:table-cell>
          <table:table-cell table:formula="of:=Energy" office:value-type="float" office:value="1.25792543748415">
            <text:p>1.258</text:p>
          </table:table-cell>
          <table:table-cell table:formula="of:=NoiseSum" office:value-type="float" office:value="0.00000672">
            <text:p>6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65">
            <text:p>9865</text:p>
          </table:table-cell>
          <table:table-cell table:formula="of:=Energy" office:value-type="float" office:value="1.25696908261531">
            <text:p>1.257</text:p>
          </table:table-cell>
          <table:table-cell table:formula="of:=NoiseSum" office:value-type="float" office:value="0.00000485">
            <text:p>4.8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72.5">
            <text:p>9872.5</text:p>
          </table:table-cell>
          <table:table-cell table:formula="of:=Energy" office:value-type="float" office:value="1.25601418080527">
            <text:p>1.256</text:p>
          </table:table-cell>
          <table:table-cell table:formula="of:=NoiseSum" office:value-type="float" office:value="0.00000544">
            <text:p>5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80">
            <text:p>9880</text:p>
          </table:table-cell>
          <table:table-cell table:formula="of:=Energy" office:value-type="float" office:value="1.25506072874494">
            <text:p>1.255</text:p>
          </table:table-cell>
          <table:table-cell table:formula="of:=NoiseSum" office:value-type="float" office:value="0.00000536">
            <text:p>5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87.5">
            <text:p>9887.5</text:p>
          </table:table-cell>
          <table:table-cell table:formula="of:=Energy" office:value-type="float" office:value="1.25410872313527">
            <text:p>1.254</text:p>
          </table:table-cell>
          <table:table-cell table:formula="of:=NoiseSum" office:value-type="float" office:value="0.00000585">
            <text:p>5.8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895">
            <text:p>9895</text:p>
          </table:table-cell>
          <table:table-cell table:formula="of:=Energy" office:value-type="float" office:value="1.25315816068722">
            <text:p>1.253</text:p>
          </table:table-cell>
          <table:table-cell table:formula="of:=NoiseSum" office:value-type="float" office:value="0.0000037">
            <text:p>3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02.5">
            <text:p>9902.5</text:p>
          </table:table-cell>
          <table:table-cell table:formula="of:=Energy" office:value-type="float" office:value="1.25220903812169">
            <text:p>1.252</text:p>
          </table:table-cell>
          <table:table-cell table:formula="of:=NoiseSum" office:value-type="float" office:value="0.00000611">
            <text:p>6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10">
            <text:p>9910</text:p>
          </table:table-cell>
          <table:table-cell table:formula="of:=Energy" office:value-type="float" office:value="1.25126135216953">
            <text:p>1.251</text:p>
          </table:table-cell>
          <table:table-cell table:formula="of:=NoiseSum" office:value-type="float" office:value="0.00000413">
            <text:p>4.1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17.5">
            <text:p>9917.5</text:p>
          </table:table-cell>
          <table:table-cell table:formula="of:=Energy" office:value-type="float" office:value="1.25031509957146">
            <text:p>1.250</text:p>
          </table:table-cell>
          <table:table-cell table:formula="of:=NoiseSum" office:value-type="float" office:value="0.00000471">
            <text:p>4.7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25">
            <text:p>9925</text:p>
          </table:table-cell>
          <table:table-cell table:formula="of:=Energy" office:value-type="float" office:value="1.24937027707809">
            <text:p>1.249</text:p>
          </table:table-cell>
          <table:table-cell table:formula="of:=NoiseSum" office:value-type="float" office:value="0.00000368">
            <text:p>3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32.5">
            <text:p>9932.5</text:p>
          </table:table-cell>
          <table:table-cell table:formula="of:=Energy" office:value-type="float" office:value="1.24842688144979">
            <text:p>1.248</text:p>
          </table:table-cell>
          <table:table-cell table:formula="of:=NoiseSum" office:value-type="float" office:value="0.00000554">
            <text:p>5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40">
            <text:p>9940</text:p>
          </table:table-cell>
          <table:table-cell table:formula="of:=Energy" office:value-type="float" office:value="1.24748490945674">
            <text:p>1.247</text:p>
          </table:table-cell>
          <table:table-cell table:formula="of:=NoiseSum" office:value-type="float" office:value="0.00000427">
            <text:p>4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47.5">
            <text:p>9947.5</text:p>
          </table:table-cell>
          <table:table-cell table:formula="of:=Energy" office:value-type="float" office:value="1.24654435787886">
            <text:p>1.247</text:p>
          </table:table-cell>
          <table:table-cell table:formula="of:=NoiseSum" office:value-type="float" office:value="0.00000534">
            <text:p>5.3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55">
            <text:p>9955</text:p>
          </table:table-cell>
          <table:table-cell table:formula="of:=Energy" office:value-type="float" office:value="1.24560522350578">
            <text:p>1.246</text:p>
          </table:table-cell>
          <table:table-cell table:formula="of:=NoiseSum" office:value-type="float" office:value="0.0000062">
            <text:p>6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62.5">
            <text:p>9962.5</text:p>
          </table:table-cell>
          <table:table-cell table:formula="of:=Energy" office:value-type="float" office:value="1.24466750313676">
            <text:p>1.245</text:p>
          </table:table-cell>
          <table:table-cell table:formula="of:=NoiseSum" office:value-type="float" office:value="0.00000545">
            <text:p>5.4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70">
            <text:p>9970</text:p>
          </table:table-cell>
          <table:table-cell table:formula="of:=Energy" office:value-type="float" office:value="1.24373119358074">
            <text:p>1.244</text:p>
          </table:table-cell>
          <table:table-cell table:formula="of:=NoiseSum" office:value-type="float" office:value="0.00000209">
            <text:p>2.0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77.5">
            <text:p>9977.5</text:p>
          </table:table-cell>
          <table:table-cell table:formula="of:=Energy" office:value-type="float" office:value="1.24279629165623">
            <text:p>1.243</text:p>
          </table:table-cell>
          <table:table-cell table:formula="of:=NoiseSum" office:value-type="float" office:value="0.0000029">
            <text:p>2.9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85">
            <text:p>9985</text:p>
          </table:table-cell>
          <table:table-cell table:formula="of:=Energy" office:value-type="float" office:value="1.24186279419129">
            <text:p>1.242</text:p>
          </table:table-cell>
          <table:table-cell table:formula="of:=NoiseSum" office:value-type="float" office:value="0.0000041">
            <text:p>4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9992.5">
            <text:p>9992.5</text:p>
          </table:table-cell>
          <table:table-cell table:formula="of:=Energy" office:value-type="float" office:value="1.24093069802352">
            <text:p>1.241</text:p>
          </table:table-cell>
          <table:table-cell table:formula="of:=NoiseSum" office:value-type="float" office:value="0.0000058">
            <text:p>5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00">
            <text:p>10000</text:p>
          </table:table-cell>
          <table:table-cell table:formula="of:=Energy" office:value-type="float" office:value="1.24">
            <text:p>1.240</text:p>
          </table:table-cell>
          <table:table-cell table:formula="of:=NoiseSum" office:value-type="float" office:value="0.00003576">
            <text:p>3.576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07.5">
            <text:p>10007.5</text:p>
          </table:table-cell>
          <table:table-cell table:formula="of:=Energy" office:value-type="float" office:value="1.23907069697727">
            <text:p>1.239</text:p>
          </table:table-cell>
          <table:table-cell table:formula="of:=NoiseSum" office:value-type="float" office:value="0.00000469">
            <text:p>4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15">
            <text:p>10015</text:p>
          </table:table-cell>
          <table:table-cell table:formula="of:=Energy" office:value-type="float" office:value="1.23814278582127">
            <text:p>1.238</text:p>
          </table:table-cell>
          <table:table-cell table:formula="of:=NoiseSum" office:value-type="float" office:value="0.00000593">
            <text:p>5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22.5">
            <text:p>10022.5</text:p>
          </table:table-cell>
          <table:table-cell table:formula="of:=Energy" office:value-type="float" office:value="1.23721626340733">
            <text:p>1.237</text:p>
          </table:table-cell>
          <table:table-cell table:formula="of:=NoiseSum" office:value-type="float" office:value="0.00000446">
            <text:p>4.4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30">
            <text:p>10030</text:p>
          </table:table-cell>
          <table:table-cell table:formula="of:=Energy" office:value-type="float" office:value="1.23629112662014">
            <text:p>1.23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37.5">
            <text:p>10037.5</text:p>
          </table:table-cell>
          <table:table-cell table:formula="of:=Energy" office:value-type="float" office:value="1.23536737235367">
            <text:p>1.235</text:p>
          </table:table-cell>
          <table:table-cell table:formula="of:=NoiseSum" office:value-type="float" office:value="0.00000444">
            <text:p>4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45">
            <text:p>10045</text:p>
          </table:table-cell>
          <table:table-cell table:formula="of:=Energy" office:value-type="float" office:value="1.2344449975112">
            <text:p>1.234</text:p>
          </table:table-cell>
          <table:table-cell table:formula="of:=NoiseSum" office:value-type="float" office:value="0.00000652">
            <text:p>6.5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52.5">
            <text:p>10052.5</text:p>
          </table:table-cell>
          <table:table-cell table:formula="of:=Energy" office:value-type="float" office:value="1.23352399900522">
            <text:p>1.234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60">
            <text:p>10060</text:p>
          </table:table-cell>
          <table:table-cell table:formula="of:=Energy" office:value-type="float" office:value="1.23260437375746">
            <text:p>1.233</text:p>
          </table:table-cell>
          <table:table-cell table:formula="of:=NoiseSum" office:value-type="float" office:value="0.00000512">
            <text:p>5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67.5">
            <text:p>10067.5</text:p>
          </table:table-cell>
          <table:table-cell table:formula="of:=Energy" office:value-type="float" office:value="1.23168611869878">
            <text:p>1.23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75">
            <text:p>10075</text:p>
          </table:table-cell>
          <table:table-cell table:formula="of:=Energy" office:value-type="float" office:value="1.23076923076923">
            <text:p>1.231</text:p>
          </table:table-cell>
          <table:table-cell table:formula="of:=NoiseSum" office:value-type="float" office:value="0.00000441">
            <text:p>4.4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82.5">
            <text:p>10082.5</text:p>
          </table:table-cell>
          <table:table-cell table:formula="of:=Energy" office:value-type="float" office:value="1.22985370691793">
            <text:p>1.23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90">
            <text:p>10090</text:p>
          </table:table-cell>
          <table:table-cell table:formula="of:=Energy" office:value-type="float" office:value="1.22893954410307">
            <text:p>1.229</text:p>
          </table:table-cell>
          <table:table-cell table:formula="of:=NoiseSum" office:value-type="float" office:value="0.0000043">
            <text:p>4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097.5">
            <text:p>10097.5</text:p>
          </table:table-cell>
          <table:table-cell table:formula="of:=Energy" office:value-type="float" office:value="1.2280267392919">
            <text:p>1.228</text:p>
          </table:table-cell>
          <table:table-cell table:formula="of:=NoiseSum" office:value-type="float" office:value="0.00000567">
            <text:p>5.6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05">
            <text:p>10105</text:p>
          </table:table-cell>
          <table:table-cell table:formula="of:=Energy" office:value-type="float" office:value="1.22711528946066">
            <text:p>1.22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12.5">
            <text:p>10112.5</text:p>
          </table:table-cell>
          <table:table-cell table:formula="of:=Energy" office:value-type="float" office:value="1.22620519159456">
            <text:p>1.226</text:p>
          </table:table-cell>
          <table:table-cell table:formula="of:=NoiseSum" office:value-type="float" office:value="0.00000404">
            <text:p>4.0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20">
            <text:p>10120</text:p>
          </table:table-cell>
          <table:table-cell table:formula="of:=Energy" office:value-type="float" office:value="1.22529644268775">
            <text:p>1.225</text:p>
          </table:table-cell>
          <table:table-cell table:formula="of:=NoiseSum" office:value-type="float" office:value="0.0000051">
            <text:p>5.1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27.5">
            <text:p>10127.5</text:p>
          </table:table-cell>
          <table:table-cell table:formula="of:=Energy" office:value-type="float" office:value="1.22438903974327">
            <text:p>1.224</text:p>
          </table:table-cell>
          <table:table-cell table:formula="of:=NoiseSum" office:value-type="float" office:value="0.00000353">
            <text:p>3.5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35">
            <text:p>10135</text:p>
          </table:table-cell>
          <table:table-cell table:formula="of:=Energy" office:value-type="float" office:value="1.22348297977306">
            <text:p>1.223</text:p>
          </table:table-cell>
          <table:table-cell table:formula="of:=NoiseSum" office:value-type="float" office:value="0.00000562">
            <text:p>5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42.5">
            <text:p>10142.5</text:p>
          </table:table-cell>
          <table:table-cell table:formula="of:=Energy" office:value-type="float" office:value="1.22257825979788">
            <text:p>1.223</text:p>
          </table:table-cell>
          <table:table-cell table:formula="of:=NoiseSum" office:value-type="float" office:value="0.00000422">
            <text:p>4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50">
            <text:p>10150</text:p>
          </table:table-cell>
          <table:table-cell table:formula="of:=Energy" office:value-type="float" office:value="1.22167487684729">
            <text:p>1.222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57.5">
            <text:p>10157.5</text:p>
          </table:table-cell>
          <table:table-cell table:formula="of:=Energy" office:value-type="float" office:value="1.22077282795964">
            <text:p>1.221</text:p>
          </table:table-cell>
          <table:table-cell table:formula="of:=NoiseSum" office:value-type="float" office:value="0.00000359">
            <text:p>3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65">
            <text:p>10165</text:p>
          </table:table-cell>
          <table:table-cell table:formula="of:=Energy" office:value-type="float" office:value="1.219872110182">
            <text:p>1.220</text:p>
          </table:table-cell>
          <table:table-cell table:formula="of:=NoiseSum" office:value-type="float" office:value="0.00000612">
            <text:p>6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72.5">
            <text:p>10172.5</text:p>
          </table:table-cell>
          <table:table-cell table:formula="of:=Energy" office:value-type="float" office:value="1.21897272057016">
            <text:p>1.219</text:p>
          </table:table-cell>
          <table:table-cell table:formula="of:=NoiseSum" office:value-type="float" office:value="0.00000557">
            <text:p>5.5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80">
            <text:p>10180</text:p>
          </table:table-cell>
          <table:table-cell table:formula="of:=Energy" office:value-type="float" office:value="1.21807465618861">
            <text:p>1.218</text:p>
          </table:table-cell>
          <table:table-cell table:formula="of:=NoiseSum" office:value-type="float" office:value="0.00000594">
            <text:p>5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87.5">
            <text:p>10187.5</text:p>
          </table:table-cell>
          <table:table-cell table:formula="of:=Energy" office:value-type="float" office:value="1.21717791411043">
            <text:p>1.217</text:p>
          </table:table-cell>
          <table:table-cell table:formula="of:=NoiseSum" office:value-type="float" office:value="0.00000437">
            <text:p>4.3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195">
            <text:p>10195</text:p>
          </table:table-cell>
          <table:table-cell table:formula="of:=Energy" office:value-type="float" office:value="1.21628249141736">
            <text:p>1.216</text:p>
          </table:table-cell>
          <table:table-cell table:formula="of:=NoiseSum" office:value-type="float" office:value="0.00000508">
            <text:p>5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02.5">
            <text:p>10202.5</text:p>
          </table:table-cell>
          <table:table-cell table:formula="of:=Energy" office:value-type="float" office:value="1.21538838519971">
            <text:p>1.21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10">
            <text:p>10210</text:p>
          </table:table-cell>
          <table:table-cell table:formula="of:=Energy" office:value-type="float" office:value="1.21449559255632">
            <text:p>1.214</text:p>
          </table:table-cell>
          <table:table-cell table:formula="of:=NoiseSum" office:value-type="float" office:value="0.00000318">
            <text:p>3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17.5">
            <text:p>10217.5</text:p>
          </table:table-cell>
          <table:table-cell table:formula="of:=Energy" office:value-type="float" office:value="1.21360411059457">
            <text:p>1.214</text:p>
          </table:table-cell>
          <table:table-cell table:formula="of:=NoiseSum" office:value-type="float" office:value="0.00000484">
            <text:p>4.8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25">
            <text:p>10225</text:p>
          </table:table-cell>
          <table:table-cell table:formula="of:=Energy" office:value-type="float" office:value="1.21271393643032">
            <text:p>1.213</text:p>
          </table:table-cell>
          <table:table-cell table:formula="of:=NoiseSum" office:value-type="float" office:value="0.00000427">
            <text:p>4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32.5">
            <text:p>10232.5</text:p>
          </table:table-cell>
          <table:table-cell table:formula="of:=Energy" office:value-type="float" office:value="1.21182506718788">
            <text:p>1.212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40">
            <text:p>10240</text:p>
          </table:table-cell>
          <table:table-cell table:formula="of:=Energy" office:value-type="float" office:value="1.2109375">
            <text:p>1.211</text:p>
          </table:table-cell>
          <table:table-cell table:formula="of:=NoiseSum" office:value-type="float" office:value="0.00000506">
            <text:p>5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47.5">
            <text:p>10247.5</text:p>
          </table:table-cell>
          <table:table-cell table:formula="of:=Energy" office:value-type="float" office:value="1.21005123200781">
            <text:p>1.210</text:p>
          </table:table-cell>
          <table:table-cell table:formula="of:=NoiseSum" office:value-type="float" office:value="0.00000412">
            <text:p>4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55">
            <text:p>10255</text:p>
          </table:table-cell>
          <table:table-cell table:formula="of:=Energy" office:value-type="float" office:value="1.2091662603608">
            <text:p>1.209</text:p>
          </table:table-cell>
          <table:table-cell table:formula="of:=NoiseSum" office:value-type="float" office:value="0.00000326">
            <text:p>3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62.5">
            <text:p>10262.5</text:p>
          </table:table-cell>
          <table:table-cell table:formula="of:=Energy" office:value-type="float" office:value="1.20828258221681">
            <text:p>1.208</text:p>
          </table:table-cell>
          <table:table-cell table:formula="of:=NoiseSum" office:value-type="float" office:value="0.00000626">
            <text:p>6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70">
            <text:p>10270</text:p>
          </table:table-cell>
          <table:table-cell table:formula="of:=Energy" office:value-type="float" office:value="1.20740019474197">
            <text:p>1.207</text:p>
          </table:table-cell>
          <table:table-cell table:formula="of:=NoiseSum" office:value-type="float" office:value="0.00000788">
            <text:p>7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77.5">
            <text:p>10277.5</text:p>
          </table:table-cell>
          <table:table-cell table:formula="of:=Energy" office:value-type="float" office:value="1.20651909511068">
            <text:p>1.20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85">
            <text:p>10285</text:p>
          </table:table-cell>
          <table:table-cell table:formula="of:=Energy" office:value-type="float" office:value="1.20563928050559">
            <text:p>1.20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292.5">
            <text:p>10292.5</text:p>
          </table:table-cell>
          <table:table-cell table:formula="of:=Energy" office:value-type="float" office:value="1.20476074811756">
            <text:p>1.205</text:p>
          </table:table-cell>
          <table:table-cell table:formula="of:=NoiseSum" office:value-type="float" office:value="0.0000046">
            <text:p>4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00">
            <text:p>10300</text:p>
          </table:table-cell>
          <table:table-cell table:formula="of:=Energy" office:value-type="float" office:value="1.20388349514563">
            <text:p>1.204</text:p>
          </table:table-cell>
          <table:table-cell table:formula="of:=NoiseSum" office:value-type="float" office:value="0.00001468">
            <text:p>1.468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07.5">
            <text:p>10307.5</text:p>
          </table:table-cell>
          <table:table-cell table:formula="of:=Energy" office:value-type="float" office:value="1.20300751879699">
            <text:p>1.203</text:p>
          </table:table-cell>
          <table:table-cell table:formula="of:=NoiseSum" office:value-type="float" office:value="0.0000048">
            <text:p>4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15">
            <text:p>10315</text:p>
          </table:table-cell>
          <table:table-cell table:formula="of:=Energy" office:value-type="float" office:value="1.20213281628696">
            <text:p>1.202</text:p>
          </table:table-cell>
          <table:table-cell table:formula="of:=NoiseSum" office:value-type="float" office:value="0.00000526">
            <text:p>5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22.5">
            <text:p>10322.5</text:p>
          </table:table-cell>
          <table:table-cell table:formula="of:=Energy" office:value-type="float" office:value="1.20125938483894">
            <text:p>1.201</text:p>
          </table:table-cell>
          <table:table-cell table:formula="of:=NoiseSum" office:value-type="float" office:value="0.00000251">
            <text:p>2.5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30">
            <text:p>10330</text:p>
          </table:table-cell>
          <table:table-cell table:formula="of:=Energy" office:value-type="float" office:value="1.20038722168441">
            <text:p>1.200</text:p>
          </table:table-cell>
          <table:table-cell table:formula="of:=NoiseSum" office:value-type="float" office:value="0.00000521">
            <text:p>5.2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37.5">
            <text:p>10337.5</text:p>
          </table:table-cell>
          <table:table-cell table:formula="of:=Energy" office:value-type="float" office:value="1.19951632406288">
            <text:p>1.200</text:p>
          </table:table-cell>
          <table:table-cell table:formula="of:=NoiseSum" office:value-type="float" office:value="0.00000554">
            <text:p>5.5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45">
            <text:p>10345</text:p>
          </table:table-cell>
          <table:table-cell table:formula="of:=Energy" office:value-type="float" office:value="1.19864668922185">
            <text:p>1.199</text:p>
          </table:table-cell>
          <table:table-cell table:formula="of:=NoiseSum" office:value-type="float" office:value="0.00000532">
            <text:p>5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52.5">
            <text:p>10352.5</text:p>
          </table:table-cell>
          <table:table-cell table:formula="of:=Energy" office:value-type="float" office:value="1.19777831441681">
            <text:p>1.198</text:p>
          </table:table-cell>
          <table:table-cell table:formula="of:=NoiseSum" office:value-type="float" office:value="0.00000436">
            <text:p>4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60">
            <text:p>10360</text:p>
          </table:table-cell>
          <table:table-cell table:formula="of:=Energy" office:value-type="float" office:value="1.1969111969112">
            <text:p>1.19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67.5">
            <text:p>10367.5</text:p>
          </table:table-cell>
          <table:table-cell table:formula="of:=Energy" office:value-type="float" office:value="1.19604533397637">
            <text:p>1.196</text:p>
          </table:table-cell>
          <table:table-cell table:formula="of:=NoiseSum" office:value-type="float" office:value="0.00000287">
            <text:p>2.8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75">
            <text:p>10375</text:p>
          </table:table-cell>
          <table:table-cell table:formula="of:=Energy" office:value-type="float" office:value="1.19518072289157">
            <text:p>1.195</text:p>
          </table:table-cell>
          <table:table-cell table:formula="of:=NoiseSum" office:value-type="float" office:value="0.00000305">
            <text:p>3.0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82.5">
            <text:p>10382.5</text:p>
          </table:table-cell>
          <table:table-cell table:formula="of:=Energy" office:value-type="float" office:value="1.1943173609439">
            <text:p>1.194</text:p>
          </table:table-cell>
          <table:table-cell table:formula="of:=NoiseSum" office:value-type="float" office:value="0.00000592">
            <text:p>5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90">
            <text:p>10390</text:p>
          </table:table-cell>
          <table:table-cell table:formula="of:=Energy" office:value-type="float" office:value="1.1934552454283">
            <text:p>1.19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397.5">
            <text:p>10397.5</text:p>
          </table:table-cell>
          <table:table-cell table:formula="of:=Energy" office:value-type="float" office:value="1.19259437364751">
            <text:p>1.193</text:p>
          </table:table-cell>
          <table:table-cell table:formula="of:=NoiseSum" office:value-type="float" office:value="0.00000511">
            <text:p>5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05">
            <text:p>10405</text:p>
          </table:table-cell>
          <table:table-cell table:formula="of:=Energy" office:value-type="float" office:value="1.19173474291206">
            <text:p>1.192</text:p>
          </table:table-cell>
          <table:table-cell table:formula="of:=NoiseSum" office:value-type="float" office:value="0.00000451">
            <text:p>4.5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12.5">
            <text:p>10412.5</text:p>
          </table:table-cell>
          <table:table-cell table:formula="of:=Energy" office:value-type="float" office:value="1.19087635054022">
            <text:p>1.191</text:p>
          </table:table-cell>
          <table:table-cell table:formula="of:=NoiseSum" office:value-type="float" office:value="0.00000668">
            <text:p>6.6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20">
            <text:p>10420</text:p>
          </table:table-cell>
          <table:table-cell table:formula="of:=Energy" office:value-type="float" office:value="1.19001919385797">
            <text:p>1.190</text:p>
          </table:table-cell>
          <table:table-cell table:formula="of:=NoiseSum" office:value-type="float" office:value="0.00000278">
            <text:p>2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27.5">
            <text:p>10427.5</text:p>
          </table:table-cell>
          <table:table-cell table:formula="of:=Energy" office:value-type="float" office:value="1.18916327019899">
            <text:p>1.189</text:p>
          </table:table-cell>
          <table:table-cell table:formula="of:=NoiseSum" office:value-type="float" office:value="0.00000563">
            <text:p>5.6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35">
            <text:p>10435</text:p>
          </table:table-cell>
          <table:table-cell table:formula="of:=Energy" office:value-type="float" office:value="1.18830857690465">
            <text:p>1.188</text:p>
          </table:table-cell>
          <table:table-cell table:formula="of:=NoiseSum" office:value-type="float" office:value="0.00000248">
            <text:p>2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42.5">
            <text:p>10442.5</text:p>
          </table:table-cell>
          <table:table-cell table:formula="of:=Energy" office:value-type="float" office:value="1.18745511132392">
            <text:p>1.187</text:p>
          </table:table-cell>
          <table:table-cell table:formula="of:=NoiseSum" office:value-type="float" office:value="0.00000773">
            <text:p>7.7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50">
            <text:p>10450</text:p>
          </table:table-cell>
          <table:table-cell table:formula="of:=Energy" office:value-type="float" office:value="1.1866028708134">
            <text:p>1.187</text:p>
          </table:table-cell>
          <table:table-cell table:formula="of:=NoiseSum" office:value-type="float" office:value="0.00000308">
            <text:p>3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57.5">
            <text:p>10457.5</text:p>
          </table:table-cell>
          <table:table-cell table:formula="of:=Energy" office:value-type="float" office:value="1.18575185273727">
            <text:p>1.186</text:p>
          </table:table-cell>
          <table:table-cell table:formula="of:=NoiseSum" office:value-type="float" office:value="0.0000036">
            <text:p>3.6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65">
            <text:p>10465</text:p>
          </table:table-cell>
          <table:table-cell table:formula="of:=Energy" office:value-type="float" office:value="1.18490205446727">
            <text:p>1.185</text:p>
          </table:table-cell>
          <table:table-cell table:formula="of:=NoiseSum" office:value-type="float" office:value="0.00000422">
            <text:p>4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72.5">
            <text:p>10472.5</text:p>
          </table:table-cell>
          <table:table-cell table:formula="of:=Energy" office:value-type="float" office:value="1.18405347338267">
            <text:p>1.184</text:p>
          </table:table-cell>
          <table:table-cell table:formula="of:=NoiseSum" office:value-type="float" office:value="0.00000374">
            <text:p>3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80">
            <text:p>10480</text:p>
          </table:table-cell>
          <table:table-cell table:formula="of:=Energy" office:value-type="float" office:value="1.18320610687023">
            <text:p>1.183</text:p>
          </table:table-cell>
          <table:table-cell table:formula="of:=NoiseSum" office:value-type="float" office:value="0.00000415">
            <text:p>4.1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87.5">
            <text:p>10487.5</text:p>
          </table:table-cell>
          <table:table-cell table:formula="of:=Energy" office:value-type="float" office:value="1.1823599523242">
            <text:p>1.18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495">
            <text:p>10495</text:p>
          </table:table-cell>
          <table:table-cell table:formula="of:=Energy" office:value-type="float" office:value="1.18151500714626">
            <text:p>1.182</text:p>
          </table:table-cell>
          <table:table-cell table:formula="of:=NoiseSum" office:value-type="float" office:value="0.00000362">
            <text:p>3.6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02.5">
            <text:p>10502.5</text:p>
          </table:table-cell>
          <table:table-cell table:formula="of:=Energy" office:value-type="float" office:value="1.18067126874554">
            <text:p>1.18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10">
            <text:p>10510</text:p>
          </table:table-cell>
          <table:table-cell table:formula="of:=Energy" office:value-type="float" office:value="1.17982873453853">
            <text:p>1.180</text:p>
          </table:table-cell>
          <table:table-cell table:formula="of:=NoiseSum" office:value-type="float" office:value="0.00000492">
            <text:p>4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17.5">
            <text:p>10517.5</text:p>
          </table:table-cell>
          <table:table-cell table:formula="of:=Energy" office:value-type="float" office:value="1.17898740194913">
            <text:p>1.17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25">
            <text:p>10525</text:p>
          </table:table-cell>
          <table:table-cell table:formula="of:=Energy" office:value-type="float" office:value="1.17814726840855">
            <text:p>1.178</text:p>
          </table:table-cell>
          <table:table-cell table:formula="of:=NoiseSum" office:value-type="float" office:value="0.00000659">
            <text:p>6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32.5">
            <text:p>10532.5</text:p>
          </table:table-cell>
          <table:table-cell table:formula="of:=Energy" office:value-type="float" office:value="1.17730833135533">
            <text:p>1.177</text:p>
          </table:table-cell>
          <table:table-cell table:formula="of:=NoiseSum" office:value-type="float" office:value="0.0000043">
            <text:p>4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40">
            <text:p>10540</text:p>
          </table:table-cell>
          <table:table-cell table:formula="of:=Energy" office:value-type="float" office:value="1.17647058823529">
            <text:p>1.17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47.5">
            <text:p>10547.5</text:p>
          </table:table-cell>
          <table:table-cell table:formula="of:=Energy" office:value-type="float" office:value="1.17563403650154">
            <text:p>1.176</text:p>
          </table:table-cell>
          <table:table-cell table:formula="of:=NoiseSum" office:value-type="float" office:value="0.00000528">
            <text:p>5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55">
            <text:p>10555</text:p>
          </table:table-cell>
          <table:table-cell table:formula="of:=Energy" office:value-type="float" office:value="1.1747986736144">
            <text:p>1.175</text:p>
          </table:table-cell>
          <table:table-cell table:formula="of:=NoiseSum" office:value-type="float" office:value="0.0000032">
            <text:p>3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62.5">
            <text:p>10562.5</text:p>
          </table:table-cell>
          <table:table-cell table:formula="of:=Energy" office:value-type="float" office:value="1.17396449704142">
            <text:p>1.174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70">
            <text:p>10570</text:p>
          </table:table-cell>
          <table:table-cell table:formula="of:=Energy" office:value-type="float" office:value="1.17313150425733">
            <text:p>1.17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77.5">
            <text:p>10577.5</text:p>
          </table:table-cell>
          <table:table-cell table:formula="of:=Energy" office:value-type="float" office:value="1.17229969274403">
            <text:p>1.172</text:p>
          </table:table-cell>
          <table:table-cell table:formula="of:=NoiseSum" office:value-type="float" office:value="0.00000248">
            <text:p>2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85">
            <text:p>10585</text:p>
          </table:table-cell>
          <table:table-cell table:formula="of:=Energy" office:value-type="float" office:value="1.17146905999055">
            <text:p>1.17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592.5">
            <text:p>10592.5</text:p>
          </table:table-cell>
          <table:table-cell table:formula="of:=Energy" office:value-type="float" office:value="1.17063960349304">
            <text:p>1.171</text:p>
          </table:table-cell>
          <table:table-cell table:formula="of:=NoiseSum" office:value-type="float" office:value="0.0000052">
            <text:p>5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00">
            <text:p>10600</text:p>
          </table:table-cell>
          <table:table-cell table:formula="of:=Energy" office:value-type="float" office:value="1.16981132075472">
            <text:p>1.170</text:p>
          </table:table-cell>
          <table:table-cell table:formula="of:=NoiseSum" office:value-type="float" office:value="0.0000342">
            <text:p>3.420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07.5">
            <text:p>10607.5</text:p>
          </table:table-cell>
          <table:table-cell table:formula="of:=Energy" office:value-type="float" office:value="1.16898420928588">
            <text:p>1.169</text:p>
          </table:table-cell>
          <table:table-cell table:formula="of:=NoiseSum" office:value-type="float" office:value="0.00000476">
            <text:p>4.7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15">
            <text:p>10615</text:p>
          </table:table-cell>
          <table:table-cell table:formula="of:=Energy" office:value-type="float" office:value="1.16815826660386">
            <text:p>1.168</text:p>
          </table:table-cell>
          <table:table-cell table:formula="of:=NoiseSum" office:value-type="float" office:value="0.00000394">
            <text:p>3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22.5">
            <text:p>10622.5</text:p>
          </table:table-cell>
          <table:table-cell table:formula="of:=Energy" office:value-type="float" office:value="1.167333490233">
            <text:p>1.167</text:p>
          </table:table-cell>
          <table:table-cell table:formula="of:=NoiseSum" office:value-type="float" office:value="0.00000572">
            <text:p>5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30">
            <text:p>10630</text:p>
          </table:table-cell>
          <table:table-cell table:formula="of:=Energy" office:value-type="float" office:value="1.16650987770461">
            <text:p>1.167</text:p>
          </table:table-cell>
          <table:table-cell table:formula="of:=NoiseSum" office:value-type="float" office:value="0.00000626">
            <text:p>6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37.5">
            <text:p>10637.5</text:p>
          </table:table-cell>
          <table:table-cell table:formula="of:=Energy" office:value-type="float" office:value="1.16568742655699">
            <text:p>1.166</text:p>
          </table:table-cell>
          <table:table-cell table:formula="of:=NoiseSum" office:value-type="float" office:value="0.00000533">
            <text:p>5.3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45">
            <text:p>10645</text:p>
          </table:table-cell>
          <table:table-cell table:formula="of:=Energy" office:value-type="float" office:value="1.16486613433537">
            <text:p>1.16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52.5">
            <text:p>10652.5</text:p>
          </table:table-cell>
          <table:table-cell table:formula="of:=Energy" office:value-type="float" office:value="1.16404599859188">
            <text:p>1.164</text:p>
          </table:table-cell>
          <table:table-cell table:formula="of:=NoiseSum" office:value-type="float" office:value="0.00000569">
            <text:p>5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60">
            <text:p>10660</text:p>
          </table:table-cell>
          <table:table-cell table:formula="of:=Energy" office:value-type="float" office:value="1.16322701688555">
            <text:p>1.163</text:p>
          </table:table-cell>
          <table:table-cell table:formula="of:=NoiseSum" office:value-type="float" office:value="0.00000498">
            <text:p>4.9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67.5">
            <text:p>10667.5</text:p>
          </table:table-cell>
          <table:table-cell table:formula="of:=Energy" office:value-type="float" office:value="1.16240918678228">
            <text:p>1.162</text:p>
          </table:table-cell>
          <table:table-cell table:formula="of:=NoiseSum" office:value-type="float" office:value="0.00000574">
            <text:p>5.7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75">
            <text:p>10675</text:p>
          </table:table-cell>
          <table:table-cell table:formula="of:=Energy" office:value-type="float" office:value="1.1615925058548">
            <text:p>1.16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82.5">
            <text:p>10682.5</text:p>
          </table:table-cell>
          <table:table-cell table:formula="of:=Energy" office:value-type="float" office:value="1.16077697168266">
            <text:p>1.161</text:p>
          </table:table-cell>
          <table:table-cell table:formula="of:=NoiseSum" office:value-type="float" office:value="0.00000518">
            <text:p>5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90">
            <text:p>10690</text:p>
          </table:table-cell>
          <table:table-cell table:formula="of:=Energy" office:value-type="float" office:value="1.1599625818522">
            <text:p>1.160</text:p>
          </table:table-cell>
          <table:table-cell table:formula="of:=NoiseSum" office:value-type="float" office:value="0.00000215">
            <text:p>2.1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697.5">
            <text:p>10697.5</text:p>
          </table:table-cell>
          <table:table-cell table:formula="of:=Energy" office:value-type="float" office:value="1.15914933395653">
            <text:p>1.159</text:p>
          </table:table-cell>
          <table:table-cell table:formula="of:=NoiseSum" office:value-type="float" office:value="0.0000063">
            <text:p>6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05">
            <text:p>10705</text:p>
          </table:table-cell>
          <table:table-cell table:formula="of:=Energy" office:value-type="float" office:value="1.15833722559552">
            <text:p>1.158</text:p>
          </table:table-cell>
          <table:table-cell table:formula="of:=NoiseSum" office:value-type="float" office:value="0.00000596">
            <text:p>5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12.5">
            <text:p>10712.5</text:p>
          </table:table-cell>
          <table:table-cell table:formula="of:=Energy" office:value-type="float" office:value="1.15752625437573">
            <text:p>1.158</text:p>
          </table:table-cell>
          <table:table-cell table:formula="of:=NoiseSum" office:value-type="float" office:value="0.00000426">
            <text:p>4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20">
            <text:p>10720</text:p>
          </table:table-cell>
          <table:table-cell table:formula="of:=Energy" office:value-type="float" office:value="1.15671641791045">
            <text:p>1.15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27.5">
            <text:p>10727.5</text:p>
          </table:table-cell>
          <table:table-cell table:formula="of:=Energy" office:value-type="float" office:value="1.15590771381962">
            <text:p>1.156</text:p>
          </table:table-cell>
          <table:table-cell table:formula="of:=NoiseSum" office:value-type="float" office:value="0.00000606">
            <text:p>6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35">
            <text:p>10735</text:p>
          </table:table-cell>
          <table:table-cell table:formula="of:=Energy" office:value-type="float" office:value="1.15510013972986">
            <text:p>1.155</text:p>
          </table:table-cell>
          <table:table-cell table:formula="of:=NoiseSum" office:value-type="float" office:value="0.00000356">
            <text:p>3.5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42.5">
            <text:p>10742.5</text:p>
          </table:table-cell>
          <table:table-cell table:formula="of:=Energy" office:value-type="float" office:value="1.15429369327438">
            <text:p>1.154</text:p>
          </table:table-cell>
          <table:table-cell table:formula="of:=NoiseSum" office:value-type="float" office:value="0.00000389">
            <text:p>3.8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50">
            <text:p>10750</text:p>
          </table:table-cell>
          <table:table-cell table:formula="of:=Energy" office:value-type="float" office:value="1.15348837209302">
            <text:p>1.15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57.5">
            <text:p>10757.5</text:p>
          </table:table-cell>
          <table:table-cell table:formula="of:=Energy" office:value-type="float" office:value="1.15268417383221">
            <text:p>1.153</text:p>
          </table:table-cell>
          <table:table-cell table:formula="of:=NoiseSum" office:value-type="float" office:value="0.00000527">
            <text:p>5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65">
            <text:p>10765</text:p>
          </table:table-cell>
          <table:table-cell table:formula="of:=Energy" office:value-type="float" office:value="1.15188109614491">
            <text:p>1.152</text:p>
          </table:table-cell>
          <table:table-cell table:formula="of:=NoiseSum" office:value-type="float" office:value="0.00000405">
            <text:p>4.0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72.5">
            <text:p>10772.5</text:p>
          </table:table-cell>
          <table:table-cell table:formula="of:=Energy" office:value-type="float" office:value="1.15107913669065">
            <text:p>1.151</text:p>
          </table:table-cell>
          <table:table-cell table:formula="of:=NoiseSum" office:value-type="float" office:value="0.00000764">
            <text:p>7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80">
            <text:p>10780</text:p>
          </table:table-cell>
          <table:table-cell table:formula="of:=Energy" office:value-type="float" office:value="1.15027829313544">
            <text:p>1.150</text:p>
          </table:table-cell>
          <table:table-cell table:formula="of:=NoiseSum" office:value-type="float" office:value="0.0000057">
            <text:p>5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87.5">
            <text:p>10787.5</text:p>
          </table:table-cell>
          <table:table-cell table:formula="of:=Energy" office:value-type="float" office:value="1.1494785631518">
            <text:p>1.149</text:p>
          </table:table-cell>
          <table:table-cell table:formula="of:=NoiseSum" office:value-type="float" office:value="0.0000032">
            <text:p>3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795">
            <text:p>10795</text:p>
          </table:table-cell>
          <table:table-cell table:formula="of:=Energy" office:value-type="float" office:value="1.14867994441871">
            <text:p>1.149</text:p>
          </table:table-cell>
          <table:table-cell table:formula="of:=NoiseSum" office:value-type="float" office:value="0.00000518">
            <text:p>5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02.5">
            <text:p>10802.5</text:p>
          </table:table-cell>
          <table:table-cell table:formula="of:=Energy" office:value-type="float" office:value="1.14788243462162">
            <text:p>1.148</text:p>
          </table:table-cell>
          <table:table-cell table:formula="of:=NoiseSum" office:value-type="float" office:value="0.00000272">
            <text:p>2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10">
            <text:p>10810</text:p>
          </table:table-cell>
          <table:table-cell table:formula="of:=Energy" office:value-type="float" office:value="1.14708603145236">
            <text:p>1.147</text:p>
          </table:table-cell>
          <table:table-cell table:formula="of:=NoiseSum" office:value-type="float" office:value="0.0000042">
            <text:p>4.2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17.5">
            <text:p>10817.5</text:p>
          </table:table-cell>
          <table:table-cell table:formula="of:=Energy" office:value-type="float" office:value="1.1462907326092">
            <text:p>1.146</text:p>
          </table:table-cell>
          <table:table-cell table:formula="of:=NoiseSum" office:value-type="float" office:value="0.00000344">
            <text:p>3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25">
            <text:p>10825</text:p>
          </table:table-cell>
          <table:table-cell table:formula="of:=Energy" office:value-type="float" office:value="1.14549653579677">
            <text:p>1.145</text:p>
          </table:table-cell>
          <table:table-cell table:formula="of:=NoiseSum" office:value-type="float" office:value="0.0000045">
            <text:p>4.5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32.5">
            <text:p>10832.5</text:p>
          </table:table-cell>
          <table:table-cell table:formula="of:=Energy" office:value-type="float" office:value="1.14470343872606">
            <text:p>1.14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40">
            <text:p>10840</text:p>
          </table:table-cell>
          <table:table-cell table:formula="of:=Energy" office:value-type="float" office:value="1.14391143911439">
            <text:p>1.144</text:p>
          </table:table-cell>
          <table:table-cell table:formula="of:=NoiseSum" office:value-type="float" office:value="0.00000302">
            <text:p>3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47.5">
            <text:p>10847.5</text:p>
          </table:table-cell>
          <table:table-cell table:formula="of:=Energy" office:value-type="float" office:value="1.14312053468541">
            <text:p>1.143</text:p>
          </table:table-cell>
          <table:table-cell table:formula="of:=NoiseSum" office:value-type="float" office:value="0.00000469">
            <text:p>4.6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55">
            <text:p>10855</text:p>
          </table:table-cell>
          <table:table-cell table:formula="of:=Energy" office:value-type="float" office:value="1.14233072316905">
            <text:p>1.142</text:p>
          </table:table-cell>
          <table:table-cell table:formula="of:=NoiseSum" office:value-type="float" office:value="0.00000533">
            <text:p>5.3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62.5">
            <text:p>10862.5</text:p>
          </table:table-cell>
          <table:table-cell table:formula="of:=Energy" office:value-type="float" office:value="1.1415420023015">
            <text:p>1.142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70">
            <text:p>10870</text:p>
          </table:table-cell>
          <table:table-cell table:formula="of:=Energy" office:value-type="float" office:value="1.14075436982521">
            <text:p>1.141</text:p>
          </table:table-cell>
          <table:table-cell table:formula="of:=NoiseSum" office:value-type="float" office:value="0.00000515">
            <text:p>5.1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77.5">
            <text:p>10877.5</text:p>
          </table:table-cell>
          <table:table-cell table:formula="of:=Energy" office:value-type="float" office:value="1.13996782348885">
            <text:p>1.140</text:p>
          </table:table-cell>
          <table:table-cell table:formula="of:=NoiseSum" office:value-type="float" office:value="0.00000365">
            <text:p>3.6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85">
            <text:p>10885</text:p>
          </table:table-cell>
          <table:table-cell table:formula="of:=Energy" office:value-type="float" office:value="1.13918236104731">
            <text:p>1.139</text:p>
          </table:table-cell>
          <table:table-cell table:formula="of:=NoiseSum" office:value-type="float" office:value="0.00000407">
            <text:p>4.0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892.5">
            <text:p>10892.5</text:p>
          </table:table-cell>
          <table:table-cell table:formula="of:=Energy" office:value-type="float" office:value="1.13839798026165">
            <text:p>1.138</text:p>
          </table:table-cell>
          <table:table-cell table:formula="of:=NoiseSum" office:value-type="float" office:value="0.00000506">
            <text:p>5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00">
            <text:p>10900</text:p>
          </table:table-cell>
          <table:table-cell table:formula="of:=Energy" office:value-type="float" office:value="1.13761467889908">
            <text:p>1.138</text:p>
          </table:table-cell>
          <table:table-cell table:formula="of:=NoiseSum" office:value-type="float" office:value="0.00001593">
            <text:p>1.593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07.5">
            <text:p>10907.5</text:p>
          </table:table-cell>
          <table:table-cell table:formula="of:=Energy" office:value-type="float" office:value="1.13683245473298">
            <text:p>1.137</text:p>
          </table:table-cell>
          <table:table-cell table:formula="of:=NoiseSum" office:value-type="float" office:value="0.00000278">
            <text:p>2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15">
            <text:p>10915</text:p>
          </table:table-cell>
          <table:table-cell table:formula="of:=Energy" office:value-type="float" office:value="1.13605130554283">
            <text:p>1.136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22.5">
            <text:p>10922.5</text:p>
          </table:table-cell>
          <table:table-cell table:formula="of:=Energy" office:value-type="float" office:value="1.13527122911421">
            <text:p>1.135</text:p>
          </table:table-cell>
          <table:table-cell table:formula="of:=NoiseSum" office:value-type="float" office:value="0.00000488">
            <text:p>4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30">
            <text:p>10930</text:p>
          </table:table-cell>
          <table:table-cell table:formula="of:=Energy" office:value-type="float" office:value="1.13449222323879">
            <text:p>1.134</text:p>
          </table:table-cell>
          <table:table-cell table:formula="of:=NoiseSum" office:value-type="float" office:value="0.0000068">
            <text:p>6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37.5">
            <text:p>10937.5</text:p>
          </table:table-cell>
          <table:table-cell table:formula="of:=Energy" office:value-type="float" office:value="1.13371428571429">
            <text:p>1.134</text:p>
          </table:table-cell>
          <table:table-cell table:formula="of:=NoiseSum" office:value-type="float" office:value="0.00000396">
            <text:p>3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45">
            <text:p>10945</text:p>
          </table:table-cell>
          <table:table-cell table:formula="of:=Energy" office:value-type="float" office:value="1.13293741434445">
            <text:p>1.13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52.5">
            <text:p>10952.5</text:p>
          </table:table-cell>
          <table:table-cell table:formula="of:=Energy" office:value-type="float" office:value="1.13216160693906">
            <text:p>1.132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60">
            <text:p>10960</text:p>
          </table:table-cell>
          <table:table-cell table:formula="of:=Energy" office:value-type="float" office:value="1.13138686131387">
            <text:p>1.131</text:p>
          </table:table-cell>
          <table:table-cell table:formula="of:=NoiseSum" office:value-type="float" office:value="0.00000548">
            <text:p>5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67.5">
            <text:p>10967.5</text:p>
          </table:table-cell>
          <table:table-cell table:formula="of:=Energy" office:value-type="float" office:value="1.13061317529063">
            <text:p>1.13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75">
            <text:p>10975</text:p>
          </table:table-cell>
          <table:table-cell table:formula="of:=Energy" office:value-type="float" office:value="1.12984054669704">
            <text:p>1.13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82.5">
            <text:p>10982.5</text:p>
          </table:table-cell>
          <table:table-cell table:formula="of:=Energy" office:value-type="float" office:value="1.12906897336672">
            <text:p>1.129</text:p>
          </table:table-cell>
          <table:table-cell table:formula="of:=NoiseSum" office:value-type="float" office:value="0.00000692">
            <text:p>6.9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90">
            <text:p>10990</text:p>
          </table:table-cell>
          <table:table-cell table:formula="of:=Energy" office:value-type="float" office:value="1.12829845313922">
            <text:p>1.128</text:p>
          </table:table-cell>
          <table:table-cell table:formula="of:=NoiseSum" office:value-type="float" office:value="0.00000486">
            <text:p>4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0997.5">
            <text:p>10997.5</text:p>
          </table:table-cell>
          <table:table-cell table:formula="of:=Energy" office:value-type="float" office:value="1.12752898385997">
            <text:p>1.128</text:p>
          </table:table-cell>
          <table:table-cell table:formula="of:=NoiseSum" office:value-type="float" office:value="0.00000227">
            <text:p>2.2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05">
            <text:p>11005</text:p>
          </table:table-cell>
          <table:table-cell table:formula="of:=Energy" office:value-type="float" office:value="1.12676056338028">
            <text:p>1.127</text:p>
          </table:table-cell>
          <table:table-cell table:formula="of:=NoiseSum" office:value-type="float" office:value="0.00000719">
            <text:p>7.1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12.5">
            <text:p>11012.5</text:p>
          </table:table-cell>
          <table:table-cell table:formula="of:=Energy" office:value-type="float" office:value="1.12599318955732">
            <text:p>1.126</text:p>
          </table:table-cell>
          <table:table-cell table:formula="of:=NoiseSum" office:value-type="float" office:value="0.0000057">
            <text:p>5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20">
            <text:p>11020</text:p>
          </table:table-cell>
          <table:table-cell table:formula="of:=Energy" office:value-type="float" office:value="1.12522686025408">
            <text:p>1.125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27.5">
            <text:p>11027.5</text:p>
          </table:table-cell>
          <table:table-cell table:formula="of:=Energy" office:value-type="float" office:value="1.12446157333938">
            <text:p>1.124</text:p>
          </table:table-cell>
          <table:table-cell table:formula="of:=NoiseSum" office:value-type="float" office:value="0.00000296">
            <text:p>2.9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35">
            <text:p>11035</text:p>
          </table:table-cell>
          <table:table-cell table:formula="of:=Energy" office:value-type="float" office:value="1.12369732668781">
            <text:p>1.124</text:p>
          </table:table-cell>
          <table:table-cell table:formula="of:=NoiseSum" office:value-type="float" office:value="0.00000686">
            <text:p>6.8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42.5">
            <text:p>11042.5</text:p>
          </table:table-cell>
          <table:table-cell table:formula="of:=Energy" office:value-type="float" office:value="1.12293411817976">
            <text:p>1.123</text:p>
          </table:table-cell>
          <table:table-cell table:formula="of:=NoiseSum" office:value-type="float" office:value="0.00000564">
            <text:p>5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50">
            <text:p>11050</text:p>
          </table:table-cell>
          <table:table-cell table:formula="of:=Energy" office:value-type="float" office:value="1.12217194570136">
            <text:p>1.122</text:p>
          </table:table-cell>
          <table:table-cell table:formula="of:=NoiseSum" office:value-type="float" office:value="0.00000618">
            <text:p>6.1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57.5">
            <text:p>11057.5</text:p>
          </table:table-cell>
          <table:table-cell table:formula="of:=Energy" office:value-type="float" office:value="1.12141080714447">
            <text:p>1.121</text:p>
          </table:table-cell>
          <table:table-cell table:formula="of:=NoiseSum" office:value-type="float" office:value="0.00000597">
            <text:p>5.9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65">
            <text:p>11065</text:p>
          </table:table-cell>
          <table:table-cell table:formula="of:=Energy" office:value-type="float" office:value="1.12065070040669">
            <text:p>1.121</text:p>
          </table:table-cell>
          <table:table-cell table:formula="of:=NoiseSum" office:value-type="float" office:value="0.00000593">
            <text:p>5.9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72.5">
            <text:p>11072.5</text:p>
          </table:table-cell>
          <table:table-cell table:formula="of:=Energy" office:value-type="float" office:value="1.11989162339128">
            <text:p>1.120</text:p>
          </table:table-cell>
          <table:table-cell table:formula="of:=NoiseSum" office:value-type="float" office:value="0.00000428">
            <text:p>4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80">
            <text:p>11080</text:p>
          </table:table-cell>
          <table:table-cell table:formula="of:=Energy" office:value-type="float" office:value="1.11913357400722">
            <text:p>1.119</text:p>
          </table:table-cell>
          <table:table-cell table:formula="of:=NoiseSum" office:value-type="float" office:value="0.0000038">
            <text:p>3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87.5">
            <text:p>11087.5</text:p>
          </table:table-cell>
          <table:table-cell table:formula="of:=Energy" office:value-type="float" office:value="1.11837655016911">
            <text:p>1.118</text:p>
          </table:table-cell>
          <table:table-cell table:formula="of:=NoiseSum" office:value-type="float" office:value="0.00000382">
            <text:p>3.8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095">
            <text:p>11095</text:p>
          </table:table-cell>
          <table:table-cell table:formula="of:=Energy" office:value-type="float" office:value="1.11762054979721">
            <text:p>1.11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02.5">
            <text:p>11102.5</text:p>
          </table:table-cell>
          <table:table-cell table:formula="of:=Energy" office:value-type="float" office:value="1.11686557081738">
            <text:p>1.117</text:p>
          </table:table-cell>
          <table:table-cell table:formula="of:=NoiseSum" office:value-type="float" office:value="0.00000515">
            <text:p>5.1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10">
            <text:p>11110</text:p>
          </table:table-cell>
          <table:table-cell table:formula="of:=Energy" office:value-type="float" office:value="1.11611161116112">
            <text:p>1.116</text:p>
          </table:table-cell>
          <table:table-cell table:formula="of:=NoiseSum" office:value-type="float" office:value="0.00000788">
            <text:p>7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17.5">
            <text:p>11117.5</text:p>
          </table:table-cell>
          <table:table-cell table:formula="of:=Energy" office:value-type="float" office:value="1.11535866876546">
            <text:p>1.115</text:p>
          </table:table-cell>
          <table:table-cell table:formula="of:=NoiseSum" office:value-type="float" office:value="0.00000501">
            <text:p>5.0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25">
            <text:p>11125</text:p>
          </table:table-cell>
          <table:table-cell table:formula="of:=Energy" office:value-type="float" office:value="1.11460674157303">
            <text:p>1.115</text:p>
          </table:table-cell>
          <table:table-cell table:formula="of:=NoiseSum" office:value-type="float" office:value="0.00000594">
            <text:p>5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32.5">
            <text:p>11132.5</text:p>
          </table:table-cell>
          <table:table-cell table:formula="of:=Energy" office:value-type="float" office:value="1.113855827532">
            <text:p>1.114</text:p>
          </table:table-cell>
          <table:table-cell table:formula="of:=NoiseSum" office:value-type="float" office:value="0.00000533">
            <text:p>5.3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40">
            <text:p>11140</text:p>
          </table:table-cell>
          <table:table-cell table:formula="of:=Energy" office:value-type="float" office:value="1.11310592459605">
            <text:p>1.113</text:p>
          </table:table-cell>
          <table:table-cell table:formula="of:=NoiseSum" office:value-type="float" office:value="0.00000458">
            <text:p>4.5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47.5">
            <text:p>11147.5</text:p>
          </table:table-cell>
          <table:table-cell table:formula="of:=Energy" office:value-type="float" office:value="1.11235703072438">
            <text:p>1.112</text:p>
          </table:table-cell>
          <table:table-cell table:formula="of:=NoiseSum" office:value-type="float" office:value="0.00000302">
            <text:p>3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55">
            <text:p>11155</text:p>
          </table:table-cell>
          <table:table-cell table:formula="of:=Energy" office:value-type="float" office:value="1.11160914388167">
            <text:p>1.112</text:p>
          </table:table-cell>
          <table:table-cell table:formula="of:=NoiseSum" office:value-type="float" office:value="0.00000728">
            <text:p>7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62.5">
            <text:p>11162.5</text:p>
          </table:table-cell>
          <table:table-cell table:formula="of:=Energy" office:value-type="float" office:value="1.11086226203807">
            <text:p>1.111</text:p>
          </table:table-cell>
          <table:table-cell table:formula="of:=NoiseSum" office:value-type="float" office:value="0.00000411">
            <text:p>4.1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70">
            <text:p>11170</text:p>
          </table:table-cell>
          <table:table-cell table:formula="of:=Energy" office:value-type="float" office:value="1.1101163831692">
            <text:p>1.110</text:p>
          </table:table-cell>
          <table:table-cell table:formula="of:=NoiseSum" office:value-type="float" office:value="0.00000666">
            <text:p>6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77.5">
            <text:p>11177.5</text:p>
          </table:table-cell>
          <table:table-cell table:formula="of:=Energy" office:value-type="float" office:value="1.10937150525609">
            <text:p>1.109</text:p>
          </table:table-cell>
          <table:table-cell table:formula="of:=NoiseSum" office:value-type="float" office:value="0.00000688">
            <text:p>6.8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85">
            <text:p>11185</text:p>
          </table:table-cell>
          <table:table-cell table:formula="of:=Energy" office:value-type="float" office:value="1.1086276262852">
            <text:p>1.109</text:p>
          </table:table-cell>
          <table:table-cell table:formula="of:=NoiseSum" office:value-type="float" office:value="0.00000406">
            <text:p>4.0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192.5">
            <text:p>11192.5</text:p>
          </table:table-cell>
          <table:table-cell table:formula="of:=Energy" office:value-type="float" office:value="1.10788474424838">
            <text:p>1.108</text:p>
          </table:table-cell>
          <table:table-cell table:formula="of:=NoiseSum" office:value-type="float" office:value="0.00000245">
            <text:p>2.4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00">
            <text:p>11200</text:p>
          </table:table-cell>
          <table:table-cell table:formula="of:=Energy" office:value-type="float" office:value="1.10714285714286">
            <text:p>1.107</text:p>
          </table:table-cell>
          <table:table-cell table:formula="of:=NoiseSum" office:value-type="float" office:value="0.000035">
            <text:p>3.500E-5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07.5">
            <text:p>11207.5</text:p>
          </table:table-cell>
          <table:table-cell table:formula="of:=Energy" office:value-type="float" office:value="1.10640196297122">
            <text:p>1.106</text:p>
          </table:table-cell>
          <table:table-cell table:formula="of:=NoiseSum" office:value-type="float" office:value="0.00000436">
            <text:p>4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15">
            <text:p>11215</text:p>
          </table:table-cell>
          <table:table-cell table:formula="of:=Energy" office:value-type="float" office:value="1.10566205974142">
            <text:p>1.106</text:p>
          </table:table-cell>
          <table:table-cell table:formula="of:=NoiseSum" office:value-type="float" office:value="0.00000402">
            <text:p>4.0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22.5">
            <text:p>11222.5</text:p>
          </table:table-cell>
          <table:table-cell table:formula="of:=Energy" office:value-type="float" office:value="1.1049231454667">
            <text:p>1.105</text:p>
          </table:table-cell>
          <table:table-cell table:formula="of:=NoiseSum" office:value-type="float" office:value="0.00000563">
            <text:p>5.63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30">
            <text:p>11230</text:p>
          </table:table-cell>
          <table:table-cell table:formula="of:=Energy" office:value-type="float" office:value="1.10418521816563">
            <text:p>1.104</text:p>
          </table:table-cell>
          <table:table-cell table:formula="of:=NoiseSum" office:value-type="float" office:value="0.00000436">
            <text:p>4.3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37.5">
            <text:p>11237.5</text:p>
          </table:table-cell>
          <table:table-cell table:formula="of:=Energy" office:value-type="float" office:value="1.10344827586207">
            <text:p>1.103</text:p>
          </table:table-cell>
          <table:table-cell table:formula="of:=NoiseSum" office:value-type="float" office:value="0.00000378">
            <text:p>3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45">
            <text:p>11245</text:p>
          </table:table-cell>
          <table:table-cell table:formula="of:=Energy" office:value-type="float" office:value="1.10271231658515">
            <text:p>1.103</text:p>
          </table:table-cell>
          <table:table-cell table:formula="of:=NoiseSum" office:value-type="float" office:value="0.00000785">
            <text:p>7.8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52.5">
            <text:p>11252.5</text:p>
          </table:table-cell>
          <table:table-cell table:formula="of:=Energy" office:value-type="float" office:value="1.10197733836925">
            <text:p>1.102</text:p>
          </table:table-cell>
          <table:table-cell table:formula="of:=NoiseSum" office:value-type="float" office:value="0.00000248">
            <text:p>2.4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60">
            <text:p>11260</text:p>
          </table:table-cell>
          <table:table-cell table:formula="of:=Energy" office:value-type="float" office:value="1.101243339254">
            <text:p>1.10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67.5">
            <text:p>11267.5</text:p>
          </table:table-cell>
          <table:table-cell table:formula="of:=Energy" office:value-type="float" office:value="1.10051031728422">
            <text:p>1.101</text:p>
          </table:table-cell>
          <table:table-cell table:formula="of:=NoiseSum" office:value-type="float" office:value="0.00000532">
            <text:p>5.3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75">
            <text:p>11275</text:p>
          </table:table-cell>
          <table:table-cell table:formula="of:=Energy" office:value-type="float" office:value="1.09977827050998">
            <text:p>1.100</text:p>
          </table:table-cell>
          <table:table-cell table:formula="of:=NoiseSum" office:value-type="float" office:value="0.00000359">
            <text:p>3.59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82.5">
            <text:p>11282.5</text:p>
          </table:table-cell>
          <table:table-cell table:formula="of:=Energy" office:value-type="float" office:value="1.09904719698648">
            <text:p>1.099</text:p>
          </table:table-cell>
          <table:table-cell table:formula="of:=NoiseSum" office:value-type="float" office:value="0.00000494">
            <text:p>4.9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90">
            <text:p>11290</text:p>
          </table:table-cell>
          <table:table-cell table:formula="of:=Energy" office:value-type="float" office:value="1.09831709477414">
            <text:p>1.098</text:p>
          </table:table-cell>
          <table:table-cell table:formula="of:=NoiseSum" office:value-type="float" office:value="0.0000023">
            <text:p>2.3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297.5">
            <text:p>11297.5</text:p>
          </table:table-cell>
          <table:table-cell table:formula="of:=Energy" office:value-type="float" office:value="1.09758796193848">
            <text:p>1.098</text:p>
          </table:table-cell>
          <table:table-cell table:formula="of:=NoiseSum" office:value-type="float" office:value="0.00000495">
            <text:p>4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05">
            <text:p>11305</text:p>
          </table:table-cell>
          <table:table-cell table:formula="of:=Energy" office:value-type="float" office:value="1.0968597965502">
            <text:p>1.097</text:p>
          </table:table-cell>
          <table:table-cell table:formula="of:=NoiseSum" office:value-type="float" office:value="0.00000557">
            <text:p>5.57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12.5">
            <text:p>11312.5</text:p>
          </table:table-cell>
          <table:table-cell table:formula="of:=Energy" office:value-type="float" office:value="1.09613259668508">
            <text:p>1.096</text:p>
          </table:table-cell>
          <table:table-cell table:formula="of:=NoiseSum" office:value-type="float" office:value="0.00000544">
            <text:p>5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20">
            <text:p>11320</text:p>
          </table:table-cell>
          <table:table-cell table:formula="of:=Energy" office:value-type="float" office:value="1.09540636042403">
            <text:p>1.095</text:p>
          </table:table-cell>
          <table:table-cell table:formula="of:=NoiseSum" office:value-type="float" office:value="0.00000566">
            <text:p>5.6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27.5">
            <text:p>11327.5</text:p>
          </table:table-cell>
          <table:table-cell table:formula="of:=Energy" office:value-type="float" office:value="1.09468108585301">
            <text:p>1.095</text:p>
          </table:table-cell>
          <table:table-cell table:formula="of:=NoiseSum" office:value-type="float" office:value="0.00000408">
            <text:p>4.0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35">
            <text:p>11335</text:p>
          </table:table-cell>
          <table:table-cell table:formula="of:=Energy" office:value-type="float" office:value="1.09395677106308">
            <text:p>1.094</text:p>
          </table:table-cell>
          <table:table-cell table:formula="of:=NoiseSum" office:value-type="float" office:value="0.00000464">
            <text:p>4.6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42.5">
            <text:p>11342.5</text:p>
          </table:table-cell>
          <table:table-cell table:formula="of:=Energy" office:value-type="float" office:value="1.09323341415032">
            <text:p>1.093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50">
            <text:p>11350</text:p>
          </table:table-cell>
          <table:table-cell table:formula="of:=Energy" office:value-type="float" office:value="1.09251101321586">
            <text:p>1.093</text:p>
          </table:table-cell>
          <table:table-cell table:formula="of:=NoiseSum" office:value-type="float" office:value="0.0000057">
            <text:p>5.7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57.5">
            <text:p>11357.5</text:p>
          </table:table-cell>
          <table:table-cell table:formula="of:=Energy" office:value-type="float" office:value="1.09178956636584">
            <text:p>1.092</text:p>
          </table:table-cell>
          <table:table-cell table:formula="of:=NoiseSum" office:value-type="float" office:value="0.00000428">
            <text:p>4.2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65">
            <text:p>11365</text:p>
          </table:table-cell>
          <table:table-cell table:formula="of:=Energy" office:value-type="float" office:value="1.09106907171139">
            <text:p>1.091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72.5">
            <text:p>11372.5</text:p>
          </table:table-cell>
          <table:table-cell table:formula="of:=Energy" office:value-type="float" office:value="1.09034952736865">
            <text:p>1.090</text:p>
          </table:table-cell>
          <table:table-cell table:formula="of:=NoiseSum" office:value-type="float" office:value="0.00000578">
            <text:p>5.78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80">
            <text:p>11380</text:p>
          </table:table-cell>
          <table:table-cell table:formula="of:=Energy" office:value-type="float" office:value="1.0896309314587">
            <text:p>1.09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87.5">
            <text:p>11387.5</text:p>
          </table:table-cell>
          <table:table-cell table:formula="of:=Energy" office:value-type="float" office:value="1.08891328210757">
            <text:p>1.089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395">
            <text:p>11395</text:p>
          </table:table-cell>
          <table:table-cell table:formula="of:=Energy" office:value-type="float" office:value="1.08819657744625">
            <text:p>1.088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02.5">
            <text:p>11402.5</text:p>
          </table:table-cell>
          <table:table-cell table:formula="of:=Energy" office:value-type="float" office:value="1.08748081561061">
            <text:p>1.087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10">
            <text:p>11410</text:p>
          </table:table-cell>
          <table:table-cell table:formula="of:=Energy" office:value-type="float" office:value="1.08676599474146">
            <text:p>1.087</text:p>
          </table:table-cell>
          <table:table-cell table:formula="of:=NoiseSum" office:value-type="float" office:value="0.00000612">
            <text:p>6.1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17.5">
            <text:p>11417.5</text:p>
          </table:table-cell>
          <table:table-cell table:formula="of:=Energy" office:value-type="float" office:value="1.08605211298445">
            <text:p>1.086</text:p>
          </table:table-cell>
          <table:table-cell table:formula="of:=NoiseSum" office:value-type="float" office:value="0.00000672">
            <text:p>6.7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25">
            <text:p>11425</text:p>
          </table:table-cell>
          <table:table-cell table:formula="of:=Energy" office:value-type="float" office:value="1.08533916849015">
            <text:p>1.085</text:p>
          </table:table-cell>
          <table:table-cell table:formula="of:=NoiseSum" office:value-type="float" office:value="0.00000425">
            <text:p>4.2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32.5">
            <text:p>11432.5</text:p>
          </table:table-cell>
          <table:table-cell table:formula="of:=Energy" office:value-type="float" office:value="1.08462715941395">
            <text:p>1.085</text:p>
          </table:table-cell>
          <table:table-cell table:formula="of:=NoiseSum" office:value-type="float" office:value="0.0000038">
            <text:p>3.8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40">
            <text:p>11440</text:p>
          </table:table-cell>
          <table:table-cell table:formula="of:=Energy" office:value-type="float" office:value="1.08391608391608">
            <text:p>1.084</text:p>
          </table:table-cell>
          <table:table-cell table:formula="of:=NoiseSum" office:value-type="float" office:value="0.00000495">
            <text:p>4.9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47.5">
            <text:p>11447.5</text:p>
          </table:table-cell>
          <table:table-cell table:formula="of:=Energy" office:value-type="float" office:value="1.08320594016161">
            <text:p>1.083</text:p>
          </table:table-cell>
          <table:table-cell table:formula="of:=NoiseSum" office:value-type="float" office:value="0.00000422">
            <text:p>4.2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55">
            <text:p>11455</text:p>
          </table:table-cell>
          <table:table-cell table:formula="of:=Energy" office:value-type="float" office:value="1.08249672632038">
            <text:p>1.082</text:p>
          </table:table-cell>
          <table:table-cell table:formula="of:=NoiseSum" office:value-type="float" office:value="0.00000544">
            <text:p>5.44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62.5">
            <text:p>11462.5</text:p>
          </table:table-cell>
          <table:table-cell table:formula="of:=Energy" office:value-type="float" office:value="1.08178844056707">
            <text:p>1.082</text:p>
          </table:table-cell>
          <table:table-cell table:formula="of:=NoiseSum" office:value-type="float" office:value="0.00000626">
            <text:p>6.26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70">
            <text:p>11470</text:p>
          </table:table-cell>
          <table:table-cell table:formula="of:=Energy" office:value-type="float" office:value="1.08108108108108">
            <text:p>1.081</text:p>
          </table:table-cell>
          <table:table-cell table:formula="of:=NoiseSum" office:value-type="float" office:value="0.00000452">
            <text:p>4.52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77.5">
            <text:p>11477.5</text:p>
          </table:table-cell>
          <table:table-cell table:formula="of:=Energy" office:value-type="float" office:value="1.08037464604661">
            <text:p>1.080</text:p>
          </table:table-cell>
          <table:table-cell table:formula="of:=NoiseSum" office:value-type="float" office:value="0.00000491">
            <text:p>4.91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85">
            <text:p>11485</text:p>
          </table:table-cell>
          <table:table-cell table:formula="of:=Energy" office:value-type="float" office:value="1.07966913365259">
            <text:p>1.080</text:p>
          </table:table-cell>
          <table:table-cell table:formula="of:=NoiseSum" office:value-type="float" office:value="0.000005">
            <text:p>5.00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492.5">
            <text:p>11492.5</text:p>
          </table:table-cell>
          <table:table-cell table:formula="of:=Energy" office:value-type="float" office:value="1.07896454209267">
            <text:p>1.079</text:p>
          </table:table-cell>
          <table:table-cell table:formula="of:=NoiseSum" office:value-type="float" office:value="0.00000515">
            <text:p>5.150E-6</text:p>
          </table:table-cell>
          <table:table-cell table:number-columns-repeated="12"/>
        </table:table-row>
        <table:table-row table:style-name="ro1">
          <table:table-cell table:formula="of:=Wavelength" office:value-type="float" office:value="11500">
            <text:p>11500</text:p>
          </table:table-cell>
          <table:table-cell table:formula="of:=Energy" office:value-type="float" office:value="1.07826086956522">
            <text:p>1.078</text:p>
          </table:table-cell>
          <table:table-cell table:formula="of:=NoiseSum" office:value-type="float" office:value="0.00001439">
            <text:p>1.439E-5</text:p>
          </table:table-cell>
          <table:table-cell table:number-columns-repeated="12"/>
        </table:table-row>
        <table:table-row table:style-name="ro1" table:number-rows-repeated="10479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oiseEx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ce2" office:value-type="string">
            <text:p>Use column A to sum multiple noise types, like simultaneous spikes and random spread</text:p>
          </table:table-cell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/>
          <table:table-cell office:value-type="string">
            <text:p>Constant</text:p>
          </table:table-cell>
          <table:table-cell/>
          <table:table-cell office:value-type="string">
            <text:p>100A spaced spikes</text:p>
          </table:table-cell>
          <table:table-cell/>
          <table:table-cell office:value-type="string">
            <text:p>Odd spikes</text:p>
          </table:table-cell>
          <table:table-cell/>
          <table:table-cell office:value-type="string">
            <text:p>Tiny random spread</text:p>
          </table:table-cell>
          <table:table-cell/>
          <table:table-cell office:value-type="string">
            <text:p>Realistic random spread</text:p>
          </table:table-cell>
        </table:table-row>
        <table:table-row table:style-name="ro1">
          <table:table-cell table:style-name="ce4" table:formula="of:=SUM([.C3];[.G3];[.K3])" office:value-type="float" office:value="0.00003658">
            <text:p>3.658E-5</text:p>
          </table:table-cell>
          <table:table-cell/>
          <table:table-cell table:style-name="ce5" office:value-type="float" office:value="0.000005">
            <text:p>5.00E-006</text:p>
          </table:table-cell>
          <table:table-cell/>
          <table:table-cell table:formula="of:=IF(MOD([$Controls.$A3];100)=0;0.00001;0)" office:value-type="float" office:value="0.00001">
            <text:p>0.00001</text:p>
          </table:table-cell>
          <table:table-cell/>
          <table:table-cell table:formula="of:=IF(MOD([$Controls.$A3];100)=0;0.00001;0)+IF(MOD([$Controls.$A3];200)=0;0.00002;0)-IF(MOD([$Controls.$A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58">
            <text:p>1.58E-6</text:p>
          </table:table-cell>
        </table:table-row>
        <table:table-row table:style-name="ro1">
          <table:table-cell table:style-name="ce4" table:formula="of:=SUM([.C4];[.G4];[.K4])" office:value-type="float" office:value="0.000005">
            <text:p>5.000E-6</text:p>
          </table:table-cell>
          <table:table-cell/>
          <table:table-cell table:formula="of:=[.C3]" office:value-type="float" office:value="0.000005">
            <text:p>5.00E-006</text:p>
          </table:table-cell>
          <table:table-cell/>
          <table:table-cell table:formula="of:=IF(MOD([$Controls.$A4];100)=0;0.00001;0)" office:value-type="float" office:value="0">
            <text:p>0</text:p>
          </table:table-cell>
          <table:table-cell/>
          <table:table-cell table:formula="of:=IF(MOD([$Controls.$A4];100)=0;0.00001;0)+IF(MOD([$Controls.$A4];200)=0;0.00002;0)-IF(MOD([$Controls.$A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];[.G5];[.K5])" office:value-type="float" office:value="0.000005">
            <text:p>5.000E-6</text:p>
          </table:table-cell>
          <table:table-cell/>
          <table:table-cell table:formula="of:=[.C4]" office:value-type="float" office:value="0.000005">
            <text:p>5.00E-006</text:p>
          </table:table-cell>
          <table:table-cell/>
          <table:table-cell table:formula="of:=IF(MOD([$Controls.$A5];100)=0;0.00001;0)" office:value-type="float" office:value="0">
            <text:p>0</text:p>
          </table:table-cell>
          <table:table-cell/>
          <table:table-cell table:formula="of:=IF(MOD([$Controls.$A5];100)=0;0.00001;0)+IF(MOD([$Controls.$A5];200)=0;0.00002;0)-IF(MOD([$Controls.$A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">
            <text:p>-8.0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6];[.G6];[.K6])" office:value-type="float" office:value="0.00000577">
            <text:p>5.770E-6</text:p>
          </table:table-cell>
          <table:table-cell/>
          <table:table-cell table:formula="of:=[.C5]" office:value-type="float" office:value="0.000005">
            <text:p>5.00E-006</text:p>
          </table:table-cell>
          <table:table-cell/>
          <table:table-cell table:formula="of:=IF(MOD([$Controls.$A6];100)=0;0.00001;0)" office:value-type="float" office:value="0">
            <text:p>0</text:p>
          </table:table-cell>
          <table:table-cell/>
          <table:table-cell table:formula="of:=IF(MOD([$Controls.$A6];100)=0;0.00001;0)+IF(MOD([$Controls.$A6];200)=0;0.00002;0)-IF(MOD([$Controls.$A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7">
            <text:p>6.70E-8</text:p>
          </table:table-cell>
          <table:table-cell/>
          <table:table-cell table:style-name="ce1" table:formula="of:=0.00000001*RANDBETWEEN(0;100)*RANDBETWEEN(-3;3)" office:value-type="float" office:value="0.00000077">
            <text:p>7.70E-7</text:p>
          </table:table-cell>
        </table:table-row>
        <table:table-row table:style-name="ro1">
          <table:table-cell table:style-name="ce4" table:formula="of:=SUM([.C7];[.G7];[.K7])" office:value-type="float" office:value="0.00000576">
            <text:p>5.760E-6</text:p>
          </table:table-cell>
          <table:table-cell/>
          <table:table-cell table:formula="of:=[.C6]" office:value-type="float" office:value="0.000005">
            <text:p>5.00E-006</text:p>
          </table:table-cell>
          <table:table-cell/>
          <table:table-cell table:formula="of:=IF(MOD([$Controls.$A7];100)=0;0.00001;0)" office:value-type="float" office:value="0">
            <text:p>0</text:p>
          </table:table-cell>
          <table:table-cell/>
          <table:table-cell table:formula="of:=IF(MOD([$Controls.$A7];100)=0;0.00001;0)+IF(MOD([$Controls.$A7];200)=0;0.00002;0)-IF(MOD([$Controls.$A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8">
            <text:p>3.80E-8</text:p>
          </table:table-cell>
          <table:table-cell/>
          <table:table-cell table:style-name="ce1" table:formula="of:=0.00000001*RANDBETWEEN(0;100)*RANDBETWEEN(-3;3)" office:value-type="float" office:value="0.00000076">
            <text:p>7.60E-7</text:p>
          </table:table-cell>
        </table:table-row>
        <table:table-row table:style-name="ro1">
          <table:table-cell table:style-name="ce4" table:formula="of:=SUM([.C8];[.G8];[.K8])" office:value-type="float" office:value="0.0000049">
            <text:p>4.900E-6</text:p>
          </table:table-cell>
          <table:table-cell/>
          <table:table-cell table:formula="of:=[.C7]" office:value-type="float" office:value="0.000005">
            <text:p>5.00E-006</text:p>
          </table:table-cell>
          <table:table-cell/>
          <table:table-cell table:formula="of:=IF(MOD([$Controls.$A8];100)=0;0.00001;0)" office:value-type="float" office:value="0">
            <text:p>0</text:p>
          </table:table-cell>
          <table:table-cell/>
          <table:table-cell table:formula="of:=IF(MOD([$Controls.$A8];100)=0;0.00001;0)+IF(MOD([$Controls.$A8];200)=0;0.00002;0)-IF(MOD([$Controls.$A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8">
            <text:p>-5.80E-8</text:p>
          </table:table-cell>
          <table:table-cell/>
          <table:table-cell table:style-name="ce1" table:formula="of:=0.00000001*RANDBETWEEN(0;100)*RANDBETWEEN(-3;3)" office:value-type="float" office:value="-0.0000001">
            <text:p>-1.00E-7</text:p>
          </table:table-cell>
        </table:table-row>
        <table:table-row table:style-name="ro1">
          <table:table-cell table:style-name="ce4" table:formula="of:=SUM([.C9];[.G9];[.K9])" office:value-type="float" office:value="0.0000034">
            <text:p>3.400E-6</text:p>
          </table:table-cell>
          <table:table-cell/>
          <table:table-cell table:formula="of:=[.C8]" office:value-type="float" office:value="0.000005">
            <text:p>5.00E-006</text:p>
          </table:table-cell>
          <table:table-cell/>
          <table:table-cell table:formula="of:=IF(MOD([$Controls.$A9];100)=0;0.00001;0)" office:value-type="float" office:value="0">
            <text:p>0</text:p>
          </table:table-cell>
          <table:table-cell/>
          <table:table-cell table:formula="of:=IF(MOD([$Controls.$A9];100)=0;0.00001;0)+IF(MOD([$Controls.$A9];200)=0;0.00002;0)-IF(MOD([$Controls.$A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6">
            <text:p>-1.60E-6</text:p>
          </table:table-cell>
        </table:table-row>
        <table:table-row table:style-name="ro1">
          <table:table-cell table:style-name="ce4" table:formula="of:=SUM([.C10];[.G10];[.K10])" office:value-type="float" office:value="0.00000686">
            <text:p>6.860E-6</text:p>
          </table:table-cell>
          <table:table-cell/>
          <table:table-cell table:formula="of:=[.C9]" office:value-type="float" office:value="0.000005">
            <text:p>5.00E-006</text:p>
          </table:table-cell>
          <table:table-cell/>
          <table:table-cell table:formula="of:=IF(MOD([$Controls.$A10];100)=0;0.00001;0)" office:value-type="float" office:value="0">
            <text:p>0</text:p>
          </table:table-cell>
          <table:table-cell/>
          <table:table-cell table:formula="of:=IF(MOD([$Controls.$A10];100)=0;0.00001;0)+IF(MOD([$Controls.$A10];200)=0;0.00002;0)-IF(MOD([$Controls.$A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86">
            <text:p>1.86E-6</text:p>
          </table:table-cell>
        </table:table-row>
        <table:table-row table:style-name="ro1">
          <table:table-cell table:style-name="ce4" table:formula="of:=SUM([.C11];[.G11];[.K11])" office:value-type="float" office:value="0.00000503">
            <text:p>5.030E-6</text:p>
          </table:table-cell>
          <table:table-cell/>
          <table:table-cell table:formula="of:=[.C10]" office:value-type="float" office:value="0.000005">
            <text:p>5.00E-006</text:p>
          </table:table-cell>
          <table:table-cell/>
          <table:table-cell table:formula="of:=IF(MOD([$Controls.$A11];100)=0;0.00001;0)" office:value-type="float" office:value="0">
            <text:p>0</text:p>
          </table:table-cell>
          <table:table-cell/>
          <table:table-cell table:formula="of:=IF(MOD([$Controls.$A11];100)=0;0.00001;0)+IF(MOD([$Controls.$A11];200)=0;0.00002;0)-IF(MOD([$Controls.$A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03">
            <text:p>3.00E-8</text:p>
          </table:table-cell>
        </table:table-row>
        <table:table-row table:style-name="ro1">
          <table:table-cell table:style-name="ce4" table:formula="of:=SUM([.C12];[.G12];[.K12])" office:value-type="float" office:value="0.0000041">
            <text:p>4.100E-6</text:p>
          </table:table-cell>
          <table:table-cell/>
          <table:table-cell table:formula="of:=[.C11]" office:value-type="float" office:value="0.000005">
            <text:p>5.00E-006</text:p>
          </table:table-cell>
          <table:table-cell/>
          <table:table-cell table:formula="of:=IF(MOD([$Controls.$A12];100)=0;0.00001;0)" office:value-type="float" office:value="0">
            <text:p>0</text:p>
          </table:table-cell>
          <table:table-cell/>
          <table:table-cell table:formula="of:=IF(MOD([$Controls.$A12];100)=0;0.00001;0)+IF(MOD([$Controls.$A12];200)=0;0.00002;0)-IF(MOD([$Controls.$A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8">
            <text:p>-7.80E-8</text:p>
          </table:table-cell>
          <table:table-cell/>
          <table:table-cell table:style-name="ce1" table:formula="of:=0.00000001*RANDBETWEEN(0;100)*RANDBETWEEN(-3;3)" office:value-type="float" office:value="-0.0000009">
            <text:p>-9.00E-7</text:p>
          </table:table-cell>
        </table:table-row>
        <table:table-row table:style-name="ro1">
          <table:table-cell table:style-name="ce4" table:formula="of:=SUM([.C13];[.G13];[.K13])" office:value-type="float" office:value="0.00000526">
            <text:p>5.260E-6</text:p>
          </table:table-cell>
          <table:table-cell/>
          <table:table-cell table:formula="of:=[.C12]" office:value-type="float" office:value="0.000005">
            <text:p>5.00E-006</text:p>
          </table:table-cell>
          <table:table-cell/>
          <table:table-cell table:formula="of:=IF(MOD([$Controls.$A13];100)=0;0.00001;0)" office:value-type="float" office:value="0">
            <text:p>0</text:p>
          </table:table-cell>
          <table:table-cell/>
          <table:table-cell table:formula="of:=IF(MOD([$Controls.$A13];100)=0;0.00001;0)+IF(MOD([$Controls.$A13];200)=0;0.00002;0)-IF(MOD([$Controls.$A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">
            <text:p>-0.00E+0</text:p>
          </table:table-cell>
          <table:table-cell/>
          <table:table-cell table:style-name="ce1" table:formula="of:=0.00000001*RANDBETWEEN(0;100)*RANDBETWEEN(-3;3)" office:value-type="float" office:value="0.00000026">
            <text:p>2.60E-7</text:p>
          </table:table-cell>
        </table:table-row>
        <table:table-row table:style-name="ro1">
          <table:table-cell table:style-name="ce4" table:formula="of:=SUM([.C14];[.G14];[.K14])" office:value-type="float" office:value="0.0000036">
            <text:p>3.600E-6</text:p>
          </table:table-cell>
          <table:table-cell/>
          <table:table-cell table:formula="of:=[.C13]" office:value-type="float" office:value="0.000005">
            <text:p>5.00E-006</text:p>
          </table:table-cell>
          <table:table-cell/>
          <table:table-cell table:formula="of:=IF(MOD([$Controls.$A14];100)=0;0.00001;0)" office:value-type="float" office:value="0">
            <text:p>0</text:p>
          </table:table-cell>
          <table:table-cell/>
          <table:table-cell table:formula="of:=IF(MOD([$Controls.$A14];100)=0;0.00001;0)+IF(MOD([$Controls.$A14];200)=0;0.00002;0)-IF(MOD([$Controls.$A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1">
            <text:p>-4.10E-8</text:p>
          </table:table-cell>
          <table:table-cell/>
          <table:table-cell table:style-name="ce1" table:formula="of:=0.00000001*RANDBETWEEN(0;100)*RANDBETWEEN(-3;3)" office:value-type="float" office:value="-0.0000014">
            <text:p>-1.40E-6</text:p>
          </table:table-cell>
        </table:table-row>
        <table:table-row table:style-name="ro1">
          <table:table-cell table:style-name="ce4" table:formula="of:=SUM([.C15];[.G15];[.K15])" office:value-type="float" office:value="0.000005">
            <text:p>5.000E-6</text:p>
          </table:table-cell>
          <table:table-cell/>
          <table:table-cell table:formula="of:=[.C14]" office:value-type="float" office:value="0.000005">
            <text:p>5.00E-006</text:p>
          </table:table-cell>
          <table:table-cell/>
          <table:table-cell table:formula="of:=IF(MOD([$Controls.$A15];100)=0;0.00001;0)" office:value-type="float" office:value="0">
            <text:p>0</text:p>
          </table:table-cell>
          <table:table-cell/>
          <table:table-cell table:formula="of:=IF(MOD([$Controls.$A15];100)=0;0.00001;0)+IF(MOD([$Controls.$A15];200)=0;0.00002;0)-IF(MOD([$Controls.$A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2">
            <text:p>8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6];[.G16];[.K16])" office:value-type="float" office:value="0.000005">
            <text:p>5.000E-6</text:p>
          </table:table-cell>
          <table:table-cell/>
          <table:table-cell table:formula="of:=[.C15]" office:value-type="float" office:value="0.000005">
            <text:p>5.00E-006</text:p>
          </table:table-cell>
          <table:table-cell/>
          <table:table-cell table:formula="of:=IF(MOD([$Controls.$A16];100)=0;0.00001;0)" office:value-type="float" office:value="0">
            <text:p>0</text:p>
          </table:table-cell>
          <table:table-cell/>
          <table:table-cell table:formula="of:=IF(MOD([$Controls.$A16];100)=0;0.00001;0)+IF(MOD([$Controls.$A16];200)=0;0.00002;0)-IF(MOD([$Controls.$A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2">
            <text:p>-2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7];[.G17];[.K17])" office:value-type="float" office:value="0.00000394">
            <text:p>3.940E-6</text:p>
          </table:table-cell>
          <table:table-cell/>
          <table:table-cell table:formula="of:=[.C16]" office:value-type="float" office:value="0.000005">
            <text:p>5.00E-006</text:p>
          </table:table-cell>
          <table:table-cell/>
          <table:table-cell table:formula="of:=IF(MOD([$Controls.$A17];100)=0;0.00001;0)" office:value-type="float" office:value="0">
            <text:p>0</text:p>
          </table:table-cell>
          <table:table-cell/>
          <table:table-cell table:formula="of:=IF(MOD([$Controls.$A17];100)=0;0.00001;0)+IF(MOD([$Controls.$A17];200)=0;0.00002;0)-IF(MOD([$Controls.$A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">
            <text:p>6.00E-8</text:p>
          </table:table-cell>
          <table:table-cell/>
          <table:table-cell table:style-name="ce1" table:formula="of:=0.00000001*RANDBETWEEN(0;100)*RANDBETWEEN(-3;3)" office:value-type="float" office:value="-0.00000106">
            <text:p>-1.06E-6</text:p>
          </table:table-cell>
        </table:table-row>
        <table:table-row table:style-name="ro1">
          <table:table-cell table:style-name="ce4" table:formula="of:=SUM([.C18];[.G18];[.K18])" office:value-type="float" office:value="0.00000432">
            <text:p>4.320E-6</text:p>
          </table:table-cell>
          <table:table-cell/>
          <table:table-cell table:formula="of:=[.C17]" office:value-type="float" office:value="0.000005">
            <text:p>5.00E-006</text:p>
          </table:table-cell>
          <table:table-cell/>
          <table:table-cell table:formula="of:=IF(MOD([$Controls.$A18];100)=0;0.00001;0)" office:value-type="float" office:value="0">
            <text:p>0</text:p>
          </table:table-cell>
          <table:table-cell/>
          <table:table-cell table:formula="of:=IF(MOD([$Controls.$A18];100)=0;0.00001;0)+IF(MOD([$Controls.$A18];200)=0;0.00002;0)-IF(MOD([$Controls.$A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3">
            <text:p>-3.30E-8</text:p>
          </table:table-cell>
          <table:table-cell/>
          <table:table-cell table:style-name="ce1" table:formula="of:=0.00000001*RANDBETWEEN(0;100)*RANDBETWEEN(-3;3)" office:value-type="float" office:value="-0.00000068">
            <text:p>-6.80E-7</text:p>
          </table:table-cell>
        </table:table-row>
        <table:table-row table:style-name="ro1">
          <table:table-cell table:style-name="ce4" table:formula="of:=SUM([.C19];[.G19];[.K19])" office:value-type="float" office:value="0.000008">
            <text:p>8.000E-6</text:p>
          </table:table-cell>
          <table:table-cell/>
          <table:table-cell table:formula="of:=[.C18]" office:value-type="float" office:value="0.000005">
            <text:p>5.00E-006</text:p>
          </table:table-cell>
          <table:table-cell/>
          <table:table-cell table:formula="of:=IF(MOD([$Controls.$A19];100)=0;0.00001;0)" office:value-type="float" office:value="0">
            <text:p>0</text:p>
          </table:table-cell>
          <table:table-cell/>
          <table:table-cell table:formula="of:=IF(MOD([$Controls.$A19];100)=0;0.00001;0)+IF(MOD([$Controls.$A19];200)=0;0.00002;0)-IF(MOD([$Controls.$A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6">
            <text:p>4.60E-8</text:p>
          </table:table-cell>
          <table:table-cell/>
          <table:table-cell table:style-name="ce1" table:formula="of:=0.00000001*RANDBETWEEN(0;100)*RANDBETWEEN(-3;3)" office:value-type="float" office:value="0.000003">
            <text:p>3.00E-6</text:p>
          </table:table-cell>
        </table:table-row>
        <table:table-row table:style-name="ro1">
          <table:table-cell table:style-name="ce4" table:formula="of:=SUM([.C20];[.G20];[.K20])" office:value-type="float" office:value="0.00000269">
            <text:p>2.690E-6</text:p>
          </table:table-cell>
          <table:table-cell/>
          <table:table-cell table:formula="of:=[.C19]" office:value-type="float" office:value="0.000005">
            <text:p>5.00E-006</text:p>
          </table:table-cell>
          <table:table-cell/>
          <table:table-cell table:formula="of:=IF(MOD([$Controls.$A20];100)=0;0.00001;0)" office:value-type="float" office:value="0">
            <text:p>0</text:p>
          </table:table-cell>
          <table:table-cell/>
          <table:table-cell table:formula="of:=IF(MOD([$Controls.$A20];100)=0;0.00001;0)+IF(MOD([$Controls.$A20];200)=0;0.00002;0)-IF(MOD([$Controls.$A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7">
            <text:p>-6.70E-8</text:p>
          </table:table-cell>
          <table:table-cell/>
          <table:table-cell table:style-name="ce1" table:formula="of:=0.00000001*RANDBETWEEN(0;100)*RANDBETWEEN(-3;3)" office:value-type="float" office:value="-0.00000231">
            <text:p>-2.31E-6</text:p>
          </table:table-cell>
        </table:table-row>
        <table:table-row table:style-name="ro1">
          <table:table-cell table:style-name="ce4" table:formula="of:=SUM([.C21];[.G21];[.K21])" office:value-type="float" office:value="0.000005">
            <text:p>5.000E-6</text:p>
          </table:table-cell>
          <table:table-cell/>
          <table:table-cell table:formula="of:=[.C20]" office:value-type="float" office:value="0.000005">
            <text:p>5.00E-006</text:p>
          </table:table-cell>
          <table:table-cell/>
          <table:table-cell table:formula="of:=IF(MOD([$Controls.$A21];100)=0;0.00001;0)" office:value-type="float" office:value="0">
            <text:p>0</text:p>
          </table:table-cell>
          <table:table-cell/>
          <table:table-cell table:formula="of:=IF(MOD([$Controls.$A21];100)=0;0.00001;0)+IF(MOD([$Controls.$A21];200)=0;0.00002;0)-IF(MOD([$Controls.$A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2];[.G22];[.K22])" office:value-type="float" office:value="0.00000358">
            <text:p>3.580E-6</text:p>
          </table:table-cell>
          <table:table-cell/>
          <table:table-cell table:formula="of:=[.C21]" office:value-type="float" office:value="0.000005">
            <text:p>5.00E-006</text:p>
          </table:table-cell>
          <table:table-cell/>
          <table:table-cell table:formula="of:=IF(MOD([$Controls.$A22];100)=0;0.00001;0)" office:value-type="float" office:value="0">
            <text:p>0</text:p>
          </table:table-cell>
          <table:table-cell/>
          <table:table-cell table:formula="of:=IF(MOD([$Controls.$A22];100)=0;0.00001;0)+IF(MOD([$Controls.$A22];200)=0;0.00002;0)-IF(MOD([$Controls.$A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2">
            <text:p>1.20E-8</text:p>
          </table:table-cell>
          <table:table-cell/>
          <table:table-cell table:style-name="ce1" table:formula="of:=0.00000001*RANDBETWEEN(0;100)*RANDBETWEEN(-3;3)" office:value-type="float" office:value="-0.00000142">
            <text:p>-1.42E-6</text:p>
          </table:table-cell>
        </table:table-row>
        <table:table-row table:style-name="ro1">
          <table:table-cell table:style-name="ce4" table:formula="of:=SUM([.C23];[.G23];[.K23])" office:value-type="float" office:value="0.0000053">
            <text:p>5.300E-6</text:p>
          </table:table-cell>
          <table:table-cell/>
          <table:table-cell table:formula="of:=[.C22]" office:value-type="float" office:value="0.000005">
            <text:p>5.00E-006</text:p>
          </table:table-cell>
          <table:table-cell/>
          <table:table-cell table:formula="of:=IF(MOD([$Controls.$A23];100)=0;0.00001;0)" office:value-type="float" office:value="0">
            <text:p>0</text:p>
          </table:table-cell>
          <table:table-cell/>
          <table:table-cell table:formula="of:=IF(MOD([$Controls.$A23];100)=0;0.00001;0)+IF(MOD([$Controls.$A23];200)=0;0.00002;0)-IF(MOD([$Controls.$A2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9">
            <text:p>2.90E-8</text:p>
          </table:table-cell>
          <table:table-cell/>
          <table:table-cell table:style-name="ce1" table:formula="of:=0.00000001*RANDBETWEEN(0;100)*RANDBETWEEN(-3;3)" office:value-type="float" office:value="0.0000003">
            <text:p>3.00E-7</text:p>
          </table:table-cell>
        </table:table-row>
        <table:table-row table:style-name="ro1">
          <table:table-cell table:style-name="ce4" table:formula="of:=SUM([.C24];[.G24];[.K24])" office:value-type="float" office:value="0.00000689">
            <text:p>6.890E-6</text:p>
          </table:table-cell>
          <table:table-cell/>
          <table:table-cell table:formula="of:=[.C23]" office:value-type="float" office:value="0.000005">
            <text:p>5.00E-006</text:p>
          </table:table-cell>
          <table:table-cell/>
          <table:table-cell table:formula="of:=IF(MOD([$Controls.$A24];100)=0;0.00001;0)" office:value-type="float" office:value="0">
            <text:p>0</text:p>
          </table:table-cell>
          <table:table-cell/>
          <table:table-cell table:formula="of:=IF(MOD([$Controls.$A24];100)=0;0.00001;0)+IF(MOD([$Controls.$A24];200)=0;0.00002;0)-IF(MOD([$Controls.$A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89">
            <text:p>1.89E-6</text:p>
          </table:table-cell>
        </table:table-row>
        <table:table-row table:style-name="ro1">
          <table:table-cell table:style-name="ce4" table:formula="of:=SUM([.C25];[.G25];[.K25])" office:value-type="float" office:value="0.000005">
            <text:p>5.000E-6</text:p>
          </table:table-cell>
          <table:table-cell/>
          <table:table-cell table:formula="of:=[.C24]" office:value-type="float" office:value="0.000005">
            <text:p>5.00E-006</text:p>
          </table:table-cell>
          <table:table-cell/>
          <table:table-cell table:formula="of:=IF(MOD([$Controls.$A25];100)=0;0.00001;0)" office:value-type="float" office:value="0">
            <text:p>0</text:p>
          </table:table-cell>
          <table:table-cell/>
          <table:table-cell table:formula="of:=IF(MOD([$Controls.$A25];100)=0;0.00001;0)+IF(MOD([$Controls.$A25];200)=0;0.00002;0)-IF(MOD([$Controls.$A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">
            <text:p>1.0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6];[.G26];[.K26])" office:value-type="float" office:value="0.00000272">
            <text:p>2.720E-6</text:p>
          </table:table-cell>
          <table:table-cell/>
          <table:table-cell table:formula="of:=[.C25]" office:value-type="float" office:value="0.000005">
            <text:p>5.00E-006</text:p>
          </table:table-cell>
          <table:table-cell/>
          <table:table-cell table:formula="of:=IF(MOD([$Controls.$A26];100)=0;0.00001;0)" office:value-type="float" office:value="0">
            <text:p>0</text:p>
          </table:table-cell>
          <table:table-cell/>
          <table:table-cell table:formula="of:=IF(MOD([$Controls.$A26];100)=0;0.00001;0)+IF(MOD([$Controls.$A26];200)=0;0.00002;0)-IF(MOD([$Controls.$A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1">
            <text:p>1.00E-7</text:p>
          </table:table-cell>
          <table:table-cell/>
          <table:table-cell table:style-name="ce1" table:formula="of:=0.00000001*RANDBETWEEN(0;100)*RANDBETWEEN(-3;3)" office:value-type="float" office:value="-0.00000228">
            <text:p>-2.28E-6</text:p>
          </table:table-cell>
        </table:table-row>
        <table:table-row table:style-name="ro1">
          <table:table-cell table:style-name="ce4" table:formula="of:=SUM([.C27];[.G27];[.K27])" office:value-type="float" office:value="0.00000338">
            <text:p>3.380E-6</text:p>
          </table:table-cell>
          <table:table-cell/>
          <table:table-cell table:formula="of:=[.C26]" office:value-type="float" office:value="0.000005">
            <text:p>5.00E-006</text:p>
          </table:table-cell>
          <table:table-cell/>
          <table:table-cell table:formula="of:=IF(MOD([$Controls.$A27];100)=0;0.00001;0)" office:value-type="float" office:value="0">
            <text:p>0</text:p>
          </table:table-cell>
          <table:table-cell/>
          <table:table-cell table:formula="of:=IF(MOD([$Controls.$A27];100)=0;0.00001;0)+IF(MOD([$Controls.$A27];200)=0;0.00002;0)-IF(MOD([$Controls.$A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7">
            <text:p>4.70E-8</text:p>
          </table:table-cell>
          <table:table-cell/>
          <table:table-cell table:style-name="ce1" table:formula="of:=0.00000001*RANDBETWEEN(0;100)*RANDBETWEEN(-3;3)" office:value-type="float" office:value="-0.00000162">
            <text:p>-1.62E-6</text:p>
          </table:table-cell>
        </table:table-row>
        <table:table-row table:style-name="ro1">
          <table:table-cell table:style-name="ce4" table:formula="of:=SUM([.C28];[.G28];[.K28])" office:value-type="float" office:value="0.00000512">
            <text:p>5.120E-6</text:p>
          </table:table-cell>
          <table:table-cell/>
          <table:table-cell table:formula="of:=[.C27]" office:value-type="float" office:value="0.000005">
            <text:p>5.00E-006</text:p>
          </table:table-cell>
          <table:table-cell/>
          <table:table-cell table:formula="of:=IF(MOD([$Controls.$A28];100)=0;0.00001;0)" office:value-type="float" office:value="0">
            <text:p>0</text:p>
          </table:table-cell>
          <table:table-cell/>
          <table:table-cell table:formula="of:=IF(MOD([$Controls.$A28];100)=0;0.00001;0)+IF(MOD([$Controls.$A28];200)=0;0.00002;0)-IF(MOD([$Controls.$A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12">
            <text:p>1.20E-7</text:p>
          </table:table-cell>
        </table:table-row>
        <table:table-row table:style-name="ro1">
          <table:table-cell table:style-name="ce4" table:formula="of:=SUM([.C29];[.G29];[.K29])" office:value-type="float" office:value="0.0000064">
            <text:p>6.400E-6</text:p>
          </table:table-cell>
          <table:table-cell/>
          <table:table-cell table:formula="of:=[.C28]" office:value-type="float" office:value="0.000005">
            <text:p>5.00E-006</text:p>
          </table:table-cell>
          <table:table-cell/>
          <table:table-cell table:formula="of:=IF(MOD([$Controls.$A29];100)=0;0.00001;0)" office:value-type="float" office:value="0">
            <text:p>0</text:p>
          </table:table-cell>
          <table:table-cell/>
          <table:table-cell table:formula="of:=IF(MOD([$Controls.$A29];100)=0;0.00001;0)+IF(MOD([$Controls.$A29];200)=0;0.00002;0)-IF(MOD([$Controls.$A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4">
            <text:p>1.40E-6</text:p>
          </table:table-cell>
        </table:table-row>
        <table:table-row table:style-name="ro1">
          <table:table-cell table:style-name="ce4" table:formula="of:=SUM([.C30];[.G30];[.K30])" office:value-type="float" office:value="0.00000694">
            <text:p>6.940E-6</text:p>
          </table:table-cell>
          <table:table-cell/>
          <table:table-cell table:formula="of:=[.C29]" office:value-type="float" office:value="0.000005">
            <text:p>5.00E-006</text:p>
          </table:table-cell>
          <table:table-cell/>
          <table:table-cell table:formula="of:=IF(MOD([$Controls.$A30];100)=0;0.00001;0)" office:value-type="float" office:value="0">
            <text:p>0</text:p>
          </table:table-cell>
          <table:table-cell/>
          <table:table-cell table:formula="of:=IF(MOD([$Controls.$A30];100)=0;0.00001;0)+IF(MOD([$Controls.$A30];200)=0;0.00002;0)-IF(MOD([$Controls.$A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0.00000194">
            <text:p>1.94E-6</text:p>
          </table:table-cell>
        </table:table-row>
        <table:table-row table:style-name="ro1">
          <table:table-cell table:style-name="ce4" table:formula="of:=SUM([.C31];[.G31];[.K31])" office:value-type="float" office:value="0.00000566">
            <text:p>5.660E-6</text:p>
          </table:table-cell>
          <table:table-cell/>
          <table:table-cell table:formula="of:=[.C30]" office:value-type="float" office:value="0.000005">
            <text:p>5.00E-006</text:p>
          </table:table-cell>
          <table:table-cell/>
          <table:table-cell table:formula="of:=IF(MOD([$Controls.$A31];100)=0;0.00001;0)" office:value-type="float" office:value="0">
            <text:p>0</text:p>
          </table:table-cell>
          <table:table-cell/>
          <table:table-cell table:formula="of:=IF(MOD([$Controls.$A31];100)=0;0.00001;0)+IF(MOD([$Controls.$A31];200)=0;0.00002;0)-IF(MOD([$Controls.$A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3">
            <text:p>1.30E-8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32];[.G32];[.K32])" office:value-type="float" office:value="0.00000622">
            <text:p>6.220E-6</text:p>
          </table:table-cell>
          <table:table-cell/>
          <table:table-cell table:formula="of:=[.C31]" office:value-type="float" office:value="0.000005">
            <text:p>5.00E-006</text:p>
          </table:table-cell>
          <table:table-cell/>
          <table:table-cell table:formula="of:=IF(MOD([$Controls.$A32];100)=0;0.00001;0)" office:value-type="float" office:value="0">
            <text:p>0</text:p>
          </table:table-cell>
          <table:table-cell/>
          <table:table-cell table:formula="of:=IF(MOD([$Controls.$A32];100)=0;0.00001;0)+IF(MOD([$Controls.$A32];200)=0;0.00002;0)-IF(MOD([$Controls.$A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1">
            <text:p>9.10E-8</text:p>
          </table:table-cell>
          <table:table-cell/>
          <table:table-cell table:style-name="ce1" table:formula="of:=0.00000001*RANDBETWEEN(0;100)*RANDBETWEEN(-3;3)" office:value-type="float" office:value="0.00000122">
            <text:p>1.22E-6</text:p>
          </table:table-cell>
        </table:table-row>
        <table:table-row table:style-name="ro1">
          <table:table-cell table:style-name="ce4" table:formula="of:=SUM([.C33];[.G33];[.K33])" office:value-type="float" office:value="0.00000482">
            <text:p>4.820E-6</text:p>
          </table:table-cell>
          <table:table-cell/>
          <table:table-cell table:formula="of:=[.C32]" office:value-type="float" office:value="0.000005">
            <text:p>5.00E-006</text:p>
          </table:table-cell>
          <table:table-cell/>
          <table:table-cell table:formula="of:=IF(MOD([$Controls.$A33];100)=0;0.00001;0)" office:value-type="float" office:value="0">
            <text:p>0</text:p>
          </table:table-cell>
          <table:table-cell/>
          <table:table-cell table:formula="of:=IF(MOD([$Controls.$A33];100)=0;0.00001;0)+IF(MOD([$Controls.$A33];200)=0;0.00002;0)-IF(MOD([$Controls.$A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3">
            <text:p>-8.30E-8</text:p>
          </table:table-cell>
          <table:table-cell/>
          <table:table-cell table:style-name="ce1" table:formula="of:=0.00000001*RANDBETWEEN(0;100)*RANDBETWEEN(-3;3)" office:value-type="float" office:value="-0.00000018">
            <text:p>-1.80E-7</text:p>
          </table:table-cell>
        </table:table-row>
        <table:table-row table:style-name="ro1">
          <table:table-cell table:style-name="ce4" table:formula="of:=SUM([.C34];[.G34];[.K34])" office:value-type="float" office:value="0.00000486">
            <text:p>4.860E-6</text:p>
          </table:table-cell>
          <table:table-cell/>
          <table:table-cell table:formula="of:=[.C33]" office:value-type="float" office:value="0.000005">
            <text:p>5.00E-006</text:p>
          </table:table-cell>
          <table:table-cell/>
          <table:table-cell table:formula="of:=IF(MOD([$Controls.$A34];100)=0;0.00001;0)" office:value-type="float" office:value="0">
            <text:p>0</text:p>
          </table:table-cell>
          <table:table-cell/>
          <table:table-cell table:formula="of:=IF(MOD([$Controls.$A34];100)=0;0.00001;0)+IF(MOD([$Controls.$A34];200)=0;0.00002;0)-IF(MOD([$Controls.$A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1">
            <text:p>-9.10E-8</text:p>
          </table:table-cell>
          <table:table-cell/>
          <table:table-cell table:style-name="ce1" table:formula="of:=0.00000001*RANDBETWEEN(0;100)*RANDBETWEEN(-3;3)" office:value-type="float" office:value="-0.00000014">
            <text:p>-1.40E-7</text:p>
          </table:table-cell>
        </table:table-row>
        <table:table-row table:style-name="ro1">
          <table:table-cell table:style-name="ce4" table:formula="of:=SUM([.C35];[.G35];[.K35])" office:value-type="float" office:value="0.00000554">
            <text:p>5.540E-6</text:p>
          </table:table-cell>
          <table:table-cell/>
          <table:table-cell table:formula="of:=[.C34]" office:value-type="float" office:value="0.000005">
            <text:p>5.00E-006</text:p>
          </table:table-cell>
          <table:table-cell/>
          <table:table-cell table:formula="of:=IF(MOD([$Controls.$A35];100)=0;0.00001;0)" office:value-type="float" office:value="0">
            <text:p>0</text:p>
          </table:table-cell>
          <table:table-cell/>
          <table:table-cell table:formula="of:=IF(MOD([$Controls.$A35];100)=0;0.00001;0)+IF(MOD([$Controls.$A35];200)=0;0.00002;0)-IF(MOD([$Controls.$A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4">
            <text:p>5.40E-7</text:p>
          </table:table-cell>
        </table:table-row>
        <table:table-row table:style-name="ro1">
          <table:table-cell table:style-name="ce4" table:formula="of:=SUM([.C36];[.G36];[.K36])" office:value-type="float" office:value="0.00000562">
            <text:p>5.620E-6</text:p>
          </table:table-cell>
          <table:table-cell/>
          <table:table-cell table:formula="of:=[.C35]" office:value-type="float" office:value="0.000005">
            <text:p>5.00E-006</text:p>
          </table:table-cell>
          <table:table-cell/>
          <table:table-cell table:formula="of:=IF(MOD([$Controls.$A36];100)=0;0.00001;0)" office:value-type="float" office:value="0">
            <text:p>0</text:p>
          </table:table-cell>
          <table:table-cell/>
          <table:table-cell table:formula="of:=IF(MOD([$Controls.$A36];100)=0;0.00001;0)+IF(MOD([$Controls.$A36];200)=0;0.00002;0)-IF(MOD([$Controls.$A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2">
            <text:p>6.20E-7</text:p>
          </table:table-cell>
        </table:table-row>
        <table:table-row table:style-name="ro1">
          <table:table-cell table:style-name="ce4" table:formula="of:=SUM([.C37];[.G37];[.K37])" office:value-type="float" office:value="0.00000389">
            <text:p>3.890E-6</text:p>
          </table:table-cell>
          <table:table-cell/>
          <table:table-cell table:formula="of:=[.C36]" office:value-type="float" office:value="0.000005">
            <text:p>5.00E-006</text:p>
          </table:table-cell>
          <table:table-cell/>
          <table:table-cell table:formula="of:=IF(MOD([$Controls.$A37];100)=0;0.00001;0)" office:value-type="float" office:value="0">
            <text:p>0</text:p>
          </table:table-cell>
          <table:table-cell/>
          <table:table-cell table:formula="of:=IF(MOD([$Controls.$A37];100)=0;0.00001;0)+IF(MOD([$Controls.$A37];200)=0;0.00002;0)-IF(MOD([$Controls.$A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11">
            <text:p>-1.11E-6</text:p>
          </table:table-cell>
        </table:table-row>
        <table:table-row table:style-name="ro1">
          <table:table-cell table:style-name="ce4" table:formula="of:=SUM([.C38];[.G38];[.K38])" office:value-type="float" office:value="0.000005">
            <text:p>5.000E-6</text:p>
          </table:table-cell>
          <table:table-cell/>
          <table:table-cell table:formula="of:=[.C37]" office:value-type="float" office:value="0.000005">
            <text:p>5.00E-006</text:p>
          </table:table-cell>
          <table:table-cell/>
          <table:table-cell table:formula="of:=IF(MOD([$Controls.$A38];100)=0;0.00001;0)" office:value-type="float" office:value="0">
            <text:p>0</text:p>
          </table:table-cell>
          <table:table-cell/>
          <table:table-cell table:formula="of:=IF(MOD([$Controls.$A38];100)=0;0.00001;0)+IF(MOD([$Controls.$A38];200)=0;0.00002;0)-IF(MOD([$Controls.$A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9">
            <text:p>-1.9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9];[.G39];[.K39])" office:value-type="float" office:value="0.00000584">
            <text:p>5.840E-6</text:p>
          </table:table-cell>
          <table:table-cell/>
          <table:table-cell table:formula="of:=[.C38]" office:value-type="float" office:value="0.000005">
            <text:p>5.00E-006</text:p>
          </table:table-cell>
          <table:table-cell/>
          <table:table-cell table:formula="of:=IF(MOD([$Controls.$A39];100)=0;0.00001;0)" office:value-type="float" office:value="0">
            <text:p>0</text:p>
          </table:table-cell>
          <table:table-cell/>
          <table:table-cell table:formula="of:=IF(MOD([$Controls.$A39];100)=0;0.00001;0)+IF(MOD([$Controls.$A39];200)=0;0.00002;0)-IF(MOD([$Controls.$A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7">
            <text:p>-3.70E-8</text:p>
          </table:table-cell>
          <table:table-cell/>
          <table:table-cell table:style-name="ce1" table:formula="of:=0.00000001*RANDBETWEEN(0;100)*RANDBETWEEN(-3;3)" office:value-type="float" office:value="0.00000084">
            <text:p>8.40E-7</text:p>
          </table:table-cell>
        </table:table-row>
        <table:table-row table:style-name="ro1">
          <table:table-cell table:style-name="ce4" table:formula="of:=SUM([.C40];[.G40];[.K40])" office:value-type="float" office:value="0.00000644">
            <text:p>6.440E-6</text:p>
          </table:table-cell>
          <table:table-cell/>
          <table:table-cell table:formula="of:=[.C39]" office:value-type="float" office:value="0.000005">
            <text:p>5.00E-006</text:p>
          </table:table-cell>
          <table:table-cell/>
          <table:table-cell table:formula="of:=IF(MOD([$Controls.$A40];100)=0;0.00001;0)" office:value-type="float" office:value="0">
            <text:p>0</text:p>
          </table:table-cell>
          <table:table-cell/>
          <table:table-cell table:formula="of:=IF(MOD([$Controls.$A40];100)=0;0.00001;0)+IF(MOD([$Controls.$A40];200)=0;0.00002;0)-IF(MOD([$Controls.$A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44">
            <text:p>1.44E-6</text:p>
          </table:table-cell>
        </table:table-row>
        <table:table-row table:style-name="ro1">
          <table:table-cell table:style-name="ce4" table:formula="of:=SUM([.C41];[.G41];[.K41])" office:value-type="float" office:value="0.00000474">
            <text:p>4.740E-6</text:p>
          </table:table-cell>
          <table:table-cell/>
          <table:table-cell table:formula="of:=[.C40]" office:value-type="float" office:value="0.000005">
            <text:p>5.00E-006</text:p>
          </table:table-cell>
          <table:table-cell/>
          <table:table-cell table:formula="of:=IF(MOD([$Controls.$A41];100)=0;0.00001;0)" office:value-type="float" office:value="0">
            <text:p>0</text:p>
          </table:table-cell>
          <table:table-cell/>
          <table:table-cell table:formula="of:=IF(MOD([$Controls.$A41];100)=0;0.00001;0)+IF(MOD([$Controls.$A41];200)=0;0.00002;0)-IF(MOD([$Controls.$A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7">
            <text:p>9.70E-8</text:p>
          </table:table-cell>
          <table:table-cell/>
          <table:table-cell table:style-name="ce1" table:formula="of:=0.00000001*RANDBETWEEN(0;100)*RANDBETWEEN(-3;3)" office:value-type="float" office:value="-0.00000026">
            <text:p>-2.60E-7</text:p>
          </table:table-cell>
        </table:table-row>
        <table:table-row table:style-name="ro1">
          <table:table-cell table:style-name="ce4" table:formula="of:=SUM([.C42];[.G42];[.K42])" office:value-type="float" office:value="0.00000593">
            <text:p>5.930E-6</text:p>
          </table:table-cell>
          <table:table-cell/>
          <table:table-cell table:formula="of:=[.C41]" office:value-type="float" office:value="0.000005">
            <text:p>5.00E-006</text:p>
          </table:table-cell>
          <table:table-cell/>
          <table:table-cell table:formula="of:=IF(MOD([$Controls.$A42];100)=0;0.00001;0)" office:value-type="float" office:value="0">
            <text:p>0</text:p>
          </table:table-cell>
          <table:table-cell/>
          <table:table-cell table:formula="of:=IF(MOD([$Controls.$A42];100)=0;0.00001;0)+IF(MOD([$Controls.$A42];200)=0;0.00002;0)-IF(MOD([$Controls.$A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43];[.G43];[.K43])" office:value-type="float" office:value="0.00001587">
            <text:p>1.587E-5</text:p>
          </table:table-cell>
          <table:table-cell/>
          <table:table-cell table:formula="of:=[.C42]" office:value-type="float" office:value="0.000005">
            <text:p>5.00E-006</text:p>
          </table:table-cell>
          <table:table-cell/>
          <table:table-cell table:formula="of:=IF(MOD([$Controls.$A43];100)=0;0.00001;0)" office:value-type="float" office:value="0.00001">
            <text:p>0.00001</text:p>
          </table:table-cell>
          <table:table-cell/>
          <table:table-cell table:formula="of:=IF(MOD([$Controls.$A43];100)=0;0.00001;0)+IF(MOD([$Controls.$A43];200)=0;0.00002;0)-IF(MOD([$Controls.$A4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.000000076">
            <text:p>7.60E-8</text:p>
          </table:table-cell>
          <table:table-cell/>
          <table:table-cell table:style-name="ce1" table:formula="of:=0.00000001*RANDBETWEEN(0;100)*RANDBETWEEN(-3;3)" office:value-type="float" office:value="0.00000087">
            <text:p>8.70E-7</text:p>
          </table:table-cell>
        </table:table-row>
        <table:table-row table:style-name="ro1">
          <table:table-cell table:style-name="ce4" table:formula="of:=SUM([.C44];[.G44];[.K44])" office:value-type="float" office:value="0.00000641">
            <text:p>6.410E-6</text:p>
          </table:table-cell>
          <table:table-cell/>
          <table:table-cell table:formula="of:=[.C43]" office:value-type="float" office:value="0.000005">
            <text:p>5.00E-006</text:p>
          </table:table-cell>
          <table:table-cell/>
          <table:table-cell table:formula="of:=IF(MOD([$Controls.$A44];100)=0;0.00001;0)" office:value-type="float" office:value="0">
            <text:p>0</text:p>
          </table:table-cell>
          <table:table-cell/>
          <table:table-cell table:formula="of:=IF(MOD([$Controls.$A44];100)=0;0.00001;0)+IF(MOD([$Controls.$A44];200)=0;0.00002;0)-IF(MOD([$Controls.$A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">
            <text:p>2.00E-8</text:p>
          </table:table-cell>
          <table:table-cell/>
          <table:table-cell table:style-name="ce1" table:formula="of:=0.00000001*RANDBETWEEN(0;100)*RANDBETWEEN(-3;3)" office:value-type="float" office:value="0.00000141">
            <text:p>1.41E-6</text:p>
          </table:table-cell>
        </table:table-row>
        <table:table-row table:style-name="ro1">
          <table:table-cell table:style-name="ce4" table:formula="of:=SUM([.C45];[.G45];[.K45])" office:value-type="float" office:value="0.000005">
            <text:p>5.000E-6</text:p>
          </table:table-cell>
          <table:table-cell/>
          <table:table-cell table:formula="of:=[.C44]" office:value-type="float" office:value="0.000005">
            <text:p>5.00E-006</text:p>
          </table:table-cell>
          <table:table-cell/>
          <table:table-cell table:formula="of:=IF(MOD([$Controls.$A45];100)=0;0.00001;0)" office:value-type="float" office:value="0">
            <text:p>0</text:p>
          </table:table-cell>
          <table:table-cell/>
          <table:table-cell table:formula="of:=IF(MOD([$Controls.$A45];100)=0;0.00001;0)+IF(MOD([$Controls.$A45];200)=0;0.00002;0)-IF(MOD([$Controls.$A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1">
            <text:p>2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6];[.G46];[.K46])" office:value-type="float" office:value="0.00000737">
            <text:p>7.370E-6</text:p>
          </table:table-cell>
          <table:table-cell/>
          <table:table-cell table:formula="of:=[.C45]" office:value-type="float" office:value="0.000005">
            <text:p>5.00E-006</text:p>
          </table:table-cell>
          <table:table-cell/>
          <table:table-cell table:formula="of:=IF(MOD([$Controls.$A46];100)=0;0.00001;0)" office:value-type="float" office:value="0">
            <text:p>0</text:p>
          </table:table-cell>
          <table:table-cell/>
          <table:table-cell table:formula="of:=IF(MOD([$Controls.$A46];100)=0;0.00001;0)+IF(MOD([$Controls.$A46];200)=0;0.00002;0)-IF(MOD([$Controls.$A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237">
            <text:p>2.37E-6</text:p>
          </table:table-cell>
        </table:table-row>
        <table:table-row table:style-name="ro1">
          <table:table-cell table:style-name="ce4" table:formula="of:=SUM([.C47];[.G47];[.K47])" office:value-type="float" office:value="0.0000046">
            <text:p>4.600E-6</text:p>
          </table:table-cell>
          <table:table-cell/>
          <table:table-cell table:formula="of:=[.C46]" office:value-type="float" office:value="0.000005">
            <text:p>5.00E-006</text:p>
          </table:table-cell>
          <table:table-cell/>
          <table:table-cell table:formula="of:=IF(MOD([$Controls.$A47];100)=0;0.00001;0)" office:value-type="float" office:value="0">
            <text:p>0</text:p>
          </table:table-cell>
          <table:table-cell/>
          <table:table-cell table:formula="of:=IF(MOD([$Controls.$A47];100)=0;0.00001;0)+IF(MOD([$Controls.$A47];200)=0;0.00002;0)-IF(MOD([$Controls.$A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8">
            <text:p>9.80E-8</text:p>
          </table:table-cell>
          <table:table-cell/>
          <table:table-cell table:style-name="ce1" table:formula="of:=0.00000001*RANDBETWEEN(0;100)*RANDBETWEEN(-3;3)" office:value-type="float" office:value="-0.0000004">
            <text:p>-4.00E-7</text:p>
          </table:table-cell>
        </table:table-row>
        <table:table-row table:style-name="ro1">
          <table:table-cell table:style-name="ce4" table:formula="of:=SUM([.C48];[.G48];[.K48])" office:value-type="float" office:value="0.00000572">
            <text:p>5.720E-6</text:p>
          </table:table-cell>
          <table:table-cell/>
          <table:table-cell table:formula="of:=[.C47]" office:value-type="float" office:value="0.000005">
            <text:p>5.00E-006</text:p>
          </table:table-cell>
          <table:table-cell/>
          <table:table-cell table:formula="of:=IF(MOD([$Controls.$A48];100)=0;0.00001;0)" office:value-type="float" office:value="0">
            <text:p>0</text:p>
          </table:table-cell>
          <table:table-cell/>
          <table:table-cell table:formula="of:=IF(MOD([$Controls.$A48];100)=0;0.00001;0)+IF(MOD([$Controls.$A48];200)=0;0.00002;0)-IF(MOD([$Controls.$A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7">
            <text:p>7.00E-9</text:p>
          </table:table-cell>
          <table:table-cell/>
          <table:table-cell table:style-name="ce1" table:formula="of:=0.00000001*RANDBETWEEN(0;100)*RANDBETWEEN(-3;3)" office:value-type="float" office:value="0.00000072">
            <text:p>7.20E-7</text:p>
          </table:table-cell>
        </table:table-row>
        <table:table-row table:style-name="ro1">
          <table:table-cell table:style-name="ce4" table:formula="of:=SUM([.C49];[.G49];[.K49])" office:value-type="float" office:value="0.00000638">
            <text:p>6.380E-6</text:p>
          </table:table-cell>
          <table:table-cell/>
          <table:table-cell table:formula="of:=[.C48]" office:value-type="float" office:value="0.000005">
            <text:p>5.00E-006</text:p>
          </table:table-cell>
          <table:table-cell/>
          <table:table-cell table:formula="of:=IF(MOD([$Controls.$A49];100)=0;0.00001;0)" office:value-type="float" office:value="0">
            <text:p>0</text:p>
          </table:table-cell>
          <table:table-cell/>
          <table:table-cell table:formula="of:=IF(MOD([$Controls.$A49];100)=0;0.00001;0)+IF(MOD([$Controls.$A49];200)=0;0.00002;0)-IF(MOD([$Controls.$A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5">
            <text:p>3.50E-8</text:p>
          </table:table-cell>
          <table:table-cell/>
          <table:table-cell table:style-name="ce1" table:formula="of:=0.00000001*RANDBETWEEN(0;100)*RANDBETWEEN(-3;3)" office:value-type="float" office:value="0.00000138">
            <text:p>1.38E-6</text:p>
          </table:table-cell>
        </table:table-row>
        <table:table-row table:style-name="ro1">
          <table:table-cell table:style-name="ce4" table:formula="of:=SUM([.C50];[.G50];[.K50])" office:value-type="float" office:value="0.00000731">
            <text:p>7.310E-6</text:p>
          </table:table-cell>
          <table:table-cell/>
          <table:table-cell table:formula="of:=[.C49]" office:value-type="float" office:value="0.000005">
            <text:p>5.00E-006</text:p>
          </table:table-cell>
          <table:table-cell/>
          <table:table-cell table:formula="of:=IF(MOD([$Controls.$A50];100)=0;0.00001;0)" office:value-type="float" office:value="0">
            <text:p>0</text:p>
          </table:table-cell>
          <table:table-cell/>
          <table:table-cell table:formula="of:=IF(MOD([$Controls.$A50];100)=0;0.00001;0)+IF(MOD([$Controls.$A50];200)=0;0.00002;0)-IF(MOD([$Controls.$A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231">
            <text:p>2.31E-6</text:p>
          </table:table-cell>
        </table:table-row>
        <table:table-row table:style-name="ro1">
          <table:table-cell table:style-name="ce4" table:formula="of:=SUM([.C51];[.G51];[.K51])" office:value-type="float" office:value="0.00000311">
            <text:p>3.110E-6</text:p>
          </table:table-cell>
          <table:table-cell/>
          <table:table-cell table:formula="of:=[.C50]" office:value-type="float" office:value="0.000005">
            <text:p>5.00E-006</text:p>
          </table:table-cell>
          <table:table-cell/>
          <table:table-cell table:formula="of:=IF(MOD([$Controls.$A51];100)=0;0.00001;0)" office:value-type="float" office:value="0">
            <text:p>0</text:p>
          </table:table-cell>
          <table:table-cell/>
          <table:table-cell table:formula="of:=IF(MOD([$Controls.$A51];100)=0;0.00001;0)+IF(MOD([$Controls.$A51];200)=0;0.00002;0)-IF(MOD([$Controls.$A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-0.00000189">
            <text:p>-1.89E-6</text:p>
          </table:table-cell>
        </table:table-row>
        <table:table-row table:style-name="ro1">
          <table:table-cell table:style-name="ce4" table:formula="of:=SUM([.C52];[.G52];[.K52])" office:value-type="float" office:value="0.0000029">
            <text:p>2.900E-6</text:p>
          </table:table-cell>
          <table:table-cell/>
          <table:table-cell table:formula="of:=[.C51]" office:value-type="float" office:value="0.000005">
            <text:p>5.00E-006</text:p>
          </table:table-cell>
          <table:table-cell/>
          <table:table-cell table:formula="of:=IF(MOD([$Controls.$A52];100)=0;0.00001;0)" office:value-type="float" office:value="0">
            <text:p>0</text:p>
          </table:table-cell>
          <table:table-cell/>
          <table:table-cell table:formula="of:=IF(MOD([$Controls.$A52];100)=0;0.00001;0)+IF(MOD([$Controls.$A52];200)=0;0.00002;0)-IF(MOD([$Controls.$A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7">
            <text:p>-1.70E-8</text:p>
          </table:table-cell>
          <table:table-cell/>
          <table:table-cell table:style-name="ce1" table:formula="of:=0.00000001*RANDBETWEEN(0;100)*RANDBETWEEN(-3;3)" office:value-type="float" office:value="-0.0000021">
            <text:p>-2.10E-6</text:p>
          </table:table-cell>
        </table:table-row>
        <table:table-row table:style-name="ro1">
          <table:table-cell table:style-name="ce4" table:formula="of:=SUM([.C53];[.G53];[.K53])" office:value-type="float" office:value="0.0000051">
            <text:p>5.100E-6</text:p>
          </table:table-cell>
          <table:table-cell/>
          <table:table-cell table:formula="of:=[.C52]" office:value-type="float" office:value="0.000005">
            <text:p>5.00E-006</text:p>
          </table:table-cell>
          <table:table-cell/>
          <table:table-cell table:formula="of:=IF(MOD([$Controls.$A53];100)=0;0.00001;0)" office:value-type="float" office:value="0">
            <text:p>0</text:p>
          </table:table-cell>
          <table:table-cell/>
          <table:table-cell table:formula="of:=IF(MOD([$Controls.$A53];100)=0;0.00001;0)+IF(MOD([$Controls.$A53];200)=0;0.00002;0)-IF(MOD([$Controls.$A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1">
            <text:p>1.00E-7</text:p>
          </table:table-cell>
        </table:table-row>
        <table:table-row table:style-name="ro1">
          <table:table-cell table:style-name="ce4" table:formula="of:=SUM([.C54];[.G54];[.K54])" office:value-type="float" office:value="0.00000659">
            <text:p>6.590E-6</text:p>
          </table:table-cell>
          <table:table-cell/>
          <table:table-cell table:formula="of:=[.C53]" office:value-type="float" office:value="0.000005">
            <text:p>5.00E-006</text:p>
          </table:table-cell>
          <table:table-cell/>
          <table:table-cell table:formula="of:=IF(MOD([$Controls.$A54];100)=0;0.00001;0)" office:value-type="float" office:value="0">
            <text:p>0</text:p>
          </table:table-cell>
          <table:table-cell/>
          <table:table-cell table:formula="of:=IF(MOD([$Controls.$A54];100)=0;0.00001;0)+IF(MOD([$Controls.$A54];200)=0;0.00002;0)-IF(MOD([$Controls.$A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59">
            <text:p>1.59E-6</text:p>
          </table:table-cell>
        </table:table-row>
        <table:table-row table:style-name="ro1">
          <table:table-cell table:style-name="ce4" table:formula="of:=SUM([.C55];[.G55];[.K55])" office:value-type="float" office:value="0.00000434">
            <text:p>4.340E-6</text:p>
          </table:table-cell>
          <table:table-cell/>
          <table:table-cell table:formula="of:=[.C54]" office:value-type="float" office:value="0.000005">
            <text:p>5.00E-006</text:p>
          </table:table-cell>
          <table:table-cell/>
          <table:table-cell table:formula="of:=IF(MOD([$Controls.$A55];100)=0;0.00001;0)" office:value-type="float" office:value="0">
            <text:p>0</text:p>
          </table:table-cell>
          <table:table-cell/>
          <table:table-cell table:formula="of:=IF(MOD([$Controls.$A55];100)=0;0.00001;0)+IF(MOD([$Controls.$A55];200)=0;0.00002;0)-IF(MOD([$Controls.$A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8">
            <text:p>-1.80E-8</text:p>
          </table:table-cell>
          <table:table-cell/>
          <table:table-cell table:style-name="ce1" table:formula="of:=0.00000001*RANDBETWEEN(0;100)*RANDBETWEEN(-3;3)" office:value-type="float" office:value="-0.00000066">
            <text:p>-6.60E-7</text:p>
          </table:table-cell>
        </table:table-row>
        <table:table-row table:style-name="ro1">
          <table:table-cell table:style-name="ce4" table:formula="of:=SUM([.C56];[.G56];[.K56])" office:value-type="float" office:value="0.00000417">
            <text:p>4.170E-6</text:p>
          </table:table-cell>
          <table:table-cell/>
          <table:table-cell table:formula="of:=[.C55]" office:value-type="float" office:value="0.000005">
            <text:p>5.00E-006</text:p>
          </table:table-cell>
          <table:table-cell/>
          <table:table-cell table:formula="of:=IF(MOD([$Controls.$A56];100)=0;0.00001;0)" office:value-type="float" office:value="0">
            <text:p>0</text:p>
          </table:table-cell>
          <table:table-cell/>
          <table:table-cell table:formula="of:=IF(MOD([$Controls.$A56];100)=0;0.00001;0)+IF(MOD([$Controls.$A56];200)=0;0.00002;0)-IF(MOD([$Controls.$A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8">
            <text:p>7.80E-8</text:p>
          </table:table-cell>
          <table:table-cell/>
          <table:table-cell table:style-name="ce1" table:formula="of:=0.00000001*RANDBETWEEN(0;100)*RANDBETWEEN(-3;3)" office:value-type="float" office:value="-0.00000083">
            <text:p>-8.30E-7</text:p>
          </table:table-cell>
        </table:table-row>
        <table:table-row table:style-name="ro1">
          <table:table-cell table:style-name="ce4" table:formula="of:=SUM([.C57];[.G57];[.K57])" office:value-type="float" office:value="0.0000055">
            <text:p>5.500E-6</text:p>
          </table:table-cell>
          <table:table-cell/>
          <table:table-cell table:formula="of:=[.C56]" office:value-type="float" office:value="0.000005">
            <text:p>5.00E-006</text:p>
          </table:table-cell>
          <table:table-cell/>
          <table:table-cell table:formula="of:=IF(MOD([$Controls.$A57];100)=0;0.00001;0)" office:value-type="float" office:value="0">
            <text:p>0</text:p>
          </table:table-cell>
          <table:table-cell/>
          <table:table-cell table:formula="of:=IF(MOD([$Controls.$A57];100)=0;0.00001;0)+IF(MOD([$Controls.$A57];200)=0;0.00002;0)-IF(MOD([$Controls.$A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3">
            <text:p>9.30E-8</text:p>
          </table:table-cell>
          <table:table-cell/>
          <table:table-cell table:style-name="ce1" table:formula="of:=0.00000001*RANDBETWEEN(0;100)*RANDBETWEEN(-3;3)" office:value-type="float" office:value="0.0000005">
            <text:p>5.00E-7</text:p>
          </table:table-cell>
        </table:table-row>
        <table:table-row table:style-name="ro1">
          <table:table-cell table:style-name="ce4" table:formula="of:=SUM([.C58];[.G58];[.K58])" office:value-type="float" office:value="0.000005">
            <text:p>5.000E-6</text:p>
          </table:table-cell>
          <table:table-cell/>
          <table:table-cell table:formula="of:=[.C57]" office:value-type="float" office:value="0.000005">
            <text:p>5.00E-006</text:p>
          </table:table-cell>
          <table:table-cell/>
          <table:table-cell table:formula="of:=IF(MOD([$Controls.$A58];100)=0;0.00001;0)" office:value-type="float" office:value="0">
            <text:p>0</text:p>
          </table:table-cell>
          <table:table-cell/>
          <table:table-cell table:formula="of:=IF(MOD([$Controls.$A58];100)=0;0.00001;0)+IF(MOD([$Controls.$A58];200)=0;0.00002;0)-IF(MOD([$Controls.$A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4">
            <text:p>6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9];[.G59];[.K59])" office:value-type="float" office:value="0.000005">
            <text:p>5.000E-6</text:p>
          </table:table-cell>
          <table:table-cell/>
          <table:table-cell table:formula="of:=[.C58]" office:value-type="float" office:value="0.000005">
            <text:p>5.00E-006</text:p>
          </table:table-cell>
          <table:table-cell/>
          <table:table-cell table:formula="of:=IF(MOD([$Controls.$A59];100)=0;0.00001;0)" office:value-type="float" office:value="0">
            <text:p>0</text:p>
          </table:table-cell>
          <table:table-cell/>
          <table:table-cell table:formula="of:=IF(MOD([$Controls.$A59];100)=0;0.00001;0)+IF(MOD([$Controls.$A59];200)=0;0.00002;0)-IF(MOD([$Controls.$A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4">
            <text:p>5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60];[.G60];[.K60])" office:value-type="float" office:value="0.000005">
            <text:p>5.000E-6</text:p>
          </table:table-cell>
          <table:table-cell/>
          <table:table-cell table:formula="of:=[.C59]" office:value-type="float" office:value="0.000005">
            <text:p>5.00E-006</text:p>
          </table:table-cell>
          <table:table-cell/>
          <table:table-cell table:formula="of:=IF(MOD([$Controls.$A60];100)=0;0.00001;0)" office:value-type="float" office:value="0">
            <text:p>0</text:p>
          </table:table-cell>
          <table:table-cell/>
          <table:table-cell table:formula="of:=IF(MOD([$Controls.$A60];100)=0;0.00001;0)+IF(MOD([$Controls.$A60];200)=0;0.00002;0)-IF(MOD([$Controls.$A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8">
            <text:p>5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61];[.G61];[.K61])" office:value-type="float" office:value="0.00000407">
            <text:p>4.070E-6</text:p>
          </table:table-cell>
          <table:table-cell/>
          <table:table-cell table:formula="of:=[.C60]" office:value-type="float" office:value="0.000005">
            <text:p>5.00E-006</text:p>
          </table:table-cell>
          <table:table-cell/>
          <table:table-cell table:formula="of:=IF(MOD([$Controls.$A61];100)=0;0.00001;0)" office:value-type="float" office:value="0">
            <text:p>0</text:p>
          </table:table-cell>
          <table:table-cell/>
          <table:table-cell table:formula="of:=IF(MOD([$Controls.$A61];100)=0;0.00001;0)+IF(MOD([$Controls.$A61];200)=0;0.00002;0)-IF(MOD([$Controls.$A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1">
            <text:p>-6.10E-8</text:p>
          </table:table-cell>
          <table:table-cell/>
          <table:table-cell table:style-name="ce1" table:formula="of:=0.00000001*RANDBETWEEN(0;100)*RANDBETWEEN(-3;3)" office:value-type="float" office:value="-0.00000093">
            <text:p>-9.30E-7</text:p>
          </table:table-cell>
        </table:table-row>
        <table:table-row table:style-name="ro1">
          <table:table-cell table:style-name="ce4" table:formula="of:=SUM([.C62];[.G62];[.K62])" office:value-type="float" office:value="0.00000453">
            <text:p>4.530E-6</text:p>
          </table:table-cell>
          <table:table-cell/>
          <table:table-cell table:formula="of:=[.C61]" office:value-type="float" office:value="0.000005">
            <text:p>5.00E-006</text:p>
          </table:table-cell>
          <table:table-cell/>
          <table:table-cell table:formula="of:=IF(MOD([$Controls.$A62];100)=0;0.00001;0)" office:value-type="float" office:value="0">
            <text:p>0</text:p>
          </table:table-cell>
          <table:table-cell/>
          <table:table-cell table:formula="of:=IF(MOD([$Controls.$A62];100)=0;0.00001;0)+IF(MOD([$Controls.$A62];200)=0;0.00002;0)-IF(MOD([$Controls.$A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7">
            <text:p>-4.70E-7</text:p>
          </table:table-cell>
        </table:table-row>
        <table:table-row table:style-name="ro1">
          <table:table-cell table:style-name="ce4" table:formula="of:=SUM([.C63];[.G63];[.K63])" office:value-type="float" office:value="0.00000356">
            <text:p>3.560E-6</text:p>
          </table:table-cell>
          <table:table-cell/>
          <table:table-cell table:formula="of:=[.C62]" office:value-type="float" office:value="0.000005">
            <text:p>5.00E-006</text:p>
          </table:table-cell>
          <table:table-cell/>
          <table:table-cell table:formula="of:=IF(MOD([$Controls.$A63];100)=0;0.00001;0)" office:value-type="float" office:value="0">
            <text:p>0</text:p>
          </table:table-cell>
          <table:table-cell/>
          <table:table-cell table:formula="of:=IF(MOD([$Controls.$A63];100)=0;0.00001;0)+IF(MOD([$Controls.$A63];200)=0;0.00002;0)-IF(MOD([$Controls.$A6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2">
            <text:p>-1.20E-8</text:p>
          </table:table-cell>
          <table:table-cell/>
          <table:table-cell table:style-name="ce1" table:formula="of:=0.00000001*RANDBETWEEN(0;100)*RANDBETWEEN(-3;3)" office:value-type="float" office:value="-0.00000144">
            <text:p>-1.44E-6</text:p>
          </table:table-cell>
        </table:table-row>
        <table:table-row table:style-name="ro1">
          <table:table-cell table:style-name="ce4" table:formula="of:=SUM([.C64];[.G64];[.K64])" office:value-type="float" office:value="0.00000408">
            <text:p>4.080E-6</text:p>
          </table:table-cell>
          <table:table-cell/>
          <table:table-cell table:formula="of:=[.C63]" office:value-type="float" office:value="0.000005">
            <text:p>5.00E-006</text:p>
          </table:table-cell>
          <table:table-cell/>
          <table:table-cell table:formula="of:=IF(MOD([$Controls.$A64];100)=0;0.00001;0)" office:value-type="float" office:value="0">
            <text:p>0</text:p>
          </table:table-cell>
          <table:table-cell/>
          <table:table-cell table:formula="of:=IF(MOD([$Controls.$A64];100)=0;0.00001;0)+IF(MOD([$Controls.$A64];200)=0;0.00002;0)-IF(MOD([$Controls.$A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92">
            <text:p>-9.20E-7</text:p>
          </table:table-cell>
        </table:table-row>
        <table:table-row table:style-name="ro1">
          <table:table-cell table:style-name="ce4" table:formula="of:=SUM([.C65];[.G65];[.K65])" office:value-type="float" office:value="0.00000598">
            <text:p>5.980E-6</text:p>
          </table:table-cell>
          <table:table-cell/>
          <table:table-cell table:formula="of:=[.C64]" office:value-type="float" office:value="0.000005">
            <text:p>5.00E-006</text:p>
          </table:table-cell>
          <table:table-cell/>
          <table:table-cell table:formula="of:=IF(MOD([$Controls.$A65];100)=0;0.00001;0)" office:value-type="float" office:value="0">
            <text:p>0</text:p>
          </table:table-cell>
          <table:table-cell/>
          <table:table-cell table:formula="of:=IF(MOD([$Controls.$A65];100)=0;0.00001;0)+IF(MOD([$Controls.$A65];200)=0;0.00002;0)-IF(MOD([$Controls.$A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2">
            <text:p>1.20E-8</text:p>
          </table:table-cell>
          <table:table-cell/>
          <table:table-cell table:style-name="ce1" table:formula="of:=0.00000001*RANDBETWEEN(0;100)*RANDBETWEEN(-3;3)" office:value-type="float" office:value="0.00000098">
            <text:p>9.80E-7</text:p>
          </table:table-cell>
        </table:table-row>
        <table:table-row table:style-name="ro1">
          <table:table-cell table:style-name="ce4" table:formula="of:=SUM([.C66];[.G66];[.K66])" office:value-type="float" office:value="0.00000537">
            <text:p>5.370E-6</text:p>
          </table:table-cell>
          <table:table-cell/>
          <table:table-cell table:formula="of:=[.C65]" office:value-type="float" office:value="0.000005">
            <text:p>5.00E-006</text:p>
          </table:table-cell>
          <table:table-cell/>
          <table:table-cell table:formula="of:=IF(MOD([$Controls.$A66];100)=0;0.00001;0)" office:value-type="float" office:value="0">
            <text:p>0</text:p>
          </table:table-cell>
          <table:table-cell/>
          <table:table-cell table:formula="of:=IF(MOD([$Controls.$A66];100)=0;0.00001;0)+IF(MOD([$Controls.$A66];200)=0;0.00002;0)-IF(MOD([$Controls.$A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7">
            <text:p>9.70E-8</text:p>
          </table:table-cell>
          <table:table-cell/>
          <table:table-cell table:style-name="ce1" table:formula="of:=0.00000001*RANDBETWEEN(0;100)*RANDBETWEEN(-3;3)" office:value-type="float" office:value="0.00000037">
            <text:p>3.70E-7</text:p>
          </table:table-cell>
        </table:table-row>
        <table:table-row table:style-name="ro1">
          <table:table-cell table:style-name="ce4" table:formula="of:=SUM([.C67];[.G67];[.K67])" office:value-type="float" office:value="0.00000269">
            <text:p>2.690E-6</text:p>
          </table:table-cell>
          <table:table-cell/>
          <table:table-cell table:formula="of:=[.C66]" office:value-type="float" office:value="0.000005">
            <text:p>5.00E-006</text:p>
          </table:table-cell>
          <table:table-cell/>
          <table:table-cell table:formula="of:=IF(MOD([$Controls.$A67];100)=0;0.00001;0)" office:value-type="float" office:value="0">
            <text:p>0</text:p>
          </table:table-cell>
          <table:table-cell/>
          <table:table-cell table:formula="of:=IF(MOD([$Controls.$A67];100)=0;0.00001;0)+IF(MOD([$Controls.$A67];200)=0;0.00002;0)-IF(MOD([$Controls.$A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7">
            <text:p>-5.70E-8</text:p>
          </table:table-cell>
          <table:table-cell/>
          <table:table-cell table:style-name="ce1" table:formula="of:=0.00000001*RANDBETWEEN(0;100)*RANDBETWEEN(-3;3)" office:value-type="float" office:value="-0.00000231">
            <text:p>-2.31E-6</text:p>
          </table:table-cell>
        </table:table-row>
        <table:table-row table:style-name="ro1">
          <table:table-cell table:style-name="ce4" table:formula="of:=SUM([.C68];[.G68];[.K68])" office:value-type="float" office:value="0.00000683">
            <text:p>6.830E-6</text:p>
          </table:table-cell>
          <table:table-cell/>
          <table:table-cell table:formula="of:=[.C67]" office:value-type="float" office:value="0.000005">
            <text:p>5.00E-006</text:p>
          </table:table-cell>
          <table:table-cell/>
          <table:table-cell table:formula="of:=IF(MOD([$Controls.$A68];100)=0;0.00001;0)" office:value-type="float" office:value="0">
            <text:p>0</text:p>
          </table:table-cell>
          <table:table-cell/>
          <table:table-cell table:formula="of:=IF(MOD([$Controls.$A68];100)=0;0.00001;0)+IF(MOD([$Controls.$A68];200)=0;0.00002;0)-IF(MOD([$Controls.$A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4">
            <text:p>-4.00E-9</text:p>
          </table:table-cell>
          <table:table-cell/>
          <table:table-cell table:style-name="ce1" table:formula="of:=0.00000001*RANDBETWEEN(0;100)*RANDBETWEEN(-3;3)" office:value-type="float" office:value="0.00000183">
            <text:p>1.83E-6</text:p>
          </table:table-cell>
        </table:table-row>
        <table:table-row table:style-name="ro1">
          <table:table-cell table:style-name="ce4" table:formula="of:=SUM([.C69];[.G69];[.K69])" office:value-type="float" office:value="0.00000356">
            <text:p>3.560E-6</text:p>
          </table:table-cell>
          <table:table-cell/>
          <table:table-cell table:formula="of:=[.C68]" office:value-type="float" office:value="0.000005">
            <text:p>5.00E-006</text:p>
          </table:table-cell>
          <table:table-cell/>
          <table:table-cell table:formula="of:=IF(MOD([$Controls.$A69];100)=0;0.00001;0)" office:value-type="float" office:value="0">
            <text:p>0</text:p>
          </table:table-cell>
          <table:table-cell/>
          <table:table-cell table:formula="of:=IF(MOD([$Controls.$A69];100)=0;0.00001;0)+IF(MOD([$Controls.$A69];200)=0;0.00002;0)-IF(MOD([$Controls.$A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44">
            <text:p>-1.44E-6</text:p>
          </table:table-cell>
        </table:table-row>
        <table:table-row table:style-name="ro1">
          <table:table-cell table:style-name="ce4" table:formula="of:=SUM([.C70];[.G70];[.K70])" office:value-type="float" office:value="0.00000746">
            <text:p>7.460E-6</text:p>
          </table:table-cell>
          <table:table-cell/>
          <table:table-cell table:formula="of:=[.C69]" office:value-type="float" office:value="0.000005">
            <text:p>5.00E-006</text:p>
          </table:table-cell>
          <table:table-cell/>
          <table:table-cell table:formula="of:=IF(MOD([$Controls.$A70];100)=0;0.00001;0)" office:value-type="float" office:value="0">
            <text:p>0</text:p>
          </table:table-cell>
          <table:table-cell/>
          <table:table-cell table:formula="of:=IF(MOD([$Controls.$A70];100)=0;0.00001;0)+IF(MOD([$Controls.$A70];200)=0;0.00002;0)-IF(MOD([$Controls.$A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7">
            <text:p>8.70E-8</text:p>
          </table:table-cell>
          <table:table-cell/>
          <table:table-cell table:style-name="ce1" table:formula="of:=0.00000001*RANDBETWEEN(0;100)*RANDBETWEEN(-3;3)" office:value-type="float" office:value="0.00000246">
            <text:p>2.46E-6</text:p>
          </table:table-cell>
        </table:table-row>
        <table:table-row table:style-name="ro1">
          <table:table-cell table:style-name="ce4" table:formula="of:=SUM([.C71];[.G71];[.K71])" office:value-type="float" office:value="0.00000516">
            <text:p>5.160E-6</text:p>
          </table:table-cell>
          <table:table-cell/>
          <table:table-cell table:formula="of:=[.C70]" office:value-type="float" office:value="0.000005">
            <text:p>5.00E-006</text:p>
          </table:table-cell>
          <table:table-cell/>
          <table:table-cell table:formula="of:=IF(MOD([$Controls.$A71];100)=0;0.00001;0)" office:value-type="float" office:value="0">
            <text:p>0</text:p>
          </table:table-cell>
          <table:table-cell/>
          <table:table-cell table:formula="of:=IF(MOD([$Controls.$A71];100)=0;0.00001;0)+IF(MOD([$Controls.$A71];200)=0;0.00002;0)-IF(MOD([$Controls.$A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16">
            <text:p>1.60E-7</text:p>
          </table:table-cell>
        </table:table-row>
        <table:table-row table:style-name="ro1">
          <table:table-cell table:style-name="ce4" table:formula="of:=SUM([.C72];[.G72];[.K72])" office:value-type="float" office:value="0.0000047">
            <text:p>4.700E-6</text:p>
          </table:table-cell>
          <table:table-cell/>
          <table:table-cell table:formula="of:=[.C71]" office:value-type="float" office:value="0.000005">
            <text:p>5.00E-006</text:p>
          </table:table-cell>
          <table:table-cell/>
          <table:table-cell table:formula="of:=IF(MOD([$Controls.$A72];100)=0;0.00001;0)" office:value-type="float" office:value="0">
            <text:p>0</text:p>
          </table:table-cell>
          <table:table-cell/>
          <table:table-cell table:formula="of:=IF(MOD([$Controls.$A72];100)=0;0.00001;0)+IF(MOD([$Controls.$A72];200)=0;0.00002;0)-IF(MOD([$Controls.$A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6">
            <text:p>7.60E-8</text:p>
          </table:table-cell>
          <table:table-cell/>
          <table:table-cell table:style-name="ce1" table:formula="of:=0.00000001*RANDBETWEEN(0;100)*RANDBETWEEN(-3;3)" office:value-type="float" office:value="-0.0000003">
            <text:p>-3.00E-7</text:p>
          </table:table-cell>
        </table:table-row>
        <table:table-row table:style-name="ro1">
          <table:table-cell table:style-name="ce4" table:formula="of:=SUM([.C73];[.G73];[.K73])" office:value-type="float" office:value="0.0000046">
            <text:p>4.600E-6</text:p>
          </table:table-cell>
          <table:table-cell/>
          <table:table-cell table:formula="of:=[.C72]" office:value-type="float" office:value="0.000005">
            <text:p>5.00E-006</text:p>
          </table:table-cell>
          <table:table-cell/>
          <table:table-cell table:formula="of:=IF(MOD([$Controls.$A73];100)=0;0.00001;0)" office:value-type="float" office:value="0">
            <text:p>0</text:p>
          </table:table-cell>
          <table:table-cell/>
          <table:table-cell table:formula="of:=IF(MOD([$Controls.$A73];100)=0;0.00001;0)+IF(MOD([$Controls.$A73];200)=0;0.00002;0)-IF(MOD([$Controls.$A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">
            <text:p>-4.00E-7</text:p>
          </table:table-cell>
        </table:table-row>
        <table:table-row table:style-name="ro1">
          <table:table-cell table:style-name="ce4" table:formula="of:=SUM([.C74];[.G74];[.K74])" office:value-type="float" office:value="0.00000308">
            <text:p>3.080E-6</text:p>
          </table:table-cell>
          <table:table-cell/>
          <table:table-cell table:formula="of:=[.C73]" office:value-type="float" office:value="0.000005">
            <text:p>5.00E-006</text:p>
          </table:table-cell>
          <table:table-cell/>
          <table:table-cell table:formula="of:=IF(MOD([$Controls.$A74];100)=0;0.00001;0)" office:value-type="float" office:value="0">
            <text:p>0</text:p>
          </table:table-cell>
          <table:table-cell/>
          <table:table-cell table:formula="of:=IF(MOD([$Controls.$A74];100)=0;0.00001;0)+IF(MOD([$Controls.$A74];200)=0;0.00002;0)-IF(MOD([$Controls.$A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9">
            <text:p>3.90E-8</text:p>
          </table:table-cell>
          <table:table-cell/>
          <table:table-cell table:style-name="ce1" table:formula="of:=0.00000001*RANDBETWEEN(0;100)*RANDBETWEEN(-3;3)" office:value-type="float" office:value="-0.00000192">
            <text:p>-1.92E-6</text:p>
          </table:table-cell>
        </table:table-row>
        <table:table-row table:style-name="ro1">
          <table:table-cell table:style-name="ce4" table:formula="of:=SUM([.C75];[.G75];[.K75])" office:value-type="float" office:value="0.000005">
            <text:p>5.000E-6</text:p>
          </table:table-cell>
          <table:table-cell/>
          <table:table-cell table:formula="of:=[.C74]" office:value-type="float" office:value="0.000005">
            <text:p>5.00E-006</text:p>
          </table:table-cell>
          <table:table-cell/>
          <table:table-cell table:formula="of:=IF(MOD([$Controls.$A75];100)=0;0.00001;0)" office:value-type="float" office:value="0">
            <text:p>0</text:p>
          </table:table-cell>
          <table:table-cell/>
          <table:table-cell table:formula="of:=IF(MOD([$Controls.$A75];100)=0;0.00001;0)+IF(MOD([$Controls.$A75];200)=0;0.00002;0)-IF(MOD([$Controls.$A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2">
            <text:p>2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76];[.G76];[.K76])" office:value-type="float" office:value="0.00000628">
            <text:p>6.280E-6</text:p>
          </table:table-cell>
          <table:table-cell/>
          <table:table-cell table:formula="of:=[.C75]" office:value-type="float" office:value="0.000005">
            <text:p>5.00E-006</text:p>
          </table:table-cell>
          <table:table-cell/>
          <table:table-cell table:formula="of:=IF(MOD([$Controls.$A76];100)=0;0.00001;0)" office:value-type="float" office:value="0">
            <text:p>0</text:p>
          </table:table-cell>
          <table:table-cell/>
          <table:table-cell table:formula="of:=IF(MOD([$Controls.$A76];100)=0;0.00001;0)+IF(MOD([$Controls.$A76];200)=0;0.00002;0)-IF(MOD([$Controls.$A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7">
            <text:p>6.70E-8</text:p>
          </table:table-cell>
          <table:table-cell/>
          <table:table-cell table:style-name="ce1" table:formula="of:=0.00000001*RANDBETWEEN(0;100)*RANDBETWEEN(-3;3)" office:value-type="float" office:value="0.00000128">
            <text:p>1.28E-6</text:p>
          </table:table-cell>
        </table:table-row>
        <table:table-row table:style-name="ro1">
          <table:table-cell table:style-name="ce4" table:formula="of:=SUM([.C77];[.G77];[.K77])" office:value-type="float" office:value="0.0000026">
            <text:p>2.600E-6</text:p>
          </table:table-cell>
          <table:table-cell/>
          <table:table-cell table:formula="of:=[.C76]" office:value-type="float" office:value="0.000005">
            <text:p>5.00E-006</text:p>
          </table:table-cell>
          <table:table-cell/>
          <table:table-cell table:formula="of:=IF(MOD([$Controls.$A77];100)=0;0.00001;0)" office:value-type="float" office:value="0">
            <text:p>0</text:p>
          </table:table-cell>
          <table:table-cell/>
          <table:table-cell table:formula="of:=IF(MOD([$Controls.$A77];100)=0;0.00001;0)+IF(MOD([$Controls.$A77];200)=0;0.00002;0)-IF(MOD([$Controls.$A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">
            <text:p>3.00E-8</text:p>
          </table:table-cell>
          <table:table-cell/>
          <table:table-cell table:style-name="ce1" table:formula="of:=0.00000001*RANDBETWEEN(0;100)*RANDBETWEEN(-3;3)" office:value-type="float" office:value="-0.0000024">
            <text:p>-2.40E-6</text:p>
          </table:table-cell>
        </table:table-row>
        <table:table-row table:style-name="ro1">
          <table:table-cell table:style-name="ce4" table:formula="of:=SUM([.C78];[.G78];[.K78])" office:value-type="float" office:value="0.000005">
            <text:p>5.000E-6</text:p>
          </table:table-cell>
          <table:table-cell/>
          <table:table-cell table:formula="of:=[.C77]" office:value-type="float" office:value="0.000005">
            <text:p>5.00E-006</text:p>
          </table:table-cell>
          <table:table-cell/>
          <table:table-cell table:formula="of:=IF(MOD([$Controls.$A78];100)=0;0.00001;0)" office:value-type="float" office:value="0">
            <text:p>0</text:p>
          </table:table-cell>
          <table:table-cell/>
          <table:table-cell table:formula="of:=IF(MOD([$Controls.$A78];100)=0;0.00001;0)+IF(MOD([$Controls.$A78];200)=0;0.00002;0)-IF(MOD([$Controls.$A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79];[.G79];[.K79])" office:value-type="float" office:value="0.00000413">
            <text:p>4.130E-6</text:p>
          </table:table-cell>
          <table:table-cell/>
          <table:table-cell table:formula="of:=[.C78]" office:value-type="float" office:value="0.000005">
            <text:p>5.00E-006</text:p>
          </table:table-cell>
          <table:table-cell/>
          <table:table-cell table:formula="of:=IF(MOD([$Controls.$A79];100)=0;0.00001;0)" office:value-type="float" office:value="0">
            <text:p>0</text:p>
          </table:table-cell>
          <table:table-cell/>
          <table:table-cell table:formula="of:=IF(MOD([$Controls.$A79];100)=0;0.00001;0)+IF(MOD([$Controls.$A79];200)=0;0.00002;0)-IF(MOD([$Controls.$A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5">
            <text:p>2.50E-8</text:p>
          </table:table-cell>
          <table:table-cell/>
          <table:table-cell table:style-name="ce1" table:formula="of:=0.00000001*RANDBETWEEN(0;100)*RANDBETWEEN(-3;3)" office:value-type="float" office:value="-0.00000087">
            <text:p>-8.70E-7</text:p>
          </table:table-cell>
        </table:table-row>
        <table:table-row table:style-name="ro1">
          <table:table-cell table:style-name="ce4" table:formula="of:=SUM([.C80];[.G80];[.K80])" office:value-type="float" office:value="0.00000314">
            <text:p>3.140E-6</text:p>
          </table:table-cell>
          <table:table-cell/>
          <table:table-cell table:formula="of:=[.C79]" office:value-type="float" office:value="0.000005">
            <text:p>5.00E-006</text:p>
          </table:table-cell>
          <table:table-cell/>
          <table:table-cell table:formula="of:=IF(MOD([$Controls.$A80];100)=0;0.00001;0)" office:value-type="float" office:value="0">
            <text:p>0</text:p>
          </table:table-cell>
          <table:table-cell/>
          <table:table-cell table:formula="of:=IF(MOD([$Controls.$A80];100)=0;0.00001;0)+IF(MOD([$Controls.$A80];200)=0;0.00002;0)-IF(MOD([$Controls.$A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6">
            <text:p>-1.86E-6</text:p>
          </table:table-cell>
        </table:table-row>
        <table:table-row table:style-name="ro1">
          <table:table-cell table:style-name="ce4" table:formula="of:=SUM([.C81];[.G81];[.K81])" office:value-type="float" office:value="0.0000043">
            <text:p>4.300E-6</text:p>
          </table:table-cell>
          <table:table-cell/>
          <table:table-cell table:formula="of:=[.C80]" office:value-type="float" office:value="0.000005">
            <text:p>5.00E-006</text:p>
          </table:table-cell>
          <table:table-cell/>
          <table:table-cell table:formula="of:=IF(MOD([$Controls.$A81];100)=0;0.00001;0)" office:value-type="float" office:value="0">
            <text:p>0</text:p>
          </table:table-cell>
          <table:table-cell/>
          <table:table-cell table:formula="of:=IF(MOD([$Controls.$A81];100)=0;0.00001;0)+IF(MOD([$Controls.$A81];200)=0;0.00002;0)-IF(MOD([$Controls.$A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-0.0000007">
            <text:p>-7.00E-7</text:p>
          </table:table-cell>
        </table:table-row>
        <table:table-row table:style-name="ro1">
          <table:table-cell table:style-name="ce4" table:formula="of:=SUM([.C82];[.G82];[.K82])" office:value-type="float" office:value="0.000005">
            <text:p>5.000E-6</text:p>
          </table:table-cell>
          <table:table-cell/>
          <table:table-cell table:formula="of:=[.C81]" office:value-type="float" office:value="0.000005">
            <text:p>5.00E-006</text:p>
          </table:table-cell>
          <table:table-cell/>
          <table:table-cell table:formula="of:=IF(MOD([$Controls.$A82];100)=0;0.00001;0)" office:value-type="float" office:value="0">
            <text:p>0</text:p>
          </table:table-cell>
          <table:table-cell/>
          <table:table-cell table:formula="of:=IF(MOD([$Controls.$A82];100)=0;0.00001;0)+IF(MOD([$Controls.$A82];200)=0;0.00002;0)-IF(MOD([$Controls.$A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1">
            <text:p>-1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83];[.G83];[.K83])" office:value-type="float" office:value="0.000035">
            <text:p>3.500E-5</text:p>
          </table:table-cell>
          <table:table-cell/>
          <table:table-cell table:formula="of:=[.C82]" office:value-type="float" office:value="0.000005">
            <text:p>5.00E-006</text:p>
          </table:table-cell>
          <table:table-cell/>
          <table:table-cell table:formula="of:=IF(MOD([$Controls.$A83];100)=0;0.00001;0)" office:value-type="float" office:value="0.00001">
            <text:p>0.00001</text:p>
          </table:table-cell>
          <table:table-cell/>
          <table:table-cell table:formula="of:=IF(MOD([$Controls.$A83];100)=0;0.00001;0)+IF(MOD([$Controls.$A83];200)=0;0.00002;0)-IF(MOD([$Controls.$A8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-0">
            <text:p>-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84];[.G84];[.K84])" office:value-type="float" office:value="0.00000401">
            <text:p>4.010E-6</text:p>
          </table:table-cell>
          <table:table-cell/>
          <table:table-cell table:formula="of:=[.C83]" office:value-type="float" office:value="0.000005">
            <text:p>5.00E-006</text:p>
          </table:table-cell>
          <table:table-cell/>
          <table:table-cell table:formula="of:=IF(MOD([$Controls.$A84];100)=0;0.00001;0)" office:value-type="float" office:value="0">
            <text:p>0</text:p>
          </table:table-cell>
          <table:table-cell/>
          <table:table-cell table:formula="of:=IF(MOD([$Controls.$A84];100)=0;0.00001;0)+IF(MOD([$Controls.$A84];200)=0;0.00002;0)-IF(MOD([$Controls.$A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">
            <text:p>3.00E-8</text:p>
          </table:table-cell>
          <table:table-cell/>
          <table:table-cell table:style-name="ce1" table:formula="of:=0.00000001*RANDBETWEEN(0;100)*RANDBETWEEN(-3;3)" office:value-type="float" office:value="-0.00000099">
            <text:p>-9.90E-7</text:p>
          </table:table-cell>
        </table:table-row>
        <table:table-row table:style-name="ro1">
          <table:table-cell table:style-name="ce4" table:formula="of:=SUM([.C85];[.G85];[.K85])" office:value-type="float" office:value="0.00000372">
            <text:p>3.720E-6</text:p>
          </table:table-cell>
          <table:table-cell/>
          <table:table-cell table:formula="of:=[.C84]" office:value-type="float" office:value="0.000005">
            <text:p>5.00E-006</text:p>
          </table:table-cell>
          <table:table-cell/>
          <table:table-cell table:formula="of:=IF(MOD([$Controls.$A85];100)=0;0.00001;0)" office:value-type="float" office:value="0">
            <text:p>0</text:p>
          </table:table-cell>
          <table:table-cell/>
          <table:table-cell table:formula="of:=IF(MOD([$Controls.$A85];100)=0;0.00001;0)+IF(MOD([$Controls.$A85];200)=0;0.00002;0)-IF(MOD([$Controls.$A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7">
            <text:p>-6.70E-8</text:p>
          </table:table-cell>
          <table:table-cell/>
          <table:table-cell table:style-name="ce1" table:formula="of:=0.00000001*RANDBETWEEN(0;100)*RANDBETWEEN(-3;3)" office:value-type="float" office:value="-0.00000128">
            <text:p>-1.28E-6</text:p>
          </table:table-cell>
        </table:table-row>
        <table:table-row table:style-name="ro1">
          <table:table-cell table:style-name="ce4" table:formula="of:=SUM([.C86];[.G86];[.K86])" office:value-type="float" office:value="0.00000502">
            <text:p>5.020E-6</text:p>
          </table:table-cell>
          <table:table-cell/>
          <table:table-cell table:formula="of:=[.C85]" office:value-type="float" office:value="0.000005">
            <text:p>5.00E-006</text:p>
          </table:table-cell>
          <table:table-cell/>
          <table:table-cell table:formula="of:=IF(MOD([$Controls.$A86];100)=0;0.00001;0)" office:value-type="float" office:value="0">
            <text:p>0</text:p>
          </table:table-cell>
          <table:table-cell/>
          <table:table-cell table:formula="of:=IF(MOD([$Controls.$A86];100)=0;0.00001;0)+IF(MOD([$Controls.$A86];200)=0;0.00002;0)-IF(MOD([$Controls.$A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02">
            <text:p>2.00E-8</text:p>
          </table:table-cell>
        </table:table-row>
        <table:table-row table:style-name="ro1">
          <table:table-cell table:style-name="ce4" table:formula="of:=SUM([.C87];[.G87];[.K87])" office:value-type="float" office:value="0.0000042">
            <text:p>4.200E-6</text:p>
          </table:table-cell>
          <table:table-cell/>
          <table:table-cell table:formula="of:=[.C86]" office:value-type="float" office:value="0.000005">
            <text:p>5.00E-006</text:p>
          </table:table-cell>
          <table:table-cell/>
          <table:table-cell table:formula="of:=IF(MOD([$Controls.$A87];100)=0;0.00001;0)" office:value-type="float" office:value="0">
            <text:p>0</text:p>
          </table:table-cell>
          <table:table-cell/>
          <table:table-cell table:formula="of:=IF(MOD([$Controls.$A87];100)=0;0.00001;0)+IF(MOD([$Controls.$A87];200)=0;0.00002;0)-IF(MOD([$Controls.$A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">
            <text:p>-8.00E-7</text:p>
          </table:table-cell>
        </table:table-row>
        <table:table-row table:style-name="ro1">
          <table:table-cell table:style-name="ce4" table:formula="of:=SUM([.C88];[.G88];[.K88])" office:value-type="float" office:value="0.00000458">
            <text:p>4.580E-6</text:p>
          </table:table-cell>
          <table:table-cell/>
          <table:table-cell table:formula="of:=[.C87]" office:value-type="float" office:value="0.000005">
            <text:p>5.00E-006</text:p>
          </table:table-cell>
          <table:table-cell/>
          <table:table-cell table:formula="of:=IF(MOD([$Controls.$A88];100)=0;0.00001;0)" office:value-type="float" office:value="0">
            <text:p>0</text:p>
          </table:table-cell>
          <table:table-cell/>
          <table:table-cell table:formula="of:=IF(MOD([$Controls.$A88];100)=0;0.00001;0)+IF(MOD([$Controls.$A88];200)=0;0.00002;0)-IF(MOD([$Controls.$A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7">
            <text:p>-1.70E-8</text:p>
          </table:table-cell>
          <table:table-cell/>
          <table:table-cell table:style-name="ce1" table:formula="of:=0.00000001*RANDBETWEEN(0;100)*RANDBETWEEN(-3;3)" office:value-type="float" office:value="-0.00000042">
            <text:p>-4.20E-7</text:p>
          </table:table-cell>
        </table:table-row>
        <table:table-row table:style-name="ro1">
          <table:table-cell table:style-name="ce4" table:formula="of:=SUM([.C89];[.G89];[.K89])" office:value-type="float" office:value="0.00000372">
            <text:p>3.720E-6</text:p>
          </table:table-cell>
          <table:table-cell/>
          <table:table-cell table:formula="of:=[.C88]" office:value-type="float" office:value="0.000005">
            <text:p>5.00E-006</text:p>
          </table:table-cell>
          <table:table-cell/>
          <table:table-cell table:formula="of:=IF(MOD([$Controls.$A89];100)=0;0.00001;0)" office:value-type="float" office:value="0">
            <text:p>0</text:p>
          </table:table-cell>
          <table:table-cell/>
          <table:table-cell table:formula="of:=IF(MOD([$Controls.$A89];100)=0;0.00001;0)+IF(MOD([$Controls.$A89];200)=0;0.00002;0)-IF(MOD([$Controls.$A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28">
            <text:p>-1.28E-6</text:p>
          </table:table-cell>
        </table:table-row>
        <table:table-row table:style-name="ro1">
          <table:table-cell table:style-name="ce4" table:formula="of:=SUM([.C90];[.G90];[.K90])" office:value-type="float" office:value="0.000005">
            <text:p>5.000E-6</text:p>
          </table:table-cell>
          <table:table-cell/>
          <table:table-cell table:formula="of:=[.C89]" office:value-type="float" office:value="0.000005">
            <text:p>5.00E-006</text:p>
          </table:table-cell>
          <table:table-cell/>
          <table:table-cell table:formula="of:=IF(MOD([$Controls.$A90];100)=0;0.00001;0)" office:value-type="float" office:value="0">
            <text:p>0</text:p>
          </table:table-cell>
          <table:table-cell/>
          <table:table-cell table:formula="of:=IF(MOD([$Controls.$A90];100)=0;0.00001;0)+IF(MOD([$Controls.$A90];200)=0;0.00002;0)-IF(MOD([$Controls.$A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">
            <text:p>-1.0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91];[.G91];[.K91])" office:value-type="float" office:value="0.00000695">
            <text:p>6.950E-6</text:p>
          </table:table-cell>
          <table:table-cell/>
          <table:table-cell table:formula="of:=[.C90]" office:value-type="float" office:value="0.000005">
            <text:p>5.00E-006</text:p>
          </table:table-cell>
          <table:table-cell/>
          <table:table-cell table:formula="of:=IF(MOD([$Controls.$A91];100)=0;0.00001;0)" office:value-type="float" office:value="0">
            <text:p>0</text:p>
          </table:table-cell>
          <table:table-cell/>
          <table:table-cell table:formula="of:=IF(MOD([$Controls.$A91];100)=0;0.00001;0)+IF(MOD([$Controls.$A91];200)=0;0.00002;0)-IF(MOD([$Controls.$A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4">
            <text:p>5.40E-8</text:p>
          </table:table-cell>
          <table:table-cell/>
          <table:table-cell table:style-name="ce1" table:formula="of:=0.00000001*RANDBETWEEN(0;100)*RANDBETWEEN(-3;3)" office:value-type="float" office:value="0.00000195">
            <text:p>1.95E-6</text:p>
          </table:table-cell>
        </table:table-row>
        <table:table-row table:style-name="ro1">
          <table:table-cell table:style-name="ce4" table:formula="of:=SUM([.C92];[.G92];[.K92])" office:value-type="float" office:value="0.000005">
            <text:p>5.000E-6</text:p>
          </table:table-cell>
          <table:table-cell/>
          <table:table-cell table:formula="of:=[.C91]" office:value-type="float" office:value="0.000005">
            <text:p>5.00E-006</text:p>
          </table:table-cell>
          <table:table-cell/>
          <table:table-cell table:formula="of:=IF(MOD([$Controls.$A92];100)=0;0.00001;0)" office:value-type="float" office:value="0">
            <text:p>0</text:p>
          </table:table-cell>
          <table:table-cell/>
          <table:table-cell table:formula="of:=IF(MOD([$Controls.$A92];100)=0;0.00001;0)+IF(MOD([$Controls.$A92];200)=0;0.00002;0)-IF(MOD([$Controls.$A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93];[.G93];[.K93])" office:value-type="float" office:value="0.00000492">
            <text:p>4.920E-6</text:p>
          </table:table-cell>
          <table:table-cell/>
          <table:table-cell table:formula="of:=[.C92]" office:value-type="float" office:value="0.000005">
            <text:p>5.00E-006</text:p>
          </table:table-cell>
          <table:table-cell/>
          <table:table-cell table:formula="of:=IF(MOD([$Controls.$A93];100)=0;0.00001;0)" office:value-type="float" office:value="0">
            <text:p>0</text:p>
          </table:table-cell>
          <table:table-cell/>
          <table:table-cell table:formula="of:=IF(MOD([$Controls.$A93];100)=0;0.00001;0)+IF(MOD([$Controls.$A93];200)=0;0.00002;0)-IF(MOD([$Controls.$A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">
            <text:p>-7.00E-8</text:p>
          </table:table-cell>
          <table:table-cell/>
          <table:table-cell table:style-name="ce1" table:formula="of:=0.00000001*RANDBETWEEN(0;100)*RANDBETWEEN(-3;3)" office:value-type="float" office:value="-0.00000008">
            <text:p>-8.00E-8</text:p>
          </table:table-cell>
        </table:table-row>
        <table:table-row table:style-name="ro1">
          <table:table-cell table:style-name="ce4" table:formula="of:=SUM([.C94];[.G94];[.K94])" office:value-type="float" office:value="0.00000403">
            <text:p>4.030E-6</text:p>
          </table:table-cell>
          <table:table-cell/>
          <table:table-cell table:formula="of:=[.C93]" office:value-type="float" office:value="0.000005">
            <text:p>5.00E-006</text:p>
          </table:table-cell>
          <table:table-cell/>
          <table:table-cell table:formula="of:=IF(MOD([$Controls.$A94];100)=0;0.00001;0)" office:value-type="float" office:value="0">
            <text:p>0</text:p>
          </table:table-cell>
          <table:table-cell/>
          <table:table-cell table:formula="of:=IF(MOD([$Controls.$A94];100)=0;0.00001;0)+IF(MOD([$Controls.$A94];200)=0;0.00002;0)-IF(MOD([$Controls.$A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6">
            <text:p>2.60E-8</text:p>
          </table:table-cell>
          <table:table-cell/>
          <table:table-cell table:style-name="ce1" table:formula="of:=0.00000001*RANDBETWEEN(0;100)*RANDBETWEEN(-3;3)" office:value-type="float" office:value="-0.00000097">
            <text:p>-9.70E-7</text:p>
          </table:table-cell>
        </table:table-row>
        <table:table-row table:style-name="ro1">
          <table:table-cell table:style-name="ce4" table:formula="of:=SUM([.C95];[.G95];[.K95])" office:value-type="float" office:value="0.00000596">
            <text:p>5.960E-6</text:p>
          </table:table-cell>
          <table:table-cell/>
          <table:table-cell table:formula="of:=[.C94]" office:value-type="float" office:value="0.000005">
            <text:p>5.00E-006</text:p>
          </table:table-cell>
          <table:table-cell/>
          <table:table-cell table:formula="of:=IF(MOD([$Controls.$A95];100)=0;0.00001;0)" office:value-type="float" office:value="0">
            <text:p>0</text:p>
          </table:table-cell>
          <table:table-cell/>
          <table:table-cell table:formula="of:=IF(MOD([$Controls.$A95];100)=0;0.00001;0)+IF(MOD([$Controls.$A95];200)=0;0.00002;0)-IF(MOD([$Controls.$A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">
            <text:p>-0.00E+0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96];[.G96];[.K96])" office:value-type="float" office:value="0.00000305">
            <text:p>3.050E-6</text:p>
          </table:table-cell>
          <table:table-cell/>
          <table:table-cell table:formula="of:=[.C95]" office:value-type="float" office:value="0.000005">
            <text:p>5.00E-006</text:p>
          </table:table-cell>
          <table:table-cell/>
          <table:table-cell table:formula="of:=IF(MOD([$Controls.$A96];100)=0;0.00001;0)" office:value-type="float" office:value="0">
            <text:p>0</text:p>
          </table:table-cell>
          <table:table-cell/>
          <table:table-cell table:formula="of:=IF(MOD([$Controls.$A96];100)=0;0.00001;0)+IF(MOD([$Controls.$A96];200)=0;0.00002;0)-IF(MOD([$Controls.$A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95">
            <text:p>-1.95E-6</text:p>
          </table:table-cell>
        </table:table-row>
        <table:table-row table:style-name="ro1">
          <table:table-cell table:style-name="ce4" table:formula="of:=SUM([.C97];[.G97];[.K97])" office:value-type="float" office:value="0.000005">
            <text:p>5.000E-6</text:p>
          </table:table-cell>
          <table:table-cell/>
          <table:table-cell table:formula="of:=[.C96]" office:value-type="float" office:value="0.000005">
            <text:p>5.00E-006</text:p>
          </table:table-cell>
          <table:table-cell/>
          <table:table-cell table:formula="of:=IF(MOD([$Controls.$A97];100)=0;0.00001;0)" office:value-type="float" office:value="0">
            <text:p>0</text:p>
          </table:table-cell>
          <table:table-cell/>
          <table:table-cell table:formula="of:=IF(MOD([$Controls.$A97];100)=0;0.00001;0)+IF(MOD([$Controls.$A97];200)=0;0.00002;0)-IF(MOD([$Controls.$A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98];[.G98];[.K98])" office:value-type="float" office:value="0.000005">
            <text:p>5.000E-6</text:p>
          </table:table-cell>
          <table:table-cell/>
          <table:table-cell table:formula="of:=[.C97]" office:value-type="float" office:value="0.000005">
            <text:p>5.00E-006</text:p>
          </table:table-cell>
          <table:table-cell/>
          <table:table-cell table:formula="of:=IF(MOD([$Controls.$A98];100)=0;0.00001;0)" office:value-type="float" office:value="0">
            <text:p>0</text:p>
          </table:table-cell>
          <table:table-cell/>
          <table:table-cell table:formula="of:=IF(MOD([$Controls.$A98];100)=0;0.00001;0)+IF(MOD([$Controls.$A98];200)=0;0.00002;0)-IF(MOD([$Controls.$A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1">
            <text:p>-6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99];[.G99];[.K99])" office:value-type="float" office:value="0.00000502">
            <text:p>5.020E-6</text:p>
          </table:table-cell>
          <table:table-cell/>
          <table:table-cell table:formula="of:=[.C98]" office:value-type="float" office:value="0.000005">
            <text:p>5.00E-006</text:p>
          </table:table-cell>
          <table:table-cell/>
          <table:table-cell table:formula="of:=IF(MOD([$Controls.$A99];100)=0;0.00001;0)" office:value-type="float" office:value="0">
            <text:p>0</text:p>
          </table:table-cell>
          <table:table-cell/>
          <table:table-cell table:formula="of:=IF(MOD([$Controls.$A99];100)=0;0.00001;0)+IF(MOD([$Controls.$A99];200)=0;0.00002;0)-IF(MOD([$Controls.$A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">
            <text:p>6.00E-8</text:p>
          </table:table-cell>
          <table:table-cell/>
          <table:table-cell table:style-name="ce1" table:formula="of:=0.00000001*RANDBETWEEN(0;100)*RANDBETWEEN(-3;3)" office:value-type="float" office:value="0.00000002">
            <text:p>2.00E-8</text:p>
          </table:table-cell>
        </table:table-row>
        <table:table-row table:style-name="ro1">
          <table:table-cell table:style-name="ce4" table:formula="of:=SUM([.C100];[.G100];[.K100])" office:value-type="float" office:value="0.00000563">
            <text:p>5.630E-6</text:p>
          </table:table-cell>
          <table:table-cell/>
          <table:table-cell table:formula="of:=[.C99]" office:value-type="float" office:value="0.000005">
            <text:p>5.00E-006</text:p>
          </table:table-cell>
          <table:table-cell/>
          <table:table-cell table:formula="of:=IF(MOD([$Controls.$A100];100)=0;0.00001;0)" office:value-type="float" office:value="0">
            <text:p>0</text:p>
          </table:table-cell>
          <table:table-cell/>
          <table:table-cell table:formula="of:=IF(MOD([$Controls.$A100];100)=0;0.00001;0)+IF(MOD([$Controls.$A100];200)=0;0.00002;0)-IF(MOD([$Controls.$A1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8">
            <text:p>-7.80E-8</text:p>
          </table:table-cell>
          <table:table-cell/>
          <table:table-cell table:style-name="ce1" table:formula="of:=0.00000001*RANDBETWEEN(0;100)*RANDBETWEEN(-3;3)" office:value-type="float" office:value="0.00000063">
            <text:p>6.30E-7</text:p>
          </table:table-cell>
        </table:table-row>
        <table:table-row table:style-name="ro1">
          <table:table-cell table:style-name="ce4" table:formula="of:=SUM([.C101];[.G101];[.K101])" office:value-type="float" office:value="0.00000596">
            <text:p>5.960E-6</text:p>
          </table:table-cell>
          <table:table-cell/>
          <table:table-cell table:formula="of:=[.C100]" office:value-type="float" office:value="0.000005">
            <text:p>5.00E-006</text:p>
          </table:table-cell>
          <table:table-cell/>
          <table:table-cell table:formula="of:=IF(MOD([$Controls.$A101];100)=0;0.00001;0)" office:value-type="float" office:value="0">
            <text:p>0</text:p>
          </table:table-cell>
          <table:table-cell/>
          <table:table-cell table:formula="of:=IF(MOD([$Controls.$A101];100)=0;0.00001;0)+IF(MOD([$Controls.$A101];200)=0;0.00002;0)-IF(MOD([$Controls.$A1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102];[.G102];[.K102])" office:value-type="float" office:value="0.00000592">
            <text:p>5.920E-6</text:p>
          </table:table-cell>
          <table:table-cell/>
          <table:table-cell table:formula="of:=[.C101]" office:value-type="float" office:value="0.000005">
            <text:p>5.00E-006</text:p>
          </table:table-cell>
          <table:table-cell/>
          <table:table-cell table:formula="of:=IF(MOD([$Controls.$A102];100)=0;0.00001;0)" office:value-type="float" office:value="0">
            <text:p>0</text:p>
          </table:table-cell>
          <table:table-cell/>
          <table:table-cell table:formula="of:=IF(MOD([$Controls.$A102];100)=0;0.00001;0)+IF(MOD([$Controls.$A102];200)=0;0.00002;0)-IF(MOD([$Controls.$A1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3">
            <text:p>7.30E-8</text:p>
          </table:table-cell>
          <table:table-cell/>
          <table:table-cell table:style-name="ce1" table:formula="of:=0.00000001*RANDBETWEEN(0;100)*RANDBETWEEN(-3;3)" office:value-type="float" office:value="0.00000092">
            <text:p>9.20E-7</text:p>
          </table:table-cell>
        </table:table-row>
        <table:table-row table:style-name="ro1">
          <table:table-cell table:style-name="ce4" table:formula="of:=SUM([.C103];[.G103];[.K103])" office:value-type="float" office:value="0.00000596">
            <text:p>5.960E-6</text:p>
          </table:table-cell>
          <table:table-cell/>
          <table:table-cell table:formula="of:=[.C102]" office:value-type="float" office:value="0.000005">
            <text:p>5.00E-006</text:p>
          </table:table-cell>
          <table:table-cell/>
          <table:table-cell table:formula="of:=IF(MOD([$Controls.$A103];100)=0;0.00001;0)" office:value-type="float" office:value="0">
            <text:p>0</text:p>
          </table:table-cell>
          <table:table-cell/>
          <table:table-cell table:formula="of:=IF(MOD([$Controls.$A103];100)=0;0.00001;0)+IF(MOD([$Controls.$A103];200)=0;0.00002;0)-IF(MOD([$Controls.$A10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">
            <text:p>9.00E-8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104];[.G104];[.K104])" office:value-type="float" office:value="0.00000595">
            <text:p>5.950E-6</text:p>
          </table:table-cell>
          <table:table-cell/>
          <table:table-cell table:formula="of:=[.C103]" office:value-type="float" office:value="0.000005">
            <text:p>5.00E-006</text:p>
          </table:table-cell>
          <table:table-cell/>
          <table:table-cell table:formula="of:=IF(MOD([$Controls.$A104];100)=0;0.00001;0)" office:value-type="float" office:value="0">
            <text:p>0</text:p>
          </table:table-cell>
          <table:table-cell/>
          <table:table-cell table:formula="of:=IF(MOD([$Controls.$A104];100)=0;0.00001;0)+IF(MOD([$Controls.$A104];200)=0;0.00002;0)-IF(MOD([$Controls.$A10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8">
            <text:p>8.00E-9</text:p>
          </table:table-cell>
          <table:table-cell/>
          <table:table-cell table:style-name="ce1" table:formula="of:=0.00000001*RANDBETWEEN(0;100)*RANDBETWEEN(-3;3)" office:value-type="float" office:value="0.00000095">
            <text:p>9.50E-7</text:p>
          </table:table-cell>
        </table:table-row>
        <table:table-row table:style-name="ro1">
          <table:table-cell table:style-name="ce4" table:formula="of:=SUM([.C105];[.G105];[.K105])" office:value-type="float" office:value="0.00000332">
            <text:p>3.320E-6</text:p>
          </table:table-cell>
          <table:table-cell/>
          <table:table-cell table:formula="of:=[.C104]" office:value-type="float" office:value="0.000005">
            <text:p>5.00E-006</text:p>
          </table:table-cell>
          <table:table-cell/>
          <table:table-cell table:formula="of:=IF(MOD([$Controls.$A105];100)=0;0.00001;0)" office:value-type="float" office:value="0">
            <text:p>0</text:p>
          </table:table-cell>
          <table:table-cell/>
          <table:table-cell table:formula="of:=IF(MOD([$Controls.$A105];100)=0;0.00001;0)+IF(MOD([$Controls.$A105];200)=0;0.00002;0)-IF(MOD([$Controls.$A10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7">
            <text:p>-4.70E-8</text:p>
          </table:table-cell>
          <table:table-cell/>
          <table:table-cell table:style-name="ce1" table:formula="of:=0.00000001*RANDBETWEEN(0;100)*RANDBETWEEN(-3;3)" office:value-type="float" office:value="-0.00000168">
            <text:p>-1.68E-6</text:p>
          </table:table-cell>
        </table:table-row>
        <table:table-row table:style-name="ro1">
          <table:table-cell table:style-name="ce4" table:formula="of:=SUM([.C106];[.G106];[.K106])" office:value-type="float" office:value="0.000005">
            <text:p>5.000E-6</text:p>
          </table:table-cell>
          <table:table-cell/>
          <table:table-cell table:formula="of:=[.C105]" office:value-type="float" office:value="0.000005">
            <text:p>5.00E-006</text:p>
          </table:table-cell>
          <table:table-cell/>
          <table:table-cell table:formula="of:=IF(MOD([$Controls.$A106];100)=0;0.00001;0)" office:value-type="float" office:value="0">
            <text:p>0</text:p>
          </table:table-cell>
          <table:table-cell/>
          <table:table-cell table:formula="of:=IF(MOD([$Controls.$A106];100)=0;0.00001;0)+IF(MOD([$Controls.$A106];200)=0;0.00002;0)-IF(MOD([$Controls.$A10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7">
            <text:p>-7.7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07];[.G107];[.K107])" office:value-type="float" office:value="0.00000448">
            <text:p>4.480E-6</text:p>
          </table:table-cell>
          <table:table-cell/>
          <table:table-cell table:formula="of:=[.C106]" office:value-type="float" office:value="0.000005">
            <text:p>5.00E-006</text:p>
          </table:table-cell>
          <table:table-cell/>
          <table:table-cell table:formula="of:=IF(MOD([$Controls.$A107];100)=0;0.00001;0)" office:value-type="float" office:value="0">
            <text:p>0</text:p>
          </table:table-cell>
          <table:table-cell/>
          <table:table-cell table:formula="of:=IF(MOD([$Controls.$A107];100)=0;0.00001;0)+IF(MOD([$Controls.$A107];200)=0;0.00002;0)-IF(MOD([$Controls.$A10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52">
            <text:p>-5.20E-7</text:p>
          </table:table-cell>
        </table:table-row>
        <table:table-row table:style-name="ro1">
          <table:table-cell table:style-name="ce4" table:formula="of:=SUM([.C108];[.G108];[.K108])" office:value-type="float" office:value="0.00000406">
            <text:p>4.060E-6</text:p>
          </table:table-cell>
          <table:table-cell/>
          <table:table-cell table:formula="of:=[.C107]" office:value-type="float" office:value="0.000005">
            <text:p>5.00E-006</text:p>
          </table:table-cell>
          <table:table-cell/>
          <table:table-cell table:formula="of:=IF(MOD([$Controls.$A108];100)=0;0.00001;0)" office:value-type="float" office:value="0">
            <text:p>0</text:p>
          </table:table-cell>
          <table:table-cell/>
          <table:table-cell table:formula="of:=IF(MOD([$Controls.$A108];100)=0;0.00001;0)+IF(MOD([$Controls.$A108];200)=0;0.00002;0)-IF(MOD([$Controls.$A10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94">
            <text:p>-9.40E-7</text:p>
          </table:table-cell>
        </table:table-row>
        <table:table-row table:style-name="ro1">
          <table:table-cell table:style-name="ce4" table:formula="of:=SUM([.C109];[.G109];[.K109])" office:value-type="float" office:value="0.00000677">
            <text:p>6.770E-6</text:p>
          </table:table-cell>
          <table:table-cell/>
          <table:table-cell table:formula="of:=[.C108]" office:value-type="float" office:value="0.000005">
            <text:p>5.00E-006</text:p>
          </table:table-cell>
          <table:table-cell/>
          <table:table-cell table:formula="of:=IF(MOD([$Controls.$A109];100)=0;0.00001;0)" office:value-type="float" office:value="0">
            <text:p>0</text:p>
          </table:table-cell>
          <table:table-cell/>
          <table:table-cell table:formula="of:=IF(MOD([$Controls.$A109];100)=0;0.00001;0)+IF(MOD([$Controls.$A109];200)=0;0.00002;0)-IF(MOD([$Controls.$A10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4">
            <text:p>-9.40E-8</text:p>
          </table:table-cell>
          <table:table-cell/>
          <table:table-cell table:style-name="ce1" table:formula="of:=0.00000001*RANDBETWEEN(0;100)*RANDBETWEEN(-3;3)" office:value-type="float" office:value="0.00000177">
            <text:p>1.77E-6</text:p>
          </table:table-cell>
        </table:table-row>
        <table:table-row table:style-name="ro1">
          <table:table-cell table:style-name="ce4" table:formula="of:=SUM([.C110];[.G110];[.K110])" office:value-type="float" office:value="0.00000716">
            <text:p>7.160E-6</text:p>
          </table:table-cell>
          <table:table-cell/>
          <table:table-cell table:formula="of:=[.C109]" office:value-type="float" office:value="0.000005">
            <text:p>5.00E-006</text:p>
          </table:table-cell>
          <table:table-cell/>
          <table:table-cell table:formula="of:=IF(MOD([$Controls.$A110];100)=0;0.00001;0)" office:value-type="float" office:value="0">
            <text:p>0</text:p>
          </table:table-cell>
          <table:table-cell/>
          <table:table-cell table:formula="of:=IF(MOD([$Controls.$A110];100)=0;0.00001;0)+IF(MOD([$Controls.$A110];200)=0;0.00002;0)-IF(MOD([$Controls.$A1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1">
            <text:p>6.10E-8</text:p>
          </table:table-cell>
          <table:table-cell/>
          <table:table-cell table:style-name="ce1" table:formula="of:=0.00000001*RANDBETWEEN(0;100)*RANDBETWEEN(-3;3)" office:value-type="float" office:value="0.00000216">
            <text:p>2.16E-6</text:p>
          </table:table-cell>
        </table:table-row>
        <table:table-row table:style-name="ro1">
          <table:table-cell table:style-name="ce4" table:formula="of:=SUM([.C111];[.G111];[.K111])" office:value-type="float" office:value="0.00000419">
            <text:p>4.190E-6</text:p>
          </table:table-cell>
          <table:table-cell/>
          <table:table-cell table:formula="of:=[.C110]" office:value-type="float" office:value="0.000005">
            <text:p>5.00E-006</text:p>
          </table:table-cell>
          <table:table-cell/>
          <table:table-cell table:formula="of:=IF(MOD([$Controls.$A111];100)=0;0.00001;0)" office:value-type="float" office:value="0">
            <text:p>0</text:p>
          </table:table-cell>
          <table:table-cell/>
          <table:table-cell table:formula="of:=IF(MOD([$Controls.$A111];100)=0;0.00001;0)+IF(MOD([$Controls.$A111];200)=0;0.00002;0)-IF(MOD([$Controls.$A1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1">
            <text:p>-8.10E-7</text:p>
          </table:table-cell>
        </table:table-row>
        <table:table-row table:style-name="ro1">
          <table:table-cell table:style-name="ce4" table:formula="of:=SUM([.C112];[.G112];[.K112])" office:value-type="float" office:value="0.00000779">
            <text:p>7.790E-6</text:p>
          </table:table-cell>
          <table:table-cell/>
          <table:table-cell table:formula="of:=[.C111]" office:value-type="float" office:value="0.000005">
            <text:p>5.00E-006</text:p>
          </table:table-cell>
          <table:table-cell/>
          <table:table-cell table:formula="of:=IF(MOD([$Controls.$A112];100)=0;0.00001;0)" office:value-type="float" office:value="0">
            <text:p>0</text:p>
          </table:table-cell>
          <table:table-cell/>
          <table:table-cell table:formula="of:=IF(MOD([$Controls.$A112];100)=0;0.00001;0)+IF(MOD([$Controls.$A112];200)=0;0.00002;0)-IF(MOD([$Controls.$A1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279">
            <text:p>2.79E-6</text:p>
          </table:table-cell>
        </table:table-row>
        <table:table-row table:style-name="ro1">
          <table:table-cell table:style-name="ce4" table:formula="of:=SUM([.C113];[.G113];[.K113])" office:value-type="float" office:value="0.00000411">
            <text:p>4.110E-6</text:p>
          </table:table-cell>
          <table:table-cell/>
          <table:table-cell table:formula="of:=[.C112]" office:value-type="float" office:value="0.000005">
            <text:p>5.00E-006</text:p>
          </table:table-cell>
          <table:table-cell/>
          <table:table-cell table:formula="of:=IF(MOD([$Controls.$A113];100)=0;0.00001;0)" office:value-type="float" office:value="0">
            <text:p>0</text:p>
          </table:table-cell>
          <table:table-cell/>
          <table:table-cell table:formula="of:=IF(MOD([$Controls.$A113];100)=0;0.00001;0)+IF(MOD([$Controls.$A113];200)=0;0.00002;0)-IF(MOD([$Controls.$A1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9">
            <text:p>-8.90E-7</text:p>
          </table:table-cell>
        </table:table-row>
        <table:table-row table:style-name="ro1">
          <table:table-cell table:style-name="ce4" table:formula="of:=SUM([.C114];[.G114];[.K114])" office:value-type="float" office:value="0.00000665">
            <text:p>6.650E-6</text:p>
          </table:table-cell>
          <table:table-cell/>
          <table:table-cell table:formula="of:=[.C113]" office:value-type="float" office:value="0.000005">
            <text:p>5.00E-006</text:p>
          </table:table-cell>
          <table:table-cell/>
          <table:table-cell table:formula="of:=IF(MOD([$Controls.$A114];100)=0;0.00001;0)" office:value-type="float" office:value="0">
            <text:p>0</text:p>
          </table:table-cell>
          <table:table-cell/>
          <table:table-cell table:formula="of:=IF(MOD([$Controls.$A114];100)=0;0.00001;0)+IF(MOD([$Controls.$A114];200)=0;0.00002;0)-IF(MOD([$Controls.$A1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5">
            <text:p>5.00E-9</text:p>
          </table:table-cell>
          <table:table-cell/>
          <table:table-cell table:style-name="ce1" table:formula="of:=0.00000001*RANDBETWEEN(0;100)*RANDBETWEEN(-3;3)" office:value-type="float" office:value="0.00000165">
            <text:p>1.65E-6</text:p>
          </table:table-cell>
        </table:table-row>
        <table:table-row table:style-name="ro1">
          <table:table-cell table:style-name="ce4" table:formula="of:=SUM([.C115];[.G115];[.K115])" office:value-type="float" office:value="0.00000462">
            <text:p>4.620E-6</text:p>
          </table:table-cell>
          <table:table-cell/>
          <table:table-cell table:formula="of:=[.C114]" office:value-type="float" office:value="0.000005">
            <text:p>5.00E-006</text:p>
          </table:table-cell>
          <table:table-cell/>
          <table:table-cell table:formula="of:=IF(MOD([$Controls.$A115];100)=0;0.00001;0)" office:value-type="float" office:value="0">
            <text:p>0</text:p>
          </table:table-cell>
          <table:table-cell/>
          <table:table-cell table:formula="of:=IF(MOD([$Controls.$A115];100)=0;0.00001;0)+IF(MOD([$Controls.$A115];200)=0;0.00002;0)-IF(MOD([$Controls.$A1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7">
            <text:p>3.70E-8</text:p>
          </table:table-cell>
          <table:table-cell/>
          <table:table-cell table:style-name="ce1" table:formula="of:=0.00000001*RANDBETWEEN(0;100)*RANDBETWEEN(-3;3)" office:value-type="float" office:value="-0.00000038">
            <text:p>-3.80E-7</text:p>
          </table:table-cell>
        </table:table-row>
        <table:table-row table:style-name="ro1">
          <table:table-cell table:style-name="ce4" table:formula="of:=SUM([.C116];[.G116];[.K116])" office:value-type="float" office:value="0.00000388">
            <text:p>3.880E-6</text:p>
          </table:table-cell>
          <table:table-cell/>
          <table:table-cell table:formula="of:=[.C115]" office:value-type="float" office:value="0.000005">
            <text:p>5.00E-006</text:p>
          </table:table-cell>
          <table:table-cell/>
          <table:table-cell table:formula="of:=IF(MOD([$Controls.$A116];100)=0;0.00001;0)" office:value-type="float" office:value="0">
            <text:p>0</text:p>
          </table:table-cell>
          <table:table-cell/>
          <table:table-cell table:formula="of:=IF(MOD([$Controls.$A116];100)=0;0.00001;0)+IF(MOD([$Controls.$A116];200)=0;0.00002;0)-IF(MOD([$Controls.$A1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3">
            <text:p>-7.30E-8</text:p>
          </table:table-cell>
          <table:table-cell/>
          <table:table-cell table:style-name="ce1" table:formula="of:=0.00000001*RANDBETWEEN(0;100)*RANDBETWEEN(-3;3)" office:value-type="float" office:value="-0.00000112">
            <text:p>-1.12E-6</text:p>
          </table:table-cell>
        </table:table-row>
        <table:table-row table:style-name="ro1">
          <table:table-cell table:style-name="ce4" table:formula="of:=SUM([.C117];[.G117];[.K117])" office:value-type="float" office:value="0.00000251">
            <text:p>2.510E-6</text:p>
          </table:table-cell>
          <table:table-cell/>
          <table:table-cell table:formula="of:=[.C116]" office:value-type="float" office:value="0.000005">
            <text:p>5.00E-006</text:p>
          </table:table-cell>
          <table:table-cell/>
          <table:table-cell table:formula="of:=IF(MOD([$Controls.$A117];100)=0;0.00001;0)" office:value-type="float" office:value="0">
            <text:p>0</text:p>
          </table:table-cell>
          <table:table-cell/>
          <table:table-cell table:formula="of:=IF(MOD([$Controls.$A117];100)=0;0.00001;0)+IF(MOD([$Controls.$A117];200)=0;0.00002;0)-IF(MOD([$Controls.$A1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49">
            <text:p>-2.49E-6</text:p>
          </table:table-cell>
        </table:table-row>
        <table:table-row table:style-name="ro1">
          <table:table-cell table:style-name="ce4" table:formula="of:=SUM([.C118];[.G118];[.K118])" office:value-type="float" office:value="0.0000068">
            <text:p>6.800E-6</text:p>
          </table:table-cell>
          <table:table-cell/>
          <table:table-cell table:formula="of:=[.C117]" office:value-type="float" office:value="0.000005">
            <text:p>5.00E-006</text:p>
          </table:table-cell>
          <table:table-cell/>
          <table:table-cell table:formula="of:=IF(MOD([$Controls.$A118];100)=0;0.00001;0)" office:value-type="float" office:value="0">
            <text:p>0</text:p>
          </table:table-cell>
          <table:table-cell/>
          <table:table-cell table:formula="of:=IF(MOD([$Controls.$A118];100)=0;0.00001;0)+IF(MOD([$Controls.$A118];200)=0;0.00002;0)-IF(MOD([$Controls.$A1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8">
            <text:p>1.80E-6</text:p>
          </table:table-cell>
        </table:table-row>
        <table:table-row table:style-name="ro1">
          <table:table-cell table:style-name="ce4" table:formula="of:=SUM([.C119];[.G119];[.K119])" office:value-type="float" office:value="0.00000638">
            <text:p>6.380E-6</text:p>
          </table:table-cell>
          <table:table-cell/>
          <table:table-cell table:formula="of:=[.C118]" office:value-type="float" office:value="0.000005">
            <text:p>5.00E-006</text:p>
          </table:table-cell>
          <table:table-cell/>
          <table:table-cell table:formula="of:=IF(MOD([$Controls.$A119];100)=0;0.00001;0)" office:value-type="float" office:value="0">
            <text:p>0</text:p>
          </table:table-cell>
          <table:table-cell/>
          <table:table-cell table:formula="of:=IF(MOD([$Controls.$A119];100)=0;0.00001;0)+IF(MOD([$Controls.$A119];200)=0;0.00002;0)-IF(MOD([$Controls.$A1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">
            <text:p>-2.00E-8</text:p>
          </table:table-cell>
          <table:table-cell/>
          <table:table-cell table:style-name="ce1" table:formula="of:=0.00000001*RANDBETWEEN(0;100)*RANDBETWEEN(-3;3)" office:value-type="float" office:value="0.00000138">
            <text:p>1.38E-6</text:p>
          </table:table-cell>
        </table:table-row>
        <table:table-row table:style-name="ro1">
          <table:table-cell table:style-name="ce4" table:formula="of:=SUM([.C120];[.G120];[.K120])" office:value-type="float" office:value="0.000005">
            <text:p>5.000E-6</text:p>
          </table:table-cell>
          <table:table-cell/>
          <table:table-cell table:formula="of:=[.C119]" office:value-type="float" office:value="0.000005">
            <text:p>5.00E-006</text:p>
          </table:table-cell>
          <table:table-cell/>
          <table:table-cell table:formula="of:=IF(MOD([$Controls.$A120];100)=0;0.00001;0)" office:value-type="float" office:value="0">
            <text:p>0</text:p>
          </table:table-cell>
          <table:table-cell/>
          <table:table-cell table:formula="of:=IF(MOD([$Controls.$A120];100)=0;0.00001;0)+IF(MOD([$Controls.$A120];200)=0;0.00002;0)-IF(MOD([$Controls.$A1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2">
            <text:p>-9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21];[.G121];[.K121])" office:value-type="float" office:value="0.000005">
            <text:p>5.000E-6</text:p>
          </table:table-cell>
          <table:table-cell/>
          <table:table-cell table:formula="of:=[.C120]" office:value-type="float" office:value="0.000005">
            <text:p>5.00E-006</text:p>
          </table:table-cell>
          <table:table-cell/>
          <table:table-cell table:formula="of:=IF(MOD([$Controls.$A121];100)=0;0.00001;0)" office:value-type="float" office:value="0">
            <text:p>0</text:p>
          </table:table-cell>
          <table:table-cell/>
          <table:table-cell table:formula="of:=IF(MOD([$Controls.$A121];100)=0;0.00001;0)+IF(MOD([$Controls.$A121];200)=0;0.00002;0)-IF(MOD([$Controls.$A1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8">
            <text:p>-6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22];[.G122];[.K122])" office:value-type="float" office:value="0.00000499">
            <text:p>4.990E-6</text:p>
          </table:table-cell>
          <table:table-cell/>
          <table:table-cell table:formula="of:=[.C121]" office:value-type="float" office:value="0.000005">
            <text:p>5.00E-006</text:p>
          </table:table-cell>
          <table:table-cell/>
          <table:table-cell table:formula="of:=IF(MOD([$Controls.$A122];100)=0;0.00001;0)" office:value-type="float" office:value="0">
            <text:p>0</text:p>
          </table:table-cell>
          <table:table-cell/>
          <table:table-cell table:formula="of:=IF(MOD([$Controls.$A122];100)=0;0.00001;0)+IF(MOD([$Controls.$A122];200)=0;0.00002;0)-IF(MOD([$Controls.$A1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2">
            <text:p>-3.20E-8</text:p>
          </table:table-cell>
          <table:table-cell/>
          <table:table-cell table:style-name="ce1" table:formula="of:=0.00000001*RANDBETWEEN(0;100)*RANDBETWEEN(-3;3)" office:value-type="float" office:value="-0.00000001">
            <text:p>-1.00E-8</text:p>
          </table:table-cell>
        </table:table-row>
        <table:table-row table:style-name="ro1">
          <table:table-cell table:style-name="ce4" table:formula="of:=SUM([.C123];[.G123];[.K123])" office:value-type="float" office:value="0.00001716">
            <text:p>1.716E-5</text:p>
          </table:table-cell>
          <table:table-cell/>
          <table:table-cell table:formula="of:=[.C122]" office:value-type="float" office:value="0.000005">
            <text:p>5.00E-006</text:p>
          </table:table-cell>
          <table:table-cell/>
          <table:table-cell table:formula="of:=IF(MOD([$Controls.$A123];100)=0;0.00001;0)" office:value-type="float" office:value="0.00001">
            <text:p>0.00001</text:p>
          </table:table-cell>
          <table:table-cell/>
          <table:table-cell table:formula="of:=IF(MOD([$Controls.$A123];100)=0;0.00001;0)+IF(MOD([$Controls.$A123];200)=0;0.00002;0)-IF(MOD([$Controls.$A12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-0.000000022">
            <text:p>-2.20E-8</text:p>
          </table:table-cell>
          <table:table-cell/>
          <table:table-cell table:style-name="ce1" table:formula="of:=0.00000001*RANDBETWEEN(0;100)*RANDBETWEEN(-3;3)" office:value-type="float" office:value="0.00000216">
            <text:p>2.16E-6</text:p>
          </table:table-cell>
        </table:table-row>
        <table:table-row table:style-name="ro1">
          <table:table-cell table:style-name="ce4" table:formula="of:=SUM([.C124];[.G124];[.K124])" office:value-type="float" office:value="0.00000427">
            <text:p>4.270E-6</text:p>
          </table:table-cell>
          <table:table-cell/>
          <table:table-cell table:formula="of:=[.C123]" office:value-type="float" office:value="0.000005">
            <text:p>5.00E-006</text:p>
          </table:table-cell>
          <table:table-cell/>
          <table:table-cell table:formula="of:=IF(MOD([$Controls.$A124];100)=0;0.00001;0)" office:value-type="float" office:value="0">
            <text:p>0</text:p>
          </table:table-cell>
          <table:table-cell/>
          <table:table-cell table:formula="of:=IF(MOD([$Controls.$A124];100)=0;0.00001;0)+IF(MOD([$Controls.$A124];200)=0;0.00002;0)-IF(MOD([$Controls.$A1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3">
            <text:p>-5.30E-8</text:p>
          </table:table-cell>
          <table:table-cell/>
          <table:table-cell table:style-name="ce1" table:formula="of:=0.00000001*RANDBETWEEN(0;100)*RANDBETWEEN(-3;3)" office:value-type="float" office:value="-0.00000073">
            <text:p>-7.30E-7</text:p>
          </table:table-cell>
        </table:table-row>
        <table:table-row table:style-name="ro1">
          <table:table-cell table:style-name="ce4" table:formula="of:=SUM([.C125];[.G125];[.K125])" office:value-type="float" office:value="0.000005">
            <text:p>5.000E-6</text:p>
          </table:table-cell>
          <table:table-cell/>
          <table:table-cell table:formula="of:=[.C124]" office:value-type="float" office:value="0.000005">
            <text:p>5.00E-006</text:p>
          </table:table-cell>
          <table:table-cell/>
          <table:table-cell table:formula="of:=IF(MOD([$Controls.$A125];100)=0;0.00001;0)" office:value-type="float" office:value="0">
            <text:p>0</text:p>
          </table:table-cell>
          <table:table-cell/>
          <table:table-cell table:formula="of:=IF(MOD([$Controls.$A125];100)=0;0.00001;0)+IF(MOD([$Controls.$A125];200)=0;0.00002;0)-IF(MOD([$Controls.$A1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2">
            <text:p>7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26];[.G126];[.K126])" office:value-type="float" office:value="0.00000522">
            <text:p>5.220E-6</text:p>
          </table:table-cell>
          <table:table-cell/>
          <table:table-cell table:formula="of:=[.C125]" office:value-type="float" office:value="0.000005">
            <text:p>5.00E-006</text:p>
          </table:table-cell>
          <table:table-cell/>
          <table:table-cell table:formula="of:=IF(MOD([$Controls.$A126];100)=0;0.00001;0)" office:value-type="float" office:value="0">
            <text:p>0</text:p>
          </table:table-cell>
          <table:table-cell/>
          <table:table-cell table:formula="of:=IF(MOD([$Controls.$A126];100)=0;0.00001;0)+IF(MOD([$Controls.$A126];200)=0;0.00002;0)-IF(MOD([$Controls.$A1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3">
            <text:p>-6.30E-8</text:p>
          </table:table-cell>
          <table:table-cell/>
          <table:table-cell table:style-name="ce1" table:formula="of:=0.00000001*RANDBETWEEN(0;100)*RANDBETWEEN(-3;3)" office:value-type="float" office:value="0.00000022">
            <text:p>2.20E-7</text:p>
          </table:table-cell>
        </table:table-row>
        <table:table-row table:style-name="ro1">
          <table:table-cell table:style-name="ce4" table:formula="of:=SUM([.C127];[.G127];[.K127])" office:value-type="float" office:value="0.0000034">
            <text:p>3.400E-6</text:p>
          </table:table-cell>
          <table:table-cell/>
          <table:table-cell table:formula="of:=[.C126]" office:value-type="float" office:value="0.000005">
            <text:p>5.00E-006</text:p>
          </table:table-cell>
          <table:table-cell/>
          <table:table-cell table:formula="of:=IF(MOD([$Controls.$A127];100)=0;0.00001;0)" office:value-type="float" office:value="0">
            <text:p>0</text:p>
          </table:table-cell>
          <table:table-cell/>
          <table:table-cell table:formula="of:=IF(MOD([$Controls.$A127];100)=0;0.00001;0)+IF(MOD([$Controls.$A127];200)=0;0.00002;0)-IF(MOD([$Controls.$A1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6">
            <text:p>-1.60E-6</text:p>
          </table:table-cell>
        </table:table-row>
        <table:table-row table:style-name="ro1">
          <table:table-cell table:style-name="ce4" table:formula="of:=SUM([.C128];[.G128];[.K128])" office:value-type="float" office:value="0.00000565">
            <text:p>5.650E-6</text:p>
          </table:table-cell>
          <table:table-cell/>
          <table:table-cell table:formula="of:=[.C127]" office:value-type="float" office:value="0.000005">
            <text:p>5.00E-006</text:p>
          </table:table-cell>
          <table:table-cell/>
          <table:table-cell table:formula="of:=IF(MOD([$Controls.$A128];100)=0;0.00001;0)" office:value-type="float" office:value="0">
            <text:p>0</text:p>
          </table:table-cell>
          <table:table-cell/>
          <table:table-cell table:formula="of:=IF(MOD([$Controls.$A128];100)=0;0.00001;0)+IF(MOD([$Controls.$A128];200)=0;0.00002;0)-IF(MOD([$Controls.$A1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3">
            <text:p>-5.30E-8</text:p>
          </table:table-cell>
          <table:table-cell/>
          <table:table-cell table:style-name="ce1" table:formula="of:=0.00000001*RANDBETWEEN(0;100)*RANDBETWEEN(-3;3)" office:value-type="float" office:value="0.00000065">
            <text:p>6.50E-7</text:p>
          </table:table-cell>
        </table:table-row>
        <table:table-row table:style-name="ro1">
          <table:table-cell table:style-name="ce4" table:formula="of:=SUM([.C129];[.G129];[.K129])" office:value-type="float" office:value="0.00000392">
            <text:p>3.920E-6</text:p>
          </table:table-cell>
          <table:table-cell/>
          <table:table-cell table:formula="of:=[.C128]" office:value-type="float" office:value="0.000005">
            <text:p>5.00E-006</text:p>
          </table:table-cell>
          <table:table-cell/>
          <table:table-cell table:formula="of:=IF(MOD([$Controls.$A129];100)=0;0.00001;0)" office:value-type="float" office:value="0">
            <text:p>0</text:p>
          </table:table-cell>
          <table:table-cell/>
          <table:table-cell table:formula="of:=IF(MOD([$Controls.$A129];100)=0;0.00001;0)+IF(MOD([$Controls.$A129];200)=0;0.00002;0)-IF(MOD([$Controls.$A1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08">
            <text:p>-1.08E-6</text:p>
          </table:table-cell>
        </table:table-row>
        <table:table-row table:style-name="ro1">
          <table:table-cell table:style-name="ce4" table:formula="of:=SUM([.C130];[.G130];[.K130])" office:value-type="float" office:value="0.00000616">
            <text:p>6.160E-6</text:p>
          </table:table-cell>
          <table:table-cell/>
          <table:table-cell table:formula="of:=[.C129]" office:value-type="float" office:value="0.000005">
            <text:p>5.00E-006</text:p>
          </table:table-cell>
          <table:table-cell/>
          <table:table-cell table:formula="of:=IF(MOD([$Controls.$A130];100)=0;0.00001;0)" office:value-type="float" office:value="0">
            <text:p>0</text:p>
          </table:table-cell>
          <table:table-cell/>
          <table:table-cell table:formula="of:=IF(MOD([$Controls.$A130];100)=0;0.00001;0)+IF(MOD([$Controls.$A130];200)=0;0.00002;0)-IF(MOD([$Controls.$A1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16">
            <text:p>1.16E-6</text:p>
          </table:table-cell>
        </table:table-row>
        <table:table-row table:style-name="ro1">
          <table:table-cell table:style-name="ce4" table:formula="of:=SUM([.C131];[.G131];[.K131])" office:value-type="float" office:value="0.00000386">
            <text:p>3.860E-6</text:p>
          </table:table-cell>
          <table:table-cell/>
          <table:table-cell table:formula="of:=[.C130]" office:value-type="float" office:value="0.000005">
            <text:p>5.00E-006</text:p>
          </table:table-cell>
          <table:table-cell/>
          <table:table-cell table:formula="of:=IF(MOD([$Controls.$A131];100)=0;0.00001;0)" office:value-type="float" office:value="0">
            <text:p>0</text:p>
          </table:table-cell>
          <table:table-cell/>
          <table:table-cell table:formula="of:=IF(MOD([$Controls.$A131];100)=0;0.00001;0)+IF(MOD([$Controls.$A131];200)=0;0.00002;0)-IF(MOD([$Controls.$A1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4">
            <text:p>5.40E-8</text:p>
          </table:table-cell>
          <table:table-cell/>
          <table:table-cell table:style-name="ce1" table:formula="of:=0.00000001*RANDBETWEEN(0;100)*RANDBETWEEN(-3;3)" office:value-type="float" office:value="-0.00000114">
            <text:p>-1.14E-6</text:p>
          </table:table-cell>
        </table:table-row>
        <table:table-row table:style-name="ro1">
          <table:table-cell table:style-name="ce4" table:formula="of:=SUM([.C132];[.G132];[.K132])" office:value-type="float" office:value="0.00000322">
            <text:p>3.220E-6</text:p>
          </table:table-cell>
          <table:table-cell/>
          <table:table-cell table:formula="of:=[.C131]" office:value-type="float" office:value="0.000005">
            <text:p>5.00E-006</text:p>
          </table:table-cell>
          <table:table-cell/>
          <table:table-cell table:formula="of:=IF(MOD([$Controls.$A132];100)=0;0.00001;0)" office:value-type="float" office:value="0">
            <text:p>0</text:p>
          </table:table-cell>
          <table:table-cell/>
          <table:table-cell table:formula="of:=IF(MOD([$Controls.$A132];100)=0;0.00001;0)+IF(MOD([$Controls.$A132];200)=0;0.00002;0)-IF(MOD([$Controls.$A1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4">
            <text:p>6.40E-8</text:p>
          </table:table-cell>
          <table:table-cell/>
          <table:table-cell table:style-name="ce1" table:formula="of:=0.00000001*RANDBETWEEN(0;100)*RANDBETWEEN(-3;3)" office:value-type="float" office:value="-0.00000178">
            <text:p>-1.78E-6</text:p>
          </table:table-cell>
        </table:table-row>
        <table:table-row table:style-name="ro1">
          <table:table-cell table:style-name="ce4" table:formula="of:=SUM([.C133];[.G133];[.K133])" office:value-type="float" office:value="0.00000528">
            <text:p>5.280E-6</text:p>
          </table:table-cell>
          <table:table-cell/>
          <table:table-cell table:formula="of:=[.C132]" office:value-type="float" office:value="0.000005">
            <text:p>5.00E-006</text:p>
          </table:table-cell>
          <table:table-cell/>
          <table:table-cell table:formula="of:=IF(MOD([$Controls.$A133];100)=0;0.00001;0)" office:value-type="float" office:value="0">
            <text:p>0</text:p>
          </table:table-cell>
          <table:table-cell/>
          <table:table-cell table:formula="of:=IF(MOD([$Controls.$A133];100)=0;0.00001;0)+IF(MOD([$Controls.$A133];200)=0;0.00002;0)-IF(MOD([$Controls.$A1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8">
            <text:p>-4.80E-8</text:p>
          </table:table-cell>
          <table:table-cell/>
          <table:table-cell table:style-name="ce1" table:formula="of:=0.00000001*RANDBETWEEN(0;100)*RANDBETWEEN(-3;3)" office:value-type="float" office:value="0.00000028">
            <text:p>2.80E-7</text:p>
          </table:table-cell>
        </table:table-row>
        <table:table-row table:style-name="ro1">
          <table:table-cell table:style-name="ce4" table:formula="of:=SUM([.C134];[.G134];[.K134])" office:value-type="float" office:value="0.00000698">
            <text:p>6.980E-6</text:p>
          </table:table-cell>
          <table:table-cell/>
          <table:table-cell table:formula="of:=[.C133]" office:value-type="float" office:value="0.000005">
            <text:p>5.00E-006</text:p>
          </table:table-cell>
          <table:table-cell/>
          <table:table-cell table:formula="of:=IF(MOD([$Controls.$A134];100)=0;0.00001;0)" office:value-type="float" office:value="0">
            <text:p>0</text:p>
          </table:table-cell>
          <table:table-cell/>
          <table:table-cell table:formula="of:=IF(MOD([$Controls.$A134];100)=0;0.00001;0)+IF(MOD([$Controls.$A134];200)=0;0.00002;0)-IF(MOD([$Controls.$A1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5">
            <text:p>1.50E-8</text:p>
          </table:table-cell>
          <table:table-cell/>
          <table:table-cell table:style-name="ce1" table:formula="of:=0.00000001*RANDBETWEEN(0;100)*RANDBETWEEN(-3;3)" office:value-type="float" office:value="0.00000198">
            <text:p>1.98E-6</text:p>
          </table:table-cell>
        </table:table-row>
        <table:table-row table:style-name="ro1">
          <table:table-cell table:style-name="ce4" table:formula="of:=SUM([.C135];[.G135];[.K135])" office:value-type="float" office:value="0.00000437">
            <text:p>4.370E-6</text:p>
          </table:table-cell>
          <table:table-cell/>
          <table:table-cell table:formula="of:=[.C134]" office:value-type="float" office:value="0.000005">
            <text:p>5.00E-006</text:p>
          </table:table-cell>
          <table:table-cell/>
          <table:table-cell table:formula="of:=IF(MOD([$Controls.$A135];100)=0;0.00001;0)" office:value-type="float" office:value="0">
            <text:p>0</text:p>
          </table:table-cell>
          <table:table-cell/>
          <table:table-cell table:formula="of:=IF(MOD([$Controls.$A135];100)=0;0.00001;0)+IF(MOD([$Controls.$A135];200)=0;0.00002;0)-IF(MOD([$Controls.$A1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3">
            <text:p>-1.30E-8</text:p>
          </table:table-cell>
          <table:table-cell/>
          <table:table-cell table:style-name="ce1" table:formula="of:=0.00000001*RANDBETWEEN(0;100)*RANDBETWEEN(-3;3)" office:value-type="float" office:value="-0.00000063">
            <text:p>-6.30E-7</text:p>
          </table:table-cell>
        </table:table-row>
        <table:table-row table:style-name="ro1">
          <table:table-cell table:style-name="ce4" table:formula="of:=SUM([.C136];[.G136];[.K136])" office:value-type="float" office:value="0.0000057">
            <text:p>5.700E-6</text:p>
          </table:table-cell>
          <table:table-cell/>
          <table:table-cell table:formula="of:=[.C135]" office:value-type="float" office:value="0.000005">
            <text:p>5.00E-006</text:p>
          </table:table-cell>
          <table:table-cell/>
          <table:table-cell table:formula="of:=IF(MOD([$Controls.$A136];100)=0;0.00001;0)" office:value-type="float" office:value="0">
            <text:p>0</text:p>
          </table:table-cell>
          <table:table-cell/>
          <table:table-cell table:formula="of:=IF(MOD([$Controls.$A136];100)=0;0.00001;0)+IF(MOD([$Controls.$A136];200)=0;0.00002;0)-IF(MOD([$Controls.$A1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">
            <text:p>8.00E-8</text:p>
          </table:table-cell>
          <table:table-cell/>
          <table:table-cell table:style-name="ce1" table:formula="of:=0.00000001*RANDBETWEEN(0;100)*RANDBETWEEN(-3;3)" office:value-type="float" office:value="0.0000007">
            <text:p>7.00E-7</text:p>
          </table:table-cell>
        </table:table-row>
        <table:table-row table:style-name="ro1">
          <table:table-cell table:style-name="ce4" table:formula="of:=SUM([.C137];[.G137];[.K137])" office:value-type="float" office:value="0.0000042">
            <text:p>4.200E-6</text:p>
          </table:table-cell>
          <table:table-cell/>
          <table:table-cell table:formula="of:=[.C136]" office:value-type="float" office:value="0.000005">
            <text:p>5.00E-006</text:p>
          </table:table-cell>
          <table:table-cell/>
          <table:table-cell table:formula="of:=IF(MOD([$Controls.$A137];100)=0;0.00001;0)" office:value-type="float" office:value="0">
            <text:p>0</text:p>
          </table:table-cell>
          <table:table-cell/>
          <table:table-cell table:formula="of:=IF(MOD([$Controls.$A137];100)=0;0.00001;0)+IF(MOD([$Controls.$A137];200)=0;0.00002;0)-IF(MOD([$Controls.$A1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7">
            <text:p>-1.70E-8</text:p>
          </table:table-cell>
          <table:table-cell/>
          <table:table-cell table:style-name="ce1" table:formula="of:=0.00000001*RANDBETWEEN(0;100)*RANDBETWEEN(-3;3)" office:value-type="float" office:value="-0.0000008">
            <text:p>-8.00E-7</text:p>
          </table:table-cell>
        </table:table-row>
        <table:table-row table:style-name="ro1">
          <table:table-cell table:style-name="ce4" table:formula="of:=SUM([.C138];[.G138];[.K138])" office:value-type="float" office:value="0.000005">
            <text:p>5.000E-6</text:p>
          </table:table-cell>
          <table:table-cell/>
          <table:table-cell table:formula="of:=[.C137]" office:value-type="float" office:value="0.000005">
            <text:p>5.00E-006</text:p>
          </table:table-cell>
          <table:table-cell/>
          <table:table-cell table:formula="of:=IF(MOD([$Controls.$A138];100)=0;0.00001;0)" office:value-type="float" office:value="0">
            <text:p>0</text:p>
          </table:table-cell>
          <table:table-cell/>
          <table:table-cell table:formula="of:=IF(MOD([$Controls.$A138];100)=0;0.00001;0)+IF(MOD([$Controls.$A138];200)=0;0.00002;0)-IF(MOD([$Controls.$A1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39];[.G139];[.K139])" office:value-type="float" office:value="0.00000593">
            <text:p>5.930E-6</text:p>
          </table:table-cell>
          <table:table-cell/>
          <table:table-cell table:formula="of:=[.C138]" office:value-type="float" office:value="0.000005">
            <text:p>5.00E-006</text:p>
          </table:table-cell>
          <table:table-cell/>
          <table:table-cell table:formula="of:=IF(MOD([$Controls.$A139];100)=0;0.00001;0)" office:value-type="float" office:value="0">
            <text:p>0</text:p>
          </table:table-cell>
          <table:table-cell/>
          <table:table-cell table:formula="of:=IF(MOD([$Controls.$A139];100)=0;0.00001;0)+IF(MOD([$Controls.$A139];200)=0;0.00002;0)-IF(MOD([$Controls.$A1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140];[.G140];[.K140])" office:value-type="float" office:value="0.00000334">
            <text:p>3.340E-6</text:p>
          </table:table-cell>
          <table:table-cell/>
          <table:table-cell table:formula="of:=[.C139]" office:value-type="float" office:value="0.000005">
            <text:p>5.00E-006</text:p>
          </table:table-cell>
          <table:table-cell/>
          <table:table-cell table:formula="of:=IF(MOD([$Controls.$A140];100)=0;0.00001;0)" office:value-type="float" office:value="0">
            <text:p>0</text:p>
          </table:table-cell>
          <table:table-cell/>
          <table:table-cell table:formula="of:=IF(MOD([$Controls.$A140];100)=0;0.00001;0)+IF(MOD([$Controls.$A140];200)=0;0.00002;0)-IF(MOD([$Controls.$A1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8">
            <text:p>5.80E-8</text:p>
          </table:table-cell>
          <table:table-cell/>
          <table:table-cell table:style-name="ce1" table:formula="of:=0.00000001*RANDBETWEEN(0;100)*RANDBETWEEN(-3;3)" office:value-type="float" office:value="-0.00000166">
            <text:p>-1.66E-6</text:p>
          </table:table-cell>
        </table:table-row>
        <table:table-row table:style-name="ro1">
          <table:table-cell table:style-name="ce4" table:formula="of:=SUM([.C141];[.G141];[.K141])" office:value-type="float" office:value="0.0000041">
            <text:p>4.100E-6</text:p>
          </table:table-cell>
          <table:table-cell/>
          <table:table-cell table:formula="of:=[.C140]" office:value-type="float" office:value="0.000005">
            <text:p>5.00E-006</text:p>
          </table:table-cell>
          <table:table-cell/>
          <table:table-cell table:formula="of:=IF(MOD([$Controls.$A141];100)=0;0.00001;0)" office:value-type="float" office:value="0">
            <text:p>0</text:p>
          </table:table-cell>
          <table:table-cell/>
          <table:table-cell table:formula="of:=IF(MOD([$Controls.$A141];100)=0;0.00001;0)+IF(MOD([$Controls.$A141];200)=0;0.00002;0)-IF(MOD([$Controls.$A1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9">
            <text:p>-2.90E-8</text:p>
          </table:table-cell>
          <table:table-cell/>
          <table:table-cell table:style-name="ce1" table:formula="of:=0.00000001*RANDBETWEEN(0;100)*RANDBETWEEN(-3;3)" office:value-type="float" office:value="-0.0000009">
            <text:p>-9.00E-7</text:p>
          </table:table-cell>
        </table:table-row>
        <table:table-row table:style-name="ro1">
          <table:table-cell table:style-name="ce4" table:formula="of:=SUM([.C142];[.G142];[.K142])" office:value-type="float" office:value="0.00000251">
            <text:p>2.510E-6</text:p>
          </table:table-cell>
          <table:table-cell/>
          <table:table-cell table:formula="of:=[.C141]" office:value-type="float" office:value="0.000005">
            <text:p>5.00E-006</text:p>
          </table:table-cell>
          <table:table-cell/>
          <table:table-cell table:formula="of:=IF(MOD([$Controls.$A142];100)=0;0.00001;0)" office:value-type="float" office:value="0">
            <text:p>0</text:p>
          </table:table-cell>
          <table:table-cell/>
          <table:table-cell table:formula="of:=IF(MOD([$Controls.$A142];100)=0;0.00001;0)+IF(MOD([$Controls.$A142];200)=0;0.00002;0)-IF(MOD([$Controls.$A1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49">
            <text:p>-2.49E-6</text:p>
          </table:table-cell>
        </table:table-row>
        <table:table-row table:style-name="ro1">
          <table:table-cell table:style-name="ce4" table:formula="of:=SUM([.C143];[.G143];[.K143])" office:value-type="float" office:value="0.000005">
            <text:p>5.000E-6</text:p>
          </table:table-cell>
          <table:table-cell/>
          <table:table-cell table:formula="of:=[.C142]" office:value-type="float" office:value="0.000005">
            <text:p>5.00E-006</text:p>
          </table:table-cell>
          <table:table-cell/>
          <table:table-cell table:formula="of:=IF(MOD([$Controls.$A143];100)=0;0.00001;0)" office:value-type="float" office:value="0">
            <text:p>0</text:p>
          </table:table-cell>
          <table:table-cell/>
          <table:table-cell table:formula="of:=IF(MOD([$Controls.$A143];100)=0;0.00001;0)+IF(MOD([$Controls.$A143];200)=0;0.00002;0)-IF(MOD([$Controls.$A14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44];[.G144];[.K144])" office:value-type="float" office:value="0.00000658">
            <text:p>6.580E-6</text:p>
          </table:table-cell>
          <table:table-cell/>
          <table:table-cell table:formula="of:=[.C143]" office:value-type="float" office:value="0.000005">
            <text:p>5.00E-006</text:p>
          </table:table-cell>
          <table:table-cell/>
          <table:table-cell table:formula="of:=IF(MOD([$Controls.$A144];100)=0;0.00001;0)" office:value-type="float" office:value="0">
            <text:p>0</text:p>
          </table:table-cell>
          <table:table-cell/>
          <table:table-cell table:formula="of:=IF(MOD([$Controls.$A144];100)=0;0.00001;0)+IF(MOD([$Controls.$A144];200)=0;0.00002;0)-IF(MOD([$Controls.$A1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2">
            <text:p>7.20E-8</text:p>
          </table:table-cell>
          <table:table-cell/>
          <table:table-cell table:style-name="ce1" table:formula="of:=0.00000001*RANDBETWEEN(0;100)*RANDBETWEEN(-3;3)" office:value-type="float" office:value="0.00000158">
            <text:p>1.58E-6</text:p>
          </table:table-cell>
        </table:table-row>
        <table:table-row table:style-name="ro1">
          <table:table-cell table:style-name="ce4" table:formula="of:=SUM([.C145];[.G145];[.K145])" office:value-type="float" office:value="0.00000432">
            <text:p>4.320E-6</text:p>
          </table:table-cell>
          <table:table-cell/>
          <table:table-cell table:formula="of:=[.C144]" office:value-type="float" office:value="0.000005">
            <text:p>5.00E-006</text:p>
          </table:table-cell>
          <table:table-cell/>
          <table:table-cell table:formula="of:=IF(MOD([$Controls.$A145];100)=0;0.00001;0)" office:value-type="float" office:value="0">
            <text:p>0</text:p>
          </table:table-cell>
          <table:table-cell/>
          <table:table-cell table:formula="of:=IF(MOD([$Controls.$A145];100)=0;0.00001;0)+IF(MOD([$Controls.$A145];200)=0;0.00002;0)-IF(MOD([$Controls.$A1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4">
            <text:p>1.40E-8</text:p>
          </table:table-cell>
          <table:table-cell/>
          <table:table-cell table:style-name="ce1" table:formula="of:=0.00000001*RANDBETWEEN(0;100)*RANDBETWEEN(-3;3)" office:value-type="float" office:value="-0.00000068">
            <text:p>-6.80E-7</text:p>
          </table:table-cell>
        </table:table-row>
        <table:table-row table:style-name="ro1">
          <table:table-cell table:style-name="ce4" table:formula="of:=SUM([.C146];[.G146];[.K146])" office:value-type="float" office:value="0.00000359">
            <text:p>3.590E-6</text:p>
          </table:table-cell>
          <table:table-cell/>
          <table:table-cell table:formula="of:=[.C145]" office:value-type="float" office:value="0.000005">
            <text:p>5.00E-006</text:p>
          </table:table-cell>
          <table:table-cell/>
          <table:table-cell table:formula="of:=IF(MOD([$Controls.$A146];100)=0;0.00001;0)" office:value-type="float" office:value="0">
            <text:p>0</text:p>
          </table:table-cell>
          <table:table-cell/>
          <table:table-cell table:formula="of:=IF(MOD([$Controls.$A146];100)=0;0.00001;0)+IF(MOD([$Controls.$A146];200)=0;0.00002;0)-IF(MOD([$Controls.$A1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4">
            <text:p>2.40E-8</text:p>
          </table:table-cell>
          <table:table-cell/>
          <table:table-cell table:style-name="ce1" table:formula="of:=0.00000001*RANDBETWEEN(0;100)*RANDBETWEEN(-3;3)" office:value-type="float" office:value="-0.00000141">
            <text:p>-1.41E-6</text:p>
          </table:table-cell>
        </table:table-row>
        <table:table-row table:style-name="ro1">
          <table:table-cell table:style-name="ce4" table:formula="of:=SUM([.C147];[.G147];[.K147])" office:value-type="float" office:value="0.0000045">
            <text:p>4.500E-6</text:p>
          </table:table-cell>
          <table:table-cell/>
          <table:table-cell table:formula="of:=[.C146]" office:value-type="float" office:value="0.000005">
            <text:p>5.00E-006</text:p>
          </table:table-cell>
          <table:table-cell/>
          <table:table-cell table:formula="of:=IF(MOD([$Controls.$A147];100)=0;0.00001;0)" office:value-type="float" office:value="0">
            <text:p>0</text:p>
          </table:table-cell>
          <table:table-cell/>
          <table:table-cell table:formula="of:=IF(MOD([$Controls.$A147];100)=0;0.00001;0)+IF(MOD([$Controls.$A147];200)=0;0.00002;0)-IF(MOD([$Controls.$A1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8">
            <text:p>6.80E-8</text:p>
          </table:table-cell>
          <table:table-cell/>
          <table:table-cell table:style-name="ce1" table:formula="of:=0.00000001*RANDBETWEEN(0;100)*RANDBETWEEN(-3;3)" office:value-type="float" office:value="-0.0000005">
            <text:p>-5.00E-7</text:p>
          </table:table-cell>
        </table:table-row>
        <table:table-row table:style-name="ro1">
          <table:table-cell table:style-name="ce4" table:formula="of:=SUM([.C148];[.G148];[.K148])" office:value-type="float" office:value="0.00000527">
            <text:p>5.270E-6</text:p>
          </table:table-cell>
          <table:table-cell/>
          <table:table-cell table:formula="of:=[.C147]" office:value-type="float" office:value="0.000005">
            <text:p>5.00E-006</text:p>
          </table:table-cell>
          <table:table-cell/>
          <table:table-cell table:formula="of:=IF(MOD([$Controls.$A148];100)=0;0.00001;0)" office:value-type="float" office:value="0">
            <text:p>0</text:p>
          </table:table-cell>
          <table:table-cell/>
          <table:table-cell table:formula="of:=IF(MOD([$Controls.$A148];100)=0;0.00001;0)+IF(MOD([$Controls.$A148];200)=0;0.00002;0)-IF(MOD([$Controls.$A1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3">
            <text:p>-4.30E-8</text:p>
          </table:table-cell>
          <table:table-cell/>
          <table:table-cell table:style-name="ce1" table:formula="of:=0.00000001*RANDBETWEEN(0;100)*RANDBETWEEN(-3;3)" office:value-type="float" office:value="0.00000027">
            <text:p>2.70E-7</text:p>
          </table:table-cell>
        </table:table-row>
        <table:table-row table:style-name="ro1">
          <table:table-cell table:style-name="ce4" table:formula="of:=SUM([.C149];[.G149];[.K149])" office:value-type="float" office:value="0.00000472">
            <text:p>4.720E-6</text:p>
          </table:table-cell>
          <table:table-cell/>
          <table:table-cell table:formula="of:=[.C148]" office:value-type="float" office:value="0.000005">
            <text:p>5.00E-006</text:p>
          </table:table-cell>
          <table:table-cell/>
          <table:table-cell table:formula="of:=IF(MOD([$Controls.$A149];100)=0;0.00001;0)" office:value-type="float" office:value="0">
            <text:p>0</text:p>
          </table:table-cell>
          <table:table-cell/>
          <table:table-cell table:formula="of:=IF(MOD([$Controls.$A149];100)=0;0.00001;0)+IF(MOD([$Controls.$A149];200)=0;0.00002;0)-IF(MOD([$Controls.$A1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28">
            <text:p>-2.80E-7</text:p>
          </table:table-cell>
        </table:table-row>
        <table:table-row table:style-name="ro1">
          <table:table-cell table:style-name="ce4" table:formula="of:=SUM([.C150];[.G150];[.K150])" office:value-type="float" office:value="0.00000596">
            <text:p>5.960E-6</text:p>
          </table:table-cell>
          <table:table-cell/>
          <table:table-cell table:formula="of:=[.C149]" office:value-type="float" office:value="0.000005">
            <text:p>5.00E-006</text:p>
          </table:table-cell>
          <table:table-cell/>
          <table:table-cell table:formula="of:=IF(MOD([$Controls.$A150];100)=0;0.00001;0)" office:value-type="float" office:value="0">
            <text:p>0</text:p>
          </table:table-cell>
          <table:table-cell/>
          <table:table-cell table:formula="of:=IF(MOD([$Controls.$A150];100)=0;0.00001;0)+IF(MOD([$Controls.$A150];200)=0;0.00002;0)-IF(MOD([$Controls.$A1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4">
            <text:p>-8.40E-8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151];[.G151];[.K151])" office:value-type="float" office:value="0.00000622">
            <text:p>6.220E-6</text:p>
          </table:table-cell>
          <table:table-cell/>
          <table:table-cell table:formula="of:=[.C150]" office:value-type="float" office:value="0.000005">
            <text:p>5.00E-006</text:p>
          </table:table-cell>
          <table:table-cell/>
          <table:table-cell table:formula="of:=IF(MOD([$Controls.$A151];100)=0;0.00001;0)" office:value-type="float" office:value="0">
            <text:p>0</text:p>
          </table:table-cell>
          <table:table-cell/>
          <table:table-cell table:formula="of:=IF(MOD([$Controls.$A151];100)=0;0.00001;0)+IF(MOD([$Controls.$A151];200)=0;0.00002;0)-IF(MOD([$Controls.$A1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2">
            <text:p>1.22E-6</text:p>
          </table:table-cell>
        </table:table-row>
        <table:table-row table:style-name="ro1">
          <table:table-cell table:style-name="ce4" table:formula="of:=SUM([.C152];[.G152];[.K152])" office:value-type="float" office:value="0.00000447">
            <text:p>4.470E-6</text:p>
          </table:table-cell>
          <table:table-cell/>
          <table:table-cell table:formula="of:=[.C151]" office:value-type="float" office:value="0.000005">
            <text:p>5.00E-006</text:p>
          </table:table-cell>
          <table:table-cell/>
          <table:table-cell table:formula="of:=IF(MOD([$Controls.$A152];100)=0;0.00001;0)" office:value-type="float" office:value="0">
            <text:p>0</text:p>
          </table:table-cell>
          <table:table-cell/>
          <table:table-cell table:formula="of:=IF(MOD([$Controls.$A152];100)=0;0.00001;0)+IF(MOD([$Controls.$A152];200)=0;0.00002;0)-IF(MOD([$Controls.$A1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5">
            <text:p>9.50E-8</text:p>
          </table:table-cell>
          <table:table-cell/>
          <table:table-cell table:style-name="ce1" table:formula="of:=0.00000001*RANDBETWEEN(0;100)*RANDBETWEEN(-3;3)" office:value-type="float" office:value="-0.00000053">
            <text:p>-5.30E-7</text:p>
          </table:table-cell>
        </table:table-row>
        <table:table-row table:style-name="ro1">
          <table:table-cell table:style-name="ce4" table:formula="of:=SUM([.C153];[.G153];[.K153])" office:value-type="float" office:value="0.00000519">
            <text:p>5.190E-6</text:p>
          </table:table-cell>
          <table:table-cell/>
          <table:table-cell table:formula="of:=[.C152]" office:value-type="float" office:value="0.000005">
            <text:p>5.00E-006</text:p>
          </table:table-cell>
          <table:table-cell/>
          <table:table-cell table:formula="of:=IF(MOD([$Controls.$A153];100)=0;0.00001;0)" office:value-type="float" office:value="0">
            <text:p>0</text:p>
          </table:table-cell>
          <table:table-cell/>
          <table:table-cell table:formula="of:=IF(MOD([$Controls.$A153];100)=0;0.00001;0)+IF(MOD([$Controls.$A153];200)=0;0.00002;0)-IF(MOD([$Controls.$A1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5">
            <text:p>2.50E-8</text:p>
          </table:table-cell>
          <table:table-cell/>
          <table:table-cell table:style-name="ce1" table:formula="of:=0.00000001*RANDBETWEEN(0;100)*RANDBETWEEN(-3;3)" office:value-type="float" office:value="0.00000019">
            <text:p>1.90E-7</text:p>
          </table:table-cell>
        </table:table-row>
        <table:table-row table:style-name="ro1">
          <table:table-cell table:style-name="ce4" table:formula="of:=SUM([.C154];[.G154];[.K154])" office:value-type="float" office:value="0.000005">
            <text:p>5.000E-6</text:p>
          </table:table-cell>
          <table:table-cell/>
          <table:table-cell table:formula="of:=[.C153]" office:value-type="float" office:value="0.000005">
            <text:p>5.00E-006</text:p>
          </table:table-cell>
          <table:table-cell/>
          <table:table-cell table:formula="of:=IF(MOD([$Controls.$A154];100)=0;0.00001;0)" office:value-type="float" office:value="0">
            <text:p>0</text:p>
          </table:table-cell>
          <table:table-cell/>
          <table:table-cell table:formula="of:=IF(MOD([$Controls.$A154];100)=0;0.00001;0)+IF(MOD([$Controls.$A154];200)=0;0.00002;0)-IF(MOD([$Controls.$A1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5">
            <text:p>-4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55];[.G155];[.K155])" office:value-type="float" office:value="0.00000608">
            <text:p>6.080E-6</text:p>
          </table:table-cell>
          <table:table-cell/>
          <table:table-cell table:formula="of:=[.C154]" office:value-type="float" office:value="0.000005">
            <text:p>5.00E-006</text:p>
          </table:table-cell>
          <table:table-cell/>
          <table:table-cell table:formula="of:=IF(MOD([$Controls.$A155];100)=0;0.00001;0)" office:value-type="float" office:value="0">
            <text:p>0</text:p>
          </table:table-cell>
          <table:table-cell/>
          <table:table-cell table:formula="of:=IF(MOD([$Controls.$A155];100)=0;0.00001;0)+IF(MOD([$Controls.$A155];200)=0;0.00002;0)-IF(MOD([$Controls.$A1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6">
            <text:p>-3.60E-8</text:p>
          </table:table-cell>
          <table:table-cell/>
          <table:table-cell table:style-name="ce1" table:formula="of:=0.00000001*RANDBETWEEN(0;100)*RANDBETWEEN(-3;3)" office:value-type="float" office:value="0.00000108">
            <text:p>1.08E-6</text:p>
          </table:table-cell>
        </table:table-row>
        <table:table-row table:style-name="ro1">
          <table:table-cell table:style-name="ce4" table:formula="of:=SUM([.C156];[.G156];[.K156])" office:value-type="float" office:value="0.00000636">
            <text:p>6.360E-6</text:p>
          </table:table-cell>
          <table:table-cell/>
          <table:table-cell table:formula="of:=[.C155]" office:value-type="float" office:value="0.000005">
            <text:p>5.00E-006</text:p>
          </table:table-cell>
          <table:table-cell/>
          <table:table-cell table:formula="of:=IF(MOD([$Controls.$A156];100)=0;0.00001;0)" office:value-type="float" office:value="0">
            <text:p>0</text:p>
          </table:table-cell>
          <table:table-cell/>
          <table:table-cell table:formula="of:=IF(MOD([$Controls.$A156];100)=0;0.00001;0)+IF(MOD([$Controls.$A156];200)=0;0.00002;0)-IF(MOD([$Controls.$A1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9">
            <text:p>2.90E-8</text:p>
          </table:table-cell>
          <table:table-cell/>
          <table:table-cell table:style-name="ce1" table:formula="of:=0.00000001*RANDBETWEEN(0;100)*RANDBETWEEN(-3;3)" office:value-type="float" office:value="0.00000136">
            <text:p>1.36E-6</text:p>
          </table:table-cell>
        </table:table-row>
        <table:table-row table:style-name="ro1">
          <table:table-cell table:style-name="ce4" table:formula="of:=SUM([.C157];[.G157];[.K157])" office:value-type="float" office:value="0.000005">
            <text:p>5.000E-6</text:p>
          </table:table-cell>
          <table:table-cell/>
          <table:table-cell table:formula="of:=[.C156]" office:value-type="float" office:value="0.000005">
            <text:p>5.00E-006</text:p>
          </table:table-cell>
          <table:table-cell/>
          <table:table-cell table:formula="of:=IF(MOD([$Controls.$A157];100)=0;0.00001;0)" office:value-type="float" office:value="0">
            <text:p>0</text:p>
          </table:table-cell>
          <table:table-cell/>
          <table:table-cell table:formula="of:=IF(MOD([$Controls.$A157];100)=0;0.00001;0)+IF(MOD([$Controls.$A157];200)=0;0.00002;0)-IF(MOD([$Controls.$A1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8">
            <text:p>-9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58];[.G158];[.K158])" office:value-type="float" office:value="0.00000788">
            <text:p>7.880E-6</text:p>
          </table:table-cell>
          <table:table-cell/>
          <table:table-cell table:formula="of:=[.C157]" office:value-type="float" office:value="0.000005">
            <text:p>5.00E-006</text:p>
          </table:table-cell>
          <table:table-cell/>
          <table:table-cell table:formula="of:=IF(MOD([$Controls.$A158];100)=0;0.00001;0)" office:value-type="float" office:value="0">
            <text:p>0</text:p>
          </table:table-cell>
          <table:table-cell/>
          <table:table-cell table:formula="of:=IF(MOD([$Controls.$A158];100)=0;0.00001;0)+IF(MOD([$Controls.$A158];200)=0;0.00002;0)-IF(MOD([$Controls.$A1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2">
            <text:p>-2.20E-8</text:p>
          </table:table-cell>
          <table:table-cell/>
          <table:table-cell table:style-name="ce1" table:formula="of:=0.00000001*RANDBETWEEN(0;100)*RANDBETWEEN(-3;3)" office:value-type="float" office:value="0.00000288">
            <text:p>2.88E-6</text:p>
          </table:table-cell>
        </table:table-row>
        <table:table-row table:style-name="ro1">
          <table:table-cell table:style-name="ce4" table:formula="of:=SUM([.C159];[.G159];[.K159])" office:value-type="float" office:value="0.00000698">
            <text:p>6.980E-6</text:p>
          </table:table-cell>
          <table:table-cell/>
          <table:table-cell table:formula="of:=[.C158]" office:value-type="float" office:value="0.000005">
            <text:p>5.00E-006</text:p>
          </table:table-cell>
          <table:table-cell/>
          <table:table-cell table:formula="of:=IF(MOD([$Controls.$A159];100)=0;0.00001;0)" office:value-type="float" office:value="0">
            <text:p>0</text:p>
          </table:table-cell>
          <table:table-cell/>
          <table:table-cell table:formula="of:=IF(MOD([$Controls.$A159];100)=0;0.00001;0)+IF(MOD([$Controls.$A159];200)=0;0.00002;0)-IF(MOD([$Controls.$A1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0.00000198">
            <text:p>1.98E-6</text:p>
          </table:table-cell>
        </table:table-row>
        <table:table-row table:style-name="ro1">
          <table:table-cell table:style-name="ce4" table:formula="of:=SUM([.C160];[.G160];[.K160])" office:value-type="float" office:value="0.00000573">
            <text:p>5.730E-6</text:p>
          </table:table-cell>
          <table:table-cell/>
          <table:table-cell table:formula="of:=[.C159]" office:value-type="float" office:value="0.000005">
            <text:p>5.00E-006</text:p>
          </table:table-cell>
          <table:table-cell/>
          <table:table-cell table:formula="of:=IF(MOD([$Controls.$A160];100)=0;0.00001;0)" office:value-type="float" office:value="0">
            <text:p>0</text:p>
          </table:table-cell>
          <table:table-cell/>
          <table:table-cell table:formula="of:=IF(MOD([$Controls.$A160];100)=0;0.00001;0)+IF(MOD([$Controls.$A160];200)=0;0.00002;0)-IF(MOD([$Controls.$A1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73">
            <text:p>7.30E-7</text:p>
          </table:table-cell>
        </table:table-row>
        <table:table-row table:style-name="ro1">
          <table:table-cell table:style-name="ce4" table:formula="of:=SUM([.C161];[.G161];[.K161])" office:value-type="float" office:value="0.0000048">
            <text:p>4.800E-6</text:p>
          </table:table-cell>
          <table:table-cell/>
          <table:table-cell table:formula="of:=[.C160]" office:value-type="float" office:value="0.000005">
            <text:p>5.00E-006</text:p>
          </table:table-cell>
          <table:table-cell/>
          <table:table-cell table:formula="of:=IF(MOD([$Controls.$A161];100)=0;0.00001;0)" office:value-type="float" office:value="0">
            <text:p>0</text:p>
          </table:table-cell>
          <table:table-cell/>
          <table:table-cell table:formula="of:=IF(MOD([$Controls.$A161];100)=0;0.00001;0)+IF(MOD([$Controls.$A161];200)=0;0.00002;0)-IF(MOD([$Controls.$A1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5">
            <text:p>-8.50E-8</text:p>
          </table:table-cell>
          <table:table-cell/>
          <table:table-cell table:style-name="ce1" table:formula="of:=0.00000001*RANDBETWEEN(0;100)*RANDBETWEEN(-3;3)" office:value-type="float" office:value="-0.0000002">
            <text:p>-2.00E-7</text:p>
          </table:table-cell>
        </table:table-row>
        <table:table-row table:style-name="ro1">
          <table:table-cell table:style-name="ce4" table:formula="of:=SUM([.C162];[.G162];[.K162])" office:value-type="float" office:value="0.00000573">
            <text:p>5.730E-6</text:p>
          </table:table-cell>
          <table:table-cell/>
          <table:table-cell table:formula="of:=[.C161]" office:value-type="float" office:value="0.000005">
            <text:p>5.00E-006</text:p>
          </table:table-cell>
          <table:table-cell/>
          <table:table-cell table:formula="of:=IF(MOD([$Controls.$A162];100)=0;0.00001;0)" office:value-type="float" office:value="0">
            <text:p>0</text:p>
          </table:table-cell>
          <table:table-cell/>
          <table:table-cell table:formula="of:=IF(MOD([$Controls.$A162];100)=0;0.00001;0)+IF(MOD([$Controls.$A162];200)=0;0.00002;0)-IF(MOD([$Controls.$A1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3">
            <text:p>-1.30E-8</text:p>
          </table:table-cell>
          <table:table-cell/>
          <table:table-cell table:style-name="ce1" table:formula="of:=0.00000001*RANDBETWEEN(0;100)*RANDBETWEEN(-3;3)" office:value-type="float" office:value="0.00000073">
            <text:p>7.30E-7</text:p>
          </table:table-cell>
        </table:table-row>
        <table:table-row table:style-name="ro1">
          <table:table-cell table:style-name="ce4" table:formula="of:=SUM([.C163];[.G163];[.K163])" office:value-type="float" office:value="0.00003668">
            <text:p>3.668E-5</text:p>
          </table:table-cell>
          <table:table-cell/>
          <table:table-cell table:formula="of:=[.C162]" office:value-type="float" office:value="0.000005">
            <text:p>5.00E-006</text:p>
          </table:table-cell>
          <table:table-cell/>
          <table:table-cell table:formula="of:=IF(MOD([$Controls.$A163];100)=0;0.00001;0)" office:value-type="float" office:value="0.00001">
            <text:p>0.00001</text:p>
          </table:table-cell>
          <table:table-cell/>
          <table:table-cell table:formula="of:=IF(MOD([$Controls.$A163];100)=0;0.00001;0)+IF(MOD([$Controls.$A163];200)=0;0.00002;0)-IF(MOD([$Controls.$A16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0.000000023">
            <text:p>2.30E-8</text:p>
          </table:table-cell>
          <table:table-cell/>
          <table:table-cell table:style-name="ce1" table:formula="of:=0.00000001*RANDBETWEEN(0;100)*RANDBETWEEN(-3;3)" office:value-type="float" office:value="0.00000168">
            <text:p>1.68E-6</text:p>
          </table:table-cell>
        </table:table-row>
        <table:table-row table:style-name="ro1">
          <table:table-cell table:style-name="ce4" table:formula="of:=SUM([.C164];[.G164];[.K164])" office:value-type="float" office:value="0.00000526">
            <text:p>5.260E-6</text:p>
          </table:table-cell>
          <table:table-cell/>
          <table:table-cell table:formula="of:=[.C163]" office:value-type="float" office:value="0.000005">
            <text:p>5.00E-006</text:p>
          </table:table-cell>
          <table:table-cell/>
          <table:table-cell table:formula="of:=IF(MOD([$Controls.$A164];100)=0;0.00001;0)" office:value-type="float" office:value="0">
            <text:p>0</text:p>
          </table:table-cell>
          <table:table-cell/>
          <table:table-cell table:formula="of:=IF(MOD([$Controls.$A164];100)=0;0.00001;0)+IF(MOD([$Controls.$A164];200)=0;0.00002;0)-IF(MOD([$Controls.$A1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1">
            <text:p>-3.10E-8</text:p>
          </table:table-cell>
          <table:table-cell/>
          <table:table-cell table:style-name="ce1" table:formula="of:=0.00000001*RANDBETWEEN(0;100)*RANDBETWEEN(-3;3)" office:value-type="float" office:value="0.00000026">
            <text:p>2.60E-7</text:p>
          </table:table-cell>
        </table:table-row>
        <table:table-row table:style-name="ro1">
          <table:table-cell table:style-name="ce4" table:formula="of:=SUM([.C165];[.G165];[.K165])" office:value-type="float" office:value="0.00000548">
            <text:p>5.480E-6</text:p>
          </table:table-cell>
          <table:table-cell/>
          <table:table-cell table:formula="of:=[.C164]" office:value-type="float" office:value="0.000005">
            <text:p>5.00E-006</text:p>
          </table:table-cell>
          <table:table-cell/>
          <table:table-cell table:formula="of:=IF(MOD([$Controls.$A165];100)=0;0.00001;0)" office:value-type="float" office:value="0">
            <text:p>0</text:p>
          </table:table-cell>
          <table:table-cell/>
          <table:table-cell table:formula="of:=IF(MOD([$Controls.$A165];100)=0;0.00001;0)+IF(MOD([$Controls.$A165];200)=0;0.00002;0)-IF(MOD([$Controls.$A1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4">
            <text:p>-5.40E-8</text:p>
          </table:table-cell>
          <table:table-cell/>
          <table:table-cell table:style-name="ce1" table:formula="of:=0.00000001*RANDBETWEEN(0;100)*RANDBETWEEN(-3;3)" office:value-type="float" office:value="0.00000048">
            <text:p>4.80E-7</text:p>
          </table:table-cell>
        </table:table-row>
        <table:table-row table:style-name="ro1">
          <table:table-cell table:style-name="ce4" table:formula="of:=SUM([.C166];[.G166];[.K166])" office:value-type="float" office:value="0.00000596">
            <text:p>5.960E-6</text:p>
          </table:table-cell>
          <table:table-cell/>
          <table:table-cell table:formula="of:=[.C165]" office:value-type="float" office:value="0.000005">
            <text:p>5.00E-006</text:p>
          </table:table-cell>
          <table:table-cell/>
          <table:table-cell table:formula="of:=IF(MOD([$Controls.$A166];100)=0;0.00001;0)" office:value-type="float" office:value="0">
            <text:p>0</text:p>
          </table:table-cell>
          <table:table-cell/>
          <table:table-cell table:formula="of:=IF(MOD([$Controls.$A166];100)=0;0.00001;0)+IF(MOD([$Controls.$A166];200)=0;0.00002;0)-IF(MOD([$Controls.$A1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167];[.G167];[.K167])" office:value-type="float" office:value="0.00000329">
            <text:p>3.290E-6</text:p>
          </table:table-cell>
          <table:table-cell/>
          <table:table-cell table:formula="of:=[.C166]" office:value-type="float" office:value="0.000005">
            <text:p>5.00E-006</text:p>
          </table:table-cell>
          <table:table-cell/>
          <table:table-cell table:formula="of:=IF(MOD([$Controls.$A167];100)=0;0.00001;0)" office:value-type="float" office:value="0">
            <text:p>0</text:p>
          </table:table-cell>
          <table:table-cell/>
          <table:table-cell table:formula="of:=IF(MOD([$Controls.$A167];100)=0;0.00001;0)+IF(MOD([$Controls.$A167];200)=0;0.00002;0)-IF(MOD([$Controls.$A1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71">
            <text:p>-1.71E-6</text:p>
          </table:table-cell>
        </table:table-row>
        <table:table-row table:style-name="ro1">
          <table:table-cell table:style-name="ce4" table:formula="of:=SUM([.C168];[.G168];[.K168])" office:value-type="float" office:value="0.0000055">
            <text:p>5.500E-6</text:p>
          </table:table-cell>
          <table:table-cell/>
          <table:table-cell table:formula="of:=[.C167]" office:value-type="float" office:value="0.000005">
            <text:p>5.00E-006</text:p>
          </table:table-cell>
          <table:table-cell/>
          <table:table-cell table:formula="of:=IF(MOD([$Controls.$A168];100)=0;0.00001;0)" office:value-type="float" office:value="0">
            <text:p>0</text:p>
          </table:table-cell>
          <table:table-cell/>
          <table:table-cell table:formula="of:=IF(MOD([$Controls.$A168];100)=0;0.00001;0)+IF(MOD([$Controls.$A168];200)=0;0.00002;0)-IF(MOD([$Controls.$A1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">
            <text:p>5.00E-7</text:p>
          </table:table-cell>
        </table:table-row>
        <table:table-row table:style-name="ro1">
          <table:table-cell table:style-name="ce4" table:formula="of:=SUM([.C169];[.G169];[.K169])" office:value-type="float" office:value="0.00000362">
            <text:p>3.620E-6</text:p>
          </table:table-cell>
          <table:table-cell/>
          <table:table-cell table:formula="of:=[.C168]" office:value-type="float" office:value="0.000005">
            <text:p>5.00E-006</text:p>
          </table:table-cell>
          <table:table-cell/>
          <table:table-cell table:formula="of:=IF(MOD([$Controls.$A169];100)=0;0.00001;0)" office:value-type="float" office:value="0">
            <text:p>0</text:p>
          </table:table-cell>
          <table:table-cell/>
          <table:table-cell table:formula="of:=IF(MOD([$Controls.$A169];100)=0;0.00001;0)+IF(MOD([$Controls.$A169];200)=0;0.00002;0)-IF(MOD([$Controls.$A1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9">
            <text:p>3.90E-8</text:p>
          </table:table-cell>
          <table:table-cell/>
          <table:table-cell table:style-name="ce1" table:formula="of:=0.00000001*RANDBETWEEN(0;100)*RANDBETWEEN(-3;3)" office:value-type="float" office:value="-0.00000138">
            <text:p>-1.38E-6</text:p>
          </table:table-cell>
        </table:table-row>
        <table:table-row table:style-name="ro1">
          <table:table-cell table:style-name="ce4" table:formula="of:=SUM([.C170];[.G170];[.K170])" office:value-type="float" office:value="0.00000444">
            <text:p>4.440E-6</text:p>
          </table:table-cell>
          <table:table-cell/>
          <table:table-cell table:formula="of:=[.C169]" office:value-type="float" office:value="0.000005">
            <text:p>5.00E-006</text:p>
          </table:table-cell>
          <table:table-cell/>
          <table:table-cell table:formula="of:=IF(MOD([$Controls.$A170];100)=0;0.00001;0)" office:value-type="float" office:value="0">
            <text:p>0</text:p>
          </table:table-cell>
          <table:table-cell/>
          <table:table-cell table:formula="of:=IF(MOD([$Controls.$A170];100)=0;0.00001;0)+IF(MOD([$Controls.$A170];200)=0;0.00002;0)-IF(MOD([$Controls.$A1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8">
            <text:p>7.80E-8</text:p>
          </table:table-cell>
          <table:table-cell/>
          <table:table-cell table:style-name="ce1" table:formula="of:=0.00000001*RANDBETWEEN(0;100)*RANDBETWEEN(-3;3)" office:value-type="float" office:value="-0.00000056">
            <text:p>-5.60E-7</text:p>
          </table:table-cell>
        </table:table-row>
        <table:table-row table:style-name="ro1">
          <table:table-cell table:style-name="ce4" table:formula="of:=SUM([.C171];[.G171];[.K171])" office:value-type="float" office:value="0.00000773">
            <text:p>7.730E-6</text:p>
          </table:table-cell>
          <table:table-cell/>
          <table:table-cell table:formula="of:=[.C170]" office:value-type="float" office:value="0.000005">
            <text:p>5.00E-006</text:p>
          </table:table-cell>
          <table:table-cell/>
          <table:table-cell table:formula="of:=IF(MOD([$Controls.$A171];100)=0;0.00001;0)" office:value-type="float" office:value="0">
            <text:p>0</text:p>
          </table:table-cell>
          <table:table-cell/>
          <table:table-cell table:formula="of:=IF(MOD([$Controls.$A171];100)=0;0.00001;0)+IF(MOD([$Controls.$A171];200)=0;0.00002;0)-IF(MOD([$Controls.$A1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2">
            <text:p>-9.20E-8</text:p>
          </table:table-cell>
          <table:table-cell/>
          <table:table-cell table:style-name="ce1" table:formula="of:=0.00000001*RANDBETWEEN(0;100)*RANDBETWEEN(-3;3)" office:value-type="float" office:value="0.00000273">
            <text:p>2.73E-6</text:p>
          </table:table-cell>
        </table:table-row>
        <table:table-row table:style-name="ro1">
          <table:table-cell table:style-name="ce4" table:formula="of:=SUM([.C172];[.G172];[.K172])" office:value-type="float" office:value="0.00000508">
            <text:p>5.080E-6</text:p>
          </table:table-cell>
          <table:table-cell/>
          <table:table-cell table:formula="of:=[.C171]" office:value-type="float" office:value="0.000005">
            <text:p>5.00E-006</text:p>
          </table:table-cell>
          <table:table-cell/>
          <table:table-cell table:formula="of:=IF(MOD([$Controls.$A172];100)=0;0.00001;0)" office:value-type="float" office:value="0">
            <text:p>0</text:p>
          </table:table-cell>
          <table:table-cell/>
          <table:table-cell table:formula="of:=IF(MOD([$Controls.$A172];100)=0;0.00001;0)+IF(MOD([$Controls.$A172];200)=0;0.00002;0)-IF(MOD([$Controls.$A1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1">
            <text:p>7.10E-8</text:p>
          </table:table-cell>
          <table:table-cell/>
          <table:table-cell table:style-name="ce1" table:formula="of:=0.00000001*RANDBETWEEN(0;100)*RANDBETWEEN(-3;3)" office:value-type="float" office:value="0.00000008">
            <text:p>8.00E-8</text:p>
          </table:table-cell>
        </table:table-row>
        <table:table-row table:style-name="ro1">
          <table:table-cell table:style-name="ce4" table:formula="of:=SUM([.C173];[.G173];[.K173])" office:value-type="float" office:value="0.00000362">
            <text:p>3.620E-6</text:p>
          </table:table-cell>
          <table:table-cell/>
          <table:table-cell table:formula="of:=[.C172]" office:value-type="float" office:value="0.000005">
            <text:p>5.00E-006</text:p>
          </table:table-cell>
          <table:table-cell/>
          <table:table-cell table:formula="of:=IF(MOD([$Controls.$A173];100)=0;0.00001;0)" office:value-type="float" office:value="0">
            <text:p>0</text:p>
          </table:table-cell>
          <table:table-cell/>
          <table:table-cell table:formula="of:=IF(MOD([$Controls.$A173];100)=0;0.00001;0)+IF(MOD([$Controls.$A173];200)=0;0.00002;0)-IF(MOD([$Controls.$A1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3">
            <text:p>1.30E-8</text:p>
          </table:table-cell>
          <table:table-cell/>
          <table:table-cell table:style-name="ce1" table:formula="of:=0.00000001*RANDBETWEEN(0;100)*RANDBETWEEN(-3;3)" office:value-type="float" office:value="-0.00000138">
            <text:p>-1.38E-6</text:p>
          </table:table-cell>
        </table:table-row>
        <table:table-row table:style-name="ro1">
          <table:table-cell table:style-name="ce4" table:formula="of:=SUM([.C174];[.G174];[.K174])" office:value-type="float" office:value="0.000005">
            <text:p>5.000E-6</text:p>
          </table:table-cell>
          <table:table-cell/>
          <table:table-cell table:formula="of:=[.C173]" office:value-type="float" office:value="0.000005">
            <text:p>5.00E-006</text:p>
          </table:table-cell>
          <table:table-cell/>
          <table:table-cell table:formula="of:=IF(MOD([$Controls.$A174];100)=0;0.00001;0)" office:value-type="float" office:value="0">
            <text:p>0</text:p>
          </table:table-cell>
          <table:table-cell/>
          <table:table-cell table:formula="of:=IF(MOD([$Controls.$A174];100)=0;0.00001;0)+IF(MOD([$Controls.$A174];200)=0;0.00002;0)-IF(MOD([$Controls.$A1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75];[.G175];[.K175])" office:value-type="float" office:value="0.00000423">
            <text:p>4.230E-6</text:p>
          </table:table-cell>
          <table:table-cell/>
          <table:table-cell table:formula="of:=[.C174]" office:value-type="float" office:value="0.000005">
            <text:p>5.00E-006</text:p>
          </table:table-cell>
          <table:table-cell/>
          <table:table-cell table:formula="of:=IF(MOD([$Controls.$A175];100)=0;0.00001;0)" office:value-type="float" office:value="0">
            <text:p>0</text:p>
          </table:table-cell>
          <table:table-cell/>
          <table:table-cell table:formula="of:=IF(MOD([$Controls.$A175];100)=0;0.00001;0)+IF(MOD([$Controls.$A175];200)=0;0.00002;0)-IF(MOD([$Controls.$A1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-0.00000077">
            <text:p>-7.70E-7</text:p>
          </table:table-cell>
        </table:table-row>
        <table:table-row table:style-name="ro1">
          <table:table-cell table:style-name="ce4" table:formula="of:=SUM([.C176];[.G176];[.K176])" office:value-type="float" office:value="0.00000533">
            <text:p>5.330E-6</text:p>
          </table:table-cell>
          <table:table-cell/>
          <table:table-cell table:formula="of:=[.C175]" office:value-type="float" office:value="0.000005">
            <text:p>5.00E-006</text:p>
          </table:table-cell>
          <table:table-cell/>
          <table:table-cell table:formula="of:=IF(MOD([$Controls.$A176];100)=0;0.00001;0)" office:value-type="float" office:value="0">
            <text:p>0</text:p>
          </table:table-cell>
          <table:table-cell/>
          <table:table-cell table:formula="of:=IF(MOD([$Controls.$A176];100)=0;0.00001;0)+IF(MOD([$Controls.$A176];200)=0;0.00002;0)-IF(MOD([$Controls.$A1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7">
            <text:p>7.00E-9</text:p>
          </table:table-cell>
          <table:table-cell/>
          <table:table-cell table:style-name="ce1" table:formula="of:=0.00000001*RANDBETWEEN(0;100)*RANDBETWEEN(-3;3)" office:value-type="float" office:value="0.00000033">
            <text:p>3.30E-7</text:p>
          </table:table-cell>
        </table:table-row>
        <table:table-row table:style-name="ro1">
          <table:table-cell table:style-name="ce4" table:formula="of:=SUM([.C177];[.G177];[.K177])" office:value-type="float" office:value="0.00000624">
            <text:p>6.240E-6</text:p>
          </table:table-cell>
          <table:table-cell/>
          <table:table-cell table:formula="of:=[.C176]" office:value-type="float" office:value="0.000005">
            <text:p>5.00E-006</text:p>
          </table:table-cell>
          <table:table-cell/>
          <table:table-cell table:formula="of:=IF(MOD([$Controls.$A177];100)=0;0.00001;0)" office:value-type="float" office:value="0">
            <text:p>0</text:p>
          </table:table-cell>
          <table:table-cell/>
          <table:table-cell table:formula="of:=IF(MOD([$Controls.$A177];100)=0;0.00001;0)+IF(MOD([$Controls.$A177];200)=0;0.00002;0)-IF(MOD([$Controls.$A1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4">
            <text:p>-9.40E-8</text:p>
          </table:table-cell>
          <table:table-cell/>
          <table:table-cell table:style-name="ce1" table:formula="of:=0.00000001*RANDBETWEEN(0;100)*RANDBETWEEN(-3;3)" office:value-type="float" office:value="0.00000124">
            <text:p>1.24E-6</text:p>
          </table:table-cell>
        </table:table-row>
        <table:table-row table:style-name="ro1">
          <table:table-cell table:style-name="ce4" table:formula="of:=SUM([.C178];[.G178];[.K178])" office:value-type="float" office:value="0.00000404">
            <text:p>4.040E-6</text:p>
          </table:table-cell>
          <table:table-cell/>
          <table:table-cell table:formula="of:=[.C177]" office:value-type="float" office:value="0.000005">
            <text:p>5.00E-006</text:p>
          </table:table-cell>
          <table:table-cell/>
          <table:table-cell table:formula="of:=IF(MOD([$Controls.$A178];100)=0;0.00001;0)" office:value-type="float" office:value="0">
            <text:p>0</text:p>
          </table:table-cell>
          <table:table-cell/>
          <table:table-cell table:formula="of:=IF(MOD([$Controls.$A178];100)=0;0.00001;0)+IF(MOD([$Controls.$A178];200)=0;0.00002;0)-IF(MOD([$Controls.$A1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3">
            <text:p>-3.00E-9</text:p>
          </table:table-cell>
          <table:table-cell/>
          <table:table-cell table:style-name="ce1" table:formula="of:=0.00000001*RANDBETWEEN(0;100)*RANDBETWEEN(-3;3)" office:value-type="float" office:value="-0.00000096">
            <text:p>-9.60E-7</text:p>
          </table:table-cell>
        </table:table-row>
        <table:table-row table:style-name="ro1">
          <table:table-cell table:style-name="ce4" table:formula="of:=SUM([.C179];[.G179];[.K179])" office:value-type="float" office:value="0.00000668">
            <text:p>6.680E-6</text:p>
          </table:table-cell>
          <table:table-cell/>
          <table:table-cell table:formula="of:=[.C178]" office:value-type="float" office:value="0.000005">
            <text:p>5.00E-006</text:p>
          </table:table-cell>
          <table:table-cell/>
          <table:table-cell table:formula="of:=IF(MOD([$Controls.$A179];100)=0;0.00001;0)" office:value-type="float" office:value="0">
            <text:p>0</text:p>
          </table:table-cell>
          <table:table-cell/>
          <table:table-cell table:formula="of:=IF(MOD([$Controls.$A179];100)=0;0.00001;0)+IF(MOD([$Controls.$A179];200)=0;0.00002;0)-IF(MOD([$Controls.$A1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68">
            <text:p>1.68E-6</text:p>
          </table:table-cell>
        </table:table-row>
        <table:table-row table:style-name="ro1">
          <table:table-cell table:style-name="ce4" table:formula="of:=SUM([.C180];[.G180];[.K180])" office:value-type="float" office:value="0.00000233">
            <text:p>2.330E-6</text:p>
          </table:table-cell>
          <table:table-cell/>
          <table:table-cell table:formula="of:=[.C179]" office:value-type="float" office:value="0.000005">
            <text:p>5.00E-006</text:p>
          </table:table-cell>
          <table:table-cell/>
          <table:table-cell table:formula="of:=IF(MOD([$Controls.$A180];100)=0;0.00001;0)" office:value-type="float" office:value="0">
            <text:p>0</text:p>
          </table:table-cell>
          <table:table-cell/>
          <table:table-cell table:formula="of:=IF(MOD([$Controls.$A180];100)=0;0.00001;0)+IF(MOD([$Controls.$A180];200)=0;0.00002;0)-IF(MOD([$Controls.$A1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67">
            <text:p>-2.67E-6</text:p>
          </table:table-cell>
        </table:table-row>
        <table:table-row table:style-name="ro1">
          <table:table-cell table:style-name="ce4" table:formula="of:=SUM([.C181];[.G181];[.K181])" office:value-type="float" office:value="0.00000452">
            <text:p>4.520E-6</text:p>
          </table:table-cell>
          <table:table-cell/>
          <table:table-cell table:formula="of:=[.C180]" office:value-type="float" office:value="0.000005">
            <text:p>5.00E-006</text:p>
          </table:table-cell>
          <table:table-cell/>
          <table:table-cell table:formula="of:=IF(MOD([$Controls.$A181];100)=0;0.00001;0)" office:value-type="float" office:value="0">
            <text:p>0</text:p>
          </table:table-cell>
          <table:table-cell/>
          <table:table-cell table:formula="of:=IF(MOD([$Controls.$A181];100)=0;0.00001;0)+IF(MOD([$Controls.$A181];200)=0;0.00002;0)-IF(MOD([$Controls.$A1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">
            <text:p>-5.00E-8</text:p>
          </table:table-cell>
          <table:table-cell/>
          <table:table-cell table:style-name="ce1" table:formula="of:=0.00000001*RANDBETWEEN(0;100)*RANDBETWEEN(-3;3)" office:value-type="float" office:value="-0.00000048">
            <text:p>-4.80E-7</text:p>
          </table:table-cell>
        </table:table-row>
        <table:table-row table:style-name="ro1">
          <table:table-cell table:style-name="ce4" table:formula="of:=SUM([.C182];[.G182];[.K182])" office:value-type="float" office:value="0.00000218">
            <text:p>2.180E-6</text:p>
          </table:table-cell>
          <table:table-cell/>
          <table:table-cell table:formula="of:=[.C181]" office:value-type="float" office:value="0.000005">
            <text:p>5.00E-006</text:p>
          </table:table-cell>
          <table:table-cell/>
          <table:table-cell table:formula="of:=IF(MOD([$Controls.$A182];100)=0;0.00001;0)" office:value-type="float" office:value="0">
            <text:p>0</text:p>
          </table:table-cell>
          <table:table-cell/>
          <table:table-cell table:formula="of:=IF(MOD([$Controls.$A182];100)=0;0.00001;0)+IF(MOD([$Controls.$A182];200)=0;0.00002;0)-IF(MOD([$Controls.$A1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1">
            <text:p>1.10E-8</text:p>
          </table:table-cell>
          <table:table-cell/>
          <table:table-cell table:style-name="ce1" table:formula="of:=0.00000001*RANDBETWEEN(0;100)*RANDBETWEEN(-3;3)" office:value-type="float" office:value="-0.00000282">
            <text:p>-2.82E-6</text:p>
          </table:table-cell>
        </table:table-row>
        <table:table-row table:style-name="ro1">
          <table:table-cell table:style-name="ce4" table:formula="of:=SUM([.C183];[.G183];[.K183])" office:value-type="float" office:value="0.00000422">
            <text:p>4.220E-6</text:p>
          </table:table-cell>
          <table:table-cell/>
          <table:table-cell table:formula="of:=[.C182]" office:value-type="float" office:value="0.000005">
            <text:p>5.00E-006</text:p>
          </table:table-cell>
          <table:table-cell/>
          <table:table-cell table:formula="of:=IF(MOD([$Controls.$A183];100)=0;0.00001;0)" office:value-type="float" office:value="0">
            <text:p>0</text:p>
          </table:table-cell>
          <table:table-cell/>
          <table:table-cell table:formula="of:=IF(MOD([$Controls.$A183];100)=0;0.00001;0)+IF(MOD([$Controls.$A183];200)=0;0.00002;0)-IF(MOD([$Controls.$A18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8">
            <text:p>-7.80E-7</text:p>
          </table:table-cell>
        </table:table-row>
        <table:table-row table:style-name="ro1">
          <table:table-cell table:style-name="ce4" table:formula="of:=SUM([.C184];[.G184];[.K184])" office:value-type="float" office:value="0.00000254">
            <text:p>2.540E-6</text:p>
          </table:table-cell>
          <table:table-cell/>
          <table:table-cell table:formula="of:=[.C183]" office:value-type="float" office:value="0.000005">
            <text:p>5.00E-006</text:p>
          </table:table-cell>
          <table:table-cell/>
          <table:table-cell table:formula="of:=IF(MOD([$Controls.$A184];100)=0;0.00001;0)" office:value-type="float" office:value="0">
            <text:p>0</text:p>
          </table:table-cell>
          <table:table-cell/>
          <table:table-cell table:formula="of:=IF(MOD([$Controls.$A184];100)=0;0.00001;0)+IF(MOD([$Controls.$A184];200)=0;0.00002;0)-IF(MOD([$Controls.$A1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6">
            <text:p>-2.60E-8</text:p>
          </table:table-cell>
          <table:table-cell/>
          <table:table-cell table:style-name="ce1" table:formula="of:=0.00000001*RANDBETWEEN(0;100)*RANDBETWEEN(-3;3)" office:value-type="float" office:value="-0.00000246">
            <text:p>-2.46E-6</text:p>
          </table:table-cell>
        </table:table-row>
        <table:table-row table:style-name="ro1">
          <table:table-cell table:style-name="ce4" table:formula="of:=SUM([.C185];[.G185];[.K185])" office:value-type="float" office:value="0.00000392">
            <text:p>3.920E-6</text:p>
          </table:table-cell>
          <table:table-cell/>
          <table:table-cell table:formula="of:=[.C184]" office:value-type="float" office:value="0.000005">
            <text:p>5.00E-006</text:p>
          </table:table-cell>
          <table:table-cell/>
          <table:table-cell table:formula="of:=IF(MOD([$Controls.$A185];100)=0;0.00001;0)" office:value-type="float" office:value="0">
            <text:p>0</text:p>
          </table:table-cell>
          <table:table-cell/>
          <table:table-cell table:formula="of:=IF(MOD([$Controls.$A185];100)=0;0.00001;0)+IF(MOD([$Controls.$A185];200)=0;0.00002;0)-IF(MOD([$Controls.$A1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7">
            <text:p>-3.70E-8</text:p>
          </table:table-cell>
          <table:table-cell/>
          <table:table-cell table:style-name="ce1" table:formula="of:=0.00000001*RANDBETWEEN(0;100)*RANDBETWEEN(-3;3)" office:value-type="float" office:value="-0.00000108">
            <text:p>-1.08E-6</text:p>
          </table:table-cell>
        </table:table-row>
        <table:table-row table:style-name="ro1">
          <table:table-cell table:style-name="ce4" table:formula="of:=SUM([.C186];[.G186];[.K186])" office:value-type="float" office:value="0.00000438">
            <text:p>4.380E-6</text:p>
          </table:table-cell>
          <table:table-cell/>
          <table:table-cell table:formula="of:=[.C185]" office:value-type="float" office:value="0.000005">
            <text:p>5.00E-006</text:p>
          </table:table-cell>
          <table:table-cell/>
          <table:table-cell table:formula="of:=IF(MOD([$Controls.$A186];100)=0;0.00001;0)" office:value-type="float" office:value="0">
            <text:p>0</text:p>
          </table:table-cell>
          <table:table-cell/>
          <table:table-cell table:formula="of:=IF(MOD([$Controls.$A186];100)=0;0.00001;0)+IF(MOD([$Controls.$A186];200)=0;0.00002;0)-IF(MOD([$Controls.$A1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4">
            <text:p>-8.40E-8</text:p>
          </table:table-cell>
          <table:table-cell/>
          <table:table-cell table:style-name="ce1" table:formula="of:=0.00000001*RANDBETWEEN(0;100)*RANDBETWEEN(-3;3)" office:value-type="float" office:value="-0.00000062">
            <text:p>-6.20E-7</text:p>
          </table:table-cell>
        </table:table-row>
        <table:table-row table:style-name="ro1">
          <table:table-cell table:style-name="ce4" table:formula="of:=SUM([.C187];[.G187];[.K187])" office:value-type="float" office:value="0.00000495">
            <text:p>4.950E-6</text:p>
          </table:table-cell>
          <table:table-cell/>
          <table:table-cell table:formula="of:=[.C186]" office:value-type="float" office:value="0.000005">
            <text:p>5.00E-006</text:p>
          </table:table-cell>
          <table:table-cell/>
          <table:table-cell table:formula="of:=IF(MOD([$Controls.$A187];100)=0;0.00001;0)" office:value-type="float" office:value="0">
            <text:p>0</text:p>
          </table:table-cell>
          <table:table-cell/>
          <table:table-cell table:formula="of:=IF(MOD([$Controls.$A187];100)=0;0.00001;0)+IF(MOD([$Controls.$A187];200)=0;0.00002;0)-IF(MOD([$Controls.$A1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5">
            <text:p>-5.00E-8</text:p>
          </table:table-cell>
        </table:table-row>
        <table:table-row table:style-name="ro1">
          <table:table-cell table:style-name="ce4" table:formula="of:=SUM([.C188];[.G188];[.K188])" office:value-type="float" office:value="0.000005">
            <text:p>5.000E-6</text:p>
          </table:table-cell>
          <table:table-cell/>
          <table:table-cell table:formula="of:=[.C187]" office:value-type="float" office:value="0.000005">
            <text:p>5.00E-006</text:p>
          </table:table-cell>
          <table:table-cell/>
          <table:table-cell table:formula="of:=IF(MOD([$Controls.$A188];100)=0;0.00001;0)" office:value-type="float" office:value="0">
            <text:p>0</text:p>
          </table:table-cell>
          <table:table-cell/>
          <table:table-cell table:formula="of:=IF(MOD([$Controls.$A188];100)=0;0.00001;0)+IF(MOD([$Controls.$A188];200)=0;0.00002;0)-IF(MOD([$Controls.$A1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7">
            <text:p>-1.7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89];[.G189];[.K189])" office:value-type="float" office:value="0.00000542">
            <text:p>5.420E-6</text:p>
          </table:table-cell>
          <table:table-cell/>
          <table:table-cell table:formula="of:=[.C188]" office:value-type="float" office:value="0.000005">
            <text:p>5.00E-006</text:p>
          </table:table-cell>
          <table:table-cell/>
          <table:table-cell table:formula="of:=IF(MOD([$Controls.$A189];100)=0;0.00001;0)" office:value-type="float" office:value="0">
            <text:p>0</text:p>
          </table:table-cell>
          <table:table-cell/>
          <table:table-cell table:formula="of:=IF(MOD([$Controls.$A189];100)=0;0.00001;0)+IF(MOD([$Controls.$A189];200)=0;0.00002;0)-IF(MOD([$Controls.$A1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8">
            <text:p>-4.80E-8</text:p>
          </table:table-cell>
          <table:table-cell/>
          <table:table-cell table:style-name="ce1" table:formula="of:=0.00000001*RANDBETWEEN(0;100)*RANDBETWEEN(-3;3)" office:value-type="float" office:value="0.00000042">
            <text:p>4.20E-7</text:p>
          </table:table-cell>
        </table:table-row>
        <table:table-row table:style-name="ro1">
          <table:table-cell table:style-name="ce4" table:formula="of:=SUM([.C190];[.G190];[.K190])" office:value-type="float" office:value="0.00000308">
            <text:p>3.080E-6</text:p>
          </table:table-cell>
          <table:table-cell/>
          <table:table-cell table:formula="of:=[.C189]" office:value-type="float" office:value="0.000005">
            <text:p>5.00E-006</text:p>
          </table:table-cell>
          <table:table-cell/>
          <table:table-cell table:formula="of:=IF(MOD([$Controls.$A190];100)=0;0.00001;0)" office:value-type="float" office:value="0">
            <text:p>0</text:p>
          </table:table-cell>
          <table:table-cell/>
          <table:table-cell table:formula="of:=IF(MOD([$Controls.$A190];100)=0;0.00001;0)+IF(MOD([$Controls.$A190];200)=0;0.00002;0)-IF(MOD([$Controls.$A1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92">
            <text:p>-1.92E-6</text:p>
          </table:table-cell>
        </table:table-row>
        <table:table-row table:style-name="ro1">
          <table:table-cell table:style-name="ce4" table:formula="of:=SUM([.C191];[.G191];[.K191])" office:value-type="float" office:value="0.00000482">
            <text:p>4.820E-6</text:p>
          </table:table-cell>
          <table:table-cell/>
          <table:table-cell table:formula="of:=[.C190]" office:value-type="float" office:value="0.000005">
            <text:p>5.00E-006</text:p>
          </table:table-cell>
          <table:table-cell/>
          <table:table-cell table:formula="of:=IF(MOD([$Controls.$A191];100)=0;0.00001;0)" office:value-type="float" office:value="0">
            <text:p>0</text:p>
          </table:table-cell>
          <table:table-cell/>
          <table:table-cell table:formula="of:=IF(MOD([$Controls.$A191];100)=0;0.00001;0)+IF(MOD([$Controls.$A191];200)=0;0.00002;0)-IF(MOD([$Controls.$A1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18">
            <text:p>-1.80E-7</text:p>
          </table:table-cell>
        </table:table-row>
        <table:table-row table:style-name="ro1">
          <table:table-cell table:style-name="ce4" table:formula="of:=SUM([.C192];[.G192];[.K192])" office:value-type="float" office:value="0.00000506">
            <text:p>5.060E-6</text:p>
          </table:table-cell>
          <table:table-cell/>
          <table:table-cell table:formula="of:=[.C191]" office:value-type="float" office:value="0.000005">
            <text:p>5.00E-006</text:p>
          </table:table-cell>
          <table:table-cell/>
          <table:table-cell table:formula="of:=IF(MOD([$Controls.$A192];100)=0;0.00001;0)" office:value-type="float" office:value="0">
            <text:p>0</text:p>
          </table:table-cell>
          <table:table-cell/>
          <table:table-cell table:formula="of:=IF(MOD([$Controls.$A192];100)=0;0.00001;0)+IF(MOD([$Controls.$A192];200)=0;0.00002;0)-IF(MOD([$Controls.$A1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7">
            <text:p>7.00E-9</text:p>
          </table:table-cell>
          <table:table-cell/>
          <table:table-cell table:style-name="ce1" table:formula="of:=0.00000001*RANDBETWEEN(0;100)*RANDBETWEEN(-3;3)" office:value-type="float" office:value="0.00000006">
            <text:p>6.00E-8</text:p>
          </table:table-cell>
        </table:table-row>
        <table:table-row table:style-name="ro1">
          <table:table-cell table:style-name="ce4" table:formula="of:=SUM([.C193];[.G193];[.K193])" office:value-type="float" office:value="0.000005">
            <text:p>5.000E-6</text:p>
          </table:table-cell>
          <table:table-cell/>
          <table:table-cell table:formula="of:=[.C192]" office:value-type="float" office:value="0.000005">
            <text:p>5.00E-006</text:p>
          </table:table-cell>
          <table:table-cell/>
          <table:table-cell table:formula="of:=IF(MOD([$Controls.$A193];100)=0;0.00001;0)" office:value-type="float" office:value="0">
            <text:p>0</text:p>
          </table:table-cell>
          <table:table-cell/>
          <table:table-cell table:formula="of:=IF(MOD([$Controls.$A193];100)=0;0.00001;0)+IF(MOD([$Controls.$A193];200)=0;0.00002;0)-IF(MOD([$Controls.$A1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7">
            <text:p>-1.7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94];[.G194];[.K194])" office:value-type="float" office:value="0.00000672">
            <text:p>6.720E-6</text:p>
          </table:table-cell>
          <table:table-cell/>
          <table:table-cell table:formula="of:=[.C193]" office:value-type="float" office:value="0.000005">
            <text:p>5.00E-006</text:p>
          </table:table-cell>
          <table:table-cell/>
          <table:table-cell table:formula="of:=IF(MOD([$Controls.$A194];100)=0;0.00001;0)" office:value-type="float" office:value="0">
            <text:p>0</text:p>
          </table:table-cell>
          <table:table-cell/>
          <table:table-cell table:formula="of:=IF(MOD([$Controls.$A194];100)=0;0.00001;0)+IF(MOD([$Controls.$A194];200)=0;0.00002;0)-IF(MOD([$Controls.$A1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1">
            <text:p>-1.10E-8</text:p>
          </table:table-cell>
          <table:table-cell/>
          <table:table-cell table:style-name="ce1" table:formula="of:=0.00000001*RANDBETWEEN(0;100)*RANDBETWEEN(-3;3)" office:value-type="float" office:value="0.00000172">
            <text:p>1.72E-6</text:p>
          </table:table-cell>
        </table:table-row>
        <table:table-row table:style-name="ro1">
          <table:table-cell table:style-name="ce4" table:formula="of:=SUM([.C195];[.G195];[.K195])" office:value-type="float" office:value="0.00000558">
            <text:p>5.580E-6</text:p>
          </table:table-cell>
          <table:table-cell/>
          <table:table-cell table:formula="of:=[.C194]" office:value-type="float" office:value="0.000005">
            <text:p>5.00E-006</text:p>
          </table:table-cell>
          <table:table-cell/>
          <table:table-cell table:formula="of:=IF(MOD([$Controls.$A195];100)=0;0.00001;0)" office:value-type="float" office:value="0">
            <text:p>0</text:p>
          </table:table-cell>
          <table:table-cell/>
          <table:table-cell table:formula="of:=IF(MOD([$Controls.$A195];100)=0;0.00001;0)+IF(MOD([$Controls.$A195];200)=0;0.00002;0)-IF(MOD([$Controls.$A1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8">
            <text:p>5.80E-7</text:p>
          </table:table-cell>
        </table:table-row>
        <table:table-row table:style-name="ro1">
          <table:table-cell table:style-name="ce4" table:formula="of:=SUM([.C196];[.G196];[.K196])" office:value-type="float" office:value="0.00000666">
            <text:p>6.660E-6</text:p>
          </table:table-cell>
          <table:table-cell/>
          <table:table-cell table:formula="of:=[.C195]" office:value-type="float" office:value="0.000005">
            <text:p>5.00E-006</text:p>
          </table:table-cell>
          <table:table-cell/>
          <table:table-cell table:formula="of:=IF(MOD([$Controls.$A196];100)=0;0.00001;0)" office:value-type="float" office:value="0">
            <text:p>0</text:p>
          </table:table-cell>
          <table:table-cell/>
          <table:table-cell table:formula="of:=IF(MOD([$Controls.$A196];100)=0;0.00001;0)+IF(MOD([$Controls.$A196];200)=0;0.00002;0)-IF(MOD([$Controls.$A1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3">
            <text:p>9.30E-8</text:p>
          </table:table-cell>
          <table:table-cell/>
          <table:table-cell table:style-name="ce1" table:formula="of:=0.00000001*RANDBETWEEN(0;100)*RANDBETWEEN(-3;3)" office:value-type="float" office:value="0.00000166">
            <text:p>1.66E-6</text:p>
          </table:table-cell>
        </table:table-row>
        <table:table-row table:style-name="ro1">
          <table:table-cell table:style-name="ce4" table:formula="of:=SUM([.C197];[.G197];[.K197])" office:value-type="float" office:value="0.00000522">
            <text:p>5.220E-6</text:p>
          </table:table-cell>
          <table:table-cell/>
          <table:table-cell table:formula="of:=[.C196]" office:value-type="float" office:value="0.000005">
            <text:p>5.00E-006</text:p>
          </table:table-cell>
          <table:table-cell/>
          <table:table-cell table:formula="of:=IF(MOD([$Controls.$A197];100)=0;0.00001;0)" office:value-type="float" office:value="0">
            <text:p>0</text:p>
          </table:table-cell>
          <table:table-cell/>
          <table:table-cell table:formula="of:=IF(MOD([$Controls.$A197];100)=0;0.00001;0)+IF(MOD([$Controls.$A197];200)=0;0.00002;0)-IF(MOD([$Controls.$A1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2">
            <text:p>-7.20E-8</text:p>
          </table:table-cell>
          <table:table-cell/>
          <table:table-cell table:style-name="ce1" table:formula="of:=0.00000001*RANDBETWEEN(0;100)*RANDBETWEEN(-3;3)" office:value-type="float" office:value="0.00000022">
            <text:p>2.20E-7</text:p>
          </table:table-cell>
        </table:table-row>
        <table:table-row table:style-name="ro1">
          <table:table-cell table:style-name="ce4" table:formula="of:=SUM([.C198];[.G198];[.K198])" office:value-type="float" office:value="0.000005">
            <text:p>5.000E-6</text:p>
          </table:table-cell>
          <table:table-cell/>
          <table:table-cell table:formula="of:=[.C197]" office:value-type="float" office:value="0.000005">
            <text:p>5.00E-006</text:p>
          </table:table-cell>
          <table:table-cell/>
          <table:table-cell table:formula="of:=IF(MOD([$Controls.$A198];100)=0;0.00001;0)" office:value-type="float" office:value="0">
            <text:p>0</text:p>
          </table:table-cell>
          <table:table-cell/>
          <table:table-cell table:formula="of:=IF(MOD([$Controls.$A198];100)=0;0.00001;0)+IF(MOD([$Controls.$A198];200)=0;0.00002;0)-IF(MOD([$Controls.$A1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199];[.G199];[.K199])" office:value-type="float" office:value="0.00000596">
            <text:p>5.960E-6</text:p>
          </table:table-cell>
          <table:table-cell/>
          <table:table-cell table:formula="of:=[.C198]" office:value-type="float" office:value="0.000005">
            <text:p>5.00E-006</text:p>
          </table:table-cell>
          <table:table-cell/>
          <table:table-cell table:formula="of:=IF(MOD([$Controls.$A199];100)=0;0.00001;0)" office:value-type="float" office:value="0">
            <text:p>0</text:p>
          </table:table-cell>
          <table:table-cell/>
          <table:table-cell table:formula="of:=IF(MOD([$Controls.$A199];100)=0;0.00001;0)+IF(MOD([$Controls.$A199];200)=0;0.00002;0)-IF(MOD([$Controls.$A1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5">
            <text:p>5.50E-8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200];[.G200];[.K200])" office:value-type="float" office:value="0.00000442">
            <text:p>4.420E-6</text:p>
          </table:table-cell>
          <table:table-cell/>
          <table:table-cell table:formula="of:=[.C199]" office:value-type="float" office:value="0.000005">
            <text:p>5.00E-006</text:p>
          </table:table-cell>
          <table:table-cell/>
          <table:table-cell table:formula="of:=IF(MOD([$Controls.$A200];100)=0;0.00001;0)" office:value-type="float" office:value="0">
            <text:p>0</text:p>
          </table:table-cell>
          <table:table-cell/>
          <table:table-cell table:formula="of:=IF(MOD([$Controls.$A200];100)=0;0.00001;0)+IF(MOD([$Controls.$A200];200)=0;0.00002;0)-IF(MOD([$Controls.$A2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">
            <text:p>5.00E-8</text:p>
          </table:table-cell>
          <table:table-cell/>
          <table:table-cell table:style-name="ce1" table:formula="of:=0.00000001*RANDBETWEEN(0;100)*RANDBETWEEN(-3;3)" office:value-type="float" office:value="-0.00000058">
            <text:p>-5.80E-7</text:p>
          </table:table-cell>
        </table:table-row>
        <table:table-row table:style-name="ro1">
          <table:table-cell table:style-name="ce4" table:formula="of:=SUM([.C201];[.G201];[.K201])" office:value-type="float" office:value="0.00000722">
            <text:p>7.220E-6</text:p>
          </table:table-cell>
          <table:table-cell/>
          <table:table-cell table:formula="of:=[.C200]" office:value-type="float" office:value="0.000005">
            <text:p>5.00E-006</text:p>
          </table:table-cell>
          <table:table-cell/>
          <table:table-cell table:formula="of:=IF(MOD([$Controls.$A201];100)=0;0.00001;0)" office:value-type="float" office:value="0">
            <text:p>0</text:p>
          </table:table-cell>
          <table:table-cell/>
          <table:table-cell table:formula="of:=IF(MOD([$Controls.$A201];100)=0;0.00001;0)+IF(MOD([$Controls.$A201];200)=0;0.00002;0)-IF(MOD([$Controls.$A2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2">
            <text:p>-2.00E-9</text:p>
          </table:table-cell>
          <table:table-cell/>
          <table:table-cell table:style-name="ce1" table:formula="of:=0.00000001*RANDBETWEEN(0;100)*RANDBETWEEN(-3;3)" office:value-type="float" office:value="0.00000222">
            <text:p>2.22E-6</text:p>
          </table:table-cell>
        </table:table-row>
        <table:table-row table:style-name="ro1">
          <table:table-cell table:style-name="ce4" table:formula="of:=SUM([.C202];[.G202];[.K202])" office:value-type="float" office:value="0.00000616">
            <text:p>6.160E-6</text:p>
          </table:table-cell>
          <table:table-cell/>
          <table:table-cell table:formula="of:=[.C201]" office:value-type="float" office:value="0.000005">
            <text:p>5.00E-006</text:p>
          </table:table-cell>
          <table:table-cell/>
          <table:table-cell table:formula="of:=IF(MOD([$Controls.$A202];100)=0;0.00001;0)" office:value-type="float" office:value="0">
            <text:p>0</text:p>
          </table:table-cell>
          <table:table-cell/>
          <table:table-cell table:formula="of:=IF(MOD([$Controls.$A202];100)=0;0.00001;0)+IF(MOD([$Controls.$A202];200)=0;0.00002;0)-IF(MOD([$Controls.$A2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">
            <text:p>-2.00E-8</text:p>
          </table:table-cell>
          <table:table-cell/>
          <table:table-cell table:style-name="ce1" table:formula="of:=0.00000001*RANDBETWEEN(0;100)*RANDBETWEEN(-3;3)" office:value-type="float" office:value="0.00000116">
            <text:p>1.16E-6</text:p>
          </table:table-cell>
        </table:table-row>
        <table:table-row table:style-name="ro1">
          <table:table-cell table:style-name="ce4" table:formula="of:=SUM([.C203];[.G203];[.K203])" office:value-type="float" office:value="0.000015">
            <text:p>1.500E-5</text:p>
          </table:table-cell>
          <table:table-cell/>
          <table:table-cell table:formula="of:=[.C202]" office:value-type="float" office:value="0.000005">
            <text:p>5.00E-006</text:p>
          </table:table-cell>
          <table:table-cell/>
          <table:table-cell table:formula="of:=IF(MOD([$Controls.$A203];100)=0;0.00001;0)" office:value-type="float" office:value="0.00001">
            <text:p>0.00001</text:p>
          </table:table-cell>
          <table:table-cell/>
          <table:table-cell table:formula="of:=IF(MOD([$Controls.$A203];100)=0;0.00001;0)+IF(MOD([$Controls.$A203];200)=0;0.00002;0)-IF(MOD([$Controls.$A20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04];[.G204];[.K204])" office:value-type="float" office:value="0.0000053">
            <text:p>5.300E-6</text:p>
          </table:table-cell>
          <table:table-cell/>
          <table:table-cell table:formula="of:=[.C203]" office:value-type="float" office:value="0.000005">
            <text:p>5.00E-006</text:p>
          </table:table-cell>
          <table:table-cell/>
          <table:table-cell table:formula="of:=IF(MOD([$Controls.$A204];100)=0;0.00001;0)" office:value-type="float" office:value="0">
            <text:p>0</text:p>
          </table:table-cell>
          <table:table-cell/>
          <table:table-cell table:formula="of:=IF(MOD([$Controls.$A204];100)=0;0.00001;0)+IF(MOD([$Controls.$A204];200)=0;0.00002;0)-IF(MOD([$Controls.$A20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3">
            <text:p>3.00E-7</text:p>
          </table:table-cell>
        </table:table-row>
        <table:table-row table:style-name="ro1">
          <table:table-cell table:style-name="ce4" table:formula="of:=SUM([.C205];[.G205];[.K205])" office:value-type="float" office:value="0.00000464">
            <text:p>4.640E-6</text:p>
          </table:table-cell>
          <table:table-cell/>
          <table:table-cell table:formula="of:=[.C204]" office:value-type="float" office:value="0.000005">
            <text:p>5.00E-006</text:p>
          </table:table-cell>
          <table:table-cell/>
          <table:table-cell table:formula="of:=IF(MOD([$Controls.$A205];100)=0;0.00001;0)" office:value-type="float" office:value="0">
            <text:p>0</text:p>
          </table:table-cell>
          <table:table-cell/>
          <table:table-cell table:formula="of:=IF(MOD([$Controls.$A205];100)=0;0.00001;0)+IF(MOD([$Controls.$A205];200)=0;0.00002;0)-IF(MOD([$Controls.$A20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8">
            <text:p>-4.80E-8</text:p>
          </table:table-cell>
          <table:table-cell/>
          <table:table-cell table:style-name="ce1" table:formula="of:=0.00000001*RANDBETWEEN(0;100)*RANDBETWEEN(-3;3)" office:value-type="float" office:value="-0.00000036">
            <text:p>-3.60E-7</text:p>
          </table:table-cell>
        </table:table-row>
        <table:table-row table:style-name="ro1">
          <table:table-cell table:style-name="ce4" table:formula="of:=SUM([.C206];[.G206];[.K206])" office:value-type="float" office:value="0.00000318">
            <text:p>3.180E-6</text:p>
          </table:table-cell>
          <table:table-cell/>
          <table:table-cell table:formula="of:=[.C205]" office:value-type="float" office:value="0.000005">
            <text:p>5.00E-006</text:p>
          </table:table-cell>
          <table:table-cell/>
          <table:table-cell table:formula="of:=IF(MOD([$Controls.$A206];100)=0;0.00001;0)" office:value-type="float" office:value="0">
            <text:p>0</text:p>
          </table:table-cell>
          <table:table-cell/>
          <table:table-cell table:formula="of:=IF(MOD([$Controls.$A206];100)=0;0.00001;0)+IF(MOD([$Controls.$A206];200)=0;0.00002;0)-IF(MOD([$Controls.$A20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2">
            <text:p>-1.82E-6</text:p>
          </table:table-cell>
        </table:table-row>
        <table:table-row table:style-name="ro1">
          <table:table-cell table:style-name="ce4" table:formula="of:=SUM([.C207];[.G207];[.K207])" office:value-type="float" office:value="0.00000596">
            <text:p>5.960E-6</text:p>
          </table:table-cell>
          <table:table-cell/>
          <table:table-cell table:formula="of:=[.C206]" office:value-type="float" office:value="0.000005">
            <text:p>5.00E-006</text:p>
          </table:table-cell>
          <table:table-cell/>
          <table:table-cell table:formula="of:=IF(MOD([$Controls.$A207];100)=0;0.00001;0)" office:value-type="float" office:value="0">
            <text:p>0</text:p>
          </table:table-cell>
          <table:table-cell/>
          <table:table-cell table:formula="of:=IF(MOD([$Controls.$A207];100)=0;0.00001;0)+IF(MOD([$Controls.$A207];200)=0;0.00002;0)-IF(MOD([$Controls.$A20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3">
            <text:p>2.30E-8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208];[.G208];[.K208])" office:value-type="float" office:value="0.00000314">
            <text:p>3.140E-6</text:p>
          </table:table-cell>
          <table:table-cell/>
          <table:table-cell table:formula="of:=[.C207]" office:value-type="float" office:value="0.000005">
            <text:p>5.00E-006</text:p>
          </table:table-cell>
          <table:table-cell/>
          <table:table-cell table:formula="of:=IF(MOD([$Controls.$A208];100)=0;0.00001;0)" office:value-type="float" office:value="0">
            <text:p>0</text:p>
          </table:table-cell>
          <table:table-cell/>
          <table:table-cell table:formula="of:=IF(MOD([$Controls.$A208];100)=0;0.00001;0)+IF(MOD([$Controls.$A208];200)=0;0.00002;0)-IF(MOD([$Controls.$A20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6">
            <text:p>-1.86E-6</text:p>
          </table:table-cell>
        </table:table-row>
        <table:table-row table:style-name="ro1">
          <table:table-cell table:style-name="ce4" table:formula="of:=SUM([.C209];[.G209];[.K209])" office:value-type="float" office:value="0.00000604">
            <text:p>6.040E-6</text:p>
          </table:table-cell>
          <table:table-cell/>
          <table:table-cell table:formula="of:=[.C208]" office:value-type="float" office:value="0.000005">
            <text:p>5.00E-006</text:p>
          </table:table-cell>
          <table:table-cell/>
          <table:table-cell table:formula="of:=IF(MOD([$Controls.$A209];100)=0;0.00001;0)" office:value-type="float" office:value="0">
            <text:p>0</text:p>
          </table:table-cell>
          <table:table-cell/>
          <table:table-cell table:formula="of:=IF(MOD([$Controls.$A209];100)=0;0.00001;0)+IF(MOD([$Controls.$A209];200)=0;0.00002;0)-IF(MOD([$Controls.$A20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04">
            <text:p>1.04E-6</text:p>
          </table:table-cell>
        </table:table-row>
        <table:table-row table:style-name="ro1">
          <table:table-cell table:style-name="ce4" table:formula="of:=SUM([.C210];[.G210];[.K210])" office:value-type="float" office:value="0.00000696">
            <text:p>6.960E-6</text:p>
          </table:table-cell>
          <table:table-cell/>
          <table:table-cell table:formula="of:=[.C209]" office:value-type="float" office:value="0.000005">
            <text:p>5.00E-006</text:p>
          </table:table-cell>
          <table:table-cell/>
          <table:table-cell table:formula="of:=IF(MOD([$Controls.$A210];100)=0;0.00001;0)" office:value-type="float" office:value="0">
            <text:p>0</text:p>
          </table:table-cell>
          <table:table-cell/>
          <table:table-cell table:formula="of:=IF(MOD([$Controls.$A210];100)=0;0.00001;0)+IF(MOD([$Controls.$A210];200)=0;0.00002;0)-IF(MOD([$Controls.$A2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96">
            <text:p>1.96E-6</text:p>
          </table:table-cell>
        </table:table-row>
        <table:table-row table:style-name="ro1">
          <table:table-cell table:style-name="ce4" table:formula="of:=SUM([.C211];[.G211];[.K211])" office:value-type="float" office:value="0.00000604">
            <text:p>6.040E-6</text:p>
          </table:table-cell>
          <table:table-cell/>
          <table:table-cell table:formula="of:=[.C210]" office:value-type="float" office:value="0.000005">
            <text:p>5.00E-006</text:p>
          </table:table-cell>
          <table:table-cell/>
          <table:table-cell table:formula="of:=IF(MOD([$Controls.$A211];100)=0;0.00001;0)" office:value-type="float" office:value="0">
            <text:p>0</text:p>
          </table:table-cell>
          <table:table-cell/>
          <table:table-cell table:formula="of:=IF(MOD([$Controls.$A211];100)=0;0.00001;0)+IF(MOD([$Controls.$A211];200)=0;0.00002;0)-IF(MOD([$Controls.$A2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04">
            <text:p>1.04E-6</text:p>
          </table:table-cell>
        </table:table-row>
        <table:table-row table:style-name="ro1">
          <table:table-cell table:style-name="ce4" table:formula="of:=SUM([.C212];[.G212];[.K212])" office:value-type="float" office:value="0.00000558">
            <text:p>5.580E-6</text:p>
          </table:table-cell>
          <table:table-cell/>
          <table:table-cell table:formula="of:=[.C211]" office:value-type="float" office:value="0.000005">
            <text:p>5.00E-006</text:p>
          </table:table-cell>
          <table:table-cell/>
          <table:table-cell table:formula="of:=IF(MOD([$Controls.$A212];100)=0;0.00001;0)" office:value-type="float" office:value="0">
            <text:p>0</text:p>
          </table:table-cell>
          <table:table-cell/>
          <table:table-cell table:formula="of:=IF(MOD([$Controls.$A212];100)=0;0.00001;0)+IF(MOD([$Controls.$A212];200)=0;0.00002;0)-IF(MOD([$Controls.$A2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3">
            <text:p>3.30E-8</text:p>
          </table:table-cell>
          <table:table-cell/>
          <table:table-cell table:style-name="ce1" table:formula="of:=0.00000001*RANDBETWEEN(0;100)*RANDBETWEEN(-3;3)" office:value-type="float" office:value="0.00000058">
            <text:p>5.80E-7</text:p>
          </table:table-cell>
        </table:table-row>
        <table:table-row table:style-name="ro1">
          <table:table-cell table:style-name="ce4" table:formula="of:=SUM([.C213];[.G213];[.K213])" office:value-type="float" office:value="0.00000442">
            <text:p>4.420E-6</text:p>
          </table:table-cell>
          <table:table-cell/>
          <table:table-cell table:formula="of:=[.C212]" office:value-type="float" office:value="0.000005">
            <text:p>5.00E-006</text:p>
          </table:table-cell>
          <table:table-cell/>
          <table:table-cell table:formula="of:=IF(MOD([$Controls.$A213];100)=0;0.00001;0)" office:value-type="float" office:value="0">
            <text:p>0</text:p>
          </table:table-cell>
          <table:table-cell/>
          <table:table-cell table:formula="of:=IF(MOD([$Controls.$A213];100)=0;0.00001;0)+IF(MOD([$Controls.$A213];200)=0;0.00002;0)-IF(MOD([$Controls.$A2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4">
            <text:p>-6.40E-8</text:p>
          </table:table-cell>
          <table:table-cell/>
          <table:table-cell table:style-name="ce1" table:formula="of:=0.00000001*RANDBETWEEN(0;100)*RANDBETWEEN(-3;3)" office:value-type="float" office:value="-0.00000058">
            <text:p>-5.80E-7</text:p>
          </table:table-cell>
        </table:table-row>
        <table:table-row table:style-name="ro1">
          <table:table-cell table:style-name="ce4" table:formula="of:=SUM([.C214];[.G214];[.K214])" office:value-type="float" office:value="0.000005">
            <text:p>5.000E-6</text:p>
          </table:table-cell>
          <table:table-cell/>
          <table:table-cell table:formula="of:=[.C213]" office:value-type="float" office:value="0.000005">
            <text:p>5.00E-006</text:p>
          </table:table-cell>
          <table:table-cell/>
          <table:table-cell table:formula="of:=IF(MOD([$Controls.$A214];100)=0;0.00001;0)" office:value-type="float" office:value="0">
            <text:p>0</text:p>
          </table:table-cell>
          <table:table-cell/>
          <table:table-cell table:formula="of:=IF(MOD([$Controls.$A214];100)=0;0.00001;0)+IF(MOD([$Controls.$A214];200)=0;0.00002;0)-IF(MOD([$Controls.$A2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5">
            <text:p>-1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15];[.G215];[.K215])" office:value-type="float" office:value="0.00000506">
            <text:p>5.060E-6</text:p>
          </table:table-cell>
          <table:table-cell/>
          <table:table-cell table:formula="of:=[.C214]" office:value-type="float" office:value="0.000005">
            <text:p>5.00E-006</text:p>
          </table:table-cell>
          <table:table-cell/>
          <table:table-cell table:formula="of:=IF(MOD([$Controls.$A215];100)=0;0.00001;0)" office:value-type="float" office:value="0">
            <text:p>0</text:p>
          </table:table-cell>
          <table:table-cell/>
          <table:table-cell table:formula="of:=IF(MOD([$Controls.$A215];100)=0;0.00001;0)+IF(MOD([$Controls.$A215];200)=0;0.00002;0)-IF(MOD([$Controls.$A2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06">
            <text:p>6.00E-8</text:p>
          </table:table-cell>
        </table:table-row>
        <table:table-row table:style-name="ro1">
          <table:table-cell table:style-name="ce4" table:formula="of:=SUM([.C216];[.G216];[.K216])" office:value-type="float" office:value="0.0000067">
            <text:p>6.700E-6</text:p>
          </table:table-cell>
          <table:table-cell/>
          <table:table-cell table:formula="of:=[.C215]" office:value-type="float" office:value="0.000005">
            <text:p>5.00E-006</text:p>
          </table:table-cell>
          <table:table-cell/>
          <table:table-cell table:formula="of:=IF(MOD([$Controls.$A216];100)=0;0.00001;0)" office:value-type="float" office:value="0">
            <text:p>0</text:p>
          </table:table-cell>
          <table:table-cell/>
          <table:table-cell table:formula="of:=IF(MOD([$Controls.$A216];100)=0;0.00001;0)+IF(MOD([$Controls.$A216];200)=0;0.00002;0)-IF(MOD([$Controls.$A2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1">
            <text:p>-1.10E-8</text:p>
          </table:table-cell>
          <table:table-cell/>
          <table:table-cell table:style-name="ce1" table:formula="of:=0.00000001*RANDBETWEEN(0;100)*RANDBETWEEN(-3;3)" office:value-type="float" office:value="0.0000017">
            <text:p>1.70E-6</text:p>
          </table:table-cell>
        </table:table-row>
        <table:table-row table:style-name="ro1">
          <table:table-cell table:style-name="ce4" table:formula="of:=SUM([.C217];[.G217];[.K217])" office:value-type="float" office:value="0.00000438">
            <text:p>4.380E-6</text:p>
          </table:table-cell>
          <table:table-cell/>
          <table:table-cell table:formula="of:=[.C216]" office:value-type="float" office:value="0.000005">
            <text:p>5.00E-006</text:p>
          </table:table-cell>
          <table:table-cell/>
          <table:table-cell table:formula="of:=IF(MOD([$Controls.$A217];100)=0;0.00001;0)" office:value-type="float" office:value="0">
            <text:p>0</text:p>
          </table:table-cell>
          <table:table-cell/>
          <table:table-cell table:formula="of:=IF(MOD([$Controls.$A217];100)=0;0.00001;0)+IF(MOD([$Controls.$A217];200)=0;0.00002;0)-IF(MOD([$Controls.$A2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9">
            <text:p>-9.90E-8</text:p>
          </table:table-cell>
          <table:table-cell/>
          <table:table-cell table:style-name="ce1" table:formula="of:=0.00000001*RANDBETWEEN(0;100)*RANDBETWEEN(-3;3)" office:value-type="float" office:value="-0.00000062">
            <text:p>-6.20E-7</text:p>
          </table:table-cell>
        </table:table-row>
        <table:table-row table:style-name="ro1">
          <table:table-cell table:style-name="ce4" table:formula="of:=SUM([.C218];[.G218];[.K218])" office:value-type="float" office:value="0.00000668">
            <text:p>6.680E-6</text:p>
          </table:table-cell>
          <table:table-cell/>
          <table:table-cell table:formula="of:=[.C217]" office:value-type="float" office:value="0.000005">
            <text:p>5.00E-006</text:p>
          </table:table-cell>
          <table:table-cell/>
          <table:table-cell table:formula="of:=IF(MOD([$Controls.$A218];100)=0;0.00001;0)" office:value-type="float" office:value="0">
            <text:p>0</text:p>
          </table:table-cell>
          <table:table-cell/>
          <table:table-cell table:formula="of:=IF(MOD([$Controls.$A218];100)=0;0.00001;0)+IF(MOD([$Controls.$A218];200)=0;0.00002;0)-IF(MOD([$Controls.$A2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9">
            <text:p>1.90E-8</text:p>
          </table:table-cell>
          <table:table-cell/>
          <table:table-cell table:style-name="ce1" table:formula="of:=0.00000001*RANDBETWEEN(0;100)*RANDBETWEEN(-3;3)" office:value-type="float" office:value="0.00000168">
            <text:p>1.68E-6</text:p>
          </table:table-cell>
        </table:table-row>
        <table:table-row table:style-name="ro1">
          <table:table-cell table:style-name="ce4" table:formula="of:=SUM([.C219];[.G219];[.K219])" office:value-type="float" office:value="0.00000694">
            <text:p>6.940E-6</text:p>
          </table:table-cell>
          <table:table-cell/>
          <table:table-cell table:formula="of:=[.C218]" office:value-type="float" office:value="0.000005">
            <text:p>5.00E-006</text:p>
          </table:table-cell>
          <table:table-cell/>
          <table:table-cell table:formula="of:=IF(MOD([$Controls.$A219];100)=0;0.00001;0)" office:value-type="float" office:value="0">
            <text:p>0</text:p>
          </table:table-cell>
          <table:table-cell/>
          <table:table-cell table:formula="of:=IF(MOD([$Controls.$A219];100)=0;0.00001;0)+IF(MOD([$Controls.$A219];200)=0;0.00002;0)-IF(MOD([$Controls.$A2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94">
            <text:p>1.94E-6</text:p>
          </table:table-cell>
        </table:table-row>
        <table:table-row table:style-name="ro1">
          <table:table-cell table:style-name="ce4" table:formula="of:=SUM([.C220];[.G220];[.K220])" office:value-type="float" office:value="0.00000376">
            <text:p>3.760E-6</text:p>
          </table:table-cell>
          <table:table-cell/>
          <table:table-cell table:formula="of:=[.C219]" office:value-type="float" office:value="0.000005">
            <text:p>5.00E-006</text:p>
          </table:table-cell>
          <table:table-cell/>
          <table:table-cell table:formula="of:=IF(MOD([$Controls.$A220];100)=0;0.00001;0)" office:value-type="float" office:value="0">
            <text:p>0</text:p>
          </table:table-cell>
          <table:table-cell/>
          <table:table-cell table:formula="of:=IF(MOD([$Controls.$A220];100)=0;0.00001;0)+IF(MOD([$Controls.$A220];200)=0;0.00002;0)-IF(MOD([$Controls.$A2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1">
            <text:p>-2.10E-8</text:p>
          </table:table-cell>
          <table:table-cell/>
          <table:table-cell table:style-name="ce1" table:formula="of:=0.00000001*RANDBETWEEN(0;100)*RANDBETWEEN(-3;3)" office:value-type="float" office:value="-0.00000124">
            <text:p>-1.24E-6</text:p>
          </table:table-cell>
        </table:table-row>
        <table:table-row table:style-name="ro1">
          <table:table-cell table:style-name="ce4" table:formula="of:=SUM([.C221];[.G221];[.K221])" office:value-type="float" office:value="0.000005">
            <text:p>5.000E-6</text:p>
          </table:table-cell>
          <table:table-cell/>
          <table:table-cell table:formula="of:=[.C220]" office:value-type="float" office:value="0.000005">
            <text:p>5.00E-006</text:p>
          </table:table-cell>
          <table:table-cell/>
          <table:table-cell table:formula="of:=IF(MOD([$Controls.$A221];100)=0;0.00001;0)" office:value-type="float" office:value="0">
            <text:p>0</text:p>
          </table:table-cell>
          <table:table-cell/>
          <table:table-cell table:formula="of:=IF(MOD([$Controls.$A221];100)=0;0.00001;0)+IF(MOD([$Controls.$A221];200)=0;0.00002;0)-IF(MOD([$Controls.$A2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2">
            <text:p>8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22];[.G222];[.K222])" office:value-type="float" office:value="0.000005">
            <text:p>5.000E-6</text:p>
          </table:table-cell>
          <table:table-cell/>
          <table:table-cell table:formula="of:=[.C221]" office:value-type="float" office:value="0.000005">
            <text:p>5.00E-006</text:p>
          </table:table-cell>
          <table:table-cell/>
          <table:table-cell table:formula="of:=IF(MOD([$Controls.$A222];100)=0;0.00001;0)" office:value-type="float" office:value="0">
            <text:p>0</text:p>
          </table:table-cell>
          <table:table-cell/>
          <table:table-cell table:formula="of:=IF(MOD([$Controls.$A222];100)=0;0.00001;0)+IF(MOD([$Controls.$A222];200)=0;0.00002;0)-IF(MOD([$Controls.$A2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6">
            <text:p>-6.6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23];[.G223];[.K223])" office:value-type="float" office:value="0.0000045">
            <text:p>4.500E-6</text:p>
          </table:table-cell>
          <table:table-cell/>
          <table:table-cell table:formula="of:=[.C222]" office:value-type="float" office:value="0.000005">
            <text:p>5.00E-006</text:p>
          </table:table-cell>
          <table:table-cell/>
          <table:table-cell table:formula="of:=IF(MOD([$Controls.$A223];100)=0;0.00001;0)" office:value-type="float" office:value="0">
            <text:p>0</text:p>
          </table:table-cell>
          <table:table-cell/>
          <table:table-cell table:formula="of:=IF(MOD([$Controls.$A223];100)=0;0.00001;0)+IF(MOD([$Controls.$A223];200)=0;0.00002;0)-IF(MOD([$Controls.$A22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1">
            <text:p>-7.10E-8</text:p>
          </table:table-cell>
          <table:table-cell/>
          <table:table-cell table:style-name="ce1" table:formula="of:=0.00000001*RANDBETWEEN(0;100)*RANDBETWEEN(-3;3)" office:value-type="float" office:value="-0.0000005">
            <text:p>-5.00E-7</text:p>
          </table:table-cell>
        </table:table-row>
        <table:table-row table:style-name="ro1">
          <table:table-cell table:style-name="ce4" table:formula="of:=SUM([.C224];[.G224];[.K224])" office:value-type="float" office:value="0.00000299">
            <text:p>2.990E-6</text:p>
          </table:table-cell>
          <table:table-cell/>
          <table:table-cell table:formula="of:=[.C223]" office:value-type="float" office:value="0.000005">
            <text:p>5.00E-006</text:p>
          </table:table-cell>
          <table:table-cell/>
          <table:table-cell table:formula="of:=IF(MOD([$Controls.$A224];100)=0;0.00001;0)" office:value-type="float" office:value="0">
            <text:p>0</text:p>
          </table:table-cell>
          <table:table-cell/>
          <table:table-cell table:formula="of:=IF(MOD([$Controls.$A224];100)=0;0.00001;0)+IF(MOD([$Controls.$A224];200)=0;0.00002;0)-IF(MOD([$Controls.$A2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01">
            <text:p>-2.01E-6</text:p>
          </table:table-cell>
        </table:table-row>
        <table:table-row table:style-name="ro1">
          <table:table-cell table:style-name="ce4" table:formula="of:=SUM([.C225];[.G225];[.K225])" office:value-type="float" office:value="0.00000509">
            <text:p>5.090E-6</text:p>
          </table:table-cell>
          <table:table-cell/>
          <table:table-cell table:formula="of:=[.C224]" office:value-type="float" office:value="0.000005">
            <text:p>5.00E-006</text:p>
          </table:table-cell>
          <table:table-cell/>
          <table:table-cell table:formula="of:=IF(MOD([$Controls.$A225];100)=0;0.00001;0)" office:value-type="float" office:value="0">
            <text:p>0</text:p>
          </table:table-cell>
          <table:table-cell/>
          <table:table-cell table:formula="of:=IF(MOD([$Controls.$A225];100)=0;0.00001;0)+IF(MOD([$Controls.$A225];200)=0;0.00002;0)-IF(MOD([$Controls.$A2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2">
            <text:p>-6.20E-8</text:p>
          </table:table-cell>
          <table:table-cell/>
          <table:table-cell table:style-name="ce1" table:formula="of:=0.00000001*RANDBETWEEN(0;100)*RANDBETWEEN(-3;3)" office:value-type="float" office:value="0.00000009">
            <text:p>9.00E-8</text:p>
          </table:table-cell>
        </table:table-row>
        <table:table-row table:style-name="ro1">
          <table:table-cell table:style-name="ce4" table:formula="of:=SUM([.C226];[.G226];[.K226])" office:value-type="float" office:value="0.00000584">
            <text:p>5.840E-6</text:p>
          </table:table-cell>
          <table:table-cell/>
          <table:table-cell table:formula="of:=[.C225]" office:value-type="float" office:value="0.000005">
            <text:p>5.00E-006</text:p>
          </table:table-cell>
          <table:table-cell/>
          <table:table-cell table:formula="of:=IF(MOD([$Controls.$A226];100)=0;0.00001;0)" office:value-type="float" office:value="0">
            <text:p>0</text:p>
          </table:table-cell>
          <table:table-cell/>
          <table:table-cell table:formula="of:=IF(MOD([$Controls.$A226];100)=0;0.00001;0)+IF(MOD([$Controls.$A226];200)=0;0.00002;0)-IF(MOD([$Controls.$A2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84">
            <text:p>8.40E-7</text:p>
          </table:table-cell>
        </table:table-row>
        <table:table-row table:style-name="ro1">
          <table:table-cell table:style-name="ce4" table:formula="of:=SUM([.C227];[.G227];[.K227])" office:value-type="float" office:value="0.00000454">
            <text:p>4.540E-6</text:p>
          </table:table-cell>
          <table:table-cell/>
          <table:table-cell table:formula="of:=[.C226]" office:value-type="float" office:value="0.000005">
            <text:p>5.00E-006</text:p>
          </table:table-cell>
          <table:table-cell/>
          <table:table-cell table:formula="of:=IF(MOD([$Controls.$A227];100)=0;0.00001;0)" office:value-type="float" office:value="0">
            <text:p>0</text:p>
          </table:table-cell>
          <table:table-cell/>
          <table:table-cell table:formula="of:=IF(MOD([$Controls.$A227];100)=0;0.00001;0)+IF(MOD([$Controls.$A227];200)=0;0.00002;0)-IF(MOD([$Controls.$A2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6">
            <text:p>-7.60E-8</text:p>
          </table:table-cell>
          <table:table-cell/>
          <table:table-cell table:style-name="ce1" table:formula="of:=0.00000001*RANDBETWEEN(0;100)*RANDBETWEEN(-3;3)" office:value-type="float" office:value="-0.00000046">
            <text:p>-4.60E-7</text:p>
          </table:table-cell>
        </table:table-row>
        <table:table-row table:style-name="ro1">
          <table:table-cell table:style-name="ce4" table:formula="of:=SUM([.C228];[.G228];[.K228])" office:value-type="float" office:value="0.00000425">
            <text:p>4.250E-6</text:p>
          </table:table-cell>
          <table:table-cell/>
          <table:table-cell table:formula="of:=[.C227]" office:value-type="float" office:value="0.000005">
            <text:p>5.00E-006</text:p>
          </table:table-cell>
          <table:table-cell/>
          <table:table-cell table:formula="of:=IF(MOD([$Controls.$A228];100)=0;0.00001;0)" office:value-type="float" office:value="0">
            <text:p>0</text:p>
          </table:table-cell>
          <table:table-cell/>
          <table:table-cell table:formula="of:=IF(MOD([$Controls.$A228];100)=0;0.00001;0)+IF(MOD([$Controls.$A228];200)=0;0.00002;0)-IF(MOD([$Controls.$A2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5">
            <text:p>-7.50E-7</text:p>
          </table:table-cell>
        </table:table-row>
        <table:table-row table:style-name="ro1">
          <table:table-cell table:style-name="ce4" table:formula="of:=SUM([.C229];[.G229];[.K229])" office:value-type="float" office:value="0.00000418">
            <text:p>4.180E-6</text:p>
          </table:table-cell>
          <table:table-cell/>
          <table:table-cell table:formula="of:=[.C228]" office:value-type="float" office:value="0.000005">
            <text:p>5.00E-006</text:p>
          </table:table-cell>
          <table:table-cell/>
          <table:table-cell table:formula="of:=IF(MOD([$Controls.$A229];100)=0;0.00001;0)" office:value-type="float" office:value="0">
            <text:p>0</text:p>
          </table:table-cell>
          <table:table-cell/>
          <table:table-cell table:formula="of:=IF(MOD([$Controls.$A229];100)=0;0.00001;0)+IF(MOD([$Controls.$A229];200)=0;0.00002;0)-IF(MOD([$Controls.$A2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2">
            <text:p>-8.20E-7</text:p>
          </table:table-cell>
        </table:table-row>
        <table:table-row table:style-name="ro1">
          <table:table-cell table:style-name="ce4" table:formula="of:=SUM([.C230];[.G230];[.K230])" office:value-type="float" office:value="0.00000614">
            <text:p>6.140E-6</text:p>
          </table:table-cell>
          <table:table-cell/>
          <table:table-cell table:formula="of:=[.C229]" office:value-type="float" office:value="0.000005">
            <text:p>5.00E-006</text:p>
          </table:table-cell>
          <table:table-cell/>
          <table:table-cell table:formula="of:=IF(MOD([$Controls.$A230];100)=0;0.00001;0)" office:value-type="float" office:value="0">
            <text:p>0</text:p>
          </table:table-cell>
          <table:table-cell/>
          <table:table-cell table:formula="of:=IF(MOD([$Controls.$A230];100)=0;0.00001;0)+IF(MOD([$Controls.$A230];200)=0;0.00002;0)-IF(MOD([$Controls.$A2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14">
            <text:p>1.14E-6</text:p>
          </table:table-cell>
        </table:table-row>
        <table:table-row table:style-name="ro1">
          <table:table-cell table:style-name="ce4" table:formula="of:=SUM([.C231];[.G231];[.K231])" office:value-type="float" office:value="0.00000489">
            <text:p>4.890E-6</text:p>
          </table:table-cell>
          <table:table-cell/>
          <table:table-cell table:formula="of:=[.C230]" office:value-type="float" office:value="0.000005">
            <text:p>5.00E-006</text:p>
          </table:table-cell>
          <table:table-cell/>
          <table:table-cell table:formula="of:=IF(MOD([$Controls.$A231];100)=0;0.00001;0)" office:value-type="float" office:value="0">
            <text:p>0</text:p>
          </table:table-cell>
          <table:table-cell/>
          <table:table-cell table:formula="of:=IF(MOD([$Controls.$A231];100)=0;0.00001;0)+IF(MOD([$Controls.$A231];200)=0;0.00002;0)-IF(MOD([$Controls.$A2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8">
            <text:p>1.80E-8</text:p>
          </table:table-cell>
          <table:table-cell/>
          <table:table-cell table:style-name="ce1" table:formula="of:=0.00000001*RANDBETWEEN(0;100)*RANDBETWEEN(-3;3)" office:value-type="float" office:value="-0.00000011">
            <text:p>-1.10E-7</text:p>
          </table:table-cell>
        </table:table-row>
        <table:table-row table:style-name="ro1">
          <table:table-cell table:style-name="ce4" table:formula="of:=SUM([.C232];[.G232];[.K232])" office:value-type="float" office:value="0.00000626">
            <text:p>6.260E-6</text:p>
          </table:table-cell>
          <table:table-cell/>
          <table:table-cell table:formula="of:=[.C231]" office:value-type="float" office:value="0.000005">
            <text:p>5.00E-006</text:p>
          </table:table-cell>
          <table:table-cell/>
          <table:table-cell table:formula="of:=IF(MOD([$Controls.$A232];100)=0;0.00001;0)" office:value-type="float" office:value="0">
            <text:p>0</text:p>
          </table:table-cell>
          <table:table-cell/>
          <table:table-cell table:formula="of:=IF(MOD([$Controls.$A232];100)=0;0.00001;0)+IF(MOD([$Controls.$A232];200)=0;0.00002;0)-IF(MOD([$Controls.$A2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5">
            <text:p>-4.50E-8</text:p>
          </table:table-cell>
          <table:table-cell/>
          <table:table-cell table:style-name="ce1" table:formula="of:=0.00000001*RANDBETWEEN(0;100)*RANDBETWEEN(-3;3)" office:value-type="float" office:value="0.00000126">
            <text:p>1.26E-6</text:p>
          </table:table-cell>
        </table:table-row>
        <table:table-row table:style-name="ro1">
          <table:table-cell table:style-name="ce4" table:formula="of:=SUM([.C233];[.G233];[.K233])" office:value-type="float" office:value="0.0000033">
            <text:p>3.300E-6</text:p>
          </table:table-cell>
          <table:table-cell/>
          <table:table-cell table:formula="of:=[.C232]" office:value-type="float" office:value="0.000005">
            <text:p>5.00E-006</text:p>
          </table:table-cell>
          <table:table-cell/>
          <table:table-cell table:formula="of:=IF(MOD([$Controls.$A233];100)=0;0.00001;0)" office:value-type="float" office:value="0">
            <text:p>0</text:p>
          </table:table-cell>
          <table:table-cell/>
          <table:table-cell table:formula="of:=IF(MOD([$Controls.$A233];100)=0;0.00001;0)+IF(MOD([$Controls.$A233];200)=0;0.00002;0)-IF(MOD([$Controls.$A2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7">
            <text:p>-1.70E-6</text:p>
          </table:table-cell>
        </table:table-row>
        <table:table-row table:style-name="ro1">
          <table:table-cell table:style-name="ce4" table:formula="of:=SUM([.C234];[.G234];[.K234])" office:value-type="float" office:value="0.0000063">
            <text:p>6.300E-6</text:p>
          </table:table-cell>
          <table:table-cell/>
          <table:table-cell table:formula="of:=[.C233]" office:value-type="float" office:value="0.000005">
            <text:p>5.00E-006</text:p>
          </table:table-cell>
          <table:table-cell/>
          <table:table-cell table:formula="of:=IF(MOD([$Controls.$A234];100)=0;0.00001;0)" office:value-type="float" office:value="0">
            <text:p>0</text:p>
          </table:table-cell>
          <table:table-cell/>
          <table:table-cell table:formula="of:=IF(MOD([$Controls.$A234];100)=0;0.00001;0)+IF(MOD([$Controls.$A234];200)=0;0.00002;0)-IF(MOD([$Controls.$A2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2">
            <text:p>2.00E-9</text:p>
          </table:table-cell>
          <table:table-cell/>
          <table:table-cell table:style-name="ce1" table:formula="of:=0.00000001*RANDBETWEEN(0;100)*RANDBETWEEN(-3;3)" office:value-type="float" office:value="0.0000013">
            <text:p>1.30E-6</text:p>
          </table:table-cell>
        </table:table-row>
        <table:table-row table:style-name="ro1">
          <table:table-cell table:style-name="ce4" table:formula="of:=SUM([.C235];[.G235];[.K235])" office:value-type="float" office:value="0.00000494">
            <text:p>4.940E-6</text:p>
          </table:table-cell>
          <table:table-cell/>
          <table:table-cell table:formula="of:=[.C234]" office:value-type="float" office:value="0.000005">
            <text:p>5.00E-006</text:p>
          </table:table-cell>
          <table:table-cell/>
          <table:table-cell table:formula="of:=IF(MOD([$Controls.$A235];100)=0;0.00001;0)" office:value-type="float" office:value="0">
            <text:p>0</text:p>
          </table:table-cell>
          <table:table-cell/>
          <table:table-cell table:formula="of:=IF(MOD([$Controls.$A235];100)=0;0.00001;0)+IF(MOD([$Controls.$A235];200)=0;0.00002;0)-IF(MOD([$Controls.$A2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">
            <text:p>-2.00E-8</text:p>
          </table:table-cell>
          <table:table-cell/>
          <table:table-cell table:style-name="ce1" table:formula="of:=0.00000001*RANDBETWEEN(0;100)*RANDBETWEEN(-3;3)" office:value-type="float" office:value="-0.00000006">
            <text:p>-6.00E-8</text:p>
          </table:table-cell>
        </table:table-row>
        <table:table-row table:style-name="ro1">
          <table:table-cell table:style-name="ce4" table:formula="of:=SUM([.C236];[.G236];[.K236])" office:value-type="float" office:value="0.00000308">
            <text:p>3.080E-6</text:p>
          </table:table-cell>
          <table:table-cell/>
          <table:table-cell table:formula="of:=[.C235]" office:value-type="float" office:value="0.000005">
            <text:p>5.00E-006</text:p>
          </table:table-cell>
          <table:table-cell/>
          <table:table-cell table:formula="of:=IF(MOD([$Controls.$A236];100)=0;0.00001;0)" office:value-type="float" office:value="0">
            <text:p>0</text:p>
          </table:table-cell>
          <table:table-cell/>
          <table:table-cell table:formula="of:=IF(MOD([$Controls.$A236];100)=0;0.00001;0)+IF(MOD([$Controls.$A236];200)=0;0.00002;0)-IF(MOD([$Controls.$A2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8">
            <text:p>-8.80E-8</text:p>
          </table:table-cell>
          <table:table-cell/>
          <table:table-cell table:style-name="ce1" table:formula="of:=0.00000001*RANDBETWEEN(0;100)*RANDBETWEEN(-3;3)" office:value-type="float" office:value="-0.00000192">
            <text:p>-1.92E-6</text:p>
          </table:table-cell>
        </table:table-row>
        <table:table-row table:style-name="ro1">
          <table:table-cell table:style-name="ce4" table:formula="of:=SUM([.C237];[.G237];[.K237])" office:value-type="float" office:value="0.0000042">
            <text:p>4.200E-6</text:p>
          </table:table-cell>
          <table:table-cell/>
          <table:table-cell table:formula="of:=[.C236]" office:value-type="float" office:value="0.000005">
            <text:p>5.00E-006</text:p>
          </table:table-cell>
          <table:table-cell/>
          <table:table-cell table:formula="of:=IF(MOD([$Controls.$A237];100)=0;0.00001;0)" office:value-type="float" office:value="0">
            <text:p>0</text:p>
          </table:table-cell>
          <table:table-cell/>
          <table:table-cell table:formula="of:=IF(MOD([$Controls.$A237];100)=0;0.00001;0)+IF(MOD([$Controls.$A237];200)=0;0.00002;0)-IF(MOD([$Controls.$A2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">
            <text:p>-8.00E-7</text:p>
          </table:table-cell>
        </table:table-row>
        <table:table-row table:style-name="ro1">
          <table:table-cell table:style-name="ce4" table:formula="of:=SUM([.C238];[.G238];[.K238])" office:value-type="float" office:value="0.00000441">
            <text:p>4.410E-6</text:p>
          </table:table-cell>
          <table:table-cell/>
          <table:table-cell table:formula="of:=[.C237]" office:value-type="float" office:value="0.000005">
            <text:p>5.00E-006</text:p>
          </table:table-cell>
          <table:table-cell/>
          <table:table-cell table:formula="of:=IF(MOD([$Controls.$A238];100)=0;0.00001;0)" office:value-type="float" office:value="0">
            <text:p>0</text:p>
          </table:table-cell>
          <table:table-cell/>
          <table:table-cell table:formula="of:=IF(MOD([$Controls.$A238];100)=0;0.00001;0)+IF(MOD([$Controls.$A238];200)=0;0.00002;0)-IF(MOD([$Controls.$A2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7">
            <text:p>7.00E-9</text:p>
          </table:table-cell>
          <table:table-cell/>
          <table:table-cell table:style-name="ce1" table:formula="of:=0.00000001*RANDBETWEEN(0;100)*RANDBETWEEN(-3;3)" office:value-type="float" office:value="-0.00000059">
            <text:p>-5.90E-7</text:p>
          </table:table-cell>
        </table:table-row>
        <table:table-row table:style-name="ro1">
          <table:table-cell table:style-name="ce4" table:formula="of:=SUM([.C239];[.G239];[.K239])" office:value-type="float" office:value="0.00000368">
            <text:p>3.680E-6</text:p>
          </table:table-cell>
          <table:table-cell/>
          <table:table-cell table:formula="of:=[.C238]" office:value-type="float" office:value="0.000005">
            <text:p>5.00E-006</text:p>
          </table:table-cell>
          <table:table-cell/>
          <table:table-cell table:formula="of:=IF(MOD([$Controls.$A239];100)=0;0.00001;0)" office:value-type="float" office:value="0">
            <text:p>0</text:p>
          </table:table-cell>
          <table:table-cell/>
          <table:table-cell table:formula="of:=IF(MOD([$Controls.$A239];100)=0;0.00001;0)+IF(MOD([$Controls.$A239];200)=0;0.00002;0)-IF(MOD([$Controls.$A2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32">
            <text:p>-1.32E-6</text:p>
          </table:table-cell>
        </table:table-row>
        <table:table-row table:style-name="ro1">
          <table:table-cell table:style-name="ce4" table:formula="of:=SUM([.C240];[.G240];[.K240])" office:value-type="float" office:value="0.00000564">
            <text:p>5.640E-6</text:p>
          </table:table-cell>
          <table:table-cell/>
          <table:table-cell table:formula="of:=[.C239]" office:value-type="float" office:value="0.000005">
            <text:p>5.00E-006</text:p>
          </table:table-cell>
          <table:table-cell/>
          <table:table-cell table:formula="of:=IF(MOD([$Controls.$A240];100)=0;0.00001;0)" office:value-type="float" office:value="0">
            <text:p>0</text:p>
          </table:table-cell>
          <table:table-cell/>
          <table:table-cell table:formula="of:=IF(MOD([$Controls.$A240];100)=0;0.00001;0)+IF(MOD([$Controls.$A240];200)=0;0.00002;0)-IF(MOD([$Controls.$A2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8">
            <text:p>-4.80E-8</text:p>
          </table:table-cell>
          <table:table-cell/>
          <table:table-cell table:style-name="ce1" table:formula="of:=0.00000001*RANDBETWEEN(0;100)*RANDBETWEEN(-3;3)" office:value-type="float" office:value="0.00000064">
            <text:p>6.40E-7</text:p>
          </table:table-cell>
        </table:table-row>
        <table:table-row table:style-name="ro1">
          <table:table-cell table:style-name="ce4" table:formula="of:=SUM([.C241];[.G241];[.K241])" office:value-type="float" office:value="0.00000316">
            <text:p>3.160E-6</text:p>
          </table:table-cell>
          <table:table-cell/>
          <table:table-cell table:formula="of:=[.C240]" office:value-type="float" office:value="0.000005">
            <text:p>5.00E-006</text:p>
          </table:table-cell>
          <table:table-cell/>
          <table:table-cell table:formula="of:=IF(MOD([$Controls.$A241];100)=0;0.00001;0)" office:value-type="float" office:value="0">
            <text:p>0</text:p>
          </table:table-cell>
          <table:table-cell/>
          <table:table-cell table:formula="of:=IF(MOD([$Controls.$A241];100)=0;0.00001;0)+IF(MOD([$Controls.$A241];200)=0;0.00002;0)-IF(MOD([$Controls.$A2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4">
            <text:p>-1.84E-6</text:p>
          </table:table-cell>
        </table:table-row>
        <table:table-row table:style-name="ro1">
          <table:table-cell table:style-name="ce4" table:formula="of:=SUM([.C242];[.G242];[.K242])" office:value-type="float" office:value="0.00000464">
            <text:p>4.640E-6</text:p>
          </table:table-cell>
          <table:table-cell/>
          <table:table-cell table:formula="of:=[.C241]" office:value-type="float" office:value="0.000005">
            <text:p>5.00E-006</text:p>
          </table:table-cell>
          <table:table-cell/>
          <table:table-cell table:formula="of:=IF(MOD([$Controls.$A242];100)=0;0.00001;0)" office:value-type="float" office:value="0">
            <text:p>0</text:p>
          </table:table-cell>
          <table:table-cell/>
          <table:table-cell table:formula="of:=IF(MOD([$Controls.$A242];100)=0;0.00001;0)+IF(MOD([$Controls.$A242];200)=0;0.00002;0)-IF(MOD([$Controls.$A2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36">
            <text:p>-3.60E-7</text:p>
          </table:table-cell>
        </table:table-row>
        <table:table-row table:style-name="ro1">
          <table:table-cell table:style-name="ce4" table:formula="of:=SUM([.C243];[.G243];[.K243])" office:value-type="float" office:value="0.00003557">
            <text:p>3.557E-5</text:p>
          </table:table-cell>
          <table:table-cell/>
          <table:table-cell table:formula="of:=[.C242]" office:value-type="float" office:value="0.000005">
            <text:p>5.00E-006</text:p>
          </table:table-cell>
          <table:table-cell/>
          <table:table-cell table:formula="of:=IF(MOD([$Controls.$A243];100)=0;0.00001;0)" office:value-type="float" office:value="0.00001">
            <text:p>0.00001</text:p>
          </table:table-cell>
          <table:table-cell/>
          <table:table-cell table:formula="of:=IF(MOD([$Controls.$A243];100)=0;0.00001;0)+IF(MOD([$Controls.$A243];200)=0;0.00002;0)-IF(MOD([$Controls.$A24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-0.000000076">
            <text:p>-7.60E-8</text:p>
          </table:table-cell>
          <table:table-cell/>
          <table:table-cell table:style-name="ce1" table:formula="of:=0.00000001*RANDBETWEEN(0;100)*RANDBETWEEN(-3;3)" office:value-type="float" office:value="0.00000057">
            <text:p>5.70E-7</text:p>
          </table:table-cell>
        </table:table-row>
        <table:table-row table:style-name="ro1">
          <table:table-cell table:style-name="ce4" table:formula="of:=SUM([.C244];[.G244];[.K244])" office:value-type="float" office:value="0.00000459">
            <text:p>4.590E-6</text:p>
          </table:table-cell>
          <table:table-cell/>
          <table:table-cell table:formula="of:=[.C243]" office:value-type="float" office:value="0.000005">
            <text:p>5.00E-006</text:p>
          </table:table-cell>
          <table:table-cell/>
          <table:table-cell table:formula="of:=IF(MOD([$Controls.$A244];100)=0;0.00001;0)" office:value-type="float" office:value="0">
            <text:p>0</text:p>
          </table:table-cell>
          <table:table-cell/>
          <table:table-cell table:formula="of:=IF(MOD([$Controls.$A244];100)=0;0.00001;0)+IF(MOD([$Controls.$A244];200)=0;0.00002;0)-IF(MOD([$Controls.$A2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4">
            <text:p>-8.40E-8</text:p>
          </table:table-cell>
          <table:table-cell/>
          <table:table-cell table:style-name="ce1" table:formula="of:=0.00000001*RANDBETWEEN(0;100)*RANDBETWEEN(-3;3)" office:value-type="float" office:value="-0.00000041">
            <text:p>-4.10E-7</text:p>
          </table:table-cell>
        </table:table-row>
        <table:table-row table:style-name="ro1">
          <table:table-cell table:style-name="ce4" table:formula="of:=SUM([.C245];[.G245];[.K245])" office:value-type="float" office:value="0.000005">
            <text:p>5.000E-6</text:p>
          </table:table-cell>
          <table:table-cell/>
          <table:table-cell table:formula="of:=[.C244]" office:value-type="float" office:value="0.000005">
            <text:p>5.00E-006</text:p>
          </table:table-cell>
          <table:table-cell/>
          <table:table-cell table:formula="of:=IF(MOD([$Controls.$A245];100)=0;0.00001;0)" office:value-type="float" office:value="0">
            <text:p>0</text:p>
          </table:table-cell>
          <table:table-cell/>
          <table:table-cell table:formula="of:=IF(MOD([$Controls.$A245];100)=0;0.00001;0)+IF(MOD([$Controls.$A245];200)=0;0.00002;0)-IF(MOD([$Controls.$A2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46];[.G246];[.K246])" office:value-type="float" office:value="0.00000428">
            <text:p>4.280E-6</text:p>
          </table:table-cell>
          <table:table-cell/>
          <table:table-cell table:formula="of:=[.C245]" office:value-type="float" office:value="0.000005">
            <text:p>5.00E-006</text:p>
          </table:table-cell>
          <table:table-cell/>
          <table:table-cell table:formula="of:=IF(MOD([$Controls.$A246];100)=0;0.00001;0)" office:value-type="float" office:value="0">
            <text:p>0</text:p>
          </table:table-cell>
          <table:table-cell/>
          <table:table-cell table:formula="of:=IF(MOD([$Controls.$A246];100)=0;0.00001;0)+IF(MOD([$Controls.$A246];200)=0;0.00002;0)-IF(MOD([$Controls.$A2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1">
            <text:p>5.10E-8</text:p>
          </table:table-cell>
          <table:table-cell/>
          <table:table-cell table:style-name="ce1" table:formula="of:=0.00000001*RANDBETWEEN(0;100)*RANDBETWEEN(-3;3)" office:value-type="float" office:value="-0.00000072">
            <text:p>-7.20E-7</text:p>
          </table:table-cell>
        </table:table-row>
        <table:table-row table:style-name="ro1">
          <table:table-cell table:style-name="ce4" table:formula="of:=SUM([.C247];[.G247];[.K247])" office:value-type="float" office:value="0.00000617">
            <text:p>6.170E-6</text:p>
          </table:table-cell>
          <table:table-cell/>
          <table:table-cell table:formula="of:=[.C246]" office:value-type="float" office:value="0.000005">
            <text:p>5.00E-006</text:p>
          </table:table-cell>
          <table:table-cell/>
          <table:table-cell table:formula="of:=IF(MOD([$Controls.$A247];100)=0;0.00001;0)" office:value-type="float" office:value="0">
            <text:p>0</text:p>
          </table:table-cell>
          <table:table-cell/>
          <table:table-cell table:formula="of:=IF(MOD([$Controls.$A247];100)=0;0.00001;0)+IF(MOD([$Controls.$A247];200)=0;0.00002;0)-IF(MOD([$Controls.$A2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2">
            <text:p>1.20E-8</text:p>
          </table:table-cell>
          <table:table-cell/>
          <table:table-cell table:style-name="ce1" table:formula="of:=0.00000001*RANDBETWEEN(0;100)*RANDBETWEEN(-3;3)" office:value-type="float" office:value="0.00000117">
            <text:p>1.17E-6</text:p>
          </table:table-cell>
        </table:table-row>
        <table:table-row table:style-name="ro1">
          <table:table-cell table:style-name="ce4" table:formula="of:=SUM([.C248];[.G248];[.K248])" office:value-type="float" office:value="0.00000328">
            <text:p>3.280E-6</text:p>
          </table:table-cell>
          <table:table-cell/>
          <table:table-cell table:formula="of:=[.C247]" office:value-type="float" office:value="0.000005">
            <text:p>5.00E-006</text:p>
          </table:table-cell>
          <table:table-cell/>
          <table:table-cell table:formula="of:=IF(MOD([$Controls.$A248];100)=0;0.00001;0)" office:value-type="float" office:value="0">
            <text:p>0</text:p>
          </table:table-cell>
          <table:table-cell/>
          <table:table-cell table:formula="of:=IF(MOD([$Controls.$A248];100)=0;0.00001;0)+IF(MOD([$Controls.$A248];200)=0;0.00002;0)-IF(MOD([$Controls.$A2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5">
            <text:p>-1.50E-8</text:p>
          </table:table-cell>
          <table:table-cell/>
          <table:table-cell table:style-name="ce1" table:formula="of:=0.00000001*RANDBETWEEN(0;100)*RANDBETWEEN(-3;3)" office:value-type="float" office:value="-0.00000172">
            <text:p>-1.72E-6</text:p>
          </table:table-cell>
        </table:table-row>
        <table:table-row table:style-name="ro1">
          <table:table-cell table:style-name="ce4" table:formula="of:=SUM([.C249];[.G249];[.K249])" office:value-type="float" office:value="0.000005">
            <text:p>5.000E-6</text:p>
          </table:table-cell>
          <table:table-cell/>
          <table:table-cell table:formula="of:=[.C248]" office:value-type="float" office:value="0.000005">
            <text:p>5.00E-006</text:p>
          </table:table-cell>
          <table:table-cell/>
          <table:table-cell table:formula="of:=IF(MOD([$Controls.$A249];100)=0;0.00001;0)" office:value-type="float" office:value="0">
            <text:p>0</text:p>
          </table:table-cell>
          <table:table-cell/>
          <table:table-cell table:formula="of:=IF(MOD([$Controls.$A249];100)=0;0.00001;0)+IF(MOD([$Controls.$A249];200)=0;0.00002;0)-IF(MOD([$Controls.$A2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1">
            <text:p>-6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50];[.G250];[.K250])" office:value-type="float" office:value="0.00000488">
            <text:p>4.880E-6</text:p>
          </table:table-cell>
          <table:table-cell/>
          <table:table-cell table:formula="of:=[.C249]" office:value-type="float" office:value="0.000005">
            <text:p>5.00E-006</text:p>
          </table:table-cell>
          <table:table-cell/>
          <table:table-cell table:formula="of:=IF(MOD([$Controls.$A250];100)=0;0.00001;0)" office:value-type="float" office:value="0">
            <text:p>0</text:p>
          </table:table-cell>
          <table:table-cell/>
          <table:table-cell table:formula="of:=IF(MOD([$Controls.$A250];100)=0;0.00001;0)+IF(MOD([$Controls.$A250];200)=0;0.00002;0)-IF(MOD([$Controls.$A2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5">
            <text:p>8.50E-8</text:p>
          </table:table-cell>
          <table:table-cell/>
          <table:table-cell table:style-name="ce1" table:formula="of:=0.00000001*RANDBETWEEN(0;100)*RANDBETWEEN(-3;3)" office:value-type="float" office:value="-0.00000012">
            <text:p>-1.20E-7</text:p>
          </table:table-cell>
        </table:table-row>
        <table:table-row table:style-name="ro1">
          <table:table-cell table:style-name="ce4" table:formula="of:=SUM([.C251];[.G251];[.K251])" office:value-type="float" office:value="0.00000731">
            <text:p>7.310E-6</text:p>
          </table:table-cell>
          <table:table-cell/>
          <table:table-cell table:formula="of:=[.C250]" office:value-type="float" office:value="0.000005">
            <text:p>5.00E-006</text:p>
          </table:table-cell>
          <table:table-cell/>
          <table:table-cell table:formula="of:=IF(MOD([$Controls.$A251];100)=0;0.00001;0)" office:value-type="float" office:value="0">
            <text:p>0</text:p>
          </table:table-cell>
          <table:table-cell/>
          <table:table-cell table:formula="of:=IF(MOD([$Controls.$A251];100)=0;0.00001;0)+IF(MOD([$Controls.$A251];200)=0;0.00002;0)-IF(MOD([$Controls.$A2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1">
            <text:p>4.10E-8</text:p>
          </table:table-cell>
          <table:table-cell/>
          <table:table-cell table:style-name="ce1" table:formula="of:=0.00000001*RANDBETWEEN(0;100)*RANDBETWEEN(-3;3)" office:value-type="float" office:value="0.00000231">
            <text:p>2.31E-6</text:p>
          </table:table-cell>
        </table:table-row>
        <table:table-row table:style-name="ro1">
          <table:table-cell table:style-name="ce4" table:formula="of:=SUM([.C252];[.G252];[.K252])" office:value-type="float" office:value="0.000005">
            <text:p>5.000E-6</text:p>
          </table:table-cell>
          <table:table-cell/>
          <table:table-cell table:formula="of:=[.C251]" office:value-type="float" office:value="0.000005">
            <text:p>5.00E-006</text:p>
          </table:table-cell>
          <table:table-cell/>
          <table:table-cell table:formula="of:=IF(MOD([$Controls.$A252];100)=0;0.00001;0)" office:value-type="float" office:value="0">
            <text:p>0</text:p>
          </table:table-cell>
          <table:table-cell/>
          <table:table-cell table:formula="of:=IF(MOD([$Controls.$A252];100)=0;0.00001;0)+IF(MOD([$Controls.$A252];200)=0;0.00002;0)-IF(MOD([$Controls.$A2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53];[.G253];[.K253])" office:value-type="float" office:value="0.00000568">
            <text:p>5.680E-6</text:p>
          </table:table-cell>
          <table:table-cell/>
          <table:table-cell table:formula="of:=[.C252]" office:value-type="float" office:value="0.000005">
            <text:p>5.00E-006</text:p>
          </table:table-cell>
          <table:table-cell/>
          <table:table-cell table:formula="of:=IF(MOD([$Controls.$A253];100)=0;0.00001;0)" office:value-type="float" office:value="0">
            <text:p>0</text:p>
          </table:table-cell>
          <table:table-cell/>
          <table:table-cell table:formula="of:=IF(MOD([$Controls.$A253];100)=0;0.00001;0)+IF(MOD([$Controls.$A253];200)=0;0.00002;0)-IF(MOD([$Controls.$A2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6">
            <text:p>2.60E-8</text:p>
          </table:table-cell>
          <table:table-cell/>
          <table:table-cell table:style-name="ce1" table:formula="of:=0.00000001*RANDBETWEEN(0;100)*RANDBETWEEN(-3;3)" office:value-type="float" office:value="0.00000068">
            <text:p>6.80E-7</text:p>
          </table:table-cell>
        </table:table-row>
        <table:table-row table:style-name="ro1">
          <table:table-cell table:style-name="ce4" table:formula="of:=SUM([.C254];[.G254];[.K254])" office:value-type="float" office:value="0.00000761">
            <text:p>7.610E-6</text:p>
          </table:table-cell>
          <table:table-cell/>
          <table:table-cell table:formula="of:=[.C253]" office:value-type="float" office:value="0.000005">
            <text:p>5.00E-006</text:p>
          </table:table-cell>
          <table:table-cell/>
          <table:table-cell table:formula="of:=IF(MOD([$Controls.$A254];100)=0;0.00001;0)" office:value-type="float" office:value="0">
            <text:p>0</text:p>
          </table:table-cell>
          <table:table-cell/>
          <table:table-cell table:formula="of:=IF(MOD([$Controls.$A254];100)=0;0.00001;0)+IF(MOD([$Controls.$A254];200)=0;0.00002;0)-IF(MOD([$Controls.$A2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3">
            <text:p>4.30E-8</text:p>
          </table:table-cell>
          <table:table-cell/>
          <table:table-cell table:style-name="ce1" table:formula="of:=0.00000001*RANDBETWEEN(0;100)*RANDBETWEEN(-3;3)" office:value-type="float" office:value="0.00000261">
            <text:p>2.61E-6</text:p>
          </table:table-cell>
        </table:table-row>
        <table:table-row table:style-name="ro1">
          <table:table-cell table:style-name="ce4" table:formula="of:=SUM([.C255];[.G255];[.K255])" office:value-type="float" office:value="0.00000482">
            <text:p>4.820E-6</text:p>
          </table:table-cell>
          <table:table-cell/>
          <table:table-cell table:formula="of:=[.C254]" office:value-type="float" office:value="0.000005">
            <text:p>5.00E-006</text:p>
          </table:table-cell>
          <table:table-cell/>
          <table:table-cell table:formula="of:=IF(MOD([$Controls.$A255];100)=0;0.00001;0)" office:value-type="float" office:value="0">
            <text:p>0</text:p>
          </table:table-cell>
          <table:table-cell/>
          <table:table-cell table:formula="of:=IF(MOD([$Controls.$A255];100)=0;0.00001;0)+IF(MOD([$Controls.$A255];200)=0;0.00002;0)-IF(MOD([$Controls.$A2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5">
            <text:p>4.50E-8</text:p>
          </table:table-cell>
          <table:table-cell/>
          <table:table-cell table:style-name="ce1" table:formula="of:=0.00000001*RANDBETWEEN(0;100)*RANDBETWEEN(-3;3)" office:value-type="float" office:value="-0.00000018">
            <text:p>-1.80E-7</text:p>
          </table:table-cell>
        </table:table-row>
        <table:table-row table:style-name="ro1">
          <table:table-cell table:style-name="ce4" table:formula="of:=SUM([.C256];[.G256];[.K256])" office:value-type="float" office:value="0.00000278">
            <text:p>2.780E-6</text:p>
          </table:table-cell>
          <table:table-cell/>
          <table:table-cell table:formula="of:=[.C255]" office:value-type="float" office:value="0.000005">
            <text:p>5.00E-006</text:p>
          </table:table-cell>
          <table:table-cell/>
          <table:table-cell table:formula="of:=IF(MOD([$Controls.$A256];100)=0;0.00001;0)" office:value-type="float" office:value="0">
            <text:p>0</text:p>
          </table:table-cell>
          <table:table-cell/>
          <table:table-cell table:formula="of:=IF(MOD([$Controls.$A256];100)=0;0.00001;0)+IF(MOD([$Controls.$A256];200)=0;0.00002;0)-IF(MOD([$Controls.$A2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2">
            <text:p>-1.20E-8</text:p>
          </table:table-cell>
          <table:table-cell/>
          <table:table-cell table:style-name="ce1" table:formula="of:=0.00000001*RANDBETWEEN(0;100)*RANDBETWEEN(-3;3)" office:value-type="float" office:value="-0.00000222">
            <text:p>-2.22E-6</text:p>
          </table:table-cell>
        </table:table-row>
        <table:table-row table:style-name="ro1">
          <table:table-cell table:style-name="ce4" table:formula="of:=SUM([.C257];[.G257];[.K257])" office:value-type="float" office:value="0.00000398">
            <text:p>3.980E-6</text:p>
          </table:table-cell>
          <table:table-cell/>
          <table:table-cell table:formula="of:=[.C256]" office:value-type="float" office:value="0.000005">
            <text:p>5.00E-006</text:p>
          </table:table-cell>
          <table:table-cell/>
          <table:table-cell table:formula="of:=IF(MOD([$Controls.$A257];100)=0;0.00001;0)" office:value-type="float" office:value="0">
            <text:p>0</text:p>
          </table:table-cell>
          <table:table-cell/>
          <table:table-cell table:formula="of:=IF(MOD([$Controls.$A257];100)=0;0.00001;0)+IF(MOD([$Controls.$A257];200)=0;0.00002;0)-IF(MOD([$Controls.$A2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6">
            <text:p>-3.60E-8</text:p>
          </table:table-cell>
          <table:table-cell/>
          <table:table-cell table:style-name="ce1" table:formula="of:=0.00000001*RANDBETWEEN(0;100)*RANDBETWEEN(-3;3)" office:value-type="float" office:value="-0.00000102">
            <text:p>-1.02E-6</text:p>
          </table:table-cell>
        </table:table-row>
        <table:table-row table:style-name="ro1">
          <table:table-cell table:style-name="ce4" table:formula="of:=SUM([.C258];[.G258];[.K258])" office:value-type="float" office:value="0.00000614">
            <text:p>6.140E-6</text:p>
          </table:table-cell>
          <table:table-cell/>
          <table:table-cell table:formula="of:=[.C257]" office:value-type="float" office:value="0.000005">
            <text:p>5.00E-006</text:p>
          </table:table-cell>
          <table:table-cell/>
          <table:table-cell table:formula="of:=IF(MOD([$Controls.$A258];100)=0;0.00001;0)" office:value-type="float" office:value="0">
            <text:p>0</text:p>
          </table:table-cell>
          <table:table-cell/>
          <table:table-cell table:formula="of:=IF(MOD([$Controls.$A258];100)=0;0.00001;0)+IF(MOD([$Controls.$A258];200)=0;0.00002;0)-IF(MOD([$Controls.$A2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8">
            <text:p>-5.80E-8</text:p>
          </table:table-cell>
          <table:table-cell/>
          <table:table-cell table:style-name="ce1" table:formula="of:=0.00000001*RANDBETWEEN(0;100)*RANDBETWEEN(-3;3)" office:value-type="float" office:value="0.00000114">
            <text:p>1.14E-6</text:p>
          </table:table-cell>
        </table:table-row>
        <table:table-row table:style-name="ro1">
          <table:table-cell table:style-name="ce4" table:formula="of:=SUM([.C259];[.G259];[.K259])" office:value-type="float" office:value="0.00000642">
            <text:p>6.420E-6</text:p>
          </table:table-cell>
          <table:table-cell/>
          <table:table-cell table:formula="of:=[.C258]" office:value-type="float" office:value="0.000005">
            <text:p>5.00E-006</text:p>
          </table:table-cell>
          <table:table-cell/>
          <table:table-cell table:formula="of:=IF(MOD([$Controls.$A259];100)=0;0.00001;0)" office:value-type="float" office:value="0">
            <text:p>0</text:p>
          </table:table-cell>
          <table:table-cell/>
          <table:table-cell table:formula="of:=IF(MOD([$Controls.$A259];100)=0;0.00001;0)+IF(MOD([$Controls.$A259];200)=0;0.00002;0)-IF(MOD([$Controls.$A2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42">
            <text:p>1.42E-6</text:p>
          </table:table-cell>
        </table:table-row>
        <table:table-row table:style-name="ro1">
          <table:table-cell table:style-name="ce4" table:formula="of:=SUM([.C260];[.G260];[.K260])" office:value-type="float" office:value="0.00000529">
            <text:p>5.290E-6</text:p>
          </table:table-cell>
          <table:table-cell/>
          <table:table-cell table:formula="of:=[.C259]" office:value-type="float" office:value="0.000005">
            <text:p>5.00E-006</text:p>
          </table:table-cell>
          <table:table-cell/>
          <table:table-cell table:formula="of:=IF(MOD([$Controls.$A260];100)=0;0.00001;0)" office:value-type="float" office:value="0">
            <text:p>0</text:p>
          </table:table-cell>
          <table:table-cell/>
          <table:table-cell table:formula="of:=IF(MOD([$Controls.$A260];100)=0;0.00001;0)+IF(MOD([$Controls.$A260];200)=0;0.00002;0)-IF(MOD([$Controls.$A2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4">
            <text:p>-2.40E-8</text:p>
          </table:table-cell>
          <table:table-cell/>
          <table:table-cell table:style-name="ce1" table:formula="of:=0.00000001*RANDBETWEEN(0;100)*RANDBETWEEN(-3;3)" office:value-type="float" office:value="0.00000029">
            <text:p>2.90E-7</text:p>
          </table:table-cell>
        </table:table-row>
        <table:table-row table:style-name="ro1">
          <table:table-cell table:style-name="ce4" table:formula="of:=SUM([.C261];[.G261];[.K261])" office:value-type="float" office:value="0.000005">
            <text:p>5.000E-6</text:p>
          </table:table-cell>
          <table:table-cell/>
          <table:table-cell table:formula="of:=[.C260]" office:value-type="float" office:value="0.000005">
            <text:p>5.00E-006</text:p>
          </table:table-cell>
          <table:table-cell/>
          <table:table-cell table:formula="of:=IF(MOD([$Controls.$A261];100)=0;0.00001;0)" office:value-type="float" office:value="0">
            <text:p>0</text:p>
          </table:table-cell>
          <table:table-cell/>
          <table:table-cell table:formula="of:=IF(MOD([$Controls.$A261];100)=0;0.00001;0)+IF(MOD([$Controls.$A261];200)=0;0.00002;0)-IF(MOD([$Controls.$A2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4">
            <text:p>8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62];[.G262];[.K262])" office:value-type="float" office:value="0.00000334">
            <text:p>3.340E-6</text:p>
          </table:table-cell>
          <table:table-cell/>
          <table:table-cell table:formula="of:=[.C261]" office:value-type="float" office:value="0.000005">
            <text:p>5.00E-006</text:p>
          </table:table-cell>
          <table:table-cell/>
          <table:table-cell table:formula="of:=IF(MOD([$Controls.$A262];100)=0;0.00001;0)" office:value-type="float" office:value="0">
            <text:p>0</text:p>
          </table:table-cell>
          <table:table-cell/>
          <table:table-cell table:formula="of:=IF(MOD([$Controls.$A262];100)=0;0.00001;0)+IF(MOD([$Controls.$A262];200)=0;0.00002;0)-IF(MOD([$Controls.$A2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7">
            <text:p>7.00E-9</text:p>
          </table:table-cell>
          <table:table-cell/>
          <table:table-cell table:style-name="ce1" table:formula="of:=0.00000001*RANDBETWEEN(0;100)*RANDBETWEEN(-3;3)" office:value-type="float" office:value="-0.00000166">
            <text:p>-1.66E-6</text:p>
          </table:table-cell>
        </table:table-row>
        <table:table-row table:style-name="ro1">
          <table:table-cell table:style-name="ce4" table:formula="of:=SUM([.C263];[.G263];[.K263])" office:value-type="float" office:value="0.0000054">
            <text:p>5.400E-6</text:p>
          </table:table-cell>
          <table:table-cell/>
          <table:table-cell table:formula="of:=[.C262]" office:value-type="float" office:value="0.000005">
            <text:p>5.00E-006</text:p>
          </table:table-cell>
          <table:table-cell/>
          <table:table-cell table:formula="of:=IF(MOD([$Controls.$A263];100)=0;0.00001;0)" office:value-type="float" office:value="0">
            <text:p>0</text:p>
          </table:table-cell>
          <table:table-cell/>
          <table:table-cell table:formula="of:=IF(MOD([$Controls.$A263];100)=0;0.00001;0)+IF(MOD([$Controls.$A263];200)=0;0.00002;0)-IF(MOD([$Controls.$A26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1">
            <text:p>-7.10E-8</text:p>
          </table:table-cell>
          <table:table-cell/>
          <table:table-cell table:style-name="ce1" table:formula="of:=0.00000001*RANDBETWEEN(0;100)*RANDBETWEEN(-3;3)" office:value-type="float" office:value="0.0000004">
            <text:p>4.00E-7</text:p>
          </table:table-cell>
        </table:table-row>
        <table:table-row table:style-name="ro1">
          <table:table-cell table:style-name="ce4" table:formula="of:=SUM([.C264];[.G264];[.K264])" office:value-type="float" office:value="0.000005">
            <text:p>5.000E-6</text:p>
          </table:table-cell>
          <table:table-cell/>
          <table:table-cell table:formula="of:=[.C263]" office:value-type="float" office:value="0.000005">
            <text:p>5.00E-006</text:p>
          </table:table-cell>
          <table:table-cell/>
          <table:table-cell table:formula="of:=IF(MOD([$Controls.$A264];100)=0;0.00001;0)" office:value-type="float" office:value="0">
            <text:p>0</text:p>
          </table:table-cell>
          <table:table-cell/>
          <table:table-cell table:formula="of:=IF(MOD([$Controls.$A264];100)=0;0.00001;0)+IF(MOD([$Controls.$A264];200)=0;0.00002;0)-IF(MOD([$Controls.$A2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">
            <text:p>-1.0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65];[.G265];[.K265])" office:value-type="float" office:value="0.000005">
            <text:p>5.000E-6</text:p>
          </table:table-cell>
          <table:table-cell/>
          <table:table-cell table:formula="of:=[.C264]" office:value-type="float" office:value="0.000005">
            <text:p>5.00E-006</text:p>
          </table:table-cell>
          <table:table-cell/>
          <table:table-cell table:formula="of:=IF(MOD([$Controls.$A265];100)=0;0.00001;0)" office:value-type="float" office:value="0">
            <text:p>0</text:p>
          </table:table-cell>
          <table:table-cell/>
          <table:table-cell table:formula="of:=IF(MOD([$Controls.$A265];100)=0;0.00001;0)+IF(MOD([$Controls.$A265];200)=0;0.00002;0)-IF(MOD([$Controls.$A2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">
            <text:p>4.0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66];[.G266];[.K266])" office:value-type="float" office:value="0.00000659">
            <text:p>6.590E-6</text:p>
          </table:table-cell>
          <table:table-cell/>
          <table:table-cell table:formula="of:=[.C265]" office:value-type="float" office:value="0.000005">
            <text:p>5.00E-006</text:p>
          </table:table-cell>
          <table:table-cell/>
          <table:table-cell table:formula="of:=IF(MOD([$Controls.$A266];100)=0;0.00001;0)" office:value-type="float" office:value="0">
            <text:p>0</text:p>
          </table:table-cell>
          <table:table-cell/>
          <table:table-cell table:formula="of:=IF(MOD([$Controls.$A266];100)=0;0.00001;0)+IF(MOD([$Controls.$A266];200)=0;0.00002;0)-IF(MOD([$Controls.$A2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2">
            <text:p>1.20E-8</text:p>
          </table:table-cell>
          <table:table-cell/>
          <table:table-cell table:style-name="ce1" table:formula="of:=0.00000001*RANDBETWEEN(0;100)*RANDBETWEEN(-3;3)" office:value-type="float" office:value="0.00000159">
            <text:p>1.59E-6</text:p>
          </table:table-cell>
        </table:table-row>
        <table:table-row table:style-name="ro1">
          <table:table-cell table:style-name="ce4" table:formula="of:=SUM([.C267];[.G267];[.K267])" office:value-type="float" office:value="0.0000059">
            <text:p>5.900E-6</text:p>
          </table:table-cell>
          <table:table-cell/>
          <table:table-cell table:formula="of:=[.C266]" office:value-type="float" office:value="0.000005">
            <text:p>5.00E-006</text:p>
          </table:table-cell>
          <table:table-cell/>
          <table:table-cell table:formula="of:=IF(MOD([$Controls.$A267];100)=0;0.00001;0)" office:value-type="float" office:value="0">
            <text:p>0</text:p>
          </table:table-cell>
          <table:table-cell/>
          <table:table-cell table:formula="of:=IF(MOD([$Controls.$A267];100)=0;0.00001;0)+IF(MOD([$Controls.$A267];200)=0;0.00002;0)-IF(MOD([$Controls.$A2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8">
            <text:p>6.80E-8</text:p>
          </table:table-cell>
          <table:table-cell/>
          <table:table-cell table:style-name="ce1" table:formula="of:=0.00000001*RANDBETWEEN(0;100)*RANDBETWEEN(-3;3)" office:value-type="float" office:value="0.0000009">
            <text:p>9.00E-7</text:p>
          </table:table-cell>
        </table:table-row>
        <table:table-row table:style-name="ro1">
          <table:table-cell table:style-name="ce4" table:formula="of:=SUM([.C268];[.G268];[.K268])" office:value-type="float" office:value="0.00000604">
            <text:p>6.040E-6</text:p>
          </table:table-cell>
          <table:table-cell/>
          <table:table-cell table:formula="of:=[.C267]" office:value-type="float" office:value="0.000005">
            <text:p>5.00E-006</text:p>
          </table:table-cell>
          <table:table-cell/>
          <table:table-cell table:formula="of:=IF(MOD([$Controls.$A268];100)=0;0.00001;0)" office:value-type="float" office:value="0">
            <text:p>0</text:p>
          </table:table-cell>
          <table:table-cell/>
          <table:table-cell table:formula="of:=IF(MOD([$Controls.$A268];100)=0;0.00001;0)+IF(MOD([$Controls.$A268];200)=0;0.00002;0)-IF(MOD([$Controls.$A2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8">
            <text:p>3.80E-8</text:p>
          </table:table-cell>
          <table:table-cell/>
          <table:table-cell table:style-name="ce1" table:formula="of:=0.00000001*RANDBETWEEN(0;100)*RANDBETWEEN(-3;3)" office:value-type="float" office:value="0.00000104">
            <text:p>1.04E-6</text:p>
          </table:table-cell>
        </table:table-row>
        <table:table-row table:style-name="ro1">
          <table:table-cell table:style-name="ce4" table:formula="of:=SUM([.C269];[.G269];[.K269])" office:value-type="float" office:value="0.0000044">
            <text:p>4.400E-6</text:p>
          </table:table-cell>
          <table:table-cell/>
          <table:table-cell table:formula="of:=[.C268]" office:value-type="float" office:value="0.000005">
            <text:p>5.00E-006</text:p>
          </table:table-cell>
          <table:table-cell/>
          <table:table-cell table:formula="of:=IF(MOD([$Controls.$A269];100)=0;0.00001;0)" office:value-type="float" office:value="0">
            <text:p>0</text:p>
          </table:table-cell>
          <table:table-cell/>
          <table:table-cell table:formula="of:=IF(MOD([$Controls.$A269];100)=0;0.00001;0)+IF(MOD([$Controls.$A269];200)=0;0.00002;0)-IF(MOD([$Controls.$A2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-0.0000006">
            <text:p>-6.00E-7</text:p>
          </table:table-cell>
        </table:table-row>
        <table:table-row table:style-name="ro1">
          <table:table-cell table:style-name="ce4" table:formula="of:=SUM([.C270];[.G270];[.K270])" office:value-type="float" office:value="0.00000579">
            <text:p>5.790E-6</text:p>
          </table:table-cell>
          <table:table-cell/>
          <table:table-cell table:formula="of:=[.C269]" office:value-type="float" office:value="0.000005">
            <text:p>5.00E-006</text:p>
          </table:table-cell>
          <table:table-cell/>
          <table:table-cell table:formula="of:=IF(MOD([$Controls.$A270];100)=0;0.00001;0)" office:value-type="float" office:value="0">
            <text:p>0</text:p>
          </table:table-cell>
          <table:table-cell/>
          <table:table-cell table:formula="of:=IF(MOD([$Controls.$A270];100)=0;0.00001;0)+IF(MOD([$Controls.$A270];200)=0;0.00002;0)-IF(MOD([$Controls.$A2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79">
            <text:p>7.90E-7</text:p>
          </table:table-cell>
        </table:table-row>
        <table:table-row table:style-name="ro1">
          <table:table-cell table:style-name="ce4" table:formula="of:=SUM([.C271];[.G271];[.K271])" office:value-type="float" office:value="0.000005">
            <text:p>5.000E-6</text:p>
          </table:table-cell>
          <table:table-cell/>
          <table:table-cell table:formula="of:=[.C270]" office:value-type="float" office:value="0.000005">
            <text:p>5.00E-006</text:p>
          </table:table-cell>
          <table:table-cell/>
          <table:table-cell table:formula="of:=IF(MOD([$Controls.$A271];100)=0;0.00001;0)" office:value-type="float" office:value="0">
            <text:p>0</text:p>
          </table:table-cell>
          <table:table-cell/>
          <table:table-cell table:formula="of:=IF(MOD([$Controls.$A271];100)=0;0.00001;0)+IF(MOD([$Controls.$A271];200)=0;0.00002;0)-IF(MOD([$Controls.$A2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3">
            <text:p>7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272];[.G272];[.K272])" office:value-type="float" office:value="0.0000071">
            <text:p>7.100E-6</text:p>
          </table:table-cell>
          <table:table-cell/>
          <table:table-cell table:formula="of:=[.C271]" office:value-type="float" office:value="0.000005">
            <text:p>5.00E-006</text:p>
          </table:table-cell>
          <table:table-cell/>
          <table:table-cell table:formula="of:=IF(MOD([$Controls.$A272];100)=0;0.00001;0)" office:value-type="float" office:value="0">
            <text:p>0</text:p>
          </table:table-cell>
          <table:table-cell/>
          <table:table-cell table:formula="of:=IF(MOD([$Controls.$A272];100)=0;0.00001;0)+IF(MOD([$Controls.$A272];200)=0;0.00002;0)-IF(MOD([$Controls.$A2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7">
            <text:p>-4.70E-8</text:p>
          </table:table-cell>
          <table:table-cell/>
          <table:table-cell table:style-name="ce1" table:formula="of:=0.00000001*RANDBETWEEN(0;100)*RANDBETWEEN(-3;3)" office:value-type="float" office:value="0.0000021">
            <text:p>2.10E-6</text:p>
          </table:table-cell>
        </table:table-row>
        <table:table-row table:style-name="ro1">
          <table:table-cell table:style-name="ce4" table:formula="of:=SUM([.C273];[.G273];[.K273])" office:value-type="float" office:value="0.00000314">
            <text:p>3.140E-6</text:p>
          </table:table-cell>
          <table:table-cell/>
          <table:table-cell table:formula="of:=[.C272]" office:value-type="float" office:value="0.000005">
            <text:p>5.00E-006</text:p>
          </table:table-cell>
          <table:table-cell/>
          <table:table-cell table:formula="of:=IF(MOD([$Controls.$A273];100)=0;0.00001;0)" office:value-type="float" office:value="0">
            <text:p>0</text:p>
          </table:table-cell>
          <table:table-cell/>
          <table:table-cell table:formula="of:=IF(MOD([$Controls.$A273];100)=0;0.00001;0)+IF(MOD([$Controls.$A273];200)=0;0.00002;0)-IF(MOD([$Controls.$A2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8">
            <text:p>-9.80E-8</text:p>
          </table:table-cell>
          <table:table-cell/>
          <table:table-cell table:style-name="ce1" table:formula="of:=0.00000001*RANDBETWEEN(0;100)*RANDBETWEEN(-3;3)" office:value-type="float" office:value="-0.00000186">
            <text:p>-1.86E-6</text:p>
          </table:table-cell>
        </table:table-row>
        <table:table-row table:style-name="ro1">
          <table:table-cell table:style-name="ce4" table:formula="of:=SUM([.C274];[.G274];[.K274])" office:value-type="float" office:value="0.00000418">
            <text:p>4.180E-6</text:p>
          </table:table-cell>
          <table:table-cell/>
          <table:table-cell table:formula="of:=[.C273]" office:value-type="float" office:value="0.000005">
            <text:p>5.00E-006</text:p>
          </table:table-cell>
          <table:table-cell/>
          <table:table-cell table:formula="of:=IF(MOD([$Controls.$A274];100)=0;0.00001;0)" office:value-type="float" office:value="0">
            <text:p>0</text:p>
          </table:table-cell>
          <table:table-cell/>
          <table:table-cell table:formula="of:=IF(MOD([$Controls.$A274];100)=0;0.00001;0)+IF(MOD([$Controls.$A274];200)=0;0.00002;0)-IF(MOD([$Controls.$A2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1">
            <text:p>-2.10E-8</text:p>
          </table:table-cell>
          <table:table-cell/>
          <table:table-cell table:style-name="ce1" table:formula="of:=0.00000001*RANDBETWEEN(0;100)*RANDBETWEEN(-3;3)" office:value-type="float" office:value="-0.00000082">
            <text:p>-8.20E-7</text:p>
          </table:table-cell>
        </table:table-row>
        <table:table-row table:style-name="ro1">
          <table:table-cell table:style-name="ce4" table:formula="of:=SUM([.C275];[.G275];[.K275])" office:value-type="float" office:value="0.00000236">
            <text:p>2.360E-6</text:p>
          </table:table-cell>
          <table:table-cell/>
          <table:table-cell table:formula="of:=[.C274]" office:value-type="float" office:value="0.000005">
            <text:p>5.00E-006</text:p>
          </table:table-cell>
          <table:table-cell/>
          <table:table-cell table:formula="of:=IF(MOD([$Controls.$A275];100)=0;0.00001;0)" office:value-type="float" office:value="0">
            <text:p>0</text:p>
          </table:table-cell>
          <table:table-cell/>
          <table:table-cell table:formula="of:=IF(MOD([$Controls.$A275];100)=0;0.00001;0)+IF(MOD([$Controls.$A275];200)=0;0.00002;0)-IF(MOD([$Controls.$A2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64">
            <text:p>-2.64E-6</text:p>
          </table:table-cell>
        </table:table-row>
        <table:table-row table:style-name="ro1">
          <table:table-cell table:style-name="ce4" table:formula="of:=SUM([.C276];[.G276];[.K276])" office:value-type="float" office:value="0.00000504">
            <text:p>5.040E-6</text:p>
          </table:table-cell>
          <table:table-cell/>
          <table:table-cell table:formula="of:=[.C275]" office:value-type="float" office:value="0.000005">
            <text:p>5.00E-006</text:p>
          </table:table-cell>
          <table:table-cell/>
          <table:table-cell table:formula="of:=IF(MOD([$Controls.$A276];100)=0;0.00001;0)" office:value-type="float" office:value="0">
            <text:p>0</text:p>
          </table:table-cell>
          <table:table-cell/>
          <table:table-cell table:formula="of:=IF(MOD([$Controls.$A276];100)=0;0.00001;0)+IF(MOD([$Controls.$A276];200)=0;0.00002;0)-IF(MOD([$Controls.$A2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4">
            <text:p>-3.40E-8</text:p>
          </table:table-cell>
          <table:table-cell/>
          <table:table-cell table:style-name="ce1" table:formula="of:=0.00000001*RANDBETWEEN(0;100)*RANDBETWEEN(-3;3)" office:value-type="float" office:value="0.00000004">
            <text:p>4.00E-8</text:p>
          </table:table-cell>
        </table:table-row>
        <table:table-row table:style-name="ro1">
          <table:table-cell table:style-name="ce4" table:formula="of:=SUM([.C277];[.G277];[.K277])" office:value-type="float" office:value="0.00000695">
            <text:p>6.950E-6</text:p>
          </table:table-cell>
          <table:table-cell/>
          <table:table-cell table:formula="of:=[.C276]" office:value-type="float" office:value="0.000005">
            <text:p>5.00E-006</text:p>
          </table:table-cell>
          <table:table-cell/>
          <table:table-cell table:formula="of:=IF(MOD([$Controls.$A277];100)=0;0.00001;0)" office:value-type="float" office:value="0">
            <text:p>0</text:p>
          </table:table-cell>
          <table:table-cell/>
          <table:table-cell table:formula="of:=IF(MOD([$Controls.$A277];100)=0;0.00001;0)+IF(MOD([$Controls.$A277];200)=0;0.00002;0)-IF(MOD([$Controls.$A2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95">
            <text:p>1.95E-6</text:p>
          </table:table-cell>
        </table:table-row>
        <table:table-row table:style-name="ro1">
          <table:table-cell table:style-name="ce4" table:formula="of:=SUM([.C278];[.G278];[.K278])" office:value-type="float" office:value="0.00000254">
            <text:p>2.540E-6</text:p>
          </table:table-cell>
          <table:table-cell/>
          <table:table-cell table:formula="of:=[.C277]" office:value-type="float" office:value="0.000005">
            <text:p>5.00E-006</text:p>
          </table:table-cell>
          <table:table-cell/>
          <table:table-cell table:formula="of:=IF(MOD([$Controls.$A278];100)=0;0.00001;0)" office:value-type="float" office:value="0">
            <text:p>0</text:p>
          </table:table-cell>
          <table:table-cell/>
          <table:table-cell table:formula="of:=IF(MOD([$Controls.$A278];100)=0;0.00001;0)+IF(MOD([$Controls.$A278];200)=0;0.00002;0)-IF(MOD([$Controls.$A2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5">
            <text:p>2.50E-8</text:p>
          </table:table-cell>
          <table:table-cell/>
          <table:table-cell table:style-name="ce1" table:formula="of:=0.00000001*RANDBETWEEN(0;100)*RANDBETWEEN(-3;3)" office:value-type="float" office:value="-0.00000246">
            <text:p>-2.46E-6</text:p>
          </table:table-cell>
        </table:table-row>
        <table:table-row table:style-name="ro1">
          <table:table-cell table:style-name="ce4" table:formula="of:=SUM([.C279];[.G279];[.K279])" office:value-type="float" office:value="0.0000039">
            <text:p>3.900E-6</text:p>
          </table:table-cell>
          <table:table-cell/>
          <table:table-cell table:formula="of:=[.C278]" office:value-type="float" office:value="0.000005">
            <text:p>5.00E-006</text:p>
          </table:table-cell>
          <table:table-cell/>
          <table:table-cell table:formula="of:=IF(MOD([$Controls.$A279];100)=0;0.00001;0)" office:value-type="float" office:value="0">
            <text:p>0</text:p>
          </table:table-cell>
          <table:table-cell/>
          <table:table-cell table:formula="of:=IF(MOD([$Controls.$A279];100)=0;0.00001;0)+IF(MOD([$Controls.$A279];200)=0;0.00002;0)-IF(MOD([$Controls.$A2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1">
            <text:p>-1.10E-6</text:p>
          </table:table-cell>
        </table:table-row>
        <table:table-row table:style-name="ro1">
          <table:table-cell table:style-name="ce4" table:formula="of:=SUM([.C280];[.G280];[.K280])" office:value-type="float" office:value="0.00000598">
            <text:p>5.980E-6</text:p>
          </table:table-cell>
          <table:table-cell/>
          <table:table-cell table:formula="of:=[.C279]" office:value-type="float" office:value="0.000005">
            <text:p>5.00E-006</text:p>
          </table:table-cell>
          <table:table-cell/>
          <table:table-cell table:formula="of:=IF(MOD([$Controls.$A280];100)=0;0.00001;0)" office:value-type="float" office:value="0">
            <text:p>0</text:p>
          </table:table-cell>
          <table:table-cell/>
          <table:table-cell table:formula="of:=IF(MOD([$Controls.$A280];100)=0;0.00001;0)+IF(MOD([$Controls.$A280];200)=0;0.00002;0)-IF(MOD([$Controls.$A2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3">
            <text:p>-2.30E-8</text:p>
          </table:table-cell>
          <table:table-cell/>
          <table:table-cell table:style-name="ce1" table:formula="of:=0.00000001*RANDBETWEEN(0;100)*RANDBETWEEN(-3;3)" office:value-type="float" office:value="0.00000098">
            <text:p>9.80E-7</text:p>
          </table:table-cell>
        </table:table-row>
        <table:table-row table:style-name="ro1">
          <table:table-cell table:style-name="ce4" table:formula="of:=SUM([.C281];[.G281];[.K281])" office:value-type="float" office:value="0.00000296">
            <text:p>2.960E-6</text:p>
          </table:table-cell>
          <table:table-cell/>
          <table:table-cell table:formula="of:=[.C280]" office:value-type="float" office:value="0.000005">
            <text:p>5.00E-006</text:p>
          </table:table-cell>
          <table:table-cell/>
          <table:table-cell table:formula="of:=IF(MOD([$Controls.$A281];100)=0;0.00001;0)" office:value-type="float" office:value="0">
            <text:p>0</text:p>
          </table:table-cell>
          <table:table-cell/>
          <table:table-cell table:formula="of:=IF(MOD([$Controls.$A281];100)=0;0.00001;0)+IF(MOD([$Controls.$A281];200)=0;0.00002;0)-IF(MOD([$Controls.$A2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04">
            <text:p>-2.04E-6</text:p>
          </table:table-cell>
        </table:table-row>
        <table:table-row table:style-name="ro1">
          <table:table-cell table:style-name="ce4" table:formula="of:=SUM([.C282];[.G282];[.K282])" office:value-type="float" office:value="0.00000293">
            <text:p>2.930E-6</text:p>
          </table:table-cell>
          <table:table-cell/>
          <table:table-cell table:formula="of:=[.C281]" office:value-type="float" office:value="0.000005">
            <text:p>5.00E-006</text:p>
          </table:table-cell>
          <table:table-cell/>
          <table:table-cell table:formula="of:=IF(MOD([$Controls.$A282];100)=0;0.00001;0)" office:value-type="float" office:value="0">
            <text:p>0</text:p>
          </table:table-cell>
          <table:table-cell/>
          <table:table-cell table:formula="of:=IF(MOD([$Controls.$A282];100)=0;0.00001;0)+IF(MOD([$Controls.$A282];200)=0;0.00002;0)-IF(MOD([$Controls.$A2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-0.00000207">
            <text:p>-2.07E-6</text:p>
          </table:table-cell>
        </table:table-row>
        <table:table-row table:style-name="ro1">
          <table:table-cell table:style-name="ce4" table:formula="of:=SUM([.C283];[.G283];[.K283])" office:value-type="float" office:value="0.00001342">
            <text:p>1.342E-5</text:p>
          </table:table-cell>
          <table:table-cell/>
          <table:table-cell table:formula="of:=[.C282]" office:value-type="float" office:value="0.000005">
            <text:p>5.00E-006</text:p>
          </table:table-cell>
          <table:table-cell/>
          <table:table-cell table:formula="of:=IF(MOD([$Controls.$A283];100)=0;0.00001;0)" office:value-type="float" office:value="0.00001">
            <text:p>0.00001</text:p>
          </table:table-cell>
          <table:table-cell/>
          <table:table-cell table:formula="of:=IF(MOD([$Controls.$A283];100)=0;0.00001;0)+IF(MOD([$Controls.$A283];200)=0;0.00002;0)-IF(MOD([$Controls.$A28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-0.000000032">
            <text:p>-3.20E-8</text:p>
          </table:table-cell>
          <table:table-cell/>
          <table:table-cell table:style-name="ce1" table:formula="of:=0.00000001*RANDBETWEEN(0;100)*RANDBETWEEN(-3;3)" office:value-type="float" office:value="-0.00000158">
            <text:p>-1.58E-6</text:p>
          </table:table-cell>
        </table:table-row>
        <table:table-row table:style-name="ro1">
          <table:table-cell table:style-name="ce4" table:formula="of:=SUM([.C284];[.G284];[.K284])" office:value-type="float" office:value="0.00000408">
            <text:p>4.080E-6</text:p>
          </table:table-cell>
          <table:table-cell/>
          <table:table-cell table:formula="of:=[.C283]" office:value-type="float" office:value="0.000005">
            <text:p>5.00E-006</text:p>
          </table:table-cell>
          <table:table-cell/>
          <table:table-cell table:formula="of:=IF(MOD([$Controls.$A284];100)=0;0.00001;0)" office:value-type="float" office:value="0">
            <text:p>0</text:p>
          </table:table-cell>
          <table:table-cell/>
          <table:table-cell table:formula="of:=IF(MOD([$Controls.$A284];100)=0;0.00001;0)+IF(MOD([$Controls.$A284];200)=0;0.00002;0)-IF(MOD([$Controls.$A2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3">
            <text:p>-9.30E-8</text:p>
          </table:table-cell>
          <table:table-cell/>
          <table:table-cell table:style-name="ce1" table:formula="of:=0.00000001*RANDBETWEEN(0;100)*RANDBETWEEN(-3;3)" office:value-type="float" office:value="-0.00000092">
            <text:p>-9.20E-7</text:p>
          </table:table-cell>
        </table:table-row>
        <table:table-row table:style-name="ro1">
          <table:table-cell table:style-name="ce4" table:formula="of:=SUM([.C285];[.G285];[.K285])" office:value-type="float" office:value="0.00000559">
            <text:p>5.590E-6</text:p>
          </table:table-cell>
          <table:table-cell/>
          <table:table-cell table:formula="of:=[.C284]" office:value-type="float" office:value="0.000005">
            <text:p>5.00E-006</text:p>
          </table:table-cell>
          <table:table-cell/>
          <table:table-cell table:formula="of:=IF(MOD([$Controls.$A285];100)=0;0.00001;0)" office:value-type="float" office:value="0">
            <text:p>0</text:p>
          </table:table-cell>
          <table:table-cell/>
          <table:table-cell table:formula="of:=IF(MOD([$Controls.$A285];100)=0;0.00001;0)+IF(MOD([$Controls.$A285];200)=0;0.00002;0)-IF(MOD([$Controls.$A2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6">
            <text:p>6.00E-9</text:p>
          </table:table-cell>
          <table:table-cell/>
          <table:table-cell table:style-name="ce1" table:formula="of:=0.00000001*RANDBETWEEN(0;100)*RANDBETWEEN(-3;3)" office:value-type="float" office:value="0.00000059">
            <text:p>5.90E-7</text:p>
          </table:table-cell>
        </table:table-row>
        <table:table-row table:style-name="ro1">
          <table:table-cell table:style-name="ce4" table:formula="of:=SUM([.C286];[.G286];[.K286])" office:value-type="float" office:value="0.00000484">
            <text:p>4.840E-6</text:p>
          </table:table-cell>
          <table:table-cell/>
          <table:table-cell table:formula="of:=[.C285]" office:value-type="float" office:value="0.000005">
            <text:p>5.00E-006</text:p>
          </table:table-cell>
          <table:table-cell/>
          <table:table-cell table:formula="of:=IF(MOD([$Controls.$A286];100)=0;0.00001;0)" office:value-type="float" office:value="0">
            <text:p>0</text:p>
          </table:table-cell>
          <table:table-cell/>
          <table:table-cell table:formula="of:=IF(MOD([$Controls.$A286];100)=0;0.00001;0)+IF(MOD([$Controls.$A286];200)=0;0.00002;0)-IF(MOD([$Controls.$A2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4">
            <text:p>5.40E-8</text:p>
          </table:table-cell>
          <table:table-cell/>
          <table:table-cell table:style-name="ce1" table:formula="of:=0.00000001*RANDBETWEEN(0;100)*RANDBETWEEN(-3;3)" office:value-type="float" office:value="-0.00000016">
            <text:p>-1.60E-7</text:p>
          </table:table-cell>
        </table:table-row>
        <table:table-row table:style-name="ro1">
          <table:table-cell table:style-name="ce4" table:formula="of:=SUM([.C287];[.G287];[.K287])" office:value-type="float" office:value="0.00000544">
            <text:p>5.440E-6</text:p>
          </table:table-cell>
          <table:table-cell/>
          <table:table-cell table:formula="of:=[.C286]" office:value-type="float" office:value="0.000005">
            <text:p>5.00E-006</text:p>
          </table:table-cell>
          <table:table-cell/>
          <table:table-cell table:formula="of:=IF(MOD([$Controls.$A287];100)=0;0.00001;0)" office:value-type="float" office:value="0">
            <text:p>0</text:p>
          </table:table-cell>
          <table:table-cell/>
          <table:table-cell table:formula="of:=IF(MOD([$Controls.$A287];100)=0;0.00001;0)+IF(MOD([$Controls.$A287];200)=0;0.00002;0)-IF(MOD([$Controls.$A2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2">
            <text:p>-7.20E-8</text:p>
          </table:table-cell>
          <table:table-cell/>
          <table:table-cell table:style-name="ce1" table:formula="of:=0.00000001*RANDBETWEEN(0;100)*RANDBETWEEN(-3;3)" office:value-type="float" office:value="0.00000044">
            <text:p>4.40E-7</text:p>
          </table:table-cell>
        </table:table-row>
        <table:table-row table:style-name="ro1">
          <table:table-cell table:style-name="ce4" table:formula="of:=SUM([.C288];[.G288];[.K288])" office:value-type="float" office:value="0.00000512">
            <text:p>5.120E-6</text:p>
          </table:table-cell>
          <table:table-cell/>
          <table:table-cell table:formula="of:=[.C287]" office:value-type="float" office:value="0.000005">
            <text:p>5.00E-006</text:p>
          </table:table-cell>
          <table:table-cell/>
          <table:table-cell table:formula="of:=IF(MOD([$Controls.$A288];100)=0;0.00001;0)" office:value-type="float" office:value="0">
            <text:p>0</text:p>
          </table:table-cell>
          <table:table-cell/>
          <table:table-cell table:formula="of:=IF(MOD([$Controls.$A288];100)=0;0.00001;0)+IF(MOD([$Controls.$A288];200)=0;0.00002;0)-IF(MOD([$Controls.$A2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0.00000012">
            <text:p>1.20E-7</text:p>
          </table:table-cell>
        </table:table-row>
        <table:table-row table:style-name="ro1">
          <table:table-cell table:style-name="ce4" table:formula="of:=SUM([.C289];[.G289];[.K289])" office:value-type="float" office:value="0.00000761">
            <text:p>7.610E-6</text:p>
          </table:table-cell>
          <table:table-cell/>
          <table:table-cell table:formula="of:=[.C288]" office:value-type="float" office:value="0.000005">
            <text:p>5.00E-006</text:p>
          </table:table-cell>
          <table:table-cell/>
          <table:table-cell table:formula="of:=IF(MOD([$Controls.$A289];100)=0;0.00001;0)" office:value-type="float" office:value="0">
            <text:p>0</text:p>
          </table:table-cell>
          <table:table-cell/>
          <table:table-cell table:formula="of:=IF(MOD([$Controls.$A289];100)=0;0.00001;0)+IF(MOD([$Controls.$A289];200)=0;0.00002;0)-IF(MOD([$Controls.$A2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6">
            <text:p>-6.00E-9</text:p>
          </table:table-cell>
          <table:table-cell/>
          <table:table-cell table:style-name="ce1" table:formula="of:=0.00000001*RANDBETWEEN(0;100)*RANDBETWEEN(-3;3)" office:value-type="float" office:value="0.00000261">
            <text:p>2.61E-6</text:p>
          </table:table-cell>
        </table:table-row>
        <table:table-row table:style-name="ro1">
          <table:table-cell table:style-name="ce4" table:formula="of:=SUM([.C290];[.G290];[.K290])" office:value-type="float" office:value="0.00000534">
            <text:p>5.340E-6</text:p>
          </table:table-cell>
          <table:table-cell/>
          <table:table-cell table:formula="of:=[.C289]" office:value-type="float" office:value="0.000005">
            <text:p>5.00E-006</text:p>
          </table:table-cell>
          <table:table-cell/>
          <table:table-cell table:formula="of:=IF(MOD([$Controls.$A290];100)=0;0.00001;0)" office:value-type="float" office:value="0">
            <text:p>0</text:p>
          </table:table-cell>
          <table:table-cell/>
          <table:table-cell table:formula="of:=IF(MOD([$Controls.$A290];100)=0;0.00001;0)+IF(MOD([$Controls.$A290];200)=0;0.00002;0)-IF(MOD([$Controls.$A2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34">
            <text:p>3.40E-7</text:p>
          </table:table-cell>
        </table:table-row>
        <table:table-row table:style-name="ro1">
          <table:table-cell table:style-name="ce4" table:formula="of:=SUM([.C291];[.G291];[.K291])" office:value-type="float" office:value="0.000003">
            <text:p>3.000E-6</text:p>
          </table:table-cell>
          <table:table-cell/>
          <table:table-cell table:formula="of:=[.C290]" office:value-type="float" office:value="0.000005">
            <text:p>5.00E-006</text:p>
          </table:table-cell>
          <table:table-cell/>
          <table:table-cell table:formula="of:=IF(MOD([$Controls.$A291];100)=0;0.00001;0)" office:value-type="float" office:value="0">
            <text:p>0</text:p>
          </table:table-cell>
          <table:table-cell/>
          <table:table-cell table:formula="of:=IF(MOD([$Controls.$A291];100)=0;0.00001;0)+IF(MOD([$Controls.$A291];200)=0;0.00002;0)-IF(MOD([$Controls.$A2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5">
            <text:p>-5.50E-8</text:p>
          </table:table-cell>
          <table:table-cell/>
          <table:table-cell table:style-name="ce1" table:formula="of:=0.00000001*RANDBETWEEN(0;100)*RANDBETWEEN(-3;3)" office:value-type="float" office:value="-0.000002">
            <text:p>-2.00E-6</text:p>
          </table:table-cell>
        </table:table-row>
        <table:table-row table:style-name="ro1">
          <table:table-cell table:style-name="ce4" table:formula="of:=SUM([.C292];[.G292];[.K292])" office:value-type="float" office:value="0.0000054">
            <text:p>5.400E-6</text:p>
          </table:table-cell>
          <table:table-cell/>
          <table:table-cell table:formula="of:=[.C291]" office:value-type="float" office:value="0.000005">
            <text:p>5.00E-006</text:p>
          </table:table-cell>
          <table:table-cell/>
          <table:table-cell table:formula="of:=IF(MOD([$Controls.$A292];100)=0;0.00001;0)" office:value-type="float" office:value="0">
            <text:p>0</text:p>
          </table:table-cell>
          <table:table-cell/>
          <table:table-cell table:formula="of:=IF(MOD([$Controls.$A292];100)=0;0.00001;0)+IF(MOD([$Controls.$A292];200)=0;0.00002;0)-IF(MOD([$Controls.$A2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3">
            <text:p>8.30E-8</text:p>
          </table:table-cell>
          <table:table-cell/>
          <table:table-cell table:style-name="ce1" table:formula="of:=0.00000001*RANDBETWEEN(0;100)*RANDBETWEEN(-3;3)" office:value-type="float" office:value="0.0000004">
            <text:p>4.00E-7</text:p>
          </table:table-cell>
        </table:table-row>
        <table:table-row table:style-name="ro1">
          <table:table-cell table:style-name="ce4" table:formula="of:=SUM([.C293];[.G293];[.K293])" office:value-type="float" office:value="0.00000482">
            <text:p>4.820E-6</text:p>
          </table:table-cell>
          <table:table-cell/>
          <table:table-cell table:formula="of:=[.C292]" office:value-type="float" office:value="0.000005">
            <text:p>5.00E-006</text:p>
          </table:table-cell>
          <table:table-cell/>
          <table:table-cell table:formula="of:=IF(MOD([$Controls.$A293];100)=0;0.00001;0)" office:value-type="float" office:value="0">
            <text:p>0</text:p>
          </table:table-cell>
          <table:table-cell/>
          <table:table-cell table:formula="of:=IF(MOD([$Controls.$A293];100)=0;0.00001;0)+IF(MOD([$Controls.$A293];200)=0;0.00002;0)-IF(MOD([$Controls.$A2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2">
            <text:p>-7.20E-8</text:p>
          </table:table-cell>
          <table:table-cell/>
          <table:table-cell table:style-name="ce1" table:formula="of:=0.00000001*RANDBETWEEN(0;100)*RANDBETWEEN(-3;3)" office:value-type="float" office:value="-0.00000018">
            <text:p>-1.80E-7</text:p>
          </table:table-cell>
        </table:table-row>
        <table:table-row table:style-name="ro1">
          <table:table-cell table:style-name="ce4" table:formula="of:=SUM([.C294];[.G294];[.K294])" office:value-type="float" office:value="0.00000569">
            <text:p>5.690E-6</text:p>
          </table:table-cell>
          <table:table-cell/>
          <table:table-cell table:formula="of:=[.C293]" office:value-type="float" office:value="0.000005">
            <text:p>5.00E-006</text:p>
          </table:table-cell>
          <table:table-cell/>
          <table:table-cell table:formula="of:=IF(MOD([$Controls.$A294];100)=0;0.00001;0)" office:value-type="float" office:value="0">
            <text:p>0</text:p>
          </table:table-cell>
          <table:table-cell/>
          <table:table-cell table:formula="of:=IF(MOD([$Controls.$A294];100)=0;0.00001;0)+IF(MOD([$Controls.$A294];200)=0;0.00002;0)-IF(MOD([$Controls.$A2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9">
            <text:p>6.90E-7</text:p>
          </table:table-cell>
        </table:table-row>
        <table:table-row table:style-name="ro1">
          <table:table-cell table:style-name="ce4" table:formula="of:=SUM([.C295];[.G295];[.K295])" office:value-type="float" office:value="0.00000412">
            <text:p>4.120E-6</text:p>
          </table:table-cell>
          <table:table-cell/>
          <table:table-cell table:formula="of:=[.C294]" office:value-type="float" office:value="0.000005">
            <text:p>5.00E-006</text:p>
          </table:table-cell>
          <table:table-cell/>
          <table:table-cell table:formula="of:=IF(MOD([$Controls.$A295];100)=0;0.00001;0)" office:value-type="float" office:value="0">
            <text:p>0</text:p>
          </table:table-cell>
          <table:table-cell/>
          <table:table-cell table:formula="of:=IF(MOD([$Controls.$A295];100)=0;0.00001;0)+IF(MOD([$Controls.$A295];200)=0;0.00002;0)-IF(MOD([$Controls.$A2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4">
            <text:p>4.40E-8</text:p>
          </table:table-cell>
          <table:table-cell/>
          <table:table-cell table:style-name="ce1" table:formula="of:=0.00000001*RANDBETWEEN(0;100)*RANDBETWEEN(-3;3)" office:value-type="float" office:value="-0.00000088">
            <text:p>-8.80E-7</text:p>
          </table:table-cell>
        </table:table-row>
        <table:table-row table:style-name="ro1">
          <table:table-cell table:style-name="ce4" table:formula="of:=SUM([.C296];[.G296];[.K296])" office:value-type="float" office:value="0.00000386">
            <text:p>3.860E-6</text:p>
          </table:table-cell>
          <table:table-cell/>
          <table:table-cell table:formula="of:=[.C295]" office:value-type="float" office:value="0.000005">
            <text:p>5.00E-006</text:p>
          </table:table-cell>
          <table:table-cell/>
          <table:table-cell table:formula="of:=IF(MOD([$Controls.$A296];100)=0;0.00001;0)" office:value-type="float" office:value="0">
            <text:p>0</text:p>
          </table:table-cell>
          <table:table-cell/>
          <table:table-cell table:formula="of:=IF(MOD([$Controls.$A296];100)=0;0.00001;0)+IF(MOD([$Controls.$A296];200)=0;0.00002;0)-IF(MOD([$Controls.$A2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3">
            <text:p>4.30E-8</text:p>
          </table:table-cell>
          <table:table-cell/>
          <table:table-cell table:style-name="ce1" table:formula="of:=0.00000001*RANDBETWEEN(0;100)*RANDBETWEEN(-3;3)" office:value-type="float" office:value="-0.00000114">
            <text:p>-1.14E-6</text:p>
          </table:table-cell>
        </table:table-row>
        <table:table-row table:style-name="ro1">
          <table:table-cell table:style-name="ce4" table:formula="of:=SUM([.C297];[.G297];[.K297])" office:value-type="float" office:value="0.0000044">
            <text:p>4.400E-6</text:p>
          </table:table-cell>
          <table:table-cell/>
          <table:table-cell table:formula="of:=[.C296]" office:value-type="float" office:value="0.000005">
            <text:p>5.00E-006</text:p>
          </table:table-cell>
          <table:table-cell/>
          <table:table-cell table:formula="of:=IF(MOD([$Controls.$A297];100)=0;0.00001;0)" office:value-type="float" office:value="0">
            <text:p>0</text:p>
          </table:table-cell>
          <table:table-cell/>
          <table:table-cell table:formula="of:=IF(MOD([$Controls.$A297];100)=0;0.00001;0)+IF(MOD([$Controls.$A297];200)=0;0.00002;0)-IF(MOD([$Controls.$A2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6">
            <text:p>-2.60E-8</text:p>
          </table:table-cell>
          <table:table-cell/>
          <table:table-cell table:style-name="ce1" table:formula="of:=0.00000001*RANDBETWEEN(0;100)*RANDBETWEEN(-3;3)" office:value-type="float" office:value="-0.0000006">
            <text:p>-6.00E-7</text:p>
          </table:table-cell>
        </table:table-row>
        <table:table-row table:style-name="ro1">
          <table:table-cell table:style-name="ce4" table:formula="of:=SUM([.C298];[.G298];[.K298])" office:value-type="float" office:value="0.00000572">
            <text:p>5.720E-6</text:p>
          </table:table-cell>
          <table:table-cell/>
          <table:table-cell table:formula="of:=[.C297]" office:value-type="float" office:value="0.000005">
            <text:p>5.00E-006</text:p>
          </table:table-cell>
          <table:table-cell/>
          <table:table-cell table:formula="of:=IF(MOD([$Controls.$A298];100)=0;0.00001;0)" office:value-type="float" office:value="0">
            <text:p>0</text:p>
          </table:table-cell>
          <table:table-cell/>
          <table:table-cell table:formula="of:=IF(MOD([$Controls.$A298];100)=0;0.00001;0)+IF(MOD([$Controls.$A298];200)=0;0.00002;0)-IF(MOD([$Controls.$A2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72">
            <text:p>7.20E-7</text:p>
          </table:table-cell>
        </table:table-row>
        <table:table-row table:style-name="ro1">
          <table:table-cell table:style-name="ce4" table:formula="of:=SUM([.C299];[.G299];[.K299])" office:value-type="float" office:value="0.00000446">
            <text:p>4.460E-6</text:p>
          </table:table-cell>
          <table:table-cell/>
          <table:table-cell table:formula="of:=[.C298]" office:value-type="float" office:value="0.000005">
            <text:p>5.00E-006</text:p>
          </table:table-cell>
          <table:table-cell/>
          <table:table-cell table:formula="of:=IF(MOD([$Controls.$A299];100)=0;0.00001;0)" office:value-type="float" office:value="0">
            <text:p>0</text:p>
          </table:table-cell>
          <table:table-cell/>
          <table:table-cell table:formula="of:=IF(MOD([$Controls.$A299];100)=0;0.00001;0)+IF(MOD([$Controls.$A299];200)=0;0.00002;0)-IF(MOD([$Controls.$A2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54">
            <text:p>-5.40E-7</text:p>
          </table:table-cell>
        </table:table-row>
        <table:table-row table:style-name="ro1">
          <table:table-cell table:style-name="ce4" table:formula="of:=SUM([.C300];[.G300];[.K300])" office:value-type="float" office:value="0.00000614">
            <text:p>6.140E-6</text:p>
          </table:table-cell>
          <table:table-cell/>
          <table:table-cell table:formula="of:=[.C299]" office:value-type="float" office:value="0.000005">
            <text:p>5.00E-006</text:p>
          </table:table-cell>
          <table:table-cell/>
          <table:table-cell table:formula="of:=IF(MOD([$Controls.$A300];100)=0;0.00001;0)" office:value-type="float" office:value="0">
            <text:p>0</text:p>
          </table:table-cell>
          <table:table-cell/>
          <table:table-cell table:formula="of:=IF(MOD([$Controls.$A300];100)=0;0.00001;0)+IF(MOD([$Controls.$A300];200)=0;0.00002;0)-IF(MOD([$Controls.$A3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14">
            <text:p>1.14E-6</text:p>
          </table:table-cell>
        </table:table-row>
        <table:table-row table:style-name="ro1">
          <table:table-cell table:style-name="ce4" table:formula="of:=SUM([.C301];[.G301];[.K301])" office:value-type="float" office:value="0.000005">
            <text:p>5.000E-6</text:p>
          </table:table-cell>
          <table:table-cell/>
          <table:table-cell table:formula="of:=[.C300]" office:value-type="float" office:value="0.000005">
            <text:p>5.00E-006</text:p>
          </table:table-cell>
          <table:table-cell/>
          <table:table-cell table:formula="of:=IF(MOD([$Controls.$A301];100)=0;0.00001;0)" office:value-type="float" office:value="0">
            <text:p>0</text:p>
          </table:table-cell>
          <table:table-cell/>
          <table:table-cell table:formula="of:=IF(MOD([$Controls.$A301];100)=0;0.00001;0)+IF(MOD([$Controls.$A301];200)=0;0.00002;0)-IF(MOD([$Controls.$A3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02];[.G302];[.K302])" office:value-type="float" office:value="0.00000497">
            <text:p>4.970E-6</text:p>
          </table:table-cell>
          <table:table-cell/>
          <table:table-cell table:formula="of:=[.C301]" office:value-type="float" office:value="0.000005">
            <text:p>5.00E-006</text:p>
          </table:table-cell>
          <table:table-cell/>
          <table:table-cell table:formula="of:=IF(MOD([$Controls.$A302];100)=0;0.00001;0)" office:value-type="float" office:value="0">
            <text:p>0</text:p>
          </table:table-cell>
          <table:table-cell/>
          <table:table-cell table:formula="of:=IF(MOD([$Controls.$A302];100)=0;0.00001;0)+IF(MOD([$Controls.$A302];200)=0;0.00002;0)-IF(MOD([$Controls.$A3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1">
            <text:p>-4.10E-8</text:p>
          </table:table-cell>
          <table:table-cell/>
          <table:table-cell table:style-name="ce1" table:formula="of:=0.00000001*RANDBETWEEN(0;100)*RANDBETWEEN(-3;3)" office:value-type="float" office:value="-0.00000003">
            <text:p>-3.00E-8</text:p>
          </table:table-cell>
        </table:table-row>
        <table:table-row table:style-name="ro1">
          <table:table-cell table:style-name="ce4" table:formula="of:=SUM([.C303];[.G303];[.K303])" office:value-type="float" office:value="0.00000425">
            <text:p>4.250E-6</text:p>
          </table:table-cell>
          <table:table-cell/>
          <table:table-cell table:formula="of:=[.C302]" office:value-type="float" office:value="0.000005">
            <text:p>5.00E-006</text:p>
          </table:table-cell>
          <table:table-cell/>
          <table:table-cell table:formula="of:=IF(MOD([$Controls.$A303];100)=0;0.00001;0)" office:value-type="float" office:value="0">
            <text:p>0</text:p>
          </table:table-cell>
          <table:table-cell/>
          <table:table-cell table:formula="of:=IF(MOD([$Controls.$A303];100)=0;0.00001;0)+IF(MOD([$Controls.$A303];200)=0;0.00002;0)-IF(MOD([$Controls.$A30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5">
            <text:p>-3.50E-8</text:p>
          </table:table-cell>
          <table:table-cell/>
          <table:table-cell table:style-name="ce1" table:formula="of:=0.00000001*RANDBETWEEN(0;100)*RANDBETWEEN(-3;3)" office:value-type="float" office:value="-0.00000075">
            <text:p>-7.50E-7</text:p>
          </table:table-cell>
        </table:table-row>
        <table:table-row table:style-name="ro1">
          <table:table-cell table:style-name="ce4" table:formula="of:=SUM([.C304];[.G304];[.K304])" office:value-type="float" office:value="0.00000227">
            <text:p>2.270E-6</text:p>
          </table:table-cell>
          <table:table-cell/>
          <table:table-cell table:formula="of:=[.C303]" office:value-type="float" office:value="0.000005">
            <text:p>5.00E-006</text:p>
          </table:table-cell>
          <table:table-cell/>
          <table:table-cell table:formula="of:=IF(MOD([$Controls.$A304];100)=0;0.00001;0)" office:value-type="float" office:value="0">
            <text:p>0</text:p>
          </table:table-cell>
          <table:table-cell/>
          <table:table-cell table:formula="of:=IF(MOD([$Controls.$A304];100)=0;0.00001;0)+IF(MOD([$Controls.$A304];200)=0;0.00002;0)-IF(MOD([$Controls.$A30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73">
            <text:p>-2.73E-6</text:p>
          </table:table-cell>
        </table:table-row>
        <table:table-row table:style-name="ro1">
          <table:table-cell table:style-name="ce4" table:formula="of:=SUM([.C305];[.G305];[.K305])" office:value-type="float" office:value="0.00000209">
            <text:p>2.090E-6</text:p>
          </table:table-cell>
          <table:table-cell/>
          <table:table-cell table:formula="of:=[.C304]" office:value-type="float" office:value="0.000005">
            <text:p>5.00E-006</text:p>
          </table:table-cell>
          <table:table-cell/>
          <table:table-cell table:formula="of:=IF(MOD([$Controls.$A305];100)=0;0.00001;0)" office:value-type="float" office:value="0">
            <text:p>0</text:p>
          </table:table-cell>
          <table:table-cell/>
          <table:table-cell table:formula="of:=IF(MOD([$Controls.$A305];100)=0;0.00001;0)+IF(MOD([$Controls.$A305];200)=0;0.00002;0)-IF(MOD([$Controls.$A30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8">
            <text:p>3.80E-8</text:p>
          </table:table-cell>
          <table:table-cell/>
          <table:table-cell table:style-name="ce1" table:formula="of:=0.00000001*RANDBETWEEN(0;100)*RANDBETWEEN(-3;3)" office:value-type="float" office:value="-0.00000291">
            <text:p>-2.91E-6</text:p>
          </table:table-cell>
        </table:table-row>
        <table:table-row table:style-name="ro1">
          <table:table-cell table:style-name="ce4" table:formula="of:=SUM([.C306];[.G306];[.K306])" office:value-type="float" office:value="0.00000761">
            <text:p>7.610E-6</text:p>
          </table:table-cell>
          <table:table-cell/>
          <table:table-cell table:formula="of:=[.C305]" office:value-type="float" office:value="0.000005">
            <text:p>5.00E-006</text:p>
          </table:table-cell>
          <table:table-cell/>
          <table:table-cell table:formula="of:=IF(MOD([$Controls.$A306];100)=0;0.00001;0)" office:value-type="float" office:value="0">
            <text:p>0</text:p>
          </table:table-cell>
          <table:table-cell/>
          <table:table-cell table:formula="of:=IF(MOD([$Controls.$A306];100)=0;0.00001;0)+IF(MOD([$Controls.$A306];200)=0;0.00002;0)-IF(MOD([$Controls.$A30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5">
            <text:p>9.50E-8</text:p>
          </table:table-cell>
          <table:table-cell/>
          <table:table-cell table:style-name="ce1" table:formula="of:=0.00000001*RANDBETWEEN(0;100)*RANDBETWEEN(-3;3)" office:value-type="float" office:value="0.00000261">
            <text:p>2.61E-6</text:p>
          </table:table-cell>
        </table:table-row>
        <table:table-row table:style-name="ro1">
          <table:table-cell table:style-name="ce4" table:formula="of:=SUM([.C307];[.G307];[.K307])" office:value-type="float" office:value="0.0000044">
            <text:p>4.400E-6</text:p>
          </table:table-cell>
          <table:table-cell/>
          <table:table-cell table:formula="of:=[.C306]" office:value-type="float" office:value="0.000005">
            <text:p>5.00E-006</text:p>
          </table:table-cell>
          <table:table-cell/>
          <table:table-cell table:formula="of:=IF(MOD([$Controls.$A307];100)=0;0.00001;0)" office:value-type="float" office:value="0">
            <text:p>0</text:p>
          </table:table-cell>
          <table:table-cell/>
          <table:table-cell table:formula="of:=IF(MOD([$Controls.$A307];100)=0;0.00001;0)+IF(MOD([$Controls.$A307];200)=0;0.00002;0)-IF(MOD([$Controls.$A30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5">
            <text:p>5.00E-9</text:p>
          </table:table-cell>
          <table:table-cell/>
          <table:table-cell table:style-name="ce1" table:formula="of:=0.00000001*RANDBETWEEN(0;100)*RANDBETWEEN(-3;3)" office:value-type="float" office:value="-0.0000006">
            <text:p>-6.00E-7</text:p>
          </table:table-cell>
        </table:table-row>
        <table:table-row table:style-name="ro1">
          <table:table-cell table:style-name="ce4" table:formula="of:=SUM([.C308];[.G308];[.K308])" office:value-type="float" office:value="0.0000044">
            <text:p>4.400E-6</text:p>
          </table:table-cell>
          <table:table-cell/>
          <table:table-cell table:formula="of:=[.C307]" office:value-type="float" office:value="0.000005">
            <text:p>5.00E-006</text:p>
          </table:table-cell>
          <table:table-cell/>
          <table:table-cell table:formula="of:=IF(MOD([$Controls.$A308];100)=0;0.00001;0)" office:value-type="float" office:value="0">
            <text:p>0</text:p>
          </table:table-cell>
          <table:table-cell/>
          <table:table-cell table:formula="of:=IF(MOD([$Controls.$A308];100)=0;0.00001;0)+IF(MOD([$Controls.$A308];200)=0;0.00002;0)-IF(MOD([$Controls.$A30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">
            <text:p>7.00E-8</text:p>
          </table:table-cell>
          <table:table-cell/>
          <table:table-cell table:style-name="ce1" table:formula="of:=0.00000001*RANDBETWEEN(0;100)*RANDBETWEEN(-3;3)" office:value-type="float" office:value="-0.0000006">
            <text:p>-6.00E-7</text:p>
          </table:table-cell>
        </table:table-row>
        <table:table-row table:style-name="ro1">
          <table:table-cell table:style-name="ce4" table:formula="of:=SUM([.C309];[.G309];[.K309])" office:value-type="float" office:value="0.00000453">
            <text:p>4.530E-6</text:p>
          </table:table-cell>
          <table:table-cell/>
          <table:table-cell table:formula="of:=[.C308]" office:value-type="float" office:value="0.000005">
            <text:p>5.00E-006</text:p>
          </table:table-cell>
          <table:table-cell/>
          <table:table-cell table:formula="of:=IF(MOD([$Controls.$A309];100)=0;0.00001;0)" office:value-type="float" office:value="0">
            <text:p>0</text:p>
          </table:table-cell>
          <table:table-cell/>
          <table:table-cell table:formula="of:=IF(MOD([$Controls.$A309];100)=0;0.00001;0)+IF(MOD([$Controls.$A309];200)=0;0.00002;0)-IF(MOD([$Controls.$A30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7">
            <text:p>-4.70E-7</text:p>
          </table:table-cell>
        </table:table-row>
        <table:table-row table:style-name="ro1">
          <table:table-cell table:style-name="ce4" table:formula="of:=SUM([.C310];[.G310];[.K310])" office:value-type="float" office:value="0.00000509">
            <text:p>5.090E-6</text:p>
          </table:table-cell>
          <table:table-cell/>
          <table:table-cell table:formula="of:=[.C309]" office:value-type="float" office:value="0.000005">
            <text:p>5.00E-006</text:p>
          </table:table-cell>
          <table:table-cell/>
          <table:table-cell table:formula="of:=IF(MOD([$Controls.$A310];100)=0;0.00001;0)" office:value-type="float" office:value="0">
            <text:p>0</text:p>
          </table:table-cell>
          <table:table-cell/>
          <table:table-cell table:formula="of:=IF(MOD([$Controls.$A310];100)=0;0.00001;0)+IF(MOD([$Controls.$A310];200)=0;0.00002;0)-IF(MOD([$Controls.$A3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4">
            <text:p>-1.40E-8</text:p>
          </table:table-cell>
          <table:table-cell/>
          <table:table-cell table:style-name="ce1" table:formula="of:=0.00000001*RANDBETWEEN(0;100)*RANDBETWEEN(-3;3)" office:value-type="float" office:value="0.00000009">
            <text:p>9.00E-8</text:p>
          </table:table-cell>
        </table:table-row>
        <table:table-row table:style-name="ro1">
          <table:table-cell table:style-name="ce4" table:formula="of:=SUM([.C311];[.G311];[.K311])" office:value-type="float" office:value="0.00000453">
            <text:p>4.530E-6</text:p>
          </table:table-cell>
          <table:table-cell/>
          <table:table-cell table:formula="of:=[.C310]" office:value-type="float" office:value="0.000005">
            <text:p>5.00E-006</text:p>
          </table:table-cell>
          <table:table-cell/>
          <table:table-cell table:formula="of:=IF(MOD([$Controls.$A311];100)=0;0.00001;0)" office:value-type="float" office:value="0">
            <text:p>0</text:p>
          </table:table-cell>
          <table:table-cell/>
          <table:table-cell table:formula="of:=IF(MOD([$Controls.$A311];100)=0;0.00001;0)+IF(MOD([$Controls.$A311];200)=0;0.00002;0)-IF(MOD([$Controls.$A3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7">
            <text:p>-4.70E-7</text:p>
          </table:table-cell>
        </table:table-row>
        <table:table-row table:style-name="ro1">
          <table:table-cell table:style-name="ce4" table:formula="of:=SUM([.C312];[.G312];[.K312])" office:value-type="float" office:value="0.00000502">
            <text:p>5.020E-6</text:p>
          </table:table-cell>
          <table:table-cell/>
          <table:table-cell table:formula="of:=[.C311]" office:value-type="float" office:value="0.000005">
            <text:p>5.00E-006</text:p>
          </table:table-cell>
          <table:table-cell/>
          <table:table-cell table:formula="of:=IF(MOD([$Controls.$A312];100)=0;0.00001;0)" office:value-type="float" office:value="0">
            <text:p>0</text:p>
          </table:table-cell>
          <table:table-cell/>
          <table:table-cell table:formula="of:=IF(MOD([$Controls.$A312];100)=0;0.00001;0)+IF(MOD([$Controls.$A312];200)=0;0.00002;0)-IF(MOD([$Controls.$A3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02">
            <text:p>2.00E-8</text:p>
          </table:table-cell>
        </table:table-row>
        <table:table-row table:style-name="ro1">
          <table:table-cell table:style-name="ce4" table:formula="of:=SUM([.C313];[.G313];[.K313])" office:value-type="float" office:value="0.00000404">
            <text:p>4.040E-6</text:p>
          </table:table-cell>
          <table:table-cell/>
          <table:table-cell table:formula="of:=[.C312]" office:value-type="float" office:value="0.000005">
            <text:p>5.00E-006</text:p>
          </table:table-cell>
          <table:table-cell/>
          <table:table-cell table:formula="of:=IF(MOD([$Controls.$A313];100)=0;0.00001;0)" office:value-type="float" office:value="0">
            <text:p>0</text:p>
          </table:table-cell>
          <table:table-cell/>
          <table:table-cell table:formula="of:=IF(MOD([$Controls.$A313];100)=0;0.00001;0)+IF(MOD([$Controls.$A313];200)=0;0.00002;0)-IF(MOD([$Controls.$A3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7">
            <text:p>8.70E-8</text:p>
          </table:table-cell>
          <table:table-cell/>
          <table:table-cell table:style-name="ce1" table:formula="of:=0.00000001*RANDBETWEEN(0;100)*RANDBETWEEN(-3;3)" office:value-type="float" office:value="-0.00000096">
            <text:p>-9.60E-7</text:p>
          </table:table-cell>
        </table:table-row>
        <table:table-row table:style-name="ro1">
          <table:table-cell table:style-name="ce4" table:formula="of:=SUM([.C314];[.G314];[.K314])" office:value-type="float" office:value="0.00000634">
            <text:p>6.340E-6</text:p>
          </table:table-cell>
          <table:table-cell/>
          <table:table-cell table:formula="of:=[.C313]" office:value-type="float" office:value="0.000005">
            <text:p>5.00E-006</text:p>
          </table:table-cell>
          <table:table-cell/>
          <table:table-cell table:formula="of:=IF(MOD([$Controls.$A314];100)=0;0.00001;0)" office:value-type="float" office:value="0">
            <text:p>0</text:p>
          </table:table-cell>
          <table:table-cell/>
          <table:table-cell table:formula="of:=IF(MOD([$Controls.$A314];100)=0;0.00001;0)+IF(MOD([$Controls.$A314];200)=0;0.00002;0)-IF(MOD([$Controls.$A3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34">
            <text:p>1.34E-6</text:p>
          </table:table-cell>
        </table:table-row>
        <table:table-row table:style-name="ro1">
          <table:table-cell table:style-name="ce4" table:formula="of:=SUM([.C315];[.G315];[.K315])" office:value-type="float" office:value="0.00000374">
            <text:p>3.740E-6</text:p>
          </table:table-cell>
          <table:table-cell/>
          <table:table-cell table:formula="of:=[.C314]" office:value-type="float" office:value="0.000005">
            <text:p>5.00E-006</text:p>
          </table:table-cell>
          <table:table-cell/>
          <table:table-cell table:formula="of:=IF(MOD([$Controls.$A315];100)=0;0.00001;0)" office:value-type="float" office:value="0">
            <text:p>0</text:p>
          </table:table-cell>
          <table:table-cell/>
          <table:table-cell table:formula="of:=IF(MOD([$Controls.$A315];100)=0;0.00001;0)+IF(MOD([$Controls.$A315];200)=0;0.00002;0)-IF(MOD([$Controls.$A3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9">
            <text:p>3.90E-8</text:p>
          </table:table-cell>
          <table:table-cell/>
          <table:table-cell table:style-name="ce1" table:formula="of:=0.00000001*RANDBETWEEN(0;100)*RANDBETWEEN(-3;3)" office:value-type="float" office:value="-0.00000126">
            <text:p>-1.26E-6</text:p>
          </table:table-cell>
        </table:table-row>
        <table:table-row table:style-name="ro1">
          <table:table-cell table:style-name="ce4" table:formula="of:=SUM([.C316];[.G316];[.K316])" office:value-type="float" office:value="0.00000378">
            <text:p>3.780E-6</text:p>
          </table:table-cell>
          <table:table-cell/>
          <table:table-cell table:formula="of:=[.C315]" office:value-type="float" office:value="0.000005">
            <text:p>5.00E-006</text:p>
          </table:table-cell>
          <table:table-cell/>
          <table:table-cell table:formula="of:=IF(MOD([$Controls.$A316];100)=0;0.00001;0)" office:value-type="float" office:value="0">
            <text:p>0</text:p>
          </table:table-cell>
          <table:table-cell/>
          <table:table-cell table:formula="of:=IF(MOD([$Controls.$A316];100)=0;0.00001;0)+IF(MOD([$Controls.$A316];200)=0;0.00002;0)-IF(MOD([$Controls.$A3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3">
            <text:p>3.00E-9</text:p>
          </table:table-cell>
          <table:table-cell/>
          <table:table-cell table:style-name="ce1" table:formula="of:=0.00000001*RANDBETWEEN(0;100)*RANDBETWEEN(-3;3)" office:value-type="float" office:value="-0.00000122">
            <text:p>-1.22E-6</text:p>
          </table:table-cell>
        </table:table-row>
        <table:table-row table:style-name="ro1">
          <table:table-cell table:style-name="ce4" table:formula="of:=SUM([.C317];[.G317];[.K317])" office:value-type="float" office:value="0.00000552">
            <text:p>5.520E-6</text:p>
          </table:table-cell>
          <table:table-cell/>
          <table:table-cell table:formula="of:=[.C316]" office:value-type="float" office:value="0.000005">
            <text:p>5.00E-006</text:p>
          </table:table-cell>
          <table:table-cell/>
          <table:table-cell table:formula="of:=IF(MOD([$Controls.$A317];100)=0;0.00001;0)" office:value-type="float" office:value="0">
            <text:p>0</text:p>
          </table:table-cell>
          <table:table-cell/>
          <table:table-cell table:formula="of:=IF(MOD([$Controls.$A317];100)=0;0.00001;0)+IF(MOD([$Controls.$A317];200)=0;0.00002;0)-IF(MOD([$Controls.$A3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2">
            <text:p>5.20E-7</text:p>
          </table:table-cell>
        </table:table-row>
        <table:table-row table:style-name="ro1">
          <table:table-cell table:style-name="ce4" table:formula="of:=SUM([.C318];[.G318];[.K318])" office:value-type="float" office:value="0.00000566">
            <text:p>5.660E-6</text:p>
          </table:table-cell>
          <table:table-cell/>
          <table:table-cell table:formula="of:=[.C317]" office:value-type="float" office:value="0.000005">
            <text:p>5.00E-006</text:p>
          </table:table-cell>
          <table:table-cell/>
          <table:table-cell table:formula="of:=IF(MOD([$Controls.$A318];100)=0;0.00001;0)" office:value-type="float" office:value="0">
            <text:p>0</text:p>
          </table:table-cell>
          <table:table-cell/>
          <table:table-cell table:formula="of:=IF(MOD([$Controls.$A318];100)=0;0.00001;0)+IF(MOD([$Controls.$A318];200)=0;0.00002;0)-IF(MOD([$Controls.$A3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319];[.G319];[.K319])" office:value-type="float" office:value="0.0000036">
            <text:p>3.600E-6</text:p>
          </table:table-cell>
          <table:table-cell/>
          <table:table-cell table:formula="of:=[.C318]" office:value-type="float" office:value="0.000005">
            <text:p>5.00E-006</text:p>
          </table:table-cell>
          <table:table-cell/>
          <table:table-cell table:formula="of:=IF(MOD([$Controls.$A319];100)=0;0.00001;0)" office:value-type="float" office:value="0">
            <text:p>0</text:p>
          </table:table-cell>
          <table:table-cell/>
          <table:table-cell table:formula="of:=IF(MOD([$Controls.$A319];100)=0;0.00001;0)+IF(MOD([$Controls.$A319];200)=0;0.00002;0)-IF(MOD([$Controls.$A3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4">
            <text:p>7.40E-8</text:p>
          </table:table-cell>
          <table:table-cell/>
          <table:table-cell table:style-name="ce1" table:formula="of:=0.00000001*RANDBETWEEN(0;100)*RANDBETWEEN(-3;3)" office:value-type="float" office:value="-0.0000014">
            <text:p>-1.40E-6</text:p>
          </table:table-cell>
        </table:table-row>
        <table:table-row table:style-name="ro1">
          <table:table-cell table:style-name="ce4" table:formula="of:=SUM([.C320];[.G320];[.K320])" office:value-type="float" office:value="0.00000589">
            <text:p>5.890E-6</text:p>
          </table:table-cell>
          <table:table-cell/>
          <table:table-cell table:formula="of:=[.C319]" office:value-type="float" office:value="0.000005">
            <text:p>5.00E-006</text:p>
          </table:table-cell>
          <table:table-cell/>
          <table:table-cell table:formula="of:=IF(MOD([$Controls.$A320];100)=0;0.00001;0)" office:value-type="float" office:value="0">
            <text:p>0</text:p>
          </table:table-cell>
          <table:table-cell/>
          <table:table-cell table:formula="of:=IF(MOD([$Controls.$A320];100)=0;0.00001;0)+IF(MOD([$Controls.$A320];200)=0;0.00002;0)-IF(MOD([$Controls.$A3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2">
            <text:p>-2.00E-9</text:p>
          </table:table-cell>
          <table:table-cell/>
          <table:table-cell table:style-name="ce1" table:formula="of:=0.00000001*RANDBETWEEN(0;100)*RANDBETWEEN(-3;3)" office:value-type="float" office:value="0.00000089">
            <text:p>8.90E-7</text:p>
          </table:table-cell>
        </table:table-row>
        <table:table-row table:style-name="ro1">
          <table:table-cell table:style-name="ce4" table:formula="of:=SUM([.C321];[.G321];[.K321])" office:value-type="float" office:value="0.00000564">
            <text:p>5.640E-6</text:p>
          </table:table-cell>
          <table:table-cell/>
          <table:table-cell table:formula="of:=[.C320]" office:value-type="float" office:value="0.000005">
            <text:p>5.00E-006</text:p>
          </table:table-cell>
          <table:table-cell/>
          <table:table-cell table:formula="of:=IF(MOD([$Controls.$A321];100)=0;0.00001;0)" office:value-type="float" office:value="0">
            <text:p>0</text:p>
          </table:table-cell>
          <table:table-cell/>
          <table:table-cell table:formula="of:=IF(MOD([$Controls.$A321];100)=0;0.00001;0)+IF(MOD([$Controls.$A321];200)=0;0.00002;0)-IF(MOD([$Controls.$A3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8">
            <text:p>4.80E-8</text:p>
          </table:table-cell>
          <table:table-cell/>
          <table:table-cell table:style-name="ce1" table:formula="of:=0.00000001*RANDBETWEEN(0;100)*RANDBETWEEN(-3;3)" office:value-type="float" office:value="0.00000064">
            <text:p>6.40E-7</text:p>
          </table:table-cell>
        </table:table-row>
        <table:table-row table:style-name="ro1">
          <table:table-cell table:style-name="ce4" table:formula="of:=SUM([.C322];[.G322];[.K322])" office:value-type="float" office:value="0.00000562">
            <text:p>5.620E-6</text:p>
          </table:table-cell>
          <table:table-cell/>
          <table:table-cell table:formula="of:=[.C321]" office:value-type="float" office:value="0.000005">
            <text:p>5.00E-006</text:p>
          </table:table-cell>
          <table:table-cell/>
          <table:table-cell table:formula="of:=IF(MOD([$Controls.$A322];100)=0;0.00001;0)" office:value-type="float" office:value="0">
            <text:p>0</text:p>
          </table:table-cell>
          <table:table-cell/>
          <table:table-cell table:formula="of:=IF(MOD([$Controls.$A322];100)=0;0.00001;0)+IF(MOD([$Controls.$A322];200)=0;0.00002;0)-IF(MOD([$Controls.$A3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2">
            <text:p>6.20E-7</text:p>
          </table:table-cell>
        </table:table-row>
        <table:table-row table:style-name="ro1">
          <table:table-cell table:style-name="ce4" table:formula="of:=SUM([.C323];[.G323];[.K323])" office:value-type="float" office:value="0.00003498">
            <text:p>3.498E-5</text:p>
          </table:table-cell>
          <table:table-cell/>
          <table:table-cell table:formula="of:=[.C322]" office:value-type="float" office:value="0.000005">
            <text:p>5.00E-006</text:p>
          </table:table-cell>
          <table:table-cell/>
          <table:table-cell table:formula="of:=IF(MOD([$Controls.$A323];100)=0;0.00001;0)" office:value-type="float" office:value="0.00001">
            <text:p>0.00001</text:p>
          </table:table-cell>
          <table:table-cell/>
          <table:table-cell table:formula="of:=IF(MOD([$Controls.$A323];100)=0;0.00001;0)+IF(MOD([$Controls.$A323];200)=0;0.00002;0)-IF(MOD([$Controls.$A32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0.000000074">
            <text:p>7.40E-8</text:p>
          </table:table-cell>
          <table:table-cell/>
          <table:table-cell table:style-name="ce1" table:formula="of:=0.00000001*RANDBETWEEN(0;100)*RANDBETWEEN(-3;3)" office:value-type="float" office:value="-0.00000002">
            <text:p>-2.00E-8</text:p>
          </table:table-cell>
        </table:table-row>
        <table:table-row table:style-name="ro1">
          <table:table-cell table:style-name="ce4" table:formula="of:=SUM([.C324];[.G324];[.K324])" office:value-type="float" office:value="0.000005">
            <text:p>5.000E-6</text:p>
          </table:table-cell>
          <table:table-cell/>
          <table:table-cell table:formula="of:=[.C323]" office:value-type="float" office:value="0.000005">
            <text:p>5.00E-006</text:p>
          </table:table-cell>
          <table:table-cell/>
          <table:table-cell table:formula="of:=IF(MOD([$Controls.$A324];100)=0;0.00001;0)" office:value-type="float" office:value="0">
            <text:p>0</text:p>
          </table:table-cell>
          <table:table-cell/>
          <table:table-cell table:formula="of:=IF(MOD([$Controls.$A324];100)=0;0.00001;0)+IF(MOD([$Controls.$A324];200)=0;0.00002;0)-IF(MOD([$Controls.$A3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25];[.G325];[.K325])" office:value-type="float" office:value="0.0000035">
            <text:p>3.500E-6</text:p>
          </table:table-cell>
          <table:table-cell/>
          <table:table-cell table:formula="of:=[.C324]" office:value-type="float" office:value="0.000005">
            <text:p>5.00E-006</text:p>
          </table:table-cell>
          <table:table-cell/>
          <table:table-cell table:formula="of:=IF(MOD([$Controls.$A325];100)=0;0.00001;0)" office:value-type="float" office:value="0">
            <text:p>0</text:p>
          </table:table-cell>
          <table:table-cell/>
          <table:table-cell table:formula="of:=IF(MOD([$Controls.$A325];100)=0;0.00001;0)+IF(MOD([$Controls.$A325];200)=0;0.00002;0)-IF(MOD([$Controls.$A3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5">
            <text:p>-1.50E-6</text:p>
          </table:table-cell>
        </table:table-row>
        <table:table-row table:style-name="ro1">
          <table:table-cell table:style-name="ce4" table:formula="of:=SUM([.C326];[.G326];[.K326])" office:value-type="float" office:value="0.0000062">
            <text:p>6.200E-6</text:p>
          </table:table-cell>
          <table:table-cell/>
          <table:table-cell table:formula="of:=[.C325]" office:value-type="float" office:value="0.000005">
            <text:p>5.00E-006</text:p>
          </table:table-cell>
          <table:table-cell/>
          <table:table-cell table:formula="of:=IF(MOD([$Controls.$A326];100)=0;0.00001;0)" office:value-type="float" office:value="0">
            <text:p>0</text:p>
          </table:table-cell>
          <table:table-cell/>
          <table:table-cell table:formula="of:=IF(MOD([$Controls.$A326];100)=0;0.00001;0)+IF(MOD([$Controls.$A326];200)=0;0.00002;0)-IF(MOD([$Controls.$A3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">
            <text:p>1.20E-6</text:p>
          </table:table-cell>
        </table:table-row>
        <table:table-row table:style-name="ro1">
          <table:table-cell table:style-name="ce4" table:formula="of:=SUM([.C327];[.G327];[.K327])" office:value-type="float" office:value="0.00000455">
            <text:p>4.550E-6</text:p>
          </table:table-cell>
          <table:table-cell/>
          <table:table-cell table:formula="of:=[.C326]" office:value-type="float" office:value="0.000005">
            <text:p>5.00E-006</text:p>
          </table:table-cell>
          <table:table-cell/>
          <table:table-cell table:formula="of:=IF(MOD([$Controls.$A327];100)=0;0.00001;0)" office:value-type="float" office:value="0">
            <text:p>0</text:p>
          </table:table-cell>
          <table:table-cell/>
          <table:table-cell table:formula="of:=IF(MOD([$Controls.$A327];100)=0;0.00001;0)+IF(MOD([$Controls.$A327];200)=0;0.00002;0)-IF(MOD([$Controls.$A3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1">
            <text:p>1.00E-9</text:p>
          </table:table-cell>
          <table:table-cell/>
          <table:table-cell table:style-name="ce1" table:formula="of:=0.00000001*RANDBETWEEN(0;100)*RANDBETWEEN(-3;3)" office:value-type="float" office:value="-0.00000045">
            <text:p>-4.50E-7</text:p>
          </table:table-cell>
        </table:table-row>
        <table:table-row table:style-name="ro1">
          <table:table-cell table:style-name="ce4" table:formula="of:=SUM([.C328];[.G328];[.K328])" office:value-type="float" office:value="0.00000695">
            <text:p>6.950E-6</text:p>
          </table:table-cell>
          <table:table-cell/>
          <table:table-cell table:formula="of:=[.C327]" office:value-type="float" office:value="0.000005">
            <text:p>5.00E-006</text:p>
          </table:table-cell>
          <table:table-cell/>
          <table:table-cell table:formula="of:=IF(MOD([$Controls.$A328];100)=0;0.00001;0)" office:value-type="float" office:value="0">
            <text:p>0</text:p>
          </table:table-cell>
          <table:table-cell/>
          <table:table-cell table:formula="of:=IF(MOD([$Controls.$A328];100)=0;0.00001;0)+IF(MOD([$Controls.$A328];200)=0;0.00002;0)-IF(MOD([$Controls.$A3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1">
            <text:p>9.10E-8</text:p>
          </table:table-cell>
          <table:table-cell/>
          <table:table-cell table:style-name="ce1" table:formula="of:=0.00000001*RANDBETWEEN(0;100)*RANDBETWEEN(-3;3)" office:value-type="float" office:value="0.00000195">
            <text:p>1.95E-6</text:p>
          </table:table-cell>
        </table:table-row>
        <table:table-row table:style-name="ro1">
          <table:table-cell table:style-name="ce4" table:formula="of:=SUM([.C329];[.G329];[.K329])" office:value-type="float" office:value="0.00000431">
            <text:p>4.310E-6</text:p>
          </table:table-cell>
          <table:table-cell/>
          <table:table-cell table:formula="of:=[.C328]" office:value-type="float" office:value="0.000005">
            <text:p>5.00E-006</text:p>
          </table:table-cell>
          <table:table-cell/>
          <table:table-cell table:formula="of:=IF(MOD([$Controls.$A329];100)=0;0.00001;0)" office:value-type="float" office:value="0">
            <text:p>0</text:p>
          </table:table-cell>
          <table:table-cell/>
          <table:table-cell table:formula="of:=IF(MOD([$Controls.$A329];100)=0;0.00001;0)+IF(MOD([$Controls.$A329];200)=0;0.00002;0)-IF(MOD([$Controls.$A3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7">
            <text:p>-6.70E-8</text:p>
          </table:table-cell>
          <table:table-cell/>
          <table:table-cell table:style-name="ce1" table:formula="of:=0.00000001*RANDBETWEEN(0;100)*RANDBETWEEN(-3;3)" office:value-type="float" office:value="-0.00000069">
            <text:p>-6.90E-7</text:p>
          </table:table-cell>
        </table:table-row>
        <table:table-row table:style-name="ro1">
          <table:table-cell table:style-name="ce4" table:formula="of:=SUM([.C330];[.G330];[.K330])" office:value-type="float" office:value="0.00000296">
            <text:p>2.960E-6</text:p>
          </table:table-cell>
          <table:table-cell/>
          <table:table-cell table:formula="of:=[.C329]" office:value-type="float" office:value="0.000005">
            <text:p>5.00E-006</text:p>
          </table:table-cell>
          <table:table-cell/>
          <table:table-cell table:formula="of:=IF(MOD([$Controls.$A330];100)=0;0.00001;0)" office:value-type="float" office:value="0">
            <text:p>0</text:p>
          </table:table-cell>
          <table:table-cell/>
          <table:table-cell table:formula="of:=IF(MOD([$Controls.$A330];100)=0;0.00001;0)+IF(MOD([$Controls.$A330];200)=0;0.00002;0)-IF(MOD([$Controls.$A3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9">
            <text:p>-2.90E-8</text:p>
          </table:table-cell>
          <table:table-cell/>
          <table:table-cell table:style-name="ce1" table:formula="of:=0.00000001*RANDBETWEEN(0;100)*RANDBETWEEN(-3;3)" office:value-type="float" office:value="-0.00000204">
            <text:p>-2.04E-6</text:p>
          </table:table-cell>
        </table:table-row>
        <table:table-row table:style-name="ro1">
          <table:table-cell table:style-name="ce4" table:formula="of:=SUM([.C331];[.G331];[.K331])" office:value-type="float" office:value="0.00000426">
            <text:p>4.260E-6</text:p>
          </table:table-cell>
          <table:table-cell/>
          <table:table-cell table:formula="of:=[.C330]" office:value-type="float" office:value="0.000005">
            <text:p>5.00E-006</text:p>
          </table:table-cell>
          <table:table-cell/>
          <table:table-cell table:formula="of:=IF(MOD([$Controls.$A331];100)=0;0.00001;0)" office:value-type="float" office:value="0">
            <text:p>0</text:p>
          </table:table-cell>
          <table:table-cell/>
          <table:table-cell table:formula="of:=IF(MOD([$Controls.$A331];100)=0;0.00001;0)+IF(MOD([$Controls.$A331];200)=0;0.00002;0)-IF(MOD([$Controls.$A3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4">
            <text:p>-9.40E-8</text:p>
          </table:table-cell>
          <table:table-cell/>
          <table:table-cell table:style-name="ce1" table:formula="of:=0.00000001*RANDBETWEEN(0;100)*RANDBETWEEN(-3;3)" office:value-type="float" office:value="-0.00000074">
            <text:p>-7.40E-7</text:p>
          </table:table-cell>
        </table:table-row>
        <table:table-row table:style-name="ro1">
          <table:table-cell table:style-name="ce4" table:formula="of:=SUM([.C332];[.G332];[.K332])" office:value-type="float" office:value="0.00000614">
            <text:p>6.140E-6</text:p>
          </table:table-cell>
          <table:table-cell/>
          <table:table-cell table:formula="of:=[.C331]" office:value-type="float" office:value="0.000005">
            <text:p>5.00E-006</text:p>
          </table:table-cell>
          <table:table-cell/>
          <table:table-cell table:formula="of:=IF(MOD([$Controls.$A332];100)=0;0.00001;0)" office:value-type="float" office:value="0">
            <text:p>0</text:p>
          </table:table-cell>
          <table:table-cell/>
          <table:table-cell table:formula="of:=IF(MOD([$Controls.$A332];100)=0;0.00001;0)+IF(MOD([$Controls.$A332];200)=0;0.00002;0)-IF(MOD([$Controls.$A3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5">
            <text:p>-8.50E-8</text:p>
          </table:table-cell>
          <table:table-cell/>
          <table:table-cell table:style-name="ce1" table:formula="of:=0.00000001*RANDBETWEEN(0;100)*RANDBETWEEN(-3;3)" office:value-type="float" office:value="0.00000114">
            <text:p>1.14E-6</text:p>
          </table:table-cell>
        </table:table-row>
        <table:table-row table:style-name="ro1">
          <table:table-cell table:style-name="ce4" table:formula="of:=SUM([.C333];[.G333];[.K333])" office:value-type="float" office:value="0.0000059">
            <text:p>5.900E-6</text:p>
          </table:table-cell>
          <table:table-cell/>
          <table:table-cell table:formula="of:=[.C332]" office:value-type="float" office:value="0.000005">
            <text:p>5.00E-006</text:p>
          </table:table-cell>
          <table:table-cell/>
          <table:table-cell table:formula="of:=IF(MOD([$Controls.$A333];100)=0;0.00001;0)" office:value-type="float" office:value="0">
            <text:p>0</text:p>
          </table:table-cell>
          <table:table-cell/>
          <table:table-cell table:formula="of:=IF(MOD([$Controls.$A333];100)=0;0.00001;0)+IF(MOD([$Controls.$A333];200)=0;0.00002;0)-IF(MOD([$Controls.$A3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8">
            <text:p>7.80E-8</text:p>
          </table:table-cell>
          <table:table-cell/>
          <table:table-cell table:style-name="ce1" table:formula="of:=0.00000001*RANDBETWEEN(0;100)*RANDBETWEEN(-3;3)" office:value-type="float" office:value="0.0000009">
            <text:p>9.00E-7</text:p>
          </table:table-cell>
        </table:table-row>
        <table:table-row table:style-name="ro1">
          <table:table-cell table:style-name="ce4" table:formula="of:=SUM([.C334];[.G334];[.K334])" office:value-type="float" office:value="0.00000566">
            <text:p>5.660E-6</text:p>
          </table:table-cell>
          <table:table-cell/>
          <table:table-cell table:formula="of:=[.C333]" office:value-type="float" office:value="0.000005">
            <text:p>5.00E-006</text:p>
          </table:table-cell>
          <table:table-cell/>
          <table:table-cell table:formula="of:=IF(MOD([$Controls.$A334];100)=0;0.00001;0)" office:value-type="float" office:value="0">
            <text:p>0</text:p>
          </table:table-cell>
          <table:table-cell/>
          <table:table-cell table:formula="of:=IF(MOD([$Controls.$A334];100)=0;0.00001;0)+IF(MOD([$Controls.$A334];200)=0;0.00002;0)-IF(MOD([$Controls.$A3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335];[.G335];[.K335])" office:value-type="float" office:value="0.000005">
            <text:p>5.000E-6</text:p>
          </table:table-cell>
          <table:table-cell/>
          <table:table-cell table:formula="of:=[.C334]" office:value-type="float" office:value="0.000005">
            <text:p>5.00E-006</text:p>
          </table:table-cell>
          <table:table-cell/>
          <table:table-cell table:formula="of:=IF(MOD([$Controls.$A335];100)=0;0.00001;0)" office:value-type="float" office:value="0">
            <text:p>0</text:p>
          </table:table-cell>
          <table:table-cell/>
          <table:table-cell table:formula="of:=IF(MOD([$Controls.$A335];100)=0;0.00001;0)+IF(MOD([$Controls.$A335];200)=0;0.00002;0)-IF(MOD([$Controls.$A3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7">
            <text:p>4.7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36];[.G336];[.K336])" office:value-type="float" office:value="0.00000448">
            <text:p>4.480E-6</text:p>
          </table:table-cell>
          <table:table-cell/>
          <table:table-cell table:formula="of:=[.C335]" office:value-type="float" office:value="0.000005">
            <text:p>5.00E-006</text:p>
          </table:table-cell>
          <table:table-cell/>
          <table:table-cell table:formula="of:=IF(MOD([$Controls.$A336];100)=0;0.00001;0)" office:value-type="float" office:value="0">
            <text:p>0</text:p>
          </table:table-cell>
          <table:table-cell/>
          <table:table-cell table:formula="of:=IF(MOD([$Controls.$A336];100)=0;0.00001;0)+IF(MOD([$Controls.$A336];200)=0;0.00002;0)-IF(MOD([$Controls.$A3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3">
            <text:p>6.30E-8</text:p>
          </table:table-cell>
          <table:table-cell/>
          <table:table-cell table:style-name="ce1" table:formula="of:=0.00000001*RANDBETWEEN(0;100)*RANDBETWEEN(-3;3)" office:value-type="float" office:value="-0.00000052">
            <text:p>-5.20E-7</text:p>
          </table:table-cell>
        </table:table-row>
        <table:table-row table:style-name="ro1">
          <table:table-cell table:style-name="ce4" table:formula="of:=SUM([.C337];[.G337];[.K337])" office:value-type="float" office:value="0.0000059">
            <text:p>5.900E-6</text:p>
          </table:table-cell>
          <table:table-cell/>
          <table:table-cell table:formula="of:=[.C336]" office:value-type="float" office:value="0.000005">
            <text:p>5.00E-006</text:p>
          </table:table-cell>
          <table:table-cell/>
          <table:table-cell table:formula="of:=IF(MOD([$Controls.$A337];100)=0;0.00001;0)" office:value-type="float" office:value="0">
            <text:p>0</text:p>
          </table:table-cell>
          <table:table-cell/>
          <table:table-cell table:formula="of:=IF(MOD([$Controls.$A337];100)=0;0.00001;0)+IF(MOD([$Controls.$A337];200)=0;0.00002;0)-IF(MOD([$Controls.$A3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8">
            <text:p>7.80E-8</text:p>
          </table:table-cell>
          <table:table-cell/>
          <table:table-cell table:style-name="ce1" table:formula="of:=0.00000001*RANDBETWEEN(0;100)*RANDBETWEEN(-3;3)" office:value-type="float" office:value="0.0000009">
            <text:p>9.00E-7</text:p>
          </table:table-cell>
        </table:table-row>
        <table:table-row table:style-name="ro1">
          <table:table-cell table:style-name="ce4" table:formula="of:=SUM([.C338];[.G338];[.K338])" office:value-type="float" office:value="0.00000411">
            <text:p>4.110E-6</text:p>
          </table:table-cell>
          <table:table-cell/>
          <table:table-cell table:formula="of:=[.C337]" office:value-type="float" office:value="0.000005">
            <text:p>5.00E-006</text:p>
          </table:table-cell>
          <table:table-cell/>
          <table:table-cell table:formula="of:=IF(MOD([$Controls.$A338];100)=0;0.00001;0)" office:value-type="float" office:value="0">
            <text:p>0</text:p>
          </table:table-cell>
          <table:table-cell/>
          <table:table-cell table:formula="of:=IF(MOD([$Controls.$A338];100)=0;0.00001;0)+IF(MOD([$Controls.$A338];200)=0;0.00002;0)-IF(MOD([$Controls.$A3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9">
            <text:p>-8.90E-7</text:p>
          </table:table-cell>
        </table:table-row>
        <table:table-row table:style-name="ro1">
          <table:table-cell table:style-name="ce4" table:formula="of:=SUM([.C339];[.G339];[.K339])" office:value-type="float" office:value="0.0000053">
            <text:p>5.300E-6</text:p>
          </table:table-cell>
          <table:table-cell/>
          <table:table-cell table:formula="of:=[.C338]" office:value-type="float" office:value="0.000005">
            <text:p>5.00E-006</text:p>
          </table:table-cell>
          <table:table-cell/>
          <table:table-cell table:formula="of:=IF(MOD([$Controls.$A339];100)=0;0.00001;0)" office:value-type="float" office:value="0">
            <text:p>0</text:p>
          </table:table-cell>
          <table:table-cell/>
          <table:table-cell table:formula="of:=IF(MOD([$Controls.$A339];100)=0;0.00001;0)+IF(MOD([$Controls.$A339];200)=0;0.00002;0)-IF(MOD([$Controls.$A3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4">
            <text:p>4.40E-8</text:p>
          </table:table-cell>
          <table:table-cell/>
          <table:table-cell table:style-name="ce1" table:formula="of:=0.00000001*RANDBETWEEN(0;100)*RANDBETWEEN(-3;3)" office:value-type="float" office:value="0.0000003">
            <text:p>3.00E-7</text:p>
          </table:table-cell>
        </table:table-row>
        <table:table-row table:style-name="ro1">
          <table:table-cell table:style-name="ce4" table:formula="of:=SUM([.C340];[.G340];[.K340])" office:value-type="float" office:value="0.00000581">
            <text:p>5.810E-6</text:p>
          </table:table-cell>
          <table:table-cell/>
          <table:table-cell table:formula="of:=[.C339]" office:value-type="float" office:value="0.000005">
            <text:p>5.00E-006</text:p>
          </table:table-cell>
          <table:table-cell/>
          <table:table-cell table:formula="of:=IF(MOD([$Controls.$A340];100)=0;0.00001;0)" office:value-type="float" office:value="0">
            <text:p>0</text:p>
          </table:table-cell>
          <table:table-cell/>
          <table:table-cell table:formula="of:=IF(MOD([$Controls.$A340];100)=0;0.00001;0)+IF(MOD([$Controls.$A340];200)=0;0.00002;0)-IF(MOD([$Controls.$A3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81">
            <text:p>8.10E-7</text:p>
          </table:table-cell>
        </table:table-row>
        <table:table-row table:style-name="ro1">
          <table:table-cell table:style-name="ce4" table:formula="of:=SUM([.C341];[.G341];[.K341])" office:value-type="float" office:value="0.0000031">
            <text:p>3.100E-6</text:p>
          </table:table-cell>
          <table:table-cell/>
          <table:table-cell table:formula="of:=[.C340]" office:value-type="float" office:value="0.000005">
            <text:p>5.00E-006</text:p>
          </table:table-cell>
          <table:table-cell/>
          <table:table-cell table:formula="of:=IF(MOD([$Controls.$A341];100)=0;0.00001;0)" office:value-type="float" office:value="0">
            <text:p>0</text:p>
          </table:table-cell>
          <table:table-cell/>
          <table:table-cell table:formula="of:=IF(MOD([$Controls.$A341];100)=0;0.00001;0)+IF(MOD([$Controls.$A341];200)=0;0.00002;0)-IF(MOD([$Controls.$A3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2">
            <text:p>-2.20E-8</text:p>
          </table:table-cell>
          <table:table-cell/>
          <table:table-cell table:style-name="ce1" table:formula="of:=0.00000001*RANDBETWEEN(0;100)*RANDBETWEEN(-3;3)" office:value-type="float" office:value="-0.0000019">
            <text:p>-1.90E-6</text:p>
          </table:table-cell>
        </table:table-row>
        <table:table-row table:style-name="ro1">
          <table:table-cell table:style-name="ce4" table:formula="of:=SUM([.C342];[.G342];[.K342])" office:value-type="float" office:value="0.00000442">
            <text:p>4.420E-6</text:p>
          </table:table-cell>
          <table:table-cell/>
          <table:table-cell table:formula="of:=[.C341]" office:value-type="float" office:value="0.000005">
            <text:p>5.00E-006</text:p>
          </table:table-cell>
          <table:table-cell/>
          <table:table-cell table:formula="of:=IF(MOD([$Controls.$A342];100)=0;0.00001;0)" office:value-type="float" office:value="0">
            <text:p>0</text:p>
          </table:table-cell>
          <table:table-cell/>
          <table:table-cell table:formula="of:=IF(MOD([$Controls.$A342];100)=0;0.00001;0)+IF(MOD([$Controls.$A342];200)=0;0.00002;0)-IF(MOD([$Controls.$A3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4">
            <text:p>-9.40E-8</text:p>
          </table:table-cell>
          <table:table-cell/>
          <table:table-cell table:style-name="ce1" table:formula="of:=0.00000001*RANDBETWEEN(0;100)*RANDBETWEEN(-3;3)" office:value-type="float" office:value="-0.00000058">
            <text:p>-5.80E-7</text:p>
          </table:table-cell>
        </table:table-row>
        <table:table-row table:style-name="ro1">
          <table:table-cell table:style-name="ce4" table:formula="of:=SUM([.C343];[.G343];[.K343])" office:value-type="float" office:value="0.00000374">
            <text:p>3.740E-6</text:p>
          </table:table-cell>
          <table:table-cell/>
          <table:table-cell table:formula="of:=[.C342]" office:value-type="float" office:value="0.000005">
            <text:p>5.00E-006</text:p>
          </table:table-cell>
          <table:table-cell/>
          <table:table-cell table:formula="of:=IF(MOD([$Controls.$A343];100)=0;0.00001;0)" office:value-type="float" office:value="0">
            <text:p>0</text:p>
          </table:table-cell>
          <table:table-cell/>
          <table:table-cell table:formula="of:=IF(MOD([$Controls.$A343];100)=0;0.00001;0)+IF(MOD([$Controls.$A343];200)=0;0.00002;0)-IF(MOD([$Controls.$A34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2">
            <text:p>9.20E-8</text:p>
          </table:table-cell>
          <table:table-cell/>
          <table:table-cell table:style-name="ce1" table:formula="of:=0.00000001*RANDBETWEEN(0;100)*RANDBETWEEN(-3;3)" office:value-type="float" office:value="-0.00000126">
            <text:p>-1.26E-6</text:p>
          </table:table-cell>
        </table:table-row>
        <table:table-row table:style-name="ro1">
          <table:table-cell table:style-name="ce4" table:formula="of:=SUM([.C344];[.G344];[.K344])" office:value-type="float" office:value="0.00000468">
            <text:p>4.680E-6</text:p>
          </table:table-cell>
          <table:table-cell/>
          <table:table-cell table:formula="of:=[.C343]" office:value-type="float" office:value="0.000005">
            <text:p>5.00E-006</text:p>
          </table:table-cell>
          <table:table-cell/>
          <table:table-cell table:formula="of:=IF(MOD([$Controls.$A344];100)=0;0.00001;0)" office:value-type="float" office:value="0">
            <text:p>0</text:p>
          </table:table-cell>
          <table:table-cell/>
          <table:table-cell table:formula="of:=IF(MOD([$Controls.$A344];100)=0;0.00001;0)+IF(MOD([$Controls.$A344];200)=0;0.00002;0)-IF(MOD([$Controls.$A3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32">
            <text:p>-3.20E-7</text:p>
          </table:table-cell>
        </table:table-row>
        <table:table-row table:style-name="ro1">
          <table:table-cell table:style-name="ce4" table:formula="of:=SUM([.C345];[.G345];[.K345])" office:value-type="float" office:value="0.00000338">
            <text:p>3.380E-6</text:p>
          </table:table-cell>
          <table:table-cell/>
          <table:table-cell table:formula="of:=[.C344]" office:value-type="float" office:value="0.000005">
            <text:p>5.00E-006</text:p>
          </table:table-cell>
          <table:table-cell/>
          <table:table-cell table:formula="of:=IF(MOD([$Controls.$A345];100)=0;0.00001;0)" office:value-type="float" office:value="0">
            <text:p>0</text:p>
          </table:table-cell>
          <table:table-cell/>
          <table:table-cell table:formula="of:=IF(MOD([$Controls.$A345];100)=0;0.00001;0)+IF(MOD([$Controls.$A345];200)=0;0.00002;0)-IF(MOD([$Controls.$A3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62">
            <text:p>-1.62E-6</text:p>
          </table:table-cell>
        </table:table-row>
        <table:table-row table:style-name="ro1">
          <table:table-cell table:style-name="ce4" table:formula="of:=SUM([.C346];[.G346];[.K346])" office:value-type="float" office:value="0.00000629">
            <text:p>6.290E-6</text:p>
          </table:table-cell>
          <table:table-cell/>
          <table:table-cell table:formula="of:=[.C345]" office:value-type="float" office:value="0.000005">
            <text:p>5.00E-006</text:p>
          </table:table-cell>
          <table:table-cell/>
          <table:table-cell table:formula="of:=IF(MOD([$Controls.$A346];100)=0;0.00001;0)" office:value-type="float" office:value="0">
            <text:p>0</text:p>
          </table:table-cell>
          <table:table-cell/>
          <table:table-cell table:formula="of:=IF(MOD([$Controls.$A346];100)=0;0.00001;0)+IF(MOD([$Controls.$A346];200)=0;0.00002;0)-IF(MOD([$Controls.$A3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4">
            <text:p>6.40E-8</text:p>
          </table:table-cell>
          <table:table-cell/>
          <table:table-cell table:style-name="ce1" table:formula="of:=0.00000001*RANDBETWEEN(0;100)*RANDBETWEEN(-3;3)" office:value-type="float" office:value="0.00000129">
            <text:p>1.29E-6</text:p>
          </table:table-cell>
        </table:table-row>
        <table:table-row table:style-name="ro1">
          <table:table-cell table:style-name="ce4" table:formula="of:=SUM([.C347];[.G347];[.K347])" office:value-type="float" office:value="0.00000556">
            <text:p>5.560E-6</text:p>
          </table:table-cell>
          <table:table-cell/>
          <table:table-cell table:formula="of:=[.C346]" office:value-type="float" office:value="0.000005">
            <text:p>5.00E-006</text:p>
          </table:table-cell>
          <table:table-cell/>
          <table:table-cell table:formula="of:=IF(MOD([$Controls.$A347];100)=0;0.00001;0)" office:value-type="float" office:value="0">
            <text:p>0</text:p>
          </table:table-cell>
          <table:table-cell/>
          <table:table-cell table:formula="of:=IF(MOD([$Controls.$A347];100)=0;0.00001;0)+IF(MOD([$Controls.$A347];200)=0;0.00002;0)-IF(MOD([$Controls.$A3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6">
            <text:p>5.60E-7</text:p>
          </table:table-cell>
        </table:table-row>
        <table:table-row table:style-name="ro1">
          <table:table-cell table:style-name="ce4" table:formula="of:=SUM([.C348];[.G348];[.K348])" office:value-type="float" office:value="0.0000034">
            <text:p>3.400E-6</text:p>
          </table:table-cell>
          <table:table-cell/>
          <table:table-cell table:formula="of:=[.C347]" office:value-type="float" office:value="0.000005">
            <text:p>5.00E-006</text:p>
          </table:table-cell>
          <table:table-cell/>
          <table:table-cell table:formula="of:=IF(MOD([$Controls.$A348];100)=0;0.00001;0)" office:value-type="float" office:value="0">
            <text:p>0</text:p>
          </table:table-cell>
          <table:table-cell/>
          <table:table-cell table:formula="of:=IF(MOD([$Controls.$A348];100)=0;0.00001;0)+IF(MOD([$Controls.$A348];200)=0;0.00002;0)-IF(MOD([$Controls.$A3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6">
            <text:p>-1.60E-6</text:p>
          </table:table-cell>
        </table:table-row>
        <table:table-row table:style-name="ro1">
          <table:table-cell table:style-name="ce4" table:formula="of:=SUM([.C349];[.G349];[.K349])" office:value-type="float" office:value="0.000005">
            <text:p>5.000E-6</text:p>
          </table:table-cell>
          <table:table-cell/>
          <table:table-cell table:formula="of:=[.C348]" office:value-type="float" office:value="0.000005">
            <text:p>5.00E-006</text:p>
          </table:table-cell>
          <table:table-cell/>
          <table:table-cell table:formula="of:=IF(MOD([$Controls.$A349];100)=0;0.00001;0)" office:value-type="float" office:value="0">
            <text:p>0</text:p>
          </table:table-cell>
          <table:table-cell/>
          <table:table-cell table:formula="of:=IF(MOD([$Controls.$A349];100)=0;0.00001;0)+IF(MOD([$Controls.$A349];200)=0;0.00002;0)-IF(MOD([$Controls.$A3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4">
            <text:p>2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50];[.G350];[.K350])" office:value-type="float" office:value="0.000005">
            <text:p>5.000E-6</text:p>
          </table:table-cell>
          <table:table-cell/>
          <table:table-cell table:formula="of:=[.C349]" office:value-type="float" office:value="0.000005">
            <text:p>5.00E-006</text:p>
          </table:table-cell>
          <table:table-cell/>
          <table:table-cell table:formula="of:=IF(MOD([$Controls.$A350];100)=0;0.00001;0)" office:value-type="float" office:value="0">
            <text:p>0</text:p>
          </table:table-cell>
          <table:table-cell/>
          <table:table-cell table:formula="of:=IF(MOD([$Controls.$A350];100)=0;0.00001;0)+IF(MOD([$Controls.$A350];200)=0;0.00002;0)-IF(MOD([$Controls.$A3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2">
            <text:p>2.00E-9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51];[.G351];[.K351])" office:value-type="float" office:value="0.00000497">
            <text:p>4.970E-6</text:p>
          </table:table-cell>
          <table:table-cell/>
          <table:table-cell table:formula="of:=[.C350]" office:value-type="float" office:value="0.000005">
            <text:p>5.00E-006</text:p>
          </table:table-cell>
          <table:table-cell/>
          <table:table-cell table:formula="of:=IF(MOD([$Controls.$A351];100)=0;0.00001;0)" office:value-type="float" office:value="0">
            <text:p>0</text:p>
          </table:table-cell>
          <table:table-cell/>
          <table:table-cell table:formula="of:=IF(MOD([$Controls.$A351];100)=0;0.00001;0)+IF(MOD([$Controls.$A351];200)=0;0.00002;0)-IF(MOD([$Controls.$A3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3">
            <text:p>-3.00E-8</text:p>
          </table:table-cell>
        </table:table-row>
        <table:table-row table:style-name="ro1">
          <table:table-cell table:style-name="ce4" table:formula="of:=SUM([.C352];[.G352];[.K352])" office:value-type="float" office:value="0.00000426">
            <text:p>4.260E-6</text:p>
          </table:table-cell>
          <table:table-cell/>
          <table:table-cell table:formula="of:=[.C351]" office:value-type="float" office:value="0.000005">
            <text:p>5.00E-006</text:p>
          </table:table-cell>
          <table:table-cell/>
          <table:table-cell table:formula="of:=IF(MOD([$Controls.$A352];100)=0;0.00001;0)" office:value-type="float" office:value="0">
            <text:p>0</text:p>
          </table:table-cell>
          <table:table-cell/>
          <table:table-cell table:formula="of:=IF(MOD([$Controls.$A352];100)=0;0.00001;0)+IF(MOD([$Controls.$A352];200)=0;0.00002;0)-IF(MOD([$Controls.$A3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4">
            <text:p>-7.40E-7</text:p>
          </table:table-cell>
        </table:table-row>
        <table:table-row table:style-name="ro1">
          <table:table-cell table:style-name="ce4" table:formula="of:=SUM([.C353];[.G353];[.K353])" office:value-type="float" office:value="0.00000593">
            <text:p>5.930E-6</text:p>
          </table:table-cell>
          <table:table-cell/>
          <table:table-cell table:formula="of:=[.C352]" office:value-type="float" office:value="0.000005">
            <text:p>5.00E-006</text:p>
          </table:table-cell>
          <table:table-cell/>
          <table:table-cell table:formula="of:=IF(MOD([$Controls.$A353];100)=0;0.00001;0)" office:value-type="float" office:value="0">
            <text:p>0</text:p>
          </table:table-cell>
          <table:table-cell/>
          <table:table-cell table:formula="of:=IF(MOD([$Controls.$A353];100)=0;0.00001;0)+IF(MOD([$Controls.$A353];200)=0;0.00002;0)-IF(MOD([$Controls.$A3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5">
            <text:p>-3.50E-8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354];[.G354];[.K354])" office:value-type="float" office:value="0.00000311">
            <text:p>3.110E-6</text:p>
          </table:table-cell>
          <table:table-cell/>
          <table:table-cell table:formula="of:=[.C353]" office:value-type="float" office:value="0.000005">
            <text:p>5.00E-006</text:p>
          </table:table-cell>
          <table:table-cell/>
          <table:table-cell table:formula="of:=IF(MOD([$Controls.$A354];100)=0;0.00001;0)" office:value-type="float" office:value="0">
            <text:p>0</text:p>
          </table:table-cell>
          <table:table-cell/>
          <table:table-cell table:formula="of:=IF(MOD([$Controls.$A354];100)=0;0.00001;0)+IF(MOD([$Controls.$A354];200)=0;0.00002;0)-IF(MOD([$Controls.$A3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">
            <text:p>9.00E-8</text:p>
          </table:table-cell>
          <table:table-cell/>
          <table:table-cell table:style-name="ce1" table:formula="of:=0.00000001*RANDBETWEEN(0;100)*RANDBETWEEN(-3;3)" office:value-type="float" office:value="-0.00000189">
            <text:p>-1.89E-6</text:p>
          </table:table-cell>
        </table:table-row>
        <table:table-row table:style-name="ro1">
          <table:table-cell table:style-name="ce4" table:formula="of:=SUM([.C355];[.G355];[.K355])" office:value-type="float" office:value="0.000005">
            <text:p>5.000E-6</text:p>
          </table:table-cell>
          <table:table-cell/>
          <table:table-cell table:formula="of:=[.C354]" office:value-type="float" office:value="0.000005">
            <text:p>5.00E-006</text:p>
          </table:table-cell>
          <table:table-cell/>
          <table:table-cell table:formula="of:=IF(MOD([$Controls.$A355];100)=0;0.00001;0)" office:value-type="float" office:value="0">
            <text:p>0</text:p>
          </table:table-cell>
          <table:table-cell/>
          <table:table-cell table:formula="of:=IF(MOD([$Controls.$A355];100)=0;0.00001;0)+IF(MOD([$Controls.$A355];200)=0;0.00002;0)-IF(MOD([$Controls.$A3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3">
            <text:p>-9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56];[.G356];[.K356])" office:value-type="float" office:value="0.000005">
            <text:p>5.000E-6</text:p>
          </table:table-cell>
          <table:table-cell/>
          <table:table-cell table:formula="of:=[.C355]" office:value-type="float" office:value="0.000005">
            <text:p>5.00E-006</text:p>
          </table:table-cell>
          <table:table-cell/>
          <table:table-cell table:formula="of:=IF(MOD([$Controls.$A356];100)=0;0.00001;0)" office:value-type="float" office:value="0">
            <text:p>0</text:p>
          </table:table-cell>
          <table:table-cell/>
          <table:table-cell table:formula="of:=IF(MOD([$Controls.$A356];100)=0;0.00001;0)+IF(MOD([$Controls.$A356];200)=0;0.00002;0)-IF(MOD([$Controls.$A3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4">
            <text:p>-3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57];[.G357];[.K357])" office:value-type="float" office:value="0.00000372">
            <text:p>3.720E-6</text:p>
          </table:table-cell>
          <table:table-cell/>
          <table:table-cell table:formula="of:=[.C356]" office:value-type="float" office:value="0.000005">
            <text:p>5.00E-006</text:p>
          </table:table-cell>
          <table:table-cell/>
          <table:table-cell table:formula="of:=IF(MOD([$Controls.$A357];100)=0;0.00001;0)" office:value-type="float" office:value="0">
            <text:p>0</text:p>
          </table:table-cell>
          <table:table-cell/>
          <table:table-cell table:formula="of:=IF(MOD([$Controls.$A357];100)=0;0.00001;0)+IF(MOD([$Controls.$A357];200)=0;0.00002;0)-IF(MOD([$Controls.$A3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1">
            <text:p>-1.00E-9</text:p>
          </table:table-cell>
          <table:table-cell/>
          <table:table-cell table:style-name="ce1" table:formula="of:=0.00000001*RANDBETWEEN(0;100)*RANDBETWEEN(-3;3)" office:value-type="float" office:value="-0.00000128">
            <text:p>-1.28E-6</text:p>
          </table:table-cell>
        </table:table-row>
        <table:table-row table:style-name="ro1">
          <table:table-cell table:style-name="ce4" table:formula="of:=SUM([.C358];[.G358];[.K358])" office:value-type="float" office:value="0.00000326">
            <text:p>3.260E-6</text:p>
          </table:table-cell>
          <table:table-cell/>
          <table:table-cell table:formula="of:=[.C357]" office:value-type="float" office:value="0.000005">
            <text:p>5.00E-006</text:p>
          </table:table-cell>
          <table:table-cell/>
          <table:table-cell table:formula="of:=IF(MOD([$Controls.$A358];100)=0;0.00001;0)" office:value-type="float" office:value="0">
            <text:p>0</text:p>
          </table:table-cell>
          <table:table-cell/>
          <table:table-cell table:formula="of:=IF(MOD([$Controls.$A358];100)=0;0.00001;0)+IF(MOD([$Controls.$A358];200)=0;0.00002;0)-IF(MOD([$Controls.$A3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8">
            <text:p>3.80E-8</text:p>
          </table:table-cell>
          <table:table-cell/>
          <table:table-cell table:style-name="ce1" table:formula="of:=0.00000001*RANDBETWEEN(0;100)*RANDBETWEEN(-3;3)" office:value-type="float" office:value="-0.00000174">
            <text:p>-1.74E-6</text:p>
          </table:table-cell>
        </table:table-row>
        <table:table-row table:style-name="ro1">
          <table:table-cell table:style-name="ce4" table:formula="of:=SUM([.C359];[.G359];[.K359])" office:value-type="float" office:value="0.00000412">
            <text:p>4.120E-6</text:p>
          </table:table-cell>
          <table:table-cell/>
          <table:table-cell table:formula="of:=[.C358]" office:value-type="float" office:value="0.000005">
            <text:p>5.00E-006</text:p>
          </table:table-cell>
          <table:table-cell/>
          <table:table-cell table:formula="of:=IF(MOD([$Controls.$A359];100)=0;0.00001;0)" office:value-type="float" office:value="0">
            <text:p>0</text:p>
          </table:table-cell>
          <table:table-cell/>
          <table:table-cell table:formula="of:=IF(MOD([$Controls.$A359];100)=0;0.00001;0)+IF(MOD([$Controls.$A359];200)=0;0.00002;0)-IF(MOD([$Controls.$A3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8">
            <text:p>-8.80E-7</text:p>
          </table:table-cell>
        </table:table-row>
        <table:table-row table:style-name="ro1">
          <table:table-cell table:style-name="ce4" table:formula="of:=SUM([.C360];[.G360];[.K360])" office:value-type="float" office:value="0.00000674">
            <text:p>6.740E-6</text:p>
          </table:table-cell>
          <table:table-cell/>
          <table:table-cell table:formula="of:=[.C359]" office:value-type="float" office:value="0.000005">
            <text:p>5.00E-006</text:p>
          </table:table-cell>
          <table:table-cell/>
          <table:table-cell table:formula="of:=IF(MOD([$Controls.$A360];100)=0;0.00001;0)" office:value-type="float" office:value="0">
            <text:p>0</text:p>
          </table:table-cell>
          <table:table-cell/>
          <table:table-cell table:formula="of:=IF(MOD([$Controls.$A360];100)=0;0.00001;0)+IF(MOD([$Controls.$A360];200)=0;0.00002;0)-IF(MOD([$Controls.$A3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0.00000174">
            <text:p>1.74E-6</text:p>
          </table:table-cell>
        </table:table-row>
        <table:table-row table:style-name="ro1">
          <table:table-cell table:style-name="ce4" table:formula="of:=SUM([.C361];[.G361];[.K361])" office:value-type="float" office:value="0.00000443">
            <text:p>4.430E-6</text:p>
          </table:table-cell>
          <table:table-cell/>
          <table:table-cell table:formula="of:=[.C360]" office:value-type="float" office:value="0.000005">
            <text:p>5.00E-006</text:p>
          </table:table-cell>
          <table:table-cell/>
          <table:table-cell table:formula="of:=IF(MOD([$Controls.$A361];100)=0;0.00001;0)" office:value-type="float" office:value="0">
            <text:p>0</text:p>
          </table:table-cell>
          <table:table-cell/>
          <table:table-cell table:formula="of:=IF(MOD([$Controls.$A361];100)=0;0.00001;0)+IF(MOD([$Controls.$A361];200)=0;0.00002;0)-IF(MOD([$Controls.$A3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">
            <text:p>-9.00E-8</text:p>
          </table:table-cell>
          <table:table-cell/>
          <table:table-cell table:style-name="ce1" table:formula="of:=0.00000001*RANDBETWEEN(0;100)*RANDBETWEEN(-3;3)" office:value-type="float" office:value="-0.00000057">
            <text:p>-5.70E-7</text:p>
          </table:table-cell>
        </table:table-row>
        <table:table-row table:style-name="ro1">
          <table:table-cell table:style-name="ce4" table:formula="of:=SUM([.C362];[.G362];[.K362])" office:value-type="float" office:value="0.000005">
            <text:p>5.000E-6</text:p>
          </table:table-cell>
          <table:table-cell/>
          <table:table-cell table:formula="of:=[.C361]" office:value-type="float" office:value="0.000005">
            <text:p>5.00E-006</text:p>
          </table:table-cell>
          <table:table-cell/>
          <table:table-cell table:formula="of:=IF(MOD([$Controls.$A362];100)=0;0.00001;0)" office:value-type="float" office:value="0">
            <text:p>0</text:p>
          </table:table-cell>
          <table:table-cell/>
          <table:table-cell table:formula="of:=IF(MOD([$Controls.$A362];100)=0;0.00001;0)+IF(MOD([$Controls.$A362];200)=0;0.00002;0)-IF(MOD([$Controls.$A3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63];[.G363];[.K363])" office:value-type="float" office:value="0.00001583">
            <text:p>1.583E-5</text:p>
          </table:table-cell>
          <table:table-cell/>
          <table:table-cell table:formula="of:=[.C362]" office:value-type="float" office:value="0.000005">
            <text:p>5.00E-006</text:p>
          </table:table-cell>
          <table:table-cell/>
          <table:table-cell table:formula="of:=IF(MOD([$Controls.$A363];100)=0;0.00001;0)" office:value-type="float" office:value="0.00001">
            <text:p>0.00001</text:p>
          </table:table-cell>
          <table:table-cell/>
          <table:table-cell table:formula="of:=IF(MOD([$Controls.$A363];100)=0;0.00001;0)+IF(MOD([$Controls.$A363];200)=0;0.00002;0)-IF(MOD([$Controls.$A36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.000000064">
            <text:p>6.40E-8</text:p>
          </table:table-cell>
          <table:table-cell/>
          <table:table-cell table:style-name="ce1" table:formula="of:=0.00000001*RANDBETWEEN(0;100)*RANDBETWEEN(-3;3)" office:value-type="float" office:value="0.00000083">
            <text:p>8.30E-7</text:p>
          </table:table-cell>
        </table:table-row>
        <table:table-row table:style-name="ro1">
          <table:table-cell table:style-name="ce4" table:formula="of:=SUM([.C364];[.G364];[.K364])" office:value-type="float" office:value="0.00000435">
            <text:p>4.350E-6</text:p>
          </table:table-cell>
          <table:table-cell/>
          <table:table-cell table:formula="of:=[.C363]" office:value-type="float" office:value="0.000005">
            <text:p>5.00E-006</text:p>
          </table:table-cell>
          <table:table-cell/>
          <table:table-cell table:formula="of:=IF(MOD([$Controls.$A364];100)=0;0.00001;0)" office:value-type="float" office:value="0">
            <text:p>0</text:p>
          </table:table-cell>
          <table:table-cell/>
          <table:table-cell table:formula="of:=IF(MOD([$Controls.$A364];100)=0;0.00001;0)+IF(MOD([$Controls.$A364];200)=0;0.00002;0)-IF(MOD([$Controls.$A3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5">
            <text:p>1.50E-8</text:p>
          </table:table-cell>
          <table:table-cell/>
          <table:table-cell table:style-name="ce1" table:formula="of:=0.00000001*RANDBETWEEN(0;100)*RANDBETWEEN(-3;3)" office:value-type="float" office:value="-0.00000065">
            <text:p>-6.50E-7</text:p>
          </table:table-cell>
        </table:table-row>
        <table:table-row table:style-name="ro1">
          <table:table-cell table:style-name="ce4" table:formula="of:=SUM([.C365];[.G365];[.K365])" office:value-type="float" office:value="0.000005">
            <text:p>5.000E-6</text:p>
          </table:table-cell>
          <table:table-cell/>
          <table:table-cell table:formula="of:=[.C364]" office:value-type="float" office:value="0.000005">
            <text:p>5.00E-006</text:p>
          </table:table-cell>
          <table:table-cell/>
          <table:table-cell table:formula="of:=IF(MOD([$Controls.$A365];100)=0;0.00001;0)" office:value-type="float" office:value="0">
            <text:p>0</text:p>
          </table:table-cell>
          <table:table-cell/>
          <table:table-cell table:formula="of:=IF(MOD([$Controls.$A365];100)=0;0.00001;0)+IF(MOD([$Controls.$A365];200)=0;0.00002;0)-IF(MOD([$Controls.$A3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8">
            <text:p>-5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66];[.G366];[.K366])" office:value-type="float" office:value="0.00000338">
            <text:p>3.380E-6</text:p>
          </table:table-cell>
          <table:table-cell/>
          <table:table-cell table:formula="of:=[.C365]" office:value-type="float" office:value="0.000005">
            <text:p>5.00E-006</text:p>
          </table:table-cell>
          <table:table-cell/>
          <table:table-cell table:formula="of:=IF(MOD([$Controls.$A366];100)=0;0.00001;0)" office:value-type="float" office:value="0">
            <text:p>0</text:p>
          </table:table-cell>
          <table:table-cell/>
          <table:table-cell table:formula="of:=IF(MOD([$Controls.$A366];100)=0;0.00001;0)+IF(MOD([$Controls.$A366];200)=0;0.00002;0)-IF(MOD([$Controls.$A3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">
            <text:p>-6.00E-8</text:p>
          </table:table-cell>
          <table:table-cell/>
          <table:table-cell table:style-name="ce1" table:formula="of:=0.00000001*RANDBETWEEN(0;100)*RANDBETWEEN(-3;3)" office:value-type="float" office:value="-0.00000162">
            <text:p>-1.62E-6</text:p>
          </table:table-cell>
        </table:table-row>
        <table:table-row table:style-name="ro1">
          <table:table-cell table:style-name="ce4" table:formula="of:=SUM([.C367];[.G367];[.K367])" office:value-type="float" office:value="0.000005">
            <text:p>5.000E-6</text:p>
          </table:table-cell>
          <table:table-cell/>
          <table:table-cell table:formula="of:=[.C366]" office:value-type="float" office:value="0.000005">
            <text:p>5.00E-006</text:p>
          </table:table-cell>
          <table:table-cell/>
          <table:table-cell table:formula="of:=IF(MOD([$Controls.$A367];100)=0;0.00001;0)" office:value-type="float" office:value="0">
            <text:p>0</text:p>
          </table:table-cell>
          <table:table-cell/>
          <table:table-cell table:formula="of:=IF(MOD([$Controls.$A367];100)=0;0.00001;0)+IF(MOD([$Controls.$A367];200)=0;0.00002;0)-IF(MOD([$Controls.$A3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4">
            <text:p>-8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68];[.G368];[.K368])" office:value-type="float" office:value="0.00000453">
            <text:p>4.530E-6</text:p>
          </table:table-cell>
          <table:table-cell/>
          <table:table-cell table:formula="of:=[.C367]" office:value-type="float" office:value="0.000005">
            <text:p>5.00E-006</text:p>
          </table:table-cell>
          <table:table-cell/>
          <table:table-cell table:formula="of:=IF(MOD([$Controls.$A368];100)=0;0.00001;0)" office:value-type="float" office:value="0">
            <text:p>0</text:p>
          </table:table-cell>
          <table:table-cell/>
          <table:table-cell table:formula="of:=IF(MOD([$Controls.$A368];100)=0;0.00001;0)+IF(MOD([$Controls.$A368];200)=0;0.00002;0)-IF(MOD([$Controls.$A3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5">
            <text:p>-5.50E-8</text:p>
          </table:table-cell>
          <table:table-cell/>
          <table:table-cell table:style-name="ce1" table:formula="of:=0.00000001*RANDBETWEEN(0;100)*RANDBETWEEN(-3;3)" office:value-type="float" office:value="-0.00000047">
            <text:p>-4.70E-7</text:p>
          </table:table-cell>
        </table:table-row>
        <table:table-row table:style-name="ro1">
          <table:table-cell table:style-name="ce4" table:formula="of:=SUM([.C369];[.G369];[.K369])" office:value-type="float" office:value="0.00000449">
            <text:p>4.490E-6</text:p>
          </table:table-cell>
          <table:table-cell/>
          <table:table-cell table:formula="of:=[.C368]" office:value-type="float" office:value="0.000005">
            <text:p>5.00E-006</text:p>
          </table:table-cell>
          <table:table-cell/>
          <table:table-cell table:formula="of:=IF(MOD([$Controls.$A369];100)=0;0.00001;0)" office:value-type="float" office:value="0">
            <text:p>0</text:p>
          </table:table-cell>
          <table:table-cell/>
          <table:table-cell table:formula="of:=IF(MOD([$Controls.$A369];100)=0;0.00001;0)+IF(MOD([$Controls.$A369];200)=0;0.00002;0)-IF(MOD([$Controls.$A3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51">
            <text:p>-5.10E-7</text:p>
          </table:table-cell>
        </table:table-row>
        <table:table-row table:style-name="ro1">
          <table:table-cell table:style-name="ce4" table:formula="of:=SUM([.C370];[.G370];[.K370])" office:value-type="float" office:value="0.00000543">
            <text:p>5.430E-6</text:p>
          </table:table-cell>
          <table:table-cell/>
          <table:table-cell table:formula="of:=[.C369]" office:value-type="float" office:value="0.000005">
            <text:p>5.00E-006</text:p>
          </table:table-cell>
          <table:table-cell/>
          <table:table-cell table:formula="of:=IF(MOD([$Controls.$A370];100)=0;0.00001;0)" office:value-type="float" office:value="0">
            <text:p>0</text:p>
          </table:table-cell>
          <table:table-cell/>
          <table:table-cell table:formula="of:=IF(MOD([$Controls.$A370];100)=0;0.00001;0)+IF(MOD([$Controls.$A370];200)=0;0.00002;0)-IF(MOD([$Controls.$A3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43">
            <text:p>4.30E-7</text:p>
          </table:table-cell>
        </table:table-row>
        <table:table-row table:style-name="ro1">
          <table:table-cell table:style-name="ce4" table:formula="of:=SUM([.C371];[.G371];[.K371])" office:value-type="float" office:value="0.00000341">
            <text:p>3.410E-6</text:p>
          </table:table-cell>
          <table:table-cell/>
          <table:table-cell table:formula="of:=[.C370]" office:value-type="float" office:value="0.000005">
            <text:p>5.00E-006</text:p>
          </table:table-cell>
          <table:table-cell/>
          <table:table-cell table:formula="of:=IF(MOD([$Controls.$A371];100)=0;0.00001;0)" office:value-type="float" office:value="0">
            <text:p>0</text:p>
          </table:table-cell>
          <table:table-cell/>
          <table:table-cell table:formula="of:=IF(MOD([$Controls.$A371];100)=0;0.00001;0)+IF(MOD([$Controls.$A371];200)=0;0.00002;0)-IF(MOD([$Controls.$A3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7">
            <text:p>-4.70E-8</text:p>
          </table:table-cell>
          <table:table-cell/>
          <table:table-cell table:style-name="ce1" table:formula="of:=0.00000001*RANDBETWEEN(0;100)*RANDBETWEEN(-3;3)" office:value-type="float" office:value="-0.00000159">
            <text:p>-1.59E-6</text:p>
          </table:table-cell>
        </table:table-row>
        <table:table-row table:style-name="ro1">
          <table:table-cell table:style-name="ce4" table:formula="of:=SUM([.C372];[.G372];[.K372])" office:value-type="float" office:value="0.00000466">
            <text:p>4.660E-6</text:p>
          </table:table-cell>
          <table:table-cell/>
          <table:table-cell table:formula="of:=[.C371]" office:value-type="float" office:value="0.000005">
            <text:p>5.00E-006</text:p>
          </table:table-cell>
          <table:table-cell/>
          <table:table-cell table:formula="of:=IF(MOD([$Controls.$A372];100)=0;0.00001;0)" office:value-type="float" office:value="0">
            <text:p>0</text:p>
          </table:table-cell>
          <table:table-cell/>
          <table:table-cell table:formula="of:=IF(MOD([$Controls.$A372];100)=0;0.00001;0)+IF(MOD([$Controls.$A372];200)=0;0.00002;0)-IF(MOD([$Controls.$A3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34">
            <text:p>-3.40E-7</text:p>
          </table:table-cell>
        </table:table-row>
        <table:table-row table:style-name="ro1">
          <table:table-cell table:style-name="ce4" table:formula="of:=SUM([.C373];[.G373];[.K373])" office:value-type="float" office:value="0.00000416">
            <text:p>4.160E-6</text:p>
          </table:table-cell>
          <table:table-cell/>
          <table:table-cell table:formula="of:=[.C372]" office:value-type="float" office:value="0.000005">
            <text:p>5.00E-006</text:p>
          </table:table-cell>
          <table:table-cell/>
          <table:table-cell table:formula="of:=IF(MOD([$Controls.$A373];100)=0;0.00001;0)" office:value-type="float" office:value="0">
            <text:p>0</text:p>
          </table:table-cell>
          <table:table-cell/>
          <table:table-cell table:formula="of:=IF(MOD([$Controls.$A373];100)=0;0.00001;0)+IF(MOD([$Controls.$A373];200)=0;0.00002;0)-IF(MOD([$Controls.$A3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">
            <text:p>6.00E-8</text:p>
          </table:table-cell>
          <table:table-cell/>
          <table:table-cell table:style-name="ce1" table:formula="of:=0.00000001*RANDBETWEEN(0;100)*RANDBETWEEN(-3;3)" office:value-type="float" office:value="-0.00000084">
            <text:p>-8.40E-7</text:p>
          </table:table-cell>
        </table:table-row>
        <table:table-row table:style-name="ro1">
          <table:table-cell table:style-name="ce4" table:formula="of:=SUM([.C374];[.G374];[.K374])" office:value-type="float" office:value="0.00000586">
            <text:p>5.860E-6</text:p>
          </table:table-cell>
          <table:table-cell/>
          <table:table-cell table:formula="of:=[.C373]" office:value-type="float" office:value="0.000005">
            <text:p>5.00E-006</text:p>
          </table:table-cell>
          <table:table-cell/>
          <table:table-cell table:formula="of:=IF(MOD([$Controls.$A374];100)=0;0.00001;0)" office:value-type="float" office:value="0">
            <text:p>0</text:p>
          </table:table-cell>
          <table:table-cell/>
          <table:table-cell table:formula="of:=IF(MOD([$Controls.$A374];100)=0;0.00001;0)+IF(MOD([$Controls.$A374];200)=0;0.00002;0)-IF(MOD([$Controls.$A3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2">
            <text:p>4.20E-8</text:p>
          </table:table-cell>
          <table:table-cell/>
          <table:table-cell table:style-name="ce1" table:formula="of:=0.00000001*RANDBETWEEN(0;100)*RANDBETWEEN(-3;3)" office:value-type="float" office:value="0.00000086">
            <text:p>8.60E-7</text:p>
          </table:table-cell>
        </table:table-row>
        <table:table-row table:style-name="ro1">
          <table:table-cell table:style-name="ce4" table:formula="of:=SUM([.C375];[.G375];[.K375])" office:value-type="float" office:value="0.00000434">
            <text:p>4.340E-6</text:p>
          </table:table-cell>
          <table:table-cell/>
          <table:table-cell table:formula="of:=[.C374]" office:value-type="float" office:value="0.000005">
            <text:p>5.00E-006</text:p>
          </table:table-cell>
          <table:table-cell/>
          <table:table-cell table:formula="of:=IF(MOD([$Controls.$A375];100)=0;0.00001;0)" office:value-type="float" office:value="0">
            <text:p>0</text:p>
          </table:table-cell>
          <table:table-cell/>
          <table:table-cell table:formula="of:=IF(MOD([$Controls.$A375];100)=0;0.00001;0)+IF(MOD([$Controls.$A375];200)=0;0.00002;0)-IF(MOD([$Controls.$A3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6">
            <text:p>3.60E-8</text:p>
          </table:table-cell>
          <table:table-cell/>
          <table:table-cell table:style-name="ce1" table:formula="of:=0.00000001*RANDBETWEEN(0;100)*RANDBETWEEN(-3;3)" office:value-type="float" office:value="-0.00000066">
            <text:p>-6.60E-7</text:p>
          </table:table-cell>
        </table:table-row>
        <table:table-row table:style-name="ro1">
          <table:table-cell table:style-name="ce4" table:formula="of:=SUM([.C376];[.G376];[.K376])" office:value-type="float" office:value="0.0000043">
            <text:p>4.300E-6</text:p>
          </table:table-cell>
          <table:table-cell/>
          <table:table-cell table:formula="of:=[.C375]" office:value-type="float" office:value="0.000005">
            <text:p>5.00E-006</text:p>
          </table:table-cell>
          <table:table-cell/>
          <table:table-cell table:formula="of:=IF(MOD([$Controls.$A376];100)=0;0.00001;0)" office:value-type="float" office:value="0">
            <text:p>0</text:p>
          </table:table-cell>
          <table:table-cell/>
          <table:table-cell table:formula="of:=IF(MOD([$Controls.$A376];100)=0;0.00001;0)+IF(MOD([$Controls.$A376];200)=0;0.00002;0)-IF(MOD([$Controls.$A3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2">
            <text:p>-7.20E-8</text:p>
          </table:table-cell>
          <table:table-cell/>
          <table:table-cell table:style-name="ce1" table:formula="of:=0.00000001*RANDBETWEEN(0;100)*RANDBETWEEN(-3;3)" office:value-type="float" office:value="-0.0000007">
            <text:p>-7.00E-7</text:p>
          </table:table-cell>
        </table:table-row>
        <table:table-row table:style-name="ro1">
          <table:table-cell table:style-name="ce4" table:formula="of:=SUM([.C377];[.G377];[.K377])" office:value-type="float" office:value="0.00000503">
            <text:p>5.030E-6</text:p>
          </table:table-cell>
          <table:table-cell/>
          <table:table-cell table:formula="of:=[.C376]" office:value-type="float" office:value="0.000005">
            <text:p>5.00E-006</text:p>
          </table:table-cell>
          <table:table-cell/>
          <table:table-cell table:formula="of:=IF(MOD([$Controls.$A377];100)=0;0.00001;0)" office:value-type="float" office:value="0">
            <text:p>0</text:p>
          </table:table-cell>
          <table:table-cell/>
          <table:table-cell table:formula="of:=IF(MOD([$Controls.$A377];100)=0;0.00001;0)+IF(MOD([$Controls.$A377];200)=0;0.00002;0)-IF(MOD([$Controls.$A3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03">
            <text:p>3.00E-8</text:p>
          </table:table-cell>
        </table:table-row>
        <table:table-row table:style-name="ro1">
          <table:table-cell table:style-name="ce4" table:formula="of:=SUM([.C378];[.G378];[.K378])" office:value-type="float" office:value="0.00000767">
            <text:p>7.670E-6</text:p>
          </table:table-cell>
          <table:table-cell/>
          <table:table-cell table:formula="of:=[.C377]" office:value-type="float" office:value="0.000005">
            <text:p>5.00E-006</text:p>
          </table:table-cell>
          <table:table-cell/>
          <table:table-cell table:formula="of:=IF(MOD([$Controls.$A378];100)=0;0.00001;0)" office:value-type="float" office:value="0">
            <text:p>0</text:p>
          </table:table-cell>
          <table:table-cell/>
          <table:table-cell table:formula="of:=IF(MOD([$Controls.$A378];100)=0;0.00001;0)+IF(MOD([$Controls.$A378];200)=0;0.00002;0)-IF(MOD([$Controls.$A3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1">
            <text:p>9.10E-8</text:p>
          </table:table-cell>
          <table:table-cell/>
          <table:table-cell table:style-name="ce1" table:formula="of:=0.00000001*RANDBETWEEN(0;100)*RANDBETWEEN(-3;3)" office:value-type="float" office:value="0.00000267">
            <text:p>2.67E-6</text:p>
          </table:table-cell>
        </table:table-row>
        <table:table-row table:style-name="ro1">
          <table:table-cell table:style-name="ce4" table:formula="of:=SUM([.C379];[.G379];[.K379])" office:value-type="float" office:value="0.000005">
            <text:p>5.000E-6</text:p>
          </table:table-cell>
          <table:table-cell/>
          <table:table-cell table:formula="of:=[.C378]" office:value-type="float" office:value="0.000005">
            <text:p>5.00E-006</text:p>
          </table:table-cell>
          <table:table-cell/>
          <table:table-cell table:formula="of:=IF(MOD([$Controls.$A379];100)=0;0.00001;0)" office:value-type="float" office:value="0">
            <text:p>0</text:p>
          </table:table-cell>
          <table:table-cell/>
          <table:table-cell table:formula="of:=IF(MOD([$Controls.$A379];100)=0;0.00001;0)+IF(MOD([$Controls.$A379];200)=0;0.00002;0)-IF(MOD([$Controls.$A3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1">
            <text:p>-3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80];[.G380];[.K380])" office:value-type="float" office:value="0.0000048">
            <text:p>4.800E-6</text:p>
          </table:table-cell>
          <table:table-cell/>
          <table:table-cell table:formula="of:=[.C379]" office:value-type="float" office:value="0.000005">
            <text:p>5.00E-006</text:p>
          </table:table-cell>
          <table:table-cell/>
          <table:table-cell table:formula="of:=IF(MOD([$Controls.$A380];100)=0;0.00001;0)" office:value-type="float" office:value="0">
            <text:p>0</text:p>
          </table:table-cell>
          <table:table-cell/>
          <table:table-cell table:formula="of:=IF(MOD([$Controls.$A380];100)=0;0.00001;0)+IF(MOD([$Controls.$A380];200)=0;0.00002;0)-IF(MOD([$Controls.$A3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-0.0000002">
            <text:p>-2.00E-7</text:p>
          </table:table-cell>
        </table:table-row>
        <table:table-row table:style-name="ro1">
          <table:table-cell table:style-name="ce4" table:formula="of:=SUM([.C381];[.G381];[.K381])" office:value-type="float" office:value="0.00000206">
            <text:p>2.060E-6</text:p>
          </table:table-cell>
          <table:table-cell/>
          <table:table-cell table:formula="of:=[.C380]" office:value-type="float" office:value="0.000005">
            <text:p>5.00E-006</text:p>
          </table:table-cell>
          <table:table-cell/>
          <table:table-cell table:formula="of:=IF(MOD([$Controls.$A381];100)=0;0.00001;0)" office:value-type="float" office:value="0">
            <text:p>0</text:p>
          </table:table-cell>
          <table:table-cell/>
          <table:table-cell table:formula="of:=IF(MOD([$Controls.$A381];100)=0;0.00001;0)+IF(MOD([$Controls.$A381];200)=0;0.00002;0)-IF(MOD([$Controls.$A3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3">
            <text:p>-2.30E-8</text:p>
          </table:table-cell>
          <table:table-cell/>
          <table:table-cell table:style-name="ce1" table:formula="of:=0.00000001*RANDBETWEEN(0;100)*RANDBETWEEN(-3;3)" office:value-type="float" office:value="-0.00000294">
            <text:p>-2.94E-6</text:p>
          </table:table-cell>
        </table:table-row>
        <table:table-row table:style-name="ro1">
          <table:table-cell table:style-name="ce4" table:formula="of:=SUM([.C382];[.G382];[.K382])" office:value-type="float" office:value="0.000005">
            <text:p>5.000E-6</text:p>
          </table:table-cell>
          <table:table-cell/>
          <table:table-cell table:formula="of:=[.C381]" office:value-type="float" office:value="0.000005">
            <text:p>5.00E-006</text:p>
          </table:table-cell>
          <table:table-cell/>
          <table:table-cell table:formula="of:=IF(MOD([$Controls.$A382];100)=0;0.00001;0)" office:value-type="float" office:value="0">
            <text:p>0</text:p>
          </table:table-cell>
          <table:table-cell/>
          <table:table-cell table:formula="of:=IF(MOD([$Controls.$A382];100)=0;0.00001;0)+IF(MOD([$Controls.$A382];200)=0;0.00002;0)-IF(MOD([$Controls.$A3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7">
            <text:p>-7.00E-9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383];[.G383];[.K383])" office:value-type="float" office:value="0.00000332">
            <text:p>3.320E-6</text:p>
          </table:table-cell>
          <table:table-cell/>
          <table:table-cell table:formula="of:=[.C382]" office:value-type="float" office:value="0.000005">
            <text:p>5.00E-006</text:p>
          </table:table-cell>
          <table:table-cell/>
          <table:table-cell table:formula="of:=IF(MOD([$Controls.$A383];100)=0;0.00001;0)" office:value-type="float" office:value="0">
            <text:p>0</text:p>
          </table:table-cell>
          <table:table-cell/>
          <table:table-cell table:formula="of:=IF(MOD([$Controls.$A383];100)=0;0.00001;0)+IF(MOD([$Controls.$A383];200)=0;0.00002;0)-IF(MOD([$Controls.$A38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68">
            <text:p>-1.68E-6</text:p>
          </table:table-cell>
        </table:table-row>
        <table:table-row table:style-name="ro1">
          <table:table-cell table:style-name="ce4" table:formula="of:=SUM([.C384];[.G384];[.K384])" office:value-type="float" office:value="0.00000672">
            <text:p>6.720E-6</text:p>
          </table:table-cell>
          <table:table-cell/>
          <table:table-cell table:formula="of:=[.C383]" office:value-type="float" office:value="0.000005">
            <text:p>5.00E-006</text:p>
          </table:table-cell>
          <table:table-cell/>
          <table:table-cell table:formula="of:=IF(MOD([$Controls.$A384];100)=0;0.00001;0)" office:value-type="float" office:value="0">
            <text:p>0</text:p>
          </table:table-cell>
          <table:table-cell/>
          <table:table-cell table:formula="of:=IF(MOD([$Controls.$A384];100)=0;0.00001;0)+IF(MOD([$Controls.$A384];200)=0;0.00002;0)-IF(MOD([$Controls.$A3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4">
            <text:p>2.40E-8</text:p>
          </table:table-cell>
          <table:table-cell/>
          <table:table-cell table:style-name="ce1" table:formula="of:=0.00000001*RANDBETWEEN(0;100)*RANDBETWEEN(-3;3)" office:value-type="float" office:value="0.00000172">
            <text:p>1.72E-6</text:p>
          </table:table-cell>
        </table:table-row>
        <table:table-row table:style-name="ro1">
          <table:table-cell table:style-name="ce4" table:formula="of:=SUM([.C385];[.G385];[.K385])" office:value-type="float" office:value="0.00000485">
            <text:p>4.850E-6</text:p>
          </table:table-cell>
          <table:table-cell/>
          <table:table-cell table:formula="of:=[.C384]" office:value-type="float" office:value="0.000005">
            <text:p>5.00E-006</text:p>
          </table:table-cell>
          <table:table-cell/>
          <table:table-cell table:formula="of:=IF(MOD([$Controls.$A385];100)=0;0.00001;0)" office:value-type="float" office:value="0">
            <text:p>0</text:p>
          </table:table-cell>
          <table:table-cell/>
          <table:table-cell table:formula="of:=IF(MOD([$Controls.$A385];100)=0;0.00001;0)+IF(MOD([$Controls.$A385];200)=0;0.00002;0)-IF(MOD([$Controls.$A3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7">
            <text:p>-7.00E-9</text:p>
          </table:table-cell>
          <table:table-cell/>
          <table:table-cell table:style-name="ce1" table:formula="of:=0.00000001*RANDBETWEEN(0;100)*RANDBETWEEN(-3;3)" office:value-type="float" office:value="-0.00000015">
            <text:p>-1.50E-7</text:p>
          </table:table-cell>
        </table:table-row>
        <table:table-row table:style-name="ro1">
          <table:table-cell table:style-name="ce4" table:formula="of:=SUM([.C386];[.G386];[.K386])" office:value-type="float" office:value="0.00000544">
            <text:p>5.440E-6</text:p>
          </table:table-cell>
          <table:table-cell/>
          <table:table-cell table:formula="of:=[.C385]" office:value-type="float" office:value="0.000005">
            <text:p>5.00E-006</text:p>
          </table:table-cell>
          <table:table-cell/>
          <table:table-cell table:formula="of:=IF(MOD([$Controls.$A386];100)=0;0.00001;0)" office:value-type="float" office:value="0">
            <text:p>0</text:p>
          </table:table-cell>
          <table:table-cell/>
          <table:table-cell table:formula="of:=IF(MOD([$Controls.$A386];100)=0;0.00001;0)+IF(MOD([$Controls.$A386];200)=0;0.00002;0)-IF(MOD([$Controls.$A3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44">
            <text:p>4.40E-7</text:p>
          </table:table-cell>
        </table:table-row>
        <table:table-row table:style-name="ro1">
          <table:table-cell table:style-name="ce4" table:formula="of:=SUM([.C387];[.G387];[.K387])" office:value-type="float" office:value="0.00000536">
            <text:p>5.360E-6</text:p>
          </table:table-cell>
          <table:table-cell/>
          <table:table-cell table:formula="of:=[.C386]" office:value-type="float" office:value="0.000005">
            <text:p>5.00E-006</text:p>
          </table:table-cell>
          <table:table-cell/>
          <table:table-cell table:formula="of:=IF(MOD([$Controls.$A387];100)=0;0.00001;0)" office:value-type="float" office:value="0">
            <text:p>0</text:p>
          </table:table-cell>
          <table:table-cell/>
          <table:table-cell table:formula="of:=IF(MOD([$Controls.$A387];100)=0;0.00001;0)+IF(MOD([$Controls.$A387];200)=0;0.00002;0)-IF(MOD([$Controls.$A3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3">
            <text:p>5.30E-8</text:p>
          </table:table-cell>
          <table:table-cell/>
          <table:table-cell table:style-name="ce1" table:formula="of:=0.00000001*RANDBETWEEN(0;100)*RANDBETWEEN(-3;3)" office:value-type="float" office:value="0.00000036">
            <text:p>3.60E-7</text:p>
          </table:table-cell>
        </table:table-row>
        <table:table-row table:style-name="ro1">
          <table:table-cell table:style-name="ce4" table:formula="of:=SUM([.C388];[.G388];[.K388])" office:value-type="float" office:value="0.00000585">
            <text:p>5.850E-6</text:p>
          </table:table-cell>
          <table:table-cell/>
          <table:table-cell table:formula="of:=[.C387]" office:value-type="float" office:value="0.000005">
            <text:p>5.00E-006</text:p>
          </table:table-cell>
          <table:table-cell/>
          <table:table-cell table:formula="of:=IF(MOD([$Controls.$A388];100)=0;0.00001;0)" office:value-type="float" office:value="0">
            <text:p>0</text:p>
          </table:table-cell>
          <table:table-cell/>
          <table:table-cell table:formula="of:=IF(MOD([$Controls.$A388];100)=0;0.00001;0)+IF(MOD([$Controls.$A388];200)=0;0.00002;0)-IF(MOD([$Controls.$A3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2">
            <text:p>-2.00E-9</text:p>
          </table:table-cell>
          <table:table-cell/>
          <table:table-cell table:style-name="ce1" table:formula="of:=0.00000001*RANDBETWEEN(0;100)*RANDBETWEEN(-3;3)" office:value-type="float" office:value="0.00000085">
            <text:p>8.50E-7</text:p>
          </table:table-cell>
        </table:table-row>
        <table:table-row table:style-name="ro1">
          <table:table-cell table:style-name="ce4" table:formula="of:=SUM([.C389];[.G389];[.K389])" office:value-type="float" office:value="0.0000037">
            <text:p>3.700E-6</text:p>
          </table:table-cell>
          <table:table-cell/>
          <table:table-cell table:formula="of:=[.C388]" office:value-type="float" office:value="0.000005">
            <text:p>5.00E-006</text:p>
          </table:table-cell>
          <table:table-cell/>
          <table:table-cell table:formula="of:=IF(MOD([$Controls.$A389];100)=0;0.00001;0)" office:value-type="float" office:value="0">
            <text:p>0</text:p>
          </table:table-cell>
          <table:table-cell/>
          <table:table-cell table:formula="of:=IF(MOD([$Controls.$A389];100)=0;0.00001;0)+IF(MOD([$Controls.$A389];200)=0;0.00002;0)-IF(MOD([$Controls.$A3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3">
            <text:p>-1.30E-6</text:p>
          </table:table-cell>
        </table:table-row>
        <table:table-row table:style-name="ro1">
          <table:table-cell table:style-name="ce4" table:formula="of:=SUM([.C390];[.G390];[.K390])" office:value-type="float" office:value="0.00000611">
            <text:p>6.110E-6</text:p>
          </table:table-cell>
          <table:table-cell/>
          <table:table-cell table:formula="of:=[.C389]" office:value-type="float" office:value="0.000005">
            <text:p>5.00E-006</text:p>
          </table:table-cell>
          <table:table-cell/>
          <table:table-cell table:formula="of:=IF(MOD([$Controls.$A390];100)=0;0.00001;0)" office:value-type="float" office:value="0">
            <text:p>0</text:p>
          </table:table-cell>
          <table:table-cell/>
          <table:table-cell table:formula="of:=IF(MOD([$Controls.$A390];100)=0;0.00001;0)+IF(MOD([$Controls.$A390];200)=0;0.00002;0)-IF(MOD([$Controls.$A3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4">
            <text:p>8.40E-8</text:p>
          </table:table-cell>
          <table:table-cell/>
          <table:table-cell table:style-name="ce1" table:formula="of:=0.00000001*RANDBETWEEN(0;100)*RANDBETWEEN(-3;3)" office:value-type="float" office:value="0.00000111">
            <text:p>1.11E-6</text:p>
          </table:table-cell>
        </table:table-row>
        <table:table-row table:style-name="ro1">
          <table:table-cell table:style-name="ce4" table:formula="of:=SUM([.C391];[.G391];[.K391])" office:value-type="float" office:value="0.00000413">
            <text:p>4.130E-6</text:p>
          </table:table-cell>
          <table:table-cell/>
          <table:table-cell table:formula="of:=[.C390]" office:value-type="float" office:value="0.000005">
            <text:p>5.00E-006</text:p>
          </table:table-cell>
          <table:table-cell/>
          <table:table-cell table:formula="of:=IF(MOD([$Controls.$A391];100)=0;0.00001;0)" office:value-type="float" office:value="0">
            <text:p>0</text:p>
          </table:table-cell>
          <table:table-cell/>
          <table:table-cell table:formula="of:=IF(MOD([$Controls.$A391];100)=0;0.00001;0)+IF(MOD([$Controls.$A391];200)=0;0.00002;0)-IF(MOD([$Controls.$A3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7">
            <text:p>-8.70E-7</text:p>
          </table:table-cell>
        </table:table-row>
        <table:table-row table:style-name="ro1">
          <table:table-cell table:style-name="ce4" table:formula="of:=SUM([.C392];[.G392];[.K392])" office:value-type="float" office:value="0.00000471">
            <text:p>4.710E-6</text:p>
          </table:table-cell>
          <table:table-cell/>
          <table:table-cell table:formula="of:=[.C391]" office:value-type="float" office:value="0.000005">
            <text:p>5.00E-006</text:p>
          </table:table-cell>
          <table:table-cell/>
          <table:table-cell table:formula="of:=IF(MOD([$Controls.$A392];100)=0;0.00001;0)" office:value-type="float" office:value="0">
            <text:p>0</text:p>
          </table:table-cell>
          <table:table-cell/>
          <table:table-cell table:formula="of:=IF(MOD([$Controls.$A392];100)=0;0.00001;0)+IF(MOD([$Controls.$A392];200)=0;0.00002;0)-IF(MOD([$Controls.$A3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29">
            <text:p>-2.90E-7</text:p>
          </table:table-cell>
        </table:table-row>
        <table:table-row table:style-name="ro1">
          <table:table-cell table:style-name="ce4" table:formula="of:=SUM([.C393];[.G393];[.K393])" office:value-type="float" office:value="0.00000368">
            <text:p>3.680E-6</text:p>
          </table:table-cell>
          <table:table-cell/>
          <table:table-cell table:formula="of:=[.C392]" office:value-type="float" office:value="0.000005">
            <text:p>5.00E-006</text:p>
          </table:table-cell>
          <table:table-cell/>
          <table:table-cell table:formula="of:=IF(MOD([$Controls.$A393];100)=0;0.00001;0)" office:value-type="float" office:value="0">
            <text:p>0</text:p>
          </table:table-cell>
          <table:table-cell/>
          <table:table-cell table:formula="of:=IF(MOD([$Controls.$A393];100)=0;0.00001;0)+IF(MOD([$Controls.$A393];200)=0;0.00002;0)-IF(MOD([$Controls.$A3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7">
            <text:p>-7.00E-9</text:p>
          </table:table-cell>
          <table:table-cell/>
          <table:table-cell table:style-name="ce1" table:formula="of:=0.00000001*RANDBETWEEN(0;100)*RANDBETWEEN(-3;3)" office:value-type="float" office:value="-0.00000132">
            <text:p>-1.32E-6</text:p>
          </table:table-cell>
        </table:table-row>
        <table:table-row table:style-name="ro1">
          <table:table-cell table:style-name="ce4" table:formula="of:=SUM([.C394];[.G394];[.K394])" office:value-type="float" office:value="0.00000554">
            <text:p>5.540E-6</text:p>
          </table:table-cell>
          <table:table-cell/>
          <table:table-cell table:formula="of:=[.C393]" office:value-type="float" office:value="0.000005">
            <text:p>5.00E-006</text:p>
          </table:table-cell>
          <table:table-cell/>
          <table:table-cell table:formula="of:=IF(MOD([$Controls.$A394];100)=0;0.00001;0)" office:value-type="float" office:value="0">
            <text:p>0</text:p>
          </table:table-cell>
          <table:table-cell/>
          <table:table-cell table:formula="of:=IF(MOD([$Controls.$A394];100)=0;0.00001;0)+IF(MOD([$Controls.$A394];200)=0;0.00002;0)-IF(MOD([$Controls.$A3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4">
            <text:p>5.40E-7</text:p>
          </table:table-cell>
        </table:table-row>
        <table:table-row table:style-name="ro1">
          <table:table-cell table:style-name="ce4" table:formula="of:=SUM([.C395];[.G395];[.K395])" office:value-type="float" office:value="0.00000427">
            <text:p>4.270E-6</text:p>
          </table:table-cell>
          <table:table-cell/>
          <table:table-cell table:formula="of:=[.C394]" office:value-type="float" office:value="0.000005">
            <text:p>5.00E-006</text:p>
          </table:table-cell>
          <table:table-cell/>
          <table:table-cell table:formula="of:=IF(MOD([$Controls.$A395];100)=0;0.00001;0)" office:value-type="float" office:value="0">
            <text:p>0</text:p>
          </table:table-cell>
          <table:table-cell/>
          <table:table-cell table:formula="of:=IF(MOD([$Controls.$A395];100)=0;0.00001;0)+IF(MOD([$Controls.$A395];200)=0;0.00002;0)-IF(MOD([$Controls.$A3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7">
            <text:p>1.70E-8</text:p>
          </table:table-cell>
          <table:table-cell/>
          <table:table-cell table:style-name="ce1" table:formula="of:=0.00000001*RANDBETWEEN(0;100)*RANDBETWEEN(-3;3)" office:value-type="float" office:value="-0.00000073">
            <text:p>-7.30E-7</text:p>
          </table:table-cell>
        </table:table-row>
        <table:table-row table:style-name="ro1">
          <table:table-cell table:style-name="ce4" table:formula="of:=SUM([.C396];[.G396];[.K396])" office:value-type="float" office:value="0.00000534">
            <text:p>5.340E-6</text:p>
          </table:table-cell>
          <table:table-cell/>
          <table:table-cell table:formula="of:=[.C395]" office:value-type="float" office:value="0.000005">
            <text:p>5.00E-006</text:p>
          </table:table-cell>
          <table:table-cell/>
          <table:table-cell table:formula="of:=IF(MOD([$Controls.$A396];100)=0;0.00001;0)" office:value-type="float" office:value="0">
            <text:p>0</text:p>
          </table:table-cell>
          <table:table-cell/>
          <table:table-cell table:formula="of:=IF(MOD([$Controls.$A396];100)=0;0.00001;0)+IF(MOD([$Controls.$A396];200)=0;0.00002;0)-IF(MOD([$Controls.$A3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34">
            <text:p>3.40E-7</text:p>
          </table:table-cell>
        </table:table-row>
        <table:table-row table:style-name="ro1">
          <table:table-cell table:style-name="ce4" table:formula="of:=SUM([.C397];[.G397];[.K397])" office:value-type="float" office:value="0.0000062">
            <text:p>6.200E-6</text:p>
          </table:table-cell>
          <table:table-cell/>
          <table:table-cell table:formula="of:=[.C396]" office:value-type="float" office:value="0.000005">
            <text:p>5.00E-006</text:p>
          </table:table-cell>
          <table:table-cell/>
          <table:table-cell table:formula="of:=IF(MOD([$Controls.$A397];100)=0;0.00001;0)" office:value-type="float" office:value="0">
            <text:p>0</text:p>
          </table:table-cell>
          <table:table-cell/>
          <table:table-cell table:formula="of:=IF(MOD([$Controls.$A397];100)=0;0.00001;0)+IF(MOD([$Controls.$A397];200)=0;0.00002;0)-IF(MOD([$Controls.$A3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">
            <text:p>1.20E-6</text:p>
          </table:table-cell>
        </table:table-row>
        <table:table-row table:style-name="ro1">
          <table:table-cell table:style-name="ce4" table:formula="of:=SUM([.C398];[.G398];[.K398])" office:value-type="float" office:value="0.00000545">
            <text:p>5.450E-6</text:p>
          </table:table-cell>
          <table:table-cell/>
          <table:table-cell table:formula="of:=[.C397]" office:value-type="float" office:value="0.000005">
            <text:p>5.00E-006</text:p>
          </table:table-cell>
          <table:table-cell/>
          <table:table-cell table:formula="of:=IF(MOD([$Controls.$A398];100)=0;0.00001;0)" office:value-type="float" office:value="0">
            <text:p>0</text:p>
          </table:table-cell>
          <table:table-cell/>
          <table:table-cell table:formula="of:=IF(MOD([$Controls.$A398];100)=0;0.00001;0)+IF(MOD([$Controls.$A398];200)=0;0.00002;0)-IF(MOD([$Controls.$A3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45">
            <text:p>4.50E-7</text:p>
          </table:table-cell>
        </table:table-row>
        <table:table-row table:style-name="ro1">
          <table:table-cell table:style-name="ce4" table:formula="of:=SUM([.C399];[.G399];[.K399])" office:value-type="float" office:value="0.00000209">
            <text:p>2.090E-6</text:p>
          </table:table-cell>
          <table:table-cell/>
          <table:table-cell table:formula="of:=[.C398]" office:value-type="float" office:value="0.000005">
            <text:p>5.00E-006</text:p>
          </table:table-cell>
          <table:table-cell/>
          <table:table-cell table:formula="of:=IF(MOD([$Controls.$A399];100)=0;0.00001;0)" office:value-type="float" office:value="0">
            <text:p>0</text:p>
          </table:table-cell>
          <table:table-cell/>
          <table:table-cell table:formula="of:=IF(MOD([$Controls.$A399];100)=0;0.00001;0)+IF(MOD([$Controls.$A399];200)=0;0.00002;0)-IF(MOD([$Controls.$A3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9">
            <text:p>9.90E-8</text:p>
          </table:table-cell>
          <table:table-cell/>
          <table:table-cell table:style-name="ce1" table:formula="of:=0.00000001*RANDBETWEEN(0;100)*RANDBETWEEN(-3;3)" office:value-type="float" office:value="-0.00000291">
            <text:p>-2.91E-6</text:p>
          </table:table-cell>
        </table:table-row>
        <table:table-row table:style-name="ro1">
          <table:table-cell table:style-name="ce4" table:formula="of:=SUM([.C400];[.G400];[.K400])" office:value-type="float" office:value="0.0000029">
            <text:p>2.900E-6</text:p>
          </table:table-cell>
          <table:table-cell/>
          <table:table-cell table:formula="of:=[.C399]" office:value-type="float" office:value="0.000005">
            <text:p>5.00E-006</text:p>
          </table:table-cell>
          <table:table-cell/>
          <table:table-cell table:formula="of:=IF(MOD([$Controls.$A400];100)=0;0.00001;0)" office:value-type="float" office:value="0">
            <text:p>0</text:p>
          </table:table-cell>
          <table:table-cell/>
          <table:table-cell table:formula="of:=IF(MOD([$Controls.$A400];100)=0;0.00001;0)+IF(MOD([$Controls.$A400];200)=0;0.00002;0)-IF(MOD([$Controls.$A4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5">
            <text:p>-4.50E-8</text:p>
          </table:table-cell>
          <table:table-cell/>
          <table:table-cell table:style-name="ce1" table:formula="of:=0.00000001*RANDBETWEEN(0;100)*RANDBETWEEN(-3;3)" office:value-type="float" office:value="-0.0000021">
            <text:p>-2.10E-6</text:p>
          </table:table-cell>
        </table:table-row>
        <table:table-row table:style-name="ro1">
          <table:table-cell table:style-name="ce4" table:formula="of:=SUM([.C401];[.G401];[.K401])" office:value-type="float" office:value="0.0000041">
            <text:p>4.100E-6</text:p>
          </table:table-cell>
          <table:table-cell/>
          <table:table-cell table:formula="of:=[.C400]" office:value-type="float" office:value="0.000005">
            <text:p>5.00E-006</text:p>
          </table:table-cell>
          <table:table-cell/>
          <table:table-cell table:formula="of:=IF(MOD([$Controls.$A401];100)=0;0.00001;0)" office:value-type="float" office:value="0">
            <text:p>0</text:p>
          </table:table-cell>
          <table:table-cell/>
          <table:table-cell table:formula="of:=IF(MOD([$Controls.$A401];100)=0;0.00001;0)+IF(MOD([$Controls.$A401];200)=0;0.00002;0)-IF(MOD([$Controls.$A4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3">
            <text:p>9.30E-8</text:p>
          </table:table-cell>
          <table:table-cell/>
          <table:table-cell table:style-name="ce1" table:formula="of:=0.00000001*RANDBETWEEN(0;100)*RANDBETWEEN(-3;3)" office:value-type="float" office:value="-0.0000009">
            <text:p>-9.00E-7</text:p>
          </table:table-cell>
        </table:table-row>
        <table:table-row table:style-name="ro1">
          <table:table-cell table:style-name="ce4" table:formula="of:=SUM([.C402];[.G402];[.K402])" office:value-type="float" office:value="0.0000058">
            <text:p>5.800E-6</text:p>
          </table:table-cell>
          <table:table-cell/>
          <table:table-cell table:formula="of:=[.C401]" office:value-type="float" office:value="0.000005">
            <text:p>5.00E-006</text:p>
          </table:table-cell>
          <table:table-cell/>
          <table:table-cell table:formula="of:=IF(MOD([$Controls.$A402];100)=0;0.00001;0)" office:value-type="float" office:value="0">
            <text:p>0</text:p>
          </table:table-cell>
          <table:table-cell/>
          <table:table-cell table:formula="of:=IF(MOD([$Controls.$A402];100)=0;0.00001;0)+IF(MOD([$Controls.$A402];200)=0;0.00002;0)-IF(MOD([$Controls.$A4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8">
            <text:p>8.00E-7</text:p>
          </table:table-cell>
        </table:table-row>
        <table:table-row table:style-name="ro1">
          <table:table-cell table:style-name="ce4" table:formula="of:=SUM([.C403];[.G403];[.K403])" office:value-type="float" office:value="0.00003576">
            <text:p>3.576E-5</text:p>
          </table:table-cell>
          <table:table-cell/>
          <table:table-cell table:formula="of:=[.C402]" office:value-type="float" office:value="0.000005">
            <text:p>5.00E-006</text:p>
          </table:table-cell>
          <table:table-cell/>
          <table:table-cell table:formula="of:=IF(MOD([$Controls.$A403];100)=0;0.00001;0)" office:value-type="float" office:value="0.00001">
            <text:p>0.00001</text:p>
          </table:table-cell>
          <table:table-cell/>
          <table:table-cell table:formula="of:=IF(MOD([$Controls.$A403];100)=0;0.00001;0)+IF(MOD([$Controls.$A403];200)=0;0.00002;0)-IF(MOD([$Controls.$A40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76">
            <text:p>7.60E-7</text:p>
          </table:table-cell>
        </table:table-row>
        <table:table-row table:style-name="ro1">
          <table:table-cell table:style-name="ce4" table:formula="of:=SUM([.C404];[.G404];[.K404])" office:value-type="float" office:value="0.00000469">
            <text:p>4.690E-6</text:p>
          </table:table-cell>
          <table:table-cell/>
          <table:table-cell table:formula="of:=[.C403]" office:value-type="float" office:value="0.000005">
            <text:p>5.00E-006</text:p>
          </table:table-cell>
          <table:table-cell/>
          <table:table-cell table:formula="of:=IF(MOD([$Controls.$A404];100)=0;0.00001;0)" office:value-type="float" office:value="0">
            <text:p>0</text:p>
          </table:table-cell>
          <table:table-cell/>
          <table:table-cell table:formula="of:=IF(MOD([$Controls.$A404];100)=0;0.00001;0)+IF(MOD([$Controls.$A404];200)=0;0.00002;0)-IF(MOD([$Controls.$A40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8">
            <text:p>5.80E-8</text:p>
          </table:table-cell>
          <table:table-cell/>
          <table:table-cell table:style-name="ce1" table:formula="of:=0.00000001*RANDBETWEEN(0;100)*RANDBETWEEN(-3;3)" office:value-type="float" office:value="-0.00000031">
            <text:p>-3.10E-7</text:p>
          </table:table-cell>
        </table:table-row>
        <table:table-row table:style-name="ro1">
          <table:table-cell table:style-name="ce4" table:formula="of:=SUM([.C405];[.G405];[.K405])" office:value-type="float" office:value="0.00000593">
            <text:p>5.930E-6</text:p>
          </table:table-cell>
          <table:table-cell/>
          <table:table-cell table:formula="of:=[.C404]" office:value-type="float" office:value="0.000005">
            <text:p>5.00E-006</text:p>
          </table:table-cell>
          <table:table-cell/>
          <table:table-cell table:formula="of:=IF(MOD([$Controls.$A405];100)=0;0.00001;0)" office:value-type="float" office:value="0">
            <text:p>0</text:p>
          </table:table-cell>
          <table:table-cell/>
          <table:table-cell table:formula="of:=IF(MOD([$Controls.$A405];100)=0;0.00001;0)+IF(MOD([$Controls.$A405];200)=0;0.00002;0)-IF(MOD([$Controls.$A40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406];[.G406];[.K406])" office:value-type="float" office:value="0.00000446">
            <text:p>4.460E-6</text:p>
          </table:table-cell>
          <table:table-cell/>
          <table:table-cell table:formula="of:=[.C405]" office:value-type="float" office:value="0.000005">
            <text:p>5.00E-006</text:p>
          </table:table-cell>
          <table:table-cell/>
          <table:table-cell table:formula="of:=IF(MOD([$Controls.$A406];100)=0;0.00001;0)" office:value-type="float" office:value="0">
            <text:p>0</text:p>
          </table:table-cell>
          <table:table-cell/>
          <table:table-cell table:formula="of:=IF(MOD([$Controls.$A406];100)=0;0.00001;0)+IF(MOD([$Controls.$A406];200)=0;0.00002;0)-IF(MOD([$Controls.$A40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54">
            <text:p>-5.40E-7</text:p>
          </table:table-cell>
        </table:table-row>
        <table:table-row table:style-name="ro1">
          <table:table-cell table:style-name="ce4" table:formula="of:=SUM([.C407];[.G407];[.K407])" office:value-type="float" office:value="0.000005">
            <text:p>5.000E-6</text:p>
          </table:table-cell>
          <table:table-cell/>
          <table:table-cell table:formula="of:=[.C406]" office:value-type="float" office:value="0.000005">
            <text:p>5.00E-006</text:p>
          </table:table-cell>
          <table:table-cell/>
          <table:table-cell table:formula="of:=IF(MOD([$Controls.$A407];100)=0;0.00001;0)" office:value-type="float" office:value="0">
            <text:p>0</text:p>
          </table:table-cell>
          <table:table-cell/>
          <table:table-cell table:formula="of:=IF(MOD([$Controls.$A407];100)=0;0.00001;0)+IF(MOD([$Controls.$A407];200)=0;0.00002;0)-IF(MOD([$Controls.$A40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8">
            <text:p>-9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08];[.G408];[.K408])" office:value-type="float" office:value="0.00000444">
            <text:p>4.440E-6</text:p>
          </table:table-cell>
          <table:table-cell/>
          <table:table-cell table:formula="of:=[.C407]" office:value-type="float" office:value="0.000005">
            <text:p>5.00E-006</text:p>
          </table:table-cell>
          <table:table-cell/>
          <table:table-cell table:formula="of:=IF(MOD([$Controls.$A408];100)=0;0.00001;0)" office:value-type="float" office:value="0">
            <text:p>0</text:p>
          </table:table-cell>
          <table:table-cell/>
          <table:table-cell table:formula="of:=IF(MOD([$Controls.$A408];100)=0;0.00001;0)+IF(MOD([$Controls.$A408];200)=0;0.00002;0)-IF(MOD([$Controls.$A40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6">
            <text:p>-9.60E-8</text:p>
          </table:table-cell>
          <table:table-cell/>
          <table:table-cell table:style-name="ce1" table:formula="of:=0.00000001*RANDBETWEEN(0;100)*RANDBETWEEN(-3;3)" office:value-type="float" office:value="-0.00000056">
            <text:p>-5.60E-7</text:p>
          </table:table-cell>
        </table:table-row>
        <table:table-row table:style-name="ro1">
          <table:table-cell table:style-name="ce4" table:formula="of:=SUM([.C409];[.G409];[.K409])" office:value-type="float" office:value="0.00000652">
            <text:p>6.520E-6</text:p>
          </table:table-cell>
          <table:table-cell/>
          <table:table-cell table:formula="of:=[.C408]" office:value-type="float" office:value="0.000005">
            <text:p>5.00E-006</text:p>
          </table:table-cell>
          <table:table-cell/>
          <table:table-cell table:formula="of:=IF(MOD([$Controls.$A409];100)=0;0.00001;0)" office:value-type="float" office:value="0">
            <text:p>0</text:p>
          </table:table-cell>
          <table:table-cell/>
          <table:table-cell table:formula="of:=IF(MOD([$Controls.$A409];100)=0;0.00001;0)+IF(MOD([$Controls.$A409];200)=0;0.00002;0)-IF(MOD([$Controls.$A40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9">
            <text:p>-2.90E-8</text:p>
          </table:table-cell>
          <table:table-cell/>
          <table:table-cell table:style-name="ce1" table:formula="of:=0.00000001*RANDBETWEEN(0;100)*RANDBETWEEN(-3;3)" office:value-type="float" office:value="0.00000152">
            <text:p>1.52E-6</text:p>
          </table:table-cell>
        </table:table-row>
        <table:table-row table:style-name="ro1">
          <table:table-cell table:style-name="ce4" table:formula="of:=SUM([.C410];[.G410];[.K410])" office:value-type="float" office:value="0.000005">
            <text:p>5.000E-6</text:p>
          </table:table-cell>
          <table:table-cell/>
          <table:table-cell table:formula="of:=[.C409]" office:value-type="float" office:value="0.000005">
            <text:p>5.00E-006</text:p>
          </table:table-cell>
          <table:table-cell/>
          <table:table-cell table:formula="of:=IF(MOD([$Controls.$A410];100)=0;0.00001;0)" office:value-type="float" office:value="0">
            <text:p>0</text:p>
          </table:table-cell>
          <table:table-cell/>
          <table:table-cell table:formula="of:=IF(MOD([$Controls.$A410];100)=0;0.00001;0)+IF(MOD([$Controls.$A410];200)=0;0.00002;0)-IF(MOD([$Controls.$A4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11];[.G411];[.K411])" office:value-type="float" office:value="0.00000512">
            <text:p>5.120E-6</text:p>
          </table:table-cell>
          <table:table-cell/>
          <table:table-cell table:formula="of:=[.C410]" office:value-type="float" office:value="0.000005">
            <text:p>5.00E-006</text:p>
          </table:table-cell>
          <table:table-cell/>
          <table:table-cell table:formula="of:=IF(MOD([$Controls.$A411];100)=0;0.00001;0)" office:value-type="float" office:value="0">
            <text:p>0</text:p>
          </table:table-cell>
          <table:table-cell/>
          <table:table-cell table:formula="of:=IF(MOD([$Controls.$A411];100)=0;0.00001;0)+IF(MOD([$Controls.$A411];200)=0;0.00002;0)-IF(MOD([$Controls.$A4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2">
            <text:p>2.00E-9</text:p>
          </table:table-cell>
          <table:table-cell/>
          <table:table-cell table:style-name="ce1" table:formula="of:=0.00000001*RANDBETWEEN(0;100)*RANDBETWEEN(-3;3)" office:value-type="float" office:value="0.00000012">
            <text:p>1.20E-7</text:p>
          </table:table-cell>
        </table:table-row>
        <table:table-row table:style-name="ro1">
          <table:table-cell table:style-name="ce4" table:formula="of:=SUM([.C412];[.G412];[.K412])" office:value-type="float" office:value="0.000005">
            <text:p>5.000E-6</text:p>
          </table:table-cell>
          <table:table-cell/>
          <table:table-cell table:formula="of:=[.C411]" office:value-type="float" office:value="0.000005">
            <text:p>5.00E-006</text:p>
          </table:table-cell>
          <table:table-cell/>
          <table:table-cell table:formula="of:=IF(MOD([$Controls.$A412];100)=0;0.00001;0)" office:value-type="float" office:value="0">
            <text:p>0</text:p>
          </table:table-cell>
          <table:table-cell/>
          <table:table-cell table:formula="of:=IF(MOD([$Controls.$A412];100)=0;0.00001;0)+IF(MOD([$Controls.$A412];200)=0;0.00002;0)-IF(MOD([$Controls.$A4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8">
            <text:p>-8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13];[.G413];[.K413])" office:value-type="float" office:value="0.00000441">
            <text:p>4.410E-6</text:p>
          </table:table-cell>
          <table:table-cell/>
          <table:table-cell table:formula="of:=[.C412]" office:value-type="float" office:value="0.000005">
            <text:p>5.00E-006</text:p>
          </table:table-cell>
          <table:table-cell/>
          <table:table-cell table:formula="of:=IF(MOD([$Controls.$A413];100)=0;0.00001;0)" office:value-type="float" office:value="0">
            <text:p>0</text:p>
          </table:table-cell>
          <table:table-cell/>
          <table:table-cell table:formula="of:=IF(MOD([$Controls.$A413];100)=0;0.00001;0)+IF(MOD([$Controls.$A413];200)=0;0.00002;0)-IF(MOD([$Controls.$A4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59">
            <text:p>-5.90E-7</text:p>
          </table:table-cell>
        </table:table-row>
        <table:table-row table:style-name="ro1">
          <table:table-cell table:style-name="ce4" table:formula="of:=SUM([.C414];[.G414];[.K414])" office:value-type="float" office:value="0.000005">
            <text:p>5.000E-6</text:p>
          </table:table-cell>
          <table:table-cell/>
          <table:table-cell table:formula="of:=[.C413]" office:value-type="float" office:value="0.000005">
            <text:p>5.00E-006</text:p>
          </table:table-cell>
          <table:table-cell/>
          <table:table-cell table:formula="of:=IF(MOD([$Controls.$A414];100)=0;0.00001;0)" office:value-type="float" office:value="0">
            <text:p>0</text:p>
          </table:table-cell>
          <table:table-cell/>
          <table:table-cell table:formula="of:=IF(MOD([$Controls.$A414];100)=0;0.00001;0)+IF(MOD([$Controls.$A414];200)=0;0.00002;0)-IF(MOD([$Controls.$A4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5">
            <text:p>-6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15];[.G415];[.K415])" office:value-type="float" office:value="0.0000043">
            <text:p>4.300E-6</text:p>
          </table:table-cell>
          <table:table-cell/>
          <table:table-cell table:formula="of:=[.C414]" office:value-type="float" office:value="0.000005">
            <text:p>5.00E-006</text:p>
          </table:table-cell>
          <table:table-cell/>
          <table:table-cell table:formula="of:=IF(MOD([$Controls.$A415];100)=0;0.00001;0)" office:value-type="float" office:value="0">
            <text:p>0</text:p>
          </table:table-cell>
          <table:table-cell/>
          <table:table-cell table:formula="of:=IF(MOD([$Controls.$A415];100)=0;0.00001;0)+IF(MOD([$Controls.$A415];200)=0;0.00002;0)-IF(MOD([$Controls.$A4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6">
            <text:p>-6.00E-9</text:p>
          </table:table-cell>
          <table:table-cell/>
          <table:table-cell table:style-name="ce1" table:formula="of:=0.00000001*RANDBETWEEN(0;100)*RANDBETWEEN(-3;3)" office:value-type="float" office:value="-0.0000007">
            <text:p>-7.00E-7</text:p>
          </table:table-cell>
        </table:table-row>
        <table:table-row table:style-name="ro1">
          <table:table-cell table:style-name="ce4" table:formula="of:=SUM([.C416];[.G416];[.K416])" office:value-type="float" office:value="0.00000567">
            <text:p>5.670E-6</text:p>
          </table:table-cell>
          <table:table-cell/>
          <table:table-cell table:formula="of:=[.C415]" office:value-type="float" office:value="0.000005">
            <text:p>5.00E-006</text:p>
          </table:table-cell>
          <table:table-cell/>
          <table:table-cell table:formula="of:=IF(MOD([$Controls.$A416];100)=0;0.00001;0)" office:value-type="float" office:value="0">
            <text:p>0</text:p>
          </table:table-cell>
          <table:table-cell/>
          <table:table-cell table:formula="of:=IF(MOD([$Controls.$A416];100)=0;0.00001;0)+IF(MOD([$Controls.$A416];200)=0;0.00002;0)-IF(MOD([$Controls.$A4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1">
            <text:p>1.10E-8</text:p>
          </table:table-cell>
          <table:table-cell/>
          <table:table-cell table:style-name="ce1" table:formula="of:=0.00000001*RANDBETWEEN(0;100)*RANDBETWEEN(-3;3)" office:value-type="float" office:value="0.00000067">
            <text:p>6.70E-7</text:p>
          </table:table-cell>
        </table:table-row>
        <table:table-row table:style-name="ro1">
          <table:table-cell table:style-name="ce4" table:formula="of:=SUM([.C417];[.G417];[.K417])" office:value-type="float" office:value="0.000005">
            <text:p>5.000E-6</text:p>
          </table:table-cell>
          <table:table-cell/>
          <table:table-cell table:formula="of:=[.C416]" office:value-type="float" office:value="0.000005">
            <text:p>5.00E-006</text:p>
          </table:table-cell>
          <table:table-cell/>
          <table:table-cell table:formula="of:=IF(MOD([$Controls.$A417];100)=0;0.00001;0)" office:value-type="float" office:value="0">
            <text:p>0</text:p>
          </table:table-cell>
          <table:table-cell/>
          <table:table-cell table:formula="of:=IF(MOD([$Controls.$A417];100)=0;0.00001;0)+IF(MOD([$Controls.$A417];200)=0;0.00002;0)-IF(MOD([$Controls.$A4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8">
            <text:p>7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18];[.G418];[.K418])" office:value-type="float" office:value="0.00000404">
            <text:p>4.040E-6</text:p>
          </table:table-cell>
          <table:table-cell/>
          <table:table-cell table:formula="of:=[.C417]" office:value-type="float" office:value="0.000005">
            <text:p>5.00E-006</text:p>
          </table:table-cell>
          <table:table-cell/>
          <table:table-cell table:formula="of:=IF(MOD([$Controls.$A418];100)=0;0.00001;0)" office:value-type="float" office:value="0">
            <text:p>0</text:p>
          </table:table-cell>
          <table:table-cell/>
          <table:table-cell table:formula="of:=IF(MOD([$Controls.$A418];100)=0;0.00001;0)+IF(MOD([$Controls.$A418];200)=0;0.00002;0)-IF(MOD([$Controls.$A4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4">
            <text:p>-4.40E-8</text:p>
          </table:table-cell>
          <table:table-cell/>
          <table:table-cell table:style-name="ce1" table:formula="of:=0.00000001*RANDBETWEEN(0;100)*RANDBETWEEN(-3;3)" office:value-type="float" office:value="-0.00000096">
            <text:p>-9.60E-7</text:p>
          </table:table-cell>
        </table:table-row>
        <table:table-row table:style-name="ro1">
          <table:table-cell table:style-name="ce4" table:formula="of:=SUM([.C419];[.G419];[.K419])" office:value-type="float" office:value="0.0000051">
            <text:p>5.100E-6</text:p>
          </table:table-cell>
          <table:table-cell/>
          <table:table-cell table:formula="of:=[.C418]" office:value-type="float" office:value="0.000005">
            <text:p>5.00E-006</text:p>
          </table:table-cell>
          <table:table-cell/>
          <table:table-cell table:formula="of:=IF(MOD([$Controls.$A419];100)=0;0.00001;0)" office:value-type="float" office:value="0">
            <text:p>0</text:p>
          </table:table-cell>
          <table:table-cell/>
          <table:table-cell table:formula="of:=IF(MOD([$Controls.$A419];100)=0;0.00001;0)+IF(MOD([$Controls.$A419];200)=0;0.00002;0)-IF(MOD([$Controls.$A4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5">
            <text:p>-3.50E-8</text:p>
          </table:table-cell>
          <table:table-cell/>
          <table:table-cell table:style-name="ce1" table:formula="of:=0.00000001*RANDBETWEEN(0;100)*RANDBETWEEN(-3;3)" office:value-type="float" office:value="0.0000001">
            <text:p>1.00E-7</text:p>
          </table:table-cell>
        </table:table-row>
        <table:table-row table:style-name="ro1">
          <table:table-cell table:style-name="ce4" table:formula="of:=SUM([.C420];[.G420];[.K420])" office:value-type="float" office:value="0.00000353">
            <text:p>3.530E-6</text:p>
          </table:table-cell>
          <table:table-cell/>
          <table:table-cell table:formula="of:=[.C419]" office:value-type="float" office:value="0.000005">
            <text:p>5.00E-006</text:p>
          </table:table-cell>
          <table:table-cell/>
          <table:table-cell table:formula="of:=IF(MOD([$Controls.$A420];100)=0;0.00001;0)" office:value-type="float" office:value="0">
            <text:p>0</text:p>
          </table:table-cell>
          <table:table-cell/>
          <table:table-cell table:formula="of:=IF(MOD([$Controls.$A420];100)=0;0.00001;0)+IF(MOD([$Controls.$A420];200)=0;0.00002;0)-IF(MOD([$Controls.$A4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47">
            <text:p>-1.47E-6</text:p>
          </table:table-cell>
        </table:table-row>
        <table:table-row table:style-name="ro1">
          <table:table-cell table:style-name="ce4" table:formula="of:=SUM([.C421];[.G421];[.K421])" office:value-type="float" office:value="0.00000562">
            <text:p>5.620E-6</text:p>
          </table:table-cell>
          <table:table-cell/>
          <table:table-cell table:formula="of:=[.C420]" office:value-type="float" office:value="0.000005">
            <text:p>5.00E-006</text:p>
          </table:table-cell>
          <table:table-cell/>
          <table:table-cell table:formula="of:=IF(MOD([$Controls.$A421];100)=0;0.00001;0)" office:value-type="float" office:value="0">
            <text:p>0</text:p>
          </table:table-cell>
          <table:table-cell/>
          <table:table-cell table:formula="of:=IF(MOD([$Controls.$A421];100)=0;0.00001;0)+IF(MOD([$Controls.$A421];200)=0;0.00002;0)-IF(MOD([$Controls.$A4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4">
            <text:p>-4.40E-8</text:p>
          </table:table-cell>
          <table:table-cell/>
          <table:table-cell table:style-name="ce1" table:formula="of:=0.00000001*RANDBETWEEN(0;100)*RANDBETWEEN(-3;3)" office:value-type="float" office:value="0.00000062">
            <text:p>6.20E-7</text:p>
          </table:table-cell>
        </table:table-row>
        <table:table-row table:style-name="ro1">
          <table:table-cell table:style-name="ce4" table:formula="of:=SUM([.C422];[.G422];[.K422])" office:value-type="float" office:value="0.00000422">
            <text:p>4.220E-6</text:p>
          </table:table-cell>
          <table:table-cell/>
          <table:table-cell table:formula="of:=[.C421]" office:value-type="float" office:value="0.000005">
            <text:p>5.00E-006</text:p>
          </table:table-cell>
          <table:table-cell/>
          <table:table-cell table:formula="of:=IF(MOD([$Controls.$A422];100)=0;0.00001;0)" office:value-type="float" office:value="0">
            <text:p>0</text:p>
          </table:table-cell>
          <table:table-cell/>
          <table:table-cell table:formula="of:=IF(MOD([$Controls.$A422];100)=0;0.00001;0)+IF(MOD([$Controls.$A422];200)=0;0.00002;0)-IF(MOD([$Controls.$A4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8">
            <text:p>-7.80E-7</text:p>
          </table:table-cell>
        </table:table-row>
        <table:table-row table:style-name="ro1">
          <table:table-cell table:style-name="ce4" table:formula="of:=SUM([.C423];[.G423];[.K423])" office:value-type="float" office:value="0.00000566">
            <text:p>5.660E-6</text:p>
          </table:table-cell>
          <table:table-cell/>
          <table:table-cell table:formula="of:=[.C422]" office:value-type="float" office:value="0.000005">
            <text:p>5.00E-006</text:p>
          </table:table-cell>
          <table:table-cell/>
          <table:table-cell table:formula="of:=IF(MOD([$Controls.$A423];100)=0;0.00001;0)" office:value-type="float" office:value="0">
            <text:p>0</text:p>
          </table:table-cell>
          <table:table-cell/>
          <table:table-cell table:formula="of:=IF(MOD([$Controls.$A423];100)=0;0.00001;0)+IF(MOD([$Controls.$A423];200)=0;0.00002;0)-IF(MOD([$Controls.$A42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9">
            <text:p>2.90E-8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424];[.G424];[.K424])" office:value-type="float" office:value="0.00000359">
            <text:p>3.590E-6</text:p>
          </table:table-cell>
          <table:table-cell/>
          <table:table-cell table:formula="of:=[.C423]" office:value-type="float" office:value="0.000005">
            <text:p>5.00E-006</text:p>
          </table:table-cell>
          <table:table-cell/>
          <table:table-cell table:formula="of:=IF(MOD([$Controls.$A424];100)=0;0.00001;0)" office:value-type="float" office:value="0">
            <text:p>0</text:p>
          </table:table-cell>
          <table:table-cell/>
          <table:table-cell table:formula="of:=IF(MOD([$Controls.$A424];100)=0;0.00001;0)+IF(MOD([$Controls.$A424];200)=0;0.00002;0)-IF(MOD([$Controls.$A4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41">
            <text:p>-1.41E-6</text:p>
          </table:table-cell>
        </table:table-row>
        <table:table-row table:style-name="ro1">
          <table:table-cell table:style-name="ce4" table:formula="of:=SUM([.C425];[.G425];[.K425])" office:value-type="float" office:value="0.00000612">
            <text:p>6.120E-6</text:p>
          </table:table-cell>
          <table:table-cell/>
          <table:table-cell table:formula="of:=[.C424]" office:value-type="float" office:value="0.000005">
            <text:p>5.00E-006</text:p>
          </table:table-cell>
          <table:table-cell/>
          <table:table-cell table:formula="of:=IF(MOD([$Controls.$A425];100)=0;0.00001;0)" office:value-type="float" office:value="0">
            <text:p>0</text:p>
          </table:table-cell>
          <table:table-cell/>
          <table:table-cell table:formula="of:=IF(MOD([$Controls.$A425];100)=0;0.00001;0)+IF(MOD([$Controls.$A425];200)=0;0.00002;0)-IF(MOD([$Controls.$A4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3">
            <text:p>3.00E-9</text:p>
          </table:table-cell>
          <table:table-cell/>
          <table:table-cell table:style-name="ce1" table:formula="of:=0.00000001*RANDBETWEEN(0;100)*RANDBETWEEN(-3;3)" office:value-type="float" office:value="0.00000112">
            <text:p>1.12E-6</text:p>
          </table:table-cell>
        </table:table-row>
        <table:table-row table:style-name="ro1">
          <table:table-cell table:style-name="ce4" table:formula="of:=SUM([.C426];[.G426];[.K426])" office:value-type="float" office:value="0.00000557">
            <text:p>5.570E-6</text:p>
          </table:table-cell>
          <table:table-cell/>
          <table:table-cell table:formula="of:=[.C425]" office:value-type="float" office:value="0.000005">
            <text:p>5.00E-006</text:p>
          </table:table-cell>
          <table:table-cell/>
          <table:table-cell table:formula="of:=IF(MOD([$Controls.$A426];100)=0;0.00001;0)" office:value-type="float" office:value="0">
            <text:p>0</text:p>
          </table:table-cell>
          <table:table-cell/>
          <table:table-cell table:formula="of:=IF(MOD([$Controls.$A426];100)=0;0.00001;0)+IF(MOD([$Controls.$A426];200)=0;0.00002;0)-IF(MOD([$Controls.$A4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6">
            <text:p>-6.00E-9</text:p>
          </table:table-cell>
          <table:table-cell/>
          <table:table-cell table:style-name="ce1" table:formula="of:=0.00000001*RANDBETWEEN(0;100)*RANDBETWEEN(-3;3)" office:value-type="float" office:value="0.00000057">
            <text:p>5.70E-7</text:p>
          </table:table-cell>
        </table:table-row>
        <table:table-row table:style-name="ro1">
          <table:table-cell table:style-name="ce4" table:formula="of:=SUM([.C427];[.G427];[.K427])" office:value-type="float" office:value="0.00000594">
            <text:p>5.940E-6</text:p>
          </table:table-cell>
          <table:table-cell/>
          <table:table-cell table:formula="of:=[.C426]" office:value-type="float" office:value="0.000005">
            <text:p>5.00E-006</text:p>
          </table:table-cell>
          <table:table-cell/>
          <table:table-cell table:formula="of:=IF(MOD([$Controls.$A427];100)=0;0.00001;0)" office:value-type="float" office:value="0">
            <text:p>0</text:p>
          </table:table-cell>
          <table:table-cell/>
          <table:table-cell table:formula="of:=IF(MOD([$Controls.$A427];100)=0;0.00001;0)+IF(MOD([$Controls.$A427];200)=0;0.00002;0)-IF(MOD([$Controls.$A4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1">
            <text:p>6.10E-8</text:p>
          </table:table-cell>
          <table:table-cell/>
          <table:table-cell table:style-name="ce1" table:formula="of:=0.00000001*RANDBETWEEN(0;100)*RANDBETWEEN(-3;3)" office:value-type="float" office:value="0.00000094">
            <text:p>9.40E-7</text:p>
          </table:table-cell>
        </table:table-row>
        <table:table-row table:style-name="ro1">
          <table:table-cell table:style-name="ce4" table:formula="of:=SUM([.C428];[.G428];[.K428])" office:value-type="float" office:value="0.00000437">
            <text:p>4.370E-6</text:p>
          </table:table-cell>
          <table:table-cell/>
          <table:table-cell table:formula="of:=[.C427]" office:value-type="float" office:value="0.000005">
            <text:p>5.00E-006</text:p>
          </table:table-cell>
          <table:table-cell/>
          <table:table-cell table:formula="of:=IF(MOD([$Controls.$A428];100)=0;0.00001;0)" office:value-type="float" office:value="0">
            <text:p>0</text:p>
          </table:table-cell>
          <table:table-cell/>
          <table:table-cell table:formula="of:=IF(MOD([$Controls.$A428];100)=0;0.00001;0)+IF(MOD([$Controls.$A428];200)=0;0.00002;0)-IF(MOD([$Controls.$A4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5">
            <text:p>1.50E-8</text:p>
          </table:table-cell>
          <table:table-cell/>
          <table:table-cell table:style-name="ce1" table:formula="of:=0.00000001*RANDBETWEEN(0;100)*RANDBETWEEN(-3;3)" office:value-type="float" office:value="-0.00000063">
            <text:p>-6.30E-7</text:p>
          </table:table-cell>
        </table:table-row>
        <table:table-row table:style-name="ro1">
          <table:table-cell table:style-name="ce4" table:formula="of:=SUM([.C429];[.G429];[.K429])" office:value-type="float" office:value="0.00000508">
            <text:p>5.080E-6</text:p>
          </table:table-cell>
          <table:table-cell/>
          <table:table-cell table:formula="of:=[.C428]" office:value-type="float" office:value="0.000005">
            <text:p>5.00E-006</text:p>
          </table:table-cell>
          <table:table-cell/>
          <table:table-cell table:formula="of:=IF(MOD([$Controls.$A429];100)=0;0.00001;0)" office:value-type="float" office:value="0">
            <text:p>0</text:p>
          </table:table-cell>
          <table:table-cell/>
          <table:table-cell table:formula="of:=IF(MOD([$Controls.$A429];100)=0;0.00001;0)+IF(MOD([$Controls.$A429];200)=0;0.00002;0)-IF(MOD([$Controls.$A4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9">
            <text:p>2.90E-8</text:p>
          </table:table-cell>
          <table:table-cell/>
          <table:table-cell table:style-name="ce1" table:formula="of:=0.00000001*RANDBETWEEN(0;100)*RANDBETWEEN(-3;3)" office:value-type="float" office:value="0.00000008">
            <text:p>8.00E-8</text:p>
          </table:table-cell>
        </table:table-row>
        <table:table-row table:style-name="ro1">
          <table:table-cell table:style-name="ce4" table:formula="of:=SUM([.C430];[.G430];[.K430])" office:value-type="float" office:value="0.000005">
            <text:p>5.000E-6</text:p>
          </table:table-cell>
          <table:table-cell/>
          <table:table-cell table:formula="of:=[.C429]" office:value-type="float" office:value="0.000005">
            <text:p>5.00E-006</text:p>
          </table:table-cell>
          <table:table-cell/>
          <table:table-cell table:formula="of:=IF(MOD([$Controls.$A430];100)=0;0.00001;0)" office:value-type="float" office:value="0">
            <text:p>0</text:p>
          </table:table-cell>
          <table:table-cell/>
          <table:table-cell table:formula="of:=IF(MOD([$Controls.$A430];100)=0;0.00001;0)+IF(MOD([$Controls.$A430];200)=0;0.00002;0)-IF(MOD([$Controls.$A4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31];[.G431];[.K431])" office:value-type="float" office:value="0.00000318">
            <text:p>3.180E-6</text:p>
          </table:table-cell>
          <table:table-cell/>
          <table:table-cell table:formula="of:=[.C430]" office:value-type="float" office:value="0.000005">
            <text:p>5.00E-006</text:p>
          </table:table-cell>
          <table:table-cell/>
          <table:table-cell table:formula="of:=IF(MOD([$Controls.$A431];100)=0;0.00001;0)" office:value-type="float" office:value="0">
            <text:p>0</text:p>
          </table:table-cell>
          <table:table-cell/>
          <table:table-cell table:formula="of:=IF(MOD([$Controls.$A431];100)=0;0.00001;0)+IF(MOD([$Controls.$A431];200)=0;0.00002;0)-IF(MOD([$Controls.$A4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9">
            <text:p>8.90E-8</text:p>
          </table:table-cell>
          <table:table-cell/>
          <table:table-cell table:style-name="ce1" table:formula="of:=0.00000001*RANDBETWEEN(0;100)*RANDBETWEEN(-3;3)" office:value-type="float" office:value="-0.00000182">
            <text:p>-1.82E-6</text:p>
          </table:table-cell>
        </table:table-row>
        <table:table-row table:style-name="ro1">
          <table:table-cell table:style-name="ce4" table:formula="of:=SUM([.C432];[.G432];[.K432])" office:value-type="float" office:value="0.00000484">
            <text:p>4.840E-6</text:p>
          </table:table-cell>
          <table:table-cell/>
          <table:table-cell table:formula="of:=[.C431]" office:value-type="float" office:value="0.000005">
            <text:p>5.00E-006</text:p>
          </table:table-cell>
          <table:table-cell/>
          <table:table-cell table:formula="of:=IF(MOD([$Controls.$A432];100)=0;0.00001;0)" office:value-type="float" office:value="0">
            <text:p>0</text:p>
          </table:table-cell>
          <table:table-cell/>
          <table:table-cell table:formula="of:=IF(MOD([$Controls.$A432];100)=0;0.00001;0)+IF(MOD([$Controls.$A432];200)=0;0.00002;0)-IF(MOD([$Controls.$A4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16">
            <text:p>-1.60E-7</text:p>
          </table:table-cell>
        </table:table-row>
        <table:table-row table:style-name="ro1">
          <table:table-cell table:style-name="ce4" table:formula="of:=SUM([.C433];[.G433];[.K433])" office:value-type="float" office:value="0.00000427">
            <text:p>4.270E-6</text:p>
          </table:table-cell>
          <table:table-cell/>
          <table:table-cell table:formula="of:=[.C432]" office:value-type="float" office:value="0.000005">
            <text:p>5.00E-006</text:p>
          </table:table-cell>
          <table:table-cell/>
          <table:table-cell table:formula="of:=IF(MOD([$Controls.$A433];100)=0;0.00001;0)" office:value-type="float" office:value="0">
            <text:p>0</text:p>
          </table:table-cell>
          <table:table-cell/>
          <table:table-cell table:formula="of:=IF(MOD([$Controls.$A433];100)=0;0.00001;0)+IF(MOD([$Controls.$A433];200)=0;0.00002;0)-IF(MOD([$Controls.$A4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7">
            <text:p>5.70E-8</text:p>
          </table:table-cell>
          <table:table-cell/>
          <table:table-cell table:style-name="ce1" table:formula="of:=0.00000001*RANDBETWEEN(0;100)*RANDBETWEEN(-3;3)" office:value-type="float" office:value="-0.00000073">
            <text:p>-7.30E-7</text:p>
          </table:table-cell>
        </table:table-row>
        <table:table-row table:style-name="ro1">
          <table:table-cell table:style-name="ce4" table:formula="of:=SUM([.C434];[.G434];[.K434])" office:value-type="float" office:value="0.00000566">
            <text:p>5.660E-6</text:p>
          </table:table-cell>
          <table:table-cell/>
          <table:table-cell table:formula="of:=[.C433]" office:value-type="float" office:value="0.000005">
            <text:p>5.00E-006</text:p>
          </table:table-cell>
          <table:table-cell/>
          <table:table-cell table:formula="of:=IF(MOD([$Controls.$A434];100)=0;0.00001;0)" office:value-type="float" office:value="0">
            <text:p>0</text:p>
          </table:table-cell>
          <table:table-cell/>
          <table:table-cell table:formula="of:=IF(MOD([$Controls.$A434];100)=0;0.00001;0)+IF(MOD([$Controls.$A434];200)=0;0.00002;0)-IF(MOD([$Controls.$A4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5">
            <text:p>8.50E-8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435];[.G435];[.K435])" office:value-type="float" office:value="0.00000506">
            <text:p>5.060E-6</text:p>
          </table:table-cell>
          <table:table-cell/>
          <table:table-cell table:formula="of:=[.C434]" office:value-type="float" office:value="0.000005">
            <text:p>5.00E-006</text:p>
          </table:table-cell>
          <table:table-cell/>
          <table:table-cell table:formula="of:=IF(MOD([$Controls.$A435];100)=0;0.00001;0)" office:value-type="float" office:value="0">
            <text:p>0</text:p>
          </table:table-cell>
          <table:table-cell/>
          <table:table-cell table:formula="of:=IF(MOD([$Controls.$A435];100)=0;0.00001;0)+IF(MOD([$Controls.$A435];200)=0;0.00002;0)-IF(MOD([$Controls.$A4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1">
            <text:p>-8.10E-8</text:p>
          </table:table-cell>
          <table:table-cell/>
          <table:table-cell table:style-name="ce1" table:formula="of:=0.00000001*RANDBETWEEN(0;100)*RANDBETWEEN(-3;3)" office:value-type="float" office:value="0.00000006">
            <text:p>6.00E-8</text:p>
          </table:table-cell>
        </table:table-row>
        <table:table-row table:style-name="ro1">
          <table:table-cell table:style-name="ce4" table:formula="of:=SUM([.C436];[.G436];[.K436])" office:value-type="float" office:value="0.00000412">
            <text:p>4.120E-6</text:p>
          </table:table-cell>
          <table:table-cell/>
          <table:table-cell table:formula="of:=[.C435]" office:value-type="float" office:value="0.000005">
            <text:p>5.00E-006</text:p>
          </table:table-cell>
          <table:table-cell/>
          <table:table-cell table:formula="of:=IF(MOD([$Controls.$A436];100)=0;0.00001;0)" office:value-type="float" office:value="0">
            <text:p>0</text:p>
          </table:table-cell>
          <table:table-cell/>
          <table:table-cell table:formula="of:=IF(MOD([$Controls.$A436];100)=0;0.00001;0)+IF(MOD([$Controls.$A436];200)=0;0.00002;0)-IF(MOD([$Controls.$A4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4">
            <text:p>-3.40E-8</text:p>
          </table:table-cell>
          <table:table-cell/>
          <table:table-cell table:style-name="ce1" table:formula="of:=0.00000001*RANDBETWEEN(0;100)*RANDBETWEEN(-3;3)" office:value-type="float" office:value="-0.00000088">
            <text:p>-8.80E-7</text:p>
          </table:table-cell>
        </table:table-row>
        <table:table-row table:style-name="ro1">
          <table:table-cell table:style-name="ce4" table:formula="of:=SUM([.C437];[.G437];[.K437])" office:value-type="float" office:value="0.00000326">
            <text:p>3.260E-6</text:p>
          </table:table-cell>
          <table:table-cell/>
          <table:table-cell table:formula="of:=[.C436]" office:value-type="float" office:value="0.000005">
            <text:p>5.00E-006</text:p>
          </table:table-cell>
          <table:table-cell/>
          <table:table-cell table:formula="of:=IF(MOD([$Controls.$A437];100)=0;0.00001;0)" office:value-type="float" office:value="0">
            <text:p>0</text:p>
          </table:table-cell>
          <table:table-cell/>
          <table:table-cell table:formula="of:=IF(MOD([$Controls.$A437];100)=0;0.00001;0)+IF(MOD([$Controls.$A437];200)=0;0.00002;0)-IF(MOD([$Controls.$A4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4">
            <text:p>-1.40E-8</text:p>
          </table:table-cell>
          <table:table-cell/>
          <table:table-cell table:style-name="ce1" table:formula="of:=0.00000001*RANDBETWEEN(0;100)*RANDBETWEEN(-3;3)" office:value-type="float" office:value="-0.00000174">
            <text:p>-1.74E-6</text:p>
          </table:table-cell>
        </table:table-row>
        <table:table-row table:style-name="ro1">
          <table:table-cell table:style-name="ce4" table:formula="of:=SUM([.C438];[.G438];[.K438])" office:value-type="float" office:value="0.00000626">
            <text:p>6.260E-6</text:p>
          </table:table-cell>
          <table:table-cell/>
          <table:table-cell table:formula="of:=[.C437]" office:value-type="float" office:value="0.000005">
            <text:p>5.00E-006</text:p>
          </table:table-cell>
          <table:table-cell/>
          <table:table-cell table:formula="of:=IF(MOD([$Controls.$A438];100)=0;0.00001;0)" office:value-type="float" office:value="0">
            <text:p>0</text:p>
          </table:table-cell>
          <table:table-cell/>
          <table:table-cell table:formula="of:=IF(MOD([$Controls.$A438];100)=0;0.00001;0)+IF(MOD([$Controls.$A438];200)=0;0.00002;0)-IF(MOD([$Controls.$A4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6">
            <text:p>1.26E-6</text:p>
          </table:table-cell>
        </table:table-row>
        <table:table-row table:style-name="ro1">
          <table:table-cell table:style-name="ce4" table:formula="of:=SUM([.C439];[.G439];[.K439])" office:value-type="float" office:value="0.00000788">
            <text:p>7.880E-6</text:p>
          </table:table-cell>
          <table:table-cell/>
          <table:table-cell table:formula="of:=[.C438]" office:value-type="float" office:value="0.000005">
            <text:p>5.00E-006</text:p>
          </table:table-cell>
          <table:table-cell/>
          <table:table-cell table:formula="of:=IF(MOD([$Controls.$A439];100)=0;0.00001;0)" office:value-type="float" office:value="0">
            <text:p>0</text:p>
          </table:table-cell>
          <table:table-cell/>
          <table:table-cell table:formula="of:=IF(MOD([$Controls.$A439];100)=0;0.00001;0)+IF(MOD([$Controls.$A439];200)=0;0.00002;0)-IF(MOD([$Controls.$A4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9">
            <text:p>-9.00E-9</text:p>
          </table:table-cell>
          <table:table-cell/>
          <table:table-cell table:style-name="ce1" table:formula="of:=0.00000001*RANDBETWEEN(0;100)*RANDBETWEEN(-3;3)" office:value-type="float" office:value="0.00000288">
            <text:p>2.88E-6</text:p>
          </table:table-cell>
        </table:table-row>
        <table:table-row table:style-name="ro1">
          <table:table-cell table:style-name="ce4" table:formula="of:=SUM([.C440];[.G440];[.K440])" office:value-type="float" office:value="0.000005">
            <text:p>5.000E-6</text:p>
          </table:table-cell>
          <table:table-cell/>
          <table:table-cell table:formula="of:=[.C439]" office:value-type="float" office:value="0.000005">
            <text:p>5.00E-006</text:p>
          </table:table-cell>
          <table:table-cell/>
          <table:table-cell table:formula="of:=IF(MOD([$Controls.$A440];100)=0;0.00001;0)" office:value-type="float" office:value="0">
            <text:p>0</text:p>
          </table:table-cell>
          <table:table-cell/>
          <table:table-cell table:formula="of:=IF(MOD([$Controls.$A440];100)=0;0.00001;0)+IF(MOD([$Controls.$A440];200)=0;0.00002;0)-IF(MOD([$Controls.$A4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2">
            <text:p>-2.00E-9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41];[.G441];[.K441])" office:value-type="float" office:value="0.000005">
            <text:p>5.000E-6</text:p>
          </table:table-cell>
          <table:table-cell/>
          <table:table-cell table:formula="of:=[.C440]" office:value-type="float" office:value="0.000005">
            <text:p>5.00E-006</text:p>
          </table:table-cell>
          <table:table-cell/>
          <table:table-cell table:formula="of:=IF(MOD([$Controls.$A441];100)=0;0.00001;0)" office:value-type="float" office:value="0">
            <text:p>0</text:p>
          </table:table-cell>
          <table:table-cell/>
          <table:table-cell table:formula="of:=IF(MOD([$Controls.$A441];100)=0;0.00001;0)+IF(MOD([$Controls.$A441];200)=0;0.00002;0)-IF(MOD([$Controls.$A4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1">
            <text:p>-1.00E-7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42];[.G442];[.K442])" office:value-type="float" office:value="0.0000046">
            <text:p>4.600E-6</text:p>
          </table:table-cell>
          <table:table-cell/>
          <table:table-cell table:formula="of:=[.C441]" office:value-type="float" office:value="0.000005">
            <text:p>5.00E-006</text:p>
          </table:table-cell>
          <table:table-cell/>
          <table:table-cell table:formula="of:=IF(MOD([$Controls.$A442];100)=0;0.00001;0)" office:value-type="float" office:value="0">
            <text:p>0</text:p>
          </table:table-cell>
          <table:table-cell/>
          <table:table-cell table:formula="of:=IF(MOD([$Controls.$A442];100)=0;0.00001;0)+IF(MOD([$Controls.$A442];200)=0;0.00002;0)-IF(MOD([$Controls.$A4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">
            <text:p>-4.00E-7</text:p>
          </table:table-cell>
        </table:table-row>
        <table:table-row table:style-name="ro1">
          <table:table-cell table:style-name="ce4" table:formula="of:=SUM([.C443];[.G443];[.K443])" office:value-type="float" office:value="0.00001468">
            <text:p>1.468E-5</text:p>
          </table:table-cell>
          <table:table-cell/>
          <table:table-cell table:formula="of:=[.C442]" office:value-type="float" office:value="0.000005">
            <text:p>5.00E-006</text:p>
          </table:table-cell>
          <table:table-cell/>
          <table:table-cell table:formula="of:=IF(MOD([$Controls.$A443];100)=0;0.00001;0)" office:value-type="float" office:value="0.00001">
            <text:p>0.00001</text:p>
          </table:table-cell>
          <table:table-cell/>
          <table:table-cell table:formula="of:=IF(MOD([$Controls.$A443];100)=0;0.00001;0)+IF(MOD([$Controls.$A443];200)=0;0.00002;0)-IF(MOD([$Controls.$A44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32">
            <text:p>-3.20E-7</text:p>
          </table:table-cell>
        </table:table-row>
        <table:table-row table:style-name="ro1">
          <table:table-cell table:style-name="ce4" table:formula="of:=SUM([.C444];[.G444];[.K444])" office:value-type="float" office:value="0.0000048">
            <text:p>4.800E-6</text:p>
          </table:table-cell>
          <table:table-cell/>
          <table:table-cell table:formula="of:=[.C443]" office:value-type="float" office:value="0.000005">
            <text:p>5.00E-006</text:p>
          </table:table-cell>
          <table:table-cell/>
          <table:table-cell table:formula="of:=IF(MOD([$Controls.$A444];100)=0;0.00001;0)" office:value-type="float" office:value="0">
            <text:p>0</text:p>
          </table:table-cell>
          <table:table-cell/>
          <table:table-cell table:formula="of:=IF(MOD([$Controls.$A444];100)=0;0.00001;0)+IF(MOD([$Controls.$A444];200)=0;0.00002;0)-IF(MOD([$Controls.$A4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7">
            <text:p>-2.70E-8</text:p>
          </table:table-cell>
          <table:table-cell/>
          <table:table-cell table:style-name="ce1" table:formula="of:=0.00000001*RANDBETWEEN(0;100)*RANDBETWEEN(-3;3)" office:value-type="float" office:value="-0.0000002">
            <text:p>-2.00E-7</text:p>
          </table:table-cell>
        </table:table-row>
        <table:table-row table:style-name="ro1">
          <table:table-cell table:style-name="ce4" table:formula="of:=SUM([.C445];[.G445];[.K445])" office:value-type="float" office:value="0.00000526">
            <text:p>5.260E-6</text:p>
          </table:table-cell>
          <table:table-cell/>
          <table:table-cell table:formula="of:=[.C444]" office:value-type="float" office:value="0.000005">
            <text:p>5.00E-006</text:p>
          </table:table-cell>
          <table:table-cell/>
          <table:table-cell table:formula="of:=IF(MOD([$Controls.$A445];100)=0;0.00001;0)" office:value-type="float" office:value="0">
            <text:p>0</text:p>
          </table:table-cell>
          <table:table-cell/>
          <table:table-cell table:formula="of:=IF(MOD([$Controls.$A445];100)=0;0.00001;0)+IF(MOD([$Controls.$A445];200)=0;0.00002;0)-IF(MOD([$Controls.$A4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3">
            <text:p>-1.30E-8</text:p>
          </table:table-cell>
          <table:table-cell/>
          <table:table-cell table:style-name="ce1" table:formula="of:=0.00000001*RANDBETWEEN(0;100)*RANDBETWEEN(-3;3)" office:value-type="float" office:value="0.00000026">
            <text:p>2.60E-7</text:p>
          </table:table-cell>
        </table:table-row>
        <table:table-row table:style-name="ro1">
          <table:table-cell table:style-name="ce4" table:formula="of:=SUM([.C446];[.G446];[.K446])" office:value-type="float" office:value="0.00000251">
            <text:p>2.510E-6</text:p>
          </table:table-cell>
          <table:table-cell/>
          <table:table-cell table:formula="of:=[.C445]" office:value-type="float" office:value="0.000005">
            <text:p>5.00E-006</text:p>
          </table:table-cell>
          <table:table-cell/>
          <table:table-cell table:formula="of:=IF(MOD([$Controls.$A446];100)=0;0.00001;0)" office:value-type="float" office:value="0">
            <text:p>0</text:p>
          </table:table-cell>
          <table:table-cell/>
          <table:table-cell table:formula="of:=IF(MOD([$Controls.$A446];100)=0;0.00001;0)+IF(MOD([$Controls.$A446];200)=0;0.00002;0)-IF(MOD([$Controls.$A4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7">
            <text:p>-6.70E-8</text:p>
          </table:table-cell>
          <table:table-cell/>
          <table:table-cell table:style-name="ce1" table:formula="of:=0.00000001*RANDBETWEEN(0;100)*RANDBETWEEN(-3;3)" office:value-type="float" office:value="-0.00000249">
            <text:p>-2.49E-6</text:p>
          </table:table-cell>
        </table:table-row>
        <table:table-row table:style-name="ro1">
          <table:table-cell table:style-name="ce4" table:formula="of:=SUM([.C447];[.G447];[.K447])" office:value-type="float" office:value="0.00000521">
            <text:p>5.210E-6</text:p>
          </table:table-cell>
          <table:table-cell/>
          <table:table-cell table:formula="of:=[.C446]" office:value-type="float" office:value="0.000005">
            <text:p>5.00E-006</text:p>
          </table:table-cell>
          <table:table-cell/>
          <table:table-cell table:formula="of:=IF(MOD([$Controls.$A447];100)=0;0.00001;0)" office:value-type="float" office:value="0">
            <text:p>0</text:p>
          </table:table-cell>
          <table:table-cell/>
          <table:table-cell table:formula="of:=IF(MOD([$Controls.$A447];100)=0;0.00001;0)+IF(MOD([$Controls.$A447];200)=0;0.00002;0)-IF(MOD([$Controls.$A4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6">
            <text:p>-8.60E-8</text:p>
          </table:table-cell>
          <table:table-cell/>
          <table:table-cell table:style-name="ce1" table:formula="of:=0.00000001*RANDBETWEEN(0;100)*RANDBETWEEN(-3;3)" office:value-type="float" office:value="0.00000021">
            <text:p>2.10E-7</text:p>
          </table:table-cell>
        </table:table-row>
        <table:table-row table:style-name="ro1">
          <table:table-cell table:style-name="ce4" table:formula="of:=SUM([.C448];[.G448];[.K448])" office:value-type="float" office:value="0.00000554">
            <text:p>5.540E-6</text:p>
          </table:table-cell>
          <table:table-cell/>
          <table:table-cell table:formula="of:=[.C447]" office:value-type="float" office:value="0.000005">
            <text:p>5.00E-006</text:p>
          </table:table-cell>
          <table:table-cell/>
          <table:table-cell table:formula="of:=IF(MOD([$Controls.$A448];100)=0;0.00001;0)" office:value-type="float" office:value="0">
            <text:p>0</text:p>
          </table:table-cell>
          <table:table-cell/>
          <table:table-cell table:formula="of:=IF(MOD([$Controls.$A448];100)=0;0.00001;0)+IF(MOD([$Controls.$A448];200)=0;0.00002;0)-IF(MOD([$Controls.$A4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54">
            <text:p>5.40E-7</text:p>
          </table:table-cell>
        </table:table-row>
        <table:table-row table:style-name="ro1">
          <table:table-cell table:style-name="ce4" table:formula="of:=SUM([.C449];[.G449];[.K449])" office:value-type="float" office:value="0.00000532">
            <text:p>5.320E-6</text:p>
          </table:table-cell>
          <table:table-cell/>
          <table:table-cell table:formula="of:=[.C448]" office:value-type="float" office:value="0.000005">
            <text:p>5.00E-006</text:p>
          </table:table-cell>
          <table:table-cell/>
          <table:table-cell table:formula="of:=IF(MOD([$Controls.$A449];100)=0;0.00001;0)" office:value-type="float" office:value="0">
            <text:p>0</text:p>
          </table:table-cell>
          <table:table-cell/>
          <table:table-cell table:formula="of:=IF(MOD([$Controls.$A449];100)=0;0.00001;0)+IF(MOD([$Controls.$A449];200)=0;0.00002;0)-IF(MOD([$Controls.$A4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32">
            <text:p>3.20E-7</text:p>
          </table:table-cell>
        </table:table-row>
        <table:table-row table:style-name="ro1">
          <table:table-cell table:style-name="ce4" table:formula="of:=SUM([.C450];[.G450];[.K450])" office:value-type="float" office:value="0.00000436">
            <text:p>4.360E-6</text:p>
          </table:table-cell>
          <table:table-cell/>
          <table:table-cell table:formula="of:=[.C449]" office:value-type="float" office:value="0.000005">
            <text:p>5.00E-006</text:p>
          </table:table-cell>
          <table:table-cell/>
          <table:table-cell table:formula="of:=IF(MOD([$Controls.$A450];100)=0;0.00001;0)" office:value-type="float" office:value="0">
            <text:p>0</text:p>
          </table:table-cell>
          <table:table-cell/>
          <table:table-cell table:formula="of:=IF(MOD([$Controls.$A450];100)=0;0.00001;0)+IF(MOD([$Controls.$A450];200)=0;0.00002;0)-IF(MOD([$Controls.$A4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64">
            <text:p>-6.40E-7</text:p>
          </table:table-cell>
        </table:table-row>
        <table:table-row table:style-name="ro1">
          <table:table-cell table:style-name="ce4" table:formula="of:=SUM([.C451];[.G451];[.K451])" office:value-type="float" office:value="0.000005">
            <text:p>5.000E-6</text:p>
          </table:table-cell>
          <table:table-cell/>
          <table:table-cell table:formula="of:=[.C450]" office:value-type="float" office:value="0.000005">
            <text:p>5.00E-006</text:p>
          </table:table-cell>
          <table:table-cell/>
          <table:table-cell table:formula="of:=IF(MOD([$Controls.$A451];100)=0;0.00001;0)" office:value-type="float" office:value="0">
            <text:p>0</text:p>
          </table:table-cell>
          <table:table-cell/>
          <table:table-cell table:formula="of:=IF(MOD([$Controls.$A451];100)=0;0.00001;0)+IF(MOD([$Controls.$A451];200)=0;0.00002;0)-IF(MOD([$Controls.$A4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5">
            <text:p>5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52];[.G452];[.K452])" office:value-type="float" office:value="0.00000287">
            <text:p>2.870E-6</text:p>
          </table:table-cell>
          <table:table-cell/>
          <table:table-cell table:formula="of:=[.C451]" office:value-type="float" office:value="0.000005">
            <text:p>5.00E-006</text:p>
          </table:table-cell>
          <table:table-cell/>
          <table:table-cell table:formula="of:=IF(MOD([$Controls.$A452];100)=0;0.00001;0)" office:value-type="float" office:value="0">
            <text:p>0</text:p>
          </table:table-cell>
          <table:table-cell/>
          <table:table-cell table:formula="of:=IF(MOD([$Controls.$A452];100)=0;0.00001;0)+IF(MOD([$Controls.$A452];200)=0;0.00002;0)-IF(MOD([$Controls.$A4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5">
            <text:p>8.50E-8</text:p>
          </table:table-cell>
          <table:table-cell/>
          <table:table-cell table:style-name="ce1" table:formula="of:=0.00000001*RANDBETWEEN(0;100)*RANDBETWEEN(-3;3)" office:value-type="float" office:value="-0.00000213">
            <text:p>-2.13E-6</text:p>
          </table:table-cell>
        </table:table-row>
        <table:table-row table:style-name="ro1">
          <table:table-cell table:style-name="ce4" table:formula="of:=SUM([.C453];[.G453];[.K453])" office:value-type="float" office:value="0.00000305">
            <text:p>3.050E-6</text:p>
          </table:table-cell>
          <table:table-cell/>
          <table:table-cell table:formula="of:=[.C452]" office:value-type="float" office:value="0.000005">
            <text:p>5.00E-006</text:p>
          </table:table-cell>
          <table:table-cell/>
          <table:table-cell table:formula="of:=IF(MOD([$Controls.$A453];100)=0;0.00001;0)" office:value-type="float" office:value="0">
            <text:p>0</text:p>
          </table:table-cell>
          <table:table-cell/>
          <table:table-cell table:formula="of:=IF(MOD([$Controls.$A453];100)=0;0.00001;0)+IF(MOD([$Controls.$A453];200)=0;0.00002;0)-IF(MOD([$Controls.$A4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95">
            <text:p>-1.95E-6</text:p>
          </table:table-cell>
        </table:table-row>
        <table:table-row table:style-name="ro1">
          <table:table-cell table:style-name="ce4" table:formula="of:=SUM([.C454];[.G454];[.K454])" office:value-type="float" office:value="0.00000592">
            <text:p>5.920E-6</text:p>
          </table:table-cell>
          <table:table-cell/>
          <table:table-cell table:formula="of:=[.C453]" office:value-type="float" office:value="0.000005">
            <text:p>5.00E-006</text:p>
          </table:table-cell>
          <table:table-cell/>
          <table:table-cell table:formula="of:=IF(MOD([$Controls.$A454];100)=0;0.00001;0)" office:value-type="float" office:value="0">
            <text:p>0</text:p>
          </table:table-cell>
          <table:table-cell/>
          <table:table-cell table:formula="of:=IF(MOD([$Controls.$A454];100)=0;0.00001;0)+IF(MOD([$Controls.$A454];200)=0;0.00002;0)-IF(MOD([$Controls.$A4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3">
            <text:p>-1.30E-8</text:p>
          </table:table-cell>
          <table:table-cell/>
          <table:table-cell table:style-name="ce1" table:formula="of:=0.00000001*RANDBETWEEN(0;100)*RANDBETWEEN(-3;3)" office:value-type="float" office:value="0.00000092">
            <text:p>9.20E-7</text:p>
          </table:table-cell>
        </table:table-row>
        <table:table-row table:style-name="ro1">
          <table:table-cell table:style-name="ce4" table:formula="of:=SUM([.C455];[.G455];[.K455])" office:value-type="float" office:value="0.000005">
            <text:p>5.000E-6</text:p>
          </table:table-cell>
          <table:table-cell/>
          <table:table-cell table:formula="of:=[.C454]" office:value-type="float" office:value="0.000005">
            <text:p>5.00E-006</text:p>
          </table:table-cell>
          <table:table-cell/>
          <table:table-cell table:formula="of:=IF(MOD([$Controls.$A455];100)=0;0.00001;0)" office:value-type="float" office:value="0">
            <text:p>0</text:p>
          </table:table-cell>
          <table:table-cell/>
          <table:table-cell table:formula="of:=IF(MOD([$Controls.$A455];100)=0;0.00001;0)+IF(MOD([$Controls.$A455];200)=0;0.00002;0)-IF(MOD([$Controls.$A4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1">
            <text:p>-6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56];[.G456];[.K456])" office:value-type="float" office:value="0.00000511">
            <text:p>5.110E-6</text:p>
          </table:table-cell>
          <table:table-cell/>
          <table:table-cell table:formula="of:=[.C455]" office:value-type="float" office:value="0.000005">
            <text:p>5.00E-006</text:p>
          </table:table-cell>
          <table:table-cell/>
          <table:table-cell table:formula="of:=IF(MOD([$Controls.$A456];100)=0;0.00001;0)" office:value-type="float" office:value="0">
            <text:p>0</text:p>
          </table:table-cell>
          <table:table-cell/>
          <table:table-cell table:formula="of:=IF(MOD([$Controls.$A456];100)=0;0.00001;0)+IF(MOD([$Controls.$A456];200)=0;0.00002;0)-IF(MOD([$Controls.$A4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11">
            <text:p>1.10E-7</text:p>
          </table:table-cell>
        </table:table-row>
        <table:table-row table:style-name="ro1">
          <table:table-cell table:style-name="ce4" table:formula="of:=SUM([.C457];[.G457];[.K457])" office:value-type="float" office:value="0.00000451">
            <text:p>4.510E-6</text:p>
          </table:table-cell>
          <table:table-cell/>
          <table:table-cell table:formula="of:=[.C456]" office:value-type="float" office:value="0.000005">
            <text:p>5.00E-006</text:p>
          </table:table-cell>
          <table:table-cell/>
          <table:table-cell table:formula="of:=IF(MOD([$Controls.$A457];100)=0;0.00001;0)" office:value-type="float" office:value="0">
            <text:p>0</text:p>
          </table:table-cell>
          <table:table-cell/>
          <table:table-cell table:formula="of:=IF(MOD([$Controls.$A457];100)=0;0.00001;0)+IF(MOD([$Controls.$A457];200)=0;0.00002;0)-IF(MOD([$Controls.$A4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4">
            <text:p>-2.40E-8</text:p>
          </table:table-cell>
          <table:table-cell/>
          <table:table-cell table:style-name="ce1" table:formula="of:=0.00000001*RANDBETWEEN(0;100)*RANDBETWEEN(-3;3)" office:value-type="float" office:value="-0.00000049">
            <text:p>-4.90E-7</text:p>
          </table:table-cell>
        </table:table-row>
        <table:table-row table:style-name="ro1">
          <table:table-cell table:style-name="ce4" table:formula="of:=SUM([.C458];[.G458];[.K458])" office:value-type="float" office:value="0.00000668">
            <text:p>6.680E-6</text:p>
          </table:table-cell>
          <table:table-cell/>
          <table:table-cell table:formula="of:=[.C457]" office:value-type="float" office:value="0.000005">
            <text:p>5.00E-006</text:p>
          </table:table-cell>
          <table:table-cell/>
          <table:table-cell table:formula="of:=IF(MOD([$Controls.$A458];100)=0;0.00001;0)" office:value-type="float" office:value="0">
            <text:p>0</text:p>
          </table:table-cell>
          <table:table-cell/>
          <table:table-cell table:formula="of:=IF(MOD([$Controls.$A458];100)=0;0.00001;0)+IF(MOD([$Controls.$A458];200)=0;0.00002;0)-IF(MOD([$Controls.$A4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">
            <text:p>-2.00E-8</text:p>
          </table:table-cell>
          <table:table-cell/>
          <table:table-cell table:style-name="ce1" table:formula="of:=0.00000001*RANDBETWEEN(0;100)*RANDBETWEEN(-3;3)" office:value-type="float" office:value="0.00000168">
            <text:p>1.68E-6</text:p>
          </table:table-cell>
        </table:table-row>
        <table:table-row table:style-name="ro1">
          <table:table-cell table:style-name="ce4" table:formula="of:=SUM([.C459];[.G459];[.K459])" office:value-type="float" office:value="0.00000278">
            <text:p>2.780E-6</text:p>
          </table:table-cell>
          <table:table-cell/>
          <table:table-cell table:formula="of:=[.C458]" office:value-type="float" office:value="0.000005">
            <text:p>5.00E-006</text:p>
          </table:table-cell>
          <table:table-cell/>
          <table:table-cell table:formula="of:=IF(MOD([$Controls.$A459];100)=0;0.00001;0)" office:value-type="float" office:value="0">
            <text:p>0</text:p>
          </table:table-cell>
          <table:table-cell/>
          <table:table-cell table:formula="of:=IF(MOD([$Controls.$A459];100)=0;0.00001;0)+IF(MOD([$Controls.$A459];200)=0;0.00002;0)-IF(MOD([$Controls.$A4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22">
            <text:p>-2.22E-6</text:p>
          </table:table-cell>
        </table:table-row>
        <table:table-row table:style-name="ro1">
          <table:table-cell table:style-name="ce4" table:formula="of:=SUM([.C460];[.G460];[.K460])" office:value-type="float" office:value="0.00000563">
            <text:p>5.630E-6</text:p>
          </table:table-cell>
          <table:table-cell/>
          <table:table-cell table:formula="of:=[.C459]" office:value-type="float" office:value="0.000005">
            <text:p>5.00E-006</text:p>
          </table:table-cell>
          <table:table-cell/>
          <table:table-cell table:formula="of:=IF(MOD([$Controls.$A460];100)=0;0.00001;0)" office:value-type="float" office:value="0">
            <text:p>0</text:p>
          </table:table-cell>
          <table:table-cell/>
          <table:table-cell table:formula="of:=IF(MOD([$Controls.$A460];100)=0;0.00001;0)+IF(MOD([$Controls.$A460];200)=0;0.00002;0)-IF(MOD([$Controls.$A4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9">
            <text:p>5.90E-8</text:p>
          </table:table-cell>
          <table:table-cell/>
          <table:table-cell table:style-name="ce1" table:formula="of:=0.00000001*RANDBETWEEN(0;100)*RANDBETWEEN(-3;3)" office:value-type="float" office:value="0.00000063">
            <text:p>6.30E-7</text:p>
          </table:table-cell>
        </table:table-row>
        <table:table-row table:style-name="ro1">
          <table:table-cell table:style-name="ce4" table:formula="of:=SUM([.C461];[.G461];[.K461])" office:value-type="float" office:value="0.00000248">
            <text:p>2.480E-6</text:p>
          </table:table-cell>
          <table:table-cell/>
          <table:table-cell table:formula="of:=[.C460]" office:value-type="float" office:value="0.000005">
            <text:p>5.00E-006</text:p>
          </table:table-cell>
          <table:table-cell/>
          <table:table-cell table:formula="of:=IF(MOD([$Controls.$A461];100)=0;0.00001;0)" office:value-type="float" office:value="0">
            <text:p>0</text:p>
          </table:table-cell>
          <table:table-cell/>
          <table:table-cell table:formula="of:=IF(MOD([$Controls.$A461];100)=0;0.00001;0)+IF(MOD([$Controls.$A461];200)=0;0.00002;0)-IF(MOD([$Controls.$A4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8">
            <text:p>-4.80E-8</text:p>
          </table:table-cell>
          <table:table-cell/>
          <table:table-cell table:style-name="ce1" table:formula="of:=0.00000001*RANDBETWEEN(0;100)*RANDBETWEEN(-3;3)" office:value-type="float" office:value="-0.00000252">
            <text:p>-2.52E-6</text:p>
          </table:table-cell>
        </table:table-row>
        <table:table-row table:style-name="ro1">
          <table:table-cell table:style-name="ce4" table:formula="of:=SUM([.C462];[.G462];[.K462])" office:value-type="float" office:value="0.00000773">
            <text:p>7.730E-6</text:p>
          </table:table-cell>
          <table:table-cell/>
          <table:table-cell table:formula="of:=[.C461]" office:value-type="float" office:value="0.000005">
            <text:p>5.00E-006</text:p>
          </table:table-cell>
          <table:table-cell/>
          <table:table-cell table:formula="of:=IF(MOD([$Controls.$A462];100)=0;0.00001;0)" office:value-type="float" office:value="0">
            <text:p>0</text:p>
          </table:table-cell>
          <table:table-cell/>
          <table:table-cell table:formula="of:=IF(MOD([$Controls.$A462];100)=0;0.00001;0)+IF(MOD([$Controls.$A462];200)=0;0.00002;0)-IF(MOD([$Controls.$A4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2">
            <text:p>-8.20E-8</text:p>
          </table:table-cell>
          <table:table-cell/>
          <table:table-cell table:style-name="ce1" table:formula="of:=0.00000001*RANDBETWEEN(0;100)*RANDBETWEEN(-3;3)" office:value-type="float" office:value="0.00000273">
            <text:p>2.73E-6</text:p>
          </table:table-cell>
        </table:table-row>
        <table:table-row table:style-name="ro1">
          <table:table-cell table:style-name="ce4" table:formula="of:=SUM([.C463];[.G463];[.K463])" office:value-type="float" office:value="0.00000308">
            <text:p>3.080E-6</text:p>
          </table:table-cell>
          <table:table-cell/>
          <table:table-cell table:formula="of:=[.C462]" office:value-type="float" office:value="0.000005">
            <text:p>5.00E-006</text:p>
          </table:table-cell>
          <table:table-cell/>
          <table:table-cell table:formula="of:=IF(MOD([$Controls.$A463];100)=0;0.00001;0)" office:value-type="float" office:value="0">
            <text:p>0</text:p>
          </table:table-cell>
          <table:table-cell/>
          <table:table-cell table:formula="of:=IF(MOD([$Controls.$A463];100)=0;0.00001;0)+IF(MOD([$Controls.$A463];200)=0;0.00002;0)-IF(MOD([$Controls.$A46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92">
            <text:p>-1.92E-6</text:p>
          </table:table-cell>
        </table:table-row>
        <table:table-row table:style-name="ro1">
          <table:table-cell table:style-name="ce4" table:formula="of:=SUM([.C464];[.G464];[.K464])" office:value-type="float" office:value="0.0000036">
            <text:p>3.600E-6</text:p>
          </table:table-cell>
          <table:table-cell/>
          <table:table-cell table:formula="of:=[.C463]" office:value-type="float" office:value="0.000005">
            <text:p>5.00E-006</text:p>
          </table:table-cell>
          <table:table-cell/>
          <table:table-cell table:formula="of:=IF(MOD([$Controls.$A464];100)=0;0.00001;0)" office:value-type="float" office:value="0">
            <text:p>0</text:p>
          </table:table-cell>
          <table:table-cell/>
          <table:table-cell table:formula="of:=IF(MOD([$Controls.$A464];100)=0;0.00001;0)+IF(MOD([$Controls.$A464];200)=0;0.00002;0)-IF(MOD([$Controls.$A4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5">
            <text:p>-7.50E-8</text:p>
          </table:table-cell>
          <table:table-cell/>
          <table:table-cell table:style-name="ce1" table:formula="of:=0.00000001*RANDBETWEEN(0;100)*RANDBETWEEN(-3;3)" office:value-type="float" office:value="-0.0000014">
            <text:p>-1.40E-6</text:p>
          </table:table-cell>
        </table:table-row>
        <table:table-row table:style-name="ro1">
          <table:table-cell table:style-name="ce4" table:formula="of:=SUM([.C465];[.G465];[.K465])" office:value-type="float" office:value="0.00000422">
            <text:p>4.220E-6</text:p>
          </table:table-cell>
          <table:table-cell/>
          <table:table-cell table:formula="of:=[.C464]" office:value-type="float" office:value="0.000005">
            <text:p>5.00E-006</text:p>
          </table:table-cell>
          <table:table-cell/>
          <table:table-cell table:formula="of:=IF(MOD([$Controls.$A465];100)=0;0.00001;0)" office:value-type="float" office:value="0">
            <text:p>0</text:p>
          </table:table-cell>
          <table:table-cell/>
          <table:table-cell table:formula="of:=IF(MOD([$Controls.$A465];100)=0;0.00001;0)+IF(MOD([$Controls.$A465];200)=0;0.00002;0)-IF(MOD([$Controls.$A4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3">
            <text:p>-3.00E-9</text:p>
          </table:table-cell>
          <table:table-cell/>
          <table:table-cell table:style-name="ce1" table:formula="of:=0.00000001*RANDBETWEEN(0;100)*RANDBETWEEN(-3;3)" office:value-type="float" office:value="-0.00000078">
            <text:p>-7.80E-7</text:p>
          </table:table-cell>
        </table:table-row>
        <table:table-row table:style-name="ro1">
          <table:table-cell table:style-name="ce4" table:formula="of:=SUM([.C466];[.G466];[.K466])" office:value-type="float" office:value="0.00000374">
            <text:p>3.740E-6</text:p>
          </table:table-cell>
          <table:table-cell/>
          <table:table-cell table:formula="of:=[.C465]" office:value-type="float" office:value="0.000005">
            <text:p>5.00E-006</text:p>
          </table:table-cell>
          <table:table-cell/>
          <table:table-cell table:formula="of:=IF(MOD([$Controls.$A466];100)=0;0.00001;0)" office:value-type="float" office:value="0">
            <text:p>0</text:p>
          </table:table-cell>
          <table:table-cell/>
          <table:table-cell table:formula="of:=IF(MOD([$Controls.$A466];100)=0;0.00001;0)+IF(MOD([$Controls.$A466];200)=0;0.00002;0)-IF(MOD([$Controls.$A4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26">
            <text:p>-1.26E-6</text:p>
          </table:table-cell>
        </table:table-row>
        <table:table-row table:style-name="ro1">
          <table:table-cell table:style-name="ce4" table:formula="of:=SUM([.C467];[.G467];[.K467])" office:value-type="float" office:value="0.00000415">
            <text:p>4.150E-6</text:p>
          </table:table-cell>
          <table:table-cell/>
          <table:table-cell table:formula="of:=[.C466]" office:value-type="float" office:value="0.000005">
            <text:p>5.00E-006</text:p>
          </table:table-cell>
          <table:table-cell/>
          <table:table-cell table:formula="of:=IF(MOD([$Controls.$A467];100)=0;0.00001;0)" office:value-type="float" office:value="0">
            <text:p>0</text:p>
          </table:table-cell>
          <table:table-cell/>
          <table:table-cell table:formula="of:=IF(MOD([$Controls.$A467];100)=0;0.00001;0)+IF(MOD([$Controls.$A467];200)=0;0.00002;0)-IF(MOD([$Controls.$A4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5">
            <text:p>-8.50E-7</text:p>
          </table:table-cell>
        </table:table-row>
        <table:table-row table:style-name="ro1">
          <table:table-cell table:style-name="ce4" table:formula="of:=SUM([.C468];[.G468];[.K468])" office:value-type="float" office:value="0.000005">
            <text:p>5.000E-6</text:p>
          </table:table-cell>
          <table:table-cell/>
          <table:table-cell table:formula="of:=[.C467]" office:value-type="float" office:value="0.000005">
            <text:p>5.00E-006</text:p>
          </table:table-cell>
          <table:table-cell/>
          <table:table-cell table:formula="of:=IF(MOD([$Controls.$A468];100)=0;0.00001;0)" office:value-type="float" office:value="0">
            <text:p>0</text:p>
          </table:table-cell>
          <table:table-cell/>
          <table:table-cell table:formula="of:=IF(MOD([$Controls.$A468];100)=0;0.00001;0)+IF(MOD([$Controls.$A468];200)=0;0.00002;0)-IF(MOD([$Controls.$A4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8">
            <text:p>2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69];[.G469];[.K469])" office:value-type="float" office:value="0.00000362">
            <text:p>3.620E-6</text:p>
          </table:table-cell>
          <table:table-cell/>
          <table:table-cell table:formula="of:=[.C468]" office:value-type="float" office:value="0.000005">
            <text:p>5.00E-006</text:p>
          </table:table-cell>
          <table:table-cell/>
          <table:table-cell table:formula="of:=IF(MOD([$Controls.$A469];100)=0;0.00001;0)" office:value-type="float" office:value="0">
            <text:p>0</text:p>
          </table:table-cell>
          <table:table-cell/>
          <table:table-cell table:formula="of:=IF(MOD([$Controls.$A469];100)=0;0.00001;0)+IF(MOD([$Controls.$A469];200)=0;0.00002;0)-IF(MOD([$Controls.$A4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38">
            <text:p>-1.38E-6</text:p>
          </table:table-cell>
        </table:table-row>
        <table:table-row table:style-name="ro1">
          <table:table-cell table:style-name="ce4" table:formula="of:=SUM([.C470];[.G470];[.K470])" office:value-type="float" office:value="0.000005">
            <text:p>5.000E-6</text:p>
          </table:table-cell>
          <table:table-cell/>
          <table:table-cell table:formula="of:=[.C469]" office:value-type="float" office:value="0.000005">
            <text:p>5.00E-006</text:p>
          </table:table-cell>
          <table:table-cell/>
          <table:table-cell table:formula="of:=IF(MOD([$Controls.$A470];100)=0;0.00001;0)" office:value-type="float" office:value="0">
            <text:p>0</text:p>
          </table:table-cell>
          <table:table-cell/>
          <table:table-cell table:formula="of:=IF(MOD([$Controls.$A470];100)=0;0.00001;0)+IF(MOD([$Controls.$A470];200)=0;0.00002;0)-IF(MOD([$Controls.$A4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71];[.G471];[.K471])" office:value-type="float" office:value="0.00000492">
            <text:p>4.920E-6</text:p>
          </table:table-cell>
          <table:table-cell/>
          <table:table-cell table:formula="of:=[.C470]" office:value-type="float" office:value="0.000005">
            <text:p>5.00E-006</text:p>
          </table:table-cell>
          <table:table-cell/>
          <table:table-cell table:formula="of:=IF(MOD([$Controls.$A471];100)=0;0.00001;0)" office:value-type="float" office:value="0">
            <text:p>0</text:p>
          </table:table-cell>
          <table:table-cell/>
          <table:table-cell table:formula="of:=IF(MOD([$Controls.$A471];100)=0;0.00001;0)+IF(MOD([$Controls.$A471];200)=0;0.00002;0)-IF(MOD([$Controls.$A4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7">
            <text:p>5.70E-8</text:p>
          </table:table-cell>
          <table:table-cell/>
          <table:table-cell table:style-name="ce1" table:formula="of:=0.00000001*RANDBETWEEN(0;100)*RANDBETWEEN(-3;3)" office:value-type="float" office:value="-0.00000008">
            <text:p>-8.00E-8</text:p>
          </table:table-cell>
        </table:table-row>
        <table:table-row table:style-name="ro1">
          <table:table-cell table:style-name="ce4" table:formula="of:=SUM([.C472];[.G472];[.K472])" office:value-type="float" office:value="0.000005">
            <text:p>5.000E-6</text:p>
          </table:table-cell>
          <table:table-cell/>
          <table:table-cell table:formula="of:=[.C471]" office:value-type="float" office:value="0.000005">
            <text:p>5.00E-006</text:p>
          </table:table-cell>
          <table:table-cell/>
          <table:table-cell table:formula="of:=IF(MOD([$Controls.$A472];100)=0;0.00001;0)" office:value-type="float" office:value="0">
            <text:p>0</text:p>
          </table:table-cell>
          <table:table-cell/>
          <table:table-cell table:formula="of:=IF(MOD([$Controls.$A472];100)=0;0.00001;0)+IF(MOD([$Controls.$A472];200)=0;0.00002;0)-IF(MOD([$Controls.$A4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4">
            <text:p>2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73];[.G473];[.K473])" office:value-type="float" office:value="0.00000659">
            <text:p>6.590E-6</text:p>
          </table:table-cell>
          <table:table-cell/>
          <table:table-cell table:formula="of:=[.C472]" office:value-type="float" office:value="0.000005">
            <text:p>5.00E-006</text:p>
          </table:table-cell>
          <table:table-cell/>
          <table:table-cell table:formula="of:=IF(MOD([$Controls.$A473];100)=0;0.00001;0)" office:value-type="float" office:value="0">
            <text:p>0</text:p>
          </table:table-cell>
          <table:table-cell/>
          <table:table-cell table:formula="of:=IF(MOD([$Controls.$A473];100)=0;0.00001;0)+IF(MOD([$Controls.$A473];200)=0;0.00002;0)-IF(MOD([$Controls.$A4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59">
            <text:p>1.59E-6</text:p>
          </table:table-cell>
        </table:table-row>
        <table:table-row table:style-name="ro1">
          <table:table-cell table:style-name="ce4" table:formula="of:=SUM([.C474];[.G474];[.K474])" office:value-type="float" office:value="0.0000043">
            <text:p>4.300E-6</text:p>
          </table:table-cell>
          <table:table-cell/>
          <table:table-cell table:formula="of:=[.C473]" office:value-type="float" office:value="0.000005">
            <text:p>5.00E-006</text:p>
          </table:table-cell>
          <table:table-cell/>
          <table:table-cell table:formula="of:=IF(MOD([$Controls.$A474];100)=0;0.00001;0)" office:value-type="float" office:value="0">
            <text:p>0</text:p>
          </table:table-cell>
          <table:table-cell/>
          <table:table-cell table:formula="of:=IF(MOD([$Controls.$A474];100)=0;0.00001;0)+IF(MOD([$Controls.$A474];200)=0;0.00002;0)-IF(MOD([$Controls.$A4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8">
            <text:p>8.00E-9</text:p>
          </table:table-cell>
          <table:table-cell/>
          <table:table-cell table:style-name="ce1" table:formula="of:=0.00000001*RANDBETWEEN(0;100)*RANDBETWEEN(-3;3)" office:value-type="float" office:value="-0.0000007">
            <text:p>-7.00E-7</text:p>
          </table:table-cell>
        </table:table-row>
        <table:table-row table:style-name="ro1">
          <table:table-cell table:style-name="ce4" table:formula="of:=SUM([.C475];[.G475];[.K475])" office:value-type="float" office:value="0.000005">
            <text:p>5.000E-6</text:p>
          </table:table-cell>
          <table:table-cell/>
          <table:table-cell table:formula="of:=[.C474]" office:value-type="float" office:value="0.000005">
            <text:p>5.00E-006</text:p>
          </table:table-cell>
          <table:table-cell/>
          <table:table-cell table:formula="of:=IF(MOD([$Controls.$A475];100)=0;0.00001;0)" office:value-type="float" office:value="0">
            <text:p>0</text:p>
          </table:table-cell>
          <table:table-cell/>
          <table:table-cell table:formula="of:=IF(MOD([$Controls.$A475];100)=0;0.00001;0)+IF(MOD([$Controls.$A475];200)=0;0.00002;0)-IF(MOD([$Controls.$A4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2">
            <text:p>9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76];[.G476];[.K476])" office:value-type="float" office:value="0.00000528">
            <text:p>5.280E-6</text:p>
          </table:table-cell>
          <table:table-cell/>
          <table:table-cell table:formula="of:=[.C475]" office:value-type="float" office:value="0.000005">
            <text:p>5.00E-006</text:p>
          </table:table-cell>
          <table:table-cell/>
          <table:table-cell table:formula="of:=IF(MOD([$Controls.$A476];100)=0;0.00001;0)" office:value-type="float" office:value="0">
            <text:p>0</text:p>
          </table:table-cell>
          <table:table-cell/>
          <table:table-cell table:formula="of:=IF(MOD([$Controls.$A476];100)=0;0.00001;0)+IF(MOD([$Controls.$A476];200)=0;0.00002;0)-IF(MOD([$Controls.$A4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28">
            <text:p>2.80E-7</text:p>
          </table:table-cell>
        </table:table-row>
        <table:table-row table:style-name="ro1">
          <table:table-cell table:style-name="ce4" table:formula="of:=SUM([.C477];[.G477];[.K477])" office:value-type="float" office:value="0.0000032">
            <text:p>3.200E-6</text:p>
          </table:table-cell>
          <table:table-cell/>
          <table:table-cell table:formula="of:=[.C476]" office:value-type="float" office:value="0.000005">
            <text:p>5.00E-006</text:p>
          </table:table-cell>
          <table:table-cell/>
          <table:table-cell table:formula="of:=IF(MOD([$Controls.$A477];100)=0;0.00001;0)" office:value-type="float" office:value="0">
            <text:p>0</text:p>
          </table:table-cell>
          <table:table-cell/>
          <table:table-cell table:formula="of:=IF(MOD([$Controls.$A477];100)=0;0.00001;0)+IF(MOD([$Controls.$A477];200)=0;0.00002;0)-IF(MOD([$Controls.$A4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">
            <text:p>-1.80E-6</text:p>
          </table:table-cell>
        </table:table-row>
        <table:table-row table:style-name="ro1">
          <table:table-cell table:style-name="ce4" table:formula="of:=SUM([.C478];[.G478];[.K478])" office:value-type="float" office:value="0.000005">
            <text:p>5.000E-6</text:p>
          </table:table-cell>
          <table:table-cell/>
          <table:table-cell table:formula="of:=[.C477]" office:value-type="float" office:value="0.000005">
            <text:p>5.00E-006</text:p>
          </table:table-cell>
          <table:table-cell/>
          <table:table-cell table:formula="of:=IF(MOD([$Controls.$A478];100)=0;0.00001;0)" office:value-type="float" office:value="0">
            <text:p>0</text:p>
          </table:table-cell>
          <table:table-cell/>
          <table:table-cell table:formula="of:=IF(MOD([$Controls.$A478];100)=0;0.00001;0)+IF(MOD([$Controls.$A478];200)=0;0.00002;0)-IF(MOD([$Controls.$A4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3">
            <text:p>-7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79];[.G479];[.K479])" office:value-type="float" office:value="0.000005">
            <text:p>5.000E-6</text:p>
          </table:table-cell>
          <table:table-cell/>
          <table:table-cell table:formula="of:=[.C478]" office:value-type="float" office:value="0.000005">
            <text:p>5.00E-006</text:p>
          </table:table-cell>
          <table:table-cell/>
          <table:table-cell table:formula="of:=IF(MOD([$Controls.$A479];100)=0;0.00001;0)" office:value-type="float" office:value="0">
            <text:p>0</text:p>
          </table:table-cell>
          <table:table-cell/>
          <table:table-cell table:formula="of:=IF(MOD([$Controls.$A479];100)=0;0.00001;0)+IF(MOD([$Controls.$A479];200)=0;0.00002;0)-IF(MOD([$Controls.$A4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80];[.G480];[.K480])" office:value-type="float" office:value="0.00000248">
            <text:p>2.480E-6</text:p>
          </table:table-cell>
          <table:table-cell/>
          <table:table-cell table:formula="of:=[.C479]" office:value-type="float" office:value="0.000005">
            <text:p>5.00E-006</text:p>
          </table:table-cell>
          <table:table-cell/>
          <table:table-cell table:formula="of:=IF(MOD([$Controls.$A480];100)=0;0.00001;0)" office:value-type="float" office:value="0">
            <text:p>0</text:p>
          </table:table-cell>
          <table:table-cell/>
          <table:table-cell table:formula="of:=IF(MOD([$Controls.$A480];100)=0;0.00001;0)+IF(MOD([$Controls.$A480];200)=0;0.00002;0)-IF(MOD([$Controls.$A4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7">
            <text:p>2.70E-8</text:p>
          </table:table-cell>
          <table:table-cell/>
          <table:table-cell table:style-name="ce1" table:formula="of:=0.00000001*RANDBETWEEN(0;100)*RANDBETWEEN(-3;3)" office:value-type="float" office:value="-0.00000252">
            <text:p>-2.52E-6</text:p>
          </table:table-cell>
        </table:table-row>
        <table:table-row table:style-name="ro1">
          <table:table-cell table:style-name="ce4" table:formula="of:=SUM([.C481];[.G481];[.K481])" office:value-type="float" office:value="0.000005">
            <text:p>5.000E-6</text:p>
          </table:table-cell>
          <table:table-cell/>
          <table:table-cell table:formula="of:=[.C480]" office:value-type="float" office:value="0.000005">
            <text:p>5.00E-006</text:p>
          </table:table-cell>
          <table:table-cell/>
          <table:table-cell table:formula="of:=IF(MOD([$Controls.$A481];100)=0;0.00001;0)" office:value-type="float" office:value="0">
            <text:p>0</text:p>
          </table:table-cell>
          <table:table-cell/>
          <table:table-cell table:formula="of:=IF(MOD([$Controls.$A481];100)=0;0.00001;0)+IF(MOD([$Controls.$A481];200)=0;0.00002;0)-IF(MOD([$Controls.$A4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5">
            <text:p>5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82];[.G482];[.K482])" office:value-type="float" office:value="0.0000052">
            <text:p>5.200E-6</text:p>
          </table:table-cell>
          <table:table-cell/>
          <table:table-cell table:formula="of:=[.C481]" office:value-type="float" office:value="0.000005">
            <text:p>5.00E-006</text:p>
          </table:table-cell>
          <table:table-cell/>
          <table:table-cell table:formula="of:=IF(MOD([$Controls.$A482];100)=0;0.00001;0)" office:value-type="float" office:value="0">
            <text:p>0</text:p>
          </table:table-cell>
          <table:table-cell/>
          <table:table-cell table:formula="of:=IF(MOD([$Controls.$A482];100)=0;0.00001;0)+IF(MOD([$Controls.$A482];200)=0;0.00002;0)-IF(MOD([$Controls.$A4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9">
            <text:p>-5.90E-8</text:p>
          </table:table-cell>
          <table:table-cell/>
          <table:table-cell table:style-name="ce1" table:formula="of:=0.00000001*RANDBETWEEN(0;100)*RANDBETWEEN(-3;3)" office:value-type="float" office:value="0.0000002">
            <text:p>2.00E-7</text:p>
          </table:table-cell>
        </table:table-row>
        <table:table-row table:style-name="ro1">
          <table:table-cell table:style-name="ce4" table:formula="of:=SUM([.C483];[.G483];[.K483])" office:value-type="float" office:value="0.0000342">
            <text:p>3.420E-5</text:p>
          </table:table-cell>
          <table:table-cell/>
          <table:table-cell table:formula="of:=[.C482]" office:value-type="float" office:value="0.000005">
            <text:p>5.00E-006</text:p>
          </table:table-cell>
          <table:table-cell/>
          <table:table-cell table:formula="of:=IF(MOD([$Controls.$A483];100)=0;0.00001;0)" office:value-type="float" office:value="0.00001">
            <text:p>0.00001</text:p>
          </table:table-cell>
          <table:table-cell/>
          <table:table-cell table:formula="of:=IF(MOD([$Controls.$A483];100)=0;0.00001;0)+IF(MOD([$Controls.$A483];200)=0;0.00002;0)-IF(MOD([$Controls.$A48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0.000000048">
            <text:p>4.80E-8</text:p>
          </table:table-cell>
          <table:table-cell/>
          <table:table-cell table:style-name="ce1" table:formula="of:=0.00000001*RANDBETWEEN(0;100)*RANDBETWEEN(-3;3)" office:value-type="float" office:value="-0.0000008">
            <text:p>-8.00E-7</text:p>
          </table:table-cell>
        </table:table-row>
        <table:table-row table:style-name="ro1">
          <table:table-cell table:style-name="ce4" table:formula="of:=SUM([.C484];[.G484];[.K484])" office:value-type="float" office:value="0.00000476">
            <text:p>4.760E-6</text:p>
          </table:table-cell>
          <table:table-cell/>
          <table:table-cell table:formula="of:=[.C483]" office:value-type="float" office:value="0.000005">
            <text:p>5.00E-006</text:p>
          </table:table-cell>
          <table:table-cell/>
          <table:table-cell table:formula="of:=IF(MOD([$Controls.$A484];100)=0;0.00001;0)" office:value-type="float" office:value="0">
            <text:p>0</text:p>
          </table:table-cell>
          <table:table-cell/>
          <table:table-cell table:formula="of:=IF(MOD([$Controls.$A484];100)=0;0.00001;0)+IF(MOD([$Controls.$A484];200)=0;0.00002;0)-IF(MOD([$Controls.$A4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24">
            <text:p>-2.40E-7</text:p>
          </table:table-cell>
        </table:table-row>
        <table:table-row table:style-name="ro1">
          <table:table-cell table:style-name="ce4" table:formula="of:=SUM([.C485];[.G485];[.K485])" office:value-type="float" office:value="0.00000394">
            <text:p>3.940E-6</text:p>
          </table:table-cell>
          <table:table-cell/>
          <table:table-cell table:formula="of:=[.C484]" office:value-type="float" office:value="0.000005">
            <text:p>5.00E-006</text:p>
          </table:table-cell>
          <table:table-cell/>
          <table:table-cell table:formula="of:=IF(MOD([$Controls.$A485];100)=0;0.00001;0)" office:value-type="float" office:value="0">
            <text:p>0</text:p>
          </table:table-cell>
          <table:table-cell/>
          <table:table-cell table:formula="of:=IF(MOD([$Controls.$A485];100)=0;0.00001;0)+IF(MOD([$Controls.$A485];200)=0;0.00002;0)-IF(MOD([$Controls.$A4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7">
            <text:p>2.70E-8</text:p>
          </table:table-cell>
          <table:table-cell/>
          <table:table-cell table:style-name="ce1" table:formula="of:=0.00000001*RANDBETWEEN(0;100)*RANDBETWEEN(-3;3)" office:value-type="float" office:value="-0.00000106">
            <text:p>-1.06E-6</text:p>
          </table:table-cell>
        </table:table-row>
        <table:table-row table:style-name="ro1">
          <table:table-cell table:style-name="ce4" table:formula="of:=SUM([.C486];[.G486];[.K486])" office:value-type="float" office:value="0.00000572">
            <text:p>5.720E-6</text:p>
          </table:table-cell>
          <table:table-cell/>
          <table:table-cell table:formula="of:=[.C485]" office:value-type="float" office:value="0.000005">
            <text:p>5.00E-006</text:p>
          </table:table-cell>
          <table:table-cell/>
          <table:table-cell table:formula="of:=IF(MOD([$Controls.$A486];100)=0;0.00001;0)" office:value-type="float" office:value="0">
            <text:p>0</text:p>
          </table:table-cell>
          <table:table-cell/>
          <table:table-cell table:formula="of:=IF(MOD([$Controls.$A486];100)=0;0.00001;0)+IF(MOD([$Controls.$A486];200)=0;0.00002;0)-IF(MOD([$Controls.$A4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5">
            <text:p>1.50E-8</text:p>
          </table:table-cell>
          <table:table-cell/>
          <table:table-cell table:style-name="ce1" table:formula="of:=0.00000001*RANDBETWEEN(0;100)*RANDBETWEEN(-3;3)" office:value-type="float" office:value="0.00000072">
            <text:p>7.20E-7</text:p>
          </table:table-cell>
        </table:table-row>
        <table:table-row table:style-name="ro1">
          <table:table-cell table:style-name="ce4" table:formula="of:=SUM([.C487];[.G487];[.K487])" office:value-type="float" office:value="0.00000626">
            <text:p>6.260E-6</text:p>
          </table:table-cell>
          <table:table-cell/>
          <table:table-cell table:formula="of:=[.C486]" office:value-type="float" office:value="0.000005">
            <text:p>5.00E-006</text:p>
          </table:table-cell>
          <table:table-cell/>
          <table:table-cell table:formula="of:=IF(MOD([$Controls.$A487];100)=0;0.00001;0)" office:value-type="float" office:value="0">
            <text:p>0</text:p>
          </table:table-cell>
          <table:table-cell/>
          <table:table-cell table:formula="of:=IF(MOD([$Controls.$A487];100)=0;0.00001;0)+IF(MOD([$Controls.$A487];200)=0;0.00002;0)-IF(MOD([$Controls.$A4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6">
            <text:p>1.26E-6</text:p>
          </table:table-cell>
        </table:table-row>
        <table:table-row table:style-name="ro1">
          <table:table-cell table:style-name="ce4" table:formula="of:=SUM([.C488];[.G488];[.K488])" office:value-type="float" office:value="0.00000533">
            <text:p>5.330E-6</text:p>
          </table:table-cell>
          <table:table-cell/>
          <table:table-cell table:formula="of:=[.C487]" office:value-type="float" office:value="0.000005">
            <text:p>5.00E-006</text:p>
          </table:table-cell>
          <table:table-cell/>
          <table:table-cell table:formula="of:=IF(MOD([$Controls.$A488];100)=0;0.00001;0)" office:value-type="float" office:value="0">
            <text:p>0</text:p>
          </table:table-cell>
          <table:table-cell/>
          <table:table-cell table:formula="of:=IF(MOD([$Controls.$A488];100)=0;0.00001;0)+IF(MOD([$Controls.$A488];200)=0;0.00002;0)-IF(MOD([$Controls.$A4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6">
            <text:p>6.60E-8</text:p>
          </table:table-cell>
          <table:table-cell/>
          <table:table-cell table:style-name="ce1" table:formula="of:=0.00000001*RANDBETWEEN(0;100)*RANDBETWEEN(-3;3)" office:value-type="float" office:value="0.00000033">
            <text:p>3.30E-7</text:p>
          </table:table-cell>
        </table:table-row>
        <table:table-row table:style-name="ro1">
          <table:table-cell table:style-name="ce4" table:formula="of:=SUM([.C489];[.G489];[.K489])" office:value-type="float" office:value="0.000005">
            <text:p>5.000E-6</text:p>
          </table:table-cell>
          <table:table-cell/>
          <table:table-cell table:formula="of:=[.C488]" office:value-type="float" office:value="0.000005">
            <text:p>5.00E-006</text:p>
          </table:table-cell>
          <table:table-cell/>
          <table:table-cell table:formula="of:=IF(MOD([$Controls.$A489];100)=0;0.00001;0)" office:value-type="float" office:value="0">
            <text:p>0</text:p>
          </table:table-cell>
          <table:table-cell/>
          <table:table-cell table:formula="of:=IF(MOD([$Controls.$A489];100)=0;0.00001;0)+IF(MOD([$Controls.$A489];200)=0;0.00002;0)-IF(MOD([$Controls.$A4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3">
            <text:p>8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90];[.G490];[.K490])" office:value-type="float" office:value="0.00000569">
            <text:p>5.690E-6</text:p>
          </table:table-cell>
          <table:table-cell/>
          <table:table-cell table:formula="of:=[.C489]" office:value-type="float" office:value="0.000005">
            <text:p>5.00E-006</text:p>
          </table:table-cell>
          <table:table-cell/>
          <table:table-cell table:formula="of:=IF(MOD([$Controls.$A490];100)=0;0.00001;0)" office:value-type="float" office:value="0">
            <text:p>0</text:p>
          </table:table-cell>
          <table:table-cell/>
          <table:table-cell table:formula="of:=IF(MOD([$Controls.$A490];100)=0;0.00001;0)+IF(MOD([$Controls.$A490];200)=0;0.00002;0)-IF(MOD([$Controls.$A4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0.00000069">
            <text:p>6.90E-7</text:p>
          </table:table-cell>
        </table:table-row>
        <table:table-row table:style-name="ro1">
          <table:table-cell table:style-name="ce4" table:formula="of:=SUM([.C491];[.G491];[.K491])" office:value-type="float" office:value="0.00000498">
            <text:p>4.980E-6</text:p>
          </table:table-cell>
          <table:table-cell/>
          <table:table-cell table:formula="of:=[.C490]" office:value-type="float" office:value="0.000005">
            <text:p>5.00E-006</text:p>
          </table:table-cell>
          <table:table-cell/>
          <table:table-cell table:formula="of:=IF(MOD([$Controls.$A491];100)=0;0.00001;0)" office:value-type="float" office:value="0">
            <text:p>0</text:p>
          </table:table-cell>
          <table:table-cell/>
          <table:table-cell table:formula="of:=IF(MOD([$Controls.$A491];100)=0;0.00001;0)+IF(MOD([$Controls.$A491];200)=0;0.00002;0)-IF(MOD([$Controls.$A4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1">
            <text:p>-4.10E-8</text:p>
          </table:table-cell>
          <table:table-cell/>
          <table:table-cell table:style-name="ce1" table:formula="of:=0.00000001*RANDBETWEEN(0;100)*RANDBETWEEN(-3;3)" office:value-type="float" office:value="-0.00000002">
            <text:p>-2.00E-8</text:p>
          </table:table-cell>
        </table:table-row>
        <table:table-row table:style-name="ro1">
          <table:table-cell table:style-name="ce4" table:formula="of:=SUM([.C492];[.G492];[.K492])" office:value-type="float" office:value="0.00000574">
            <text:p>5.740E-6</text:p>
          </table:table-cell>
          <table:table-cell/>
          <table:table-cell table:formula="of:=[.C491]" office:value-type="float" office:value="0.000005">
            <text:p>5.00E-006</text:p>
          </table:table-cell>
          <table:table-cell/>
          <table:table-cell table:formula="of:=IF(MOD([$Controls.$A492];100)=0;0.00001;0)" office:value-type="float" office:value="0">
            <text:p>0</text:p>
          </table:table-cell>
          <table:table-cell/>
          <table:table-cell table:formula="of:=IF(MOD([$Controls.$A492];100)=0;0.00001;0)+IF(MOD([$Controls.$A492];200)=0;0.00002;0)-IF(MOD([$Controls.$A4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74">
            <text:p>7.40E-7</text:p>
          </table:table-cell>
        </table:table-row>
        <table:table-row table:style-name="ro1">
          <table:table-cell table:style-name="ce4" table:formula="of:=SUM([.C493];[.G493];[.K493])" office:value-type="float" office:value="0.000005">
            <text:p>5.000E-6</text:p>
          </table:table-cell>
          <table:table-cell/>
          <table:table-cell table:formula="of:=[.C492]" office:value-type="float" office:value="0.000005">
            <text:p>5.00E-006</text:p>
          </table:table-cell>
          <table:table-cell/>
          <table:table-cell table:formula="of:=IF(MOD([$Controls.$A493];100)=0;0.00001;0)" office:value-type="float" office:value="0">
            <text:p>0</text:p>
          </table:table-cell>
          <table:table-cell/>
          <table:table-cell table:formula="of:=IF(MOD([$Controls.$A493];100)=0;0.00001;0)+IF(MOD([$Controls.$A493];200)=0;0.00002;0)-IF(MOD([$Controls.$A4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494];[.G494];[.K494])" office:value-type="float" office:value="0.00000518">
            <text:p>5.180E-6</text:p>
          </table:table-cell>
          <table:table-cell/>
          <table:table-cell table:formula="of:=[.C493]" office:value-type="float" office:value="0.000005">
            <text:p>5.00E-006</text:p>
          </table:table-cell>
          <table:table-cell/>
          <table:table-cell table:formula="of:=IF(MOD([$Controls.$A494];100)=0;0.00001;0)" office:value-type="float" office:value="0">
            <text:p>0</text:p>
          </table:table-cell>
          <table:table-cell/>
          <table:table-cell table:formula="of:=IF(MOD([$Controls.$A494];100)=0;0.00001;0)+IF(MOD([$Controls.$A494];200)=0;0.00002;0)-IF(MOD([$Controls.$A4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18">
            <text:p>1.80E-7</text:p>
          </table:table-cell>
        </table:table-row>
        <table:table-row table:style-name="ro1">
          <table:table-cell table:style-name="ce4" table:formula="of:=SUM([.C495];[.G495];[.K495])" office:value-type="float" office:value="0.00000215">
            <text:p>2.150E-6</text:p>
          </table:table-cell>
          <table:table-cell/>
          <table:table-cell table:formula="of:=[.C494]" office:value-type="float" office:value="0.000005">
            <text:p>5.00E-006</text:p>
          </table:table-cell>
          <table:table-cell/>
          <table:table-cell table:formula="of:=IF(MOD([$Controls.$A495];100)=0;0.00001;0)" office:value-type="float" office:value="0">
            <text:p>0</text:p>
          </table:table-cell>
          <table:table-cell/>
          <table:table-cell table:formula="of:=IF(MOD([$Controls.$A495];100)=0;0.00001;0)+IF(MOD([$Controls.$A495];200)=0;0.00002;0)-IF(MOD([$Controls.$A4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2">
            <text:p>3.20E-8</text:p>
          </table:table-cell>
          <table:table-cell/>
          <table:table-cell table:style-name="ce1" table:formula="of:=0.00000001*RANDBETWEEN(0;100)*RANDBETWEEN(-3;3)" office:value-type="float" office:value="-0.00000285">
            <text:p>-2.85E-6</text:p>
          </table:table-cell>
        </table:table-row>
        <table:table-row table:style-name="ro1">
          <table:table-cell table:style-name="ce4" table:formula="of:=SUM([.C496];[.G496];[.K496])" office:value-type="float" office:value="0.0000063">
            <text:p>6.300E-6</text:p>
          </table:table-cell>
          <table:table-cell/>
          <table:table-cell table:formula="of:=[.C495]" office:value-type="float" office:value="0.000005">
            <text:p>5.00E-006</text:p>
          </table:table-cell>
          <table:table-cell/>
          <table:table-cell table:formula="of:=IF(MOD([$Controls.$A496];100)=0;0.00001;0)" office:value-type="float" office:value="0">
            <text:p>0</text:p>
          </table:table-cell>
          <table:table-cell/>
          <table:table-cell table:formula="of:=IF(MOD([$Controls.$A496];100)=0;0.00001;0)+IF(MOD([$Controls.$A496];200)=0;0.00002;0)-IF(MOD([$Controls.$A4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8">
            <text:p>5.80E-8</text:p>
          </table:table-cell>
          <table:table-cell/>
          <table:table-cell table:style-name="ce1" table:formula="of:=0.00000001*RANDBETWEEN(0;100)*RANDBETWEEN(-3;3)" office:value-type="float" office:value="0.0000013">
            <text:p>1.30E-6</text:p>
          </table:table-cell>
        </table:table-row>
        <table:table-row table:style-name="ro1">
          <table:table-cell table:style-name="ce4" table:formula="of:=SUM([.C497];[.G497];[.K497])" office:value-type="float" office:value="0.00000596">
            <text:p>5.960E-6</text:p>
          </table:table-cell>
          <table:table-cell/>
          <table:table-cell table:formula="of:=[.C496]" office:value-type="float" office:value="0.000005">
            <text:p>5.00E-006</text:p>
          </table:table-cell>
          <table:table-cell/>
          <table:table-cell table:formula="of:=IF(MOD([$Controls.$A497];100)=0;0.00001;0)" office:value-type="float" office:value="0">
            <text:p>0</text:p>
          </table:table-cell>
          <table:table-cell/>
          <table:table-cell table:formula="of:=IF(MOD([$Controls.$A497];100)=0;0.00001;0)+IF(MOD([$Controls.$A497];200)=0;0.00002;0)-IF(MOD([$Controls.$A4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7">
            <text:p>-7.70E-8</text:p>
          </table:table-cell>
          <table:table-cell/>
          <table:table-cell table:style-name="ce1" table:formula="of:=0.00000001*RANDBETWEEN(0;100)*RANDBETWEEN(-3;3)" office:value-type="float" office:value="0.00000096">
            <text:p>9.60E-7</text:p>
          </table:table-cell>
        </table:table-row>
        <table:table-row table:style-name="ro1">
          <table:table-cell table:style-name="ce4" table:formula="of:=SUM([.C498];[.G498];[.K498])" office:value-type="float" office:value="0.00000426">
            <text:p>4.260E-6</text:p>
          </table:table-cell>
          <table:table-cell/>
          <table:table-cell table:formula="of:=[.C497]" office:value-type="float" office:value="0.000005">
            <text:p>5.00E-006</text:p>
          </table:table-cell>
          <table:table-cell/>
          <table:table-cell table:formula="of:=IF(MOD([$Controls.$A498];100)=0;0.00001;0)" office:value-type="float" office:value="0">
            <text:p>0</text:p>
          </table:table-cell>
          <table:table-cell/>
          <table:table-cell table:formula="of:=IF(MOD([$Controls.$A498];100)=0;0.00001;0)+IF(MOD([$Controls.$A498];200)=0;0.00002;0)-IF(MOD([$Controls.$A4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18">
            <text:p>-1.80E-8</text:p>
          </table:table-cell>
          <table:table-cell/>
          <table:table-cell table:style-name="ce1" table:formula="of:=0.00000001*RANDBETWEEN(0;100)*RANDBETWEEN(-3;3)" office:value-type="float" office:value="-0.00000074">
            <text:p>-7.40E-7</text:p>
          </table:table-cell>
        </table:table-row>
        <table:table-row table:style-name="ro1">
          <table:table-cell table:style-name="ce4" table:formula="of:=SUM([.C499];[.G499];[.K499])" office:value-type="float" office:value="0.000005">
            <text:p>5.000E-6</text:p>
          </table:table-cell>
          <table:table-cell/>
          <table:table-cell table:formula="of:=[.C498]" office:value-type="float" office:value="0.000005">
            <text:p>5.00E-006</text:p>
          </table:table-cell>
          <table:table-cell/>
          <table:table-cell table:formula="of:=IF(MOD([$Controls.$A499];100)=0;0.00001;0)" office:value-type="float" office:value="0">
            <text:p>0</text:p>
          </table:table-cell>
          <table:table-cell/>
          <table:table-cell table:formula="of:=IF(MOD([$Controls.$A499];100)=0;0.00001;0)+IF(MOD([$Controls.$A499];200)=0;0.00002;0)-IF(MOD([$Controls.$A4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2">
            <text:p>-2.00E-9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00];[.G500];[.K500])" office:value-type="float" office:value="0.00000606">
            <text:p>6.060E-6</text:p>
          </table:table-cell>
          <table:table-cell/>
          <table:table-cell table:formula="of:=[.C499]" office:value-type="float" office:value="0.000005">
            <text:p>5.00E-006</text:p>
          </table:table-cell>
          <table:table-cell/>
          <table:table-cell table:formula="of:=IF(MOD([$Controls.$A500];100)=0;0.00001;0)" office:value-type="float" office:value="0">
            <text:p>0</text:p>
          </table:table-cell>
          <table:table-cell/>
          <table:table-cell table:formula="of:=IF(MOD([$Controls.$A500];100)=0;0.00001;0)+IF(MOD([$Controls.$A500];200)=0;0.00002;0)-IF(MOD([$Controls.$A5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7">
            <text:p>-7.70E-8</text:p>
          </table:table-cell>
          <table:table-cell/>
          <table:table-cell table:style-name="ce1" table:formula="of:=0.00000001*RANDBETWEEN(0;100)*RANDBETWEEN(-3;3)" office:value-type="float" office:value="0.00000106">
            <text:p>1.06E-6</text:p>
          </table:table-cell>
        </table:table-row>
        <table:table-row table:style-name="ro1">
          <table:table-cell table:style-name="ce4" table:formula="of:=SUM([.C501];[.G501];[.K501])" office:value-type="float" office:value="0.00000356">
            <text:p>3.560E-6</text:p>
          </table:table-cell>
          <table:table-cell/>
          <table:table-cell table:formula="of:=[.C500]" office:value-type="float" office:value="0.000005">
            <text:p>5.00E-006</text:p>
          </table:table-cell>
          <table:table-cell/>
          <table:table-cell table:formula="of:=IF(MOD([$Controls.$A501];100)=0;0.00001;0)" office:value-type="float" office:value="0">
            <text:p>0</text:p>
          </table:table-cell>
          <table:table-cell/>
          <table:table-cell table:formula="of:=IF(MOD([$Controls.$A501];100)=0;0.00001;0)+IF(MOD([$Controls.$A501];200)=0;0.00002;0)-IF(MOD([$Controls.$A5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5">
            <text:p>8.50E-8</text:p>
          </table:table-cell>
          <table:table-cell/>
          <table:table-cell table:style-name="ce1" table:formula="of:=0.00000001*RANDBETWEEN(0;100)*RANDBETWEEN(-3;3)" office:value-type="float" office:value="-0.00000144">
            <text:p>-1.44E-6</text:p>
          </table:table-cell>
        </table:table-row>
        <table:table-row table:style-name="ro1">
          <table:table-cell table:style-name="ce4" table:formula="of:=SUM([.C502];[.G502];[.K502])" office:value-type="float" office:value="0.00000389">
            <text:p>3.890E-6</text:p>
          </table:table-cell>
          <table:table-cell/>
          <table:table-cell table:formula="of:=[.C501]" office:value-type="float" office:value="0.000005">
            <text:p>5.00E-006</text:p>
          </table:table-cell>
          <table:table-cell/>
          <table:table-cell table:formula="of:=IF(MOD([$Controls.$A502];100)=0;0.00001;0)" office:value-type="float" office:value="0">
            <text:p>0</text:p>
          </table:table-cell>
          <table:table-cell/>
          <table:table-cell table:formula="of:=IF(MOD([$Controls.$A502];100)=0;0.00001;0)+IF(MOD([$Controls.$A502];200)=0;0.00002;0)-IF(MOD([$Controls.$A5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11">
            <text:p>-1.11E-6</text:p>
          </table:table-cell>
        </table:table-row>
        <table:table-row table:style-name="ro1">
          <table:table-cell table:style-name="ce4" table:formula="of:=SUM([.C503];[.G503];[.K503])" office:value-type="float" office:value="0.000005">
            <text:p>5.000E-6</text:p>
          </table:table-cell>
          <table:table-cell/>
          <table:table-cell table:formula="of:=[.C502]" office:value-type="float" office:value="0.000005">
            <text:p>5.00E-006</text:p>
          </table:table-cell>
          <table:table-cell/>
          <table:table-cell table:formula="of:=IF(MOD([$Controls.$A503];100)=0;0.00001;0)" office:value-type="float" office:value="0">
            <text:p>0</text:p>
          </table:table-cell>
          <table:table-cell/>
          <table:table-cell table:formula="of:=IF(MOD([$Controls.$A503];100)=0;0.00001;0)+IF(MOD([$Controls.$A503];200)=0;0.00002;0)-IF(MOD([$Controls.$A50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1">
            <text:p>3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04];[.G504];[.K504])" office:value-type="float" office:value="0.00000527">
            <text:p>5.270E-6</text:p>
          </table:table-cell>
          <table:table-cell/>
          <table:table-cell table:formula="of:=[.C503]" office:value-type="float" office:value="0.000005">
            <text:p>5.00E-006</text:p>
          </table:table-cell>
          <table:table-cell/>
          <table:table-cell table:formula="of:=IF(MOD([$Controls.$A504];100)=0;0.00001;0)" office:value-type="float" office:value="0">
            <text:p>0</text:p>
          </table:table-cell>
          <table:table-cell/>
          <table:table-cell table:formula="of:=IF(MOD([$Controls.$A504];100)=0;0.00001;0)+IF(MOD([$Controls.$A504];200)=0;0.00002;0)-IF(MOD([$Controls.$A50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4">
            <text:p>-4.00E-9</text:p>
          </table:table-cell>
          <table:table-cell/>
          <table:table-cell table:style-name="ce1" table:formula="of:=0.00000001*RANDBETWEEN(0;100)*RANDBETWEEN(-3;3)" office:value-type="float" office:value="0.00000027">
            <text:p>2.70E-7</text:p>
          </table:table-cell>
        </table:table-row>
        <table:table-row table:style-name="ro1">
          <table:table-cell table:style-name="ce4" table:formula="of:=SUM([.C505];[.G505];[.K505])" office:value-type="float" office:value="0.00000405">
            <text:p>4.050E-6</text:p>
          </table:table-cell>
          <table:table-cell/>
          <table:table-cell table:formula="of:=[.C504]" office:value-type="float" office:value="0.000005">
            <text:p>5.00E-006</text:p>
          </table:table-cell>
          <table:table-cell/>
          <table:table-cell table:formula="of:=IF(MOD([$Controls.$A505];100)=0;0.00001;0)" office:value-type="float" office:value="0">
            <text:p>0</text:p>
          </table:table-cell>
          <table:table-cell/>
          <table:table-cell table:formula="of:=IF(MOD([$Controls.$A505];100)=0;0.00001;0)+IF(MOD([$Controls.$A505];200)=0;0.00002;0)-IF(MOD([$Controls.$A50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95">
            <text:p>-9.50E-7</text:p>
          </table:table-cell>
        </table:table-row>
        <table:table-row table:style-name="ro1">
          <table:table-cell table:style-name="ce4" table:formula="of:=SUM([.C506];[.G506];[.K506])" office:value-type="float" office:value="0.00000764">
            <text:p>7.640E-6</text:p>
          </table:table-cell>
          <table:table-cell/>
          <table:table-cell table:formula="of:=[.C505]" office:value-type="float" office:value="0.000005">
            <text:p>5.00E-006</text:p>
          </table:table-cell>
          <table:table-cell/>
          <table:table-cell table:formula="of:=IF(MOD([$Controls.$A506];100)=0;0.00001;0)" office:value-type="float" office:value="0">
            <text:p>0</text:p>
          </table:table-cell>
          <table:table-cell/>
          <table:table-cell table:formula="of:=IF(MOD([$Controls.$A506];100)=0;0.00001;0)+IF(MOD([$Controls.$A506];200)=0;0.00002;0)-IF(MOD([$Controls.$A50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0.00000264">
            <text:p>2.64E-6</text:p>
          </table:table-cell>
        </table:table-row>
        <table:table-row table:style-name="ro1">
          <table:table-cell table:style-name="ce4" table:formula="of:=SUM([.C507];[.G507];[.K507])" office:value-type="float" office:value="0.0000057">
            <text:p>5.700E-6</text:p>
          </table:table-cell>
          <table:table-cell/>
          <table:table-cell table:formula="of:=[.C506]" office:value-type="float" office:value="0.000005">
            <text:p>5.00E-006</text:p>
          </table:table-cell>
          <table:table-cell/>
          <table:table-cell table:formula="of:=IF(MOD([$Controls.$A507];100)=0;0.00001;0)" office:value-type="float" office:value="0">
            <text:p>0</text:p>
          </table:table-cell>
          <table:table-cell/>
          <table:table-cell table:formula="of:=IF(MOD([$Controls.$A507];100)=0;0.00001;0)+IF(MOD([$Controls.$A507];200)=0;0.00002;0)-IF(MOD([$Controls.$A50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3">
            <text:p>-7.30E-8</text:p>
          </table:table-cell>
          <table:table-cell/>
          <table:table-cell table:style-name="ce1" table:formula="of:=0.00000001*RANDBETWEEN(0;100)*RANDBETWEEN(-3;3)" office:value-type="float" office:value="0.0000007">
            <text:p>7.00E-7</text:p>
          </table:table-cell>
        </table:table-row>
        <table:table-row table:style-name="ro1">
          <table:table-cell table:style-name="ce4" table:formula="of:=SUM([.C508];[.G508];[.K508])" office:value-type="float" office:value="0.0000032">
            <text:p>3.200E-6</text:p>
          </table:table-cell>
          <table:table-cell/>
          <table:table-cell table:formula="of:=[.C507]" office:value-type="float" office:value="0.000005">
            <text:p>5.00E-006</text:p>
          </table:table-cell>
          <table:table-cell/>
          <table:table-cell table:formula="of:=IF(MOD([$Controls.$A508];100)=0;0.00001;0)" office:value-type="float" office:value="0">
            <text:p>0</text:p>
          </table:table-cell>
          <table:table-cell/>
          <table:table-cell table:formula="of:=IF(MOD([$Controls.$A508];100)=0;0.00001;0)+IF(MOD([$Controls.$A508];200)=0;0.00002;0)-IF(MOD([$Controls.$A50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8">
            <text:p>-1.80E-6</text:p>
          </table:table-cell>
        </table:table-row>
        <table:table-row table:style-name="ro1">
          <table:table-cell table:style-name="ce4" table:formula="of:=SUM([.C509];[.G509];[.K509])" office:value-type="float" office:value="0.00000518">
            <text:p>5.180E-6</text:p>
          </table:table-cell>
          <table:table-cell/>
          <table:table-cell table:formula="of:=[.C508]" office:value-type="float" office:value="0.000005">
            <text:p>5.00E-006</text:p>
          </table:table-cell>
          <table:table-cell/>
          <table:table-cell table:formula="of:=IF(MOD([$Controls.$A509];100)=0;0.00001;0)" office:value-type="float" office:value="0">
            <text:p>0</text:p>
          </table:table-cell>
          <table:table-cell/>
          <table:table-cell table:formula="of:=IF(MOD([$Controls.$A509];100)=0;0.00001;0)+IF(MOD([$Controls.$A509];200)=0;0.00002;0)-IF(MOD([$Controls.$A50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6">
            <text:p>8.60E-8</text:p>
          </table:table-cell>
          <table:table-cell/>
          <table:table-cell table:style-name="ce1" table:formula="of:=0.00000001*RANDBETWEEN(0;100)*RANDBETWEEN(-3;3)" office:value-type="float" office:value="0.00000018">
            <text:p>1.80E-7</text:p>
          </table:table-cell>
        </table:table-row>
        <table:table-row table:style-name="ro1">
          <table:table-cell table:style-name="ce4" table:formula="of:=SUM([.C510];[.G510];[.K510])" office:value-type="float" office:value="0.00000272">
            <text:p>2.720E-6</text:p>
          </table:table-cell>
          <table:table-cell/>
          <table:table-cell table:formula="of:=[.C509]" office:value-type="float" office:value="0.000005">
            <text:p>5.00E-006</text:p>
          </table:table-cell>
          <table:table-cell/>
          <table:table-cell table:formula="of:=IF(MOD([$Controls.$A510];100)=0;0.00001;0)" office:value-type="float" office:value="0">
            <text:p>0</text:p>
          </table:table-cell>
          <table:table-cell/>
          <table:table-cell table:formula="of:=IF(MOD([$Controls.$A510];100)=0;0.00001;0)+IF(MOD([$Controls.$A510];200)=0;0.00002;0)-IF(MOD([$Controls.$A51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4">
            <text:p>-9.40E-8</text:p>
          </table:table-cell>
          <table:table-cell/>
          <table:table-cell table:style-name="ce1" table:formula="of:=0.00000001*RANDBETWEEN(0;100)*RANDBETWEEN(-3;3)" office:value-type="float" office:value="-0.00000228">
            <text:p>-2.28E-6</text:p>
          </table:table-cell>
        </table:table-row>
        <table:table-row table:style-name="ro1">
          <table:table-cell table:style-name="ce4" table:formula="of:=SUM([.C511];[.G511];[.K511])" office:value-type="float" office:value="0.0000042">
            <text:p>4.200E-6</text:p>
          </table:table-cell>
          <table:table-cell/>
          <table:table-cell table:formula="of:=[.C510]" office:value-type="float" office:value="0.000005">
            <text:p>5.00E-006</text:p>
          </table:table-cell>
          <table:table-cell/>
          <table:table-cell table:formula="of:=IF(MOD([$Controls.$A511];100)=0;0.00001;0)" office:value-type="float" office:value="0">
            <text:p>0</text:p>
          </table:table-cell>
          <table:table-cell/>
          <table:table-cell table:formula="of:=IF(MOD([$Controls.$A511];100)=0;0.00001;0)+IF(MOD([$Controls.$A511];200)=0;0.00002;0)-IF(MOD([$Controls.$A51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">
            <text:p>-8.00E-7</text:p>
          </table:table-cell>
        </table:table-row>
        <table:table-row table:style-name="ro1">
          <table:table-cell table:style-name="ce4" table:formula="of:=SUM([.C512];[.G512];[.K512])" office:value-type="float" office:value="0.00000344">
            <text:p>3.440E-6</text:p>
          </table:table-cell>
          <table:table-cell/>
          <table:table-cell table:formula="of:=[.C511]" office:value-type="float" office:value="0.000005">
            <text:p>5.00E-006</text:p>
          </table:table-cell>
          <table:table-cell/>
          <table:table-cell table:formula="of:=IF(MOD([$Controls.$A512];100)=0;0.00001;0)" office:value-type="float" office:value="0">
            <text:p>0</text:p>
          </table:table-cell>
          <table:table-cell/>
          <table:table-cell table:formula="of:=IF(MOD([$Controls.$A512];100)=0;0.00001;0)+IF(MOD([$Controls.$A512];200)=0;0.00002;0)-IF(MOD([$Controls.$A51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56">
            <text:p>-1.56E-6</text:p>
          </table:table-cell>
        </table:table-row>
        <table:table-row table:style-name="ro1">
          <table:table-cell table:style-name="ce4" table:formula="of:=SUM([.C513];[.G513];[.K513])" office:value-type="float" office:value="0.0000045">
            <text:p>4.500E-6</text:p>
          </table:table-cell>
          <table:table-cell/>
          <table:table-cell table:formula="of:=[.C512]" office:value-type="float" office:value="0.000005">
            <text:p>5.00E-006</text:p>
          </table:table-cell>
          <table:table-cell/>
          <table:table-cell table:formula="of:=IF(MOD([$Controls.$A513];100)=0;0.00001;0)" office:value-type="float" office:value="0">
            <text:p>0</text:p>
          </table:table-cell>
          <table:table-cell/>
          <table:table-cell table:formula="of:=IF(MOD([$Controls.$A513];100)=0;0.00001;0)+IF(MOD([$Controls.$A513];200)=0;0.00002;0)-IF(MOD([$Controls.$A51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8">
            <text:p>-6.80E-8</text:p>
          </table:table-cell>
          <table:table-cell/>
          <table:table-cell table:style-name="ce1" table:formula="of:=0.00000001*RANDBETWEEN(0;100)*RANDBETWEEN(-3;3)" office:value-type="float" office:value="-0.0000005">
            <text:p>-5.00E-7</text:p>
          </table:table-cell>
        </table:table-row>
        <table:table-row table:style-name="ro1">
          <table:table-cell table:style-name="ce4" table:formula="of:=SUM([.C514];[.G514];[.K514])" office:value-type="float" office:value="0.000005">
            <text:p>5.000E-6</text:p>
          </table:table-cell>
          <table:table-cell/>
          <table:table-cell table:formula="of:=[.C513]" office:value-type="float" office:value="0.000005">
            <text:p>5.00E-006</text:p>
          </table:table-cell>
          <table:table-cell/>
          <table:table-cell table:formula="of:=IF(MOD([$Controls.$A514];100)=0;0.00001;0)" office:value-type="float" office:value="0">
            <text:p>0</text:p>
          </table:table-cell>
          <table:table-cell/>
          <table:table-cell table:formula="of:=IF(MOD([$Controls.$A514];100)=0;0.00001;0)+IF(MOD([$Controls.$A514];200)=0;0.00002;0)-IF(MOD([$Controls.$A51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9">
            <text:p>6.9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15];[.G515];[.K515])" office:value-type="float" office:value="0.00000302">
            <text:p>3.020E-6</text:p>
          </table:table-cell>
          <table:table-cell/>
          <table:table-cell table:formula="of:=[.C514]" office:value-type="float" office:value="0.000005">
            <text:p>5.00E-006</text:p>
          </table:table-cell>
          <table:table-cell/>
          <table:table-cell table:formula="of:=IF(MOD([$Controls.$A515];100)=0;0.00001;0)" office:value-type="float" office:value="0">
            <text:p>0</text:p>
          </table:table-cell>
          <table:table-cell/>
          <table:table-cell table:formula="of:=IF(MOD([$Controls.$A515];100)=0;0.00001;0)+IF(MOD([$Controls.$A515];200)=0;0.00002;0)-IF(MOD([$Controls.$A51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98">
            <text:p>-1.98E-6</text:p>
          </table:table-cell>
        </table:table-row>
        <table:table-row table:style-name="ro1">
          <table:table-cell table:style-name="ce4" table:formula="of:=SUM([.C516];[.G516];[.K516])" office:value-type="float" office:value="0.00000469">
            <text:p>4.690E-6</text:p>
          </table:table-cell>
          <table:table-cell/>
          <table:table-cell table:formula="of:=[.C515]" office:value-type="float" office:value="0.000005">
            <text:p>5.00E-006</text:p>
          </table:table-cell>
          <table:table-cell/>
          <table:table-cell table:formula="of:=IF(MOD([$Controls.$A516];100)=0;0.00001;0)" office:value-type="float" office:value="0">
            <text:p>0</text:p>
          </table:table-cell>
          <table:table-cell/>
          <table:table-cell table:formula="of:=IF(MOD([$Controls.$A516];100)=0;0.00001;0)+IF(MOD([$Controls.$A516];200)=0;0.00002;0)-IF(MOD([$Controls.$A51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">
            <text:p>-0.00E+0</text:p>
          </table:table-cell>
          <table:table-cell/>
          <table:table-cell table:style-name="ce1" table:formula="of:=0.00000001*RANDBETWEEN(0;100)*RANDBETWEEN(-3;3)" office:value-type="float" office:value="-0.00000031">
            <text:p>-3.10E-7</text:p>
          </table:table-cell>
        </table:table-row>
        <table:table-row table:style-name="ro1">
          <table:table-cell table:style-name="ce4" table:formula="of:=SUM([.C517];[.G517];[.K517])" office:value-type="float" office:value="0.00000533">
            <text:p>5.330E-6</text:p>
          </table:table-cell>
          <table:table-cell/>
          <table:table-cell table:formula="of:=[.C516]" office:value-type="float" office:value="0.000005">
            <text:p>5.00E-006</text:p>
          </table:table-cell>
          <table:table-cell/>
          <table:table-cell table:formula="of:=IF(MOD([$Controls.$A517];100)=0;0.00001;0)" office:value-type="float" office:value="0">
            <text:p>0</text:p>
          </table:table-cell>
          <table:table-cell/>
          <table:table-cell table:formula="of:=IF(MOD([$Controls.$A517];100)=0;0.00001;0)+IF(MOD([$Controls.$A517];200)=0;0.00002;0)-IF(MOD([$Controls.$A51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7">
            <text:p>-3.70E-8</text:p>
          </table:table-cell>
          <table:table-cell/>
          <table:table-cell table:style-name="ce1" table:formula="of:=0.00000001*RANDBETWEEN(0;100)*RANDBETWEEN(-3;3)" office:value-type="float" office:value="0.00000033">
            <text:p>3.30E-7</text:p>
          </table:table-cell>
        </table:table-row>
        <table:table-row table:style-name="ro1">
          <table:table-cell table:style-name="ce4" table:formula="of:=SUM([.C518];[.G518];[.K518])" office:value-type="float" office:value="0.000005">
            <text:p>5.000E-6</text:p>
          </table:table-cell>
          <table:table-cell/>
          <table:table-cell table:formula="of:=[.C517]" office:value-type="float" office:value="0.000005">
            <text:p>5.00E-006</text:p>
          </table:table-cell>
          <table:table-cell/>
          <table:table-cell table:formula="of:=IF(MOD([$Controls.$A518];100)=0;0.00001;0)" office:value-type="float" office:value="0">
            <text:p>0</text:p>
          </table:table-cell>
          <table:table-cell/>
          <table:table-cell table:formula="of:=IF(MOD([$Controls.$A518];100)=0;0.00001;0)+IF(MOD([$Controls.$A518];200)=0;0.00002;0)-IF(MOD([$Controls.$A51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3">
            <text:p>6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19];[.G519];[.K519])" office:value-type="float" office:value="0.00000515">
            <text:p>5.150E-6</text:p>
          </table:table-cell>
          <table:table-cell/>
          <table:table-cell table:formula="of:=[.C518]" office:value-type="float" office:value="0.000005">
            <text:p>5.00E-006</text:p>
          </table:table-cell>
          <table:table-cell/>
          <table:table-cell table:formula="of:=IF(MOD([$Controls.$A519];100)=0;0.00001;0)" office:value-type="float" office:value="0">
            <text:p>0</text:p>
          </table:table-cell>
          <table:table-cell/>
          <table:table-cell table:formula="of:=IF(MOD([$Controls.$A519];100)=0;0.00001;0)+IF(MOD([$Controls.$A519];200)=0;0.00002;0)-IF(MOD([$Controls.$A51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7">
            <text:p>9.70E-8</text:p>
          </table:table-cell>
          <table:table-cell/>
          <table:table-cell table:style-name="ce1" table:formula="of:=0.00000001*RANDBETWEEN(0;100)*RANDBETWEEN(-3;3)" office:value-type="float" office:value="0.00000015">
            <text:p>1.50E-7</text:p>
          </table:table-cell>
        </table:table-row>
        <table:table-row table:style-name="ro1">
          <table:table-cell table:style-name="ce4" table:formula="of:=SUM([.C520];[.G520];[.K520])" office:value-type="float" office:value="0.00000365">
            <text:p>3.650E-6</text:p>
          </table:table-cell>
          <table:table-cell/>
          <table:table-cell table:formula="of:=[.C519]" office:value-type="float" office:value="0.000005">
            <text:p>5.00E-006</text:p>
          </table:table-cell>
          <table:table-cell/>
          <table:table-cell table:formula="of:=IF(MOD([$Controls.$A520];100)=0;0.00001;0)" office:value-type="float" office:value="0">
            <text:p>0</text:p>
          </table:table-cell>
          <table:table-cell/>
          <table:table-cell table:formula="of:=IF(MOD([$Controls.$A520];100)=0;0.00001;0)+IF(MOD([$Controls.$A520];200)=0;0.00002;0)-IF(MOD([$Controls.$A52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35">
            <text:p>-1.35E-6</text:p>
          </table:table-cell>
        </table:table-row>
        <table:table-row table:style-name="ro1">
          <table:table-cell table:style-name="ce4" table:formula="of:=SUM([.C521];[.G521];[.K521])" office:value-type="float" office:value="0.00000407">
            <text:p>4.070E-6</text:p>
          </table:table-cell>
          <table:table-cell/>
          <table:table-cell table:formula="of:=[.C520]" office:value-type="float" office:value="0.000005">
            <text:p>5.00E-006</text:p>
          </table:table-cell>
          <table:table-cell/>
          <table:table-cell table:formula="of:=IF(MOD([$Controls.$A521];100)=0;0.00001;0)" office:value-type="float" office:value="0">
            <text:p>0</text:p>
          </table:table-cell>
          <table:table-cell/>
          <table:table-cell table:formula="of:=IF(MOD([$Controls.$A521];100)=0;0.00001;0)+IF(MOD([$Controls.$A521];200)=0;0.00002;0)-IF(MOD([$Controls.$A52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24">
            <text:p>2.40E-8</text:p>
          </table:table-cell>
          <table:table-cell/>
          <table:table-cell table:style-name="ce1" table:formula="of:=0.00000001*RANDBETWEEN(0;100)*RANDBETWEEN(-3;3)" office:value-type="float" office:value="-0.00000093">
            <text:p>-9.30E-7</text:p>
          </table:table-cell>
        </table:table-row>
        <table:table-row table:style-name="ro1">
          <table:table-cell table:style-name="ce4" table:formula="of:=SUM([.C522];[.G522];[.K522])" office:value-type="float" office:value="0.00000506">
            <text:p>5.060E-6</text:p>
          </table:table-cell>
          <table:table-cell/>
          <table:table-cell table:formula="of:=[.C521]" office:value-type="float" office:value="0.000005">
            <text:p>5.00E-006</text:p>
          </table:table-cell>
          <table:table-cell/>
          <table:table-cell table:formula="of:=IF(MOD([$Controls.$A522];100)=0;0.00001;0)" office:value-type="float" office:value="0">
            <text:p>0</text:p>
          </table:table-cell>
          <table:table-cell/>
          <table:table-cell table:formula="of:=IF(MOD([$Controls.$A522];100)=0;0.00001;0)+IF(MOD([$Controls.$A522];200)=0;0.00002;0)-IF(MOD([$Controls.$A52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7">
            <text:p>4.70E-8</text:p>
          </table:table-cell>
          <table:table-cell/>
          <table:table-cell table:style-name="ce1" table:formula="of:=0.00000001*RANDBETWEEN(0;100)*RANDBETWEEN(-3;3)" office:value-type="float" office:value="0.00000006">
            <text:p>6.00E-8</text:p>
          </table:table-cell>
        </table:table-row>
        <table:table-row table:style-name="ro1">
          <table:table-cell table:style-name="ce4" table:formula="of:=SUM([.C523];[.G523];[.K523])" office:value-type="float" office:value="0.00001593">
            <text:p>1.593E-5</text:p>
          </table:table-cell>
          <table:table-cell/>
          <table:table-cell table:formula="of:=[.C522]" office:value-type="float" office:value="0.000005">
            <text:p>5.00E-006</text:p>
          </table:table-cell>
          <table:table-cell/>
          <table:table-cell table:formula="of:=IF(MOD([$Controls.$A523];100)=0;0.00001;0)" office:value-type="float" office:value="0.00001">
            <text:p>0.00001</text:p>
          </table:table-cell>
          <table:table-cell/>
          <table:table-cell table:formula="of:=IF(MOD([$Controls.$A523];100)=0;0.00001;0)+IF(MOD([$Controls.$A523];200)=0;0.00002;0)-IF(MOD([$Controls.$A52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.00000007">
            <text:p>7.00E-8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524];[.G524];[.K524])" office:value-type="float" office:value="0.00000278">
            <text:p>2.780E-6</text:p>
          </table:table-cell>
          <table:table-cell/>
          <table:table-cell table:formula="of:=[.C523]" office:value-type="float" office:value="0.000005">
            <text:p>5.00E-006</text:p>
          </table:table-cell>
          <table:table-cell/>
          <table:table-cell table:formula="of:=IF(MOD([$Controls.$A524];100)=0;0.00001;0)" office:value-type="float" office:value="0">
            <text:p>0</text:p>
          </table:table-cell>
          <table:table-cell/>
          <table:table-cell table:formula="of:=IF(MOD([$Controls.$A524];100)=0;0.00001;0)+IF(MOD([$Controls.$A524];200)=0;0.00002;0)-IF(MOD([$Controls.$A52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22">
            <text:p>-2.22E-6</text:p>
          </table:table-cell>
        </table:table-row>
        <table:table-row table:style-name="ro1">
          <table:table-cell table:style-name="ce4" table:formula="of:=SUM([.C525];[.G525];[.K525])" office:value-type="float" office:value="0.000005">
            <text:p>5.000E-6</text:p>
          </table:table-cell>
          <table:table-cell/>
          <table:table-cell table:formula="of:=[.C524]" office:value-type="float" office:value="0.000005">
            <text:p>5.00E-006</text:p>
          </table:table-cell>
          <table:table-cell/>
          <table:table-cell table:formula="of:=IF(MOD([$Controls.$A525];100)=0;0.00001;0)" office:value-type="float" office:value="0">
            <text:p>0</text:p>
          </table:table-cell>
          <table:table-cell/>
          <table:table-cell table:formula="of:=IF(MOD([$Controls.$A525];100)=0;0.00001;0)+IF(MOD([$Controls.$A525];200)=0;0.00002;0)-IF(MOD([$Controls.$A52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1">
            <text:p>-6.1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26];[.G526];[.K526])" office:value-type="float" office:value="0.00000488">
            <text:p>4.880E-6</text:p>
          </table:table-cell>
          <table:table-cell/>
          <table:table-cell table:formula="of:=[.C525]" office:value-type="float" office:value="0.000005">
            <text:p>5.00E-006</text:p>
          </table:table-cell>
          <table:table-cell/>
          <table:table-cell table:formula="of:=IF(MOD([$Controls.$A526];100)=0;0.00001;0)" office:value-type="float" office:value="0">
            <text:p>0</text:p>
          </table:table-cell>
          <table:table-cell/>
          <table:table-cell table:formula="of:=IF(MOD([$Controls.$A526];100)=0;0.00001;0)+IF(MOD([$Controls.$A526];200)=0;0.00002;0)-IF(MOD([$Controls.$A52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5">
            <text:p>-7.50E-8</text:p>
          </table:table-cell>
          <table:table-cell/>
          <table:table-cell table:style-name="ce1" table:formula="of:=0.00000001*RANDBETWEEN(0;100)*RANDBETWEEN(-3;3)" office:value-type="float" office:value="-0.00000012">
            <text:p>-1.20E-7</text:p>
          </table:table-cell>
        </table:table-row>
        <table:table-row table:style-name="ro1">
          <table:table-cell table:style-name="ce4" table:formula="of:=SUM([.C527];[.G527];[.K527])" office:value-type="float" office:value="0.0000068">
            <text:p>6.800E-6</text:p>
          </table:table-cell>
          <table:table-cell/>
          <table:table-cell table:formula="of:=[.C526]" office:value-type="float" office:value="0.000005">
            <text:p>5.00E-006</text:p>
          </table:table-cell>
          <table:table-cell/>
          <table:table-cell table:formula="of:=IF(MOD([$Controls.$A527];100)=0;0.00001;0)" office:value-type="float" office:value="0">
            <text:p>0</text:p>
          </table:table-cell>
          <table:table-cell/>
          <table:table-cell table:formula="of:=IF(MOD([$Controls.$A527];100)=0;0.00001;0)+IF(MOD([$Controls.$A527];200)=0;0.00002;0)-IF(MOD([$Controls.$A52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7">
            <text:p>7.70E-8</text:p>
          </table:table-cell>
          <table:table-cell/>
          <table:table-cell table:style-name="ce1" table:formula="of:=0.00000001*RANDBETWEEN(0;100)*RANDBETWEEN(-3;3)" office:value-type="float" office:value="0.0000018">
            <text:p>1.80E-6</text:p>
          </table:table-cell>
        </table:table-row>
        <table:table-row table:style-name="ro1">
          <table:table-cell table:style-name="ce4" table:formula="of:=SUM([.C528];[.G528];[.K528])" office:value-type="float" office:value="0.00000396">
            <text:p>3.960E-6</text:p>
          </table:table-cell>
          <table:table-cell/>
          <table:table-cell table:formula="of:=[.C527]" office:value-type="float" office:value="0.000005">
            <text:p>5.00E-006</text:p>
          </table:table-cell>
          <table:table-cell/>
          <table:table-cell table:formula="of:=IF(MOD([$Controls.$A528];100)=0;0.00001;0)" office:value-type="float" office:value="0">
            <text:p>0</text:p>
          </table:table-cell>
          <table:table-cell/>
          <table:table-cell table:formula="of:=IF(MOD([$Controls.$A528];100)=0;0.00001;0)+IF(MOD([$Controls.$A528];200)=0;0.00002;0)-IF(MOD([$Controls.$A52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04">
            <text:p>-1.04E-6</text:p>
          </table:table-cell>
        </table:table-row>
        <table:table-row table:style-name="ro1">
          <table:table-cell table:style-name="ce4" table:formula="of:=SUM([.C529];[.G529];[.K529])" office:value-type="float" office:value="0.000005">
            <text:p>5.000E-6</text:p>
          </table:table-cell>
          <table:table-cell/>
          <table:table-cell table:formula="of:=[.C528]" office:value-type="float" office:value="0.000005">
            <text:p>5.00E-006</text:p>
          </table:table-cell>
          <table:table-cell/>
          <table:table-cell table:formula="of:=IF(MOD([$Controls.$A529];100)=0;0.00001;0)" office:value-type="float" office:value="0">
            <text:p>0</text:p>
          </table:table-cell>
          <table:table-cell/>
          <table:table-cell table:formula="of:=IF(MOD([$Controls.$A529];100)=0;0.00001;0)+IF(MOD([$Controls.$A529];200)=0;0.00002;0)-IF(MOD([$Controls.$A52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">
            <text:p>-0.00E+0</text:p>
          </table:table-cell>
        </table:table-row>
        <table:table-row table:style-name="ro1">
          <table:table-cell table:style-name="ce4" table:formula="of:=SUM([.C530];[.G530];[.K530])" office:value-type="float" office:value="0.00000566">
            <text:p>5.660E-6</text:p>
          </table:table-cell>
          <table:table-cell/>
          <table:table-cell table:formula="of:=[.C529]" office:value-type="float" office:value="0.000005">
            <text:p>5.00E-006</text:p>
          </table:table-cell>
          <table:table-cell/>
          <table:table-cell table:formula="of:=IF(MOD([$Controls.$A530];100)=0;0.00001;0)" office:value-type="float" office:value="0">
            <text:p>0</text:p>
          </table:table-cell>
          <table:table-cell/>
          <table:table-cell table:formula="of:=IF(MOD([$Controls.$A530];100)=0;0.00001;0)+IF(MOD([$Controls.$A530];200)=0;0.00002;0)-IF(MOD([$Controls.$A53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531];[.G531];[.K531])" office:value-type="float" office:value="0.00000548">
            <text:p>5.480E-6</text:p>
          </table:table-cell>
          <table:table-cell/>
          <table:table-cell table:formula="of:=[.C530]" office:value-type="float" office:value="0.000005">
            <text:p>5.00E-006</text:p>
          </table:table-cell>
          <table:table-cell/>
          <table:table-cell table:formula="of:=IF(MOD([$Controls.$A531];100)=0;0.00001;0)" office:value-type="float" office:value="0">
            <text:p>0</text:p>
          </table:table-cell>
          <table:table-cell/>
          <table:table-cell table:formula="of:=IF(MOD([$Controls.$A531];100)=0;0.00001;0)+IF(MOD([$Controls.$A531];200)=0;0.00002;0)-IF(MOD([$Controls.$A53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4">
            <text:p>-8.40E-8</text:p>
          </table:table-cell>
          <table:table-cell/>
          <table:table-cell table:style-name="ce1" table:formula="of:=0.00000001*RANDBETWEEN(0;100)*RANDBETWEEN(-3;3)" office:value-type="float" office:value="0.00000048">
            <text:p>4.80E-7</text:p>
          </table:table-cell>
        </table:table-row>
        <table:table-row table:style-name="ro1">
          <table:table-cell table:style-name="ce4" table:formula="of:=SUM([.C532];[.G532];[.K532])" office:value-type="float" office:value="0.000005">
            <text:p>5.000E-6</text:p>
          </table:table-cell>
          <table:table-cell/>
          <table:table-cell table:formula="of:=[.C531]" office:value-type="float" office:value="0.000005">
            <text:p>5.00E-006</text:p>
          </table:table-cell>
          <table:table-cell/>
          <table:table-cell table:formula="of:=IF(MOD([$Controls.$A532];100)=0;0.00001;0)" office:value-type="float" office:value="0">
            <text:p>0</text:p>
          </table:table-cell>
          <table:table-cell/>
          <table:table-cell table:formula="of:=IF(MOD([$Controls.$A532];100)=0;0.00001;0)+IF(MOD([$Controls.$A532];200)=0;0.00002;0)-IF(MOD([$Controls.$A53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5">
            <text:p>-7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33];[.G533];[.K533])" office:value-type="float" office:value="0.000005">
            <text:p>5.000E-6</text:p>
          </table:table-cell>
          <table:table-cell/>
          <table:table-cell table:formula="of:=[.C532]" office:value-type="float" office:value="0.000005">
            <text:p>5.00E-006</text:p>
          </table:table-cell>
          <table:table-cell/>
          <table:table-cell table:formula="of:=IF(MOD([$Controls.$A533];100)=0;0.00001;0)" office:value-type="float" office:value="0">
            <text:p>0</text:p>
          </table:table-cell>
          <table:table-cell/>
          <table:table-cell table:formula="of:=IF(MOD([$Controls.$A533];100)=0;0.00001;0)+IF(MOD([$Controls.$A533];200)=0;0.00002;0)-IF(MOD([$Controls.$A53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34];[.G534];[.K534])" office:value-type="float" office:value="0.00000692">
            <text:p>6.920E-6</text:p>
          </table:table-cell>
          <table:table-cell/>
          <table:table-cell table:formula="of:=[.C533]" office:value-type="float" office:value="0.000005">
            <text:p>5.00E-006</text:p>
          </table:table-cell>
          <table:table-cell/>
          <table:table-cell table:formula="of:=IF(MOD([$Controls.$A534];100)=0;0.00001;0)" office:value-type="float" office:value="0">
            <text:p>0</text:p>
          </table:table-cell>
          <table:table-cell/>
          <table:table-cell table:formula="of:=IF(MOD([$Controls.$A534];100)=0;0.00001;0)+IF(MOD([$Controls.$A534];200)=0;0.00002;0)-IF(MOD([$Controls.$A53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89">
            <text:p>-8.90E-8</text:p>
          </table:table-cell>
          <table:table-cell/>
          <table:table-cell table:style-name="ce1" table:formula="of:=0.00000001*RANDBETWEEN(0;100)*RANDBETWEEN(-3;3)" office:value-type="float" office:value="0.00000192">
            <text:p>1.92E-6</text:p>
          </table:table-cell>
        </table:table-row>
        <table:table-row table:style-name="ro1">
          <table:table-cell table:style-name="ce4" table:formula="of:=SUM([.C535];[.G535];[.K535])" office:value-type="float" office:value="0.00000486">
            <text:p>4.860E-6</text:p>
          </table:table-cell>
          <table:table-cell/>
          <table:table-cell table:formula="of:=[.C534]" office:value-type="float" office:value="0.000005">
            <text:p>5.00E-006</text:p>
          </table:table-cell>
          <table:table-cell/>
          <table:table-cell table:formula="of:=IF(MOD([$Controls.$A535];100)=0;0.00001;0)" office:value-type="float" office:value="0">
            <text:p>0</text:p>
          </table:table-cell>
          <table:table-cell/>
          <table:table-cell table:formula="of:=IF(MOD([$Controls.$A535];100)=0;0.00001;0)+IF(MOD([$Controls.$A535];200)=0;0.00002;0)-IF(MOD([$Controls.$A53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5">
            <text:p>5.00E-9</text:p>
          </table:table-cell>
          <table:table-cell/>
          <table:table-cell table:style-name="ce1" table:formula="of:=0.00000001*RANDBETWEEN(0;100)*RANDBETWEEN(-3;3)" office:value-type="float" office:value="-0.00000014">
            <text:p>-1.40E-7</text:p>
          </table:table-cell>
        </table:table-row>
        <table:table-row table:style-name="ro1">
          <table:table-cell table:style-name="ce4" table:formula="of:=SUM([.C536];[.G536];[.K536])" office:value-type="float" office:value="0.00000227">
            <text:p>2.270E-6</text:p>
          </table:table-cell>
          <table:table-cell/>
          <table:table-cell table:formula="of:=[.C535]" office:value-type="float" office:value="0.000005">
            <text:p>5.00E-006</text:p>
          </table:table-cell>
          <table:table-cell/>
          <table:table-cell table:formula="of:=IF(MOD([$Controls.$A536];100)=0;0.00001;0)" office:value-type="float" office:value="0">
            <text:p>0</text:p>
          </table:table-cell>
          <table:table-cell/>
          <table:table-cell table:formula="of:=IF(MOD([$Controls.$A536];100)=0;0.00001;0)+IF(MOD([$Controls.$A536];200)=0;0.00002;0)-IF(MOD([$Controls.$A53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9">
            <text:p>-7.90E-8</text:p>
          </table:table-cell>
          <table:table-cell/>
          <table:table-cell table:style-name="ce1" table:formula="of:=0.00000001*RANDBETWEEN(0;100)*RANDBETWEEN(-3;3)" office:value-type="float" office:value="-0.00000273">
            <text:p>-2.73E-6</text:p>
          </table:table-cell>
        </table:table-row>
        <table:table-row table:style-name="ro1">
          <table:table-cell table:style-name="ce4" table:formula="of:=SUM([.C537];[.G537];[.K537])" office:value-type="float" office:value="0.00000719">
            <text:p>7.190E-6</text:p>
          </table:table-cell>
          <table:table-cell/>
          <table:table-cell table:formula="of:=[.C536]" office:value-type="float" office:value="0.000005">
            <text:p>5.00E-006</text:p>
          </table:table-cell>
          <table:table-cell/>
          <table:table-cell table:formula="of:=IF(MOD([$Controls.$A537];100)=0;0.00001;0)" office:value-type="float" office:value="0">
            <text:p>0</text:p>
          </table:table-cell>
          <table:table-cell/>
          <table:table-cell table:formula="of:=IF(MOD([$Controls.$A537];100)=0;0.00001;0)+IF(MOD([$Controls.$A537];200)=0;0.00002;0)-IF(MOD([$Controls.$A53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9">
            <text:p>-3.90E-8</text:p>
          </table:table-cell>
          <table:table-cell/>
          <table:table-cell table:style-name="ce1" table:formula="of:=0.00000001*RANDBETWEEN(0;100)*RANDBETWEEN(-3;3)" office:value-type="float" office:value="0.00000219">
            <text:p>2.19E-6</text:p>
          </table:table-cell>
        </table:table-row>
        <table:table-row table:style-name="ro1">
          <table:table-cell table:style-name="ce4" table:formula="of:=SUM([.C538];[.G538];[.K538])" office:value-type="float" office:value="0.0000057">
            <text:p>5.700E-6</text:p>
          </table:table-cell>
          <table:table-cell/>
          <table:table-cell table:formula="of:=[.C537]" office:value-type="float" office:value="0.000005">
            <text:p>5.00E-006</text:p>
          </table:table-cell>
          <table:table-cell/>
          <table:table-cell table:formula="of:=IF(MOD([$Controls.$A538];100)=0;0.00001;0)" office:value-type="float" office:value="0">
            <text:p>0</text:p>
          </table:table-cell>
          <table:table-cell/>
          <table:table-cell table:formula="of:=IF(MOD([$Controls.$A538];100)=0;0.00001;0)+IF(MOD([$Controls.$A538];200)=0;0.00002;0)-IF(MOD([$Controls.$A53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7">
            <text:p>-2.70E-8</text:p>
          </table:table-cell>
          <table:table-cell/>
          <table:table-cell table:style-name="ce1" table:formula="of:=0.00000001*RANDBETWEEN(0;100)*RANDBETWEEN(-3;3)" office:value-type="float" office:value="0.0000007">
            <text:p>7.00E-7</text:p>
          </table:table-cell>
        </table:table-row>
        <table:table-row table:style-name="ro1">
          <table:table-cell table:style-name="ce4" table:formula="of:=SUM([.C539];[.G539];[.K539])" office:value-type="float" office:value="0.000005">
            <text:p>5.000E-6</text:p>
          </table:table-cell>
          <table:table-cell/>
          <table:table-cell table:formula="of:=[.C538]" office:value-type="float" office:value="0.000005">
            <text:p>5.00E-006</text:p>
          </table:table-cell>
          <table:table-cell/>
          <table:table-cell table:formula="of:=IF(MOD([$Controls.$A539];100)=0;0.00001;0)" office:value-type="float" office:value="0">
            <text:p>0</text:p>
          </table:table-cell>
          <table:table-cell/>
          <table:table-cell table:formula="of:=IF(MOD([$Controls.$A539];100)=0;0.00001;0)+IF(MOD([$Controls.$A539];200)=0;0.00002;0)-IF(MOD([$Controls.$A53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40];[.G540];[.K540])" office:value-type="float" office:value="0.00000296">
            <text:p>2.960E-6</text:p>
          </table:table-cell>
          <table:table-cell/>
          <table:table-cell table:formula="of:=[.C539]" office:value-type="float" office:value="0.000005">
            <text:p>5.00E-006</text:p>
          </table:table-cell>
          <table:table-cell/>
          <table:table-cell table:formula="of:=IF(MOD([$Controls.$A540];100)=0;0.00001;0)" office:value-type="float" office:value="0">
            <text:p>0</text:p>
          </table:table-cell>
          <table:table-cell/>
          <table:table-cell table:formula="of:=IF(MOD([$Controls.$A540];100)=0;0.00001;0)+IF(MOD([$Controls.$A540];200)=0;0.00002;0)-IF(MOD([$Controls.$A54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04">
            <text:p>-2.04E-6</text:p>
          </table:table-cell>
        </table:table-row>
        <table:table-row table:style-name="ro1">
          <table:table-cell table:style-name="ce4" table:formula="of:=SUM([.C541];[.G541];[.K541])" office:value-type="float" office:value="0.00000686">
            <text:p>6.860E-6</text:p>
          </table:table-cell>
          <table:table-cell/>
          <table:table-cell table:formula="of:=[.C540]" office:value-type="float" office:value="0.000005">
            <text:p>5.00E-006</text:p>
          </table:table-cell>
          <table:table-cell/>
          <table:table-cell table:formula="of:=IF(MOD([$Controls.$A541];100)=0;0.00001;0)" office:value-type="float" office:value="0">
            <text:p>0</text:p>
          </table:table-cell>
          <table:table-cell/>
          <table:table-cell table:formula="of:=IF(MOD([$Controls.$A541];100)=0;0.00001;0)+IF(MOD([$Controls.$A541];200)=0;0.00002;0)-IF(MOD([$Controls.$A54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86">
            <text:p>1.86E-6</text:p>
          </table:table-cell>
        </table:table-row>
        <table:table-row table:style-name="ro1">
          <table:table-cell table:style-name="ce4" table:formula="of:=SUM([.C542];[.G542];[.K542])" office:value-type="float" office:value="0.00000564">
            <text:p>5.640E-6</text:p>
          </table:table-cell>
          <table:table-cell/>
          <table:table-cell table:formula="of:=[.C541]" office:value-type="float" office:value="0.000005">
            <text:p>5.00E-006</text:p>
          </table:table-cell>
          <table:table-cell/>
          <table:table-cell table:formula="of:=IF(MOD([$Controls.$A542];100)=0;0.00001;0)" office:value-type="float" office:value="0">
            <text:p>0</text:p>
          </table:table-cell>
          <table:table-cell/>
          <table:table-cell table:formula="of:=IF(MOD([$Controls.$A542];100)=0;0.00001;0)+IF(MOD([$Controls.$A542];200)=0;0.00002;0)-IF(MOD([$Controls.$A54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4">
            <text:p>6.40E-7</text:p>
          </table:table-cell>
        </table:table-row>
        <table:table-row table:style-name="ro1">
          <table:table-cell table:style-name="ce4" table:formula="of:=SUM([.C543];[.G543];[.K543])" office:value-type="float" office:value="0.00000618">
            <text:p>6.180E-6</text:p>
          </table:table-cell>
          <table:table-cell/>
          <table:table-cell table:formula="of:=[.C542]" office:value-type="float" office:value="0.000005">
            <text:p>5.00E-006</text:p>
          </table:table-cell>
          <table:table-cell/>
          <table:table-cell table:formula="of:=IF(MOD([$Controls.$A543];100)=0;0.00001;0)" office:value-type="float" office:value="0">
            <text:p>0</text:p>
          </table:table-cell>
          <table:table-cell/>
          <table:table-cell table:formula="of:=IF(MOD([$Controls.$A543];100)=0;0.00001;0)+IF(MOD([$Controls.$A543];200)=0;0.00002;0)-IF(MOD([$Controls.$A54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18">
            <text:p>1.18E-6</text:p>
          </table:table-cell>
        </table:table-row>
        <table:table-row table:style-name="ro1">
          <table:table-cell table:style-name="ce4" table:formula="of:=SUM([.C544];[.G544];[.K544])" office:value-type="float" office:value="0.00000597">
            <text:p>5.970E-6</text:p>
          </table:table-cell>
          <table:table-cell/>
          <table:table-cell table:formula="of:=[.C543]" office:value-type="float" office:value="0.000005">
            <text:p>5.00E-006</text:p>
          </table:table-cell>
          <table:table-cell/>
          <table:table-cell table:formula="of:=IF(MOD([$Controls.$A544];100)=0;0.00001;0)" office:value-type="float" office:value="0">
            <text:p>0</text:p>
          </table:table-cell>
          <table:table-cell/>
          <table:table-cell table:formula="of:=IF(MOD([$Controls.$A544];100)=0;0.00001;0)+IF(MOD([$Controls.$A544];200)=0;0.00002;0)-IF(MOD([$Controls.$A54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04">
            <text:p>-4.00E-9</text:p>
          </table:table-cell>
          <table:table-cell/>
          <table:table-cell table:style-name="ce1" table:formula="of:=0.00000001*RANDBETWEEN(0;100)*RANDBETWEEN(-3;3)" office:value-type="float" office:value="0.00000097">
            <text:p>9.70E-7</text:p>
          </table:table-cell>
        </table:table-row>
        <table:table-row table:style-name="ro1">
          <table:table-cell table:style-name="ce4" table:formula="of:=SUM([.C545];[.G545];[.K545])" office:value-type="float" office:value="0.00000593">
            <text:p>5.930E-6</text:p>
          </table:table-cell>
          <table:table-cell/>
          <table:table-cell table:formula="of:=[.C544]" office:value-type="float" office:value="0.000005">
            <text:p>5.00E-006</text:p>
          </table:table-cell>
          <table:table-cell/>
          <table:table-cell table:formula="of:=IF(MOD([$Controls.$A545];100)=0;0.00001;0)" office:value-type="float" office:value="0">
            <text:p>0</text:p>
          </table:table-cell>
          <table:table-cell/>
          <table:table-cell table:formula="of:=IF(MOD([$Controls.$A545];100)=0;0.00001;0)+IF(MOD([$Controls.$A545];200)=0;0.00002;0)-IF(MOD([$Controls.$A54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1">
            <text:p>-1.00E-7</text:p>
          </table:table-cell>
          <table:table-cell/>
          <table:table-cell table:style-name="ce1" table:formula="of:=0.00000001*RANDBETWEEN(0;100)*RANDBETWEEN(-3;3)" office:value-type="float" office:value="0.00000093">
            <text:p>9.30E-7</text:p>
          </table:table-cell>
        </table:table-row>
        <table:table-row table:style-name="ro1">
          <table:table-cell table:style-name="ce4" table:formula="of:=SUM([.C546];[.G546];[.K546])" office:value-type="float" office:value="0.00000428">
            <text:p>4.280E-6</text:p>
          </table:table-cell>
          <table:table-cell/>
          <table:table-cell table:formula="of:=[.C545]" office:value-type="float" office:value="0.000005">
            <text:p>5.00E-006</text:p>
          </table:table-cell>
          <table:table-cell/>
          <table:table-cell table:formula="of:=IF(MOD([$Controls.$A546];100)=0;0.00001;0)" office:value-type="float" office:value="0">
            <text:p>0</text:p>
          </table:table-cell>
          <table:table-cell/>
          <table:table-cell table:formula="of:=IF(MOD([$Controls.$A546];100)=0;0.00001;0)+IF(MOD([$Controls.$A546];200)=0;0.00002;0)-IF(MOD([$Controls.$A54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5">
            <text:p>7.50E-8</text:p>
          </table:table-cell>
          <table:table-cell/>
          <table:table-cell table:style-name="ce1" table:formula="of:=0.00000001*RANDBETWEEN(0;100)*RANDBETWEEN(-3;3)" office:value-type="float" office:value="-0.00000072">
            <text:p>-7.20E-7</text:p>
          </table:table-cell>
        </table:table-row>
        <table:table-row table:style-name="ro1">
          <table:table-cell table:style-name="ce4" table:formula="of:=SUM([.C547];[.G547];[.K547])" office:value-type="float" office:value="0.0000038">
            <text:p>3.800E-6</text:p>
          </table:table-cell>
          <table:table-cell/>
          <table:table-cell table:formula="of:=[.C546]" office:value-type="float" office:value="0.000005">
            <text:p>5.00E-006</text:p>
          </table:table-cell>
          <table:table-cell/>
          <table:table-cell table:formula="of:=IF(MOD([$Controls.$A547];100)=0;0.00001;0)" office:value-type="float" office:value="0">
            <text:p>0</text:p>
          </table:table-cell>
          <table:table-cell/>
          <table:table-cell table:formula="of:=IF(MOD([$Controls.$A547];100)=0;0.00001;0)+IF(MOD([$Controls.$A547];200)=0;0.00002;0)-IF(MOD([$Controls.$A54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2">
            <text:p>-1.20E-6</text:p>
          </table:table-cell>
        </table:table-row>
        <table:table-row table:style-name="ro1">
          <table:table-cell table:style-name="ce4" table:formula="of:=SUM([.C548];[.G548];[.K548])" office:value-type="float" office:value="0.00000382">
            <text:p>3.820E-6</text:p>
          </table:table-cell>
          <table:table-cell/>
          <table:table-cell table:formula="of:=[.C547]" office:value-type="float" office:value="0.000005">
            <text:p>5.00E-006</text:p>
          </table:table-cell>
          <table:table-cell/>
          <table:table-cell table:formula="of:=IF(MOD([$Controls.$A548];100)=0;0.00001;0)" office:value-type="float" office:value="0">
            <text:p>0</text:p>
          </table:table-cell>
          <table:table-cell/>
          <table:table-cell table:formula="of:=IF(MOD([$Controls.$A548];100)=0;0.00001;0)+IF(MOD([$Controls.$A548];200)=0;0.00002;0)-IF(MOD([$Controls.$A54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118">
            <text:p>-1.18E-6</text:p>
          </table:table-cell>
        </table:table-row>
        <table:table-row table:style-name="ro1">
          <table:table-cell table:style-name="ce4" table:formula="of:=SUM([.C549];[.G549];[.K549])" office:value-type="float" office:value="0.000005">
            <text:p>5.000E-6</text:p>
          </table:table-cell>
          <table:table-cell/>
          <table:table-cell table:formula="of:=[.C548]" office:value-type="float" office:value="0.000005">
            <text:p>5.00E-006</text:p>
          </table:table-cell>
          <table:table-cell/>
          <table:table-cell table:formula="of:=IF(MOD([$Controls.$A549];100)=0;0.00001;0)" office:value-type="float" office:value="0">
            <text:p>0</text:p>
          </table:table-cell>
          <table:table-cell/>
          <table:table-cell table:formula="of:=IF(MOD([$Controls.$A549];100)=0;0.00001;0)+IF(MOD([$Controls.$A549];200)=0;0.00002;0)-IF(MOD([$Controls.$A54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8">
            <text:p>8.8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50];[.G550];[.K550])" office:value-type="float" office:value="0.00000515">
            <text:p>5.150E-6</text:p>
          </table:table-cell>
          <table:table-cell/>
          <table:table-cell table:formula="of:=[.C549]" office:value-type="float" office:value="0.000005">
            <text:p>5.00E-006</text:p>
          </table:table-cell>
          <table:table-cell/>
          <table:table-cell table:formula="of:=IF(MOD([$Controls.$A550];100)=0;0.00001;0)" office:value-type="float" office:value="0">
            <text:p>0</text:p>
          </table:table-cell>
          <table:table-cell/>
          <table:table-cell table:formula="of:=IF(MOD([$Controls.$A550];100)=0;0.00001;0)+IF(MOD([$Controls.$A550];200)=0;0.00002;0)-IF(MOD([$Controls.$A55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2">
            <text:p>9.20E-8</text:p>
          </table:table-cell>
          <table:table-cell/>
          <table:table-cell table:style-name="ce1" table:formula="of:=0.00000001*RANDBETWEEN(0;100)*RANDBETWEEN(-3;3)" office:value-type="float" office:value="0.00000015">
            <text:p>1.50E-7</text:p>
          </table:table-cell>
        </table:table-row>
        <table:table-row table:style-name="ro1">
          <table:table-cell table:style-name="ce4" table:formula="of:=SUM([.C551];[.G551];[.K551])" office:value-type="float" office:value="0.00000788">
            <text:p>7.880E-6</text:p>
          </table:table-cell>
          <table:table-cell/>
          <table:table-cell table:formula="of:=[.C550]" office:value-type="float" office:value="0.000005">
            <text:p>5.00E-006</text:p>
          </table:table-cell>
          <table:table-cell/>
          <table:table-cell table:formula="of:=IF(MOD([$Controls.$A551];100)=0;0.00001;0)" office:value-type="float" office:value="0">
            <text:p>0</text:p>
          </table:table-cell>
          <table:table-cell/>
          <table:table-cell table:formula="of:=IF(MOD([$Controls.$A551];100)=0;0.00001;0)+IF(MOD([$Controls.$A551];200)=0;0.00002;0)-IF(MOD([$Controls.$A55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3">
            <text:p>6.30E-8</text:p>
          </table:table-cell>
          <table:table-cell/>
          <table:table-cell table:style-name="ce1" table:formula="of:=0.00000001*RANDBETWEEN(0;100)*RANDBETWEEN(-3;3)" office:value-type="float" office:value="0.00000288">
            <text:p>2.88E-6</text:p>
          </table:table-cell>
        </table:table-row>
        <table:table-row table:style-name="ro1">
          <table:table-cell table:style-name="ce4" table:formula="of:=SUM([.C552];[.G552];[.K552])" office:value-type="float" office:value="0.00000501">
            <text:p>5.010E-6</text:p>
          </table:table-cell>
          <table:table-cell/>
          <table:table-cell table:formula="of:=[.C551]" office:value-type="float" office:value="0.000005">
            <text:p>5.00E-006</text:p>
          </table:table-cell>
          <table:table-cell/>
          <table:table-cell table:formula="of:=IF(MOD([$Controls.$A552];100)=0;0.00001;0)" office:value-type="float" office:value="0">
            <text:p>0</text:p>
          </table:table-cell>
          <table:table-cell/>
          <table:table-cell table:formula="of:=IF(MOD([$Controls.$A552];100)=0;0.00001;0)+IF(MOD([$Controls.$A552];200)=0;0.00002;0)-IF(MOD([$Controls.$A55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3">
            <text:p>-2.30E-8</text:p>
          </table:table-cell>
          <table:table-cell/>
          <table:table-cell table:style-name="ce1" table:formula="of:=0.00000001*RANDBETWEEN(0;100)*RANDBETWEEN(-3;3)" office:value-type="float" office:value="0.00000001">
            <text:p>1.00E-8</text:p>
          </table:table-cell>
        </table:table-row>
        <table:table-row table:style-name="ro1">
          <table:table-cell table:style-name="ce4" table:formula="of:=SUM([.C553];[.G553];[.K553])" office:value-type="float" office:value="0.00000594">
            <text:p>5.940E-6</text:p>
          </table:table-cell>
          <table:table-cell/>
          <table:table-cell table:formula="of:=[.C552]" office:value-type="float" office:value="0.000005">
            <text:p>5.00E-006</text:p>
          </table:table-cell>
          <table:table-cell/>
          <table:table-cell table:formula="of:=IF(MOD([$Controls.$A553];100)=0;0.00001;0)" office:value-type="float" office:value="0">
            <text:p>0</text:p>
          </table:table-cell>
          <table:table-cell/>
          <table:table-cell table:formula="of:=IF(MOD([$Controls.$A553];100)=0;0.00001;0)+IF(MOD([$Controls.$A553];200)=0;0.00002;0)-IF(MOD([$Controls.$A55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94">
            <text:p>9.40E-7</text:p>
          </table:table-cell>
        </table:table-row>
        <table:table-row table:style-name="ro1">
          <table:table-cell table:style-name="ce4" table:formula="of:=SUM([.C554];[.G554];[.K554])" office:value-type="float" office:value="0.00000533">
            <text:p>5.330E-6</text:p>
          </table:table-cell>
          <table:table-cell/>
          <table:table-cell table:formula="of:=[.C553]" office:value-type="float" office:value="0.000005">
            <text:p>5.00E-006</text:p>
          </table:table-cell>
          <table:table-cell/>
          <table:table-cell table:formula="of:=IF(MOD([$Controls.$A554];100)=0;0.00001;0)" office:value-type="float" office:value="0">
            <text:p>0</text:p>
          </table:table-cell>
          <table:table-cell/>
          <table:table-cell table:formula="of:=IF(MOD([$Controls.$A554];100)=0;0.00001;0)+IF(MOD([$Controls.$A554];200)=0;0.00002;0)-IF(MOD([$Controls.$A55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1">
            <text:p>1.10E-8</text:p>
          </table:table-cell>
          <table:table-cell/>
          <table:table-cell table:style-name="ce1" table:formula="of:=0.00000001*RANDBETWEEN(0;100)*RANDBETWEEN(-3;3)" office:value-type="float" office:value="0.00000033">
            <text:p>3.30E-7</text:p>
          </table:table-cell>
        </table:table-row>
        <table:table-row table:style-name="ro1">
          <table:table-cell table:style-name="ce4" table:formula="of:=SUM([.C555];[.G555];[.K555])" office:value-type="float" office:value="0.00000458">
            <text:p>4.580E-6</text:p>
          </table:table-cell>
          <table:table-cell/>
          <table:table-cell table:formula="of:=[.C554]" office:value-type="float" office:value="0.000005">
            <text:p>5.00E-006</text:p>
          </table:table-cell>
          <table:table-cell/>
          <table:table-cell table:formula="of:=IF(MOD([$Controls.$A555];100)=0;0.00001;0)" office:value-type="float" office:value="0">
            <text:p>0</text:p>
          </table:table-cell>
          <table:table-cell/>
          <table:table-cell table:formula="of:=IF(MOD([$Controls.$A555];100)=0;0.00001;0)+IF(MOD([$Controls.$A555];200)=0;0.00002;0)-IF(MOD([$Controls.$A55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08">
            <text:p>8.00E-9</text:p>
          </table:table-cell>
          <table:table-cell/>
          <table:table-cell table:style-name="ce1" table:formula="of:=0.00000001*RANDBETWEEN(0;100)*RANDBETWEEN(-3;3)" office:value-type="float" office:value="-0.00000042">
            <text:p>-4.20E-7</text:p>
          </table:table-cell>
        </table:table-row>
        <table:table-row table:style-name="ro1">
          <table:table-cell table:style-name="ce4" table:formula="of:=SUM([.C556];[.G556];[.K556])" office:value-type="float" office:value="0.00000302">
            <text:p>3.020E-6</text:p>
          </table:table-cell>
          <table:table-cell/>
          <table:table-cell table:formula="of:=[.C555]" office:value-type="float" office:value="0.000005">
            <text:p>5.00E-006</text:p>
          </table:table-cell>
          <table:table-cell/>
          <table:table-cell table:formula="of:=IF(MOD([$Controls.$A556];100)=0;0.00001;0)" office:value-type="float" office:value="0">
            <text:p>0</text:p>
          </table:table-cell>
          <table:table-cell/>
          <table:table-cell table:formula="of:=IF(MOD([$Controls.$A556];100)=0;0.00001;0)+IF(MOD([$Controls.$A556];200)=0;0.00002;0)-IF(MOD([$Controls.$A55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-0.00000198">
            <text:p>-1.98E-6</text:p>
          </table:table-cell>
        </table:table-row>
        <table:table-row table:style-name="ro1">
          <table:table-cell table:style-name="ce4" table:formula="of:=SUM([.C557];[.G557];[.K557])" office:value-type="float" office:value="0.00000728">
            <text:p>7.280E-6</text:p>
          </table:table-cell>
          <table:table-cell/>
          <table:table-cell table:formula="of:=[.C556]" office:value-type="float" office:value="0.000005">
            <text:p>5.00E-006</text:p>
          </table:table-cell>
          <table:table-cell/>
          <table:table-cell table:formula="of:=IF(MOD([$Controls.$A557];100)=0;0.00001;0)" office:value-type="float" office:value="0">
            <text:p>0</text:p>
          </table:table-cell>
          <table:table-cell/>
          <table:table-cell table:formula="of:=IF(MOD([$Controls.$A557];100)=0;0.00001;0)+IF(MOD([$Controls.$A557];200)=0;0.00002;0)-IF(MOD([$Controls.$A55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228">
            <text:p>2.28E-6</text:p>
          </table:table-cell>
        </table:table-row>
        <table:table-row table:style-name="ro1">
          <table:table-cell table:style-name="ce4" table:formula="of:=SUM([.C558];[.G558];[.K558])" office:value-type="float" office:value="0.00000411">
            <text:p>4.110E-6</text:p>
          </table:table-cell>
          <table:table-cell/>
          <table:table-cell table:formula="of:=[.C557]" office:value-type="float" office:value="0.000005">
            <text:p>5.00E-006</text:p>
          </table:table-cell>
          <table:table-cell/>
          <table:table-cell table:formula="of:=IF(MOD([$Controls.$A558];100)=0;0.00001;0)" office:value-type="float" office:value="0">
            <text:p>0</text:p>
          </table:table-cell>
          <table:table-cell/>
          <table:table-cell table:formula="of:=IF(MOD([$Controls.$A558];100)=0;0.00001;0)+IF(MOD([$Controls.$A558];200)=0;0.00002;0)-IF(MOD([$Controls.$A55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89">
            <text:p>-8.90E-7</text:p>
          </table:table-cell>
        </table:table-row>
        <table:table-row table:style-name="ro1">
          <table:table-cell table:style-name="ce4" table:formula="of:=SUM([.C559];[.G559];[.K559])" office:value-type="float" office:value="0.00000666">
            <text:p>6.660E-6</text:p>
          </table:table-cell>
          <table:table-cell/>
          <table:table-cell table:formula="of:=[.C558]" office:value-type="float" office:value="0.000005">
            <text:p>5.00E-006</text:p>
          </table:table-cell>
          <table:table-cell/>
          <table:table-cell table:formula="of:=IF(MOD([$Controls.$A559];100)=0;0.00001;0)" office:value-type="float" office:value="0">
            <text:p>0</text:p>
          </table:table-cell>
          <table:table-cell/>
          <table:table-cell table:formula="of:=IF(MOD([$Controls.$A559];100)=0;0.00001;0)+IF(MOD([$Controls.$A559];200)=0;0.00002;0)-IF(MOD([$Controls.$A55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66">
            <text:p>1.66E-6</text:p>
          </table:table-cell>
        </table:table-row>
        <table:table-row table:style-name="ro1">
          <table:table-cell table:style-name="ce4" table:formula="of:=SUM([.C560];[.G560];[.K560])" office:value-type="float" office:value="0.00000688">
            <text:p>6.880E-6</text:p>
          </table:table-cell>
          <table:table-cell/>
          <table:table-cell table:formula="of:=[.C559]" office:value-type="float" office:value="0.000005">
            <text:p>5.00E-006</text:p>
          </table:table-cell>
          <table:table-cell/>
          <table:table-cell table:formula="of:=IF(MOD([$Controls.$A560];100)=0;0.00001;0)" office:value-type="float" office:value="0">
            <text:p>0</text:p>
          </table:table-cell>
          <table:table-cell/>
          <table:table-cell table:formula="of:=IF(MOD([$Controls.$A560];100)=0;0.00001;0)+IF(MOD([$Controls.$A560];200)=0;0.00002;0)-IF(MOD([$Controls.$A56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7">
            <text:p>-6.70E-8</text:p>
          </table:table-cell>
          <table:table-cell/>
          <table:table-cell table:style-name="ce1" table:formula="of:=0.00000001*RANDBETWEEN(0;100)*RANDBETWEEN(-3;3)" office:value-type="float" office:value="0.00000188">
            <text:p>1.88E-6</text:p>
          </table:table-cell>
        </table:table-row>
        <table:table-row table:style-name="ro1">
          <table:table-cell table:style-name="ce4" table:formula="of:=SUM([.C561];[.G561];[.K561])" office:value-type="float" office:value="0.00000406">
            <text:p>4.060E-6</text:p>
          </table:table-cell>
          <table:table-cell/>
          <table:table-cell table:formula="of:=[.C560]" office:value-type="float" office:value="0.000005">
            <text:p>5.00E-006</text:p>
          </table:table-cell>
          <table:table-cell/>
          <table:table-cell table:formula="of:=IF(MOD([$Controls.$A561];100)=0;0.00001;0)" office:value-type="float" office:value="0">
            <text:p>0</text:p>
          </table:table-cell>
          <table:table-cell/>
          <table:table-cell table:formula="of:=IF(MOD([$Controls.$A561];100)=0;0.00001;0)+IF(MOD([$Controls.$A561];200)=0;0.00002;0)-IF(MOD([$Controls.$A56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94">
            <text:p>-9.40E-7</text:p>
          </table:table-cell>
        </table:table-row>
        <table:table-row table:style-name="ro1">
          <table:table-cell table:style-name="ce4" table:formula="of:=SUM([.C562];[.G562];[.K562])" office:value-type="float" office:value="0.00000245">
            <text:p>2.450E-6</text:p>
          </table:table-cell>
          <table:table-cell/>
          <table:table-cell table:formula="of:=[.C561]" office:value-type="float" office:value="0.000005">
            <text:p>5.00E-006</text:p>
          </table:table-cell>
          <table:table-cell/>
          <table:table-cell table:formula="of:=IF(MOD([$Controls.$A562];100)=0;0.00001;0)" office:value-type="float" office:value="0">
            <text:p>0</text:p>
          </table:table-cell>
          <table:table-cell/>
          <table:table-cell table:formula="of:=IF(MOD([$Controls.$A562];100)=0;0.00001;0)+IF(MOD([$Controls.$A562];200)=0;0.00002;0)-IF(MOD([$Controls.$A56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8">
            <text:p>-9.80E-8</text:p>
          </table:table-cell>
          <table:table-cell/>
          <table:table-cell table:style-name="ce1" table:formula="of:=0.00000001*RANDBETWEEN(0;100)*RANDBETWEEN(-3;3)" office:value-type="float" office:value="-0.00000255">
            <text:p>-2.55E-6</text:p>
          </table:table-cell>
        </table:table-row>
        <table:table-row table:style-name="ro1">
          <table:table-cell table:style-name="ce4" table:formula="of:=SUM([.C563];[.G563];[.K563])" office:value-type="float" office:value="0.000035">
            <text:p>3.500E-5</text:p>
          </table:table-cell>
          <table:table-cell/>
          <table:table-cell table:formula="of:=[.C562]" office:value-type="float" office:value="0.000005">
            <text:p>5.00E-006</text:p>
          </table:table-cell>
          <table:table-cell/>
          <table:table-cell table:formula="of:=IF(MOD([$Controls.$A563];100)=0;0.00001;0)" office:value-type="float" office:value="0.00001">
            <text:p>0.00001</text:p>
          </table:table-cell>
          <table:table-cell/>
          <table:table-cell table:formula="of:=IF(MOD([$Controls.$A563];100)=0;0.00001;0)+IF(MOD([$Controls.$A563];200)=0;0.00002;0)-IF(MOD([$Controls.$A563];300)=0;0.000005;0)" office:value-type="float" office:value="0.00003">
            <text:p>0.00003</text:p>
          </table:table-cell>
          <table:table-cell/>
          <table:table-cell table:formula="of:=0.000000001*RANDBETWEEN(0;100)*RANDBETWEEN(-1;1)" office:value-type="float" office:value="-0.000000092">
            <text:p>-9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64];[.G564];[.K564])" office:value-type="float" office:value="0.00000436">
            <text:p>4.360E-6</text:p>
          </table:table-cell>
          <table:table-cell/>
          <table:table-cell table:formula="of:=[.C563]" office:value-type="float" office:value="0.000005">
            <text:p>5.00E-006</text:p>
          </table:table-cell>
          <table:table-cell/>
          <table:table-cell table:formula="of:=IF(MOD([$Controls.$A564];100)=0;0.00001;0)" office:value-type="float" office:value="0">
            <text:p>0</text:p>
          </table:table-cell>
          <table:table-cell/>
          <table:table-cell table:formula="of:=IF(MOD([$Controls.$A564];100)=0;0.00001;0)+IF(MOD([$Controls.$A564];200)=0;0.00002;0)-IF(MOD([$Controls.$A56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76">
            <text:p>7.60E-8</text:p>
          </table:table-cell>
          <table:table-cell/>
          <table:table-cell table:style-name="ce1" table:formula="of:=0.00000001*RANDBETWEEN(0;100)*RANDBETWEEN(-3;3)" office:value-type="float" office:value="-0.00000064">
            <text:p>-6.40E-7</text:p>
          </table:table-cell>
        </table:table-row>
        <table:table-row table:style-name="ro1">
          <table:table-cell table:style-name="ce4" table:formula="of:=SUM([.C565];[.G565];[.K565])" office:value-type="float" office:value="0.00000402">
            <text:p>4.020E-6</text:p>
          </table:table-cell>
          <table:table-cell/>
          <table:table-cell table:formula="of:=[.C564]" office:value-type="float" office:value="0.000005">
            <text:p>5.00E-006</text:p>
          </table:table-cell>
          <table:table-cell/>
          <table:table-cell table:formula="of:=IF(MOD([$Controls.$A565];100)=0;0.00001;0)" office:value-type="float" office:value="0">
            <text:p>0</text:p>
          </table:table-cell>
          <table:table-cell/>
          <table:table-cell table:formula="of:=IF(MOD([$Controls.$A565];100)=0;0.00001;0)+IF(MOD([$Controls.$A565];200)=0;0.00002;0)-IF(MOD([$Controls.$A56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94">
            <text:p>9.40E-8</text:p>
          </table:table-cell>
          <table:table-cell/>
          <table:table-cell table:style-name="ce1" table:formula="of:=0.00000001*RANDBETWEEN(0;100)*RANDBETWEEN(-3;3)" office:value-type="float" office:value="-0.00000098">
            <text:p>-9.80E-7</text:p>
          </table:table-cell>
        </table:table-row>
        <table:table-row table:style-name="ro1">
          <table:table-cell table:style-name="ce4" table:formula="of:=SUM([.C566];[.G566];[.K566])" office:value-type="float" office:value="0.00000563">
            <text:p>5.630E-6</text:p>
          </table:table-cell>
          <table:table-cell/>
          <table:table-cell table:formula="of:=[.C565]" office:value-type="float" office:value="0.000005">
            <text:p>5.00E-006</text:p>
          </table:table-cell>
          <table:table-cell/>
          <table:table-cell table:formula="of:=IF(MOD([$Controls.$A566];100)=0;0.00001;0)" office:value-type="float" office:value="0">
            <text:p>0</text:p>
          </table:table-cell>
          <table:table-cell/>
          <table:table-cell table:formula="of:=IF(MOD([$Controls.$A566];100)=0;0.00001;0)+IF(MOD([$Controls.$A566];200)=0;0.00002;0)-IF(MOD([$Controls.$A56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63">
            <text:p>6.30E-7</text:p>
          </table:table-cell>
        </table:table-row>
        <table:table-row table:style-name="ro1">
          <table:table-cell table:style-name="ce4" table:formula="of:=SUM([.C567];[.G567];[.K567])" office:value-type="float" office:value="0.00000436">
            <text:p>4.360E-6</text:p>
          </table:table-cell>
          <table:table-cell/>
          <table:table-cell table:formula="of:=[.C566]" office:value-type="float" office:value="0.000005">
            <text:p>5.00E-006</text:p>
          </table:table-cell>
          <table:table-cell/>
          <table:table-cell table:formula="of:=IF(MOD([$Controls.$A567];100)=0;0.00001;0)" office:value-type="float" office:value="0">
            <text:p>0</text:p>
          </table:table-cell>
          <table:table-cell/>
          <table:table-cell table:formula="of:=IF(MOD([$Controls.$A567];100)=0;0.00001;0)+IF(MOD([$Controls.$A567];200)=0;0.00002;0)-IF(MOD([$Controls.$A56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37">
            <text:p>3.70E-8</text:p>
          </table:table-cell>
          <table:table-cell/>
          <table:table-cell table:style-name="ce1" table:formula="of:=0.00000001*RANDBETWEEN(0;100)*RANDBETWEEN(-3;3)" office:value-type="float" office:value="-0.00000064">
            <text:p>-6.40E-7</text:p>
          </table:table-cell>
        </table:table-row>
        <table:table-row table:style-name="ro1">
          <table:table-cell table:style-name="ce4" table:formula="of:=SUM([.C568];[.G568];[.K568])" office:value-type="float" office:value="0.00000378">
            <text:p>3.780E-6</text:p>
          </table:table-cell>
          <table:table-cell/>
          <table:table-cell table:formula="of:=[.C567]" office:value-type="float" office:value="0.000005">
            <text:p>5.00E-006</text:p>
          </table:table-cell>
          <table:table-cell/>
          <table:table-cell table:formula="of:=IF(MOD([$Controls.$A568];100)=0;0.00001;0)" office:value-type="float" office:value="0">
            <text:p>0</text:p>
          </table:table-cell>
          <table:table-cell/>
          <table:table-cell table:formula="of:=IF(MOD([$Controls.$A568];100)=0;0.00001;0)+IF(MOD([$Controls.$A568];200)=0;0.00002;0)-IF(MOD([$Controls.$A56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8">
            <text:p>-5.80E-8</text:p>
          </table:table-cell>
          <table:table-cell/>
          <table:table-cell table:style-name="ce1" table:formula="of:=0.00000001*RANDBETWEEN(0;100)*RANDBETWEEN(-3;3)" office:value-type="float" office:value="-0.00000122">
            <text:p>-1.22E-6</text:p>
          </table:table-cell>
        </table:table-row>
        <table:table-row table:style-name="ro1">
          <table:table-cell table:style-name="ce4" table:formula="of:=SUM([.C569];[.G569];[.K569])" office:value-type="float" office:value="0.00000785">
            <text:p>7.850E-6</text:p>
          </table:table-cell>
          <table:table-cell/>
          <table:table-cell table:formula="of:=[.C568]" office:value-type="float" office:value="0.000005">
            <text:p>5.00E-006</text:p>
          </table:table-cell>
          <table:table-cell/>
          <table:table-cell table:formula="of:=IF(MOD([$Controls.$A569];100)=0;0.00001;0)" office:value-type="float" office:value="0">
            <text:p>0</text:p>
          </table:table-cell>
          <table:table-cell/>
          <table:table-cell table:formula="of:=IF(MOD([$Controls.$A569];100)=0;0.00001;0)+IF(MOD([$Controls.$A569];200)=0;0.00002;0)-IF(MOD([$Controls.$A56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5">
            <text:p>4.50E-8</text:p>
          </table:table-cell>
          <table:table-cell/>
          <table:table-cell table:style-name="ce1" table:formula="of:=0.00000001*RANDBETWEEN(0;100)*RANDBETWEEN(-3;3)" office:value-type="float" office:value="0.00000285">
            <text:p>2.85E-6</text:p>
          </table:table-cell>
        </table:table-row>
        <table:table-row table:style-name="ro1">
          <table:table-cell table:style-name="ce4" table:formula="of:=SUM([.C570];[.G570];[.K570])" office:value-type="float" office:value="0.00000248">
            <text:p>2.480E-6</text:p>
          </table:table-cell>
          <table:table-cell/>
          <table:table-cell table:formula="of:=[.C569]" office:value-type="float" office:value="0.000005">
            <text:p>5.00E-006</text:p>
          </table:table-cell>
          <table:table-cell/>
          <table:table-cell table:formula="of:=IF(MOD([$Controls.$A570];100)=0;0.00001;0)" office:value-type="float" office:value="0">
            <text:p>0</text:p>
          </table:table-cell>
          <table:table-cell/>
          <table:table-cell table:formula="of:=IF(MOD([$Controls.$A570];100)=0;0.00001;0)+IF(MOD([$Controls.$A570];200)=0;0.00002;0)-IF(MOD([$Controls.$A57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252">
            <text:p>-2.52E-6</text:p>
          </table:table-cell>
        </table:table-row>
        <table:table-row table:style-name="ro1">
          <table:table-cell table:style-name="ce4" table:formula="of:=SUM([.C571];[.G571];[.K571])" office:value-type="float" office:value="0.000005">
            <text:p>5.000E-6</text:p>
          </table:table-cell>
          <table:table-cell/>
          <table:table-cell table:formula="of:=[.C570]" office:value-type="float" office:value="0.000005">
            <text:p>5.00E-006</text:p>
          </table:table-cell>
          <table:table-cell/>
          <table:table-cell table:formula="of:=IF(MOD([$Controls.$A571];100)=0;0.00001;0)" office:value-type="float" office:value="0">
            <text:p>0</text:p>
          </table:table-cell>
          <table:table-cell/>
          <table:table-cell table:formula="of:=IF(MOD([$Controls.$A571];100)=0;0.00001;0)+IF(MOD([$Controls.$A571];200)=0;0.00002;0)-IF(MOD([$Controls.$A57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7">
            <text:p>4.7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72];[.G572];[.K572])" office:value-type="float" office:value="0.00000532">
            <text:p>5.320E-6</text:p>
          </table:table-cell>
          <table:table-cell/>
          <table:table-cell table:formula="of:=[.C571]" office:value-type="float" office:value="0.000005">
            <text:p>5.00E-006</text:p>
          </table:table-cell>
          <table:table-cell/>
          <table:table-cell table:formula="of:=IF(MOD([$Controls.$A572];100)=0;0.00001;0)" office:value-type="float" office:value="0">
            <text:p>0</text:p>
          </table:table-cell>
          <table:table-cell/>
          <table:table-cell table:formula="of:=IF(MOD([$Controls.$A572];100)=0;0.00001;0)+IF(MOD([$Controls.$A572];200)=0;0.00002;0)-IF(MOD([$Controls.$A57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032">
            <text:p>3.20E-7</text:p>
          </table:table-cell>
        </table:table-row>
        <table:table-row table:style-name="ro1">
          <table:table-cell table:style-name="ce4" table:formula="of:=SUM([.C573];[.G573];[.K573])" office:value-type="float" office:value="0.00000359">
            <text:p>3.590E-6</text:p>
          </table:table-cell>
          <table:table-cell/>
          <table:table-cell table:formula="of:=[.C572]" office:value-type="float" office:value="0.000005">
            <text:p>5.00E-006</text:p>
          </table:table-cell>
          <table:table-cell/>
          <table:table-cell table:formula="of:=IF(MOD([$Controls.$A573];100)=0;0.00001;0)" office:value-type="float" office:value="0">
            <text:p>0</text:p>
          </table:table-cell>
          <table:table-cell/>
          <table:table-cell table:formula="of:=IF(MOD([$Controls.$A573];100)=0;0.00001;0)+IF(MOD([$Controls.$A573];200)=0;0.00002;0)-IF(MOD([$Controls.$A57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6">
            <text:p>-4.60E-8</text:p>
          </table:table-cell>
          <table:table-cell/>
          <table:table-cell table:style-name="ce1" table:formula="of:=0.00000001*RANDBETWEEN(0;100)*RANDBETWEEN(-3;3)" office:value-type="float" office:value="-0.00000141">
            <text:p>-1.41E-6</text:p>
          </table:table-cell>
        </table:table-row>
        <table:table-row table:style-name="ro1">
          <table:table-cell table:style-name="ce4" table:formula="of:=SUM([.C574];[.G574];[.K574])" office:value-type="float" office:value="0.00000494">
            <text:p>4.940E-6</text:p>
          </table:table-cell>
          <table:table-cell/>
          <table:table-cell table:formula="of:=[.C573]" office:value-type="float" office:value="0.000005">
            <text:p>5.00E-006</text:p>
          </table:table-cell>
          <table:table-cell/>
          <table:table-cell table:formula="of:=IF(MOD([$Controls.$A574];100)=0;0.00001;0)" office:value-type="float" office:value="0">
            <text:p>0</text:p>
          </table:table-cell>
          <table:table-cell/>
          <table:table-cell table:formula="of:=IF(MOD([$Controls.$A574];100)=0;0.00001;0)+IF(MOD([$Controls.$A574];200)=0;0.00002;0)-IF(MOD([$Controls.$A57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6">
            <text:p>-6.00E-8</text:p>
          </table:table-cell>
        </table:table-row>
        <table:table-row table:style-name="ro1">
          <table:table-cell table:style-name="ce4" table:formula="of:=SUM([.C575];[.G575];[.K575])" office:value-type="float" office:value="0.0000023">
            <text:p>2.300E-6</text:p>
          </table:table-cell>
          <table:table-cell/>
          <table:table-cell table:formula="of:=[.C574]" office:value-type="float" office:value="0.000005">
            <text:p>5.00E-006</text:p>
          </table:table-cell>
          <table:table-cell/>
          <table:table-cell table:formula="of:=IF(MOD([$Controls.$A575];100)=0;0.00001;0)" office:value-type="float" office:value="0">
            <text:p>0</text:p>
          </table:table-cell>
          <table:table-cell/>
          <table:table-cell table:formula="of:=IF(MOD([$Controls.$A575];100)=0;0.00001;0)+IF(MOD([$Controls.$A575];200)=0;0.00002;0)-IF(MOD([$Controls.$A57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">
            <text:p>6.00E-8</text:p>
          </table:table-cell>
          <table:table-cell/>
          <table:table-cell table:style-name="ce1" table:formula="of:=0.00000001*RANDBETWEEN(0;100)*RANDBETWEEN(-3;3)" office:value-type="float" office:value="-0.0000027">
            <text:p>-2.70E-6</text:p>
          </table:table-cell>
        </table:table-row>
        <table:table-row table:style-name="ro1">
          <table:table-cell table:style-name="ce4" table:formula="of:=SUM([.C576];[.G576];[.K576])" office:value-type="float" office:value="0.00000495">
            <text:p>4.950E-6</text:p>
          </table:table-cell>
          <table:table-cell/>
          <table:table-cell table:formula="of:=[.C575]" office:value-type="float" office:value="0.000005">
            <text:p>5.00E-006</text:p>
          </table:table-cell>
          <table:table-cell/>
          <table:table-cell table:formula="of:=IF(MOD([$Controls.$A576];100)=0;0.00001;0)" office:value-type="float" office:value="0">
            <text:p>0</text:p>
          </table:table-cell>
          <table:table-cell/>
          <table:table-cell table:formula="of:=IF(MOD([$Controls.$A576];100)=0;0.00001;0)+IF(MOD([$Controls.$A576];200)=0;0.00002;0)-IF(MOD([$Controls.$A57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5">
            <text:p>-5.00E-8</text:p>
          </table:table-cell>
        </table:table-row>
        <table:table-row table:style-name="ro1">
          <table:table-cell table:style-name="ce4" table:formula="of:=SUM([.C577];[.G577];[.K577])" office:value-type="float" office:value="0.00000557">
            <text:p>5.570E-6</text:p>
          </table:table-cell>
          <table:table-cell/>
          <table:table-cell table:formula="of:=[.C576]" office:value-type="float" office:value="0.000005">
            <text:p>5.00E-006</text:p>
          </table:table-cell>
          <table:table-cell/>
          <table:table-cell table:formula="of:=IF(MOD([$Controls.$A577];100)=0;0.00001;0)" office:value-type="float" office:value="0">
            <text:p>0</text:p>
          </table:table-cell>
          <table:table-cell/>
          <table:table-cell table:formula="of:=IF(MOD([$Controls.$A577];100)=0;0.00001;0)+IF(MOD([$Controls.$A577];200)=0;0.00002;0)-IF(MOD([$Controls.$A57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12">
            <text:p>1.20E-8</text:p>
          </table:table-cell>
          <table:table-cell/>
          <table:table-cell table:style-name="ce1" table:formula="of:=0.00000001*RANDBETWEEN(0;100)*RANDBETWEEN(-3;3)" office:value-type="float" office:value="0.00000057">
            <text:p>5.70E-7</text:p>
          </table:table-cell>
        </table:table-row>
        <table:table-row table:style-name="ro1">
          <table:table-cell table:style-name="ce4" table:formula="of:=SUM([.C578];[.G578];[.K578])" office:value-type="float" office:value="0.00000544">
            <text:p>5.440E-6</text:p>
          </table:table-cell>
          <table:table-cell/>
          <table:table-cell table:formula="of:=[.C577]" office:value-type="float" office:value="0.000005">
            <text:p>5.00E-006</text:p>
          </table:table-cell>
          <table:table-cell/>
          <table:table-cell table:formula="of:=IF(MOD([$Controls.$A578];100)=0;0.00001;0)" office:value-type="float" office:value="0">
            <text:p>0</text:p>
          </table:table-cell>
          <table:table-cell/>
          <table:table-cell table:formula="of:=IF(MOD([$Controls.$A578];100)=0;0.00001;0)+IF(MOD([$Controls.$A578];200)=0;0.00002;0)-IF(MOD([$Controls.$A57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49">
            <text:p>-4.90E-8</text:p>
          </table:table-cell>
          <table:table-cell/>
          <table:table-cell table:style-name="ce1" table:formula="of:=0.00000001*RANDBETWEEN(0;100)*RANDBETWEEN(-3;3)" office:value-type="float" office:value="0.00000044">
            <text:p>4.40E-7</text:p>
          </table:table-cell>
        </table:table-row>
        <table:table-row table:style-name="ro1">
          <table:table-cell table:style-name="ce4" table:formula="of:=SUM([.C579];[.G579];[.K579])" office:value-type="float" office:value="0.00000566">
            <text:p>5.660E-6</text:p>
          </table:table-cell>
          <table:table-cell/>
          <table:table-cell table:formula="of:=[.C578]" office:value-type="float" office:value="0.000005">
            <text:p>5.00E-006</text:p>
          </table:table-cell>
          <table:table-cell/>
          <table:table-cell table:formula="of:=IF(MOD([$Controls.$A579];100)=0;0.00001;0)" office:value-type="float" office:value="0">
            <text:p>0</text:p>
          </table:table-cell>
          <table:table-cell/>
          <table:table-cell table:formula="of:=IF(MOD([$Controls.$A579];100)=0;0.00001;0)+IF(MOD([$Controls.$A579];200)=0;0.00002;0)-IF(MOD([$Controls.$A57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74">
            <text:p>-7.40E-8</text:p>
          </table:table-cell>
          <table:table-cell/>
          <table:table-cell table:style-name="ce1" table:formula="of:=0.00000001*RANDBETWEEN(0;100)*RANDBETWEEN(-3;3)" office:value-type="float" office:value="0.00000066">
            <text:p>6.60E-7</text:p>
          </table:table-cell>
        </table:table-row>
        <table:table-row table:style-name="ro1">
          <table:table-cell table:style-name="ce4" table:formula="of:=SUM([.C580];[.G580];[.K580])" office:value-type="float" office:value="0.00000408">
            <text:p>4.080E-6</text:p>
          </table:table-cell>
          <table:table-cell/>
          <table:table-cell table:formula="of:=[.C579]" office:value-type="float" office:value="0.000005">
            <text:p>5.00E-006</text:p>
          </table:table-cell>
          <table:table-cell/>
          <table:table-cell table:formula="of:=IF(MOD([$Controls.$A580];100)=0;0.00001;0)" office:value-type="float" office:value="0">
            <text:p>0</text:p>
          </table:table-cell>
          <table:table-cell/>
          <table:table-cell table:formula="of:=IF(MOD([$Controls.$A580];100)=0;0.00001;0)+IF(MOD([$Controls.$A580];200)=0;0.00002;0)-IF(MOD([$Controls.$A58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4">
            <text:p>8.40E-8</text:p>
          </table:table-cell>
          <table:table-cell/>
          <table:table-cell table:style-name="ce1" table:formula="of:=0.00000001*RANDBETWEEN(0;100)*RANDBETWEEN(-3;3)" office:value-type="float" office:value="-0.00000092">
            <text:p>-9.20E-7</text:p>
          </table:table-cell>
        </table:table-row>
        <table:table-row table:style-name="ro1">
          <table:table-cell table:style-name="ce4" table:formula="of:=SUM([.C581];[.G581];[.K581])" office:value-type="float" office:value="0.00000464">
            <text:p>4.640E-6</text:p>
          </table:table-cell>
          <table:table-cell/>
          <table:table-cell table:formula="of:=[.C580]" office:value-type="float" office:value="0.000005">
            <text:p>5.00E-006</text:p>
          </table:table-cell>
          <table:table-cell/>
          <table:table-cell table:formula="of:=IF(MOD([$Controls.$A581];100)=0;0.00001;0)" office:value-type="float" office:value="0">
            <text:p>0</text:p>
          </table:table-cell>
          <table:table-cell/>
          <table:table-cell table:formula="of:=IF(MOD([$Controls.$A581];100)=0;0.00001;0)+IF(MOD([$Controls.$A581];200)=0;0.00002;0)-IF(MOD([$Controls.$A58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36">
            <text:p>-3.60E-7</text:p>
          </table:table-cell>
        </table:table-row>
        <table:table-row table:style-name="ro1">
          <table:table-cell table:style-name="ce4" table:formula="of:=SUM([.C582];[.G582];[.K582])" office:value-type="float" office:value="0.000005">
            <text:p>5.000E-6</text:p>
          </table:table-cell>
          <table:table-cell/>
          <table:table-cell table:formula="of:=[.C581]" office:value-type="float" office:value="0.000005">
            <text:p>5.00E-006</text:p>
          </table:table-cell>
          <table:table-cell/>
          <table:table-cell table:formula="of:=IF(MOD([$Controls.$A582];100)=0;0.00001;0)" office:value-type="float" office:value="0">
            <text:p>0</text:p>
          </table:table-cell>
          <table:table-cell/>
          <table:table-cell table:formula="of:=IF(MOD([$Controls.$A582];100)=0;0.00001;0)+IF(MOD([$Controls.$A582];200)=0;0.00002;0)-IF(MOD([$Controls.$A58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23">
            <text:p>-2.3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83];[.G583];[.K583])" office:value-type="float" office:value="0.0000057">
            <text:p>5.700E-6</text:p>
          </table:table-cell>
          <table:table-cell/>
          <table:table-cell table:formula="of:=[.C582]" office:value-type="float" office:value="0.000005">
            <text:p>5.00E-006</text:p>
          </table:table-cell>
          <table:table-cell/>
          <table:table-cell table:formula="of:=IF(MOD([$Controls.$A583];100)=0;0.00001;0)" office:value-type="float" office:value="0">
            <text:p>0</text:p>
          </table:table-cell>
          <table:table-cell/>
          <table:table-cell table:formula="of:=IF(MOD([$Controls.$A583];100)=0;0.00001;0)+IF(MOD([$Controls.$A583];200)=0;0.00002;0)-IF(MOD([$Controls.$A58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0.0000007">
            <text:p>7.00E-7</text:p>
          </table:table-cell>
        </table:table-row>
        <table:table-row table:style-name="ro1">
          <table:table-cell table:style-name="ce4" table:formula="of:=SUM([.C584];[.G584];[.K584])" office:value-type="float" office:value="0.00000428">
            <text:p>4.280E-6</text:p>
          </table:table-cell>
          <table:table-cell/>
          <table:table-cell table:formula="of:=[.C583]" office:value-type="float" office:value="0.000005">
            <text:p>5.00E-006</text:p>
          </table:table-cell>
          <table:table-cell/>
          <table:table-cell table:formula="of:=IF(MOD([$Controls.$A584];100)=0;0.00001;0)" office:value-type="float" office:value="0">
            <text:p>0</text:p>
          </table:table-cell>
          <table:table-cell/>
          <table:table-cell table:formula="of:=IF(MOD([$Controls.$A584];100)=0;0.00001;0)+IF(MOD([$Controls.$A584];200)=0;0.00002;0)-IF(MOD([$Controls.$A58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62">
            <text:p>6.20E-8</text:p>
          </table:table-cell>
          <table:table-cell/>
          <table:table-cell table:style-name="ce1" table:formula="of:=0.00000001*RANDBETWEEN(0;100)*RANDBETWEEN(-3;3)" office:value-type="float" office:value="-0.00000072">
            <text:p>-7.20E-7</text:p>
          </table:table-cell>
        </table:table-row>
        <table:table-row table:style-name="ro1">
          <table:table-cell table:style-name="ce4" table:formula="of:=SUM([.C585];[.G585];[.K585])" office:value-type="float" office:value="0.000005">
            <text:p>5.000E-6</text:p>
          </table:table-cell>
          <table:table-cell/>
          <table:table-cell table:formula="of:=[.C584]" office:value-type="float" office:value="0.000005">
            <text:p>5.00E-006</text:p>
          </table:table-cell>
          <table:table-cell/>
          <table:table-cell table:formula="of:=IF(MOD([$Controls.$A585];100)=0;0.00001;0)" office:value-type="float" office:value="0">
            <text:p>0</text:p>
          </table:table-cell>
          <table:table-cell/>
          <table:table-cell table:formula="of:=IF(MOD([$Controls.$A585];100)=0;0.00001;0)+IF(MOD([$Controls.$A585];200)=0;0.00002;0)-IF(MOD([$Controls.$A58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2">
            <text:p>5.2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86];[.G586];[.K586])" office:value-type="float" office:value="0.00000578">
            <text:p>5.780E-6</text:p>
          </table:table-cell>
          <table:table-cell/>
          <table:table-cell table:formula="of:=[.C585]" office:value-type="float" office:value="0.000005">
            <text:p>5.00E-006</text:p>
          </table:table-cell>
          <table:table-cell/>
          <table:table-cell table:formula="of:=IF(MOD([$Controls.$A586];100)=0;0.00001;0)" office:value-type="float" office:value="0">
            <text:p>0</text:p>
          </table:table-cell>
          <table:table-cell/>
          <table:table-cell table:formula="of:=IF(MOD([$Controls.$A586];100)=0;0.00001;0)+IF(MOD([$Controls.$A586];200)=0;0.00002;0)-IF(MOD([$Controls.$A58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51">
            <text:p>5.10E-8</text:p>
          </table:table-cell>
          <table:table-cell/>
          <table:table-cell table:style-name="ce1" table:formula="of:=0.00000001*RANDBETWEEN(0;100)*RANDBETWEEN(-3;3)" office:value-type="float" office:value="0.00000078">
            <text:p>7.80E-7</text:p>
          </table:table-cell>
        </table:table-row>
        <table:table-row table:style-name="ro1">
          <table:table-cell table:style-name="ce4" table:formula="of:=SUM([.C587];[.G587];[.K587])" office:value-type="float" office:value="0.000005">
            <text:p>5.000E-6</text:p>
          </table:table-cell>
          <table:table-cell/>
          <table:table-cell table:formula="of:=[.C586]" office:value-type="float" office:value="0.000005">
            <text:p>5.00E-006</text:p>
          </table:table-cell>
          <table:table-cell/>
          <table:table-cell table:formula="of:=IF(MOD([$Controls.$A587];100)=0;0.00001;0)" office:value-type="float" office:value="0">
            <text:p>0</text:p>
          </table:table-cell>
          <table:table-cell/>
          <table:table-cell table:formula="of:=IF(MOD([$Controls.$A587];100)=0;0.00001;0)+IF(MOD([$Controls.$A587];200)=0;0.00002;0)-IF(MOD([$Controls.$A58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85">
            <text:p>8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88];[.G588];[.K588])" office:value-type="float" office:value="0.000005">
            <text:p>5.000E-6</text:p>
          </table:table-cell>
          <table:table-cell/>
          <table:table-cell table:formula="of:=[.C587]" office:value-type="float" office:value="0.000005">
            <text:p>5.00E-006</text:p>
          </table:table-cell>
          <table:table-cell/>
          <table:table-cell table:formula="of:=IF(MOD([$Controls.$A588];100)=0;0.00001;0)" office:value-type="float" office:value="0">
            <text:p>0</text:p>
          </table:table-cell>
          <table:table-cell/>
          <table:table-cell table:formula="of:=IF(MOD([$Controls.$A588];100)=0;0.00001;0)+IF(MOD([$Controls.$A588];200)=0;0.00002;0)-IF(MOD([$Controls.$A58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64">
            <text:p>-6.4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89];[.G589];[.K589])" office:value-type="float" office:value="0.000005">
            <text:p>5.000E-6</text:p>
          </table:table-cell>
          <table:table-cell/>
          <table:table-cell table:formula="of:=[.C588]" office:value-type="float" office:value="0.000005">
            <text:p>5.00E-006</text:p>
          </table:table-cell>
          <table:table-cell/>
          <table:table-cell table:formula="of:=IF(MOD([$Controls.$A589];100)=0;0.00001;0)" office:value-type="float" office:value="0">
            <text:p>0</text:p>
          </table:table-cell>
          <table:table-cell/>
          <table:table-cell table:formula="of:=IF(MOD([$Controls.$A589];100)=0;0.00001;0)+IF(MOD([$Controls.$A589];200)=0;0.00002;0)-IF(MOD([$Controls.$A58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1">
            <text:p>1.00E-7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90];[.G590];[.K590])" office:value-type="float" office:value="0.000005">
            <text:p>5.000E-6</text:p>
          </table:table-cell>
          <table:table-cell/>
          <table:table-cell table:formula="of:=[.C589]" office:value-type="float" office:value="0.000005">
            <text:p>5.00E-006</text:p>
          </table:table-cell>
          <table:table-cell/>
          <table:table-cell table:formula="of:=IF(MOD([$Controls.$A590];100)=0;0.00001;0)" office:value-type="float" office:value="0">
            <text:p>0</text:p>
          </table:table-cell>
          <table:table-cell/>
          <table:table-cell table:formula="of:=IF(MOD([$Controls.$A590];100)=0;0.00001;0)+IF(MOD([$Controls.$A590];200)=0;0.00002;0)-IF(MOD([$Controls.$A59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591];[.G591];[.K591])" office:value-type="float" office:value="0.00000612">
            <text:p>6.120E-6</text:p>
          </table:table-cell>
          <table:table-cell/>
          <table:table-cell table:formula="of:=[.C590]" office:value-type="float" office:value="0.000005">
            <text:p>5.00E-006</text:p>
          </table:table-cell>
          <table:table-cell/>
          <table:table-cell table:formula="of:=IF(MOD([$Controls.$A591];100)=0;0.00001;0)" office:value-type="float" office:value="0">
            <text:p>0</text:p>
          </table:table-cell>
          <table:table-cell/>
          <table:table-cell table:formula="of:=IF(MOD([$Controls.$A591];100)=0;0.00001;0)+IF(MOD([$Controls.$A591];200)=0;0.00002;0)-IF(MOD([$Controls.$A59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12">
            <text:p>1.12E-6</text:p>
          </table:table-cell>
        </table:table-row>
        <table:table-row table:style-name="ro1">
          <table:table-cell table:style-name="ce4" table:formula="of:=SUM([.C592];[.G592];[.K592])" office:value-type="float" office:value="0.00000672">
            <text:p>6.720E-6</text:p>
          </table:table-cell>
          <table:table-cell/>
          <table:table-cell table:formula="of:=[.C591]" office:value-type="float" office:value="0.000005">
            <text:p>5.00E-006</text:p>
          </table:table-cell>
          <table:table-cell/>
          <table:table-cell table:formula="of:=IF(MOD([$Controls.$A592];100)=0;0.00001;0)" office:value-type="float" office:value="0">
            <text:p>0</text:p>
          </table:table-cell>
          <table:table-cell/>
          <table:table-cell table:formula="of:=IF(MOD([$Controls.$A592];100)=0;0.00001;0)+IF(MOD([$Controls.$A592];200)=0;0.00002;0)-IF(MOD([$Controls.$A59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72">
            <text:p>1.72E-6</text:p>
          </table:table-cell>
        </table:table-row>
        <table:table-row table:style-name="ro1">
          <table:table-cell table:style-name="ce4" table:formula="of:=SUM([.C593];[.G593];[.K593])" office:value-type="float" office:value="0.00000425">
            <text:p>4.250E-6</text:p>
          </table:table-cell>
          <table:table-cell/>
          <table:table-cell table:formula="of:=[.C592]" office:value-type="float" office:value="0.000005">
            <text:p>5.00E-006</text:p>
          </table:table-cell>
          <table:table-cell/>
          <table:table-cell table:formula="of:=IF(MOD([$Controls.$A593];100)=0;0.00001;0)" office:value-type="float" office:value="0">
            <text:p>0</text:p>
          </table:table-cell>
          <table:table-cell/>
          <table:table-cell table:formula="of:=IF(MOD([$Controls.$A593];100)=0;0.00001;0)+IF(MOD([$Controls.$A593];200)=0;0.00002;0)-IF(MOD([$Controls.$A593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5">
            <text:p>-7.50E-7</text:p>
          </table:table-cell>
        </table:table-row>
        <table:table-row table:style-name="ro1">
          <table:table-cell table:style-name="ce4" table:formula="of:=SUM([.C594];[.G594];[.K594])" office:value-type="float" office:value="0.0000038">
            <text:p>3.800E-6</text:p>
          </table:table-cell>
          <table:table-cell/>
          <table:table-cell table:formula="of:=[.C593]" office:value-type="float" office:value="0.000005">
            <text:p>5.00E-006</text:p>
          </table:table-cell>
          <table:table-cell/>
          <table:table-cell table:formula="of:=IF(MOD([$Controls.$A594];100)=0;0.00001;0)" office:value-type="float" office:value="0">
            <text:p>0</text:p>
          </table:table-cell>
          <table:table-cell/>
          <table:table-cell table:formula="of:=IF(MOD([$Controls.$A594];100)=0;0.00001;0)+IF(MOD([$Controls.$A594];200)=0;0.00002;0)-IF(MOD([$Controls.$A594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56">
            <text:p>-5.60E-8</text:p>
          </table:table-cell>
          <table:table-cell/>
          <table:table-cell table:style-name="ce1" table:formula="of:=0.00000001*RANDBETWEEN(0;100)*RANDBETWEEN(-3;3)" office:value-type="float" office:value="-0.0000012">
            <text:p>-1.20E-6</text:p>
          </table:table-cell>
        </table:table-row>
        <table:table-row table:style-name="ro1">
          <table:table-cell table:style-name="ce4" table:formula="of:=SUM([.C595];[.G595];[.K595])" office:value-type="float" office:value="0.00000495">
            <text:p>4.950E-6</text:p>
          </table:table-cell>
          <table:table-cell/>
          <table:table-cell table:formula="of:=[.C594]" office:value-type="float" office:value="0.000005">
            <text:p>5.00E-006</text:p>
          </table:table-cell>
          <table:table-cell/>
          <table:table-cell table:formula="of:=IF(MOD([$Controls.$A595];100)=0;0.00001;0)" office:value-type="float" office:value="0">
            <text:p>0</text:p>
          </table:table-cell>
          <table:table-cell/>
          <table:table-cell table:formula="of:=IF(MOD([$Controls.$A595];100)=0;0.00001;0)+IF(MOD([$Controls.$A595];200)=0;0.00002;0)-IF(MOD([$Controls.$A595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5">
            <text:p>-5.00E-8</text:p>
          </table:table-cell>
        </table:table-row>
        <table:table-row table:style-name="ro1">
          <table:table-cell table:style-name="ce4" table:formula="of:=SUM([.C596];[.G596];[.K596])" office:value-type="float" office:value="0.00000422">
            <text:p>4.220E-6</text:p>
          </table:table-cell>
          <table:table-cell/>
          <table:table-cell table:formula="of:=[.C595]" office:value-type="float" office:value="0.000005">
            <text:p>5.00E-006</text:p>
          </table:table-cell>
          <table:table-cell/>
          <table:table-cell table:formula="of:=IF(MOD([$Controls.$A596];100)=0;0.00001;0)" office:value-type="float" office:value="0">
            <text:p>0</text:p>
          </table:table-cell>
          <table:table-cell/>
          <table:table-cell table:formula="of:=IF(MOD([$Controls.$A596];100)=0;0.00001;0)+IF(MOD([$Controls.$A596];200)=0;0.00002;0)-IF(MOD([$Controls.$A596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78">
            <text:p>-7.80E-7</text:p>
          </table:table-cell>
        </table:table-row>
        <table:table-row table:style-name="ro1">
          <table:table-cell table:style-name="ce4" table:formula="of:=SUM([.C597];[.G597];[.K597])" office:value-type="float" office:value="0.00000544">
            <text:p>5.440E-6</text:p>
          </table:table-cell>
          <table:table-cell/>
          <table:table-cell table:formula="of:=[.C596]" office:value-type="float" office:value="0.000005">
            <text:p>5.00E-006</text:p>
          </table:table-cell>
          <table:table-cell/>
          <table:table-cell table:formula="of:=IF(MOD([$Controls.$A597];100)=0;0.00001;0)" office:value-type="float" office:value="0">
            <text:p>0</text:p>
          </table:table-cell>
          <table:table-cell/>
          <table:table-cell table:formula="of:=IF(MOD([$Controls.$A597];100)=0;0.00001;0)+IF(MOD([$Controls.$A597];200)=0;0.00002;0)-IF(MOD([$Controls.$A597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97">
            <text:p>-9.70E-8</text:p>
          </table:table-cell>
          <table:table-cell/>
          <table:table-cell table:style-name="ce1" table:formula="of:=0.00000001*RANDBETWEEN(0;100)*RANDBETWEEN(-3;3)" office:value-type="float" office:value="0.00000044">
            <text:p>4.40E-7</text:p>
          </table:table-cell>
        </table:table-row>
        <table:table-row table:style-name="ro1">
          <table:table-cell table:style-name="ce4" table:formula="of:=SUM([.C598];[.G598];[.K598])" office:value-type="float" office:value="0.00000626">
            <text:p>6.260E-6</text:p>
          </table:table-cell>
          <table:table-cell/>
          <table:table-cell table:formula="of:=[.C597]" office:value-type="float" office:value="0.000005">
            <text:p>5.00E-006</text:p>
          </table:table-cell>
          <table:table-cell/>
          <table:table-cell table:formula="of:=IF(MOD([$Controls.$A598];100)=0;0.00001;0)" office:value-type="float" office:value="0">
            <text:p>0</text:p>
          </table:table-cell>
          <table:table-cell/>
          <table:table-cell table:formula="of:=IF(MOD([$Controls.$A598];100)=0;0.00001;0)+IF(MOD([$Controls.$A598];200)=0;0.00002;0)-IF(MOD([$Controls.$A598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0.00000126">
            <text:p>1.26E-6</text:p>
          </table:table-cell>
        </table:table-row>
        <table:table-row table:style-name="ro1">
          <table:table-cell table:style-name="ce4" table:formula="of:=SUM([.C599];[.G599];[.K599])" office:value-type="float" office:value="0.00000452">
            <text:p>4.520E-6</text:p>
          </table:table-cell>
          <table:table-cell/>
          <table:table-cell table:formula="of:=[.C598]" office:value-type="float" office:value="0.000005">
            <text:p>5.00E-006</text:p>
          </table:table-cell>
          <table:table-cell/>
          <table:table-cell table:formula="of:=IF(MOD([$Controls.$A599];100)=0;0.00001;0)" office:value-type="float" office:value="0">
            <text:p>0</text:p>
          </table:table-cell>
          <table:table-cell/>
          <table:table-cell table:formula="of:=IF(MOD([$Controls.$A599];100)=0;0.00001;0)+IF(MOD([$Controls.$A599];200)=0;0.00002;0)-IF(MOD([$Controls.$A599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48">
            <text:p>-4.80E-7</text:p>
          </table:table-cell>
        </table:table-row>
        <table:table-row table:style-name="ro1">
          <table:table-cell table:style-name="ce4" table:formula="of:=SUM([.C600];[.G600];[.K600])" office:value-type="float" office:value="0.00000491">
            <text:p>4.910E-6</text:p>
          </table:table-cell>
          <table:table-cell/>
          <table:table-cell table:formula="of:=[.C599]" office:value-type="float" office:value="0.000005">
            <text:p>5.00E-006</text:p>
          </table:table-cell>
          <table:table-cell/>
          <table:table-cell table:formula="of:=IF(MOD([$Controls.$A600];100)=0;0.00001;0)" office:value-type="float" office:value="0">
            <text:p>0</text:p>
          </table:table-cell>
          <table:table-cell/>
          <table:table-cell table:formula="of:=IF(MOD([$Controls.$A600];100)=0;0.00001;0)+IF(MOD([$Controls.$A600];200)=0;0.00002;0)-IF(MOD([$Controls.$A600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">
            <text:p>0.00E+0</text:p>
          </table:table-cell>
          <table:table-cell/>
          <table:table-cell table:style-name="ce1" table:formula="of:=0.00000001*RANDBETWEEN(0;100)*RANDBETWEEN(-3;3)" office:value-type="float" office:value="-0.00000009">
            <text:p>-9.00E-8</text:p>
          </table:table-cell>
        </table:table-row>
        <table:table-row table:style-name="ro1">
          <table:table-cell table:style-name="ce4" table:formula="of:=SUM([.C601];[.G601];[.K601])" office:value-type="float" office:value="0.000005">
            <text:p>5.000E-6</text:p>
          </table:table-cell>
          <table:table-cell/>
          <table:table-cell table:formula="of:=[.C600]" office:value-type="float" office:value="0.000005">
            <text:p>5.00E-006</text:p>
          </table:table-cell>
          <table:table-cell/>
          <table:table-cell table:formula="of:=IF(MOD([$Controls.$A601];100)=0;0.00001;0)" office:value-type="float" office:value="0">
            <text:p>0</text:p>
          </table:table-cell>
          <table:table-cell/>
          <table:table-cell table:formula="of:=IF(MOD([$Controls.$A601];100)=0;0.00001;0)+IF(MOD([$Controls.$A601];200)=0;0.00002;0)-IF(MOD([$Controls.$A601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0.000000045">
            <text:p>4.50E-8</text:p>
          </table:table-cell>
          <table:table-cell/>
          <table:table-cell table:style-name="ce1" table:formula="of:=0.00000001*RANDBETWEEN(0;100)*RANDBETWEEN(-3;3)" office:value-type="float" office:value="0">
            <text:p>0.00E+0</text:p>
          </table:table-cell>
        </table:table-row>
        <table:table-row table:style-name="ro1">
          <table:table-cell table:style-name="ce4" table:formula="of:=SUM([.C602];[.G602];[.K602])" office:value-type="float" office:value="0.00000515">
            <text:p>5.150E-6</text:p>
          </table:table-cell>
          <table:table-cell/>
          <table:table-cell table:formula="of:=[.C601]" office:value-type="float" office:value="0.000005">
            <text:p>5.00E-006</text:p>
          </table:table-cell>
          <table:table-cell/>
          <table:table-cell table:formula="of:=IF(MOD([$Controls.$A602];100)=0;0.00001;0)" office:value-type="float" office:value="0">
            <text:p>0</text:p>
          </table:table-cell>
          <table:table-cell/>
          <table:table-cell table:formula="of:=IF(MOD([$Controls.$A602];100)=0;0.00001;0)+IF(MOD([$Controls.$A602];200)=0;0.00002;0)-IF(MOD([$Controls.$A602];300)=0;0.000005;0)" office:value-type="float" office:value="0">
            <text:p>0</text:p>
          </table:table-cell>
          <table:table-cell/>
          <table:table-cell table:formula="of:=0.000000001*RANDBETWEEN(0;100)*RANDBETWEEN(-1;1)" office:value-type="float" office:value="-0.000000034">
            <text:p>-3.40E-8</text:p>
          </table:table-cell>
          <table:table-cell/>
          <table:table-cell table:style-name="ce1" table:formula="of:=0.00000001*RANDBETWEEN(0;100)*RANDBETWEEN(-3;3)" office:value-type="float" office:value="0.00000015">
            <text:p>1.50E-7</text:p>
          </table:table-cell>
        </table:table-row>
        <table:table-row table:style-name="ro1">
          <table:table-cell table:style-name="ce4" table:formula="of:=SUM([.C603];[.G603];[.K603])" office:value-type="float" office:value="0.00001439">
            <text:p>1.439E-5</text:p>
          </table:table-cell>
          <table:table-cell/>
          <table:table-cell table:formula="of:=[.C602]" office:value-type="float" office:value="0.000005">
            <text:p>5.00E-006</text:p>
          </table:table-cell>
          <table:table-cell/>
          <table:table-cell table:formula="of:=IF(MOD([$Controls.$A603];100)=0;0.00001;0)" office:value-type="float" office:value="0.00001">
            <text:p>0.00001</text:p>
          </table:table-cell>
          <table:table-cell/>
          <table:table-cell table:formula="of:=IF(MOD([$Controls.$A603];100)=0;0.00001;0)+IF(MOD([$Controls.$A603];200)=0;0.00002;0)-IF(MOD([$Controls.$A603];300)=0;0.000005;0)" office:value-type="float" office:value="0.00001">
            <text:p>0.00001</text:p>
          </table:table-cell>
          <table:table-cell/>
          <table:table-cell table:formula="of:=0.000000001*RANDBETWEEN(0;100)*RANDBETWEEN(-1;1)" office:value-type="float" office:value="0.000000097">
            <text:p>9.70E-8</text:p>
          </table:table-cell>
          <table:table-cell/>
          <table:table-cell table:style-name="ce1" table:formula="of:=0.00000001*RANDBETWEEN(0;100)*RANDBETWEEN(-3;3)" office:value-type="float" office:value="-0.00000061">
            <text:p>-6.10E-7</text:p>
          </table:table-cell>
        </table:table-row>
        <table:table-row table:style-name="ro1" table:number-rows-repeated="10479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auss" table:style-name="ta3">
        <table:table-column table:style-name="co1" table:number-columns-repeated="8" table:default-cell-style-name="Default"/>
        <table:table-row table:style-name="ro1">
          <table:table-cell table:style-name="ce2" office:value-type="string">
            <text:p>Do not edit this sheet</text:p>
          </table:table-cell>
          <table:table-cell table:number-columns-repeated="7"/>
        </table:table-row>
        <table:table-row table:style-name="ro1">
          <table:table-cell office:value-type="string">
            <text:p>Wavelength</text:p>
          </table:table-cell>
          <table:table-cell office:value-type="string">
            <text:p>Energy</text:p>
          </table:table-cell>
          <table:table-cell office:value-type="string">
            <text:p>Peak 1</text:p>
          </table:table-cell>
          <table:table-cell office:value-type="string">
            <text:p>Peak 2</text:p>
          </table:table-cell>
          <table:table-cell office:value-type="string">
            <text:p>Peak 3</text:p>
          </table:table-cell>
          <table:table-cell office:value-type="string">
            <text:p>Peak 4</text:p>
          </table:table-cell>
          <table:table-cell office:value-type="string">
            <text:p>Noise</text:p>
          </table:table-cell>
          <table:table-cell office:value-type="string">
            <text:p>Sum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formula="of:=[$Controls.$O$1]/[.A3]" office:value-type="float" office:value="1.77142857142857">
            <text:p>1.7714285714</text:p>
          </table:table-cell>
          <table:table-cell table:formula="of:=[$Controls.H$3]* EXP(-(([.$B3]-[$Controls.H$2])^2/(0.6*[$Controls.H$4])))" office:value-type="float" office:value="0.00000000750609922920142">
            <text:p>7.50609922920142E-009</text:p>
          </table:table-cell>
          <table:table-cell table:formula="of:=[$Controls.I$3]* EXP(-(([.$B3]-[$Controls.I$2])^2/(0.6*[$Controls.I$4])))" office:value-type="float" office:value="0.0000000670139244478446">
            <text:p>0.000000067</text:p>
          </table:table-cell>
          <table:table-cell table:formula="of:=[$Controls.J$3]* EXP(-(([.$B3]-[$Controls.J$2])^2/(0.6*[$Controls.J$4])))" office:value-type="float" office:value="0.000000290884245424777">
            <text:p>2.90884245424777E-007</text:p>
          </table:table-cell>
          <table:table-cell table:formula="of:=[$Controls.K$3]* EXP(-(([.$B3]-[$Controls.K$2])^2/(0.6*[$Controls.K$4])))" office:value-type="float" office:value="0.000000756066907147599">
            <text:p>7.56066907147599E-007</text:p>
          </table:table-cell>
          <table:table-cell table:formula="of:=Noise" office:value-type="float" office:value="0.00003658">
            <text:p>3.66E-005</text:p>
          </table:table-cell>
          <table:table-cell table:formula="of:=SUM([.C3:.G3])" office:value-type="float" office:value="0.0000377014711762494">
            <text:p>3.77014711762494E-005</text:p>
          </table:table-cell>
        </table:table-row>
        <table:table-row table:style-name="ro1">
          <table:table-cell table:formula="of:=[.A3]+7.5" office:value-type="float" office:value="7007.5">
            <text:p>7007.5</text:p>
          </table:table-cell>
          <table:table-cell table:formula="of:=[$Controls.$O$1]/[.A4]" office:value-type="float" office:value="1.76953264359615">
            <text:p>1.7695326436</text:p>
          </table:table-cell>
          <table:table-cell table:formula="of:=[$Controls.H$3]* EXP(-(([.$B4]-[$Controls.H$2])^2/(0.6*[$Controls.H$4])))" office:value-type="float" office:value="0.00000000789571908165591">
            <text:p>7.89571908165591E-009</text:p>
          </table:table-cell>
          <table:table-cell table:formula="of:=[$Controls.I$3]* EXP(-(([.$B4]-[$Controls.I$2])^2/(0.6*[$Controls.I$4])))" office:value-type="float" office:value="0.0000000701505660428719">
            <text:p>7.01505660428719E-008</text:p>
          </table:table-cell>
          <table:table-cell table:formula="of:=[$Controls.J$3]* EXP(-(([.$B4]-[$Controls.J$2])^2/(0.6*[$Controls.J$4])))" office:value-type="float" office:value="0.000000301553108825889">
            <text:p>3.01553108825889E-007</text:p>
          </table:table-cell>
          <table:table-cell table:formula="of:=[$Controls.K$3]* EXP(-(([.$B4]-[$Controls.K$2])^2/(0.6*[$Controls.K$4])))" office:value-type="float" office:value="0.000000776213732151286">
            <text:p>7.76213732151286E-007</text:p>
          </table:table-cell>
          <table:table-cell table:formula="of:=Noise" office:value-type="float" office:value="0.000005">
            <text:p>5.00E-006</text:p>
          </table:table-cell>
          <table:table-cell table:formula="of:=SUM([.C4:.G4])" office:value-type="float" office:value="0.0000061558131261017">
            <text:p>6.1558131261017E-006</text:p>
          </table:table-cell>
        </table:table-row>
        <table:table-row table:style-name="ro1">
          <table:table-cell table:formula="of:=[.A4]+7.5" office:value-type="float" office:value="7015">
            <text:p>7015</text:p>
          </table:table-cell>
          <table:table-cell table:formula="of:=[$Controls.$O$1]/[.A5]" office:value-type="float" office:value="1.76764076977904">
            <text:p>1.7676407698</text:p>
          </table:table-cell>
          <table:table-cell table:formula="of:=[$Controls.H$3]* EXP(-(([.$B5]-[$Controls.H$2])^2/(0.6*[$Controls.H$4])))" office:value-type="float" office:value="0.00000000830313850210562">
            <text:p>8.30313850210562E-009</text:p>
          </table:table-cell>
          <table:table-cell table:formula="of:=[$Controls.I$3]* EXP(-(([.$B5]-[$Controls.I$2])^2/(0.6*[$Controls.I$4])))" office:value-type="float" office:value="0.0000000734133477804915">
            <text:p>7.34133477804915E-008</text:p>
          </table:table-cell>
          <table:table-cell table:formula="of:=[$Controls.J$3]* EXP(-(([.$B5]-[$Controls.J$2])^2/(0.6*[$Controls.J$4])))" office:value-type="float" office:value="0.000000312531769286711">
            <text:p>3.12531769286711E-007</text:p>
          </table:table-cell>
          <table:table-cell table:formula="of:=[$Controls.K$3]* EXP(-(([.$B5]-[$Controls.K$2])^2/(0.6*[$Controls.K$4])))" office:value-type="float" office:value="0.000000796706193002928">
            <text:p>7.96706193002928E-007</text:p>
          </table:table-cell>
          <table:table-cell table:formula="of:=Noise" office:value-type="float" office:value="0.000005">
            <text:p>5.00E-006</text:p>
          </table:table-cell>
          <table:table-cell table:formula="of:=SUM([.C5:.G5])" office:value-type="float" office:value="0.00000619095444857224">
            <text:p>0.000006191</text:p>
          </table:table-cell>
        </table:table-row>
        <table:table-row table:style-name="ro1">
          <table:table-cell table:formula="of:=[.A5]+7.5" office:value-type="float" office:value="7022.5">
            <text:p>7022.5</text:p>
          </table:table-cell>
          <table:table-cell table:formula="of:=[$Controls.$O$1]/[.A6]" office:value-type="float" office:value="1.76575293698825">
            <text:p>1.765752937</text:p>
          </table:table-cell>
          <table:table-cell table:formula="of:=[$Controls.H$3]* EXP(-(([.$B6]-[$Controls.H$2])^2/(0.6*[$Controls.H$4])))" office:value-type="float" office:value="0.00000000872904525202184">
            <text:p>8.72904525202184E-009</text:p>
          </table:table-cell>
          <table:table-cell table:formula="of:=[$Controls.I$3]* EXP(-(([.$B6]-[$Controls.I$2])^2/(0.6*[$Controls.I$4])))" office:value-type="float" office:value="0.0000000768063712569709">
            <text:p>7.68063712569709E-008</text:p>
          </table:table-cell>
          <table:table-cell table:formula="of:=[$Controls.J$3]* EXP(-(([.$B6]-[$Controls.J$2])^2/(0.6*[$Controls.J$4])))" office:value-type="float" office:value="0.000000323826137385849">
            <text:p>3.23826137385849E-007</text:p>
          </table:table-cell>
          <table:table-cell table:formula="of:=[$Controls.K$3]* EXP(-(([.$B6]-[$Controls.K$2])^2/(0.6*[$Controls.K$4])))" office:value-type="float" office:value="0.000000817544559979778">
            <text:p>8.17544559979778E-007</text:p>
          </table:table-cell>
          <table:table-cell table:formula="of:=Noise" office:value-type="float" office:value="0.00000577">
            <text:p>5.77E-006</text:p>
          </table:table-cell>
          <table:table-cell table:formula="of:=SUM([.C6:.G6])" office:value-type="float" office:value="0.00000699690611387462">
            <text:p>6.99690611387462E-006</text:p>
          </table:table-cell>
        </table:table-row>
        <table:table-row table:style-name="ro1">
          <table:table-cell table:formula="of:=[.A6]+7.5" office:value-type="float" office:value="7030">
            <text:p>7030</text:p>
          </table:table-cell>
          <table:table-cell table:formula="of:=[$Controls.$O$1]/[.A7]" office:value-type="float" office:value="1.76386913229019">
            <text:p>1.7638691323</text:p>
          </table:table-cell>
          <table:table-cell table:formula="of:=[$Controls.H$3]* EXP(-(([.$B7]-[$Controls.H$2])^2/(0.6*[$Controls.H$4])))" office:value-type="float" office:value="0.00000000917414782828075">
            <text:p>9.17414782828075E-009</text:p>
          </table:table-cell>
          <table:table-cell table:formula="of:=[$Controls.I$3]* EXP(-(([.$B7]-[$Controls.I$2])^2/(0.6*[$Controls.I$4])))" office:value-type="float" office:value="0.0000000803338308025023">
            <text:p>8.03338308025023E-008</text:p>
          </table:table-cell>
          <table:table-cell table:formula="of:=[$Controls.J$3]* EXP(-(([.$B7]-[$Controls.J$2])^2/(0.6*[$Controls.J$4])))" office:value-type="float" office:value="0.00000033544213359287">
            <text:p>3.3544213359287E-007</text:p>
          </table:table-cell>
          <table:table-cell table:formula="of:=[$Controls.K$3]* EXP(-(([.$B7]-[$Controls.K$2])^2/(0.6*[$Controls.K$4])))" office:value-type="float" office:value="0.000000838728937886476">
            <text:p>8.38728937886476E-007</text:p>
          </table:table-cell>
          <table:table-cell table:formula="of:=Noise" office:value-type="float" office:value="0.00000576">
            <text:p>5.76E-006</text:p>
          </table:table-cell>
          <table:table-cell table:formula="of:=SUM([.C7:.G7])" office:value-type="float" office:value="0.00000702367905011013">
            <text:p>7.02367905011013E-006</text:p>
          </table:table-cell>
        </table:table-row>
        <table:table-row table:style-name="ro1">
          <table:table-cell table:formula="of:=[.A7]+7.5" office:value-type="float" office:value="7037.5">
            <text:p>7037.5</text:p>
          </table:table-cell>
          <table:table-cell table:formula="of:=[$Controls.$O$1]/[.A8]" office:value-type="float" office:value="1.76198934280639">
            <text:p>1.7619893428</text:p>
          </table:table-cell>
          <table:table-cell table:formula="of:=[$Controls.H$3]* EXP(-(([.$B8]-[$Controls.H$2])^2/(0.6*[$Controls.H$4])))" office:value-type="float" office:value="0.00000000963917584544151">
            <text:p>9.63917584544151E-009</text:p>
          </table:table-cell>
          <table:table-cell table:formula="of:=[$Controls.I$3]* EXP(-(([.$B8]-[$Controls.I$2])^2/(0.6*[$Controls.I$4])))" office:value-type="float" office:value="0.000000084000014058878">
            <text:p>0.000000084</text:p>
          </table:table-cell>
          <table:table-cell table:formula="of:=[$Controls.J$3]* EXP(-(([.$B8]-[$Controls.J$2])^2/(0.6*[$Controls.J$4])))" office:value-type="float" office:value="0.000000347385684771081">
            <text:p>3.47385684771081E-007</text:p>
          </table:table-cell>
          <table:table-cell table:formula="of:=[$Controls.K$3]* EXP(-(([.$B8]-[$Controls.K$2])^2/(0.6*[$Controls.K$4])))" office:value-type="float" office:value="0.000000860259263810397">
            <text:p>8.60259263810397E-007</text:p>
          </table:table-cell>
          <table:table-cell table:formula="of:=Noise" office:value-type="float" office:value="0.0000049">
            <text:p>4.90E-006</text:p>
          </table:table-cell>
          <table:table-cell table:formula="of:=SUM([.C8:.G8])" office:value-type="float" office:value="0.0000062012841384858">
            <text:p>6.2012841384858E-006</text:p>
          </table:table-cell>
        </table:table-row>
        <table:table-row table:style-name="ro1">
          <table:table-cell table:formula="of:=[.A8]+7.5" office:value-type="float" office:value="7045">
            <text:p>7045</text:p>
          </table:table-cell>
          <table:table-cell table:formula="of:=[$Controls.$O$1]/[.A9]" office:value-type="float" office:value="1.76011355571327">
            <text:p>1.7601135557</text:p>
          </table:table-cell>
          <table:table-cell table:formula="of:=[$Controls.H$3]* EXP(-(([.$B9]-[$Controls.H$2])^2/(0.6*[$Controls.H$4])))" office:value-type="float" office:value="0.0000000101248804158027">
            <text:p>1.01248804158027E-008</text:p>
          </table:table-cell>
          <table:table-cell table:formula="of:=[$Controls.I$3]* EXP(-(([.$B9]-[$Controls.I$2])^2/(0.6*[$Controls.I$4])))" office:value-type="float" office:value="0.0000000878093025038368">
            <text:p>8.78093025038368E-008</text:p>
          </table:table-cell>
          <table:table-cell table:formula="of:=[$Controls.J$3]* EXP(-(([.$B9]-[$Controls.J$2])^2/(0.6*[$Controls.J$4])))" office:value-type="float" office:value="0.000000359662720606443">
            <text:p>3.59662720606443E-007</text:p>
          </table:table-cell>
          <table:table-cell table:formula="of:=[$Controls.K$3]* EXP(-(([.$B9]-[$Controls.K$2])^2/(0.6*[$Controls.K$4])))" office:value-type="float" office:value="0.000000882135304997238">
            <text:p>8.82135304997238E-007</text:p>
          </table:table-cell>
          <table:table-cell table:formula="of:=Noise" office:value-type="float" office:value="0.0000034">
            <text:p>3.40E-006</text:p>
          </table:table-cell>
          <table:table-cell table:formula="of:=SUM([.C9:.G9])" office:value-type="float" office:value="0.00000473973220852332">
            <text:p>4.73973220852332E-006</text:p>
          </table:table-cell>
        </table:table-row>
        <table:table-row table:style-name="ro1">
          <table:table-cell table:formula="of:=[.A9]+7.5" office:value-type="float" office:value="7052.5">
            <text:p>7052.5</text:p>
          </table:table-cell>
          <table:table-cell table:formula="of:=[$Controls.$O$1]/[.A10]" office:value-type="float" office:value="1.75824175824176">
            <text:p>1.7582417582</text:p>
          </table:table-cell>
          <table:table-cell table:formula="of:=[$Controls.H$3]* EXP(-(([.$B10]-[$Controls.H$2])^2/(0.6*[$Controls.H$4])))" office:value-type="float" office:value="0.0000000106320345268262">
            <text:p>1.06320345268262E-008</text:p>
          </table:table-cell>
          <table:table-cell table:formula="of:=[$Controls.I$3]* EXP(-(([.$B10]-[$Controls.I$2])^2/(0.6*[$Controls.I$4])))" office:value-type="float" office:value="0.0000000917661719201902">
            <text:p>9.17661719201902E-008</text:p>
          </table:table-cell>
          <table:table-cell table:formula="of:=[$Controls.J$3]* EXP(-(([.$B10]-[$Controls.J$2])^2/(0.6*[$Controls.J$4])))" office:value-type="float" office:value="0.000000372279169964882">
            <text:p>3.72279169964882E-007</text:p>
          </table:table-cell>
          <table:table-cell table:formula="of:=[$Controls.K$3]* EXP(-(([.$B10]-[$Controls.K$2])^2/(0.6*[$Controls.K$4])))" office:value-type="float" office:value="0.000000904356656849804">
            <text:p>9.04356656849804E-007</text:p>
          </table:table-cell>
          <table:table-cell table:formula="of:=Noise" office:value-type="float" office:value="0.00000686">
            <text:p>6.86E-006</text:p>
          </table:table-cell>
          <table:table-cell table:formula="of:=SUM([.C10:.G10])" office:value-type="float" office:value="0.0000082390340332617">
            <text:p>0.000008239</text:p>
          </table:table-cell>
        </table:table-row>
        <table:table-row table:style-name="ro1">
          <table:table-cell table:formula="of:=[.A10]+7.5" office:value-type="float" office:value="7060">
            <text:p>7060</text:p>
          </table:table-cell>
          <table:table-cell table:formula="of:=[$Controls.$O$1]/[.A11]" office:value-type="float" office:value="1.75637393767705">
            <text:p>1.7563739377</text:p>
          </table:table-cell>
          <table:table-cell table:formula="of:=[$Controls.H$3]* EXP(-(([.$B11]-[$Controls.H$2])^2/(0.6*[$Controls.H$4])))" office:value-type="float" office:value="0.0000000111614334155102">
            <text:p>1.11614334155102E-008</text:p>
          </table:table-cell>
          <table:table-cell table:formula="of:=[$Controls.I$3]* EXP(-(([.$B11]-[$Controls.I$2])^2/(0.6*[$Controls.I$4])))" office:value-type="float" office:value="0.000000095875192807868">
            <text:p>9.5875192807868E-008</text:p>
          </table:table-cell>
          <table:table-cell table:formula="of:=[$Controls.J$3]* EXP(-(([.$B11]-[$Controls.J$2])^2/(0.6*[$Controls.J$4])))" office:value-type="float" office:value="0.000000385240957180432">
            <text:p>3.85240957180432E-007</text:p>
          </table:table-cell>
          <table:table-cell table:formula="of:=[$Controls.K$3]* EXP(-(([.$B11]-[$Controls.K$2])^2/(0.6*[$Controls.K$4])))" office:value-type="float" office:value="0.000000926922741052849">
            <text:p>9.26922741052849E-007</text:p>
          </table:table-cell>
          <table:table-cell table:formula="of:=Noise" office:value-type="float" office:value="0.00000503">
            <text:p>5.03E-006</text:p>
          </table:table-cell>
          <table:table-cell table:formula="of:=SUM([.C11:.G11])" office:value-type="float" office:value="0.00000644920032445666">
            <text:p>6.44920032445666E-006</text:p>
          </table:table-cell>
        </table:table-row>
        <table:table-row table:style-name="ro1">
          <table:table-cell table:formula="of:=[.A11]+7.5" office:value-type="float" office:value="7067.5">
            <text:p>7067.5</text:p>
          </table:table-cell>
          <table:table-cell table:formula="of:=[$Controls.$O$1]/[.A12]" office:value-type="float" office:value="1.75451008135833">
            <text:p>1.7545100814</text:p>
          </table:table-cell>
          <table:table-cell table:formula="of:=[$Controls.H$3]* EXP(-(([.$B12]-[$Controls.H$2])^2/(0.6*[$Controls.H$4])))" office:value-type="float" office:value="0.0000000117138949392847">
            <text:p>1.17138949392847E-008</text:p>
          </table:table-cell>
          <table:table-cell table:formula="of:=[$Controls.I$3]* EXP(-(([.$B12]-[$Controls.I$2])^2/(0.6*[$Controls.I$4])))" office:value-type="float" office:value="0.000000100141030737037">
            <text:p>1.00141030737037E-007</text:p>
          </table:table-cell>
          <table:table-cell table:formula="of:=[$Controls.J$3]* EXP(-(([.$B12]-[$Controls.J$2])^2/(0.6*[$Controls.J$4])))" office:value-type="float" office:value="0.000000398553998276698">
            <text:p>3.98553998276698E-007</text:p>
          </table:table-cell>
          <table:table-cell table:formula="of:=[$Controls.K$3]* EXP(-(([.$B12]-[$Controls.K$2])^2/(0.6*[$Controls.K$4])))" office:value-type="float" office:value="0.000000949832803826691">
            <text:p>9.49832803826691E-007</text:p>
          </table:table-cell>
          <table:table-cell table:formula="of:=Noise" office:value-type="float" office:value="0.0000041">
            <text:p>4.10E-006</text:p>
          </table:table-cell>
          <table:table-cell table:formula="of:=SUM([.C12:.G12])" office:value-type="float" office:value="0.00000556024172777971">
            <text:p>5.56024172777971E-006</text:p>
          </table:table-cell>
        </table:table-row>
        <table:table-row table:style-name="ro1">
          <table:table-cell table:formula="of:=[.A12]+7.5" office:value-type="float" office:value="7075">
            <text:p>7075</text:p>
          </table:table-cell>
          <table:table-cell table:formula="of:=[$Controls.$O$1]/[.A13]" office:value-type="float" office:value="1.75265017667845">
            <text:p>1.7526501767</text:p>
          </table:table-cell>
          <table:table-cell table:formula="of:=[$Controls.H$3]* EXP(-(([.$B13]-[$Controls.H$2])^2/(0.6*[$Controls.H$4])))" office:value-type="float" office:value="0.0000000122902599429943">
            <text:p>1.22902599429943E-008</text:p>
          </table:table-cell>
          <table:table-cell table:formula="of:=[$Controls.I$3]* EXP(-(([.$B13]-[$Controls.I$2])^2/(0.6*[$Controls.I$4])))" office:value-type="float" office:value="0.000000104568446640468">
            <text:p>1.04568446640468E-007</text:p>
          </table:table-cell>
          <table:table-cell table:formula="of:=[$Controls.J$3]* EXP(-(([.$B13]-[$Controls.J$2])^2/(0.6*[$Controls.J$4])))" office:value-type="float" office:value="0.000000412224197124294">
            <text:p>4.12224197124294E-007</text:p>
          </table:table-cell>
          <table:table-cell table:formula="of:=[$Controls.K$3]* EXP(-(([.$B13]-[$Controls.K$2])^2/(0.6*[$Controls.K$4])))" office:value-type="float" office:value="0.00000097308591431212">
            <text:p>9.7308591431212E-007</text:p>
          </table:table-cell>
          <table:table-cell table:formula="of:=Noise" office:value-type="float" office:value="0.00000526">
            <text:p>5.26E-006</text:p>
          </table:table-cell>
          <table:table-cell table:formula="of:=SUM([.C13:.G13])" office:value-type="float" office:value="0.00000676216881801988">
            <text:p>6.76216881801988E-006</text:p>
          </table:table-cell>
        </table:table-row>
        <table:table-row table:style-name="ro1">
          <table:table-cell table:formula="of:=[.A13]+7.5" office:value-type="float" office:value="7082.5">
            <text:p>7082.5</text:p>
          </table:table-cell>
          <table:table-cell table:formula="of:=[$Controls.$O$1]/[.A14]" office:value-type="float" office:value="1.75079421108366">
            <text:p>1.7507942111</text:p>
          </table:table-cell>
          <table:table-cell table:formula="of:=[$Controls.H$3]* EXP(-(([.$B14]-[$Controls.H$2])^2/(0.6*[$Controls.H$4])))" office:value-type="float" office:value="0.0000000128913926215259">
            <text:p>1.28913926215259E-008</text:p>
          </table:table-cell>
          <table:table-cell table:formula="of:=[$Controls.I$3]* EXP(-(([.$B14]-[$Controls.I$2])^2/(0.6*[$Controls.I$4])))" office:value-type="float" office:value="0.00000010916229704336">
            <text:p>1.0916229704336E-007</text:p>
          </table:table-cell>
          <table:table-cell table:formula="of:=[$Controls.J$3]* EXP(-(([.$B14]-[$Controls.J$2])^2/(0.6*[$Controls.J$4])))" office:value-type="float" office:value="0.000000426257441536959">
            <text:p>4.26257441536959E-007</text:p>
          </table:table-cell>
          <table:table-cell table:formula="of:=[$Controls.K$3]* EXP(-(([.$B14]-[$Controls.K$2])^2/(0.6*[$Controls.K$4])))" office:value-type="float" office:value="0.000000996680963089041">
            <text:p>9.96680963089041E-007</text:p>
          </table:table-cell>
          <table:table-cell table:formula="of:=Noise" office:value-type="float" office:value="0.0000036">
            <text:p>3.60E-006</text:p>
          </table:table-cell>
          <table:table-cell table:formula="of:=SUM([.C14:.G14])" office:value-type="float" office:value="0.00000514499209429089">
            <text:p>0.000005145</text:p>
          </table:table-cell>
        </table:table-row>
        <table:table-row table:style-name="ro1">
          <table:table-cell table:formula="of:=[.A14]+7.5" office:value-type="float" office:value="7090">
            <text:p>7090</text:p>
          </table:table-cell>
          <table:table-cell table:formula="of:=[$Controls.$O$1]/[.A15]" office:value-type="float" office:value="1.74894217207334">
            <text:p>1.7489421721</text:p>
          </table:table-cell>
          <table:table-cell table:formula="of:=[$Controls.H$3]* EXP(-(([.$B15]-[$Controls.H$2])^2/(0.6*[$Controls.H$4])))" office:value-type="float" office:value="0.0000000135181808776318">
            <text:p>1.35181808776318E-008</text:p>
          </table:table-cell>
          <table:table-cell table:formula="of:=[$Controls.I$3]* EXP(-(([.$B15]-[$Controls.I$2])^2/(0.6*[$Controls.I$4])))" office:value-type="float" office:value="0.000000113927534228848">
            <text:p>1.13927534228848E-007</text:p>
          </table:table-cell>
          <table:table-cell table:formula="of:=[$Controls.J$3]* EXP(-(([.$B15]-[$Controls.J$2])^2/(0.6*[$Controls.J$4])))" office:value-type="float" office:value="0.00000044065959930921">
            <text:p>4.4065959930921E-007</text:p>
          </table:table-cell>
          <table:table-cell table:formula="of:=[$Controls.K$3]* EXP(-(([.$B15]-[$Controls.K$2])^2/(0.6*[$Controls.K$4])))" office:value-type="float" office:value="0.00000102061666083105">
            <text:p>1.02061666083105E-006</text:p>
          </table:table-cell>
          <table:table-cell table:formula="of:=Noise" office:value-type="float" office:value="0.000005">
            <text:p>5.00E-006</text:p>
          </table:table-cell>
          <table:table-cell table:formula="of:=SUM([.C15:.G15])" office:value-type="float" office:value="0.00000658872197524673">
            <text:p>6.58872197524673E-006</text:p>
          </table:table-cell>
        </table:table-row>
        <table:table-row table:style-name="ro1">
          <table:table-cell table:formula="of:=[.A15]+7.5" office:value-type="float" office:value="7097.5">
            <text:p>7097.5</text:p>
          </table:table-cell>
          <table:table-cell table:formula="of:=[$Controls.$O$1]/[.A16]" office:value-type="float" office:value="1.74709404719972">
            <text:p>1.7470940472</text:p>
          </table:table-cell>
          <table:table-cell table:formula="of:=[$Controls.H$3]* EXP(-(([.$B16]-[$Controls.H$2])^2/(0.6*[$Controls.H$4])))" office:value-type="float" office:value="0.0000000141715366744908">
            <text:p>1.41715366744908E-008</text:p>
          </table:table-cell>
          <table:table-cell table:formula="of:=[$Controls.I$3]* EXP(-(([.$B16]-[$Controls.I$2])^2/(0.6*[$Controls.I$4])))" office:value-type="float" office:value="0.000000118869206337457">
            <text:p>1.18869206337457E-007</text:p>
          </table:table-cell>
          <table:table-cell table:formula="of:=[$Controls.J$3]* EXP(-(([.$B16]-[$Controls.J$2])^2/(0.6*[$Controls.J$4])))" office:value-type="float" office:value="0.000000455436514198439">
            <text:p>4.55436514198439E-007</text:p>
          </table:table-cell>
          <table:table-cell table:formula="of:=[$Controls.K$3]* EXP(-(([.$B16]-[$Controls.K$2])^2/(0.6*[$Controls.K$4])))" office:value-type="float" office:value="0.00000104489153709805">
            <text:p>1.04489153709805E-006</text:p>
          </table:table-cell>
          <table:table-cell table:formula="of:=Noise" office:value-type="float" office:value="0.000005">
            <text:p>5.00E-006</text:p>
          </table:table-cell>
          <table:table-cell table:formula="of:=SUM([.C16:.G16])" office:value-type="float" office:value="0.00000663336879430844">
            <text:p>6.63336879430844E-006</text:p>
          </table:table-cell>
        </table:table-row>
        <table:table-row table:style-name="ro1">
          <table:table-cell table:formula="of:=[.A16]+7.5" office:value-type="float" office:value="7105">
            <text:p>7105</text:p>
          </table:table-cell>
          <table:table-cell table:formula="of:=[$Controls.$O$1]/[.A17]" office:value-type="float" office:value="1.74524982406756">
            <text:p>1.7452498241</text:p>
          </table:table-cell>
          <table:table-cell table:formula="of:=[$Controls.H$3]* EXP(-(([.$B17]-[$Controls.H$2])^2/(0.6*[$Controls.H$4])))" office:value-type="float" office:value="0.0000000148523963825453">
            <text:p>1.48523963825453E-008</text:p>
          </table:table-cell>
          <table:table-cell table:formula="of:=[$Controls.I$3]* EXP(-(([.$B17]-[$Controls.I$2])^2/(0.6*[$Controls.I$4])))" office:value-type="float" office:value="0.000000123992457398819">
            <text:p>0.000000124</text:p>
          </table:table-cell>
          <table:table-cell table:formula="of:=[$Controls.J$3]* EXP(-(([.$B17]-[$Controls.J$2])^2/(0.6*[$Controls.J$4])))" office:value-type="float" office:value="0.000000470594001854539">
            <text:p>4.70594001854539E-007</text:p>
          </table:table-cell>
          <table:table-cell table:formula="of:=[$Controls.K$3]* EXP(-(([.$B17]-[$Controls.K$2])^2/(0.6*[$Controls.K$4])))" office:value-type="float" office:value="0.00000106950393926888">
            <text:p>1.06950393926888E-006</text:p>
          </table:table-cell>
          <table:table-cell table:formula="of:=Noise" office:value-type="float" office:value="0.00000394">
            <text:p>3.94E-006</text:p>
          </table:table-cell>
          <table:table-cell table:formula="of:=SUM([.C17:.G17])" office:value-type="float" office:value="0.00000561894279490479">
            <text:p>5.61894279490479E-006</text:p>
          </table:table-cell>
        </table:table-row>
        <table:table-row table:style-name="ro1">
          <table:table-cell table:formula="of:=[.A17]+7.5" office:value-type="float" office:value="7112.5">
            <text:p>7112.5</text:p>
          </table:table-cell>
          <table:table-cell table:formula="of:=[$Controls.$O$1]/[.A18]" office:value-type="float" office:value="1.74340949033392">
            <text:p>1.7434094903</text:p>
          </table:table-cell>
          <table:table-cell table:formula="of:=[$Controls.H$3]* EXP(-(([.$B18]-[$Controls.H$2])^2/(0.6*[$Controls.H$4])))" office:value-type="float" office:value="0.0000000155617211201442">
            <text:p>1.55617211201442E-008</text:p>
          </table:table-cell>
          <table:table-cell table:formula="of:=[$Controls.I$3]* EXP(-(([.$B18]-[$Controls.I$2])^2/(0.6*[$Controls.I$4])))" office:value-type="float" office:value="0.000000129302527293948">
            <text:p>1.29302527293948E-007</text:p>
          </table:table-cell>
          <table:table-cell table:formula="of:=[$Controls.J$3]* EXP(-(([.$B18]-[$Controls.J$2])^2/(0.6*[$Controls.J$4])))" office:value-type="float" office:value="0.000000486137845700111">
            <text:p>4.86137845700111E-007</text:p>
          </table:table-cell>
          <table:table-cell table:formula="of:=[$Controls.K$3]* EXP(-(([.$B18]-[$Controls.K$2])^2/(0.6*[$Controls.K$4])))" office:value-type="float" office:value="0.0000010944520316156">
            <text:p>1.0944520316156E-006</text:p>
          </table:table-cell>
          <table:table-cell table:formula="of:=Noise" office:value-type="float" office:value="0.00000432">
            <text:p>4.32E-006</text:p>
          </table:table-cell>
          <table:table-cell table:formula="of:=SUM([.C18:.G18])" office:value-type="float" office:value="0.00000604545412572981">
            <text:p>6.04545412572981E-006</text:p>
          </table:table-cell>
        </table:table-row>
        <table:table-row table:style-name="ro1">
          <table:table-cell table:formula="of:=[.A18]+7.5" office:value-type="float" office:value="7120">
            <text:p>7120</text:p>
          </table:table-cell>
          <table:table-cell table:formula="of:=[$Controls.$O$1]/[.A19]" office:value-type="float" office:value="1.74157303370787">
            <text:p>1.7415730337</text:p>
          </table:table-cell>
          <table:table-cell table:formula="of:=[$Controls.H$3]* EXP(-(([.$B19]-[$Controls.H$2])^2/(0.6*[$Controls.H$4])))" office:value-type="float" office:value="0.0000000163004970875175">
            <text:p>1.63004970875175E-008</text:p>
          </table:table-cell>
          <table:table-cell table:formula="of:=[$Controls.I$3]* EXP(-(([.$B19]-[$Controls.I$2])^2/(0.6*[$Controls.I$4])))" office:value-type="float" office:value="0.000000134804751646496">
            <text:p>1.34804751646496E-007</text:p>
          </table:table-cell>
          <table:table-cell table:formula="of:=[$Controls.J$3]* EXP(-(([.$B19]-[$Controls.J$2])^2/(0.6*[$Controls.J$4])))" office:value-type="float" office:value="0.000000502073792764557">
            <text:p>5.02073792764557E-007</text:p>
          </table:table-cell>
          <table:table-cell table:formula="of:=[$Controls.K$3]* EXP(-(([.$B19]-[$Controls.K$2])^2/(0.6*[$Controls.K$4])))" office:value-type="float" office:value="0.00000111973379452112">
            <text:p>1.11973379452112E-006</text:p>
          </table:table-cell>
          <table:table-cell table:formula="of:=Noise" office:value-type="float" office:value="0.000008">
            <text:p>8.00E-006</text:p>
          </table:table-cell>
          <table:table-cell table:formula="of:=SUM([.C19:.G19])" office:value-type="float" office:value="0.00000977291283601969">
            <text:p>9.77291283601969E-006</text:p>
          </table:table-cell>
        </table:table-row>
        <table:table-row table:style-name="ro1">
          <table:table-cell table:formula="of:=[.A19]+7.5" office:value-type="float" office:value="7127.5">
            <text:p>7127.5</text:p>
          </table:table-cell>
          <table:table-cell table:formula="of:=[$Controls.$O$1]/[.A20]" office:value-type="float" office:value="1.73974044195019">
            <text:p>1.739740442</text:p>
          </table:table-cell>
          <table:table-cell table:formula="of:=[$Controls.H$3]* EXP(-(([.$B20]-[$Controls.H$2])^2/(0.6*[$Controls.H$4])))" office:value-type="float" office:value="0.0000000170697358936021">
            <text:p>1.70697358936021E-008</text:p>
          </table:table-cell>
          <table:table-cell table:formula="of:=[$Controls.I$3]* EXP(-(([.$B20]-[$Controls.I$2])^2/(0.6*[$Controls.I$4])))" office:value-type="float" office:value="0.000000140504561641365">
            <text:p>1.40504561641365E-007</text:p>
          </table:table-cell>
          <table:table-cell table:formula="of:=[$Controls.J$3]* EXP(-(([.$B20]-[$Controls.J$2])^2/(0.6*[$Controls.J$4])))" office:value-type="float" office:value="0.00000051840754947528">
            <text:p>5.1840754947528E-007</text:p>
          </table:table-cell>
          <table:table-cell table:formula="of:=[$Controls.K$3]* EXP(-(([.$B20]-[$Controls.K$2])^2/(0.6*[$Controls.K$4])))" office:value-type="float" office:value="0.00000114534702384157">
            <text:p>1.14534702384157E-006</text:p>
          </table:table-cell>
          <table:table-cell table:formula="of:=Noise" office:value-type="float" office:value="0.00000269">
            <text:p>2.69E-006</text:p>
          </table:table-cell>
          <table:table-cell table:formula="of:=SUM([.C20:.G20])" office:value-type="float" office:value="0.00000451132887085182">
            <text:p>4.51132887085182E-006</text:p>
          </table:table-cell>
        </table:table-row>
        <table:table-row table:style-name="ro1">
          <table:table-cell table:formula="of:=[.A20]+7.5" office:value-type="float" office:value="7135">
            <text:p>7135</text:p>
          </table:table-cell>
          <table:table-cell table:formula="of:=[$Controls.$O$1]/[.A21]" office:value-type="float" office:value="1.73791170287316">
            <text:p>1.7379117029</text:p>
          </table:table-cell>
          <table:table-cell table:formula="of:=[$Controls.H$3]* EXP(-(([.$B21]-[$Controls.H$2])^2/(0.6*[$Controls.H$4])))" office:value-type="float" office:value="0.0000000178704748752345">
            <text:p>1.78704748752345E-008</text:p>
          </table:table-cell>
          <table:table-cell table:formula="of:=[$Controls.I$3]* EXP(-(([.$B21]-[$Controls.I$2])^2/(0.6*[$Controls.I$4])))" office:value-type="float" office:value="0.000000146407483769161">
            <text:p>1.46407483769161E-007</text:p>
          </table:table-cell>
          <table:table-cell table:formula="of:=[$Controls.J$3]* EXP(-(([.$B21]-[$Controls.J$2])^2/(0.6*[$Controls.J$4])))" office:value-type="float" office:value="0.000000535144777409459">
            <text:p>5.35144777409459E-007</text:p>
          </table:table-cell>
          <table:table-cell table:formula="of:=[$Controls.K$3]* EXP(-(([.$B21]-[$Controls.K$2])^2/(0.6*[$Controls.K$4])))" office:value-type="float" office:value="0.00000117128933041467">
            <text:p>1.17128933041467E-006</text:p>
          </table:table-cell>
          <table:table-cell table:formula="of:=Noise" office:value-type="float" office:value="0.000005">
            <text:p>5.00E-006</text:p>
          </table:table-cell>
          <table:table-cell table:formula="of:=SUM([.C21:.G21])" office:value-type="float" office:value="0.00000687071206646853">
            <text:p>6.87071206646853E-006</text:p>
          </table:table-cell>
        </table:table-row>
        <table:table-row table:style-name="ro1">
          <table:table-cell table:formula="of:=[.A21]+7.5" office:value-type="float" office:value="7142.5">
            <text:p>7142.5</text:p>
          </table:table-cell>
          <table:table-cell table:formula="of:=[$Controls.$O$1]/[.A22]" office:value-type="float" office:value="1.73608680434022">
            <text:p>1.7360868043</text:p>
          </table:table-cell>
          <table:table-cell table:formula="of:=[$Controls.H$3]* EXP(-(([.$B22]-[$Controls.H$2])^2/(0.6*[$Controls.H$4])))" office:value-type="float" office:value="0.0000000187037774082212">
            <text:p>1.87037774082212E-008</text:p>
          </table:table-cell>
          <table:table-cell table:formula="of:=[$Controls.I$3]* EXP(-(([.$B22]-[$Controls.I$2])^2/(0.6*[$Controls.I$4])))" office:value-type="float" office:value="0.000000152519139494995">
            <text:p>1.52519139494995E-007</text:p>
          </table:table-cell>
          <table:table-cell table:formula="of:=[$Controls.J$3]* EXP(-(([.$B22]-[$Controls.J$2])^2/(0.6*[$Controls.J$4])))" office:value-type="float" office:value="0.000000552291089009816">
            <text:p>5.52291089009816E-007</text:p>
          </table:table-cell>
          <table:table-cell table:formula="of:=[$Controls.K$3]* EXP(-(([.$B22]-[$Controls.K$2])^2/(0.6*[$Controls.K$4])))" office:value-type="float" office:value="0.00000119755813971513">
            <text:p>1.19755813971513E-006</text:p>
          </table:table-cell>
          <table:table-cell table:formula="of:=Noise" office:value-type="float" office:value="0.00000358">
            <text:p>3.58E-006</text:p>
          </table:table-cell>
          <table:table-cell table:formula="of:=SUM([.C22:.G22])" office:value-type="float" office:value="0.00000550107214562816">
            <text:p>5.50107214562816E-006</text:p>
          </table:table-cell>
        </table:table-row>
        <table:table-row table:style-name="ro1">
          <table:table-cell table:formula="of:=[.A22]+7.5" office:value-type="float" office:value="7150">
            <text:p>7150</text:p>
          </table:table-cell>
          <table:table-cell table:formula="of:=[$Controls.$O$1]/[.A23]" office:value-type="float" office:value="1.73426573426573">
            <text:p>1.7342657343</text:p>
          </table:table-cell>
          <table:table-cell table:formula="of:=[$Controls.H$3]* EXP(-(([.$B23]-[$Controls.H$2])^2/(0.6*[$Controls.H$4])))" office:value-type="float" office:value="0.0000000195707332097938">
            <text:p>1.95707332097938E-008</text:p>
          </table:table-cell>
          <table:table-cell table:formula="of:=[$Controls.I$3]* EXP(-(([.$B23]-[$Controls.I$2])^2/(0.6*[$Controls.I$4])))" office:value-type="float" office:value="0.000000158845244850179">
            <text:p>1.58845244850179E-007</text:p>
          </table:table-cell>
          <table:table-cell table:formula="of:=[$Controls.J$3]* EXP(-(([.$B23]-[$Controls.J$2])^2/(0.6*[$Controls.J$4])))" office:value-type="float" office:value="0.000000569852043267944">
            <text:p>5.69852043267944E-007</text:p>
          </table:table-cell>
          <table:table-cell table:formula="of:=[$Controls.K$3]* EXP(-(([.$B23]-[$Controls.K$2])^2/(0.6*[$Controls.K$4])))" office:value-type="float" office:value="0.00000122415069165808">
            <text:p>1.22415069165808E-006</text:p>
          </table:table-cell>
          <table:table-cell table:formula="of:=Noise" office:value-type="float" office:value="0.0000053">
            <text:p>5.30E-006</text:p>
          </table:table-cell>
          <table:table-cell table:formula="of:=SUM([.C23:.G23])" office:value-type="float" office:value="0.000007272418712986">
            <text:p>7.272418712986E-006</text:p>
          </table:table-cell>
        </table:table-row>
        <table:table-row table:style-name="ro1">
          <table:table-cell table:formula="of:=[.A23]+7.5" office:value-type="float" office:value="7157.5">
            <text:p>7157.5</text:p>
          </table:table-cell>
          <table:table-cell table:formula="of:=[$Controls.$O$1]/[.A24]" office:value-type="float" office:value="1.73244848061474">
            <text:p>1.7324484806</text:p>
          </table:table-cell>
          <table:table-cell table:formula="of:=[$Controls.H$3]* EXP(-(([.$B24]-[$Controls.H$2])^2/(0.6*[$Controls.H$4])))" office:value-type="float" office:value="0.000000020472458631954">
            <text:p>2.0472458631954E-008</text:p>
          </table:table-cell>
          <table:table-cell table:formula="of:=[$Controls.I$3]* EXP(-(([.$B24]-[$Controls.I$2])^2/(0.6*[$Controls.I$4])))" office:value-type="float" office:value="0.000000165391609945451">
            <text:p>1.65391609945451E-007</text:p>
          </table:table-cell>
          <table:table-cell table:formula="of:=[$Controls.J$3]* EXP(-(([.$B24]-[$Controls.J$2])^2/(0.6*[$Controls.J$4])))" office:value-type="float" office:value="0.000000587833141378804">
            <text:p>5.87833141378804E-007</text:p>
          </table:table-cell>
          <table:table-cell table:formula="of:=[$Controls.K$3]* EXP(-(([.$B24]-[$Controls.K$2])^2/(0.6*[$Controls.K$4])))" office:value-type="float" office:value="0.00000125106404055117">
            <text:p>1.25106404055117E-006</text:p>
          </table:table-cell>
          <table:table-cell table:formula="of:=Noise" office:value-type="float" office:value="0.00000689">
            <text:p>6.89E-006</text:p>
          </table:table-cell>
          <table:table-cell table:formula="of:=SUM([.C24:.G24])" office:value-type="float" office:value="0.00000891476125050738">
            <text:p>8.91476125050738E-006</text:p>
          </table:table-cell>
        </table:table-row>
        <table:table-row table:style-name="ro1">
          <table:table-cell table:formula="of:=[.A24]+7.5" office:value-type="float" office:value="7165">
            <text:p>7165</text:p>
          </table:table-cell>
          <table:table-cell table:formula="of:=[$Controls.$O$1]/[.A25]" office:value-type="float" office:value="1.73063503140265">
            <text:p>1.7306350314</text:p>
          </table:table-cell>
          <table:table-cell table:formula="of:=[$Controls.H$3]* EXP(-(([.$B25]-[$Controls.H$2])^2/(0.6*[$Controls.H$4])))" office:value-type="float" office:value="0.0000000214100969452083">
            <text:p>2.14100969452083E-008</text:p>
          </table:table-cell>
          <table:table-cell table:formula="of:=[$Controls.I$3]* EXP(-(([.$B25]-[$Controls.I$2])^2/(0.6*[$Controls.I$4])))" office:value-type="float" office:value="0.000000172164138404374">
            <text:p>1.72164138404374E-007</text:p>
          </table:table-cell>
          <table:table-cell table:formula="of:=[$Controls.J$3]* EXP(-(([.$B25]-[$Controls.J$2])^2/(0.6*[$Controls.J$4])))" office:value-type="float" office:value="0.000000606239822370109">
            <text:p>6.06239822370109E-007</text:p>
          </table:table-cell>
          <table:table-cell table:formula="of:=[$Controls.K$3]* EXP(-(([.$B25]-[$Controls.K$2])^2/(0.6*[$Controls.K$4])))" office:value-type="float" office:value="0.00000127829505519596">
            <text:p>1.27829505519596E-006</text:p>
          </table:table-cell>
          <table:table-cell table:formula="of:=Noise" office:value-type="float" office:value="0.000005">
            <text:p>5.00E-006</text:p>
          </table:table-cell>
          <table:table-cell table:formula="of:=SUM([.C25:.G25])" office:value-type="float" office:value="0.00000707810911291565">
            <text:p>7.07810911291565E-006</text:p>
          </table:table-cell>
        </table:table-row>
        <table:table-row table:style-name="ro1">
          <table:table-cell table:formula="of:=[.A25]+7.5" office:value-type="float" office:value="7172.5">
            <text:p>7172.5</text:p>
          </table:table-cell>
          <table:table-cell table:formula="of:=[$Controls.$O$1]/[.A26]" office:value-type="float" office:value="1.72882537469502">
            <text:p>1.7288253747</text:p>
          </table:table-cell>
          <table:table-cell table:formula="of:=[$Controls.H$3]* EXP(-(([.$B26]-[$Controls.H$2])^2/(0.6*[$Controls.H$4])))" office:value-type="float" office:value="0.0000000223848186121931">
            <text:p>2.23848186121931E-008</text:p>
          </table:table-cell>
          <table:table-cell table:formula="of:=[$Controls.I$3]* EXP(-(([.$B26]-[$Controls.I$2])^2/(0.6*[$Controls.I$4])))" office:value-type="float" office:value="0.000000179168826715657">
            <text:p>1.79168826715657E-007</text:p>
          </table:table-cell>
          <table:table-cell table:formula="of:=[$Controls.J$3]* EXP(-(([.$B26]-[$Controls.J$2])^2/(0.6*[$Controls.J$4])))" office:value-type="float" office:value="0.000000625077458710285">
            <text:p>6.25077458710285E-007</text:p>
          </table:table-cell>
          <table:table-cell table:formula="of:=[$Controls.K$3]* EXP(-(([.$B26]-[$Controls.K$2])^2/(0.6*[$Controls.K$4])))" office:value-type="float" office:value="0.000001305840419139">
            <text:p>1.305840419139E-006</text:p>
          </table:table-cell>
          <table:table-cell table:formula="of:=Noise" office:value-type="float" office:value="0.00000272">
            <text:p>2.72E-006</text:p>
          </table:table-cell>
          <table:table-cell table:formula="of:=SUM([.C26:.G26])" office:value-type="float" office:value="0.00000485247152317713">
            <text:p>4.85247152317713E-006</text:p>
          </table:table-cell>
        </table:table-row>
        <table:table-row table:style-name="ro1">
          <table:table-cell table:formula="of:=[.A26]+7.5" office:value-type="float" office:value="7180">
            <text:p>7180</text:p>
          </table:table-cell>
          <table:table-cell table:formula="of:=[$Controls.$O$1]/[.A27]" office:value-type="float" office:value="1.72701949860724">
            <text:p>1.7270194986</text:p>
          </table:table-cell>
          <table:table-cell table:formula="of:=[$Controls.H$3]* EXP(-(([.$B27]-[$Controls.H$2])^2/(0.6*[$Controls.H$4])))" office:value-type="float" office:value="0.0000000233978215506867">
            <text:p>2.33978215506867E-008</text:p>
          </table:table-cell>
          <table:table-cell table:formula="of:=[$Controls.I$3]* EXP(-(([.$B27]-[$Controls.I$2])^2/(0.6*[$Controls.I$4])))" office:value-type="float" office:value="0.000000186411763503168">
            <text:p>1.86411763503168E-007</text:p>
          </table:table-cell>
          <table:table-cell table:formula="of:=[$Controls.J$3]* EXP(-(([.$B27]-[$Controls.J$2])^2/(0.6*[$Controls.J$4])))" office:value-type="float" office:value="0.000000644351351898892">
            <text:p>6.44351351898892E-007</text:p>
          </table:table-cell>
          <table:table-cell table:formula="of:=[$Controls.K$3]* EXP(-(([.$B27]-[$Controls.K$2])^2/(0.6*[$Controls.K$4])))" office:value-type="float" office:value="0.00000133369663107272">
            <text:p>1.33369663107272E-006</text:p>
          </table:table-cell>
          <table:table-cell table:formula="of:=Noise" office:value-type="float" office:value="0.00000338">
            <text:p>3.38E-006</text:p>
          </table:table-cell>
          <table:table-cell table:formula="of:=SUM([.C27:.G27])" office:value-type="float" office:value="0.00000556785756802547">
            <text:p>5.56785756802547E-006</text:p>
          </table:table-cell>
        </table:table-row>
        <table:table-row table:style-name="ro1">
          <table:table-cell table:formula="of:=[.A27]+7.5" office:value-type="float" office:value="7187.5">
            <text:p>7187.5</text:p>
          </table:table-cell>
          <table:table-cell table:formula="of:=[$Controls.$O$1]/[.A28]" office:value-type="float" office:value="1.72521739130435">
            <text:p>1.7252173913</text:p>
          </table:table-cell>
          <table:table-cell table:formula="of:=[$Controls.H$3]* EXP(-(([.$B28]-[$Controls.H$2])^2/(0.6*[$Controls.H$4])))" office:value-type="float" office:value="0.0000000244503313855044">
            <text:p>2.44503313855044E-008</text:p>
          </table:table-cell>
          <table:table-cell table:formula="of:=[$Controls.I$3]* EXP(-(([.$B28]-[$Controls.I$2])^2/(0.6*[$Controls.I$4])))" office:value-type="float" office:value="0.000000193899128712499">
            <text:p>1.93899128712499E-007</text:p>
          </table:table-cell>
          <table:table-cell table:formula="of:=[$Controls.J$3]* EXP(-(([.$B28]-[$Controls.J$2])^2/(0.6*[$Controls.J$4])))" office:value-type="float" office:value="0.000000664066728043296">
            <text:p>6.64066728043296E-007</text:p>
          </table:table-cell>
          <table:table-cell table:formula="of:=[$Controls.K$3]* EXP(-(([.$B28]-[$Controls.K$2])^2/(0.6*[$Controls.K$4])))" office:value-type="float" office:value="0.00000136186000538627">
            <text:p>1.36186000538627E-006</text:p>
          </table:table-cell>
          <table:table-cell table:formula="of:=Noise" office:value-type="float" office:value="0.00000512">
            <text:p>5.12E-006</text:p>
          </table:table-cell>
          <table:table-cell table:formula="of:=SUM([.C28:.G28])" office:value-type="float" office:value="0.00000736427619352757">
            <text:p>7.36427619352757E-006</text:p>
          </table:table-cell>
        </table:table-row>
        <table:table-row table:style-name="ro1">
          <table:table-cell table:formula="of:=[.A28]+7.5" office:value-type="float" office:value="7195">
            <text:p>7195</text:p>
          </table:table-cell>
          <table:table-cell table:formula="of:=[$Controls.$O$1]/[.A29]" office:value-type="float" office:value="1.72341904100069">
            <text:p>1.723419041</text:p>
          </table:table-cell>
          <table:table-cell table:formula="of:=[$Controls.H$3]* EXP(-(([.$B29]-[$Controls.H$2])^2/(0.6*[$Controls.H$4])))" office:value-type="float" office:value="0.0000000255436016887755">
            <text:p>2.55436016887755E-008</text:p>
          </table:table-cell>
          <table:table-cell table:formula="of:=[$Controls.I$3]* EXP(-(([.$B29]-[$Controls.I$2])^2/(0.6*[$Controls.I$4])))" office:value-type="float" office:value="0.000000201637192713001">
            <text:p>2.01637192713001E-007</text:p>
          </table:table-cell>
          <table:table-cell table:formula="of:=[$Controls.J$3]* EXP(-(([.$B29]-[$Controls.J$2])^2/(0.6*[$Controls.J$4])))" office:value-type="float" office:value="0.000000684228733425576">
            <text:p>6.84228733425576E-007</text:p>
          </table:table-cell>
          <table:table-cell table:formula="of:=[$Controls.K$3]* EXP(-(([.$B29]-[$Controls.K$2])^2/(0.6*[$Controls.K$4])))" office:value-type="float" office:value="0.00000139032667286614">
            <text:p>1.39032667286614E-006</text:p>
          </table:table-cell>
          <table:table-cell table:formula="of:=Noise" office:value-type="float" office:value="0.0000064">
            <text:p>6.40E-006</text:p>
          </table:table-cell>
          <table:table-cell table:formula="of:=SUM([.C29:.G29])" office:value-type="float" office:value="0.00000870173620069349">
            <text:p>8.70173620069349E-006</text:p>
          </table:table-cell>
        </table:table-row>
        <table:table-row table:style-name="ro1">
          <table:table-cell table:formula="of:=[.A29]+7.5" office:value-type="float" office:value="7202.5">
            <text:p>7202.5</text:p>
          </table:table-cell>
          <table:table-cell table:formula="of:=[$Controls.$O$1]/[.A30]" office:value-type="float" office:value="1.72162443595974">
            <text:p>1.721624436</text:p>
          </table:table-cell>
          <table:table-cell table:formula="of:=[$Controls.H$3]* EXP(-(([.$B30]-[$Controls.H$2])^2/(0.6*[$Controls.H$4])))" office:value-type="float" office:value="0.0000000266789142080938">
            <text:p>2.66789142080938E-008</text:p>
          </table:table-cell>
          <table:table-cell table:formula="of:=[$Controls.I$3]* EXP(-(([.$B30]-[$Controls.I$2])^2/(0.6*[$Controls.I$4])))" office:value-type="float" office:value="0.000000209632315314255">
            <text:p>2.09632315314255E-007</text:p>
          </table:table-cell>
          <table:table-cell table:formula="of:=[$Controls.J$3]* EXP(-(([.$B30]-[$Controls.J$2])^2/(0.6*[$Controls.J$4])))" office:value-type="float" office:value="0.000000704842430063563">
            <text:p>7.04842430063563E-007</text:p>
          </table:table-cell>
          <table:table-cell table:formula="of:=[$Controls.K$3]* EXP(-(([.$B30]-[$Controls.K$2])^2/(0.6*[$Controls.K$4])))" office:value-type="float" office:value="0.00000141909258154616">
            <text:p>1.41909258154616E-006</text:p>
          </table:table-cell>
          <table:table-cell table:formula="of:=Noise" office:value-type="float" office:value="0.00000694">
            <text:p>6.94E-006</text:p>
          </table:table-cell>
          <table:table-cell table:formula="of:=SUM([.C30:.G30])" office:value-type="float" office:value="0.00000930024624113207">
            <text:p>9.30024624113207E-006</text:p>
          </table:table-cell>
        </table:table-row>
        <table:table-row table:style-name="ro1">
          <table:table-cell table:formula="of:=[.A30]+7.5" office:value-type="float" office:value="7210">
            <text:p>7210</text:p>
          </table:table-cell>
          <table:table-cell table:formula="of:=[$Controls.$O$1]/[.A31]" office:value-type="float" office:value="1.71983356449376">
            <text:p>1.7198335645</text:p>
          </table:table-cell>
          <table:table-cell table:formula="of:=[$Controls.H$3]* EXP(-(([.$B31]-[$Controls.H$2])^2/(0.6*[$Controls.H$4])))" office:value-type="float" office:value="0.0000000278575790820421">
            <text:p>2.78575790820421E-008</text:p>
          </table:table-cell>
          <table:table-cell table:formula="of:=[$Controls.I$3]* EXP(-(([.$B31]-[$Controls.I$2])^2/(0.6*[$Controls.I$4])))" office:value-type="float" office:value="0.00000021789094469606">
            <text:p>2.1789094469606E-007</text:p>
          </table:table-cell>
          <table:table-cell table:formula="of:=[$Controls.J$3]* EXP(-(([.$B31]-[$Controls.J$2])^2/(0.6*[$Controls.J$4])))" office:value-type="float" office:value="0.00000072591279127006">
            <text:p>7.2591279127006E-007</text:p>
          </table:table-cell>
          <table:table-cell table:formula="of:=[$Controls.K$3]* EXP(-(([.$B31]-[$Controls.K$2])^2/(0.6*[$Controls.K$4])))" office:value-type="float" office:value="0.00000144815349770662">
            <text:p>1.44815349770662E-006</text:p>
          </table:table-cell>
          <table:table-cell table:formula="of:=Noise" office:value-type="float" office:value="0.00000566">
            <text:p>5.66E-006</text:p>
          </table:table-cell>
          <table:table-cell table:formula="of:=SUM([.C31:.G31])" office:value-type="float" office:value="0.00000807981481275478">
            <text:p>8.07981481275478E-006</text:p>
          </table:table-cell>
        </table:table-row>
        <table:table-row table:style-name="ro1">
          <table:table-cell table:formula="of:=[.A31]+7.5" office:value-type="float" office:value="7217.5">
            <text:p>7217.5</text:p>
          </table:table-cell>
          <table:table-cell table:formula="of:=[$Controls.$O$1]/[.A32]" office:value-type="float" office:value="1.71804641496363">
            <text:p>1.718046415</text:p>
          </table:table-cell>
          <table:table-cell table:formula="of:=[$Controls.H$3]* EXP(-(([.$B32]-[$Controls.H$2])^2/(0.6*[$Controls.H$4])))" office:value-type="float" office:value="0.0000000290809350425876">
            <text:p>2.90809350425876E-008</text:p>
          </table:table-cell>
          <table:table-cell table:formula="of:=[$Controls.I$3]* EXP(-(([.$B32]-[$Controls.I$2])^2/(0.6*[$Controls.I$4])))" office:value-type="float" office:value="0.000000226419616251035">
            <text:p>2.26419616251035E-007</text:p>
          </table:table-cell>
          <table:table-cell table:formula="of:=[$Controls.J$3]* EXP(-(([.$B32]-[$Controls.J$2])^2/(0.6*[$Controls.J$4])))" office:value-type="float" office:value="0.000000747444697214242">
            <text:p>7.47444697214242E-007</text:p>
          </table:table-cell>
          <table:table-cell table:formula="of:=[$Controls.K$3]* EXP(-(([.$B32]-[$Controls.K$2])^2/(0.6*[$Controls.K$4])))" office:value-type="float" office:value="0.00000147750500702155">
            <text:p>1.47750500702155E-006</text:p>
          </table:table-cell>
          <table:table-cell table:formula="of:=Noise" office:value-type="float" office:value="0.00000622">
            <text:p>6.22E-006</text:p>
          </table:table-cell>
          <table:table-cell table:formula="of:=SUM([.C32:.G32])" office:value-type="float" office:value="0.00000870045025552941">
            <text:p>8.70045025552941E-006</text:p>
          </table:table-cell>
        </table:table-row>
        <table:table-row table:style-name="ro1">
          <table:table-cell table:formula="of:=[.A32]+7.5" office:value-type="float" office:value="7225">
            <text:p>7225</text:p>
          </table:table-cell>
          <table:table-cell table:formula="of:=[$Controls.$O$1]/[.A33]" office:value-type="float" office:value="1.71626297577855">
            <text:p>1.7162629758</text:p>
          </table:table-cell>
          <table:table-cell table:formula="of:=[$Controls.H$3]* EXP(-(([.$B33]-[$Controls.H$2])^2/(0.6*[$Controls.H$4])))" office:value-type="float" office:value="0.0000000303503496038476">
            <text:p>3.03503496038476E-008</text:p>
          </table:table-cell>
          <table:table-cell table:formula="of:=[$Controls.I$3]* EXP(-(([.$B33]-[$Controls.I$2])^2/(0.6*[$Controls.I$4])))" office:value-type="float" office:value="0.000000235224951339056">
            <text:p>2.35224951339056E-007</text:p>
          </table:table-cell>
          <table:table-cell table:formula="of:=[$Controls.J$3]* EXP(-(([.$B33]-[$Controls.J$2])^2/(0.6*[$Controls.J$4])))" office:value-type="float" office:value="0.000000769442930489332">
            <text:p>7.69442930489332E-007</text:p>
          </table:table-cell>
          <table:table-cell table:formula="of:=[$Controls.K$3]* EXP(-(([.$B33]-[$Controls.K$2])^2/(0.6*[$Controls.K$4])))" office:value-type="float" office:value="0.00000150714251585364">
            <text:p>1.50714251585364E-006</text:p>
          </table:table-cell>
          <table:table-cell table:formula="of:=Noise" office:value-type="float" office:value="0.00000482">
            <text:p>4.82E-006</text:p>
          </table:table-cell>
          <table:table-cell table:formula="of:=SUM([.C33:.G33])" office:value-type="float" office:value="0.00000736216074728587">
            <text:p>7.36216074728587E-006</text:p>
          </table:table-cell>
        </table:table-row>
        <table:table-row table:style-name="ro1">
          <table:table-cell table:formula="of:=[.A33]+7.5" office:value-type="float" office:value="7232.5">
            <text:p>7232.5</text:p>
          </table:table-cell>
          <table:table-cell table:formula="of:=[$Controls.$O$1]/[.A34]" office:value-type="float" office:value="1.71448323539578">
            <text:p>1.7144832354</text:p>
          </table:table-cell>
          <table:table-cell table:formula="of:=[$Controls.H$3]* EXP(-(([.$B34]-[$Controls.H$2])^2/(0.6*[$Controls.H$4])))" office:value-type="float" office:value="0.0000000316672192367287">
            <text:p>3.16672192367287E-008</text:p>
          </table:table-cell>
          <table:table-cell table:formula="of:=[$Controls.I$3]* EXP(-(([.$B34]-[$Controls.I$2])^2/(0.6*[$Controls.I$4])))" office:value-type="float" office:value="0.000000244313655952791">
            <text:p>2.44313655952791E-007</text:p>
          </table:table-cell>
          <table:table-cell table:formula="of:=[$Controls.J$3]* EXP(-(([.$B34]-[$Controls.J$2])^2/(0.6*[$Controls.J$4])))" office:value-type="float" office:value="0.000000791912171690622">
            <text:p>7.91912171690622E-007</text:p>
          </table:table-cell>
          <table:table-cell table:formula="of:=[$Controls.K$3]* EXP(-(([.$B34]-[$Controls.K$2])^2/(0.6*[$Controls.K$4])))" office:value-type="float" office:value="0.0000015370612526956">
            <text:p>1.5370612526956E-006</text:p>
          </table:table-cell>
          <table:table-cell table:formula="of:=Noise" office:value-type="float" office:value="0.00000486">
            <text:p>4.86E-006</text:p>
          </table:table-cell>
          <table:table-cell table:formula="of:=SUM([.C34:.G34])" office:value-type="float" office:value="0.00000746495429957574">
            <text:p>0.000007465</text:p>
          </table:table-cell>
        </table:table-row>
        <table:table-row table:style-name="ro1">
          <table:table-cell table:formula="of:=[.A34]+7.5" office:value-type="float" office:value="7240">
            <text:p>7240</text:p>
          </table:table-cell>
          <table:table-cell table:formula="of:=[$Controls.$O$1]/[.A35]" office:value-type="float" office:value="1.71270718232044">
            <text:p>1.7127071823</text:p>
          </table:table-cell>
          <table:table-cell table:formula="of:=[$Controls.H$3]* EXP(-(([.$B35]-[$Controls.H$2])^2/(0.6*[$Controls.H$4])))" office:value-type="float" office:value="0.0000000330329695289444">
            <text:p>0.000000033</text:p>
          </table:table-cell>
          <table:table-cell table:formula="of:=[$Controls.I$3]* EXP(-(([.$B35]-[$Controls.I$2])^2/(0.6*[$Controls.I$4])))" office:value-type="float" office:value="0.00000025369251929369">
            <text:p>2.5369251929369E-007</text:p>
          </table:table-cell>
          <table:table-cell table:formula="of:=[$Controls.J$3]* EXP(-(([.$B35]-[$Controls.J$2])^2/(0.6*[$Controls.J$4])))" office:value-type="float" office:value="0.000000814856995007951">
            <text:p>8.14856995007951E-007</text:p>
          </table:table-cell>
          <table:table-cell table:formula="of:=[$Controls.K$3]* EXP(-(([.$B35]-[$Controls.K$2])^2/(0.6*[$Controls.K$4])))" office:value-type="float" office:value="0.00000156725626975688">
            <text:p>1.56725626975688E-006</text:p>
          </table:table-cell>
          <table:table-cell table:formula="of:=Noise" office:value-type="float" office:value="0.00000554">
            <text:p>5.54E-006</text:p>
          </table:table-cell>
          <table:table-cell table:formula="of:=SUM([.C35:.G35])" office:value-type="float" office:value="0.00000820883875358747">
            <text:p>8.20883875358747E-006</text:p>
          </table:table-cell>
        </table:table-row>
        <table:table-row table:style-name="ro1">
          <table:table-cell table:formula="of:=[.A35]+7.5" office:value-type="float" office:value="7247.5">
            <text:p>7247.5</text:p>
          </table:table-cell>
          <table:table-cell table:formula="of:=[$Controls.$O$1]/[.A36]" office:value-type="float" office:value="1.71093480510521">
            <text:p>1.7109348051</text:p>
          </table:table-cell>
          <table:table-cell table:formula="of:=[$Controls.H$3]* EXP(-(([.$B36]-[$Controls.H$2])^2/(0.6*[$Controls.H$4])))" office:value-type="float" office:value="0.0000000344490553299224">
            <text:p>3.44490553299224E-008</text:p>
          </table:table-cell>
          <table:table-cell table:formula="of:=[$Controls.I$3]* EXP(-(([.$B36]-[$Controls.I$2])^2/(0.6*[$Controls.I$4])))" office:value-type="float" office:value="0.000000263368412257877">
            <text:p>2.63368412257877E-007</text:p>
          </table:table-cell>
          <table:table-cell table:formula="of:=[$Controls.J$3]* EXP(-(([.$B36]-[$Controls.J$2])^2/(0.6*[$Controls.J$4])))" office:value-type="float" office:value="0.000000838281863836813">
            <text:p>8.38281863836813E-007</text:p>
          </table:table-cell>
          <table:table-cell table:formula="of:=[$Controls.K$3]* EXP(-(([.$B36]-[$Controls.K$2])^2/(0.6*[$Controls.K$4])))" office:value-type="float" office:value="0.0000015977224446945">
            <text:p>1.5977224446945E-006</text:p>
          </table:table-cell>
          <table:table-cell table:formula="of:=Noise" office:value-type="float" office:value="0.00000562">
            <text:p>5.62E-006</text:p>
          </table:table-cell>
          <table:table-cell table:formula="of:=SUM([.C36:.G36])" office:value-type="float" office:value="0.00000835382177611911">
            <text:p>8.35382177611911E-006</text:p>
          </table:table-cell>
        </table:table-row>
        <table:table-row table:style-name="ro1">
          <table:table-cell table:formula="of:=[.A36]+7.5" office:value-type="float" office:value="7255">
            <text:p>7255</text:p>
          </table:table-cell>
          <table:table-cell table:formula="of:=[$Controls.$O$1]/[.A37]" office:value-type="float" office:value="1.7091660923501">
            <text:p>1.7091660924</text:p>
          </table:table-cell>
          <table:table-cell table:formula="of:=[$Controls.H$3]* EXP(-(([.$B37]-[$Controls.H$2])^2/(0.6*[$Controls.H$4])))" office:value-type="float" office:value="0.0000000359169608801117">
            <text:p>3.59169608801117E-008</text:p>
          </table:table-cell>
          <table:table-cell table:formula="of:=[$Controls.I$3]* EXP(-(([.$B37]-[$Controls.I$2])^2/(0.6*[$Controls.I$4])))" office:value-type="float" office:value="0.000000273348285831425">
            <text:p>2.73348285831425E-007</text:p>
          </table:table-cell>
          <table:table-cell table:formula="of:=[$Controls.J$3]* EXP(-(([.$B37]-[$Controls.J$2])^2/(0.6*[$Controls.J$4])))" office:value-type="float" office:value="0.000000862191126412154">
            <text:p>8.62191126412154E-007</text:p>
          </table:table-cell>
          <table:table-cell table:formula="of:=[$Controls.K$3]* EXP(-(([.$B37]-[$Controls.K$2])^2/(0.6*[$Controls.K$4])))" office:value-type="float" office:value="0.00000162845448248633">
            <text:p>1.62845448248633E-006</text:p>
          </table:table-cell>
          <table:table-cell table:formula="of:=Noise" office:value-type="float" office:value="0.00000389">
            <text:p>3.89E-006</text:p>
          </table:table-cell>
          <table:table-cell table:formula="of:=SUM([.C37:.G37])" office:value-type="float" office:value="0.00000668991085561003">
            <text:p>6.68991085561003E-006</text:p>
          </table:table-cell>
        </table:table-row>
        <table:table-row table:style-name="ro1">
          <table:table-cell table:formula="of:=[.A37]+7.5" office:value-type="float" office:value="7262.5">
            <text:p>7262.5</text:p>
          </table:table-cell>
          <table:table-cell table:formula="of:=[$Controls.$O$1]/[.A38]" office:value-type="float" office:value="1.70740103270224">
            <text:p>1.7074010327</text:p>
          </table:table-cell>
          <table:table-cell table:formula="of:=[$Controls.H$3]* EXP(-(([.$B38]-[$Controls.H$2])^2/(0.6*[$Controls.H$4])))" office:value-type="float" office:value="0.0000000374381999242125">
            <text:p>3.74381999242125E-008</text:p>
          </table:table-cell>
          <table:table-cell table:formula="of:=[$Controls.I$3]* EXP(-(([.$B38]-[$Controls.I$2])^2/(0.6*[$Controls.I$4])))" office:value-type="float" office:value="0.000000283639169394665">
            <text:p>2.83639169394665E-007</text:p>
          </table:table-cell>
          <table:table-cell table:formula="of:=[$Controls.J$3]* EXP(-(([.$B38]-[$Controls.J$2])^2/(0.6*[$Controls.J$4])))" office:value-type="float" office:value="0.000000886589011469081">
            <text:p>8.86589011469081E-007</text:p>
          </table:table-cell>
          <table:table-cell table:formula="of:=[$Controls.K$3]* EXP(-(([.$B38]-[$Controls.K$2])^2/(0.6*[$Controls.K$4])))" office:value-type="float" office:value="0.00000165944691744541">
            <text:p>1.65944691744541E-006</text:p>
          </table:table-cell>
          <table:table-cell table:formula="of:=Noise" office:value-type="float" office:value="0.000005">
            <text:p>5.00E-006</text:p>
          </table:table-cell>
          <table:table-cell table:formula="of:=SUM([.C38:.G38])" office:value-type="float" office:value="0.00000786711329823337">
            <text:p>7.86711329823337E-006</text:p>
          </table:table-cell>
        </table:table-row>
        <table:table-row table:style-name="ro1">
          <table:table-cell table:formula="of:=[.A38]+7.5" office:value-type="float" office:value="7270">
            <text:p>7270</text:p>
          </table:table-cell>
          <table:table-cell table:formula="of:=[$Controls.$O$1]/[.A39]" office:value-type="float" office:value="1.70563961485557">
            <text:p>1.7056396149</text:p>
          </table:table-cell>
          <table:table-cell table:formula="of:=[$Controls.H$3]* EXP(-(([.$B39]-[$Controls.H$2])^2/(0.6*[$Controls.H$4])))" office:value-type="float" office:value="0.0000000390143158078511">
            <text:p>0.000000039</text:p>
          </table:table-cell>
          <table:table-cell table:formula="of:=[$Controls.I$3]* EXP(-(([.$B39]-[$Controls.I$2])^2/(0.6*[$Controls.I$4])))" office:value-type="float" office:value="0.000000294248168935165">
            <text:p>2.94248168935165E-007</text:p>
          </table:table-cell>
          <table:table-cell table:formula="of:=[$Controls.J$3]* EXP(-(([.$B39]-[$Controls.J$2])^2/(0.6*[$Controls.J$4])))" office:value-type="float" office:value="0.000000911479623934581">
            <text:p>9.11479623934581E-007</text:p>
          </table:table-cell>
          <table:table-cell table:formula="of:=[$Controls.K$3]* EXP(-(([.$B39]-[$Controls.K$2])^2/(0.6*[$Controls.K$4])))" office:value-type="float" office:value="0.00000169069411537334">
            <text:p>1.69069411537334E-006</text:p>
          </table:table-cell>
          <table:table-cell table:formula="of:=Noise" office:value-type="float" office:value="0.00000584">
            <text:p>5.84E-006</text:p>
          </table:table-cell>
          <table:table-cell table:formula="of:=SUM([.C39:.G39])" office:value-type="float" office:value="0.00000877543622405094">
            <text:p>8.77543622405094E-006</text:p>
          </table:table-cell>
        </table:table-row>
        <table:table-row table:style-name="ro1">
          <table:table-cell table:formula="of:=[.A39]+7.5" office:value-type="float" office:value="7277.5">
            <text:p>7277.5</text:p>
          </table:table-cell>
          <table:table-cell table:formula="of:=[$Controls.$O$1]/[.A40]" office:value-type="float" office:value="1.70388182755067">
            <text:p>1.7038818276</text:p>
          </table:table-cell>
          <table:table-cell table:formula="of:=[$Controls.H$3]* EXP(-(([.$B40]-[$Controls.H$2])^2/(0.6*[$Controls.H$4])))" office:value-type="float" office:value="0.0000000406468815572295">
            <text:p>4.06468815572295E-008</text:p>
          </table:table-cell>
          <table:table-cell table:formula="of:=[$Controls.I$3]* EXP(-(([.$B40]-[$Controls.I$2])^2/(0.6*[$Controls.I$4])))" office:value-type="float" office:value="0.000000305182465169172">
            <text:p>3.05182465169172E-007</text:p>
          </table:table-cell>
          <table:table-cell table:formula="of:=[$Controls.J$3]* EXP(-(([.$B40]-[$Controls.J$2])^2/(0.6*[$Controls.J$4])))" office:value-type="float" office:value="0.000000936866940654399">
            <text:p>9.36866940654399E-007</text:p>
          </table:table-cell>
          <table:table-cell table:formula="of:=[$Controls.K$3]* EXP(-(([.$B40]-[$Controls.K$2])^2/(0.6*[$Controls.K$4])))" office:value-type="float" office:value="0.00000172219027585088">
            <text:p>1.72219027585088E-006</text:p>
          </table:table-cell>
          <table:table-cell table:formula="of:=Noise" office:value-type="float" office:value="0.00000644">
            <text:p>6.44E-006</text:p>
          </table:table-cell>
          <table:table-cell table:formula="of:=SUM([.C40:.G40])" office:value-type="float" office:value="0.00000944488656323168">
            <text:p>9.44488656323168E-006</text:p>
          </table:table-cell>
        </table:table-row>
        <table:table-row table:style-name="ro1">
          <table:table-cell table:formula="of:=[.A40]+7.5" office:value-type="float" office:value="7285">
            <text:p>7285</text:p>
          </table:table-cell>
          <table:table-cell table:formula="of:=[$Controls.$O$1]/[.A41]" office:value-type="float" office:value="1.70212765957447">
            <text:p>1.7021276596</text:p>
          </table:table-cell>
          <table:table-cell table:formula="of:=[$Controls.H$3]* EXP(-(([.$B41]-[$Controls.H$2])^2/(0.6*[$Controls.H$4])))" office:value-type="float" office:value="0.0000000423374999412911">
            <text:p>4.23374999412911E-008</text:p>
          </table:table-cell>
          <table:table-cell table:formula="of:=[$Controls.I$3]* EXP(-(([.$B41]-[$Controls.I$2])^2/(0.6*[$Controls.I$4])))" office:value-type="float" office:value="0.000000316449311571389">
            <text:p>3.16449311571389E-007</text:p>
          </table:table-cell>
          <table:table-cell table:formula="of:=[$Controls.J$3]* EXP(-(([.$B41]-[$Controls.J$2])^2/(0.6*[$Controls.J$4])))" office:value-type="float" office:value="0.000000962754806159226">
            <text:p>9.62754806159226E-007</text:p>
          </table:table-cell>
          <table:table-cell table:formula="of:=[$Controls.K$3]* EXP(-(([.$B41]-[$Controls.K$2])^2/(0.6*[$Controls.K$4])))" office:value-type="float" office:value="0.00000175392943466367">
            <text:p>1.75392943466367E-006</text:p>
          </table:table-cell>
          <table:table-cell table:formula="of:=Noise" office:value-type="float" office:value="0.00000474">
            <text:p>4.74E-006</text:p>
          </table:table-cell>
          <table:table-cell table:formula="of:=SUM([.C41:.G41])" office:value-type="float" office:value="0.00000781547105233557">
            <text:p>7.81547105233557E-006</text:p>
          </table:table-cell>
        </table:table-row>
        <table:table-row table:style-name="ro1">
          <table:table-cell table:formula="of:=[.A41]+7.5" office:value-type="float" office:value="7292.5">
            <text:p>7292.5</text:p>
          </table:table-cell>
          <table:table-cell table:formula="of:=[$Controls.$O$1]/[.A42]" office:value-type="float" office:value="1.70037709976003">
            <text:p>1.7003770998</text:p>
          </table:table-cell>
          <table:table-cell table:formula="of:=[$Controls.H$3]* EXP(-(([.$B42]-[$Controls.H$2])^2/(0.6*[$Controls.H$4])))" office:value-type="float" office:value="0.000000044087803515943">
            <text:p>4.4087803515943E-008</text:p>
          </table:table-cell>
          <table:table-cell table:formula="of:=[$Controls.I$3]* EXP(-(([.$B42]-[$Controls.I$2])^2/(0.6*[$Controls.I$4])))" office:value-type="float" office:value="0.000000328056032312997">
            <text:p>3.28056032312997E-007</text:p>
          </table:table-cell>
          <table:table-cell table:formula="of:=[$Controls.J$3]* EXP(-(([.$B42]-[$Controls.J$2])^2/(0.6*[$Controls.J$4])))" office:value-type="float" office:value="0.000000989146928474268">
            <text:p>9.89146928474268E-007</text:p>
          </table:table-cell>
          <table:table-cell table:formula="of:=[$Controls.K$3]* EXP(-(([.$B42]-[$Controls.K$2])^2/(0.6*[$Controls.K$4])))" office:value-type="float" office:value="0.00000178590546636081">
            <text:p>1.78590546636081E-006</text:p>
          </table:table-cell>
          <table:table-cell table:formula="of:=Noise" office:value-type="float" office:value="0.00000593">
            <text:p>5.93E-006</text:p>
          </table:table-cell>
          <table:table-cell table:formula="of:=SUM([.C42:.G42])" office:value-type="float" office:value="0.00000907719623066402">
            <text:p>9.07719623066402E-006</text:p>
          </table:table-cell>
        </table:table-row>
        <table:table-row table:style-name="ro1">
          <table:table-cell table:formula="of:=[.A42]+7.5" office:value-type="float" office:value="7300">
            <text:p>7300</text:p>
          </table:table-cell>
          <table:table-cell table:formula="of:=[$Controls.$O$1]/[.A43]" office:value-type="float" office:value="1.6986301369863">
            <text:p>1.698630137</text:p>
          </table:table-cell>
          <table:table-cell table:formula="of:=[$Controls.H$3]* EXP(-(([.$B43]-[$Controls.H$2])^2/(0.6*[$Controls.H$4])))" office:value-type="float" office:value="0.0000000458994546498939">
            <text:p>4.58994546498939E-008</text:p>
          </table:table-cell>
          <table:table-cell table:formula="of:=[$Controls.I$3]* EXP(-(([.$B43]-[$Controls.I$2])^2/(0.6*[$Controls.I$4])))" office:value-type="float" office:value="0.000000340010020108003">
            <text:p>0.00000034</text:p>
          </table:table-cell>
          <table:table-cell table:formula="of:=[$Controls.J$3]* EXP(-(([.$B43]-[$Controls.J$2])^2/(0.6*[$Controls.J$4])))" office:value-type="float" office:value="0.00000101604687497634">
            <text:p>0.000001016</text:p>
          </table:table-cell>
          <table:table-cell table:formula="of:=[$Controls.K$3]* EXP(-(([.$B43]-[$Controls.K$2])^2/(0.6*[$Controls.K$4])))" office:value-type="float" office:value="0.00000181811208694392">
            <text:p>1.81811208694392E-006</text:p>
          </table:table-cell>
          <table:table-cell table:formula="of:=Noise" office:value-type="float" office:value="0.00001587">
            <text:p>1.59E-005</text:p>
          </table:table-cell>
          <table:table-cell table:formula="of:=SUM([.C43:.G43])" office:value-type="float" office:value="0.0000190900684366782">
            <text:p>1.90900684366782E-005</text:p>
          </table:table-cell>
        </table:table-row>
        <table:table-row table:style-name="ro1">
          <table:table-cell table:formula="of:=[.A43]+7.5" office:value-type="float" office:value="7307.5">
            <text:p>7307.5</text:p>
          </table:table-cell>
          <table:table-cell table:formula="of:=[$Controls.$O$1]/[.A44]" office:value-type="float" office:value="1.6968867601779">
            <text:p>1.6968867602</text:p>
          </table:table-cell>
          <table:table-cell table:formula="of:=[$Controls.H$3]* EXP(-(([.$B44]-[$Controls.H$2])^2/(0.6*[$Controls.H$4])))" office:value-type="float" office:value="0.0000000477741455316646">
            <text:p>4.77741455316646E-008</text:p>
          </table:table-cell>
          <table:table-cell table:formula="of:=[$Controls.I$3]* EXP(-(([.$B44]-[$Controls.I$2])^2/(0.6*[$Controls.I$4])))" office:value-type="float" office:value="0.000000352318733968011">
            <text:p>3.52318733968011E-007</text:p>
          </table:table-cell>
          <table:table-cell table:formula="of:=[$Controls.J$3]* EXP(-(([.$B44]-[$Controls.J$2])^2/(0.6*[$Controls.J$4])))" office:value-type="float" office:value="0.00000104345806830254">
            <text:p>1.04345806830254E-006</text:p>
          </table:table-cell>
          <table:table-cell table:formula="of:=[$Controls.K$3]* EXP(-(([.$B44]-[$Controls.K$2])^2/(0.6*[$Controls.K$4])))" office:value-type="float" office:value="0.00000185054285668418">
            <text:p>1.85054285668418E-006</text:p>
          </table:table-cell>
          <table:table-cell table:formula="of:=Noise" office:value-type="float" office:value="0.00000641">
            <text:p>6.41E-006</text:p>
          </table:table-cell>
          <table:table-cell table:formula="of:=SUM([.C44:.G44])" office:value-type="float" office:value="0.0000097040938044864">
            <text:p>9.7040938044864E-006</text:p>
          </table:table-cell>
        </table:table-row>
        <table:table-row table:style-name="ro1">
          <table:table-cell table:formula="of:=[.A44]+7.5" office:value-type="float" office:value="7315">
            <text:p>7315</text:p>
          </table:table-cell>
          <table:table-cell table:formula="of:=[$Controls.$O$1]/[.A45]" office:value-type="float" office:value="1.69514695830485">
            <text:p>1.6951469583</text:p>
          </table:table-cell>
          <table:table-cell table:formula="of:=[$Controls.H$3]* EXP(-(([.$B45]-[$Controls.H$2])^2/(0.6*[$Controls.H$4])))" office:value-type="float" office:value="0.0000000497135981573482">
            <text:p>4.97135981573482E-008</text:p>
          </table:table-cell>
          <table:table-cell table:formula="of:=[$Controls.I$3]* EXP(-(([.$B45]-[$Controls.I$2])^2/(0.6*[$Controls.I$4])))" office:value-type="float" office:value="0.000000364989696865659">
            <text:p>0.000000365</text:p>
          </table:table-cell>
          <table:table-cell table:formula="of:=[$Controls.J$3]* EXP(-(([.$B45]-[$Controls.J$2])^2/(0.6*[$Controls.J$4])))" office:value-type="float" office:value="0.00000107138378231449">
            <text:p>1.07138378231449E-006</text:p>
          </table:table-cell>
          <table:table-cell table:formula="of:=[$Controls.K$3]* EXP(-(([.$B45]-[$Controls.K$2])^2/(0.6*[$Controls.K$4])))" office:value-type="float" office:value="0.00000188319118306476">
            <text:p>1.88319118306476E-006</text:p>
          </table:table-cell>
          <table:table-cell table:formula="of:=Noise" office:value-type="float" office:value="0.000005">
            <text:p>5.00E-006</text:p>
          </table:table-cell>
          <table:table-cell table:formula="of:=SUM([.C45:.G45])" office:value-type="float" office:value="0.00000836927826040225">
            <text:p>8.36927826040225E-006</text:p>
          </table:table-cell>
        </table:table-row>
        <table:table-row table:style-name="ro1">
          <table:table-cell table:formula="of:=[.A45]+7.5" office:value-type="float" office:value="7322.5">
            <text:p>7322.5</text:p>
          </table:table-cell>
          <table:table-cell table:formula="of:=[$Controls.$O$1]/[.A46]" office:value-type="float" office:value="1.69341072038238">
            <text:p>1.6934107204</text:p>
          </table:table-cell>
          <table:table-cell table:formula="of:=[$Controls.H$3]* EXP(-(([.$B46]-[$Controls.H$2])^2/(0.6*[$Controls.H$4])))" office:value-type="float" office:value="0.0000000517195642986974">
            <text:p>5.17195642986974E-008</text:p>
          </table:table-cell>
          <table:table-cell table:formula="of:=[$Controls.I$3]* EXP(-(([.$B46]-[$Controls.I$2])^2/(0.6*[$Controls.I$4])))" office:value-type="float" office:value="0.000000378030493307029">
            <text:p>0.000000378</text:p>
          </table:table-cell>
          <table:table-cell table:formula="of:=[$Controls.J$3]* EXP(-(([.$B46]-[$Controls.J$2])^2/(0.6*[$Controls.J$4])))" office:value-type="float" office:value="0.00000109982713812224">
            <text:p>1.09982713812224E-006</text:p>
          </table:table-cell>
          <table:table-cell table:formula="of:=[$Controls.K$3]* EXP(-(([.$B46]-[$Controls.K$2])^2/(0.6*[$Controls.K$4])))" office:value-type="float" office:value="0.00000191605032384569">
            <text:p>1.91605032384569E-006</text:p>
          </table:table-cell>
          <table:table-cell table:formula="of:=Noise" office:value-type="float" office:value="0.00000737">
            <text:p>7.37E-006</text:p>
          </table:table-cell>
          <table:table-cell table:formula="of:=SUM([.C46:.G46])" office:value-type="float" office:value="0.0000108156275195737">
            <text:p>1.08156275195737E-005</text:p>
          </table:table-cell>
        </table:table-row>
        <table:table-row table:style-name="ro1">
          <table:table-cell table:formula="of:=[.A46]+7.5" office:value-type="float" office:value="7330">
            <text:p>7330</text:p>
          </table:table-cell>
          <table:table-cell table:formula="of:=[$Controls.$O$1]/[.A47]" office:value-type="float" office:value="1.69167803547067">
            <text:p>1.6916780355</text:p>
          </table:table-cell>
          <table:table-cell table:formula="of:=[$Controls.H$3]* EXP(-(([.$B47]-[$Controls.H$2])^2/(0.6*[$Controls.H$4])))" office:value-type="float" office:value="0.0000000537938254511359">
            <text:p>5.37938254511359E-008</text:p>
          </table:table-cell>
          <table:table-cell table:formula="of:=[$Controls.I$3]* EXP(-(([.$B47]-[$Controls.I$2])^2/(0.6*[$Controls.I$4])))" office:value-type="float" office:value="0.000000391448766813433">
            <text:p>3.91448766813433E-007</text:p>
          </table:table-cell>
          <table:table-cell table:formula="of:=[$Controls.J$3]* EXP(-(([.$B47]-[$Controls.J$2])^2/(0.6*[$Controls.J$4])))" office:value-type="float" office:value="0.00000112879110017175">
            <text:p>1.12879110017175E-006</text:p>
          </table:table-cell>
          <table:table-cell table:formula="of:=[$Controls.K$3]* EXP(-(([.$B47]-[$Controls.K$2])^2/(0.6*[$Controls.K$4])))" office:value-type="float" office:value="0.00000194911339024851">
            <text:p>1.94911339024851E-006</text:p>
          </table:table-cell>
          <table:table-cell table:formula="of:=Noise" office:value-type="float" office:value="0.0000046">
            <text:p>4.60E-006</text:p>
          </table:table-cell>
          <table:table-cell table:formula="of:=SUM([.C47:.G47])" office:value-type="float" office:value="0.00000812314708268483">
            <text:p>8.12314708268483E-006</text:p>
          </table:table-cell>
        </table:table-row>
        <table:table-row table:style-name="ro1">
          <table:table-cell table:formula="of:=[.A47]+7.5" office:value-type="float" office:value="7337.5">
            <text:p>7337.5</text:p>
          </table:table-cell>
          <table:table-cell table:formula="of:=[$Controls.$O$1]/[.A48]" office:value-type="float" office:value="1.68994889267462">
            <text:p>1.6899488927</text:p>
          </table:table-cell>
          <table:table-cell table:formula="of:=[$Controls.H$3]* EXP(-(([.$B48]-[$Controls.H$2])^2/(0.6*[$Controls.H$4])))" office:value-type="float" office:value="0.0000000559381927612942">
            <text:p>5.59381927612942E-008</text:p>
          </table:table-cell>
          <table:table-cell table:formula="of:=[$Controls.I$3]* EXP(-(([.$B48]-[$Controls.I$2])^2/(0.6*[$Controls.I$4])))" office:value-type="float" office:value="0.000000405252217313088">
            <text:p>4.05252217313088E-007</text:p>
          </table:table-cell>
          <table:table-cell table:formula="of:=[$Controls.J$3]* EXP(-(([.$B48]-[$Controls.J$2])^2/(0.6*[$Controls.J$4])))" office:value-type="float" office:value="0.00000115827847239981">
            <text:p>1.15827847239981E-006</text:p>
          </table:table-cell>
          <table:table-cell table:formula="of:=[$Controls.K$3]* EXP(-(([.$B48]-[$Controls.K$2])^2/(0.6*[$Controls.K$4])))" office:value-type="float" office:value="0.00000198237335025746">
            <text:p>1.98237335025746E-006</text:p>
          </table:table-cell>
          <table:table-cell table:formula="of:=Noise" office:value-type="float" office:value="0.00000572">
            <text:p>5.72E-006</text:p>
          </table:table-cell>
          <table:table-cell table:formula="of:=SUM([.C48:.G48])" office:value-type="float" office:value="0.00000932184223273165">
            <text:p>9.32184223273165E-006</text:p>
          </table:table-cell>
        </table:table-row>
        <table:table-row table:style-name="ro1">
          <table:table-cell table:formula="of:=[.A48]+7.5" office:value-type="float" office:value="7345">
            <text:p>7345</text:p>
          </table:table-cell>
          <table:table-cell table:formula="of:=[$Controls.$O$1]/[.A49]" office:value-type="float" office:value="1.68822328114364">
            <text:p>1.6882232811</text:p>
          </table:table-cell>
          <table:table-cell table:formula="of:=[$Controls.H$3]* EXP(-(([.$B49]-[$Controls.H$2])^2/(0.6*[$Controls.H$4])))" office:value-type="float" office:value="0.0000000581545069336917">
            <text:p>5.81545069336917E-008</text:p>
          </table:table-cell>
          <table:table-cell table:formula="of:=[$Controls.I$3]* EXP(-(([.$B49]-[$Controls.I$2])^2/(0.6*[$Controls.I$4])))" office:value-type="float" office:value="0.000000419448598443285">
            <text:p>4.19448598443285E-007</text:p>
          </table:table-cell>
          <table:table-cell table:formula="of:=[$Controls.J$3]* EXP(-(([.$B49]-[$Controls.J$2])^2/(0.6*[$Controls.J$4])))" office:value-type="float" office:value="0.00000118829189446043">
            <text:p>1.18829189446043E-006</text:p>
          </table:table-cell>
          <table:table-cell table:formula="of:=[$Controls.K$3]* EXP(-(([.$B49]-[$Controls.K$2])^2/(0.6*[$Controls.K$4])))" office:value-type="float" office:value="0.00000201582303203423">
            <text:p>2.01582303203423E-006</text:p>
          </table:table-cell>
          <table:table-cell table:formula="of:=Noise" office:value-type="float" office:value="0.00000638">
            <text:p>6.38E-006</text:p>
          </table:table-cell>
          <table:table-cell table:formula="of:=SUM([.C49:.G49])" office:value-type="float" office:value="0.0000100617180318716">
            <text:p>1.00617180318716E-005</text:p>
          </table:table-cell>
        </table:table-row>
        <table:table-row table:style-name="ro1">
          <table:table-cell table:formula="of:=[.A49]+7.5" office:value-type="float" office:value="7352.5">
            <text:p>7352.5</text:p>
          </table:table-cell>
          <table:table-cell table:formula="of:=[$Controls.$O$1]/[.A50]" office:value-type="float" office:value="1.6865011900714">
            <text:p>1.6865011901</text:p>
          </table:table-cell>
          <table:table-cell table:formula="of:=[$Controls.H$3]* EXP(-(([.$B50]-[$Controls.H$2])^2/(0.6*[$Controls.H$4])))" office:value-type="float" office:value="0.0000000604446381161873">
            <text:p>6.04446381161873E-008</text:p>
          </table:table-cell>
          <table:table-cell table:formula="of:=[$Controls.I$3]* EXP(-(([.$B50]-[$Controls.I$2])^2/(0.6*[$Controls.I$4])))" office:value-type="float" office:value="0.000000434045714763726">
            <text:p>0.000000434</text:p>
          </table:table-cell>
          <table:table-cell table:formula="of:=[$Controls.J$3]* EXP(-(([.$B50]-[$Controls.J$2])^2/(0.6*[$Controls.J$4])))" office:value-type="float" office:value="0.0000012188338380263">
            <text:p>1.2188338380263E-006</text:p>
          </table:table-cell>
          <table:table-cell table:formula="of:=[$Controls.K$3]* EXP(-(([.$B50]-[$Controls.K$2])^2/(0.6*[$Controls.K$4])))" office:value-type="float" office:value="0.00000204945512744295">
            <text:p>2.04945512744295E-006</text:p>
          </table:table-cell>
          <table:table-cell table:formula="of:=Noise" office:value-type="float" office:value="0.00000731">
            <text:p>7.31E-006</text:p>
          </table:table-cell>
          <table:table-cell table:formula="of:=SUM([.C50:.G50])" office:value-type="float" office:value="0.0000110727793183492">
            <text:p>1.10727793183492E-005</text:p>
          </table:table-cell>
        </table:table-row>
        <table:table-row table:style-name="ro1">
          <table:table-cell table:formula="of:=[.A50]+7.5" office:value-type="float" office:value="7360">
            <text:p>7360</text:p>
          </table:table-cell>
          <table:table-cell table:formula="of:=[$Controls.$O$1]/[.A51]" office:value-type="float" office:value="1.68478260869565">
            <text:p>1.6847826087</text:p>
          </table:table-cell>
          <table:table-cell table:formula="of:=[$Controls.H$3]* EXP(-(([.$B51]-[$Controls.H$2])^2/(0.6*[$Controls.H$4])))" office:value-type="float" office:value="0.0000000628104857638456">
            <text:p>6.28104857638456E-008</text:p>
          </table:table-cell>
          <table:table-cell table:formula="of:=[$Controls.I$3]* EXP(-(([.$B51]-[$Controls.I$2])^2/(0.6*[$Controls.I$4])))" office:value-type="float" office:value="0.000000449051418881834">
            <text:p>4.49051418881834E-007</text:p>
          </table:table-cell>
          <table:table-cell table:formula="of:=[$Controls.J$3]* EXP(-(([.$B51]-[$Controls.J$2])^2/(0.6*[$Controls.J$4])))" office:value-type="float" office:value="0.00000124990660316925">
            <text:p>1.24990660316925E-006</text:p>
          </table:table-cell>
          <table:table-cell table:formula="of:=[$Controls.K$3]* EXP(-(([.$B51]-[$Controls.K$2])^2/(0.6*[$Controls.K$4])))" office:value-type="float" office:value="0.00000208326219568206">
            <text:p>2.08326219568206E-006</text:p>
          </table:table-cell>
          <table:table-cell table:formula="of:=Noise" office:value-type="float" office:value="0.00000311">
            <text:p>3.11E-006</text:p>
          </table:table-cell>
          <table:table-cell table:formula="of:=SUM([.C51:.G51])" office:value-type="float" office:value="0.000006955030703497">
            <text:p>0.000006955</text:p>
          </table:table-cell>
        </table:table-row>
        <table:table-row table:style-name="ro1">
          <table:table-cell table:formula="of:=[.A51]+7.5" office:value-type="float" office:value="7367.5">
            <text:p>7367.5</text:p>
          </table:table-cell>
          <table:table-cell table:formula="of:=[$Controls.$O$1]/[.A52]" office:value-type="float" office:value="1.68306752629793">
            <text:p>1.6830675263</text:p>
          </table:table-cell>
          <table:table-cell table:formula="of:=[$Controls.H$3]* EXP(-(([.$B52]-[$Controls.H$2])^2/(0.6*[$Controls.H$4])))" office:value-type="float" office:value="0.0000000652539784808742">
            <text:p>6.52539784808742E-008</text:p>
          </table:table-cell>
          <table:table-cell table:formula="of:=[$Controls.I$3]* EXP(-(([.$B52]-[$Controls.I$2])^2/(0.6*[$Controls.I$4])))" office:value-type="float" office:value="0.00000046447360849092">
            <text:p>4.6447360849092E-007</text:p>
          </table:table-cell>
          <table:table-cell table:formula="of:=[$Controls.J$3]* EXP(-(([.$B52]-[$Controls.J$2])^2/(0.6*[$Controls.J$4])))" office:value-type="float" office:value="0.00000128151231482337">
            <text:p>1.28151231482337E-006</text:p>
          </table:table-cell>
          <table:table-cell table:formula="of:=[$Controls.K$3]* EXP(-(([.$B52]-[$Controls.K$2])^2/(0.6*[$Controls.K$4])))" office:value-type="float" office:value="0.00000211723666701968">
            <text:p>2.11723666701968E-006</text:p>
          </table:table-cell>
          <table:table-cell table:formula="of:=Noise" office:value-type="float" office:value="0.0000029">
            <text:p>2.90E-006</text:p>
          </table:table-cell>
          <table:table-cell table:formula="of:=SUM([.C52:.G52])" office:value-type="float" office:value="0.00000682847656881485">
            <text:p>6.82847656881485E-006</text:p>
          </table:table-cell>
        </table:table-row>
        <table:table-row table:style-name="ro1">
          <table:table-cell table:formula="of:=[.A52]+7.5" office:value-type="float" office:value="7375">
            <text:p>7375</text:p>
          </table:table-cell>
          <table:table-cell table:formula="of:=[$Controls.$O$1]/[.A53]" office:value-type="float" office:value="1.68135593220339">
            <text:p>1.6813559322</text:p>
          </table:table-cell>
          <table:table-cell table:formula="of:=[$Controls.H$3]* EXP(-(([.$B53]-[$Controls.H$2])^2/(0.6*[$Controls.H$4])))" office:value-type="float" office:value="0.000000067777073840299">
            <text:p>6.7777073840299E-008</text:p>
          </table:table-cell>
          <table:table-cell table:formula="of:=[$Controls.I$3]* EXP(-(([.$B53]-[$Controls.I$2])^2/(0.6*[$Controls.I$4])))" office:value-type="float" office:value="0.000000480320223322174">
            <text:p>4.80320223322174E-007</text:p>
          </table:table-cell>
          <table:table-cell table:formula="of:=[$Controls.J$3]* EXP(-(([.$B53]-[$Controls.J$2])^2/(0.6*[$Controls.J$4])))" office:value-type="float" office:value="0.00000131365291933428">
            <text:p>1.31365291933428E-006</text:p>
          </table:table-cell>
          <table:table-cell table:formula="of:=[$Controls.K$3]* EXP(-(([.$B53]-[$Controls.K$2])^2/(0.6*[$Controls.K$4])))" office:value-type="float" office:value="0.00000215137084662878">
            <text:p>2.15137084662878E-006</text:p>
          </table:table-cell>
          <table:table-cell table:formula="of:=Noise" office:value-type="float" office:value="0.0000051">
            <text:p>5.10E-006</text:p>
          </table:table-cell>
          <table:table-cell table:formula="of:=SUM([.C53:.G53])" office:value-type="float" office:value="0.00000911312106312553">
            <text:p>9.11312106312553E-006</text:p>
          </table:table-cell>
        </table:table-row>
        <table:table-row table:style-name="ro1">
          <table:table-cell table:formula="of:=[.A53]+7.5" office:value-type="float" office:value="7382.5">
            <text:p>7382.5</text:p>
          </table:table-cell>
          <table:table-cell table:formula="of:=[$Controls.$O$1]/[.A54]" office:value-type="float" office:value="1.67964781578056">
            <text:p>1.6796478158</text:p>
          </table:table-cell>
          <table:table-cell table:formula="of:=[$Controls.H$3]* EXP(-(([.$B54]-[$Controls.H$2])^2/(0.6*[$Controls.H$4])))" office:value-type="float" office:value="0.000000070381758181068">
            <text:p>7.0381758181068E-008</text:p>
          </table:table-cell>
          <table:table-cell table:formula="of:=[$Controls.I$3]* EXP(-(([.$B54]-[$Controls.I$2])^2/(0.6*[$Controls.I$4])))" office:value-type="float" office:value="0.000000496599242011588">
            <text:p>4.96599242011588E-007</text:p>
          </table:table-cell>
          <table:table-cell table:formula="of:=[$Controls.J$3]* EXP(-(([.$B54]-[$Controls.J$2])^2/(0.6*[$Controls.J$4])))" office:value-type="float" office:value="0.00000134633018109827">
            <text:p>1.34633018109827E-006</text:p>
          </table:table-cell>
          <table:table-cell table:formula="of:=[$Controls.K$3]* EXP(-(([.$B54]-[$Controls.K$2])^2/(0.6*[$Controls.K$4])))" office:value-type="float" office:value="0.00000218565691851877">
            <text:p>2.18565691851877E-006</text:p>
          </table:table-cell>
          <table:table-cell table:formula="of:=Noise" office:value-type="float" office:value="0.00000659">
            <text:p>6.59E-006</text:p>
          </table:table-cell>
          <table:table-cell table:formula="of:=SUM([.C54:.G54])" office:value-type="float" office:value="0.0000106889680998097">
            <text:p>0.000010689</text:p>
          </table:table-cell>
        </table:table-row>
        <table:table-row table:style-name="ro1">
          <table:table-cell table:formula="of:=[.A54]+7.5" office:value-type="float" office:value="7390">
            <text:p>7390</text:p>
          </table:table-cell>
          <table:table-cell table:formula="of:=[$Controls.$O$1]/[.A55]" office:value-type="float" office:value="1.67794316644114">
            <text:p>1.6779431664</text:p>
          </table:table-cell>
          <table:table-cell table:formula="of:=[$Controls.H$3]* EXP(-(([.$B55]-[$Controls.H$2])^2/(0.6*[$Controls.H$4])))" office:value-type="float" office:value="0.0000000730700463822815">
            <text:p>7.30700463822815E-008</text:p>
          </table:table-cell>
          <table:table-cell table:formula="of:=[$Controls.I$3]* EXP(-(([.$B55]-[$Controls.I$2])^2/(0.6*[$Controls.I$4])))" office:value-type="float" office:value="0.000000513318678882944">
            <text:p>5.13318678882944E-007</text:p>
          </table:table-cell>
          <table:table-cell table:formula="of:=[$Controls.J$3]* EXP(-(([.$B55]-[$Controls.J$2])^2/(0.6*[$Controls.J$4])))" office:value-type="float" office:value="0.00000137954567929472">
            <text:p>1.37954567929472E-006</text:p>
          </table:table-cell>
          <table:table-cell table:formula="of:=[$Controls.K$3]* EXP(-(([.$B55]-[$Controls.K$2])^2/(0.6*[$Controls.K$4])))" office:value-type="float" office:value="0.00000222008694955947">
            <text:p>2.22008694955947E-006</text:p>
          </table:table-cell>
          <table:table-cell table:formula="of:=Noise" office:value-type="float" office:value="0.00000434">
            <text:p>4.34E-006</text:p>
          </table:table-cell>
          <table:table-cell table:formula="of:=SUM([.C55:.G55])" office:value-type="float" office:value="0.00000852602135411942">
            <text:p>0.000008526</text:p>
          </table:table-cell>
        </table:table-row>
        <table:table-row table:style-name="ro1">
          <table:table-cell table:formula="of:=[.A55]+7.5" office:value-type="float" office:value="7397.5">
            <text:p>7397.5</text:p>
          </table:table-cell>
          <table:table-cell table:formula="of:=[$Controls.$O$1]/[.A56]" office:value-type="float" office:value="1.67624197363974">
            <text:p>1.6762419736</text:p>
          </table:table-cell>
          <table:table-cell table:formula="of:=[$Controls.H$3]* EXP(-(([.$B56]-[$Controls.H$2])^2/(0.6*[$Controls.H$4])))" office:value-type="float" office:value="0.0000000758439816142638">
            <text:p>7.58439816142638E-008</text:p>
          </table:table-cell>
          <table:table-cell table:formula="of:=[$Controls.I$3]* EXP(-(([.$B56]-[$Controls.I$2])^2/(0.6*[$Controls.I$4])))" office:value-type="float" office:value="0.000000530486580648154">
            <text:p>5.30486580648154E-007</text:p>
          </table:table-cell>
          <table:table-cell table:formula="of:=[$Controls.J$3]* EXP(-(([.$B56]-[$Controls.J$2])^2/(0.6*[$Controls.J$4])))" office:value-type="float" office:value="0.00000141330080471515">
            <text:p>1.41330080471515E-006</text:p>
          </table:table-cell>
          <table:table-cell table:formula="of:=[$Controls.K$3]* EXP(-(([.$B56]-[$Controls.K$2])^2/(0.6*[$Controls.K$4])))" office:value-type="float" office:value="0.00000225465289359393">
            <text:p>2.25465289359393E-006</text:p>
          </table:table-cell>
          <table:table-cell table:formula="of:=Noise" office:value-type="float" office:value="0.00000417">
            <text:p>4.17E-006</text:p>
          </table:table-cell>
          <table:table-cell table:formula="of:=SUM([.C56:.G56])" office:value-type="float" office:value="0.0000084442842605715">
            <text:p>8.4442842605715E-006</text:p>
          </table:table-cell>
        </table:table-row>
        <table:table-row table:style-name="ro1">
          <table:table-cell table:formula="of:=[.A56]+7.5" office:value-type="float" office:value="7405">
            <text:p>7405</text:p>
          </table:table-cell>
          <table:table-cell table:formula="of:=[$Controls.$O$1]/[.A57]" office:value-type="float" office:value="1.67454422687373">
            <text:p>1.6745442269</text:p>
          </table:table-cell>
          <table:table-cell table:formula="of:=[$Controls.H$3]* EXP(-(([.$B57]-[$Controls.H$2])^2/(0.6*[$Controls.H$4])))" office:value-type="float" office:value="0.0000000787056350662161">
            <text:p>7.87056350662161E-008</text:p>
          </table:table-cell>
          <table:table-cell table:formula="of:=[$Controls.I$3]* EXP(-(([.$B57]-[$Controls.I$2])^2/(0.6*[$Controls.I$4])))" office:value-type="float" office:value="0.000000548111023026327">
            <text:p>5.48111023026327E-007</text:p>
          </table:table-cell>
          <table:table-cell table:formula="of:=[$Controls.J$3]* EXP(-(([.$B57]-[$Controls.J$2])^2/(0.6*[$Controls.J$4])))" office:value-type="float" office:value="0.00000144759675669224">
            <text:p>1.44759675669224E-006</text:p>
          </table:table-cell>
          <table:table-cell table:formula="of:=[$Controls.K$3]* EXP(-(([.$B57]-[$Controls.K$2])^2/(0.6*[$Controls.K$4])))" office:value-type="float" office:value="0.00000228934659563605">
            <text:p>2.28934659563605E-006</text:p>
          </table:table-cell>
          <table:table-cell table:formula="of:=Noise" office:value-type="float" office:value="0.0000055">
            <text:p>5.50E-006</text:p>
          </table:table-cell>
          <table:table-cell table:formula="of:=SUM([.C57:.G57])" office:value-type="float" office:value="0.00000986376001042084">
            <text:p>9.86376001042084E-006</text:p>
          </table:table-cell>
        </table:table-row>
        <table:table-row table:style-name="ro1">
          <table:table-cell table:formula="of:=[.A57]+7.5" office:value-type="float" office:value="7412.5">
            <text:p>7412.5</text:p>
          </table:table-cell>
          <table:table-cell table:formula="of:=[$Controls.$O$1]/[.A58]" office:value-type="float" office:value="1.67284991568297">
            <text:p>1.6728499157</text:p>
          </table:table-cell>
          <table:table-cell table:formula="of:=[$Controls.H$3]* EXP(-(([.$B58]-[$Controls.H$2])^2/(0.6*[$Controls.H$4])))" office:value-type="float" office:value="0.0000000816571056501963">
            <text:p>8.16571056501963E-008</text:p>
          </table:table-cell>
          <table:table-cell table:formula="of:=[$Controls.I$3]* EXP(-(([.$B58]-[$Controls.I$2])^2/(0.6*[$Controls.I$4])))" office:value-type="float" office:value="0.000000566200107282985">
            <text:p>5.66200107282985E-007</text:p>
          </table:table-cell>
          <table:table-cell table:formula="of:=[$Controls.J$3]* EXP(-(([.$B58]-[$Controls.J$2])^2/(0.6*[$Controls.J$4])))" office:value-type="float" office:value="0.00000148243454013209">
            <text:p>1.48243454013209E-006</text:p>
          </table:table-cell>
          <table:table-cell table:formula="of:=[$Controls.K$3]* EXP(-(([.$B58]-[$Controls.K$2])^2/(0.6*[$Controls.K$4])))" office:value-type="float" office:value="0.00000232415979614912">
            <text:p>2.32415979614912E-006</text:p>
          </table:table-cell>
          <table:table-cell table:formula="of:=Noise" office:value-type="float" office:value="0.000005">
            <text:p>5.00E-006</text:p>
          </table:table-cell>
          <table:table-cell table:formula="of:=SUM([.C58:.G58])" office:value-type="float" office:value="0.00000945445154921439">
            <text:p>9.45445154921439E-006</text:p>
          </table:table-cell>
        </table:table-row>
        <table:table-row table:style-name="ro1">
          <table:table-cell table:formula="of:=[.A58]+7.5" office:value-type="float" office:value="7420">
            <text:p>7420</text:p>
          </table:table-cell>
          <table:table-cell table:formula="of:=[$Controls.$O$1]/[.A59]" office:value-type="float" office:value="1.6711590296496">
            <text:p>1.6711590296</text:p>
          </table:table-cell>
          <table:table-cell table:formula="of:=[$Controls.H$3]* EXP(-(([.$B59]-[$Controls.H$2])^2/(0.6*[$Controls.H$4])))" office:value-type="float" office:value="0.0000000847005196811929">
            <text:p>8.47005196811929E-008</text:p>
          </table:table-cell>
          <table:table-cell table:formula="of:=[$Controls.I$3]* EXP(-(([.$B59]-[$Controls.I$2])^2/(0.6*[$Controls.I$4])))" office:value-type="float" office:value="0.000000584761956690996">
            <text:p>5.84761956690996E-007</text:p>
          </table:table-cell>
          <table:table-cell table:formula="of:=[$Controls.J$3]* EXP(-(([.$B59]-[$Controls.J$2])^2/(0.6*[$Controls.J$4])))" office:value-type="float" office:value="0.00000151781496265271">
            <text:p>1.51781496265271E-006</text:p>
          </table:table-cell>
          <table:table-cell table:formula="of:=[$Controls.K$3]* EXP(-(([.$B59]-[$Controls.K$2])^2/(0.6*[$Controls.K$4])))" office:value-type="float" office:value="0.00000235908413540124">
            <text:p>2.35908413540124E-006</text:p>
          </table:table-cell>
          <table:table-cell table:formula="of:=Noise" office:value-type="float" office:value="0.000005">
            <text:p>5.00E-006</text:p>
          </table:table-cell>
          <table:table-cell table:formula="of:=SUM([.C59:.G59])" office:value-type="float" office:value="0.00000954636157442614">
            <text:p>9.54636157442614E-006</text:p>
          </table:table-cell>
        </table:table-row>
        <table:table-row table:style-name="ro1">
          <table:table-cell table:formula="of:=[.A59]+7.5" office:value-type="float" office:value="7427.5">
            <text:p>7427.5</text:p>
          </table:table-cell>
          <table:table-cell table:formula="of:=[$Controls.$O$1]/[.A60]" office:value-type="float" office:value="1.66947155839785">
            <text:p>1.6694715584</text:p>
          </table:table-cell>
          <table:table-cell table:formula="of:=[$Controls.H$3]* EXP(-(([.$B60]-[$Controls.H$2])^2/(0.6*[$Controls.H$4])))" office:value-type="float" office:value="0.0000000878380305330869">
            <text:p>8.78380305330869E-008</text:p>
          </table:table-cell>
          <table:table-cell table:formula="of:=[$Controls.I$3]* EXP(-(([.$B60]-[$Controls.I$2])^2/(0.6*[$Controls.I$4])))" office:value-type="float" office:value="0.000000603804712914879">
            <text:p>6.03804712914879E-007</text:p>
          </table:table-cell>
          <table:table-cell table:formula="of:=[$Controls.J$3]* EXP(-(([.$B60]-[$Controls.J$2])^2/(0.6*[$Controls.J$4])))" office:value-type="float" office:value="0.00000155373863183193">
            <text:p>1.55373863183193E-006</text:p>
          </table:table-cell>
          <table:table-cell table:formula="of:=[$Controls.K$3]* EXP(-(([.$B60]-[$Controls.K$2])^2/(0.6*[$Controls.K$4])))" office:value-type="float" office:value="0.00000239411115789365">
            <text:p>2.39411115789365E-006</text:p>
          </table:table-cell>
          <table:table-cell table:formula="of:=Noise" office:value-type="float" office:value="0.000005">
            <text:p>5.00E-006</text:p>
          </table:table-cell>
          <table:table-cell table:formula="of:=SUM([.C60:.G60])" office:value-type="float" office:value="0.00000963949253317355">
            <text:p>9.63949253317355E-006</text:p>
          </table:table-cell>
        </table:table-row>
        <table:table-row table:style-name="ro1">
          <table:table-cell table:formula="of:=[.A60]+7.5" office:value-type="float" office:value="7435">
            <text:p>7435</text:p>
          </table:table-cell>
          <table:table-cell table:formula="of:=[$Controls.$O$1]/[.A61]" office:value-type="float" office:value="1.66778749159381">
            <text:p>1.6677874916</text:p>
          </table:table-cell>
          <table:table-cell table:formula="of:=[$Controls.H$3]* EXP(-(([.$B61]-[$Controls.H$2])^2/(0.6*[$Controls.H$4])))" office:value-type="float" office:value="0.0000000910718182702984">
            <text:p>9.10718182702984E-008</text:p>
          </table:table-cell>
          <table:table-cell table:formula="of:=[$Controls.I$3]* EXP(-(([.$B61]-[$Controls.I$2])^2/(0.6*[$Controls.I$4])))" office:value-type="float" office:value="0.000000623336532320167">
            <text:p>6.23336532320167E-007</text:p>
          </table:table-cell>
          <table:table-cell table:formula="of:=[$Controls.J$3]* EXP(-(([.$B61]-[$Controls.J$2])^2/(0.6*[$Controls.J$4])))" office:value-type="float" office:value="0.00000159020595256752">
            <text:p>1.59020595256752E-006</text:p>
          </table:table-cell>
          <table:table-cell table:formula="of:=[$Controls.K$3]* EXP(-(([.$B61]-[$Controls.K$2])^2/(0.6*[$Controls.K$4])))" office:value-type="float" office:value="0.00000242923231685766">
            <text:p>2.42923231685766E-006</text:p>
          </table:table-cell>
          <table:table-cell table:formula="of:=Noise" office:value-type="float" office:value="0.00000407">
            <text:p>4.07E-006</text:p>
          </table:table-cell>
          <table:table-cell table:formula="of:=SUM([.C61:.G61])" office:value-type="float" office:value="0.00000880384662001565">
            <text:p>8.80384662001565E-006</text:p>
          </table:table-cell>
        </table:table-row>
        <table:table-row table:style-name="ro1">
          <table:table-cell table:formula="of:=[.A61]+7.5" office:value-type="float" office:value="7442.5">
            <text:p>7442.5</text:p>
          </table:table-cell>
          <table:table-cell table:formula="of:=[$Controls.$O$1]/[.A62]" office:value-type="float" office:value="1.66610681894525">
            <text:p>1.6661068189</text:p>
          </table:table-cell>
          <table:table-cell table:formula="of:=[$Controls.H$3]* EXP(-(([.$B62]-[$Controls.H$2])^2/(0.6*[$Controls.H$4])))" office:value-type="float" office:value="0.0000000944040892549465">
            <text:p>9.44040892549465E-008</text:p>
          </table:table-cell>
          <table:table-cell table:formula="of:=[$Controls.I$3]* EXP(-(([.$B62]-[$Controls.I$2])^2/(0.6*[$Controls.I$4])))" office:value-type="float" office:value="0.000000643365582209705">
            <text:p>6.43365582209705E-007</text:p>
          </table:table-cell>
          <table:table-cell table:formula="of:=[$Controls.J$3]* EXP(-(([.$B62]-[$Controls.J$2])^2/(0.6*[$Controls.J$4])))" office:value-type="float" office:value="0.00000162721712455245">
            <text:p>1.62721712455245E-006</text:p>
          </table:table-cell>
          <table:table-cell table:formula="of:=[$Controls.K$3]* EXP(-(([.$B62]-[$Controls.K$2])^2/(0.6*[$Controls.K$4])))" office:value-type="float" office:value="0.00000246443897881616">
            <text:p>2.46443897881616E-006</text:p>
          </table:table-cell>
          <table:table-cell table:formula="of:=Noise" office:value-type="float" office:value="0.00000453">
            <text:p>4.53E-006</text:p>
          </table:table-cell>
          <table:table-cell table:formula="of:=SUM([.C62:.G62])" office:value-type="float" office:value="0.00000935942577483326">
            <text:p>9.35942577483326E-006</text:p>
          </table:table-cell>
        </table:table-row>
        <table:table-row table:style-name="ro1">
          <table:table-cell table:formula="of:=[.A62]+7.5" office:value-type="float" office:value="7450">
            <text:p>7450</text:p>
          </table:table-cell>
          <table:table-cell table:formula="of:=[$Controls.$O$1]/[.A63]" office:value-type="float" office:value="1.66442953020134">
            <text:p>1.6644295302</text:p>
          </table:table-cell>
          <table:table-cell table:formula="of:=[$Controls.H$3]* EXP(-(([.$B63]-[$Controls.H$2])^2/(0.6*[$Controls.H$4])))" office:value-type="float" office:value="0.0000000978370757293646">
            <text:p>9.78370757293646E-008</text:p>
          </table:table-cell>
          <table:table-cell table:formula="of:=[$Controls.I$3]* EXP(-(([.$B63]-[$Controls.I$2])^2/(0.6*[$Controls.I$4])))" office:value-type="float" office:value="0.000000663900036988739">
            <text:p>6.63900036988739E-007</text:p>
          </table:table-cell>
          <table:table-cell table:formula="of:=[$Controls.J$3]* EXP(-(([.$B63]-[$Controls.J$2])^2/(0.6*[$Controls.J$4])))" office:value-type="float" office:value="0.00000166477213986791">
            <text:p>1.66477213986791E-006</text:p>
          </table:table-cell>
          <table:table-cell table:formula="of:=[$Controls.K$3]* EXP(-(([.$B63]-[$Controls.K$2])^2/(0.6*[$Controls.K$4])))" office:value-type="float" office:value="0.00000249972242820547">
            <text:p>2.49972242820547E-006</text:p>
          </table:table-cell>
          <table:table-cell table:formula="of:=Noise" office:value-type="float" office:value="0.00000356">
            <text:p>3.56E-006</text:p>
          </table:table-cell>
          <table:table-cell table:formula="of:=SUM([.C63:.G63])" office:value-type="float" office:value="0.00000848623168079149">
            <text:p>8.48623168079149E-006</text:p>
          </table:table-cell>
        </table:table-row>
        <table:table-row table:style-name="ro1">
          <table:table-cell table:formula="of:=[.A63]+7.5" office:value-type="float" office:value="7457.5">
            <text:p>7457.5</text:p>
          </table:table-cell>
          <table:table-cell table:formula="of:=[$Controls.$O$1]/[.A64]" office:value-type="float" office:value="1.66275561515253">
            <text:p>1.6627556152</text:p>
          </table:table-cell>
          <table:table-cell table:formula="of:=[$Controls.H$3]* EXP(-(([.$B64]-[$Controls.H$2])^2/(0.6*[$Controls.H$4])))" office:value-type="float" office:value="0.000000101373035373838">
            <text:p>1.01373035373838E-007</text:p>
          </table:table-cell>
          <table:table-cell table:formula="of:=[$Controls.I$3]* EXP(-(([.$B64]-[$Controls.I$2])^2/(0.6*[$Controls.I$4])))" office:value-type="float" office:value="0.000000684948074260851">
            <text:p>6.84948074260851E-007</text:p>
          </table:table-cell>
          <table:table-cell table:formula="of:=[$Controls.J$3]* EXP(-(([.$B64]-[$Controls.J$2])^2/(0.6*[$Controls.J$4])))" office:value-type="float" office:value="0.0000017028707806968">
            <text:p>1.7028707806968E-006</text:p>
          </table:table-cell>
          <table:table-cell table:formula="of:=[$Controls.K$3]* EXP(-(([.$B64]-[$Controls.K$2])^2/(0.6*[$Controls.K$4])))" office:value-type="float" office:value="0.00000253507387205327">
            <text:p>2.53507387205327E-006</text:p>
          </table:table-cell>
          <table:table-cell table:formula="of:=Noise" office:value-type="float" office:value="0.00000408">
            <text:p>4.08E-006</text:p>
          </table:table-cell>
          <table:table-cell table:formula="of:=SUM([.C64:.G64])" office:value-type="float" office:value="0.00000910426576238476">
            <text:p>9.10426576238476E-006</text:p>
          </table:table-cell>
        </table:table-row>
        <table:table-row table:style-name="ro1">
          <table:table-cell table:formula="of:=[.A64]+7.5" office:value-type="float" office:value="7465">
            <text:p>7465</text:p>
          </table:table-cell>
          <table:table-cell table:formula="of:=[$Controls.$O$1]/[.A65]" office:value-type="float" office:value="1.66108506363027">
            <text:p>1.6610850636</text:p>
          </table:table-cell>
          <table:table-cell table:formula="of:=[$Controls.H$3]* EXP(-(([.$B65]-[$Controls.H$2])^2/(0.6*[$Controls.H$4])))" office:value-type="float" office:value="0.00000010501425083944">
            <text:p>0.000000105</text:p>
          </table:table-cell>
          <table:table-cell table:formula="of:=[$Controls.I$3]* EXP(-(([.$B65]-[$Controls.I$2])^2/(0.6*[$Controls.I$4])))" office:value-type="float" office:value="0.000000706517870856768">
            <text:p>7.06517870856768E-007</text:p>
          </table:table-cell>
          <table:table-cell table:formula="of:=[$Controls.J$3]* EXP(-(([.$B65]-[$Controls.J$2])^2/(0.6*[$Controls.J$4])))" office:value-type="float" office:value="0.00000174151261716009">
            <text:p>1.74151261716009E-006</text:p>
          </table:table-cell>
          <table:table-cell table:formula="of:=[$Controls.K$3]* EXP(-(([.$B65]-[$Controls.K$2])^2/(0.6*[$Controls.K$4])))" office:value-type="float" office:value="0.00000257048444470829">
            <text:p>2.57048444470829E-006</text:p>
          </table:table-cell>
          <table:table-cell table:formula="of:=Noise" office:value-type="float" office:value="0.00000598">
            <text:p>5.98E-006</text:p>
          </table:table-cell>
          <table:table-cell table:formula="of:=SUM([.C65:.G65])" office:value-type="float" office:value="0.0000111035291835646">
            <text:p>1.11035291835646E-005</text:p>
          </table:table-cell>
        </table:table-row>
        <table:table-row table:style-name="ro1">
          <table:table-cell table:formula="of:=[.A65]+7.5" office:value-type="float" office:value="7472.5">
            <text:p>7472.5</text:p>
          </table:table-cell>
          <table:table-cell table:formula="of:=[$Controls.$O$1]/[.A66]" office:value-type="float" office:value="1.65941786550686">
            <text:p>1.6594178655</text:p>
          </table:table-cell>
          <table:table-cell table:formula="of:=[$Controls.H$3]* EXP(-(([.$B66]-[$Controls.H$2])^2/(0.6*[$Controls.H$4])))" office:value-type="float" office:value="0.000000108763029255875">
            <text:p>1.08763029255875E-007</text:p>
          </table:table-cell>
          <table:table-cell table:formula="of:=[$Controls.I$3]* EXP(-(([.$B66]-[$Controls.I$2])^2/(0.6*[$Controls.I$4])))" office:value-type="float" office:value="0.000000728617598798234">
            <text:p>7.28617598798234E-007</text:p>
          </table:table-cell>
          <table:table-cell table:formula="of:=[$Controls.J$3]* EXP(-(([.$B66]-[$Controls.J$2])^2/(0.6*[$Controls.J$4])))" office:value-type="float" office:value="0.00000178069700527847">
            <text:p>1.78069700527847E-006</text:p>
          </table:table-cell>
          <table:table-cell table:formula="of:=[$Controls.K$3]* EXP(-(([.$B66]-[$Controls.K$2])^2/(0.6*[$Controls.K$4])))" office:value-type="float" office:value="0.00000260594521261751">
            <text:p>2.60594521261751E-006</text:p>
          </table:table-cell>
          <table:table-cell table:formula="of:=Noise" office:value-type="float" office:value="0.00000537">
            <text:p>5.37E-006</text:p>
          </table:table-cell>
          <table:table-cell table:formula="of:=SUM([.C66:.G66])" office:value-type="float" office:value="0.0000105940228459501">
            <text:p>0.000010594</text:p>
          </table:table-cell>
        </table:table-row>
        <table:table-row table:style-name="ro1">
          <table:table-cell table:formula="of:=[.A66]+7.5" office:value-type="float" office:value="7480">
            <text:p>7480</text:p>
          </table:table-cell>
          <table:table-cell table:formula="of:=[$Controls.$O$1]/[.A67]" office:value-type="float" office:value="1.65775401069519">
            <text:p>1.6577540107</text:p>
          </table:table-cell>
          <table:table-cell table:formula="of:=[$Controls.H$3]* EXP(-(([.$B67]-[$Controls.H$2])^2/(0.6*[$Controls.H$4])))" office:value-type="float" office:value="0.000000112621701714264">
            <text:p>1.12621701714264E-007</text:p>
          </table:table-cell>
          <table:table-cell table:formula="of:=[$Controls.I$3]* EXP(-(([.$B67]-[$Controls.I$2])^2/(0.6*[$Controls.I$4])))" office:value-type="float" office:value="0.000000751255421199244">
            <text:p>7.51255421199244E-007</text:p>
          </table:table-cell>
          <table:table-cell table:formula="of:=[$Controls.J$3]* EXP(-(([.$B67]-[$Controls.J$2])^2/(0.6*[$Controls.J$4])))" office:value-type="float" office:value="0.00000182042308506164">
            <text:p>1.82042308506164E-006</text:p>
          </table:table-cell>
          <table:table-cell table:formula="of:=[$Controls.K$3]* EXP(-(([.$B67]-[$Controls.K$2])^2/(0.6*[$Controls.K$4])))" office:value-type="float" office:value="0.00000264144717914657">
            <text:p>2.64144717914657E-006</text:p>
          </table:table-cell>
          <table:table-cell table:formula="of:=Noise" office:value-type="float" office:value="0.00000269">
            <text:p>2.69E-006</text:p>
          </table:table-cell>
          <table:table-cell table:formula="of:=SUM([.C67:.G67])" office:value-type="float" office:value="0.00000801574738712172">
            <text:p>8.01574738712172E-006</text:p>
          </table:table-cell>
        </table:table-row>
        <table:table-row table:style-name="ro1">
          <table:table-cell table:formula="of:=[.A67]+7.5" office:value-type="float" office:value="7487.5">
            <text:p>7487.5</text:p>
          </table:table-cell>
          <table:table-cell table:formula="of:=[$Controls.$O$1]/[.A68]" office:value-type="float" office:value="1.65609348914858">
            <text:p>1.6560934891</text:p>
          </table:table-cell>
          <table:table-cell table:formula="of:=[$Controls.H$3]* EXP(-(([.$B68]-[$Controls.H$2])^2/(0.6*[$Controls.H$4])))" office:value-type="float" office:value="0.000000116592622724794">
            <text:p>1.16592622724794E-007</text:p>
          </table:table-cell>
          <table:table-cell table:formula="of:=[$Controls.I$3]* EXP(-(([.$B68]-[$Controls.I$2])^2/(0.6*[$Controls.I$4])))" office:value-type="float" office:value="0.000000774439488106864">
            <text:p>7.74439488106864E-007</text:p>
          </table:table-cell>
          <table:table-cell table:formula="of:=[$Controls.J$3]* EXP(-(([.$B68]-[$Controls.J$2])^2/(0.6*[$Controls.J$4])))" office:value-type="float" office:value="0.00000186068977872714">
            <text:p>1.86068977872714E-006</text:p>
          </table:table-cell>
          <table:table-cell table:formula="of:=[$Controls.K$3]* EXP(-(([.$B68]-[$Controls.K$2])^2/(0.6*[$Controls.K$4])))" office:value-type="float" office:value="0.00000267698128943893">
            <text:p>0.000002677</text:p>
          </table:table-cell>
          <table:table-cell table:formula="of:=Noise" office:value-type="float" office:value="0.00000683">
            <text:p>6.83E-006</text:p>
          </table:table-cell>
          <table:table-cell table:formula="of:=SUM([.C68:.G68])" office:value-type="float" office:value="0.0000122587031789977">
            <text:p>1.22587031789977E-005</text:p>
          </table:table-cell>
        </table:table-row>
        <table:table-row table:style-name="ro1">
          <table:table-cell table:formula="of:=[.A68]+7.5" office:value-type="float" office:value="7495">
            <text:p>7495</text:p>
          </table:table-cell>
          <table:table-cell table:formula="of:=[$Controls.$O$1]/[.A69]" office:value-type="float" office:value="1.65443629086057">
            <text:p>1.6544362909</text:p>
          </table:table-cell>
          <table:table-cell table:formula="of:=[$Controls.H$3]* EXP(-(([.$B69]-[$Controls.H$2])^2/(0.6*[$Controls.H$4])))" office:value-type="float" office:value="0.000000120678169649227">
            <text:p>1.20678169649227E-007</text:p>
          </table:table-cell>
          <table:table-cell table:formula="of:=[$Controls.I$3]* EXP(-(([.$B69]-[$Controls.I$2])^2/(0.6*[$Controls.I$4])))" office:value-type="float" office:value="0.000000798177932284171">
            <text:p>7.98177932284171E-007</text:p>
          </table:table-cell>
          <table:table-cell table:formula="of:=[$Controls.J$3]* EXP(-(([.$B69]-[$Controls.J$2])^2/(0.6*[$Controls.J$4])))" office:value-type="float" office:value="0.00000190149578905102">
            <text:p>1.90149578905102E-006</text:p>
          </table:table-cell>
          <table:table-cell table:formula="of:=[$Controls.K$3]* EXP(-(([.$B69]-[$Controls.K$2])^2/(0.6*[$Controls.K$4])))" office:value-type="float" office:value="0.00000271253843530964">
            <text:p>2.71253843530964E-006</text:p>
          </table:table-cell>
          <table:table-cell table:formula="of:=Noise" office:value-type="float" office:value="0.00000356">
            <text:p>3.56E-006</text:p>
          </table:table-cell>
          <table:table-cell table:formula="of:=SUM([.C69:.G69])" office:value-type="float" office:value="0.00000909289032629406">
            <text:p>9.09289032629406E-006</text:p>
          </table:table-cell>
        </table:table-row>
        <table:table-row table:style-name="ro1">
          <table:table-cell table:formula="of:=[.A69]+7.5" office:value-type="float" office:value="7502.5">
            <text:p>7502.5</text:p>
          </table:table-cell>
          <table:table-cell table:formula="of:=[$Controls.$O$1]/[.A70]" office:value-type="float" office:value="1.65278240586471">
            <text:p>1.6527824059</text:p>
          </table:table-cell>
          <table:table-cell table:formula="of:=[$Controls.H$3]* EXP(-(([.$B70]-[$Controls.H$2])^2/(0.6*[$Controls.H$4])))" office:value-type="float" office:value="0.000000124880742108239">
            <text:p>1.24880742108239E-007</text:p>
          </table:table-cell>
          <table:table-cell table:formula="of:=[$Controls.I$3]* EXP(-(([.$B70]-[$Controls.I$2])^2/(0.6*[$Controls.I$4])))" office:value-type="float" office:value="0.000000822478864937697">
            <text:p>8.22478864937697E-007</text:p>
          </table:table-cell>
          <table:table-cell table:formula="of:=[$Controls.J$3]* EXP(-(([.$B70]-[$Controls.J$2])^2/(0.6*[$Controls.J$4])))" office:value-type="float" office:value="0.00000194283959785209">
            <text:p>1.94283959785209E-006</text:p>
          </table:table-cell>
          <table:table-cell table:formula="of:=[$Controls.K$3]* EXP(-(([.$B70]-[$Controls.K$2])^2/(0.6*[$Controls.K$4])))" office:value-type="float" office:value="0.00000274810946016906">
            <text:p>2.74810946016906E-006</text:p>
          </table:table-cell>
          <table:table-cell table:formula="of:=Noise" office:value-type="float" office:value="0.00000746">
            <text:p>7.46E-006</text:p>
          </table:table-cell>
          <table:table-cell table:formula="of:=SUM([.C70:.G70])" office:value-type="float" office:value="0.0000130983086650671">
            <text:p>1.30983086650671E-005</text:p>
          </table:table-cell>
        </table:table-row>
        <table:table-row table:style-name="ro1">
          <table:table-cell table:formula="of:=[.A70]+7.5" office:value-type="float" office:value="7510">
            <text:p>7510</text:p>
          </table:table-cell>
          <table:table-cell table:formula="of:=[$Controls.$O$1]/[.A71]" office:value-type="float" office:value="1.65113182423435">
            <text:p>1.6511318242</text:p>
          </table:table-cell>
          <table:table-cell table:formula="of:=[$Controls.H$3]* EXP(-(([.$B71]-[$Controls.H$2])^2/(0.6*[$Controls.H$4])))" office:value-type="float" office:value="0.000000129202761363613">
            <text:p>1.29202761363613E-007</text:p>
          </table:table-cell>
          <table:table-cell table:formula="of:=[$Controls.I$3]* EXP(-(([.$B71]-[$Controls.I$2])^2/(0.6*[$Controls.I$4])))" office:value-type="float" office:value="0.000000847350371392017">
            <text:p>8.47350371392017E-007</text:p>
          </table:table-cell>
          <table:table-cell table:formula="of:=[$Controls.J$3]* EXP(-(([.$B71]-[$Controls.J$2])^2/(0.6*[$Controls.J$4])))" office:value-type="float" office:value="0.0000019847194646115">
            <text:p>1.9847194646115E-006</text:p>
          </table:table-cell>
          <table:table-cell table:formula="of:=[$Controls.K$3]* EXP(-(([.$B71]-[$Controls.K$2])^2/(0.6*[$Controls.K$4])))" office:value-type="float" office:value="0.00000278368516397256">
            <text:p>2.78368516397256E-006</text:p>
          </table:table-cell>
          <table:table-cell table:formula="of:=Noise" office:value-type="float" office:value="0.00000516">
            <text:p>5.16E-006</text:p>
          </table:table-cell>
          <table:table-cell table:formula="of:=SUM([.C71:.G71])" office:value-type="float" office:value="0.0000109049577613397">
            <text:p>0.000010905</text:p>
          </table:table-cell>
        </table:table-row>
        <table:table-row table:style-name="ro1">
          <table:table-cell table:formula="of:=[.A71]+7.5" office:value-type="float" office:value="7517.5">
            <text:p>7517.5</text:p>
          </table:table-cell>
          <table:table-cell table:formula="of:=[$Controls.$O$1]/[.A72]" office:value-type="float" office:value="1.64948453608247">
            <text:p>1.6494845361</text:p>
          </table:table-cell>
          <table:table-cell table:formula="of:=[$Controls.H$3]* EXP(-(([.$B72]-[$Controls.H$2])^2/(0.6*[$Controls.H$4])))" office:value-type="float" office:value="0.000000133646669675316">
            <text:p>1.33646669675316E-007</text:p>
          </table:table-cell>
          <table:table-cell table:formula="of:=[$Controls.I$3]* EXP(-(([.$B72]-[$Controls.I$2])^2/(0.6*[$Controls.I$4])))" office:value-type="float" office:value="0.000000872800506714063">
            <text:p>8.72800506714063E-007</text:p>
          </table:table-cell>
          <table:table-cell table:formula="of:=[$Controls.J$3]* EXP(-(([.$B72]-[$Controls.J$2])^2/(0.6*[$Controls.J$4])))" office:value-type="float" office:value="0.00000202713342522937">
            <text:p>2.02713342522937E-006</text:p>
          </table:table-cell>
          <table:table-cell table:formula="of:=[$Controls.K$3]* EXP(-(([.$B72]-[$Controls.K$2])^2/(0.6*[$Controls.K$4])))" office:value-type="float" office:value="0.0000028192563081915">
            <text:p>2.8192563081915E-006</text:p>
          </table:table-cell>
          <table:table-cell table:formula="of:=Noise" office:value-type="float" office:value="0.0000047">
            <text:p>4.70E-006</text:p>
          </table:table-cell>
          <table:table-cell table:formula="of:=SUM([.C72:.G72])" office:value-type="float" office:value="0.0000105528369098103">
            <text:p>1.05528369098103E-005</text:p>
          </table:table-cell>
        </table:table-row>
        <table:table-row table:style-name="ro1">
          <table:table-cell table:formula="of:=[.A72]+7.5" office:value-type="float" office:value="7525">
            <text:p>7525</text:p>
          </table:table-cell>
          <table:table-cell table:formula="of:=[$Controls.$O$1]/[.A73]" office:value-type="float" office:value="1.64784053156146">
            <text:p>1.6478405316</text:p>
          </table:table-cell>
          <table:table-cell table:formula="of:=[$Controls.H$3]* EXP(-(([.$B73]-[$Controls.H$2])^2/(0.6*[$Controls.H$4])))" office:value-type="float" office:value="0.000000138214929633512">
            <text:p>1.38214929633512E-007</text:p>
          </table:table-cell>
          <table:table-cell table:formula="of:=[$Controls.I$3]* EXP(-(([.$B73]-[$Controls.I$2])^2/(0.6*[$Controls.I$4])))" office:value-type="float" office:value="0.000000898837291289894">
            <text:p>8.98837291289894E-007</text:p>
          </table:table-cell>
          <table:table-cell table:formula="of:=[$Controls.J$3]* EXP(-(([.$B73]-[$Controls.J$2])^2/(0.6*[$Controls.J$4])))" office:value-type="float" office:value="0.00000207007929091991">
            <text:p>2.07007929091991E-006</text:p>
          </table:table-cell>
          <table:table-cell table:formula="of:=[$Controls.K$3]* EXP(-(([.$B73]-[$Controls.K$2])^2/(0.6*[$Controls.K$4])))" office:value-type="float" office:value="0.00000285481362080141">
            <text:p>2.85481362080141E-006</text:p>
          </table:table-cell>
          <table:table-cell table:formula="of:=Noise" office:value-type="float" office:value="0.0000046">
            <text:p>4.60E-006</text:p>
          </table:table-cell>
          <table:table-cell table:formula="of:=SUM([.C73:.G73])" office:value-type="float" office:value="0.0000105619451326447">
            <text:p>1.05619451326447E-005</text:p>
          </table:table-cell>
        </table:table-row>
        <table:table-row table:style-name="ro1">
          <table:table-cell table:formula="of:=[.A73]+7.5" office:value-type="float" office:value="7532.5">
            <text:p>7532.5</text:p>
          </table:table-cell>
          <table:table-cell table:formula="of:=[$Controls.$O$1]/[.A74]" office:value-type="float" office:value="1.64619980086293">
            <text:p>1.6461998009</text:p>
          </table:table-cell>
          <table:table-cell table:formula="of:=[$Controls.H$3]* EXP(-(([.$B74]-[$Controls.H$2])^2/(0.6*[$Controls.H$4])))" office:value-type="float" office:value="0.000000142910023465602">
            <text:p>1.42910023465602E-007</text:p>
          </table:table-cell>
          <table:table-cell table:formula="of:=[$Controls.I$3]* EXP(-(([.$B74]-[$Controls.I$2])^2/(0.6*[$Controls.I$4])))" office:value-type="float" office:value="0.000000925468706356706">
            <text:p>9.25468706356706E-007</text:p>
          </table:table-cell>
          <table:table-cell table:formula="of:=[$Controls.J$3]* EXP(-(([.$B74]-[$Controls.J$2])^2/(0.6*[$Controls.J$4])))" office:value-type="float" office:value="0.00000211355464724646">
            <text:p>2.11355464724646E-006</text:p>
          </table:table-cell>
          <table:table-cell table:formula="of:=[$Controls.K$3]* EXP(-(([.$B74]-[$Controls.K$2])^2/(0.6*[$Controls.K$4])))" office:value-type="float" office:value="0.0000028903478012829">
            <text:p>2.8903478012829E-006</text:p>
          </table:table-cell>
          <table:table-cell table:formula="of:=Noise" office:value-type="float" office:value="0.00000308">
            <text:p>3.08E-006</text:p>
          </table:table-cell>
          <table:table-cell table:formula="of:=SUM([.C74:.G74])" office:value-type="float" office:value="0.00000915228117835166">
            <text:p>9.15228117835166E-006</text:p>
          </table:table-cell>
        </table:table-row>
        <table:table-row table:style-name="ro1">
          <table:table-cell table:formula="of:=[.A74]+7.5" office:value-type="float" office:value="7540">
            <text:p>7540</text:p>
          </table:table-cell>
          <table:table-cell table:formula="of:=[$Controls.$O$1]/[.A75]" office:value-type="float" office:value="1.64456233421751">
            <text:p>1.6445623342</text:p>
          </table:table-cell>
          <table:table-cell table:formula="of:=[$Controls.H$3]* EXP(-(([.$B75]-[$Controls.H$2])^2/(0.6*[$Controls.H$4])))" office:value-type="float" office:value="0.000000147734452318385">
            <text:p>1.47734452318385E-007</text:p>
          </table:table-cell>
          <table:table-cell table:formula="of:=[$Controls.I$3]* EXP(-(([.$B75]-[$Controls.I$2])^2/(0.6*[$Controls.I$4])))" office:value-type="float" office:value="0.000000952702689492891">
            <text:p>9.52702689492891E-007</text:p>
          </table:table-cell>
          <table:table-cell table:formula="of:=[$Controls.J$3]* EXP(-(([.$B75]-[$Controls.J$2])^2/(0.6*[$Controls.J$4])))" office:value-type="float" office:value="0.00000215755685329766">
            <text:p>2.15755685329766E-006</text:p>
          </table:table-cell>
          <table:table-cell table:formula="of:=[$Controls.K$3]* EXP(-(([.$B75]-[$Controls.K$2])^2/(0.6*[$Controls.K$4])))" office:value-type="float" office:value="0.00000292584952563109">
            <text:p>2.92584952563109E-006</text:p>
          </table:table-cell>
          <table:table-cell table:formula="of:=Noise" office:value-type="float" office:value="0.000005">
            <text:p>5.00E-006</text:p>
          </table:table-cell>
          <table:table-cell table:formula="of:=SUM([.C75:.G75])" office:value-type="float" office:value="0.00001118384352074">
            <text:p>1.118384352074E-005</text:p>
          </table:table-cell>
        </table:table-row>
        <table:table-row table:style-name="ro1">
          <table:table-cell table:formula="of:=[.A75]+7.5" office:value-type="float" office:value="7547.5">
            <text:p>7547.5</text:p>
          </table:table-cell>
          <table:table-cell table:formula="of:=[$Controls.$O$1]/[.A76]" office:value-type="float" office:value="1.64292812189467">
            <text:p>1.6429281219</text:p>
          </table:table-cell>
          <table:table-cell table:formula="of:=[$Controls.H$3]* EXP(-(([.$B76]-[$Controls.H$2])^2/(0.6*[$Controls.H$4])))" office:value-type="float" office:value="0.000000152690735515473">
            <text:p>1.52690735515473E-007</text:p>
          </table:table-cell>
          <table:table-cell table:formula="of:=[$Controls.I$3]* EXP(-(([.$B76]-[$Controls.I$2])^2/(0.6*[$Controls.I$4])))" office:value-type="float" office:value="0.000000980547130069069">
            <text:p>9.80547130069069E-007</text:p>
          </table:table-cell>
          <table:table-cell table:formula="of:=[$Controls.J$3]* EXP(-(([.$B76]-[$Controls.J$2])^2/(0.6*[$Controls.J$4])))" office:value-type="float" office:value="0.00000220208304100587">
            <text:p>2.20208304100587E-006</text:p>
          </table:table-cell>
          <table:table-cell table:formula="of:=[$Controls.K$3]* EXP(-(([.$B76]-[$Controls.K$2])^2/(0.6*[$Controls.K$4])))" office:value-type="float" office:value="0.00000296130945136928">
            <text:p>2.96130945136928E-006</text:p>
          </table:table-cell>
          <table:table-cell table:formula="of:=Noise" office:value-type="float" office:value="0.00000628">
            <text:p>6.28E-006</text:p>
          </table:table-cell>
          <table:table-cell table:formula="of:=SUM([.C76:.G76])" office:value-type="float" office:value="0.0000125766303579597">
            <text:p>1.25766303579597E-005</text:p>
          </table:table-cell>
        </table:table-row>
        <table:table-row table:style-name="ro1">
          <table:table-cell table:formula="of:=[.A76]+7.5" office:value-type="float" office:value="7555">
            <text:p>7555</text:p>
          </table:table-cell>
          <table:table-cell table:formula="of:=[$Controls.$O$1]/[.A77]" office:value-type="float" office:value="1.64129715420252">
            <text:p>1.6412971542</text:p>
          </table:table-cell>
          <table:table-cell table:formula="of:=[$Controls.H$3]* EXP(-(([.$B77]-[$Controls.H$2])^2/(0.6*[$Controls.H$4])))" office:value-type="float" office:value="0.000000157781409790096">
            <text:p>1.57781409790096E-007</text:p>
          </table:table-cell>
          <table:table-cell table:formula="of:=[$Controls.I$3]* EXP(-(([.$B77]-[$Controls.I$2])^2/(0.6*[$Controls.I$4])))" office:value-type="float" office:value="0.00000100900986466305">
            <text:p>0.000001009</text:p>
          </table:table-cell>
          <table:table-cell table:formula="of:=[$Controls.J$3]* EXP(-(([.$B77]-[$Controls.J$2])^2/(0.6*[$Controls.J$4])))" office:value-type="float" office:value="0.0000022471301146088">
            <text:p>2.2471301146088E-006</text:p>
          </table:table-cell>
          <table:table-cell table:formula="of:=[$Controls.K$3]* EXP(-(([.$B77]-[$Controls.K$2])^2/(0.6*[$Controls.K$4])))" office:value-type="float" office:value="0.00000299671822256254">
            <text:p>2.99671822256254E-006</text:p>
          </table:table-cell>
          <table:table-cell table:formula="of:=Noise" office:value-type="float" office:value="0.0000026">
            <text:p>2.60E-006</text:p>
          </table:table-cell>
          <table:table-cell table:formula="of:=SUM([.C77:.G77])" office:value-type="float" office:value="0.00000901063961162449">
            <text:p>9.01063961162449E-006</text:p>
          </table:table-cell>
        </table:table-row>
        <table:table-row table:style-name="ro1">
          <table:table-cell table:formula="of:=[.A77]+7.5" office:value-type="float" office:value="7562.5">
            <text:p>7562.5</text:p>
          </table:table-cell>
          <table:table-cell table:formula="of:=[$Controls.$O$1]/[.A78]" office:value-type="float" office:value="1.6396694214876">
            <text:p>1.6396694215</text:p>
          </table:table-cell>
          <table:table-cell table:formula="of:=[$Controls.H$3]* EXP(-(([.$B78]-[$Controls.H$2])^2/(0.6*[$Controls.H$4])))" office:value-type="float" office:value="0.000000163009028493489">
            <text:p>0.000000163</text:p>
          </table:table-cell>
          <table:table-cell table:formula="of:=[$Controls.I$3]* EXP(-(([.$B78]-[$Controls.I$2])^2/(0.6*[$Controls.I$4])))" office:value-type="float" office:value="0.00000103809867244176">
            <text:p>1.03809867244176E-006</text:p>
          </table:table-cell>
          <table:table-cell table:formula="of:=[$Controls.J$3]* EXP(-(([.$B78]-[$Controls.J$2])^2/(0.6*[$Controls.J$4])))" office:value-type="float" office:value="0.00000229269475025519">
            <text:p>2.29269475025519E-006</text:p>
          </table:table-cell>
          <table:table-cell table:formula="of:=[$Controls.K$3]* EXP(-(([.$B78]-[$Controls.K$2])^2/(0.6*[$Controls.K$4])))" office:value-type="float" office:value="0.00000303206647482716">
            <text:p>3.03206647482716E-006</text:p>
          </table:table-cell>
          <table:table-cell table:formula="of:=Noise" office:value-type="float" office:value="0.000005">
            <text:p>5.00E-006</text:p>
          </table:table-cell>
          <table:table-cell table:formula="of:=SUM([.C78:.G78])" office:value-type="float" office:value="0.0000115258689260176">
            <text:p>1.15258689260176E-005</text:p>
          </table:table-cell>
        </table:table-row>
        <table:table-row table:style-name="ro1">
          <table:table-cell table:formula="of:=[.A78]+7.5" office:value-type="float" office:value="7570">
            <text:p>7570</text:p>
          </table:table-cell>
          <table:table-cell table:formula="of:=[$Controls.$O$1]/[.A79]" office:value-type="float" office:value="1.63804491413474">
            <text:p>1.6380449141</text:p>
          </table:table-cell>
          <table:table-cell table:formula="of:=[$Controls.H$3]* EXP(-(([.$B79]-[$Controls.H$2])^2/(0.6*[$Controls.H$4])))" office:value-type="float" office:value="0.000000168376160779036">
            <text:p>1.68376160779036E-007</text:p>
          </table:table-cell>
          <table:table-cell table:formula="of:=[$Controls.I$3]* EXP(-(([.$B79]-[$Controls.I$2])^2/(0.6*[$Controls.I$4])))" office:value-type="float" office:value="0.00000106782127051313">
            <text:p>1.06782127051313E-006</text:p>
          </table:table-cell>
          <table:table-cell table:formula="of:=[$Controls.J$3]* EXP(-(([.$B79]-[$Controls.J$2])^2/(0.6*[$Controls.J$4])))" office:value-type="float" office:value="0.0000023387733957553">
            <text:p>2.3387733957553E-006</text:p>
          </table:table-cell>
          <table:table-cell table:formula="of:=[$Controls.K$3]* EXP(-(([.$B79]-[$Controls.K$2])^2/(0.6*[$Controls.K$4])))" office:value-type="float" office:value="0.00000306734484033165">
            <text:p>3.06734484033165E-006</text:p>
          </table:table-cell>
          <table:table-cell table:formula="of:=Noise" office:value-type="float" office:value="0.00000413">
            <text:p>4.13E-006</text:p>
          </table:table-cell>
          <table:table-cell table:formula="of:=SUM([.C79:.G79])" office:value-type="float" office:value="0.0000107723156673791">
            <text:p>1.07723156673791E-005</text:p>
          </table:table-cell>
        </table:table-row>
        <table:table-row table:style-name="ro1">
          <table:table-cell table:formula="of:=[.A79]+7.5" office:value-type="float" office:value="7577.5">
            <text:p>7577.5</text:p>
          </table:table-cell>
          <table:table-cell table:formula="of:=[$Controls.$O$1]/[.A80]" office:value-type="float" office:value="1.63642362256681">
            <text:p>1.6364236226</text:p>
          </table:table-cell>
          <table:table-cell table:formula="of:=[$Controls.H$3]* EXP(-(([.$B80]-[$Controls.H$2])^2/(0.6*[$Controls.H$4])))" office:value-type="float" office:value="0.000000173885390762407">
            <text:p>1.73885390762407E-007</text:p>
          </table:table-cell>
          <table:table-cell table:formula="of:=[$Controls.I$3]* EXP(-(([.$B80]-[$Controls.I$2])^2/(0.6*[$Controls.I$4])))" office:value-type="float" office:value="0.00000109818530925124">
            <text:p>1.09818530925124E-006</text:p>
          </table:table-cell>
          <table:table-cell table:formula="of:=[$Controls.J$3]* EXP(-(([.$B80]-[$Controls.J$2])^2/(0.6*[$Controls.J$4])))" office:value-type="float" office:value="0.00000238536227047672">
            <text:p>2.38536227047672E-006</text:p>
          </table:table-cell>
          <table:table-cell table:formula="of:=[$Controls.K$3]* EXP(-(([.$B80]-[$Controls.K$2])^2/(0.6*[$Controls.K$4])))" office:value-type="float" office:value="0.00000310254395278528">
            <text:p>3.10254395278528E-006</text:p>
          </table:table-cell>
          <table:table-cell table:formula="of:=Noise" office:value-type="float" office:value="0.00000314">
            <text:p>3.14E-006</text:p>
          </table:table-cell>
          <table:table-cell table:formula="of:=SUM([.C80:.G80])" office:value-type="float" office:value="0.00000989997692327565">
            <text:p>0.0000099</text:p>
          </table:table-cell>
        </table:table-row>
        <table:table-row table:style-name="ro1">
          <table:table-cell table:formula="of:=[.A80]+7.5" office:value-type="float" office:value="7585">
            <text:p>7585</text:p>
          </table:table-cell>
          <table:table-cell table:formula="of:=[$Controls.$O$1]/[.A81]" office:value-type="float" office:value="1.63480553724456">
            <text:p>1.6348055372</text:p>
          </table:table-cell>
          <table:table-cell table:formula="of:=[$Controls.H$3]* EXP(-(([.$B81]-[$Controls.H$2])^2/(0.6*[$Controls.H$4])))" office:value-type="float" office:value="0.000000179539316657919">
            <text:p>1.79539316657919E-007</text:p>
          </table:table-cell>
          <table:table-cell table:formula="of:=[$Controls.I$3]* EXP(-(([.$B81]-[$Controls.I$2])^2/(0.6*[$Controls.I$4])))" office:value-type="float" office:value="0.00000112919836759768">
            <text:p>1.12919836759768E-006</text:p>
          </table:table-cell>
          <table:table-cell table:formula="of:=[$Controls.J$3]* EXP(-(([.$B81]-[$Controls.J$2])^2/(0.6*[$Controls.J$4])))" office:value-type="float" office:value="0.00000243245736538589">
            <text:p>2.43245736538589E-006</text:p>
          </table:table-cell>
          <table:table-cell table:formula="of:=[$Controls.K$3]* EXP(-(([.$B81]-[$Controls.K$2])^2/(0.6*[$Controls.K$4])))" office:value-type="float" office:value="0.00000313765445241005">
            <text:p>3.13765445241005E-006</text:p>
          </table:table-cell>
          <table:table-cell table:formula="of:=Noise" office:value-type="float" office:value="0.0000043">
            <text:p>4.30E-006</text:p>
          </table:table-cell>
          <table:table-cell table:formula="of:=SUM([.C81:.G81])" office:value-type="float" office:value="0.0000111788495020515">
            <text:p>1.11788495020515E-005</text:p>
          </table:table-cell>
        </table:table-row>
        <table:table-row table:style-name="ro1">
          <table:table-cell table:formula="of:=[.A81]+7.5" office:value-type="float" office:value="7592.5">
            <text:p>7592.5</text:p>
          </table:table-cell>
          <table:table-cell table:formula="of:=[$Controls.$O$1]/[.A82]" office:value-type="float" office:value="1.63319064866645">
            <text:p>1.6331906487</text:p>
          </table:table-cell>
          <table:table-cell table:formula="of:=[$Controls.H$3]* EXP(-(([.$B82]-[$Controls.H$2])^2/(0.6*[$Controls.H$4])))" office:value-type="float" office:value="0.00000018534054989139">
            <text:p>1.8534054989139E-007</text:p>
          </table:table-cell>
          <table:table-cell table:formula="of:=[$Controls.I$3]* EXP(-(([.$B82]-[$Controls.I$2])^2/(0.6*[$Controls.I$4])))" office:value-type="float" office:value="0.0000011608679483425">
            <text:p>1.1608679483425E-006</text:p>
          </table:table-cell>
          <table:table-cell table:formula="of:=[$Controls.J$3]* EXP(-(([.$B82]-[$Controls.J$2])^2/(0.6*[$Controls.J$4])))" office:value-type="float" office:value="0.00000248005444323576">
            <text:p>2.48005444323576E-006</text:p>
          </table:table-cell>
          <table:table-cell table:formula="of:=[$Controls.K$3]* EXP(-(([.$B82]-[$Controls.K$2])^2/(0.6*[$Controls.K$4])))" office:value-type="float" office:value="0.00000317266699089202">
            <text:p>3.17266699089202E-006</text:p>
          </table:table-cell>
          <table:table-cell table:formula="of:=Noise" office:value-type="float" office:value="0.000005">
            <text:p>5.00E-006</text:p>
          </table:table-cell>
          <table:table-cell table:formula="of:=SUM([.C82:.G82])" office:value-type="float" office:value="0.0000119989299323617">
            <text:p>1.19989299323617E-005</text:p>
          </table:table-cell>
        </table:table-row>
        <table:table-row table:style-name="ro1">
          <table:table-cell table:formula="of:=[.A82]+7.5" office:value-type="float" office:value="7600">
            <text:p>7600</text:p>
          </table:table-cell>
          <table:table-cell table:formula="of:=[$Controls.$O$1]/[.A83]" office:value-type="float" office:value="1.63157894736842">
            <text:p>1.6315789474</text:p>
          </table:table-cell>
          <table:table-cell table:formula="of:=[$Controls.H$3]* EXP(-(([.$B83]-[$Controls.H$2])^2/(0.6*[$Controls.H$4])))" office:value-type="float" office:value="0.000000191291714189776">
            <text:p>1.91291714189776E-007</text:p>
          </table:table-cell>
          <table:table-cell table:formula="of:=[$Controls.I$3]* EXP(-(([.$B83]-[$Controls.I$2])^2/(0.6*[$Controls.I$4])))" office:value-type="float" office:value="0.00000119320147338801">
            <text:p>1.19320147338801E-006</text:p>
          </table:table-cell>
          <table:table-cell table:formula="of:=[$Controls.J$3]* EXP(-(([.$B83]-[$Controls.J$2])^2/(0.6*[$Controls.J$4])))" office:value-type="float" office:value="0.00000252814903889961">
            <text:p>2.52814903889961E-006</text:p>
          </table:table-cell>
          <table:table-cell table:formula="of:=[$Controls.K$3]* EXP(-(([.$B83]-[$Controls.K$2])^2/(0.6*[$Controls.K$4])))" office:value-type="float" office:value="0.00000320757223630817">
            <text:p>3.20757223630817E-006</text:p>
          </table:table-cell>
          <table:table-cell table:formula="of:=Noise" office:value-type="float" office:value="0.000035">
            <text:p>3.50E-005</text:p>
          </table:table-cell>
          <table:table-cell table:formula="of:=SUM([.C83:.G83])" office:value-type="float" office:value="0.0000421202144627856">
            <text:p>4.21202144627856E-005</text:p>
          </table:table-cell>
        </table:table-row>
        <table:table-row table:style-name="ro1">
          <table:table-cell table:formula="of:=[.A83]+7.5" office:value-type="float" office:value="7607.5">
            <text:p>7607.5</text:p>
          </table:table-cell>
          <table:table-cell table:formula="of:=[$Controls.$O$1]/[.A84]" office:value-type="float" office:value="1.62997042392376">
            <text:p>1.6299704239</text:p>
          </table:table-cell>
          <table:table-cell table:formula="of:=[$Controls.H$3]* EXP(-(([.$B84]-[$Controls.H$2])^2/(0.6*[$Controls.H$4])))" office:value-type="float" office:value="0.000000197395444647902">
            <text:p>1.97395444647902E-007</text:p>
          </table:table-cell>
          <table:table-cell table:formula="of:=[$Controls.I$3]* EXP(-(([.$B84]-[$Controls.I$2])^2/(0.6*[$Controls.I$4])))" office:value-type="float" office:value="0.00000122620627899857">
            <text:p>1.22620627899857E-006</text:p>
          </table:table-cell>
          <table:table-cell table:formula="of:=[$Controls.J$3]* EXP(-(([.$B84]-[$Controls.J$2])^2/(0.6*[$Controls.J$4])))" office:value-type="float" office:value="0.00000257673645985113">
            <text:p>2.57673645985113E-006</text:p>
          </table:table-cell>
          <table:table-cell table:formula="of:=[$Controls.K$3]* EXP(-(([.$B84]-[$Controls.K$2])^2/(0.6*[$Controls.K$4])))" office:value-type="float" office:value="0.00000324236087802472">
            <text:p>3.24236087802472E-006</text:p>
          </table:table-cell>
          <table:table-cell table:formula="of:=Noise" office:value-type="float" office:value="0.00000401">
            <text:p>4.01E-006</text:p>
          </table:table-cell>
          <table:table-cell table:formula="of:=SUM([.C84:.G84])" office:value-type="float" office:value="0.0000112526990615223">
            <text:p>1.12526990615223E-005</text:p>
          </table:table-cell>
        </table:table-row>
        <table:table-row table:style-name="ro1">
          <table:table-cell table:formula="of:=[.A84]+7.5" office:value-type="float" office:value="7615">
            <text:p>7615</text:p>
          </table:table-cell>
          <table:table-cell table:formula="of:=[$Controls.$O$1]/[.A85]" office:value-type="float" office:value="1.62836506894288">
            <text:p>1.6283650689</text:p>
          </table:table-cell>
          <table:table-cell table:formula="of:=[$Controls.H$3]* EXP(-(([.$B85]-[$Controls.H$2])^2/(0.6*[$Controls.H$4])))" office:value-type="float" office:value="0.000000203654386772616">
            <text:p>2.03654386772616E-007</text:p>
          </table:table-cell>
          <table:table-cell table:formula="of:=[$Controls.I$3]* EXP(-(([.$B85]-[$Controls.I$2])^2/(0.6*[$Controls.I$4])))" office:value-type="float" office:value="0.00000125988961103997">
            <text:p>1.25988961103997E-006</text:p>
          </table:table-cell>
          <table:table-cell table:formula="of:=[$Controls.J$3]* EXP(-(([.$B85]-[$Controls.J$2])^2/(0.6*[$Controls.J$4])))" office:value-type="float" office:value="0.00000262581178679063">
            <text:p>2.62581178679063E-006</text:p>
          </table:table-cell>
          <table:table-cell table:formula="of:=[$Controls.K$3]* EXP(-(([.$B85]-[$Controls.K$2])^2/(0.6*[$Controls.K$4])))" office:value-type="float" office:value="0.00000327702363156322">
            <text:p>0.000003277</text:p>
          </table:table-cell>
          <table:table-cell table:formula="of:=Noise" office:value-type="float" office:value="0.00000372">
            <text:p>3.72E-006</text:p>
          </table:table-cell>
          <table:table-cell table:formula="of:=SUM([.C85:.G85])" office:value-type="float" office:value="0.0000110863794161664">
            <text:p>1.10863794161664E-005</text:p>
          </table:table-cell>
        </table:table-row>
        <table:table-row table:style-name="ro1">
          <table:table-cell table:formula="of:=[.A85]+7.5" office:value-type="float" office:value="7622.5">
            <text:p>7622.5</text:p>
          </table:table-cell>
          <table:table-cell table:formula="of:=[$Controls.$O$1]/[.A86]" office:value-type="float" office:value="1.62676287307314">
            <text:p>1.6267628731</text:p>
          </table:table-cell>
          <table:table-cell table:formula="of:=[$Controls.H$3]* EXP(-(([.$B86]-[$Controls.H$2])^2/(0.6*[$Controls.H$4])))" office:value-type="float" office:value="0.000000210071195504742">
            <text:p>2.10071195504742E-007</text:p>
          </table:table-cell>
          <table:table-cell table:formula="of:=[$Controls.I$3]* EXP(-(([.$B86]-[$Controls.I$2])^2/(0.6*[$Controls.I$4])))" office:value-type="float" office:value="0.00000129425862021153">
            <text:p>1.29425862021153E-006</text:p>
          </table:table-cell>
          <table:table-cell table:formula="of:=[$Controls.J$3]* EXP(-(([.$B86]-[$Controls.J$2])^2/(0.6*[$Controls.J$4])))" office:value-type="float" office:value="0.0000026753698744171">
            <text:p>2.6753698744171E-006</text:p>
          </table:table-cell>
          <table:table-cell table:formula="of:=[$Controls.K$3]* EXP(-(([.$B86]-[$Controls.K$2])^2/(0.6*[$Controls.K$4])))" office:value-type="float" office:value="0.00000331155124343056">
            <text:p>3.31155124343056E-006</text:p>
          </table:table-cell>
          <table:table-cell table:formula="of:=Noise" office:value-type="float" office:value="0.00000502">
            <text:p>5.02E-006</text:p>
          </table:table-cell>
          <table:table-cell table:formula="of:=SUM([.C86:.G86])" office:value-type="float" office:value="0.0000125112509335639">
            <text:p>1.25112509335639E-005</text:p>
          </table:table-cell>
        </table:table-row>
        <table:table-row table:style-name="ro1">
          <table:table-cell table:formula="of:=[.A86]+7.5" office:value-type="float" office:value="7630">
            <text:p>7630</text:p>
          </table:table-cell>
          <table:table-cell table:formula="of:=[$Controls.$O$1]/[.A87]" office:value-type="float" office:value="1.62516382699869">
            <text:p>1.625163827</text:p>
          </table:table-cell>
          <table:table-cell table:formula="of:=[$Controls.H$3]* EXP(-(([.$B87]-[$Controls.H$2])^2/(0.6*[$Controls.H$4])))" office:value-type="float" office:value="0.000000216648534219184">
            <text:p>2.16648534219184E-007</text:p>
          </table:table-cell>
          <table:table-cell table:formula="of:=[$Controls.I$3]* EXP(-(([.$B87]-[$Controls.I$2])^2/(0.6*[$Controls.I$4])))" office:value-type="float" office:value="0.00000132932035727445">
            <text:p>1.32932035727445E-006</text:p>
          </table:table-cell>
          <table:table-cell table:formula="of:=[$Controls.J$3]* EXP(-(([.$B87]-[$Controls.J$2])^2/(0.6*[$Controls.J$4])))" office:value-type="float" office:value="0.0000027254053523458">
            <text:p>2.7254053523458E-006</text:p>
          </table:table-cell>
          <table:table-cell table:formula="of:=[$Controls.K$3]* EXP(-(([.$B87]-[$Controls.K$2])^2/(0.6*[$Controls.K$4])))" office:value-type="float" office:value="0.00000334593449590922">
            <text:p>3.34593449590922E-006</text:p>
          </table:table-cell>
          <table:table-cell table:formula="of:=Noise" office:value-type="float" office:value="0.0000042">
            <text:p>4.20E-006</text:p>
          </table:table-cell>
          <table:table-cell table:formula="of:=SUM([.C87:.G87])" office:value-type="float" office:value="0.0000118173087397487">
            <text:p>1.18173087397487E-005</text:p>
          </table:table-cell>
        </table:table-row>
        <table:table-row table:style-name="ro1">
          <table:table-cell table:formula="of:=[.A87]+7.5" office:value-type="float" office:value="7637.5">
            <text:p>7637.5</text:p>
          </table:table-cell>
          <table:table-cell table:formula="of:=[$Controls.$O$1]/[.A88]" office:value-type="float" office:value="1.62356792144026">
            <text:p>1.6235679214</text:p>
          </table:table-cell>
          <table:table-cell table:formula="of:=[$Controls.H$3]* EXP(-(([.$B88]-[$Controls.H$2])^2/(0.6*[$Controls.H$4])))" office:value-type="float" office:value="0.000000223389073703611">
            <text:p>2.23389073703611E-007</text:p>
          </table:table-cell>
          <table:table-cell table:formula="of:=[$Controls.I$3]* EXP(-(([.$B88]-[$Controls.I$2])^2/(0.6*[$Controls.I$4])))" office:value-type="float" office:value="0.0000013650817682798">
            <text:p>1.3650817682798E-006</text:p>
          </table:table-cell>
          <table:table-cell table:formula="of:=[$Controls.J$3]* EXP(-(([.$B88]-[$Controls.J$2])^2/(0.6*[$Controls.J$4])))" office:value-type="float" office:value="0.00000277591262617081">
            <text:p>2.77591262617081E-006</text:p>
          </table:table-cell>
          <table:table-cell table:formula="of:=[$Controls.K$3]* EXP(-(([.$B88]-[$Controls.K$2])^2/(0.6*[$Controls.K$4])))" office:value-type="float" office:value="0.00000338016421180414">
            <text:p>3.38016421180414E-006</text:p>
          </table:table-cell>
          <table:table-cell table:formula="of:=Noise" office:value-type="float" office:value="0.00000458">
            <text:p>4.58E-006</text:p>
          </table:table-cell>
          <table:table-cell table:formula="of:=SUM([.C88:.G88])" office:value-type="float" office:value="0.0000123245476799584">
            <text:p>1.23245476799584E-005</text:p>
          </table:table-cell>
        </table:table-row>
        <table:table-row table:style-name="ro1">
          <table:table-cell table:formula="of:=[.A88]+7.5" office:value-type="float" office:value="7645">
            <text:p>7645</text:p>
          </table:table-cell>
          <table:table-cell table:formula="of:=[$Controls.$O$1]/[.A89]" office:value-type="float" office:value="1.621975147155">
            <text:p>1.6219751472</text:p>
          </table:table-cell>
          <table:table-cell table:formula="of:=[$Controls.H$3]* EXP(-(([.$B89]-[$Controls.H$2])^2/(0.6*[$Controls.H$4])))" office:value-type="float" office:value="0.00000023029549111613">
            <text:p>2.3029549111613E-007</text:p>
          </table:table-cell>
          <table:table-cell table:formula="of:=[$Controls.I$3]* EXP(-(([.$B89]-[$Controls.I$2])^2/(0.6*[$Controls.I$4])))" office:value-type="float" office:value="0.00000140154968979963">
            <text:p>1.40154968979963E-006</text:p>
          </table:table-cell>
          <table:table-cell table:formula="of:=[$Controls.J$3]* EXP(-(([.$B89]-[$Controls.J$2])^2/(0.6*[$Controls.J$4])))" office:value-type="float" office:value="0.00000282688587867193">
            <text:p>2.82688587867193E-006</text:p>
          </table:table-cell>
          <table:table-cell table:formula="of:=[$Controls.K$3]* EXP(-(([.$B89]-[$Controls.K$2])^2/(0.6*[$Controls.K$4])))" office:value-type="float" office:value="0.00000341423125914264">
            <text:p>3.41423125914264E-006</text:p>
          </table:table-cell>
          <table:table-cell table:formula="of:=Noise" office:value-type="float" office:value="0.00000372">
            <text:p>3.72E-006</text:p>
          </table:table-cell>
          <table:table-cell table:formula="of:=SUM([.C89:.G89])" office:value-type="float" office:value="0.0000115929623187303">
            <text:p>0.000011593</text:p>
          </table:table-cell>
        </table:table-row>
        <table:table-row table:style-name="ro1">
          <table:table-cell table:formula="of:=[.A89]+7.5" office:value-type="float" office:value="7652.5">
            <text:p>7652.5</text:p>
          </table:table-cell>
          <table:table-cell table:formula="of:=[$Controls.$O$1]/[.A90]" office:value-type="float" office:value="1.6203854949363">
            <text:p>1.6203854949</text:p>
          </table:table-cell>
          <table:table-cell table:formula="of:=[$Controls.H$3]* EXP(-(([.$B90]-[$Controls.H$2])^2/(0.6*[$Controls.H$4])))" office:value-type="float" office:value="0.000000237370468922409">
            <text:p>2.37370468922409E-007</text:p>
          </table:table-cell>
          <table:table-cell table:formula="of:=[$Controls.I$3]* EXP(-(([.$B90]-[$Controls.I$2])^2/(0.6*[$Controls.I$4])))" office:value-type="float" office:value="0.00000143873084416462">
            <text:p>1.43873084416462E-006</text:p>
          </table:table-cell>
          <table:table-cell table:formula="of:=[$Controls.J$3]* EXP(-(([.$B90]-[$Controls.J$2])^2/(0.6*[$Controls.J$4])))" office:value-type="float" office:value="0.00000287831907116509">
            <text:p>2.87831907116509E-006</text:p>
          </table:table-cell>
          <table:table-cell table:formula="of:=[$Controls.K$3]* EXP(-(([.$B90]-[$Controls.K$2])^2/(0.6*[$Controls.K$4])))" office:value-type="float" office:value="0.000003448126555824">
            <text:p>3.448126555824E-006</text:p>
          </table:table-cell>
          <table:table-cell table:formula="of:=Noise" office:value-type="float" office:value="0.000005">
            <text:p>5.00E-006</text:p>
          </table:table-cell>
          <table:table-cell table:formula="of:=SUM([.C90:.G90])" office:value-type="float" office:value="0.0000130025469400761">
            <text:p>1.30025469400761E-005</text:p>
          </table:table-cell>
        </table:table-row>
        <table:table-row table:style-name="ro1">
          <table:table-cell table:formula="of:=[.A90]+7.5" office:value-type="float" office:value="7660">
            <text:p>7660</text:p>
          </table:table-cell>
          <table:table-cell table:formula="of:=[$Controls.$O$1]/[.A91]" office:value-type="float" office:value="1.61879895561358">
            <text:p>1.6187989556</text:p>
          </table:table-cell>
          <table:table-cell table:formula="of:=[$Controls.H$3]* EXP(-(([.$B91]-[$Controls.H$2])^2/(0.6*[$Controls.H$4])))" office:value-type="float" office:value="0.000000244616693812701">
            <text:p>2.44616693812701E-007</text:p>
          </table:table-cell>
          <table:table-cell table:formula="of:=[$Controls.I$3]* EXP(-(([.$B91]-[$Controls.I$2])^2/(0.6*[$Controls.I$4])))" office:value-type="float" office:value="0.0000014766318347118">
            <text:p>1.4766318347118E-006</text:p>
          </table:table-cell>
          <table:table-cell table:formula="of:=[$Controls.J$3]* EXP(-(([.$B91]-[$Controls.J$2])^2/(0.6*[$Controls.J$4])))" office:value-type="float" office:value="0.00000293020594499547">
            <text:p>2.93020594499547E-006</text:p>
          </table:table-cell>
          <table:table-cell table:formula="of:=[$Controls.K$3]* EXP(-(([.$B91]-[$Controls.K$2])^2/(0.6*[$Controls.K$4])))" office:value-type="float" office:value="0.00000348184107421521">
            <text:p>3.48184107421521E-006</text:p>
          </table:table-cell>
          <table:table-cell table:formula="of:=Noise" office:value-type="float" office:value="0.00000695">
            <text:p>6.95E-006</text:p>
          </table:table-cell>
          <table:table-cell table:formula="of:=SUM([.C91:.G91])" office:value-type="float" office:value="0.0000150832955477352">
            <text:p>1.50832955477352E-005</text:p>
          </table:table-cell>
        </table:table-row>
        <table:table-row table:style-name="ro1">
          <table:table-cell table:formula="of:=[.A91]+7.5" office:value-type="float" office:value="7667.5">
            <text:p>7667.5</text:p>
          </table:table-cell>
          <table:table-cell table:formula="of:=[$Controls.$O$1]/[.A92]" office:value-type="float" office:value="1.61721552005217">
            <text:p>1.6172155201</text:p>
          </table:table-cell>
          <table:table-cell table:formula="of:=[$Controls.H$3]* EXP(-(([.$B92]-[$Controls.H$2])^2/(0.6*[$Controls.H$4])))" office:value-type="float" office:value="0.000000252036855599286">
            <text:p>0.000000252</text:p>
          </table:table-cell>
          <table:table-cell table:formula="of:=[$Controls.I$3]* EXP(-(([.$B92]-[$Controls.I$2])^2/(0.6*[$Controls.I$4])))" office:value-type="float" office:value="0.00000151525914104583">
            <text:p>1.51525914104583E-006</text:p>
          </table:table-cell>
          <table:table-cell table:formula="of:=[$Controls.J$3]* EXP(-(([.$B92]-[$Controls.J$2])^2/(0.6*[$Controls.J$4])))" office:value-type="float" office:value="0.00000298254002317221">
            <text:p>2.98254002317221E-006</text:p>
          </table:table-cell>
          <table:table-cell table:formula="of:=[$Controls.K$3]* EXP(-(([.$B92]-[$Controls.K$2])^2/(0.6*[$Controls.K$4])))" office:value-type="float" office:value="0.00000351536584568967">
            <text:p>3.51536584568967E-006</text:p>
          </table:table-cell>
          <table:table-cell table:formula="of:=Noise" office:value-type="float" office:value="0.000005">
            <text:p>5.00E-006</text:p>
          </table:table-cell>
          <table:table-cell table:formula="of:=SUM([.C92:.G92])" office:value-type="float" office:value="0.000013265201865507">
            <text:p>1.3265201865507E-005</text:p>
          </table:table-cell>
        </table:table-row>
        <table:table-row table:style-name="ro1">
          <table:table-cell table:formula="of:=[.A92]+7.5" office:value-type="float" office:value="7675">
            <text:p>7675</text:p>
          </table:table-cell>
          <table:table-cell table:formula="of:=[$Controls.$O$1]/[.A93]" office:value-type="float" office:value="1.61563517915309">
            <text:p>1.6156351792</text:p>
          </table:table-cell>
          <table:table-cell table:formula="of:=[$Controls.H$3]* EXP(-(([.$B93]-[$Controls.H$2])^2/(0.6*[$Controls.H$4])))" office:value-type="float" office:value="0.000000259633646094809">
            <text:p>2.59633646094809E-007</text:p>
          </table:table-cell>
          <table:table-cell table:formula="of:=[$Controls.I$3]* EXP(-(([.$B93]-[$Controls.I$2])^2/(0.6*[$Controls.I$4])))" office:value-type="float" office:value="0.00000155461911431732">
            <text:p>1.55461911431732E-006</text:p>
          </table:table-cell>
          <table:table-cell table:formula="of:=[$Controls.J$3]* EXP(-(([.$B93]-[$Controls.J$2])^2/(0.6*[$Controls.J$4])))" office:value-type="float" office:value="0.00000303531461214353">
            <text:p>3.03531461214353E-006</text:p>
          </table:table-cell>
          <table:table-cell table:formula="of:=[$Controls.K$3]* EXP(-(([.$B93]-[$Controls.K$2])^2/(0.6*[$Controls.K$4])))" office:value-type="float" office:value="0.00000354869196510559">
            <text:p>3.54869196510559E-006</text:p>
          </table:table-cell>
          <table:table-cell table:formula="of:=Noise" office:value-type="float" office:value="0.00000492">
            <text:p>4.92E-006</text:p>
          </table:table-cell>
          <table:table-cell table:formula="of:=SUM([.C93:.G93])" office:value-type="float" office:value="0.0000133182593376612">
            <text:p>1.33182593376612E-005</text:p>
          </table:table-cell>
        </table:table-row>
        <table:table-row table:style-name="ro1">
          <table:table-cell table:formula="of:=[.A93]+7.5" office:value-type="float" office:value="7682.5">
            <text:p>7682.5</text:p>
          </table:table-cell>
          <table:table-cell table:formula="of:=[$Controls.$O$1]/[.A94]" office:value-type="float" office:value="1.61405792385291">
            <text:p>1.6140579239</text:p>
          </table:table-cell>
          <table:table-cell table:formula="of:=[$Controls.H$3]* EXP(-(([.$B94]-[$Controls.H$2])^2/(0.6*[$Controls.H$4])))" office:value-type="float" office:value="0.000000267409757972079">
            <text:p>2.67409757972079E-007</text:p>
          </table:table-cell>
          <table:table-cell table:formula="of:=[$Controls.I$3]* EXP(-(([.$B94]-[$Controls.I$2])^2/(0.6*[$Controls.I$4])))" office:value-type="float" office:value="0.00000159471797252174">
            <text:p>1.59471797252174E-006</text:p>
          </table:table-cell>
          <table:table-cell table:formula="of:=[$Controls.J$3]* EXP(-(([.$B94]-[$Controls.J$2])^2/(0.6*[$Controls.J$4])))" office:value-type="float" office:value="0.0000030885228037111">
            <text:p>3.0885228037111E-006</text:p>
          </table:table-cell>
          <table:table-cell table:formula="of:=[$Controls.K$3]* EXP(-(([.$B94]-[$Controls.K$2])^2/(0.6*[$Controls.K$4])))" office:value-type="float" office:value="0.00000358181059522102">
            <text:p>3.58181059522102E-006</text:p>
          </table:table-cell>
          <table:table-cell table:formula="of:=Noise" office:value-type="float" office:value="0.00000403">
            <text:p>4.03E-006</text:p>
          </table:table-cell>
          <table:table-cell table:formula="of:=SUM([.C94:.G94])" office:value-type="float" office:value="0.0000125624611294259">
            <text:p>1.25624611294259E-005</text:p>
          </table:table-cell>
        </table:table-row>
        <table:table-row table:style-name="ro1">
          <table:table-cell table:formula="of:=[.A94]+7.5" office:value-type="float" office:value="7690">
            <text:p>7690</text:p>
          </table:table-cell>
          <table:table-cell table:formula="of:=[$Controls.$O$1]/[.A95]" office:value-type="float" office:value="1.61248374512354">
            <text:p>1.6124837451</text:p>
          </table:table-cell>
          <table:table-cell table:formula="of:=[$Controls.H$3]* EXP(-(([.$B95]-[$Controls.H$2])^2/(0.6*[$Controls.H$4])))" office:value-type="float" office:value="0.000000275367883605865">
            <text:p>2.75367883605865E-007</text:p>
          </table:table-cell>
          <table:table-cell table:formula="of:=[$Controls.I$3]* EXP(-(([.$B95]-[$Controls.I$2])^2/(0.6*[$Controls.I$4])))" office:value-type="float" office:value="0.00000163556179582243">
            <text:p>1.63556179582243E-006</text:p>
          </table:table-cell>
          <table:table-cell table:formula="of:=[$Controls.J$3]* EXP(-(([.$B95]-[$Controls.J$2])^2/(0.6*[$Controls.J$4])))" office:value-type="float" office:value="0.00000314215747708209">
            <text:p>3.14215747708209E-006</text:p>
          </table:table-cell>
          <table:table-cell table:formula="of:=[$Controls.K$3]* EXP(-(([.$B95]-[$Controls.K$2])^2/(0.6*[$Controls.K$4])))" office:value-type="float" office:value="0.00000361471297104243">
            <text:p>3.61471297104243E-006</text:p>
          </table:table-cell>
          <table:table-cell table:formula="of:=Noise" office:value-type="float" office:value="0.00000596">
            <text:p>5.96E-006</text:p>
          </table:table-cell>
          <table:table-cell table:formula="of:=SUM([.C95:.G95])" office:value-type="float" office:value="0.0000146278001275528">
            <text:p>1.46278001275528E-005</text:p>
          </table:table-cell>
        </table:table-row>
        <table:table-row table:style-name="ro1">
          <table:table-cell table:formula="of:=[.A95]+7.5" office:value-type="float" office:value="7697.5">
            <text:p>7697.5</text:p>
          </table:table-cell>
          <table:table-cell table:formula="of:=[$Controls.$O$1]/[.A96]" office:value-type="float" office:value="1.61091263397207">
            <text:p>1.610912634</text:p>
          </table:table-cell>
          <table:table-cell table:formula="of:=[$Controls.H$3]* EXP(-(([.$B96]-[$Controls.H$2])^2/(0.6*[$Controls.H$4])))" office:value-type="float" office:value="0.000000283510713897265">
            <text:p>2.83510713897265E-007</text:p>
          </table:table-cell>
          <table:table-cell table:formula="of:=[$Controls.I$3]* EXP(-(([.$B96]-[$Controls.I$2])^2/(0.6*[$Controls.I$4])))" office:value-type="float" office:value="0.00000167715652190122">
            <text:p>1.67715652190122E-006</text:p>
          </table:table-cell>
          <table:table-cell table:formula="of:=[$Controls.J$3]* EXP(-(([.$B96]-[$Controls.J$2])^2/(0.6*[$Controls.J$4])))" office:value-type="float" office:value="0.00000319621130105755">
            <text:p>3.19621130105755E-006</text:p>
          </table:table-cell>
          <table:table-cell table:formula="of:=[$Controls.K$3]* EXP(-(([.$B96]-[$Controls.K$2])^2/(0.6*[$Controls.K$4])))" office:value-type="float" office:value="0.00000364739040410393">
            <text:p>3.64739040410393E-006</text:p>
          </table:table-cell>
          <table:table-cell table:formula="of:=Noise" office:value-type="float" office:value="0.00000305">
            <text:p>3.05E-006</text:p>
          </table:table-cell>
          <table:table-cell table:formula="of:=SUM([.C96:.G96])" office:value-type="float" office:value="0.00001185426894096">
            <text:p>1.185426894096E-005</text:p>
          </table:table-cell>
        </table:table-row>
        <table:table-row table:style-name="ro1">
          <table:table-cell table:formula="of:=[.A96]+7.5" office:value-type="float" office:value="7705">
            <text:p>7705</text:p>
          </table:table-cell>
          <table:table-cell table:formula="of:=[$Controls.$O$1]/[.A97]" office:value-type="float" office:value="1.60934458144062">
            <text:p>1.6093445814</text:p>
          </table:table-cell>
          <table:table-cell table:formula="of:=[$Controls.H$3]* EXP(-(([.$B97]-[$Controls.H$2])^2/(0.6*[$Controls.H$4])))" office:value-type="float" office:value="0.000000291840937081245">
            <text:p>2.91840937081245E-007</text:p>
          </table:table-cell>
          <table:table-cell table:formula="of:=[$Controls.I$3]* EXP(-(([.$B97]-[$Controls.I$2])^2/(0.6*[$Controls.I$4])))" office:value-type="float" office:value="0.00000171950794134014">
            <text:p>1.71950794134014E-006</text:p>
          </table:table-cell>
          <table:table-cell table:formula="of:=[$Controls.J$3]* EXP(-(([.$B97]-[$Controls.J$2])^2/(0.6*[$Controls.J$4])))" office:value-type="float" office:value="0.0000032506767363553">
            <text:p>3.2506767363553E-006</text:p>
          </table:table-cell>
          <table:table-cell table:formula="of:=[$Controls.K$3]* EXP(-(([.$B97]-[$Controls.K$2])^2/(0.6*[$Controls.K$4])))" office:value-type="float" office:value="0.00000367983428667439">
            <text:p>3.67983428667439E-006</text:p>
          </table:table-cell>
          <table:table-cell table:formula="of:=Noise" office:value-type="float" office:value="0.000005">
            <text:p>5.00E-006</text:p>
          </table:table-cell>
          <table:table-cell table:formula="of:=SUM([.C97:.G97])" office:value-type="float" office:value="0.0000139418599014511">
            <text:p>1.39418599014511E-005</text:p>
          </table:table-cell>
        </table:table-row>
        <table:table-row table:style-name="ro1">
          <table:table-cell table:formula="of:=[.A97]+7.5" office:value-type="float" office:value="7712.5">
            <text:p>7712.5</text:p>
          </table:table-cell>
          <table:table-cell table:formula="of:=[$Controls.$O$1]/[.A98]" office:value-type="float" office:value="1.60777957860616">
            <text:p>1.6077795786</text:p>
          </table:table-cell>
          <table:table-cell table:formula="of:=[$Controls.H$3]* EXP(-(([.$B98]-[$Controls.H$2])^2/(0.6*[$Controls.H$4])))" office:value-type="float" office:value="0.000000300361237517948">
            <text:p>3.00361237517948E-007</text:p>
          </table:table-cell>
          <table:table-cell table:formula="of:=[$Controls.I$3]* EXP(-(([.$B98]-[$Controls.I$2])^2/(0.6*[$Controls.I$4])))" office:value-type="float" office:value="0.00000176262169303776">
            <text:p>1.76262169303776E-006</text:p>
          </table:table-cell>
          <table:table-cell table:formula="of:=[$Controls.J$3]* EXP(-(([.$B98]-[$Controls.J$2])^2/(0.6*[$Controls.J$4])))" office:value-type="float" office:value="0.00000330554603806567">
            <text:p>3.30554603806567E-006</text:p>
          </table:table-cell>
          <table:table-cell table:formula="of:=[$Controls.K$3]* EXP(-(([.$B98]-[$Controls.K$2])^2/(0.6*[$Controls.K$4])))" office:value-type="float" office:value="0.00000371203609588951">
            <text:p>0.000003712</text:p>
          </table:table-cell>
          <table:table-cell table:formula="of:=Noise" office:value-type="float" office:value="0.000005">
            <text:p>5.00E-006</text:p>
          </table:table-cell>
          <table:table-cell table:formula="of:=SUM([.C98:.G98])" office:value-type="float" office:value="0.0000140805650645109">
            <text:p>1.40805650645109E-005</text:p>
          </table:table-cell>
        </table:table-row>
        <table:table-row table:style-name="ro1">
          <table:table-cell table:formula="of:=[.A98]+7.5" office:value-type="float" office:value="7720">
            <text:p>7720</text:p>
          </table:table-cell>
          <table:table-cell table:formula="of:=[$Controls.$O$1]/[.A99]" office:value-type="float" office:value="1.60621761658031">
            <text:p>1.6062176166</text:p>
          </table:table-cell>
          <table:table-cell table:formula="of:=[$Controls.H$3]* EXP(-(([.$B99]-[$Controls.H$2])^2/(0.6*[$Controls.H$4])))" office:value-type="float" office:value="0.000000309074294468432">
            <text:p>3.09074294468432E-007</text:p>
          </table:table-cell>
          <table:table-cell table:formula="of:=[$Controls.I$3]* EXP(-(([.$B99]-[$Controls.I$2])^2/(0.6*[$Controls.I$4])))" office:value-type="float" office:value="0.00000180650325966371">
            <text:p>1.80650325966371E-006</text:p>
          </table:table-cell>
          <table:table-cell table:formula="of:=[$Controls.J$3]* EXP(-(([.$B99]-[$Controls.J$2])^2/(0.6*[$Controls.J$4])))" office:value-type="float" office:value="0.00000336081125823828">
            <text:p>3.36081125823828E-006</text:p>
          </table:table-cell>
          <table:table-cell table:formula="of:=[$Controls.K$3]* EXP(-(([.$B99]-[$Controls.K$2])^2/(0.6*[$Controls.K$4])))" office:value-type="float" office:value="0.00000374398739780644">
            <text:p>0.000003744</text:p>
          </table:table-cell>
          <table:table-cell table:formula="of:=Noise" office:value-type="float" office:value="0.00000502">
            <text:p>5.02E-006</text:p>
          </table:table-cell>
          <table:table-cell table:formula="of:=SUM([.C99:.G99])" office:value-type="float" office:value="0.0000142403762101769">
            <text:p>1.42403762101769E-005</text:p>
          </table:table-cell>
        </table:table-row>
        <table:table-row table:style-name="ro1">
          <table:table-cell table:formula="of:=[.A99]+7.5" office:value-type="float" office:value="7727.5">
            <text:p>7727.5</text:p>
          </table:table-cell>
          <table:table-cell table:formula="of:=[$Controls.$O$1]/[.A100]" office:value-type="float" office:value="1.60465868650922">
            <text:p>1.6046586865</text:p>
          </table:table-cell>
          <table:table-cell table:formula="of:=[$Controls.H$3]* EXP(-(([.$B100]-[$Controls.H$2])^2/(0.6*[$Controls.H$4])))" office:value-type="float" office:value="0.000000317982780855452">
            <text:p>0.000000318</text:p>
          </table:table-cell>
          <table:table-cell table:formula="of:=[$Controls.I$3]* EXP(-(([.$B100]-[$Controls.I$2])^2/(0.6*[$Controls.I$4])))" office:value-type="float" office:value="0.00000185115796315469">
            <text:p>1.85115796315469E-006</text:p>
          </table:table-cell>
          <table:table-cell table:formula="of:=[$Controls.J$3]* EXP(-(([.$B100]-[$Controls.J$2])^2/(0.6*[$Controls.J$4])))" office:value-type="float" office:value="0.00000341646424859769">
            <text:p>3.41646424859769E-006</text:p>
          </table:table-cell>
          <table:table-cell table:formula="of:=[$Controls.K$3]* EXP(-(([.$B100]-[$Controls.K$2])^2/(0.6*[$Controls.K$4])))" office:value-type="float" office:value="0.00000377567985137834">
            <text:p>3.77567985137834E-006</text:p>
          </table:table-cell>
          <table:table-cell table:formula="of:=Noise" office:value-type="float" office:value="0.00000563">
            <text:p>5.63E-006</text:p>
          </table:table-cell>
          <table:table-cell table:formula="of:=SUM([.C100:.G100])" office:value-type="float" office:value="0.0000149912848439862">
            <text:p>1.49912848439862E-005</text:p>
          </table:table-cell>
        </table:table-row>
        <table:table-row table:style-name="ro1">
          <table:table-cell table:formula="of:=[.A100]+7.5" office:value-type="float" office:value="7735">
            <text:p>7735</text:p>
          </table:table-cell>
          <table:table-cell table:formula="of:=[$Controls.$O$1]/[.A101]" office:value-type="float" office:value="1.60310277957337">
            <text:p>1.6031027796</text:p>
          </table:table-cell>
          <table:table-cell table:formula="of:=[$Controls.H$3]* EXP(-(([.$B101]-[$Controls.H$2])^2/(0.6*[$Controls.H$4])))" office:value-type="float" office:value="0.000000327089362009975">
            <text:p>3.27089362009975E-007</text:p>
          </table:table-cell>
          <table:table-cell table:formula="of:=[$Controls.I$3]* EXP(-(([.$B101]-[$Controls.I$2])^2/(0.6*[$Controls.I$4])))" office:value-type="float" office:value="0.0000018965909602556">
            <text:p>1.8965909602556E-006</text:p>
          </table:table-cell>
          <table:table-cell table:formula="of:=[$Controls.J$3]* EXP(-(([.$B101]-[$Controls.J$2])^2/(0.6*[$Controls.J$4])))" office:value-type="float" office:value="0.00000347249666338601">
            <text:p>3.47249666338601E-006</text:p>
          </table:table-cell>
          <table:table-cell table:formula="of:=[$Controls.K$3]* EXP(-(([.$B101]-[$Controls.K$2])^2/(0.6*[$Controls.K$4])))" office:value-type="float" office:value="0.00000380710521234632">
            <text:p>3.80710521234632E-006</text:p>
          </table:table-cell>
          <table:table-cell table:formula="of:=Noise" office:value-type="float" office:value="0.00000596">
            <text:p>5.96E-006</text:p>
          </table:table-cell>
          <table:table-cell table:formula="of:=SUM([.C101:.G101])" office:value-type="float" office:value="0.0000154632821979979">
            <text:p>1.54632821979979E-005</text:p>
          </table:table-cell>
        </table:table-row>
        <table:table-row table:style-name="ro1">
          <table:table-cell table:formula="of:=[.A101]+7.5" office:value-type="float" office:value="7742.5">
            <text:p>7742.5</text:p>
          </table:table-cell>
          <table:table-cell table:formula="of:=[$Controls.$O$1]/[.A102]" office:value-type="float" office:value="1.60154988698741">
            <text:p>1.601549887</text:p>
          </table:table-cell>
          <table:table-cell table:formula="of:=[$Controls.H$3]* EXP(-(([.$B102]-[$Controls.H$2])^2/(0.6*[$Controls.H$4])))" office:value-type="float" office:value="0.000000336396694404113">
            <text:p>3.36396694404113E-007</text:p>
          </table:table-cell>
          <table:table-cell table:formula="of:=[$Controls.I$3]* EXP(-(([.$B102]-[$Controls.I$2])^2/(0.6*[$Controls.I$4])))" office:value-type="float" office:value="0.00000194280723810911">
            <text:p>1.94280723810911E-006</text:p>
          </table:table-cell>
          <table:table-cell table:formula="of:=[$Controls.J$3]* EXP(-(([.$B102]-[$Controls.J$2])^2/(0.6*[$Controls.J$4])))" office:value-type="float" office:value="0.00000352889996233024">
            <text:p>3.52889996233024E-006</text:p>
          </table:table-cell>
          <table:table-cell table:formula="of:=[$Controls.K$3]* EXP(-(([.$B102]-[$Controls.K$2])^2/(0.6*[$Controls.K$4])))" office:value-type="float" office:value="0.00000383825533704671">
            <text:p>3.83825533704671E-006</text:p>
          </table:table-cell>
          <table:table-cell table:formula="of:=Noise" office:value-type="float" office:value="0.00000592">
            <text:p>5.92E-006</text:p>
          </table:table-cell>
          <table:table-cell table:formula="of:=SUM([.C102:.G102])" office:value-type="float" office:value="0.0000155663592318902">
            <text:p>1.55663592318902E-005</text:p>
          </table:table-cell>
        </table:table-row>
        <table:table-row table:style-name="ro1">
          <table:table-cell table:formula="of:=[.A102]+7.5" office:value-type="float" office:value="7750">
            <text:p>7750</text:p>
          </table:table-cell>
          <table:table-cell table:formula="of:=[$Controls.$O$1]/[.A103]" office:value-type="float" office:value="1.6">
            <text:p>1.6</text:p>
          </table:table-cell>
          <table:table-cell table:formula="of:=[$Controls.H$3]* EXP(-(([.$B103]-[$Controls.H$2])^2/(0.6*[$Controls.H$4])))" office:value-type="float" office:value="0.000000345907424371157">
            <text:p>3.45907424371157E-007</text:p>
          </table:table-cell>
          <table:table-cell table:formula="of:=[$Controls.I$3]* EXP(-(([.$B103]-[$Controls.I$2])^2/(0.6*[$Controls.I$4])))" office:value-type="float" office:value="0.00000198981160989717">
            <text:p>1.98981160989717E-006</text:p>
          </table:table-cell>
          <table:table-cell table:formula="of:=[$Controls.J$3]* EXP(-(([.$B103]-[$Controls.J$2])^2/(0.6*[$Controls.J$4])))" office:value-type="float" office:value="0.0000035856654137319">
            <text:p>3.5856654137319E-006</text:p>
          </table:table-cell>
          <table:table-cell table:formula="of:=[$Controls.K$3]* EXP(-(([.$B103]-[$Controls.K$2])^2/(0.6*[$Controls.K$4])))" office:value-type="float" office:value="0.00000386912218613118">
            <text:p>3.86912218613118E-006</text:p>
          </table:table-cell>
          <table:table-cell table:formula="of:=Noise" office:value-type="float" office:value="0.00000596">
            <text:p>5.96E-006</text:p>
          </table:table-cell>
          <table:table-cell table:formula="of:=SUM([.C103:.G103])" office:value-type="float" office:value="0.0000157505066341314">
            <text:p>1.57505066341314E-005</text:p>
          </table:table-cell>
        </table:table-row>
        <table:table-row table:style-name="ro1">
          <table:table-cell table:formula="of:=[.A103]+7.5" office:value-type="float" office:value="7757.5">
            <text:p>7757.5</text:p>
          </table:table-cell>
          <table:table-cell table:formula="of:=[$Controls.$O$1]/[.A104]" office:value-type="float" office:value="1.59845310989365">
            <text:p>1.5984531099</text:p>
          </table:table-cell>
          <table:table-cell table:formula="of:=[$Controls.H$3]* EXP(-(([.$B104]-[$Controls.H$2])^2/(0.6*[$Controls.H$4])))" office:value-type="float" office:value="0.000000355624186813455">
            <text:p>3.55624186813455E-007</text:p>
          </table:table-cell>
          <table:table-cell table:formula="of:=[$Controls.I$3]* EXP(-(([.$B104]-[$Controls.I$2])^2/(0.6*[$Controls.I$4])))" office:value-type="float" office:value="0.00000203760871053774">
            <text:p>2.03760871053774E-006</text:p>
          </table:table-cell>
          <table:table-cell table:formula="of:=[$Controls.J$3]* EXP(-(([.$B104]-[$Controls.J$2])^2/(0.6*[$Controls.J$4])))" office:value-type="float" office:value="0.00000364278409767681">
            <text:p>3.64278409767681E-006</text:p>
          </table:table-cell>
          <table:table-cell table:formula="of:=[$Controls.K$3]* EXP(-(([.$B104]-[$Controls.K$2])^2/(0.6*[$Controls.K$4])))" office:value-type="float" office:value="0.00000389969782819774">
            <text:p>3.89969782819774E-006</text:p>
          </table:table-cell>
          <table:table-cell table:formula="of:=Noise" office:value-type="float" office:value="0.00000595">
            <text:p>5.95E-006</text:p>
          </table:table-cell>
          <table:table-cell table:formula="of:=SUM([.C104:.G104])" office:value-type="float" office:value="0.0000158857148232257">
            <text:p>1.58857148232257E-005</text:p>
          </table:table-cell>
        </table:table-row>
        <table:table-row table:style-name="ro1">
          <table:table-cell table:formula="of:=[.A104]+7.5" office:value-type="float" office:value="7765">
            <text:p>7765</text:p>
          </table:table-cell>
          <table:table-cell table:formula="of:=[$Controls.$O$1]/[.A105]" office:value-type="float" office:value="1.59690920798455">
            <text:p>1.596909208</text:p>
          </table:table-cell>
          <table:table-cell table:formula="of:=[$Controls.H$3]* EXP(-(([.$B105]-[$Controls.H$2])^2/(0.6*[$Controls.H$4])))" office:value-type="float" office:value="0.000000365549603898842">
            <text:p>3.65549603898842E-007</text:p>
          </table:table-cell>
          <table:table-cell table:formula="of:=[$Controls.I$3]* EXP(-(([.$B105]-[$Controls.I$2])^2/(0.6*[$Controls.I$4])))" office:value-type="float" office:value="0.00000208620299244024">
            <text:p>2.08620299244024E-006</text:p>
          </table:table-cell>
          <table:table-cell table:formula="of:=[$Controls.J$3]* EXP(-(([.$B105]-[$Controls.J$2])^2/(0.6*[$Controls.J$4])))" office:value-type="float" office:value="0.00000370024690936229">
            <text:p>3.70024690936229E-006</text:p>
          </table:table-cell>
          <table:table-cell table:formula="of:=[$Controls.K$3]* EXP(-(([.$B105]-[$Controls.K$2])^2/(0.6*[$Controls.K$4])))" office:value-type="float" office:value="0.00000392997444333061">
            <text:p>0.00000393</text:p>
          </table:table-cell>
          <table:table-cell table:formula="of:=Noise" office:value-type="float" office:value="0.00000332">
            <text:p>3.32E-006</text:p>
          </table:table-cell>
          <table:table-cell table:formula="of:=SUM([.C105:.G105])" office:value-type="float" office:value="0.000013401973949032">
            <text:p>0.000013402</text:p>
          </table:table-cell>
        </table:table-row>
        <table:table-row table:style-name="ro1">
          <table:table-cell table:formula="of:=[.A105]+7.5" office:value-type="float" office:value="7772.5">
            <text:p>7772.5</text:p>
          </table:table-cell>
          <table:table-cell table:formula="of:=[$Controls.$O$1]/[.A106]" office:value-type="float" office:value="1.59536828562239">
            <text:p>1.5953682856</text:p>
          </table:table-cell>
          <table:table-cell table:formula="of:=[$Controls.H$3]* EXP(-(([.$B106]-[$Controls.H$2])^2/(0.6*[$Controls.H$4])))" office:value-type="float" office:value="0.000000375686283746389">
            <text:p>3.75686283746389E-007</text:p>
          </table:table-cell>
          <table:table-cell table:formula="of:=[$Controls.I$3]* EXP(-(([.$B106]-[$Controls.I$2])^2/(0.6*[$Controls.I$4])))" office:value-type="float" office:value="0.00000213559872132281">
            <text:p>2.13559872132281E-006</text:p>
          </table:table-cell>
          <table:table-cell table:formula="of:=[$Controls.J$3]* EXP(-(([.$B106]-[$Controls.J$2])^2/(0.6*[$Controls.J$4])))" office:value-type="float" office:value="0.00000375804456253934">
            <text:p>0.000003758</text:p>
          </table:table-cell>
          <table:table-cell table:formula="of:=[$Controls.K$3]* EXP(-(([.$B106]-[$Controls.K$2])^2/(0.6*[$Controls.K$4])))" office:value-type="float" office:value="0.00000395994432654703">
            <text:p>3.95994432654703E-006</text:p>
          </table:table-cell>
          <table:table-cell table:formula="of:=Noise" office:value-type="float" office:value="0.000005">
            <text:p>5.00E-006</text:p>
          </table:table-cell>
          <table:table-cell table:formula="of:=SUM([.C106:.G106])" office:value-type="float" office:value="0.0000152292738941556">
            <text:p>1.52292738941556E-005</text:p>
          </table:table-cell>
        </table:table-row>
        <table:table-row table:style-name="ro1">
          <table:table-cell table:formula="of:=[.A106]+7.5" office:value-type="float" office:value="7780">
            <text:p>7780</text:p>
          </table:table-cell>
          <table:table-cell table:formula="of:=[$Controls.$O$1]/[.A107]" office:value-type="float" office:value="1.59383033419023">
            <text:p>1.5938303342</text:p>
          </table:table-cell>
          <table:table-cell table:formula="of:=[$Controls.H$3]* EXP(-(([.$B107]-[$Controls.H$2])^2/(0.6*[$Controls.H$4])))" office:value-type="float" office:value="0.000000386036819102226">
            <text:p>0.000000386</text:p>
          </table:table-cell>
          <table:table-cell table:formula="of:=[$Controls.I$3]* EXP(-(([.$B107]-[$Controls.I$2])^2/(0.6*[$Controls.I$4])))" office:value-type="float" office:value="0.00000218579997209494">
            <text:p>2.18579997209494E-006</text:p>
          </table:table-cell>
          <table:table-cell table:formula="of:=[$Controls.J$3]* EXP(-(([.$B107]-[$Controls.J$2])^2/(0.6*[$Controls.J$4])))" office:value-type="float" office:value="0.0000038161675930671">
            <text:p>3.8161675930671E-006</text:p>
          </table:table-cell>
          <table:table-cell table:formula="of:=[$Controls.K$3]* EXP(-(([.$B107]-[$Controls.K$2])^2/(0.6*[$Controls.K$4])))" office:value-type="float" office:value="0.0000039895998911492">
            <text:p>3.9895998911492E-006</text:p>
          </table:table-cell>
          <table:table-cell table:formula="of:=Noise" office:value-type="float" office:value="0.00000448">
            <text:p>4.48E-006</text:p>
          </table:table-cell>
          <table:table-cell table:formula="of:=SUM([.C107:.G107])" office:value-type="float" office:value="0.0000148576042754135">
            <text:p>1.48576042754135E-005</text:p>
          </table:table-cell>
        </table:table-row>
        <table:table-row table:style-name="ro1">
          <table:table-cell table:formula="of:=[.A107]+7.5" office:value-type="float" office:value="7787.5">
            <text:p>7787.5</text:p>
          </table:table-cell>
          <table:table-cell table:formula="of:=[$Controls.$O$1]/[.A108]" office:value-type="float" office:value="1.59229534510433">
            <text:p>1.5922953451</text:p>
          </table:table-cell>
          <table:table-cell table:formula="of:=[$Controls.H$3]* EXP(-(([.$B108]-[$Controls.H$2])^2/(0.6*[$Controls.H$4])))" office:value-type="float" office:value="0.000000396603786006211">
            <text:p>3.96603786006211E-007</text:p>
          </table:table-cell>
          <table:table-cell table:formula="of:=[$Controls.I$3]* EXP(-(([.$B108]-[$Controls.I$2])^2/(0.6*[$Controls.I$4])))" office:value-type="float" office:value="0.00000223681062480845">
            <text:p>2.23681062480845E-006</text:p>
          </table:table-cell>
          <table:table-cell table:formula="of:=[$Controls.J$3]* EXP(-(([.$B108]-[$Controls.J$2])^2/(0.6*[$Controls.J$4])))" office:value-type="float" office:value="0.00000387460636257682">
            <text:p>3.87460636257682E-006</text:p>
          </table:table-cell>
          <table:table-cell table:formula="of:=[$Controls.K$3]* EXP(-(([.$B108]-[$Controls.K$2])^2/(0.6*[$Controls.K$4])))" office:value-type="float" office:value="0.00000401893367197983">
            <text:p>4.01893367197983E-006</text:p>
          </table:table-cell>
          <table:table-cell table:formula="of:=Noise" office:value-type="float" office:value="0.00000406">
            <text:p>4.06E-006</text:p>
          </table:table-cell>
          <table:table-cell table:formula="of:=SUM([.C108:.G108])" office:value-type="float" office:value="0.0000145869544453713">
            <text:p>0.000014587</text:p>
          </table:table-cell>
        </table:table-row>
        <table:table-row table:style-name="ro1">
          <table:table-cell table:formula="of:=[.A108]+7.5" office:value-type="float" office:value="7795">
            <text:p>7795</text:p>
          </table:table-cell>
          <table:table-cell table:formula="of:=[$Controls.$O$1]/[.A109]" office:value-type="float" office:value="1.59076330981398">
            <text:p>1.5907633098</text:p>
          </table:table-cell>
          <table:table-cell table:formula="of:=[$Controls.H$3]* EXP(-(([.$B109]-[$Controls.H$2])^2/(0.6*[$Controls.H$4])))" office:value-type="float" office:value="0.000000407389742450236">
            <text:p>4.07389742450236E-007</text:p>
          </table:table-cell>
          <table:table-cell table:formula="of:=[$Controls.I$3]* EXP(-(([.$B109]-[$Controls.I$2])^2/(0.6*[$Controls.I$4])))" office:value-type="float" office:value="0.00000228863436068016">
            <text:p>2.28863436068016E-006</text:p>
          </table:table-cell>
          <table:table-cell table:formula="of:=[$Controls.J$3]* EXP(-(([.$B109]-[$Controls.J$2])^2/(0.6*[$Controls.J$4])))" office:value-type="float" office:value="0.00000393335106224245">
            <text:p>3.93335106224245E-006</text:p>
          </table:table-cell>
          <table:table-cell table:formula="of:=[$Controls.K$3]* EXP(-(([.$B109]-[$Controls.K$2])^2/(0.6*[$Controls.K$4])))" office:value-type="float" office:value="0.00000404793832857941">
            <text:p>4.04793832857941E-006</text:p>
          </table:table-cell>
          <table:table-cell table:formula="of:=Noise" office:value-type="float" office:value="0.00000677">
            <text:p>6.77E-006</text:p>
          </table:table-cell>
          <table:table-cell table:formula="of:=SUM([.C109:.G109])" office:value-type="float" office:value="0.0000174473134939523">
            <text:p>1.74473134939523E-005</text:p>
          </table:table-cell>
        </table:table-row>
        <table:table-row table:style-name="ro1">
          <table:table-cell table:formula="of:=[.A109]+7.5" office:value-type="float" office:value="7802.5">
            <text:p>7802.5</text:p>
          </table:table-cell>
          <table:table-cell table:formula="of:=[$Controls.$O$1]/[.A110]" office:value-type="float" office:value="1.58923421980135">
            <text:p>1.5892342198</text:p>
          </table:table-cell>
          <table:table-cell table:formula="of:=[$Controls.H$3]* EXP(-(([.$B110]-[$Controls.H$2])^2/(0.6*[$Controls.H$4])))" office:value-type="float" office:value="0.00000041839722702898">
            <text:p>4.1839722702898E-007</text:p>
          </table:table-cell>
          <table:table-cell table:formula="of:=[$Controls.I$3]* EXP(-(([.$B110]-[$Controls.I$2])^2/(0.6*[$Controls.I$4])))" office:value-type="float" office:value="0.00000234127465818939">
            <text:p>2.34127465818939E-006</text:p>
          </table:table-cell>
          <table:table-cell table:formula="of:=[$Controls.J$3]* EXP(-(([.$B110]-[$Controls.J$2])^2/(0.6*[$Controls.J$4])))" office:value-type="float" office:value="0.0000039923917166551">
            <text:p>3.9923917166551E-006</text:p>
          </table:table-cell>
          <table:table-cell table:formula="of:=[$Controls.K$3]* EXP(-(([.$B110]-[$Controls.K$2])^2/(0.6*[$Controls.K$4])))" office:value-type="float" office:value="0.00000407660664824416">
            <text:p>4.07660664824416E-006</text:p>
          </table:table-cell>
          <table:table-cell table:formula="of:=Noise" office:value-type="float" office:value="0.00000716">
            <text:p>7.16E-006</text:p>
          </table:table-cell>
          <table:table-cell table:formula="of:=SUM([.C110:.G110])" office:value-type="float" office:value="0.0000179886702501176">
            <text:p>1.79886702501176E-005</text:p>
          </table:table-cell>
        </table:table-row>
        <table:table-row table:style-name="ro1">
          <table:table-cell table:formula="of:=[.A110]+7.5" office:value-type="float" office:value="7810">
            <text:p>7810</text:p>
          </table:table-cell>
          <table:table-cell table:formula="of:=[$Controls.$O$1]/[.A111]" office:value-type="float" office:value="1.58770806658131">
            <text:p>1.5877080666</text:p>
          </table:table-cell>
          <table:table-cell table:formula="of:=[$Controls.H$3]* EXP(-(([.$B111]-[$Controls.H$2])^2/(0.6*[$Controls.H$4])))" office:value-type="float" office:value="0.000000429628757583916">
            <text:p>4.29628757583916E-007</text:p>
          </table:table-cell>
          <table:table-cell table:formula="of:=[$Controls.I$3]* EXP(-(([.$B111]-[$Controls.I$2])^2/(0.6*[$Controls.I$4])))" office:value-type="float" office:value="0.00000239473478925326">
            <text:p>2.39473478925326E-006</text:p>
          </table:table-cell>
          <table:table-cell table:formula="of:=[$Controls.J$3]* EXP(-(([.$B111]-[$Controls.J$2])^2/(0.6*[$Controls.J$4])))" office:value-type="float" office:value="0.00000405171818779815">
            <text:p>4.05171818779815E-006</text:p>
          </table:table-cell>
          <table:table-cell table:formula="of:=[$Controls.K$3]* EXP(-(([.$B111]-[$Controls.K$2])^2/(0.6*[$Controls.K$4])))" office:value-type="float" office:value="0.00000410493154898291">
            <text:p>4.10493154898291E-006</text:p>
          </table:table-cell>
          <table:table-cell table:formula="of:=Noise" office:value-type="float" office:value="0.00000419">
            <text:p>4.19E-006</text:p>
          </table:table-cell>
          <table:table-cell table:formula="of:=SUM([.C111:.G111])" office:value-type="float" office:value="0.0000151710132836182">
            <text:p>0.000015171</text:p>
          </table:table-cell>
        </table:table-row>
        <table:table-row table:style-name="ro1">
          <table:table-cell table:formula="of:=[.A111]+7.5" office:value-type="float" office:value="7817.5">
            <text:p>7817.5</text:p>
          </table:table-cell>
          <table:table-cell table:formula="of:=[$Controls.$O$1]/[.A112]" office:value-type="float" office:value="1.58618484170131">
            <text:p>1.5861848417</text:p>
          </table:table-cell>
          <table:table-cell table:formula="of:=[$Controls.H$3]* EXP(-(([.$B112]-[$Controls.H$2])^2/(0.6*[$Controls.H$4])))" office:value-type="float" office:value="0.000000441086829841374">
            <text:p>4.41086829841374E-007</text:p>
          </table:table-cell>
          <table:table-cell table:formula="of:=[$Controls.I$3]* EXP(-(([.$B112]-[$Controls.I$2])^2/(0.6*[$Controls.I$4])))" office:value-type="float" office:value="0.00000244901781548296">
            <text:p>0.000002449</text:p>
          </table:table-cell>
          <table:table-cell table:formula="of:=[$Controls.J$3]* EXP(-(([.$B112]-[$Controls.J$2])^2/(0.6*[$Controls.J$4])))" office:value-type="float" office:value="0.00000411132017912008">
            <text:p>4.11132017912008E-006</text:p>
          </table:table-cell>
          <table:table-cell table:formula="of:=[$Controls.K$3]* EXP(-(([.$B112]-[$Controls.K$2])^2/(0.6*[$Controls.K$4])))" office:value-type="float" office:value="0.00000413290608237194">
            <text:p>4.13290608237194E-006</text:p>
          </table:table-cell>
          <table:table-cell table:formula="of:=Noise" office:value-type="float" office:value="0.00000779">
            <text:p>7.79E-006</text:p>
          </table:table-cell>
          <table:table-cell table:formula="of:=SUM([.C112:.G112])" office:value-type="float" office:value="0.0000189243309068164">
            <text:p>1.89243309068164E-005</text:p>
          </table:table-cell>
        </table:table-row>
        <table:table-row table:style-name="ro1">
          <table:table-cell table:formula="of:=[.A112]+7.5" office:value-type="float" office:value="7825">
            <text:p>7825</text:p>
          </table:table-cell>
          <table:table-cell table:formula="of:=[$Controls.$O$1]/[.A113]" office:value-type="float" office:value="1.58466453674121">
            <text:p>1.5846645367</text:p>
          </table:table-cell>
          <table:table-cell table:formula="of:=[$Controls.H$3]* EXP(-(([.$B113]-[$Controls.H$2])^2/(0.6*[$Controls.H$4])))" office:value-type="float" office:value="0.000000452773916045551">
            <text:p>4.52773916045551E-007</text:p>
          </table:table-cell>
          <table:table-cell table:formula="of:=[$Controls.I$3]* EXP(-(([.$B113]-[$Controls.I$2])^2/(0.6*[$Controls.I$4])))" office:value-type="float" office:value="0.00000250412658452401">
            <text:p>2.50412658452401E-006</text:p>
          </table:table-cell>
          <table:table-cell table:formula="of:=[$Controls.J$3]* EXP(-(([.$B113]-[$Controls.J$2])^2/(0.6*[$Controls.J$4])))" office:value-type="float" office:value="0.00000417118723970199">
            <text:p>4.17118723970199E-006</text:p>
          </table:table-cell>
          <table:table-cell table:formula="of:=[$Controls.K$3]* EXP(-(([.$B113]-[$Controls.K$2])^2/(0.6*[$Controls.K$4])))" office:value-type="float" office:value="0.00000416052343630652">
            <text:p>4.16052343630652E-006</text:p>
          </table:table-cell>
          <table:table-cell table:formula="of:=Noise" office:value-type="float" office:value="0.00000411">
            <text:p>4.11E-006</text:p>
          </table:table-cell>
          <table:table-cell table:formula="of:=SUM([.C113:.G113])" office:value-type="float" office:value="0.0000153986111765781">
            <text:p>1.53986111765781E-005</text:p>
          </table:table-cell>
        </table:table-row>
        <table:table-row table:style-name="ro1">
          <table:table-cell table:formula="of:=[.A113]+7.5" office:value-type="float" office:value="7832.5">
            <text:p>7832.5</text:p>
          </table:table-cell>
          <table:table-cell table:formula="of:=[$Controls.$O$1]/[.A114]" office:value-type="float" office:value="1.58314714331312">
            <text:p>1.5831471433</text:p>
          </table:table-cell>
          <table:table-cell table:formula="of:=[$Controls.H$3]* EXP(-(([.$B114]-[$Controls.H$2])^2/(0.6*[$Controls.H$4])))" office:value-type="float" office:value="0.000000464692463587245">
            <text:p>4.64692463587245E-007</text:p>
          </table:table-cell>
          <table:table-cell table:formula="of:=[$Controls.I$3]* EXP(-(([.$B114]-[$Controls.I$2])^2/(0.6*[$Controls.I$4])))" office:value-type="float" office:value="0.00000256006372648317">
            <text:p>2.56006372648317E-006</text:p>
          </table:table-cell>
          <table:table-cell table:formula="of:=[$Controls.J$3]* EXP(-(([.$B114]-[$Controls.J$2])^2/(0.6*[$Controls.J$4])))" office:value-type="float" office:value="0.00000423130876851629">
            <text:p>4.23130876851629E-006</text:p>
          </table:table-cell>
          <table:table-cell table:formula="of:=[$Controls.K$3]* EXP(-(([.$B114]-[$Controls.K$2])^2/(0.6*[$Controls.K$4])))" office:value-type="float" office:value="0.00000418777693764817">
            <text:p>4.18777693764817E-006</text:p>
          </table:table-cell>
          <table:table-cell table:formula="of:=Noise" office:value-type="float" office:value="0.00000665">
            <text:p>6.65E-006</text:p>
          </table:table-cell>
          <table:table-cell table:formula="of:=SUM([.C114:.G114])" office:value-type="float" office:value="0.0000180938418962349">
            <text:p>1.80938418962349E-005</text:p>
          </table:table-cell>
        </table:table-row>
        <table:table-row table:style-name="ro1">
          <table:table-cell table:formula="of:=[.A114]+7.5" office:value-type="float" office:value="7840">
            <text:p>7840</text:p>
          </table:table-cell>
          <table:table-cell table:formula="of:=[$Controls.$O$1]/[.A115]" office:value-type="float" office:value="1.58163265306122">
            <text:p>1.5816326531</text:p>
          </table:table-cell>
          <table:table-cell table:formula="of:=[$Controls.H$3]* EXP(-(([.$B115]-[$Controls.H$2])^2/(0.6*[$Controls.H$4])))" office:value-type="float" office:value="0.000000476844893629212">
            <text:p>4.76844893629212E-007</text:p>
          </table:table-cell>
          <table:table-cell table:formula="of:=[$Controls.I$3]* EXP(-(([.$B115]-[$Controls.I$2])^2/(0.6*[$Controls.I$4])))" office:value-type="float" office:value="0.00000261683165044525">
            <text:p>2.61683165044525E-006</text:p>
          </table:table-cell>
          <table:table-cell table:formula="of:=[$Controls.J$3]* EXP(-(([.$B115]-[$Controls.J$2])^2/(0.6*[$Controls.J$4])))" office:value-type="float" office:value="0.00000429167401877364">
            <text:p>4.29167401877364E-006</text:p>
          </table:table-cell>
          <table:table-cell table:formula="of:=[$Controls.K$3]* EXP(-(([.$B115]-[$Controls.K$2])^2/(0.6*[$Controls.K$4])))" office:value-type="float" office:value="0.0000042146600547666">
            <text:p>4.2146600547666E-006</text:p>
          </table:table-cell>
          <table:table-cell table:formula="of:=Noise" office:value-type="float" office:value="0.00000462">
            <text:p>4.62E-006</text:p>
          </table:table-cell>
          <table:table-cell table:formula="of:=SUM([.C115:.G115])" office:value-type="float" office:value="0.0000162200106176147">
            <text:p>0.00001622</text:p>
          </table:table-cell>
        </table:table-row>
        <table:table-row table:style-name="ro1">
          <table:table-cell table:formula="of:=[.A115]+7.5" office:value-type="float" office:value="7847.5">
            <text:p>7847.5</text:p>
          </table:table-cell>
          <table:table-cell table:formula="of:=[$Controls.$O$1]/[.A116]" office:value-type="float" office:value="1.58012105766168">
            <text:p>1.5801210577</text:p>
          </table:table-cell>
          <table:table-cell table:formula="of:=[$Controls.H$3]* EXP(-(([.$B116]-[$Controls.H$2])^2/(0.6*[$Controls.H$4])))" office:value-type="float" office:value="0.000000489233599728995">
            <text:p>4.89233599728995E-007</text:p>
          </table:table-cell>
          <table:table-cell table:formula="of:=[$Controls.I$3]* EXP(-(([.$B116]-[$Controls.I$2])^2/(0.6*[$Controls.I$4])))" office:value-type="float" office:value="0.00000267443254108227">
            <text:p>2.67443254108227E-006</text:p>
          </table:table-cell>
          <table:table-cell table:formula="of:=[$Controls.J$3]* EXP(-(([.$B116]-[$Controls.J$2])^2/(0.6*[$Controls.J$4])))" office:value-type="float" office:value="0.00000435227210235469">
            <text:p>4.35227210235469E-006</text:p>
          </table:table-cell>
          <table:table-cell table:formula="of:=[$Controls.K$3]* EXP(-(([.$B116]-[$Controls.K$2])^2/(0.6*[$Controls.K$4])))" office:value-type="float" office:value="0.00000424116639997577">
            <text:p>4.24116639997577E-006</text:p>
          </table:table-cell>
          <table:table-cell table:formula="of:=Noise" office:value-type="float" office:value="0.00000388">
            <text:p>3.88E-006</text:p>
          </table:table-cell>
          <table:table-cell table:formula="of:=SUM([.C116:.G116])" office:value-type="float" office:value="0.0000156371046431417">
            <text:p>1.56371046431417E-005</text:p>
          </table:table-cell>
        </table:table-row>
        <table:table-row table:style-name="ro1">
          <table:table-cell table:formula="of:=[.A116]+7.5" office:value-type="float" office:value="7855">
            <text:p>7855</text:p>
          </table:table-cell>
          <table:table-cell table:formula="of:=[$Controls.$O$1]/[.A117]" office:value-type="float" office:value="1.57861234882241">
            <text:p>1.5786123488</text:p>
          </table:table-cell>
          <table:table-cell table:formula="of:=[$Controls.H$3]* EXP(-(([.$B117]-[$Controls.H$2])^2/(0.6*[$Controls.H$4])))" office:value-type="float" office:value="0.000000501860946460073">
            <text:p>5.01860946460073E-007</text:p>
          </table:table-cell>
          <table:table-cell table:formula="of:=[$Controls.I$3]* EXP(-(([.$B117]-[$Controls.I$2])^2/(0.6*[$Controls.I$4])))" office:value-type="float" office:value="0.00000273286835535788">
            <text:p>2.73286835535788E-006</text:p>
          </table:table-cell>
          <table:table-cell table:formula="of:=[$Controls.J$3]* EXP(-(([.$B117]-[$Controls.J$2])^2/(0.6*[$Controls.J$4])))" office:value-type="float" office:value="0.00000441309199432312">
            <text:p>4.41309199432312E-006</text:p>
          </table:table-cell>
          <table:table-cell table:formula="of:=[$Controls.K$3]* EXP(-(([.$B117]-[$Controls.K$2])^2/(0.6*[$Controls.K$4])))" office:value-type="float" office:value="0.00000426728973186306">
            <text:p>4.26728973186306E-006</text:p>
          </table:table-cell>
          <table:table-cell table:formula="of:=Noise" office:value-type="float" office:value="0.00000251">
            <text:p>2.51E-006</text:p>
          </table:table-cell>
          <table:table-cell table:formula="of:=SUM([.C117:.G117])" office:value-type="float" office:value="0.0000144251110280041">
            <text:p>1.44251110280041E-005</text:p>
          </table:table-cell>
        </table:table-row>
        <table:table-row table:style-name="ro1">
          <table:table-cell table:formula="of:=[.A117]+7.5" office:value-type="float" office:value="7862.5">
            <text:p>7862.5</text:p>
          </table:table-cell>
          <table:table-cell table:formula="of:=[$Controls.$O$1]/[.A118]" office:value-type="float" office:value="1.57710651828299">
            <text:p>1.5771065183</text:p>
          </table:table-cell>
          <table:table-cell table:formula="of:=[$Controls.H$3]* EXP(-(([.$B118]-[$Controls.H$2])^2/(0.6*[$Controls.H$4])))" office:value-type="float" office:value="0.000000514729268032242">
            <text:p>5.14729268032242E-007</text:p>
          </table:table-cell>
          <table:table-cell table:formula="of:=[$Controls.I$3]* EXP(-(([.$B118]-[$Controls.I$2])^2/(0.6*[$Controls.I$4])))" office:value-type="float" office:value="0.00000279214081932968">
            <text:p>2.79214081932968E-006</text:p>
          </table:table-cell>
          <table:table-cell table:formula="of:=[$Controls.J$3]* EXP(-(([.$B118]-[$Controls.J$2])^2/(0.6*[$Controls.J$4])))" office:value-type="float" office:value="0.00000447412253751679">
            <text:p>4.47412253751679E-006</text:p>
          </table:table-cell>
          <table:table-cell table:formula="of:=[$Controls.K$3]* EXP(-(([.$B118]-[$Controls.K$2])^2/(0.6*[$Controls.K$4])))" office:value-type="float" office:value="0.00000429302395751115">
            <text:p>0.000004293</text:p>
          </table:table-cell>
          <table:table-cell table:formula="of:=Noise" office:value-type="float" office:value="0.0000068">
            <text:p>6.80E-006</text:p>
          </table:table-cell>
          <table:table-cell table:formula="of:=SUM([.C118:.G118])" office:value-type="float" office:value="0.0000188740165823899">
            <text:p>0.000018874</text:p>
          </table:table-cell>
        </table:table-row>
        <table:table-row table:style-name="ro1">
          <table:table-cell table:formula="of:=[.A118]+7.5" office:value-type="float" office:value="7870">
            <text:p>7870</text:p>
          </table:table-cell>
          <table:table-cell table:formula="of:=[$Controls.$O$1]/[.A119]" office:value-type="float" office:value="1.57560355781449">
            <text:p>1.5756035578</text:p>
          </table:table-cell>
          <table:table-cell table:formula="of:=[$Controls.H$3]* EXP(-(([.$B119]-[$Controls.H$2])^2/(0.6*[$Controls.H$4])))" office:value-type="float" office:value="0.000000527840866912074">
            <text:p>5.27840866912074E-007</text:p>
          </table:table-cell>
          <table:table-cell table:formula="of:=[$Controls.I$3]* EXP(-(([.$B119]-[$Controls.I$2])^2/(0.6*[$Controls.I$4])))" office:value-type="float" office:value="0.00000285225142505203">
            <text:p>2.85225142505203E-006</text:p>
          </table:table-cell>
          <table:table-cell table:formula="of:=[$Controls.J$3]* EXP(-(([.$B119]-[$Controls.J$2])^2/(0.6*[$Controls.J$4])))" office:value-type="float" office:value="0.00000453535244721345">
            <text:p>4.53535244721345E-006</text:p>
          </table:table-cell>
          <table:table-cell table:formula="of:=[$Controls.K$3]* EXP(-(([.$B119]-[$Controls.K$2])^2/(0.6*[$Controls.K$4])))" office:value-type="float" office:value="0.00000431836313461205">
            <text:p>4.31836313461205E-006</text:p>
          </table:table-cell>
          <table:table-cell table:formula="of:=Noise" office:value-type="float" office:value="0.00000638">
            <text:p>6.38E-006</text:p>
          </table:table-cell>
          <table:table-cell table:formula="of:=SUM([.C119:.G119])" office:value-type="float" office:value="0.0000186138078737896">
            <text:p>1.86138078737896E-005</text:p>
          </table:table-cell>
        </table:table-row>
        <table:table-row table:style-name="ro1">
          <table:table-cell table:formula="of:=[.A119]+7.5" office:value-type="float" office:value="7877.5">
            <text:p>7877.5</text:p>
          </table:table-cell>
          <table:table-cell table:formula="of:=[$Controls.$O$1]/[.A120]" office:value-type="float" office:value="1.5741034592193">
            <text:p>1.5741034592</text:p>
          </table:table-cell>
          <table:table-cell table:formula="of:=[$Controls.H$3]* EXP(-(([.$B120]-[$Controls.H$2])^2/(0.6*[$Controls.H$4])))" office:value-type="float" office:value="0.000000541198012444356">
            <text:p>5.41198012444356E-007</text:p>
          </table:table-cell>
          <table:table-cell table:formula="of:=[$Controls.I$3]* EXP(-(([.$B120]-[$Controls.I$2])^2/(0.6*[$Controls.I$4])))" office:value-type="float" office:value="0.00000291320142758177">
            <text:p>2.91320142758177E-006</text:p>
          </table:table-cell>
          <table:table-cell table:formula="of:=[$Controls.J$3]* EXP(-(([.$B120]-[$Controls.J$2])^2/(0.6*[$Controls.J$4])))" office:value-type="float" office:value="0.00000459677031586738">
            <text:p>4.59677031586738E-006</text:p>
          </table:table-cell>
          <table:table-cell table:formula="of:=[$Controls.K$3]* EXP(-(([.$B120]-[$Controls.K$2])^2/(0.6*[$Controls.K$4])))" office:value-type="float" office:value="0.00000434330147347277">
            <text:p>4.34330147347277E-006</text:p>
          </table:table-cell>
          <table:table-cell table:formula="of:=Noise" office:value-type="float" office:value="0.000005">
            <text:p>5.00E-006</text:p>
          </table:table-cell>
          <table:table-cell table:formula="of:=SUM([.C120:.G120])" office:value-type="float" office:value="0.0000173944712293663">
            <text:p>1.73944712293663E-005</text:p>
          </table:table-cell>
        </table:table-row>
        <table:table-row table:style-name="ro1">
          <table:table-cell table:formula="of:=[.A120]+7.5" office:value-type="float" office:value="7885">
            <text:p>7885</text:p>
          </table:table-cell>
          <table:table-cell table:formula="of:=[$Controls.$O$1]/[.A121]" office:value-type="float" office:value="1.57260621433101">
            <text:p>1.5726062143</text:p>
          </table:table-cell>
          <table:table-cell table:formula="of:=[$Controls.H$3]* EXP(-(([.$B121]-[$Controls.H$2])^2/(0.6*[$Controls.H$4])))" office:value-type="float" office:value="0.00000055480293947541">
            <text:p>5.5480293947541E-007</text:p>
          </table:table-cell>
          <table:table-cell table:formula="of:=[$Controls.I$3]* EXP(-(([.$B121]-[$Controls.I$2])^2/(0.6*[$Controls.I$4])))" office:value-type="float" office:value="0.00000297499184208946">
            <text:p>0.000002975</text:p>
          </table:table-cell>
          <table:table-cell table:formula="of:=[$Controls.J$3]* EXP(-(([.$B121]-[$Controls.J$2])^2/(0.6*[$Controls.J$4])))" office:value-type="float" office:value="0.00000465836461791361">
            <text:p>4.65836461791361E-006</text:p>
          </table:table-cell>
          <table:table-cell table:formula="of:=[$Controls.K$3]* EXP(-(([.$B121]-[$Controls.K$2])^2/(0.6*[$Controls.K$4])))" office:value-type="float" office:value="0.00000436783333891262">
            <text:p>4.36783333891262E-006</text:p>
          </table:table-cell>
          <table:table-cell table:formula="of:=Noise" office:value-type="float" office:value="0.000005">
            <text:p>5.00E-006</text:p>
          </table:table-cell>
          <table:table-cell table:formula="of:=SUM([.C121:.G121])" office:value-type="float" office:value="0.0000175559927383911">
            <text:p>0.000017556</text:p>
          </table:table-cell>
        </table:table-row>
        <table:table-row table:style-name="ro1">
          <table:table-cell table:formula="of:=[.A121]+7.5" office:value-type="float" office:value="7892.5">
            <text:p>7892.5</text:p>
          </table:table-cell>
          <table:table-cell table:formula="of:=[$Controls.$O$1]/[.A122]" office:value-type="float" office:value="1.57111181501425">
            <text:p>1.571111815</text:p>
          </table:table-cell>
          <table:table-cell table:formula="of:=[$Controls.H$3]* EXP(-(([.$B122]-[$Controls.H$2])^2/(0.6*[$Controls.H$4])))" office:value-type="float" office:value="0.000000568657846979147">
            <text:p>5.68657846979147E-007</text:p>
          </table:table-cell>
          <table:table-cell table:formula="of:=[$Controls.I$3]* EXP(-(([.$B122]-[$Controls.I$2])^2/(0.6*[$Controls.I$4])))" office:value-type="float" office:value="0.00000303762344107828">
            <text:p>3.03762344107828E-006</text:p>
          </table:table-cell>
          <table:table-cell table:formula="of:=[$Controls.J$3]* EXP(-(([.$B122]-[$Controls.J$2])^2/(0.6*[$Controls.J$4])))" office:value-type="float" office:value="0.000004720123714636">
            <text:p>4.720123714636E-006</text:p>
          </table:table-cell>
          <table:table-cell table:formula="of:=[$Controls.K$3]* EXP(-(([.$B122]-[$Controls.K$2])^2/(0.6*[$Controls.K$4])))" office:value-type="float" office:value="0.00000439195325205153">
            <text:p>0.000004392</text:p>
          </table:table-cell>
          <table:table-cell table:formula="of:=Noise" office:value-type="float" office:value="0.00000499">
            <text:p>4.99E-006</text:p>
          </table:table-cell>
          <table:table-cell table:formula="of:=SUM([.C122:.G122])" office:value-type="float" office:value="0.000017708358254745">
            <text:p>1.7708358254745E-005</text:p>
          </table:table-cell>
        </table:table-row>
        <table:table-row table:style-name="ro1">
          <table:table-cell table:formula="of:=[.A122]+7.5" office:value-type="float" office:value="7900">
            <text:p>7900</text:p>
          </table:table-cell>
          <table:table-cell table:formula="of:=[$Controls.$O$1]/[.A123]" office:value-type="float" office:value="1.56962025316456">
            <text:p>1.5696202532</text:p>
          </table:table-cell>
          <table:table-cell table:formula="of:=[$Controls.H$3]* EXP(-(([.$B123]-[$Controls.H$2])^2/(0.6*[$Controls.H$4])))" office:value-type="float" office:value="0.000000582764896686808">
            <text:p>5.82764896686808E-007</text:p>
          </table:table-cell>
          <table:table-cell table:formula="of:=[$Controls.I$3]* EXP(-(([.$B123]-[$Controls.I$2])^2/(0.6*[$Controls.I$4])))" office:value-type="float" office:value="0.00000310109675171315">
            <text:p>3.10109675171315E-006</text:p>
          </table:table-cell>
          <table:table-cell table:formula="of:=[$Controls.J$3]* EXP(-(([.$B123]-[$Controls.J$2])^2/(0.6*[$Controls.J$4])))" office:value-type="float" office:value="0.00000478203585909567">
            <text:p>0.000004782</text:p>
          </table:table-cell>
          <table:table-cell table:formula="of:=[$Controls.K$3]* EXP(-(([.$B123]-[$Controls.K$2])^2/(0.6*[$Controls.K$4])))" office:value-type="float" office:value="0.00000441565589198965">
            <text:p>4.41565589198965E-006</text:p>
          </table:table-cell>
          <table:table-cell table:formula="of:=Noise" office:value-type="float" office:value="0.00001716">
            <text:p>1.72E-005</text:p>
          </table:table-cell>
          <table:table-cell table:formula="of:=SUM([.C123:.G123])" office:value-type="float" office:value="0.0000300415533994853">
            <text:p>3.00415533994853E-005</text:p>
          </table:table-cell>
        </table:table-row>
        <table:table-row table:style-name="ro1">
          <table:table-cell table:formula="of:=[.A123]+7.5" office:value-type="float" office:value="7907.5">
            <text:p>7907.5</text:p>
          </table:table-cell>
          <table:table-cell table:formula="of:=[$Controls.$O$1]/[.A124]" office:value-type="float" office:value="1.56813152070819">
            <text:p>1.5681315207</text:p>
          </table:table-cell>
          <table:table-cell table:formula="of:=[$Controls.H$3]* EXP(-(([.$B124]-[$Controls.H$2])^2/(0.6*[$Controls.H$4])))" office:value-type="float" office:value="0.000000597126211721231">
            <text:p>5.97126211721231E-007</text:p>
          </table:table-cell>
          <table:table-cell table:formula="of:=[$Controls.I$3]* EXP(-(([.$B124]-[$Controls.I$2])^2/(0.6*[$Controls.I$4])))" office:value-type="float" office:value="0.0000031654120532619">
            <text:p>3.1654120532619E-006</text:p>
          </table:table-cell>
          <table:table-cell table:formula="of:=[$Controls.J$3]* EXP(-(([.$B124]-[$Controls.J$2])^2/(0.6*[$Controls.J$4])))" office:value-type="float" office:value="0.00000484408920111597">
            <text:p>4.84408920111597E-006</text:p>
          </table:table-cell>
          <table:table-cell table:formula="of:=[$Controls.K$3]* EXP(-(([.$B124]-[$Controls.K$2])^2/(0.6*[$Controls.K$4])))" office:value-type="float" office:value="0.00000443893609737806">
            <text:p>4.43893609737806E-006</text:p>
          </table:table-cell>
          <table:table-cell table:formula="of:=Noise" office:value-type="float" office:value="0.00000427">
            <text:p>4.27E-006</text:p>
          </table:table-cell>
          <table:table-cell table:formula="of:=SUM([.C124:.G124])" office:value-type="float" office:value="0.0000173155635634772">
            <text:p>1.73155635634772E-005</text:p>
          </table:table-cell>
        </table:table-row>
        <table:table-row table:style-name="ro1">
          <table:table-cell table:formula="of:=[.A124]+7.5" office:value-type="float" office:value="7915">
            <text:p>7915</text:p>
          </table:table-cell>
          <table:table-cell table:formula="of:=[$Controls.$O$1]/[.A125]" office:value-type="float" office:value="1.56664560960202">
            <text:p>1.5666456096</text:p>
          </table:table-cell>
          <table:table-cell table:formula="of:=[$Controls.H$3]* EXP(-(([.$B125]-[$Controls.H$2])^2/(0.6*[$Controls.H$4])))" office:value-type="float" office:value="0.000000611743875236605">
            <text:p>6.11743875236605E-007</text:p>
          </table:table-cell>
          <table:table-cell table:formula="of:=[$Controls.I$3]* EXP(-(([.$B125]-[$Controls.I$2])^2/(0.6*[$Controls.I$4])))" office:value-type="float" office:value="0.000003230569374651">
            <text:p>3.230569374651E-006</text:p>
          </table:table-cell>
          <table:table-cell table:formula="of:=[$Controls.J$3]* EXP(-(([.$B125]-[$Controls.J$2])^2/(0.6*[$Controls.J$4])))" office:value-type="float" office:value="0.00000490627179232065">
            <text:p>4.90627179232065E-006</text:p>
          </table:table-cell>
          <table:table-cell table:formula="of:=[$Controls.K$3]* EXP(-(([.$B125]-[$Controls.K$2])^2/(0.6*[$Controls.K$4])))" office:value-type="float" office:value="0.00000446178886788064">
            <text:p>4.46178886788064E-006</text:p>
          </table:table-cell>
          <table:table-cell table:formula="of:=Noise" office:value-type="float" office:value="0.000005">
            <text:p>5.00E-006</text:p>
          </table:table-cell>
          <table:table-cell table:formula="of:=SUM([.C125:.G125])" office:value-type="float" office:value="0.0000182103739100889">
            <text:p>1.82103739100889E-005</text:p>
          </table:table-cell>
        </table:table-row>
        <table:table-row table:style-name="ro1">
          <table:table-cell table:formula="of:=[.A125]+7.5" office:value-type="float" office:value="7922.5">
            <text:p>7922.5</text:p>
          </table:table-cell>
          <table:table-cell table:formula="of:=[$Controls.$O$1]/[.A126]" office:value-type="float" office:value="1.56516251183339">
            <text:p>1.5651625118</text:p>
          </table:table-cell>
          <table:table-cell table:formula="of:=[$Controls.H$3]* EXP(-(([.$B126]-[$Controls.H$2])^2/(0.6*[$Controls.H$4])))" office:value-type="float" office:value="0.000000626619929064532">
            <text:p>6.26619929064532E-007</text:p>
          </table:table-cell>
          <table:table-cell table:formula="of:=[$Controls.I$3]* EXP(-(([.$B126]-[$Controls.I$2])^2/(0.6*[$Controls.I$4])))" office:value-type="float" office:value="0.00000329656849213748">
            <text:p>3.29656849213748E-006</text:p>
          </table:table-cell>
          <table:table-cell table:formula="of:=[$Controls.J$3]* EXP(-(([.$B126]-[$Controls.J$2])^2/(0.6*[$Controls.J$4])))" office:value-type="float" office:value="0.0000049685715912211">
            <text:p>4.9685715912211E-006</text:p>
          </table:table-cell>
          <table:table-cell table:formula="of:=[$Controls.K$3]* EXP(-(([.$B126]-[$Controls.K$2])^2/(0.6*[$Controls.K$4])))" office:value-type="float" office:value="0.00000448420936552739">
            <text:p>4.48420936552739E-006</text:p>
          </table:table-cell>
          <table:table-cell table:formula="of:=Noise" office:value-type="float" office:value="0.00000522">
            <text:p>5.22E-006</text:p>
          </table:table-cell>
          <table:table-cell table:formula="of:=SUM([.C126:.G126])" office:value-type="float" office:value="0.0000185959693779505">
            <text:p>0.000018596</text:p>
          </table:table-cell>
        </table:table-row>
        <table:table-row table:style-name="ro1">
          <table:table-cell table:formula="of:=[.A126]+7.5" office:value-type="float" office:value="7930">
            <text:p>7930</text:p>
          </table:table-cell>
          <table:table-cell table:formula="of:=[$Controls.$O$1]/[.A127]" office:value-type="float" office:value="1.56368221941992">
            <text:p>1.5636822194</text:p>
          </table:table-cell>
          <table:table-cell table:formula="of:=[$Controls.H$3]* EXP(-(([.$B127]-[$Controls.H$2])^2/(0.6*[$Controls.H$4])))" office:value-type="float" office:value="0.000000641756372367391">
            <text:p>6.41756372367391E-007</text:p>
          </table:table-cell>
          <table:table-cell table:formula="of:=[$Controls.I$3]* EXP(-(([.$B127]-[$Controls.I$2])^2/(0.6*[$Controls.I$4])))" office:value-type="float" office:value="0.00000336340892709937">
            <text:p>3.36340892709937E-006</text:p>
          </table:table-cell>
          <table:table-cell table:formula="of:=[$Controls.J$3]* EXP(-(([.$B127]-[$Controls.J$2])^2/(0.6*[$Controls.J$4])))" office:value-type="float" office:value="0.00000503097646834943">
            <text:p>0.000005031</text:p>
          </table:table-cell>
          <table:table-cell table:formula="of:=[$Controls.K$3]* EXP(-(([.$B127]-[$Controls.K$2])^2/(0.6*[$Controls.K$4])))" office:value-type="float" office:value="0.00000450619291595942">
            <text:p>4.50619291595942E-006</text:p>
          </table:table-cell>
          <table:table-cell table:formula="of:=Noise" office:value-type="float" office:value="0.0000034">
            <text:p>3.40E-006</text:p>
          </table:table-cell>
          <table:table-cell table:formula="of:=SUM([.C127:.G127])" office:value-type="float" office:value="0.0000169423346837756">
            <text:p>1.69423346837756E-005</text:p>
          </table:table-cell>
        </table:table-row>
        <table:table-row table:style-name="ro1">
          <table:table-cell table:formula="of:=[.A127]+7.5" office:value-type="float" office:value="7937.5">
            <text:p>7937.5</text:p>
          </table:table-cell>
          <table:table-cell table:formula="of:=[$Controls.$O$1]/[.A128]" office:value-type="float" office:value="1.56220472440945">
            <text:p>1.5622047244</text:p>
          </table:table-cell>
          <table:table-cell table:formula="of:=[$Controls.H$3]* EXP(-(([.$B128]-[$Controls.H$2])^2/(0.6*[$Controls.H$4])))" office:value-type="float" office:value="0.000000657155160299809">
            <text:p>6.57155160299809E-007</text:p>
          </table:table-cell>
          <table:table-cell table:formula="of:=[$Controls.I$3]* EXP(-(([.$B128]-[$Controls.I$2])^2/(0.6*[$Controls.I$4])))" office:value-type="float" office:value="0.0000034310899439461">
            <text:p>3.4310899439461E-006</text:p>
          </table:table-cell>
          <table:table-cell table:formula="of:=[$Controls.J$3]* EXP(-(([.$B128]-[$Controls.J$2])^2/(0.6*[$Controls.J$4])))" office:value-type="float" office:value="0.00000509347421143332">
            <text:p>5.09347421143332E-006</text:p>
          </table:table-cell>
          <table:table-cell table:formula="of:=[$Controls.K$3]* EXP(-(([.$B128]-[$Controls.K$2])^2/(0.6*[$Controls.K$4])))" office:value-type="float" office:value="0.00000452773500956598">
            <text:p>4.52773500956598E-006</text:p>
          </table:table-cell>
          <table:table-cell table:formula="of:=Noise" office:value-type="float" office:value="0.00000565">
            <text:p>5.65E-006</text:p>
          </table:table-cell>
          <table:table-cell table:formula="of:=SUM([.C128:.G128])" office:value-type="float" office:value="0.0000193594543252452">
            <text:p>1.93594543252452E-005</text:p>
          </table:table-cell>
        </table:table-row>
        <table:table-row table:style-name="ro1">
          <table:table-cell table:formula="of:=[.A128]+7.5" office:value-type="float" office:value="7945">
            <text:p>7945</text:p>
          </table:table-cell>
          <table:table-cell table:formula="of:=[$Controls.$O$1]/[.A129]" office:value-type="float" office:value="1.5607300188798">
            <text:p>1.5607300189</text:p>
          </table:table-cell>
          <table:table-cell table:formula="of:=[$Controls.H$3]* EXP(-(([.$B129]-[$Controls.H$2])^2/(0.6*[$Controls.H$4])))" office:value-type="float" office:value="0.000000672818202679208">
            <text:p>6.72818202679208E-007</text:p>
          </table:table-cell>
          <table:table-cell table:formula="of:=[$Controls.I$3]* EXP(-(([.$B129]-[$Controls.I$2])^2/(0.6*[$Controls.I$4])))" office:value-type="float" office:value="0.00000349961054815098">
            <text:p>3.49961054815098E-006</text:p>
          </table:table-cell>
          <table:table-cell table:formula="of:=[$Controls.J$3]* EXP(-(([.$B129]-[$Controls.J$2])^2/(0.6*[$Controls.J$4])))" office:value-type="float" office:value="0.00000515605253060917">
            <text:p>5.15605253060917E-006</text:p>
          </table:table-cell>
          <table:table-cell table:formula="of:=[$Controls.K$3]* EXP(-(([.$B129]-[$Controls.K$2])^2/(0.6*[$Controls.K$4])))" office:value-type="float" office:value="0.00000454883130251393">
            <text:p>4.54883130251393E-006</text:p>
          </table:table-cell>
          <table:table-cell table:formula="of:=Noise" office:value-type="float" office:value="0.00000392">
            <text:p>3.92E-006</text:p>
          </table:table-cell>
          <table:table-cell table:formula="of:=SUM([.C129:.G129])" office:value-type="float" office:value="0.0000177973125839533">
            <text:p>1.77973125839533E-005</text:p>
          </table:table-cell>
        </table:table-row>
        <table:table-row table:style-name="ro1">
          <table:table-cell table:formula="of:=[.A129]+7.5" office:value-type="float" office:value="7952.5">
            <text:p>7952.5</text:p>
          </table:table-cell>
          <table:table-cell table:formula="of:=[$Controls.$O$1]/[.A130]" office:value-type="float" office:value="1.5592580949387">
            <text:p>1.5592580949</text:p>
          </table:table-cell>
          <table:table-cell table:formula="of:=[$Controls.H$3]* EXP(-(([.$B130]-[$Controls.H$2])^2/(0.6*[$Controls.H$4])))" office:value-type="float" office:value="0.000000688747362666262">
            <text:p>6.88747362666262E-007</text:p>
          </table:table-cell>
          <table:table-cell table:formula="of:=[$Controls.I$3]* EXP(-(([.$B130]-[$Controls.I$2])^2/(0.6*[$Controls.I$4])))" office:value-type="float" office:value="0.00000356896948440713">
            <text:p>0.000003569</text:p>
          </table:table-cell>
          <table:table-cell table:formula="of:=[$Controls.J$3]* EXP(-(([.$B130]-[$Controls.J$2])^2/(0.6*[$Controls.J$4])))" office:value-type="float" office:value="0.00000521869906366959">
            <text:p>5.21869906366959E-006</text:p>
          </table:table-cell>
          <table:table-cell table:formula="of:=[$Controls.K$3]* EXP(-(([.$B130]-[$Controls.K$2])^2/(0.6*[$Controls.K$4])))" office:value-type="float" office:value="0.00000456947761767033">
            <text:p>4.56947761767033E-006</text:p>
          </table:table-cell>
          <table:table-cell table:formula="of:=Noise" office:value-type="float" office:value="0.00000616">
            <text:p>6.16E-006</text:p>
          </table:table-cell>
          <table:table-cell table:formula="of:=SUM([.C130:.G130])" office:value-type="float" office:value="0.0000202058935284133">
            <text:p>2.02058935284133E-005</text:p>
          </table:table-cell>
        </table:table-row>
        <table:table-row table:style-name="ro1">
          <table:table-cell table:formula="of:=[.A130]+7.5" office:value-type="float" office:value="7960">
            <text:p>7960</text:p>
          </table:table-cell>
          <table:table-cell table:formula="of:=[$Controls.$O$1]/[.A131]" office:value-type="float" office:value="1.55778894472362">
            <text:p>1.5577889447</text:p>
          </table:table-cell>
          <table:table-cell table:formula="of:=[$Controls.H$3]* EXP(-(([.$B131]-[$Controls.H$2])^2/(0.6*[$Controls.H$4])))" office:value-type="float" office:value="0.000000704944455456205">
            <text:p>7.04944455456205E-007</text:p>
          </table:table-cell>
          <table:table-cell table:formula="of:=[$Controls.I$3]* EXP(-(([.$B131]-[$Controls.I$2])^2/(0.6*[$Controls.I$4])))" office:value-type="float" office:value="0.00000363916523490865">
            <text:p>3.63916523490865E-006</text:p>
          </table:table-cell>
          <table:table-cell table:formula="of:=[$Controls.J$3]* EXP(-(([.$B131]-[$Controls.J$2])^2/(0.6*[$Controls.J$4])))" office:value-type="float" office:value="0.00000528140138134179">
            <text:p>5.28140138134179E-006</text:p>
          </table:table-cell>
          <table:table-cell table:formula="of:=[$Controls.K$3]* EXP(-(([.$B131]-[$Controls.K$2])^2/(0.6*[$Controls.K$4])))" office:value-type="float" office:value="0.00000458966994541857">
            <text:p>4.58966994541857E-006</text:p>
          </table:table-cell>
          <table:table-cell table:formula="of:=Noise" office:value-type="float" office:value="0.00000386">
            <text:p>3.86E-006</text:p>
          </table:table-cell>
          <table:table-cell table:formula="of:=SUM([.C131:.G131])" office:value-type="float" office:value="0.0000180751810171252">
            <text:p>1.80751810171252E-005</text:p>
          </table:table-cell>
        </table:table-row>
        <table:table-row table:style-name="ro1">
          <table:table-cell table:formula="of:=[.A131]+7.5" office:value-type="float" office:value="7967.5">
            <text:p>7967.5</text:p>
          </table:table-cell>
          <table:table-cell table:formula="of:=[$Controls.$O$1]/[.A132]" office:value-type="float" office:value="1.55632256040163">
            <text:p>1.5563225604</text:p>
          </table:table-cell>
          <table:table-cell table:formula="of:=[$Controls.H$3]* EXP(-(([.$B132]-[$Controls.H$2])^2/(0.6*[$Controls.H$4])))" office:value-type="float" office:value="0.000000721411246981842">
            <text:p>7.21411246981842E-007</text:p>
          </table:table-cell>
          <table:table-cell table:formula="of:=[$Controls.I$3]* EXP(-(([.$B132]-[$Controls.I$2])^2/(0.6*[$Controls.I$4])))" office:value-type="float" office:value="0.00000371019601775832">
            <text:p>3.71019601775832E-006</text:p>
          </table:table-cell>
          <table:table-cell table:formula="of:=[$Controls.J$3]* EXP(-(([.$B132]-[$Controls.J$2])^2/(0.6*[$Controls.J$4])))" office:value-type="float" office:value="0.00000534414699259288">
            <text:p>5.34414699259288E-006</text:p>
          </table:table-cell>
          <table:table-cell table:formula="of:=[$Controls.K$3]* EXP(-(([.$B132]-[$Controls.K$2])^2/(0.6*[$Controls.K$4])))" office:value-type="float" office:value="0.00000460940444436891">
            <text:p>4.60940444436891E-006</text:p>
          </table:table-cell>
          <table:table-cell table:formula="of:=Noise" office:value-type="float" office:value="0.00000322">
            <text:p>3.22E-006</text:p>
          </table:table-cell>
          <table:table-cell table:formula="of:=SUM([.C132:.G132])" office:value-type="float" office:value="0.000017605158701702">
            <text:p>1.7605158701702E-005</text:p>
          </table:table-cell>
        </table:table-row>
        <table:table-row table:style-name="ro1">
          <table:table-cell table:formula="of:=[.A132]+7.5" office:value-type="float" office:value="7975">
            <text:p>7975</text:p>
          </table:table-cell>
          <table:table-cell table:formula="of:=[$Controls.$O$1]/[.A133]" office:value-type="float" office:value="1.55485893416928">
            <text:p>1.5548589342</text:p>
          </table:table-cell>
          <table:table-cell table:formula="of:=[$Controls.H$3]* EXP(-(([.$B133]-[$Controls.H$2])^2/(0.6*[$Controls.H$4])))" office:value-type="float" office:value="0.000000738149452629129">
            <text:p>7.38149452629129E-007</text:p>
          </table:table-cell>
          <table:table-cell table:formula="of:=[$Controls.I$3]* EXP(-(([.$B133]-[$Controls.I$2])^2/(0.6*[$Controls.I$4])))" office:value-type="float" office:value="0.00000378205978550333">
            <text:p>3.78205978550333E-006</text:p>
          </table:table-cell>
          <table:table-cell table:formula="of:=[$Controls.J$3]* EXP(-(([.$B133]-[$Controls.J$2])^2/(0.6*[$Controls.J$4])))" office:value-type="float" office:value="0.00000540692334995854">
            <text:p>5.40692334995854E-006</text:p>
          </table:table-cell>
          <table:table-cell table:formula="of:=[$Controls.K$3]* EXP(-(([.$B133]-[$Controls.K$2])^2/(0.6*[$Controls.K$4])))" office:value-type="float" office:value="0.00000462867744196416">
            <text:p>4.62867744196416E-006</text:p>
          </table:table-cell>
          <table:table-cell table:formula="of:=Noise" office:value-type="float" office:value="0.00000528">
            <text:p>5.28E-006</text:p>
          </table:table-cell>
          <table:table-cell table:formula="of:=SUM([.C133:.G133])" office:value-type="float" office:value="0.0000198358100300552">
            <text:p>1.98358100300552E-005</text:p>
          </table:table-cell>
        </table:table-row>
        <table:table-row table:style-name="ro1">
          <table:table-cell table:formula="of:=[.A133]+7.5" office:value-type="float" office:value="7982.5">
            <text:p>7982.5</text:p>
          </table:table-cell>
          <table:table-cell table:formula="of:=[$Controls.$O$1]/[.A134]" office:value-type="float" office:value="1.55339805825243">
            <text:p>1.5533980583</text:p>
          </table:table-cell>
          <table:table-cell table:formula="of:=[$Controls.H$3]* EXP(-(([.$B134]-[$Controls.H$2])^2/(0.6*[$Controls.H$4])))" office:value-type="float" office:value="0.000000755160735966262">
            <text:p>7.55160735966262E-007</text:p>
          </table:table-cell>
          <table:table-cell table:formula="of:=[$Controls.I$3]* EXP(-(([.$B134]-[$Controls.I$2])^2/(0.6*[$Controls.I$4])))" office:value-type="float" office:value="0.0000038547542238003">
            <text:p>3.8547542238003E-006</text:p>
          </table:table-cell>
          <table:table-cell table:formula="of:=[$Controls.J$3]* EXP(-(([.$B134]-[$Controls.J$2])^2/(0.6*[$Controls.J$4])))" office:value-type="float" office:value="0.00000546971785489129">
            <text:p>5.46971785489129E-006</text:p>
          </table:table-cell>
          <table:table-cell table:formula="of:=[$Controls.K$3]* EXP(-(([.$B134]-[$Controls.K$2])^2/(0.6*[$Controls.K$4])))" office:value-type="float" office:value="0.0000046474854349813">
            <text:p>4.6474854349813E-006</text:p>
          </table:table-cell>
          <table:table-cell table:formula="of:=Noise" office:value-type="float" office:value="0.00000698">
            <text:p>6.98E-006</text:p>
          </table:table-cell>
          <table:table-cell table:formula="of:=SUM([.C134:.G134])" office:value-type="float" office:value="0.0000217071182496391">
            <text:p>2.17071182496391E-005</text:p>
          </table:table-cell>
        </table:table-row>
        <table:table-row table:style-name="ro1">
          <table:table-cell table:formula="of:=[.A134]+7.5" office:value-type="float" office:value="7990">
            <text:p>7990</text:p>
          </table:table-cell>
          <table:table-cell table:formula="of:=[$Controls.$O$1]/[.A135]" office:value-type="float" office:value="1.55193992490613">
            <text:p>1.5519399249</text:p>
          </table:table-cell>
          <table:table-cell table:formula="of:=[$Controls.H$3]* EXP(-(([.$B135]-[$Controls.H$2])^2/(0.6*[$Controls.H$4])))" office:value-type="float" office:value="0.000000772446707487053">
            <text:p>7.72446707487053E-007</text:p>
          </table:table-cell>
          <table:table-cell table:formula="of:=[$Controls.I$3]* EXP(-(([.$B135]-[$Controls.I$2])^2/(0.6*[$Controls.I$4])))" office:value-type="float" office:value="0.00000392827675021068">
            <text:p>3.92827675021068E-006</text:p>
          </table:table-cell>
          <table:table-cell table:formula="of:=[$Controls.J$3]* EXP(-(([.$B135]-[$Controls.J$2])^2/(0.6*[$Controls.J$4])))" office:value-type="float" office:value="0.00000553251786312465">
            <text:p>5.53251786312465E-006</text:p>
          </table:table-cell>
          <table:table-cell table:formula="of:=[$Controls.K$3]* EXP(-(([.$B135]-[$Controls.K$2])^2/(0.6*[$Controls.K$4])))" office:value-type="float" office:value="0.00000466582508993004">
            <text:p>4.66582508993004E-006</text:p>
          </table:table-cell>
          <table:table-cell table:formula="of:=Noise" office:value-type="float" office:value="0.00000437">
            <text:p>4.37E-006</text:p>
          </table:table-cell>
          <table:table-cell table:formula="of:=SUM([.C135:.G135])" office:value-type="float" office:value="0.0000192690664107524">
            <text:p>1.92690664107524E-005</text:p>
          </table:table-cell>
        </table:table-row>
        <table:table-row table:style-name="ro1">
          <table:table-cell table:formula="of:=[.A135]+7.5" office:value-type="float" office:value="7997.5">
            <text:p>7997.5</text:p>
          </table:table-cell>
          <table:table-cell table:formula="of:=[$Controls.$O$1]/[.A136]" office:value-type="float" office:value="1.5504845264145">
            <text:p>1.5504845264</text:p>
          </table:table-cell>
          <table:table-cell table:formula="of:=[$Controls.H$3]* EXP(-(([.$B136]-[$Controls.H$2])^2/(0.6*[$Controls.H$4])))" office:value-type="float" office:value="0.000000790008923369527">
            <text:p>0.00000079</text:p>
          </table:table-cell>
          <table:table-cell table:formula="of:=[$Controls.I$3]* EXP(-(([.$B136]-[$Controls.I$2])^2/(0.6*[$Controls.I$4])))" office:value-type="float" office:value="0.00000400262451312773">
            <text:p>4.00262451312773E-006</text:p>
          </table:table-cell>
          <table:table-cell table:formula="of:=[$Controls.J$3]* EXP(-(([.$B136]-[$Controls.J$2])^2/(0.6*[$Controls.J$4])))" office:value-type="float" office:value="0.00000559531069004957">
            <text:p>5.59531069004957E-006</text:p>
          </table:table-cell>
          <table:table-cell table:formula="of:=[$Controls.K$3]* EXP(-(([.$B136]-[$Controls.K$2])^2/(0.6*[$Controls.K$4])))" office:value-type="float" office:value="0.00000468369324334935">
            <text:p>4.68369324334935E-006</text:p>
          </table:table-cell>
          <table:table-cell table:formula="of:=Noise" office:value-type="float" office:value="0.0000057">
            <text:p>5.70E-006</text:p>
          </table:table-cell>
          <table:table-cell table:formula="of:=SUM([.C136:.G136])" office:value-type="float" office:value="0.0000207716373698962">
            <text:p>2.07716373698962E-005</text:p>
          </table:table-cell>
        </table:table-row>
        <table:table-row table:style-name="ro1">
          <table:table-cell table:formula="of:=[.A136]+7.5" office:value-type="float" office:value="8005">
            <text:p>8005</text:p>
          </table:table-cell>
          <table:table-cell table:formula="of:=[$Controls.$O$1]/[.A137]" office:value-type="float" office:value="1.54903185509057">
            <text:p>1.5490318551</text:p>
          </table:table-cell>
          <table:table-cell table:formula="of:=[$Controls.H$3]* EXP(-(([.$B137]-[$Controls.H$2])^2/(0.6*[$Controls.H$4])))" office:value-type="float" office:value="0.00000080784888425054">
            <text:p>8.0784888425054E-007</text:p>
          </table:table-cell>
          <table:table-cell table:formula="of:=[$Controls.I$3]* EXP(-(([.$B137]-[$Controls.I$2])^2/(0.6*[$Controls.I$4])))" office:value-type="float" office:value="0.00000407779439083595">
            <text:p>4.07779439083595E-006</text:p>
          </table:table-cell>
          <table:table-cell table:formula="of:=[$Controls.J$3]* EXP(-(([.$B137]-[$Controls.J$2])^2/(0.6*[$Controls.J$4])))" office:value-type="float" office:value="0.00000565808361609939">
            <text:p>5.65808361609939E-006</text:p>
          </table:table-cell>
          <table:table-cell table:formula="of:=[$Controls.K$3]* EXP(-(([.$B137]-[$Controls.K$2])^2/(0.6*[$Controls.K$4])))" office:value-type="float" office:value="0.00000470108690200294">
            <text:p>4.70108690200294E-006</text:p>
          </table:table-cell>
          <table:table-cell table:formula="of:=Noise" office:value-type="float" office:value="0.0000042">
            <text:p>4.20E-006</text:p>
          </table:table-cell>
          <table:table-cell table:formula="of:=SUM([.C137:.G137])" office:value-type="float" office:value="0.0000194448137931888">
            <text:p>1.94448137931888E-005</text:p>
          </table:table-cell>
        </table:table-row>
        <table:table-row table:style-name="ro1">
          <table:table-cell table:formula="of:=[.A137]+7.5" office:value-type="float" office:value="8012.5">
            <text:p>8012.5</text:p>
          </table:table-cell>
          <table:table-cell table:formula="of:=[$Controls.$O$1]/[.A138]" office:value-type="float" office:value="1.54758190327613">
            <text:p>1.5475819033</text:p>
          </table:table-cell>
          <table:table-cell table:formula="of:=[$Controls.H$3]* EXP(-(([.$B138]-[$Controls.H$2])^2/(0.6*[$Controls.H$4])))" office:value-type="float" office:value="0.000000825968034017291">
            <text:p>0.000000826</text:p>
          </table:table-cell>
          <table:table-cell table:formula="of:=[$Controls.I$3]* EXP(-(([.$B138]-[$Controls.I$2])^2/(0.6*[$Controls.I$4])))" office:value-type="float" office:value="0.00000415378299070398">
            <text:p>4.15378299070398E-006</text:p>
          </table:table-cell>
          <table:table-cell table:formula="of:=[$Controls.J$3]* EXP(-(([.$B138]-[$Controls.J$2])^2/(0.6*[$Controls.J$4])))" office:value-type="float" office:value="0.00000572082389213975">
            <text:p>5.72082389213975E-006</text:p>
          </table:table-cell>
          <table:table-cell table:formula="of:=[$Controls.K$3]* EXP(-(([.$B138]-[$Controls.K$2])^2/(0.6*[$Controls.K$4])))" office:value-type="float" office:value="0.00000471800324297491">
            <text:p>0.000004718</text:p>
          </table:table-cell>
          <table:table-cell table:formula="of:=Noise" office:value-type="float" office:value="0.000005">
            <text:p>5.00E-006</text:p>
          </table:table-cell>
          <table:table-cell table:formula="of:=SUM([.C138:.G138])" office:value-type="float" office:value="0.0000204185781598359">
            <text:p>2.04185781598359E-005</text:p>
          </table:table-cell>
        </table:table-row>
        <table:table-row table:style-name="ro1">
          <table:table-cell table:formula="of:=[.A138]+7.5" office:value-type="float" office:value="8020">
            <text:p>8020</text:p>
          </table:table-cell>
          <table:table-cell table:formula="of:=[$Controls.$O$1]/[.A139]" office:value-type="float" office:value="1.54613466334165">
            <text:p>1.5461346633</text:p>
          </table:table-cell>
          <table:table-cell table:formula="of:=[$Controls.H$3]* EXP(-(([.$B139]-[$Controls.H$2])^2/(0.6*[$Controls.H$4])))" office:value-type="float" office:value="0.000000844367758616554">
            <text:p>8.44367758616554E-007</text:p>
          </table:table-cell>
          <table:table-cell table:formula="of:=[$Controls.I$3]* EXP(-(([.$B139]-[$Controls.I$2])^2/(0.6*[$Controls.I$4])))" office:value-type="float" office:value="0.00000423058664851158">
            <text:p>4.23058664851158E-006</text:p>
          </table:table-cell>
          <table:table-cell table:formula="of:=[$Controls.J$3]* EXP(-(([.$B139]-[$Controls.J$2])^2/(0.6*[$Controls.J$4])))" office:value-type="float" office:value="0.00000578351874485988">
            <text:p>5.78351874485988E-006</text:p>
          </table:table-cell>
          <table:table-cell table:formula="of:=[$Controls.K$3]* EXP(-(([.$B139]-[$Controls.K$2])^2/(0.6*[$Controls.K$4])))" office:value-type="float" office:value="0.00000473443961366677">
            <text:p>4.73443961366677E-006</text:p>
          </table:table-cell>
          <table:table-cell table:formula="of:=Noise" office:value-type="float" office:value="0.00000593">
            <text:p>5.93E-006</text:p>
          </table:table-cell>
          <table:table-cell table:formula="of:=SUM([.C139:.G139])" office:value-type="float" office:value="0.0000215229127656548">
            <text:p>2.15229127656548E-005</text:p>
          </table:table-cell>
        </table:table-row>
        <table:table-row table:style-name="ro1">
          <table:table-cell table:formula="of:=[.A139]+7.5" office:value-type="float" office:value="8027.5">
            <text:p>8027.5</text:p>
          </table:table-cell>
          <table:table-cell table:formula="of:=[$Controls.$O$1]/[.A140]" office:value-type="float" office:value="1.54469012768608">
            <text:p>1.5446901277</text:p>
          </table:table-cell>
          <table:table-cell table:formula="of:=[$Controls.H$3]* EXP(-(([.$B140]-[$Controls.H$2])^2/(0.6*[$Controls.H$4])))" office:value-type="float" office:value="0.000000863049384882445">
            <text:p>0.000000863</text:p>
          </table:table-cell>
          <table:table-cell table:formula="of:=[$Controls.I$3]* EXP(-(([.$B140]-[$Controls.I$2])^2/(0.6*[$Controls.I$4])))" office:value-type="float" office:value="0.00000430820142791152">
            <text:p>4.30820142791152E-006</text:p>
          </table:table-cell>
          <table:table-cell table:formula="of:=[$Controls.J$3]* EXP(-(([.$B140]-[$Controls.J$2])^2/(0.6*[$Controls.J$4])))" office:value-type="float" office:value="0.00000584615538216155">
            <text:p>5.84615538216155E-006</text:p>
          </table:table-cell>
          <table:table-cell table:formula="of:=[$Controls.K$3]* EXP(-(([.$B140]-[$Controls.K$2])^2/(0.6*[$Controls.K$4])))" office:value-type="float" office:value="0.00000475039353169714">
            <text:p>4.75039353169714E-006</text:p>
          </table:table-cell>
          <table:table-cell table:formula="of:=Noise" office:value-type="float" office:value="0.00000334">
            <text:p>3.34E-006</text:p>
          </table:table-cell>
          <table:table-cell table:formula="of:=SUM([.C140:.G140])" office:value-type="float" office:value="0.0000191077997266526">
            <text:p>1.91077997266526E-005</text:p>
          </table:table-cell>
        </table:table-row>
        <table:table-row table:style-name="ro1">
          <table:table-cell table:formula="of:=[.A140]+7.5" office:value-type="float" office:value="8035">
            <text:p>8035</text:p>
          </table:table-cell>
          <table:table-cell table:formula="of:=[$Controls.$O$1]/[.A141]" office:value-type="float" office:value="1.54324828873678">
            <text:p>1.5432482887</text:p>
          </table:table-cell>
          <table:table-cell table:formula="of:=[$Controls.H$3]* EXP(-(([.$B141]-[$Controls.H$2])^2/(0.6*[$Controls.H$4])))" office:value-type="float" office:value="0.000000882014179383531">
            <text:p>0.000000882</text:p>
          </table:table-cell>
          <table:table-cell table:formula="of:=[$Controls.I$3]* EXP(-(([.$B141]-[$Controls.I$2])^2/(0.6*[$Controls.I$4])))" office:value-type="float" office:value="0.00000438662312002687">
            <text:p>4.38662312002687E-006</text:p>
          </table:table-cell>
          <table:table-cell table:formula="of:=[$Controls.J$3]* EXP(-(([.$B141]-[$Controls.J$2])^2/(0.6*[$Controls.J$4])))" office:value-type="float" office:value="0.00000590872099854228">
            <text:p>5.90872099854228E-006</text:p>
          </table:table-cell>
          <table:table-cell table:formula="of:=[$Controls.K$3]* EXP(-(([.$B141]-[$Controls.K$2])^2/(0.6*[$Controls.K$4])))" office:value-type="float" office:value="0.00000476586268470532">
            <text:p>4.76586268470532E-006</text:p>
          </table:table-cell>
          <table:table-cell table:formula="of:=Noise" office:value-type="float" office:value="0.0000041">
            <text:p>4.10E-006</text:p>
          </table:table-cell>
          <table:table-cell table:formula="of:=SUM([.C141:.G141])" office:value-type="float" office:value="0.000020043220982658">
            <text:p>2.0043220982658E-005</text:p>
          </table:table-cell>
        </table:table-row>
        <table:table-row table:style-name="ro1">
          <table:table-cell table:formula="of:=[.A141]+7.5" office:value-type="float" office:value="8042.5">
            <text:p>8042.5</text:p>
          </table:table-cell>
          <table:table-cell table:formula="of:=[$Controls.$O$1]/[.A142]" office:value-type="float" office:value="1.54180913894933">
            <text:p>1.5418091389</text:p>
          </table:table-cell>
          <table:table-cell table:formula="of:=[$Controls.H$3]* EXP(-(([.$B142]-[$Controls.H$2])^2/(0.6*[$Controls.H$4])))" office:value-type="float" office:value="0.000000901263347290107">
            <text:p>9.01263347290107E-007</text:p>
          </table:table-cell>
          <table:table-cell table:formula="of:=[$Controls.I$3]* EXP(-(([.$B142]-[$Controls.I$2])^2/(0.6*[$Controls.I$4])))" office:value-type="float" office:value="0.00000446584724318421">
            <text:p>4.46584724318421E-006</text:p>
          </table:table-cell>
          <table:table-cell table:formula="of:=[$Controls.J$3]* EXP(-(([.$B142]-[$Controls.J$2])^2/(0.6*[$Controls.J$4])))" office:value-type="float" office:value="0.00000597120278046917">
            <text:p>5.97120278046917E-006</text:p>
          </table:table-cell>
          <table:table-cell table:formula="of:=[$Controls.K$3]* EXP(-(([.$B142]-[$Controls.K$2])^2/(0.6*[$Controls.K$4])))" office:value-type="float" office:value="0.00000478084493006036">
            <text:p>4.78084493006036E-006</text:p>
          </table:table-cell>
          <table:table-cell table:formula="of:=Noise" office:value-type="float" office:value="0.00000251">
            <text:p>2.51E-006</text:p>
          </table:table-cell>
          <table:table-cell table:formula="of:=SUM([.C142:.G142])" office:value-type="float" office:value="0.0000186291583010038">
            <text:p>1.86291583010038E-005</text:p>
          </table:table-cell>
        </table:table-row>
        <table:table-row table:style-name="ro1">
          <table:table-cell table:formula="of:=[.A142]+7.5" office:value-type="float" office:value="8050">
            <text:p>8050</text:p>
          </table:table-cell>
          <table:table-cell table:formula="of:=[$Controls.$O$1]/[.A143]" office:value-type="float" office:value="1.54037267080745">
            <text:p>1.5403726708</text:p>
          </table:table-cell>
          <table:table-cell table:formula="of:=[$Controls.H$3]* EXP(-(([.$B143]-[$Controls.H$2])^2/(0.6*[$Controls.H$4])))" office:value-type="float" office:value="0.000000920798031262385">
            <text:p>9.20798031262385E-007</text:p>
          </table:table-cell>
          <table:table-cell table:formula="of:=[$Controls.I$3]* EXP(-(([.$B143]-[$Controls.I$2])^2/(0.6*[$Controls.I$4])))" office:value-type="float" office:value="0.00000454586904278306">
            <text:p>4.54586904278306E-006</text:p>
          </table:table-cell>
          <table:table-cell table:formula="of:=[$Controls.J$3]* EXP(-(([.$B143]-[$Controls.J$2])^2/(0.6*[$Controls.J$4])))" office:value-type="float" office:value="0.00000603358791173996">
            <text:p>6.03358791173996E-006</text:p>
          </table:table-cell>
          <table:table-cell table:formula="of:=[$Controls.K$3]* EXP(-(([.$B143]-[$Controls.K$2])^2/(0.6*[$Controls.K$4])))" office:value-type="float" office:value="0.00000479533829447683">
            <text:p>4.79533829447683E-006</text:p>
          </table:table-cell>
          <table:table-cell table:formula="of:=Noise" office:value-type="float" office:value="0.000005">
            <text:p>5.00E-006</text:p>
          </table:table-cell>
          <table:table-cell table:formula="of:=SUM([.C143:.G143])" office:value-type="float" office:value="0.0000212955932802622">
            <text:p>2.12955932802622E-005</text:p>
          </table:table-cell>
        </table:table-row>
        <table:table-row table:style-name="ro1">
          <table:table-cell table:formula="of:=[.A143]+7.5" office:value-type="float" office:value="8057.5">
            <text:p>8057.5</text:p>
          </table:table-cell>
          <table:table-cell table:formula="of:=[$Controls.$O$1]/[.A144]" office:value-type="float" office:value="1.53893887682284">
            <text:p>1.5389388768</text:p>
          </table:table-cell>
          <table:table-cell table:formula="of:=[$Controls.H$3]* EXP(-(([.$B144]-[$Controls.H$2])^2/(0.6*[$Controls.H$4])))" office:value-type="float" office:value="0.000000940619310360432">
            <text:p>9.40619310360432E-007</text:p>
          </table:table-cell>
          <table:table-cell table:formula="of:=[$Controls.I$3]* EXP(-(([.$B144]-[$Controls.I$2])^2/(0.6*[$Controls.I$4])))" office:value-type="float" office:value="0.00000462668349130201">
            <text:p>4.62668349130201E-006</text:p>
          </table:table-cell>
          <table:table-cell table:formula="of:=[$Controls.J$3]* EXP(-(([.$B144]-[$Controls.J$2])^2/(0.6*[$Controls.J$4])))" office:value-type="float" office:value="0.00000609586357882787">
            <text:p>6.09586357882787E-006</text:p>
          </table:table-cell>
          <table:table-cell table:formula="of:=[$Controls.K$3]* EXP(-(([.$B144]-[$Controls.K$2])^2/(0.6*[$Controls.K$4])))" office:value-type="float" office:value="0.00000480934097353904">
            <text:p>4.80934097353904E-006</text:p>
          </table:table-cell>
          <table:table-cell table:formula="of:=Noise" office:value-type="float" office:value="0.00000658">
            <text:p>6.58E-006</text:p>
          </table:table-cell>
          <table:table-cell table:formula="of:=SUM([.C144:.G144])" office:value-type="float" office:value="0.0000230525073540293">
            <text:p>2.30525073540293E-005</text:p>
          </table:table-cell>
        </table:table-row>
        <table:table-row table:style-name="ro1">
          <table:table-cell table:formula="of:=[.A144]+7.5" office:value-type="float" office:value="8065">
            <text:p>8065</text:p>
          </table:table-cell>
          <table:table-cell table:formula="of:=[$Controls.$O$1]/[.A145]" office:value-type="float" office:value="1.53750774953503">
            <text:p>1.5375077495</text:p>
          </table:table-cell>
          <table:table-cell table:formula="of:=[$Controls.H$3]* EXP(-(([.$B145]-[$Controls.H$2])^2/(0.6*[$Controls.H$4])))" office:value-type="float" office:value="0.000000960728198976528">
            <text:p>9.60728198976528E-007</text:p>
          </table:table-cell>
          <table:table-cell table:formula="of:=[$Controls.I$3]* EXP(-(([.$B145]-[$Controls.I$2])^2/(0.6*[$Controls.I$4])))" office:value-type="float" office:value="0.00000470828528844137">
            <text:p>4.70828528844137E-006</text:p>
          </table:table-cell>
          <table:table-cell table:formula="of:=[$Controls.J$3]* EXP(-(([.$B145]-[$Controls.J$2])^2/(0.6*[$Controls.J$4])))" office:value-type="float" office:value="0.0000061580169762067">
            <text:p>0.000006158</text:p>
          </table:table-cell>
          <table:table-cell table:formula="of:=[$Controls.K$3]* EXP(-(([.$B145]-[$Controls.K$2])^2/(0.6*[$Controls.K$4])))" office:value-type="float" office:value="0.00000482285133113504">
            <text:p>4.82285133113504E-006</text:p>
          </table:table-cell>
          <table:table-cell table:formula="of:=Noise" office:value-type="float" office:value="0.00000432">
            <text:p>4.32E-006</text:p>
          </table:table-cell>
          <table:table-cell table:formula="of:=SUM([.C145:.G145])" office:value-type="float" office:value="0.0000209698817947596">
            <text:p>2.09698817947596E-005</text:p>
          </table:table-cell>
        </table:table-row>
        <table:table-row table:style-name="ro1">
          <table:table-cell table:formula="of:=[.A145]+7.5" office:value-type="float" office:value="8072.5">
            <text:p>8072.5</text:p>
          </table:table-cell>
          <table:table-cell table:formula="of:=[$Controls.$O$1]/[.A146]" office:value-type="float" office:value="1.5360792815113">
            <text:p>1.5360792815</text:p>
          </table:table-cell>
          <table:table-cell table:formula="of:=[$Controls.H$3]* EXP(-(([.$B146]-[$Controls.H$2])^2/(0.6*[$Controls.H$4])))" office:value-type="float" office:value="0.000000981125645790801">
            <text:p>9.81125645790801E-007</text:p>
          </table:table-cell>
          <table:table-cell table:formula="of:=[$Controls.I$3]* EXP(-(([.$B146]-[$Controls.I$2])^2/(0.6*[$Controls.I$4])))" office:value-type="float" office:value="0.00000479066886140287">
            <text:p>4.79066886140287E-006</text:p>
          </table:table-cell>
          <table:table-cell table:formula="of:=[$Controls.J$3]* EXP(-(([.$B146]-[$Controls.J$2])^2/(0.6*[$Controls.J$4])))" office:value-type="float" office:value="0.00000622003531165309">
            <text:p>0.00000622</text:p>
          </table:table-cell>
          <table:table-cell table:formula="of:=[$Controls.K$3]* EXP(-(([.$B146]-[$Controls.K$2])^2/(0.6*[$Controls.K$4])))" office:value-type="float" office:value="0.00000483586789880216">
            <text:p>4.83586789880216E-006</text:p>
          </table:table-cell>
          <table:table-cell table:formula="of:=Noise" office:value-type="float" office:value="0.00000359">
            <text:p>3.59E-006</text:p>
          </table:table-cell>
          <table:table-cell table:formula="of:=SUM([.C146:.G146])" office:value-type="float" office:value="0.0000204176977176489">
            <text:p>2.04176977176489E-005</text:p>
          </table:table-cell>
        </table:table-row>
        <table:table-row table:style-name="ro1">
          <table:table-cell table:formula="of:=[.A146]+7.5" office:value-type="float" office:value="8080">
            <text:p>8080</text:p>
          </table:table-cell>
          <table:table-cell table:formula="of:=[$Controls.$O$1]/[.A147]" office:value-type="float" office:value="1.53465346534653">
            <text:p>1.5346534653</text:p>
          </table:table-cell>
          <table:table-cell table:formula="of:=[$Controls.H$3]* EXP(-(([.$B147]-[$Controls.H$2])^2/(0.6*[$Controls.H$4])))" office:value-type="float" office:value="0.00000100181253275075">
            <text:p>1.00181253275075E-006</text:p>
          </table:table-cell>
          <table:table-cell table:formula="of:=[$Controls.I$3]* EXP(-(([.$B147]-[$Controls.I$2])^2/(0.6*[$Controls.I$4])))" office:value-type="float" office:value="0.00000487382836530588">
            <text:p>4.87382836530588E-006</text:p>
          </table:table-cell>
          <table:table-cell table:formula="of:=[$Controls.J$3]* EXP(-(([.$B147]-[$Controls.J$2])^2/(0.6*[$Controls.J$4])))" office:value-type="float" office:value="0.00000628190581152229">
            <text:p>6.28190581152229E-006</text:p>
          </table:table-cell>
          <table:table-cell table:formula="of:=[$Controls.K$3]* EXP(-(([.$B147]-[$Controls.K$2])^2/(0.6*[$Controls.K$4])))" office:value-type="float" office:value="0.00000484838937498569">
            <text:p>4.84838937498569E-006</text:p>
          </table:table-cell>
          <table:table-cell table:formula="of:=Noise" office:value-type="float" office:value="0.0000045">
            <text:p>4.50E-006</text:p>
          </table:table-cell>
          <table:table-cell table:formula="of:=SUM([.C147:.G147])" office:value-type="float" office:value="0.0000215059360845646">
            <text:p>2.15059360845646E-005</text:p>
          </table:table-cell>
        </table:table-row>
        <table:table-row table:style-name="ro1">
          <table:table-cell table:formula="of:=[.A147]+7.5" office:value-type="float" office:value="8087.5">
            <text:p>8087.5</text:p>
          </table:table-cell>
          <table:table-cell table:formula="of:=[$Controls.$O$1]/[.A148]" office:value-type="float" office:value="1.53323029366306">
            <text:p>1.5332302937</text:p>
          </table:table-cell>
          <table:table-cell table:formula="of:=[$Controls.H$3]* EXP(-(([.$B148]-[$Controls.H$2])^2/(0.6*[$Controls.H$4])))" office:value-type="float" office:value="0.00000102278967407547">
            <text:p>1.02278967407547E-006</text:p>
          </table:table-cell>
          <table:table-cell table:formula="of:=[$Controls.I$3]* EXP(-(([.$B148]-[$Controls.I$2])^2/(0.6*[$Controls.I$4])))" office:value-type="float" office:value="0.00000495775768374048">
            <text:p>4.95775768374048E-006</text:p>
          </table:table-cell>
          <table:table-cell table:formula="of:=[$Controls.J$3]* EXP(-(([.$B148]-[$Controls.J$2])^2/(0.6*[$Controls.J$4])))" office:value-type="float" office:value="0.0000063436157259946">
            <text:p>6.3436157259946E-006</text:p>
          </table:table-cell>
          <table:table-cell table:formula="of:=[$Controls.K$3]* EXP(-(([.$B148]-[$Controls.K$2])^2/(0.6*[$Controls.K$4])))" office:value-type="float" office:value="0.00000486041462421239">
            <text:p>4.86041462421239E-006</text:p>
          </table:table-cell>
          <table:table-cell table:formula="of:=Noise" office:value-type="float" office:value="0.00000527">
            <text:p>5.27E-006</text:p>
          </table:table-cell>
          <table:table-cell table:formula="of:=SUM([.C148:.G148])" office:value-type="float" office:value="0.0000224545777080229">
            <text:p>2.24545777080229E-005</text:p>
          </table:table-cell>
        </table:table-row>
        <table:table-row table:style-name="ro1">
          <table:table-cell table:formula="of:=[.A148]+7.5" office:value-type="float" office:value="8095">
            <text:p>8095</text:p>
          </table:table-cell>
          <table:table-cell table:formula="of:=[$Controls.$O$1]/[.A149]" office:value-type="float" office:value="1.53180975911056">
            <text:p>1.5318097591</text:p>
          </table:table-cell>
          <table:table-cell table:formula="of:=[$Controls.H$3]* EXP(-(([.$B149]-[$Controls.H$2])^2/(0.6*[$Controls.H$4])))" office:value-type="float" office:value="0.00000104405781528526">
            <text:p>1.04405781528526E-006</text:p>
          </table:table-cell>
          <table:table-cell table:formula="of:=[$Controls.I$3]* EXP(-(([.$B149]-[$Controls.I$2])^2/(0.6*[$Controls.I$4])))" office:value-type="float" office:value="0.00000504245042945684">
            <text:p>5.04245042945684E-006</text:p>
          </table:table-cell>
          <table:table-cell table:formula="of:=[$Controls.J$3]* EXP(-(([.$B149]-[$Controls.J$2])^2/(0.6*[$Controls.J$4])))" office:value-type="float" office:value="0.00000640515233428882">
            <text:p>6.40515233428882E-006</text:p>
          </table:table-cell>
          <table:table-cell table:formula="of:=[$Controls.K$3]* EXP(-(([.$B149]-[$Controls.K$2])^2/(0.6*[$Controls.K$4])))" office:value-type="float" office:value="0.00000487194267618057">
            <text:p>4.87194267618057E-006</text:p>
          </table:table-cell>
          <table:table-cell table:formula="of:=Noise" office:value-type="float" office:value="0.00000472">
            <text:p>4.72E-006</text:p>
          </table:table-cell>
          <table:table-cell table:formula="of:=SUM([.C149:.G149])" office:value-type="float" office:value="0.0000220836032552115">
            <text:p>2.20836032552115E-005</text:p>
          </table:table-cell>
        </table:table-row>
        <table:table-row table:style-name="ro1">
          <table:table-cell table:formula="of:=[.A149]+7.5" office:value-type="float" office:value="8102.5">
            <text:p>8102.5</text:p>
          </table:table-cell>
          <table:table-cell table:formula="of:=[$Controls.$O$1]/[.A150]" office:value-type="float" office:value="1.53039185436594">
            <text:p>1.5303918544</text:p>
          </table:table-cell>
          <table:table-cell table:formula="of:=[$Controls.H$3]* EXP(-(([.$B150]-[$Controls.H$2])^2/(0.6*[$Controls.H$4])))" office:value-type="float" office:value="0.0000010656176322572">
            <text:p>1.0656176322572E-006</text:p>
          </table:table-cell>
          <table:table-cell table:formula="of:=[$Controls.I$3]* EXP(-(([.$B150]-[$Controls.I$2])^2/(0.6*[$Controls.I$4])))" office:value-type="float" office:value="0.00000512789994519079">
            <text:p>5.12789994519079E-006</text:p>
          </table:table-cell>
          <table:table-cell table:formula="of:=[$Controls.J$3]* EXP(-(([.$B150]-[$Controls.J$2])^2/(0.6*[$Controls.J$4])))" office:value-type="float" office:value="0.00000646650294984004">
            <text:p>6.46650294984004E-006</text:p>
          </table:table-cell>
          <table:table-cell table:formula="of:=[$Controls.K$3]* EXP(-(([.$B150]-[$Controls.K$2])^2/(0.6*[$Controls.K$4])))" office:value-type="float" office:value="0.00000488297272476856">
            <text:p>0.000004883</text:p>
          </table:table-cell>
          <table:table-cell table:formula="of:=Noise" office:value-type="float" office:value="0.00000596">
            <text:p>5.96E-006</text:p>
          </table:table-cell>
          <table:table-cell table:formula="of:=SUM([.C150:.G150])" office:value-type="float" office:value="0.0000235029932520566">
            <text:p>0.000023503</text:p>
          </table:table-cell>
        </table:table-row>
        <table:table-row table:style-name="ro1">
          <table:table-cell table:formula="of:=[.A150]+7.5" office:value-type="float" office:value="8110">
            <text:p>8110</text:p>
          </table:table-cell>
          <table:table-cell table:formula="of:=[$Controls.$O$1]/[.A151]" office:value-type="float" office:value="1.52897657213317">
            <text:p>1.5289765721</text:p>
          </table:table-cell>
          <table:table-cell table:formula="of:=[$Controls.H$3]* EXP(-(([.$B151]-[$Controls.H$2])^2/(0.6*[$Controls.H$4])))" office:value-type="float" office:value="0.00000108746973030752">
            <text:p>1.08746973030752E-006</text:p>
          </table:table-cell>
          <table:table-cell table:formula="of:=[$Controls.I$3]* EXP(-(([.$B151]-[$Controls.I$2])^2/(0.6*[$Controls.I$4])))" office:value-type="float" office:value="0.00000521409930462494">
            <text:p>5.21409930462494E-006</text:p>
          </table:table-cell>
          <table:table-cell table:formula="of:=[$Controls.J$3]* EXP(-(([.$B151]-[$Controls.J$2])^2/(0.6*[$Controls.J$4])))" office:value-type="float" office:value="0.00000652765492543822">
            <text:p>6.52765492543822E-006</text:p>
          </table:table-cell>
          <table:table-cell table:formula="of:=[$Controls.K$3]* EXP(-(([.$B151]-[$Controls.K$2])^2/(0.6*[$Controls.K$4])))" office:value-type="float" office:value="0.00000489350412696325">
            <text:p>4.89350412696325E-006</text:p>
          </table:table-cell>
          <table:table-cell table:formula="of:=Noise" office:value-type="float" office:value="0.00000622">
            <text:p>6.22E-006</text:p>
          </table:table-cell>
          <table:table-cell table:formula="of:=SUM([.C151:.G151])" office:value-type="float" office:value="0.0000239427280873339">
            <text:p>2.39427280873339E-005</text:p>
          </table:table-cell>
        </table:table-row>
        <table:table-row table:style-name="ro1">
          <table:table-cell table:formula="of:=[.A151]+7.5" office:value-type="float" office:value="8117.5">
            <text:p>8117.5</text:p>
          </table:table-cell>
          <table:table-cell table:formula="of:=[$Controls.$O$1]/[.A152]" office:value-type="float" office:value="1.52756390514321">
            <text:p>1.5275639051</text:p>
          </table:table-cell>
          <table:table-cell table:formula="of:=[$Controls.H$3]* EXP(-(([.$B152]-[$Controls.H$2])^2/(0.6*[$Controls.H$4])))" office:value-type="float" office:value="0.00000110961464330131">
            <text:p>1.10961464330131E-006</text:p>
          </table:table-cell>
          <table:table-cell table:formula="of:=[$Controls.I$3]* EXP(-(([.$B152]-[$Controls.I$2])^2/(0.6*[$Controls.I$4])))" office:value-type="float" office:value="0.00000530104131348507">
            <text:p>0.000005301</text:p>
          </table:table-cell>
          <table:table-cell table:formula="of:=[$Controls.J$3]* EXP(-(([.$B152]-[$Controls.J$2])^2/(0.6*[$Controls.J$4])))" office:value-type="float" office:value="0.00000658859565832492">
            <text:p>6.58859565832492E-006</text:p>
          </table:table-cell>
          <table:table-cell table:formula="of:=[$Controls.K$3]* EXP(-(([.$B152]-[$Controls.K$2])^2/(0.6*[$Controls.K$4])))" office:value-type="float" office:value="0.00000490353640171079">
            <text:p>4.90353640171079E-006</text:p>
          </table:table-cell>
          <table:table-cell table:formula="of:=Noise" office:value-type="float" office:value="0.00000447">
            <text:p>4.47E-006</text:p>
          </table:table-cell>
          <table:table-cell table:formula="of:=SUM([.C152:.G152])" office:value-type="float" office:value="0.0000223727880168221">
            <text:p>2.23727880168221E-005</text:p>
          </table:table-cell>
        </table:table-row>
        <table:table-row table:style-name="ro1">
          <table:table-cell table:formula="of:=[.A152]+7.5" office:value-type="float" office:value="8125">
            <text:p>8125</text:p>
          </table:table-cell>
          <table:table-cell table:formula="of:=[$Controls.$O$1]/[.A153]" office:value-type="float" office:value="1.52615384615385">
            <text:p>1.5261538462</text:p>
          </table:table-cell>
          <table:table-cell table:formula="of:=[$Controls.H$3]* EXP(-(([.$B153]-[$Controls.H$2])^2/(0.6*[$Controls.H$4])))" office:value-type="float" office:value="0.00000113205283279015">
            <text:p>1.13205283279015E-006</text:p>
          </table:table-cell>
          <table:table-cell table:formula="of:=[$Controls.I$3]* EXP(-(([.$B153]-[$Controls.I$2])^2/(0.6*[$Controls.I$4])))" office:value-type="float" office:value="0.00000538871851077097">
            <text:p>5.38871851077097E-006</text:p>
          </table:table-cell>
          <table:table-cell table:formula="of:=[$Controls.J$3]* EXP(-(([.$B153]-[$Controls.J$2])^2/(0.6*[$Controls.J$4])))" office:value-type="float" office:value="0.00000664931259524493">
            <text:p>6.64931259524493E-006</text:p>
          </table:table-cell>
          <table:table-cell table:formula="of:=[$Controls.K$3]* EXP(-(([.$B153]-[$Controls.K$2])^2/(0.6*[$Controls.K$4])))" office:value-type="float" office:value="0.00000491306922869105">
            <text:p>4.91306922869105E-006</text:p>
          </table:table-cell>
          <table:table-cell table:formula="of:=Noise" office:value-type="float" office:value="0.00000519">
            <text:p>5.19E-006</text:p>
          </table:table-cell>
          <table:table-cell table:formula="of:=SUM([.C153:.G153])" office:value-type="float" office:value="0.0000232731531674971">
            <text:p>2.32731531674971E-005</text:p>
          </table:table-cell>
        </table:table-row>
        <table:table-row table:style-name="ro1">
          <table:table-cell table:formula="of:=[.A153]+7.5" office:value-type="float" office:value="8132.5">
            <text:p>8132.5</text:p>
          </table:table-cell>
          <table:table-cell table:formula="of:=[$Controls.$O$1]/[.A154]" office:value-type="float" office:value="1.52474638794959">
            <text:p>1.5247463879</text:p>
          </table:table-cell>
          <table:table-cell table:formula="of:=[$Controls.H$3]* EXP(-(([.$B154]-[$Controls.H$2])^2/(0.6*[$Controls.H$4])))" office:value-type="float" office:value="0.00000115478468717847">
            <text:p>1.15478468717847E-006</text:p>
          </table:table-cell>
          <table:table-cell table:formula="of:=[$Controls.I$3]* EXP(-(([.$B154]-[$Controls.I$2])^2/(0.6*[$Controls.I$4])))" office:value-type="float" office:value="0.00000547712317012122">
            <text:p>5.47712317012122E-006</text:p>
          </table:table-cell>
          <table:table-cell table:formula="of:=[$Controls.J$3]* EXP(-(([.$B154]-[$Controls.J$2])^2/(0.6*[$Controls.J$4])))" office:value-type="float" office:value="0.0000067097932374501">
            <text:p>6.7097932374501E-006</text:p>
          </table:table-cell>
          <table:table-cell table:formula="of:=[$Controls.K$3]* EXP(-(([.$B154]-[$Controls.K$2])^2/(0.6*[$Controls.K$4])))" office:value-type="float" office:value="0.00000492210244701795">
            <text:p>4.92210244701795E-006</text:p>
          </table:table-cell>
          <table:table-cell table:formula="of:=Noise" office:value-type="float" office:value="0.000005">
            <text:p>5.00E-006</text:p>
          </table:table-cell>
          <table:table-cell table:formula="of:=SUM([.C154:.G154])" office:value-type="float" office:value="0.0000232638035417677">
            <text:p>2.32638035417677E-005</text:p>
          </table:table-cell>
        </table:table-row>
        <table:table-row table:style-name="ro1">
          <table:table-cell table:formula="of:=[.A154]+7.5" office:value-type="float" office:value="8140">
            <text:p>8140</text:p>
          </table:table-cell>
          <table:table-cell table:formula="of:=[$Controls.$O$1]/[.A155]" office:value-type="float" office:value="1.52334152334152">
            <text:p>1.5233415233</text:p>
          </table:table-cell>
          <table:table-cell table:formula="of:=[$Controls.H$3]* EXP(-(([.$B155]-[$Controls.H$2])^2/(0.6*[$Controls.H$4])))" office:value-type="float" office:value="0.00000117781052091896">
            <text:p>1.17781052091896E-006</text:p>
          </table:table-cell>
          <table:table-cell table:formula="of:=[$Controls.I$3]* EXP(-(([.$B155]-[$Controls.I$2])^2/(0.6*[$Controls.I$4])))" office:value-type="float" office:value="0.00000556624730131085">
            <text:p>5.56624730131085E-006</text:p>
          </table:table-cell>
          <table:table-cell table:formula="of:=[$Controls.J$3]* EXP(-(([.$B155]-[$Controls.J$2])^2/(0.6*[$Controls.J$4])))" office:value-type="float" office:value="0.00000677002514565236">
            <text:p>0.00000677</text:p>
          </table:table-cell>
          <table:table-cell table:formula="of:=[$Controls.K$3]* EXP(-(([.$B155]-[$Controls.K$2])^2/(0.6*[$Controls.K$4])))" office:value-type="float" office:value="0.0000049306360538675">
            <text:p>4.9306360538675E-006</text:p>
          </table:table-cell>
          <table:table-cell table:formula="of:=Noise" office:value-type="float" office:value="0.00000608">
            <text:p>6.08E-006</text:p>
          </table:table-cell>
          <table:table-cell table:formula="of:=SUM([.C155:.G155])" office:value-type="float" office:value="0.0000245247190217497">
            <text:p>2.45247190217497E-005</text:p>
          </table:table-cell>
        </table:table-row>
        <table:table-row table:style-name="ro1">
          <table:table-cell table:formula="of:=[.A155]+7.5" office:value-type="float" office:value="8147.5">
            <text:p>8147.5</text:p>
          </table:table-cell>
          <table:table-cell table:formula="of:=[$Controls.$O$1]/[.A156]" office:value-type="float" office:value="1.52193924516723">
            <text:p>1.5219392452</text:p>
          </table:table-cell>
          <table:table-cell table:formula="of:=[$Controls.H$3]* EXP(-(([.$B156]-[$Controls.H$2])^2/(0.6*[$Controls.H$4])))" office:value-type="float" office:value="0.00000120113057373786">
            <text:p>1.20113057373786E-006</text:p>
          </table:table-cell>
          <table:table-cell table:formula="of:=[$Controls.I$3]* EXP(-(([.$B156]-[$Controls.I$2])^2/(0.6*[$Controls.I$4])))" office:value-type="float" office:value="0.00000565608265188122">
            <text:p>5.65608265188122E-006</text:p>
          </table:table-cell>
          <table:table-cell table:formula="of:=[$Controls.J$3]* EXP(-(([.$B156]-[$Controls.J$2])^2/(0.6*[$Controls.J$4])))" office:value-type="float" office:value="0.00000682999594492318">
            <text:p>0.00000683</text:p>
          </table:table-cell>
          <table:table-cell table:formula="of:=[$Controls.K$3]* EXP(-(([.$B156]-[$Controls.K$2])^2/(0.6*[$Controls.K$4])))" office:value-type="float" office:value="0.00000493867020303557">
            <text:p>4.93867020303557E-006</text:p>
          </table:table-cell>
          <table:table-cell table:formula="of:=Noise" office:value-type="float" office:value="0.00000636">
            <text:p>6.36E-006</text:p>
          </table:table-cell>
          <table:table-cell table:formula="of:=SUM([.C156:.G156])" office:value-type="float" office:value="0.0000249858793735778">
            <text:p>2.49858793735778E-005</text:p>
          </table:table-cell>
        </table:table-row>
        <table:table-row table:style-name="ro1">
          <table:table-cell table:formula="of:=[.A156]+7.5" office:value-type="float" office:value="8155">
            <text:p>8155</text:p>
          </table:table-cell>
          <table:table-cell table:formula="of:=[$Controls.$O$1]/[.A157]" office:value-type="float" office:value="1.52053954629062">
            <text:p>1.5205395463</text:p>
          </table:table-cell>
          <table:table-cell table:formula="of:=[$Controls.H$3]* EXP(-(([.$B157]-[$Controls.H$2])^2/(0.6*[$Controls.H$4])))" office:value-type="float" office:value="0.00000122474500989047">
            <text:p>1.22474500989047E-006</text:p>
          </table:table-cell>
          <table:table-cell table:formula="of:=[$Controls.I$3]* EXP(-(([.$B157]-[$Controls.I$2])^2/(0.6*[$Controls.I$4])))" office:value-type="float" office:value="0.00000574662070890099">
            <text:p>5.74662070890099E-006</text:p>
          </table:table-cell>
          <table:table-cell table:formula="of:=[$Controls.J$3]* EXP(-(([.$B157]-[$Controls.J$2])^2/(0.6*[$Controls.J$4])))" office:value-type="float" office:value="0.00000688969332953702">
            <text:p>6.88969332953702E-006</text:p>
          </table:table-cell>
          <table:table-cell table:formula="of:=[$Controls.K$3]* EXP(-(([.$B157]-[$Controls.K$2])^2/(0.6*[$Controls.K$4])))" office:value-type="float" office:value="0.00000494620520342731">
            <text:p>4.94620520342731E-006</text:p>
          </table:table-cell>
          <table:table-cell table:formula="of:=Noise" office:value-type="float" office:value="0.000005">
            <text:p>5.00E-006</text:p>
          </table:table-cell>
          <table:table-cell table:formula="of:=SUM([.C157:.G157])" office:value-type="float" office:value="0.0000238072642517558">
            <text:p>2.38072642517558E-005</text:p>
          </table:table-cell>
        </table:table-row>
        <table:table-row table:style-name="ro1">
          <table:table-cell table:formula="of:=[.A157]+7.5" office:value-type="float" office:value="8162.5">
            <text:p>8162.5</text:p>
          </table:table-cell>
          <table:table-cell table:formula="of:=[$Controls.$O$1]/[.A158]" office:value-type="float" office:value="1.51914241960184">
            <text:p>1.5191424196</text:p>
          </table:table-cell>
          <table:table-cell table:formula="of:=[$Controls.H$3]* EXP(-(([.$B158]-[$Controls.H$2])^2/(0.6*[$Controls.H$4])))" office:value-type="float" office:value="0.00000124865391744757">
            <text:p>1.24865391744757E-006</text:p>
          </table:table-cell>
          <table:table-cell table:formula="of:=[$Controls.I$3]* EXP(-(([.$B158]-[$Controls.I$2])^2/(0.6*[$Controls.I$4])))" office:value-type="float" office:value="0.00000583785270085719">
            <text:p>5.83785270085719E-006</text:p>
          </table:table-cell>
          <table:table-cell table:formula="of:=[$Controls.J$3]* EXP(-(([.$B158]-[$Controls.J$2])^2/(0.6*[$Controls.J$4])))" office:value-type="float" office:value="0.00000694910506775566">
            <text:p>6.94910506775566E-006</text:p>
          </table:table-cell>
          <table:table-cell table:formula="of:=[$Controls.K$3]* EXP(-(([.$B158]-[$Controls.K$2])^2/(0.6*[$Controls.K$4])))" office:value-type="float" office:value="0.00000495324151748028">
            <text:p>4.95324151748028E-006</text:p>
          </table:table-cell>
          <table:table-cell table:formula="of:=Noise" office:value-type="float" office:value="0.00000788">
            <text:p>7.88E-006</text:p>
          </table:table-cell>
          <table:table-cell table:formula="of:=SUM([.C158:.G158])" office:value-type="float" office:value="0.0000268688532035407">
            <text:p>2.68688532035407E-005</text:p>
          </table:table-cell>
        </table:table-row>
        <table:table-row table:style-name="ro1">
          <table:table-cell table:formula="of:=[.A158]+7.5" office:value-type="float" office:value="8170">
            <text:p>8170</text:p>
          </table:table-cell>
          <table:table-cell table:formula="of:=[$Controls.$O$1]/[.A159]" office:value-type="float" office:value="1.51774785801714">
            <text:p>1.517747858</text:p>
          </table:table-cell>
          <table:table-cell table:formula="of:=[$Controls.H$3]* EXP(-(([.$B159]-[$Controls.H$2])^2/(0.6*[$Controls.H$4])))" office:value-type="float" office:value="0.00000127285730761319">
            <text:p>1.27285730761319E-006</text:p>
          </table:table-cell>
          <table:table-cell table:formula="of:=[$Controls.I$3]* EXP(-(([.$B159]-[$Controls.I$2])^2/(0.6*[$Controls.I$4])))" office:value-type="float" office:value="0.00000592976959967506">
            <text:p>5.92976959967506E-006</text:p>
          </table:table-cell>
          <table:table-cell table:formula="of:=[$Controls.J$3]* EXP(-(([.$B159]-[$Controls.J$2])^2/(0.6*[$Controls.J$4])))" office:value-type="float" office:value="0.00000700821900655128">
            <text:p>7.00821900655128E-006</text:p>
          </table:table-cell>
          <table:table-cell table:formula="of:=[$Controls.K$3]* EXP(-(([.$B159]-[$Controls.K$2])^2/(0.6*[$Controls.K$4])))" office:value-type="float" office:value="0.0000049597797595233">
            <text:p>4.9597797595233E-006</text:p>
          </table:table-cell>
          <table:table-cell table:formula="of:=Noise" office:value-type="float" office:value="0.00000698">
            <text:p>6.98E-006</text:p>
          </table:table-cell>
          <table:table-cell table:formula="of:=SUM([.C159:.G159])" office:value-type="float" office:value="0.0000261506256733628">
            <text:p>2.61506256733628E-005</text:p>
          </table:table-cell>
        </table:table-row>
        <table:table-row table:style-name="ro1">
          <table:table-cell table:formula="of:=[.A159]+7.5" office:value-type="float" office:value="8177.5">
            <text:p>8177.5</text:p>
          </table:table-cell>
          <table:table-cell table:formula="of:=[$Controls.$O$1]/[.A160]" office:value-type="float" office:value="1.51635585447875">
            <text:p>1.5163558545</text:p>
          </table:table-cell>
          <table:table-cell table:formula="of:=[$Controls.H$3]* EXP(-(([.$B160]-[$Controls.H$2])^2/(0.6*[$Controls.H$4])))" office:value-type="float" office:value="0.00000129735511407416">
            <text:p>1.29735511407416E-006</text:p>
          </table:table-cell>
          <table:table-cell table:formula="of:=[$Controls.I$3]* EXP(-(([.$B160]-[$Controls.I$2])^2/(0.6*[$Controls.I$4])))" office:value-type="float" office:value="0.00000602236212286567">
            <text:p>6.02236212286567E-006</text:p>
          </table:table-cell>
          <table:table-cell table:formula="of:=[$Controls.J$3]* EXP(-(([.$B160]-[$Controls.J$2])^2/(0.6*[$Controls.J$4])))" office:value-type="float" office:value="0.0000070670230762656">
            <text:p>0.000007067</text:p>
          </table:table-cell>
          <table:table-cell table:formula="of:=[$Controls.K$3]* EXP(-(([.$B160]-[$Controls.K$2])^2/(0.6*[$Controls.K$4])))" office:value-type="float" office:value="0.00000496582069407297">
            <text:p>4.96582069407297E-006</text:p>
          </table:table-cell>
          <table:table-cell table:formula="of:=Noise" office:value-type="float" office:value="0.00000573">
            <text:p>5.73E-006</text:p>
          </table:table-cell>
          <table:table-cell table:formula="of:=SUM([.C160:.G160])" office:value-type="float" office:value="0.0000250825610072784">
            <text:p>2.50825610072784E-005</text:p>
          </table:table-cell>
        </table:table-row>
        <table:table-row table:style-name="ro1">
          <table:table-cell table:formula="of:=[.A160]+7.5" office:value-type="float" office:value="8185">
            <text:p>8185</text:p>
          </table:table-cell>
          <table:table-cell table:formula="of:=[$Controls.$O$1]/[.A161]" office:value-type="float" office:value="1.5149664019548">
            <text:p>1.514966402</text:p>
          </table:table-cell>
          <table:table-cell table:formula="of:=[$Controls.H$3]* EXP(-(([.$B161]-[$Controls.H$2])^2/(0.6*[$Controls.H$4])))" office:value-type="float" office:value="0.00000132214719238207">
            <text:p>1.32214719238207E-006</text:p>
          </table:table-cell>
          <table:table-cell table:formula="of:=[$Controls.I$3]* EXP(-(([.$B161]-[$Controls.I$2])^2/(0.6*[$Controls.I$4])))" office:value-type="float" office:value="0.00000611562073579966">
            <text:p>6.11562073579966E-006</text:p>
          </table:table-cell>
          <table:table-cell table:formula="of:=[$Controls.J$3]* EXP(-(([.$B161]-[$Controls.J$2])^2/(0.6*[$Controls.J$4])))" office:value-type="float" office:value="0.00000712550529520258">
            <text:p>7.12550529520258E-006</text:p>
          </table:table-cell>
          <table:table-cell table:formula="of:=[$Controls.K$3]* EXP(-(([.$B161]-[$Controls.K$2])^2/(0.6*[$Controls.K$4])))" office:value-type="float" office:value="0.00000497136523407011">
            <text:p>4.97136523407011E-006</text:p>
          </table:table-cell>
          <table:table-cell table:formula="of:=Noise" office:value-type="float" office:value="0.0000048">
            <text:p>4.80E-006</text:p>
          </table:table-cell>
          <table:table-cell table:formula="of:=SUM([.C161:.G161])" office:value-type="float" office:value="0.0000243346384574544">
            <text:p>2.43346384574544E-005</text:p>
          </table:table-cell>
        </table:table-row>
        <table:table-row table:style-name="ro1">
          <table:table-cell table:formula="of:=[.A161]+7.5" office:value-type="float" office:value="8192.5">
            <text:p>8192.5</text:p>
          </table:table-cell>
          <table:table-cell table:formula="of:=[$Controls.$O$1]/[.A162]" office:value-type="float" office:value="1.51357949343912">
            <text:p>1.5135794934</text:p>
          </table:table-cell>
          <table:table-cell table:formula="of:=[$Controls.H$3]* EXP(-(([.$B162]-[$Controls.H$2])^2/(0.6*[$Controls.H$4])))" office:value-type="float" office:value="0.00000134723331936791">
            <text:p>1.34723331936791E-006</text:p>
          </table:table-cell>
          <table:table-cell table:formula="of:=[$Controls.I$3]* EXP(-(([.$B162]-[$Controls.I$2])^2/(0.6*[$Controls.I$4])))" office:value-type="float" office:value="0.00000620953565410593">
            <text:p>6.20953565410593E-006</text:p>
          </table:table-cell>
          <table:table-cell table:formula="of:=[$Controls.J$3]* EXP(-(([.$B162]-[$Controls.J$2])^2/(0.6*[$Controls.J$4])))" office:value-type="float" office:value="0.00000718365377415254">
            <text:p>7.18365377415254E-006</text:p>
          </table:table-cell>
          <table:table-cell table:formula="of:=[$Controls.K$3]* EXP(-(([.$B162]-[$Controls.K$2])^2/(0.6*[$Controls.K$4])))" office:value-type="float" office:value="0.00000497641443905793">
            <text:p>4.97641443905793E-006</text:p>
          </table:table-cell>
          <table:table-cell table:formula="of:=Noise" office:value-type="float" office:value="0.00000573">
            <text:p>5.73E-006</text:p>
          </table:table-cell>
          <table:table-cell table:formula="of:=SUM([.C162:.G162])" office:value-type="float" office:value="0.0000254468371866843">
            <text:p>2.54468371866843E-005</text:p>
          </table:table-cell>
        </table:table-row>
        <table:table-row table:style-name="ro1">
          <table:table-cell table:formula="of:=[.A162]+7.5" office:value-type="float" office:value="8200">
            <text:p>8200</text:p>
          </table:table-cell>
          <table:table-cell table:formula="of:=[$Controls.$O$1]/[.A163]" office:value-type="float" office:value="1.51219512195122">
            <text:p>1.512195122</text:p>
          </table:table-cell>
          <table:table-cell table:formula="of:=[$Controls.H$3]* EXP(-(([.$B163]-[$Controls.H$2])^2/(0.6*[$Controls.H$4])))" office:value-type="float" office:value="0.00000137261319258992">
            <text:p>1.37261319258992E-006</text:p>
          </table:table-cell>
          <table:table-cell table:formula="of:=[$Controls.I$3]* EXP(-(([.$B163]-[$Controls.I$2])^2/(0.6*[$Controls.I$4])))" office:value-type="float" office:value="0.00000630409684619367">
            <text:p>6.30409684619367E-006</text:p>
          </table:table-cell>
          <table:table-cell table:formula="of:=[$Controls.J$3]* EXP(-(([.$B163]-[$Controls.J$2])^2/(0.6*[$Controls.J$4])))" office:value-type="float" office:value="0.00000724145672084531">
            <text:p>7.24145672084531E-006</text:p>
          </table:table-cell>
          <table:table-cell table:formula="of:=[$Controls.K$3]* EXP(-(([.$B163]-[$Controls.K$2])^2/(0.6*[$Controls.K$4])))" office:value-type="float" office:value="0.00000498096951330425">
            <text:p>0.000004981</text:p>
          </table:table-cell>
          <table:table-cell table:formula="of:=Noise" office:value-type="float" office:value="0.00003668">
            <text:p>3.67E-005</text:p>
          </table:table-cell>
          <table:table-cell table:formula="of:=SUM([.C163:.G163])" office:value-type="float" office:value="0.0000565791362729332">
            <text:p>5.65791362729332E-005</text:p>
          </table:table-cell>
        </table:table-row>
        <table:table-row table:style-name="ro1">
          <table:table-cell table:formula="of:=[.A163]+7.5" office:value-type="float" office:value="8207.5">
            <text:p>8207.5</text:p>
          </table:table-cell>
          <table:table-cell table:formula="of:=[$Controls.$O$1]/[.A164]" office:value-type="float" office:value="1.5108132805361">
            <text:p>1.5108132805</text:p>
          </table:table-cell>
          <table:table-cell table:formula="of:=[$Controls.H$3]* EXP(-(([.$B164]-[$Controls.H$2])^2/(0.6*[$Controls.H$4])))" office:value-type="float" office:value="0.00000139828642981503">
            <text:p>1.39828642981503E-006</text:p>
          </table:table-cell>
          <table:table-cell table:formula="of:=[$Controls.I$3]* EXP(-(([.$B164]-[$Controls.I$2])^2/(0.6*[$Controls.I$4])))" office:value-type="float" office:value="0.00000639929403589609">
            <text:p>6.39929403589609E-006</text:p>
          </table:table-cell>
          <table:table-cell table:formula="of:=[$Controls.J$3]* EXP(-(([.$B164]-[$Controls.J$2])^2/(0.6*[$Controls.J$4])))" office:value-type="float" office:value="0.0000072989024443302">
            <text:p>7.2989024443302E-006</text:p>
          </table:table-cell>
          <table:table-cell table:formula="of:=[$Controls.K$3]* EXP(-(([.$B164]-[$Controls.K$2])^2/(0.6*[$Controls.K$4])))" office:value-type="float" office:value="0.00000498503180386964">
            <text:p>0.000004985</text:p>
          </table:table-cell>
          <table:table-cell table:formula="of:=Noise" office:value-type="float" office:value="0.00000526">
            <text:p>5.26E-006</text:p>
          </table:table-cell>
          <table:table-cell table:formula="of:=SUM([.C164:.G164])" office:value-type="float" office:value="0.000025341514713911">
            <text:p>2.5341514713911E-005</text:p>
          </table:table-cell>
        </table:table-row>
        <table:table-row table:style-name="ro1">
          <table:table-cell table:formula="of:=[.A164]+7.5" office:value-type="float" office:value="8215">
            <text:p>8215</text:p>
          </table:table-cell>
          <table:table-cell table:formula="of:=[$Controls.$O$1]/[.A165]" office:value-type="float" office:value="1.50943396226415">
            <text:p>1.5094339623</text:p>
          </table:table-cell>
          <table:table-cell table:formula="of:=[$Controls.H$3]* EXP(-(([.$B165]-[$Controls.H$2])^2/(0.6*[$Controls.H$4])))" office:value-type="float" office:value="0.00000142425256853422">
            <text:p>1.42425256853422E-006</text:p>
          </table:table-cell>
          <table:table-cell table:formula="of:=[$Controls.I$3]* EXP(-(([.$B165]-[$Controls.I$2])^2/(0.6*[$Controls.I$4])))" office:value-type="float" office:value="0.00000649511670523425">
            <text:p>6.49511670523425E-006</text:p>
          </table:table-cell>
          <table:table-cell table:formula="of:=[$Controls.J$3]* EXP(-(([.$B165]-[$Controls.J$2])^2/(0.6*[$Controls.J$4])))" office:value-type="float" office:value="0.00000735597935928067">
            <text:p>0.000007356</text:p>
          </table:table-cell>
          <table:table-cell table:formula="of:=[$Controls.K$3]* EXP(-(([.$B165]-[$Controls.K$2])^2/(0.6*[$Controls.K$4])))" office:value-type="float" office:value="0.00000498860279862369">
            <text:p>4.98860279862369E-006</text:p>
          </table:table-cell>
          <table:table-cell table:formula="of:=Noise" office:value-type="float" office:value="0.00000548">
            <text:p>5.48E-006</text:p>
          </table:table-cell>
          <table:table-cell table:formula="of:=SUM([.C165:.G165])" office:value-type="float" office:value="0.0000257439514316728">
            <text:p>0.000025744</text:p>
          </table:table-cell>
        </table:table-row>
        <table:table-row table:style-name="ro1">
          <table:table-cell table:formula="of:=[.A165]+7.5" office:value-type="float" office:value="8222.5">
            <text:p>8222.5</text:p>
          </table:table-cell>
          <table:table-cell table:formula="of:=[$Controls.$O$1]/[.A166]" office:value-type="float" office:value="1.50805716023107">
            <text:p>1.5080571602</text:p>
          </table:table-cell>
          <table:table-cell table:formula="of:=[$Controls.H$3]* EXP(-(([.$B166]-[$Controls.H$2])^2/(0.6*[$Controls.H$4])))" office:value-type="float" office:value="0.00000145051106551226">
            <text:p>1.45051106551226E-006</text:p>
          </table:table-cell>
          <table:table-cell table:formula="of:=[$Controls.I$3]* EXP(-(([.$B166]-[$Controls.I$2])^2/(0.6*[$Controls.I$4])))" office:value-type="float" office:value="0.00000659155409729926">
            <text:p>6.59155409729926E-006</text:p>
          </table:table-cell>
          <table:table-cell table:formula="of:=[$Controls.J$3]* EXP(-(([.$B166]-[$Controls.J$2])^2/(0.6*[$Controls.J$4])))" office:value-type="float" office:value="0.00000741267599022183">
            <text:p>7.41267599022183E-006</text:p>
          </table:table-cell>
          <table:table-cell table:formula="of:=[$Controls.K$3]* EXP(-(([.$B166]-[$Controls.K$2])^2/(0.6*[$Controls.K$4])))" office:value-type="float" office:value="0.00000499168412421148">
            <text:p>4.99168412421148E-006</text:p>
          </table:table-cell>
          <table:table-cell table:formula="of:=Noise" office:value-type="float" office:value="0.00000596">
            <text:p>5.96E-006</text:p>
          </table:table-cell>
          <table:table-cell table:formula="of:=SUM([.C166:.G166])" office:value-type="float" office:value="0.0000264064252772448">
            <text:p>2.64064252772448E-005</text:p>
          </table:table-cell>
        </table:table-row>
        <table:table-row table:style-name="ro1">
          <table:table-cell table:formula="of:=[.A166]+7.5" office:value-type="float" office:value="8230">
            <text:p>8230</text:p>
          </table:table-cell>
          <table:table-cell table:formula="of:=[$Controls.$O$1]/[.A167]" office:value-type="float" office:value="1.50668286755772">
            <text:p>1.5066828676</text:p>
          </table:table-cell>
          <table:table-cell table:formula="of:=[$Controls.H$3]* EXP(-(([.$B167]-[$Controls.H$2])^2/(0.6*[$Controls.H$4])))" office:value-type="float" office:value="0.00000147706129637201">
            <text:p>1.47706129637201E-006</text:p>
          </table:table-cell>
          <table:table-cell table:formula="of:=[$Controls.I$3]* EXP(-(([.$B167]-[$Controls.I$2])^2/(0.6*[$Controls.I$4])))" office:value-type="float" office:value="0.00000668859521925087">
            <text:p>6.68859521925087E-006</text:p>
          </table:table-cell>
          <table:table-cell table:formula="of:=[$Controls.J$3]* EXP(-(([.$B167]-[$Controls.J$2])^2/(0.6*[$Controls.J$4])))" office:value-type="float" office:value="0.00000746898097567848">
            <text:p>0.000007469</text:p>
          </table:table-cell>
          <table:table-cell table:formula="of:=[$Controls.K$3]* EXP(-(([.$B167]-[$Controls.K$2])^2/(0.6*[$Controls.K$4])))" office:value-type="float" office:value="0.00000499427754397227">
            <text:p>4.99427754397227E-006</text:p>
          </table:table-cell>
          <table:table-cell table:formula="of:=Noise" office:value-type="float" office:value="0.00000329">
            <text:p>3.29E-006</text:p>
          </table:table-cell>
          <table:table-cell table:formula="of:=SUM([.C167:.G167])" office:value-type="float" office:value="0.0000239189150352736">
            <text:p>2.39189150352736E-005</text:p>
          </table:table-cell>
        </table:table-row>
        <table:table-row table:style-name="ro1">
          <table:table-cell table:formula="of:=[.A167]+7.5" office:value-type="float" office:value="8237.5">
            <text:p>8237.5</text:p>
          </table:table-cell>
          <table:table-cell table:formula="of:=[$Controls.$O$1]/[.A168]" office:value-type="float" office:value="1.50531107738999">
            <text:p>1.5053110774</text:p>
          </table:table-cell>
          <table:table-cell table:formula="of:=[$Controls.H$3]* EXP(-(([.$B168]-[$Controls.H$2])^2/(0.6*[$Controls.H$4])))" office:value-type="float" office:value="0.00000150390255521376">
            <text:p>1.50390255521376E-006</text:p>
          </table:table-cell>
          <table:table-cell table:formula="of:=[$Controls.I$3]* EXP(-(([.$B168]-[$Controls.I$2])^2/(0.6*[$Controls.I$4])))" office:value-type="float" office:value="0.00000678622884543088">
            <text:p>6.78622884543088E-006</text:p>
          </table:table-cell>
          <table:table-cell table:formula="of:=[$Controls.J$3]* EXP(-(([.$B168]-[$Controls.J$2])^2/(0.6*[$Controls.J$4])))" office:value-type="float" office:value="0.00000752488307224223">
            <text:p>7.52488307224223E-006</text:p>
          </table:table-cell>
          <table:table-cell table:formula="of:=[$Controls.K$3]* EXP(-(([.$B168]-[$Controls.K$2])^2/(0.6*[$Controls.K$4])))" office:value-type="float" office:value="0.0000049963849558126">
            <text:p>4.9963849558126E-006</text:p>
          </table:table-cell>
          <table:table-cell table:formula="of:=Noise" office:value-type="float" office:value="0.0000055">
            <text:p>5.50E-006</text:p>
          </table:table-cell>
          <table:table-cell table:formula="of:=SUM([.C168:.G168])" office:value-type="float" office:value="0.0000263113994286995">
            <text:p>2.63113994286995E-005</text:p>
          </table:table-cell>
        </table:table-row>
        <table:table-row table:style-name="ro1">
          <table:table-cell table:formula="of:=[.A168]+7.5" office:value-type="float" office:value="8245">
            <text:p>8245</text:p>
          </table:table-cell>
          <table:table-cell table:formula="of:=[$Controls.$O$1]/[.A169]" office:value-type="float" office:value="1.50394178289873">
            <text:p>1.5039417829</text:p>
          </table:table-cell>
          <table:table-cell table:formula="of:=[$Controls.H$3]* EXP(-(([.$B169]-[$Controls.H$2])^2/(0.6*[$Controls.H$4])))" office:value-type="float" office:value="0.00000153103405426976">
            <text:p>0.000001531</text:p>
          </table:table-cell>
          <table:table-cell table:formula="of:=[$Controls.I$3]* EXP(-(([.$B169]-[$Controls.I$2])^2/(0.6*[$Controls.I$4])))" office:value-type="float" office:value="0.00000688444352058894">
            <text:p>6.88444352058894E-006</text:p>
          </table:table-cell>
          <table:table-cell table:formula="of:=[$Controls.J$3]* EXP(-(([.$B169]-[$Controls.J$2])^2/(0.6*[$Controls.J$4])))" office:value-type="float" office:value="0.00000758037115855549">
            <text:p>7.58037115855549E-006</text:p>
          </table:table-cell>
          <table:table-cell table:formula="of:=[$Controls.K$3]* EXP(-(([.$B169]-[$Controls.K$2])^2/(0.6*[$Controls.K$4])))" office:value-type="float" office:value="0.00000499800839003578">
            <text:p>0.000004998</text:p>
          </table:table-cell>
          <table:table-cell table:formula="of:=Noise" office:value-type="float" office:value="0.00000362">
            <text:p>3.62E-006</text:p>
          </table:table-cell>
          <table:table-cell table:formula="of:=SUM([.C169:.G169])" office:value-type="float" office:value="0.00002461385712345">
            <text:p>2.461385712345E-005</text:p>
          </table:table-cell>
        </table:table-row>
        <table:table-row table:style-name="ro1">
          <table:table-cell table:formula="of:=[.A169]+7.5" office:value-type="float" office:value="8252.5">
            <text:p>8252.5</text:p>
          </table:table-cell>
          <table:table-cell table:formula="of:=[$Controls.$O$1]/[.A170]" office:value-type="float" office:value="1.50257497727961">
            <text:p>1.5025749773</text:p>
          </table:table-cell>
          <table:table-cell table:formula="of:=[$Controls.H$3]* EXP(-(([.$B170]-[$Controls.H$2])^2/(0.6*[$Controls.H$4])))" office:value-type="float" office:value="0.00000155845492359421">
            <text:p>1.55845492359421E-006</text:p>
          </table:table-cell>
          <table:table-cell table:formula="of:=[$Controls.I$3]* EXP(-(([.$B170]-[$Controls.I$2])^2/(0.6*[$Controls.I$4])))" office:value-type="float" office:value="0.00000698322756321915">
            <text:p>6.98322756321915E-006</text:p>
          </table:table-cell>
          <table:table-cell table:formula="of:=[$Controls.J$3]* EXP(-(([.$B170]-[$Controls.J$2])^2/(0.6*[$Controls.J$4])))" office:value-type="float" office:value="0.0000076354342392109">
            <text:p>7.6354342392109E-006</text:p>
          </table:table-cell>
          <table:table-cell table:formula="of:=[$Controls.K$3]* EXP(-(([.$B170]-[$Controls.K$2])^2/(0.6*[$Controls.K$4])))" office:value-type="float" office:value="0.00000499915000712999">
            <text:p>4.99915000712999E-006</text:p>
          </table:table-cell>
          <table:table-cell table:formula="of:=Noise" office:value-type="float" office:value="0.00000444">
            <text:p>4.44E-006</text:p>
          </table:table-cell>
          <table:table-cell table:formula="of:=SUM([.C170:.G170])" office:value-type="float" office:value="0.0000256162667331542">
            <text:p>2.56162667331542E-005</text:p>
          </table:table-cell>
        </table:table-row>
        <table:table-row table:style-name="ro1">
          <table:table-cell table:formula="of:=[.A170]+7.5" office:value-type="float" office:value="8260">
            <text:p>8260</text:p>
          </table:table-cell>
          <table:table-cell table:formula="of:=[$Controls.$O$1]/[.A171]" office:value-type="float" office:value="1.50121065375303">
            <text:p>1.5012106538</text:p>
          </table:table-cell>
          <table:table-cell table:formula="of:=[$Controls.H$3]* EXP(-(([.$B171]-[$Controls.H$2])^2/(0.6*[$Controls.H$4])))" office:value-type="float" office:value="0.0000015861642107891">
            <text:p>1.5861642107891E-006</text:p>
          </table:table-cell>
          <table:table-cell table:formula="of:=[$Controls.I$3]* EXP(-(([.$B171]-[$Controls.I$2])^2/(0.6*[$Controls.I$4])))" office:value-type="float" office:value="0.00000708256906900508">
            <text:p>7.08256906900508E-006</text:p>
          </table:table-cell>
          <table:table-cell table:formula="of:=[$Controls.J$3]* EXP(-(([.$B171]-[$Controls.J$2])^2/(0.6*[$Controls.J$4])))" office:value-type="float" office:value="0.00000769006144856449">
            <text:p>7.69006144856449E-006</text:p>
          </table:table-cell>
          <table:table-cell table:formula="of:=[$Controls.K$3]* EXP(-(([.$B171]-[$Controls.K$2])^2/(0.6*[$Controls.K$4])))" office:value-type="float" office:value="0.00000499981209551683">
            <text:p>4.99981209551683E-006</text:p>
          </table:table-cell>
          <table:table-cell table:formula="of:=Noise" office:value-type="float" office:value="0.00000773">
            <text:p>7.73E-006</text:p>
          </table:table-cell>
          <table:table-cell table:formula="of:=SUM([.C171:.G171])" office:value-type="float" office:value="0.0000290886068238755">
            <text:p>2.90886068238755E-005</text:p>
          </table:table-cell>
        </table:table-row>
        <table:table-row table:style-name="ro1">
          <table:table-cell table:formula="of:=[.A171]+7.5" office:value-type="float" office:value="8267.5">
            <text:p>8267.5</text:p>
          </table:table-cell>
          <table:table-cell table:formula="of:=[$Controls.$O$1]/[.A172]" office:value-type="float" office:value="1.49984880556396">
            <text:p>1.4998488056</text:p>
          </table:table-cell>
          <table:table-cell table:formula="of:=[$Controls.H$3]* EXP(-(([.$B172]-[$Controls.H$2])^2/(0.6*[$Controls.H$4])))" office:value-type="float" office:value="0.00000161416088076587">
            <text:p>1.61416088076587E-006</text:p>
          </table:table-cell>
          <table:table-cell table:formula="of:=[$Controls.I$3]* EXP(-(([.$B172]-[$Controls.I$2])^2/(0.6*[$Controls.I$4])))" office:value-type="float" office:value="0.00000718245591437114">
            <text:p>7.18245591437114E-006</text:p>
          </table:table-cell>
          <table:table-cell table:formula="of:=[$Controls.J$3]* EXP(-(([.$B172]-[$Controls.J$2])^2/(0.6*[$Controls.J$4])))" office:value-type="float" office:value="0.0000077442420544609">
            <text:p>7.7442420544609E-006</text:p>
          </table:table-cell>
          <table:table-cell table:formula="of:=[$Controls.K$3]* EXP(-(([.$B172]-[$Controls.K$2])^2/(0.6*[$Controls.K$4])))" office:value-type="float" office:value="0.00000499999706926272">
            <text:p>0.000005</text:p>
          </table:table-cell>
          <table:table-cell table:formula="of:=Noise" office:value-type="float" office:value="0.00000508">
            <text:p>5.08E-006</text:p>
          </table:table-cell>
          <table:table-cell table:formula="of:=SUM([.C172:.G172])" office:value-type="float" office:value="0.0000266208559188606">
            <text:p>2.66208559188606E-005</text:p>
          </table:table-cell>
        </table:table-row>
        <table:table-row table:style-name="ro1">
          <table:table-cell table:formula="of:=[.A172]+7.5" office:value-type="float" office:value="8275">
            <text:p>8275</text:p>
          </table:table-cell>
          <table:table-cell table:formula="of:=[$Controls.$O$1]/[.A173]" office:value-type="float" office:value="1.49848942598187">
            <text:p>1.498489426</text:p>
          </table:table-cell>
          <table:table-cell table:formula="of:=[$Controls.H$3]* EXP(-(([.$B173]-[$Controls.H$2])^2/(0.6*[$Controls.H$4])))" office:value-type="float" office:value="0.00000164244381554333">
            <text:p>1.64244381554333E-006</text:p>
          </table:table-cell>
          <table:table-cell table:formula="of:=[$Controls.I$3]* EXP(-(([.$B173]-[$Controls.I$2])^2/(0.6*[$Controls.I$4])))" office:value-type="float" office:value="0.00000728287576013803">
            <text:p>7.28287576013803E-006</text:p>
          </table:table-cell>
          <table:table-cell table:formula="of:=[$Controls.J$3]* EXP(-(([.$B173]-[$Controls.J$2])^2/(0.6*[$Controls.J$4])))" office:value-type="float" office:value="0.00000779796546186933">
            <text:p>0.000007798</text:p>
          </table:table-cell>
          <table:table-cell table:formula="of:=[$Controls.K$3]* EXP(-(([.$B173]-[$Controls.K$2])^2/(0.6*[$Controls.K$4])))" office:value-type="float" office:value="0.00000499970746575485">
            <text:p>4.99970746575485E-006</text:p>
          </table:table-cell>
          <table:table-cell table:formula="of:=Noise" office:value-type="float" office:value="0.00000362">
            <text:p>3.62E-006</text:p>
          </table:table-cell>
          <table:table-cell table:formula="of:=SUM([.C173:.G173])" office:value-type="float" office:value="0.0000253429925033055">
            <text:p>0.000025343</text:p>
          </table:table-cell>
        </table:table-row>
        <table:table-row table:style-name="ro1">
          <table:table-cell table:formula="of:=[.A173]+7.5" office:value-type="float" office:value="8282.5">
            <text:p>8282.5</text:p>
          </table:table-cell>
          <table:table-cell table:formula="of:=[$Controls.$O$1]/[.A174]" office:value-type="float" office:value="1.49713250830063">
            <text:p>1.4971325083</text:p>
          </table:table-cell>
          <table:table-cell table:formula="of:=[$Controls.H$3]* EXP(-(([.$B174]-[$Controls.H$2])^2/(0.6*[$Controls.H$4])))" office:value-type="float" office:value="0.00000167101181408176">
            <text:p>0.000001671</text:p>
          </table:table-cell>
          <table:table-cell table:formula="of:=[$Controls.I$3]* EXP(-(([.$B174]-[$Controls.I$2])^2/(0.6*[$Controls.I$4])))" office:value-type="float" office:value="0.00000738381605528002">
            <text:p>7.38381605528002E-006</text:p>
          </table:table-cell>
          <table:table-cell table:formula="of:=[$Controls.J$3]* EXP(-(([.$B174]-[$Controls.J$2])^2/(0.6*[$Controls.J$4])))" office:value-type="float" office:value="0.00000785122121642879">
            <text:p>7.85122121642879E-006</text:p>
          </table:table-cell>
          <table:table-cell table:formula="of:=[$Controls.K$3]* EXP(-(([.$B174]-[$Controls.K$2])^2/(0.6*[$Controls.K$4])))" office:value-type="float" office:value="0.00000499894594334404">
            <text:p>4.99894594334404E-006</text:p>
          </table:table-cell>
          <table:table-cell table:formula="of:=Noise" office:value-type="float" office:value="0.000005">
            <text:p>5.00E-006</text:p>
          </table:table-cell>
          <table:table-cell table:formula="of:=SUM([.C174:.G174])" office:value-type="float" office:value="0.0000269049950291346">
            <text:p>0.000026905</text:p>
          </table:table-cell>
        </table:table-row>
        <table:table-row table:style-name="ro1">
          <table:table-cell table:formula="of:=[.A174]+7.5" office:value-type="float" office:value="8290">
            <text:p>8290</text:p>
          </table:table-cell>
          <table:table-cell table:formula="of:=[$Controls.$O$1]/[.A175]" office:value-type="float" office:value="1.49577804583836">
            <text:p>1.4957780458</text:p>
          </table:table-cell>
          <table:table-cell table:formula="of:=[$Controls.H$3]* EXP(-(([.$B175]-[$Controls.H$2])^2/(0.6*[$Controls.H$4])))" office:value-type="float" office:value="0.00000169986359215355">
            <text:p>1.69986359215355E-006</text:p>
          </table:table-cell>
          <table:table-cell table:formula="of:=[$Controls.I$3]* EXP(-(([.$B175]-[$Controls.I$2])^2/(0.6*[$Controls.I$4])))" office:value-type="float" office:value="0.00000748526404078169">
            <text:p>7.48526404078169E-006</text:p>
          </table:table-cell>
          <table:table-cell table:formula="of:=[$Controls.J$3]* EXP(-(([.$B175]-[$Controls.J$2])^2/(0.6*[$Controls.J$4])))" office:value-type="float" office:value="0.00000790399900790129">
            <text:p>0.000007904</text:p>
          </table:table-cell>
          <table:table-cell table:formula="of:=[$Controls.K$3]* EXP(-(([.$B175]-[$Controls.K$2])^2/(0.6*[$Controls.K$4])))" office:value-type="float" office:value="0.00000499771527895627">
            <text:p>4.99771527895627E-006</text:p>
          </table:table-cell>
          <table:table-cell table:formula="of:=Noise" office:value-type="float" office:value="0.00000423">
            <text:p>4.23E-006</text:p>
          </table:table-cell>
          <table:table-cell table:formula="of:=SUM([.C175:.G175])" office:value-type="float" office:value="0.0000263168419197928">
            <text:p>2.63168419197928E-005</text:p>
          </table:table-cell>
        </table:table-row>
        <table:table-row table:style-name="ro1">
          <table:table-cell table:formula="of:=[.A175]+7.5" office:value-type="float" office:value="8297.5">
            <text:p>8297.5</text:p>
          </table:table-cell>
          <table:table-cell table:formula="of:=[$Controls.$O$1]/[.A176]" office:value-type="float" office:value="1.49442603193733">
            <text:p>1.4944260319</text:p>
          </table:table-cell>
          <table:table-cell table:formula="of:=[$Controls.H$3]* EXP(-(([.$B176]-[$Controls.H$2])^2/(0.6*[$Controls.H$4])))" office:value-type="float" office:value="0.00000172899778225035">
            <text:p>0.000001729</text:p>
          </table:table-cell>
          <table:table-cell table:formula="of:=[$Controls.I$3]* EXP(-(([.$B176]-[$Controls.I$2])^2/(0.6*[$Controls.I$4])))" office:value-type="float" office:value="0.00000758720675359165">
            <text:p>7.58720675359165E-006</text:p>
          </table:table-cell>
          <table:table-cell table:formula="of:=[$Controls.J$3]* EXP(-(([.$B176]-[$Controls.J$2])^2/(0.6*[$Controls.J$4])))" office:value-type="float" office:value="0.00000795628867353173">
            <text:p>7.95628867353173E-006</text:p>
          </table:table-cell>
          <table:table-cell table:formula="of:=[$Controls.K$3]* EXP(-(([.$B176]-[$Controls.K$2])^2/(0.6*[$Controls.K$4])))" office:value-type="float" office:value="0.00000499601836567516">
            <text:p>0.000004996</text:p>
          </table:table-cell>
          <table:table-cell table:formula="of:=Noise" office:value-type="float" office:value="0.00000533">
            <text:p>5.33E-006</text:p>
          </table:table-cell>
          <table:table-cell table:formula="of:=SUM([.C176:.G176])" office:value-type="float" office:value="0.0000275985115750489">
            <text:p>2.75985115750489E-005</text:p>
          </table:table-cell>
        </table:table-row>
        <table:table-row table:style-name="ro1">
          <table:table-cell table:formula="of:=[.A176]+7.5" office:value-type="float" office:value="8305">
            <text:p>8305</text:p>
          </table:table-cell>
          <table:table-cell table:formula="of:=[$Controls.$O$1]/[.A177]" office:value-type="float" office:value="1.49307645996388">
            <text:p>1.49307646</text:p>
          </table:table-cell>
          <table:table-cell table:formula="of:=[$Controls.H$3]* EXP(-(([.$B177]-[$Controls.H$2])^2/(0.6*[$Controls.H$4])))" office:value-type="float" office:value="0.0000017584129335269">
            <text:p>1.7584129335269E-006</text:p>
          </table:table-cell>
          <table:table-cell table:formula="of:=[$Controls.I$3]* EXP(-(([.$B177]-[$Controls.I$2])^2/(0.6*[$Controls.I$4])))" office:value-type="float" office:value="0.000007689631030671">
            <text:p>7.689631030671E-006</text:p>
          </table:table-cell>
          <table:table-cell table:formula="of:=[$Controls.J$3]* EXP(-(([.$B177]-[$Controls.J$2])^2/(0.6*[$Controls.J$4])))" office:value-type="float" office:value="0.00000800808020131351">
            <text:p>8.00808020131351E-006</text:p>
          </table:table-cell>
          <table:table-cell table:formula="of:=[$Controls.K$3]* EXP(-(([.$B177]-[$Controls.K$2])^2/(0.6*[$Controls.K$4])))" office:value-type="float" office:value="0.00000499385821029717">
            <text:p>4.99385821029717E-006</text:p>
          </table:table-cell>
          <table:table-cell table:formula="of:=Noise" office:value-type="float" office:value="0.00000624">
            <text:p>6.24E-006</text:p>
          </table:table-cell>
          <table:table-cell table:formula="of:=SUM([.C177:.G177])" office:value-type="float" office:value="0.0000286899823758086">
            <text:p>0.00002869</text:p>
          </table:table-cell>
        </table:table-row>
        <table:table-row table:style-name="ro1">
          <table:table-cell table:formula="of:=[.A177]+7.5" office:value-type="float" office:value="8312.5">
            <text:p>8312.5</text:p>
          </table:table-cell>
          <table:table-cell table:formula="of:=[$Controls.$O$1]/[.A178]" office:value-type="float" office:value="1.49172932330827">
            <text:p>1.4917293233</text:p>
          </table:table-cell>
          <table:table-cell table:formula="of:=[$Controls.H$3]* EXP(-(([.$B178]-[$Controls.H$2])^2/(0.6*[$Controls.H$4])))" office:value-type="float" office:value="0.00000178810751178158">
            <text:p>1.78810751178158E-006</text:p>
          </table:table-cell>
          <table:table-cell table:formula="of:=[$Controls.I$3]* EXP(-(([.$B178]-[$Controls.I$2])^2/(0.6*[$Controls.I$4])))" office:value-type="float" office:value="0.00000779252351313365">
            <text:p>7.79252351313365E-006</text:p>
          </table:table-cell>
          <table:table-cell table:formula="of:=[$Controls.J$3]* EXP(-(([.$B178]-[$Controls.J$2])^2/(0.6*[$Controls.J$4])))" office:value-type="float" office:value="0.00000805936373315851">
            <text:p>8.05936373315851E-006</text:p>
          </table:table-cell>
          <table:table-cell table:formula="of:=[$Controls.K$3]* EXP(-(([.$B178]-[$Controls.K$2])^2/(0.6*[$Controls.K$4])))" office:value-type="float" office:value="0.00000499123793086165">
            <text:p>4.99123793086165E-006</text:p>
          </table:table-cell>
          <table:table-cell table:formula="of:=Noise" office:value-type="float" office:value="0.00000404">
            <text:p>4.04E-006</text:p>
          </table:table-cell>
          <table:table-cell table:formula="of:=SUM([.C178:.G178])" office:value-type="float" office:value="0.0000266712326889354">
            <text:p>2.66712326889354E-005</text:p>
          </table:table-cell>
        </table:table-row>
        <table:table-row table:style-name="ro1">
          <table:table-cell table:formula="of:=[.A178]+7.5" office:value-type="float" office:value="8320">
            <text:p>8320</text:p>
          </table:table-cell>
          <table:table-cell table:formula="of:=[$Controls.$O$1]/[.A179]" office:value-type="float" office:value="1.49038461538462">
            <text:p>1.4903846154</text:p>
          </table:table-cell>
          <table:table-cell table:formula="of:=[$Controls.H$3]* EXP(-(([.$B179]-[$Controls.H$2])^2/(0.6*[$Controls.H$4])))" office:value-type="float" office:value="0.00000181807989947366">
            <text:p>1.81807989947366E-006</text:p>
          </table:table-cell>
          <table:table-cell table:formula="of:=[$Controls.I$3]* EXP(-(([.$B179]-[$Controls.I$2])^2/(0.6*[$Controls.I$4])))" office:value-type="float" office:value="0.00000789587065047636">
            <text:p>7.89587065047636E-006</text:p>
          </table:table-cell>
          <table:table-cell table:formula="of:=[$Controls.J$3]* EXP(-(([.$B179]-[$Controls.J$2])^2/(0.6*[$Controls.J$4])))" office:value-type="float" office:value="0.0000081101295679707">
            <text:p>8.1101295679707E-006</text:p>
          </table:table-cell>
          <table:table-cell table:formula="of:=[$Controls.K$3]* EXP(-(([.$B179]-[$Controls.K$2])^2/(0.6*[$Controls.K$4])))" office:value-type="float" office:value="0.00000498816075415771">
            <text:p>4.98816075415771E-006</text:p>
          </table:table-cell>
          <table:table-cell table:formula="of:=Noise" office:value-type="float" office:value="0.00000668">
            <text:p>6.68E-006</text:p>
          </table:table-cell>
          <table:table-cell table:formula="of:=SUM([.C179:.G179])" office:value-type="float" office:value="0.0000294922408720784">
            <text:p>2.94922408720784E-005</text:p>
          </table:table-cell>
        </table:table-row>
        <table:table-row table:style-name="ro1">
          <table:table-cell table:formula="of:=[.A179]+7.5" office:value-type="float" office:value="8327.5">
            <text:p>8327.5</text:p>
          </table:table-cell>
          <table:table-cell table:formula="of:=[$Controls.$O$1]/[.A180]" office:value-type="float" office:value="1.48904232963074">
            <text:p>1.4890423296</text:p>
          </table:table-cell>
          <table:table-cell table:formula="of:=[$Controls.H$3]* EXP(-(([.$B180]-[$Controls.H$2])^2/(0.6*[$Controls.H$4])))" office:value-type="float" office:value="0.00000184832839577747">
            <text:p>1.84832839577747E-006</text:p>
          </table:table-cell>
          <table:table-cell table:formula="of:=[$Controls.I$3]* EXP(-(([.$B180]-[$Controls.I$2])^2/(0.6*[$Controls.I$4])))" office:value-type="float" office:value="0.00000799965870489556">
            <text:p>7.99965870489556E-006</text:p>
          </table:table-cell>
          <table:table-cell table:formula="of:=[$Controls.J$3]* EXP(-(([.$B180]-[$Controls.J$2])^2/(0.6*[$Controls.J$4])))" office:value-type="float" office:value="0.00000816036816462238">
            <text:p>8.16036816462238E-006</text:p>
          </table:table-cell>
          <table:table-cell table:formula="of:=[$Controls.K$3]* EXP(-(([.$B180]-[$Controls.K$2])^2/(0.6*[$Controls.K$4])))" office:value-type="float" office:value="0.0000049846300132097">
            <text:p>4.9846300132097E-006</text:p>
          </table:table-cell>
          <table:table-cell table:formula="of:=Noise" office:value-type="float" office:value="0.00000233">
            <text:p>2.33E-006</text:p>
          </table:table-cell>
          <table:table-cell table:formula="of:=SUM([.C180:.G180])" office:value-type="float" office:value="0.0000253229852785051">
            <text:p>0.000025323</text:p>
          </table:table-cell>
        </table:table-row>
        <table:table-row table:style-name="ro1">
          <table:table-cell table:formula="of:=[.A180]+7.5" office:value-type="float" office:value="8335">
            <text:p>8335</text:p>
          </table:table-cell>
          <table:table-cell table:formula="of:=[$Controls.$O$1]/[.A181]" office:value-type="float" office:value="1.4877024595081">
            <text:p>1.4877024595</text:p>
          </table:table-cell>
          <table:table-cell table:formula="of:=[$Controls.H$3]* EXP(-(([.$B181]-[$Controls.H$2])^2/(0.6*[$Controls.H$4])))" office:value-type="float" office:value="0.00000187885121667321">
            <text:p>1.87885121667321E-006</text:p>
          </table:table-cell>
          <table:table-cell table:formula="of:=[$Controls.I$3]* EXP(-(([.$B181]-[$Controls.I$2])^2/(0.6*[$Controls.I$4])))" office:value-type="float" office:value="0.00000810387375568845">
            <text:p>8.10387375568845E-006</text:p>
          </table:table-cell>
          <table:table-cell table:formula="of:=[$Controls.J$3]* EXP(-(([.$B181]-[$Controls.J$2])^2/(0.6*[$Controls.J$4])))" office:value-type="float" office:value="0.00000821007014483218">
            <text:p>8.21007014483218E-006</text:p>
          </table:table-cell>
          <table:table-cell table:formula="of:=[$Controls.K$3]* EXP(-(([.$B181]-[$Controls.K$2])^2/(0.6*[$Controls.K$4])))" office:value-type="float" office:value="0.0000049806491447435">
            <text:p>4.9806491447435E-006</text:p>
          </table:table-cell>
          <table:table-cell table:formula="of:=Noise" office:value-type="float" office:value="0.00000452">
            <text:p>4.52E-006</text:p>
          </table:table-cell>
          <table:table-cell table:formula="of:=SUM([.C181:.G181])" office:value-type="float" office:value="0.0000276934442619373">
            <text:p>2.76934442619373E-005</text:p>
          </table:table-cell>
        </table:table-row>
        <table:table-row table:style-name="ro1">
          <table:table-cell table:formula="of:=[.A181]+7.5" office:value-type="float" office:value="8342.5">
            <text:p>8342.5</text:p>
          </table:table-cell>
          <table:table-cell table:formula="of:=[$Controls.$O$1]/[.A182]" office:value-type="float" office:value="1.48636499850165">
            <text:p>1.4863649985</text:p>
          </table:table-cell>
          <table:table-cell table:formula="of:=[$Controls.H$3]* EXP(-(([.$B182]-[$Controls.H$2])^2/(0.6*[$Controls.H$4])))" office:value-type="float" office:value="0.0000019096464950746">
            <text:p>1.9096464950746E-006</text:p>
          </table:table-cell>
          <table:table-cell table:formula="of:=[$Controls.I$3]* EXP(-(([.$B182]-[$Controls.I$2])^2/(0.6*[$Controls.I$4])))" office:value-type="float" office:value="0.00000820850170373567">
            <text:p>8.20850170373567E-006</text:p>
          </table:table-cell>
          <table:table-cell table:formula="of:=[$Controls.J$3]* EXP(-(([.$B182]-[$Controls.J$2])^2/(0.6*[$Controls.J$4])))" office:value-type="float" office:value="0.00000825922629594413">
            <text:p>8.25922629594413E-006</text:p>
          </table:table-cell>
          <table:table-cell table:formula="of:=[$Controls.K$3]* EXP(-(([.$B182]-[$Controls.K$2])^2/(0.6*[$Controls.K$4])))" office:value-type="float" office:value="0.00000497622168663521">
            <text:p>4.97622168663521E-006</text:p>
          </table:table-cell>
          <table:table-cell table:formula="of:=Noise" office:value-type="float" office:value="0.00000218">
            <text:p>2.18E-006</text:p>
          </table:table-cell>
          <table:table-cell table:formula="of:=SUM([.C182:.G182])" office:value-type="float" office:value="0.0000255335961813896">
            <text:p>2.55335961813896E-005</text:p>
          </table:table-cell>
        </table:table-row>
        <table:table-row table:style-name="ro1">
          <table:table-cell table:formula="of:=[.A182]+7.5" office:value-type="float" office:value="8350">
            <text:p>8350</text:p>
          </table:table-cell>
          <table:table-cell table:formula="of:=[$Controls.$O$1]/[.A183]" office:value-type="float" office:value="1.48502994011976">
            <text:p>1.4850299401</text:p>
          </table:table-cell>
          <table:table-cell table:formula="of:=[$Controls.H$3]* EXP(-(([.$B183]-[$Controls.H$2])^2/(0.6*[$Controls.H$4])))" office:value-type="float" office:value="0.00000194071228099322">
            <text:p>1.94071228099322E-006</text:p>
          </table:table-cell>
          <table:table-cell table:formula="of:=[$Controls.I$3]* EXP(-(([.$B183]-[$Controls.I$2])^2/(0.6*[$Controls.I$4])))" office:value-type="float" office:value="0.00000831352827606284">
            <text:p>8.31352827606284E-006</text:p>
          </table:table-cell>
          <table:table-cell table:formula="of:=[$Controls.J$3]* EXP(-(([.$B183]-[$Controls.J$2])^2/(0.6*[$Controls.J$4])))" office:value-type="float" office:value="0.00000830782757360717">
            <text:p>8.30782757360717E-006</text:p>
          </table:table-cell>
          <table:table-cell table:formula="of:=[$Controls.K$3]* EXP(-(([.$B183]-[$Controls.K$2])^2/(0.6*[$Controls.K$4])))" office:value-type="float" office:value="0.00000497135127534439">
            <text:p>4.97135127534439E-006</text:p>
          </table:table-cell>
          <table:table-cell table:formula="of:=Noise" office:value-type="float" office:value="0.00000422">
            <text:p>4.22E-006</text:p>
          </table:table-cell>
          <table:table-cell table:formula="of:=SUM([.C183:.G183])" office:value-type="float" office:value="0.0000277534194060076">
            <text:p>2.77534194060076E-005</text:p>
          </table:table-cell>
        </table:table-row>
        <table:table-row table:style-name="ro1">
          <table:table-cell table:formula="of:=[.A183]+7.5" office:value-type="float" office:value="8357.5">
            <text:p>8357.5</text:p>
          </table:table-cell>
          <table:table-cell table:formula="of:=[$Controls.$O$1]/[.A184]" office:value-type="float" office:value="1.48369727789411">
            <text:p>1.4836972779</text:p>
          </table:table-cell>
          <table:table-cell table:formula="of:=[$Controls.H$3]* EXP(-(([.$B184]-[$Controls.H$2])^2/(0.6*[$Controls.H$4])))" office:value-type="float" office:value="0.00000197204654173946">
            <text:p>0.000001972</text:p>
          </table:table-cell>
          <table:table-cell table:formula="of:=[$Controls.I$3]* EXP(-(([.$B184]-[$Controls.I$2])^2/(0.6*[$Controls.I$4])))" office:value-type="float" office:value="0.00000841893903047801">
            <text:p>8.41893903047801E-006</text:p>
          </table:table-cell>
          <table:table-cell table:formula="of:=[$Controls.J$3]* EXP(-(([.$B184]-[$Controls.J$2])^2/(0.6*[$Controls.J$4])))" office:value-type="float" office:value="0.00000835586510435436">
            <text:p>8.35586510435436E-006</text:p>
          </table:table-cell>
          <table:table-cell table:formula="of:=[$Controls.K$3]* EXP(-(([.$B184]-[$Controls.K$2])^2/(0.6*[$Controls.K$4])))" office:value-type="float" office:value="0.0000049660416433335">
            <text:p>0.000004966</text:p>
          </table:table-cell>
          <table:table-cell table:formula="of:=Noise" office:value-type="float" office:value="0.00000254">
            <text:p>2.54E-006</text:p>
          </table:table-cell>
          <table:table-cell table:formula="of:=SUM([.C184:.G184])" office:value-type="float" office:value="0.0000262528923199053">
            <text:p>2.62528923199053E-005</text:p>
          </table:table-cell>
        </table:table-row>
        <table:table-row table:style-name="ro1">
          <table:table-cell table:formula="of:=[.A184]+7.5" office:value-type="float" office:value="8365">
            <text:p>8365</text:p>
          </table:table-cell>
          <table:table-cell table:formula="of:=[$Controls.$O$1]/[.A185]" office:value-type="float" office:value="1.48236700537956">
            <text:p>1.4823670054</text:p>
          </table:table-cell>
          <table:table-cell table:formula="of:=[$Controls.H$3]* EXP(-(([.$B185]-[$Controls.H$2])^2/(0.6*[$Controls.H$4])))" office:value-type="float" office:value="0.00000200364716216001">
            <text:p>2.00364716216001E-006</text:p>
          </table:table-cell>
          <table:table-cell table:formula="of:=[$Controls.I$3]* EXP(-(([.$B185]-[$Controls.I$2])^2/(0.6*[$Controls.I$4])))" office:value-type="float" office:value="0.00000852471936028257">
            <text:p>8.52471936028257E-006</text:p>
          </table:table-cell>
          <table:table-cell table:formula="of:=[$Controls.J$3]* EXP(-(([.$B185]-[$Controls.J$2])^2/(0.6*[$Controls.J$4])))" office:value-type="float" office:value="0.00000840333018808146">
            <text:p>8.40333018808146E-006</text:p>
          </table:table-cell>
          <table:table-cell table:formula="of:=[$Controls.K$3]* EXP(-(([.$B185]-[$Controls.K$2])^2/(0.6*[$Controls.K$4])))" office:value-type="float" office:value="0.00000496029661647559">
            <text:p>4.96029661647559E-006</text:p>
          </table:table-cell>
          <table:table-cell table:formula="of:=Noise" office:value-type="float" office:value="0.00000392">
            <text:p>3.92E-006</text:p>
          </table:table-cell>
          <table:table-cell table:formula="of:=SUM([.C185:.G185])" office:value-type="float" office:value="0.0000278119933269996">
            <text:p>0.000027812</text:p>
          </table:table-cell>
        </table:table-row>
        <table:table-row table:style-name="ro1">
          <table:table-cell table:formula="of:=[.A185]+7.5" office:value-type="float" office:value="8372.5">
            <text:p>8372.5</text:p>
          </table:table-cell>
          <table:table-cell table:formula="of:=[$Controls.$O$1]/[.A186]" office:value-type="float" office:value="1.48103911615408">
            <text:p>1.4810391162</text:p>
          </table:table-cell>
          <table:table-cell table:formula="of:=[$Controls.H$3]* EXP(-(([.$B186]-[$Controls.H$2])^2/(0.6*[$Controls.H$4])))" office:value-type="float" office:value="0.00000203551194491179">
            <text:p>2.03551194491179E-006</text:p>
          </table:table-cell>
          <table:table-cell table:formula="of:=[$Controls.I$3]* EXP(-(([.$B186]-[$Controls.I$2])^2/(0.6*[$Controls.I$4])))" office:value-type="float" office:value="0.0000086308544990524">
            <text:p>8.6308544990524E-006</text:p>
          </table:table-cell>
          <table:table-cell table:formula="of:=[$Controls.J$3]* EXP(-(([.$B186]-[$Controls.J$2])^2/(0.6*[$Controls.J$4])))" office:value-type="float" office:value="0.00000845021430042434">
            <text:p>8.45021430042434E-006</text:p>
          </table:table-cell>
          <table:table-cell table:formula="of:=[$Controls.K$3]* EXP(-(([.$B186]-[$Controls.K$2])^2/(0.6*[$Controls.K$4])))" office:value-type="float" office:value="0.00000495412011145175">
            <text:p>4.95412011145175E-006</text:p>
          </table:table-cell>
          <table:table-cell table:formula="of:=Noise" office:value-type="float" office:value="0.00000438">
            <text:p>4.38E-006</text:p>
          </table:table-cell>
          <table:table-cell table:formula="of:=SUM([.C186:.G186])" office:value-type="float" office:value="0.0000284507008558403">
            <text:p>2.84507008558403E-005</text:p>
          </table:table-cell>
        </table:table-row>
        <table:table-row table:style-name="ro1">
          <table:table-cell table:formula="of:=[.A186]+7.5" office:value-type="float" office:value="8380">
            <text:p>8380</text:p>
          </table:table-cell>
          <table:table-cell table:formula="of:=[$Controls.$O$1]/[.A187]" office:value-type="float" office:value="1.47971360381862">
            <text:p>1.4797136038</text:p>
          </table:table-cell>
          <table:table-cell table:formula="of:=[$Controls.H$3]* EXP(-(([.$B187]-[$Controls.H$2])^2/(0.6*[$Controls.H$4])))" office:value-type="float" office:value="0.00000206763861077208">
            <text:p>2.06763861077208E-006</text:p>
          </table:table-cell>
          <table:table-cell table:formula="of:=[$Controls.I$3]* EXP(-(([.$B187]-[$Controls.I$2])^2/(0.6*[$Controls.I$4])))" office:value-type="float" office:value="0.00000873732952548663">
            <text:p>8.73732952548663E-006</text:p>
          </table:table-cell>
          <table:table-cell table:formula="of:=[$Controls.J$3]* EXP(-(([.$B187]-[$Controls.J$2])^2/(0.6*[$Controls.J$4])))" office:value-type="float" office:value="0.00000849650909503485">
            <text:p>8.49650909503485E-006</text:p>
          </table:table-cell>
          <table:table-cell table:formula="of:=[$Controls.K$3]* EXP(-(([.$B187]-[$Controls.K$2])^2/(0.6*[$Controls.K$4])))" office:value-type="float" office:value="0.00000494751613314042">
            <text:p>4.94751613314042E-006</text:p>
          </table:table-cell>
          <table:table-cell table:formula="of:=Noise" office:value-type="float" office:value="0.00000495">
            <text:p>4.95E-006</text:p>
          </table:table-cell>
          <table:table-cell table:formula="of:=SUM([.C187:.G187])" office:value-type="float" office:value="0.000029198993364434">
            <text:p>0.000029199</text:p>
          </table:table-cell>
        </table:table-row>
        <table:table-row table:style-name="ro1">
          <table:table-cell table:formula="of:=[.A187]+7.5" office:value-type="float" office:value="8387.5">
            <text:p>8387.5</text:p>
          </table:table-cell>
          <table:table-cell table:formula="of:=[$Controls.$O$1]/[.A188]" office:value-type="float" office:value="1.47839046199702">
            <text:p>1.478390462</text:p>
          </table:table-cell>
          <table:table-cell table:formula="of:=[$Controls.H$3]* EXP(-(([.$B188]-[$Controls.H$2])^2/(0.6*[$Controls.H$4])))" office:value-type="float" office:value="0.00000210002479898482">
            <text:p>0.0000021</text:p>
          </table:table-cell>
          <table:table-cell table:formula="of:=[$Controls.I$3]* EXP(-(([.$B188]-[$Controls.I$2])^2/(0.6*[$Controls.I$4])))" office:value-type="float" office:value="0.00000884412936832109">
            <text:p>8.84412936832109E-006</text:p>
          </table:table-cell>
          <table:table-cell table:formula="of:=[$Controls.J$3]* EXP(-(([.$B188]-[$Controls.J$2])^2/(0.6*[$Controls.J$4])))" office:value-type="float" office:value="0.00000854220640575493">
            <text:p>8.54220640575493E-006</text:p>
          </table:table-cell>
          <table:table-cell table:formula="of:=[$Controls.K$3]* EXP(-(([.$B188]-[$Controls.K$2])^2/(0.6*[$Controls.K$4])))" office:value-type="float" office:value="0.00000494048877200004">
            <text:p>4.94048877200004E-006</text:p>
          </table:table-cell>
          <table:table-cell table:formula="of:=Noise" office:value-type="float" office:value="0.000005">
            <text:p>5.00E-006</text:p>
          </table:table-cell>
          <table:table-cell table:formula="of:=SUM([.C188:.G188])" office:value-type="float" office:value="0.0000294268493450609">
            <text:p>2.94268493450609E-005</text:p>
          </table:table-cell>
        </table:table-row>
        <table:table-row table:style-name="ro1">
          <table:table-cell table:formula="of:=[.A188]+7.5" office:value-type="float" office:value="8395">
            <text:p>8395</text:p>
          </table:table-cell>
          <table:table-cell table:formula="of:=[$Controls.$O$1]/[.A189]" office:value-type="float" office:value="1.47706968433591">
            <text:p>1.4770696843</text:p>
          </table:table-cell>
          <table:table-cell table:formula="of:=[$Controls.H$3]* EXP(-(([.$B189]-[$Controls.H$2])^2/(0.6*[$Controls.H$4])))" office:value-type="float" office:value="0.00000213266806764279">
            <text:p>2.13266806764279E-006</text:p>
          </table:table-cell>
          <table:table-cell table:formula="of:=[$Controls.I$3]* EXP(-(([.$B189]-[$Controls.I$2])^2/(0.6*[$Controls.I$4])))" office:value-type="float" office:value="0.00000895123881130344">
            <text:p>8.95123881130344E-006</text:p>
          </table:table-cell>
          <table:table-cell table:formula="of:=[$Controls.J$3]* EXP(-(([.$B189]-[$Controls.J$2])^2/(0.6*[$Controls.J$4])))" office:value-type="float" office:value="0.0000085872982486887">
            <text:p>8.5872982486887E-006</text:p>
          </table:table-cell>
          <table:table-cell table:formula="of:=[$Controls.K$3]* EXP(-(([.$B189]-[$Controls.K$2])^2/(0.6*[$Controls.K$4])))" office:value-type="float" office:value="0.00000493304220144692">
            <text:p>0.000004933</text:p>
          </table:table-cell>
          <table:table-cell table:formula="of:=Noise" office:value-type="float" office:value="0.00000542">
            <text:p>5.42E-006</text:p>
          </table:table-cell>
          <table:table-cell table:formula="of:=SUM([.C189:.G189])" office:value-type="float" office:value="0.0000300242473290818">
            <text:p>3.00242473290818E-005</text:p>
          </table:table-cell>
        </table:table-row>
        <table:table-row table:style-name="ro1">
          <table:table-cell table:formula="of:=[.A189]+7.5" office:value-type="float" office:value="8402.5">
            <text:p>8402.5</text:p>
          </table:table-cell>
          <table:table-cell table:formula="of:=[$Controls.$O$1]/[.A190]" office:value-type="float" office:value="1.47575126450461">
            <text:p>1.4757512645</text:p>
          </table:table-cell>
          <table:table-cell table:formula="of:=[$Controls.H$3]* EXP(-(([.$B190]-[$Controls.H$2])^2/(0.6*[$Controls.H$4])))" office:value-type="float" office:value="0.00000216556589410547">
            <text:p>2.16556589410547E-006</text:p>
          </table:table-cell>
          <table:table-cell table:formula="of:=[$Controls.I$3]* EXP(-(([.$B190]-[$Controls.I$2])^2/(0.6*[$Controls.I$4])))" office:value-type="float" office:value="0.00000905864249822709">
            <text:p>9.05864249822709E-006</text:p>
          </table:table-cell>
          <table:table-cell table:formula="of:=[$Controls.J$3]* EXP(-(([.$B190]-[$Controls.J$2])^2/(0.6*[$Controls.J$4])))" office:value-type="float" office:value="0.00000863177682417239">
            <text:p>8.63177682417239E-006</text:p>
          </table:table-cell>
          <table:table-cell table:formula="of:=[$Controls.K$3]* EXP(-(([.$B190]-[$Controls.K$2])^2/(0.6*[$Controls.K$4])))" office:value-type="float" office:value="0.00000492518067522996">
            <text:p>4.92518067522996E-006</text:p>
          </table:table-cell>
          <table:table-cell table:formula="of:=Noise" office:value-type="float" office:value="0.00000308">
            <text:p>3.08E-006</text:p>
          </table:table-cell>
          <table:table-cell table:formula="of:=SUM([.C190:.G190])" office:value-type="float" office:value="0.0000278611658917349">
            <text:p>2.78611658917349E-005</text:p>
          </table:table-cell>
        </table:table-row>
        <table:table-row table:style-name="ro1">
          <table:table-cell table:formula="of:=[.A190]+7.5" office:value-type="float" office:value="8410">
            <text:p>8410</text:p>
          </table:table-cell>
          <table:table-cell table:formula="of:=[$Controls.$O$1]/[.A191]" office:value-type="float" office:value="1.47443519619501">
            <text:p>1.4744351962</text:p>
          </table:table-cell>
          <table:table-cell table:formula="of:=[$Controls.H$3]* EXP(-(([.$B191]-[$Controls.H$2])^2/(0.6*[$Controls.H$4])))" office:value-type="float" office:value="0.00000219871567545241">
            <text:p>2.19871567545241E-006</text:p>
          </table:table-cell>
          <table:table-cell table:formula="of:=[$Controls.I$3]* EXP(-(([.$B191]-[$Controls.I$2])^2/(0.6*[$Controls.I$4])))" office:value-type="float" office:value="0.00000916632493802108">
            <text:p>9.16632493802108E-006</text:p>
          </table:table-cell>
          <table:table-cell table:formula="of:=[$Controls.J$3]* EXP(-(([.$B191]-[$Controls.J$2])^2/(0.6*[$Controls.J$4])))" office:value-type="float" office:value="0.00000867563451864215">
            <text:p>8.67563451864215E-006</text:p>
          </table:table-cell>
          <table:table-cell table:formula="of:=[$Controls.K$3]* EXP(-(([.$B191]-[$Controls.K$2])^2/(0.6*[$Controls.K$4])))" office:value-type="float" office:value="0.00000491690852480385">
            <text:p>4.91690852480385E-006</text:p>
          </table:table-cell>
          <table:table-cell table:formula="of:=Noise" office:value-type="float" office:value="0.00000482">
            <text:p>4.82E-006</text:p>
          </table:table-cell>
          <table:table-cell table:formula="of:=SUM([.C191:.G191])" office:value-type="float" office:value="0.0000297775836569195">
            <text:p>2.97775836569195E-005</text:p>
          </table:table-cell>
        </table:table-row>
        <table:table-row table:style-name="ro1">
          <table:table-cell table:formula="of:=[.A191]+7.5" office:value-type="float" office:value="8417.5">
            <text:p>8417.5</text:p>
          </table:table-cell>
          <table:table-cell table:formula="of:=[$Controls.$O$1]/[.A192]" office:value-type="float" office:value="1.47312147312147">
            <text:p>1.4731214731</text:p>
          </table:table-cell>
          <table:table-cell table:formula="of:=[$Controls.H$3]* EXP(-(([.$B192]-[$Controls.H$2])^2/(0.6*[$Controls.H$4])))" office:value-type="float" office:value="0.00000223211472897178">
            <text:p>2.23211472897178E-006</text:p>
          </table:table-cell>
          <table:table-cell table:formula="of:=[$Controls.I$3]* EXP(-(([.$B192]-[$Controls.I$2])^2/(0.6*[$Controls.I$4])))" office:value-type="float" office:value="0.00000927427050989263">
            <text:p>9.27427050989263E-006</text:p>
          </table:table-cell>
          <table:table-cell table:formula="of:=[$Controls.J$3]* EXP(-(([.$B192]-[$Controls.J$2])^2/(0.6*[$Controls.J$4])))" office:value-type="float" office:value="0.00000871886390639951">
            <text:p>8.71886390639951E-006</text:p>
          </table:table-cell>
          <table:table-cell table:formula="of:=[$Controls.K$3]* EXP(-(([.$B192]-[$Controls.K$2])^2/(0.6*[$Controls.K$4])))" office:value-type="float" office:value="0.00000490823015670248">
            <text:p>4.90823015670248E-006</text:p>
          </table:table-cell>
          <table:table-cell table:formula="of:=Noise" office:value-type="float" office:value="0.00000506">
            <text:p>5.06E-006</text:p>
          </table:table-cell>
          <table:table-cell table:formula="of:=SUM([.C192:.G192])" office:value-type="float" office:value="0.0000301934793019664">
            <text:p>3.01934793019664E-005</text:p>
          </table:table-cell>
        </table:table-row>
        <table:table-row table:style-name="ro1">
          <table:table-cell table:formula="of:=[.A192]+7.5" office:value-type="float" office:value="8425">
            <text:p>8425</text:p>
          </table:table-cell>
          <table:table-cell table:formula="of:=[$Controls.$O$1]/[.A193]" office:value-type="float" office:value="1.47181008902077">
            <text:p>1.471810089</text:p>
          </table:table-cell>
          <table:table-cell table:formula="of:=[$Controls.H$3]* EXP(-(([.$B193]-[$Controls.H$2])^2/(0.6*[$Controls.H$4])))" office:value-type="float" office:value="0.00000226576029268388">
            <text:p>2.26576029268388E-006</text:p>
          </table:table-cell>
          <table:table-cell table:formula="of:=[$Controls.I$3]* EXP(-(([.$B193]-[$Controls.I$2])^2/(0.6*[$Controls.I$4])))" office:value-type="float" office:value="0.00000938246346851966">
            <text:p>9.38246346851966E-006</text:p>
          </table:table-cell>
          <table:table-cell table:formula="of:=[$Controls.J$3]* EXP(-(([.$B193]-[$Controls.J$2])^2/(0.6*[$Controls.J$4])))" office:value-type="float" office:value="0.00000876145775127485">
            <text:p>8.76145775127485E-006</text:p>
          </table:table-cell>
          <table:table-cell table:formula="of:=[$Controls.K$3]* EXP(-(([.$B193]-[$Controls.K$2])^2/(0.6*[$Controls.K$4])))" office:value-type="float" office:value="0.00000489915004991399">
            <text:p>4.89915004991399E-006</text:p>
          </table:table-cell>
          <table:table-cell table:formula="of:=Noise" office:value-type="float" office:value="0.000005">
            <text:p>5.00E-006</text:p>
          </table:table-cell>
          <table:table-cell table:formula="of:=SUM([.C193:.G193])" office:value-type="float" office:value="0.0000303088315623924">
            <text:p>3.03088315623924E-005</text:p>
          </table:table-cell>
        </table:table-row>
        <table:table-row table:style-name="ro1">
          <table:table-cell table:formula="of:=[.A193]+7.5" office:value-type="float" office:value="8432.5">
            <text:p>8432.5</text:p>
          </table:table-cell>
          <table:table-cell table:formula="of:=[$Controls.$O$1]/[.A194]" office:value-type="float" office:value="1.47050103765194">
            <text:p>1.4705010377</text:p>
          </table:table-cell>
          <table:table-cell table:formula="of:=[$Controls.H$3]* EXP(-(([.$B194]-[$Controls.H$2])^2/(0.6*[$Controls.H$4])))" office:value-type="float" office:value="0.00000229964952589922">
            <text:p>2.29964952589922E-006</text:p>
          </table:table-cell>
          <table:table-cell table:formula="of:=[$Controls.I$3]* EXP(-(([.$B194]-[$Controls.I$2])^2/(0.6*[$Controls.I$4])))" office:value-type="float" office:value="0.00000949088794929024">
            <text:p>9.49088794929024E-006</text:p>
          </table:table-cell>
          <table:table-cell table:formula="of:=[$Controls.J$3]* EXP(-(([.$B194]-[$Controls.J$2])^2/(0.6*[$Controls.J$4])))" office:value-type="float" office:value="0.00000880340900818885">
            <text:p>8.80340900818885E-006</text:p>
          </table:table-cell>
          <table:table-cell table:formula="of:=[$Controls.K$3]* EXP(-(([.$B194]-[$Controls.K$2])^2/(0.6*[$Controls.K$4])))" office:value-type="float" office:value="0.00000488967275325915">
            <text:p>4.88967275325915E-006</text:p>
          </table:table-cell>
          <table:table-cell table:formula="of:=Noise" office:value-type="float" office:value="0.00000672">
            <text:p>6.72E-006</text:p>
          </table:table-cell>
          <table:table-cell table:formula="of:=SUM([.C194:.G194])" office:value-type="float" office:value="0.0000322036192366374">
            <text:p>3.22036192366374E-005</text:p>
          </table:table-cell>
        </table:table-row>
        <table:table-row table:style-name="ro1">
          <table:table-cell table:formula="of:=[.A194]+7.5" office:value-type="float" office:value="8440">
            <text:p>8440</text:p>
          </table:table-cell>
          <table:table-cell table:formula="of:=[$Controls.$O$1]/[.A195]" office:value-type="float" office:value="1.46919431279621">
            <text:p>1.4691943128</text:p>
          </table:table-cell>
          <table:table-cell table:formula="of:=[$Controls.H$3]* EXP(-(([.$B195]-[$Controls.H$2])^2/(0.6*[$Controls.H$4])))" office:value-type="float" office:value="0.00000233377950981105">
            <text:p>2.33377950981105E-006</text:p>
          </table:table-cell>
          <table:table-cell table:formula="of:=[$Controls.I$3]* EXP(-(([.$B195]-[$Controls.I$2])^2/(0.6*[$Controls.I$4])))" office:value-type="float" office:value="0.0000095995279735857">
            <text:p>9.5995279735857E-006</text:p>
          </table:table-cell>
          <table:table-cell table:formula="of:=[$Controls.J$3]* EXP(-(([.$B195]-[$Controls.J$2])^2/(0.6*[$Controls.J$4])))" office:value-type="float" office:value="0.00000884471082461212">
            <text:p>8.84471082461212E-006</text:p>
          </table:table-cell>
          <table:table-cell table:formula="of:=[$Controls.K$3]* EXP(-(([.$B195]-[$Controls.K$2])^2/(0.6*[$Controls.K$4])))" office:value-type="float" office:value="0.00000487980288277459">
            <text:p>4.87980288277459E-006</text:p>
          </table:table-cell>
          <table:table-cell table:formula="of:=Noise" office:value-type="float" office:value="0.00000558">
            <text:p>5.58E-006</text:p>
          </table:table-cell>
          <table:table-cell table:formula="of:=SUM([.C195:.G195])" office:value-type="float" office:value="0.0000312378211907835">
            <text:p>3.12378211907835E-005</text:p>
          </table:table-cell>
        </table:table-row>
        <table:table-row table:style-name="ro1">
          <table:table-cell table:formula="of:=[.A195]+7.5" office:value-type="float" office:value="8447.5">
            <text:p>8447.5</text:p>
          </table:table-cell>
          <table:table-cell table:formula="of:=[$Controls.$O$1]/[.A196]" office:value-type="float" office:value="1.46788990825688">
            <text:p>1.4678899083</text:p>
          </table:table-cell>
          <table:table-cell table:formula="of:=[$Controls.H$3]* EXP(-(([.$B196]-[$Controls.H$2])^2/(0.6*[$Controls.H$4])))" office:value-type="float" office:value="0.00000236814724812174">
            <text:p>2.36814724812174E-006</text:p>
          </table:table-cell>
          <table:table-cell table:formula="of:=[$Controls.I$3]* EXP(-(([.$B196]-[$Controls.I$2])^2/(0.6*[$Controls.I$4])))" office:value-type="float" office:value="0.00000970836745410482">
            <text:p>9.70836745410482E-006</text:p>
          </table:table-cell>
          <table:table-cell table:formula="of:=[$Controls.J$3]* EXP(-(([.$B196]-[$Controls.J$2])^2/(0.6*[$Controls.J$4])))" office:value-type="float" office:value="0.00000888535654192346">
            <text:p>8.88535654192346E-006</text:p>
          </table:table-cell>
          <table:table-cell table:formula="of:=[$Controls.K$3]* EXP(-(([.$B196]-[$Controls.K$2])^2/(0.6*[$Controls.K$4])))" office:value-type="float" office:value="0.00000486954511910227">
            <text:p>4.86954511910227E-006</text:p>
          </table:table-cell>
          <table:table-cell table:formula="of:=Noise" office:value-type="float" office:value="0.00000666">
            <text:p>6.66E-006</text:p>
          </table:table-cell>
          <table:table-cell table:formula="of:=SUM([.C196:.G196])" office:value-type="float" office:value="0.0000324914163632523">
            <text:p>3.24914163632523E-005</text:p>
          </table:table-cell>
        </table:table-row>
        <table:table-row table:style-name="ro1">
          <table:table-cell table:formula="of:=[.A196]+7.5" office:value-type="float" office:value="8455">
            <text:p>8455</text:p>
          </table:table-cell>
          <table:table-cell table:formula="of:=[$Controls.$O$1]/[.A197]" office:value-type="float" office:value="1.46658781785925">
            <text:p>1.4665878179</text:p>
          </table:table-cell>
          <table:table-cell table:formula="of:=[$Controls.H$3]* EXP(-(([.$B197]-[$Controls.H$2])^2/(0.6*[$Controls.H$4])))" office:value-type="float" office:value="0.00000240274966770283">
            <text:p>2.40274966770283E-006</text:p>
          </table:table-cell>
          <table:table-cell table:formula="of:=[$Controls.I$3]* EXP(-(([.$B197]-[$Controls.I$2])^2/(0.6*[$Controls.I$4])))" office:value-type="float" office:value="0.00000981739020022549">
            <text:p>9.81739020022549E-006</text:p>
          </table:table-cell>
          <table:table-cell table:formula="of:=[$Controls.J$3]* EXP(-(([.$B197]-[$Controls.J$2])^2/(0.6*[$Controls.J$4])))" office:value-type="float" office:value="0.00000892533969666682">
            <text:p>8.92533969666682E-006</text:p>
          </table:table-cell>
          <table:table-cell table:formula="of:=[$Controls.K$3]* EXP(-(([.$B197]-[$Controls.K$2])^2/(0.6*[$Controls.K$4])))" office:value-type="float" office:value="0.00000485890420488677">
            <text:p>4.85890420488677E-006</text:p>
          </table:table-cell>
          <table:table-cell table:formula="of:=Noise" office:value-type="float" office:value="0.00000522">
            <text:p>5.22E-006</text:p>
          </table:table-cell>
          <table:table-cell table:formula="of:=SUM([.C197:.G197])" office:value-type="float" office:value="0.0000312243837694819">
            <text:p>3.12243837694819E-005</text:p>
          </table:table-cell>
        </table:table-row>
        <table:table-row table:style-name="ro1">
          <table:table-cell table:formula="of:=[.A197]+7.5" office:value-type="float" office:value="8462.5">
            <text:p>8462.5</text:p>
          </table:table-cell>
          <table:table-cell table:formula="of:=[$Controls.$O$1]/[.A198]" office:value-type="float" office:value="1.46528803545052">
            <text:p>1.4652880355</text:p>
          </table:table-cell>
          <table:table-cell table:formula="of:=[$Controls.H$3]* EXP(-(([.$B198]-[$Controls.H$2])^2/(0.6*[$Controls.H$4])))" office:value-type="float" office:value="0.00000243758361928838">
            <text:p>2.43758361928838E-006</text:p>
          </table:table-cell>
          <table:table-cell table:formula="of:=[$Controls.I$3]* EXP(-(([.$B198]-[$Controls.I$2])^2/(0.6*[$Controls.I$4])))" office:value-type="float" office:value="0.00000992657992340147">
            <text:p>9.92657992340147E-006</text:p>
          </table:table-cell>
          <table:table-cell table:formula="of:=[$Controls.J$3]* EXP(-(([.$B198]-[$Controls.J$2])^2/(0.6*[$Controls.J$4])))" office:value-type="float" office:value="0.00000896465402170768">
            <text:p>8.96465402170768E-006</text:p>
          </table:table-cell>
          <table:table-cell table:formula="of:=[$Controls.K$3]* EXP(-(([.$B198]-[$Controls.K$2])^2/(0.6*[$Controls.K$4])))" office:value-type="float" office:value="0.00000484788494218175">
            <text:p>4.84788494218175E-006</text:p>
          </table:table-cell>
          <table:table-cell table:formula="of:=Noise" office:value-type="float" office:value="0.000005">
            <text:p>5.00E-006</text:p>
          </table:table-cell>
          <table:table-cell table:formula="of:=SUM([.C198:.G198])" office:value-type="float" office:value="0.0000311767025065793">
            <text:p>3.11767025065793E-005</text:p>
          </table:table-cell>
        </table:table-row>
        <table:table-row table:style-name="ro1">
          <table:table-cell table:formula="of:=[.A198]+7.5" office:value-type="float" office:value="8470">
            <text:p>8470</text:p>
          </table:table-cell>
          <table:table-cell table:formula="of:=[$Controls.$O$1]/[.A199]" office:value-type="float" office:value="1.46399055489965">
            <text:p>1.4639905549</text:p>
          </table:table-cell>
          <table:table-cell table:formula="of:=[$Controls.H$3]* EXP(-(([.$B199]-[$Controls.H$2])^2/(0.6*[$Controls.H$4])))" office:value-type="float" office:value="0.00000247264587820106">
            <text:p>2.47264587820106E-006</text:p>
          </table:table-cell>
          <table:table-cell table:formula="of:=[$Controls.I$3]* EXP(-(([.$B199]-[$Controls.I$2])^2/(0.6*[$Controls.I$4])))" office:value-type="float" office:value="0.0000100359202425906">
            <text:p>1.00359202425906E-005</text:p>
          </table:table-cell>
          <table:table-cell table:formula="of:=[$Controls.J$3]* EXP(-(([.$B199]-[$Controls.J$2])^2/(0.6*[$Controls.J$4])))" office:value-type="float" office:value="0.00000900329344728905">
            <text:p>9.00329344728905E-006</text:p>
          </table:table-cell>
          <table:table-cell table:formula="of:=[$Controls.K$3]* EXP(-(([.$B199]-[$Controls.K$2])^2/(0.6*[$Controls.K$4])))" office:value-type="float" office:value="0.00000483649218986692">
            <text:p>4.83649218986692E-006</text:p>
          </table:table-cell>
          <table:table-cell table:formula="of:=Noise" office:value-type="float" office:value="0.00000596">
            <text:p>5.96E-006</text:p>
          </table:table-cell>
          <table:table-cell table:formula="of:=SUM([.C199:.G199])" office:value-type="float" office:value="0.0000323083517579476">
            <text:p>3.23083517579476E-005</text:p>
          </table:table-cell>
        </table:table-row>
        <table:table-row table:style-name="ro1">
          <table:table-cell table:formula="of:=[.A199]+7.5" office:value-type="float" office:value="8477.5">
            <text:p>8477.5</text:p>
          </table:table-cell>
          <table:table-cell table:formula="of:=[$Controls.$O$1]/[.A200]" office:value-type="float" office:value="1.46269537009732">
            <text:p>1.4626953701</text:p>
          </table:table-cell>
          <table:table-cell table:formula="of:=[$Controls.H$3]* EXP(-(([.$B200]-[$Controls.H$2])^2/(0.6*[$Controls.H$4])))" office:value-type="float" office:value="0.00000250793314511083">
            <text:p>2.50793314511083E-006</text:p>
          </table:table-cell>
          <table:table-cell table:formula="of:=[$Controls.I$3]* EXP(-(([.$B200]-[$Controls.I$2])^2/(0.6*[$Controls.I$4])))" office:value-type="float" office:value="0.000010145394689712">
            <text:p>1.0145394689712E-005</text:p>
          </table:table-cell>
          <table:table-cell table:formula="of:=[$Controls.J$3]* EXP(-(([.$B200]-[$Controls.J$2])^2/(0.6*[$Controls.J$4])))" office:value-type="float" office:value="0.00000904125210198783">
            <text:p>9.04125210198783E-006</text:p>
          </table:table-cell>
          <table:table-cell table:formula="of:=[$Controls.K$3]* EXP(-(([.$B200]-[$Controls.K$2])^2/(0.6*[$Controls.K$4])))" office:value-type="float" office:value="0.00000482473086107708">
            <text:p>4.82473086107708E-006</text:p>
          </table:table-cell>
          <table:table-cell table:formula="of:=Noise" office:value-type="float" office:value="0.00000442">
            <text:p>4.42E-006</text:p>
          </table:table-cell>
          <table:table-cell table:formula="of:=SUM([.C200:.G200])" office:value-type="float" office:value="0.0000309393107978878">
            <text:p>3.09393107978878E-005</text:p>
          </table:table-cell>
        </table:table-row>
        <table:table-row table:style-name="ro1">
          <table:table-cell table:formula="of:=[.A200]+7.5" office:value-type="float" office:value="8485">
            <text:p>8485</text:p>
          </table:table-cell>
          <table:table-cell table:formula="of:=[$Controls.$O$1]/[.A201]" office:value-type="float" office:value="1.4614024749558">
            <text:p>1.461402475</text:p>
          </table:table-cell>
          <table:table-cell table:formula="of:=[$Controls.H$3]* EXP(-(([.$B201]-[$Controls.H$2])^2/(0.6*[$Controls.H$4])))" office:value-type="float" office:value="0.0000025434420468254">
            <text:p>2.5434420468254E-006</text:p>
          </table:table-cell>
          <table:table-cell table:formula="of:=[$Controls.I$3]* EXP(-(([.$B201]-[$Controls.I$2])^2/(0.6*[$Controls.I$4])))" office:value-type="float" office:value="0.0000102549867151287">
            <text:p>0.000010255</text:p>
          </table:table-cell>
          <table:table-cell table:formula="of:=[$Controls.J$3]* EXP(-(([.$B201]-[$Controls.J$2])^2/(0.6*[$Controls.J$4])))" office:value-type="float" office:value="0.00000907852431357189">
            <text:p>9.07852431357189E-006</text:p>
          </table:table-cell>
          <table:table-cell table:formula="of:=[$Controls.K$3]* EXP(-(([.$B201]-[$Controls.K$2])^2/(0.6*[$Controls.K$4])))" office:value-type="float" office:value="0.00000481260592064427">
            <text:p>4.81260592064427E-006</text:p>
          </table:table-cell>
          <table:table-cell table:formula="of:=Noise" office:value-type="float" office:value="0.00000722">
            <text:p>7.22E-006</text:p>
          </table:table-cell>
          <table:table-cell table:formula="of:=SUM([.C201:.G201])" office:value-type="float" office:value="0.0000339095589961702">
            <text:p>3.39095589961702E-005</text:p>
          </table:table-cell>
        </table:table-row>
        <table:table-row table:style-name="ro1">
          <table:table-cell table:formula="of:=[.A201]+7.5" office:value-type="float" office:value="8492.5">
            <text:p>8492.5</text:p>
          </table:table-cell>
          <table:table-cell table:formula="of:=[$Controls.$O$1]/[.A202]" office:value-type="float" office:value="1.46011186340889">
            <text:p>1.4601118634</text:p>
          </table:table-cell>
          <table:table-cell table:formula="of:=[$Controls.H$3]* EXP(-(([.$B202]-[$Controls.H$2])^2/(0.6*[$Controls.H$4])))" office:value-type="float" office:value="0.00000257916913711245">
            <text:p>2.57916913711245E-006</text:p>
          </table:table-cell>
          <table:table-cell table:formula="of:=[$Controls.I$3]* EXP(-(([.$B202]-[$Controls.I$2])^2/(0.6*[$Controls.I$4])))" office:value-type="float" office:value="0.0000103646796931528">
            <text:p>1.03646796931528E-005</text:p>
          </table:table-cell>
          <table:table-cell table:formula="of:=[$Controls.J$3]* EXP(-(([.$B202]-[$Controls.J$2])^2/(0.6*[$Controls.J$4])))" office:value-type="float" office:value="0.00000911510460975886">
            <text:p>9.11510460975886E-006</text:p>
          </table:table-cell>
          <table:table-cell table:formula="of:=[$Controls.K$3]* EXP(-(([.$B202]-[$Controls.K$2])^2/(0.6*[$Controls.K$4])))" office:value-type="float" office:value="0.00000480012238255446">
            <text:p>4.80012238255446E-006</text:p>
          </table:table-cell>
          <table:table-cell table:formula="of:=Noise" office:value-type="float" office:value="0.00000616">
            <text:p>6.16E-006</text:p>
          </table:table-cell>
          <table:table-cell table:formula="of:=SUM([.C202:.G202])" office:value-type="float" office:value="0.0000330190758225786">
            <text:p>3.30190758225786E-005</text:p>
          </table:table-cell>
        </table:table-row>
        <table:table-row table:style-name="ro1">
          <table:table-cell table:formula="of:=[.A202]+7.5" office:value-type="float" office:value="8500">
            <text:p>8500</text:p>
          </table:table-cell>
          <table:table-cell table:formula="of:=[$Controls.$O$1]/[.A203]" office:value-type="float" office:value="1.45882352941176">
            <text:p>1.4588235294</text:p>
          </table:table-cell>
          <table:table-cell table:formula="of:=[$Controls.H$3]* EXP(-(([.$B203]-[$Controls.H$2])^2/(0.6*[$Controls.H$4])))" office:value-type="float" office:value="0.00000261511089755282">
            <text:p>2.61511089755282E-006</text:p>
          </table:table-cell>
          <table:table-cell table:formula="of:=[$Controls.I$3]* EXP(-(([.$B203]-[$Controls.I$2])^2/(0.6*[$Controls.I$4])))" office:value-type="float" office:value="0.0000104744569275709">
            <text:p>1.04744569275709E-005</text:p>
          </table:table-cell>
          <table:table-cell table:formula="of:=[$Controls.J$3]* EXP(-(([.$B203]-[$Controls.J$2])^2/(0.6*[$Controls.J$4])))" office:value-type="float" office:value="0.00000915098771887693">
            <text:p>0.000009151</text:p>
          </table:table-cell>
          <table:table-cell table:formula="of:=[$Controls.K$3]* EXP(-(([.$B203]-[$Controls.K$2])^2/(0.6*[$Controls.K$4])))" office:value-type="float" office:value="0.00000478728530742007">
            <text:p>4.78728530742007E-006</text:p>
          </table:table-cell>
          <table:table-cell table:formula="of:=Noise" office:value-type="float" office:value="0.000015">
            <text:p>1.50E-005</text:p>
          </table:table-cell>
          <table:table-cell table:formula="of:=SUM([.C203:.G203])" office:value-type="float" office:value="0.0000420278408514208">
            <text:p>4.20278408514208E-005</text:p>
          </table:table-cell>
        </table:table-row>
        <table:table-row table:style-name="ro1">
          <table:table-cell table:formula="of:=[.A203]+7.5" office:value-type="float" office:value="8507.5">
            <text:p>8507.5</text:p>
          </table:table-cell>
          <table:table-cell table:formula="of:=[$Controls.$O$1]/[.A204]" office:value-type="float" office:value="1.45753746694093">
            <text:p>1.4575374669</text:p>
          </table:table-cell>
          <table:table-cell table:formula="of:=[$Controls.H$3]* EXP(-(([.$B204]-[$Controls.H$2])^2/(0.6*[$Controls.H$4])))" office:value-type="float" office:value="0.00000265126373842429">
            <text:p>2.65126373842429E-006</text:p>
          </table:table-cell>
          <table:table-cell table:formula="of:=[$Controls.I$3]* EXP(-(([.$B204]-[$Controls.I$2])^2/(0.6*[$Controls.I$4])))" office:value-type="float" office:value="0.0000105843016571855">
            <text:p>1.05843016571855E-005</text:p>
          </table:table-cell>
          <table:table-cell table:formula="of:=[$Controls.J$3]* EXP(-(([.$B204]-[$Controls.J$2])^2/(0.6*[$Controls.J$4])))" office:value-type="float" office:value="0.00000918616857042872">
            <text:p>9.18616857042872E-006</text:p>
          </table:table-cell>
          <table:table-cell table:formula="of:=[$Controls.K$3]* EXP(-(([.$B204]-[$Controls.K$2])^2/(0.6*[$Controls.K$4])))" office:value-type="float" office:value="0.0000047740997999694">
            <text:p>4.7740997999694E-006</text:p>
          </table:table-cell>
          <table:table-cell table:formula="of:=Noise" office:value-type="float" office:value="0.0000053">
            <text:p>5.30E-006</text:p>
          </table:table-cell>
          <table:table-cell table:formula="of:=SUM([.C204:.G204])" office:value-type="float" office:value="0.0000324958337660079">
            <text:p>3.24958337660079E-005</text:p>
          </table:table-cell>
        </table:table-row>
        <table:table-row table:style-name="ro1">
          <table:table-cell table:formula="of:=[.A204]+7.5" office:value-type="float" office:value="8515">
            <text:p>8515</text:p>
          </table:table-cell>
          <table:table-cell table:formula="of:=[$Controls.$O$1]/[.A205]" office:value-type="float" office:value="1.45625366999413">
            <text:p>1.45625367</text:p>
          </table:table-cell>
          <table:table-cell table:formula="of:=[$Controls.H$3]* EXP(-(([.$B205]-[$Controls.H$2])^2/(0.6*[$Controls.H$4])))" office:value-type="float" office:value="0.00000268762399961549">
            <text:p>2.68762399961549E-006</text:p>
          </table:table-cell>
          <table:table-cell table:formula="of:=[$Controls.I$3]* EXP(-(([.$B205]-[$Controls.I$2])^2/(0.6*[$Controls.I$4])))" office:value-type="float" office:value="0.0000106941970613702">
            <text:p>1.06941970613702E-005</text:p>
          </table:table-cell>
          <table:table-cell table:formula="of:=[$Controls.J$3]* EXP(-(([.$B205]-[$Controls.J$2])^2/(0.6*[$Controls.J$4])))" office:value-type="float" office:value="0.00000922064229555899">
            <text:p>9.22064229555899E-006</text:p>
          </table:table-cell>
          <table:table-cell table:formula="of:=[$Controls.K$3]* EXP(-(([.$B205]-[$Controls.K$2])^2/(0.6*[$Controls.K$4])))" office:value-type="float" office:value="0.00000476057100655419">
            <text:p>4.76057100655419E-006</text:p>
          </table:table-cell>
          <table:table-cell table:formula="of:=Noise" office:value-type="float" office:value="0.00000464">
            <text:p>4.64E-006</text:p>
          </table:table-cell>
          <table:table-cell table:formula="of:=SUM([.C205:.G205])" office:value-type="float" office:value="0.0000320030343630989">
            <text:p>0.000032003</text:p>
          </table:table-cell>
        </table:table-row>
        <table:table-row table:style-name="ro1">
          <table:table-cell table:formula="of:=[.A205]+7.5" office:value-type="float" office:value="8522.5">
            <text:p>8522.5</text:p>
          </table:table-cell>
          <table:table-cell table:formula="of:=[$Controls.$O$1]/[.A206]" office:value-type="float" office:value="1.4549721325902">
            <text:p>1.4549721326</text:p>
          </table:table-cell>
          <table:table-cell table:formula="of:=[$Controls.H$3]* EXP(-(([.$B206]-[$Controls.H$2])^2/(0.6*[$Controls.H$4])))" office:value-type="float" office:value="0.00000272418795156935">
            <text:p>2.72418795156935E-006</text:p>
          </table:table-cell>
          <table:table-cell table:formula="of:=[$Controls.I$3]* EXP(-(([.$B206]-[$Controls.I$2])^2/(0.6*[$Controls.I$4])))" office:value-type="float" office:value="0.0000108041262656359">
            <text:p>1.08041262656359E-005</text:p>
          </table:table-cell>
          <table:table-cell table:formula="of:=[$Controls.J$3]* EXP(-(([.$B206]-[$Controls.J$2])^2/(0.6*[$Controls.J$4])))" office:value-type="float" office:value="0.00000925440422742684">
            <text:p>9.25440422742684E-006</text:p>
          </table:table-cell>
          <table:table-cell table:formula="of:=[$Controls.K$3]* EXP(-(([.$B206]-[$Controls.K$2])^2/(0.6*[$Controls.K$4])))" office:value-type="float" office:value="0.0000047467041126765">
            <text:p>4.7467041126765E-006</text:p>
          </table:table-cell>
          <table:table-cell table:formula="of:=Noise" office:value-type="float" office:value="0.00000318">
            <text:p>3.18E-006</text:p>
          </table:table-cell>
          <table:table-cell table:formula="of:=SUM([.C206:.G206])" office:value-type="float" office:value="0.0000307094225573086">
            <text:p>3.07094225573086E-005</text:p>
          </table:table-cell>
        </table:table-row>
        <table:table-row table:style-name="ro1">
          <table:table-cell table:formula="of:=[.A206]+7.5" office:value-type="float" office:value="8530">
            <text:p>8530</text:p>
          </table:table-cell>
          <table:table-cell table:formula="of:=[$Controls.$O$1]/[.A207]" office:value-type="float" office:value="1.45369284876905">
            <text:p>1.4536928488</text:p>
          </table:table-cell>
          <table:table-cell table:formula="of:=[$Controls.H$3]* EXP(-(([.$B207]-[$Controls.H$2])^2/(0.6*[$Controls.H$4])))" office:value-type="float" office:value="0.00000276095179625558">
            <text:p>0.000002761</text:p>
          </table:table-cell>
          <table:table-cell table:formula="of:=[$Controls.I$3]* EXP(-(([.$B207]-[$Controls.I$2])^2/(0.6*[$Controls.I$4])))" office:value-type="float" office:value="0.0000109140723472042">
            <text:p>1.09140723472042E-005</text:p>
          </table:table-cell>
          <table:table-cell table:formula="of:=[$Controls.J$3]* EXP(-(([.$B207]-[$Controls.J$2])^2/(0.6*[$Controls.J$4])))" office:value-type="float" office:value="0.00000928744990148367">
            <text:p>9.28744990148367E-006</text:p>
          </table:table-cell>
          <table:table-cell table:formula="of:=[$Controls.K$3]* EXP(-(([.$B207]-[$Controls.K$2])^2/(0.6*[$Controls.K$4])))" office:value-type="float" office:value="0.0000047325043405359">
            <text:p>4.7325043405359E-006</text:p>
          </table:table-cell>
          <table:table-cell table:formula="of:=Noise" office:value-type="float" office:value="0.00000596">
            <text:p>5.96E-006</text:p>
          </table:table-cell>
          <table:table-cell table:formula="of:=SUM([.C207:.G207])" office:value-type="float" office:value="0.0000336549783854793">
            <text:p>0.000033655</text:p>
          </table:table-cell>
        </table:table-row>
        <table:table-row table:style-name="ro1">
          <table:table-cell table:formula="of:=[.A207]+7.5" office:value-type="float" office:value="8537.5">
            <text:p>8537.5</text:p>
          </table:table-cell>
          <table:table-cell table:formula="of:=[$Controls.$O$1]/[.A208]" office:value-type="float" office:value="1.45241581259151">
            <text:p>1.4524158126</text:p>
          </table:table-cell>
          <table:table-cell table:formula="of:=[$Controls.H$3]* EXP(-(([.$B208]-[$Controls.H$2])^2/(0.6*[$Controls.H$4])))" office:value-type="float" office:value="0.00000279791166817165">
            <text:p>2.79791166817165E-006</text:p>
          </table:table-cell>
          <table:table-cell table:formula="of:=[$Controls.I$3]* EXP(-(([.$B208]-[$Controls.I$2])^2/(0.6*[$Controls.I$4])))" office:value-type="float" office:value="0.0000110240183405862">
            <text:p>0.000011024</text:p>
          </table:table-cell>
          <table:table-cell table:formula="of:=[$Controls.J$3]* EXP(-(([.$B208]-[$Controls.J$2])^2/(0.6*[$Controls.J$4])))" office:value-type="float" office:value="0.00000931977505565757">
            <text:p>9.31977505565757E-006</text:p>
          </table:table-cell>
          <table:table-cell table:formula="of:=[$Controls.K$3]* EXP(-(([.$B208]-[$Controls.K$2])^2/(0.6*[$Controls.K$4])))" office:value-type="float" office:value="0.00000471797694659812">
            <text:p>0.000004718</text:p>
          </table:table-cell>
          <table:table-cell table:formula="of:=Noise" office:value-type="float" office:value="0.00000314">
            <text:p>3.14E-006</text:p>
          </table:table-cell>
          <table:table-cell table:formula="of:=SUM([.C208:.G208])" office:value-type="float" office:value="0.0000309996820110135">
            <text:p>3.09996820110135E-005</text:p>
          </table:table-cell>
        </table:table-row>
        <table:table-row table:style-name="ro1">
          <table:table-cell table:formula="of:=[.A208]+7.5" office:value-type="float" office:value="8545">
            <text:p>8545</text:p>
          </table:table-cell>
          <table:table-cell table:formula="of:=[$Controls.$O$1]/[.A209]" office:value-type="float" office:value="1.45114101813926">
            <text:p>1.4511410181</text:p>
          </table:table-cell>
          <table:table-cell table:formula="of:=[$Controls.H$3]* EXP(-(([.$B209]-[$Controls.H$2])^2/(0.6*[$Controls.H$4])))" office:value-type="float" office:value="0.00000283506363537173">
            <text:p>2.83506363537173E-006</text:p>
          </table:table-cell>
          <table:table-cell table:formula="of:=[$Controls.I$3]* EXP(-(([.$B209]-[$Controls.I$2])^2/(0.6*[$Controls.I$4])))" office:value-type="float" office:value="0.0000111339472431623">
            <text:p>1.11339472431623E-005</text:p>
          </table:table-cell>
          <table:table-cell table:formula="of:=[$Controls.J$3]* EXP(-(([.$B209]-[$Controls.J$2])^2/(0.6*[$Controls.J$4])))" office:value-type="float" office:value="0.00000935137563044526">
            <text:p>9.35137563044526E-006</text:p>
          </table:table-cell>
          <table:table-cell table:formula="of:=[$Controls.K$3]* EXP(-(([.$B209]-[$Controls.K$2])^2/(0.6*[$Controls.K$4])))" office:value-type="float" office:value="0.00000470312721918611">
            <text:p>4.70312721918611E-006</text:p>
          </table:table-cell>
          <table:table-cell table:formula="of:=Noise" office:value-type="float" office:value="0.00000604">
            <text:p>6.04E-006</text:p>
          </table:table-cell>
          <table:table-cell table:formula="of:=SUM([.C209:.G209])" office:value-type="float" office:value="0.0000340635137281654">
            <text:p>3.40635137281654E-005</text:p>
          </table:table-cell>
        </table:table-row>
        <table:table-row table:style-name="ro1">
          <table:table-cell table:formula="of:=[.A209]+7.5" office:value-type="float" office:value="8552.5">
            <text:p>8552.5</text:p>
          </table:table-cell>
          <table:table-cell table:formula="of:=[$Controls.$O$1]/[.A210]" office:value-type="float" office:value="1.44986845951476">
            <text:p>1.4498684595</text:p>
          </table:table-cell>
          <table:table-cell table:formula="of:=[$Controls.H$3]* EXP(-(([.$B210]-[$Controls.H$2])^2/(0.6*[$Controls.H$4])))" office:value-type="float" office:value="0.00000287240370052286">
            <text:p>2.87240370052286E-006</text:p>
          </table:table-cell>
          <table:table-cell table:formula="of:=[$Controls.I$3]* EXP(-(([.$B210]-[$Controls.I$2])^2/(0.6*[$Controls.I$4])))" office:value-type="float" office:value="0.0000112438420207622">
            <text:p>1.12438420207622E-005</text:p>
          </table:table-cell>
          <table:table-cell table:formula="of:=[$Controls.J$3]* EXP(-(([.$B210]-[$Controls.J$2])^2/(0.6*[$Controls.J$4])))" office:value-type="float" office:value="0.00000938224776891268">
            <text:p>9.38224776891268E-006</text:p>
          </table:table-cell>
          <table:table-cell table:formula="of:=[$Controls.K$3]* EXP(-(([.$B210]-[$Controls.K$2])^2/(0.6*[$Controls.K$4])))" office:value-type="float" office:value="0.00000468796047609456">
            <text:p>0.000004688</text:p>
          </table:table-cell>
          <table:table-cell table:formula="of:=Noise" office:value-type="float" office:value="0.00000696">
            <text:p>6.96E-006</text:p>
          </table:table-cell>
          <table:table-cell table:formula="of:=SUM([.C210:.G210])" office:value-type="float" office:value="0.0000351464539662922">
            <text:p>3.51464539662922E-005</text:p>
          </table:table-cell>
        </table:table-row>
        <table:table-row table:style-name="ro1">
          <table:table-cell table:formula="of:=[.A210]+7.5" office:value-type="float" office:value="8560">
            <text:p>8560</text:p>
          </table:table-cell>
          <table:table-cell table:formula="of:=[$Controls.$O$1]/[.A211]" office:value-type="float" office:value="1.44859813084112">
            <text:p>1.4485981308</text:p>
          </table:table-cell>
          <table:table-cell table:formula="of:=[$Controls.H$3]* EXP(-(([.$B211]-[$Controls.H$2])^2/(0.6*[$Controls.H$4])))" office:value-type="float" office:value="0.00000290992780198799">
            <text:p>2.90992780198799E-006</text:p>
          </table:table-cell>
          <table:table-cell table:formula="of:=[$Controls.I$3]* EXP(-(([.$B211]-[$Controls.I$2])^2/(0.6*[$Controls.I$4])))" office:value-type="float" office:value="0.0000113536856132391">
            <text:p>1.13536856132391E-005</text:p>
          </table:table-cell>
          <table:table-cell table:formula="of:=[$Controls.J$3]* EXP(-(([.$B211]-[$Controls.J$2])^2/(0.6*[$Controls.J$4])))" office:value-type="float" office:value="0.00000941238781660531">
            <text:p>9.41238781660531E-006</text:p>
          </table:table-cell>
          <table:table-cell table:formula="of:=[$Controls.K$3]* EXP(-(([.$B211]-[$Controls.K$2])^2/(0.6*[$Controls.K$4])))" office:value-type="float" office:value="0.00000467248206222879">
            <text:p>4.67248206222879E-006</text:p>
          </table:table-cell>
          <table:table-cell table:formula="of:=Noise" office:value-type="float" office:value="0.00000604">
            <text:p>6.04E-006</text:p>
          </table:table-cell>
          <table:table-cell table:formula="of:=SUM([.C211:.G211])" office:value-type="float" office:value="0.0000343884832940612">
            <text:p>3.43884832940612E-005</text:p>
          </table:table-cell>
        </table:table-row>
        <table:table-row table:style-name="ro1">
          <table:table-cell table:formula="of:=[.A211]+7.5" office:value-type="float" office:value="8567.5">
            <text:p>8567.5</text:p>
          </table:table-cell>
          <table:table-cell table:formula="of:=[$Controls.$O$1]/[.A212]" office:value-type="float" office:value="1.44733002626204">
            <text:p>1.4473300263</text:p>
          </table:table-cell>
          <table:table-cell table:formula="of:=[$Controls.H$3]* EXP(-(([.$B212]-[$Controls.H$2])^2/(0.6*[$Controls.H$4])))" office:value-type="float" office:value="0.00000294763181493508">
            <text:p>2.94763181493508E-006</text:p>
          </table:table-cell>
          <table:table-cell table:formula="of:=[$Controls.I$3]* EXP(-(([.$B212]-[$Controls.I$2])^2/(0.6*[$Controls.I$4])))" office:value-type="float" office:value="0.0000114634609400393">
            <text:p>1.14634609400393E-005</text:p>
          </table:table-cell>
          <table:table-cell table:formula="of:=[$Controls.J$3]* EXP(-(([.$B212]-[$Controls.J$2])^2/(0.6*[$Controls.J$4])))" office:value-type="float" office:value="0.00000944179232136929">
            <text:p>9.44179232136929E-006</text:p>
          </table:table-cell>
          <table:table-cell table:formula="of:=[$Controls.K$3]* EXP(-(([.$B212]-[$Controls.K$2])^2/(0.6*[$Controls.K$4])))" office:value-type="float" office:value="0.00000465669734726891">
            <text:p>4.65669734726891E-006</text:p>
          </table:table-cell>
          <table:table-cell table:formula="of:=Noise" office:value-type="float" office:value="0.00000558">
            <text:p>5.58E-006</text:p>
          </table:table-cell>
          <table:table-cell table:formula="of:=SUM([.C212:.G212])" office:value-type="float" office:value="0.0000340895824236126">
            <text:p>3.40895824236126E-005</text:p>
          </table:table-cell>
        </table:table-row>
        <table:table-row table:style-name="ro1">
          <table:table-cell table:formula="of:=[.A212]+7.5" office:value-type="float" office:value="8575">
            <text:p>8575</text:p>
          </table:table-cell>
          <table:table-cell table:formula="of:=[$Controls.$O$1]/[.A213]" office:value-type="float" office:value="1.44606413994169">
            <text:p>1.4460641399</text:p>
          </table:table-cell>
          <table:table-cell table:formula="of:=[$Controls.H$3]* EXP(-(([.$B213]-[$Controls.H$2])^2/(0.6*[$Controls.H$4])))" office:value-type="float" office:value="0.0000029855115524718">
            <text:p>2.9855115524718E-006</text:p>
          </table:table-cell>
          <table:table-cell table:formula="of:=[$Controls.I$3]* EXP(-(([.$B213]-[$Controls.I$2])^2/(0.6*[$Controls.I$4])))" office:value-type="float" office:value="0.0000115731509057607">
            <text:p>1.15731509057607E-005</text:p>
          </table:table-cell>
          <table:table-cell table:formula="of:=[$Controls.J$3]* EXP(-(([.$B213]-[$Controls.J$2])^2/(0.6*[$Controls.J$4])))" office:value-type="float" office:value="0.0000094704580330847">
            <text:p>9.4704580330847E-006</text:p>
          </table:table-cell>
          <table:table-cell table:formula="of:=[$Controls.K$3]* EXP(-(([.$B213]-[$Controls.K$2])^2/(0.6*[$Controls.K$4])))" office:value-type="float" office:value="0.00000464061172336011">
            <text:p>4.64061172336011E-006</text:p>
          </table:table-cell>
          <table:table-cell table:formula="of:=Noise" office:value-type="float" office:value="0.00000442">
            <text:p>4.42E-006</text:p>
          </table:table-cell>
          <table:table-cell table:formula="of:=SUM([.C213:.G213])" office:value-type="float" office:value="0.0000330897322146773">
            <text:p>3.30897322146773E-005</text:p>
          </table:table-cell>
        </table:table-row>
        <table:table-row table:style-name="ro1">
          <table:table-cell table:formula="of:=[.A213]+7.5" office:value-type="float" office:value="8582.5">
            <text:p>8582.5</text:p>
          </table:table-cell>
          <table:table-cell table:formula="of:=[$Controls.$O$1]/[.A214]" office:value-type="float" office:value="1.44480046606467">
            <text:p>1.4448004661</text:p>
          </table:table-cell>
          <table:table-cell table:formula="of:=[$Controls.H$3]* EXP(-(([.$B214]-[$Controls.H$2])^2/(0.6*[$Controls.H$4])))" office:value-type="float" office:value="0.00000302356276680502">
            <text:p>3.02356276680502E-006</text:p>
          </table:table-cell>
          <table:table-cell table:formula="of:=[$Controls.I$3]* EXP(-(([.$B214]-[$Controls.I$2])^2/(0.6*[$Controls.I$4])))" office:value-type="float" office:value="0.000011682738405699">
            <text:p>1.1682738405699E-005</text:p>
          </table:table-cell>
          <table:table-cell table:formula="of:=[$Controls.J$3]* EXP(-(([.$B214]-[$Controls.J$2])^2/(0.6*[$Controls.J$4])))" office:value-type="float" office:value="0.00000949838190331194">
            <text:p>9.49838190331194E-006</text:p>
          </table:table-cell>
          <table:table-cell table:formula="of:=[$Controls.K$3]* EXP(-(([.$B214]-[$Controls.K$2])^2/(0.6*[$Controls.K$4])))" office:value-type="float" office:value="0.00000462423060283006">
            <text:p>4.62423060283006E-006</text:p>
          </table:table-cell>
          <table:table-cell table:formula="of:=Noise" office:value-type="float" office:value="0.000005">
            <text:p>5.00E-006</text:p>
          </table:table-cell>
          <table:table-cell table:formula="of:=SUM([.C214:.G214])" office:value-type="float" office:value="0.000033828913678646">
            <text:p>3.3828913678646E-005</text:p>
          </table:table-cell>
        </table:table-row>
        <table:table-row table:style-name="ro1">
          <table:table-cell table:formula="of:=[.A214]+7.5" office:value-type="float" office:value="8590">
            <text:p>8590</text:p>
          </table:table-cell>
          <table:table-cell table:formula="of:=[$Controls.$O$1]/[.A215]" office:value-type="float" office:value="1.44353899883586">
            <text:p>1.4435389988</text:p>
          </table:table-cell>
          <table:table-cell table:formula="of:=[$Controls.H$3]* EXP(-(([.$B215]-[$Controls.H$2])^2/(0.6*[$Controls.H$4])))" office:value-type="float" office:value="0.00000306178115042472">
            <text:p>3.06178115042472E-006</text:p>
          </table:table-cell>
          <table:table-cell table:formula="of:=[$Controls.I$3]* EXP(-(([.$B215]-[$Controls.I$2])^2/(0.6*[$Controls.I$4])))" office:value-type="float" office:value="0.0000117922063313799">
            <text:p>1.17922063313799E-005</text:p>
          </table:table-cell>
          <table:table-cell table:formula="of:=[$Controls.J$3]* EXP(-(([.$B215]-[$Controls.J$2])^2/(0.6*[$Controls.J$4])))" office:value-type="float" office:value="0.00000952556108485292">
            <text:p>9.52556108485292E-006</text:p>
          </table:table-cell>
          <table:table-cell table:formula="of:=[$Controls.K$3]* EXP(-(([.$B215]-[$Controls.K$2])^2/(0.6*[$Controls.K$4])))" office:value-type="float" office:value="0.00000460755941593394">
            <text:p>4.60755941593394E-006</text:p>
          </table:table-cell>
          <table:table-cell table:formula="of:=Noise" office:value-type="float" office:value="0.00000506">
            <text:p>5.06E-006</text:p>
          </table:table-cell>
          <table:table-cell table:formula="of:=SUM([.C215:.G215])" office:value-type="float" office:value="0.0000340471079825914">
            <text:p>3.40471079825914E-005</text:p>
          </table:table-cell>
        </table:table-row>
        <table:table-row table:style-name="ro1">
          <table:table-cell table:formula="of:=[.A215]+7.5" office:value-type="float" office:value="8597.5">
            <text:p>8597.5</text:p>
          </table:table-cell>
          <table:table-cell table:formula="of:=[$Controls.$O$1]/[.A216]" office:value-type="float" office:value="1.44227973248037">
            <text:p>1.4422797325</text:p>
          </table:table-cell>
          <table:table-cell table:formula="of:=[$Controls.H$3]* EXP(-(([.$B216]-[$Controls.H$2])^2/(0.6*[$Controls.H$4])))" office:value-type="float" office:value="0.0000031001623373113">
            <text:p>3.1001623373113E-006</text:p>
          </table:table-cell>
          <table:table-cell table:formula="of:=[$Controls.I$3]* EXP(-(([.$B216]-[$Controls.I$2])^2/(0.6*[$Controls.I$4])))" office:value-type="float" office:value="0.0000119015375760716">
            <text:p>1.19015375760716E-005</text:p>
          </table:table-cell>
          <table:table-cell table:formula="of:=[$Controls.J$3]* EXP(-(([.$B216]-[$Controls.J$2])^2/(0.6*[$Controls.J$4])))" office:value-type="float" office:value="0.00000955199293122781">
            <text:p>0.000009552</text:p>
          </table:table-cell>
          <table:table-cell table:formula="of:=[$Controls.K$3]* EXP(-(([.$B216]-[$Controls.K$2])^2/(0.6*[$Controls.K$4])))" office:value-type="float" office:value="0.00000459060360862821">
            <text:p>4.59060360862821E-006</text:p>
          </table:table-cell>
          <table:table-cell table:formula="of:=Noise" office:value-type="float" office:value="0.0000067">
            <text:p>6.70E-006</text:p>
          </table:table-cell>
          <table:table-cell table:formula="of:=SUM([.C216:.G216])" office:value-type="float" office:value="0.000035844296453239">
            <text:p>3.5844296453239E-005</text:p>
          </table:table-cell>
        </table:table-row>
        <table:table-row table:style-name="ro1">
          <table:table-cell table:formula="of:=[.A216]+7.5" office:value-type="float" office:value="8605">
            <text:p>8605</text:p>
          </table:table-cell>
          <table:table-cell table:formula="of:=[$Controls.$O$1]/[.A217]" office:value-type="float" office:value="1.44102266124346">
            <text:p>1.4410226612</text:p>
          </table:table-cell>
          <table:table-cell table:formula="of:=[$Controls.H$3]* EXP(-(([.$B217]-[$Controls.H$2])^2/(0.6*[$Controls.H$4])))" office:value-type="float" office:value="0.00000313870190416603">
            <text:p>3.13870190416603E-006</text:p>
          </table:table-cell>
          <table:table-cell table:formula="of:=[$Controls.I$3]* EXP(-(([.$B217]-[$Controls.I$2])^2/(0.6*[$Controls.I$4])))" office:value-type="float" office:value="0.0000120107150402789">
            <text:p>1.20107150402789E-005</text:p>
          </table:table-cell>
          <table:table-cell table:formula="of:=[$Controls.J$3]* EXP(-(([.$B217]-[$Controls.J$2])^2/(0.6*[$Controls.J$4])))" office:value-type="float" office:value="0.0000095776749960692">
            <text:p>9.5776749960692E-006</text:p>
          </table:table-cell>
          <table:table-cell table:formula="of:=[$Controls.K$3]* EXP(-(([.$B217]-[$Controls.K$2])^2/(0.6*[$Controls.K$4])))" office:value-type="float" office:value="0.00000457336864037351">
            <text:p>4.57336864037351E-006</text:p>
          </table:table-cell>
          <table:table-cell table:formula="of:=Noise" office:value-type="float" office:value="0.00000438">
            <text:p>4.38E-006</text:p>
          </table:table-cell>
          <table:table-cell table:formula="of:=SUM([.C217:.G217])" office:value-type="float" office:value="0.0000336804605808876">
            <text:p>3.36804605808876E-005</text:p>
          </table:table-cell>
        </table:table-row>
        <table:table-row table:style-name="ro1">
          <table:table-cell table:formula="of:=[.A217]+7.5" office:value-type="float" office:value="8612.5">
            <text:p>8612.5</text:p>
          </table:table-cell>
          <table:table-cell table:formula="of:=[$Controls.$O$1]/[.A218]" office:value-type="float" office:value="1.43976777939042">
            <text:p>1.4397677794</text:p>
          </table:table-cell>
          <table:table-cell table:formula="of:=[$Controls.H$3]* EXP(-(([.$B218]-[$Controls.H$2])^2/(0.6*[$Controls.H$4])))" office:value-type="float" office:value="0.00000317739537166358">
            <text:p>3.17739537166358E-006</text:p>
          </table:table-cell>
          <table:table-cell table:formula="of:=[$Controls.I$3]* EXP(-(([.$B218]-[$Controls.I$2])^2/(0.6*[$Controls.I$4])))" office:value-type="float" office:value="0.0000121197216372119">
            <text:p>1.21197216372119E-005</text:p>
          </table:table-cell>
          <table:table-cell table:formula="of:=[$Controls.J$3]* EXP(-(([.$B218]-[$Controls.J$2])^2/(0.6*[$Controls.J$4])))" office:value-type="float" office:value="0.0000096026050324347">
            <text:p>9.6026050324347E-006</text:p>
          </table:table-cell>
          <table:table-cell table:formula="of:=[$Controls.K$3]* EXP(-(([.$B218]-[$Controls.K$2])^2/(0.6*[$Controls.K$4])))" office:value-type="float" office:value="0.00000455585998196769">
            <text:p>4.55585998196769E-006</text:p>
          </table:table-cell>
          <table:table-cell table:formula="of:=Noise" office:value-type="float" office:value="0.00000668">
            <text:p>6.68E-006</text:p>
          </table:table-cell>
          <table:table-cell table:formula="of:=SUM([.C218:.G218])" office:value-type="float" office:value="0.0000361355820232778">
            <text:p>3.61355820232778E-005</text:p>
          </table:table-cell>
        </table:table-row>
        <table:table-row table:style-name="ro1">
          <table:table-cell table:formula="of:=[.A218]+7.5" office:value-type="float" office:value="8620">
            <text:p>8620</text:p>
          </table:table-cell>
          <table:table-cell table:formula="of:=[$Controls.$O$1]/[.A219]" office:value-type="float" office:value="1.4385150812065">
            <text:p>1.4385150812</text:p>
          </table:table-cell>
          <table:table-cell table:formula="of:=[$Controls.H$3]* EXP(-(([.$B219]-[$Controls.H$2])^2/(0.6*[$Controls.H$4])))" office:value-type="float" office:value="0.00000321623820572632">
            <text:p>3.21623820572632E-006</text:p>
          </table:table-cell>
          <table:table-cell table:formula="of:=[$Controls.I$3]* EXP(-(([.$B219]-[$Controls.I$2])^2/(0.6*[$Controls.I$4])))" office:value-type="float" office:value="0.0000122285402982303">
            <text:p>1.22285402982303E-005</text:p>
          </table:table-cell>
          <table:table-cell table:formula="of:=[$Controls.J$3]* EXP(-(([.$B219]-[$Controls.J$2])^2/(0.6*[$Controls.J$4])))" office:value-type="float" office:value="0.0000096267809920395">
            <text:p>9.6267809920395E-006</text:p>
          </table:table-cell>
          <table:table-cell table:formula="of:=[$Controls.K$3]* EXP(-(([.$B219]-[$Controls.K$2])^2/(0.6*[$Controls.K$4])))" office:value-type="float" office:value="0.00000453808311340936">
            <text:p>4.53808311340936E-006</text:p>
          </table:table-cell>
          <table:table-cell table:formula="of:=Noise" office:value-type="float" office:value="0.00000694">
            <text:p>6.94E-006</text:p>
          </table:table-cell>
          <table:table-cell table:formula="of:=SUM([.C219:.G219])" office:value-type="float" office:value="0.0000365496426094055">
            <text:p>3.65496426094055E-005</text:p>
          </table:table-cell>
        </table:table-row>
        <table:table-row table:style-name="ro1">
          <table:table-cell table:formula="of:=[.A219]+7.5" office:value-type="float" office:value="8627.5">
            <text:p>8627.5</text:p>
          </table:table-cell>
          <table:table-cell table:formula="of:=[$Controls.$O$1]/[.A220]" office:value-type="float" office:value="1.43726456099681">
            <text:p>1.437264561</text:p>
          </table:table-cell>
          <table:table-cell table:formula="of:=[$Controls.H$3]* EXP(-(([.$B220]-[$Controls.H$2])^2/(0.6*[$Controls.H$4])))" office:value-type="float" office:value="0.00000325522581881938">
            <text:p>3.25522581881938E-006</text:p>
          </table:table-cell>
          <table:table-cell table:formula="of:=[$Controls.I$3]* EXP(-(([.$B220]-[$Controls.I$2])^2/(0.6*[$Controls.I$4])))" office:value-type="float" office:value="0.0000123371539782589">
            <text:p>1.23371539782589E-005</text:p>
          </table:table-cell>
          <table:table-cell table:formula="of:=[$Controls.J$3]* EXP(-(([.$B220]-[$Controls.J$2])^2/(0.6*[$Controls.J$4])))" office:value-type="float" office:value="0.00000965020102441041">
            <text:p>9.65020102441041E-006</text:p>
          </table:table-cell>
          <table:table-cell table:formula="of:=[$Controls.K$3]* EXP(-(([.$B220]-[$Controls.K$2])^2/(0.6*[$Controls.K$4])))" office:value-type="float" office:value="0.00000452004352179281">
            <text:p>0.00000452</text:p>
          </table:table-cell>
          <table:table-cell table:formula="of:=Noise" office:value-type="float" office:value="0.00000376">
            <text:p>3.76E-006</text:p>
          </table:table-cell>
          <table:table-cell table:formula="of:=SUM([.C220:.G220])" office:value-type="float" office:value="0.0000335226243432815">
            <text:p>3.35226243432815E-005</text:p>
          </table:table-cell>
        </table:table-row>
        <table:table-row table:style-name="ro1">
          <table:table-cell table:formula="of:=[.A220]+7.5" office:value-type="float" office:value="8635">
            <text:p>8635</text:p>
          </table:table-cell>
          <table:table-cell table:formula="of:=[$Controls.$O$1]/[.A221]" office:value-type="float" office:value="1.43601621308628">
            <text:p>1.4360162131</text:p>
          </table:table-cell>
          <table:table-cell table:formula="of:=[$Controls.H$3]* EXP(-(([.$B221]-[$Controls.H$2])^2/(0.6*[$Controls.H$4])))" office:value-type="float" office:value="0.00000329435357126591">
            <text:p>3.29435357126591E-006</text:p>
          </table:table-cell>
          <table:table-cell table:formula="of:=[$Controls.I$3]* EXP(-(([.$B221]-[$Controls.I$2])^2/(0.6*[$Controls.I$4])))" office:value-type="float" office:value="0.0000124455456611719">
            <text:p>1.24455456611719E-005</text:p>
          </table:table-cell>
          <table:table-cell table:formula="of:=[$Controls.J$3]* EXP(-(([.$B221]-[$Controls.J$2])^2/(0.6*[$Controls.J$4])))" office:value-type="float" office:value="0.0000096728634759626">
            <text:p>9.6728634759626E-006</text:p>
          </table:table-cell>
          <table:table-cell table:formula="of:=[$Controls.K$3]* EXP(-(([.$B221]-[$Controls.K$2])^2/(0.6*[$Controls.K$4])))" office:value-type="float" office:value="0.00000450174669923472">
            <text:p>4.50174669923472E-006</text:p>
          </table:table-cell>
          <table:table-cell table:formula="of:=Noise" office:value-type="float" office:value="0.000005">
            <text:p>5.00E-006</text:p>
          </table:table-cell>
          <table:table-cell table:formula="of:=SUM([.C221:.G221])" office:value-type="float" office:value="0.0000349145094076352">
            <text:p>3.49145094076352E-005</text:p>
          </table:table-cell>
        </table:table-row>
        <table:table-row table:style-name="ro1">
          <table:table-cell table:formula="of:=[.A221]+7.5" office:value-type="float" office:value="8642.5">
            <text:p>8642.5</text:p>
          </table:table-cell>
          <table:table-cell table:formula="of:=[$Controls.$O$1]/[.A222]" office:value-type="float" office:value="1.4347700318195">
            <text:p>1.4347700318</text:p>
          </table:table-cell>
          <table:table-cell table:formula="of:=[$Controls.H$3]* EXP(-(([.$B222]-[$Controls.H$2])^2/(0.6*[$Controls.H$4])))" office:value-type="float" office:value="0.00000333361677258198">
            <text:p>3.33361677258198E-006</text:p>
          </table:table-cell>
          <table:table-cell table:formula="of:=[$Controls.I$3]* EXP(-(([.$B222]-[$Controls.I$2])^2/(0.6*[$Controls.I$4])))" office:value-type="float" office:value="0.0000125536983651439">
            <text:p>1.25536983651439E-005</text:p>
          </table:table-cell>
          <table:table-cell table:formula="of:=[$Controls.J$3]* EXP(-(([.$B222]-[$Controls.J$2])^2/(0.6*[$Controls.J$4])))" office:value-type="float" office:value="0.00000969476688900077">
            <text:p>9.69476688900077E-006</text:p>
          </table:table-cell>
          <table:table-cell table:formula="of:=[$Controls.K$3]* EXP(-(([.$B222]-[$Controls.K$2])^2/(0.6*[$Controls.K$4])))" office:value-type="float" office:value="0.00000448319814083332">
            <text:p>4.48319814083332E-006</text:p>
          </table:table-cell>
          <table:table-cell table:formula="of:=Noise" office:value-type="float" office:value="0.000005">
            <text:p>5.00E-006</text:p>
          </table:table-cell>
          <table:table-cell table:formula="of:=SUM([.C222:.G222])" office:value-type="float" office:value="0.00003506528016756">
            <text:p>3.506528016756E-005</text:p>
          </table:table-cell>
        </table:table-row>
        <table:table-row table:style-name="ro1">
          <table:table-cell table:formula="of:=[.A222]+7.5" office:value-type="float" office:value="8650">
            <text:p>8650</text:p>
          </table:table-cell>
          <table:table-cell table:formula="of:=[$Controls.$O$1]/[.A223]" office:value-type="float" office:value="1.43352601156069">
            <text:p>1.4335260116</text:p>
          </table:table-cell>
          <table:table-cell table:formula="of:=[$Controls.H$3]* EXP(-(([.$B223]-[$Controls.H$2])^2/(0.6*[$Controls.H$4])))" office:value-type="float" office:value="0.00000337301068283002">
            <text:p>0.000003373</text:p>
          </table:table-cell>
          <table:table-cell table:formula="of:=[$Controls.I$3]* EXP(-(([.$B223]-[$Controls.I$2])^2/(0.6*[$Controls.I$4])))" office:value-type="float" office:value="0.000012661595147965">
            <text:p>1.2661595147965E-005</text:p>
          </table:table-cell>
          <table:table-cell table:formula="of:=[$Controls.J$3]* EXP(-(([.$B223]-[$Controls.J$2])^2/(0.6*[$Controls.J$4])))" office:value-type="float" office:value="0.00000971591000064618">
            <text:p>9.71591000064618E-006</text:p>
          </table:table-cell>
          <table:table-cell table:formula="of:=[$Controls.K$3]* EXP(-(([.$B223]-[$Controls.K$2])^2/(0.6*[$Controls.K$4])))" office:value-type="float" office:value="0.00000446440334266047">
            <text:p>4.46440334266047E-006</text:p>
          </table:table-cell>
          <table:table-cell table:formula="of:=Noise" office:value-type="float" office:value="0.0000045">
            <text:p>4.50E-006</text:p>
          </table:table-cell>
          <table:table-cell table:formula="of:=SUM([.C223:.G223])" office:value-type="float" office:value="0.0000347149191741017">
            <text:p>3.47149191741017E-005</text:p>
          </table:table-cell>
        </table:table-row>
        <table:table-row table:style-name="ro1">
          <table:table-cell table:formula="of:=[.A223]+7.5" office:value-type="float" office:value="8657.5">
            <text:p>8657.5</text:p>
          </table:table-cell>
          <table:table-cell table:formula="of:=[$Controls.$O$1]/[.A224]" office:value-type="float" office:value="1.43228414669362">
            <text:p>1.4322841467</text:p>
          </table:table-cell>
          <table:table-cell table:formula="of:=[$Controls.H$3]* EXP(-(([.$B224]-[$Controls.H$2])^2/(0.6*[$Controls.H$4])))" office:value-type="float" office:value="0.00000341253051399051">
            <text:p>3.41253051399051E-006</text:p>
          </table:table-cell>
          <table:table-cell table:formula="of:=[$Controls.I$3]* EXP(-(([.$B224]-[$Controls.I$2])^2/(0.6*[$Controls.I$4])))" office:value-type="float" office:value="0.0000127692191123172">
            <text:p>1.27692191123172E-005</text:p>
          </table:table-cell>
          <table:table-cell table:formula="of:=[$Controls.J$3]* EXP(-(([.$B224]-[$Controls.J$2])^2/(0.6*[$Controls.J$4])))" office:value-type="float" office:value="0.00000973629174169096">
            <text:p>9.73629174169096E-006</text:p>
          </table:table-cell>
          <table:table-cell table:formula="of:=[$Controls.K$3]* EXP(-(([.$B224]-[$Controls.K$2])^2/(0.6*[$Controls.K$4])))" office:value-type="float" office:value="0.00000444536779978716">
            <text:p>4.44536779978716E-006</text:p>
          </table:table-cell>
          <table:table-cell table:formula="of:=Noise" office:value-type="float" office:value="0.00000299">
            <text:p>2.99E-006</text:p>
          </table:table-cell>
          <table:table-cell table:formula="of:=SUM([.C224:.G224])" office:value-type="float" office:value="0.0000333534091677858">
            <text:p>3.33534091677858E-005</text:p>
          </table:table-cell>
        </table:table-row>
        <table:table-row table:style-name="ro1">
          <table:table-cell table:formula="of:=[.A224]+7.5" office:value-type="float" office:value="8665">
            <text:p>8665</text:p>
          </table:table-cell>
          <table:table-cell table:formula="of:=[$Controls.$O$1]/[.A225]" office:value-type="float" office:value="1.43104443162147">
            <text:p>1.4310444316</text:p>
          </table:table-cell>
          <table:table-cell table:formula="of:=[$Controls.H$3]* EXP(-(([.$B225]-[$Controls.H$2])^2/(0.6*[$Controls.H$4])))" office:value-type="float" office:value="0.00000345217143135093">
            <text:p>3.45217143135093E-006</text:p>
          </table:table-cell>
          <table:table-cell table:formula="of:=[$Controls.I$3]* EXP(-(([.$B225]-[$Controls.I$2])^2/(0.6*[$Controls.I$4])))" office:value-type="float" office:value="0.0000128765534110108">
            <text:p>1.28765534110108E-005</text:p>
          </table:table-cell>
          <table:table-cell table:formula="of:=[$Controls.J$3]* EXP(-(([.$B225]-[$Controls.J$2])^2/(0.6*[$Controls.J$4])))" office:value-type="float" office:value="0.00000975591123538144">
            <text:p>9.75591123538144E-006</text:p>
          </table:table-cell>
          <table:table-cell table:formula="of:=[$Controls.K$3]* EXP(-(([.$B225]-[$Controls.K$2])^2/(0.6*[$Controls.K$4])))" office:value-type="float" office:value="0.0000044260970043429">
            <text:p>4.4260970043429E-006</text:p>
          </table:table-cell>
          <table:table-cell table:formula="of:=Noise" office:value-type="float" office:value="0.00000509">
            <text:p>5.09E-006</text:p>
          </table:table-cell>
          <table:table-cell table:formula="of:=SUM([.C225:.G225])" office:value-type="float" office:value="0.0000356007330820861">
            <text:p>3.56007330820861E-005</text:p>
          </table:table-cell>
        </table:table-row>
        <table:table-row table:style-name="ro1">
          <table:table-cell table:formula="of:=[.A225]+7.5" office:value-type="float" office:value="8672.5">
            <text:p>8672.5</text:p>
          </table:table-cell>
          <table:table-cell table:formula="of:=[$Controls.$O$1]/[.A226]" office:value-type="float" office:value="1.42980686076679">
            <text:p>1.4298068608</text:p>
          </table:table-cell>
          <table:table-cell table:formula="of:=[$Controls.H$3]* EXP(-(([.$B226]-[$Controls.H$2])^2/(0.6*[$Controls.H$4])))" office:value-type="float" office:value="0.00000349192855491125">
            <text:p>3.49192855491125E-006</text:p>
          </table:table-cell>
          <table:table-cell table:formula="of:=[$Controls.I$3]* EXP(-(([.$B226]-[$Controls.I$2])^2/(0.6*[$Controls.I$4])))" office:value-type="float" office:value="0.0000129835812521771">
            <text:p>1.29835812521771E-005</text:p>
          </table:table-cell>
          <table:table-cell table:formula="of:=[$Controls.J$3]* EXP(-(([.$B226]-[$Controls.J$2])^2/(0.6*[$Controls.J$4])))" office:value-type="float" office:value="0.00000977476779613198">
            <text:p>9.77476779613198E-006</text:p>
          </table:table-cell>
          <table:table-cell table:formula="of:=[$Controls.K$3]* EXP(-(([.$B226]-[$Controls.K$2])^2/(0.6*[$Controls.K$4])))" office:value-type="float" office:value="0.0000044065964436094">
            <text:p>4.4065964436094E-006</text:p>
          </table:table-cell>
          <table:table-cell table:formula="of:=Noise" office:value-type="float" office:value="0.00000584">
            <text:p>5.84E-006</text:p>
          </table:table-cell>
          <table:table-cell table:formula="of:=SUM([.C226:.G226])" office:value-type="float" office:value="0.0000364968740468297">
            <text:p>3.64968740468297E-005</text:p>
          </table:table-cell>
        </table:table-row>
        <table:table-row table:style-name="ro1">
          <table:table-cell table:formula="of:=[.A226]+7.5" office:value-type="float" office:value="8680">
            <text:p>8680</text:p>
          </table:table-cell>
          <table:table-cell table:formula="of:=[$Controls.$O$1]/[.A227]" office:value-type="float" office:value="1.42857142857143">
            <text:p>1.4285714286</text:p>
          </table:table-cell>
          <table:table-cell table:formula="of:=[$Controls.H$3]* EXP(-(([.$B227]-[$Controls.H$2])^2/(0.6*[$Controls.H$4])))" office:value-type="float" office:value="0.00000353179696080538">
            <text:p>3.53179696080538E-006</text:p>
          </table:table-cell>
          <table:table-cell table:formula="of:=[$Controls.I$3]* EXP(-(([.$B227]-[$Controls.I$2])^2/(0.6*[$Controls.I$4])))" office:value-type="float" office:value="0.0000130902859044159">
            <text:p>1.30902859044159E-005</text:p>
          </table:table-cell>
          <table:table-cell table:formula="of:=[$Controls.J$3]* EXP(-(([.$B227]-[$Controls.J$2])^2/(0.6*[$Controls.J$4])))" office:value-type="float" office:value="0.00000979286092817083">
            <text:p>9.79286092817083E-006</text:p>
          </table:table-cell>
          <table:table-cell table:formula="of:=[$Controls.K$3]* EXP(-(([.$B227]-[$Controls.K$2])^2/(0.6*[$Controls.K$4])))" office:value-type="float" office:value="0.00000438687159814893">
            <text:p>4.38687159814893E-006</text:p>
          </table:table-cell>
          <table:table-cell table:formula="of:=Noise" office:value-type="float" office:value="0.00000454">
            <text:p>4.54E-006</text:p>
          </table:table-cell>
          <table:table-cell table:formula="of:=SUM([.C227:.G227])" office:value-type="float" office:value="0.000035341815391541">
            <text:p>3.5341815391541E-005</text:p>
          </table:table-cell>
        </table:table-row>
        <table:table-row table:style-name="ro1">
          <table:table-cell table:formula="of:=[.A227]+7.5" office:value-type="float" office:value="8687.5">
            <text:p>8687.5</text:p>
          </table:table-cell>
          <table:table-cell table:formula="of:=[$Controls.$O$1]/[.A228]" office:value-type="float" office:value="1.4273381294964">
            <text:p>1.4273381295</text:p>
          </table:table-cell>
          <table:table-cell table:formula="of:=[$Controls.H$3]* EXP(-(([.$B228]-[$Controls.H$2])^2/(0.6*[$Controls.H$4])))" office:value-type="float" office:value="0.00000357177168273764">
            <text:p>3.57177168273764E-006</text:p>
          </table:table-cell>
          <table:table-cell table:formula="of:=[$Controls.I$3]* EXP(-(([.$B228]-[$Controls.I$2])^2/(0.6*[$Controls.I$4])))" office:value-type="float" office:value="0.0000131966507018957">
            <text:p>1.31966507018957E-005</text:p>
          </table:table-cell>
          <table:table-cell table:formula="of:=[$Controls.J$3]* EXP(-(([.$B228]-[$Controls.J$2])^2/(0.6*[$Controls.J$4])))" office:value-type="float" office:value="0.00000981019032411984">
            <text:p>9.81019032411984E-006</text:p>
          </table:table-cell>
          <table:table-cell table:formula="of:=[$Controls.K$3]* EXP(-(([.$B228]-[$Controls.K$2])^2/(0.6*[$Controls.K$4])))" office:value-type="float" office:value="0.00000436692793996778">
            <text:p>4.36692793996778E-006</text:p>
          </table:table-cell>
          <table:table-cell table:formula="of:=Noise" office:value-type="float" office:value="0.00000425">
            <text:p>4.25E-006</text:p>
          </table:table-cell>
          <table:table-cell table:formula="of:=SUM([.C228:.G228])" office:value-type="float" office:value="0.000035195540648721">
            <text:p>3.5195540648721E-005</text:p>
          </table:table-cell>
        </table:table-row>
        <table:table-row table:style-name="ro1">
          <table:table-cell table:formula="of:=[.A228]+7.5" office:value-type="float" office:value="8695">
            <text:p>8695</text:p>
          </table:table-cell>
          <table:table-cell table:formula="of:=[$Controls.$O$1]/[.A229]" office:value-type="float" office:value="1.42610695802185">
            <text:p>1.426106958</text:p>
          </table:table-cell>
          <table:table-cell table:formula="of:=[$Controls.H$3]* EXP(-(([.$B229]-[$Controls.H$2])^2/(0.6*[$Controls.H$4])))" office:value-type="float" office:value="0.00000361184771343369">
            <text:p>3.61184771343369E-006</text:p>
          </table:table-cell>
          <table:table-cell table:formula="of:=[$Controls.I$3]* EXP(-(([.$B229]-[$Controls.I$2])^2/(0.6*[$Controls.I$4])))" office:value-type="float" office:value="0.0000133026590494042">
            <text:p>1.33026590494042E-005</text:p>
          </table:table-cell>
          <table:table-cell table:formula="of:=[$Controls.J$3]* EXP(-(([.$B229]-[$Controls.J$2])^2/(0.6*[$Controls.J$4])))" office:value-type="float" office:value="0.0000098267558635094">
            <text:p>9.8267558635094E-006</text:p>
          </table:table-cell>
          <table:table-cell table:formula="of:=[$Controls.K$3]* EXP(-(([.$B229]-[$Controls.K$2])^2/(0.6*[$Controls.K$4])))" office:value-type="float" office:value="0.00000434677093071502">
            <text:p>4.34677093071502E-006</text:p>
          </table:table-cell>
          <table:table-cell table:formula="of:=Noise" office:value-type="float" office:value="0.00000418">
            <text:p>4.18E-006</text:p>
          </table:table-cell>
          <table:table-cell table:formula="of:=SUM([.C229:.G229])" office:value-type="float" office:value="0.0000352680335570623">
            <text:p>0.000035268</text:p>
          </table:table-cell>
        </table:table-row>
        <table:table-row table:style-name="ro1">
          <table:table-cell table:formula="of:=[.A229]+7.5" office:value-type="float" office:value="8702.5">
            <text:p>8702.5</text:p>
          </table:table-cell>
          <table:table-cell table:formula="of:=[$Controls.$O$1]/[.A230]" office:value-type="float" office:value="1.42487790864694">
            <text:p>1.4248779086</text:p>
          </table:table-cell>
          <table:table-cell table:formula="of:=[$Controls.H$3]* EXP(-(([.$B230]-[$Controls.H$2])^2/(0.6*[$Controls.H$4])))" office:value-type="float" office:value="0.00000365202000610501">
            <text:p>0.000003652</text:p>
          </table:table-cell>
          <table:table-cell table:formula="of:=[$Controls.I$3]* EXP(-(([.$B230]-[$Controls.I$2])^2/(0.6*[$Controls.I$4])))" office:value-type="float" office:value="0.0000134082944273465">
            <text:p>1.34082944273465E-005</text:p>
          </table:table-cell>
          <table:table-cell table:formula="of:=[$Controls.J$3]* EXP(-(([.$B230]-[$Controls.J$2])^2/(0.6*[$Controls.J$4])))" office:value-type="float" office:value="0.0000098425576112304">
            <text:p>9.8425576112304E-006</text:p>
          </table:table-cell>
          <table:table-cell table:formula="of:=[$Controls.K$3]* EXP(-(([.$B230]-[$Controls.K$2])^2/(0.6*[$Controls.K$4])))" office:value-type="float" office:value="0.00000432640601991698">
            <text:p>4.32640601991698E-006</text:p>
          </table:table-cell>
          <table:table-cell table:formula="of:=Noise" office:value-type="float" office:value="0.00000614">
            <text:p>6.14E-006</text:p>
          </table:table-cell>
          <table:table-cell table:formula="of:=SUM([.C230:.G230])" office:value-type="float" office:value="0.0000373692780645989">
            <text:p>3.73692780645989E-005</text:p>
          </table:table-cell>
        </table:table-row>
        <table:table-row table:style-name="ro1">
          <table:table-cell table:formula="of:=[.A230]+7.5" office:value-type="float" office:value="8710">
            <text:p>8710</text:p>
          </table:table-cell>
          <table:table-cell table:formula="of:=[$Controls.$O$1]/[.A231]" office:value-type="float" office:value="1.42365097588978">
            <text:p>1.4236509759</text:p>
          </table:table-cell>
          <table:table-cell table:formula="of:=[$Controls.H$3]* EXP(-(([.$B231]-[$Controls.H$2])^2/(0.6*[$Controls.H$4])))" office:value-type="float" office:value="0.00000369228347592624">
            <text:p>3.69228347592624E-006</text:p>
          </table:table-cell>
          <table:table-cell table:formula="of:=[$Controls.I$3]* EXP(-(([.$B231]-[$Controls.I$2])^2/(0.6*[$Controls.I$4])))" office:value-type="float" office:value="0.0000135135403966898">
            <text:p>1.35135403966898E-005</text:p>
          </table:table-cell>
          <table:table-cell table:formula="of:=[$Controls.J$3]* EXP(-(([.$B231]-[$Controls.J$2])^2/(0.6*[$Controls.J$4])))" office:value-type="float" office:value="0.00000985759581592491">
            <text:p>9.85759581592491E-006</text:p>
          </table:table-cell>
          <table:table-cell table:formula="of:=[$Controls.K$3]* EXP(-(([.$B231]-[$Controls.K$2])^2/(0.6*[$Controls.K$4])))" office:value-type="float" office:value="0.00000430583864324773">
            <text:p>4.30583864324773E-006</text:p>
          </table:table-cell>
          <table:table-cell table:formula="of:=Noise" office:value-type="float" office:value="0.00000489">
            <text:p>4.89E-006</text:p>
          </table:table-cell>
          <table:table-cell table:formula="of:=SUM([.C231:.G231])" office:value-type="float" office:value="0.0000362592583317886">
            <text:p>3.62592583317886E-005</text:p>
          </table:table-cell>
        </table:table-row>
        <table:table-row table:style-name="ro1">
          <table:table-cell table:formula="of:=[.A231]+7.5" office:value-type="float" office:value="8717.5">
            <text:p>8717.5</text:p>
          </table:table-cell>
          <table:table-cell table:formula="of:=[$Controls.$O$1]/[.A232]" office:value-type="float" office:value="1.42242615428735">
            <text:p>1.4224261543</text:p>
          </table:table-cell>
          <table:table-cell table:formula="of:=[$Controls.H$3]* EXP(-(([.$B232]-[$Controls.H$2])^2/(0.6*[$Controls.H$4])))" office:value-type="float" office:value="0.00000373263300152478">
            <text:p>3.73263300152478E-006</text:p>
          </table:table-cell>
          <table:table-cell table:formula="of:=[$Controls.I$3]* EXP(-(([.$B232]-[$Controls.I$2])^2/(0.6*[$Controls.I$4])))" office:value-type="float" office:value="0.0000136183806038519">
            <text:p>1.36183806038519E-005</text:p>
          </table:table-cell>
          <table:table-cell table:formula="of:=[$Controls.J$3]* EXP(-(([.$B232]-[$Controls.J$2])^2/(0.6*[$Controls.J$4])))" office:value-type="float" office:value="0.00000987187090831709">
            <text:p>9.87187090831709E-006</text:p>
          </table:table-cell>
          <table:table-cell table:formula="of:=[$Controls.K$3]* EXP(-(([.$B232]-[$Controls.K$2])^2/(0.6*[$Controls.K$4])))" office:value-type="float" office:value="0.00000428507422083557">
            <text:p>4.28507422083557E-006</text:p>
          </table:table-cell>
          <table:table-cell table:formula="of:=Noise" office:value-type="float" office:value="0.00000626">
            <text:p>6.26E-006</text:p>
          </table:table-cell>
          <table:table-cell table:formula="of:=SUM([.C232:.G232])" office:value-type="float" office:value="0.0000377679587345294">
            <text:p>0.000037768</text:p>
          </table:table-cell>
        </table:table-row>
        <table:table-row table:style-name="ro1">
          <table:table-cell table:formula="of:=[.A232]+7.5" office:value-type="float" office:value="8725">
            <text:p>8725</text:p>
          </table:table-cell>
          <table:table-cell table:formula="of:=[$Controls.$O$1]/[.A233]" office:value-type="float" office:value="1.42120343839542">
            <text:p>1.4212034384</text:p>
          </table:table-cell>
          <table:table-cell table:formula="of:=[$Controls.H$3]* EXP(-(([.$B233]-[$Controls.H$2])^2/(0.6*[$Controls.H$4])))" office:value-type="float" office:value="0.00000377306342648151">
            <text:p>3.77306342648151E-006</text:p>
          </table:table-cell>
          <table:table-cell table:formula="of:=[$Controls.I$3]* EXP(-(([.$B233]-[$Controls.I$2])^2/(0.6*[$Controls.I$4])))" office:value-type="float" office:value="0.0000137227987855323">
            <text:p>1.37227987855323E-005</text:p>
          </table:table-cell>
          <table:table-cell table:formula="of:=[$Controls.J$3]* EXP(-(([.$B233]-[$Controls.J$2])^2/(0.6*[$Controls.J$4])))" office:value-type="float" office:value="0.00000988538349948611">
            <text:p>9.88538349948611E-006</text:p>
          </table:table-cell>
          <table:table-cell table:formula="of:=[$Controls.K$3]* EXP(-(([.$B233]-[$Controls.K$2])^2/(0.6*[$Controls.K$4])))" office:value-type="float" office:value="0.00000426411815560612">
            <text:p>4.26411815560612E-006</text:p>
          </table:table-cell>
          <table:table-cell table:formula="of:=Noise" office:value-type="float" office:value="0.0000033">
            <text:p>3.30E-006</text:p>
          </table:table-cell>
          <table:table-cell table:formula="of:=SUM([.C233:.G233])" office:value-type="float" office:value="0.0000349453638671061">
            <text:p>3.49453638671061E-005</text:p>
          </table:table-cell>
        </table:table-row>
        <table:table-row table:style-name="ro1">
          <table:table-cell table:formula="of:=[.A233]+7.5" office:value-type="float" office:value="8732.5">
            <text:p>8732.5</text:p>
          </table:table-cell>
          <table:table-cell table:formula="of:=[$Controls.$O$1]/[.A234]" office:value-type="float" office:value="1.41998282278843">
            <text:p>1.4199828228</text:p>
          </table:table-cell>
          <table:table-cell table:formula="of:=[$Controls.H$3]* EXP(-(([.$B234]-[$Controls.H$2])^2/(0.6*[$Controls.H$4])))" office:value-type="float" office:value="0.00000381356956084231">
            <text:p>3.81356956084231E-006</text:p>
          </table:table-cell>
          <table:table-cell table:formula="of:=[$Controls.I$3]* EXP(-(([.$B234]-[$Controls.I$2])^2/(0.6*[$Controls.I$4])))" office:value-type="float" office:value="0.0000138267787734826">
            <text:p>1.38267787734826E-005</text:p>
          </table:table-cell>
          <table:table-cell table:formula="of:=[$Controls.J$3]* EXP(-(([.$B234]-[$Controls.J$2])^2/(0.6*[$Controls.J$4])))" office:value-type="float" office:value="0.00000989813437908282">
            <text:p>9.89813437908282E-006</text:p>
          </table:table-cell>
          <table:table-cell table:formula="of:=[$Controls.K$3]* EXP(-(([.$B234]-[$Controls.K$2])^2/(0.6*[$Controls.K$4])))" office:value-type="float" office:value="0.00000424297583166182">
            <text:p>0.000004243</text:p>
          </table:table-cell>
          <table:table-cell table:formula="of:=Noise" office:value-type="float" office:value="0.0000063">
            <text:p>6.30E-006</text:p>
          </table:table-cell>
          <table:table-cell table:formula="of:=SUM([.C234:.G234])" office:value-type="float" office:value="0.0000380814585450695">
            <text:p>3.80814585450695E-005</text:p>
          </table:table-cell>
        </table:table-row>
        <table:table-row table:style-name="ro1">
          <table:table-cell table:formula="of:=[.A234]+7.5" office:value-type="float" office:value="8740">
            <text:p>8740</text:p>
          </table:table-cell>
          <table:table-cell table:formula="of:=[$Controls.$O$1]/[.A235]" office:value-type="float" office:value="1.4187643020595">
            <text:p>1.4187643021</text:p>
          </table:table-cell>
          <table:table-cell table:formula="of:=[$Controls.H$3]* EXP(-(([.$B235]-[$Controls.H$2])^2/(0.6*[$Controls.H$4])))" office:value-type="float" office:value="0.00000385414618263935">
            <text:p>3.85414618263935E-006</text:p>
          </table:table-cell>
          <table:table-cell table:formula="of:=[$Controls.I$3]* EXP(-(([.$B235]-[$Controls.I$2])^2/(0.6*[$Controls.I$4])))" office:value-type="float" office:value="0.0000139303044992157">
            <text:p>1.39303044992157E-005</text:p>
          </table:table-cell>
          <table:table-cell table:formula="of:=[$Controls.J$3]* EXP(-(([.$B235]-[$Controls.J$2])^2/(0.6*[$Controls.J$4])))" office:value-type="float" office:value="0.00000991012451349168">
            <text:p>9.91012451349168E-006</text:p>
          </table:table-cell>
          <table:table-cell table:formula="of:=[$Controls.K$3]* EXP(-(([.$B235]-[$Controls.K$2])^2/(0.6*[$Controls.K$4])))" office:value-type="float" office:value="0.00000422165261269825">
            <text:p>4.22165261269825E-006</text:p>
          </table:table-cell>
          <table:table-cell table:formula="of:=Noise" office:value-type="float" office:value="0.00000494">
            <text:p>4.94E-006</text:p>
          </table:table-cell>
          <table:table-cell table:formula="of:=SUM([.C235:.G235])" office:value-type="float" office:value="0.0000368562278080449">
            <text:p>3.68562278080449E-005</text:p>
          </table:table-cell>
        </table:table-row>
        <table:table-row table:style-name="ro1">
          <table:table-cell table:formula="of:=[.A235]+7.5" office:value-type="float" office:value="8747.5">
            <text:p>8747.5</text:p>
          </table:table-cell>
          <table:table-cell table:formula="of:=[$Controls.$O$1]/[.A236]" office:value-type="float" office:value="1.41754787082023">
            <text:p>1.4175478708</text:p>
          </table:table-cell>
          <table:table-cell table:formula="of:=[$Controls.H$3]* EXP(-(([.$B236]-[$Controls.H$2])^2/(0.6*[$Controls.H$4])))" office:value-type="float" office:value="0.00000389478803942148">
            <text:p>3.89478803942148E-006</text:p>
          </table:table-cell>
          <table:table-cell table:formula="of:=[$Controls.I$3]* EXP(-(([.$B236]-[$Controls.I$2])^2/(0.6*[$Controls.I$4])))" office:value-type="float" office:value="0.0000140333599986518">
            <text:p>1.40333599986518E-005</text:p>
          </table:table-cell>
          <table:table-cell table:formula="of:=[$Controls.J$3]* EXP(-(([.$B236]-[$Controls.J$2])^2/(0.6*[$Controls.J$4])))" office:value-type="float" office:value="0.00000992135504393986">
            <text:p>9.92135504393986E-006</text:p>
          </table:table-cell>
          <table:table-cell table:formula="of:=[$Controls.K$3]* EXP(-(([.$B236]-[$Controls.K$2])^2/(0.6*[$Controls.K$4])))" office:value-type="float" office:value="0.00000420015384045722">
            <text:p>4.20015384045722E-006</text:p>
          </table:table-cell>
          <table:table-cell table:formula="of:=Noise" office:value-type="float" office:value="0.00000308">
            <text:p>3.08E-006</text:p>
          </table:table-cell>
          <table:table-cell table:formula="of:=SUM([.C236:.G236])" office:value-type="float" office:value="0.0000351296569224703">
            <text:p>3.51296569224703E-005</text:p>
          </table:table-cell>
        </table:table-row>
        <table:table-row table:style-name="ro1">
          <table:table-cell table:formula="of:=[.A236]+7.5" office:value-type="float" office:value="8755">
            <text:p>8755</text:p>
          </table:table-cell>
          <table:table-cell table:formula="of:=[$Controls.$O$1]/[.A237]" office:value-type="float" office:value="1.41633352370074">
            <text:p>1.4163335237</text:p>
          </table:table-cell>
          <table:table-cell table:formula="of:=[$Controls.H$3]* EXP(-(([.$B237]-[$Controls.H$2])^2/(0.6*[$Controls.H$4])))" office:value-type="float" office:value="0.00000393548984979287">
            <text:p>3.93548984979287E-006</text:p>
          </table:table-cell>
          <table:table-cell table:formula="of:=[$Controls.I$3]* EXP(-(([.$B237]-[$Controls.I$2])^2/(0.6*[$Controls.I$4])))" office:value-type="float" office:value="0.0000141359294166983">
            <text:p>1.41359294166983E-005</text:p>
          </table:table-cell>
          <table:table-cell table:formula="of:=[$Controls.J$3]* EXP(-(([.$B237]-[$Controls.J$2])^2/(0.6*[$Controls.J$4])))" office:value-type="float" office:value="0.00000993182728455508">
            <text:p>9.93182728455508E-006</text:p>
          </table:table-cell>
          <table:table-cell table:formula="of:=[$Controls.K$3]* EXP(-(([.$B237]-[$Controls.K$2])^2/(0.6*[$Controls.K$4])))" office:value-type="float" office:value="0.00000417848483321689">
            <text:p>4.17848483321689E-006</text:p>
          </table:table-cell>
          <table:table-cell table:formula="of:=Noise" office:value-type="float" office:value="0.0000042">
            <text:p>4.20E-006</text:p>
          </table:table-cell>
          <table:table-cell table:formula="of:=SUM([.C237:.G237])" office:value-type="float" office:value="0.0000363817313842631">
            <text:p>3.63817313842631E-005</text:p>
          </table:table-cell>
        </table:table-row>
        <table:table-row table:style-name="ro1">
          <table:table-cell table:formula="of:=[.A237]+7.5" office:value-type="float" office:value="8762.5">
            <text:p>8762.5</text:p>
          </table:table-cell>
          <table:table-cell table:formula="of:=[$Controls.$O$1]/[.A238]" office:value-type="float" office:value="1.4151212553495">
            <text:p>1.4151212553</text:p>
          </table:table-cell>
          <table:table-cell table:formula="of:=[$Controls.H$3]* EXP(-(([.$B238]-[$Controls.H$2])^2/(0.6*[$Controls.H$4])))" office:value-type="float" office:value="0.00000397624630495937">
            <text:p>3.97624630495937E-006</text:p>
          </table:table-cell>
          <table:table-cell table:formula="of:=[$Controls.I$3]* EXP(-(([.$B238]-[$Controls.I$2])^2/(0.6*[$Controls.I$4])))" office:value-type="float" office:value="0.0000142379970117636">
            <text:p>0.000014238</text:p>
          </table:table-cell>
          <table:table-cell table:formula="of:=[$Controls.J$3]* EXP(-(([.$B238]-[$Controls.J$2])^2/(0.6*[$Controls.J$4])))" office:value-type="float" office:value="0.00000994154272037396">
            <text:p>9.94154272037396E-006</text:p>
          </table:table-cell>
          <table:table-cell table:formula="of:=[$Controls.K$3]* EXP(-(([.$B238]-[$Controls.K$2])^2/(0.6*[$Controls.K$4])))" office:value-type="float" office:value="0.00000415665088431885">
            <text:p>4.15665088431885E-006</text:p>
          </table:table-cell>
          <table:table-cell table:formula="of:=Noise" office:value-type="float" office:value="0.00000441">
            <text:p>4.41E-006</text:p>
          </table:table-cell>
          <table:table-cell table:formula="of:=SUM([.C238:.G238])" office:value-type="float" office:value="0.0000367224369214158">
            <text:p>3.67224369214158E-005</text:p>
          </table:table-cell>
        </table:table-row>
        <table:table-row table:style-name="ro1">
          <table:table-cell table:formula="of:=[.A238]+7.5" office:value-type="float" office:value="8770">
            <text:p>8770</text:p>
          </table:table-cell>
          <table:table-cell table:formula="of:=[$Controls.$O$1]/[.A239]" office:value-type="float" office:value="1.4139110604333">
            <text:p>1.4139110604</text:p>
          </table:table-cell>
          <table:table-cell table:formula="of:=[$Controls.H$3]* EXP(-(([.$B239]-[$Controls.H$2])^2/(0.6*[$Controls.H$4])))" office:value-type="float" office:value="0.00000401705207028154">
            <text:p>4.01705207028154E-006</text:p>
          </table:table-cell>
          <table:table-cell table:formula="of:=[$Controls.I$3]* EXP(-(([.$B239]-[$Controls.I$2])^2/(0.6*[$Controls.I$4])))" office:value-type="float" office:value="0.0000143395471602016">
            <text:p>1.43395471602016E-005</text:p>
          </table:table-cell>
          <table:table-cell table:formula="of:=[$Controls.J$3]* EXP(-(([.$B239]-[$Controls.J$2])^2/(0.6*[$Controls.J$4])))" office:value-type="float" office:value="0.00000995050300530251">
            <text:p>9.95050300530251E-006</text:p>
          </table:table-cell>
          <table:table-cell table:formula="of:=[$Controls.K$3]* EXP(-(([.$B239]-[$Controls.K$2])^2/(0.6*[$Controls.K$4])))" office:value-type="float" office:value="0.00000413465726073228">
            <text:p>4.13465726073228E-006</text:p>
          </table:table-cell>
          <table:table-cell table:formula="of:=Noise" office:value-type="float" office:value="0.00000368">
            <text:p>3.68E-006</text:p>
          </table:table-cell>
          <table:table-cell table:formula="of:=SUM([.C239:.G239])" office:value-type="float" office:value="0.0000361217594965179">
            <text:p>3.61217594965179E-005</text:p>
          </table:table-cell>
        </table:table-row>
        <table:table-row table:style-name="ro1">
          <table:table-cell table:formula="of:=[.A239]+7.5" office:value-type="float" office:value="8777.5">
            <text:p>8777.5</text:p>
          </table:table-cell>
          <table:table-cell table:formula="of:=[$Controls.$O$1]/[.A240]" office:value-type="float" office:value="1.41270293363714">
            <text:p>1.4127029336</text:p>
          </table:table-cell>
          <table:table-cell table:formula="of:=[$Controls.H$3]* EXP(-(([.$B240]-[$Controls.H$2])^2/(0.6*[$Controls.H$4])))" office:value-type="float" office:value="0.00000405790178683384">
            <text:p>4.05790178683384E-006</text:p>
          </table:table-cell>
          <table:table-cell table:formula="of:=[$Controls.I$3]* EXP(-(([.$B240]-[$Controls.I$2])^2/(0.6*[$Controls.I$4])))" office:value-type="float" office:value="0.0000144405643606863">
            <text:p>1.44405643606863E-005</text:p>
          </table:table-cell>
          <table:table-cell table:formula="of:=[$Controls.J$3]* EXP(-(([.$B240]-[$Controls.J$2])^2/(0.6*[$Controls.J$4])))" office:value-type="float" office:value="0.00000995870996003062">
            <text:p>9.95870996003062E-006</text:p>
          </table:table-cell>
          <table:table-cell table:formula="of:=[$Controls.K$3]* EXP(-(([.$B240]-[$Controls.K$2])^2/(0.6*[$Controls.K$4])))" office:value-type="float" office:value="0.00000411250920165526">
            <text:p>4.11250920165526E-006</text:p>
          </table:table-cell>
          <table:table-cell table:formula="of:=Noise" office:value-type="float" office:value="0.00000564">
            <text:p>5.64E-006</text:p>
          </table:table-cell>
          <table:table-cell table:formula="of:=SUM([.C240:.G240])" office:value-type="float" office:value="0.000038209685309206">
            <text:p>3.8209685309206E-005</text:p>
          </table:table-cell>
        </table:table-row>
        <table:table-row table:style-name="ro1">
          <table:table-cell table:formula="of:=[.A240]+7.5" office:value-type="float" office:value="8785">
            <text:p>8785</text:p>
          </table:table-cell>
          <table:table-cell table:formula="of:=[$Controls.$O$1]/[.A241]" office:value-type="float" office:value="1.4114968696642">
            <text:p>1.4114968697</text:p>
          </table:table-cell>
          <table:table-cell table:formula="of:=[$Controls.H$3]* EXP(-(([.$B241]-[$Controls.H$2])^2/(0.6*[$Controls.H$4])))" office:value-type="float" office:value="0.00000409879007296901">
            <text:p>4.09879007296901E-006</text:p>
          </table:table-cell>
          <table:table-cell table:formula="of:=[$Controls.I$3]* EXP(-(([.$B241]-[$Controls.I$2])^2/(0.6*[$Controls.I$4])))" office:value-type="float" office:value="0.0000145410332385148">
            <text:p>0.000014541</text:p>
          </table:table-cell>
          <table:table-cell table:formula="of:=[$Controls.J$3]* EXP(-(([.$B241]-[$Controls.J$2])^2/(0.6*[$Controls.J$4])))" office:value-type="float" office:value="0.00000996616556990206">
            <text:p>9.96616556990206E-006</text:p>
          </table:table-cell>
          <table:table-cell table:formula="of:=[$Controls.K$3]* EXP(-(([.$B241]-[$Controls.K$2])^2/(0.6*[$Controls.K$4])))" office:value-type="float" office:value="0.00000409021191715305">
            <text:p>4.09021191715305E-006</text:p>
          </table:table-cell>
          <table:table-cell table:formula="of:=Noise" office:value-type="float" office:value="0.00000316">
            <text:p>3.16E-006</text:p>
          </table:table-cell>
          <table:table-cell table:formula="of:=SUM([.C241:.G241])" office:value-type="float" office:value="0.0000358562007985389">
            <text:p>3.58562007985389E-005</text:p>
          </table:table-cell>
        </table:table-row>
        <table:table-row table:style-name="ro1">
          <table:table-cell table:formula="of:=[.A241]+7.5" office:value-type="float" office:value="8792.5">
            <text:p>8792.5</text:p>
          </table:table-cell>
          <table:table-cell table:formula="of:=[$Controls.$O$1]/[.A242]" office:value-type="float" office:value="1.41029286323571">
            <text:p>1.4102928632</text:p>
          </table:table-cell>
          <table:table-cell table:formula="of:=[$Controls.H$3]* EXP(-(([.$B242]-[$Controls.H$2])^2/(0.6*[$Controls.H$4])))" office:value-type="float" office:value="0.00000413971152588714">
            <text:p>4.13971152588714E-006</text:p>
          </table:table-cell>
          <table:table-cell table:formula="of:=[$Controls.I$3]* EXP(-(([.$B242]-[$Controls.I$2])^2/(0.6*[$Controls.I$4])))" office:value-type="float" office:value="0.0000146409385498366">
            <text:p>1.46409385498366E-005</text:p>
          </table:table-cell>
          <table:table-cell table:formula="of:=[$Controls.J$3]* EXP(-(([.$B242]-[$Controls.J$2])^2/(0.6*[$Controls.J$4])))" office:value-type="float" office:value="0.00000997287198274193">
            <text:p>9.97287198274193E-006</text:p>
          </table:table-cell>
          <table:table-cell table:formula="of:=[$Controls.K$3]* EXP(-(([.$B242]-[$Controls.K$2])^2/(0.6*[$Controls.K$4])))" office:value-type="float" office:value="0.00000406777058683356">
            <text:p>4.06777058683356E-006</text:p>
          </table:table-cell>
          <table:table-cell table:formula="of:=Noise" office:value-type="float" office:value="0.00000464">
            <text:p>4.64E-006</text:p>
          </table:table-cell>
          <table:table-cell table:formula="of:=SUM([.C242:.G242])" office:value-type="float" office:value="0.0000374612926452993">
            <text:p>3.74612926452993E-005</text:p>
          </table:table-cell>
        </table:table-row>
        <table:table-row table:style-name="ro1">
          <table:table-cell table:formula="of:=[.A242]+7.5" office:value-type="float" office:value="8800">
            <text:p>8800</text:p>
          </table:table-cell>
          <table:table-cell table:formula="of:=[$Controls.$O$1]/[.A243]" office:value-type="float" office:value="1.40909090909091">
            <text:p>1.4090909091</text:p>
          </table:table-cell>
          <table:table-cell table:formula="of:=[$Controls.H$3]* EXP(-(([.$B243]-[$Controls.H$2])^2/(0.6*[$Controls.H$4])))" office:value-type="float" office:value="0.0000041806607232085">
            <text:p>4.1806607232085E-006</text:p>
          </table:table-cell>
          <table:table-cell table:formula="of:=[$Controls.I$3]* EXP(-(([.$B243]-[$Controls.I$2])^2/(0.6*[$Controls.I$4])))" office:value-type="float" office:value="0.0000147402651858092">
            <text:p>1.47402651858092E-005</text:p>
          </table:table-cell>
          <table:table-cell table:formula="of:=[$Controls.J$3]* EXP(-(([.$B243]-[$Controls.J$2])^2/(0.6*[$Controls.J$4])))" office:value-type="float" office:value="0.00000997883150664303">
            <text:p>9.97883150664303E-006</text:p>
          </table:table-cell>
          <table:table-cell table:formula="of:=[$Controls.K$3]* EXP(-(([.$B243]-[$Controls.K$2])^2/(0.6*[$Controls.K$4])))" office:value-type="float" office:value="0.00000404519035855976">
            <text:p>4.04519035855976E-006</text:p>
          </table:table-cell>
          <table:table-cell table:formula="of:=Noise" office:value-type="float" office:value="0.00003557">
            <text:p>3.56E-005</text:p>
          </table:table-cell>
          <table:table-cell table:formula="of:=SUM([.C243:.G243])" office:value-type="float" office:value="0.0000685149477742205">
            <text:p>6.85149477742205E-005</text:p>
          </table:table-cell>
        </table:table-row>
        <table:table-row table:style-name="ro1">
          <table:table-cell table:formula="of:=[.A243]+7.5" office:value-type="float" office:value="8807.5">
            <text:p>8807.5</text:p>
          </table:table-cell>
          <table:table-cell table:formula="of:=[$Controls.$O$1]/[.A244]" office:value-type="float" office:value="1.40789100198694">
            <text:p>1.407891002</text:p>
          </table:table-cell>
          <table:table-cell table:formula="of:=[$Controls.H$3]* EXP(-(([.$B244]-[$Controls.H$2])^2/(0.6*[$Controls.H$4])))" office:value-type="float" office:value="0.00000422163222454936">
            <text:p>4.22163222454936E-006</text:p>
          </table:table-cell>
          <table:table-cell table:formula="of:=[$Controls.I$3]* EXP(-(([.$B244]-[$Controls.I$2])^2/(0.6*[$Controls.I$4])))" office:value-type="float" office:value="0.0000148389981766765">
            <text:p>0.000014839</text:p>
          </table:table-cell>
          <table:table-cell table:formula="of:=[$Controls.J$3]* EXP(-(([.$B244]-[$Controls.J$2])^2/(0.6*[$Controls.J$4])))" office:value-type="float" office:value="0.00000998404660771302">
            <text:p>0.000009984</text:p>
          </table:table-cell>
          <table:table-cell table:formula="of:=[$Controls.K$3]* EXP(-(([.$B244]-[$Controls.K$2])^2/(0.6*[$Controls.K$4])))" office:value-type="float" office:value="0.00000402247634719906">
            <text:p>4.02247634719906E-006</text:p>
          </table:table-cell>
          <table:table-cell table:formula="of:=Noise" office:value-type="float" office:value="0.00000459">
            <text:p>4.59E-006</text:p>
          </table:table-cell>
          <table:table-cell table:formula="of:=SUM([.C244:.G244])" office:value-type="float" office:value="0.0000376571533561379">
            <text:p>3.76571533561379E-005</text:p>
          </table:table-cell>
        </table:table-row>
        <table:table-row table:style-name="ro1">
          <table:table-cell table:formula="of:=[.A244]+7.5" office:value-type="float" office:value="8815">
            <text:p>8815</text:p>
          </table:table-cell>
          <table:table-cell table:formula="of:=[$Controls.$O$1]/[.A245]" office:value-type="float" office:value="1.40669313669881">
            <text:p>1.4066931367</text:p>
          </table:table-cell>
          <table:table-cell table:formula="of:=[$Controls.H$3]* EXP(-(([.$B245]-[$Controls.H$2])^2/(0.6*[$Controls.H$4])))" office:value-type="float" office:value="0.00000426262057310021">
            <text:p>4.26262057310021E-006</text:p>
          </table:table-cell>
          <table:table-cell table:formula="of:=[$Controls.I$3]* EXP(-(([.$B245]-[$Controls.I$2])^2/(0.6*[$Controls.I$4])))" office:value-type="float" office:value="0.0000149371226957707">
            <text:p>1.49371226957707E-005</text:p>
          </table:table-cell>
          <table:table-cell table:formula="of:=[$Controls.J$3]* EXP(-(([.$B245]-[$Controls.J$2])^2/(0.6*[$Controls.J$4])))" office:value-type="float" office:value="0.00000998851990778404">
            <text:p>9.98851990778404E-006</text:p>
          </table:table-cell>
          <table:table-cell table:formula="of:=[$Controls.K$3]* EXP(-(([.$B245]-[$Controls.K$2])^2/(0.6*[$Controls.K$4])))" office:value-type="float" office:value="0.00000399963363340955">
            <text:p>3.99963363340955E-006</text:p>
          </table:table-cell>
          <table:table-cell table:formula="of:=Noise" office:value-type="float" office:value="0.000005">
            <text:p>5.00E-006</text:p>
          </table:table-cell>
          <table:table-cell table:formula="of:=SUM([.C245:.G245])" office:value-type="float" office:value="0.0000381878968100645">
            <text:p>3.81878968100645E-005</text:p>
          </table:table-cell>
        </table:table-row>
        <table:table-row table:style-name="ro1">
          <table:table-cell table:formula="of:=[.A245]+7.5" office:value-type="float" office:value="8822.5">
            <text:p>8822.5</text:p>
          </table:table-cell>
          <table:table-cell table:formula="of:=[$Controls.$O$1]/[.A246]" office:value-type="float" office:value="1.40549730801927">
            <text:p>1.405497308</text:p>
          </table:table-cell>
          <table:table-cell table:formula="of:=[$Controls.H$3]* EXP(-(([.$B246]-[$Controls.H$2])^2/(0.6*[$Controls.H$4])))" office:value-type="float" office:value="0.00000430362029720561">
            <text:p>4.30362029720561E-006</text:p>
          </table:table-cell>
          <table:table-cell table:formula="of:=[$Controls.I$3]* EXP(-(([.$B246]-[$Controls.I$2])^2/(0.6*[$Controls.I$4])))" office:value-type="float" office:value="0.0000150346240634358">
            <text:p>1.50346240634358E-005</text:p>
          </table:table-cell>
          <table:table-cell table:formula="of:=[$Controls.J$3]* EXP(-(([.$B246]-[$Controls.J$2])^2/(0.6*[$Controls.J$4])))" office:value-type="float" office:value="0.00000999225418208637">
            <text:p>9.99225418208637E-006</text:p>
          </table:table-cell>
          <table:table-cell table:formula="of:=[$Controls.K$3]* EXP(-(([.$B246]-[$Controls.K$2])^2/(0.6*[$Controls.K$4])))" office:value-type="float" office:value="0.00000397666726246295">
            <text:p>3.97666726246295E-006</text:p>
          </table:table-cell>
          <table:table-cell table:formula="of:=Noise" office:value-type="float" office:value="0.00000428">
            <text:p>4.28E-006</text:p>
          </table:table-cell>
          <table:table-cell table:formula="of:=SUM([.C246:.G246])" office:value-type="float" office:value="0.0000375871658051907">
            <text:p>3.75871658051907E-005</text:p>
          </table:table-cell>
        </table:table-row>
        <table:table-row table:style-name="ro1">
          <table:table-cell table:formula="of:=[.A246]+7.5" office:value-type="float" office:value="8830">
            <text:p>8830</text:p>
          </table:table-cell>
          <table:table-cell table:formula="of:=[$Controls.$O$1]/[.A247]" office:value-type="float" office:value="1.40430351075878">
            <text:p>1.4043035108</text:p>
          </table:table-cell>
          <table:table-cell table:formula="of:=[$Controls.H$3]* EXP(-(([.$B247]-[$Controls.H$2])^2/(0.6*[$Controls.H$4])))" office:value-type="float" office:value="0.00000434462591194482">
            <text:p>4.34462591194482E-006</text:p>
          </table:table-cell>
          <table:table-cell table:formula="of:=[$Controls.I$3]* EXP(-(([.$B247]-[$Controls.I$2])^2/(0.6*[$Controls.I$4])))" office:value-type="float" office:value="0.0000151314877508708">
            <text:p>1.51314877508708E-005</text:p>
          </table:table-cell>
          <table:table-cell table:formula="of:=[$Controls.J$3]* EXP(-(([.$B247]-[$Controls.J$2])^2/(0.6*[$Controls.J$4])))" office:value-type="float" office:value="0.000009995252356888">
            <text:p>9.995252356888E-006</text:p>
          </table:table-cell>
          <table:table-cell table:formula="of:=[$Controls.K$3]* EXP(-(([.$B247]-[$Controls.K$2])^2/(0.6*[$Controls.K$4])))" office:value-type="float" office:value="0.00000395358224310423">
            <text:p>3.95358224310423E-006</text:p>
          </table:table-cell>
          <table:table-cell table:formula="of:=Noise" office:value-type="float" office:value="0.00000617">
            <text:p>6.17E-006</text:p>
          </table:table-cell>
          <table:table-cell table:formula="of:=SUM([.C247:.G247])" office:value-type="float" office:value="0.0000395949482628079">
            <text:p>3.95949482628079E-005</text:p>
          </table:table-cell>
        </table:table-row>
        <table:table-row table:style-name="ro1">
          <table:table-cell table:formula="of:=[.A247]+7.5" office:value-type="float" office:value="8837.5">
            <text:p>8837.5</text:p>
          </table:table-cell>
          <table:table-cell table:formula="of:=[$Controls.$O$1]/[.A248]" office:value-type="float" office:value="1.4031117397454">
            <text:p>1.4031117397</text:p>
          </table:table-cell>
          <table:table-cell table:formula="of:=[$Controls.H$3]* EXP(-(([.$B248]-[$Controls.H$2])^2/(0.6*[$Controls.H$4])))" office:value-type="float" office:value="0.00000438563192071258">
            <text:p>4.38563192071258E-006</text:p>
          </table:table-cell>
          <table:table-cell table:formula="of:=[$Controls.I$3]* EXP(-(([.$B248]-[$Controls.I$2])^2/(0.6*[$Controls.I$4])))" office:value-type="float" office:value="0.0000152276993838925">
            <text:p>1.52276993838925E-005</text:p>
          </table:table-cell>
          <table:table-cell table:formula="of:=[$Controls.J$3]* EXP(-(([.$B248]-[$Controls.J$2])^2/(0.6*[$Controls.J$4])))" office:value-type="float" office:value="0.00000999751750710158">
            <text:p>9.99751750710158E-006</text:p>
          </table:table-cell>
          <table:table-cell table:formula="of:=[$Controls.K$3]* EXP(-(([.$B248]-[$Controls.K$2])^2/(0.6*[$Controls.K$4])))" office:value-type="float" office:value="0.00000393038354644759">
            <text:p>3.93038354644759E-006</text:p>
          </table:table-cell>
          <table:table-cell table:formula="of:=Noise" office:value-type="float" office:value="0.00000328">
            <text:p>3.28E-006</text:p>
          </table:table-cell>
          <table:table-cell table:formula="of:=SUM([.C248:.G248])" office:value-type="float" office:value="0.0000368212323581542">
            <text:p>3.68212323581542E-005</text:p>
          </table:table-cell>
        </table:table-row>
        <table:table-row table:style-name="ro1">
          <table:table-cell table:formula="of:=[.A248]+7.5" office:value-type="float" office:value="8845">
            <text:p>8845</text:p>
          </table:table-cell>
          <table:table-cell table:formula="of:=[$Controls.$O$1]/[.A249]" office:value-type="float" office:value="1.40192198982476">
            <text:p>1.4019219898</text:p>
          </table:table-cell>
          <table:table-cell table:formula="of:=[$Controls.H$3]* EXP(-(([.$B249]-[$Controls.H$2])^2/(0.6*[$Controls.H$4])))" office:value-type="float" office:value="0.00000442663281679937">
            <text:p>4.42663281679937E-006</text:p>
          </table:table-cell>
          <table:table-cell table:formula="of:=[$Controls.I$3]* EXP(-(([.$B249]-[$Controls.I$2])^2/(0.6*[$Controls.I$4])))" office:value-type="float" office:value="0.0000153232447466161">
            <text:p>1.53232447466161E-005</text:p>
          </table:table-cell>
          <table:table-cell table:formula="of:=[$Controls.J$3]* EXP(-(([.$B249]-[$Controls.J$2])^2/(0.6*[$Controls.J$4])))" office:value-type="float" office:value="0.00000999905285386059">
            <text:p>9.99905285386059E-006</text:p>
          </table:table-cell>
          <table:table-cell table:formula="of:=[$Controls.K$3]* EXP(-(([.$B249]-[$Controls.K$2])^2/(0.6*[$Controls.K$4])))" office:value-type="float" office:value="0.0000039070761049088">
            <text:p>3.9070761049088E-006</text:p>
          </table:table-cell>
          <table:table-cell table:formula="of:=Noise" office:value-type="float" office:value="0.000005">
            <text:p>5.00E-006</text:p>
          </table:table-cell>
          <table:table-cell table:formula="of:=SUM([.C249:.G249])" office:value-type="float" office:value="0.0000386560065221849">
            <text:p>0.000038656</text:p>
          </table:table-cell>
        </table:table-row>
        <table:table-row table:style-name="ro1">
          <table:table-cell table:formula="of:=[.A249]+7.5" office:value-type="float" office:value="8852.5">
            <text:p>8852.5</text:p>
          </table:table-cell>
          <table:table-cell table:formula="of:=[$Controls.$O$1]/[.A250]" office:value-type="float" office:value="1.40073425585993">
            <text:p>1.4007342559</text:p>
          </table:table-cell>
          <table:table-cell table:formula="of:=[$Controls.H$3]* EXP(-(([.$B250]-[$Controls.H$2])^2/(0.6*[$Controls.H$4])))" office:value-type="float" office:value="0.00000446762308497031">
            <text:p>4.46762308497031E-006</text:p>
          </table:table-cell>
          <table:table-cell table:formula="of:=[$Controls.I$3]* EXP(-(([.$B250]-[$Controls.I$2])^2/(0.6*[$Controls.I$4])))" office:value-type="float" office:value="0.0000154181097850532">
            <text:p>1.54181097850532E-005</text:p>
          </table:table-cell>
          <table:table-cell table:formula="of:=[$Controls.J$3]* EXP(-(([.$B250]-[$Controls.J$2])^2/(0.6*[$Controls.J$4])))" office:value-type="float" office:value="0.00000999986176206631">
            <text:p>9.99986176206631E-006</text:p>
          </table:table-cell>
          <table:table-cell table:formula="of:=[$Controls.K$3]* EXP(-(([.$B250]-[$Controls.K$2])^2/(0.6*[$Controls.K$4])))" office:value-type="float" office:value="0.00000388366481117359">
            <text:p>3.88366481117359E-006</text:p>
          </table:table-cell>
          <table:table-cell table:formula="of:=Noise" office:value-type="float" office:value="0.00000488">
            <text:p>4.88E-006</text:p>
          </table:table-cell>
          <table:table-cell table:formula="of:=SUM([.C250:.G250])" office:value-type="float" office:value="0.0000386492594432634">
            <text:p>3.86492594432634E-005</text:p>
          </table:table-cell>
        </table:table-row>
        <table:table-row table:style-name="ro1">
          <table:table-cell table:formula="of:=[.A250]+7.5" office:value-type="float" office:value="8860">
            <text:p>8860</text:p>
          </table:table-cell>
          <table:table-cell table:formula="of:=[$Controls.$O$1]/[.A251]" office:value-type="float" office:value="1.39954853273138">
            <text:p>1.3995485327</text:p>
          </table:table-cell>
          <table:table-cell table:formula="of:=[$Controls.H$3]* EXP(-(([.$B251]-[$Controls.H$2])^2/(0.6*[$Controls.H$4])))" office:value-type="float" office:value="0.00000450859720304207">
            <text:p>4.50859720304207E-006</text:p>
          </table:table-cell>
          <table:table-cell table:formula="of:=[$Controls.I$3]* EXP(-(([.$B251]-[$Controls.I$2])^2/(0.6*[$Controls.I$4])))" office:value-type="float" office:value="0.0000155122806106255">
            <text:p>1.55122806106255E-005</text:p>
          </table:table-cell>
          <table:table-cell table:formula="of:=[$Controls.J$3]* EXP(-(([.$B251]-[$Controls.J$2])^2/(0.6*[$Controls.J$4])))" office:value-type="float" office:value="0.00000999994773790717">
            <text:p>9.99994773790717E-006</text:p>
          </table:table-cell>
          <table:table-cell table:formula="of:=[$Controls.K$3]* EXP(-(([.$B251]-[$Controls.K$2])^2/(0.6*[$Controls.K$4])))" office:value-type="float" office:value="0.00000386015451720191">
            <text:p>3.86015451720191E-006</text:p>
          </table:table-cell>
          <table:table-cell table:formula="of:=Noise" office:value-type="float" office:value="0.00000731">
            <text:p>7.31E-006</text:p>
          </table:table-cell>
          <table:table-cell table:formula="of:=SUM([.C251:.G251])" office:value-type="float" office:value="0.0000411909800687767">
            <text:p>0.000041191</text:p>
          </table:table-cell>
        </table:table-row>
        <table:table-row table:style-name="ro1">
          <table:table-cell table:formula="of:=[.A251]+7.5" office:value-type="float" office:value="8867.5">
            <text:p>8867.5</text:p>
          </table:table-cell>
          <table:table-cell table:formula="of:=[$Controls.$O$1]/[.A252]" office:value-type="float" office:value="1.3983648153369">
            <text:p>1.3983648153</text:p>
          </table:table-cell>
          <table:table-cell table:formula="of:=[$Controls.H$3]* EXP(-(([.$B252]-[$Controls.H$2])^2/(0.6*[$Controls.H$4])))" office:value-type="float" office:value="0.00000454954964345714">
            <text:p>4.54954964345714E-006</text:p>
          </table:table-cell>
          <table:table-cell table:formula="of:=[$Controls.I$3]* EXP(-(([.$B252]-[$Controls.I$2])^2/(0.6*[$Controls.I$4])))" office:value-type="float" office:value="0.0000156057435035942">
            <text:p>1.56057435035942E-005</text:p>
          </table:table-cell>
          <table:table-cell table:formula="of:=[$Controls.J$3]* EXP(-(([.$B252]-[$Controls.J$2])^2/(0.6*[$Controls.J$4])))" office:value-type="float" office:value="0.0000099993144263523">
            <text:p>9.9993144263523E-006</text:p>
          </table:table-cell>
          <table:table-cell table:formula="of:=[$Controls.K$3]* EXP(-(([.$B252]-[$Controls.K$2])^2/(0.6*[$Controls.K$4])))" office:value-type="float" office:value="0.00000383655003326786">
            <text:p>3.83655003326786E-006</text:p>
          </table:table-cell>
          <table:table-cell table:formula="of:=Noise" office:value-type="float" office:value="0.000005">
            <text:p>5.00E-006</text:p>
          </table:table-cell>
          <table:table-cell table:formula="of:=SUM([.C252:.G252])" office:value-type="float" office:value="0.0000389911576066715">
            <text:p>3.89911576066715E-005</text:p>
          </table:table-cell>
        </table:table-row>
        <table:table-row table:style-name="ro1">
          <table:table-cell table:formula="of:=[.A252]+7.5" office:value-type="float" office:value="8875">
            <text:p>8875</text:p>
          </table:table-cell>
          <table:table-cell table:formula="of:=[$Controls.$O$1]/[.A253]" office:value-type="float" office:value="1.39718309859155">
            <text:p>1.3971830986</text:p>
          </table:table-cell>
          <table:table-cell table:formula="of:=[$Controls.H$3]* EXP(-(([.$B253]-[$Controls.H$2])^2/(0.6*[$Controls.H$4])))" office:value-type="float" office:value="0.0000045904748748546">
            <text:p>4.5904748748546E-006</text:p>
          </table:table-cell>
          <table:table-cell table:formula="of:=[$Controls.I$3]* EXP(-(([.$B253]-[$Controls.I$2])^2/(0.6*[$Controls.I$4])))" office:value-type="float" office:value="0.0000156984849164033">
            <text:p>1.56984849164033E-005</text:p>
          </table:table-cell>
          <table:table-cell table:formula="of:=[$Controls.J$3]* EXP(-(([.$B253]-[$Controls.J$2])^2/(0.6*[$Controls.J$4])))" office:value-type="float" office:value="0.00000999796560862063">
            <text:p>0.000009998</text:p>
          </table:table-cell>
          <table:table-cell table:formula="of:=[$Controls.K$3]* EXP(-(([.$B253]-[$Controls.K$2])^2/(0.6*[$Controls.K$4])))" office:value-type="float" office:value="0.00000381285612703501">
            <text:p>3.81285612703501E-006</text:p>
          </table:table-cell>
          <table:table-cell table:formula="of:=Noise" office:value-type="float" office:value="0.00000568">
            <text:p>5.68E-006</text:p>
          </table:table-cell>
          <table:table-cell table:formula="of:=SUM([.C253:.G253])" office:value-type="float" office:value="0.0000397797815269136">
            <text:p>3.97797815269136E-005</text:p>
          </table:table-cell>
        </table:table-row>
        <table:table-row table:style-name="ro1">
          <table:table-cell table:formula="of:=[.A253]+7.5" office:value-type="float" office:value="8882.5">
            <text:p>8882.5</text:p>
          </table:table-cell>
          <table:table-cell table:formula="of:=[$Controls.$O$1]/[.A254]" office:value-type="float" office:value="1.39600337742753">
            <text:p>1.3960033774</text:p>
          </table:table-cell>
          <table:table-cell table:formula="of:=[$Controls.H$3]* EXP(-(([.$B254]-[$Controls.H$2])^2/(0.6*[$Controls.H$4])))" office:value-type="float" office:value="0.00000463136736363692">
            <text:p>4.63136736363692E-006</text:p>
          </table:table-cell>
          <table:table-cell table:formula="of:=[$Controls.I$3]* EXP(-(([.$B254]-[$Controls.I$2])^2/(0.6*[$Controls.I$4])))" office:value-type="float" office:value="0.000015790491476937">
            <text:p>1.5790491476937E-005</text:p>
          </table:table-cell>
          <table:table-cell table:formula="of:=[$Controls.J$3]* EXP(-(([.$B254]-[$Controls.J$2])^2/(0.6*[$Controls.J$4])))" office:value-type="float" office:value="0.00000999590519962746">
            <text:p>9.99590519962746E-006</text:p>
          </table:table-cell>
          <table:table-cell table:formula="of:=[$Controls.K$3]* EXP(-(([.$B254]-[$Controls.K$2])^2/(0.6*[$Controls.K$4])))" office:value-type="float" office:value="0.0000037890775226669">
            <text:p>3.7890775226669E-006</text:p>
          </table:table-cell>
          <table:table-cell table:formula="of:=Noise" office:value-type="float" office:value="0.00000761">
            <text:p>7.61E-006</text:p>
          </table:table-cell>
          <table:table-cell table:formula="of:=SUM([.C254:.G254])" office:value-type="float" office:value="0.0000418168415628683">
            <text:p>4.18168415628683E-005</text:p>
          </table:table-cell>
        </table:table-row>
        <table:table-row table:style-name="ro1">
          <table:table-cell table:formula="of:=[.A254]+7.5" office:value-type="float" office:value="8890">
            <text:p>8890</text:p>
          </table:table-cell>
          <table:table-cell table:formula="of:=[$Controls.$O$1]/[.A255]" office:value-type="float" office:value="1.39482564679415">
            <text:p>1.3948256468</text:p>
          </table:table-cell>
          <table:table-cell table:formula="of:=[$Controls.H$3]* EXP(-(([.$B255]-[$Controls.H$2])^2/(0.6*[$Controls.H$4])))" office:value-type="float" office:value="0.00000467222157553193">
            <text:p>4.67222157553193E-006</text:p>
          </table:table-cell>
          <table:table-cell table:formula="of:=[$Controls.I$3]* EXP(-(([.$B255]-[$Controls.I$2])^2/(0.6*[$Controls.I$4])))" office:value-type="float" office:value="0.0000158817499916893">
            <text:p>1.58817499916893E-005</text:p>
          </table:table-cell>
          <table:table-cell table:formula="of:=[$Controls.J$3]* EXP(-(([.$B255]-[$Controls.J$2])^2/(0.6*[$Controls.J$4])))" office:value-type="float" office:value="0.0000099931372454098">
            <text:p>9.9931372454098E-006</text:p>
          </table:table-cell>
          <table:table-cell table:formula="of:=[$Controls.K$3]* EXP(-(([.$B255]-[$Controls.K$2])^2/(0.6*[$Controls.K$4])))" office:value-type="float" office:value="0.00000376521889997231">
            <text:p>3.76521889997231E-006</text:p>
          </table:table-cell>
          <table:table-cell table:formula="of:=Noise" office:value-type="float" office:value="0.00000482">
            <text:p>4.82E-006</text:p>
          </table:table-cell>
          <table:table-cell table:formula="of:=SUM([.C255:.G255])" office:value-type="float" office:value="0.0000391323277126034">
            <text:p>3.91323277126034E-005</text:p>
          </table:table-cell>
        </table:table-row>
        <table:table-row table:style-name="ro1">
          <table:table-cell table:formula="of:=[.A255]+7.5" office:value-type="float" office:value="8897.5">
            <text:p>8897.5</text:p>
          </table:table-cell>
          <table:table-cell table:formula="of:=[$Controls.$O$1]/[.A256]" office:value-type="float" office:value="1.39364990165777">
            <text:p>1.3936499017</text:p>
          </table:table-cell>
          <table:table-cell table:formula="of:=[$Controls.H$3]* EXP(-(([.$B256]-[$Controls.H$2])^2/(0.6*[$Controls.H$4])))" office:value-type="float" office:value="0.0000047130319771494">
            <text:p>0.000004713</text:p>
          </table:table-cell>
          <table:table-cell table:formula="of:=[$Controls.I$3]* EXP(-(([.$B256]-[$Controls.I$2])^2/(0.6*[$Controls.I$4])))" office:value-type="float" office:value="0.0000159722474488467">
            <text:p>1.59722474488467E-005</text:p>
          </table:table-cell>
          <table:table-cell table:formula="of:=[$Controls.J$3]* EXP(-(([.$B256]-[$Controls.J$2])^2/(0.6*[$Controls.J$4])))" office:value-type="float" office:value="0.00000998966592053224">
            <text:p>9.98966592053224E-006</text:p>
          </table:table-cell>
          <table:table-cell table:formula="of:=[$Controls.K$3]* EXP(-(([.$B256]-[$Controls.K$2])^2/(0.6*[$Controls.K$4])))" office:value-type="float" office:value="0.00000374128489358524">
            <text:p>3.74128489358524E-006</text:p>
          </table:table-cell>
          <table:table-cell table:formula="of:=Noise" office:value-type="float" office:value="0.00000278">
            <text:p>2.78E-006</text:p>
          </table:table-cell>
          <table:table-cell table:formula="of:=SUM([.C256:.G256])" office:value-type="float" office:value="0.0000371962302401136">
            <text:p>3.71962302401136E-005</text:p>
          </table:table-cell>
        </table:table-row>
        <table:table-row table:style-name="ro1">
          <table:table-cell table:formula="of:=[.A256]+7.5" office:value-type="float" office:value="8905">
            <text:p>8905</text:p>
          </table:table-cell>
          <table:table-cell table:formula="of:=[$Controls.$O$1]/[.A257]" office:value-type="float" office:value="1.39247613700168">
            <text:p>1.392476137</text:p>
          </table:table-cell>
          <table:table-cell table:formula="of:=[$Controls.H$3]* EXP(-(([.$B257]-[$Controls.H$2])^2/(0.6*[$Controls.H$4])))" office:value-type="float" office:value="0.00000475379303753152">
            <text:p>4.75379303753152E-006</text:p>
          </table:table-cell>
          <table:table-cell table:formula="of:=[$Controls.I$3]* EXP(-(([.$B257]-[$Controls.I$2])^2/(0.6*[$Controls.I$4])))" office:value-type="float" office:value="0.0000160619710212815">
            <text:p>0.000016062</text:p>
          </table:table-cell>
          <table:table-cell table:formula="of:=[$Controls.J$3]* EXP(-(([.$B257]-[$Controls.J$2])^2/(0.6*[$Controls.J$4])))" office:value-type="float" office:value="0.00000998549552547486">
            <text:p>9.98549552547486E-006</text:p>
          </table:table-cell>
          <table:table-cell table:formula="of:=[$Controls.K$3]* EXP(-(([.$B257]-[$Controls.K$2])^2/(0.6*[$Controls.K$4])))" office:value-type="float" office:value="0.00000371728009217907">
            <text:p>3.71728009217907E-006</text:p>
          </table:table-cell>
          <table:table-cell table:formula="of:=Noise" office:value-type="float" office:value="0.00000398">
            <text:p>3.98E-006</text:p>
          </table:table-cell>
          <table:table-cell table:formula="of:=SUM([.C257:.G257])" office:value-type="float" office:value="0.000038498539676467">
            <text:p>3.8498539676467E-005</text:p>
          </table:table-cell>
        </table:table-row>
        <table:table-row table:style-name="ro1">
          <table:table-cell table:formula="of:=[.A257]+7.5" office:value-type="float" office:value="8912.5">
            <text:p>8912.5</text:p>
          </table:table-cell>
          <table:table-cell table:formula="of:=[$Controls.$O$1]/[.A258]" office:value-type="float" office:value="1.39130434782609">
            <text:p>1.3913043478</text:p>
          </table:table-cell>
          <table:table-cell table:formula="of:=[$Controls.H$3]* EXP(-(([.$B258]-[$Controls.H$2])^2/(0.6*[$Controls.H$4])))" office:value-type="float" office:value="0.0000047944992296967">
            <text:p>4.7944992296967E-006</text:p>
          </table:table-cell>
          <table:table-cell table:formula="of:=[$Controls.I$3]* EXP(-(([.$B258]-[$Controls.I$2])^2/(0.6*[$Controls.I$4])))" office:value-type="float" office:value="0.0000161509080694571">
            <text:p>1.61509080694571E-005</text:p>
          </table:table-cell>
          <table:table-cell table:formula="of:=[$Controls.J$3]* EXP(-(([.$B258]-[$Controls.J$2])^2/(0.6*[$Controls.J$4])))" office:value-type="float" office:value="0.00000998063048400468">
            <text:p>9.98063048400468E-006</text:p>
          </table:table-cell>
          <table:table-cell table:formula="of:=[$Controls.K$3]* EXP(-(([.$B258]-[$Controls.K$2])^2/(0.6*[$Controls.K$4])))" office:value-type="float" office:value="0.00000369320903771469">
            <text:p>3.69320903771469E-006</text:p>
          </table:table-cell>
          <table:table-cell table:formula="of:=Noise" office:value-type="float" office:value="0.00000614">
            <text:p>6.14E-006</text:p>
          </table:table-cell>
          <table:table-cell table:formula="of:=SUM([.C258:.G258])" office:value-type="float" office:value="0.0000407592468208731">
            <text:p>4.07592468208731E-005</text:p>
          </table:table-cell>
        </table:table-row>
        <table:table-row table:style-name="ro1">
          <table:table-cell table:formula="of:=[.A258]+7.5" office:value-type="float" office:value="8920">
            <text:p>8920</text:p>
          </table:table-cell>
          <table:table-cell table:formula="of:=[$Controls.$O$1]/[.A259]" office:value-type="float" office:value="1.39013452914798">
            <text:p>1.3901345291</text:p>
          </table:table-cell>
          <table:table-cell table:formula="of:=[$Controls.H$3]* EXP(-(([.$B259]-[$Controls.H$2])^2/(0.6*[$Controls.H$4])))" office:value-type="float" office:value="0.00000483514503217587">
            <text:p>4.83514503217587E-006</text:p>
          </table:table-cell>
          <table:table-cell table:formula="of:=[$Controls.I$3]* EXP(-(([.$B259]-[$Controls.I$2])^2/(0.6*[$Controls.I$4])))" office:value-type="float" office:value="0.0000162390461442426">
            <text:p>0.000016239</text:p>
          </table:table-cell>
          <table:table-cell table:formula="of:=[$Controls.J$3]* EXP(-(([.$B259]-[$Controls.J$2])^2/(0.6*[$Controls.J$4])))" office:value-type="float" office:value="0.00000997507534053226">
            <text:p>9.97507534053226E-006</text:p>
          </table:table-cell>
          <table:table-cell table:formula="of:=[$Controls.K$3]* EXP(-(([.$B259]-[$Controls.K$2])^2/(0.6*[$Controls.K$4])))" office:value-type="float" office:value="0.00000366907622472227">
            <text:p>3.66907622472227E-006</text:p>
          </table:table-cell>
          <table:table-cell table:formula="of:=Noise" office:value-type="float" office:value="0.00000642">
            <text:p>6.42E-006</text:p>
          </table:table-cell>
          <table:table-cell table:formula="of:=SUM([.C259:.G259])" office:value-type="float" office:value="0.000041138342741673">
            <text:p>4.1138342741673E-005</text:p>
          </table:table-cell>
        </table:table-row>
        <table:table-row table:style-name="ro1">
          <table:table-cell table:formula="of:=[.A259]+7.5" office:value-type="float" office:value="8927.5">
            <text:p>8927.5</text:p>
          </table:table-cell>
          <table:table-cell table:formula="of:=[$Controls.$O$1]/[.A260]" office:value-type="float" office:value="1.38896667600112">
            <text:p>1.388966676</text:p>
          </table:table-cell>
          <table:table-cell table:formula="of:=[$Controls.H$3]* EXP(-(([.$B260]-[$Controls.H$2])^2/(0.6*[$Controls.H$4])))" office:value-type="float" office:value="0.00000487572493054092">
            <text:p>4.87572493054092E-006</text:p>
          </table:table-cell>
          <table:table-cell table:formula="of:=[$Controls.I$3]* EXP(-(([.$B260]-[$Controls.I$2])^2/(0.6*[$Controls.I$4])))" office:value-type="float" office:value="0.000016326372989639">
            <text:p>1.6326372989639E-005</text:p>
          </table:table-cell>
          <table:table-cell table:formula="of:=[$Controls.J$3]* EXP(-(([.$B260]-[$Controls.J$2])^2/(0.6*[$Controls.J$4])))" office:value-type="float" office:value="0.00000996883475745485">
            <text:p>9.96883475745485E-006</text:p>
          </table:table-cell>
          <table:table-cell table:formula="of:=[$Controls.K$3]* EXP(-(([.$B260]-[$Controls.K$2])^2/(0.6*[$Controls.K$4])))" office:value-type="float" office:value="0.00000364488609961629">
            <text:p>3.64488609961629E-006</text:p>
          </table:table-cell>
          <table:table-cell table:formula="of:=Noise" office:value-type="float" office:value="0.00000529">
            <text:p>5.29E-006</text:p>
          </table:table-cell>
          <table:table-cell table:formula="of:=SUM([.C260:.G260])" office:value-type="float" office:value="0.0000401058187772511">
            <text:p>4.01058187772511E-005</text:p>
          </table:table-cell>
        </table:table-row>
        <table:table-row table:style-name="ro1">
          <table:table-cell table:formula="of:=[.A260]+7.5" office:value-type="float" office:value="8935">
            <text:p>8935</text:p>
          </table:table-cell>
          <table:table-cell table:formula="of:=[$Controls.$O$1]/[.A261]" office:value-type="float" office:value="1.38780078343593">
            <text:p>1.3878007834</text:p>
          </table:table-cell>
          <table:table-cell table:formula="of:=[$Controls.H$3]* EXP(-(([.$B261]-[$Controls.H$2])^2/(0.6*[$Controls.H$4])))" office:value-type="float" office:value="0.00000491623341892442">
            <text:p>4.91623341892442E-006</text:p>
          </table:table-cell>
          <table:table-cell table:formula="of:=[$Controls.I$3]* EXP(-(([.$B261]-[$Controls.I$2])^2/(0.6*[$Controls.I$4])))" office:value-type="float" office:value="0.0000164128765454139">
            <text:p>1.64128765454139E-005</text:p>
          </table:table-cell>
          <table:table-cell table:formula="of:=[$Controls.J$3]* EXP(-(([.$B261]-[$Controls.J$2])^2/(0.6*[$Controls.J$4])))" office:value-type="float" office:value="0.00000996191351248768">
            <text:p>9.96191351248768E-006</text:p>
          </table:table-cell>
          <table:table-cell table:formula="of:=[$Controls.K$3]* EXP(-(([.$B261]-[$Controls.K$2])^2/(0.6*[$Controls.K$4])))" office:value-type="float" office:value="0.00000362064306004345">
            <text:p>3.62064306004345E-006</text:p>
          </table:table-cell>
          <table:table-cell table:formula="of:=Noise" office:value-type="float" office:value="0.000005">
            <text:p>5.00E-006</text:p>
          </table:table-cell>
          <table:table-cell table:formula="of:=SUM([.C261:.G261])" office:value-type="float" office:value="0.0000399116665368694">
            <text:p>3.99116665368694E-005</text:p>
          </table:table-cell>
        </table:table-row>
        <table:table-row table:style-name="ro1">
          <table:table-cell table:formula="of:=[.A261]+7.5" office:value-type="float" office:value="8942.5">
            <text:p>8942.5</text:p>
          </table:table-cell>
          <table:table-cell table:formula="of:=[$Controls.$O$1]/[.A262]" office:value-type="float" office:value="1.38663684651943">
            <text:p>1.3866368465</text:p>
          </table:table-cell>
          <table:table-cell table:formula="of:=[$Controls.H$3]* EXP(-(([.$B262]-[$Controls.H$2])^2/(0.6*[$Controls.H$4])))" office:value-type="float" office:value="0.00000495666500153009">
            <text:p>4.95666500153009E-006</text:p>
          </table:table-cell>
          <table:table-cell table:formula="of:=[$Controls.I$3]* EXP(-(([.$B262]-[$Controls.I$2])^2/(0.6*[$Controls.I$4])))" office:value-type="float" office:value="0.0000164985449496457">
            <text:p>1.64985449496457E-005</text:p>
          </table:table-cell>
          <table:table-cell table:formula="of:=[$Controls.J$3]* EXP(-(([.$B262]-[$Controls.J$2])^2/(0.6*[$Controls.J$4])))" office:value-type="float" office:value="0.00000995431649598483">
            <text:p>9.95431649598483E-006</text:p>
          </table:table-cell>
          <table:table-cell table:formula="of:=[$Controls.K$3]* EXP(-(([.$B262]-[$Controls.K$2])^2/(0.6*[$Controls.K$4])))" office:value-type="float" office:value="0.00000359635145426321">
            <text:p>3.59635145426321E-006</text:p>
          </table:table-cell>
          <table:table-cell table:formula="of:=Noise" office:value-type="float" office:value="0.00000334">
            <text:p>3.34E-006</text:p>
          </table:table-cell>
          <table:table-cell table:formula="of:=SUM([.C262:.G262])" office:value-type="float" office:value="0.0000383458779014238">
            <text:p>3.83458779014238E-005</text:p>
          </table:table-cell>
        </table:table-row>
        <table:table-row table:style-name="ro1">
          <table:table-cell table:formula="of:=[.A262]+7.5" office:value-type="float" office:value="8950">
            <text:p>8950</text:p>
          </table:table-cell>
          <table:table-cell table:formula="of:=[$Controls.$O$1]/[.A263]" office:value-type="float" office:value="1.3854748603352">
            <text:p>1.3854748603</text:p>
          </table:table-cell>
          <table:table-cell table:formula="of:=[$Controls.H$3]* EXP(-(([.$B263]-[$Controls.H$2])^2/(0.6*[$Controls.H$4])))" office:value-type="float" office:value="0.00000499701419413348">
            <text:p>0.000004997</text:p>
          </table:table-cell>
          <table:table-cell table:formula="of:=[$Controls.I$3]* EXP(-(([.$B263]-[$Controls.I$2])^2/(0.6*[$Controls.I$4])))" office:value-type="float" office:value="0.0000165833665411775">
            <text:p>1.65833665411775E-005</text:p>
          </table:table-cell>
          <table:table-cell table:formula="of:=[$Controls.J$3]* EXP(-(([.$B263]-[$Controls.J$2])^2/(0.6*[$Controls.J$4])))" office:value-type="float" office:value="0.00000994604870825101">
            <text:p>0.000009946</text:p>
          </table:table-cell>
          <table:table-cell table:formula="of:=[$Controls.K$3]* EXP(-(([.$B263]-[$Controls.K$2])^2/(0.6*[$Controls.K$4])))" office:value-type="float" office:value="0.00000357201558056045">
            <text:p>0.000003572</text:p>
          </table:table-cell>
          <table:table-cell table:formula="of:=Noise" office:value-type="float" office:value="0.0000054">
            <text:p>5.40E-006</text:p>
          </table:table-cell>
          <table:table-cell table:formula="of:=SUM([.C263:.G263])" office:value-type="float" office:value="0.0000404984450241224">
            <text:p>4.04984450241224E-005</text:p>
          </table:table-cell>
        </table:table-row>
        <table:table-row table:style-name="ro1">
          <table:table-cell table:formula="of:=[.A263]+7.5" office:value-type="float" office:value="8957.5">
            <text:p>8957.5</text:p>
          </table:table-cell>
          <table:table-cell table:formula="of:=[$Controls.$O$1]/[.A264]" office:value-type="float" office:value="1.38431481998325">
            <text:p>1.38431482</text:p>
          </table:table-cell>
          <table:table-cell table:formula="of:=[$Controls.H$3]* EXP(-(([.$B264]-[$Controls.H$2])^2/(0.6*[$Controls.H$4])))" office:value-type="float" office:value="0.00000503727552557215">
            <text:p>5.03727552557215E-006</text:p>
          </table:table-cell>
          <table:table-cell table:formula="of:=[$Controls.I$3]* EXP(-(([.$B264]-[$Controls.I$2])^2/(0.6*[$Controls.I$4])))" office:value-type="float" office:value="0.000016667329861979">
            <text:p>1.6667329861979E-005</text:p>
          </table:table-cell>
          <table:table-cell table:formula="of:=[$Controls.J$3]* EXP(-(([.$B264]-[$Controls.J$2])^2/(0.6*[$Controls.J$4])))" office:value-type="float" office:value="0.00000993711525684591">
            <text:p>9.93711525684591E-006</text:p>
          </table:table-cell>
          <table:table-cell table:formula="of:=[$Controls.K$3]* EXP(-(([.$B264]-[$Controls.K$2])^2/(0.6*[$Controls.K$4])))" office:value-type="float" office:value="0.00000354763968668984">
            <text:p>3.54763968668984E-006</text:p>
          </table:table-cell>
          <table:table-cell table:formula="of:=Noise" office:value-type="float" office:value="0.000005">
            <text:p>5.00E-006</text:p>
          </table:table-cell>
          <table:table-cell table:formula="of:=SUM([.C264:.G264])" office:value-type="float" office:value="0.0000401893603310869">
            <text:p>4.01893603310869E-005</text:p>
          </table:table-cell>
        </table:table-row>
        <table:table-row table:style-name="ro1">
          <table:table-cell table:formula="of:=[.A264]+7.5" office:value-type="float" office:value="8965">
            <text:p>8965</text:p>
          </table:table-cell>
          <table:table-cell table:formula="of:=[$Controls.$O$1]/[.A265]" office:value-type="float" office:value="1.38315672058003">
            <text:p>1.3831567206</text:p>
          </table:table-cell>
          <table:table-cell table:formula="of:=[$Controls.H$3]* EXP(-(([.$B265]-[$Controls.H$2])^2/(0.6*[$Controls.H$4])))" office:value-type="float" office:value="0.00000507744353922487">
            <text:p>5.07744353922487E-006</text:p>
          </table:table-cell>
          <table:table-cell table:formula="of:=[$Controls.I$3]* EXP(-(([.$B265]-[$Controls.I$2])^2/(0.6*[$Controls.I$4])))" office:value-type="float" office:value="0.0000167504236594176">
            <text:p>1.67504236594176E-005</text:p>
          </table:table-cell>
          <table:table-cell table:formula="of:=[$Controls.J$3]* EXP(-(([.$B265]-[$Controls.J$2])^2/(0.6*[$Controls.J$4])))" office:value-type="float" office:value="0.00000992752135388232">
            <text:p>9.92752135388232E-006</text:p>
          </table:table-cell>
          <table:table-cell table:formula="of:=[$Controls.K$3]* EXP(-(([.$B265]-[$Controls.K$2])^2/(0.6*[$Controls.K$4])))" office:value-type="float" office:value="0.00000352322796935174">
            <text:p>3.52322796935174E-006</text:p>
          </table:table-cell>
          <table:table-cell table:formula="of:=Noise" office:value-type="float" office:value="0.000005">
            <text:p>5.00E-006</text:p>
          </table:table-cell>
          <table:table-cell table:formula="of:=SUM([.C265:.G265])" office:value-type="float" office:value="0.0000402786165218765">
            <text:p>4.02786165218765E-005</text:p>
          </table:table-cell>
        </table:table-row>
        <table:table-row table:style-name="ro1">
          <table:table-cell table:formula="of:=[.A265]+7.5" office:value-type="float" office:value="8972.5">
            <text:p>8972.5</text:p>
          </table:table-cell>
          <table:table-cell table:formula="of:=[$Controls.$O$1]/[.A266]" office:value-type="float" office:value="1.38200055725829">
            <text:p>1.3820005573</text:p>
          </table:table-cell>
          <table:table-cell table:formula="of:=[$Controls.H$3]* EXP(-(([.$B266]-[$Controls.H$2])^2/(0.6*[$Controls.H$4])))" office:value-type="float" office:value="0.00000511751279447926">
            <text:p>5.11751279447926E-006</text:p>
          </table:table-cell>
          <table:table-cell table:formula="of:=[$Controls.I$3]* EXP(-(([.$B266]-[$Controls.I$2])^2/(0.6*[$Controls.I$4])))" office:value-type="float" office:value="0.0000168326368884377">
            <text:p>1.68326368884377E-005</text:p>
          </table:table-cell>
          <table:table-cell table:formula="of:=[$Controls.J$3]* EXP(-(([.$B266]-[$Controls.J$2])^2/(0.6*[$Controls.J$4])))" office:value-type="float" office:value="0.00000991727231331946">
            <text:p>9.91727231331946E-006</text:p>
          </table:table-cell>
          <table:table-cell table:formula="of:=[$Controls.K$3]* EXP(-(([.$B266]-[$Controls.K$2])^2/(0.6*[$Controls.K$4])))" office:value-type="float" office:value="0.00000349878457369891">
            <text:p>3.49878457369891E-006</text:p>
          </table:table-cell>
          <table:table-cell table:formula="of:=Noise" office:value-type="float" office:value="0.00000659">
            <text:p>6.59E-006</text:p>
          </table:table-cell>
          <table:table-cell table:formula="of:=SUM([.C266:.G266])" office:value-type="float" office:value="0.0000419562065699353">
            <text:p>4.19562065699353E-005</text:p>
          </table:table-cell>
        </table:table-row>
        <table:table-row table:style-name="ro1">
          <table:table-cell table:formula="of:=[.A266]+7.5" office:value-type="float" office:value="8980">
            <text:p>8980</text:p>
          </table:table-cell>
          <table:table-cell table:formula="of:=[$Controls.$O$1]/[.A267]" office:value-type="float" office:value="1.38084632516704">
            <text:p>1.3808463252</text:p>
          </table:table-cell>
          <table:table-cell table:formula="of:=[$Controls.H$3]* EXP(-(([.$B267]-[$Controls.H$2])^2/(0.6*[$Controls.H$4])))" office:value-type="float" office:value="0.00000515747786818718">
            <text:p>5.15747786818718E-006</text:p>
          </table:table-cell>
          <table:table-cell table:formula="of:=[$Controls.I$3]* EXP(-(([.$B267]-[$Controls.I$2])^2/(0.6*[$Controls.I$4])))" office:value-type="float" office:value="0.0000169139587136486">
            <text:p>0.000016914</text:p>
          </table:table-cell>
          <table:table-cell table:formula="of:=[$Controls.J$3]* EXP(-(([.$B267]-[$Controls.J$2])^2/(0.6*[$Controls.J$4])))" office:value-type="float" office:value="0.00000990637354825297">
            <text:p>9.90637354825297E-006</text:p>
          </table:table-cell>
          <table:table-cell table:formula="of:=[$Controls.K$3]* EXP(-(([.$B267]-[$Controls.K$2])^2/(0.6*[$Controls.K$4])))" office:value-type="float" office:value="0.00000347431359287388">
            <text:p>3.47431359287388E-006</text:p>
          </table:table-cell>
          <table:table-cell table:formula="of:=Noise" office:value-type="float" office:value="0.0000059">
            <text:p>5.90E-006</text:p>
          </table:table-cell>
          <table:table-cell table:formula="of:=SUM([.C267:.G267])" office:value-type="float" office:value="0.0000413521237229627">
            <text:p>4.13521237229627E-005</text:p>
          </table:table-cell>
        </table:table-row>
        <table:table-row table:style-name="ro1">
          <table:table-cell table:formula="of:=[.A267]+7.5" office:value-type="float" office:value="8987.5">
            <text:p>8987.5</text:p>
          </table:table-cell>
          <table:table-cell table:formula="of:=[$Controls.$O$1]/[.A268]" office:value-type="float" office:value="1.37969401947149">
            <text:p>1.3796940195</text:p>
          </table:table-cell>
          <table:table-cell table:formula="of:=[$Controls.H$3]* EXP(-(([.$B268]-[$Controls.H$2])^2/(0.6*[$Controls.H$4])))" office:value-type="float" office:value="0.00000519733335610752">
            <text:p>5.19733335610752E-006</text:p>
          </table:table-cell>
          <table:table-cell table:formula="of:=[$Controls.I$3]* EXP(-(([.$B268]-[$Controls.I$2])^2/(0.6*[$Controls.I$4])))" office:value-type="float" office:value="0.0000169943785113207">
            <text:p>1.69943785113207E-005</text:p>
          </table:table-cell>
          <table:table-cell table:formula="of:=[$Controls.J$3]* EXP(-(([.$B268]-[$Controls.J$2])^2/(0.6*[$Controls.J$4])))" office:value-type="float" office:value="0.00000989483056820278">
            <text:p>9.89483056820278E-006</text:p>
          </table:table-cell>
          <table:table-cell table:formula="of:=[$Controls.K$3]* EXP(-(([.$B268]-[$Controls.K$2])^2/(0.6*[$Controls.K$4])))" office:value-type="float" office:value="0.00000344981906757637">
            <text:p>3.44981906757637E-006</text:p>
          </table:table-cell>
          <table:table-cell table:formula="of:=Noise" office:value-type="float" office:value="0.00000604">
            <text:p>6.04E-006</text:p>
          </table:table-cell>
          <table:table-cell table:formula="of:=SUM([.C268:.G268])" office:value-type="float" office:value="0.0000415763615032073">
            <text:p>4.15763615032073E-005</text:p>
          </table:table-cell>
        </table:table-row>
        <table:table-row table:style-name="ro1">
          <table:table-cell table:formula="of:=[.A268]+7.5" office:value-type="float" office:value="8995">
            <text:p>8995</text:p>
          </table:table-cell>
          <table:table-cell table:formula="of:=[$Controls.$O$1]/[.A269]" office:value-type="float" office:value="1.37854363535297">
            <text:p>1.3785436354</text:p>
          </table:table-cell>
          <table:table-cell table:formula="of:=[$Controls.H$3]* EXP(-(([.$B269]-[$Controls.H$2])^2/(0.6*[$Controls.H$4])))" office:value-type="float" office:value="0.00000523707387433575">
            <text:p>5.23707387433575E-006</text:p>
          </table:table-cell>
          <table:table-cell table:formula="of:=[$Controls.I$3]* EXP(-(([.$B269]-[$Controls.I$2])^2/(0.6*[$Controls.I$4])))" office:value-type="float" office:value="0.0000170738858712897">
            <text:p>1.70738858712897E-005</text:p>
          </table:table-cell>
          <table:table-cell table:formula="of:=[$Controls.J$3]* EXP(-(([.$B269]-[$Controls.J$2])^2/(0.6*[$Controls.J$4])))" office:value-type="float" office:value="0.00000988264897640021">
            <text:p>9.88264897640021E-006</text:p>
          </table:table-cell>
          <table:table-cell table:formula="of:=[$Controls.K$3]* EXP(-(([.$B269]-[$Controls.K$2])^2/(0.6*[$Controls.K$4])))" office:value-type="float" office:value="0.00000342530498566046">
            <text:p>3.42530498566046E-006</text:p>
          </table:table-cell>
          <table:table-cell table:formula="of:=Noise" office:value-type="float" office:value="0.0000044">
            <text:p>4.40E-006</text:p>
          </table:table-cell>
          <table:table-cell table:formula="of:=SUM([.C269:.G269])" office:value-type="float" office:value="0.0000400189137076861">
            <text:p>4.00189137076861E-005</text:p>
          </table:table-cell>
        </table:table-row>
        <table:table-row table:style-name="ro1">
          <table:table-cell table:formula="of:=[.A269]+7.5" office:value-type="float" office:value="9002.5">
            <text:p>9002.5</text:p>
          </table:table-cell>
          <table:table-cell table:formula="of:=[$Controls.$O$1]/[.A270]" office:value-type="float" office:value="1.37739516800889">
            <text:p>1.377395168</text:p>
          </table:table-cell>
          <table:table-cell table:formula="of:=[$Controls.H$3]* EXP(-(([.$B270]-[$Controls.H$2])^2/(0.6*[$Controls.H$4])))" office:value-type="float" office:value="0.00000527669406071967">
            <text:p>5.27669406071967E-006</text:p>
          </table:table-cell>
          <table:table-cell table:formula="of:=[$Controls.I$3]* EXP(-(([.$B270]-[$Controls.I$2])^2/(0.6*[$Controls.I$4])))" office:value-type="float" office:value="0.0000171524705987703">
            <text:p>1.71524705987703E-005</text:p>
          </table:table-cell>
          <table:table-cell table:formula="of:=[$Controls.J$3]* EXP(-(([.$B270]-[$Controls.J$2])^2/(0.6*[$Controls.J$4])))" office:value-type="float" office:value="0.00000986983446707567">
            <text:p>9.86983446707567E-006</text:p>
          </table:table-cell>
          <table:table-cell table:formula="of:=[$Controls.K$3]* EXP(-(([.$B270]-[$Controls.K$2])^2/(0.6*[$Controls.K$4])))" office:value-type="float" office:value="0.00000340077528176093">
            <text:p>3.40077528176093E-006</text:p>
          </table:table-cell>
          <table:table-cell table:formula="of:=Noise" office:value-type="float" office:value="0.00000579">
            <text:p>5.79E-006</text:p>
          </table:table-cell>
          <table:table-cell table:formula="of:=SUM([.C270:.G270])" office:value-type="float" office:value="0.0000414897744083266">
            <text:p>4.14897744083266E-005</text:p>
          </table:table-cell>
        </table:table-row>
        <table:table-row table:style-name="ro1">
          <table:table-cell table:formula="of:=[.A270]+7.5" office:value-type="float" office:value="9010">
            <text:p>9010</text:p>
          </table:table-cell>
          <table:table-cell table:formula="of:=[$Controls.$O$1]/[.A271]" office:value-type="float" office:value="1.37624861265261">
            <text:p>1.3762486127</text:p>
          </table:table-cell>
          <table:table-cell table:formula="of:=[$Controls.H$3]* EXP(-(([.$B271]-[$Controls.H$2])^2/(0.6*[$Controls.H$4])))" office:value-type="float" office:value="0.00000531618857626096">
            <text:p>5.31618857626096E-006</text:p>
          </table:table-cell>
          <table:table-cell table:formula="of:=[$Controls.I$3]* EXP(-(([.$B271]-[$Controls.I$2])^2/(0.6*[$Controls.I$4])))" office:value-type="float" office:value="0.0000172301227160775">
            <text:p>1.72301227160775E-005</text:p>
          </table:table-cell>
          <table:table-cell table:formula="of:=[$Controls.J$3]* EXP(-(([.$B271]-[$Controls.J$2])^2/(0.6*[$Controls.J$4])))" office:value-type="float" office:value="0.00000985639282274809">
            <text:p>9.85639282274809E-006</text:p>
          </table:table-cell>
          <table:table-cell table:formula="of:=[$Controls.K$3]* EXP(-(([.$B271]-[$Controls.K$2])^2/(0.6*[$Controls.K$4])))" office:value-type="float" office:value="0.00000337623383694848">
            <text:p>3.37623383694848E-006</text:p>
          </table:table-cell>
          <table:table-cell table:formula="of:=Noise" office:value-type="float" office:value="0.000005">
            <text:p>5.00E-006</text:p>
          </table:table-cell>
          <table:table-cell table:formula="of:=SUM([.C271:.G271])" office:value-type="float" office:value="0.0000407789379520351">
            <text:p>4.07789379520351E-005</text:p>
          </table:table-cell>
        </table:table-row>
        <table:table-row table:style-name="ro1">
          <table:table-cell table:formula="of:=[.A271]+7.5" office:value-type="float" office:value="9017.5">
            <text:p>9017.5</text:p>
          </table:table-cell>
          <table:table-cell table:formula="of:=[$Controls.$O$1]/[.A272]" office:value-type="float" office:value="1.37510396451345">
            <text:p>1.3751039645</text:p>
          </table:table-cell>
          <table:table-cell table:formula="of:=[$Controls.H$3]* EXP(-(([.$B272]-[$Controls.H$2])^2/(0.6*[$Controls.H$4])))" office:value-type="float" office:value="0.00000535555210650184">
            <text:p>5.35555210650184E-006</text:p>
          </table:table-cell>
          <table:table-cell table:formula="of:=[$Controls.I$3]* EXP(-(([.$B272]-[$Controls.I$2])^2/(0.6*[$Controls.I$4])))" office:value-type="float" office:value="0.0000173068324642569">
            <text:p>1.73068324642569E-005</text:p>
          </table:table-cell>
          <table:table-cell table:formula="of:=[$Controls.J$3]* EXP(-(([.$B272]-[$Controls.J$2])^2/(0.6*[$Controls.J$4])))" office:value-type="float" office:value="0.0000098423299115175">
            <text:p>9.8423299115175E-006</text:p>
          </table:table-cell>
          <table:table-cell table:formula="of:=[$Controls.K$3]* EXP(-(([.$B272]-[$Controls.K$2])^2/(0.6*[$Controls.K$4])))" office:value-type="float" office:value="0.00000335168447841323">
            <text:p>3.35168447841323E-006</text:p>
          </table:table-cell>
          <table:table-cell table:formula="of:=Noise" office:value-type="float" office:value="0.0000071">
            <text:p>7.10E-006</text:p>
          </table:table-cell>
          <table:table-cell table:formula="of:=SUM([.C272:.G272])" office:value-type="float" office:value="0.0000429563989606894">
            <text:p>4.29563989606894E-005</text:p>
          </table:table-cell>
        </table:table-row>
        <table:table-row table:style-name="ro1">
          <table:table-cell table:formula="of:=[.A272]+7.5" office:value-type="float" office:value="9025">
            <text:p>9025</text:p>
          </table:table-cell>
          <table:table-cell table:formula="of:=[$Controls.$O$1]/[.A273]" office:value-type="float" office:value="1.37396121883657">
            <text:p>1.3739612188</text:p>
          </table:table-cell>
          <table:table-cell table:formula="of:=[$Controls.H$3]* EXP(-(([.$B273]-[$Controls.H$2])^2/(0.6*[$Controls.H$4])))" office:value-type="float" office:value="0.00000539477936289671">
            <text:p>5.39477936289671E-006</text:p>
          </table:table-cell>
          <table:table-cell table:formula="of:=[$Controls.I$3]* EXP(-(([.$B273]-[$Controls.I$2])^2/(0.6*[$Controls.I$4])))" office:value-type="float" office:value="0.0000173825903046241">
            <text:p>1.73825903046241E-005</text:p>
          </table:table-cell>
          <table:table-cell table:formula="of:=[$Controls.J$3]* EXP(-(([.$B273]-[$Controls.J$2])^2/(0.6*[$Controls.J$4])))" office:value-type="float" office:value="0.00000982765168436173">
            <text:p>9.82765168436173E-006</text:p>
          </table:table-cell>
          <table:table-cell table:formula="of:=[$Controls.K$3]* EXP(-(([.$B273]-[$Controls.K$2])^2/(0.6*[$Controls.K$4])))" office:value-type="float" office:value="0.00000332713097917612">
            <text:p>3.32713097917612E-006</text:p>
          </table:table-cell>
          <table:table-cell table:formula="of:=Noise" office:value-type="float" office:value="0.00000314">
            <text:p>3.14E-006</text:p>
          </table:table-cell>
          <table:table-cell table:formula="of:=SUM([.C273:.G273])" office:value-type="float" office:value="0.0000390721523310587">
            <text:p>3.90721523310587E-005</text:p>
          </table:table-cell>
        </table:table-row>
        <table:table-row table:style-name="ro1">
          <table:table-cell table:formula="of:=[.A273]+7.5" office:value-type="float" office:value="9032.5">
            <text:p>9032.5</text:p>
          </table:table-cell>
          <table:table-cell table:formula="of:=[$Controls.$O$1]/[.A274]" office:value-type="float" office:value="1.37282037088292">
            <text:p>1.3728203709</text:p>
          </table:table-cell>
          <table:table-cell table:formula="of:=[$Controls.H$3]* EXP(-(([.$B274]-[$Controls.H$2])^2/(0.6*[$Controls.H$4])))" office:value-type="float" office:value="0.00000543386508416779">
            <text:p>5.43386508416779E-006</text:p>
          </table:table-cell>
          <table:table-cell table:formula="of:=[$Controls.I$3]* EXP(-(([.$B274]-[$Controls.I$2])^2/(0.6*[$Controls.I$4])))" office:value-type="float" office:value="0.0000174573869202136">
            <text:p>1.74573869202136E-005</text:p>
          </table:table-cell>
          <table:table-cell table:formula="of:=[$Controls.J$3]* EXP(-(([.$B274]-[$Controls.J$2])^2/(0.6*[$Controls.J$4])))" office:value-type="float" office:value="0.00000981236417243875">
            <text:p>9.81236417243875E-006</text:p>
          </table:table-cell>
          <table:table-cell table:formula="of:=[$Controls.K$3]* EXP(-(([.$B274]-[$Controls.K$2])^2/(0.6*[$Controls.K$4])))" office:value-type="float" office:value="0.00000330257705782776">
            <text:p>3.30257705782776E-006</text:p>
          </table:table-cell>
          <table:table-cell table:formula="of:=Noise" office:value-type="float" office:value="0.00000418">
            <text:p>4.18E-006</text:p>
          </table:table-cell>
          <table:table-cell table:formula="of:=SUM([.C274:.G274])" office:value-type="float" office:value="0.0000401861932346478">
            <text:p>4.01861932346478E-005</text:p>
          </table:table-cell>
        </table:table-row>
        <table:table-row table:style-name="ro1">
          <table:table-cell table:formula="of:=[.A274]+7.5" office:value-type="float" office:value="9040">
            <text:p>9040</text:p>
          </table:table-cell>
          <table:table-cell table:formula="of:=[$Controls.$O$1]/[.A275]" office:value-type="float" office:value="1.3716814159292">
            <text:p>1.3716814159</text:p>
          </table:table-cell>
          <table:table-cell table:formula="of:=[$Controls.H$3]* EXP(-(([.$B275]-[$Controls.H$2])^2/(0.6*[$Controls.H$4])))" office:value-type="float" office:value="0.00000547280403764478">
            <text:p>5.47280403764478E-006</text:p>
          </table:table-cell>
          <table:table-cell table:formula="of:=[$Controls.I$3]* EXP(-(([.$B275]-[$Controls.I$2])^2/(0.6*[$Controls.I$4])))" office:value-type="float" office:value="0.0000175312132171361">
            <text:p>1.75312132171361E-005</text:p>
          </table:table-cell>
          <table:table-cell table:formula="of:=[$Controls.J$3]* EXP(-(([.$B275]-[$Controls.J$2])^2/(0.6*[$Controls.J$4])))" office:value-type="float" office:value="0.00000979647348439551">
            <text:p>9.79647348439551E-006</text:p>
          </table:table-cell>
          <table:table-cell table:formula="of:=[$Controls.K$3]* EXP(-(([.$B275]-[$Controls.K$2])^2/(0.6*[$Controls.K$4])))" office:value-type="float" office:value="0.00000327802637829417">
            <text:p>0.000003278</text:p>
          </table:table-cell>
          <table:table-cell table:formula="of:=Noise" office:value-type="float" office:value="0.00000236">
            <text:p>2.36E-006</text:p>
          </table:table-cell>
          <table:table-cell table:formula="of:=SUM([.C275:.G275])" office:value-type="float" office:value="0.0000384385171174705">
            <text:p>3.84385171174705E-005</text:p>
          </table:table-cell>
        </table:table-row>
        <table:table-row table:style-name="ro1">
          <table:table-cell table:formula="of:=[.A275]+7.5" office:value-type="float" office:value="9047.5">
            <text:p>9047.5</text:p>
          </table:table-cell>
          <table:table-cell table:formula="of:=[$Controls.$O$1]/[.A276]" office:value-type="float" office:value="1.37054434926775">
            <text:p>1.3705443493</text:p>
          </table:table-cell>
          <table:table-cell table:formula="of:=[$Controls.H$3]* EXP(-(([.$B276]-[$Controls.H$2])^2/(0.6*[$Controls.H$4])))" office:value-type="float" office:value="0.00000551159102058782">
            <text:p>5.51159102058782E-006</text:p>
          </table:table-cell>
          <table:table-cell table:formula="of:=[$Controls.I$3]* EXP(-(([.$B276]-[$Controls.I$2])^2/(0.6*[$Controls.I$4])))" office:value-type="float" office:value="0.0000176040603258471">
            <text:p>1.76040603258471E-005</text:p>
          </table:table-cell>
          <table:table-cell table:formula="of:=[$Controls.J$3]* EXP(-(([.$B276]-[$Controls.J$2])^2/(0.6*[$Controls.J$4])))" office:value-type="float" office:value="0.00000977998580368464">
            <text:p>0.00000978</text:p>
          </table:table-cell>
          <table:table-cell table:formula="of:=[$Controls.K$3]* EXP(-(([.$B276]-[$Controls.K$2])^2/(0.6*[$Controls.K$4])))" office:value-type="float" office:value="0.00000325348254962904">
            <text:p>3.25348254962904E-006</text:p>
          </table:table-cell>
          <table:table-cell table:formula="of:=Noise" office:value-type="float" office:value="0.00000504">
            <text:p>5.04E-006</text:p>
          </table:table-cell>
          <table:table-cell table:formula="of:=SUM([.C276:.G276])" office:value-type="float" office:value="0.0000411891196997486">
            <text:p>4.11891196997486E-005</text:p>
          </table:table-cell>
        </table:table-row>
        <table:table-row table:style-name="ro1">
          <table:table-cell table:formula="of:=[.A276]+7.5" office:value-type="float" office:value="9055">
            <text:p>9055</text:p>
          </table:table-cell>
          <table:table-cell table:formula="of:=[$Controls.$O$1]/[.A277]" office:value-type="float" office:value="1.36940916620652">
            <text:p>1.3694091662</text:p>
          </table:table-cell>
          <table:table-cell table:formula="of:=[$Controls.H$3]* EXP(-(([.$B277]-[$Controls.H$2])^2/(0.6*[$Controls.H$4])))" office:value-type="float" office:value="0.00000555022086149334">
            <text:p>5.55022086149334E-006</text:p>
          </table:table-cell>
          <table:table-cell table:formula="of:=[$Controls.I$3]* EXP(-(([.$B277]-[$Controls.I$2])^2/(0.6*[$Controls.I$4])))" office:value-type="float" office:value="0.0000176759196023248">
            <text:p>1.76759196023248E-005</text:p>
          </table:table-cell>
          <table:table-cell table:formula="of:=[$Controls.J$3]* EXP(-(([.$B277]-[$Controls.J$2])^2/(0.6*[$Controls.J$4])))" office:value-type="float" office:value="0.00000976290738588999">
            <text:p>9.76290738588999E-006</text:p>
          </table:table-cell>
          <table:table-cell table:formula="of:=[$Controls.K$3]* EXP(-(([.$B277]-[$Controls.K$2])^2/(0.6*[$Controls.K$4])))" office:value-type="float" office:value="0.00000322894912583192">
            <text:p>3.22894912583192E-006</text:p>
          </table:table-cell>
          <table:table-cell table:formula="of:=Noise" office:value-type="float" office:value="0.00000695">
            <text:p>6.95E-006</text:p>
          </table:table-cell>
          <table:table-cell table:formula="of:=SUM([.C277:.G277])" office:value-type="float" office:value="0.0000431679969755401">
            <text:p>0.000043168</text:p>
          </table:table-cell>
        </table:table-row>
        <table:table-row table:style-name="ro1">
          <table:table-cell table:formula="of:=[.A277]+7.5" office:value-type="float" office:value="9062.5">
            <text:p>9062.5</text:p>
          </table:table-cell>
          <table:table-cell table:formula="of:=[$Controls.$O$1]/[.A278]" office:value-type="float" office:value="1.36827586206897">
            <text:p>1.3682758621</text:p>
          </table:table-cell>
          <table:table-cell table:formula="of:=[$Controls.H$3]* EXP(-(([.$B278]-[$Controls.H$2])^2/(0.6*[$Controls.H$4])))" office:value-type="float" office:value="0.00000558868842138244">
            <text:p>5.58868842138244E-006</text:p>
          </table:table-cell>
          <table:table-cell table:formula="of:=[$Controls.I$3]* EXP(-(([.$B278]-[$Controls.I$2])^2/(0.6*[$Controls.I$4])))" office:value-type="float" office:value="0.0000177467826291587">
            <text:p>1.77467826291587E-005</text:p>
          </table:table-cell>
          <table:table-cell table:formula="of:=[$Controls.J$3]* EXP(-(([.$B278]-[$Controls.J$2])^2/(0.6*[$Controls.J$4])))" office:value-type="float" office:value="0.00000974524455606221">
            <text:p>9.74524455606221E-006</text:p>
          </table:table-cell>
          <table:table-cell table:formula="of:=[$Controls.K$3]* EXP(-(([.$B278]-[$Controls.K$2])^2/(0.6*[$Controls.K$4])))" office:value-type="float" office:value="0.00000320442960569202">
            <text:p>3.20442960569202E-006</text:p>
          </table:table-cell>
          <table:table-cell table:formula="of:=Noise" office:value-type="float" office:value="0.00000254">
            <text:p>2.54E-006</text:p>
          </table:table-cell>
          <table:table-cell table:formula="of:=SUM([.C278:.G278])" office:value-type="float" office:value="0.0000388251452122954">
            <text:p>3.88251452122954E-005</text:p>
          </table:table-cell>
        </table:table-row>
        <table:table-row table:style-name="ro1">
          <table:table-cell table:formula="of:=[.A278]+7.5" office:value-type="float" office:value="9070">
            <text:p>9070</text:p>
          </table:table-cell>
          <table:table-cell table:formula="of:=[$Controls.$O$1]/[.A279]" office:value-type="float" office:value="1.36714443219405">
            <text:p>1.3671444322</text:p>
          </table:table-cell>
          <table:table-cell table:formula="of:=[$Controls.H$3]* EXP(-(([.$B279]-[$Controls.H$2])^2/(0.6*[$Controls.H$4])))" office:value-type="float" office:value="0.00000562698859507141">
            <text:p>0.000005627</text:p>
          </table:table-cell>
          <table:table-cell table:formula="of:=[$Controls.I$3]* EXP(-(([.$B279]-[$Controls.I$2])^2/(0.6*[$Controls.I$4])))" office:value-type="float" office:value="0.0000178166412165496">
            <text:p>1.78166412165496E-005</text:p>
          </table:table-cell>
          <table:table-cell table:formula="of:=[$Controls.J$3]* EXP(-(([.$B279]-[$Controls.J$2])^2/(0.6*[$Controls.J$4])))" office:value-type="float" office:value="0.00000972700370606536">
            <text:p>0.000009727</text:p>
          </table:table-cell>
          <table:table-cell table:formula="of:=[$Controls.K$3]* EXP(-(([.$B279]-[$Controls.K$2])^2/(0.6*[$Controls.K$4])))" office:value-type="float" office:value="0.00000317992743265692">
            <text:p>3.17992743265692E-006</text:p>
          </table:table-cell>
          <table:table-cell table:formula="of:=Noise" office:value-type="float" office:value="0.0000039">
            <text:p>3.90E-006</text:p>
          </table:table-cell>
          <table:table-cell table:formula="of:=SUM([.C279:.G279])" office:value-type="float" office:value="0.0000402505609503432">
            <text:p>4.02505609503432E-005</text:p>
          </table:table-cell>
        </table:table-row>
        <table:table-row table:style-name="ro1">
          <table:table-cell table:formula="of:=[.A279]+7.5" office:value-type="float" office:value="9077.5">
            <text:p>9077.5</text:p>
          </table:table-cell>
          <table:table-cell table:formula="of:=[$Controls.$O$1]/[.A280]" office:value-type="float" office:value="1.36601487193611">
            <text:p>1.3660148719</text:p>
          </table:table-cell>
          <table:table-cell table:formula="of:=[$Controls.H$3]* EXP(-(([.$B280]-[$Controls.H$2])^2/(0.6*[$Controls.H$4])))" office:value-type="float" office:value="0.00000566511631242388">
            <text:p>5.66511631242388E-006</text:p>
          </table:table-cell>
          <table:table-cell table:formula="of:=[$Controls.I$3]* EXP(-(([.$B280]-[$Controls.I$2])^2/(0.6*[$Controls.I$4])))" office:value-type="float" office:value="0.000017885487403221">
            <text:p>1.7885487403221E-005</text:p>
          </table:table-cell>
          <table:table-cell table:formula="of:=[$Controls.J$3]* EXP(-(([.$B280]-[$Controls.J$2])^2/(0.6*[$Controls.J$4])))" office:value-type="float" office:value="0.00000970819129193565">
            <text:p>9.70819129193565E-006</text:p>
          </table:table-cell>
          <table:table-cell table:formula="of:=[$Controls.K$3]* EXP(-(([.$B280]-[$Controls.K$2])^2/(0.6*[$Controls.K$4])))" office:value-type="float" office:value="0.00000315544599472593">
            <text:p>3.15544599472593E-006</text:p>
          </table:table-cell>
          <table:table-cell table:formula="of:=Noise" office:value-type="float" office:value="0.00000598">
            <text:p>5.98E-006</text:p>
          </table:table-cell>
          <table:table-cell table:formula="of:=SUM([.C280:.G280])" office:value-type="float" office:value="0.0000423942410023064">
            <text:p>4.23942410023064E-005</text:p>
          </table:table-cell>
        </table:table-row>
        <table:table-row table:style-name="ro1">
          <table:table-cell table:formula="of:=[.A280]+7.5" office:value-type="float" office:value="9085">
            <text:p>9085</text:p>
          </table:table-cell>
          <table:table-cell table:formula="of:=[$Controls.$O$1]/[.A281]" office:value-type="float" office:value="1.36488717666483">
            <text:p>1.3648871767</text:p>
          </table:table-cell>
          <table:table-cell table:formula="of:=[$Controls.H$3]* EXP(-(([.$B281]-[$Controls.H$2])^2/(0.6*[$Controls.H$4])))" office:value-type="float" office:value="0.00000570306653958435">
            <text:p>5.70306653958435E-006</text:p>
          </table:table-cell>
          <table:table-cell table:formula="of:=[$Controls.I$3]* EXP(-(([.$B281]-[$Controls.I$2])^2/(0.6*[$Controls.I$4])))" office:value-type="float" office:value="0.0000179533134572431">
            <text:p>1.79533134572431E-005</text:p>
          </table:table-cell>
          <table:table-cell table:formula="of:=[$Controls.J$3]* EXP(-(([.$B281]-[$Controls.J$2])^2/(0.6*[$Controls.J$4])))" office:value-type="float" office:value="0.00000968881383125324">
            <text:p>9.68881383125324E-006</text:p>
          </table:table-cell>
          <table:table-cell table:formula="of:=[$Controls.K$3]* EXP(-(([.$B281]-[$Controls.K$2])^2/(0.6*[$Controls.K$4])))" office:value-type="float" office:value="0.00000313098862436735">
            <text:p>0.000003131</text:p>
          </table:table-cell>
          <table:table-cell table:formula="of:=Noise" office:value-type="float" office:value="0.00000296">
            <text:p>2.96E-006</text:p>
          </table:table-cell>
          <table:table-cell table:formula="of:=SUM([.C281:.G281])" office:value-type="float" office:value="0.0000394361824524481">
            <text:p>3.94361824524481E-005</text:p>
          </table:table-cell>
        </table:table-row>
        <table:table-row table:style-name="ro1">
          <table:table-cell table:formula="of:=[.A281]+7.5" office:value-type="float" office:value="9092.5">
            <text:p>9092.5</text:p>
          </table:table-cell>
          <table:table-cell table:formula="of:=[$Controls.$O$1]/[.A282]" office:value-type="float" office:value="1.36376134176519">
            <text:p>1.3637613418</text:p>
          </table:table-cell>
          <table:table-cell table:formula="of:=[$Controls.H$3]* EXP(-(([.$B282]-[$Controls.H$2])^2/(0.6*[$Controls.H$4])))" office:value-type="float" office:value="0.0000057408342801926">
            <text:p>5.7408342801926E-006</text:p>
          </table:table-cell>
          <table:table-cell table:formula="of:=[$Controls.I$3]* EXP(-(([.$B282]-[$Controls.I$2])^2/(0.6*[$Controls.I$4])))" office:value-type="float" office:value="0.0000180201118767691">
            <text:p>1.80201118767691E-005</text:p>
          </table:table-cell>
          <table:table-cell table:formula="of:=[$Controls.J$3]* EXP(-(([.$B282]-[$Controls.J$2])^2/(0.6*[$Controls.J$4])))" office:value-type="float" office:value="0.00000966887790052824">
            <text:p>9.66887790052824E-006</text:p>
          </table:table-cell>
          <table:table-cell table:formula="of:=[$Controls.K$3]* EXP(-(([.$B282]-[$Controls.K$2])^2/(0.6*[$Controls.K$4])))" office:value-type="float" office:value="0.00000310655859845946">
            <text:p>3.10655859845946E-006</text:p>
          </table:table-cell>
          <table:table-cell table:formula="of:=Noise" office:value-type="float" office:value="0.00000293">
            <text:p>2.93E-006</text:p>
          </table:table-cell>
          <table:table-cell table:formula="of:=SUM([.C282:.G282])" office:value-type="float" office:value="0.0000394663826559494">
            <text:p>3.94663826559494E-005</text:p>
          </table:table-cell>
        </table:table-row>
        <table:table-row table:style-name="ro1">
          <table:table-cell table:formula="of:=[.A282]+7.5" office:value-type="float" office:value="9100">
            <text:p>9100</text:p>
          </table:table-cell>
          <table:table-cell table:formula="of:=[$Controls.$O$1]/[.A283]" office:value-type="float" office:value="1.36263736263736">
            <text:p>1.3626373626</text:p>
          </table:table-cell>
          <table:table-cell table:formula="of:=[$Controls.H$3]* EXP(-(([.$B283]-[$Controls.H$2])^2/(0.6*[$Controls.H$4])))" office:value-type="float" office:value="0.00000577841457657872">
            <text:p>5.77841457657872E-006</text:p>
          </table:table-cell>
          <table:table-cell table:formula="of:=[$Controls.I$3]* EXP(-(([.$B283]-[$Controls.I$2])^2/(0.6*[$Controls.I$4])))" office:value-type="float" office:value="0.0000180858753906847">
            <text:p>1.80858753906847E-005</text:p>
          </table:table-cell>
          <table:table-cell table:formula="of:=[$Controls.J$3]* EXP(-(([.$B283]-[$Controls.J$2])^2/(0.6*[$Controls.J$4])))" office:value-type="float" office:value="0.00000964839013260166">
            <text:p>9.64839013260166E-006</text:p>
          </table:table-cell>
          <table:table-cell table:formula="of:=[$Controls.K$3]* EXP(-(([.$B283]-[$Controls.K$2])^2/(0.6*[$Controls.K$4])))" office:value-type="float" office:value="0.00000308215913825442">
            <text:p>3.08215913825442E-006</text:p>
          </table:table-cell>
          <table:table-cell table:formula="of:=Noise" office:value-type="float" office:value="0.00001342">
            <text:p>1.34E-005</text:p>
          </table:table-cell>
          <table:table-cell table:formula="of:=SUM([.C283:.G283])" office:value-type="float" office:value="0.0000500148392381195">
            <text:p>5.00148392381195E-005</text:p>
          </table:table-cell>
        </table:table-row>
        <table:table-row table:style-name="ro1">
          <table:table-cell table:formula="of:=[.A283]+7.5" office:value-type="float" office:value="9107.5">
            <text:p>9107.5</text:p>
          </table:table-cell>
          <table:table-cell table:formula="of:=[$Controls.$O$1]/[.A284]" office:value-type="float" office:value="1.36151523469668">
            <text:p>1.3615152347</text:p>
          </table:table-cell>
          <table:table-cell table:formula="of:=[$Controls.H$3]* EXP(-(([.$B284]-[$Controls.H$2])^2/(0.6*[$Controls.H$4])))" office:value-type="float" office:value="0.00000581580251093843">
            <text:p>5.81580251093843E-006</text:p>
          </table:table-cell>
          <table:table-cell table:formula="of:=[$Controls.I$3]* EXP(-(([.$B284]-[$Controls.I$2])^2/(0.6*[$Controls.I$4])))" office:value-type="float" office:value="0.0000181505969591725">
            <text:p>1.81505969591725E-005</text:p>
          </table:table-cell>
          <table:table-cell table:formula="of:=[$Controls.J$3]* EXP(-(([.$B284]-[$Controls.J$2])^2/(0.6*[$Controls.J$4])))" office:value-type="float" office:value="0.00000962735721406247">
            <text:p>9.62735721406247E-006</text:p>
          </table:table-cell>
          <table:table-cell table:formula="of:=[$Controls.K$3]* EXP(-(([.$B284]-[$Controls.K$2])^2/(0.6*[$Controls.K$4])))" office:value-type="float" office:value="0.0000030577934093648">
            <text:p>3.0577934093648E-006</text:p>
          </table:table-cell>
          <table:table-cell table:formula="of:=Noise" office:value-type="float" office:value="0.00000408">
            <text:p>4.08E-006</text:p>
          </table:table-cell>
          <table:table-cell table:formula="of:=SUM([.C284:.G284])" office:value-type="float" office:value="0.0000407315500935382">
            <text:p>4.07315500935382E-005</text:p>
          </table:table-cell>
        </table:table-row>
        <table:table-row table:style-name="ro1">
          <table:table-cell table:formula="of:=[.A284]+7.5" office:value-type="float" office:value="9115">
            <text:p>9115</text:p>
          </table:table-cell>
          <table:table-cell table:formula="of:=[$Controls.$O$1]/[.A285]" office:value-type="float" office:value="1.36039495337356">
            <text:p>1.3603949534</text:p>
          </table:table-cell>
          <table:table-cell table:formula="of:=[$Controls.H$3]* EXP(-(([.$B285]-[$Controls.H$2])^2/(0.6*[$Controls.H$4])))" office:value-type="float" office:value="0.0000058529932064882">
            <text:p>0.000005853</text:p>
          </table:table-cell>
          <table:table-cell table:formula="of:=[$Controls.I$3]* EXP(-(([.$B285]-[$Controls.I$2])^2/(0.6*[$Controls.I$4])))" office:value-type="float" office:value="0.0000182142697741902">
            <text:p>1.82142697741902E-005</text:p>
          </table:table-cell>
          <table:table-cell table:formula="of:=[$Controls.J$3]* EXP(-(([.$B285]-[$Controls.J$2])^2/(0.6*[$Controls.J$4])))" office:value-type="float" office:value="0.00000960578588268148">
            <text:p>9.60578588268148E-006</text:p>
          </table:table-cell>
          <table:table-cell table:formula="of:=[$Controls.K$3]* EXP(-(([.$B285]-[$Controls.K$2])^2/(0.6*[$Controls.K$4])))" office:value-type="float" office:value="0.00000303346452177218">
            <text:p>3.03346452177218E-006</text:p>
          </table:table-cell>
          <table:table-cell table:formula="of:=Noise" office:value-type="float" office:value="0.00000559">
            <text:p>5.59E-006</text:p>
          </table:table-cell>
          <table:table-cell table:formula="of:=SUM([.C285:.G285])" office:value-type="float" office:value="0.0000422965133851321">
            <text:p>4.22965133851321E-005</text:p>
          </table:table-cell>
        </table:table-row>
        <table:table-row table:style-name="ro1">
          <table:table-cell table:formula="of:=[.A285]+7.5" office:value-type="float" office:value="9122.5">
            <text:p>9122.5</text:p>
          </table:table-cell>
          <table:table-cell table:formula="of:=[$Controls.$O$1]/[.A286]" office:value-type="float" office:value="1.35927651411346">
            <text:p>1.3592765141</text:p>
          </table:table-cell>
          <table:table-cell table:formula="of:=[$Controls.H$3]* EXP(-(([.$B286]-[$Controls.H$2])^2/(0.6*[$Controls.H$4])))" office:value-type="float" office:value="0.0000058899818286001">
            <text:p>0.00000589</text:p>
          </table:table-cell>
          <table:table-cell table:formula="of:=[$Controls.I$3]* EXP(-(([.$B286]-[$Controls.I$2])^2/(0.6*[$Controls.I$4])))" office:value-type="float" office:value="0.000018276887259865">
            <text:p>1.8276887259865E-005</text:p>
          </table:table-cell>
          <table:table-cell table:formula="of:=[$Controls.J$3]* EXP(-(([.$B286]-[$Controls.J$2])^2/(0.6*[$Controls.J$4])))" office:value-type="float" office:value="0.00000958368292486314">
            <text:p>9.58368292486314E-006</text:p>
          </table:table-cell>
          <table:table-cell table:formula="of:=[$Controls.K$3]* EXP(-(([.$B286]-[$Controls.K$2])^2/(0.6*[$Controls.K$4])))" office:value-type="float" office:value="0.00000300917552985732">
            <text:p>3.00917552985732E-006</text:p>
          </table:table-cell>
          <table:table-cell table:formula="of:=Noise" office:value-type="float" office:value="0.00000484">
            <text:p>4.84E-006</text:p>
          </table:table-cell>
          <table:table-cell table:formula="of:=SUM([.C286:.G286])" office:value-type="float" office:value="0.0000415997275431855">
            <text:p>4.15997275431855E-005</text:p>
          </table:table-cell>
        </table:table-row>
        <table:table-row table:style-name="ro1">
          <table:table-cell table:formula="of:=[.A286]+7.5" office:value-type="float" office:value="9130">
            <text:p>9130</text:p>
          </table:table-cell>
          <table:table-cell table:formula="of:=[$Controls.$O$1]/[.A287]" office:value-type="float" office:value="1.35815991237678">
            <text:p>1.3581599124</text:p>
          </table:table-cell>
          <table:table-cell table:formula="of:=[$Controls.H$3]* EXP(-(([.$B287]-[$Controls.H$2])^2/(0.6*[$Controls.H$4])))" office:value-type="float" office:value="0.00000592676358591583">
            <text:p>5.92676358591583E-006</text:p>
          </table:table-cell>
          <table:table-cell table:formula="of:=[$Controls.I$3]* EXP(-(([.$B287]-[$Controls.I$2])^2/(0.6*[$Controls.I$4])))" office:value-type="float" office:value="0.0000183384430728035">
            <text:p>1.83384430728035E-005</text:p>
          </table:table-cell>
          <table:table-cell table:formula="of:=[$Controls.J$3]* EXP(-(([.$B287]-[$Controls.J$2])^2/(0.6*[$Controls.J$4])))" office:value-type="float" office:value="0.00000956105517311585">
            <text:p>9.56105517311585E-006</text:p>
          </table:table-cell>
          <table:table-cell table:formula="of:=[$Controls.K$3]* EXP(-(([.$B287]-[$Controls.K$2])^2/(0.6*[$Controls.K$4])))" office:value-type="float" office:value="0.00000298492943245137">
            <text:p>2.98492943245137E-006</text:p>
          </table:table-cell>
          <table:table-cell table:formula="of:=Noise" office:value-type="float" office:value="0.00000544">
            <text:p>5.44E-006</text:p>
          </table:table-cell>
          <table:table-cell table:formula="of:=SUM([.C287:.G287])" office:value-type="float" office:value="0.0000422511912642866">
            <text:p>4.22511912642866E-005</text:p>
          </table:table-cell>
        </table:table-row>
        <table:table-row table:style-name="ro1">
          <table:table-cell table:formula="of:=[.A287]+7.5" office:value-type="float" office:value="9137.5">
            <text:p>9137.5</text:p>
          </table:table-cell>
          <table:table-cell table:formula="of:=[$Controls.$O$1]/[.A288]" office:value-type="float" office:value="1.35704514363885">
            <text:p>1.3570451436</text:p>
          </table:table-cell>
          <table:table-cell table:formula="of:=[$Controls.H$3]* EXP(-(([.$B288]-[$Controls.H$2])^2/(0.6*[$Controls.H$4])))" office:value-type="float" office:value="0.00000596333373143985">
            <text:p>5.96333373143985E-006</text:p>
          </table:table-cell>
          <table:table-cell table:formula="of:=[$Controls.I$3]* EXP(-(([.$B288]-[$Controls.I$2])^2/(0.6*[$Controls.I$4])))" office:value-type="float" office:value="0.0000183989311023194">
            <text:p>1.83989311023194E-005</text:p>
          </table:table-cell>
          <table:table-cell table:formula="of:=[$Controls.J$3]* EXP(-(([.$B288]-[$Controls.J$2])^2/(0.6*[$Controls.J$4])))" office:value-type="float" office:value="0.00000953790950354184">
            <text:p>9.53790950354184E-006</text:p>
          </table:table-cell>
          <table:table-cell table:formula="of:=[$Controls.K$3]* EXP(-(([.$B288]-[$Controls.K$2])^2/(0.6*[$Controls.K$4])))" office:value-type="float" office:value="0.0000029607291729077">
            <text:p>2.9607291729077E-006</text:p>
          </table:table-cell>
          <table:table-cell table:formula="of:=Noise" office:value-type="float" office:value="0.00000512">
            <text:p>5.12E-006</text:p>
          </table:table-cell>
          <table:table-cell table:formula="of:=SUM([.C288:.G288])" office:value-type="float" office:value="0.0000419809035102088">
            <text:p>4.19809035102088E-005</text:p>
          </table:table-cell>
        </table:table-row>
        <table:table-row table:style-name="ro1">
          <table:table-cell table:formula="of:=[.A288]+7.5" office:value-type="float" office:value="9145">
            <text:p>9145</text:p>
          </table:table-cell>
          <table:table-cell table:formula="of:=[$Controls.$O$1]/[.A289]" office:value-type="float" office:value="1.35593220338983">
            <text:p>1.3559322034</text:p>
          </table:table-cell>
          <table:table-cell table:formula="of:=[$Controls.H$3]* EXP(-(([.$B289]-[$Controls.H$2])^2/(0.6*[$Controls.H$4])))" office:value-type="float" office:value="0.00000599968756361115">
            <text:p>5.99968756361115E-006</text:p>
          </table:table-cell>
          <table:table-cell table:formula="of:=[$Controls.I$3]* EXP(-(([.$B289]-[$Controls.I$2])^2/(0.6*[$Controls.I$4])))" office:value-type="float" office:value="0.0000184583454705784">
            <text:p>1.84583454705784E-005</text:p>
          </table:table-cell>
          <table:table-cell table:formula="of:=[$Controls.J$3]* EXP(-(([.$B289]-[$Controls.J$2])^2/(0.6*[$Controls.J$4])))" office:value-type="float" office:value="0.00000951425283334737">
            <text:p>9.51425283334737E-006</text:p>
          </table:table-cell>
          <table:table-cell table:formula="of:=[$Controls.K$3]* EXP(-(([.$B289]-[$Controls.K$2])^2/(0.6*[$Controls.K$4])))" office:value-type="float" office:value="0.0000029365776391938">
            <text:p>2.9365776391938E-006</text:p>
          </table:table-cell>
          <table:table-cell table:formula="of:=Noise" office:value-type="float" office:value="0.00000761">
            <text:p>7.61E-006</text:p>
          </table:table-cell>
          <table:table-cell table:formula="of:=SUM([.C289:.G289])" office:value-type="float" office:value="0.0000445188635067307">
            <text:p>4.45188635067307E-005</text:p>
          </table:table-cell>
        </table:table-row>
        <table:table-row table:style-name="ro1">
          <table:table-cell table:formula="of:=[.A289]+7.5" office:value-type="float" office:value="9152.5">
            <text:p>9152.5</text:p>
          </table:table-cell>
          <table:table-cell table:formula="of:=[$Controls.$O$1]/[.A290]" office:value-type="float" office:value="1.35482108713466">
            <text:p>1.3548210871</text:p>
          </table:table-cell>
          <table:table-cell table:formula="of:=[$Controls.H$3]* EXP(-(([.$B290]-[$Controls.H$2])^2/(0.6*[$Controls.H$4])))" office:value-type="float" office:value="0.00000603582042735356">
            <text:p>6.03582042735356E-006</text:p>
          </table:table-cell>
          <table:table-cell table:formula="of:=[$Controls.I$3]* EXP(-(([.$B290]-[$Controls.I$2])^2/(0.6*[$Controls.I$4])))" office:value-type="float" office:value="0.000018516680532662">
            <text:p>1.8516680532662E-005</text:p>
          </table:table-cell>
          <table:table-cell table:formula="of:=[$Controls.J$3]* EXP(-(([.$B290]-[$Controls.J$2])^2/(0.6*[$Controls.J$4])))" office:value-type="float" office:value="0.00000949009211837388">
            <text:p>9.49009211837388E-006</text:p>
          </table:table-cell>
          <table:table-cell table:formula="of:=[$Controls.K$3]* EXP(-(([.$B290]-[$Controls.K$2])^2/(0.6*[$Controls.K$4])))" office:value-type="float" office:value="0.00000291247766400275">
            <text:p>2.91247766400275E-006</text:p>
          </table:table-cell>
          <table:table-cell table:formula="of:=Noise" office:value-type="float" office:value="0.00000534">
            <text:p>5.34E-006</text:p>
          </table:table-cell>
          <table:table-cell table:formula="of:=SUM([.C290:.G290])" office:value-type="float" office:value="0.0000422950707423922">
            <text:p>4.22950707423922E-005</text:p>
          </table:table-cell>
        </table:table-row>
        <table:table-row table:style-name="ro1">
          <table:table-cell table:formula="of:=[.A290]+7.5" office:value-type="float" office:value="9160">
            <text:p>9160</text:p>
          </table:table-cell>
          <table:table-cell table:formula="of:=[$Controls.$O$1]/[.A291]" office:value-type="float" office:value="1.35371179039301">
            <text:p>1.3537117904</text:p>
          </table:table-cell>
          <table:table-cell table:formula="of:=[$Controls.H$3]* EXP(-(([.$B291]-[$Controls.H$2])^2/(0.6*[$Controls.H$4])))" office:value-type="float" office:value="0.00000607172771510421">
            <text:p>6.07172771510421E-006</text:p>
          </table:table-cell>
          <table:table-cell table:formula="of:=[$Controls.I$3]* EXP(-(([.$B291]-[$Controls.I$2])^2/(0.6*[$Controls.I$4])))" office:value-type="float" office:value="0.0000185739308765513">
            <text:p>1.85739308765513E-005</text:p>
          </table:table-cell>
          <table:table-cell table:formula="of:=[$Controls.J$3]* EXP(-(([.$B291]-[$Controls.J$2])^2/(0.6*[$Controls.J$4])))" office:value-type="float" office:value="0.00000946543435065108">
            <text:p>9.46543435065108E-006</text:p>
          </table:table-cell>
          <table:table-cell table:formula="of:=[$Controls.K$3]* EXP(-(([.$B291]-[$Controls.K$2])^2/(0.6*[$Controls.K$4])))" office:value-type="float" office:value="0.00000288843202488383">
            <text:p>2.88843202488383E-006</text:p>
          </table:table-cell>
          <table:table-cell table:formula="of:=Noise" office:value-type="float" office:value="0.000003">
            <text:p>3.00E-006</text:p>
          </table:table-cell>
          <table:table-cell table:formula="of:=SUM([.C291:.G291])" office:value-type="float" office:value="0.0000399995249671904">
            <text:p>3.99995249671904E-005</text:p>
          </table:table-cell>
        </table:table-row>
        <table:table-row table:style-name="ro1">
          <table:table-cell table:formula="of:=[.A291]+7.5" office:value-type="float" office:value="9167.5">
            <text:p>9167.5</text:p>
          </table:table-cell>
          <table:table-cell table:formula="of:=[$Controls.$O$1]/[.A292]" office:value-type="float" office:value="1.35260430869921">
            <text:p>1.3526043087</text:p>
          </table:table-cell>
          <table:table-cell table:formula="of:=[$Controls.H$3]* EXP(-(([.$B292]-[$Controls.H$2])^2/(0.6*[$Controls.H$4])))" office:value-type="float" office:value="0.00000610740486782003">
            <text:p>6.10740486782003E-006</text:p>
          </table:table-cell>
          <table:table-cell table:formula="of:=[$Controls.I$3]* EXP(-(([.$B292]-[$Controls.I$2])^2/(0.6*[$Controls.I$4])))" office:value-type="float" office:value="0.0000186300913230305">
            <text:p>1.86300913230305E-005</text:p>
          </table:table-cell>
          <table:table-cell table:formula="of:=[$Controls.J$3]* EXP(-(([.$B292]-[$Controls.J$2])^2/(0.6*[$Controls.J$4])))" office:value-type="float" office:value="0.00000944028655597253">
            <text:p>9.44028655597253E-006</text:p>
          </table:table-cell>
          <table:table-cell table:formula="of:=[$Controls.K$3]* EXP(-(([.$B292]-[$Controls.K$2])^2/(0.6*[$Controls.K$4])))" office:value-type="float" office:value="0.0000028644434443917">
            <text:p>2.8644434443917E-006</text:p>
          </table:table-cell>
          <table:table-cell table:formula="of:=Noise" office:value-type="float" office:value="0.0000054">
            <text:p>5.40E-006</text:p>
          </table:table-cell>
          <table:table-cell table:formula="of:=SUM([.C292:.G292])" office:value-type="float" office:value="0.0000424422261912147">
            <text:p>4.24422261912147E-005</text:p>
          </table:table-cell>
        </table:table-row>
        <table:table-row table:style-name="ro1">
          <table:table-cell table:formula="of:=[.A292]+7.5" office:value-type="float" office:value="9175">
            <text:p>9175</text:p>
          </table:table-cell>
          <table:table-cell table:formula="of:=[$Controls.$O$1]/[.A293]" office:value-type="float" office:value="1.35149863760218">
            <text:p>1.3514986376</text:p>
          </table:table-cell>
          <table:table-cell table:formula="of:=[$Controls.H$3]* EXP(-(([.$B293]-[$Controls.H$2])^2/(0.6*[$Controls.H$4])))" office:value-type="float" office:value="0.00000614284737596198">
            <text:p>6.14284737596198E-006</text:p>
          </table:table-cell>
          <table:table-cell table:formula="of:=[$Controls.I$3]* EXP(-(([.$B293]-[$Controls.I$2])^2/(0.6*[$Controls.I$4])))" office:value-type="float" office:value="0.0000186851569255126">
            <text:p>1.86851569255126E-005</text:p>
          </table:table-cell>
          <table:table-cell table:formula="of:=[$Controls.J$3]* EXP(-(([.$B293]-[$Controls.J$2])^2/(0.6*[$Controls.J$4])))" office:value-type="float" office:value="0.00000941465579149443">
            <text:p>9.41465579149443E-006</text:p>
          </table:table-cell>
          <table:table-cell table:formula="of:=[$Controls.K$3]* EXP(-(([.$B293]-[$Controls.K$2])^2/(0.6*[$Controls.K$4])))" office:value-type="float" office:value="0.00000284051459025366">
            <text:p>2.84051459025366E-006</text:p>
          </table:table-cell>
          <table:table-cell table:formula="of:=Noise" office:value-type="float" office:value="0.00000482">
            <text:p>4.82E-006</text:p>
          </table:table-cell>
          <table:table-cell table:formula="of:=SUM([.C293:.G293])" office:value-type="float" office:value="0.0000419031746832226">
            <text:p>4.19031746832226E-005</text:p>
          </table:table-cell>
        </table:table-row>
        <table:table-row table:style-name="ro1">
          <table:table-cell table:formula="of:=[.A293]+7.5" office:value-type="float" office:value="9182.5">
            <text:p>9182.5</text:p>
          </table:table-cell>
          <table:table-cell table:formula="of:=[$Controls.$O$1]/[.A294]" office:value-type="float" office:value="1.3503947726654">
            <text:p>1.3503947727</text:p>
          </table:table-cell>
          <table:table-cell table:formula="of:=[$Controls.H$3]* EXP(-(([.$B294]-[$Controls.H$2])^2/(0.6*[$Controls.H$4])))" office:value-type="float" office:value="0.00000617805078045677">
            <text:p>6.17805078045677E-006</text:p>
          </table:table-cell>
          <table:table-cell table:formula="of:=[$Controls.I$3]* EXP(-(([.$B294]-[$Controls.I$2])^2/(0.6*[$Controls.I$4])))" office:value-type="float" office:value="0.0000187391229697869">
            <text:p>1.87391229697869E-005</text:p>
          </table:table-cell>
          <table:table-cell table:formula="of:=[$Controls.J$3]* EXP(-(([.$B294]-[$Controls.J$2])^2/(0.6*[$Controls.J$4])))" office:value-type="float" office:value="0.00000938854914335841">
            <text:p>9.38854914335841E-006</text:p>
          </table:table-cell>
          <table:table-cell table:formula="of:=[$Controls.K$3]* EXP(-(([.$B294]-[$Controls.K$2])^2/(0.6*[$Controls.K$4])))" office:value-type="float" office:value="0.00000281664807555466">
            <text:p>2.81664807555466E-006</text:p>
          </table:table-cell>
          <table:table-cell table:formula="of:=Noise" office:value-type="float" office:value="0.00000569">
            <text:p>5.69E-006</text:p>
          </table:table-cell>
          <table:table-cell table:formula="of:=SUM([.C294:.G294])" office:value-type="float" office:value="0.0000428123709691568">
            <text:p>4.28123709691568E-005</text:p>
          </table:table-cell>
        </table:table-row>
        <table:table-row table:style-name="ro1">
          <table:table-cell table:formula="of:=[.A294]+7.5" office:value-type="float" office:value="9190">
            <text:p>9190</text:p>
          </table:table-cell>
          <table:table-cell table:formula="of:=[$Controls.$O$1]/[.A295]" office:value-type="float" office:value="1.34929270946681">
            <text:p>1.3492927095</text:p>
          </table:table-cell>
          <table:table-cell table:formula="of:=[$Controls.H$3]* EXP(-(([.$B295]-[$Controls.H$2])^2/(0.6*[$Controls.H$4])))" office:value-type="float" office:value="0.00000621301067363606">
            <text:p>0.000006213</text:p>
          </table:table-cell>
          <table:table-cell table:formula="of:=[$Controls.I$3]* EXP(-(([.$B295]-[$Controls.I$2])^2/(0.6*[$Controls.I$4])))" office:value-type="float" office:value="0.0000187919849736907">
            <text:p>0.000018792</text:p>
          </table:table-cell>
          <table:table-cell table:formula="of:=[$Controls.J$3]* EXP(-(([.$B295]-[$Controls.J$2])^2/(0.6*[$Controls.J$4])))" office:value-type="float" office:value="0.00000936197372433881">
            <text:p>0.000009362</text:p>
          </table:table-cell>
          <table:table-cell table:formula="of:=[$Controls.K$3]* EXP(-(([.$B295]-[$Controls.K$2])^2/(0.6*[$Controls.K$4])))" office:value-type="float" office:value="0.00000279284645893926">
            <text:p>2.79284645893926E-006</text:p>
          </table:table-cell>
          <table:table-cell table:formula="of:=Noise" office:value-type="float" office:value="0.00000412">
            <text:p>4.12E-006</text:p>
          </table:table-cell>
          <table:table-cell table:formula="of:=SUM([.C295:.G295])" office:value-type="float" office:value="0.0000412798158306048">
            <text:p>4.12798158306048E-005</text:p>
          </table:table-cell>
        </table:table-row>
        <table:table-row table:style-name="ro1">
          <table:table-cell table:formula="of:=[.A295]+7.5" office:value-type="float" office:value="9197.5">
            <text:p>9197.5</text:p>
          </table:table-cell>
          <table:table-cell table:formula="of:=[$Controls.$O$1]/[.A296]" office:value-type="float" office:value="1.3481924435988">
            <text:p>1.3481924436</text:p>
          </table:table-cell>
          <table:table-cell table:formula="of:=[$Controls.H$3]* EXP(-(([.$B296]-[$Controls.H$2])^2/(0.6*[$Controls.H$4])))" office:value-type="float" office:value="0.00000624772270015267">
            <text:p>6.24772270015267E-006</text:p>
          </table:table-cell>
          <table:table-cell table:formula="of:=[$Controls.I$3]* EXP(-(([.$B296]-[$Controls.I$2])^2/(0.6*[$Controls.I$4])))" office:value-type="float" office:value="0.0000188437386867043">
            <text:p>1.88437386867043E-005</text:p>
          </table:table-cell>
          <table:table-cell table:formula="of:=[$Controls.J$3]* EXP(-(([.$B296]-[$Controls.J$2])^2/(0.6*[$Controls.J$4])))" office:value-type="float" office:value="0.00000933493667151519">
            <text:p>9.33493667151519E-006</text:p>
          </table:table-cell>
          <table:table-cell table:formula="of:=[$Controls.K$3]* EXP(-(([.$B296]-[$Controls.K$2])^2/(0.6*[$Controls.K$4])))" office:value-type="float" office:value="0.00000276911224483043">
            <text:p>2.76911224483043E-006</text:p>
          </table:table-cell>
          <table:table-cell table:formula="of:=Noise" office:value-type="float" office:value="0.00000386">
            <text:p>3.86E-006</text:p>
          </table:table-cell>
          <table:table-cell table:formula="of:=SUM([.C296:.G296])" office:value-type="float" office:value="0.0000410555103032026">
            <text:p>4.10555103032026E-005</text:p>
          </table:table-cell>
        </table:table-row>
        <table:table-row table:style-name="ro1">
          <table:table-cell table:formula="of:=[.A296]+7.5" office:value-type="float" office:value="9205">
            <text:p>9205</text:p>
          </table:table-cell>
          <table:table-cell table:formula="of:=[$Controls.$O$1]/[.A297]" office:value-type="float" office:value="1.34709397066812">
            <text:p>1.3470939707</text:p>
          </table:table-cell>
          <table:table-cell table:formula="of:=[$Controls.H$3]* EXP(-(([.$B297]-[$Controls.H$2])^2/(0.6*[$Controls.H$4])))" office:value-type="float" office:value="0.00000628218255787394">
            <text:p>6.28218255787394E-006</text:p>
          </table:table-cell>
          <table:table-cell table:formula="of:=[$Controls.I$3]* EXP(-(([.$B297]-[$Controls.I$2])^2/(0.6*[$Controls.I$4])))" office:value-type="float" office:value="0.0000188943800894726">
            <text:p>1.88943800894726E-005</text:p>
          </table:table-cell>
          <table:table-cell table:formula="of:=[$Controls.J$3]* EXP(-(([.$B297]-[$Controls.J$2])^2/(0.6*[$Controls.J$4])))" office:value-type="float" office:value="0.00000930744514397061">
            <text:p>9.30744514397061E-006</text:p>
          </table:table-cell>
          <table:table-cell table:formula="of:=[$Controls.K$3]* EXP(-(([.$B297]-[$Controls.K$2])^2/(0.6*[$Controls.K$4])))" office:value-type="float" office:value="0.00000274544788366441">
            <text:p>2.74544788366441E-006</text:p>
          </table:table-cell>
          <table:table-cell table:formula="of:=Noise" office:value-type="float" office:value="0.0000044">
            <text:p>4.40E-006</text:p>
          </table:table-cell>
          <table:table-cell table:formula="of:=SUM([.C297:.G297])" office:value-type="float" office:value="0.0000416294556749816">
            <text:p>4.16294556749816E-005</text:p>
          </table:table-cell>
        </table:table-row>
        <table:table-row table:style-name="ro1">
          <table:table-cell table:formula="of:=[.A297]+7.5" office:value-type="float" office:value="9212.5">
            <text:p>9212.5</text:p>
          </table:table-cell>
          <table:table-cell table:formula="of:=[$Controls.$O$1]/[.A298]" office:value-type="float" office:value="1.34599728629579">
            <text:p>1.3459972863</text:p>
          </table:table-cell>
          <table:table-cell table:formula="of:=[$Controls.H$3]* EXP(-(([.$B298]-[$Controls.H$2])^2/(0.6*[$Controls.H$4])))" office:value-type="float" office:value="0.0000063163859987518">
            <text:p>6.3163859987518E-006</text:p>
          </table:table-cell>
          <table:table-cell table:formula="of:=[$Controls.I$3]* EXP(-(([.$B298]-[$Controls.I$2])^2/(0.6*[$Controls.I$4])))" office:value-type="float" office:value="0.0000189439053932524">
            <text:p>1.89439053932524E-005</text:p>
          </table:table-cell>
          <table:table-cell table:formula="of:=[$Controls.J$3]* EXP(-(([.$B298]-[$Controls.J$2])^2/(0.6*[$Controls.J$4])))" office:value-type="float" office:value="0.00000927950632051627">
            <text:p>9.27950632051627E-006</text:p>
          </table:table-cell>
          <table:table-cell table:formula="of:=[$Controls.K$3]* EXP(-(([.$B298]-[$Controls.K$2])^2/(0.6*[$Controls.K$4])))" office:value-type="float" office:value="0.00000272185577214129">
            <text:p>2.72185577214129E-006</text:p>
          </table:table-cell>
          <table:table-cell table:formula="of:=Noise" office:value-type="float" office:value="0.00000572">
            <text:p>5.72E-006</text:p>
          </table:table-cell>
          <table:table-cell table:formula="of:=SUM([.C298:.G298])" office:value-type="float" office:value="0.0000429816534846617">
            <text:p>4.29816534846617E-005</text:p>
          </table:table-cell>
        </table:table-row>
        <table:table-row table:style-name="ro1">
          <table:table-cell table:formula="of:=[.A298]+7.5" office:value-type="float" office:value="9220">
            <text:p>9220</text:p>
          </table:table-cell>
          <table:table-cell table:formula="of:=[$Controls.$O$1]/[.A299]" office:value-type="float" office:value="1.34490238611714">
            <text:p>1.3449023861</text:p>
          </table:table-cell>
          <table:table-cell table:formula="of:=[$Controls.H$3]* EXP(-(([.$B299]-[$Controls.H$2])^2/(0.6*[$Controls.H$4])))" office:value-type="float" office:value="0.0000063503288296696">
            <text:p>6.3503288296696E-006</text:p>
          </table:table-cell>
          <table:table-cell table:formula="of:=[$Controls.I$3]* EXP(-(([.$B299]-[$Controls.I$2])^2/(0.6*[$Controls.I$4])))" office:value-type="float" office:value="0.0000189923110392878">
            <text:p>1.89923110392878E-005</text:p>
          </table:table-cell>
          <table:table-cell table:formula="of:=[$Controls.J$3]* EXP(-(([.$B299]-[$Controls.J$2])^2/(0.6*[$Controls.J$4])))" office:value-type="float" office:value="0.000009251127397443">
            <text:p>9.251127397443E-006</text:p>
          </table:table-cell>
          <table:table-cell table:formula="of:=[$Controls.K$3]* EXP(-(([.$B299]-[$Controls.K$2])^2/(0.6*[$Controls.K$4])))" office:value-type="float" office:value="0.00000269833825349087">
            <text:p>2.69833825349087E-006</text:p>
          </table:table-cell>
          <table:table-cell table:formula="of:=Noise" office:value-type="float" office:value="0.00000446">
            <text:p>4.46E-006</text:p>
          </table:table-cell>
          <table:table-cell table:formula="of:=SUM([.C299:.G299])" office:value-type="float" office:value="0.0000417521055198912">
            <text:p>4.17521055198912E-005</text:p>
          </table:table-cell>
        </table:table-row>
        <table:table-row table:style-name="ro1">
          <table:table-cell table:formula="of:=[.A299]+7.5" office:value-type="float" office:value="9227.5">
            <text:p>9227.5</text:p>
          </table:table-cell>
          <table:table-cell table:formula="of:=[$Controls.$O$1]/[.A300]" office:value-type="float" office:value="1.34380926578163">
            <text:p>1.3438092658</text:p>
          </table:table-cell>
          <table:table-cell table:formula="of:=[$Controls.H$3]* EXP(-(([.$B300]-[$Controls.H$2])^2/(0.6*[$Controls.H$4])))" office:value-type="float" office:value="0.00000638400691326552">
            <text:p>0.000006384</text:p>
          </table:table-cell>
          <table:table-cell table:formula="of:=[$Controls.I$3]* EXP(-(([.$B300]-[$Controls.I$2])^2/(0.6*[$Controls.I$4])))" office:value-type="float" office:value="0.0000190395936981142">
            <text:p>1.90395936981142E-005</text:p>
          </table:table-cell>
          <table:table-cell table:formula="of:=[$Controls.J$3]* EXP(-(([.$B300]-[$Controls.J$2])^2/(0.6*[$Controls.J$4])))" office:value-type="float" office:value="0.00000922231558630033">
            <text:p>9.22231558630033E-006</text:p>
          </table:table-cell>
          <table:table-cell table:formula="of:=[$Controls.K$3]* EXP(-(([.$B300]-[$Controls.K$2])^2/(0.6*[$Controls.K$4])))" office:value-type="float" office:value="0.00000267489761775317">
            <text:p>2.67489761775317E-006</text:p>
          </table:table-cell>
          <table:table-cell table:formula="of:=Noise" office:value-type="float" office:value="0.00000614">
            <text:p>6.14E-006</text:p>
          </table:table-cell>
          <table:table-cell table:formula="of:=SUM([.C300:.G300])" office:value-type="float" office:value="0.0000434608138154332">
            <text:p>4.34608138154332E-005</text:p>
          </table:table-cell>
        </table:table-row>
        <table:table-row table:style-name="ro1">
          <table:table-cell table:formula="of:=[.A300]+7.5" office:value-type="float" office:value="9235">
            <text:p>9235</text:p>
          </table:table-cell>
          <table:table-cell table:formula="of:=[$Controls.$O$1]/[.A301]" office:value-type="float" office:value="1.3427179209529">
            <text:p>1.342717921</text:p>
          </table:table-cell>
          <table:table-cell table:formula="of:=[$Controls.H$3]* EXP(-(([.$B301]-[$Controls.H$2])^2/(0.6*[$Controls.H$4])))" office:value-type="float" office:value="0.00000641741616873235">
            <text:p>6.41741616873235E-006</text:p>
          </table:table-cell>
          <table:table-cell table:formula="of:=[$Controls.I$3]* EXP(-(([.$B301]-[$Controls.I$2])^2/(0.6*[$Controls.I$4])))" office:value-type="float" office:value="0.000019085750268792">
            <text:p>1.9085750268792E-005</text:p>
          </table:table-cell>
          <table:table-cell table:formula="of:=[$Controls.J$3]* EXP(-(([.$B301]-[$Controls.J$2])^2/(0.6*[$Controls.J$4])))" office:value-type="float" office:value="0.00000919307811170327">
            <text:p>9.19307811170327E-006</text:p>
          </table:table-cell>
          <table:table-cell table:formula="of:=[$Controls.K$3]* EXP(-(([.$B301]-[$Controls.K$2])^2/(0.6*[$Controls.K$4])))" office:value-type="float" office:value="0.00000265153610207334">
            <text:p>2.65153610207334E-006</text:p>
          </table:table-cell>
          <table:table-cell table:formula="of:=Noise" office:value-type="float" office:value="0.000005">
            <text:p>5.00E-006</text:p>
          </table:table-cell>
          <table:table-cell table:formula="of:=SUM([.C301:.G301])" office:value-type="float" office:value="0.0000423477806513009">
            <text:p>4.23477806513009E-005</text:p>
          </table:table-cell>
        </table:table-row>
        <table:table-row table:style-name="ro1">
          <table:table-cell table:formula="of:=[.A301]+7.5" office:value-type="float" office:value="9242.5">
            <text:p>9242.5</text:p>
          </table:table-cell>
          <table:table-cell table:formula="of:=[$Controls.$O$1]/[.A302]" office:value-type="float" office:value="1.34162834730863">
            <text:p>1.3416283473</text:p>
          </table:table-cell>
          <table:table-cell table:formula="of:=[$Controls.H$3]* EXP(-(([.$B302]-[$Controls.H$2])^2/(0.6*[$Controls.H$4])))" office:value-type="float" office:value="0.0000064505525725937">
            <text:p>6.4505525725937E-006</text:p>
          </table:table-cell>
          <table:table-cell table:formula="of:=[$Controls.I$3]* EXP(-(([.$B302]-[$Controls.I$2])^2/(0.6*[$Controls.I$4])))" office:value-type="float" office:value="0.0000191307778780716">
            <text:p>1.91307778780716E-005</text:p>
          </table:table-cell>
          <table:table-cell table:formula="of:=[$Controls.J$3]* EXP(-(([.$B302]-[$Controls.J$2])^2/(0.6*[$Controls.J$4])))" office:value-type="float" office:value="0.00000916342220916764">
            <text:p>9.16342220916764E-006</text:p>
          </table:table-cell>
          <table:table-cell table:formula="of:=[$Controls.K$3]* EXP(-(([.$B302]-[$Controls.K$2])^2/(0.6*[$Controls.K$4])))" office:value-type="float" office:value="0.00000262825589101031">
            <text:p>2.62825589101031E-006</text:p>
          </table:table-cell>
          <table:table-cell table:formula="of:=Noise" office:value-type="float" office:value="0.00000497">
            <text:p>4.97E-006</text:p>
          </table:table-cell>
          <table:table-cell table:formula="of:=SUM([.C302:.G302])" office:value-type="float" office:value="0.0000423430085508432">
            <text:p>0.000042343</text:p>
          </table:table-cell>
        </table:table-row>
        <table:table-row table:style-name="ro1">
          <table:table-cell table:formula="of:=[.A302]+7.5" office:value-type="float" office:value="9250">
            <text:p>9250</text:p>
          </table:table-cell>
          <table:table-cell table:formula="of:=[$Controls.$O$1]/[.A303]" office:value-type="float" office:value="1.34054054054054">
            <text:p>1.3405405405</text:p>
          </table:table-cell>
          <table:table-cell table:formula="of:=[$Controls.H$3]* EXP(-(([.$B303]-[$Controls.H$2])^2/(0.6*[$Controls.H$4])))" office:value-type="float" office:value="0.00000648341215945638">
            <text:p>6.48341215945638E-006</text:p>
          </table:table-cell>
          <table:table-cell table:formula="of:=[$Controls.I$3]* EXP(-(([.$B303]-[$Controls.I$2])^2/(0.6*[$Controls.I$4])))" office:value-type="float" office:value="0.0000191746738794901">
            <text:p>1.91746738794901E-005</text:p>
          </table:table-cell>
          <table:table-cell table:formula="of:=[$Controls.J$3]* EXP(-(([.$B303]-[$Controls.J$2])^2/(0.6*[$Controls.J$4])))" office:value-type="float" office:value="0.00000913335512297421">
            <text:p>9.13335512297421E-006</text:p>
          </table:table-cell>
          <table:table-cell table:formula="of:=[$Controls.K$3]* EXP(-(([.$B303]-[$Controls.K$2])^2/(0.6*[$Controls.K$4])))" office:value-type="float" office:value="0.00000260505911685882">
            <text:p>2.60505911685882E-006</text:p>
          </table:table-cell>
          <table:table-cell table:formula="of:=Noise" office:value-type="float" office:value="0.00000425">
            <text:p>4.25E-006</text:p>
          </table:table-cell>
          <table:table-cell table:formula="of:=SUM([.C303:.G303])" office:value-type="float" office:value="0.0000416465002787795">
            <text:p>4.16465002787795E-005</text:p>
          </table:table-cell>
        </table:table-row>
        <table:table-row table:style-name="ro1">
          <table:table-cell table:formula="of:=[.A303]+7.5" office:value-type="float" office:value="9257.5">
            <text:p>9257.5</text:p>
          </table:table-cell>
          <table:table-cell table:formula="of:=[$Controls.$O$1]/[.A304]" office:value-type="float" office:value="1.33945449635431">
            <text:p>1.3394544964</text:p>
          </table:table-cell>
          <table:table-cell table:formula="of:=[$Controls.H$3]* EXP(-(([.$B304]-[$Controls.H$2])^2/(0.6*[$Controls.H$4])))" office:value-type="float" office:value="0.000006515991022739">
            <text:p>0.000006516</text:p>
          </table:table-cell>
          <table:table-cell table:formula="of:=[$Controls.I$3]* EXP(-(([.$B304]-[$Controls.I$2])^2/(0.6*[$Controls.I$4])))" office:value-type="float" office:value="0.0000192174358524019">
            <text:p>1.92174358524019E-005</text:p>
          </table:table-cell>
          <table:table-cell table:formula="of:=[$Controls.J$3]* EXP(-(([.$B304]-[$Controls.J$2])^2/(0.6*[$Controls.J$4])))" office:value-type="float" office:value="0.00000910288410406201">
            <text:p>9.10288410406201E-006</text:p>
          </table:table-cell>
          <table:table-cell table:formula="of:=[$Controls.K$3]* EXP(-(([.$B304]-[$Controls.K$2])^2/(0.6*[$Controls.K$4])))" office:value-type="float" office:value="0.00000258194785998439">
            <text:p>2.58194785998439E-006</text:p>
          </table:table-cell>
          <table:table-cell table:formula="of:=Noise" office:value-type="float" office:value="0.00000227">
            <text:p>2.27E-006</text:p>
          </table:table-cell>
          <table:table-cell table:formula="of:=SUM([.C304:.G304])" office:value-type="float" office:value="0.0000396882588391873">
            <text:p>3.96882588391873E-005</text:p>
          </table:table-cell>
        </table:table-row>
        <table:table-row table:style-name="ro1">
          <table:table-cell table:formula="of:=[.A304]+7.5" office:value-type="float" office:value="9265">
            <text:p>9265</text:p>
          </table:table-cell>
          <table:table-cell table:formula="of:=[$Controls.$O$1]/[.A305]" office:value-type="float" office:value="1.33837021046951">
            <text:p>1.3383702105</text:p>
          </table:table-cell>
          <table:table-cell table:formula="of:=[$Controls.H$3]* EXP(-(([.$B305]-[$Controls.H$2])^2/(0.6*[$Controls.H$4])))" office:value-type="float" office:value="0.00000654828531537661">
            <text:p>6.54828531537661E-006</text:p>
          </table:table-cell>
          <table:table-cell table:formula="of:=[$Controls.I$3]* EXP(-(([.$B305]-[$Controls.I$2])^2/(0.6*[$Controls.I$4])))" office:value-type="float" office:value="0.0000192590616009435">
            <text:p>1.92590616009435E-005</text:p>
          </table:table-cell>
          <table:table-cell table:formula="of:=[$Controls.J$3]* EXP(-(([.$B305]-[$Controls.J$2])^2/(0.6*[$Controls.J$4])))" office:value-type="float" office:value="0.00000907201640795149">
            <text:p>0.000009072</text:p>
          </table:table-cell>
          <table:table-cell table:formula="of:=[$Controls.K$3]* EXP(-(([.$B305]-[$Controls.K$2])^2/(0.6*[$Controls.K$4])))" office:value-type="float" office:value="0.00000255892414917071">
            <text:p>2.55892414917071E-006</text:p>
          </table:table-cell>
          <table:table-cell table:formula="of:=Noise" office:value-type="float" office:value="0.00000209">
            <text:p>2.09E-006</text:p>
          </table:table-cell>
          <table:table-cell table:formula="of:=SUM([.C305:.G305])" office:value-type="float" office:value="0.0000395282874734423">
            <text:p>3.95282874734423E-005</text:p>
          </table:table-cell>
        </table:table-row>
        <table:table-row table:style-name="ro1">
          <table:table-cell table:formula="of:=[.A305]+7.5" office:value-type="float" office:value="9272.5">
            <text:p>9272.5</text:p>
          </table:table-cell>
          <table:table-cell table:formula="of:=[$Controls.$O$1]/[.A306]" office:value-type="float" office:value="1.33728767861957">
            <text:p>1.3372876786</text:p>
          </table:table-cell>
          <table:table-cell table:formula="of:=[$Controls.H$3]* EXP(-(([.$B306]-[$Controls.H$2])^2/(0.6*[$Controls.H$4])))" office:value-type="float" office:value="0.00000658029125050141">
            <text:p>6.58029125050141E-006</text:p>
          </table:table-cell>
          <table:table-cell table:formula="of:=[$Controls.I$3]* EXP(-(([.$B306]-[$Controls.I$2])^2/(0.6*[$Controls.I$4])))" office:value-type="float" office:value="0.000019299549152934">
            <text:p>1.9299549152934E-005</text:p>
          </table:table-cell>
          <table:table-cell table:formula="of:=[$Controls.J$3]* EXP(-(([.$B306]-[$Controls.J$2])^2/(0.6*[$Controls.J$4])))" office:value-type="float" office:value="0.00000904075929269756">
            <text:p>9.04075929269756E-006</text:p>
          </table:table-cell>
          <table:table-cell table:formula="of:=[$Controls.K$3]* EXP(-(([.$B306]-[$Controls.K$2])^2/(0.6*[$Controls.K$4])))" office:value-type="float" office:value="0.00000253598996197906">
            <text:p>0.000002536</text:p>
          </table:table-cell>
          <table:table-cell table:formula="of:=Noise" office:value-type="float" office:value="0.00000761">
            <text:p>7.61E-006</text:p>
          </table:table-cell>
          <table:table-cell table:formula="of:=SUM([.C306:.G306])" office:value-type="float" office:value="0.000045066589658112">
            <text:p>4.5066589658112E-005</text:p>
          </table:table-cell>
        </table:table-row>
        <table:table-row table:style-name="ro1">
          <table:table-cell table:formula="of:=[.A306]+7.5" office:value-type="float" office:value="9280">
            <text:p>9280</text:p>
          </table:table-cell>
          <table:table-cell table:formula="of:=[$Controls.$O$1]/[.A307]" office:value-type="float" office:value="1.33620689655172">
            <text:p>1.3362068966</text:p>
          </table:table-cell>
          <table:table-cell table:formula="of:=[$Controls.H$3]* EXP(-(([.$B307]-[$Controls.H$2])^2/(0.6*[$Controls.H$4])))" office:value-type="float" office:value="0.00000661200510209948">
            <text:p>0.000006612</text:p>
          </table:table-cell>
          <table:table-cell table:formula="of:=[$Controls.I$3]* EXP(-(([.$B307]-[$Controls.I$2])^2/(0.6*[$Controls.I$4])))" office:value-type="float" office:value="0.0000193388967587127">
            <text:p>1.93388967587127E-005</text:p>
          </table:table-cell>
          <table:table-cell table:formula="of:=[$Controls.J$3]* EXP(-(([.$B307]-[$Controls.J$2])^2/(0.6*[$Controls.J$4])))" office:value-type="float" office:value="0.00000900912001687311">
            <text:p>9.00912001687311E-006</text:p>
          </table:table-cell>
          <table:table-cell table:formula="of:=[$Controls.K$3]* EXP(-(([.$B307]-[$Controls.K$2])^2/(0.6*[$Controls.K$4])))" office:value-type="float" office:value="0.00000251314722511934">
            <text:p>2.51314722511934E-006</text:p>
          </table:table-cell>
          <table:table-cell table:formula="of:=Noise" office:value-type="float" office:value="0.0000044">
            <text:p>4.40E-006</text:p>
          </table:table-cell>
          <table:table-cell table:formula="of:=SUM([.C307:.G307])" office:value-type="float" office:value="0.0000418731691028046">
            <text:p>4.18731691028046E-005</text:p>
          </table:table-cell>
        </table:table-row>
        <table:table-row table:style-name="ro1">
          <table:table-cell table:formula="of:=[.A307]+7.5" office:value-type="float" office:value="9287.5">
            <text:p>9287.5</text:p>
          </table:table-cell>
          <table:table-cell table:formula="of:=[$Controls.$O$1]/[.A308]" office:value-type="float" office:value="1.33512786002692">
            <text:p>1.33512786</text:p>
          </table:table-cell>
          <table:table-cell table:formula="of:=[$Controls.H$3]* EXP(-(([.$B308]-[$Controls.H$2])^2/(0.6*[$Controls.H$4])))" office:value-type="float" office:value="0.00000664342320564342">
            <text:p>6.64342320564342E-006</text:p>
          </table:table-cell>
          <table:table-cell table:formula="of:=[$Controls.I$3]* EXP(-(([.$B308]-[$Controls.I$2])^2/(0.6*[$Controls.I$4])))" office:value-type="float" office:value="0.0000193771028899151">
            <text:p>1.93771028899151E-005</text:p>
          </table:table-cell>
          <table:table-cell table:formula="of:=[$Controls.J$3]* EXP(-(([.$B308]-[$Controls.J$2])^2/(0.6*[$Controls.J$4])))" office:value-type="float" office:value="0.00000897710583758326">
            <text:p>8.97710583758326E-006</text:p>
          </table:table-cell>
          <table:table-cell table:formula="of:=[$Controls.K$3]* EXP(-(([.$B308]-[$Controls.K$2])^2/(0.6*[$Controls.K$4])))" office:value-type="float" office:value="0.00000249039781483212">
            <text:p>2.49039781483212E-006</text:p>
          </table:table-cell>
          <table:table-cell table:formula="of:=Noise" office:value-type="float" office:value="0.0000044">
            <text:p>4.40E-006</text:p>
          </table:table-cell>
          <table:table-cell table:formula="of:=SUM([.C308:.G308])" office:value-type="float" office:value="0.0000418880297479739">
            <text:p>0.000041888</text:p>
          </table:table-cell>
        </table:table-row>
        <table:table-row table:style-name="ro1">
          <table:table-cell table:formula="of:=[.A308]+7.5" office:value-type="float" office:value="9295">
            <text:p>9295</text:p>
          </table:table-cell>
          <table:table-cell table:formula="of:=[$Controls.$O$1]/[.A309]" office:value-type="float" office:value="1.3340505648198">
            <text:p>1.3340505648</text:p>
          </table:table-cell>
          <table:table-cell table:formula="of:=[$Controls.H$3]* EXP(-(([.$B309]-[$Controls.H$2])^2/(0.6*[$Controls.H$4])))" office:value-type="float" office:value="0.00000667454195870091">
            <text:p>6.67454195870091E-006</text:p>
          </table:table-cell>
          <table:table-cell table:formula="of:=[$Controls.I$3]* EXP(-(([.$B309]-[$Controls.I$2])^2/(0.6*[$Controls.I$4])))" office:value-type="float" office:value="0.0000194141662381877">
            <text:p>1.94141662381877E-005</text:p>
          </table:table-cell>
          <table:table-cell table:formula="of:=[$Controls.J$3]* EXP(-(([.$B309]-[$Controls.J$2])^2/(0.6*[$Controls.J$4])))" office:value-type="float" office:value="0.00000894472400851066">
            <text:p>8.94472400851066E-006</text:p>
          </table:table-cell>
          <table:table-cell table:formula="of:=[$Controls.K$3]* EXP(-(([.$B309]-[$Controls.K$2])^2/(0.6*[$Controls.K$4])))" office:value-type="float" office:value="0.00000246774355728153">
            <text:p>2.46774355728153E-006</text:p>
          </table:table-cell>
          <table:table-cell table:formula="of:=Noise" office:value-type="float" office:value="0.00000453">
            <text:p>4.53E-006</text:p>
          </table:table-cell>
          <table:table-cell table:formula="of:=SUM([.C309:.G309])" office:value-type="float" office:value="0.0000420311757626808">
            <text:p>4.20311757626808E-005</text:p>
          </table:table-cell>
        </table:table-row>
        <table:table-row table:style-name="ro1">
          <table:table-cell table:formula="of:=[.A309]+7.5" office:value-type="float" office:value="9302.5">
            <text:p>9302.5</text:p>
          </table:table-cell>
          <table:table-cell table:formula="of:=[$Controls.$O$1]/[.A310]" office:value-type="float" office:value="1.33297500671862">
            <text:p>1.3329750067</text:p>
          </table:table-cell>
          <table:table-cell table:formula="of:=[$Controls.H$3]* EXP(-(([.$B310]-[$Controls.H$2])^2/(0.6*[$Controls.H$4])))" office:value-type="float" office:value="0.00000670535782151932">
            <text:p>6.70535782151932E-006</text:p>
          </table:table-cell>
          <table:table-cell table:formula="of:=[$Controls.I$3]* EXP(-(([.$B310]-[$Controls.I$2])^2/(0.6*[$Controls.I$4])))" office:value-type="float" office:value="0.0000194500857138446">
            <text:p>1.94500857138446E-005</text:p>
          </table:table-cell>
          <table:table-cell table:formula="of:=[$Controls.J$3]* EXP(-(([.$B310]-[$Controls.J$2])^2/(0.6*[$Controls.J$4])))" office:value-type="float" office:value="0.00000891198177799205">
            <text:p>0.000008912</text:p>
          </table:table-cell>
          <table:table-cell table:formula="of:=[$Controls.K$3]* EXP(-(([.$B310]-[$Controls.K$2])^2/(0.6*[$Controls.K$4])))" office:value-type="float" office:value="0.00000244518622895836">
            <text:p>2.44518622895836E-006</text:p>
          </table:table-cell>
          <table:table-cell table:formula="of:=Noise" office:value-type="float" office:value="0.00000509">
            <text:p>5.09E-006</text:p>
          </table:table-cell>
          <table:table-cell table:formula="of:=SUM([.C310:.G310])" office:value-type="float" office:value="0.0000426026115423143">
            <text:p>4.26026115423143E-005</text:p>
          </table:table-cell>
        </table:table-row>
        <table:table-row table:style-name="ro1">
          <table:table-cell table:formula="of:=[.A310]+7.5" office:value-type="float" office:value="9310">
            <text:p>9310</text:p>
          </table:table-cell>
          <table:table-cell table:formula="of:=[$Controls.$O$1]/[.A311]" office:value-type="float" office:value="1.33190118152524">
            <text:p>1.3319011815</text:p>
          </table:table-cell>
          <table:table-cell table:formula="of:=[$Controls.H$3]* EXP(-(([.$B311]-[$Controls.H$2])^2/(0.6*[$Controls.H$4])))" office:value-type="float" office:value="0.0000067358673175861">
            <text:p>6.7358673175861E-006</text:p>
          </table:table-cell>
          <table:table-cell table:formula="of:=[$Controls.I$3]* EXP(-(([.$B311]-[$Controls.I$2])^2/(0.6*[$Controls.I$4])))" office:value-type="float" office:value="0.0000194848604444647">
            <text:p>1.94848604444647E-005</text:p>
          </table:table-cell>
          <table:table-cell table:formula="of:=[$Controls.J$3]* EXP(-(([.$B311]-[$Controls.J$2])^2/(0.6*[$Controls.J$4])))" office:value-type="float" office:value="0.00000887888638712656">
            <text:p>8.87888638712656E-006</text:p>
          </table:table-cell>
          <table:table-cell table:formula="of:=[$Controls.K$3]* EXP(-(([.$B311]-[$Controls.K$2])^2/(0.6*[$Controls.K$4])))" office:value-type="float" office:value="0.000002422727557093">
            <text:p>2.422727557093E-006</text:p>
          </table:table-cell>
          <table:table-cell table:formula="of:=Noise" office:value-type="float" office:value="0.00000453">
            <text:p>4.53E-006</text:p>
          </table:table-cell>
          <table:table-cell table:formula="of:=SUM([.C311:.G311])" office:value-type="float" office:value="0.0000420523417062704">
            <text:p>4.20523417062704E-005</text:p>
          </table:table-cell>
        </table:table-row>
        <table:table-row table:style-name="ro1">
          <table:table-cell table:formula="of:=[.A311]+7.5" office:value-type="float" office:value="9317.5">
            <text:p>9317.5</text:p>
          </table:table-cell>
          <table:table-cell table:formula="of:=[$Controls.$O$1]/[.A312]" office:value-type="float" office:value="1.330829085055">
            <text:p>1.3308290851</text:p>
          </table:table-cell>
          <table:table-cell table:formula="of:=[$Controls.H$3]* EXP(-(([.$B312]-[$Controls.H$2])^2/(0.6*[$Controls.H$4])))" office:value-type="float" office:value="0.00000676606703416521">
            <text:p>6.76606703416521E-006</text:p>
          </table:table-cell>
          <table:table-cell table:formula="of:=[$Controls.I$3]* EXP(-(([.$B312]-[$Controls.I$2])^2/(0.6*[$Controls.I$4])))" office:value-type="float" office:value="0.0000195184897734336">
            <text:p>1.95184897734336E-005</text:p>
          </table:table-cell>
          <table:table-cell table:formula="of:=[$Controls.J$3]* EXP(-(([.$B312]-[$Controls.J$2])^2/(0.6*[$Controls.J$4])))" office:value-type="float" office:value="0.00000884544506791569">
            <text:p>8.84544506791569E-006</text:p>
          </table:table-cell>
          <table:table-cell table:formula="of:=[$Controls.K$3]* EXP(-(([.$B312]-[$Controls.K$2])^2/(0.6*[$Controls.K$4])))" office:value-type="float" office:value="0.00000240036922007785">
            <text:p>2.40036922007785E-006</text:p>
          </table:table-cell>
          <table:table-cell table:formula="of:=Noise" office:value-type="float" office:value="0.00000502">
            <text:p>5.02E-006</text:p>
          </table:table-cell>
          <table:table-cell table:formula="of:=SUM([.C312:.G312])" office:value-type="float" office:value="0.0000425503710955924">
            <text:p>4.25503710955924E-005</text:p>
          </table:table-cell>
        </table:table-row>
        <table:table-row table:style-name="ro1">
          <table:table-cell table:formula="of:=[.A312]+7.5" office:value-type="float" office:value="9325">
            <text:p>9325</text:p>
          </table:table-cell>
          <table:table-cell table:formula="of:=[$Controls.$O$1]/[.A313]" office:value-type="float" office:value="1.32975871313673">
            <text:p>1.3297587131</text:p>
          </table:table-cell>
          <table:table-cell table:formula="of:=[$Controls.H$3]* EXP(-(([.$B313]-[$Controls.H$2])^2/(0.6*[$Controls.H$4])))" office:value-type="float" office:value="0.00000679595362280945">
            <text:p>0.000006796</text:p>
          </table:table-cell>
          <table:table-cell table:formula="of:=[$Controls.I$3]* EXP(-(([.$B313]-[$Controls.I$2])^2/(0.6*[$Controls.I$4])))" office:value-type="float" office:value="0.0000195509732584291">
            <text:p>0.000019551</text:p>
          </table:table-cell>
          <table:table-cell table:formula="of:=[$Controls.J$3]* EXP(-(([.$B313]-[$Controls.J$2])^2/(0.6*[$Controls.J$4])))" office:value-type="float" office:value="0.00000881166504143548">
            <text:p>8.81166504143548E-006</text:p>
          </table:table-cell>
          <table:table-cell table:formula="of:=[$Controls.K$3]* EXP(-(([.$B313]-[$Controls.K$2])^2/(0.6*[$Controls.K$4])))" office:value-type="float" office:value="0.00000237811284789882">
            <text:p>2.37811284789882E-006</text:p>
          </table:table-cell>
          <table:table-cell table:formula="of:=Noise" office:value-type="float" office:value="0.00000404">
            <text:p>4.04E-006</text:p>
          </table:table-cell>
          <table:table-cell table:formula="of:=SUM([.C313:.G313])" office:value-type="float" office:value="0.0000415767047705728">
            <text:p>4.15767047705728E-005</text:p>
          </table:table-cell>
        </table:table-row>
        <table:table-row table:style-name="ro1">
          <table:table-cell table:formula="of:=[.A313]+7.5" office:value-type="float" office:value="9332.5">
            <text:p>9332.5</text:p>
          </table:table-cell>
          <table:table-cell table:formula="of:=[$Controls.$O$1]/[.A314]" office:value-type="float" office:value="1.32869006161264">
            <text:p>1.3286900616</text:p>
          </table:table-cell>
          <table:table-cell table:formula="of:=[$Controls.H$3]* EXP(-(([.$B314]-[$Controls.H$2])^2/(0.6*[$Controls.H$4])))" office:value-type="float" office:value="0.00000682552379984891">
            <text:p>6.82552379984891E-006</text:p>
          </table:table-cell>
          <table:table-cell table:formula="of:=[$Controls.I$3]* EXP(-(([.$B314]-[$Controls.I$2])^2/(0.6*[$Controls.I$4])))" office:value-type="float" office:value="0.0000195823106698525">
            <text:p>1.95823106698525E-005</text:p>
          </table:table-cell>
          <table:table-cell table:formula="of:=[$Controls.J$3]* EXP(-(([.$B314]-[$Controls.J$2])^2/(0.6*[$Controls.J$4])))" office:value-type="float" office:value="0.00000877755351604088">
            <text:p>8.77755351604088E-006</text:p>
          </table:table-cell>
          <table:table-cell table:formula="of:=[$Controls.K$3]* EXP(-(([.$B314]-[$Controls.K$2])^2/(0.6*[$Controls.K$4])))" office:value-type="float" office:value="0.00000235596002257529">
            <text:p>0.000002356</text:p>
          </table:table-cell>
          <table:table-cell table:formula="of:=Noise" office:value-type="float" office:value="0.00000634">
            <text:p>6.34E-006</text:p>
          </table:table-cell>
          <table:table-cell table:formula="of:=SUM([.C314:.G314])" office:value-type="float" office:value="0.0000438813480083176">
            <text:p>4.38813480083176E-005</text:p>
          </table:table-cell>
        </table:table-row>
        <table:table-row table:style-name="ro1">
          <table:table-cell table:formula="of:=[.A314]+7.5" office:value-type="float" office:value="9340">
            <text:p>9340</text:p>
          </table:table-cell>
          <table:table-cell table:formula="of:=[$Controls.$O$1]/[.A315]" office:value-type="float" office:value="1.32762312633833">
            <text:p>1.3276231263</text:p>
          </table:table-cell>
          <table:table-cell table:formula="of:=[$Controls.H$3]* EXP(-(([.$B315]-[$Controls.H$2])^2/(0.6*[$Controls.H$4])))" office:value-type="float" office:value="0.00000685477434685532">
            <text:p>6.85477434685532E-006</text:p>
          </table:table-cell>
          <table:table-cell table:formula="of:=[$Controls.I$3]* EXP(-(([.$B315]-[$Controls.I$2])^2/(0.6*[$Controls.I$4])))" office:value-type="float" office:value="0.0000196125019892082">
            <text:p>1.96125019892082E-005</text:p>
          </table:table-cell>
          <table:table-cell table:formula="of:=[$Controls.J$3]* EXP(-(([.$B315]-[$Controls.J$2])^2/(0.6*[$Controls.J$4])))" office:value-type="float" office:value="0.00000874311768560258">
            <text:p>8.74311768560258E-006</text:p>
          </table:table-cell>
          <table:table-cell table:formula="of:=[$Controls.K$3]* EXP(-(([.$B315]-[$Controls.K$2])^2/(0.6*[$Controls.K$4])))" office:value-type="float" office:value="0.00000233391227860851">
            <text:p>2.33391227860851E-006</text:p>
          </table:table-cell>
          <table:table-cell table:formula="of:=Noise" office:value-type="float" office:value="0.00000374">
            <text:p>3.74E-006</text:p>
          </table:table-cell>
          <table:table-cell table:formula="of:=SUM([.C315:.G315])" office:value-type="float" office:value="0.0000412843063002746">
            <text:p>4.12843063002746E-005</text:p>
          </table:table-cell>
        </table:table-row>
        <table:table-row table:style-name="ro1">
          <table:table-cell table:formula="of:=[.A315]+7.5" office:value-type="float" office:value="9347.5">
            <text:p>9347.5</text:p>
          </table:table-cell>
          <table:table-cell table:formula="of:=[$Controls.$O$1]/[.A316]" office:value-type="float" office:value="1.32655790318267">
            <text:p>1.3265579032</text:p>
          </table:table-cell>
          <table:table-cell table:formula="of:=[$Controls.H$3]* EXP(-(([.$B316]-[$Controls.H$2])^2/(0.6*[$Controls.H$4])))" office:value-type="float" office:value="0.0000068837021110826">
            <text:p>6.8837021110826E-006</text:p>
          </table:table-cell>
          <table:table-cell table:formula="of:=[$Controls.I$3]* EXP(-(([.$B316]-[$Controls.I$2])^2/(0.6*[$Controls.I$4])))" office:value-type="float" office:value="0.0000196415474074301">
            <text:p>1.96415474074301E-005</text:p>
          </table:table-cell>
          <table:table-cell table:formula="of:=[$Controls.J$3]* EXP(-(([.$B316]-[$Controls.J$2])^2/(0.6*[$Controls.J$4])))" office:value-type="float" office:value="0.00000870836472777649">
            <text:p>8.70836472777649E-006</text:p>
          </table:table-cell>
          <table:table-cell table:formula="of:=[$Controls.K$3]* EXP(-(([.$B316]-[$Controls.K$2])^2/(0.6*[$Controls.K$4])))" office:value-type="float" office:value="0.00000231197110343768">
            <text:p>0.000002312</text:p>
          </table:table-cell>
          <table:table-cell table:formula="of:=Noise" office:value-type="float" office:value="0.00000378">
            <text:p>3.78E-006</text:p>
          </table:table-cell>
          <table:table-cell table:formula="of:=SUM([.C316:.G316])" office:value-type="float" office:value="0.0000413255853497268">
            <text:p>4.13255853497268E-005</text:p>
          </table:table-cell>
        </table:table-row>
        <table:table-row table:style-name="ro1">
          <table:table-cell table:formula="of:=[.A316]+7.5" office:value-type="float" office:value="9355">
            <text:p>9355</text:p>
          </table:table-cell>
          <table:table-cell table:formula="of:=[$Controls.$O$1]/[.A317]" office:value-type="float" office:value="1.32549438802779">
            <text:p>1.325494388</text:p>
          </table:table-cell>
          <table:table-cell table:formula="of:=[$Controls.H$3]* EXP(-(([.$B317]-[$Controls.H$2])^2/(0.6*[$Controls.H$4])))" office:value-type="float" office:value="0.00000691230400588354">
            <text:p>6.91230400588354E-006</text:p>
          </table:table-cell>
          <table:table-cell table:formula="of:=[$Controls.I$3]* EXP(-(([.$B317]-[$Controls.I$2])^2/(0.6*[$Controls.I$4])))" office:value-type="float" office:value="0.0000196694473231591">
            <text:p>1.96694473231591E-005</text:p>
          </table:table-cell>
          <table:table-cell table:formula="of:=[$Controls.J$3]* EXP(-(([.$B317]-[$Controls.J$2])^2/(0.6*[$Controls.J$4])))" office:value-type="float" office:value="0.00000867330180230593">
            <text:p>8.67330180230593E-006</text:p>
          </table:table-cell>
          <table:table-cell table:formula="of:=[$Controls.K$3]* EXP(-(([.$B317]-[$Controls.K$2])^2/(0.6*[$Controls.K$4])))" office:value-type="float" office:value="0.00000229013793790358">
            <text:p>2.29013793790358E-006</text:p>
          </table:table-cell>
          <table:table-cell table:formula="of:=Noise" office:value-type="float" office:value="0.00000552">
            <text:p>5.52E-006</text:p>
          </table:table-cell>
          <table:table-cell table:formula="of:=SUM([.C317:.G317])" office:value-type="float" office:value="0.0000430651910692521">
            <text:p>4.30651910692521E-005</text:p>
          </table:table-cell>
        </table:table-row>
        <table:table-row table:style-name="ro1">
          <table:table-cell table:formula="of:=[.A317]+7.5" office:value-type="float" office:value="9362.5">
            <text:p>9362.5</text:p>
          </table:table-cell>
          <table:table-cell table:formula="of:=[$Controls.$O$1]/[.A318]" office:value-type="float" office:value="1.32443257676903">
            <text:p>1.3244325768</text:p>
          </table:table-cell>
          <table:table-cell table:formula="of:=[$Controls.H$3]* EXP(-(([.$B318]-[$Controls.H$2])^2/(0.6*[$Controls.H$4])))" office:value-type="float" office:value="0.00000694057701110276">
            <text:p>6.94057701110276E-006</text:p>
          </table:table-cell>
          <table:table-cell table:formula="of:=[$Controls.I$3]* EXP(-(([.$B318]-[$Controls.I$2])^2/(0.6*[$Controls.I$4])))" office:value-type="float" office:value="0.0000196962023409712">
            <text:p>1.96962023409712E-005</text:p>
          </table:table-cell>
          <table:table-cell table:formula="of:=[$Controls.J$3]* EXP(-(([.$B318]-[$Controls.J$2])^2/(0.6*[$Controls.J$4])))" office:value-type="float" office:value="0.00000863793604935671">
            <text:p>8.63793604935671E-006</text:p>
          </table:table-cell>
          <table:table-cell table:formula="of:=[$Controls.K$3]* EXP(-(([.$B318]-[$Controls.K$2])^2/(0.6*[$Controls.K$4])))" office:value-type="float" office:value="0.00000226841417671918">
            <text:p>2.26841417671918E-006</text:p>
          </table:table-cell>
          <table:table-cell table:formula="of:=Noise" office:value-type="float" office:value="0.00000566">
            <text:p>5.66E-006</text:p>
          </table:table-cell>
          <table:table-cell table:formula="of:=SUM([.C318:.G318])" office:value-type="float" office:value="0.0000432031295781499">
            <text:p>4.32031295781499E-005</text:p>
          </table:table-cell>
        </table:table-row>
        <table:table-row table:style-name="ro1">
          <table:table-cell table:formula="of:=[.A318]+7.5" office:value-type="float" office:value="9370">
            <text:p>9370</text:p>
          </table:table-cell>
          <table:table-cell table:formula="of:=[$Controls.$O$1]/[.A319]" office:value-type="float" office:value="1.32337246531483">
            <text:p>1.3233724653</text:p>
          </table:table-cell>
          <table:table-cell table:formula="of:=[$Controls.H$3]* EXP(-(([.$B319]-[$Controls.H$2])^2/(0.6*[$Controls.H$4])))" office:value-type="float" office:value="0.00000696851817344596">
            <text:p>6.96851817344596E-006</text:p>
          </table:table-cell>
          <table:table-cell table:formula="of:=[$Controls.I$3]* EXP(-(([.$B319]-[$Controls.I$2])^2/(0.6*[$Controls.I$4])))" office:value-type="float" office:value="0.000019721813269558">
            <text:p>1.9721813269558E-005</text:p>
          </table:table-cell>
          <table:table-cell table:formula="of:=[$Controls.J$3]* EXP(-(([.$B319]-[$Controls.J$2])^2/(0.6*[$Controls.J$4])))" office:value-type="float" office:value="0.00000860227458788521">
            <text:p>8.60227458788521E-006</text:p>
          </table:table-cell>
          <table:table-cell table:formula="of:=[$Controls.K$3]* EXP(-(([.$B319]-[$Controls.K$2])^2/(0.6*[$Controls.K$4])))" office:value-type="float" office:value="0.00000224680116894704">
            <text:p>2.24680116894704E-006</text:p>
          </table:table-cell>
          <table:table-cell table:formula="of:=Noise" office:value-type="float" office:value="0.0000036">
            <text:p>3.60E-006</text:p>
          </table:table-cell>
          <table:table-cell table:formula="of:=SUM([.C319:.G319])" office:value-type="float" office:value="0.0000411394071998362">
            <text:p>4.11394071998362E-005</text:p>
          </table:table-cell>
        </table:table-row>
        <table:table-row table:style-name="ro1">
          <table:table-cell table:formula="of:=[.A319]+7.5" office:value-type="float" office:value="9377.5">
            <text:p>9377.5</text:p>
          </table:table-cell>
          <table:table-cell table:formula="of:=[$Controls.$O$1]/[.A320]" office:value-type="float" office:value="1.32231404958678">
            <text:p>1.3223140496</text:p>
          </table:table-cell>
          <table:table-cell table:formula="of:=[$Controls.H$3]* EXP(-(([.$B320]-[$Controls.H$2])^2/(0.6*[$Controls.H$4])))" office:value-type="float" office:value="0.00000699612460682566">
            <text:p>6.99612460682566E-006</text:p>
          </table:table-cell>
          <table:table-cell table:formula="of:=[$Controls.I$3]* EXP(-(([.$B320]-[$Controls.I$2])^2/(0.6*[$Controls.I$4])))" office:value-type="float" office:value="0.0000197462811198608">
            <text:p>1.97462811198608E-005</text:p>
          </table:table-cell>
          <table:table-cell table:formula="of:=[$Controls.J$3]* EXP(-(([.$B320]-[$Controls.J$2])^2/(0.6*[$Controls.J$4])))" office:value-type="float" office:value="0.0000085663245140395">
            <text:p>8.5663245140395E-006</text:p>
          </table:table-cell>
          <table:table-cell table:formula="of:=[$Controls.K$3]* EXP(-(([.$B320]-[$Controls.K$2])^2/(0.6*[$Controls.K$4])))" office:value-type="float" office:value="0.00000222530021848294">
            <text:p>2.22530021848294E-006</text:p>
          </table:table-cell>
          <table:table-cell table:formula="of:=Noise" office:value-type="float" office:value="0.00000589">
            <text:p>5.89E-006</text:p>
          </table:table-cell>
          <table:table-cell table:formula="of:=SUM([.C320:.G320])" office:value-type="float" office:value="0.0000434240304592089">
            <text:p>0.000043424</text:p>
          </table:table-cell>
        </table:table-row>
        <table:table-row table:style-name="ro1">
          <table:table-cell table:formula="of:=[.A320]+7.5" office:value-type="float" office:value="9385">
            <text:p>9385</text:p>
          </table:table-cell>
          <table:table-cell table:formula="of:=[$Controls.$O$1]/[.A321]" office:value-type="float" office:value="1.32125732551945">
            <text:p>1.3212573255</text:p>
          </table:table-cell>
          <table:table-cell table:formula="of:=[$Controls.H$3]* EXP(-(([.$B321]-[$Controls.H$2])^2/(0.6*[$Controls.H$4])))" office:value-type="float" office:value="0.0000070233934926834">
            <text:p>7.0233934926834E-006</text:p>
          </table:table-cell>
          <table:table-cell table:formula="of:=[$Controls.I$3]* EXP(-(([.$B321]-[$Controls.I$2])^2/(0.6*[$Controls.I$4])))" office:value-type="float" office:value="0.0000197696071031604">
            <text:p>1.97696071031604E-005</text:p>
          </table:table-cell>
          <table:table-cell table:formula="of:=[$Controls.J$3]* EXP(-(([.$B321]-[$Controls.J$2])^2/(0.6*[$Controls.J$4])))" office:value-type="float" office:value="0.0000085300928995936">
            <text:p>8.5300928995936E-006</text:p>
          </table:table-cell>
          <table:table-cell table:formula="of:=[$Controls.K$3]* EXP(-(([.$B321]-[$Controls.K$2])^2/(0.6*[$Controls.K$4])))" office:value-type="float" office:value="0.00000220391258454559">
            <text:p>2.20391258454559E-006</text:p>
          </table:table-cell>
          <table:table-cell table:formula="of:=Noise" office:value-type="float" office:value="0.00000564">
            <text:p>5.64E-006</text:p>
          </table:table-cell>
          <table:table-cell table:formula="of:=SUM([.C321:.G321])" office:value-type="float" office:value="0.000043167006079983">
            <text:p>0.000043167</text:p>
          </table:table-cell>
        </table:table-row>
        <table:table-row table:style-name="ro1">
          <table:table-cell table:formula="of:=[.A321]+7.5" office:value-type="float" office:value="9392.5">
            <text:p>9392.5</text:p>
          </table:table-cell>
          <table:table-cell table:formula="of:=[$Controls.$O$1]/[.A322]" office:value-type="float" office:value="1.32020228906042">
            <text:p>1.3202022891</text:p>
          </table:table-cell>
          <table:table-cell table:formula="of:=[$Controls.H$3]* EXP(-(([.$B322]-[$Controls.H$2])^2/(0.6*[$Controls.H$4])))" office:value-type="float" office:value="0.00000705032208028864">
            <text:p>7.05032208028864E-006</text:p>
          </table:table-cell>
          <table:table-cell table:formula="of:=[$Controls.I$3]* EXP(-(([.$B322]-[$Controls.I$2])^2/(0.6*[$Controls.I$4])))" office:value-type="float" office:value="0.0000197917926291223">
            <text:p>1.97917926291223E-005</text:p>
          </table:table-cell>
          <table:table-cell table:formula="of:=[$Controls.J$3]* EXP(-(([.$B322]-[$Controls.J$2])^2/(0.6*[$Controls.J$4])))" office:value-type="float" office:value="0.00000849358679041495">
            <text:p>8.49358679041495E-006</text:p>
          </table:table-cell>
          <table:table-cell table:formula="of:=[$Controls.K$3]* EXP(-(([.$B322]-[$Controls.K$2])^2/(0.6*[$Controls.K$4])))" office:value-type="float" office:value="0.00000218263948217186">
            <text:p>2.18263948217186E-006</text:p>
          </table:table-cell>
          <table:table-cell table:formula="of:=Noise" office:value-type="float" office:value="0.00000562">
            <text:p>5.62E-006</text:p>
          </table:table-cell>
          <table:table-cell table:formula="of:=SUM([.C322:.G322])" office:value-type="float" office:value="0.0000431383409819977">
            <text:p>4.31383409819977E-005</text:p>
          </table:table-cell>
        </table:table-row>
        <table:table-row table:style-name="ro1">
          <table:table-cell table:formula="of:=[.A322]+7.5" office:value-type="float" office:value="9400">
            <text:p>9400</text:p>
          </table:table-cell>
          <table:table-cell table:formula="of:=[$Controls.$O$1]/[.A323]" office:value-type="float" office:value="1.31914893617021">
            <text:p>1.3191489362</text:p>
          </table:table-cell>
          <table:table-cell table:formula="of:=[$Controls.H$3]* EXP(-(([.$B323]-[$Controls.H$2])^2/(0.6*[$Controls.H$4])))" office:value-type="float" office:value="0.00000707690768701447">
            <text:p>7.07690768701447E-006</text:p>
          </table:table-cell>
          <table:table-cell table:formula="of:=[$Controls.I$3]* EXP(-(([.$B323]-[$Controls.I$2])^2/(0.6*[$Controls.I$4])))" office:value-type="float" office:value="0.0000198128393038007">
            <text:p>1.98128393038007E-005</text:p>
          </table:table-cell>
          <table:table-cell table:formula="of:=[$Controls.J$3]* EXP(-(([.$B323]-[$Controls.J$2])^2/(0.6*[$Controls.J$4])))" office:value-type="float" office:value="0.00000845681320496505">
            <text:p>8.45681320496505E-006</text:p>
          </table:table-cell>
          <table:table-cell table:formula="of:=[$Controls.K$3]* EXP(-(([.$B323]-[$Controls.K$2])^2/(0.6*[$Controls.K$4])))" office:value-type="float" office:value="0.00000216148208271727">
            <text:p>2.16148208271727E-006</text:p>
          </table:table-cell>
          <table:table-cell table:formula="of:=Noise" office:value-type="float" office:value="0.00003498">
            <text:p>3.50E-005</text:p>
          </table:table-cell>
          <table:table-cell table:formula="of:=SUM([.C323:.G323])" office:value-type="float" office:value="0.0000724880422784974">
            <text:p>0.000072488</text:p>
          </table:table-cell>
        </table:table-row>
        <table:table-row table:style-name="ro1">
          <table:table-cell table:formula="of:=[.A323]+7.5" office:value-type="float" office:value="9407.5">
            <text:p>9407.5</text:p>
          </table:table-cell>
          <table:table-cell table:formula="of:=[$Controls.$O$1]/[.A324]" office:value-type="float" office:value="1.31809726282222">
            <text:p>1.3180972628</text:p>
          </table:table-cell>
          <table:table-cell table:formula="of:=[$Controls.H$3]* EXP(-(([.$B324]-[$Controls.H$2])^2/(0.6*[$Controls.H$4])))" office:value-type="float" office:value="0.0000071031476985901">
            <text:p>7.1031476985901E-006</text:p>
          </table:table-cell>
          <table:table-cell table:formula="of:=[$Controls.I$3]* EXP(-(([.$B324]-[$Controls.I$2])^2/(0.6*[$Controls.I$4])))" office:value-type="float" office:value="0.0000198327489276006">
            <text:p>1.98327489276006E-005</text:p>
          </table:table-cell>
          <table:table-cell table:formula="of:=[$Controls.J$3]* EXP(-(([.$B324]-[$Controls.J$2])^2/(0.6*[$Controls.J$4])))" office:value-type="float" office:value="0.00000841977913283339">
            <text:p>8.41977913283339E-006</text:p>
          </table:table-cell>
          <table:table-cell table:formula="of:=[$Controls.K$3]* EXP(-(([.$B324]-[$Controls.K$2])^2/(0.6*[$Controls.K$4])))" office:value-type="float" office:value="0.00000214044151436146">
            <text:p>2.14044151436146E-006</text:p>
          </table:table-cell>
          <table:table-cell table:formula="of:=Noise" office:value-type="float" office:value="0.000005">
            <text:p>5.00E-006</text:p>
          </table:table-cell>
          <table:table-cell table:formula="of:=SUM([.C324:.G324])" office:value-type="float" office:value="0.0000424961172733855">
            <text:p>4.24961172733855E-005</text:p>
          </table:table-cell>
        </table:table-row>
        <table:table-row table:style-name="ro1">
          <table:table-cell table:formula="of:=[.A324]+7.5" office:value-type="float" office:value="9415">
            <text:p>9415</text:p>
          </table:table-cell>
          <table:table-cell table:formula="of:=[$Controls.$O$1]/[.A325]" office:value-type="float" office:value="1.31704726500266">
            <text:p>1.317047265</text:p>
          </table:table-cell>
          <table:table-cell table:formula="of:=[$Controls.H$3]* EXP(-(([.$B325]-[$Controls.H$2])^2/(0.6*[$Controls.H$4])))" office:value-type="float" office:value="0.00000712903956933059">
            <text:p>0.000007129</text:p>
          </table:table-cell>
          <table:table-cell table:formula="of:=[$Controls.I$3]* EXP(-(([.$B325]-[$Controls.I$2])^2/(0.6*[$Controls.I$4])))" office:value-type="float" office:value="0.0000198515234932011">
            <text:p>1.98515234932011E-005</text:p>
          </table:table-cell>
          <table:table-cell table:formula="of:=[$Controls.J$3]* EXP(-(([.$B325]-[$Controls.J$2])^2/(0.6*[$Controls.J$4])))" office:value-type="float" office:value="0.00000838249153330453">
            <text:p>8.38249153330453E-006</text:p>
          </table:table-cell>
          <table:table-cell table:formula="of:=[$Controls.K$3]* EXP(-(([.$B325]-[$Controls.K$2])^2/(0.6*[$Controls.K$4])))" office:value-type="float" office:value="0.00000211951886261818">
            <text:p>2.11951886261818E-006</text:p>
          </table:table-cell>
          <table:table-cell table:formula="of:=Noise" office:value-type="float" office:value="0.0000035">
            <text:p>3.50E-006</text:p>
          </table:table-cell>
          <table:table-cell table:formula="of:=SUM([.C325:.G325])" office:value-type="float" office:value="0.0000409825734584544">
            <text:p>4.09825734584544E-005</text:p>
          </table:table-cell>
        </table:table-row>
        <table:table-row table:style-name="ro1">
          <table:table-cell table:formula="of:=[.A325]+7.5" office:value-type="float" office:value="9422.5">
            <text:p>9422.5</text:p>
          </table:table-cell>
          <table:table-cell table:formula="of:=[$Controls.$O$1]/[.A326]" office:value-type="float" office:value="1.31599893871053">
            <text:p>1.3159989387</text:p>
          </table:table-cell>
          <table:table-cell table:formula="of:=[$Controls.H$3]* EXP(-(([.$B326]-[$Controls.H$2])^2/(0.6*[$Controls.H$4])))" office:value-type="float" office:value="0.0000071545808223436">
            <text:p>7.1545808223436E-006</text:p>
          </table:table-cell>
          <table:table-cell table:formula="of:=[$Controls.I$3]* EXP(-(([.$B326]-[$Controls.I$2])^2/(0.6*[$Controls.I$4])))" office:value-type="float" office:value="0.0000198691651834395">
            <text:p>1.98691651834395E-005</text:p>
          </table:table-cell>
          <table:table-cell table:formula="of:=[$Controls.J$3]* EXP(-(([.$B326]-[$Controls.J$2])^2/(0.6*[$Controls.J$4])))" office:value-type="float" office:value="0.00000834495733395846">
            <text:p>0.000008345</text:p>
          </table:table-cell>
          <table:table-cell table:formula="of:=[$Controls.K$3]* EXP(-(([.$B326]-[$Controls.K$2])^2/(0.6*[$Controls.K$4])))" office:value-type="float" office:value="0.00000209871517084958">
            <text:p>2.09871517084958E-006</text:p>
          </table:table-cell>
          <table:table-cell table:formula="of:=Noise" office:value-type="float" office:value="0.0000062">
            <text:p>6.20E-006</text:p>
          </table:table-cell>
          <table:table-cell table:formula="of:=SUM([.C326:.G326])" office:value-type="float" office:value="0.0000436674185105912">
            <text:p>4.36674185105912E-005</text:p>
          </table:table-cell>
        </table:table-row>
        <table:table-row table:style-name="ro1">
          <table:table-cell table:formula="of:=[.A326]+7.5" office:value-type="float" office:value="9430">
            <text:p>9430</text:p>
          </table:table-cell>
          <table:table-cell table:formula="of:=[$Controls.$O$1]/[.A327]" office:value-type="float" office:value="1.31495227995758">
            <text:p>1.31495228</text:p>
          </table:table-cell>
          <table:table-cell table:formula="of:=[$Controls.H$3]* EXP(-(([.$B327]-[$Controls.H$2])^2/(0.6*[$Controls.H$4])))" office:value-type="float" office:value="0.00000717976904971362">
            <text:p>7.17976904971362E-006</text:p>
          </table:table-cell>
          <table:table-cell table:formula="of:=[$Controls.I$3]* EXP(-(([.$B327]-[$Controls.I$2])^2/(0.6*[$Controls.I$4])))" office:value-type="float" office:value="0.0000198856763691596">
            <text:p>1.98856763691596E-005</text:p>
          </table:table-cell>
          <table:table-cell table:formula="of:=[$Controls.J$3]* EXP(-(([.$B327]-[$Controls.J$2])^2/(0.6*[$Controls.J$4])))" office:value-type="float" office:value="0.00000830718342930406">
            <text:p>8.30718342930406E-006</text:p>
          </table:table-cell>
          <table:table-cell table:formula="of:=[$Controls.K$3]* EXP(-(([.$B327]-[$Controls.K$2])^2/(0.6*[$Controls.K$4])))" office:value-type="float" office:value="0.00000207803144078431">
            <text:p>0.000002078</text:p>
          </table:table-cell>
          <table:table-cell table:formula="of:=Noise" office:value-type="float" office:value="0.00000455">
            <text:p>4.55E-006</text:p>
          </table:table-cell>
          <table:table-cell table:formula="of:=SUM([.C327:.G327])" office:value-type="float" office:value="0.0000420006602889616">
            <text:p>4.20006602889616E-005</text:p>
          </table:table-cell>
        </table:table-row>
        <table:table-row table:style-name="ro1">
          <table:table-cell table:formula="of:=[.A327]+7.5" office:value-type="float" office:value="9437.5">
            <text:p>9437.5</text:p>
          </table:table-cell>
          <table:table-cell table:formula="of:=[$Controls.$O$1]/[.A328]" office:value-type="float" office:value="1.31390728476821">
            <text:p>1.3139072848</text:p>
          </table:table-cell>
          <table:table-cell table:formula="of:=[$Controls.H$3]* EXP(-(([.$B328]-[$Controls.H$2])^2/(0.6*[$Controls.H$4])))" office:value-type="float" office:value="0.00000720460191266369">
            <text:p>7.20460191266369E-006</text:p>
          </table:table-cell>
          <table:table-cell table:formula="of:=[$Controls.I$3]* EXP(-(([.$B328]-[$Controls.I$2])^2/(0.6*[$Controls.I$4])))" office:value-type="float" office:value="0.0000199010596070229">
            <text:p>1.99010596070229E-005</text:p>
          </table:table-cell>
          <table:table-cell table:formula="of:=[$Controls.J$3]* EXP(-(([.$B328]-[$Controls.J$2])^2/(0.6*[$Controls.J$4])))" office:value-type="float" office:value="0.00000826917667944581">
            <text:p>8.26917667944581E-006</text:p>
          </table:table-cell>
          <table:table-cell table:formula="of:=[$Controls.K$3]* EXP(-(([.$B328]-[$Controls.K$2])^2/(0.6*[$Controls.K$4])))" office:value-type="float" office:value="0.00000205746863303942">
            <text:p>2.05746863303942E-006</text:p>
          </table:table-cell>
          <table:table-cell table:formula="of:=Noise" office:value-type="float" office:value="0.00000695">
            <text:p>6.95E-006</text:p>
          </table:table-cell>
          <table:table-cell table:formula="of:=SUM([.C328:.G328])" office:value-type="float" office:value="0.0000443823068321718">
            <text:p>4.43823068321718E-005</text:p>
          </table:table-cell>
        </table:table-row>
        <table:table-row table:style-name="ro1">
          <table:table-cell table:formula="of:=[.A328]+7.5" office:value-type="float" office:value="9445">
            <text:p>9445</text:p>
          </table:table-cell>
          <table:table-cell table:formula="of:=[$Controls.$O$1]/[.A329]" office:value-type="float" office:value="1.31286394917946">
            <text:p>1.3128639492</text:p>
          </table:table-cell>
          <table:table-cell table:formula="of:=[$Controls.H$3]* EXP(-(([.$B329]-[$Controls.H$2])^2/(0.6*[$Controls.H$4])))" office:value-type="float" office:value="0.00000722907714169481">
            <text:p>7.22907714169481E-006</text:p>
          </table:table-cell>
          <table:table-cell table:formula="of:=[$Controls.I$3]* EXP(-(([.$B329]-[$Controls.I$2])^2/(0.6*[$Controls.I$4])))" office:value-type="float" office:value="0.0000199153176372868">
            <text:p>1.99153176372868E-005</text:p>
          </table:table-cell>
          <table:table-cell table:formula="of:=[$Controls.J$3]* EXP(-(([.$B329]-[$Controls.J$2])^2/(0.6*[$Controls.J$4])))" office:value-type="float" office:value="0.0000082309439087834">
            <text:p>8.2309439087834E-006</text:p>
          </table:table-cell>
          <table:table-cell table:formula="of:=[$Controls.K$3]* EXP(-(([.$B329]-[$Controls.K$2])^2/(0.6*[$Controls.K$4])))" office:value-type="float" office:value="0.00000203702766764534">
            <text:p>0.000002037</text:p>
          </table:table-cell>
          <table:table-cell table:formula="of:=Noise" office:value-type="float" office:value="0.00000431">
            <text:p>4.31E-006</text:p>
          </table:table-cell>
          <table:table-cell table:formula="of:=SUM([.C329:.G329])" office:value-type="float" office:value="0.0000417223663554104">
            <text:p>4.17223663554104E-005</text:p>
          </table:table-cell>
        </table:table-row>
        <table:table-row table:style-name="ro1">
          <table:table-cell table:formula="of:=[.A329]+7.5" office:value-type="float" office:value="9452.5">
            <text:p>9452.5</text:p>
          </table:table-cell>
          <table:table-cell table:formula="of:=[$Controls.$O$1]/[.A330]" office:value-type="float" office:value="1.31182226924094">
            <text:p>1.3118222692</text:p>
          </table:table-cell>
          <table:table-cell table:formula="of:=[$Controls.H$3]* EXP(-(([.$B330]-[$Controls.H$2])^2/(0.6*[$Controls.H$4])))" office:value-type="float" office:value="0.00000725319253670328">
            <text:p>7.25319253670328E-006</text:p>
          </table:table-cell>
          <table:table-cell table:formula="of:=[$Controls.I$3]* EXP(-(([.$B330]-[$Controls.I$2])^2/(0.6*[$Controls.I$4])))" office:value-type="float" office:value="0.000019928453381549">
            <text:p>1.9928453381549E-005</text:p>
          </table:table-cell>
          <table:table-cell table:formula="of:=[$Controls.J$3]* EXP(-(([.$B330]-[$Controls.J$2])^2/(0.6*[$Controls.J$4])))" office:value-type="float" office:value="0.00000819249190474442">
            <text:p>8.19249190474442E-006</text:p>
          </table:table-cell>
          <table:table-cell table:formula="of:=[$Controls.K$3]* EXP(-(([.$B330]-[$Controls.K$2])^2/(0.6*[$Controls.K$4])))" office:value-type="float" office:value="0.00000201670942457401">
            <text:p>2.01670942457401E-006</text:p>
          </table:table-cell>
          <table:table-cell table:formula="of:=Noise" office:value-type="float" office:value="0.00000296">
            <text:p>2.96E-006</text:p>
          </table:table-cell>
          <table:table-cell table:formula="of:=SUM([.C330:.G330])" office:value-type="float" office:value="0.0000403508472475707">
            <text:p>4.03508472475707E-005</text:p>
          </table:table-cell>
        </table:table-row>
        <table:table-row table:style-name="ro1">
          <table:table-cell table:formula="of:=[.A330]+7.5" office:value-type="float" office:value="9460">
            <text:p>9460</text:p>
          </table:table-cell>
          <table:table-cell table:formula="of:=[$Controls.$O$1]/[.A331]" office:value-type="float" office:value="1.3107822410148">
            <text:p>1.310782241</text:p>
          </table:table-cell>
          <table:table-cell table:formula="of:=[$Controls.H$3]* EXP(-(([.$B331]-[$Controls.H$2])^2/(0.6*[$Controls.H$4])))" office:value-type="float" office:value="0.00000727694596707608">
            <text:p>7.27694596707608E-006</text:p>
          </table:table-cell>
          <table:table-cell table:formula="of:=[$Controls.I$3]* EXP(-(([.$B331]-[$Controls.I$2])^2/(0.6*[$Controls.I$4])))" office:value-type="float" office:value="0.0000199404699404602">
            <text:p>1.99404699404602E-005</text:p>
          </table:table-cell>
          <table:table-cell table:formula="of:=[$Controls.J$3]* EXP(-(([.$B331]-[$Controls.J$2])^2/(0.6*[$Controls.J$4])))" office:value-type="float" office:value="0.00000815382741654994">
            <text:p>8.15382741654994E-006</text:p>
          </table:table-cell>
          <table:table-cell table:formula="of:=[$Controls.K$3]* EXP(-(([.$B331]-[$Controls.K$2])^2/(0.6*[$Controls.K$4])))" office:value-type="float" office:value="0.0000019965147442696">
            <text:p>1.9965147442696E-006</text:p>
          </table:table-cell>
          <table:table-cell table:formula="of:=Noise" office:value-type="float" office:value="0.00000426">
            <text:p>4.26E-006</text:p>
          </table:table-cell>
          <table:table-cell table:formula="of:=SUM([.C331:.G331])" office:value-type="float" office:value="0.0000416277580683558">
            <text:p>4.16277580683558E-005</text:p>
          </table:table-cell>
        </table:table-row>
        <table:table-row table:style-name="ro1">
          <table:table-cell table:formula="of:=[.A331]+7.5" office:value-type="float" office:value="9467.5">
            <text:p>9467.5</text:p>
          </table:table-cell>
          <table:table-cell table:formula="of:=[$Controls.$O$1]/[.A332]" office:value-type="float" office:value="1.30974386057565">
            <text:p>1.3097438606</text:p>
          </table:table-cell>
          <table:table-cell table:formula="of:=[$Controls.H$3]* EXP(-(([.$B332]-[$Controls.H$2])^2/(0.6*[$Controls.H$4])))" office:value-type="float" office:value="0.00000730033537176451">
            <text:p>7.30033537176451E-006</text:p>
          </table:table-cell>
          <table:table-cell table:formula="of:=[$Controls.I$3]* EXP(-(([.$B332]-[$Controls.I$2])^2/(0.6*[$Controls.I$4])))" office:value-type="float" office:value="0.0000199513705914067">
            <text:p>1.99513705914067E-005</text:p>
          </table:table-cell>
          <table:table-cell table:formula="of:=[$Controls.J$3]* EXP(-(([.$B332]-[$Controls.J$2])^2/(0.6*[$Controls.J$4])))" office:value-type="float" office:value="0.00000811495715401282">
            <text:p>0.000008115</text:p>
          </table:table-cell>
          <table:table-cell table:formula="of:=[$Controls.K$3]* EXP(-(([.$B332]-[$Controls.K$2])^2/(0.6*[$Controls.K$4])))" office:value-type="float" office:value="0.00000197644442818168">
            <text:p>1.97644442818168E-006</text:p>
          </table:table-cell>
          <table:table-cell table:formula="of:=Noise" office:value-type="float" office:value="0.00000614">
            <text:p>6.14E-006</text:p>
          </table:table-cell>
          <table:table-cell table:formula="of:=SUM([.C332:.G332])" office:value-type="float" office:value="0.0000434831075453657">
            <text:p>4.34831075453657E-005</text:p>
          </table:table-cell>
        </table:table-row>
        <table:table-row table:style-name="ro1">
          <table:table-cell table:formula="of:=[.A332]+7.5" office:value-type="float" office:value="9475">
            <text:p>9475</text:p>
          </table:table-cell>
          <table:table-cell table:formula="of:=[$Controls.$O$1]/[.A333]" office:value-type="float" office:value="1.30870712401055">
            <text:p>1.308707124</text:p>
          </table:table-cell>
          <table:table-cell table:formula="of:=[$Controls.H$3]* EXP(-(([.$B333]-[$Controls.H$2])^2/(0.6*[$Controls.H$4])))" office:value-type="float" office:value="0.00000732335875933641">
            <text:p>7.32335875933641E-006</text:p>
          </table:table-cell>
          <table:table-cell table:formula="of:=[$Controls.I$3]* EXP(-(([.$B333]-[$Controls.I$2])^2/(0.6*[$Controls.I$4])))" office:value-type="float" office:value="0.0000199611587861637">
            <text:p>1.99611587861637E-005</text:p>
          </table:table-cell>
          <table:table-cell table:formula="of:=[$Controls.J$3]* EXP(-(([.$B333]-[$Controls.J$2])^2/(0.6*[$Controls.J$4])))" office:value-type="float" office:value="0.00000807588778636867">
            <text:p>8.07588778636867E-006</text:p>
          </table:table-cell>
          <table:table-cell table:formula="of:=[$Controls.K$3]* EXP(-(([.$B333]-[$Controls.K$2])^2/(0.6*[$Controls.K$4])))" office:value-type="float" office:value="0.00000195649923930048">
            <text:p>1.95649923930048E-006</text:p>
          </table:table-cell>
          <table:table-cell table:formula="of:=Noise" office:value-type="float" office:value="0.0000059">
            <text:p>5.90E-006</text:p>
          </table:table-cell>
          <table:table-cell table:formula="of:=SUM([.C333:.G333])" office:value-type="float" office:value="0.0000432169045711693">
            <text:p>4.32169045711693E-005</text:p>
          </table:table-cell>
        </table:table-row>
        <table:table-row table:style-name="ro1">
          <table:table-cell table:formula="of:=[.A333]+7.5" office:value-type="float" office:value="9482.5">
            <text:p>9482.5</text:p>
          </table:table-cell>
          <table:table-cell table:formula="of:=[$Controls.$O$1]/[.A334]" office:value-type="float" office:value="1.30767202741893">
            <text:p>1.3076720274</text:p>
          </table:table-cell>
          <table:table-cell table:formula="of:=[$Controls.H$3]* EXP(-(([.$B334]-[$Controls.H$2])^2/(0.6*[$Controls.H$4])))" office:value-type="float" office:value="0.00000734601420800695">
            <text:p>0.000007346</text:p>
          </table:table-cell>
          <table:table-cell table:formula="of:=[$Controls.I$3]* EXP(-(([.$B334]-[$Controls.I$2])^2/(0.6*[$Controls.I$4])))" office:value-type="float" office:value="0.0000199698381485207">
            <text:p>1.99698381485207E-005</text:p>
          </table:table-cell>
          <table:table-cell table:formula="of:=[$Controls.J$3]* EXP(-(([.$B334]-[$Controls.J$2])^2/(0.6*[$Controls.J$4])))" office:value-type="float" office:value="0.00000803662594113937">
            <text:p>8.03662594113937E-006</text:p>
          </table:table-cell>
          <table:table-cell table:formula="of:=[$Controls.K$3]* EXP(-(([.$B334]-[$Controls.K$2])^2/(0.6*[$Controls.K$4])))" office:value-type="float" office:value="0.00000193667990269399">
            <text:p>1.93667990269399E-006</text:p>
          </table:table-cell>
          <table:table-cell table:formula="of:=Noise" office:value-type="float" office:value="0.00000566">
            <text:p>5.66E-006</text:p>
          </table:table-cell>
          <table:table-cell table:formula="of:=SUM([.C334:.G334])" office:value-type="float" office:value="0.000042949158200361">
            <text:p>4.2949158200361E-005</text:p>
          </table:table-cell>
        </table:table-row>
        <table:table-row table:style-name="ro1">
          <table:table-cell table:formula="of:=[.A334]+7.5" office:value-type="float" office:value="9490">
            <text:p>9490</text:p>
          </table:table-cell>
          <table:table-cell table:formula="of:=[$Controls.$O$1]/[.A335]" office:value-type="float" office:value="1.30663856691254">
            <text:p>1.3066385669</text:p>
          </table:table-cell>
          <table:table-cell table:formula="of:=[$Controls.H$3]* EXP(-(([.$B335]-[$Controls.H$2])^2/(0.6*[$Controls.H$4])))" office:value-type="float" office:value="0.0000073682998656484">
            <text:p>7.3682998656484E-006</text:p>
          </table:table-cell>
          <table:table-cell table:formula="of:=[$Controls.I$3]* EXP(-(([.$B335]-[$Controls.I$2])^2/(0.6*[$Controls.I$4])))" office:value-type="float" office:value="0.00001997741247188">
            <text:p>1.997741247188E-005</text:p>
          </table:table-cell>
          <table:table-cell table:formula="of:=[$Controls.J$3]* EXP(-(([.$B335]-[$Controls.J$2])^2/(0.6*[$Controls.J$4])))" office:value-type="float" office:value="0.00000799717820302899">
            <text:p>7.99717820302899E-006</text:p>
          </table:table-cell>
          <table:table-cell table:formula="of:=[$Controls.K$3]* EXP(-(([.$B335]-[$Controls.K$2])^2/(0.6*[$Controls.K$4])))" office:value-type="float" office:value="0.00000191698710604658">
            <text:p>0.000001917</text:p>
          </table:table-cell>
          <table:table-cell table:formula="of:=Noise" office:value-type="float" office:value="0.000005">
            <text:p>5.00E-006</text:p>
          </table:table-cell>
          <table:table-cell table:formula="of:=SUM([.C335:.G335])" office:value-type="float" office:value="0.000042259877646604">
            <text:p>4.2259877646604E-005</text:p>
          </table:table-cell>
        </table:table-row>
        <table:table-row table:style-name="ro1">
          <table:table-cell table:formula="of:=[.A335]+7.5" office:value-type="float" office:value="9497.5">
            <text:p>9497.5</text:p>
          </table:table-cell>
          <table:table-cell table:formula="of:=[$Controls.$O$1]/[.A336]" office:value-type="float" office:value="1.30560673861543">
            <text:p>1.3056067386</text:p>
          </table:table-cell>
          <table:table-cell table:formula="of:=[$Controls.H$3]* EXP(-(([.$B336]-[$Controls.H$2])^2/(0.6*[$Controls.H$4])))" office:value-type="float" office:value="0.00000739021394977903">
            <text:p>7.39021394977903E-006</text:p>
          </table:table-cell>
          <table:table-cell table:formula="of:=[$Controls.I$3]* EXP(-(([.$B336]-[$Controls.I$2])^2/(0.6*[$Controls.I$4])))" office:value-type="float" office:value="0.000019983885716831">
            <text:p>1.9983885716831E-005</text:p>
          </table:table-cell>
          <table:table-cell table:formula="of:=[$Controls.J$3]* EXP(-(([.$B336]-[$Controls.J$2])^2/(0.6*[$Controls.J$4])))" office:value-type="float" office:value="0.00000795755111285177">
            <text:p>7.95755111285177E-006</text:p>
          </table:table-cell>
          <table:table-cell table:formula="of:=[$Controls.K$3]* EXP(-(([.$B336]-[$Controls.K$2])^2/(0.6*[$Controls.K$4])))" office:value-type="float" office:value="0.000001897421500199">
            <text:p>1.897421500199E-006</text:p>
          </table:table-cell>
          <table:table-cell table:formula="of:=Noise" office:value-type="float" office:value="0.00000448">
            <text:p>4.48E-006</text:p>
          </table:table-cell>
          <table:table-cell table:formula="of:=SUM([.C336:.G336])" office:value-type="float" office:value="0.0000417090722796608">
            <text:p>4.17090722796608E-005</text:p>
          </table:table-cell>
        </table:table-row>
        <table:table-row table:style-name="ro1">
          <table:table-cell table:formula="of:=[.A336]+7.5" office:value-type="float" office:value="9505">
            <text:p>9505</text:p>
          </table:table-cell>
          <table:table-cell table:formula="of:=[$Controls.$O$1]/[.A337]" office:value-type="float" office:value="1.30457653866386">
            <text:p>1.3045765387</text:p>
          </table:table-cell>
          <table:table-cell table:formula="of:=[$Controls.H$3]* EXP(-(([.$B337]-[$Controls.H$2])^2/(0.6*[$Controls.H$4])))" office:value-type="float" office:value="0.00000741175474753139">
            <text:p>7.41175474753139E-006</text:p>
          </table:table-cell>
          <table:table-cell table:formula="of:=[$Controls.I$3]* EXP(-(([.$B337]-[$Controls.I$2])^2/(0.6*[$Controls.I$4])))" office:value-type="float" office:value="0.0000199892620086991">
            <text:p>1.99892620086991E-005</text:p>
          </table:table-cell>
          <table:table-cell table:formula="of:=[$Controls.J$3]* EXP(-(([.$B337]-[$Controls.J$2])^2/(0.6*[$Controls.J$4])))" office:value-type="float" office:value="0.00000791775116649233">
            <text:p>7.91775116649233E-006</text:p>
          </table:table-cell>
          <table:table-cell table:formula="of:=[$Controls.K$3]* EXP(-(([.$B337]-[$Controls.K$2])^2/(0.6*[$Controls.K$4])))" office:value-type="float" office:value="0.00000187798369968928">
            <text:p>0.000001878</text:p>
          </table:table-cell>
          <table:table-cell table:formula="of:=Noise" office:value-type="float" office:value="0.0000059">
            <text:p>5.90E-006</text:p>
          </table:table-cell>
          <table:table-cell table:formula="of:=SUM([.C337:.G337])" office:value-type="float" office:value="0.0000430967516224121">
            <text:p>4.30967516224121E-005</text:p>
          </table:table-cell>
        </table:table-row>
        <table:table-row table:style-name="ro1">
          <table:table-cell table:formula="of:=[.A337]+7.5" office:value-type="float" office:value="9512.5">
            <text:p>9512.5</text:p>
          </table:table-cell>
          <table:table-cell table:formula="of:=[$Controls.$O$1]/[.A338]" office:value-type="float" office:value="1.30354796320631">
            <text:p>1.3035479632</text:p>
          </table:table-cell>
          <table:table-cell table:formula="of:=[$Controls.H$3]* EXP(-(([.$B338]-[$Controls.H$2])^2/(0.6*[$Controls.H$4])))" office:value-type="float" office:value="0.00000743292061560015">
            <text:p>7.43292061560015E-006</text:p>
          </table:table-cell>
          <table:table-cell table:formula="of:=[$Controls.I$3]* EXP(-(([.$B338]-[$Controls.I$2])^2/(0.6*[$Controls.I$4])))" office:value-type="float" office:value="0.0000199935456350726">
            <text:p>1.99935456350726E-005</text:p>
          </table:table-cell>
          <table:table-cell table:formula="of:=[$Controls.J$3]* EXP(-(([.$B338]-[$Controls.J$2])^2/(0.6*[$Controls.J$4])))" office:value-type="float" office:value="0.00000787778481389759">
            <text:p>7.87778481389759E-006</text:p>
          </table:table-cell>
          <table:table-cell table:formula="of:=[$Controls.K$3]* EXP(-(([.$B338]-[$Controls.K$2])^2/(0.6*[$Controls.K$4])))" office:value-type="float" office:value="0.00000185867428329454">
            <text:p>1.85867428329454E-006</text:p>
          </table:table-cell>
          <table:table-cell table:formula="of:=Noise" office:value-type="float" office:value="0.00000411">
            <text:p>4.11E-006</text:p>
          </table:table-cell>
          <table:table-cell table:formula="of:=SUM([.C338:.G338])" office:value-type="float" office:value="0.0000412729253478649">
            <text:p>4.12729253478649E-005</text:p>
          </table:table-cell>
        </table:table-row>
        <table:table-row table:style-name="ro1">
          <table:table-cell table:formula="of:=[.A338]+7.5" office:value-type="float" office:value="9520">
            <text:p>9520</text:p>
          </table:table-cell>
          <table:table-cell table:formula="of:=[$Controls.$O$1]/[.A339]" office:value-type="float" office:value="1.30252100840336">
            <text:p>1.3025210084</text:p>
          </table:table-cell>
          <table:table-cell table:formula="of:=[$Controls.H$3]* EXP(-(([.$B339]-[$Controls.H$2])^2/(0.6*[$Controls.H$4])))" office:value-type="float" office:value="0.00000745370998016984">
            <text:p>7.45370998016984E-006</text:p>
          </table:table-cell>
          <table:table-cell table:formula="of:=[$Controls.I$3]* EXP(-(([.$B339]-[$Controls.I$2])^2/(0.6*[$Controls.I$4])))" office:value-type="float" office:value="0.0000199967410433079">
            <text:p>1.99967410433079E-005</text:p>
          </table:table-cell>
          <table:table-cell table:formula="of:=[$Controls.J$3]* EXP(-(([.$B339]-[$Controls.J$2])^2/(0.6*[$Controls.J$4])))" office:value-type="float" office:value="0.00000783765845810044">
            <text:p>7.83765845810044E-006</text:p>
          </table:table-cell>
          <table:table-cell table:formula="of:=[$Controls.K$3]* EXP(-(([.$B339]-[$Controls.K$2])^2/(0.6*[$Controls.K$4])))" office:value-type="float" office:value="0.00000183949379457323">
            <text:p>1.83949379457323E-006</text:p>
          </table:table-cell>
          <table:table-cell table:formula="of:=Noise" office:value-type="float" office:value="0.0000053">
            <text:p>5.30E-006</text:p>
          </table:table-cell>
          <table:table-cell table:formula="of:=SUM([.C339:.G339])" office:value-type="float" office:value="0.0000424276032761514">
            <text:p>4.24276032761514E-005</text:p>
          </table:table-cell>
        </table:table-row>
        <table:table-row table:style-name="ro1">
          <table:table-cell table:formula="of:=[.A339]+7.5" office:value-type="float" office:value="9527.5">
            <text:p>9527.5</text:p>
          </table:table-cell>
          <table:table-cell table:formula="of:=[$Controls.$O$1]/[.A340]" office:value-type="float" office:value="1.30149567042771">
            <text:p>1.3014956704</text:p>
          </table:table-cell>
          <table:table-cell table:formula="of:=[$Controls.H$3]* EXP(-(([.$B340]-[$Controls.H$2])^2/(0.6*[$Controls.H$4])))" office:value-type="float" office:value="0.00000747412133682266">
            <text:p>7.47412133682266E-006</text:p>
          </table:table-cell>
          <table:table-cell table:formula="of:=[$Controls.I$3]* EXP(-(([.$B340]-[$Controls.I$2])^2/(0.6*[$Controls.I$4])))" office:value-type="float" office:value="0.0000199988528380145">
            <text:p>1.99988528380145E-005</text:p>
          </table:table-cell>
          <table:table-cell table:formula="of:=[$Controls.J$3]* EXP(-(([.$B340]-[$Controls.J$2])^2/(0.6*[$Controls.J$4])))" office:value-type="float" office:value="0.00000779737845427474">
            <text:p>7.79737845427474E-006</text:p>
          </table:table-cell>
          <table:table-cell table:formula="of:=[$Controls.K$3]* EXP(-(([.$B340]-[$Controls.K$2])^2/(0.6*[$Controls.K$4])))" office:value-type="float" office:value="0.00000182044274240769">
            <text:p>1.82044274240769E-006</text:p>
          </table:table-cell>
          <table:table-cell table:formula="of:=Noise" office:value-type="float" office:value="0.00000581">
            <text:p>5.81E-006</text:p>
          </table:table-cell>
          <table:table-cell table:formula="of:=SUM([.C340:.G340])" office:value-type="float" office:value="0.0000429007953715195">
            <text:p>4.29007953715195E-005</text:p>
          </table:table-cell>
        </table:table-row>
        <table:table-row table:style-name="ro1">
          <table:table-cell table:formula="of:=[.A340]+7.5" office:value-type="float" office:value="9535">
            <text:p>9535</text:p>
          </table:table-cell>
          <table:table-cell table:formula="of:=[$Controls.$O$1]/[.A341]" office:value-type="float" office:value="1.30047194546408">
            <text:p>1.3004719455</text:p>
          </table:table-cell>
          <table:table-cell table:formula="of:=[$Controls.H$3]* EXP(-(([.$B341]-[$Controls.H$2])^2/(0.6*[$Controls.H$4])))" office:value-type="float" office:value="0.00000749415325042667">
            <text:p>7.49415325042667E-006</text:p>
          </table:table-cell>
          <table:table-cell table:formula="of:=[$Controls.I$3]* EXP(-(([.$B341]-[$Controls.I$2])^2/(0.6*[$Controls.I$4])))" office:value-type="float" office:value="0.0000199998857785205">
            <text:p>1.99998857785205E-005</text:p>
          </table:table-cell>
          <table:table-cell table:formula="of:=[$Controls.J$3]* EXP(-(([.$B341]-[$Controls.J$2])^2/(0.6*[$Controls.J$4])))" office:value-type="float" office:value="0.00000775695110882172">
            <text:p>0.000007757</text:p>
          </table:table-cell>
          <table:table-cell table:formula="of:=[$Controls.K$3]* EXP(-(([.$B341]-[$Controls.K$2])^2/(0.6*[$Controls.K$4])))" office:value-type="float" office:value="0.00000180152160154676">
            <text:p>1.80152160154676E-006</text:p>
          </table:table-cell>
          <table:table-cell table:formula="of:=Noise" office:value-type="float" office:value="0.0000031">
            <text:p>3.10E-006</text:p>
          </table:table-cell>
          <table:table-cell table:formula="of:=SUM([.C341:.G341])" office:value-type="float" office:value="0.0000401525117393156">
            <text:p>4.01525117393156E-005</text:p>
          </table:table-cell>
        </table:table-row>
        <table:table-row table:style-name="ro1">
          <table:table-cell table:formula="of:=[.A341]+7.5" office:value-type="float" office:value="9542.5">
            <text:p>9542.5</text:p>
          </table:table-cell>
          <table:table-cell table:formula="of:=[$Controls.$O$1]/[.A342]" office:value-type="float" office:value="1.2994498297092">
            <text:p>1.2994498297</text:p>
          </table:table-cell>
          <table:table-cell table:formula="of:=[$Controls.H$3]* EXP(-(([.$B342]-[$Controls.H$2])^2/(0.6*[$Controls.H$4])))" office:value-type="float" office:value="0.00000751380435500453">
            <text:p>7.51380435500453E-006</text:p>
          </table:table-cell>
          <table:table-cell table:formula="of:=[$Controls.I$3]* EXP(-(([.$B342]-[$Controls.I$2])^2/(0.6*[$Controls.I$4])))" office:value-type="float" office:value="0.0000199998447763209">
            <text:p>1.99998447763209E-005</text:p>
          </table:table-cell>
          <table:table-cell table:formula="of:=[$Controls.J$3]* EXP(-(([.$B342]-[$Controls.J$2])^2/(0.6*[$Controls.J$4])))" office:value-type="float" office:value="0.00000771638267848725">
            <text:p>7.71638267848725E-006</text:p>
          </table:table-cell>
          <table:table-cell table:formula="of:=[$Controls.K$3]* EXP(-(([.$B342]-[$Controls.K$2])^2/(0.6*[$Controls.K$4])))" office:value-type="float" office:value="0.00000178273081314825">
            <text:p>1.78273081314825E-006</text:p>
          </table:table-cell>
          <table:table-cell table:formula="of:=Noise" office:value-type="float" office:value="0.00000442">
            <text:p>4.42E-006</text:p>
          </table:table-cell>
          <table:table-cell table:formula="of:=SUM([.C342:.G342])" office:value-type="float" office:value="0.0000414327626229609">
            <text:p>4.14327626229609E-005</text:p>
          </table:table-cell>
        </table:table-row>
        <table:table-row table:style-name="ro1">
          <table:table-cell table:formula="of:=[.A342]+7.5" office:value-type="float" office:value="9550">
            <text:p>9550</text:p>
          </table:table-cell>
          <table:table-cell table:formula="of:=[$Controls.$O$1]/[.A343]" office:value-type="float" office:value="1.29842931937173">
            <text:p>1.2984293194</text:p>
          </table:table-cell>
          <table:table-cell table:formula="of:=[$Controls.H$3]* EXP(-(([.$B343]-[$Controls.H$2])^2/(0.6*[$Controls.H$4])))" office:value-type="float" office:value="0.00000753307335358322">
            <text:p>7.53307335358322E-006</text:p>
          </table:table-cell>
          <table:table-cell table:formula="of:=[$Controls.I$3]* EXP(-(([.$B343]-[$Controls.I$2])^2/(0.6*[$Controls.I$4])))" office:value-type="float" office:value="0.0000199987348925085">
            <text:p>1.99987348925085E-005</text:p>
          </table:table-cell>
          <table:table-cell table:formula="of:=[$Controls.J$3]* EXP(-(([.$B343]-[$Controls.J$2])^2/(0.6*[$Controls.J$4])))" office:value-type="float" office:value="0.00000767567936950988">
            <text:p>7.67567936950988E-006</text:p>
          </table:table-cell>
          <table:table-cell table:formula="of:=[$Controls.K$3]* EXP(-(([.$B343]-[$Controls.K$2])^2/(0.6*[$Controls.K$4])))" office:value-type="float" office:value="0.00000176407078532089">
            <text:p>1.76407078532089E-006</text:p>
          </table:table-cell>
          <table:table-cell table:formula="of:=Noise" office:value-type="float" office:value="0.00000374">
            <text:p>3.74E-006</text:p>
          </table:table-cell>
          <table:table-cell table:formula="of:=SUM([.C343:.G343])" office:value-type="float" office:value="0.0000407115584009224">
            <text:p>4.07115584009224E-005</text:p>
          </table:table-cell>
        </table:table-row>
        <table:table-row table:style-name="ro1">
          <table:table-cell table:formula="of:=[.A343]+7.5" office:value-type="float" office:value="9557.5">
            <text:p>9557.5</text:p>
          </table:table-cell>
          <table:table-cell table:formula="of:=[$Controls.$O$1]/[.A344]" office:value-type="float" office:value="1.29741041067225">
            <text:p>1.2974104107</text:p>
          </table:table-cell>
          <table:table-cell table:formula="of:=[$Controls.H$3]* EXP(-(([.$B344]-[$Controls.H$2])^2/(0.6*[$Controls.H$4])))" office:value-type="float" office:value="0.00000755195901802478">
            <text:p>0.000007552</text:p>
          </table:table-cell>
          <table:table-cell table:formula="of:=[$Controls.I$3]* EXP(-(([.$B344]-[$Controls.I$2])^2/(0.6*[$Controls.I$4])))" office:value-type="float" office:value="0.0000199965613351897">
            <text:p>1.99965613351897E-005</text:p>
          </table:table-cell>
          <table:table-cell table:formula="of:=[$Controls.J$3]* EXP(-(([.$B344]-[$Controls.J$2])^2/(0.6*[$Controls.J$4])))" office:value-type="float" office:value="0.0000076348473367995">
            <text:p>7.6348473367995E-006</text:p>
          </table:table-cell>
          <table:table-cell table:formula="of:=[$Controls.K$3]* EXP(-(([.$B344]-[$Controls.K$2])^2/(0.6*[$Controls.K$4])))" office:value-type="float" office:value="0.00000174554189366582">
            <text:p>1.74554189366582E-006</text:p>
          </table:table-cell>
          <table:table-cell table:formula="of:=Noise" office:value-type="float" office:value="0.00000468">
            <text:p>4.68E-006</text:p>
          </table:table-cell>
          <table:table-cell table:formula="of:=SUM([.C344:.G344])" office:value-type="float" office:value="0.0000416089095836798">
            <text:p>4.16089095836798E-005</text:p>
          </table:table-cell>
        </table:table-row>
        <table:table-row table:style-name="ro1">
          <table:table-cell table:formula="of:=[.A344]+7.5" office:value-type="float" office:value="9565">
            <text:p>9565</text:p>
          </table:table-cell>
          <table:table-cell table:formula="of:=[$Controls.$O$1]/[.A345]" office:value-type="float" office:value="1.29639309984318">
            <text:p>1.2963930998</text:p>
          </table:table-cell>
          <table:table-cell table:formula="of:=[$Controls.H$3]* EXP(-(([.$B345]-[$Controls.H$2])^2/(0.6*[$Controls.H$4])))" office:value-type="float" office:value="0.00000757046018883859">
            <text:p>7.57046018883859E-006</text:p>
          </table:table-cell>
          <table:table-cell table:formula="of:=[$Controls.I$3]* EXP(-(([.$B345]-[$Controls.I$2])^2/(0.6*[$Controls.I$4])))" office:value-type="float" office:value="0.0000199933294568863">
            <text:p>1.99933294568863E-005</text:p>
          </table:table-cell>
          <table:table-cell table:formula="of:=[$Controls.J$3]* EXP(-(([.$B345]-[$Controls.J$2])^2/(0.6*[$Controls.J$4])))" office:value-type="float" office:value="0.00000759389268314618">
            <text:p>7.59389268314618E-006</text:p>
          </table:table-cell>
          <table:table-cell table:formula="of:=[$Controls.K$3]* EXP(-(([.$B345]-[$Controls.K$2])^2/(0.6*[$Controls.K$4])))" office:value-type="float" office:value="0.00000172714448181712">
            <text:p>1.72714448181712E-006</text:p>
          </table:table-cell>
          <table:table-cell table:formula="of:=Noise" office:value-type="float" office:value="0.00000338">
            <text:p>3.38E-006</text:p>
          </table:table-cell>
          <table:table-cell table:formula="of:=SUM([.C345:.G345])" office:value-type="float" office:value="0.0000402648268106882">
            <text:p>4.02648268106882E-005</text:p>
          </table:table-cell>
        </table:table-row>
        <table:table-row table:style-name="ro1">
          <table:table-cell table:formula="of:=[.A345]+7.5" office:value-type="float" office:value="9572.5">
            <text:p>9572.5</text:p>
          </table:table-cell>
          <table:table-cell table:formula="of:=[$Controls.$O$1]/[.A346]" office:value-type="float" office:value="1.29537738312875">
            <text:p>1.2953773831</text:p>
          </table:table-cell>
          <table:table-cell table:formula="of:=[$Controls.H$3]* EXP(-(([.$B346]-[$Controls.H$2])^2/(0.6*[$Controls.H$4])))" office:value-type="float" office:value="0.00000758857577497524">
            <text:p>7.58857577497524E-006</text:p>
          </table:table-cell>
          <table:table-cell table:formula="of:=[$Controls.I$3]* EXP(-(([.$B346]-[$Controls.I$2])^2/(0.6*[$Controls.I$4])))" office:value-type="float" office:value="0.0000199890447519232">
            <text:p>0.000019989</text:p>
          </table:table-cell>
          <table:table-cell table:formula="of:=[$Controls.J$3]* EXP(-(([.$B346]-[$Controls.J$2])^2/(0.6*[$Controls.J$4])))" office:value-type="float" office:value="0.00000755282145845899">
            <text:p>7.55282145845899E-006</text:p>
          </table:table-cell>
          <table:table-cell table:formula="of:=[$Controls.K$3]* EXP(-(([.$B346]-[$Controls.K$2])^2/(0.6*[$Controls.K$4])))" office:value-type="float" office:value="0.00000170887886198135">
            <text:p>1.70887886198135E-006</text:p>
          </table:table-cell>
          <table:table-cell table:formula="of:=Noise" office:value-type="float" office:value="0.00000629">
            <text:p>6.29E-006</text:p>
          </table:table-cell>
          <table:table-cell table:formula="of:=SUM([.C346:.G346])" office:value-type="float" office:value="0.0000431293208473388">
            <text:p>4.31293208473388E-005</text:p>
          </table:table-cell>
        </table:table-row>
        <table:table-row table:style-name="ro1">
          <table:table-cell table:formula="of:=[.A346]+7.5" office:value-type="float" office:value="9580">
            <text:p>9580</text:p>
          </table:table-cell>
          <table:table-cell table:formula="of:=[$Controls.$O$1]/[.A347]" office:value-type="float" office:value="1.29436325678497">
            <text:p>1.2943632568</text:p>
          </table:table-cell>
          <table:table-cell table:formula="of:=[$Controls.H$3]* EXP(-(([.$B347]-[$Controls.H$2])^2/(0.6*[$Controls.H$4])))" office:value-type="float" office:value="0.00000760630475360246">
            <text:p>7.60630475360246E-006</text:p>
          </table:table-cell>
          <table:table-cell table:formula="of:=[$Controls.I$3]* EXP(-(([.$B347]-[$Controls.I$2])^2/(0.6*[$Controls.I$4])))" office:value-type="float" office:value="0.0000199837128538054">
            <text:p>1.99837128538054E-005</text:p>
          </table:table-cell>
          <table:table-cell table:formula="of:=[$Controls.J$3]* EXP(-(([.$B347]-[$Controls.J$2])^2/(0.6*[$Controls.J$4])))" office:value-type="float" office:value="0.00000751163965903463">
            <text:p>7.51163965903463E-006</text:p>
          </table:table-cell>
          <table:table-cell table:formula="of:=[$Controls.K$3]* EXP(-(([.$B347]-[$Controls.K$2])^2/(0.6*[$Controls.K$4])))" office:value-type="float" office:value="0.00000169074531547588">
            <text:p>1.69074531547588E-006</text:p>
          </table:table-cell>
          <table:table-cell table:formula="of:=Noise" office:value-type="float" office:value="0.00000556">
            <text:p>5.56E-006</text:p>
          </table:table-cell>
          <table:table-cell table:formula="of:=SUM([.C347:.G347])" office:value-type="float" office:value="0.0000423524025819184">
            <text:p>4.23524025819184E-005</text:p>
          </table:table-cell>
        </table:table-row>
        <table:table-row table:style-name="ro1">
          <table:table-cell table:formula="of:=[.A347]+7.5" office:value-type="float" office:value="9587.5">
            <text:p>9587.5</text:p>
          </table:table-cell>
          <table:table-cell table:formula="of:=[$Controls.$O$1]/[.A348]" office:value-type="float" office:value="1.29335071707953">
            <text:p>1.2933507171</text:p>
          </table:table-cell>
          <table:table-cell table:formula="of:=[$Controls.H$3]* EXP(-(([.$B348]-[$Controls.H$2])^2/(0.6*[$Controls.H$4])))" office:value-type="float" office:value="0.00000762364616986328">
            <text:p>7.62364616986328E-006</text:p>
          </table:table-cell>
          <table:table-cell table:formula="of:=[$Controls.I$3]* EXP(-(([.$B348]-[$Controls.I$2])^2/(0.6*[$Controls.I$4])))" office:value-type="float" office:value="0.0000199773395325828">
            <text:p>1.99773395325828E-005</text:p>
          </table:table-cell>
          <table:table-cell table:formula="of:=[$Controls.J$3]* EXP(-(([.$B348]-[$Controls.J$2])^2/(0.6*[$Controls.J$4])))" office:value-type="float" office:value="0.00000747035322685541">
            <text:p>7.47035322685541E-006</text:p>
          </table:table-cell>
          <table:table-cell table:formula="of:=[$Controls.K$3]* EXP(-(([.$B348]-[$Controls.K$2])^2/(0.6*[$Controls.K$4])))" office:value-type="float" office:value="0.00000167274409326575">
            <text:p>1.67274409326575E-006</text:p>
          </table:table-cell>
          <table:table-cell table:formula="of:=Noise" office:value-type="float" office:value="0.0000034">
            <text:p>3.40E-006</text:p>
          </table:table-cell>
          <table:table-cell table:formula="of:=SUM([.C348:.G348])" office:value-type="float" office:value="0.0000401440830225672">
            <text:p>4.01440830225672E-005</text:p>
          </table:table-cell>
        </table:table-row>
        <table:table-row table:style-name="ro1">
          <table:table-cell table:formula="of:=[.A348]+7.5" office:value-type="float" office:value="9595">
            <text:p>9595</text:p>
          </table:table-cell>
          <table:table-cell table:formula="of:=[$Controls.$O$1]/[.A349]" office:value-type="float" office:value="1.29233976029182">
            <text:p>1.2923397603</text:p>
          </table:table-cell>
          <table:table-cell table:formula="of:=[$Controls.H$3]* EXP(-(([.$B349]-[$Controls.H$2])^2/(0.6*[$Controls.H$4])))" office:value-type="float" office:value="0.00000764059913661673">
            <text:p>7.64059913661673E-006</text:p>
          </table:table-cell>
          <table:table-cell table:formula="of:=[$Controls.I$3]* EXP(-(([.$B349]-[$Controls.I$2])^2/(0.6*[$Controls.I$4])))" office:value-type="float" office:value="0.0000199699306922063">
            <text:p>1.99699306922063E-005</text:p>
          </table:table-cell>
          <table:table-cell table:formula="of:=[$Controls.J$3]* EXP(-(([.$B349]-[$Controls.J$2])^2/(0.6*[$Controls.J$4])))" office:value-type="float" office:value="0.00000742896804891646">
            <text:p>0.000007429</text:p>
          </table:table-cell>
          <table:table-cell table:formula="of:=[$Controls.K$3]* EXP(-(([.$B349]-[$Controls.K$2])^2/(0.6*[$Controls.K$4])))" office:value-type="float" office:value="0.00000165487541649895">
            <text:p>1.65487541649895E-006</text:p>
          </table:table-cell>
          <table:table-cell table:formula="of:=Noise" office:value-type="float" office:value="0.000005">
            <text:p>5.00E-006</text:p>
          </table:table-cell>
          <table:table-cell table:formula="of:=SUM([.C349:.G349])" office:value-type="float" office:value="0.0000416943732942385">
            <text:p>4.16943732942385E-005</text:p>
          </table:table-cell>
        </table:table-row>
        <table:table-row table:style-name="ro1">
          <table:table-cell table:formula="of:=[.A349]+7.5" office:value-type="float" office:value="9602.5">
            <text:p>9602.5</text:p>
          </table:table-cell>
          <table:table-cell table:formula="of:=[$Controls.$O$1]/[.A350]" office:value-type="float" office:value="1.29133038271284">
            <text:p>1.2913303827</text:p>
          </table:table-cell>
          <table:table-cell table:formula="of:=[$Controls.H$3]* EXP(-(([.$B350]-[$Controls.H$2])^2/(0.6*[$Controls.H$4])))" office:value-type="float" office:value="0.00000765716283416141">
            <text:p>7.65716283416141E-006</text:p>
          </table:table-cell>
          <table:table-cell table:formula="of:=[$Controls.I$3]* EXP(-(([.$B350]-[$Controls.I$2])^2/(0.6*[$Controls.I$4])))" office:value-type="float" office:value="0.0000199614923678749">
            <text:p>1.99614923678749E-005</text:p>
          </table:table-cell>
          <table:table-cell table:formula="of:=[$Controls.J$3]* EXP(-(([.$B350]-[$Controls.J$2])^2/(0.6*[$Controls.J$4])))" office:value-type="float" office:value="0.00000738748995658172">
            <text:p>7.38748995658172E-006</text:p>
          </table:table-cell>
          <table:table-cell table:formula="of:=[$Controls.K$3]* EXP(-(([.$B350]-[$Controls.K$2])^2/(0.6*[$Controls.K$4])))" office:value-type="float" office:value="0.00000163713947703984">
            <text:p>1.63713947703984E-006</text:p>
          </table:table-cell>
          <table:table-cell table:formula="of:=Noise" office:value-type="float" office:value="0.000005">
            <text:p>5.00E-006</text:p>
          </table:table-cell>
          <table:table-cell table:formula="of:=SUM([.C350:.G350])" office:value-type="float" office:value="0.0000416432846356579">
            <text:p>4.16432846356579E-005</text:p>
          </table:table-cell>
        </table:table-row>
        <table:table-row table:style-name="ro1">
          <table:table-cell table:formula="of:=[.A350]+7.5" office:value-type="float" office:value="9610">
            <text:p>9610</text:p>
          </table:table-cell>
          <table:table-cell table:formula="of:=[$Controls.$O$1]/[.A351]" office:value-type="float" office:value="1.29032258064516">
            <text:p>1.2903225806</text:p>
          </table:table-cell>
          <table:table-cell table:formula="of:=[$Controls.H$3]* EXP(-(([.$B351]-[$Controls.H$2])^2/(0.6*[$Controls.H$4])))" office:value-type="float" office:value="0.00000767333650994222">
            <text:p>7.67333650994222E-006</text:p>
          </table:table-cell>
          <table:table-cell table:formula="of:=[$Controls.I$3]* EXP(-(([.$B351]-[$Controls.I$2])^2/(0.6*[$Controls.I$4])))" office:value-type="float" office:value="0.0000199520307233752">
            <text:p>0.000019952</text:p>
          </table:table-cell>
          <table:table-cell table:formula="of:=[$Controls.J$3]* EXP(-(([.$B351]-[$Controls.J$2])^2/(0.6*[$Controls.J$4])))" office:value-type="float" office:value="0.00000734592472496853">
            <text:p>7.34592472496853E-006</text:p>
          </table:table-cell>
          <table:table-cell table:formula="of:=[$Controls.K$3]* EXP(-(([.$B351]-[$Controls.K$2])^2/(0.6*[$Controls.K$4])))" office:value-type="float" office:value="0.0000016195364380007">
            <text:p>1.6195364380007E-006</text:p>
          </table:table-cell>
          <table:table-cell table:formula="of:=Noise" office:value-type="float" office:value="0.00000497">
            <text:p>4.97E-006</text:p>
          </table:table-cell>
          <table:table-cell table:formula="of:=SUM([.C351:.G351])" office:value-type="float" office:value="0.0000415608283962866">
            <text:p>4.15608283962866E-005</text:p>
          </table:table-cell>
        </table:table-row>
        <table:table-row table:style-name="ro1">
          <table:table-cell table:formula="of:=[.A351]+7.5" office:value-type="float" office:value="9617.5">
            <text:p>9617.5</text:p>
          </table:table-cell>
          <table:table-cell table:formula="of:=[$Controls.$O$1]/[.A352]" office:value-type="float" office:value="1.28931635040291">
            <text:p>1.2893163504</text:p>
          </table:table-cell>
          <table:table-cell table:formula="of:=[$Controls.H$3]* EXP(-(([.$B352]-[$Controls.H$2])^2/(0.6*[$Controls.H$4])))" office:value-type="float" office:value="0.00000768911947824047">
            <text:p>7.68911947824047E-006</text:p>
          </table:table-cell>
          <table:table-cell table:formula="of:=[$Controls.I$3]* EXP(-(([.$B352]-[$Controls.I$2])^2/(0.6*[$Controls.I$4])))" office:value-type="float" office:value="0.0000199415520484143">
            <text:p>1.99415520484143E-005</text:p>
          </table:table-cell>
          <table:table-cell table:formula="of:=[$Controls.J$3]* EXP(-(([.$B352]-[$Controls.J$2])^2/(0.6*[$Controls.J$4])))" office:value-type="float" office:value="0.00000730427807236049">
            <text:p>7.30427807236049E-006</text:p>
          </table:table-cell>
          <table:table-cell table:formula="of:=[$Controls.K$3]* EXP(-(([.$B352]-[$Controls.K$2])^2/(0.6*[$Controls.K$4])))" office:value-type="float" office:value="0.00000160206643427103">
            <text:p>1.60206643427103E-006</text:p>
          </table:table-cell>
          <table:table-cell table:formula="of:=Noise" office:value-type="float" office:value="0.00000426">
            <text:p>4.26E-006</text:p>
          </table:table-cell>
          <table:table-cell table:formula="of:=SUM([.C352:.G352])" office:value-type="float" office:value="0.0000407970160332863">
            <text:p>0.000040797</text:p>
          </table:table-cell>
        </table:table-row>
        <table:table-row table:style-name="ro1">
          <table:table-cell table:formula="of:=[.A352]+7.5" office:value-type="float" office:value="9625">
            <text:p>9625</text:p>
          </table:table-cell>
          <table:table-cell table:formula="of:=[$Controls.$O$1]/[.A353]" office:value-type="float" office:value="1.28831168831169">
            <text:p>1.2883116883</text:p>
          </table:table-cell>
          <table:table-cell table:formula="of:=[$Controls.H$3]* EXP(-(([.$B353]-[$Controls.H$2])^2/(0.6*[$Controls.H$4])))" office:value-type="float" office:value="0.0000077045111198478">
            <text:p>7.7045111198478E-006</text:p>
          </table:table-cell>
          <table:table-cell table:formula="of:=[$Controls.I$3]* EXP(-(([.$B353]-[$Controls.I$2])^2/(0.6*[$Controls.I$4])))" office:value-type="float" office:value="0.0000199300627559481">
            <text:p>1.99300627559481E-005</text:p>
          </table:table-cell>
          <table:table-cell table:formula="of:=[$Controls.J$3]* EXP(-(([.$B353]-[$Controls.J$2])^2/(0.6*[$Controls.J$4])))" office:value-type="float" office:value="0.00000726255565964815">
            <text:p>7.26255565964815E-006</text:p>
          </table:table-cell>
          <table:table-cell table:formula="of:=[$Controls.K$3]* EXP(-(([.$B353]-[$Controls.K$2])^2/(0.6*[$Controls.K$4])))" office:value-type="float" office:value="0.00000158472957304462">
            <text:p>1.58472957304462E-006</text:p>
          </table:table-cell>
          <table:table-cell table:formula="of:=Noise" office:value-type="float" office:value="0.00000593">
            <text:p>5.93E-006</text:p>
          </table:table-cell>
          <table:table-cell table:formula="of:=SUM([.C353:.G353])" office:value-type="float" office:value="0.0000424118591084886">
            <text:p>4.24118591084886E-005</text:p>
          </table:table-cell>
        </table:table-row>
        <table:table-row table:style-name="ro1">
          <table:table-cell table:formula="of:=[.A353]+7.5" office:value-type="float" office:value="9632.5">
            <text:p>9632.5</text:p>
          </table:table-cell>
          <table:table-cell table:formula="of:=[$Controls.$O$1]/[.A354]" office:value-type="float" office:value="1.28730859070854">
            <text:p>1.2873085907</text:p>
          </table:table-cell>
          <table:table-cell table:formula="of:=[$Controls.H$3]* EXP(-(([.$B354]-[$Controls.H$2])^2/(0.6*[$Controls.H$4])))" office:value-type="float" office:value="0.00000771951088172413">
            <text:p>7.71951088172413E-006</text:p>
          </table:table-cell>
          <table:table-cell table:formula="of:=[$Controls.I$3]* EXP(-(([.$B354]-[$Controls.I$2])^2/(0.6*[$Controls.I$4])))" office:value-type="float" office:value="0.0000199175693795041">
            <text:p>1.99175693795041E-005</text:p>
          </table:table-cell>
          <table:table-cell table:formula="of:=[$Controls.J$3]* EXP(-(([.$B354]-[$Controls.J$2])^2/(0.6*[$Controls.J$4])))" office:value-type="float" office:value="0.00000722076308979737">
            <text:p>7.22076308979737E-006</text:p>
          </table:table-cell>
          <table:table-cell table:formula="of:=[$Controls.K$3]* EXP(-(([.$B354]-[$Controls.K$2])^2/(0.6*[$Controls.K$4])))" office:value-type="float" office:value="0.00000156752593434406">
            <text:p>1.56752593434406E-006</text:p>
          </table:table-cell>
          <table:table-cell table:formula="of:=Noise" office:value-type="float" office:value="0.00000311">
            <text:p>3.11E-006</text:p>
          </table:table-cell>
          <table:table-cell table:formula="of:=SUM([.C354:.G354])" office:value-type="float" office:value="0.0000395353692853696">
            <text:p>3.95353692853696E-005</text:p>
          </table:table-cell>
        </table:table-row>
        <table:table-row table:style-name="ro1">
          <table:table-cell table:formula="of:=[.A354]+7.5" office:value-type="float" office:value="9640">
            <text:p>9640</text:p>
          </table:table-cell>
          <table:table-cell table:formula="of:=[$Controls.$O$1]/[.A355]" office:value-type="float" office:value="1.28630705394191">
            <text:p>1.2863070539</text:p>
          </table:table-cell>
          <table:table-cell table:formula="of:=[$Controls.H$3]* EXP(-(([.$B355]-[$Controls.H$2])^2/(0.6*[$Controls.H$4])))" office:value-type="float" office:value="0.00000773411827663995">
            <text:p>7.73411827663995E-006</text:p>
          </table:table-cell>
          <table:table-cell table:formula="of:=[$Controls.I$3]* EXP(-(([.$B355]-[$Controls.I$2])^2/(0.6*[$Controls.I$4])))" office:value-type="float" office:value="0.0000199040785705019">
            <text:p>1.99040785705019E-005</text:p>
          </table:table-cell>
          <table:table-cell table:formula="of:=[$Controls.J$3]* EXP(-(([.$B355]-[$Controls.J$2])^2/(0.6*[$Controls.J$4])))" office:value-type="float" office:value="0.00000717890590734494">
            <text:p>7.17890590734494E-006</text:p>
          </table:table-cell>
          <table:table-cell table:formula="of:=[$Controls.K$3]* EXP(-(([.$B355]-[$Controls.K$2])^2/(0.6*[$Controls.K$4])))" office:value-type="float" office:value="0.00000155045557154278">
            <text:p>1.55045557154278E-006</text:p>
          </table:table-cell>
          <table:table-cell table:formula="of:=Noise" office:value-type="float" office:value="0.000005">
            <text:p>5.00E-006</text:p>
          </table:table-cell>
          <table:table-cell table:formula="of:=SUM([.C355:.G355])" office:value-type="float" office:value="0.0000413675583260296">
            <text:p>4.13675583260296E-005</text:p>
          </table:table-cell>
        </table:table-row>
        <table:table-row table:style-name="ro1">
          <table:table-cell table:formula="of:=[.A355]+7.5" office:value-type="float" office:value="9647.5">
            <text:p>9647.5</text:p>
          </table:table-cell>
          <table:table-cell table:formula="of:=[$Controls.$O$1]/[.A356]" office:value-type="float" office:value="1.2853070743716">
            <text:p>1.2853070744</text:p>
          </table:table-cell>
          <table:table-cell table:formula="of:=[$Controls.H$3]* EXP(-(([.$B356]-[$Controls.H$2])^2/(0.6*[$Controls.H$4])))" office:value-type="float" office:value="0.0000077483328828033">
            <text:p>7.7483328828033E-006</text:p>
          </table:table-cell>
          <table:table-cell table:formula="of:=[$Controls.I$3]* EXP(-(([.$B356]-[$Controls.I$2])^2/(0.6*[$Controls.I$4])))" office:value-type="float" office:value="0.0000198895970955712">
            <text:p>1.98895970955712E-005</text:p>
          </table:table-cell>
          <table:table-cell table:formula="of:=[$Controls.J$3]* EXP(-(([.$B356]-[$Controls.J$2])^2/(0.6*[$Controls.J$4])))" office:value-type="float" office:value="0.00000713698959792114">
            <text:p>0.000007137</text:p>
          </table:table-cell>
          <table:table-cell table:formula="of:=[$Controls.K$3]* EXP(-(([.$B356]-[$Controls.K$2])^2/(0.6*[$Controls.K$4])))" office:value-type="float" office:value="0.00000153351851188411">
            <text:p>1.53351851188411E-006</text:p>
          </table:table-cell>
          <table:table-cell table:formula="of:=Noise" office:value-type="float" office:value="0.000005">
            <text:p>5.00E-006</text:p>
          </table:table-cell>
          <table:table-cell table:formula="of:=SUM([.C356:.G356])" office:value-type="float" office:value="0.0000413084380881798">
            <text:p>4.13084380881798E-005</text:p>
          </table:table-cell>
        </table:table-row>
        <table:table-row table:style-name="ro1">
          <table:table-cell table:formula="of:=[.A356]+7.5" office:value-type="float" office:value="9655">
            <text:p>9655</text:p>
          </table:table-cell>
          <table:table-cell table:formula="of:=[$Controls.$O$1]/[.A357]" office:value-type="float" office:value="1.28430864836872">
            <text:p>1.2843086484</text:p>
          </table:table-cell>
          <table:table-cell table:formula="of:=[$Controls.H$3]* EXP(-(([.$B357]-[$Controls.H$2])^2/(0.6*[$Controls.H$4])))" office:value-type="float" office:value="0.00000776215434347174">
            <text:p>7.76215434347174E-006</text:p>
          </table:table-cell>
          <table:table-cell table:formula="of:=[$Controls.I$3]* EXP(-(([.$B357]-[$Controls.I$2])^2/(0.6*[$Controls.I$4])))" office:value-type="float" office:value="0.0000198741318338679">
            <text:p>1.98741318338679E-005</text:p>
          </table:table-cell>
          <table:table-cell table:formula="of:=[$Controls.J$3]* EXP(-(([.$B357]-[$Controls.J$2])^2/(0.6*[$Controls.J$4])))" office:value-type="float" office:value="0.00000709501958779885">
            <text:p>0.000007095</text:p>
          </table:table-cell>
          <table:table-cell table:formula="of:=[$Controls.K$3]* EXP(-(([.$B357]-[$Controls.K$2])^2/(0.6*[$Controls.K$4])))" office:value-type="float" office:value="0.00000151671475699766">
            <text:p>1.51671475699766E-006</text:p>
          </table:table-cell>
          <table:table-cell table:formula="of:=Noise" office:value-type="float" office:value="0.00000372">
            <text:p>3.72E-006</text:p>
          </table:table-cell>
          <table:table-cell table:formula="of:=SUM([.C357:.G357])" office:value-type="float" office:value="0.0000399680205221362">
            <text:p>0.000039968</text:p>
          </table:table-cell>
        </table:table-row>
        <table:table-row table:style-name="ro1">
          <table:table-cell table:formula="of:=[.A357]+7.5" office:value-type="float" office:value="9662.5">
            <text:p>9662.5</text:p>
          </table:table-cell>
          <table:table-cell table:formula="of:=[$Controls.$O$1]/[.A358]" office:value-type="float" office:value="1.28331177231565">
            <text:p>1.2833117723</text:p>
          </table:table-cell>
          <table:table-cell table:formula="of:=[$Controls.H$3]* EXP(-(([.$B358]-[$Controls.H$2])^2/(0.6*[$Controls.H$4])))" office:value-type="float" office:value="0.00000777558236654954">
            <text:p>7.77558236654954E-006</text:p>
          </table:table-cell>
          <table:table-cell table:formula="of:=[$Controls.I$3]* EXP(-(([.$B358]-[$Controls.I$2])^2/(0.6*[$Controls.I$4])))" office:value-type="float" office:value="0.0000198576897743908">
            <text:p>1.98576897743908E-005</text:p>
          </table:table-cell>
          <table:table-cell table:formula="of:=[$Controls.J$3]* EXP(-(([.$B358]-[$Controls.J$2])^2/(0.6*[$Controls.J$4])))" office:value-type="float" office:value="0.00000705300124346901">
            <text:p>0.000007053</text:p>
          </table:table-cell>
          <table:table-cell table:formula="of:=[$Controls.K$3]* EXP(-(([.$B358]-[$Controls.K$2])^2/(0.6*[$Controls.K$4])))" office:value-type="float" office:value="0.00000150004428341244">
            <text:p>0.0000015</text:p>
          </table:table-cell>
          <table:table-cell table:formula="of:=Noise" office:value-type="float" office:value="0.00000326">
            <text:p>3.26E-006</text:p>
          </table:table-cell>
          <table:table-cell table:formula="of:=SUM([.C358:.G358])" office:value-type="float" office:value="0.0000394463176678218">
            <text:p>3.94463176678218E-005</text:p>
          </table:table-cell>
        </table:table-row>
        <table:table-row table:style-name="ro1">
          <table:table-cell table:formula="of:=[.A358]+7.5" office:value-type="float" office:value="9670">
            <text:p>9670</text:p>
          </table:table-cell>
          <table:table-cell table:formula="of:=[$Controls.$O$1]/[.A359]" office:value-type="float" office:value="1.282316442606">
            <text:p>1.2823164426</text:p>
          </table:table-cell>
          <table:table-cell table:formula="of:=[$Controls.H$3]* EXP(-(([.$B359]-[$Controls.H$2])^2/(0.6*[$Controls.H$4])))" office:value-type="float" office:value="0.0000077886167241706">
            <text:p>7.7886167241706E-006</text:p>
          </table:table-cell>
          <table:table-cell table:formula="of:=[$Controls.I$3]* EXP(-(([.$B359]-[$Controls.I$2])^2/(0.6*[$Controls.I$4])))" office:value-type="float" office:value="0.0000198402780132984">
            <text:p>1.98402780132984E-005</text:p>
          </table:table-cell>
          <table:table-cell table:formula="of:=[$Controls.J$3]* EXP(-(([.$B359]-[$Controls.J$2])^2/(0.6*[$Controls.J$4])))" office:value-type="float" office:value="0.00000701093987124185">
            <text:p>7.01093987124185E-006</text:p>
          </table:table-cell>
          <table:table-cell table:formula="of:=[$Controls.K$3]* EXP(-(([.$B359]-[$Controls.K$2])^2/(0.6*[$Controls.K$4])))" office:value-type="float" office:value="0.00000148350704306691">
            <text:p>1.48350704306691E-006</text:p>
          </table:table-cell>
          <table:table-cell table:formula="of:=Noise" office:value-type="float" office:value="0.00000412">
            <text:p>4.12E-006</text:p>
          </table:table-cell>
          <table:table-cell table:formula="of:=SUM([.C359:.G359])" office:value-type="float" office:value="0.0000402433416517778">
            <text:p>4.02433416517778E-005</text:p>
          </table:table-cell>
        </table:table-row>
        <table:table-row table:style-name="ro1">
          <table:table-cell table:formula="of:=[.A359]+7.5" office:value-type="float" office:value="9677.5">
            <text:p>9677.5</text:p>
          </table:table-cell>
          <table:table-cell table:formula="of:=[$Controls.$O$1]/[.A360]" office:value-type="float" office:value="1.28132265564454">
            <text:p>1.2813226556</text:p>
          </table:table-cell>
          <table:table-cell table:formula="of:=[$Controls.H$3]* EXP(-(([.$B360]-[$Controls.H$2])^2/(0.6*[$Controls.H$4])))" office:value-type="float" office:value="0.00000780125725226718">
            <text:p>7.80125725226718E-006</text:p>
          </table:table-cell>
          <table:table-cell table:formula="of:=[$Controls.I$3]* EXP(-(([.$B360]-[$Controls.I$2])^2/(0.6*[$Controls.I$4])))" office:value-type="float" office:value="0.0000198219037512278">
            <text:p>1.98219037512278E-005</text:p>
          </table:table-cell>
          <table:table-cell table:formula="of:=[$Controls.J$3]* EXP(-(([.$B360]-[$Controls.J$2])^2/(0.6*[$Controls.J$4])))" office:value-type="float" office:value="0.00000696884071687381">
            <text:p>6.96884071687381E-006</text:p>
          </table:table-cell>
          <table:table-cell table:formula="of:=[$Controls.K$3]* EXP(-(([.$B360]-[$Controls.K$2])^2/(0.6*[$Controls.K$4])))" office:value-type="float" office:value="0.00000146710296381573">
            <text:p>1.46710296381573E-006</text:p>
          </table:table-cell>
          <table:table-cell table:formula="of:=Noise" office:value-type="float" office:value="0.00000674">
            <text:p>6.74E-006</text:p>
          </table:table-cell>
          <table:table-cell table:formula="of:=SUM([.C360:.G360])" office:value-type="float" office:value="0.0000427991046841845">
            <text:p>4.27991046841845E-005</text:p>
          </table:table-cell>
        </table:table-row>
        <table:table-row table:style-name="ro1">
          <table:table-cell table:formula="of:=[.A360]+7.5" office:value-type="float" office:value="9685">
            <text:p>9685</text:p>
          </table:table-cell>
          <table:table-cell table:formula="of:=[$Controls.$O$1]/[.A361]" office:value-type="float" office:value="1.28033040784719">
            <text:p>1.2803304078</text:p>
          </table:table-cell>
          <table:table-cell table:formula="of:=[$Controls.H$3]* EXP(-(([.$B361]-[$Controls.H$2])^2/(0.6*[$Controls.H$4])))" office:value-type="float" office:value="0.00000781350385012499">
            <text:p>7.81350385012499E-006</text:p>
          </table:table-cell>
          <table:table-cell table:formula="of:=[$Controls.I$3]* EXP(-(([.$B361]-[$Controls.I$2])^2/(0.6*[$Controls.I$4])))" office:value-type="float" office:value="0.0000198025742906155">
            <text:p>1.98025742906155E-005</text:p>
          </table:table-cell>
          <table:table-cell table:formula="of:=[$Controls.J$3]* EXP(-(([.$B361]-[$Controls.J$2])^2/(0.6*[$Controls.J$4])))" office:value-type="float" office:value="0.00000692670896521954">
            <text:p>6.92670896521954E-006</text:p>
          </table:table-cell>
          <table:table-cell table:formula="of:=[$Controls.K$3]* EXP(-(([.$B361]-[$Controls.K$2])^2/(0.6*[$Controls.K$4])))" office:value-type="float" office:value="0.00000145083194993296">
            <text:p>1.45083194993296E-006</text:p>
          </table:table-cell>
          <table:table-cell table:formula="of:=Noise" office:value-type="float" office:value="0.00000443">
            <text:p>4.43E-006</text:p>
          </table:table-cell>
          <table:table-cell table:formula="of:=SUM([.C361:.G361])" office:value-type="float" office:value="0.000040423619055893">
            <text:p>4.0423619055893E-005</text:p>
          </table:table-cell>
        </table:table-row>
        <table:table-row table:style-name="ro1">
          <table:table-cell table:formula="of:=[.A361]+7.5" office:value-type="float" office:value="9692.5">
            <text:p>9692.5</text:p>
          </table:table-cell>
          <table:table-cell table:formula="of:=[$Controls.$O$1]/[.A362]" office:value-type="float" office:value="1.27933969564096">
            <text:p>1.2793396956</text:p>
          </table:table-cell>
          <table:table-cell table:formula="of:=[$Controls.H$3]* EXP(-(([.$B362]-[$Controls.H$2])^2/(0.6*[$Controls.H$4])))" office:value-type="float" office:value="0.00000782535647992471">
            <text:p>7.82535647992471E-006</text:p>
          </table:table-cell>
          <table:table-cell table:formula="of:=[$Controls.I$3]* EXP(-(([.$B362]-[$Controls.I$2])^2/(0.6*[$Controls.I$4])))" office:value-type="float" office:value="0.0000197822970330225">
            <text:p>1.97822970330225E-005</text:p>
          </table:table-cell>
          <table:table-cell table:formula="of:=[$Controls.J$3]* EXP(-(([.$B362]-[$Controls.J$2])^2/(0.6*[$Controls.J$4])))" office:value-type="float" office:value="0.0000068845497399088">
            <text:p>6.8845497399088E-006</text:p>
          </table:table-cell>
          <table:table-cell table:formula="of:=[$Controls.K$3]* EXP(-(([.$B362]-[$Controls.K$2])^2/(0.6*[$Controls.K$4])))" office:value-type="float" office:value="0.00000143469388261188">
            <text:p>1.43469388261188E-006</text:p>
          </table:table-cell>
          <table:table-cell table:formula="of:=Noise" office:value-type="float" office:value="0.000005">
            <text:p>5.00E-006</text:p>
          </table:table-cell>
          <table:table-cell table:formula="of:=SUM([.C362:.G362])" office:value-type="float" office:value="0.0000409268971354679">
            <text:p>4.09268971354679E-005</text:p>
          </table:table-cell>
        </table:table-row>
        <table:table-row table:style-name="ro1">
          <table:table-cell table:formula="of:=[.A362]+7.5" office:value-type="float" office:value="9700">
            <text:p>9700</text:p>
          </table:table-cell>
          <table:table-cell table:formula="of:=[$Controls.$O$1]/[.A363]" office:value-type="float" office:value="1.27835051546392">
            <text:p>1.2783505155</text:p>
          </table:table-cell>
          <table:table-cell table:formula="of:=[$Controls.H$3]* EXP(-(([.$B363]-[$Controls.H$2])^2/(0.6*[$Controls.H$4])))" office:value-type="float" office:value="0.0000078368151662705">
            <text:p>7.8368151662705E-006</text:p>
          </table:table-cell>
          <table:table-cell table:formula="of:=[$Controls.I$3]* EXP(-(([.$B363]-[$Controls.I$2])^2/(0.6*[$Controls.I$4])))" office:value-type="float" office:value="0.0000197610794764634">
            <text:p>1.97610794764634E-005</text:p>
          </table:table-cell>
          <table:table-cell table:formula="of:=[$Controls.J$3]* EXP(-(([.$B363]-[$Controls.J$2])^2/(0.6*[$Controls.J$4])))" office:value-type="float" office:value="0.00000684236810304779">
            <text:p>6.84236810304779E-006</text:p>
          </table:table-cell>
          <table:table-cell table:formula="of:=[$Controls.K$3]* EXP(-(([.$B363]-[$Controls.K$2])^2/(0.6*[$Controls.K$4])))" office:value-type="float" office:value="0.00000141868862046096">
            <text:p>1.41868862046096E-006</text:p>
          </table:table-cell>
          <table:table-cell table:formula="of:=Noise" office:value-type="float" office:value="0.00001583">
            <text:p>1.58E-005</text:p>
          </table:table-cell>
          <table:table-cell table:formula="of:=SUM([.C363:.G363])" office:value-type="float" office:value="0.0000516889513662427">
            <text:p>0.000051689</text:p>
          </table:table-cell>
        </table:table-row>
        <table:table-row table:style-name="ro1">
          <table:table-cell table:formula="of:=[.A363]+7.5" office:value-type="float" office:value="9707.5">
            <text:p>9707.5</text:p>
          </table:table-cell>
          <table:table-cell table:formula="of:=[$Controls.$O$1]/[.A364]" office:value-type="float" office:value="1.27736286376513">
            <text:p>1.2773628638</text:p>
          </table:table-cell>
          <table:table-cell table:formula="of:=[$Controls.H$3]* EXP(-(([.$B364]-[$Controls.H$2])^2/(0.6*[$Controls.H$4])))" office:value-type="float" office:value="0.0000078478799957057">
            <text:p>7.8478799957057E-006</text:p>
          </table:table-cell>
          <table:table-cell table:formula="of:=[$Controls.I$3]* EXP(-(([.$B364]-[$Controls.I$2])^2/(0.6*[$Controls.I$4])))" office:value-type="float" office:value="0.0000197389292127408">
            <text:p>1.97389292127408E-005</text:p>
          </table:table-cell>
          <table:table-cell table:formula="of:=[$Controls.J$3]* EXP(-(([.$B364]-[$Controls.J$2])^2/(0.6*[$Controls.J$4])))" office:value-type="float" office:value="0.00000680016905494464">
            <text:p>6.80016905494464E-006</text:p>
          </table:table-cell>
          <table:table-cell table:formula="of:=[$Controls.K$3]* EXP(-(([.$B364]-[$Controls.K$2])^2/(0.6*[$Controls.K$4])))" office:value-type="float" office:value="0.00000140281599999621">
            <text:p>1.40281599999621E-006</text:p>
          </table:table-cell>
          <table:table-cell table:formula="of:=Noise" office:value-type="float" office:value="0.00000435">
            <text:p>4.35E-006</text:p>
          </table:table-cell>
          <table:table-cell table:formula="of:=SUM([.C364:.G364])" office:value-type="float" office:value="0.0000401397942633873">
            <text:p>4.01397942633873E-005</text:p>
          </table:table-cell>
        </table:table-row>
        <table:table-row table:style-name="ro1">
          <table:table-cell table:formula="of:=[.A364]+7.5" office:value-type="float" office:value="9715">
            <text:p>9715</text:p>
          </table:table-cell>
          <table:table-cell table:formula="of:=[$Controls.$O$1]/[.A365]" office:value-type="float" office:value="1.27637673700463">
            <text:p>1.276376737</text:p>
          </table:table-cell>
          <table:table-cell table:formula="of:=[$Controls.H$3]* EXP(-(([.$B365]-[$Controls.H$2])^2/(0.6*[$Controls.H$4])))" office:value-type="float" office:value="0.00000785855111621603">
            <text:p>7.85855111621603E-006</text:p>
          </table:table-cell>
          <table:table-cell table:formula="of:=[$Controls.I$3]* EXP(-(([.$B365]-[$Controls.I$2])^2/(0.6*[$Controls.I$4])))" office:value-type="float" office:value="0.0000197158539247857">
            <text:p>1.97158539247857E-005</text:p>
          </table:table-cell>
          <table:table-cell table:formula="of:=[$Controls.J$3]* EXP(-(([.$B365]-[$Controls.J$2])^2/(0.6*[$Controls.J$4])))" office:value-type="float" office:value="0.0000067579575338585">
            <text:p>0.000006758</text:p>
          </table:table-cell>
          <table:table-cell table:formula="of:=[$Controls.K$3]* EXP(-(([.$B365]-[$Controls.K$2])^2/(0.6*[$Controls.K$4])))" office:value-type="float" office:value="0.00000138707583612955">
            <text:p>1.38707583612955E-006</text:p>
          </table:table-cell>
          <table:table-cell table:formula="of:=Noise" office:value-type="float" office:value="0.000005">
            <text:p>5.00E-006</text:p>
          </table:table-cell>
          <table:table-cell table:formula="of:=SUM([.C365:.G365])" office:value-type="float" office:value="0.0000407194384109898">
            <text:p>4.07194384109898E-005</text:p>
          </table:table-cell>
        </table:table-row>
        <table:table-row table:style-name="ro1">
          <table:table-cell table:formula="of:=[.A365]+7.5" office:value-type="float" office:value="9722.5">
            <text:p>9722.5</text:p>
          </table:table-cell>
          <table:table-cell table:formula="of:=[$Controls.$O$1]/[.A366]" office:value-type="float" office:value="1.27539213165338">
            <text:p>1.2753921317</text:p>
          </table:table-cell>
          <table:table-cell table:formula="of:=[$Controls.H$3]* EXP(-(([.$B366]-[$Controls.H$2])^2/(0.6*[$Controls.H$4])))" office:value-type="float" office:value="0.00000786882873672066">
            <text:p>7.86882873672066E-006</text:p>
          </table:table-cell>
          <table:table-cell table:formula="of:=[$Controls.I$3]* EXP(-(([.$B366]-[$Controls.I$2])^2/(0.6*[$Controls.I$4])))" office:value-type="float" office:value="0.0000196918613840055">
            <text:p>1.96918613840055E-005</text:p>
          </table:table-cell>
          <table:table-cell table:formula="of:=[$Controls.J$3]* EXP(-(([.$B366]-[$Controls.J$2])^2/(0.6*[$Controls.J$4])))" office:value-type="float" office:value="0.00000671573841577216">
            <text:p>6.71573841577216E-006</text:p>
          </table:table-cell>
          <table:table-cell table:formula="of:=[$Controls.K$3]* EXP(-(([.$B366]-[$Controls.K$2])^2/(0.6*[$Controls.K$4])))" office:value-type="float" office:value="0.00000137146792265325">
            <text:p>1.37146792265325E-006</text:p>
          </table:table-cell>
          <table:table-cell table:formula="of:=Noise" office:value-type="float" office:value="0.00000338">
            <text:p>3.38E-006</text:p>
          </table:table-cell>
          <table:table-cell table:formula="of:=SUM([.C366:.G366])" office:value-type="float" office:value="0.0000390278964591516">
            <text:p>3.90278964591516E-005</text:p>
          </table:table-cell>
        </table:table-row>
        <table:table-row table:style-name="ro1">
          <table:table-cell table:formula="of:=[.A366]+7.5" office:value-type="float" office:value="9730">
            <text:p>9730</text:p>
          </table:table-cell>
          <table:table-cell table:formula="of:=[$Controls.$O$1]/[.A367]" office:value-type="float" office:value="1.27440904419322">
            <text:p>1.2744090442</text:p>
          </table:table-cell>
          <table:table-cell table:formula="of:=[$Controls.H$3]* EXP(-(([.$B367]-[$Controls.H$2])^2/(0.6*[$Controls.H$4])))" office:value-type="float" office:value="0.00000787871312655145">
            <text:p>7.87871312655145E-006</text:p>
          </table:table-cell>
          <table:table-cell table:formula="of:=[$Controls.I$3]* EXP(-(([.$B367]-[$Controls.I$2])^2/(0.6*[$Controls.I$4])))" office:value-type="float" office:value="0.0000196669594476393">
            <text:p>0.000019667</text:p>
          </table:table-cell>
          <table:table-cell table:formula="of:=[$Controls.J$3]* EXP(-(([.$B367]-[$Controls.J$2])^2/(0.6*[$Controls.J$4])))" office:value-type="float" office:value="0.00000667351651418751">
            <text:p>6.67351651418751E-006</text:p>
          </table:table-cell>
          <table:table-cell table:formula="of:=[$Controls.K$3]* EXP(-(([.$B367]-[$Controls.K$2])^2/(0.6*[$Controls.K$4])))" office:value-type="float" office:value="0.0000013559920327203">
            <text:p>0.000001356</text:p>
          </table:table-cell>
          <table:table-cell table:formula="of:=Noise" office:value-type="float" office:value="0.000005">
            <text:p>5.00E-006</text:p>
          </table:table-cell>
          <table:table-cell table:formula="of:=SUM([.C367:.G367])" office:value-type="float" office:value="0.0000405751811210985">
            <text:p>4.05751811210985E-005</text:p>
          </table:table-cell>
        </table:table-row>
        <table:table-row table:style-name="ro1">
          <table:table-cell table:formula="of:=[.A367]+7.5" office:value-type="float" office:value="9737.5">
            <text:p>9737.5</text:p>
          </table:table-cell>
          <table:table-cell table:formula="of:=[$Controls.$O$1]/[.A368]" office:value-type="float" office:value="1.27342747111682">
            <text:p>1.2734274711</text:p>
          </table:table-cell>
          <table:table-cell table:formula="of:=[$Controls.H$3]* EXP(-(([.$B368]-[$Controls.H$2])^2/(0.6*[$Controls.H$4])))" office:value-type="float" office:value="0.0000078882046149207">
            <text:p>7.8882046149207E-006</text:p>
          </table:table-cell>
          <table:table-cell table:formula="of:=[$Controls.I$3]* EXP(-(([.$B368]-[$Controls.I$2])^2/(0.6*[$Controls.I$4])))" office:value-type="float" office:value="0.0000196411560561219">
            <text:p>1.96411560561219E-005</text:p>
          </table:table-cell>
          <table:table-cell table:formula="of:=[$Controls.J$3]* EXP(-(([.$B368]-[$Controls.J$2])^2/(0.6*[$Controls.J$4])))" office:value-type="float" office:value="0.00000663129657994371">
            <text:p>6.63129657994371E-006</text:p>
          </table:table-cell>
          <table:table-cell table:formula="of:=[$Controls.K$3]* EXP(-(([.$B368]-[$Controls.K$2])^2/(0.6*[$Controls.K$4])))" office:value-type="float" office:value="0.00000134064791932062">
            <text:p>1.34064791932062E-006</text:p>
          </table:table-cell>
          <table:table-cell table:formula="of:=Noise" office:value-type="float" office:value="0.00000453">
            <text:p>4.53E-006</text:p>
          </table:table-cell>
          <table:table-cell table:formula="of:=SUM([.C368:.G368])" office:value-type="float" office:value="0.0000400313051703069">
            <text:p>4.00313051703069E-005</text:p>
          </table:table-cell>
        </table:table-row>
        <table:table-row table:style-name="ro1">
          <table:table-cell table:formula="of:=[.A368]+7.5" office:value-type="float" office:value="9745">
            <text:p>9745</text:p>
          </table:table-cell>
          <table:table-cell table:formula="of:=[$Controls.$O$1]/[.A369]" office:value-type="float" office:value="1.27244740892766">
            <text:p>1.2724474089</text:p>
          </table:table-cell>
          <table:table-cell table:formula="of:=[$Controls.H$3]* EXP(-(([.$B369]-[$Controls.H$2])^2/(0.6*[$Controls.H$4])))" office:value-type="float" office:value="0.00000789730359037772">
            <text:p>7.89730359037772E-006</text:p>
          </table:table-cell>
          <table:table-cell table:formula="of:=[$Controls.I$3]* EXP(-(([.$B369]-[$Controls.I$2])^2/(0.6*[$Controls.I$4])))" office:value-type="float" office:value="0.0000196144592304579">
            <text:p>1.96144592304579E-005</text:p>
          </table:table-cell>
          <table:table-cell table:formula="of:=[$Controls.J$3]* EXP(-(([.$B369]-[$Controls.J$2])^2/(0.6*[$Controls.J$4])))" office:value-type="float" office:value="0.00000658908330105744">
            <text:p>6.58908330105744E-006</text:p>
          </table:table-cell>
          <table:table-cell table:formula="of:=[$Controls.K$3]* EXP(-(([.$B369]-[$Controls.K$2])^2/(0.6*[$Controls.K$4])))" office:value-type="float" office:value="0.00000132543531575297">
            <text:p>1.32543531575297E-006</text:p>
          </table:table-cell>
          <table:table-cell table:formula="of:=Noise" office:value-type="float" office:value="0.00000449">
            <text:p>4.49E-006</text:p>
          </table:table-cell>
          <table:table-cell table:formula="of:=SUM([.C369:.G369])" office:value-type="float" office:value="0.000039916281437646">
            <text:p>3.9916281437646E-005</text:p>
          </table:table-cell>
        </table:table-row>
        <table:table-row table:style-name="ro1">
          <table:table-cell table:formula="of:=[.A369]+7.5" office:value-type="float" office:value="9752.5">
            <text:p>9752.5</text:p>
          </table:table-cell>
          <table:table-cell table:formula="of:=[$Controls.$O$1]/[.A370]" office:value-type="float" office:value="1.27146885413996">
            <text:p>1.2714688541</text:p>
          </table:table-cell>
          <table:table-cell table:formula="of:=[$Controls.H$3]* EXP(-(([.$B370]-[$Controls.H$2])^2/(0.6*[$Controls.H$4])))" office:value-type="float" office:value="0.0000079060105002545">
            <text:p>0.000007906</text:p>
          </table:table-cell>
          <table:table-cell table:formula="of:=[$Controls.I$3]* EXP(-(([.$B370]-[$Controls.I$2])^2/(0.6*[$Controls.I$4])))" office:value-type="float" office:value="0.0000195868770696052">
            <text:p>1.95868770696052E-005</text:p>
          </table:table-cell>
          <table:table-cell table:formula="of:=[$Controls.J$3]* EXP(-(([.$B370]-[$Controls.J$2])^2/(0.6*[$Controls.J$4])))" office:value-type="float" office:value="0.00000654688130258523">
            <text:p>6.54688130258523E-006</text:p>
          </table:table-cell>
          <table:table-cell table:formula="of:=[$Controls.K$3]* EXP(-(([.$B370]-[$Controls.K$2])^2/(0.6*[$Controls.K$4])))" office:value-type="float" office:value="0.00000131035393609262">
            <text:p>1.31035393609262E-006</text:p>
          </table:table-cell>
          <table:table-cell table:formula="of:=Noise" office:value-type="float" office:value="0.00000543">
            <text:p>5.43E-006</text:p>
          </table:table-cell>
          <table:table-cell table:formula="of:=SUM([.C370:.G370])" office:value-type="float" office:value="0.0000407801228085375">
            <text:p>4.07801228085375E-005</text:p>
          </table:table-cell>
        </table:table-row>
        <table:table-row table:style-name="ro1">
          <table:table-cell table:formula="of:=[.A370]+7.5" office:value-type="float" office:value="9760">
            <text:p>9760</text:p>
          </table:table-cell>
          <table:table-cell table:formula="of:=[$Controls.$O$1]/[.A371]" office:value-type="float" office:value="1.27049180327869">
            <text:p>1.2704918033</text:p>
          </table:table-cell>
          <table:table-cell table:formula="of:=[$Controls.H$3]* EXP(-(([.$B371]-[$Controls.H$2])^2/(0.6*[$Controls.H$4])))" office:value-type="float" office:value="0.00000791432585010099">
            <text:p>7.91432585010099E-006</text:p>
          </table:table-cell>
          <table:table-cell table:formula="of:=[$Controls.I$3]* EXP(-(([.$B371]-[$Controls.I$2])^2/(0.6*[$Controls.I$4])))" office:value-type="float" office:value="0.0000195584177478699">
            <text:p>1.95584177478699E-005</text:p>
          </table:table-cell>
          <table:table-cell table:formula="of:=[$Controls.J$3]* EXP(-(([.$B371]-[$Controls.J$2])^2/(0.6*[$Controls.J$4])))" office:value-type="float" office:value="0.00000650469514650697">
            <text:p>6.50469514650697E-006</text:p>
          </table:table-cell>
          <table:table-cell table:formula="of:=[$Controls.K$3]* EXP(-(([.$B371]-[$Controls.K$2])^2/(0.6*[$Controls.K$4])))" office:value-type="float" office:value="0.00000129540347565458">
            <text:p>1.29540347565458E-006</text:p>
          </table:table-cell>
          <table:table-cell table:formula="of:=Noise" office:value-type="float" office:value="0.00000341">
            <text:p>3.41E-006</text:p>
          </table:table-cell>
          <table:table-cell table:formula="of:=SUM([.C371:.G371])" office:value-type="float" office:value="0.0000386828422201324">
            <text:p>3.86828422201324E-005</text:p>
          </table:table-cell>
        </table:table-row>
        <table:table-row table:style-name="ro1">
          <table:table-cell table:formula="of:=[.A371]+7.5" office:value-type="float" office:value="9767.5">
            <text:p>9767.5</text:p>
          </table:table-cell>
          <table:table-cell table:formula="of:=[$Controls.$O$1]/[.A372]" office:value-type="float" office:value="1.26951625287945">
            <text:p>1.2695162529</text:p>
          </table:table-cell>
          <table:table-cell table:formula="of:=[$Controls.H$3]* EXP(-(([.$B372]-[$Controls.H$2])^2/(0.6*[$Controls.H$4])))" office:value-type="float" office:value="0.00000792225020310995">
            <text:p>7.92225020310995E-006</text:p>
          </table:table-cell>
          <table:table-cell table:formula="of:=[$Controls.I$3]* EXP(-(([.$B372]-[$Controls.I$2])^2/(0.6*[$Controls.I$4])))" office:value-type="float" office:value="0.0000195290895123134">
            <text:p>1.95290895123134E-005</text:p>
          </table:table-cell>
          <table:table-cell table:formula="of:=[$Controls.J$3]* EXP(-(([.$B372]-[$Controls.J$2])^2/(0.6*[$Controls.J$4])))" office:value-type="float" office:value="0.00000646252933163075">
            <text:p>6.46252933163075E-006</text:p>
          </table:table-cell>
          <table:table-cell table:formula="of:=[$Controls.K$3]* EXP(-(([.$B372]-[$Controls.K$2])^2/(0.6*[$Controls.K$4])))" office:value-type="float" office:value="0.0000012805836114523">
            <text:p>1.2805836114523E-006</text:p>
          </table:table-cell>
          <table:table-cell table:formula="of:=Noise" office:value-type="float" office:value="0.00000466">
            <text:p>4.66E-006</text:p>
          </table:table-cell>
          <table:table-cell table:formula="of:=SUM([.C372:.G372])" office:value-type="float" office:value="0.0000398544526585064">
            <text:p>3.98544526585064E-005</text:p>
          </table:table-cell>
        </table:table-row>
        <table:table-row table:style-name="ro1">
          <table:table-cell table:formula="of:=[.A372]+7.5" office:value-type="float" office:value="9775">
            <text:p>9775</text:p>
          </table:table-cell>
          <table:table-cell table:formula="of:=[$Controls.$O$1]/[.A373]" office:value-type="float" office:value="1.26854219948849">
            <text:p>1.2685421995</text:p>
          </table:table-cell>
          <table:table-cell table:formula="of:=[$Controls.H$3]* EXP(-(([.$B373]-[$Controls.H$2])^2/(0.6*[$Controls.H$4])))" office:value-type="float" office:value="0.00000792978417953212">
            <text:p>7.92978417953212E-006</text:p>
          </table:table-cell>
          <table:table-cell table:formula="of:=[$Controls.I$3]* EXP(-(([.$B373]-[$Controls.I$2])^2/(0.6*[$Controls.I$4])))" office:value-type="float" office:value="0.0000194989006801712">
            <text:p>1.94989006801712E-005</text:p>
          </table:table-cell>
          <table:table-cell table:formula="of:=[$Controls.J$3]* EXP(-(([.$B373]-[$Controls.J$2])^2/(0.6*[$Controls.J$4])))" office:value-type="float" office:value="0.00000642038829351822">
            <text:p>6.42038829351822E-006</text:p>
          </table:table-cell>
          <table:table-cell table:formula="of:=[$Controls.K$3]* EXP(-(([.$B373]-[$Controls.K$2])^2/(0.6*[$Controls.K$4])))" office:value-type="float" office:value="0.00000126589400265194">
            <text:p>1.26589400265194E-006</text:p>
          </table:table-cell>
          <table:table-cell table:formula="of:=Noise" office:value-type="float" office:value="0.00000416">
            <text:p>4.16E-006</text:p>
          </table:table-cell>
          <table:table-cell table:formula="of:=SUM([.C373:.G373])" office:value-type="float" office:value="0.0000392749671558734">
            <text:p>0.000039275</text:p>
          </table:table-cell>
        </table:table-row>
        <table:table-row table:style-name="ro1">
          <table:table-cell table:formula="of:=[.A373]+7.5" office:value-type="float" office:value="9782.5">
            <text:p>9782.5</text:p>
          </table:table-cell>
          <table:table-cell table:formula="of:=[$Controls.$O$1]/[.A374]" office:value-type="float" office:value="1.26756963966266">
            <text:p>1.2675696397</text:p>
          </table:table-cell>
          <table:table-cell table:formula="of:=[$Controls.H$3]* EXP(-(([.$B374]-[$Controls.H$2])^2/(0.6*[$Controls.H$4])))" office:value-type="float" office:value="0.00000793692845608173">
            <text:p>7.93692845608173E-006</text:p>
          </table:table-cell>
          <table:table-cell table:formula="of:=[$Controls.I$3]* EXP(-(([.$B374]-[$Controls.I$2])^2/(0.6*[$Controls.I$4])))" office:value-type="float" office:value="0.0000194678596362854">
            <text:p>1.94678596362854E-005</text:p>
          </table:table-cell>
          <table:table-cell table:formula="of:=[$Controls.J$3]* EXP(-(([.$B374]-[$Controls.J$2])^2/(0.6*[$Controls.J$4])))" office:value-type="float" office:value="0.00000637827640443039">
            <text:p>6.37827640443039E-006</text:p>
          </table:table-cell>
          <table:table-cell table:formula="of:=[$Controls.K$3]* EXP(-(([.$B374]-[$Controls.K$2])^2/(0.6*[$Controls.K$4])))" office:value-type="float" office:value="0.00000125133429102189">
            <text:p>1.25133429102189E-006</text:p>
          </table:table-cell>
          <table:table-cell table:formula="of:=Noise" office:value-type="float" office:value="0.00000586">
            <text:p>5.86E-006</text:p>
          </table:table-cell>
          <table:table-cell table:formula="of:=SUM([.C374:.G374])" office:value-type="float" office:value="0.0000408943987878194">
            <text:p>4.08943987878194E-005</text:p>
          </table:table-cell>
        </table:table-row>
        <table:table-row table:style-name="ro1">
          <table:table-cell table:formula="of:=[.A374]+7.5" office:value-type="float" office:value="9790">
            <text:p>9790</text:p>
          </table:table-cell>
          <table:table-cell table:formula="of:=[$Controls.$O$1]/[.A375]" office:value-type="float" office:value="1.26659856996936">
            <text:p>1.26659857</text:p>
          </table:table-cell>
          <table:table-cell table:formula="of:=[$Controls.H$3]* EXP(-(([.$B375]-[$Controls.H$2])^2/(0.6*[$Controls.H$4])))" office:value-type="float" office:value="0.00000794368376533274">
            <text:p>7.94368376533274E-006</text:p>
          </table:table-cell>
          <table:table-cell table:formula="of:=[$Controls.I$3]* EXP(-(([.$B375]-[$Controls.I$2])^2/(0.6*[$Controls.I$4])))" office:value-type="float" office:value="0.0000194359748305513">
            <text:p>0.000019436</text:p>
          </table:table-cell>
          <table:table-cell table:formula="of:=[$Controls.J$3]* EXP(-(([.$B375]-[$Controls.J$2])^2/(0.6*[$Controls.J$4])))" office:value-type="float" office:value="0.00000633619797329323">
            <text:p>6.33619797329323E-006</text:p>
          </table:table-cell>
          <table:table-cell table:formula="of:=[$Controls.K$3]* EXP(-(([.$B375]-[$Controls.K$2])^2/(0.6*[$Controls.K$4])))" office:value-type="float" office:value="0.00000123690410137774">
            <text:p>1.23690410137774E-006</text:p>
          </table:table-cell>
          <table:table-cell table:formula="of:=Noise" office:value-type="float" office:value="0.00000434">
            <text:p>4.34E-006</text:p>
          </table:table-cell>
          <table:table-cell table:formula="of:=SUM([.C375:.G375])" office:value-type="float" office:value="0.000039292760670555">
            <text:p>3.9292760670555E-005</text:p>
          </table:table-cell>
        </table:table-row>
        <table:table-row table:style-name="ro1">
          <table:table-cell table:formula="of:=[.A375]+7.5" office:value-type="float" office:value="9797.5">
            <text:p>9797.5</text:p>
          </table:table-cell>
          <table:table-cell table:formula="of:=[$Controls.$O$1]/[.A376]" office:value-type="float" office:value="1.26562898698648">
            <text:p>1.265628987</text:p>
          </table:table-cell>
          <table:table-cell table:formula="of:=[$Controls.H$3]* EXP(-(([.$B376]-[$Controls.H$2])^2/(0.6*[$Controls.H$4])))" office:value-type="float" office:value="0.00000795005089510622">
            <text:p>7.95005089510622E-006</text:p>
          </table:table-cell>
          <table:table-cell table:formula="of:=[$Controls.I$3]* EXP(-(([.$B376]-[$Controls.I$2])^2/(0.6*[$Controls.I$4])))" office:value-type="float" office:value="0.0000194032547753779">
            <text:p>1.94032547753779E-005</text:p>
          </table:table-cell>
          <table:table-cell table:formula="of:=[$Controls.J$3]* EXP(-(([.$B376]-[$Controls.J$2])^2/(0.6*[$Controls.J$4])))" office:value-type="float" office:value="0.00000629415724568291">
            <text:p>6.29415724568291E-006</text:p>
          </table:table-cell>
          <table:table-cell table:formula="of:=[$Controls.K$3]* EXP(-(([.$B376]-[$Controls.K$2])^2/(0.6*[$Controls.K$4])))" office:value-type="float" office:value="0.00000122260304202248">
            <text:p>1.22260304202248E-006</text:p>
          </table:table-cell>
          <table:table-cell table:formula="of:=Noise" office:value-type="float" office:value="0.0000043">
            <text:p>4.30E-006</text:p>
          </table:table-cell>
          <table:table-cell table:formula="of:=SUM([.C376:.G376])" office:value-type="float" office:value="0.0000391700659581895">
            <text:p>3.91700659581895E-005</text:p>
          </table:table-cell>
        </table:table-row>
        <table:table-row table:style-name="ro1">
          <table:table-cell table:formula="of:=[.A376]+7.5" office:value-type="float" office:value="9805">
            <text:p>9805</text:p>
          </table:table-cell>
          <table:table-cell table:formula="of:=[$Controls.$O$1]/[.A377]" office:value-type="float" office:value="1.2646608873024">
            <text:p>1.2646608873</text:p>
          </table:table-cell>
          <table:table-cell table:formula="of:=[$Controls.H$3]* EXP(-(([.$B377]-[$Controls.H$2])^2/(0.6*[$Controls.H$4])))" office:value-type="float" office:value="0.0000079560306878491">
            <text:p>0.000007956</text:p>
          </table:table-cell>
          <table:table-cell table:formula="of:=[$Controls.I$3]* EXP(-(([.$B377]-[$Controls.I$2])^2/(0.6*[$Controls.I$4])))" office:value-type="float" office:value="0.0000193697080431642">
            <text:p>1.93697080431642E-005</text:p>
          </table:table-cell>
          <table:table-cell table:formula="of:=[$Controls.J$3]* EXP(-(([.$B377]-[$Controls.J$2])^2/(0.6*[$Controls.J$4])))" office:value-type="float" office:value="0.0000062521584038302">
            <text:p>6.2521584038302E-006</text:p>
          </table:table-cell>
          <table:table-cell table:formula="of:=[$Controls.K$3]* EXP(-(([.$B377]-[$Controls.K$2])^2/(0.6*[$Controls.K$4])))" office:value-type="float" office:value="0.00000120843070518187">
            <text:p>1.20843070518187E-006</text:p>
          </table:table-cell>
          <table:table-cell table:formula="of:=Noise" office:value-type="float" office:value="0.00000503">
            <text:p>5.03E-006</text:p>
          </table:table-cell>
          <table:table-cell table:formula="of:=SUM([.C377:.G377])" office:value-type="float" office:value="0.0000398163278400253">
            <text:p>3.98163278400253E-005</text:p>
          </table:table-cell>
        </table:table-row>
        <table:table-row table:style-name="ro1">
          <table:table-cell table:formula="of:=[.A377]+7.5" office:value-type="float" office:value="9812.5">
            <text:p>9812.5</text:p>
          </table:table-cell>
          <table:table-cell table:formula="of:=[$Controls.$O$1]/[.A378]" office:value-type="float" office:value="1.26369426751592">
            <text:p>1.2636942675</text:p>
          </table:table-cell>
          <table:table-cell table:formula="of:=[$Controls.H$3]* EXP(-(([.$B378]-[$Controls.H$2])^2/(0.6*[$Controls.H$4])))" office:value-type="float" office:value="0.00000796162404000461">
            <text:p>7.96162404000461E-006</text:p>
          </table:table-cell>
          <table:table-cell table:formula="of:=[$Controls.I$3]* EXP(-(([.$B378]-[$Controls.I$2])^2/(0.6*[$Controls.I$4])))" office:value-type="float" office:value="0.0000193353432637912">
            <text:p>1.93353432637912E-005</text:p>
          </table:table-cell>
          <table:table-cell table:formula="of:=[$Controls.J$3]* EXP(-(([.$B378]-[$Controls.J$2])^2/(0.6*[$Controls.J$4])))" office:value-type="float" office:value="0.00000621020556664351">
            <text:p>6.21020556664351E-006</text:p>
          </table:table-cell>
          <table:table-cell table:formula="of:=[$Controls.K$3]* EXP(-(([.$B378]-[$Controls.K$2])^2/(0.6*[$Controls.K$4])))" office:value-type="float" office:value="0.00000119438666743506">
            <text:p>1.19438666743506E-006</text:p>
          </table:table-cell>
          <table:table-cell table:formula="of:=Noise" office:value-type="float" office:value="0.00000767">
            <text:p>7.67E-006</text:p>
          </table:table-cell>
          <table:table-cell table:formula="of:=SUM([.C378:.G378])" office:value-type="float" office:value="0.0000423715595378744">
            <text:p>4.23715595378744E-005</text:p>
          </table:table-cell>
        </table:table-row>
        <table:table-row table:style-name="ro1">
          <table:table-cell table:formula="of:=[.A378]+7.5" office:value-type="float" office:value="9820">
            <text:p>9820</text:p>
          </table:table-cell>
          <table:table-cell table:formula="of:=[$Controls.$O$1]/[.A379]" office:value-type="float" office:value="1.26272912423625">
            <text:p>1.2627291242</text:p>
          </table:table-cell>
          <table:table-cell table:formula="of:=[$Controls.H$3]* EXP(-(([.$B379]-[$Controls.H$2])^2/(0.6*[$Controls.H$4])))" office:value-type="float" office:value="0.00000796683190137476">
            <text:p>7.96683190137476E-006</text:p>
          </table:table-cell>
          <table:table-cell table:formula="of:=[$Controls.I$3]* EXP(-(([.$B379]-[$Controls.I$2])^2/(0.6*[$Controls.I$4])))" office:value-type="float" office:value="0.0000193001691221308">
            <text:p>1.93001691221308E-005</text:p>
          </table:table-cell>
          <table:table-cell table:formula="of:=[$Controls.J$3]* EXP(-(([.$B379]-[$Controls.J$2])^2/(0.6*[$Controls.J$4])))" office:value-type="float" office:value="0.00000616830278975049">
            <text:p>6.16830278975049E-006</text:p>
          </table:table-cell>
          <table:table-cell table:formula="of:=[$Controls.K$3]* EXP(-(([.$B379]-[$Controls.K$2])^2/(0.6*[$Controls.K$4])))" office:value-type="float" office:value="0.00000118047049014026">
            <text:p>1.18047049014026E-006</text:p>
          </table:table-cell>
          <table:table-cell table:formula="of:=Noise" office:value-type="float" office:value="0.000005">
            <text:p>5.00E-006</text:p>
          </table:table-cell>
          <table:table-cell table:formula="of:=SUM([.C379:.G379])" office:value-type="float" office:value="0.0000396157743033963">
            <text:p>3.96157743033963E-005</text:p>
          </table:table-cell>
        </table:table-row>
        <table:table-row table:style-name="ro1">
          <table:table-cell table:formula="of:=[.A379]+7.5" office:value-type="float" office:value="9827.5">
            <text:p>9827.5</text:p>
          </table:table-cell>
          <table:table-cell table:formula="of:=[$Controls.$O$1]/[.A380]" office:value-type="float" office:value="1.26176545408293">
            <text:p>1.2617654541</text:p>
          </table:table-cell>
          <table:table-cell table:formula="of:=[$Controls.H$3]* EXP(-(([.$B380]-[$Controls.H$2])^2/(0.6*[$Controls.H$4])))" office:value-type="float" office:value="0.00000797165527447516">
            <text:p>7.97165527447516E-006</text:p>
          </table:table-cell>
          <table:table-cell table:formula="of:=[$Controls.I$3]* EXP(-(([.$B380]-[$Controls.I$2])^2/(0.6*[$Controls.I$4])))" office:value-type="float" office:value="0.0000192641943555708">
            <text:p>1.92641943555708E-005</text:p>
          </table:table-cell>
          <table:table-cell table:formula="of:=[$Controls.J$3]* EXP(-(([.$B380]-[$Controls.J$2])^2/(0.6*[$Controls.J$4])))" office:value-type="float" office:value="0.00000612645406555749">
            <text:p>6.12645406555749E-006</text:p>
          </table:table-cell>
          <table:table-cell table:formula="of:=[$Controls.K$3]* EXP(-(([.$B380]-[$Controls.K$2])^2/(0.6*[$Controls.K$4])))" office:value-type="float" office:value="0.00000116668171985558">
            <text:p>1.16668171985558E-006</text:p>
          </table:table-cell>
          <table:table-cell table:formula="of:=Noise" office:value-type="float" office:value="0.0000048">
            <text:p>4.80E-006</text:p>
          </table:table-cell>
          <table:table-cell table:formula="of:=SUM([.C380:.G380])" office:value-type="float" office:value="0.0000393289854154591">
            <text:p>0.000039329</text:p>
          </table:table-cell>
        </table:table-row>
        <table:table-row table:style-name="ro1">
          <table:table-cell table:formula="of:=[.A380]+7.5" office:value-type="float" office:value="9835">
            <text:p>9835</text:p>
          </table:table-cell>
          <table:table-cell table:formula="of:=[$Controls.$O$1]/[.A381]" office:value-type="float" office:value="1.26080325368582">
            <text:p>1.2608032537</text:p>
          </table:table-cell>
          <table:table-cell table:formula="of:=[$Controls.H$3]* EXP(-(([.$B381]-[$Controls.H$2])^2/(0.6*[$Controls.H$4])))" office:value-type="float" office:value="0.00000797609521388252">
            <text:p>7.97609521388252E-006</text:p>
          </table:table-cell>
          <table:table-cell table:formula="of:=[$Controls.I$3]* EXP(-(([.$B381]-[$Controls.I$2])^2/(0.6*[$Controls.I$4])))" office:value-type="float" office:value="0.0000192274277515588">
            <text:p>1.92274277515588E-005</text:p>
          </table:table-cell>
          <table:table-cell table:formula="of:=[$Controls.J$3]* EXP(-(([.$B381]-[$Controls.J$2])^2/(0.6*[$Controls.J$4])))" office:value-type="float" office:value="0.00000608466332332674">
            <text:p>6.08466332332674E-006</text:p>
          </table:table-cell>
          <table:table-cell table:formula="of:=[$Controls.K$3]* EXP(-(([.$B381]-[$Controls.K$2])^2/(0.6*[$Controls.K$4])))" office:value-type="float" office:value="0.0000011530198887548">
            <text:p>0.000001153</text:p>
          </table:table-cell>
          <table:table-cell table:formula="of:=Noise" office:value-type="float" office:value="0.00000206">
            <text:p>2.06E-006</text:p>
          </table:table-cell>
          <table:table-cell table:formula="of:=SUM([.C381:.G381])" office:value-type="float" office:value="0.0000365012061775229">
            <text:p>3.65012061775229E-005</text:p>
          </table:table-cell>
        </table:table-row>
        <table:table-row table:style-name="ro1">
          <table:table-cell table:formula="of:=[.A381]+7.5" office:value-type="float" office:value="9842.5">
            <text:p>9842.5</text:p>
          </table:table-cell>
          <table:table-cell table:formula="of:=[$Controls.$O$1]/[.A382]" office:value-type="float" office:value="1.25984251968504">
            <text:p>1.2598425197</text:p>
          </table:table-cell>
          <table:table-cell table:formula="of:=[$Controls.H$3]* EXP(-(([.$B382]-[$Controls.H$2])^2/(0.6*[$Controls.H$4])))" office:value-type="float" office:value="0.00000798015282557503">
            <text:p>7.98015282557503E-006</text:p>
          </table:table-cell>
          <table:table-cell table:formula="of:=[$Controls.I$3]* EXP(-(([.$B382]-[$Controls.I$2])^2/(0.6*[$Controls.I$4])))" office:value-type="float" office:value="0.0000191898781451635">
            <text:p>1.91898781451635E-005</text:p>
          </table:table-cell>
          <table:table-cell table:formula="of:=[$Controls.J$3]* EXP(-(([.$B382]-[$Controls.J$2])^2/(0.6*[$Controls.J$4])))" office:value-type="float" office:value="0.00000604293442927068">
            <text:p>6.04293442927068E-006</text:p>
          </table:table-cell>
          <table:table-cell table:formula="of:=[$Controls.K$3]* EXP(-(([.$B382]-[$Controls.K$2])^2/(0.6*[$Controls.K$4])))" office:value-type="float" office:value="0.00000113948451503822">
            <text:p>1.13948451503822E-006</text:p>
          </table:table-cell>
          <table:table-cell table:formula="of:=Noise" office:value-type="float" office:value="0.000005">
            <text:p>5.00E-006</text:p>
          </table:table-cell>
          <table:table-cell table:formula="of:=SUM([.C382:.G382])" office:value-type="float" office:value="0.0000393524499150474">
            <text:p>3.93524499150474E-005</text:p>
          </table:table-cell>
        </table:table-row>
        <table:table-row table:style-name="ro1">
          <table:table-cell table:formula="of:=[.A382]+7.5" office:value-type="float" office:value="9850">
            <text:p>9850</text:p>
          </table:table-cell>
          <table:table-cell table:formula="of:=[$Controls.$O$1]/[.A383]" office:value-type="float" office:value="1.25888324873096">
            <text:p>1.2588832487</text:p>
          </table:table-cell>
          <table:table-cell table:formula="of:=[$Controls.H$3]* EXP(-(([.$B383]-[$Controls.H$2])^2/(0.6*[$Controls.H$4])))" office:value-type="float" office:value="0.00000798382926626612">
            <text:p>7.98382926626612E-006</text:p>
          </table:table-cell>
          <table:table-cell table:formula="of:=[$Controls.I$3]* EXP(-(([.$B383]-[$Controls.I$2])^2/(0.6*[$Controls.I$4])))" office:value-type="float" office:value="0.0000191515544166553">
            <text:p>1.91515544166553E-005</text:p>
          </table:table-cell>
          <table:table-cell table:formula="of:=[$Controls.J$3]* EXP(-(([.$B383]-[$Controls.J$2])^2/(0.6*[$Controls.J$4])))" office:value-type="float" office:value="0.0000060012711866632">
            <text:p>6.0012711866632E-006</text:p>
          </table:table-cell>
          <table:table-cell table:formula="of:=[$Controls.K$3]* EXP(-(([.$B383]-[$Controls.K$2])^2/(0.6*[$Controls.K$4])))" office:value-type="float" office:value="0.0000011260751033385">
            <text:p>1.1260751033385E-006</text:p>
          </table:table-cell>
          <table:table-cell table:formula="of:=Noise" office:value-type="float" office:value="0.00000332">
            <text:p>3.32E-006</text:p>
          </table:table-cell>
          <table:table-cell table:formula="of:=SUM([.C383:.G383])" office:value-type="float" office:value="0.0000375827299729231">
            <text:p>3.75827299729231E-005</text:p>
          </table:table-cell>
        </table:table-row>
        <table:table-row table:style-name="ro1">
          <table:table-cell table:formula="of:=[.A383]+7.5" office:value-type="float" office:value="9857.5">
            <text:p>9857.5</text:p>
          </table:table-cell>
          <table:table-cell table:formula="of:=[$Controls.$O$1]/[.A384]" office:value-type="float" office:value="1.25792543748415">
            <text:p>1.2579254375</text:p>
          </table:table-cell>
          <table:table-cell table:formula="of:=[$Controls.H$3]* EXP(-(([.$B384]-[$Controls.H$2])^2/(0.6*[$Controls.H$4])))" office:value-type="float" office:value="0.00000798712574273174">
            <text:p>7.98712574273174E-006</text:p>
          </table:table-cell>
          <table:table-cell table:formula="of:=[$Controls.I$3]* EXP(-(([.$B384]-[$Controls.I$2])^2/(0.6*[$Controls.I$4])))" office:value-type="float" office:value="0.0000191124654891061">
            <text:p>1.91124654891061E-005</text:p>
          </table:table-cell>
          <table:table-cell table:formula="of:=[$Controls.J$3]* EXP(-(([.$B384]-[$Controls.J$2])^2/(0.6*[$Controls.J$4])))" office:value-type="float" office:value="0.00000595967733596733">
            <text:p>5.95967733596733E-006</text:p>
          </table:table-cell>
          <table:table-cell table:formula="of:=[$Controls.K$3]* EXP(-(([.$B384]-[$Controls.K$2])^2/(0.6*[$Controls.K$4])))" office:value-type="float" office:value="0.00000111279114512133">
            <text:p>1.11279114512133E-006</text:p>
          </table:table-cell>
          <table:table-cell table:formula="of:=Noise" office:value-type="float" office:value="0.00000672">
            <text:p>6.72E-006</text:p>
          </table:table-cell>
          <table:table-cell table:formula="of:=SUM([.C384:.G384])" office:value-type="float" office:value="0.0000408920597129265">
            <text:p>4.08920597129265E-005</text:p>
          </table:table-cell>
        </table:table-row>
        <table:table-row table:style-name="ro1">
          <table:table-cell table:formula="of:=[.A384]+7.5" office:value-type="float" office:value="9865">
            <text:p>9865</text:p>
          </table:table-cell>
          <table:table-cell table:formula="of:=[$Controls.$O$1]/[.A385]" office:value-type="float" office:value="1.25696908261531">
            <text:p>1.2569690826</text:p>
          </table:table-cell>
          <table:table-cell table:formula="of:=[$Controls.H$3]* EXP(-(([.$B385]-[$Controls.H$2])^2/(0.6*[$Controls.H$4])))" office:value-type="float" office:value="0.00000799004351113148">
            <text:p>0.00000799</text:p>
          </table:table-cell>
          <table:table-cell table:formula="of:=[$Controls.I$3]* EXP(-(([.$B385]-[$Controls.I$2])^2/(0.6*[$Controls.I$4])))" office:value-type="float" office:value="0.0000190726203260091">
            <text:p>1.90726203260091E-005</text:p>
          </table:table-cell>
          <table:table-cell table:formula="of:=[$Controls.J$3]* EXP(-(([.$B385]-[$Controls.J$2])^2/(0.6*[$Controls.J$4])))" office:value-type="float" office:value="0.00000591815655497902">
            <text:p>5.91815655497902E-006</text:p>
          </table:table-cell>
          <table:table-cell table:formula="of:=[$Controls.K$3]* EXP(-(([.$B385]-[$Controls.K$2])^2/(0.6*[$Controls.K$4])))" office:value-type="float" office:value="0.0000010996321190812">
            <text:p>1.0996321190812E-006</text:p>
          </table:table-cell>
          <table:table-cell table:formula="of:=Noise" office:value-type="float" office:value="0.00000485">
            <text:p>4.85E-006</text:p>
          </table:table-cell>
          <table:table-cell table:formula="of:=SUM([.C385:.G385])" office:value-type="float" office:value="0.0000389304525112008">
            <text:p>3.89304525112008E-005</text:p>
          </table:table-cell>
        </table:table-row>
        <table:table-row table:style-name="ro1">
          <table:table-cell table:formula="of:=[.A385]+7.5" office:value-type="float" office:value="9872.5">
            <text:p>9872.5</text:p>
          </table:table-cell>
          <table:table-cell table:formula="of:=[$Controls.$O$1]/[.A386]" office:value-type="float" office:value="1.25601418080527">
            <text:p>1.2560141808</text:p>
          </table:table-cell>
          <table:table-cell table:formula="of:=[$Controls.H$3]* EXP(-(([.$B386]-[$Controls.H$2])^2/(0.6*[$Controls.H$4])))" office:value-type="float" office:value="0.00000799258387632399">
            <text:p>7.99258387632399E-006</text:p>
          </table:table-cell>
          <table:table-cell table:formula="of:=[$Controls.I$3]* EXP(-(([.$B386]-[$Controls.I$2])^2/(0.6*[$Controls.I$4])))" office:value-type="float" office:value="0.0000190320279289185">
            <text:p>0.000019032</text:p>
          </table:table-cell>
          <table:table-cell table:formula="of:=[$Controls.J$3]* EXP(-(([.$B386]-[$Controls.J$2])^2/(0.6*[$Controls.J$4])))" office:value-type="float" office:value="0.00000587671245898665">
            <text:p>5.87671245898665E-006</text:p>
          </table:table-cell>
          <table:table-cell table:formula="of:=[$Controls.K$3]* EXP(-(([.$B386]-[$Controls.K$2])^2/(0.6*[$Controls.K$4])))" office:value-type="float" office:value="0.00000108659749153188">
            <text:p>1.08659749153188E-006</text:p>
          </table:table-cell>
          <table:table-cell table:formula="of:=Noise" office:value-type="float" office:value="0.00000544">
            <text:p>5.44E-006</text:p>
          </table:table-cell>
          <table:table-cell table:formula="of:=SUM([.C386:.G386])" office:value-type="float" office:value="0.000039427921755761">
            <text:p>3.9427921755761E-005</text:p>
          </table:table-cell>
        </table:table-row>
        <table:table-row table:style-name="ro1">
          <table:table-cell table:formula="of:=[.A386]+7.5" office:value-type="float" office:value="9880">
            <text:p>9880</text:p>
          </table:table-cell>
          <table:table-cell table:formula="of:=[$Controls.$O$1]/[.A387]" office:value-type="float" office:value="1.25506072874494">
            <text:p>1.2550607287</text:p>
          </table:table-cell>
          <table:table-cell table:formula="of:=[$Controls.H$3]* EXP(-(([.$B387]-[$Controls.H$2])^2/(0.6*[$Controls.H$4])))" office:value-type="float" office:value="0.0000079947481911768">
            <text:p>7.9947481911768E-006</text:p>
          </table:table-cell>
          <table:table-cell table:formula="of:=[$Controls.I$3]* EXP(-(([.$B387]-[$Controls.I$2])^2/(0.6*[$Controls.I$4])))" office:value-type="float" office:value="0.0000189906973351109">
            <text:p>1.89906973351109E-005</text:p>
          </table:table-cell>
          <table:table-cell table:formula="of:=[$Controls.J$3]* EXP(-(([.$B387]-[$Controls.J$2])^2/(0.6*[$Controls.J$4])))" office:value-type="float" office:value="0.00000583534860094584">
            <text:p>5.83534860094584E-006</text:p>
          </table:table-cell>
          <table:table-cell table:formula="of:=[$Controls.K$3]* EXP(-(([.$B387]-[$Controls.K$2])^2/(0.6*[$Controls.K$4])))" office:value-type="float" office:value="0.00000107368671679187">
            <text:p>1.07368671679187E-006</text:p>
          </table:table-cell>
          <table:table-cell table:formula="of:=Noise" office:value-type="float" office:value="0.00000536">
            <text:p>5.36E-006</text:p>
          </table:table-cell>
          <table:table-cell table:formula="of:=SUM([.C387:.G387])" office:value-type="float" office:value="0.0000392544808440254">
            <text:p>3.92544808440254E-005</text:p>
          </table:table-cell>
        </table:table-row>
        <table:table-row table:style-name="ro1">
          <table:table-cell table:formula="of:=[.A387]+7.5" office:value-type="float" office:value="9887.5">
            <text:p>9887.5</text:p>
          </table:table-cell>
          <table:table-cell table:formula="of:=[$Controls.$O$1]/[.A388]" office:value-type="float" office:value="1.25410872313527">
            <text:p>1.2541087231</text:p>
          </table:table-cell>
          <table:table-cell table:formula="of:=[$Controls.H$3]* EXP(-(([.$B388]-[$Controls.H$2])^2/(0.6*[$Controls.H$4])))" office:value-type="float" office:value="0.00000799653785587092">
            <text:p>7.99653785587092E-006</text:p>
          </table:table-cell>
          <table:table-cell table:formula="of:=[$Controls.I$3]* EXP(-(([.$B388]-[$Controls.I$2])^2/(0.6*[$Controls.I$4])))" office:value-type="float" office:value="0.0000189486376152674">
            <text:p>1.89486376152674E-005</text:p>
          </table:table-cell>
          <table:table-cell table:formula="of:=[$Controls.J$3]* EXP(-(([.$B388]-[$Controls.J$2])^2/(0.6*[$Controls.J$4])))" office:value-type="float" office:value="0.00000579406847166929">
            <text:p>5.79406847166929E-006</text:p>
          </table:table-cell>
          <table:table-cell table:formula="of:=[$Controls.K$3]* EXP(-(([.$B388]-[$Controls.K$2])^2/(0.6*[$Controls.K$4])))" office:value-type="float" office:value="0.00000106089923756471">
            <text:p>1.06089923756471E-006</text:p>
          </table:table-cell>
          <table:table-cell table:formula="of:=Noise" office:value-type="float" office:value="0.00000585">
            <text:p>5.85E-006</text:p>
          </table:table-cell>
          <table:table-cell table:formula="of:=SUM([.C388:.G388])" office:value-type="float" office:value="0.0000396501431803723">
            <text:p>3.96501431803723E-005</text:p>
          </table:table-cell>
        </table:table-row>
        <table:table-row table:style-name="ro1">
          <table:table-cell table:formula="of:=[.A388]+7.5" office:value-type="float" office:value="9895">
            <text:p>9895</text:p>
          </table:table-cell>
          <table:table-cell table:formula="of:=[$Controls.$O$1]/[.A389]" office:value-type="float" office:value="1.25315816068722">
            <text:p>1.2531581607</text:p>
          </table:table-cell>
          <table:table-cell table:formula="of:=[$Controls.H$3]* EXP(-(([.$B389]-[$Controls.H$2])^2/(0.6*[$Controls.H$4])))" office:value-type="float" office:value="0.0000079979543172006">
            <text:p>0.000007998</text:p>
          </table:table-cell>
          <table:table-cell table:formula="of:=[$Controls.I$3]* EXP(-(([.$B389]-[$Controls.I$2])^2/(0.6*[$Controls.I$4])))" office:value-type="float" office:value="0.0000189058578711775">
            <text:p>1.89058578711775E-005</text:p>
          </table:table-cell>
          <table:table-cell table:formula="of:=[$Controls.J$3]* EXP(-(([.$B389]-[$Controls.J$2])^2/(0.6*[$Controls.J$4])))" office:value-type="float" office:value="0.00000575287550003118">
            <text:p>5.75287550003118E-006</text:p>
          </table:table-cell>
          <table:table-cell table:formula="of:=[$Controls.K$3]* EXP(-(([.$B389]-[$Controls.K$2])^2/(0.6*[$Controls.K$4])))" office:value-type="float" office:value="0.00000104823448531412">
            <text:p>1.04823448531412E-006</text:p>
          </table:table-cell>
          <table:table-cell table:formula="of:=Noise" office:value-type="float" office:value="0.0000037">
            <text:p>3.70E-006</text:p>
          </table:table-cell>
          <table:table-cell table:formula="of:=SUM([.C389:.G389])" office:value-type="float" office:value="0.0000374049221737234">
            <text:p>3.74049221737234E-005</text:p>
          </table:table-cell>
        </table:table-row>
        <table:table-row table:style-name="ro1">
          <table:table-cell table:formula="of:=[.A389]+7.5" office:value-type="float" office:value="9902.5">
            <text:p>9902.5</text:p>
          </table:table-cell>
          <table:table-cell table:formula="of:=[$Controls.$O$1]/[.A390]" office:value-type="float" office:value="1.25220903812169">
            <text:p>1.2522090381</text:p>
          </table:table-cell>
          <table:table-cell table:formula="of:=[$Controls.H$3]* EXP(-(([.$B390]-[$Controls.H$2])^2/(0.6*[$Controls.H$4])))" office:value-type="float" office:value="0.00000799899906786835">
            <text:p>0.000007999</text:p>
          </table:table-cell>
          <table:table-cell table:formula="of:=[$Controls.I$3]* EXP(-(([.$B390]-[$Controls.I$2])^2/(0.6*[$Controls.I$4])))" office:value-type="float" office:value="0.0000188623672334656">
            <text:p>1.88623672334656E-005</text:p>
          </table:table-cell>
          <table:table-cell table:formula="of:=[$Controls.J$3]* EXP(-(([.$B390]-[$Controls.J$2])^2/(0.6*[$Controls.J$4])))" office:value-type="float" office:value="0.00000571177305318576">
            <text:p>5.71177305318576E-006</text:p>
          </table:table-cell>
          <table:table-cell table:formula="of:=[$Controls.K$3]* EXP(-(([.$B390]-[$Controls.K$2])^2/(0.6*[$Controls.K$4])))" office:value-type="float" office:value="0.00000103569188063392">
            <text:p>1.03569188063392E-006</text:p>
          </table:table-cell>
          <table:table-cell table:formula="of:=Noise" office:value-type="float" office:value="0.00000611">
            <text:p>6.11E-006</text:p>
          </table:table-cell>
          <table:table-cell table:formula="of:=SUM([.C390:.G390])" office:value-type="float" office:value="0.0000397188312351537">
            <text:p>3.97188312351537E-005</text:p>
          </table:table-cell>
        </table:table-row>
        <table:table-row table:style-name="ro1">
          <table:table-cell table:formula="of:=[.A390]+7.5" office:value-type="float" office:value="9910">
            <text:p>9910</text:p>
          </table:table-cell>
          <table:table-cell table:formula="of:=[$Controls.$O$1]/[.A391]" office:value-type="float" office:value="1.25126135216953">
            <text:p>1.2512613522</text:p>
          </table:table-cell>
          <table:table-cell table:formula="of:=[$Controls.H$3]* EXP(-(([.$B391]-[$Controls.H$2])^2/(0.6*[$Controls.H$4])))" office:value-type="float" office:value="0.00000799967364577573">
            <text:p>7.99967364577573E-006</text:p>
          </table:table-cell>
          <table:table-cell table:formula="of:=[$Controls.I$3]* EXP(-(([.$B391]-[$Controls.I$2])^2/(0.6*[$Controls.I$4])))" office:value-type="float" office:value="0.00001881817485934">
            <text:p>1.881817485934E-005</text:p>
          </table:table-cell>
          <table:table-cell table:formula="of:=[$Controls.J$3]* EXP(-(([.$B391]-[$Controls.J$2])^2/(0.6*[$Controls.J$4])))" office:value-type="float" office:value="0.00000567076443679988">
            <text:p>5.67076443679988E-006</text:p>
          </table:table-cell>
          <table:table-cell table:formula="of:=[$Controls.K$3]* EXP(-(([.$B391]-[$Controls.K$2])^2/(0.6*[$Controls.K$4])))" office:value-type="float" office:value="0.00000102327083361285">
            <text:p>1.02327083361285E-006</text:p>
          </table:table-cell>
          <table:table-cell table:formula="of:=Noise" office:value-type="float" office:value="0.00000413">
            <text:p>4.13E-006</text:p>
          </table:table-cell>
          <table:table-cell table:formula="of:=SUM([.C391:.G391])" office:value-type="float" office:value="0.0000376418837755284">
            <text:p>3.76418837755284E-005</text:p>
          </table:table-cell>
        </table:table-row>
        <table:table-row table:style-name="ro1">
          <table:table-cell table:formula="of:=[.A391]+7.5" office:value-type="float" office:value="9917.5">
            <text:p>9917.5</text:p>
          </table:table-cell>
          <table:table-cell table:formula="of:=[$Controls.$O$1]/[.A392]" office:value-type="float" office:value="1.25031509957146">
            <text:p>1.2503150996</text:p>
          </table:table-cell>
          <table:table-cell table:formula="of:=[$Controls.H$3]* EXP(-(([.$B392]-[$Controls.H$2])^2/(0.6*[$Controls.H$4])))" office:value-type="float" office:value="0.00000799997963331004">
            <text:p>0.000008</text:p>
          </table:table-cell>
          <table:table-cell table:formula="of:=[$Controls.I$3]* EXP(-(([.$B392]-[$Controls.I$2])^2/(0.6*[$Controls.I$4])))" office:value-type="float" office:value="0.0000187732899303643">
            <text:p>1.87732899303643E-005</text:p>
          </table:table-cell>
          <table:table-cell table:formula="of:=[$Controls.J$3]* EXP(-(([.$B392]-[$Controls.J$2])^2/(0.6*[$Controls.J$4])))" office:value-type="float" office:value="0.00000562985289529889">
            <text:p>5.62985289529889E-006</text:p>
          </table:table-cell>
          <table:table-cell table:formula="of:=[$Controls.K$3]* EXP(-(([.$B392]-[$Controls.K$2])^2/(0.6*[$Controls.K$4])))" office:value-type="float" office:value="0.00000101097074419415">
            <text:p>0.000001011</text:p>
          </table:table-cell>
          <table:table-cell table:formula="of:=Noise" office:value-type="float" office:value="0.00000471">
            <text:p>4.71E-006</text:p>
          </table:table-cell>
          <table:table-cell table:formula="of:=SUM([.C392:.G392])" office:value-type="float" office:value="0.0000381240932031674">
            <text:p>3.81240932031674E-005</text:p>
          </table:table-cell>
        </table:table-row>
        <table:table-row table:style-name="ro1">
          <table:table-cell table:formula="of:=[.A392]+7.5" office:value-type="float" office:value="9925">
            <text:p>9925</text:p>
          </table:table-cell>
          <table:table-cell table:formula="of:=[$Controls.$O$1]/[.A393]" office:value-type="float" office:value="1.24937027707809">
            <text:p>1.2493702771</text:p>
          </table:table-cell>
          <table:table-cell table:formula="of:=[$Controls.H$3]* EXP(-(([.$B393]-[$Controls.H$2])^2/(0.6*[$Controls.H$4])))" office:value-type="float" office:value="0.00000799991865662721">
            <text:p>7.99991865662721E-006</text:p>
          </table:table-cell>
          <table:table-cell table:formula="of:=[$Controls.I$3]* EXP(-(([.$B393]-[$Controls.I$2])^2/(0.6*[$Controls.I$4])))" office:value-type="float" office:value="0.0000187277216502536">
            <text:p>1.87277216502536E-005</text:p>
          </table:table-cell>
          <table:table-cell table:formula="of:=[$Controls.J$3]* EXP(-(([.$B393]-[$Controls.J$2])^2/(0.6*[$Controls.J$4])))" office:value-type="float" office:value="0.00000558904161212581">
            <text:p>0.000005589</text:p>
          </table:table-cell>
          <table:table-cell table:formula="of:=[$Controls.K$3]* EXP(-(([.$B393]-[$Controls.K$2])^2/(0.6*[$Controls.K$4])))" office:value-type="float" office:value="0.000000998791002529962">
            <text:p>9.98791002529962E-007</text:p>
          </table:table-cell>
          <table:table-cell table:formula="of:=Noise" office:value-type="float" office:value="0.00000368">
            <text:p>3.68E-006</text:p>
          </table:table-cell>
          <table:table-cell table:formula="of:=SUM([.C393:.G393])" office:value-type="float" office:value="0.0000369954729215366">
            <text:p>3.69954729215366E-005</text:p>
          </table:table-cell>
        </table:table-row>
        <table:table-row table:style-name="ro1">
          <table:table-cell table:formula="of:=[.A393]+7.5" office:value-type="float" office:value="9932.5">
            <text:p>9932.5</text:p>
          </table:table-cell>
          <table:table-cell table:formula="of:=[$Controls.$O$1]/[.A394]" office:value-type="float" office:value="1.24842688144979">
            <text:p>1.2484268814</text:p>
          </table:table-cell>
          <table:table-cell table:formula="of:=[$Controls.H$3]* EXP(-(([.$B394]-[$Controls.H$2])^2/(0.6*[$Controls.H$4])))" office:value-type="float" office:value="0.00000799949238493129">
            <text:p>7.99949238493129E-006</text:p>
          </table:table-cell>
          <table:table-cell table:formula="of:=[$Controls.I$3]* EXP(-(([.$B394]-[$Controls.I$2])^2/(0.6*[$Controls.I$4])))" office:value-type="float" office:value="0.000018681479242693">
            <text:p>1.8681479242693E-005</text:p>
          </table:table-cell>
          <table:table-cell table:formula="of:=[$Controls.J$3]* EXP(-(([.$B394]-[$Controls.J$2])^2/(0.6*[$Controls.J$4])))" office:value-type="float" office:value="0.00000554833371001316">
            <text:p>5.54833371001316E-006</text:p>
          </table:table-cell>
          <table:table-cell table:formula="of:=[$Controls.K$3]* EXP(-(([.$B394]-[$Controls.K$2])^2/(0.6*[$Controls.K$4])))" office:value-type="float" office:value="0.000000986730989330568">
            <text:p>9.86730989330568E-007</text:p>
          </table:table-cell>
          <table:table-cell table:formula="of:=Noise" office:value-type="float" office:value="0.00000554">
            <text:p>5.54E-006</text:p>
          </table:table-cell>
          <table:table-cell table:formula="of:=SUM([.C394:.G394])" office:value-type="float" office:value="0.000038756036326968">
            <text:p>0.000038756</text:p>
          </table:table-cell>
        </table:table-row>
        <table:table-row table:style-name="ro1">
          <table:table-cell table:formula="of:=[.A394]+7.5" office:value-type="float" office:value="9940">
            <text:p>9940</text:p>
          </table:table-cell>
          <table:table-cell table:formula="of:=[$Controls.$O$1]/[.A395]" office:value-type="float" office:value="1.24748490945674">
            <text:p>1.2474849095</text:p>
          </table:table-cell>
          <table:table-cell table:formula="of:=[$Controls.H$3]* EXP(-(([.$B395]-[$Controls.H$2])^2/(0.6*[$Controls.H$4])))" office:value-type="float" office:value="0.00000799870252975066">
            <text:p>7.99870252975066E-006</text:p>
          </table:table-cell>
          <table:table-cell table:formula="of:=[$Controls.I$3]* EXP(-(([.$B395]-[$Controls.I$2])^2/(0.6*[$Controls.I$4])))" office:value-type="float" office:value="0.0000186345719491811">
            <text:p>1.86345719491811E-005</text:p>
          </table:table-cell>
          <table:table-cell table:formula="of:=[$Controls.J$3]* EXP(-(([.$B395]-[$Controls.J$2])^2/(0.6*[$Controls.J$4])))" office:value-type="float" office:value="0.00000550773225126725">
            <text:p>5.50773225126725E-006</text:p>
          </table:table-cell>
          <table:table-cell table:formula="of:=[$Controls.K$3]* EXP(-(([.$B395]-[$Controls.K$2])^2/(0.6*[$Controls.K$4])))" office:value-type="float" office:value="0.000000974790076208384">
            <text:p>9.74790076208384E-007</text:p>
          </table:table-cell>
          <table:table-cell table:formula="of:=Noise" office:value-type="float" office:value="0.00000427">
            <text:p>4.27E-006</text:p>
          </table:table-cell>
          <table:table-cell table:formula="of:=SUM([.C395:.G395])" office:value-type="float" office:value="0.0000373857968064074">
            <text:p>3.73857968064074E-005</text:p>
          </table:table-cell>
        </table:table-row>
        <table:table-row table:style-name="ro1">
          <table:table-cell table:formula="of:=[.A395]+7.5" office:value-type="float" office:value="9947.5">
            <text:p>9947.5</text:p>
          </table:table-cell>
          <table:table-cell table:formula="of:=[$Controls.$O$1]/[.A396]" office:value-type="float" office:value="1.24654435787886">
            <text:p>1.2465443579</text:p>
          </table:table-cell>
          <table:table-cell table:formula="of:=[$Controls.H$3]* EXP(-(([.$B396]-[$Controls.H$2])^2/(0.6*[$Controls.H$4])))" office:value-type="float" office:value="0.00000799755084421134">
            <text:p>7.99755084421134E-006</text:p>
          </table:table-cell>
          <table:table-cell table:formula="of:=[$Controls.I$3]* EXP(-(([.$B396]-[$Controls.I$2])^2/(0.6*[$Controls.I$4])))" office:value-type="float" office:value="0.000018587009026898">
            <text:p>0.000018587</text:p>
          </table:table-cell>
          <table:table-cell table:formula="of:=[$Controls.J$3]* EXP(-(([.$B396]-[$Controls.J$2])^2/(0.6*[$Controls.J$4])))" office:value-type="float" office:value="0.00000546724023806451">
            <text:p>5.46724023806451E-006</text:p>
          </table:table-cell>
          <table:table-cell table:formula="of:=[$Controls.K$3]* EXP(-(([.$B396]-[$Controls.K$2])^2/(0.6*[$Controls.K$4])))" office:value-type="float" office:value="0.000000962967626016811">
            <text:p>0.000000963</text:p>
          </table:table-cell>
          <table:table-cell table:formula="of:=Noise" office:value-type="float" office:value="0.00000534">
            <text:p>5.34E-006</text:p>
          </table:table-cell>
          <table:table-cell table:formula="of:=SUM([.C396:.G396])" office:value-type="float" office:value="0.0000383547677351907">
            <text:p>3.83547677351907E-005</text:p>
          </table:table-cell>
        </table:table-row>
        <table:table-row table:style-name="ro1">
          <table:table-cell table:formula="of:=[.A396]+7.5" office:value-type="float" office:value="9955">
            <text:p>9955</text:p>
          </table:table-cell>
          <table:table-cell table:formula="of:=[$Controls.$O$1]/[.A397]" office:value-type="float" office:value="1.24560522350578">
            <text:p>1.2456052235</text:p>
          </table:table-cell>
          <table:table-cell table:formula="of:=[$Controls.H$3]* EXP(-(([.$B397]-[$Controls.H$2])^2/(0.6*[$Controls.H$4])))" office:value-type="float" office:value="0.00000799603912230767">
            <text:p>0.000007996</text:p>
          </table:table-cell>
          <table:table-cell table:formula="of:=[$Controls.I$3]* EXP(-(([.$B397]-[$Controls.I$2])^2/(0.6*[$Controls.I$4])))" office:value-type="float" office:value="0.0000185387997465975">
            <text:p>1.85387997465975E-005</text:p>
          </table:table-cell>
          <table:table-cell table:formula="of:=[$Controls.J$3]* EXP(-(([.$B397]-[$Controls.J$2])^2/(0.6*[$Controls.J$4])))" office:value-type="float" office:value="0.00000542686061275955">
            <text:p>5.42686061275955E-006</text:p>
          </table:table-cell>
          <table:table-cell table:formula="of:=[$Controls.K$3]* EXP(-(([.$B397]-[$Controls.K$2])^2/(0.6*[$Controls.K$4])))" office:value-type="float" office:value="0.000000951262993183879">
            <text:p>9.51262993183879E-007</text:p>
          </table:table-cell>
          <table:table-cell table:formula="of:=Noise" office:value-type="float" office:value="0.0000062">
            <text:p>6.20E-006</text:p>
          </table:table-cell>
          <table:table-cell table:formula="of:=SUM([.C397:.G397])" office:value-type="float" office:value="0.0000391129624748486">
            <text:p>0.000039113</text:p>
          </table:table-cell>
        </table:table-row>
        <table:table-row table:style-name="ro1">
          <table:table-cell table:formula="of:=[.A397]+7.5" office:value-type="float" office:value="9962.5">
            <text:p>9962.5</text:p>
          </table:table-cell>
          <table:table-cell table:formula="of:=[$Controls.$O$1]/[.A398]" office:value-type="float" office:value="1.24466750313676">
            <text:p>1.2446675031</text:p>
          </table:table-cell>
          <table:table-cell table:formula="of:=[$Controls.H$3]* EXP(-(([.$B398]-[$Controls.H$2])^2/(0.6*[$Controls.H$4])))" office:value-type="float" office:value="0.00000799416919817056">
            <text:p>7.99416919817056E-006</text:p>
          </table:table-cell>
          <table:table-cell table:formula="of:=[$Controls.I$3]* EXP(-(([.$B398]-[$Controls.I$2])^2/(0.6*[$Controls.I$4])))" office:value-type="float" office:value="0.0000184899533905252">
            <text:p>0.00001849</text:p>
          </table:table-cell>
          <table:table-cell table:formula="of:=[$Controls.J$3]* EXP(-(([.$B398]-[$Controls.J$2])^2/(0.6*[$Controls.J$4])))" office:value-type="float" office:value="0.00000538659625820454">
            <text:p>5.38659625820454E-006</text:p>
          </table:table-cell>
          <table:table-cell table:formula="of:=[$Controls.K$3]* EXP(-(([.$B398]-[$Controls.K$2])^2/(0.6*[$Controls.K$4])))" office:value-type="float" office:value="0.000000939675524040725">
            <text:p>9.39675524040725E-007</text:p>
          </table:table-cell>
          <table:table-cell table:formula="of:=Noise" office:value-type="float" office:value="0.00000545">
            <text:p>5.45E-006</text:p>
          </table:table-cell>
          <table:table-cell table:formula="of:=SUM([.C398:.G398])" office:value-type="float" office:value="0.000038260394370941">
            <text:p>3.8260394370941E-005</text:p>
          </table:table-cell>
        </table:table-row>
        <table:table-row table:style-name="ro1">
          <table:table-cell table:formula="of:=[.A398]+7.5" office:value-type="float" office:value="9970">
            <text:p>9970</text:p>
          </table:table-cell>
          <table:table-cell table:formula="of:=[$Controls.$O$1]/[.A399]" office:value-type="float" office:value="1.24373119358074">
            <text:p>1.2437311936</text:p>
          </table:table-cell>
          <table:table-cell table:formula="of:=[$Controls.H$3]* EXP(-(([.$B399]-[$Controls.H$2])^2/(0.6*[$Controls.H$4])))" office:value-type="float" office:value="0.00000799194294533361">
            <text:p>7.99194294533361E-006</text:p>
          </table:table-cell>
          <table:table-cell table:formula="of:=[$Controls.I$3]* EXP(-(([.$B399]-[$Controls.I$2])^2/(0.6*[$Controls.I$4])))" office:value-type="float" office:value="0.000018440479250361">
            <text:p>1.8440479250361E-005</text:p>
          </table:table-cell>
          <table:table-cell table:formula="of:=[$Controls.J$3]* EXP(-(([.$B399]-[$Controls.J$2])^2/(0.6*[$Controls.J$4])))" office:value-type="float" office:value="0.00000534644999807961">
            <text:p>5.34644999807961E-006</text:p>
          </table:table-cell>
          <table:table-cell table:formula="of:=[$Controls.K$3]* EXP(-(([.$B399]-[$Controls.K$2])^2/(0.6*[$Controls.K$4])))" office:value-type="float" office:value="0.000000928204557144898">
            <text:p>9.28204557144898E-007</text:p>
          </table:table-cell>
          <table:table-cell table:formula="of:=Noise" office:value-type="float" office:value="0.00000209">
            <text:p>2.09E-006</text:p>
          </table:table-cell>
          <table:table-cell table:formula="of:=SUM([.C399:.G399])" office:value-type="float" office:value="0.0000347970767509191">
            <text:p>3.47970767509191E-005</text:p>
          </table:table-cell>
        </table:table-row>
        <table:table-row table:style-name="ro1">
          <table:table-cell table:formula="of:=[.A399]+7.5" office:value-type="float" office:value="9977.5">
            <text:p>9977.5</text:p>
          </table:table-cell>
          <table:table-cell table:formula="of:=[$Controls.$O$1]/[.A400]" office:value-type="float" office:value="1.24279629165623">
            <text:p>1.2427962917</text:p>
          </table:table-cell>
          <table:table-cell table:formula="of:=[$Controls.H$3]* EXP(-(([.$B400]-[$Controls.H$2])^2/(0.6*[$Controls.H$4])))" office:value-type="float" office:value="0.00000798936227599746">
            <text:p>7.98936227599746E-006</text:p>
          </table:table-cell>
          <table:table-cell table:formula="of:=[$Controls.I$3]* EXP(-(([.$B400]-[$Controls.I$2])^2/(0.6*[$Controls.I$4])))" office:value-type="float" office:value="0.0000183903866251885">
            <text:p>1.83903866251885E-005</text:p>
          </table:table-cell>
          <table:table-cell table:formula="of:=[$Controls.J$3]* EXP(-(([.$B400]-[$Controls.J$2])^2/(0.6*[$Controls.J$4])))" office:value-type="float" office:value="0.00000530642459723397">
            <text:p>5.30642459723397E-006</text:p>
          </table:table-cell>
          <table:table-cell table:formula="of:=[$Controls.K$3]* EXP(-(([.$B400]-[$Controls.K$2])^2/(0.6*[$Controls.K$4])))" office:value-type="float" office:value="0.000000916849423598511">
            <text:p>9.16849423598511E-007</text:p>
          </table:table-cell>
          <table:table-cell table:formula="of:=Noise" office:value-type="float" office:value="0.0000029">
            <text:p>2.90E-006</text:p>
          </table:table-cell>
          <table:table-cell table:formula="of:=SUM([.C400:.G400])" office:value-type="float" office:value="0.0000355030229220184">
            <text:p>0.000035503</text:p>
          </table:table-cell>
        </table:table-row>
        <table:table-row table:style-name="ro1">
          <table:table-cell table:formula="of:=[.A400]+7.5" office:value-type="float" office:value="9985">
            <text:p>9985</text:p>
          </table:table-cell>
          <table:table-cell table:formula="of:=[$Controls.$O$1]/[.A401]" office:value-type="float" office:value="1.24186279419129">
            <text:p>1.2418627942</text:p>
          </table:table-cell>
          <table:table-cell table:formula="of:=[$Controls.H$3]* EXP(-(([.$B401]-[$Controls.H$2])^2/(0.6*[$Controls.H$4])))" office:value-type="float" office:value="0.00000798642914029239">
            <text:p>7.98642914029239E-006</text:p>
          </table:table-cell>
          <table:table-cell table:formula="of:=[$Controls.I$3]* EXP(-(([.$B401]-[$Controls.I$2])^2/(0.6*[$Controls.I$4])))" office:value-type="float" office:value="0.0000183396848194892">
            <text:p>1.83396848194892E-005</text:p>
          </table:table-cell>
          <table:table-cell table:formula="of:=[$Controls.J$3]* EXP(-(([.$B401]-[$Controls.J$2])^2/(0.6*[$Controls.J$4])))" office:value-type="float" office:value="0.00000526652276203729">
            <text:p>5.26652276203729E-006</text:p>
          </table:table-cell>
          <table:table-cell table:formula="of:=[$Controls.K$3]* EXP(-(([.$B401]-[$Controls.K$2])^2/(0.6*[$Controls.K$4])))" office:value-type="float" office:value="0.000000905609447361258">
            <text:p>9.05609447361258E-007</text:p>
          </table:table-cell>
          <table:table-cell table:formula="of:=Noise" office:value-type="float" office:value="0.0000041">
            <text:p>4.10E-006</text:p>
          </table:table-cell>
          <table:table-cell table:formula="of:=SUM([.C401:.G401])" office:value-type="float" office:value="0.0000365982461691802">
            <text:p>3.65982461691802E-005</text:p>
          </table:table-cell>
        </table:table-row>
        <table:table-row table:style-name="ro1">
          <table:table-cell table:formula="of:=[.A401]+7.5" office:value-type="float" office:value="9992.5">
            <text:p>9992.5</text:p>
          </table:table-cell>
          <table:table-cell table:formula="of:=[$Controls.$O$1]/[.A402]" office:value-type="float" office:value="1.24093069802352">
            <text:p>1.240930698</text:p>
          </table:table-cell>
          <table:table-cell table:formula="of:=[$Controls.H$3]* EXP(-(([.$B402]-[$Controls.H$2])^2/(0.6*[$Controls.H$4])))" office:value-type="float" office:value="0.00000798314552553973">
            <text:p>7.98314552553973E-006</text:p>
          </table:table-cell>
          <table:table-cell table:formula="of:=[$Controls.I$3]* EXP(-(([.$B402]-[$Controls.I$2])^2/(0.6*[$Controls.I$4])))" office:value-type="float" office:value="0.0000182883831411637">
            <text:p>1.82883831411637E-005</text:p>
          </table:table-cell>
          <table:table-cell table:formula="of:=[$Controls.J$3]* EXP(-(([.$B402]-[$Controls.J$2])^2/(0.6*[$Controls.J$4])))" office:value-type="float" office:value="0.00000522674714074111">
            <text:p>5.22674714074111E-006</text:p>
          </table:table-cell>
          <table:table-cell table:formula="of:=[$Controls.K$3]* EXP(-(([.$B402]-[$Controls.K$2])^2/(0.6*[$Controls.K$4])))" office:value-type="float" office:value="0.000000894483945558287">
            <text:p>8.94483945558287E-007</text:p>
          </table:table-cell>
          <table:table-cell table:formula="of:=Noise" office:value-type="float" office:value="0.0000058">
            <text:p>5.80E-006</text:p>
          </table:table-cell>
          <table:table-cell table:formula="of:=SUM([.C402:.G402])" office:value-type="float" office:value="0.0000381927597530028">
            <text:p>3.81927597530028E-005</text:p>
          </table:table-cell>
        </table:table-row>
        <table:table-row table:style-name="ro1">
          <table:table-cell table:formula="of:=[.A402]+7.5" office:value-type="float" office:value="10000">
            <text:p>10000</text:p>
          </table:table-cell>
          <table:table-cell table:formula="of:=[$Controls.$O$1]/[.A403]" office:value-type="float" office:value="1.24">
            <text:p>1.24</text:p>
          </table:table-cell>
          <table:table-cell table:formula="of:=[$Controls.H$3]* EXP(-(([.$B403]-[$Controls.H$2])^2/(0.6*[$Controls.H$4])))" office:value-type="float" office:value="0.00000797951345551208">
            <text:p>7.97951345551208E-006</text:p>
          </table:table-cell>
          <table:table-cell table:formula="of:=[$Controls.I$3]* EXP(-(([.$B403]-[$Controls.I$2])^2/(0.6*[$Controls.I$4])))" office:value-type="float" office:value="0.0000182364908995783">
            <text:p>1.82364908995783E-005</text:p>
          </table:table-cell>
          <table:table-cell table:formula="of:=[$Controls.J$3]* EXP(-(([.$B403]-[$Controls.J$2])^2/(0.6*[$Controls.J$4])))" office:value-type="float" office:value="0.00000518710032384994">
            <text:p>5.18710032384994E-006</text:p>
          </table:table-cell>
          <table:table-cell table:formula="of:=[$Controls.K$3]* EXP(-(([.$B403]-[$Controls.K$2])^2/(0.6*[$Controls.K$4])))" office:value-type="float" office:value="0.000000883472228782984">
            <text:p>8.83472228782984E-007</text:p>
          </table:table-cell>
          <table:table-cell table:formula="of:=Noise" office:value-type="float" office:value="0.00003576">
            <text:p>3.58E-005</text:p>
          </table:table-cell>
          <table:table-cell table:formula="of:=SUM([.C403:.G403])" office:value-type="float" office:value="0.0000680465769077233">
            <text:p>6.80465769077233E-005</text:p>
          </table:table-cell>
        </table:table-row>
        <table:table-row table:style-name="ro1">
          <table:table-cell table:formula="of:=[.A403]+7.5" office:value-type="float" office:value="10007.5">
            <text:p>10007.5</text:p>
          </table:table-cell>
          <table:table-cell table:formula="of:=[$Controls.$O$1]/[.A404]" office:value-type="float" office:value="1.23907069697727">
            <text:p>1.239070697</text:p>
          </table:table-cell>
          <table:table-cell table:formula="of:=[$Controls.H$3]* EXP(-(([.$B404]-[$Controls.H$2])^2/(0.6*[$Controls.H$4])))" office:value-type="float" office:value="0.00000797553498969273">
            <text:p>7.97553498969273E-006</text:p>
          </table:table-cell>
          <table:table-cell table:formula="of:=[$Controls.I$3]* EXP(-(([.$B404]-[$Controls.I$2])^2/(0.6*[$Controls.I$4])))" office:value-type="float" office:value="0.0000181840174036397">
            <text:p>0.000018184</text:p>
          </table:table-cell>
          <table:table-cell table:formula="of:=[$Controls.J$3]* EXP(-(([.$B404]-[$Controls.J$2])^2/(0.6*[$Controls.J$4])))" office:value-type="float" office:value="0.00000514758484450164">
            <text:p>5.14758484450164E-006</text:p>
          </table:table-cell>
          <table:table-cell table:formula="of:=[$Controls.K$3]* EXP(-(([.$B404]-[$Controls.K$2])^2/(0.6*[$Controls.K$4])))" office:value-type="float" office:value="0.000000872573601394653">
            <text:p>8.72573601394653E-007</text:p>
          </table:table-cell>
          <table:table-cell table:formula="of:=Noise" office:value-type="float" office:value="0.00000469">
            <text:p>4.69E-006</text:p>
          </table:table-cell>
          <table:table-cell table:formula="of:=SUM([.C404:.G404])" office:value-type="float" office:value="0.0000368697108392287">
            <text:p>3.68697108392287E-005</text:p>
          </table:table-cell>
        </table:table-row>
        <table:table-row table:style-name="ro1">
          <table:table-cell table:formula="of:=[.A404]+7.5" office:value-type="float" office:value="10015">
            <text:p>10015</text:p>
          </table:table-cell>
          <table:table-cell table:formula="of:=[$Controls.$O$1]/[.A405]" office:value-type="float" office:value="1.23814278582127">
            <text:p>1.2381427858</text:p>
          </table:table-cell>
          <table:table-cell table:formula="of:=[$Controls.H$3]* EXP(-(([.$B405]-[$Controls.H$2])^2/(0.6*[$Controls.H$4])))" office:value-type="float" office:value="0.00000797121222253444">
            <text:p>7.97121222253444E-006</text:p>
          </table:table-cell>
          <table:table-cell table:formula="of:=[$Controls.I$3]* EXP(-(([.$B405]-[$Controls.I$2])^2/(0.6*[$Controls.I$4])))" office:value-type="float" office:value="0.0000181309719598951">
            <text:p>0.000018131</text:p>
          </table:table-cell>
          <table:table-cell table:formula="of:=[$Controls.J$3]* EXP(-(([.$B405]-[$Controls.J$2])^2/(0.6*[$Controls.J$4])))" office:value-type="float" office:value="0.00000510820317885684">
            <text:p>5.10820317885684E-006</text:p>
          </table:table-cell>
          <table:table-cell table:formula="of:=[$Controls.K$3]* EXP(-(([.$B405]-[$Controls.K$2])^2/(0.6*[$Controls.K$4])))" office:value-type="float" office:value="0.000000861787361811121">
            <text:p>8.61787361811121E-007</text:p>
          </table:table-cell>
          <table:table-cell table:formula="of:=Noise" office:value-type="float" office:value="0.00000593">
            <text:p>5.93E-006</text:p>
          </table:table-cell>
          <table:table-cell table:formula="of:=SUM([.C405:.G405])" office:value-type="float" office:value="0.0000380021747230975">
            <text:p>3.80021747230975E-005</text:p>
          </table:table-cell>
        </table:table-row>
        <table:table-row table:style-name="ro1">
          <table:table-cell table:formula="of:=[.A405]+7.5" office:value-type="float" office:value="10022.5">
            <text:p>10022.5</text:p>
          </table:table-cell>
          <table:table-cell table:formula="of:=[$Controls.$O$1]/[.A406]" office:value-type="float" office:value="1.23721626340733">
            <text:p>1.2372162634</text:p>
          </table:table-cell>
          <table:table-cell table:formula="of:=[$Controls.H$3]* EXP(-(([.$B406]-[$Controls.H$2])^2/(0.6*[$Controls.H$4])))" office:value-type="float" office:value="0.00000796654728271794">
            <text:p>7.96654728271794E-006</text:p>
          </table:table-cell>
          <table:table-cell table:formula="of:=[$Controls.I$3]* EXP(-(([.$B406]-[$Controls.I$2])^2/(0.6*[$Controls.I$4])))" office:value-type="float" office:value="0.0000180773638706598">
            <text:p>1.80773638706598E-005</text:p>
          </table:table-cell>
          <table:table-cell table:formula="of:=[$Controls.J$3]* EXP(-(([.$B406]-[$Controls.J$2])^2/(0.6*[$Controls.J$4])))" office:value-type="float" office:value="0.00000506895774649707">
            <text:p>0.000005069</text:p>
          </table:table-cell>
          <table:table-cell table:formula="of:=[$Controls.K$3]* EXP(-(([.$B406]-[$Controls.K$2])^2/(0.6*[$Controls.K$4])))" office:value-type="float" office:value="0.000000851112802796319">
            <text:p>8.51112802796319E-007</text:p>
          </table:table-cell>
          <table:table-cell table:formula="of:=Noise" office:value-type="float" office:value="0.00000446">
            <text:p>4.46E-006</text:p>
          </table:table-cell>
          <table:table-cell table:formula="of:=SUM([.C406:.G406])" office:value-type="float" office:value="0.0000364239817026711">
            <text:p>0.000036424</text:p>
          </table:table-cell>
        </table:table-row>
        <table:table-row table:style-name="ro1">
          <table:table-cell table:formula="of:=[.A406]+7.5" office:value-type="float" office:value="10030">
            <text:p>10030</text:p>
          </table:table-cell>
          <table:table-cell table:formula="of:=[$Controls.$O$1]/[.A407]" office:value-type="float" office:value="1.23629112662014">
            <text:p>1.2362911266</text:p>
          </table:table-cell>
          <table:table-cell table:formula="of:=[$Controls.H$3]* EXP(-(([.$B407]-[$Controls.H$2])^2/(0.6*[$Controls.H$4])))" office:value-type="float" office:value="0.0000079615423324102">
            <text:p>7.9615423324102E-006</text:p>
          </table:table-cell>
          <table:table-cell table:formula="of:=[$Controls.I$3]* EXP(-(([.$B407]-[$Controls.I$2])^2/(0.6*[$Controls.I$4])))" office:value-type="float" office:value="0.0000180232024321725">
            <text:p>1.80232024321725E-005</text:p>
          </table:table-cell>
          <table:table-cell table:formula="of:=[$Controls.J$3]* EXP(-(([.$B407]-[$Controls.J$2])^2/(0.6*[$Controls.J$4])))" office:value-type="float" office:value="0.00000502985091083121">
            <text:p>5.02985091083121E-006</text:p>
          </table:table-cell>
          <table:table-cell table:formula="of:=[$Controls.K$3]* EXP(-(([.$B407]-[$Controls.K$2])^2/(0.6*[$Controls.K$4])))" office:value-type="float" office:value="0.000000840549211742803">
            <text:p>8.40549211742803E-007</text:p>
          </table:table-cell>
          <table:table-cell table:formula="of:=Noise" office:value-type="float" office:value="0.000005">
            <text:p>5.00E-006</text:p>
          </table:table-cell>
          <table:table-cell table:formula="of:=SUM([.C407:.G407])" office:value-type="float" office:value="0.0000368551448871568">
            <text:p>3.68551448871568E-005</text:p>
          </table:table-cell>
        </table:table-row>
        <table:table-row table:style-name="ro1">
          <table:table-cell table:formula="of:=[.A407]+7.5" office:value-type="float" office:value="10037.5">
            <text:p>10037.5</text:p>
          </table:table-cell>
          <table:table-cell table:formula="of:=[$Controls.$O$1]/[.A408]" office:value-type="float" office:value="1.23536737235367">
            <text:p>1.2353673724</text:p>
          </table:table-cell>
          <table:table-cell table:formula="of:=[$Controls.H$3]* EXP(-(([.$B408]-[$Controls.H$2])^2/(0.6*[$Controls.H$4])))" office:value-type="float" office:value="0.00000795619956652295">
            <text:p>7.95619956652295E-006</text:p>
          </table:table-cell>
          <table:table-cell table:formula="of:=[$Controls.I$3]* EXP(-(([.$B408]-[$Controls.I$2])^2/(0.6*[$Controls.I$4])))" office:value-type="float" office:value="0.0000179684969327773">
            <text:p>1.79684969327773E-005</text:p>
          </table:table-cell>
          <table:table-cell table:formula="of:=[$Controls.J$3]* EXP(-(([.$B408]-[$Controls.J$2])^2/(0.6*[$Controls.J$4])))" office:value-type="float" office:value="0.0000049908849795101">
            <text:p>4.9908849795101E-006</text:p>
          </table:table-cell>
          <table:table-cell table:formula="of:=[$Controls.K$3]* EXP(-(([.$B408]-[$Controls.K$2])^2/(0.6*[$Controls.K$4])))" office:value-type="float" office:value="0.000000830095870949316">
            <text:p>8.30095870949316E-007</text:p>
          </table:table-cell>
          <table:table-cell table:formula="of:=Noise" office:value-type="float" office:value="0.00000444">
            <text:p>4.44E-006</text:p>
          </table:table-cell>
          <table:table-cell table:formula="of:=SUM([.C408:.G408])" office:value-type="float" office:value="0.0000361856773497597">
            <text:p>3.61856773497597E-005</text:p>
          </table:table-cell>
        </table:table-row>
        <table:table-row table:style-name="ro1">
          <table:table-cell table:formula="of:=[.A408]+7.5" office:value-type="float" office:value="10045">
            <text:p>10045</text:p>
          </table:table-cell>
          <table:table-cell table:formula="of:=[$Controls.$O$1]/[.A409]" office:value-type="float" office:value="1.2344449975112">
            <text:p>1.2344449975</text:p>
          </table:table-cell>
          <table:table-cell table:formula="of:=[$Controls.H$3]* EXP(-(([.$B409]-[$Controls.H$2])^2/(0.6*[$Controls.H$4])))" office:value-type="float" office:value="0.00000795052121197142">
            <text:p>7.95052121197142E-006</text:p>
          </table:table-cell>
          <table:table-cell table:formula="of:=[$Controls.I$3]* EXP(-(([.$B409]-[$Controls.I$2])^2/(0.6*[$Controls.I$4])))" office:value-type="float" office:value="0.000017913256651133">
            <text:p>1.7913256651133E-005</text:p>
          </table:table-cell>
          <table:table-cell table:formula="of:=[$Controls.J$3]* EXP(-(([.$B409]-[$Controls.J$2])^2/(0.6*[$Controls.J$4])))" office:value-type="float" office:value="0.00000495206220484874">
            <text:p>4.95206220484874E-006</text:p>
          </table:table-cell>
          <table:table-cell table:formula="of:=[$Controls.K$3]* EXP(-(([.$B409]-[$Controls.K$2])^2/(0.6*[$Controls.K$4])))" office:value-type="float" office:value="0.000000819752057893333">
            <text:p>8.19752057893333E-007</text:p>
          </table:table-cell>
          <table:table-cell table:formula="of:=Noise" office:value-type="float" office:value="0.00000652">
            <text:p>6.52E-006</text:p>
          </table:table-cell>
          <table:table-cell table:formula="of:=SUM([.C409:.G409])" office:value-type="float" office:value="0.0000381555921258465">
            <text:p>3.81555921258465E-005</text:p>
          </table:table-cell>
        </table:table-row>
        <table:table-row table:style-name="ro1">
          <table:table-cell table:formula="of:=[.A409]+7.5" office:value-type="float" office:value="10052.5">
            <text:p>10052.5</text:p>
          </table:table-cell>
          <table:table-cell table:formula="of:=[$Controls.$O$1]/[.A410]" office:value-type="float" office:value="1.23352399900522">
            <text:p>1.233523999</text:p>
          </table:table-cell>
          <table:table-cell table:formula="of:=[$Controls.H$3]* EXP(-(([.$B410]-[$Controls.H$2])^2/(0.6*[$Controls.H$4])))" office:value-type="float" office:value="0.00000794450952693371">
            <text:p>7.94450952693371E-006</text:p>
          </table:table-cell>
          <table:table-cell table:formula="of:=[$Controls.I$3]* EXP(-(([.$B410]-[$Controls.I$2])^2/(0.6*[$Controls.I$4])))" office:value-type="float" office:value="0.000017857490854451">
            <text:p>1.7857490854451E-005</text:p>
          </table:table-cell>
          <table:table-cell table:formula="of:=[$Controls.J$3]* EXP(-(([.$B410]-[$Controls.J$2])^2/(0.6*[$Controls.J$4])))" office:value-type="float" office:value="0.00000491338478425611">
            <text:p>4.91338478425611E-006</text:p>
          </table:table-cell>
          <table:table-cell table:formula="of:=[$Controls.K$3]* EXP(-(([.$B410]-[$Controls.K$2])^2/(0.6*[$Controls.K$4])))" office:value-type="float" office:value="0.00000080951704549871">
            <text:p>8.0951704549871E-007</text:p>
          </table:table-cell>
          <table:table-cell table:formula="of:=Noise" office:value-type="float" office:value="0.000005">
            <text:p>5.00E-006</text:p>
          </table:table-cell>
          <table:table-cell table:formula="of:=SUM([.C410:.G410])" office:value-type="float" office:value="0.0000365249022111395">
            <text:p>3.65249022111395E-005</text:p>
          </table:table-cell>
        </table:table-row>
        <table:table-row table:style-name="ro1">
          <table:table-cell table:formula="of:=[.A410]+7.5" office:value-type="float" office:value="10060">
            <text:p>10060</text:p>
          </table:table-cell>
          <table:table-cell table:formula="of:=[$Controls.$O$1]/[.A411]" office:value-type="float" office:value="1.23260437375746">
            <text:p>1.2326043738</text:p>
          </table:table-cell>
          <table:table-cell table:formula="of:=[$Controls.H$3]* EXP(-(([.$B411]-[$Controls.H$2])^2/(0.6*[$Controls.H$4])))" office:value-type="float" office:value="0.000007938166800111">
            <text:p>7.938166800111E-006</text:p>
          </table:table-cell>
          <table:table-cell table:formula="of:=[$Controls.I$3]* EXP(-(([.$B411]-[$Controls.I$2])^2/(0.6*[$Controls.I$4])))" office:value-type="float" office:value="0.0000178012087967597">
            <text:p>1.78012087967597E-005</text:p>
          </table:table-cell>
          <table:table-cell table:formula="of:=[$Controls.J$3]* EXP(-(([.$B411]-[$Controls.J$2])^2/(0.6*[$Controls.J$4])))" office:value-type="float" office:value="0.00000487485486067203">
            <text:p>4.87485486067203E-006</text:p>
          </table:table-cell>
          <table:table-cell table:formula="of:=[$Controls.K$3]* EXP(-(([.$B411]-[$Controls.K$2])^2/(0.6*[$Controls.K$4])))" office:value-type="float" office:value="0.000000799390102398376">
            <text:p>7.99390102398376E-007</text:p>
          </table:table-cell>
          <table:table-cell table:formula="of:=Noise" office:value-type="float" office:value="0.00000512">
            <text:p>5.12E-006</text:p>
          </table:table-cell>
          <table:table-cell table:formula="of:=SUM([.C411:.G411])" office:value-type="float" office:value="0.0000365336205599411">
            <text:p>3.65336205599411E-005</text:p>
          </table:table-cell>
        </table:table-row>
        <table:table-row table:style-name="ro1">
          <table:table-cell table:formula="of:=[.A411]+7.5" office:value-type="float" office:value="10067.5">
            <text:p>10067.5</text:p>
          </table:table-cell>
          <table:table-cell table:formula="of:=[$Controls.$O$1]/[.A412]" office:value-type="float" office:value="1.23168611869878">
            <text:p>1.2316861187</text:p>
          </table:table-cell>
          <table:table-cell table:formula="of:=[$Controls.H$3]* EXP(-(([.$B412]-[$Controls.H$2])^2/(0.6*[$Controls.H$4])))" office:value-type="float" office:value="0.00000793149534998866">
            <text:p>7.93149534998866E-006</text:p>
          </table:table-cell>
          <table:table-cell table:formula="of:=[$Controls.I$3]* EXP(-(([.$B412]-[$Controls.I$2])^2/(0.6*[$Controls.I$4])))" office:value-type="float" office:value="0.0000177444197171979">
            <text:p>1.77444197171979E-005</text:p>
          </table:table-cell>
          <table:table-cell table:formula="of:=[$Controls.J$3]* EXP(-(([.$B412]-[$Controls.J$2])^2/(0.6*[$Controls.J$4])))" office:value-type="float" office:value="0.00000483647452301087">
            <text:p>4.83647452301087E-006</text:p>
          </table:table-cell>
          <table:table-cell table:formula="of:=[$Controls.K$3]* EXP(-(([.$B412]-[$Controls.K$2])^2/(0.6*[$Controls.K$4])))" office:value-type="float" office:value="0.000000789370493192167">
            <text:p>7.89370493192167E-007</text:p>
          </table:table-cell>
          <table:table-cell table:formula="of:=Noise" office:value-type="float" office:value="0.000005">
            <text:p>5.00E-006</text:p>
          </table:table-cell>
          <table:table-cell table:formula="of:=SUM([.C412:.G412])" office:value-type="float" office:value="0.0000363017600833896">
            <text:p>3.63017600833896E-005</text:p>
          </table:table-cell>
        </table:table-row>
        <table:table-row table:style-name="ro1">
          <table:table-cell table:formula="of:=[.A412]+7.5" office:value-type="float" office:value="10075">
            <text:p>10075</text:p>
          </table:table-cell>
          <table:table-cell table:formula="of:=[$Controls.$O$1]/[.A413]" office:value-type="float" office:value="1.23076923076923">
            <text:p>1.2307692308</text:p>
          </table:table-cell>
          <table:table-cell table:formula="of:=[$Controls.H$3]* EXP(-(([.$B413]-[$Controls.H$2])^2/(0.6*[$Controls.H$4])))" office:value-type="float" office:value="0.00000792449752409869">
            <text:p>7.92449752409869E-006</text:p>
          </table:table-cell>
          <table:table-cell table:formula="of:=[$Controls.I$3]* EXP(-(([.$B413]-[$Controls.I$2])^2/(0.6*[$Controls.I$4])))" office:value-type="float" office:value="0.000017687132838335">
            <text:p>1.7687132838335E-005</text:p>
          </table:table-cell>
          <table:table-cell table:formula="of:=[$Controls.J$3]* EXP(-(([.$B413]-[$Controls.J$2])^2/(0.6*[$Controls.J$4])))" office:value-type="float" office:value="0.00000479824580661182">
            <text:p>4.79824580661182E-006</text:p>
          </table:table-cell>
          <table:table-cell table:formula="of:=[$Controls.K$3]* EXP(-(([.$B413]-[$Controls.K$2])^2/(0.6*[$Controls.K$4])))" office:value-type="float" office:value="0.000000779457478699794">
            <text:p>7.79457478699794E-007</text:p>
          </table:table-cell>
          <table:table-cell table:formula="of:=Noise" office:value-type="float" office:value="0.00000441">
            <text:p>4.41E-006</text:p>
          </table:table-cell>
          <table:table-cell table:formula="of:=SUM([.C413:.G413])" office:value-type="float" office:value="0.0000355993336477453">
            <text:p>3.55993336477453E-005</text:p>
          </table:table-cell>
        </table:table-row>
        <table:table-row table:style-name="ro1">
          <table:table-cell table:formula="of:=[.A413]+7.5" office:value-type="float" office:value="10082.5">
            <text:p>10082.5</text:p>
          </table:table-cell>
          <table:table-cell table:formula="of:=[$Controls.$O$1]/[.A414]" office:value-type="float" office:value="1.22985370691793">
            <text:p>1.2298537069</text:p>
          </table:table-cell>
          <table:table-cell table:formula="of:=[$Controls.H$3]* EXP(-(([.$B414]-[$Controls.H$2])^2/(0.6*[$Controls.H$4])))" office:value-type="float" office:value="0.00000791717569828356">
            <text:p>7.91717569828356E-006</text:p>
          </table:table-cell>
          <table:table-cell table:formula="of:=[$Controls.I$3]* EXP(-(([.$B414]-[$Controls.I$2])^2/(0.6*[$Controls.I$4])))" office:value-type="float" office:value="0.0000176293573645205">
            <text:p>1.76293573645205E-005</text:p>
          </table:table-cell>
          <table:table-cell table:formula="of:=[$Controls.J$3]* EXP(-(([.$B414]-[$Controls.J$2])^2/(0.6*[$Controls.J$4])))" office:value-type="float" office:value="0.00000476017069369552">
            <text:p>4.76017069369552E-006</text:p>
          </table:table-cell>
          <table:table-cell table:formula="of:=[$Controls.K$3]* EXP(-(([.$B414]-[$Controls.K$2])^2/(0.6*[$Controls.K$4])))" office:value-type="float" office:value="0.000000769650316209008">
            <text:p>7.69650316209008E-007</text:p>
          </table:table-cell>
          <table:table-cell table:formula="of:=Noise" office:value-type="float" office:value="0.000005">
            <text:p>5.00E-006</text:p>
          </table:table-cell>
          <table:table-cell table:formula="of:=SUM([.C414:.G414])" office:value-type="float" office:value="0.0000360763540727086">
            <text:p>3.60763540727086E-005</text:p>
          </table:table-cell>
        </table:table-row>
        <table:table-row table:style-name="ro1">
          <table:table-cell table:formula="of:=[.A414]+7.5" office:value-type="float" office:value="10090">
            <text:p>10090</text:p>
          </table:table-cell>
          <table:table-cell table:formula="of:=[$Controls.$O$1]/[.A415]" office:value-type="float" office:value="1.22893954410307">
            <text:p>1.2289395441</text:p>
          </table:table-cell>
          <table:table-cell table:formula="of:=[$Controls.H$3]* EXP(-(([.$B415]-[$Controls.H$2])^2/(0.6*[$Controls.H$4])))" office:value-type="float" office:value="0.00000790953227596171">
            <text:p>7.90953227596171E-006</text:p>
          </table:table-cell>
          <table:table-cell table:formula="of:=[$Controls.I$3]* EXP(-(([.$B415]-[$Controls.I$2])^2/(0.6*[$Controls.I$4])))" office:value-type="float" office:value="0.0000175711024802603">
            <text:p>1.75711024802603E-005</text:p>
          </table:table-cell>
          <table:table-cell table:formula="of:=[$Controls.J$3]* EXP(-(([.$B415]-[$Controls.J$2])^2/(0.6*[$Controls.J$4])))" office:value-type="float" office:value="0.00000472225111382649">
            <text:p>4.72225111382649E-006</text:p>
          </table:table-cell>
          <table:table-cell table:formula="of:=[$Controls.K$3]* EXP(-(([.$B415]-[$Controls.K$2])^2/(0.6*[$Controls.K$4])))" office:value-type="float" office:value="0.000000759948259718961">
            <text:p>7.59948259718961E-007</text:p>
          </table:table-cell>
          <table:table-cell table:formula="of:=Noise" office:value-type="float" office:value="0.0000043">
            <text:p>4.30E-006</text:p>
          </table:table-cell>
          <table:table-cell table:formula="of:=SUM([.C415:.G415])" office:value-type="float" office:value="0.0000352628341297674">
            <text:p>3.52628341297674E-005</text:p>
          </table:table-cell>
        </table:table-row>
        <table:table-row table:style-name="ro1">
          <table:table-cell table:formula="of:=[.A415]+7.5" office:value-type="float" office:value="10097.5">
            <text:p>10097.5</text:p>
          </table:table-cell>
          <table:table-cell table:formula="of:=[$Controls.$O$1]/[.A416]" office:value-type="float" office:value="1.2280267392919">
            <text:p>1.2280267393</text:p>
          </table:table-cell>
          <table:table-cell table:formula="of:=[$Controls.H$3]* EXP(-(([.$B416]-[$Controls.H$2])^2/(0.6*[$Controls.H$4])))" office:value-type="float" office:value="0.00000790156968739485">
            <text:p>7.90156968739485E-006</text:p>
          </table:table-cell>
          <table:table-cell table:formula="of:=[$Controls.I$3]* EXP(-(([.$B416]-[$Controls.I$2])^2/(0.6*[$Controls.I$4])))" office:value-type="float" office:value="0.0000175123773486219">
            <text:p>1.75123773486219E-005</text:p>
          </table:table-cell>
          <table:table-cell table:formula="of:=[$Controls.J$3]* EXP(-(([.$B416]-[$Controls.J$2])^2/(0.6*[$Controls.J$4])))" office:value-type="float" office:value="0.00000468448894438139">
            <text:p>4.68448894438139E-006</text:p>
          </table:table-cell>
          <table:table-cell table:formula="of:=[$Controls.K$3]* EXP(-(([.$B416]-[$Controls.K$2])^2/(0.6*[$Controls.K$4])))" office:value-type="float" office:value="0.000000750350560178838">
            <text:p>7.50350560178838E-007</text:p>
          </table:table-cell>
          <table:table-cell table:formula="of:=Noise" office:value-type="float" office:value="0.00000567">
            <text:p>5.67E-006</text:p>
          </table:table-cell>
          <table:table-cell table:formula="of:=SUM([.C416:.G416])" office:value-type="float" office:value="0.000036518786540577">
            <text:p>3.6518786540577E-005</text:p>
          </table:table-cell>
        </table:table-row>
        <table:table-row table:style-name="ro1">
          <table:table-cell table:formula="of:=[.A416]+7.5" office:value-type="float" office:value="10105">
            <text:p>10105</text:p>
          </table:table-cell>
          <table:table-cell table:formula="of:=[$Controls.$O$1]/[.A417]" office:value-type="float" office:value="1.22711528946066">
            <text:p>1.2271152895</text:p>
          </table:table-cell>
          <table:table-cell table:formula="of:=[$Controls.H$3]* EXP(-(([.$B417]-[$Controls.H$2])^2/(0.6*[$Controls.H$4])))" office:value-type="float" office:value="0.00000789329038895739">
            <text:p>7.89329038895739E-006</text:p>
          </table:table-cell>
          <table:table-cell table:formula="of:=[$Controls.I$3]* EXP(-(([.$B417]-[$Controls.I$2])^2/(0.6*[$Controls.I$4])))" office:value-type="float" office:value="0.0000174531911096678">
            <text:p>1.74531911096678E-005</text:p>
          </table:table-cell>
          <table:table-cell table:formula="of:=[$Controls.J$3]* EXP(-(([.$B417]-[$Controls.J$2])^2/(0.6*[$Controls.J$4])))" office:value-type="float" office:value="0.00000464688601102268">
            <text:p>4.64688601102268E-006</text:p>
          </table:table-cell>
          <table:table-cell table:formula="of:=[$Controls.K$3]* EXP(-(([.$B417]-[$Controls.K$2])^2/(0.6*[$Controls.K$4])))" office:value-type="float" office:value="0.000000740856465721754">
            <text:p>7.40856465721754E-007</text:p>
          </table:table-cell>
          <table:table-cell table:formula="of:=Noise" office:value-type="float" office:value="0.000005">
            <text:p>5.00E-006</text:p>
          </table:table-cell>
          <table:table-cell table:formula="of:=SUM([.C417:.G417])" office:value-type="float" office:value="0.0000357342239753696">
            <text:p>3.57342239753696E-005</text:p>
          </table:table-cell>
        </table:table-row>
        <table:table-row table:style-name="ro1">
          <table:table-cell table:formula="of:=[.A417]+7.5" office:value-type="float" office:value="10112.5">
            <text:p>10112.5</text:p>
          </table:table-cell>
          <table:table-cell table:formula="of:=[$Controls.$O$1]/[.A418]" office:value-type="float" office:value="1.22620519159456">
            <text:p>1.2262051916</text:p>
          </table:table-cell>
          <table:table-cell table:formula="of:=[$Controls.H$3]* EXP(-(([.$B418]-[$Controls.H$2])^2/(0.6*[$Controls.H$4])))" office:value-type="float" office:value="0.00000788469686240806">
            <text:p>7.88469686240806E-006</text:p>
          </table:table-cell>
          <table:table-cell table:formula="of:=[$Controls.I$3]* EXP(-(([.$B418]-[$Controls.I$2])^2/(0.6*[$Controls.I$4])))" office:value-type="float" office:value="0.0000173935528789166">
            <text:p>1.73935528789166E-005</text:p>
          </table:table-cell>
          <table:table-cell table:formula="of:=[$Controls.J$3]* EXP(-(([.$B418]-[$Controls.J$2])^2/(0.6*[$Controls.J$4])))" office:value-type="float" office:value="0.00000460944408817736">
            <text:p>4.60944408817736E-006</text:p>
          </table:table-cell>
          <table:table-cell table:formula="of:=[$Controls.K$3]* EXP(-(([.$B418]-[$Controls.K$2])^2/(0.6*[$Controls.K$4])))" office:value-type="float" office:value="0.000000731465221894005">
            <text:p>7.31465221894005E-007</text:p>
          </table:table-cell>
          <table:table-cell table:formula="of:=Noise" office:value-type="float" office:value="0.00000404">
            <text:p>4.04E-006</text:p>
          </table:table-cell>
          <table:table-cell table:formula="of:=SUM([.C418:.G418])" office:value-type="float" office:value="0.000034659159051396">
            <text:p>3.4659159051396E-005</text:p>
          </table:table-cell>
        </table:table-row>
        <table:table-row table:style-name="ro1">
          <table:table-cell table:formula="of:=[.A418]+7.5" office:value-type="float" office:value="10120">
            <text:p>10120</text:p>
          </table:table-cell>
          <table:table-cell table:formula="of:=[$Controls.$O$1]/[.A419]" office:value-type="float" office:value="1.22529644268775">
            <text:p>1.2252964427</text:p>
          </table:table-cell>
          <table:table-cell table:formula="of:=[$Controls.H$3]* EXP(-(([.$B419]-[$Controls.H$2])^2/(0.6*[$Controls.H$4])))" office:value-type="float" office:value="0.00000787579161416397">
            <text:p>7.87579161416397E-006</text:p>
          </table:table-cell>
          <table:table-cell table:formula="of:=[$Controls.I$3]* EXP(-(([.$B419]-[$Controls.I$2])^2/(0.6*[$Controls.I$4])))" office:value-type="float" office:value="0.0000173334717458332">
            <text:p>1.73334717458332E-005</text:p>
          </table:table-cell>
          <table:table-cell table:formula="of:=[$Controls.J$3]* EXP(-(([.$B419]-[$Controls.J$2])^2/(0.6*[$Controls.J$4])))" office:value-type="float" office:value="0.0000045721648995207">
            <text:p>4.5721648995207E-006</text:p>
          </table:table-cell>
          <table:table-cell table:formula="of:=[$Controls.K$3]* EXP(-(([.$B419]-[$Controls.K$2])^2/(0.6*[$Controls.K$4])))" office:value-type="float" office:value="0.000000722176071879655">
            <text:p>7.22176071879655E-007</text:p>
          </table:table-cell>
          <table:table-cell table:formula="of:=Noise" office:value-type="float" office:value="0.0000051">
            <text:p>5.10E-006</text:p>
          </table:table-cell>
          <table:table-cell table:formula="of:=SUM([.C419:.G419])" office:value-type="float" office:value="0.0000356036043313975">
            <text:p>3.56036043313975E-005</text:p>
          </table:table-cell>
        </table:table-row>
        <table:table-row table:style-name="ro1">
          <table:table-cell table:formula="of:=[.A419]+7.5" office:value-type="float" office:value="10127.5">
            <text:p>10127.5</text:p>
          </table:table-cell>
          <table:table-cell table:formula="of:=[$Controls.$O$1]/[.A420]" office:value-type="float" office:value="1.22438903974327">
            <text:p>1.2243890397</text:p>
          </table:table-cell>
          <table:table-cell table:formula="of:=[$Controls.H$3]* EXP(-(([.$B420]-[$Controls.H$2])^2/(0.6*[$Controls.H$4])))" office:value-type="float" office:value="0.0000078665771745773">
            <text:p>7.8665771745773E-006</text:p>
          </table:table-cell>
          <table:table-cell table:formula="of:=[$Controls.I$3]* EXP(-(([.$B420]-[$Controls.I$2])^2/(0.6*[$Controls.I$4])))" office:value-type="float" office:value="0.000017272956772346">
            <text:p>0.000017273</text:p>
          </table:table-cell>
          <table:table-cell table:formula="of:=[$Controls.J$3]* EXP(-(([.$B420]-[$Controls.J$2])^2/(0.6*[$Controls.J$4])))" office:value-type="float" office:value="0.00000453505011846446">
            <text:p>4.53505011846446E-006</text:p>
          </table:table-cell>
          <table:table-cell table:formula="of:=[$Controls.K$3]* EXP(-(([.$B420]-[$Controls.K$2])^2/(0.6*[$Controls.K$4])))" office:value-type="float" office:value="0.000000712988256720535">
            <text:p>0.000000713</text:p>
          </table:table-cell>
          <table:table-cell table:formula="of:=Noise" office:value-type="float" office:value="0.00000353">
            <text:p>3.53E-006</text:p>
          </table:table-cell>
          <table:table-cell table:formula="of:=SUM([.C420:.G420])" office:value-type="float" office:value="0.0000339175723221083">
            <text:p>3.39175723221083E-005</text:p>
          </table:table-cell>
        </table:table-row>
        <table:table-row table:style-name="ro1">
          <table:table-cell table:formula="of:=[.A420]+7.5" office:value-type="float" office:value="10135">
            <text:p>10135</text:p>
          </table:table-cell>
          <table:table-cell table:formula="of:=[$Controls.$O$1]/[.A421]" office:value-type="float" office:value="1.22348297977306">
            <text:p>1.2234829798</text:p>
          </table:table-cell>
          <table:table-cell table:formula="of:=[$Controls.H$3]* EXP(-(([.$B421]-[$Controls.H$2])^2/(0.6*[$Controls.H$4])))" office:value-type="float" office:value="0.00000785705609721483">
            <text:p>7.85705609721483E-006</text:p>
          </table:table-cell>
          <table:table-cell table:formula="of:=[$Controls.I$3]* EXP(-(([.$B421]-[$Controls.I$2])^2/(0.6*[$Controls.I$4])))" office:value-type="float" office:value="0.000017212016991394">
            <text:p>0.000017212</text:p>
          </table:table-cell>
          <table:table-cell table:formula="of:=[$Controls.J$3]* EXP(-(([.$B421]-[$Controls.J$2])^2/(0.6*[$Controls.J$4])))" office:value-type="float" office:value="0.00000449810136864959">
            <text:p>4.49810136864959E-006</text:p>
          </table:table-cell>
          <table:table-cell table:formula="of:=[$Controls.K$3]* EXP(-(([.$B421]-[$Controls.K$2])^2/(0.6*[$Controls.K$4])))" office:value-type="float" office:value="0.000000703901015531702">
            <text:p>7.03901015531702E-007</text:p>
          </table:table-cell>
          <table:table-cell table:formula="of:=Noise" office:value-type="float" office:value="0.00000562">
            <text:p>5.62E-006</text:p>
          </table:table-cell>
          <table:table-cell table:formula="of:=SUM([.C421:.G421])" office:value-type="float" office:value="0.0000358910754727901">
            <text:p>3.58910754727901E-005</text:p>
          </table:table-cell>
        </table:table-row>
        <table:table-row table:style-name="ro1">
          <table:table-cell table:formula="of:=[.A421]+7.5" office:value-type="float" office:value="10142.5">
            <text:p>10142.5</text:p>
          </table:table-cell>
          <table:table-cell table:formula="of:=[$Controls.$O$1]/[.A422]" office:value-type="float" office:value="1.22257825979788">
            <text:p>1.2225782598</text:p>
          </table:table-cell>
          <table:table-cell table:formula="of:=[$Controls.H$3]* EXP(-(([.$B422]-[$Controls.H$2])^2/(0.6*[$Controls.H$4])))" office:value-type="float" office:value="0.00000784723095814038">
            <text:p>7.84723095814038E-006</text:p>
          </table:table-cell>
          <table:table-cell table:formula="of:=[$Controls.I$3]* EXP(-(([.$B422]-[$Controls.I$2])^2/(0.6*[$Controls.I$4])))" office:value-type="float" office:value="0.0000171506614055004">
            <text:p>1.71506614055004E-005</text:p>
          </table:table-cell>
          <table:table-cell table:formula="of:=[$Controls.J$3]* EXP(-(([.$B422]-[$Controls.J$2])^2/(0.6*[$Controls.J$4])))" office:value-type="float" office:value="0.0000044613202244429">
            <text:p>4.4613202244429E-006</text:p>
          </table:table-cell>
          <table:table-cell table:formula="of:=[$Controls.K$3]* EXP(-(([.$B422]-[$Controls.K$2])^2/(0.6*[$Controls.K$4])))" office:value-type="float" office:value="0.000000694913585712353">
            <text:p>6.94913585712353E-007</text:p>
          </table:table-cell>
          <table:table-cell table:formula="of:=Noise" office:value-type="float" office:value="0.00000422">
            <text:p>4.22E-006</text:p>
          </table:table-cell>
          <table:table-cell table:formula="of:=SUM([.C422:.G422])" office:value-type="float" office:value="0.0000343741261737961">
            <text:p>3.43741261737961E-005</text:p>
          </table:table-cell>
        </table:table-row>
        <table:table-row table:style-name="ro1">
          <table:table-cell table:formula="of:=[.A422]+7.5" office:value-type="float" office:value="10150">
            <text:p>10150</text:p>
          </table:table-cell>
          <table:table-cell table:formula="of:=[$Controls.$O$1]/[.A423]" office:value-type="float" office:value="1.22167487684729">
            <text:p>1.2216748768</text:p>
          </table:table-cell>
          <table:table-cell table:formula="of:=[$Controls.H$3]* EXP(-(([.$B423]-[$Controls.H$2])^2/(0.6*[$Controls.H$4])))" office:value-type="float" office:value="0.00000783710435520049">
            <text:p>7.83710435520049E-006</text:p>
          </table:table-cell>
          <table:table-cell table:formula="of:=[$Controls.I$3]* EXP(-(([.$B423]-[$Controls.I$2])^2/(0.6*[$Controls.I$4])))" office:value-type="float" office:value="0.0000170888989853759">
            <text:p>1.70888989853759E-005</text:p>
          </table:table-cell>
          <table:table-cell table:formula="of:=[$Controls.J$3]* EXP(-(([.$B423]-[$Controls.J$2])^2/(0.6*[$Controls.J$4])))" office:value-type="float" office:value="0.00000442470821143771">
            <text:p>4.42470821143771E-006</text:p>
          </table:table-cell>
          <table:table-cell table:formula="of:=[$Controls.K$3]* EXP(-(([.$B423]-[$Controls.K$2])^2/(0.6*[$Controls.K$4])))" office:value-type="float" office:value="0.000000686025203152288">
            <text:p>0.000000686</text:p>
          </table:table-cell>
          <table:table-cell table:formula="of:=Noise" office:value-type="float" office:value="0.00000566">
            <text:p>5.66E-006</text:p>
          </table:table-cell>
          <table:table-cell table:formula="of:=SUM([.C423:.G423])" office:value-type="float" office:value="0.0000356967367551664">
            <text:p>3.56967367551664E-005</text:p>
          </table:table-cell>
        </table:table-row>
        <table:table-row table:style-name="ro1">
          <table:table-cell table:formula="of:=[.A423]+7.5" office:value-type="float" office:value="10157.5">
            <text:p>10157.5</text:p>
          </table:table-cell>
          <table:table-cell table:formula="of:=[$Controls.$O$1]/[.A424]" office:value-type="float" office:value="1.22077282795964">
            <text:p>1.220772828</text:p>
          </table:table-cell>
          <table:table-cell table:formula="of:=[$Controls.H$3]* EXP(-(([.$B424]-[$Controls.H$2])^2/(0.6*[$Controls.H$4])))" office:value-type="float" office:value="0.00000782667890731337">
            <text:p>7.82667890731337E-006</text:p>
          </table:table-cell>
          <table:table-cell table:formula="of:=[$Controls.I$3]* EXP(-(([.$B424]-[$Controls.I$2])^2/(0.6*[$Controls.I$4])))" office:value-type="float" office:value="0.0000170267386685492">
            <text:p>1.70267386685492E-005</text:p>
          </table:table-cell>
          <table:table-cell table:formula="of:=[$Controls.J$3]* EXP(-(([.$B424]-[$Controls.J$2])^2/(0.6*[$Controls.J$4])))" office:value-type="float" office:value="0.00000438826680695802">
            <text:p>4.38826680695802E-006</text:p>
          </table:table-cell>
          <table:table-cell table:formula="of:=[$Controls.K$3]* EXP(-(([.$B424]-[$Controls.K$2])^2/(0.6*[$Controls.K$4])))" office:value-type="float" office:value="0.000000677235102433927">
            <text:p>6.77235102433927E-007</text:p>
          </table:table-cell>
          <table:table-cell table:formula="of:=Noise" office:value-type="float" office:value="0.00000359">
            <text:p>3.59E-006</text:p>
          </table:table-cell>
          <table:table-cell table:formula="of:=SUM([.C424:.G424])" office:value-type="float" office:value="0.0000335089194852545">
            <text:p>3.35089194852545E-005</text:p>
          </table:table-cell>
        </table:table-row>
        <table:table-row table:style-name="ro1">
          <table:table-cell table:formula="of:=[.A424]+7.5" office:value-type="float" office:value="10165">
            <text:p>10165</text:p>
          </table:table-cell>
          <table:table-cell table:formula="of:=[$Controls.$O$1]/[.A425]" office:value-type="float" office:value="1.219872110182">
            <text:p>1.2198721102</text:p>
          </table:table-cell>
          <table:table-cell table:formula="of:=[$Controls.H$3]* EXP(-(([.$B425]-[$Controls.H$2])^2/(0.6*[$Controls.H$4])))" office:value-type="float" office:value="0.00000781595725376138">
            <text:p>0.000007816</text:p>
          </table:table-cell>
          <table:table-cell table:formula="of:=[$Controls.I$3]* EXP(-(([.$B425]-[$Controls.I$2])^2/(0.6*[$Controls.I$4])))" office:value-type="float" office:value="0.0000169641893580262">
            <text:p>1.69641893580262E-005</text:p>
          </table:table-cell>
          <table:table-cell table:formula="of:=[$Controls.J$3]* EXP(-(([.$B425]-[$Controls.J$2])^2/(0.6*[$Controls.J$4])))" office:value-type="float" office:value="0.00000435199744056603">
            <text:p>0.000004352</text:p>
          </table:table-cell>
          <table:table-cell table:formula="of:=[$Controls.K$3]* EXP(-(([.$B425]-[$Controls.K$2])^2/(0.6*[$Controls.K$4])))" office:value-type="float" office:value="0.000000668542517029951">
            <text:p>6.68542517029951E-007</text:p>
          </table:table-cell>
          <table:table-cell table:formula="of:=Noise" office:value-type="float" office:value="0.00000612">
            <text:p>6.12E-006</text:p>
          </table:table-cell>
          <table:table-cell table:formula="of:=SUM([.C425:.G425])" office:value-type="float" office:value="0.0000359206865693835">
            <text:p>3.59206865693835E-005</text:p>
          </table:table-cell>
        </table:table-row>
        <table:table-row table:style-name="ro1">
          <table:table-cell table:formula="of:=[.A425]+7.5" office:value-type="float" office:value="10172.5">
            <text:p>10172.5</text:p>
          </table:table-cell>
          <table:table-cell table:formula="of:=[$Controls.$O$1]/[.A426]" office:value-type="float" office:value="1.21897272057016">
            <text:p>1.2189727206</text:p>
          </table:table-cell>
          <table:table-cell table:formula="of:=[$Controls.H$3]* EXP(-(([.$B426]-[$Controls.H$2])^2/(0.6*[$Controls.H$4])))" office:value-type="float" office:value="0.00000780494205348718">
            <text:p>7.80494205348718E-006</text:p>
          </table:table-cell>
          <table:table-cell table:formula="of:=[$Controls.I$3]* EXP(-(([.$B426]-[$Controls.I$2])^2/(0.6*[$Controls.I$4])))" office:value-type="float" office:value="0.0000169012599209771">
            <text:p>1.69012599209771E-005</text:p>
          </table:table-cell>
          <table:table-cell table:formula="of:=[$Controls.J$3]* EXP(-(([.$B426]-[$Controls.J$2])^2/(0.6*[$Controls.J$4])))" office:value-type="float" office:value="0.00000431590149457282">
            <text:p>4.31590149457282E-006</text:p>
          </table:table-cell>
          <table:table-cell table:formula="of:=[$Controls.K$3]* EXP(-(([.$B426]-[$Controls.K$2])^2/(0.6*[$Controls.K$4])))" office:value-type="float" office:value="0.000000659946679496579">
            <text:p>6.59946679496579E-007</text:p>
          </table:table-cell>
          <table:table-cell table:formula="of:=Noise" office:value-type="float" office:value="0.00000557">
            <text:p>5.57E-006</text:p>
          </table:table-cell>
          <table:table-cell table:formula="of:=SUM([.C426:.G426])" office:value-type="float" office:value="0.0000352520501485337">
            <text:p>3.52520501485337E-005</text:p>
          </table:table-cell>
        </table:table-row>
        <table:table-row table:style-name="ro1">
          <table:table-cell table:formula="of:=[.A426]+7.5" office:value-type="float" office:value="10180">
            <text:p>10180</text:p>
          </table:table-cell>
          <table:table-cell table:formula="of:=[$Controls.$O$1]/[.A427]" office:value-type="float" office:value="1.21807465618861">
            <text:p>1.2180746562</text:p>
          </table:table-cell>
          <table:table-cell table:formula="of:=[$Controls.H$3]* EXP(-(([.$B427]-[$Controls.H$2])^2/(0.6*[$Controls.H$4])))" office:value-type="float" office:value="0.0000077936359843937">
            <text:p>7.7936359843937E-006</text:p>
          </table:table-cell>
          <table:table-cell table:formula="of:=[$Controls.I$3]* EXP(-(([.$B427]-[$Controls.I$2])^2/(0.6*[$Controls.I$4])))" office:value-type="float" office:value="0.0000168379591874518">
            <text:p>0.000016838</text:p>
          </table:table-cell>
          <table:table-cell table:formula="of:=[$Controls.J$3]* EXP(-(([.$B427]-[$Controls.J$2])^2/(0.6*[$Controls.J$4])))" office:value-type="float" office:value="0.00000427998030455192">
            <text:p>0.00000428</text:p>
          </table:table-cell>
          <table:table-cell table:formula="of:=[$Controls.K$3]* EXP(-(([.$B427]-[$Controls.K$2])^2/(0.6*[$Controls.K$4])))" office:value-type="float" office:value="0.000000651446821662569">
            <text:p>6.51446821662569E-007</text:p>
          </table:table-cell>
          <table:table-cell table:formula="of:=Noise" office:value-type="float" office:value="0.00000594">
            <text:p>5.94E-006</text:p>
          </table:table-cell>
          <table:table-cell table:formula="of:=SUM([.C427:.G427])" office:value-type="float" office:value="0.00003550302229806">
            <text:p>0.000035503</text:p>
          </table:table-cell>
        </table:table-row>
        <table:table-row table:style-name="ro1">
          <table:table-cell table:formula="of:=[.A427]+7.5" office:value-type="float" office:value="10187.5">
            <text:p>10187.5</text:p>
          </table:table-cell>
          <table:table-cell table:formula="of:=[$Controls.$O$1]/[.A428]" office:value-type="float" office:value="1.21717791411043">
            <text:p>1.2171779141</text:p>
          </table:table-cell>
          <table:table-cell table:formula="of:=[$Controls.H$3]* EXP(-(([.$B428]-[$Controls.H$2])^2/(0.6*[$Controls.H$4])))" office:value-type="float" office:value="0.00000778204174264804">
            <text:p>0.000007782</text:p>
          </table:table-cell>
          <table:table-cell table:formula="of:=[$Controls.I$3]* EXP(-(([.$B428]-[$Controls.I$2])^2/(0.6*[$Controls.I$4])))" office:value-type="float" office:value="0.0000167742959491227">
            <text:p>1.67742959491227E-005</text:p>
          </table:table-cell>
          <table:table-cell table:formula="of:=[$Controls.J$3]* EXP(-(([.$B428]-[$Controls.J$2])^2/(0.6*[$Controls.J$4])))" office:value-type="float" office:value="0.0000042442351598555">
            <text:p>4.2442351598555E-006</text:p>
          </table:table-cell>
          <table:table-cell table:formula="of:=[$Controls.K$3]* EXP(-(([.$B428]-[$Controls.K$2])^2/(0.6*[$Controls.K$4])))" office:value-type="float" office:value="0.000000643042174813944">
            <text:p>0.000000643</text:p>
          </table:table-cell>
          <table:table-cell table:formula="of:=Noise" office:value-type="float" office:value="0.00000437">
            <text:p>4.37E-006</text:p>
          </table:table-cell>
          <table:table-cell table:formula="of:=SUM([.C428:.G428])" office:value-type="float" office:value="0.0000338136150264402">
            <text:p>3.38136150264402E-005</text:p>
          </table:table-cell>
        </table:table-row>
        <table:table-row table:style-name="ro1">
          <table:table-cell table:formula="of:=[.A428]+7.5" office:value-type="float" office:value="10195">
            <text:p>10195</text:p>
          </table:table-cell>
          <table:table-cell table:formula="of:=[$Controls.$O$1]/[.A429]" office:value-type="float" office:value="1.21628249141736">
            <text:p>1.2162824914</text:p>
          </table:table-cell>
          <table:table-cell table:formula="of:=[$Controls.H$3]* EXP(-(([.$B429]-[$Controls.H$2])^2/(0.6*[$Controls.H$4])))" office:value-type="float" office:value="0.00000777016204198956">
            <text:p>7.77016204198956E-006</text:p>
          </table:table-cell>
          <table:table-cell table:formula="of:=[$Controls.I$3]* EXP(-(([.$B429]-[$Controls.I$2])^2/(0.6*[$Controls.I$4])))" office:value-type="float" office:value="0.0000167102789580559">
            <text:p>1.67102789580559E-005</text:p>
          </table:table-cell>
          <table:table-cell table:formula="of:=[$Controls.J$3]* EXP(-(([.$B429]-[$Controls.J$2])^2/(0.6*[$Controls.J$4])))" office:value-type="float" office:value="0.00000420866730413299">
            <text:p>4.20866730413299E-006</text:p>
          </table:table-cell>
          <table:table-cell table:formula="of:=[$Controls.K$3]* EXP(-(([.$B429]-[$Controls.K$2])^2/(0.6*[$Controls.K$4])))" office:value-type="float" office:value="0.000000634731969874508">
            <text:p>6.34731969874508E-007</text:p>
          </table:table-cell>
          <table:table-cell table:formula="of:=Noise" office:value-type="float" office:value="0.00000508">
            <text:p>5.08E-006</text:p>
          </table:table-cell>
          <table:table-cell table:formula="of:=SUM([.C429:.G429])" office:value-type="float" office:value="0.0000344038402740529">
            <text:p>3.44038402740529E-005</text:p>
          </table:table-cell>
        </table:table-row>
        <table:table-row table:style-name="ro1">
          <table:table-cell table:formula="of:=[.A429]+7.5" office:value-type="float" office:value="10202.5">
            <text:p>10202.5</text:p>
          </table:table-cell>
          <table:table-cell table:formula="of:=[$Controls.$O$1]/[.A430]" office:value-type="float" office:value="1.21538838519971">
            <text:p>1.2153883852</text:p>
          </table:table-cell>
          <table:table-cell table:formula="of:=[$Controls.H$3]* EXP(-(([.$B430]-[$Controls.H$2])^2/(0.6*[$Controls.H$4])))" office:value-type="float" office:value="0.00000775799961304219">
            <text:p>0.000007758</text:p>
          </table:table-cell>
          <table:table-cell table:formula="of:=[$Controls.I$3]* EXP(-(([.$B430]-[$Controls.I$2])^2/(0.6*[$Controls.I$4])))" office:value-type="float" office:value="0.0000166459169255102">
            <text:p>1.66459169255102E-005</text:p>
          </table:table-cell>
          <table:table-cell table:formula="of:=[$Controls.J$3]* EXP(-(([.$B430]-[$Controls.J$2])^2/(0.6*[$Controls.J$4])))" office:value-type="float" office:value="0.00000417327793585197">
            <text:p>4.17327793585197E-006</text:p>
          </table:table-cell>
          <table:table-cell table:formula="of:=[$Controls.K$3]* EXP(-(([.$B430]-[$Controls.K$2])^2/(0.6*[$Controls.K$4])))" office:value-type="float" office:value="0.000000626515437582217">
            <text:p>6.26515437582217E-007</text:p>
          </table:table-cell>
          <table:table-cell table:formula="of:=Noise" office:value-type="float" office:value="0.000005">
            <text:p>5.00E-006</text:p>
          </table:table-cell>
          <table:table-cell table:formula="of:=SUM([.C430:.G430])" office:value-type="float" office:value="0.0000342037099119866">
            <text:p>3.42037099119866E-005</text:p>
          </table:table-cell>
        </table:table-row>
        <table:table-row table:style-name="ro1">
          <table:table-cell table:formula="of:=[.A430]+7.5" office:value-type="float" office:value="10210">
            <text:p>10210</text:p>
          </table:table-cell>
          <table:table-cell table:formula="of:=[$Controls.$O$1]/[.A431]" office:value-type="float" office:value="1.21449559255632">
            <text:p>1.2144955926</text:p>
          </table:table-cell>
          <table:table-cell table:formula="of:=[$Controls.H$3]* EXP(-(([.$B431]-[$Controls.H$2])^2/(0.6*[$Controls.H$4])))" office:value-type="float" office:value="0.00000774555720263126">
            <text:p>7.74555720263126E-006</text:p>
          </table:table-cell>
          <table:table-cell table:formula="of:=[$Controls.I$3]* EXP(-(([.$B431]-[$Controls.I$2])^2/(0.6*[$Controls.I$4])))" office:value-type="float" office:value="0.0000165812185207639">
            <text:p>1.65812185207639E-005</text:p>
          </table:table-cell>
          <table:table-cell table:formula="of:=[$Controls.J$3]* EXP(-(([.$B431]-[$Controls.J$2])^2/(0.6*[$Controls.J$4])))" office:value-type="float" office:value="0.00000413806820882098">
            <text:p>4.13806820882098E-006</text:p>
          </table:table-cell>
          <table:table-cell table:formula="of:=[$Controls.K$3]* EXP(-(([.$B431]-[$Controls.K$2])^2/(0.6*[$Controls.K$4])))" office:value-type="float" office:value="0.000000618391808661407">
            <text:p>6.18391808661407E-007</text:p>
          </table:table-cell>
          <table:table-cell table:formula="of:=Noise" office:value-type="float" office:value="0.00000318">
            <text:p>3.18E-006</text:p>
          </table:table-cell>
          <table:table-cell table:formula="of:=SUM([.C431:.G431])" office:value-type="float" office:value="0.0000322632357408775">
            <text:p>3.22632357408775E-005</text:p>
          </table:table-cell>
        </table:table-row>
        <table:table-row table:style-name="ro1">
          <table:table-cell table:formula="of:=[.A431]+7.5" office:value-type="float" office:value="10217.5">
            <text:p>10217.5</text:p>
          </table:table-cell>
          <table:table-cell table:formula="of:=[$Controls.$O$1]/[.A432]" office:value-type="float" office:value="1.21360411059457">
            <text:p>1.2136041106</text:p>
          </table:table-cell>
          <table:table-cell table:formula="of:=[$Controls.H$3]* EXP(-(([.$B432]-[$Controls.H$2])^2/(0.6*[$Controls.H$4])))" office:value-type="float" office:value="0.00000773283757310474">
            <text:p>7.73283757310474E-006</text:p>
          </table:table-cell>
          <table:table-cell table:formula="of:=[$Controls.I$3]* EXP(-(([.$B432]-[$Controls.I$2])^2/(0.6*[$Controls.I$4])))" office:value-type="float" office:value="0.0000165161923699684">
            <text:p>1.65161923699684E-005</text:p>
          </table:table-cell>
          <table:table-cell table:formula="of:=[$Controls.J$3]* EXP(-(([.$B432]-[$Controls.J$2])^2/(0.6*[$Controls.J$4])))" office:value-type="float" office:value="0.00000410303923271418">
            <text:p>0.000004103</text:p>
          </table:table-cell>
          <table:table-cell table:formula="of:=[$Controls.K$3]* EXP(-(([.$B432]-[$Controls.K$2])^2/(0.6*[$Controls.K$4])))" office:value-type="float" office:value="0.000000610360313990972">
            <text:p>6.10360313990972E-007</text:p>
          </table:table-cell>
          <table:table-cell table:formula="of:=Noise" office:value-type="float" office:value="0.00000484">
            <text:p>4.84E-006</text:p>
          </table:table-cell>
          <table:table-cell table:formula="of:=SUM([.C432:.G432])" office:value-type="float" office:value="0.0000338024294897783">
            <text:p>3.38024294897783E-005</text:p>
          </table:table-cell>
        </table:table-row>
        <table:table-row table:style-name="ro1">
          <table:table-cell table:formula="of:=[.A432]+7.5" office:value-type="float" office:value="10225">
            <text:p>10225</text:p>
          </table:table-cell>
          <table:table-cell table:formula="of:=[$Controls.$O$1]/[.A433]" office:value-type="float" office:value="1.21271393643032">
            <text:p>1.2127139364</text:p>
          </table:table-cell>
          <table:table-cell table:formula="of:=[$Controls.H$3]* EXP(-(([.$B433]-[$Controls.H$2])^2/(0.6*[$Controls.H$4])))" office:value-type="float" office:value="0.00000771984350165928">
            <text:p>7.71984350165928E-006</text:p>
          </table:table-cell>
          <table:table-cell table:formula="of:=[$Controls.I$3]* EXP(-(([.$B433]-[$Controls.I$2])^2/(0.6*[$Controls.I$4])))" office:value-type="float" office:value="0.0000164508470550304">
            <text:p>1.64508470550304E-005</text:p>
          </table:table-cell>
          <table:table-cell table:formula="of:=[$Controls.J$3]* EXP(-(([.$B433]-[$Controls.J$2])^2/(0.6*[$Controls.J$4])))" office:value-type="float" office:value="0.00000406819207359747">
            <text:p>4.06819207359747E-006</text:p>
          </table:table-cell>
          <table:table-cell table:formula="of:=[$Controls.K$3]* EXP(-(([.$B433]-[$Controls.K$2])^2/(0.6*[$Controls.K$4])))" office:value-type="float" office:value="0.000000602420184768497">
            <text:p>6.02420184768497E-007</text:p>
          </table:table-cell>
          <table:table-cell table:formula="of:=Noise" office:value-type="float" office:value="0.00000427">
            <text:p>4.27E-006</text:p>
          </table:table-cell>
          <table:table-cell table:formula="of:=SUM([.C433:.G433])" office:value-type="float" office:value="0.0000331113028150557">
            <text:p>3.31113028150557E-005</text:p>
          </table:table-cell>
        </table:table-row>
        <table:table-row table:style-name="ro1">
          <table:table-cell table:formula="of:=[.A433]+7.5" office:value-type="float" office:value="10232.5">
            <text:p>10232.5</text:p>
          </table:table-cell>
          <table:table-cell table:formula="of:=[$Controls.$O$1]/[.A434]" office:value-type="float" office:value="1.21182506718788">
            <text:p>1.2118250672</text:p>
          </table:table-cell>
          <table:table-cell table:formula="of:=[$Controls.H$3]* EXP(-(([.$B434]-[$Controls.H$2])^2/(0.6*[$Controls.H$4])))" office:value-type="float" office:value="0.00000770657777967104">
            <text:p>7.70657777967104E-006</text:p>
          </table:table-cell>
          <table:table-cell table:formula="of:=[$Controls.I$3]* EXP(-(([.$B434]-[$Controls.I$2])^2/(0.6*[$Controls.I$4])))" office:value-type="float" office:value="0.0000163851911125211">
            <text:p>1.63851911125211E-005</text:p>
          </table:table-cell>
          <table:table-cell table:formula="of:=[$Controls.J$3]* EXP(-(([.$B434]-[$Controls.J$2])^2/(0.6*[$Controls.J$4])))" office:value-type="float" office:value="0.00000403352775445612">
            <text:p>4.03352775445612E-006</text:p>
          </table:table-cell>
          <table:table-cell table:formula="of:=[$Controls.K$3]* EXP(-(([.$B434]-[$Controls.K$2])^2/(0.6*[$Controls.K$4])))" office:value-type="float" office:value="0.000000594570652670431">
            <text:p>5.94570652670431E-007</text:p>
          </table:table-cell>
          <table:table-cell table:formula="of:=Noise" office:value-type="float" office:value="0.00000566">
            <text:p>5.66E-006</text:p>
          </table:table-cell>
          <table:table-cell table:formula="of:=SUM([.C434:.G434])" office:value-type="float" office:value="0.0000343798672993187">
            <text:p>3.43798672993187E-005</text:p>
          </table:table-cell>
        </table:table-row>
        <table:table-row table:style-name="ro1">
          <table:table-cell table:formula="of:=[.A434]+7.5" office:value-type="float" office:value="10240">
            <text:p>10240</text:p>
          </table:table-cell>
          <table:table-cell table:formula="of:=[$Controls.$O$1]/[.A435]" office:value-type="float" office:value="1.2109375">
            <text:p>1.2109375</text:p>
          </table:table-cell>
          <table:table-cell table:formula="of:=[$Controls.H$3]* EXP(-(([.$B435]-[$Controls.H$2])^2/(0.6*[$Controls.H$4])))" office:value-type="float" office:value="0.00000769304321203148">
            <text:p>0.000007693</text:p>
          </table:table-cell>
          <table:table-cell table:formula="of:=[$Controls.I$3]* EXP(-(([.$B435]-[$Controls.I$2])^2/(0.6*[$Controls.I$4])))" office:value-type="float" office:value="0.0000163192330326122">
            <text:p>1.63192330326122E-005</text:p>
          </table:table-cell>
          <table:table-cell table:formula="of:=[$Controls.J$3]* EXP(-(([.$B435]-[$Controls.J$2])^2/(0.6*[$Controls.J$4])))" office:value-type="float" office:value="0.00000399904725572344">
            <text:p>0.000003999</text:p>
          </table:table-cell>
          <table:table-cell table:formula="of:=[$Controls.K$3]* EXP(-(([.$B435]-[$Controls.K$2])^2/(0.6*[$Controls.K$4])))" office:value-type="float" office:value="0.00000058681095000832">
            <text:p>5.8681095000832E-007</text:p>
          </table:table-cell>
          <table:table-cell table:formula="of:=Noise" office:value-type="float" office:value="0.00000506">
            <text:p>5.06E-006</text:p>
          </table:table-cell>
          <table:table-cell table:formula="of:=SUM([.C435:.G435])" office:value-type="float" office:value="0.0000336581344503755">
            <text:p>3.36581344503755E-005</text:p>
          </table:table-cell>
        </table:table-row>
        <table:table-row table:style-name="ro1">
          <table:table-cell table:formula="of:=[.A435]+7.5" office:value-type="float" office:value="10247.5">
            <text:p>10247.5</text:p>
          </table:table-cell>
          <table:table-cell table:formula="of:=[$Controls.$O$1]/[.A436]" office:value-type="float" office:value="1.21005123200781">
            <text:p>1.210051232</text:p>
          </table:table-cell>
          <table:table-cell table:formula="of:=[$Controls.H$3]* EXP(-(([.$B436]-[$Controls.H$2])^2/(0.6*[$Controls.H$4])))" office:value-type="float" office:value="0.00000767924261648825">
            <text:p>7.67924261648825E-006</text:p>
          </table:table-cell>
          <table:table-cell table:formula="of:=[$Controls.I$3]* EXP(-(([.$B436]-[$Controls.I$2])^2/(0.6*[$Controls.I$4])))" office:value-type="float" office:value="0.0000162529812580396">
            <text:p>0.000016253</text:p>
          </table:table-cell>
          <table:table-cell table:formula="of:=[$Controls.J$3]* EXP(-(([.$B436]-[$Controls.J$2])^2/(0.6*[$Controls.J$4])))" office:value-type="float" office:value="0.00000396475151581057">
            <text:p>3.96475151581057E-006</text:p>
          </table:table-cell>
          <table:table-cell table:formula="of:=[$Controls.K$3]* EXP(-(([.$B436]-[$Controls.K$2])^2/(0.6*[$Controls.K$4])))" office:value-type="float" office:value="0.000000579140309881174">
            <text:p>5.79140309881174E-007</text:p>
          </table:table-cell>
          <table:table-cell table:formula="of:=Noise" office:value-type="float" office:value="0.00000412">
            <text:p>4.12E-006</text:p>
          </table:table-cell>
          <table:table-cell table:formula="of:=SUM([.C436:.G436])" office:value-type="float" office:value="0.0000325961157002196">
            <text:p>3.25961157002196E-005</text:p>
          </table:table-cell>
        </table:table-row>
        <table:table-row table:style-name="ro1">
          <table:table-cell table:formula="of:=[.A436]+7.5" office:value-type="float" office:value="10255">
            <text:p>10255</text:p>
          </table:table-cell>
          <table:table-cell table:formula="of:=[$Controls.$O$1]/[.A437]" office:value-type="float" office:value="1.2091662603608">
            <text:p>1.2091662604</text:p>
          </table:table-cell>
          <table:table-cell table:formula="of:=[$Controls.H$3]* EXP(-(([.$B437]-[$Controls.H$2])^2/(0.6*[$Controls.H$4])))" office:value-type="float" office:value="0.00000766517882299121">
            <text:p>7.66517882299121E-006</text:p>
          </table:table-cell>
          <table:table-cell table:formula="of:=[$Controls.I$3]* EXP(-(([.$B437]-[$Controls.I$2])^2/(0.6*[$Controls.I$4])))" office:value-type="float" office:value="0.0000161864441830938">
            <text:p>1.61864441830938E-005</text:p>
          </table:table-cell>
          <table:table-cell table:formula="of:=[$Controls.J$3]* EXP(-(([.$B437]-[$Controls.J$2])^2/(0.6*[$Controls.J$4])))" office:value-type="float" office:value="0.00000393064143163684">
            <text:p>3.93064143163684E-006</text:p>
          </table:table-cell>
          <table:table-cell table:formula="of:=[$Controls.K$3]* EXP(-(([.$B437]-[$Controls.K$2])^2/(0.6*[$Controls.K$4])))" office:value-type="float" office:value="0.00000057155796632398">
            <text:p>5.7155796632398E-007</text:p>
          </table:table-cell>
          <table:table-cell table:formula="of:=Noise" office:value-type="float" office:value="0.00000326">
            <text:p>3.26E-006</text:p>
          </table:table-cell>
          <table:table-cell table:formula="of:=SUM([.C437:.G437])" office:value-type="float" office:value="0.0000316138224040458">
            <text:p>3.16138224040458E-005</text:p>
          </table:table-cell>
        </table:table-row>
        <table:table-row table:style-name="ro1">
          <table:table-cell table:formula="of:=[.A437]+7.5" office:value-type="float" office:value="10262.5">
            <text:p>10262.5</text:p>
          </table:table-cell>
          <table:table-cell table:formula="of:=[$Controls.$O$1]/[.A438]" office:value-type="float" office:value="1.20828258221681">
            <text:p>1.2082825822</text:p>
          </table:table-cell>
          <table:table-cell table:formula="of:=[$Controls.H$3]* EXP(-(([.$B438]-[$Controls.H$2])^2/(0.6*[$Controls.H$4])))" office:value-type="float" office:value="0.0000076508546730438">
            <text:p>7.6508546730438E-006</text:p>
          </table:table-cell>
          <table:table-cell table:formula="of:=[$Controls.I$3]* EXP(-(([.$B438]-[$Controls.I$2])^2/(0.6*[$Controls.I$4])))" office:value-type="float" office:value="0.0000161196301526372">
            <text:p>1.61196301526372E-005</text:p>
          </table:table-cell>
          <table:table-cell table:formula="of:=[$Controls.J$3]* EXP(-(([.$B438]-[$Controls.J$2])^2/(0.6*[$Controls.J$4])))" office:value-type="float" office:value="0.00000389671785916096">
            <text:p>3.89671785916096E-006</text:p>
          </table:table-cell>
          <table:table-cell table:formula="of:=[$Controls.K$3]* EXP(-(([.$B438]-[$Controls.K$2])^2/(0.6*[$Controls.K$4])))" office:value-type="float" office:value="0.000000564063154452444">
            <text:p>5.64063154452444E-007</text:p>
          </table:table-cell>
          <table:table-cell table:formula="of:=Noise" office:value-type="float" office:value="0.00000626">
            <text:p>6.26E-006</text:p>
          </table:table-cell>
          <table:table-cell table:formula="of:=SUM([.C438:.G438])" office:value-type="float" office:value="0.0000344912658392944">
            <text:p>3.44912658392944E-005</text:p>
          </table:table-cell>
        </table:table-row>
        <table:table-row table:style-name="ro1">
          <table:table-cell table:formula="of:=[.A438]+7.5" office:value-type="float" office:value="10270">
            <text:p>10270</text:p>
          </table:table-cell>
          <table:table-cell table:formula="of:=[$Controls.$O$1]/[.A439]" office:value-type="float" office:value="1.20740019474197">
            <text:p>1.2074001947</text:p>
          </table:table-cell>
          <table:table-cell table:formula="of:=[$Controls.H$3]* EXP(-(([.$B439]-[$Controls.H$2])^2/(0.6*[$Controls.H$4])))" office:value-type="float" office:value="0.00000763627301905988">
            <text:p>7.63627301905988E-006</text:p>
          </table:table-cell>
          <table:table-cell table:formula="of:=[$Controls.I$3]* EXP(-(([.$B439]-[$Controls.I$2])^2/(0.6*[$Controls.I$4])))" office:value-type="float" office:value="0.0000160525474611482">
            <text:p>1.60525474611482E-005</text:p>
          </table:table-cell>
          <table:table-cell table:formula="of:=[$Controls.J$3]* EXP(-(([.$B439]-[$Controls.J$2])^2/(0.6*[$Controls.J$4])))" office:value-type="float" office:value="0.0000038629816139124">
            <text:p>0.000003863</text:p>
          </table:table-cell>
          <table:table-cell table:formula="of:=[$Controls.K$3]* EXP(-(([.$B439]-[$Controls.K$2])^2/(0.6*[$Controls.K$4])))" office:value-type="float" office:value="0.000000556655110603993">
            <text:p>5.56655110603993E-007</text:p>
          </table:table-cell>
          <table:table-cell table:formula="of:=Noise" office:value-type="float" office:value="0.00000788">
            <text:p>7.88E-006</text:p>
          </table:table-cell>
          <table:table-cell table:formula="of:=SUM([.C439:.G439])" office:value-type="float" office:value="0.0000359884572047245">
            <text:p>3.59884572047245E-005</text:p>
          </table:table-cell>
        </table:table-row>
        <table:table-row table:style-name="ro1">
          <table:table-cell table:formula="of:=[.A439]+7.5" office:value-type="float" office:value="10277.5">
            <text:p>10277.5</text:p>
          </table:table-cell>
          <table:table-cell table:formula="of:=[$Controls.$O$1]/[.A440]" office:value-type="float" office:value="1.20651909511068">
            <text:p>1.2065190951</text:p>
          </table:table-cell>
          <table:table-cell table:formula="of:=[$Controls.H$3]* EXP(-(([.$B440]-[$Controls.H$2])^2/(0.6*[$Controls.H$4])))" office:value-type="float" office:value="0.00000762143672372603">
            <text:p>7.62143672372603E-006</text:p>
          </table:table-cell>
          <table:table-cell table:formula="of:=[$Controls.I$3]* EXP(-(([.$B440]-[$Controls.I$2])^2/(0.6*[$Controls.I$4])))" office:value-type="float" office:value="0.0000159852043517915">
            <text:p>1.59852043517915E-005</text:p>
          </table:table-cell>
          <table:table-cell table:formula="of:=[$Controls.J$3]* EXP(-(([.$B440]-[$Controls.J$2])^2/(0.6*[$Controls.J$4])))" office:value-type="float" office:value="0.00000382943347152319">
            <text:p>3.82943347152319E-006</text:p>
          </table:table-cell>
          <table:table-cell table:formula="of:=[$Controls.K$3]* EXP(-(([.$B440]-[$Controls.K$2])^2/(0.6*[$Controls.K$4])))" office:value-type="float" office:value="0.0000005493330724751">
            <text:p>5.493330724751E-007</text:p>
          </table:table-cell>
          <table:table-cell table:formula="of:=Noise" office:value-type="float" office:value="0.000005">
            <text:p>5.00E-006</text:p>
          </table:table-cell>
          <table:table-cell table:formula="of:=SUM([.C440:.G440])" office:value-type="float" office:value="0.0000329854076195158">
            <text:p>3.29854076195158E-005</text:p>
          </table:table-cell>
        </table:table-row>
        <table:table-row table:style-name="ro1">
          <table:table-cell table:formula="of:=[.A440]+7.5" office:value-type="float" office:value="10285">
            <text:p>10285</text:p>
          </table:table-cell>
          <table:table-cell table:formula="of:=[$Controls.$O$1]/[.A441]" office:value-type="float" office:value="1.20563928050559">
            <text:p>1.2056392805</text:p>
          </table:table-cell>
          <table:table-cell table:formula="of:=[$Controls.H$3]* EXP(-(([.$B441]-[$Controls.H$2])^2/(0.6*[$Controls.H$4])))" office:value-type="float" office:value="0.00000760634865936951">
            <text:p>7.60634865936951E-006</text:p>
          </table:table-cell>
          <table:table-cell table:formula="of:=[$Controls.I$3]* EXP(-(([.$B441]-[$Controls.I$2])^2/(0.6*[$Controls.I$4])))" office:value-type="float" office:value="0.0000159176090155148">
            <text:p>1.59176090155148E-005</text:p>
          </table:table-cell>
          <table:table-cell table:formula="of:=[$Controls.J$3]* EXP(-(([.$B441]-[$Controls.J$2])^2/(0.6*[$Controls.J$4])))" office:value-type="float" office:value="0.00000379607416825967">
            <text:p>3.79607416825967E-006</text:p>
          </table:table-cell>
          <table:table-cell table:formula="of:=[$Controls.K$3]* EXP(-(([.$B441]-[$Controls.K$2])^2/(0.6*[$Controls.K$4])))" office:value-type="float" office:value="0.000000542096279254952">
            <text:p>5.42096279254952E-007</text:p>
          </table:table-cell>
          <table:table-cell table:formula="of:=Noise" office:value-type="float" office:value="0.000005">
            <text:p>5.00E-006</text:p>
          </table:table-cell>
          <table:table-cell table:formula="of:=SUM([.C441:.G441])" office:value-type="float" office:value="0.000032862128122399">
            <text:p>3.2862128122399E-005</text:p>
          </table:table-cell>
        </table:table-row>
        <table:table-row table:style-name="ro1">
          <table:table-cell table:formula="of:=[.A441]+7.5" office:value-type="float" office:value="10292.5">
            <text:p>10292.5</text:p>
          </table:table-cell>
          <table:table-cell table:formula="of:=[$Controls.$O$1]/[.A442]" office:value-type="float" office:value="1.20476074811756">
            <text:p>1.2047607481</text:p>
          </table:table-cell>
          <table:table-cell table:formula="of:=[$Controls.H$3]* EXP(-(([.$B442]-[$Controls.H$2])^2/(0.6*[$Controls.H$4])))" office:value-type="float" office:value="0.00000759101170733199">
            <text:p>0.000007591</text:p>
          </table:table-cell>
          <table:table-cell table:formula="of:=[$Controls.I$3]* EXP(-(([.$B442]-[$Controls.I$2])^2/(0.6*[$Controls.I$4])))" office:value-type="float" office:value="0.0000158497695901722">
            <text:p>1.58497695901722E-005</text:p>
          </table:table-cell>
          <table:table-cell table:formula="of:=[$Controls.J$3]* EXP(-(([.$B442]-[$Controls.J$2])^2/(0.6*[$Controls.J$4])))" office:value-type="float" office:value="0.00000376290440155412">
            <text:p>3.76290440155412E-006</text:p>
          </table:table-cell>
          <table:table-cell table:formula="of:=[$Controls.K$3]* EXP(-(([.$B442]-[$Controls.K$2])^2/(0.6*[$Controls.K$4])))" office:value-type="float" office:value="0.000000534943971755542">
            <text:p>5.34943971755542E-007</text:p>
          </table:table-cell>
          <table:table-cell table:formula="of:=Noise" office:value-type="float" office:value="0.0000046">
            <text:p>4.60E-006</text:p>
          </table:table-cell>
          <table:table-cell table:formula="of:=SUM([.C442:.G442])" office:value-type="float" office:value="0.0000323386296708139">
            <text:p>3.23386296708139E-005</text:p>
          </table:table-cell>
        </table:table-row>
        <table:table-row table:style-name="ro1">
          <table:table-cell table:formula="of:=[.A442]+7.5" office:value-type="float" office:value="10300">
            <text:p>10300</text:p>
          </table:table-cell>
          <table:table-cell table:formula="of:=[$Controls.$O$1]/[.A443]" office:value-type="float" office:value="1.20388349514563">
            <text:p>1.2038834951</text:p>
          </table:table-cell>
          <table:table-cell table:formula="of:=[$Controls.H$3]* EXP(-(([.$B443]-[$Controls.H$2])^2/(0.6*[$Controls.H$4])))" office:value-type="float" office:value="0.00000757542875734906">
            <text:p>7.57542875734906E-006</text:p>
          </table:table-cell>
          <table:table-cell table:formula="of:=[$Controls.I$3]* EXP(-(([.$B443]-[$Controls.I$2])^2/(0.6*[$Controls.I$4])))" office:value-type="float" office:value="0.0000157816941596727">
            <text:p>1.57816941596727E-005</text:p>
          </table:table-cell>
          <table:table-cell table:formula="of:=[$Controls.J$3]* EXP(-(([.$B443]-[$Controls.J$2])^2/(0.6*[$Controls.J$4])))" office:value-type="float" office:value="0.00000372992483053616">
            <text:p>3.72992483053616E-006</text:p>
          </table:table-cell>
          <table:table-cell table:formula="of:=[$Controls.K$3]* EXP(-(([.$B443]-[$Controls.K$2])^2/(0.6*[$Controls.K$4])))" office:value-type="float" office:value="0.000000527875392538222">
            <text:p>5.27875392538222E-007</text:p>
          </table:table-cell>
          <table:table-cell table:formula="of:=Noise" office:value-type="float" office:value="0.00001468">
            <text:p>1.47E-005</text:p>
          </table:table-cell>
          <table:table-cell table:formula="of:=SUM([.C443:.G443])" office:value-type="float" office:value="0.0000422949231400961">
            <text:p>4.22949231400961E-005</text:p>
          </table:table-cell>
        </table:table-row>
        <table:table-row table:style-name="ro1">
          <table:table-cell table:formula="of:=[.A443]+7.5" office:value-type="float" office:value="10307.5">
            <text:p>10307.5</text:p>
          </table:table-cell>
          <table:table-cell table:formula="of:=[$Controls.$O$1]/[.A444]" office:value-type="float" office:value="1.20300751879699">
            <text:p>1.2030075188</text:p>
          </table:table-cell>
          <table:table-cell table:formula="of:=[$Controls.H$3]* EXP(-(([.$B444]-[$Controls.H$2])^2/(0.6*[$Controls.H$4])))" office:value-type="float" office:value="0.00000755960270693576">
            <text:p>7.55960270693576E-006</text:p>
          </table:table-cell>
          <table:table-cell table:formula="of:=[$Controls.I$3]* EXP(-(([.$B444]-[$Controls.I$2])^2/(0.6*[$Controls.I$4])))" office:value-type="float" office:value="0.0000157133907531552">
            <text:p>1.57133907531552E-005</text:p>
          </table:table-cell>
          <table:table-cell table:formula="of:=[$Controls.J$3]* EXP(-(([.$B444]-[$Controls.J$2])^2/(0.6*[$Controls.J$4])))" office:value-type="float" office:value="0.00000369713607656371">
            <text:p>3.69713607656371E-006</text:p>
          </table:table-cell>
          <table:table-cell table:formula="of:=[$Controls.K$3]* EXP(-(([.$B444]-[$Controls.K$2])^2/(0.6*[$Controls.K$4])))" office:value-type="float" office:value="0.000000520889786036761">
            <text:p>5.20889786036761E-007</text:p>
          </table:table-cell>
          <table:table-cell table:formula="of:=Noise" office:value-type="float" office:value="0.0000048">
            <text:p>4.80E-006</text:p>
          </table:table-cell>
          <table:table-cell table:formula="of:=SUM([.C444:.G444])" office:value-type="float" office:value="0.0000322910193226914">
            <text:p>0.000032291</text:p>
          </table:table-cell>
        </table:table-row>
        <table:table-row table:style-name="ro1">
          <table:table-cell table:formula="of:=[.A444]+7.5" office:value-type="float" office:value="10315">
            <text:p>10315</text:p>
          </table:table-cell>
          <table:table-cell table:formula="of:=[$Controls.$O$1]/[.A445]" office:value-type="float" office:value="1.20213281628696">
            <text:p>1.2021328163</text:p>
          </table:table-cell>
          <table:table-cell table:formula="of:=[$Controls.H$3]* EXP(-(([.$B445]-[$Controls.H$2])^2/(0.6*[$Controls.H$4])))" office:value-type="float" office:value="0.00000754353646077797">
            <text:p>7.54353646077797E-006</text:p>
          </table:table-cell>
          <table:table-cell table:formula="of:=[$Controls.I$3]* EXP(-(([.$B445]-[$Controls.I$2])^2/(0.6*[$Controls.I$4])))" office:value-type="float" office:value="0.0000156448673441888">
            <text:p>1.56448673441888E-005</text:p>
          </table:table-cell>
          <table:table-cell table:formula="of:=[$Controls.J$3]* EXP(-(([.$B445]-[$Controls.J$2])^2/(0.6*[$Controls.J$4])))" office:value-type="float" office:value="0.00000366453872375328">
            <text:p>3.66453872375328E-006</text:p>
          </table:table-cell>
          <table:table-cell table:formula="of:=[$Controls.K$3]* EXP(-(([.$B445]-[$Controls.K$2])^2/(0.6*[$Controls.K$4])))" office:value-type="float" office:value="0.00000051398639867696">
            <text:p>0.000000514</text:p>
          </table:table-cell>
          <table:table-cell table:formula="of:=Noise" office:value-type="float" office:value="0.00000526">
            <text:p>5.26E-006</text:p>
          </table:table-cell>
          <table:table-cell table:formula="of:=SUM([.C445:.G445])" office:value-type="float" office:value="0.000032626928927397">
            <text:p>3.2626928927397E-005</text:p>
          </table:table-cell>
        </table:table-row>
        <table:table-row table:style-name="ro1">
          <table:table-cell table:formula="of:=[.A445]+7.5" office:value-type="float" office:value="10322.5">
            <text:p>10322.5</text:p>
          </table:table-cell>
          <table:table-cell table:formula="of:=[$Controls.$O$1]/[.A446]" office:value-type="float" office:value="1.20125938483894">
            <text:p>1.2012593848</text:p>
          </table:table-cell>
          <table:table-cell table:formula="of:=[$Controls.H$3]* EXP(-(([.$B446]-[$Controls.H$2])^2/(0.6*[$Controls.H$4])))" office:value-type="float" office:value="0.00000752723293013011">
            <text:p>7.52723293013011E-006</text:p>
          </table:table-cell>
          <table:table-cell table:formula="of:=[$Controls.I$3]* EXP(-(([.$B446]-[$Controls.I$2])^2/(0.6*[$Controls.I$4])))" office:value-type="float" office:value="0.0000155761318499986">
            <text:p>1.55761318499986E-005</text:p>
          </table:table-cell>
          <table:table-cell table:formula="of:=[$Controls.J$3]* EXP(-(([.$B446]-[$Controls.J$2])^2/(0.6*[$Controls.J$4])))" office:value-type="float" office:value="0.00000363213331950957">
            <text:p>3.63213331950957E-006</text:p>
          </table:table-cell>
          <table:table-cell table:formula="of:=[$Controls.K$3]* EXP(-(([.$B446]-[$Controls.K$2])^2/(0.6*[$Controls.K$4])))" office:value-type="float" office:value="0.000000507164478992876">
            <text:p>5.07164478992876E-007</text:p>
          </table:table-cell>
          <table:table-cell table:formula="of:=Noise" office:value-type="float" office:value="0.00000251">
            <text:p>2.51E-006</text:p>
          </table:table-cell>
          <table:table-cell table:formula="of:=SUM([.C446:.G446])" office:value-type="float" office:value="0.0000297526625786311">
            <text:p>2.97526625786311E-005</text:p>
          </table:table-cell>
        </table:table-row>
        <table:table-row table:style-name="ro1">
          <table:table-cell table:formula="of:=[.A446]+7.5" office:value-type="float" office:value="10330">
            <text:p>10330</text:p>
          </table:table-cell>
          <table:table-cell table:formula="of:=[$Controls.$O$1]/[.A447]" office:value-type="float" office:value="1.20038722168441">
            <text:p>1.2003872217</text:p>
          </table:table-cell>
          <table:table-cell table:formula="of:=[$Controls.H$3]* EXP(-(([.$B447]-[$Controls.H$2])^2/(0.6*[$Controls.H$4])))" office:value-type="float" office:value="0.00000751069503221886">
            <text:p>7.51069503221886E-006</text:p>
          </table:table-cell>
          <table:table-cell table:formula="of:=[$Controls.I$3]* EXP(-(([.$B447]-[$Controls.I$2])^2/(0.6*[$Controls.I$4])))" office:value-type="float" office:value="0.0000155071921307163">
            <text:p>1.55071921307163E-005</text:p>
          </table:table-cell>
          <table:table-cell table:formula="of:=[$Controls.J$3]* EXP(-(([.$B447]-[$Controls.J$2])^2/(0.6*[$Controls.J$4])))" office:value-type="float" office:value="0.00000359992037505414">
            <text:p>3.59992037505414E-006</text:p>
          </table:table-cell>
          <table:table-cell table:formula="of:=[$Controls.K$3]* EXP(-(([.$B447]-[$Controls.K$2])^2/(0.6*[$Controls.K$4])))" office:value-type="float" office:value="0.000000500423277739705">
            <text:p>5.00423277739705E-007</text:p>
          </table:table-cell>
          <table:table-cell table:formula="of:=Noise" office:value-type="float" office:value="0.00000521">
            <text:p>5.21E-006</text:p>
          </table:table-cell>
          <table:table-cell table:formula="of:=SUM([.C447:.G447])" office:value-type="float" office:value="0.000032328230815729">
            <text:p>3.2328230815729E-005</text:p>
          </table:table-cell>
        </table:table-row>
        <table:table-row table:style-name="ro1">
          <table:table-cell table:formula="of:=[.A447]+7.5" office:value-type="float" office:value="10337.5">
            <text:p>10337.5</text:p>
          </table:table-cell>
          <table:table-cell table:formula="of:=[$Controls.$O$1]/[.A448]" office:value-type="float" office:value="1.19951632406288">
            <text:p>1.1995163241</text:p>
          </table:table-cell>
          <table:table-cell table:formula="of:=[$Controls.H$3]* EXP(-(([.$B448]-[$Controls.H$2])^2/(0.6*[$Controls.H$4])))" office:value-type="float" office:value="0.00000749392568965324">
            <text:p>7.49392568965324E-006</text:p>
          </table:table-cell>
          <table:table-cell table:formula="of:=[$Controls.I$3]* EXP(-(([.$B448]-[$Controls.I$2])^2/(0.6*[$Controls.I$4])))" office:value-type="float" office:value="0.0000154380559886568">
            <text:p>1.54380559886568E-005</text:p>
          </table:table-cell>
          <table:table-cell table:formula="of:=[$Controls.J$3]* EXP(-(([.$B448]-[$Controls.J$2])^2/(0.6*[$Controls.J$4])))" office:value-type="float" office:value="0.00000356790036595304">
            <text:p>3.56790036595304E-006</text:p>
          </table:table-cell>
          <table:table-cell table:formula="of:=[$Controls.K$3]* EXP(-(([.$B448]-[$Controls.K$2])^2/(0.6*[$Controls.K$4])))" office:value-type="float" office:value="0.000000493762048003375">
            <text:p>4.93762048003375E-007</text:p>
          </table:table-cell>
          <table:table-cell table:formula="of:=Noise" office:value-type="float" office:value="0.00000554">
            <text:p>5.54E-006</text:p>
          </table:table-cell>
          <table:table-cell table:formula="of:=SUM([.C448:.G448])" office:value-type="float" office:value="0.0000325336440922665">
            <text:p>3.25336440922665E-005</text:p>
          </table:table-cell>
        </table:table-row>
        <table:table-row table:style-name="ro1">
          <table:table-cell table:formula="of:=[.A448]+7.5" office:value-type="float" office:value="10345">
            <text:p>10345</text:p>
          </table:table-cell>
          <table:table-cell table:formula="of:=[$Controls.$O$1]/[.A449]" office:value-type="float" office:value="1.19864668922185">
            <text:p>1.1986466892</text:p>
          </table:table-cell>
          <table:table-cell table:formula="of:=[$Controls.H$3]* EXP(-(([.$B449]-[$Controls.H$2])^2/(0.6*[$Controls.H$4])))" office:value-type="float" office:value="0.00000747692782984097">
            <text:p>7.47692782984097E-006</text:p>
          </table:table-cell>
          <table:table-cell table:formula="of:=[$Controls.I$3]* EXP(-(([.$B449]-[$Controls.I$2])^2/(0.6*[$Controls.I$4])))" office:value-type="float" office:value="0.0000153687311676183">
            <text:p>1.53687311676183E-005</text:p>
          </table:table-cell>
          <table:table-cell table:formula="of:=[$Controls.J$3]* EXP(-(([.$B449]-[$Controls.J$2])^2/(0.6*[$Controls.J$4])))" office:value-type="float" office:value="0.00000353607373264319">
            <text:p>3.53607373264319E-006</text:p>
          </table:table-cell>
          <table:table-cell table:formula="of:=[$Controls.K$3]* EXP(-(([.$B449]-[$Controls.K$2])^2/(0.6*[$Controls.K$4])))" office:value-type="float" office:value="0.000000487180045306875">
            <text:p>4.87180045306875E-007</text:p>
          </table:table-cell>
          <table:table-cell table:formula="of:=Noise" office:value-type="float" office:value="0.00000532">
            <text:p>5.32E-006</text:p>
          </table:table-cell>
          <table:table-cell table:formula="of:=SUM([.C449:.G449])" office:value-type="float" office:value="0.0000321889127754094">
            <text:p>3.21889127754094E-005</text:p>
          </table:table-cell>
        </table:table-row>
        <table:table-row table:style-name="ro1">
          <table:table-cell table:formula="of:=[.A449]+7.5" office:value-type="float" office:value="10352.5">
            <text:p>10352.5</text:p>
          </table:table-cell>
          <table:table-cell table:formula="of:=[$Controls.$O$1]/[.A450]" office:value-type="float" office:value="1.19777831441681">
            <text:p>1.1977783144</text:p>
          </table:table-cell>
          <table:table-cell table:formula="of:=[$Controls.H$3]* EXP(-(([.$B450]-[$Controls.H$2])^2/(0.6*[$Controls.H$4])))" office:value-type="float" office:value="0.00000745970438441132">
            <text:p>7.45970438441132E-006</text:p>
          </table:table-cell>
          <table:table-cell table:formula="of:=[$Controls.I$3]* EXP(-(([.$B450]-[$Controls.I$2])^2/(0.6*[$Controls.I$4])))" office:value-type="float" office:value="0.0000152992253522078">
            <text:p>1.52992253522078E-005</text:p>
          </table:table-cell>
          <table:table-cell table:formula="of:=[$Controls.J$3]* EXP(-(([.$B450]-[$Controls.J$2])^2/(0.6*[$Controls.J$4])))" office:value-type="float" office:value="0.0000035044408809575">
            <text:p>3.5044408809575E-006</text:p>
          </table:table-cell>
          <table:table-cell table:formula="of:=[$Controls.K$3]* EXP(-(([.$B450]-[$Controls.K$2])^2/(0.6*[$Controls.K$4])))" office:value-type="float" office:value="0.000000480676527713411">
            <text:p>4.80676527713411E-007</text:p>
          </table:table-cell>
          <table:table-cell table:formula="of:=Noise" office:value-type="float" office:value="0.00000436">
            <text:p>4.36E-006</text:p>
          </table:table-cell>
          <table:table-cell table:formula="of:=SUM([.C450:.G450])" office:value-type="float" office:value="0.00003110404714529">
            <text:p>0.000031104</text:p>
          </table:table-cell>
        </table:table-row>
        <table:table-row table:style-name="ro1">
          <table:table-cell table:formula="of:=[.A450]+7.5" office:value-type="float" office:value="10360">
            <text:p>10360</text:p>
          </table:table-cell>
          <table:table-cell table:formula="of:=[$Controls.$O$1]/[.A451]" office:value-type="float" office:value="1.1969111969112">
            <text:p>1.1969111969</text:p>
          </table:table-cell>
          <table:table-cell table:formula="of:=[$Controls.H$3]* EXP(-(([.$B451]-[$Controls.H$2])^2/(0.6*[$Controls.H$4])))" office:value-type="float" office:value="0.0000074422582886444">
            <text:p>7.4422582886444E-006</text:p>
          </table:table-cell>
          <table:table-cell table:formula="of:=[$Controls.I$3]* EXP(-(([.$B451]-[$Controls.I$2])^2/(0.6*[$Controls.I$4])))" office:value-type="float" office:value="0.0000152295461671906">
            <text:p>1.52295461671906E-005</text:p>
          </table:table-cell>
          <table:table-cell table:formula="of:=[$Controls.J$3]* EXP(-(([.$B451]-[$Controls.J$2])^2/(0.6*[$Controls.J$4])))" office:value-type="float" office:value="0.00000347300218264847">
            <text:p>0.000003473</text:p>
          </table:table-cell>
          <table:table-cell table:formula="of:=[$Controls.K$3]* EXP(-(([.$B451]-[$Controls.K$2])^2/(0.6*[$Controls.K$4])))" office:value-type="float" office:value="0.000000474250755926407">
            <text:p>4.74250755926407E-007</text:p>
          </table:table-cell>
          <table:table-cell table:formula="of:=Noise" office:value-type="float" office:value="0.000005">
            <text:p>5.00E-006</text:p>
          </table:table-cell>
          <table:table-cell table:formula="of:=SUM([.C451:.G451])" office:value-type="float" office:value="0.0000316190573944098">
            <text:p>3.16190573944098E-005</text:p>
          </table:table-cell>
        </table:table-row>
        <table:table-row table:style-name="ro1">
          <table:table-cell table:formula="of:=[.A451]+7.5" office:value-type="float" office:value="10367.5">
            <text:p>10367.5</text:p>
          </table:table-cell>
          <table:table-cell table:formula="of:=[$Controls.$O$1]/[.A452]" office:value-type="float" office:value="1.19604533397637">
            <text:p>1.196045334</text:p>
          </table:table-cell>
          <table:table-cell table:formula="of:=[$Controls.H$3]* EXP(-(([.$B452]-[$Controls.H$2])^2/(0.6*[$Controls.H$4])))" office:value-type="float" office:value="0.00000742459248090695">
            <text:p>7.42459248090695E-006</text:p>
          </table:table-cell>
          <table:table-cell table:formula="of:=[$Controls.I$3]* EXP(-(([.$B452]-[$Controls.I$2])^2/(0.6*[$Controls.I$4])))" office:value-type="float" office:value="0.000015159701176864">
            <text:p>1.5159701176864E-005</text:p>
          </table:table-cell>
          <table:table-cell table:formula="of:=[$Controls.J$3]* EXP(-(([.$B452]-[$Controls.J$2])^2/(0.6*[$Controls.J$4])))" office:value-type="float" office:value="0.00000344175797591019">
            <text:p>3.44175797591019E-006</text:p>
          </table:table-cell>
          <table:table-cell table:formula="of:=[$Controls.K$3]* EXP(-(([.$B452]-[$Controls.K$2])^2/(0.6*[$Controls.K$4])))" office:value-type="float" office:value="0.000000467901993386393">
            <text:p>4.67901993386393E-007</text:p>
          </table:table-cell>
          <table:table-cell table:formula="of:=Noise" office:value-type="float" office:value="0.00000287">
            <text:p>2.87E-006</text:p>
          </table:table-cell>
          <table:table-cell table:formula="of:=SUM([.C452:.G452])" office:value-type="float" office:value="0.0000293639536270676">
            <text:p>0.000029364</text:p>
          </table:table-cell>
        </table:table-row>
        <table:table-row table:style-name="ro1">
          <table:table-cell table:formula="of:=[.A452]+7.5" office:value-type="float" office:value="10375">
            <text:p>10375</text:p>
          </table:table-cell>
          <table:table-cell table:formula="of:=[$Controls.$O$1]/[.A453]" office:value-type="float" office:value="1.19518072289157">
            <text:p>1.1951807229</text:p>
          </table:table-cell>
          <table:table-cell table:formula="of:=[$Controls.H$3]* EXP(-(([.$B453]-[$Controls.H$2])^2/(0.6*[$Controls.H$4])))" office:value-type="float" office:value="0.00000740670990209487">
            <text:p>7.40670990209487E-006</text:p>
          </table:table-cell>
          <table:table-cell table:formula="of:=[$Controls.I$3]* EXP(-(([.$B453]-[$Controls.I$2])^2/(0.6*[$Controls.I$4])))" office:value-type="float" office:value="0.0000150896978844553">
            <text:p>1.50896978844553E-005</text:p>
          </table:table-cell>
          <table:table-cell table:formula="of:=[$Controls.J$3]* EXP(-(([.$B453]-[$Controls.J$2])^2/(0.6*[$Controls.J$4])))" office:value-type="float" office:value="0.00000341070856589864">
            <text:p>3.41070856589864E-006</text:p>
          </table:table-cell>
          <table:table-cell table:formula="of:=[$Controls.K$3]* EXP(-(([.$B453]-[$Controls.K$2])^2/(0.6*[$Controls.K$4])))" office:value-type="float" office:value="0.000000461629506364869">
            <text:p>4.61629506364869E-007</text:p>
          </table:table-cell>
          <table:table-cell table:formula="of:=Noise" office:value-type="float" office:value="0.00000305">
            <text:p>3.05E-006</text:p>
          </table:table-cell>
          <table:table-cell table:formula="of:=SUM([.C453:.G453])" office:value-type="float" office:value="0.0000294187458588137">
            <text:p>2.94187458588137E-005</text:p>
          </table:table-cell>
        </table:table-row>
        <table:table-row table:style-name="ro1">
          <table:table-cell table:formula="of:=[.A453]+7.5" office:value-type="float" office:value="10382.5">
            <text:p>10382.5</text:p>
          </table:table-cell>
          <table:table-cell table:formula="of:=[$Controls.$O$1]/[.A454]" office:value-type="float" office:value="1.1943173609439">
            <text:p>1.1943173609</text:p>
          </table:table-cell>
          <table:table-cell table:formula="of:=[$Controls.H$3]* EXP(-(([.$B454]-[$Controls.H$2])^2/(0.6*[$Controls.H$4])))" office:value-type="float" office:value="0.0000073886134950823">
            <text:p>7.3886134950823E-006</text:p>
          </table:table-cell>
          <table:table-cell table:formula="of:=[$Controls.I$3]* EXP(-(([.$B454]-[$Controls.I$2])^2/(0.6*[$Controls.I$4])))" office:value-type="float" office:value="0.0000150195437315421">
            <text:p>1.50195437315421E-005</text:p>
          </table:table-cell>
          <table:table-cell table:formula="of:=[$Controls.J$3]* EXP(-(([.$B454]-[$Controls.J$2])^2/(0.6*[$Controls.J$4])))" office:value-type="float" office:value="0.00000337985422525007">
            <text:p>3.37985422525007E-006</text:p>
          </table:table-cell>
          <table:table-cell table:formula="of:=[$Controls.K$3]* EXP(-(([.$B454]-[$Controls.K$2])^2/(0.6*[$Controls.K$4])))" office:value-type="float" office:value="0.000000455432564055139">
            <text:p>4.55432564055139E-007</text:p>
          </table:table-cell>
          <table:table-cell table:formula="of:=Noise" office:value-type="float" office:value="0.00000592">
            <text:p>5.92E-006</text:p>
          </table:table-cell>
          <table:table-cell table:formula="of:=SUM([.C454:.G454])" office:value-type="float" office:value="0.0000321634440159296">
            <text:p>3.21634440159296E-005</text:p>
          </table:table-cell>
        </table:table-row>
        <table:table-row table:style-name="ro1">
          <table:table-cell table:formula="of:=[.A454]+7.5" office:value-type="float" office:value="10390">
            <text:p>10390</text:p>
          </table:table-cell>
          <table:table-cell table:formula="of:=[$Controls.$O$1]/[.A455]" office:value-type="float" office:value="1.1934552454283">
            <text:p>1.1934552454</text:p>
          </table:table-cell>
          <table:table-cell table:formula="of:=[$Controls.H$3]* EXP(-(([.$B455]-[$Controls.H$2])^2/(0.6*[$Controls.H$4])))" office:value-type="float" office:value="0.00000737030620417747">
            <text:p>7.37030620417747E-006</text:p>
          </table:table-cell>
          <table:table-cell table:formula="of:=[$Controls.I$3]* EXP(-(([.$B455]-[$Controls.I$2])^2/(0.6*[$Controls.I$4])))" office:value-type="float" office:value="0.0000149492460974978">
            <text:p>1.49492460974978E-005</text:p>
          </table:table-cell>
          <table:table-cell table:formula="of:=[$Controls.J$3]* EXP(-(([.$B455]-[$Controls.J$2])^2/(0.6*[$Controls.J$4])))" office:value-type="float" office:value="0.00000334919519459749">
            <text:p>3.34919519459749E-006</text:p>
          </table:table-cell>
          <table:table-cell table:formula="of:=[$Controls.K$3]* EXP(-(([.$B455]-[$Controls.K$2])^2/(0.6*[$Controls.K$4])))" office:value-type="float" office:value="0.000000449310438660222">
            <text:p>4.49310438660222E-007</text:p>
          </table:table-cell>
          <table:table-cell table:formula="of:=Noise" office:value-type="float" office:value="0.000005">
            <text:p>5.00E-006</text:p>
          </table:table-cell>
          <table:table-cell table:formula="of:=SUM([.C455:.G455])" office:value-type="float" office:value="0.000031118057934933">
            <text:p>3.1118057934933E-005</text:p>
          </table:table-cell>
        </table:table-row>
        <table:table-row table:style-name="ro1">
          <table:table-cell table:formula="of:=[.A455]+7.5" office:value-type="float" office:value="10397.5">
            <text:p>10397.5</text:p>
          </table:table-cell>
          <table:table-cell table:formula="of:=[$Controls.$O$1]/[.A456]" office:value-type="float" office:value="1.19259437364751">
            <text:p>1.1925943736</text:p>
          </table:table-cell>
          <table:table-cell table:formula="of:=[$Controls.H$3]* EXP(-(([.$B456]-[$Controls.H$2])^2/(0.6*[$Controls.H$4])))" office:value-type="float" office:value="0.00000735179097458536">
            <text:p>7.35179097458536E-006</text:p>
          </table:table-cell>
          <table:table-cell table:formula="of:=[$Controls.I$3]* EXP(-(([.$B456]-[$Controls.I$2])^2/(0.6*[$Controls.I$4])))" office:value-type="float" office:value="0.0000148788122989587">
            <text:p>1.48788122989587E-005</text:p>
          </table:table-cell>
          <table:table-cell table:formula="of:=[$Controls.J$3]* EXP(-(([.$B456]-[$Controls.J$2])^2/(0.6*[$Controls.J$4])))" office:value-type="float" office:value="0.000003318731683085">
            <text:p>3.318731683085E-006</text:p>
          </table:table-cell>
          <table:table-cell table:formula="of:=[$Controls.K$3]* EXP(-(([.$B456]-[$Controls.K$2])^2/(0.6*[$Controls.K$4])))" office:value-type="float" office:value="0.000000443262405477824">
            <text:p>4.43262405477824E-007</text:p>
          </table:table-cell>
          <table:table-cell table:formula="of:=Noise" office:value-type="float" office:value="0.00000511">
            <text:p>5.11E-006</text:p>
          </table:table-cell>
          <table:table-cell table:formula="of:=SUM([.C456:.G456])" office:value-type="float" office:value="0.0000311025973621069">
            <text:p>3.11025973621069E-005</text:p>
          </table:table-cell>
        </table:table-row>
        <table:table-row table:style-name="ro1">
          <table:table-cell table:formula="of:=[.A456]+7.5" office:value-type="float" office:value="10405">
            <text:p>10405</text:p>
          </table:table-cell>
          <table:table-cell table:formula="of:=[$Controls.$O$1]/[.A457]" office:value-type="float" office:value="1.19173474291206">
            <text:p>1.1917347429</text:p>
          </table:table-cell>
          <table:table-cell table:formula="of:=[$Controls.H$3]* EXP(-(([.$B457]-[$Controls.H$2])^2/(0.6*[$Controls.H$4])))" office:value-type="float" office:value="0.00000733307075187711">
            <text:p>7.33307075187711E-006</text:p>
          </table:table-cell>
          <table:table-cell table:formula="of:=[$Controls.I$3]* EXP(-(([.$B457]-[$Controls.I$2])^2/(0.6*[$Controls.I$4])))" office:value-type="float" office:value="0.0000148082495893151">
            <text:p>1.48082495893151E-005</text:p>
          </table:table-cell>
          <table:table-cell table:formula="of:=[$Controls.J$3]* EXP(-(([.$B457]-[$Controls.J$2])^2/(0.6*[$Controls.J$4])))" office:value-type="float" office:value="0.00000328846386887993">
            <text:p>3.28846386887993E-006</text:p>
          </table:table-cell>
          <table:table-cell table:formula="of:=[$Controls.K$3]* EXP(-(([.$B457]-[$Controls.K$2])^2/(0.6*[$Controls.K$4])))" office:value-type="float" office:value="0.000000437287742982484">
            <text:p>4.37287742982484E-007</text:p>
          </table:table-cell>
          <table:table-cell table:formula="of:=Noise" office:value-type="float" office:value="0.00000451">
            <text:p>4.51E-006</text:p>
          </table:table-cell>
          <table:table-cell table:formula="of:=SUM([.C457:.G457])" office:value-type="float" office:value="0.0000303770719530546">
            <text:p>3.03770719530546E-005</text:p>
          </table:table-cell>
        </table:table-row>
        <table:table-row table:style-name="ro1">
          <table:table-cell table:formula="of:=[.A457]+7.5" office:value-type="float" office:value="10412.5">
            <text:p>10412.5</text:p>
          </table:table-cell>
          <table:table-cell table:formula="of:=[$Controls.$O$1]/[.A458]" office:value-type="float" office:value="1.19087635054022">
            <text:p>1.1908763505</text:p>
          </table:table-cell>
          <table:table-cell table:formula="of:=[$Controls.H$3]* EXP(-(([.$B458]-[$Controls.H$2])^2/(0.6*[$Controls.H$4])))" office:value-type="float" office:value="0.00000731414848146641">
            <text:p>7.31414848146641E-006</text:p>
          </table:table-cell>
          <table:table-cell table:formula="of:=[$Controls.I$3]* EXP(-(([.$B458]-[$Controls.I$2])^2/(0.6*[$Controls.I$4])))" office:value-type="float" office:value="0.0000147375651582244">
            <text:p>1.47375651582244E-005</text:p>
          </table:table-cell>
          <table:table-cell table:formula="of:=[$Controls.J$3]* EXP(-(([.$B458]-[$Controls.J$2])^2/(0.6*[$Controls.J$4])))" office:value-type="float" office:value="0.0000032583918996827">
            <text:p>3.2583918996827E-006</text:p>
          </table:table-cell>
          <table:table-cell table:formula="of:=[$Controls.K$3]* EXP(-(([.$B458]-[$Controls.K$2])^2/(0.6*[$Controls.K$4])))" office:value-type="float" office:value="0.00000043138573290489">
            <text:p>4.3138573290489E-007</text:p>
          </table:table-cell>
          <table:table-cell table:formula="of:=Noise" office:value-type="float" office:value="0.00000668">
            <text:p>6.68E-006</text:p>
          </table:table-cell>
          <table:table-cell table:formula="of:=SUM([.C458:.G458])" office:value-type="float" office:value="0.0000324214912722784">
            <text:p>3.24214912722784E-005</text:p>
          </table:table-cell>
        </table:table-row>
        <table:table-row table:style-name="ro1">
          <table:table-cell table:formula="of:=[.A458]+7.5" office:value-type="float" office:value="10420">
            <text:p>10420</text:p>
          </table:table-cell>
          <table:table-cell table:formula="of:=[$Controls.$O$1]/[.A459]" office:value-type="float" office:value="1.19001919385797">
            <text:p>1.1900191939</text:p>
          </table:table-cell>
          <table:table-cell table:formula="of:=[$Controls.H$3]* EXP(-(([.$B459]-[$Controls.H$2])^2/(0.6*[$Controls.H$4])))" office:value-type="float" office:value="0.00000729502710809268">
            <text:p>0.000007295</text:p>
          </table:table-cell>
          <table:table-cell table:formula="of:=[$Controls.I$3]* EXP(-(([.$B459]-[$Controls.I$2])^2/(0.6*[$Controls.I$4])))" office:value-type="float" office:value="0.0000146667661311467">
            <text:p>1.46667661311467E-005</text:p>
          </table:table-cell>
          <table:table-cell table:formula="of:=[$Controls.J$3]* EXP(-(([.$B459]-[$Controls.J$2])^2/(0.6*[$Controls.J$4])))" office:value-type="float" office:value="0.00000322851589323419">
            <text:p>3.22851589323419E-006</text:p>
          </table:table-cell>
          <table:table-cell table:formula="of:=[$Controls.K$3]* EXP(-(([.$B459]-[$Controls.K$2])^2/(0.6*[$Controls.K$4])))" office:value-type="float" office:value="0.000000425555660308439">
            <text:p>4.25555660308439E-007</text:p>
          </table:table-cell>
          <table:table-cell table:formula="of:=Noise" office:value-type="float" office:value="0.00000278">
            <text:p>2.78E-006</text:p>
          </table:table-cell>
          <table:table-cell table:formula="of:=SUM([.C459:.G459])" office:value-type="float" office:value="0.0000283958647927821">
            <text:p>2.83958647927821E-005</text:p>
          </table:table-cell>
        </table:table-row>
        <table:table-row table:style-name="ro1">
          <table:table-cell table:formula="of:=[.A459]+7.5" office:value-type="float" office:value="10427.5">
            <text:p>10427.5</text:p>
          </table:table-cell>
          <table:table-cell table:formula="of:=[$Controls.$O$1]/[.A460]" office:value-type="float" office:value="1.18916327019899">
            <text:p>1.1891632702</text:p>
          </table:table-cell>
          <table:table-cell table:formula="of:=[$Controls.H$3]* EXP(-(([.$B460]-[$Controls.H$2])^2/(0.6*[$Controls.H$4])))" office:value-type="float" office:value="0.00000727570957531132">
            <text:p>7.27570957531132E-006</text:p>
          </table:table-cell>
          <table:table-cell table:formula="of:=[$Controls.I$3]* EXP(-(([.$B460]-[$Controls.I$2])^2/(0.6*[$Controls.I$4])))" office:value-type="float" office:value="0.0000145958595689032">
            <text:p>1.45958595689032E-005</text:p>
          </table:table-cell>
          <table:table-cell table:formula="of:=[$Controls.J$3]* EXP(-(([.$B460]-[$Controls.J$2])^2/(0.6*[$Controls.J$4])))" office:value-type="float" office:value="0.00000319883593782066">
            <text:p>3.19883593782066E-006</text:p>
          </table:table-cell>
          <table:table-cell table:formula="of:=[$Controls.K$3]* EXP(-(([.$B460]-[$Controls.K$2])^2/(0.6*[$Controls.K$4])))" office:value-type="float" office:value="0.000000419796813663079">
            <text:p>4.19796813663079E-007</text:p>
          </table:table-cell>
          <table:table-cell table:formula="of:=Noise" office:value-type="float" office:value="0.00000563">
            <text:p>5.63E-006</text:p>
          </table:table-cell>
          <table:table-cell table:formula="of:=SUM([.C460:.G460])" office:value-type="float" office:value="0.0000311202018956983">
            <text:p>3.11202018956983E-005</text:p>
          </table:table-cell>
        </table:table-row>
        <table:table-row table:style-name="ro1">
          <table:table-cell table:formula="of:=[.A460]+7.5" office:value-type="float" office:value="10435">
            <text:p>10435</text:p>
          </table:table-cell>
          <table:table-cell table:formula="of:=[$Controls.$O$1]/[.A461]" office:value-type="float" office:value="1.18830857690465">
            <text:p>1.1883085769</text:p>
          </table:table-cell>
          <table:table-cell table:formula="of:=[$Controls.H$3]* EXP(-(([.$B461]-[$Controls.H$2])^2/(0.6*[$Controls.H$4])))" office:value-type="float" office:value="0.00000725619882499085">
            <text:p>7.25619882499085E-006</text:p>
          </table:table-cell>
          <table:table-cell table:formula="of:=[$Controls.I$3]* EXP(-(([.$B461]-[$Controls.I$2])^2/(0.6*[$Controls.I$4])))" office:value-type="float" office:value="0.0000145248524672553">
            <text:p>1.45248524672553E-005</text:p>
          </table:table-cell>
          <table:table-cell table:formula="of:=[$Controls.J$3]* EXP(-(([.$B461]-[$Controls.J$2])^2/(0.6*[$Controls.J$4])))" office:value-type="float" office:value="0.00000316935209277595">
            <text:p>3.16935209277595E-006</text:p>
          </table:table-cell>
          <table:table-cell table:formula="of:=[$Controls.K$3]* EXP(-(([.$B461]-[$Controls.K$2])^2/(0.6*[$Controls.K$4])))" office:value-type="float" office:value="0.000000414108484916484">
            <text:p>4.14108484916484E-007</text:p>
          </table:table-cell>
          <table:table-cell table:formula="of:=Noise" office:value-type="float" office:value="0.00000248">
            <text:p>2.48E-006</text:p>
          </table:table-cell>
          <table:table-cell table:formula="of:=SUM([.C461:.G461])" office:value-type="float" office:value="0.0000278445118699385">
            <text:p>2.78445118699385E-005</text:p>
          </table:table-cell>
        </table:table-row>
        <table:table-row table:style-name="ro1">
          <table:table-cell table:formula="of:=[.A461]+7.5" office:value-type="float" office:value="10442.5">
            <text:p>10442.5</text:p>
          </table:table-cell>
          <table:table-cell table:formula="of:=[$Controls.$O$1]/[.A462]" office:value-type="float" office:value="1.18745511132392">
            <text:p>1.1874551113</text:p>
          </table:table-cell>
          <table:table-cell table:formula="of:=[$Controls.H$3]* EXP(-(([.$B462]-[$Controls.H$2])^2/(0.6*[$Controls.H$4])))" office:value-type="float" office:value="0.00000723649779681722">
            <text:p>7.23649779681722E-006</text:p>
          </table:table-cell>
          <table:table-cell table:formula="of:=[$Controls.I$3]* EXP(-(([.$B462]-[$Controls.I$2])^2/(0.6*[$Controls.I$4])))" office:value-type="float" office:value="0.0000144537517565063">
            <text:p>1.44537517565063E-005</text:p>
          </table:table-cell>
          <table:table-cell table:formula="of:=[$Controls.J$3]* EXP(-(([.$B462]-[$Controls.J$2])^2/(0.6*[$Controls.J$4])))" office:value-type="float" office:value="0.0000031400643889811">
            <text:p>3.1400643889811E-006</text:p>
          </table:table-cell>
          <table:table-cell table:formula="of:=[$Controls.K$3]* EXP(-(([.$B462]-[$Controls.K$2])^2/(0.6*[$Controls.K$4])))" office:value-type="float" office:value="0.000000408489969562613">
            <text:p>4.08489969562613E-007</text:p>
          </table:table-cell>
          <table:table-cell table:formula="of:=Noise" office:value-type="float" office:value="0.00000773">
            <text:p>7.73E-006</text:p>
          </table:table-cell>
          <table:table-cell table:formula="of:=SUM([.C462:.G462])" office:value-type="float" office:value="0.0000329688039118672">
            <text:p>3.29688039118672E-005</text:p>
          </table:table-cell>
        </table:table-row>
        <table:table-row table:style-name="ro1">
          <table:table-cell table:formula="of:=[.A462]+7.5" office:value-type="float" office:value="10450">
            <text:p>10450</text:p>
          </table:table-cell>
          <table:table-cell table:formula="of:=[$Controls.$O$1]/[.A463]" office:value-type="float" office:value="1.1866028708134">
            <text:p>1.1866028708</text:p>
          </table:table-cell>
          <table:table-cell table:formula="of:=[$Controls.H$3]* EXP(-(([.$B463]-[$Controls.H$2])^2/(0.6*[$Controls.H$4])))" office:value-type="float" office:value="0.00000721660942780496">
            <text:p>7.21660942780496E-006</text:p>
          </table:table-cell>
          <table:table-cell table:formula="of:=[$Controls.I$3]* EXP(-(([.$B463]-[$Controls.I$2])^2/(0.6*[$Controls.I$4])))" office:value-type="float" office:value="0.0000143825643011243">
            <text:p>1.43825643011243E-005</text:p>
          </table:table-cell>
          <table:table-cell table:formula="of:=[$Controls.J$3]* EXP(-(([.$B463]-[$Controls.J$2])^2/(0.6*[$Controls.J$4])))" office:value-type="float" office:value="0.00000311097282936095">
            <text:p>0.000003111</text:p>
          </table:table-cell>
          <table:table-cell table:formula="of:=[$Controls.K$3]* EXP(-(([.$B463]-[$Controls.K$2])^2/(0.6*[$Controls.K$4])))" office:value-type="float" office:value="0.000000402940566707677">
            <text:p>4.02940566707677E-007</text:p>
          </table:table-cell>
          <table:table-cell table:formula="of:=Noise" office:value-type="float" office:value="0.00000308">
            <text:p>3.08E-006</text:p>
          </table:table-cell>
          <table:table-cell table:formula="of:=SUM([.C463:.G463])" office:value-type="float" office:value="0.0000281930871249979">
            <text:p>2.81930871249979E-005</text:p>
          </table:table-cell>
        </table:table-row>
        <table:table-row table:style-name="ro1">
          <table:table-cell table:formula="of:=[.A463]+7.5" office:value-type="float" office:value="10457.5">
            <text:p>10457.5</text:p>
          </table:table-cell>
          <table:table-cell table:formula="of:=[$Controls.$O$1]/[.A464]" office:value-type="float" office:value="1.18575185273727">
            <text:p>1.1857518527</text:p>
          </table:table-cell>
          <table:table-cell table:formula="of:=[$Controls.H$3]* EXP(-(([.$B464]-[$Controls.H$2])^2/(0.6*[$Controls.H$4])))" office:value-type="float" office:value="0.00000719653665181565">
            <text:p>7.19653665181565E-006</text:p>
          </table:table-cell>
          <table:table-cell table:formula="of:=[$Controls.I$3]* EXP(-(([.$B464]-[$Controls.I$2])^2/(0.6*[$Controls.I$4])))" office:value-type="float" office:value="0.000014311296899386">
            <text:p>1.4311296899386E-005</text:p>
          </table:table-cell>
          <table:table-cell table:formula="of:=[$Controls.J$3]* EXP(-(([.$B464]-[$Controls.J$2])^2/(0.6*[$Controls.J$4])))" office:value-type="float" office:value="0.00000308207738937808">
            <text:p>3.08207738937808E-006</text:p>
          </table:table-cell>
          <table:table-cell table:formula="of:=[$Controls.K$3]* EXP(-(([.$B464]-[$Controls.K$2])^2/(0.6*[$Controls.K$4])))" office:value-type="float" office:value="0.000000397459579133593">
            <text:p>3.97459579133593E-007</text:p>
          </table:table-cell>
          <table:table-cell table:formula="of:=Noise" office:value-type="float" office:value="0.0000036">
            <text:p>3.60E-006</text:p>
          </table:table-cell>
          <table:table-cell table:formula="of:=SUM([.C464:.G464])" office:value-type="float" office:value="0.0000285873705197134">
            <text:p>2.85873705197134E-005</text:p>
          </table:table-cell>
        </table:table-row>
        <table:table-row table:style-name="ro1">
          <table:table-cell table:formula="of:=[.A464]+7.5" office:value-type="float" office:value="10465">
            <text:p>10465</text:p>
          </table:table-cell>
          <table:table-cell table:formula="of:=[$Controls.$O$1]/[.A465]" office:value-type="float" office:value="1.18490205446727">
            <text:p>1.1849020545</text:p>
          </table:table-cell>
          <table:table-cell table:formula="of:=[$Controls.H$3]* EXP(-(([.$B465]-[$Controls.H$2])^2/(0.6*[$Controls.H$4])))" office:value-type="float" office:value="0.00000717628239908332">
            <text:p>7.17628239908332E-006</text:p>
          </table:table-cell>
          <table:table-cell table:formula="of:=[$Controls.I$3]* EXP(-(([.$B465]-[$Controls.I$2])^2/(0.6*[$Controls.I$4])))" office:value-type="float" office:value="0.0000142399562830413">
            <text:p>0.00001424</text:p>
          </table:table-cell>
          <table:table-cell table:formula="of:=[$Controls.J$3]* EXP(-(([.$B465]-[$Controls.J$2])^2/(0.6*[$Controls.J$4])))" office:value-type="float" office:value="0.00000305337801752355">
            <text:p>3.05337801752355E-006</text:p>
          </table:table-cell>
          <table:table-cell table:formula="of:=[$Controls.K$3]* EXP(-(([.$B465]-[$Controls.K$2])^2/(0.6*[$Controls.K$4])))" office:value-type="float" office:value="0.000000392046313358943">
            <text:p>0.000000392</text:p>
          </table:table-cell>
          <table:table-cell table:formula="of:=Noise" office:value-type="float" office:value="0.00000422">
            <text:p>4.22E-006</text:p>
          </table:table-cell>
          <table:table-cell table:formula="of:=SUM([.C465:.G465])" office:value-type="float" office:value="0.0000290816630130071">
            <text:p>2.90816630130071E-005</text:p>
          </table:table-cell>
        </table:table-row>
        <table:table-row table:style-name="ro1">
          <table:table-cell table:formula="of:=[.A465]+7.5" office:value-type="float" office:value="10472.5">
            <text:p>10472.5</text:p>
          </table:table-cell>
          <table:table-cell table:formula="of:=[$Controls.$O$1]/[.A466]" office:value-type="float" office:value="1.18405347338267">
            <text:p>1.1840534734</text:p>
          </table:table-cell>
          <table:table-cell table:formula="of:=[$Controls.H$3]* EXP(-(([.$B466]-[$Controls.H$2])^2/(0.6*[$Controls.H$4])))" office:value-type="float" office:value="0.00000715584959574707">
            <text:p>7.15584959574707E-006</text:p>
          </table:table-cell>
          <table:table-cell table:formula="of:=[$Controls.I$3]* EXP(-(([.$B466]-[$Controls.I$2])^2/(0.6*[$Controls.I$4])))" office:value-type="float" office:value="0.0000141685491169984">
            <text:p>1.41685491169984E-005</text:p>
          </table:table-cell>
          <table:table-cell table:formula="of:=[$Controls.J$3]* EXP(-(([.$B466]-[$Controls.J$2])^2/(0.6*[$Controls.J$4])))" office:value-type="float" office:value="0.00000302487463580464">
            <text:p>3.02487463580464E-006</text:p>
          </table:table-cell>
          <table:table-cell table:formula="of:=[$Controls.K$3]* EXP(-(([.$B466]-[$Controls.K$2])^2/(0.6*[$Controls.K$4])))" office:value-type="float" office:value="0.000000386700079697495">
            <text:p>3.86700079697495E-007</text:p>
          </table:table-cell>
          <table:table-cell table:formula="of:=Noise" office:value-type="float" office:value="0.00000374">
            <text:p>3.74E-006</text:p>
          </table:table-cell>
          <table:table-cell table:formula="of:=SUM([.C466:.G466])" office:value-type="float" office:value="0.0000284759734282476">
            <text:p>0.000028476</text:p>
          </table:table-cell>
        </table:table-row>
        <table:table-row table:style-name="ro1">
          <table:table-cell table:formula="of:=[.A466]+7.5" office:value-type="float" office:value="10480">
            <text:p>10480</text:p>
          </table:table-cell>
          <table:table-cell table:formula="of:=[$Controls.$O$1]/[.A467]" office:value-type="float" office:value="1.18320610687023">
            <text:p>1.1832061069</text:p>
          </table:table-cell>
          <table:table-cell table:formula="of:=[$Controls.H$3]* EXP(-(([.$B467]-[$Controls.H$2])^2/(0.6*[$Controls.H$4])))" office:value-type="float" office:value="0.00000713524116339083">
            <text:p>7.13524116339083E-006</text:p>
          </table:table-cell>
          <table:table-cell table:formula="of:=[$Controls.I$3]* EXP(-(([.$B467]-[$Controls.I$2])^2/(0.6*[$Controls.I$4])))" office:value-type="float" office:value="0.0000140970819990299">
            <text:p>1.40970819990299E-005</text:p>
          </table:table-cell>
          <table:table-cell table:formula="of:=[$Controls.J$3]* EXP(-(([.$B467]-[$Controls.J$2])^2/(0.6*[$Controls.J$4])))" office:value-type="float" office:value="0.00000299656714022954">
            <text:p>2.99656714022954E-006</text:p>
          </table:table-cell>
          <table:table-cell table:formula="of:=[$Controls.K$3]* EXP(-(([.$B467]-[$Controls.K$2])^2/(0.6*[$Controls.K$4])))" office:value-type="float" office:value="0.000000381420192314341">
            <text:p>3.81420192314341E-007</text:p>
          </table:table-cell>
          <table:table-cell table:formula="of:=Noise" office:value-type="float" office:value="0.00000415">
            <text:p>4.15E-006</text:p>
          </table:table-cell>
          <table:table-cell table:formula="of:=SUM([.C467:.G467])" office:value-type="float" office:value="0.0000287603104949647">
            <text:p>2.87603104949647E-005</text:p>
          </table:table-cell>
        </table:table-row>
        <table:table-row table:style-name="ro1">
          <table:table-cell table:formula="of:=[.A467]+7.5" office:value-type="float" office:value="10487.5">
            <text:p>10487.5</text:p>
          </table:table-cell>
          <table:table-cell table:formula="of:=[$Controls.$O$1]/[.A468]" office:value-type="float" office:value="1.1823599523242">
            <text:p>1.1823599523</text:p>
          </table:table-cell>
          <table:table-cell table:formula="of:=[$Controls.H$3]* EXP(-(([.$B468]-[$Controls.H$2])^2/(0.6*[$Controls.H$4])))" office:value-type="float" office:value="0.00000711446001859027">
            <text:p>7.11446001859027E-006</text:p>
          </table:table-cell>
          <table:table-cell table:formula="of:=[$Controls.I$3]* EXP(-(([.$B468]-[$Controls.I$2])^2/(0.6*[$Controls.I$4])))" office:value-type="float" office:value="0.0000140255614594981">
            <text:p>1.40255614594981E-005</text:p>
          </table:table-cell>
          <table:table-cell table:formula="of:=[$Controls.J$3]* EXP(-(([.$B468]-[$Controls.J$2])^2/(0.6*[$Controls.J$4])))" office:value-type="float" office:value="0.00000296845540128856">
            <text:p>2.96845540128856E-006</text:p>
          </table:table-cell>
          <table:table-cell table:formula="of:=[$Controls.K$3]* EXP(-(([.$B468]-[$Controls.K$2])^2/(0.6*[$Controls.K$4])))" office:value-type="float" office:value="0.00000037620596927966">
            <text:p>3.7620596927966E-007</text:p>
          </table:table-cell>
          <table:table-cell table:formula="of:=Noise" office:value-type="float" office:value="0.000005">
            <text:p>5.00E-006</text:p>
          </table:table-cell>
          <table:table-cell table:formula="of:=SUM([.C468:.G468])" office:value-type="float" office:value="0.0000294846828486566">
            <text:p>2.94846828486566E-005</text:p>
          </table:table-cell>
        </table:table-row>
        <table:table-row table:style-name="ro1">
          <table:table-cell table:formula="of:=[.A468]+7.5" office:value-type="float" office:value="10495">
            <text:p>10495</text:p>
          </table:table-cell>
          <table:table-cell table:formula="of:=[$Controls.$O$1]/[.A469]" office:value-type="float" office:value="1.18151500714626">
            <text:p>1.1815150071</text:p>
          </table:table-cell>
          <table:table-cell table:formula="of:=[$Controls.H$3]* EXP(-(([.$B469]-[$Controls.H$2])^2/(0.6*[$Controls.H$4])))" office:value-type="float" office:value="0.00000709350907246691">
            <text:p>7.09350907246691E-006</text:p>
          </table:table-cell>
          <table:table-cell table:formula="of:=[$Controls.I$3]* EXP(-(([.$B469]-[$Controls.I$2])^2/(0.6*[$Controls.I$4])))" office:value-type="float" office:value="0.0000139539939611001">
            <text:p>0.000013954</text:p>
          </table:table-cell>
          <table:table-cell table:formula="of:=[$Controls.J$3]* EXP(-(([.$B469]-[$Controls.J$2])^2/(0.6*[$Controls.J$4])))" office:value-type="float" office:value="0.00000294053926443233">
            <text:p>2.94053926443233E-006</text:p>
          </table:table-cell>
          <table:table-cell table:formula="of:=[$Controls.K$3]* EXP(-(([.$B469]-[$Controls.K$2])^2/(0.6*[$Controls.K$4])))" office:value-type="float" office:value="0.000000371056732620209">
            <text:p>3.71056732620209E-007</text:p>
          </table:table-cell>
          <table:table-cell table:formula="of:=Noise" office:value-type="float" office:value="0.00000362">
            <text:p>3.62E-006</text:p>
          </table:table-cell>
          <table:table-cell table:formula="of:=SUM([.C469:.G469])" office:value-type="float" office:value="0.0000279790990306196">
            <text:p>2.79790990306196E-005</text:p>
          </table:table-cell>
        </table:table-row>
        <table:table-row table:style-name="ro1">
          <table:table-cell table:formula="of:=[.A469]+7.5" office:value-type="float" office:value="10502.5">
            <text:p>10502.5</text:p>
          </table:table-cell>
          <table:table-cell table:formula="of:=[$Controls.$O$1]/[.A470]" office:value-type="float" office:value="1.18067126874554">
            <text:p>1.1806712687</text:p>
          </table:table-cell>
          <table:table-cell table:formula="of:=[$Controls.H$3]* EXP(-(([.$B470]-[$Controls.H$2])^2/(0.6*[$Controls.H$4])))" office:value-type="float" office:value="0.00000707239123024937">
            <text:p>7.07239123024937E-006</text:p>
          </table:table-cell>
          <table:table-cell table:formula="of:=[$Controls.I$3]* EXP(-(([.$B470]-[$Controls.I$2])^2/(0.6*[$Controls.I$4])))" office:value-type="float" office:value="0.0000138823858986332">
            <text:p>1.38823858986332E-005</text:p>
          </table:table-cell>
          <table:table-cell table:formula="of:=[$Controls.J$3]* EXP(-(([.$B470]-[$Controls.J$2])^2/(0.6*[$Controls.J$4])))" office:value-type="float" office:value="0.00000291281855054634">
            <text:p>2.91281855054634E-006</text:p>
          </table:table-cell>
          <table:table-cell table:formula="of:=[$Controls.K$3]* EXP(-(([.$B470]-[$Controls.K$2])^2/(0.6*[$Controls.K$4])))" office:value-type="float" office:value="0.000000365971808368525">
            <text:p>0.000000366</text:p>
          </table:table-cell>
          <table:table-cell table:formula="of:=Noise" office:value-type="float" office:value="0.000005">
            <text:p>5.00E-006</text:p>
          </table:table-cell>
          <table:table-cell table:formula="of:=SUM([.C470:.G470])" office:value-type="float" office:value="0.0000292335674877974">
            <text:p>2.92335674877974E-005</text:p>
          </table:table-cell>
        </table:table-row>
        <table:table-row table:style-name="ro1">
          <table:table-cell table:formula="of:=[.A470]+7.5" office:value-type="float" office:value="10510">
            <text:p>10510</text:p>
          </table:table-cell>
          <table:table-cell table:formula="of:=[$Controls.$O$1]/[.A471]" office:value-type="float" office:value="1.17982873453853">
            <text:p>1.1798287345</text:p>
          </table:table-cell>
          <table:table-cell table:formula="of:=[$Controls.H$3]* EXP(-(([.$B471]-[$Controls.H$2])^2/(0.6*[$Controls.H$4])))" office:value-type="float" office:value="0.00000705110939084195">
            <text:p>7.05110939084195E-006</text:p>
          </table:table-cell>
          <table:table-cell table:formula="of:=[$Controls.I$3]* EXP(-(([.$B471]-[$Controls.I$2])^2/(0.6*[$Controls.I$4])))" office:value-type="float" office:value="0.0000138107435987782">
            <text:p>1.38107435987782E-005</text:p>
          </table:table-cell>
          <table:table-cell table:formula="of:=[$Controls.J$3]* EXP(-(([.$B471]-[$Controls.J$2])^2/(0.6*[$Controls.J$4])))" office:value-type="float" office:value="0.0000028852930564223">
            <text:p>2.8852930564223E-006</text:p>
          </table:table-cell>
          <table:table-cell table:formula="of:=[$Controls.K$3]* EXP(-(([.$B471]-[$Controls.K$2])^2/(0.6*[$Controls.K$4])))" office:value-type="float" office:value="0.000000360950526609919">
            <text:p>0.000000361</text:p>
          </table:table-cell>
          <table:table-cell table:formula="of:=Noise" office:value-type="float" office:value="0.00000492">
            <text:p>4.92E-006</text:p>
          </table:table-cell>
          <table:table-cell table:formula="of:=SUM([.C471:.G471])" office:value-type="float" office:value="0.0000290280965726523">
            <text:p>2.90280965726523E-005</text:p>
          </table:table-cell>
        </table:table-row>
        <table:table-row table:style-name="ro1">
          <table:table-cell table:formula="of:=[.A471]+7.5" office:value-type="float" office:value="10517.5">
            <text:p>10517.5</text:p>
          </table:table-cell>
          <table:table-cell table:formula="of:=[$Controls.$O$1]/[.A472]" office:value-type="float" office:value="1.17898740194913">
            <text:p>1.1789874019</text:p>
          </table:table-cell>
          <table:table-cell table:formula="of:=[$Controls.H$3]* EXP(-(([.$B472]-[$Controls.H$2])^2/(0.6*[$Controls.H$4])))" office:value-type="float" office:value="0.00000702966644640024">
            <text:p>7.02966644640024E-006</text:p>
          </table:table-cell>
          <table:table-cell table:formula="of:=[$Controls.I$3]* EXP(-(([.$B472]-[$Controls.I$2])^2/(0.6*[$Controls.I$4])))" office:value-type="float" office:value="0.000013739073319903">
            <text:p>1.3739073319903E-005</text:p>
          </table:table-cell>
          <table:table-cell table:formula="of:=[$Controls.J$3]* EXP(-(([.$B472]-[$Controls.J$2])^2/(0.6*[$Controls.J$4])))" office:value-type="float" office:value="0.00000285796255522572">
            <text:p>0.000002858</text:p>
          </table:table-cell>
          <table:table-cell table:formula="of:=[$Controls.K$3]* EXP(-(([.$B472]-[$Controls.K$2])^2/(0.6*[$Controls.K$4])))" office:value-type="float" office:value="0.0000003559922215273">
            <text:p>0.000000356</text:p>
          </table:table-cell>
          <table:table-cell table:formula="of:=Noise" office:value-type="float" office:value="0.000005">
            <text:p>5.00E-006</text:p>
          </table:table-cell>
          <table:table-cell table:formula="of:=SUM([.C472:.G472])" office:value-type="float" office:value="0.0000289826945430563">
            <text:p>2.89826945430563E-005</text:p>
          </table:table-cell>
        </table:table-row>
        <table:table-row table:style-name="ro1">
          <table:table-cell table:formula="of:=[.A472]+7.5" office:value-type="float" office:value="10525">
            <text:p>10525</text:p>
          </table:table-cell>
          <table:table-cell table:formula="of:=[$Controls.$O$1]/[.A473]" office:value-type="float" office:value="1.17814726840855">
            <text:p>1.1781472684</text:p>
          </table:table-cell>
          <table:table-cell table:formula="of:=[$Controls.H$3]* EXP(-(([.$B473]-[$Controls.H$2])^2/(0.6*[$Controls.H$4])))" office:value-type="float" office:value="0.00000700806528191411">
            <text:p>7.00806528191411E-006</text:p>
          </table:table-cell>
          <table:table-cell table:formula="of:=[$Controls.I$3]* EXP(-(([.$B473]-[$Controls.I$2])^2/(0.6*[$Controls.I$4])))" office:value-type="float" office:value="0.000013667381251884">
            <text:p>1.3667381251884E-005</text:p>
          </table:table-cell>
          <table:table-cell table:formula="of:=[$Controls.J$3]* EXP(-(([.$B473]-[$Controls.J$2])^2/(0.6*[$Controls.J$4])))" office:value-type="float" office:value="0.00000283082679696015">
            <text:p>2.83082679696015E-006</text:p>
          </table:table-cell>
          <table:table-cell table:formula="of:=[$Controls.K$3]* EXP(-(([.$B473]-[$Controls.K$2])^2/(0.6*[$Controls.K$4])))" office:value-type="float" office:value="0.000000351096231443856">
            <text:p>3.51096231443856E-007</text:p>
          </table:table-cell>
          <table:table-cell table:formula="of:=Noise" office:value-type="float" office:value="0.00000659">
            <text:p>6.59E-006</text:p>
          </table:table-cell>
          <table:table-cell table:formula="of:=SUM([.C473:.G473])" office:value-type="float" office:value="0.0000304473695622021">
            <text:p>3.04473695622021E-005</text:p>
          </table:table-cell>
        </table:table-row>
        <table:table-row table:style-name="ro1">
          <table:table-cell table:formula="of:=[.A473]+7.5" office:value-type="float" office:value="10532.5">
            <text:p>10532.5</text:p>
          </table:table-cell>
          <table:table-cell table:formula="of:=[$Controls.$O$1]/[.A474]" office:value-type="float" office:value="1.17730833135533">
            <text:p>1.1773083314</text:p>
          </table:table-cell>
          <table:table-cell table:formula="of:=[$Controls.H$3]* EXP(-(([.$B474]-[$Controls.H$2])^2/(0.6*[$Controls.H$4])))" office:value-type="float" office:value="0.00000698630877479782">
            <text:p>6.98630877479782E-006</text:p>
          </table:table-cell>
          <table:table-cell table:formula="of:=[$Controls.I$3]* EXP(-(([.$B474]-[$Controls.I$2])^2/(0.6*[$Controls.I$4])))" office:value-type="float" office:value="0.0000135956735159456">
            <text:p>1.35956735159456E-005</text:p>
          </table:table-cell>
          <table:table-cell table:formula="of:=[$Controls.J$3]* EXP(-(([.$B474]-[$Controls.J$2])^2/(0.6*[$Controls.J$4])))" office:value-type="float" office:value="0.00000280388550892765">
            <text:p>2.80388550892765E-006</text:p>
          </table:table-cell>
          <table:table-cell table:formula="of:=[$Controls.K$3]* EXP(-(([.$B474]-[$Controls.K$2])^2/(0.6*[$Controls.K$4])))" office:value-type="float" office:value="0.000000346261898863658">
            <text:p>3.46261898863658E-007</text:p>
          </table:table-cell>
          <table:table-cell table:formula="of:=Noise" office:value-type="float" office:value="0.0000043">
            <text:p>4.30E-006</text:p>
          </table:table-cell>
          <table:table-cell table:formula="of:=SUM([.C474:.G474])" office:value-type="float" office:value="0.0000280321296985347">
            <text:p>2.80321296985347E-005</text:p>
          </table:table-cell>
        </table:table-row>
        <table:table-row table:style-name="ro1">
          <table:table-cell table:formula="of:=[.A474]+7.5" office:value-type="float" office:value="10540">
            <text:p>10540</text:p>
          </table:table-cell>
          <table:table-cell table:formula="of:=[$Controls.$O$1]/[.A475]" office:value-type="float" office:value="1.17647058823529">
            <text:p>1.1764705882</text:p>
          </table:table-cell>
          <table:table-cell table:formula="of:=[$Controls.H$3]* EXP(-(([.$B475]-[$Controls.H$2])^2/(0.6*[$Controls.H$4])))" office:value-type="float" office:value="0.00000696439979448734">
            <text:p>6.96439979448734E-006</text:p>
          </table:table-cell>
          <table:table-cell table:formula="of:=[$Controls.I$3]* EXP(-(([.$B475]-[$Controls.I$2])^2/(0.6*[$Controls.I$4])))" office:value-type="float" office:value="0.0000135239561645188">
            <text:p>0.000013524</text:p>
          </table:table-cell>
          <table:table-cell table:formula="of:=[$Controls.J$3]* EXP(-(([.$B475]-[$Controls.J$2])^2/(0.6*[$Controls.J$4])))" office:value-type="float" office:value="0.00000277713839618557">
            <text:p>2.77713839618557E-006</text:p>
          </table:table-cell>
          <table:table-cell table:formula="of:=[$Controls.K$3]* EXP(-(([.$B475]-[$Controls.K$2])^2/(0.6*[$Controls.K$4])))" office:value-type="float" office:value="0.0000003414885705102">
            <text:p>3.414885705102E-007</text:p>
          </table:table-cell>
          <table:table-cell table:formula="of:=Noise" office:value-type="float" office:value="0.000005">
            <text:p>5.00E-006</text:p>
          </table:table-cell>
          <table:table-cell table:formula="of:=SUM([.C475:.G475])" office:value-type="float" office:value="0.0000286069829257019">
            <text:p>0.000028607</text:p>
          </table:table-cell>
        </table:table-row>
        <table:table-row table:style-name="ro1">
          <table:table-cell table:formula="of:=[.A475]+7.5" office:value-type="float" office:value="10547.5">
            <text:p>10547.5</text:p>
          </table:table-cell>
          <table:table-cell table:formula="of:=[$Controls.$O$1]/[.A476]" office:value-type="float" office:value="1.17563403650154">
            <text:p>1.1756340365</text:p>
          </table:table-cell>
          <table:table-cell table:formula="of:=[$Controls.H$3]* EXP(-(([.$B476]-[$Controls.H$2])^2/(0.6*[$Controls.H$4])))" office:value-type="float" office:value="0.00000694234120204495">
            <text:p>6.94234120204495E-006</text:p>
          </table:table-cell>
          <table:table-cell table:formula="of:=[$Controls.I$3]* EXP(-(([.$B476]-[$Controls.I$2])^2/(0.6*[$Controls.I$4])))" office:value-type="float" office:value="0.0000134522351811169">
            <text:p>1.34522351811169E-005</text:p>
          </table:table-cell>
          <table:table-cell table:formula="of:=[$Controls.J$3]* EXP(-(([.$B476]-[$Controls.J$2])^2/(0.6*[$Controls.J$4])))" office:value-type="float" office:value="0.00000275058514199967">
            <text:p>2.75058514199967E-006</text:p>
          </table:table-cell>
          <table:table-cell table:formula="of:=[$Controls.K$3]* EXP(-(([.$B476]-[$Controls.K$2])^2/(0.6*[$Controls.K$4])))" office:value-type="float" office:value="0.000000336775597362948">
            <text:p>3.36775597362948E-007</text:p>
          </table:table-cell>
          <table:table-cell table:formula="of:=Noise" office:value-type="float" office:value="0.00000528">
            <text:p>5.28E-006</text:p>
          </table:table-cell>
          <table:table-cell table:formula="of:=SUM([.C476:.G476])" office:value-type="float" office:value="0.0000287619371225245">
            <text:p>2.87619371225245E-005</text:p>
          </table:table-cell>
        </table:table-row>
        <table:table-row table:style-name="ro1">
          <table:table-cell table:formula="of:=[.A476]+7.5" office:value-type="float" office:value="10555">
            <text:p>10555</text:p>
          </table:table-cell>
          <table:table-cell table:formula="of:=[$Controls.$O$1]/[.A477]" office:value-type="float" office:value="1.1747986736144">
            <text:p>1.1747986736</text:p>
          </table:table-cell>
          <table:table-cell table:formula="of:=[$Controls.H$3]* EXP(-(([.$B477]-[$Controls.H$2])^2/(0.6*[$Controls.H$4])))" office:value-type="float" office:value="0.00000692013584977093">
            <text:p>6.92013584977093E-006</text:p>
          </table:table-cell>
          <table:table-cell table:formula="of:=[$Controls.I$3]* EXP(-(([.$B477]-[$Controls.I$2])^2/(0.6*[$Controls.I$4])))" office:value-type="float" office:value="0.0000133805164802286">
            <text:p>1.33805164802286E-005</text:p>
          </table:table-cell>
          <table:table-cell table:formula="of:=[$Controls.J$3]* EXP(-(([.$B477]-[$Controls.J$2])^2/(0.6*[$Controls.J$4])))" office:value-type="float" office:value="0.00000272422540829333">
            <text:p>2.72422540829333E-006</text:p>
          </table:table-cell>
          <table:table-cell table:formula="of:=[$Controls.K$3]* EXP(-(([.$B477]-[$Controls.K$2])^2/(0.6*[$Controls.K$4])))" office:value-type="float" office:value="0.000000332122334691909">
            <text:p>3.32122334691909E-007</text:p>
          </table:table-cell>
          <table:table-cell table:formula="of:=Noise" office:value-type="float" office:value="0.0000032">
            <text:p>3.20E-006</text:p>
          </table:table-cell>
          <table:table-cell table:formula="of:=SUM([.C477:.G477])" office:value-type="float" office:value="0.0000265570000729848">
            <text:p>0.000026557</text:p>
          </table:table-cell>
        </table:table-row>
        <table:table-row table:style-name="ro1">
          <table:table-cell table:formula="of:=[.A477]+7.5" office:value-type="float" office:value="10562.5">
            <text:p>10562.5</text:p>
          </table:table-cell>
          <table:table-cell table:formula="of:=[$Controls.$O$1]/[.A478]" office:value-type="float" office:value="1.17396449704142">
            <text:p>1.173964497</text:p>
          </table:table-cell>
          <table:table-cell table:formula="of:=[$Controls.H$3]* EXP(-(([.$B478]-[$Controls.H$2])^2/(0.6*[$Controls.H$4])))" office:value-type="float" office:value="0.00000689778658082261">
            <text:p>6.89778658082261E-006</text:p>
          </table:table-cell>
          <table:table-cell table:formula="of:=[$Controls.I$3]* EXP(-(([.$B478]-[$Controls.I$2])^2/(0.6*[$Controls.I$4])))" office:value-type="float" office:value="0.0000133088059072288">
            <text:p>1.33088059072288E-005</text:p>
          </table:table-cell>
          <table:table-cell table:formula="of:=[$Controls.J$3]* EXP(-(([.$B478]-[$Controls.J$2])^2/(0.6*[$Controls.J$4])))" office:value-type="float" office:value="0.00000269805883609304">
            <text:p>2.69805883609304E-006</text:p>
          </table:table-cell>
          <table:table-cell table:formula="of:=[$Controls.K$3]* EXP(-(([.$B478]-[$Controls.K$2])^2/(0.6*[$Controls.K$4])))" office:value-type="float" office:value="0.000000327528142090294">
            <text:p>3.27528142090294E-007</text:p>
          </table:table-cell>
          <table:table-cell table:formula="of:=Noise" office:value-type="float" office:value="0.000005">
            <text:p>5.00E-006</text:p>
          </table:table-cell>
          <table:table-cell table:formula="of:=SUM([.C478:.G478])" office:value-type="float" office:value="0.0000282321794662347">
            <text:p>2.82321794662347E-005</text:p>
          </table:table-cell>
        </table:table-row>
        <table:table-row table:style-name="ro1">
          <table:table-cell table:formula="of:=[.A478]+7.5" office:value-type="float" office:value="10570">
            <text:p>10570</text:p>
          </table:table-cell>
          <table:table-cell table:formula="of:=[$Controls.$O$1]/[.A479]" office:value-type="float" office:value="1.17313150425733">
            <text:p>1.1731315043</text:p>
          </table:table-cell>
          <table:table-cell table:formula="of:=[$Controls.H$3]* EXP(-(([.$B479]-[$Controls.H$2])^2/(0.6*[$Controls.H$4])))" office:value-type="float" office:value="0.00000687529622884045">
            <text:p>6.87529622884045E-006</text:p>
          </table:table-cell>
          <table:table-cell table:formula="of:=[$Controls.I$3]* EXP(-(([.$B479]-[$Controls.I$2])^2/(0.6*[$Controls.I$4])))" office:value-type="float" office:value="0.000013237109238306">
            <text:p>1.3237109238306E-005</text:p>
          </table:table-cell>
          <table:table-cell table:formula="of:=[$Controls.J$3]* EXP(-(([.$B479]-[$Controls.J$2])^2/(0.6*[$Controls.J$4])))" office:value-type="float" office:value="0.00000267208504596984">
            <text:p>2.67208504596984E-006</text:p>
          </table:table-cell>
          <table:table-cell table:formula="of:=[$Controls.K$3]* EXP(-(([.$B479]-[$Controls.K$2])^2/(0.6*[$Controls.K$4])))" office:value-type="float" office:value="0.000000322992383505275">
            <text:p>0.000000323</text:p>
          </table:table-cell>
          <table:table-cell table:formula="of:=Noise" office:value-type="float" office:value="0.000005">
            <text:p>5.00E-006</text:p>
          </table:table-cell>
          <table:table-cell table:formula="of:=SUM([.C479:.G479])" office:value-type="float" office:value="0.0000281074828966216">
            <text:p>2.81074828966216E-005</text:p>
          </table:table-cell>
        </table:table-row>
        <table:table-row table:style-name="ro1">
          <table:table-cell table:formula="of:=[.A479]+7.5" office:value-type="float" office:value="10577.5">
            <text:p>10577.5</text:p>
          </table:table-cell>
          <table:table-cell table:formula="of:=[$Controls.$O$1]/[.A480]" office:value-type="float" office:value="1.17229969274403">
            <text:p>1.1722996927</text:p>
          </table:table-cell>
          <table:table-cell table:formula="of:=[$Controls.H$3]* EXP(-(([.$B480]-[$Controls.H$2])^2/(0.6*[$Controls.H$4])))" office:value-type="float" office:value="0.00000685266761758134">
            <text:p>6.85266761758134E-006</text:p>
          </table:table-cell>
          <table:table-cell table:formula="of:=[$Controls.I$3]* EXP(-(([.$B480]-[$Controls.I$2])^2/(0.6*[$Controls.I$4])))" office:value-type="float" office:value="0.0000131654321804069">
            <text:p>1.31654321804069E-005</text:p>
          </table:table-cell>
          <table:table-cell table:formula="of:=[$Controls.J$3]* EXP(-(([.$B480]-[$Controls.J$2])^2/(0.6*[$Controls.J$4])))" office:value-type="float" office:value="0.00000264630363847695">
            <text:p>2.64630363847695E-006</text:p>
          </table:table-cell>
          <table:table-cell table:formula="of:=[$Controls.K$3]* EXP(-(([.$B480]-[$Controls.K$2])^2/(0.6*[$Controls.K$4])))" office:value-type="float" office:value="0.000000318514427266908">
            <text:p>3.18514427266908E-007</text:p>
          </table:table-cell>
          <table:table-cell table:formula="of:=Noise" office:value-type="float" office:value="0.00000248">
            <text:p>2.48E-006</text:p>
          </table:table-cell>
          <table:table-cell table:formula="of:=SUM([.C480:.G480])" office:value-type="float" office:value="0.0000254629178637321">
            <text:p>2.54629178637321E-005</text:p>
          </table:table-cell>
        </table:table-row>
        <table:table-row table:style-name="ro1">
          <table:table-cell table:formula="of:=[.A480]+7.5" office:value-type="float" office:value="10585">
            <text:p>10585</text:p>
          </table:table-cell>
          <table:table-cell table:formula="of:=[$Controls.$O$1]/[.A481]" office:value-type="float" office:value="1.17146905999055">
            <text:p>1.17146906</text:p>
          </table:table-cell>
          <table:table-cell table:formula="of:=[$Controls.H$3]* EXP(-(([.$B481]-[$Controls.H$2])^2/(0.6*[$Controls.H$4])))" office:value-type="float" office:value="0.00000682990356055915">
            <text:p>6.82990356055915E-006</text:p>
          </table:table-cell>
          <table:table-cell table:formula="of:=[$Controls.I$3]* EXP(-(([.$B481]-[$Controls.I$2])^2/(0.6*[$Controls.I$4])))" office:value-type="float" office:value="0.0000130937803711963">
            <text:p>1.30937803711963E-005</text:p>
          </table:table-cell>
          <table:table-cell table:formula="of:=[$Controls.J$3]* EXP(-(([.$B481]-[$Controls.J$2])^2/(0.6*[$Controls.J$4])))" office:value-type="float" office:value="0.00000262071419458337">
            <text:p>2.62071419458337E-006</text:p>
          </table:table-cell>
          <table:table-cell table:formula="of:=[$Controls.K$3]* EXP(-(([.$B481]-[$Controls.K$2])^2/(0.6*[$Controls.K$4])))" office:value-type="float" office:value="0.000000314093646115254">
            <text:p>3.14093646115254E-007</text:p>
          </table:table-cell>
          <table:table-cell table:formula="of:=Noise" office:value-type="float" office:value="0.000005">
            <text:p>5.00E-006</text:p>
          </table:table-cell>
          <table:table-cell table:formula="of:=SUM([.C481:.G481])" office:value-type="float" office:value="0.0000278584917724541">
            <text:p>2.78584917724541E-005</text:p>
          </table:table-cell>
        </table:table-row>
        <table:table-row table:style-name="ro1">
          <table:table-cell table:formula="of:=[.A481]+7.5" office:value-type="float" office:value="10592.5">
            <text:p>10592.5</text:p>
          </table:table-cell>
          <table:table-cell table:formula="of:=[$Controls.$O$1]/[.A482]" office:value-type="float" office:value="1.17063960349304">
            <text:p>1.1706396035</text:p>
          </table:table-cell>
          <table:table-cell table:formula="of:=[$Controls.H$3]* EXP(-(([.$B482]-[$Controls.H$2])^2/(0.6*[$Controls.H$4])))" office:value-type="float" office:value="0.00000680700686069228">
            <text:p>0.000006807</text:p>
          </table:table-cell>
          <table:table-cell table:formula="of:=[$Controls.I$3]* EXP(-(([.$B482]-[$Controls.I$2])^2/(0.6*[$Controls.I$4])))" office:value-type="float" office:value="0.0000130221593790347">
            <text:p>1.30221593790347E-005</text:p>
          </table:table-cell>
          <table:table-cell table:formula="of:=[$Controls.J$3]* EXP(-(([.$B482]-[$Controls.J$2])^2/(0.6*[$Controls.J$4])))" office:value-type="float" office:value="0.00000259531627610346">
            <text:p>2.59531627610346E-006</text:p>
          </table:table-cell>
          <table:table-cell table:formula="of:=[$Controls.K$3]* EXP(-(([.$B482]-[$Controls.K$2])^2/(0.6*[$Controls.K$4])))" office:value-type="float" office:value="0.000000309729417225726">
            <text:p>3.09729417225726E-007</text:p>
          </table:table-cell>
          <table:table-cell table:formula="of:=Noise" office:value-type="float" office:value="0.0000052">
            <text:p>5.20E-006</text:p>
          </table:table-cell>
          <table:table-cell table:formula="of:=SUM([.C482:.G482])" office:value-type="float" office:value="0.0000279342119330562">
            <text:p>2.79342119330562E-005</text:p>
          </table:table-cell>
        </table:table-row>
        <table:table-row table:style-name="ro1">
          <table:table-cell table:formula="of:=[.A482]+7.5" office:value-type="float" office:value="10600">
            <text:p>10600</text:p>
          </table:table-cell>
          <table:table-cell table:formula="of:=[$Controls.$O$1]/[.A483]" office:value-type="float" office:value="1.16981132075472">
            <text:p>1.1698113208</text:p>
          </table:table-cell>
          <table:table-cell table:formula="of:=[$Controls.H$3]* EXP(-(([.$B483]-[$Controls.H$2])^2/(0.6*[$Controls.H$4])))" office:value-type="float" office:value="0.00000678398030995846">
            <text:p>0.000006784</text:p>
          </table:table-cell>
          <table:table-cell table:formula="of:=[$Controls.I$3]* EXP(-(([.$B483]-[$Controls.I$2])^2/(0.6*[$Controls.I$4])))" office:value-type="float" office:value="0.0000129505747029701">
            <text:p>1.29505747029701E-005</text:p>
          </table:table-cell>
          <table:table-cell table:formula="of:=[$Controls.J$3]* EXP(-(([.$B483]-[$Controls.J$2])^2/(0.6*[$Controls.J$4])))" office:value-type="float" office:value="0.00000257010942612245">
            <text:p>2.57010942612245E-006</text:p>
          </table:table-cell>
          <table:table-cell table:formula="of:=[$Controls.K$3]* EXP(-(([.$B483]-[$Controls.K$2])^2/(0.6*[$Controls.K$4])))" office:value-type="float" office:value="0.000000305421122232709">
            <text:p>3.05421122232709E-007</text:p>
          </table:table-cell>
          <table:table-cell table:formula="of:=Noise" office:value-type="float" office:value="0.0000342">
            <text:p>3.42E-005</text:p>
          </table:table-cell>
          <table:table-cell table:formula="of:=SUM([.C483:.G483])" office:value-type="float" office:value="0.0000568100855612837">
            <text:p>5.68100855612837E-005</text:p>
          </table:table-cell>
        </table:table-row>
        <table:table-row table:style-name="ro1">
          <table:table-cell table:formula="of:=[.A483]+7.5" office:value-type="float" office:value="10607.5">
            <text:p>10607.5</text:p>
          </table:table-cell>
          <table:table-cell table:formula="of:=[$Controls.$O$1]/[.A484]" office:value-type="float" office:value="1.16898420928588">
            <text:p>1.1689842093</text:p>
          </table:table-cell>
          <table:table-cell table:formula="of:=[$Controls.H$3]* EXP(-(([.$B484]-[$Controls.H$2])^2/(0.6*[$Controls.H$4])))" office:value-type="float" office:value="0.00000676082668905656">
            <text:p>6.76082668905656E-006</text:p>
          </table:table-cell>
          <table:table-cell table:formula="of:=[$Controls.I$3]* EXP(-(([.$B484]-[$Controls.I$2])^2/(0.6*[$Controls.I$4])))" office:value-type="float" office:value="0.0000128790317727467">
            <text:p>0.000012879</text:p>
          </table:table-cell>
          <table:table-cell table:formula="of:=[$Controls.J$3]* EXP(-(([.$B484]-[$Controls.J$2])^2/(0.6*[$Controls.J$4])))" office:value-type="float" office:value="0.00000254509316941788">
            <text:p>2.54509316941788E-006</text:p>
          </table:table-cell>
          <table:table-cell table:formula="of:=[$Controls.K$3]* EXP(-(([.$B484]-[$Controls.K$2])^2/(0.6*[$Controls.K$4])))" office:value-type="float" office:value="0.000000301168147251495">
            <text:p>3.01168147251495E-007</text:p>
          </table:table-cell>
          <table:table-cell table:formula="of:=Noise" office:value-type="float" office:value="0.00000476">
            <text:p>4.76E-006</text:p>
          </table:table-cell>
          <table:table-cell table:formula="of:=SUM([.C484:.G484])" office:value-type="float" office:value="0.0000272461197784726">
            <text:p>2.72461197784726E-005</text:p>
          </table:table-cell>
        </table:table-row>
        <table:table-row table:style-name="ro1">
          <table:table-cell table:formula="of:=[.A484]+7.5" office:value-type="float" office:value="10615">
            <text:p>10615</text:p>
          </table:table-cell>
          <table:table-cell table:formula="of:=[$Controls.$O$1]/[.A485]" office:value-type="float" office:value="1.16815826660386">
            <text:p>1.1681582666</text:p>
          </table:table-cell>
          <table:table-cell table:formula="of:=[$Controls.H$3]* EXP(-(([.$B485]-[$Controls.H$2])^2/(0.6*[$Controls.H$4])))" office:value-type="float" office:value="0.00000673754876707557">
            <text:p>6.73754876707557E-006</text:p>
          </table:table-cell>
          <table:table-cell table:formula="of:=[$Controls.I$3]* EXP(-(([.$B485]-[$Controls.I$2])^2/(0.6*[$Controls.I$4])))" office:value-type="float" office:value="0.0000128075359488277">
            <text:p>1.28075359488277E-005</text:p>
          </table:table-cell>
          <table:table-cell table:formula="of:=[$Controls.J$3]* EXP(-(([.$B485]-[$Controls.J$2])^2/(0.6*[$Controls.J$4])))" office:value-type="float" office:value="0.00000252026701287693">
            <text:p>2.52026701287693E-006</text:p>
          </table:table-cell>
          <table:table-cell table:formula="of:=[$Controls.K$3]* EXP(-(([.$B485]-[$Controls.K$2])^2/(0.6*[$Controls.K$4])))" office:value-type="float" office:value="0.00000029696988289856">
            <text:p>0.000000297</text:p>
          </table:table-cell>
          <table:table-cell table:formula="of:=Noise" office:value-type="float" office:value="0.00000394">
            <text:p>3.94E-006</text:p>
          </table:table-cell>
          <table:table-cell table:formula="of:=SUM([.C485:.G485])" office:value-type="float" office:value="0.0000263023216116788">
            <text:p>2.63023216116788E-005</text:p>
          </table:table-cell>
        </table:table-row>
        <table:table-row table:style-name="ro1">
          <table:table-cell table:formula="of:=[.A485]+7.5" office:value-type="float" office:value="10622.5">
            <text:p>10622.5</text:p>
          </table:table-cell>
          <table:table-cell table:formula="of:=[$Controls.$O$1]/[.A486]" office:value-type="float" office:value="1.167333490233">
            <text:p>1.1673334902</text:p>
          </table:table-cell>
          <table:table-cell table:formula="of:=[$Controls.H$3]* EXP(-(([.$B486]-[$Controls.H$2])^2/(0.6*[$Controls.H$4])))" office:value-type="float" office:value="0.00000671414930117058">
            <text:p>6.71414930117058E-006</text:p>
          </table:table-cell>
          <table:table-cell table:formula="of:=[$Controls.I$3]* EXP(-(([.$B486]-[$Controls.I$2])^2/(0.6*[$Controls.I$4])))" office:value-type="float" office:value="0.0000127360925224345">
            <text:p>1.27360925224345E-005</text:p>
          </table:table-cell>
          <table:table-cell table:formula="of:=[$Controls.J$3]* EXP(-(([.$B486]-[$Controls.J$2])^2/(0.6*[$Controls.J$4])))" office:value-type="float" office:value="0.00000249563044590953">
            <text:p>2.49563044590953E-006</text:p>
          </table:table-cell>
          <table:table-cell table:formula="of:=[$Controls.K$3]* EXP(-(([.$B486]-[$Controls.K$2])^2/(0.6*[$Controls.K$4])))" office:value-type="float" office:value="0.000000292825724310227">
            <text:p>2.92825724310227E-007</text:p>
          </table:table-cell>
          <table:table-cell table:formula="of:=Noise" office:value-type="float" office:value="0.00000572">
            <text:p>5.72E-006</text:p>
          </table:table-cell>
          <table:table-cell table:formula="of:=SUM([.C486:.G486])" office:value-type="float" office:value="0.0000279586979938248">
            <text:p>2.79586979938248E-005</text:p>
          </table:table-cell>
        </table:table-row>
        <table:table-row table:style-name="ro1">
          <table:table-cell table:formula="of:=[.A486]+7.5" office:value-type="float" office:value="10630">
            <text:p>10630</text:p>
          </table:table-cell>
          <table:table-cell table:formula="of:=[$Controls.$O$1]/[.A487]" office:value-type="float" office:value="1.16650987770461">
            <text:p>1.1665098777</text:p>
          </table:table-cell>
          <table:table-cell table:formula="of:=[$Controls.H$3]* EXP(-(([.$B487]-[$Controls.H$2])^2/(0.6*[$Controls.H$4])))" office:value-type="float" office:value="0.0000066906310362458">
            <text:p>6.6906310362458E-006</text:p>
          </table:table-cell>
          <table:table-cell table:formula="of:=[$Controls.I$3]* EXP(-(([.$B487]-[$Controls.I$2])^2/(0.6*[$Controls.I$4])))" office:value-type="float" office:value="0.0000126647067155989">
            <text:p>1.26647067155989E-005</text:p>
          </table:table-cell>
          <table:table-cell table:formula="of:=[$Controls.J$3]* EXP(-(([.$B487]-[$Controls.J$2])^2/(0.6*[$Controls.J$4])))" office:value-type="float" office:value="0.00000247118294085738">
            <text:p>2.47118294085738E-006</text:p>
          </table:table-cell>
          <table:table-cell table:formula="of:=[$Controls.K$3]* EXP(-(([.$B487]-[$Controls.K$2])^2/(0.6*[$Controls.K$4])))" office:value-type="float" office:value="0.000000288735071159751">
            <text:p>2.88735071159751E-007</text:p>
          </table:table-cell>
          <table:table-cell table:formula="of:=Noise" office:value-type="float" office:value="0.00000626">
            <text:p>6.26E-006</text:p>
          </table:table-cell>
          <table:table-cell table:formula="of:=SUM([.C487:.G487])" office:value-type="float" office:value="0.0000283752557638618">
            <text:p>2.83752557638618E-005</text:p>
          </table:table-cell>
        </table:table-row>
        <table:table-row table:style-name="ro1">
          <table:table-cell table:formula="of:=[.A487]+7.5" office:value-type="float" office:value="10637.5">
            <text:p>10637.5</text:p>
          </table:table-cell>
          <table:table-cell table:formula="of:=[$Controls.$O$1]/[.A488]" office:value-type="float" office:value="1.16568742655699">
            <text:p>1.1656874266</text:p>
          </table:table-cell>
          <table:table-cell table:formula="of:=[$Controls.H$3]* EXP(-(([.$B488]-[$Controls.H$2])^2/(0.6*[$Controls.H$4])))" office:value-type="float" office:value="0.0000066669967046446">
            <text:p>0.000006667</text:p>
          </table:table-cell>
          <table:table-cell table:formula="of:=[$Controls.I$3]* EXP(-(([.$B488]-[$Controls.I$2])^2/(0.6*[$Controls.I$4])))" office:value-type="float" office:value="0.000012593383681231">
            <text:p>1.2593383681231E-005</text:p>
          </table:table-cell>
          <table:table-cell table:formula="of:=[$Controls.J$3]* EXP(-(([.$B488]-[$Controls.J$2])^2/(0.6*[$Controls.J$4])))" office:value-type="float" office:value="0.00000244692395339863">
            <text:p>2.44692395339863E-006</text:p>
          </table:table-cell>
          <table:table-cell table:formula="of:=[$Controls.K$3]* EXP(-(([.$B488]-[$Controls.K$2])^2/(0.6*[$Controls.K$4])))" office:value-type="float" office:value="0.000000284697327672859">
            <text:p>2.84697327672859E-007</text:p>
          </table:table-cell>
          <table:table-cell table:formula="of:=Noise" office:value-type="float" office:value="0.00000533">
            <text:p>5.33E-006</text:p>
          </table:table-cell>
          <table:table-cell table:formula="of:=SUM([.C488:.G488])" office:value-type="float" office:value="0.0000273220016669471">
            <text:p>0.000027322</text:p>
          </table:table-cell>
        </table:table-row>
        <table:table-row table:style-name="ro1">
          <table:table-cell table:formula="of:=[.A488]+7.5" office:value-type="float" office:value="10645">
            <text:p>10645</text:p>
          </table:table-cell>
          <table:table-cell table:formula="of:=[$Controls.$O$1]/[.A489]" office:value-type="float" office:value="1.16486613433537">
            <text:p>1.1648661343</text:p>
          </table:table-cell>
          <table:table-cell table:formula="of:=[$Controls.H$3]* EXP(-(([.$B489]-[$Controls.H$2])^2/(0.6*[$Controls.H$4])))" office:value-type="float" office:value="0.00000664324902584653">
            <text:p>6.64324902584653E-006</text:p>
          </table:table-cell>
          <table:table-cell table:formula="of:=[$Controls.I$3]* EXP(-(([.$B489]-[$Controls.I$2])^2/(0.6*[$Controls.I$4])))" office:value-type="float" office:value="0.0000125221285032013">
            <text:p>1.25221285032013E-005</text:p>
          </table:table-cell>
          <table:table-cell table:formula="of:=[$Controls.J$3]* EXP(-(([.$B489]-[$Controls.J$2])^2/(0.6*[$Controls.J$4])))" office:value-type="float" office:value="0.00000242285292294852">
            <text:p>2.42285292294852E-006</text:p>
          </table:table-cell>
          <table:table-cell table:formula="of:=[$Controls.K$3]* EXP(-(([.$B489]-[$Controls.K$2])^2/(0.6*[$Controls.K$4])))" office:value-type="float" office:value="0.00000028071190264179">
            <text:p>2.8071190264179E-007</text:p>
          </table:table-cell>
          <table:table-cell table:formula="of:=Noise" office:value-type="float" office:value="0.000005">
            <text:p>5.00E-006</text:p>
          </table:table-cell>
          <table:table-cell table:formula="of:=SUM([.C489:.G489])" office:value-type="float" office:value="0.0000268689423546381">
            <text:p>2.68689423546381E-005</text:p>
          </table:table-cell>
        </table:table-row>
        <table:table-row table:style-name="ro1">
          <table:table-cell table:formula="of:=[.A489]+7.5" office:value-type="float" office:value="10652.5">
            <text:p>10652.5</text:p>
          </table:table-cell>
          <table:table-cell table:formula="of:=[$Controls.$O$1]/[.A490]" office:value-type="float" office:value="1.16404599859188">
            <text:p>1.1640459986</text:p>
          </table:table-cell>
          <table:table-cell table:formula="of:=[$Controls.H$3]* EXP(-(([.$B490]-[$Controls.H$2])^2/(0.6*[$Controls.H$4])))" office:value-type="float" office:value="0.00000661939070617129">
            <text:p>6.61939070617129E-006</text:p>
          </table:table-cell>
          <table:table-cell table:formula="of:=[$Controls.I$3]* EXP(-(([.$B490]-[$Controls.I$2])^2/(0.6*[$Controls.I$4])))" office:value-type="float" office:value="0.0000124509461964355">
            <text:p>1.24509461964355E-005</text:p>
          </table:table-cell>
          <table:table-cell table:formula="of:=[$Controls.J$3]* EXP(-(([.$B490]-[$Controls.J$2])^2/(0.6*[$Controls.J$4])))" office:value-type="float" office:value="0.00000239896927305555">
            <text:p>0.000002399</text:p>
          </table:table-cell>
          <table:table-cell table:formula="of:=[$Controls.K$3]* EXP(-(([.$B490]-[$Controls.K$2])^2/(0.6*[$Controls.K$4])))" office:value-type="float" office:value="0.000000276778209437852">
            <text:p>2.76778209437852E-007</text:p>
          </table:table-cell>
          <table:table-cell table:formula="of:=Noise" office:value-type="float" office:value="0.00000569">
            <text:p>5.69E-006</text:p>
          </table:table-cell>
          <table:table-cell table:formula="of:=SUM([.C490:.G490])" office:value-type="float" office:value="0.0000274360843851002">
            <text:p>2.74360843851002E-005</text:p>
          </table:table-cell>
        </table:table-row>
        <table:table-row table:style-name="ro1">
          <table:table-cell table:formula="of:=[.A490]+7.5" office:value-type="float" office:value="10660">
            <text:p>10660</text:p>
          </table:table-cell>
          <table:table-cell table:formula="of:=[$Controls.$O$1]/[.A491]" office:value-type="float" office:value="1.16322701688555">
            <text:p>1.1632270169</text:p>
          </table:table-cell>
          <table:table-cell table:formula="of:=[$Controls.H$3]* EXP(-(([.$B491]-[$Controls.H$2])^2/(0.6*[$Controls.H$4])))" office:value-type="float" office:value="0.00000659542443848959">
            <text:p>6.59542443848959E-006</text:p>
          </table:table-cell>
          <table:table-cell table:formula="of:=[$Controls.I$3]* EXP(-(([.$B491]-[$Controls.I$2])^2/(0.6*[$Controls.I$4])))" office:value-type="float" office:value="0.0000123798417070241">
            <text:p>1.23798417070241E-005</text:p>
          </table:table-cell>
          <table:table-cell table:formula="of:=[$Controls.J$3]* EXP(-(([.$B491]-[$Controls.J$2])^2/(0.6*[$Controls.J$4])))" office:value-type="float" office:value="0.00000237527241179353">
            <text:p>2.37527241179353E-006</text:p>
          </table:table-cell>
          <table:table-cell table:formula="of:=[$Controls.K$3]* EXP(-(([.$B491]-[$Controls.K$2])^2/(0.6*[$Controls.K$4])))" office:value-type="float" office:value="0.000000272895666022554">
            <text:p>2.72895666022554E-007</text:p>
          </table:table-cell>
          <table:table-cell table:formula="of:=Noise" office:value-type="float" office:value="0.00000498">
            <text:p>4.98E-006</text:p>
          </table:table-cell>
          <table:table-cell table:formula="of:=SUM([.C491:.G491])" office:value-type="float" office:value="0.0000266034342233298">
            <text:p>2.66034342233298E-005</text:p>
          </table:table-cell>
        </table:table-row>
        <table:table-row table:style-name="ro1">
          <table:table-cell table:formula="of:=[.A491]+7.5" office:value-type="float" office:value="10667.5">
            <text:p>10667.5</text:p>
          </table:table-cell>
          <table:table-cell table:formula="of:=[$Controls.$O$1]/[.A492]" office:value-type="float" office:value="1.16240918678228">
            <text:p>1.1624091868</text:p>
          </table:table-cell>
          <table:table-cell table:formula="of:=[$Controls.H$3]* EXP(-(([.$B492]-[$Controls.H$2])^2/(0.6*[$Controls.H$4])))" office:value-type="float" office:value="0.00000657135290194091">
            <text:p>6.57135290194091E-006</text:p>
          </table:table-cell>
          <table:table-cell table:formula="of:=[$Controls.I$3]* EXP(-(([.$B492]-[$Controls.I$2])^2/(0.6*[$Controls.I$4])))" office:value-type="float" office:value="0.000012308819912345">
            <text:p>1.2308819912345E-005</text:p>
          </table:table-cell>
          <table:table-cell table:formula="of:=[$Controls.J$3]* EXP(-(([.$B492]-[$Controls.J$2])^2/(0.6*[$Controls.J$4])))" office:value-type="float" office:value="0.00000235176173214928">
            <text:p>2.35176173214928E-006</text:p>
          </table:table-cell>
          <table:table-cell table:formula="of:=[$Controls.K$3]* EXP(-(([.$B492]-[$Controls.K$2])^2/(0.6*[$Controls.K$4])))" office:value-type="float" office:value="0.000000269063694957327">
            <text:p>2.69063694957327E-007</text:p>
          </table:table-cell>
          <table:table-cell table:formula="of:=Noise" office:value-type="float" office:value="0.00000574">
            <text:p>5.74E-006</text:p>
          </table:table-cell>
          <table:table-cell table:formula="of:=SUM([.C492:.G492])" office:value-type="float" office:value="0.0000272409982413925">
            <text:p>0.000027241</text:p>
          </table:table-cell>
        </table:table-row>
        <table:table-row table:style-name="ro1">
          <table:table-cell table:formula="of:=[.A492]+7.5" office:value-type="float" office:value="10675">
            <text:p>10675</text:p>
          </table:table-cell>
          <table:table-cell table:formula="of:=[$Controls.$O$1]/[.A493]" office:value-type="float" office:value="1.1615925058548">
            <text:p>1.1615925059</text:p>
          </table:table-cell>
          <table:table-cell table:formula="of:=[$Controls.H$3]* EXP(-(([.$B493]-[$Controls.H$2])^2/(0.6*[$Controls.H$4])))" office:value-type="float" office:value="0.0000065471787616581">
            <text:p>6.5471787616581E-006</text:p>
          </table:table-cell>
          <table:table-cell table:formula="of:=[$Controls.I$3]* EXP(-(([.$B493]-[$Controls.I$2])^2/(0.6*[$Controls.I$4])))" office:value-type="float" office:value="0.0000122378856211988">
            <text:p>1.22378856211988E-005</text:p>
          </table:table-cell>
          <table:table-cell table:formula="of:=[$Controls.J$3]* EXP(-(([.$B493]-[$Controls.J$2])^2/(0.6*[$Controls.J$4])))" office:value-type="float" office:value="0.00000232843661240602">
            <text:p>2.32843661240602E-006</text:p>
          </table:table-cell>
          <table:table-cell table:formula="of:=[$Controls.K$3]* EXP(-(([.$B493]-[$Controls.K$2])^2/(0.6*[$Controls.K$4])))" office:value-type="float" office:value="0.000000265281723411879">
            <text:p>2.65281723411879E-007</text:p>
          </table:table-cell>
          <table:table-cell table:formula="of:=Noise" office:value-type="float" office:value="0.000005">
            <text:p>5.00E-006</text:p>
          </table:table-cell>
          <table:table-cell table:formula="of:=SUM([.C493:.G493])" office:value-type="float" office:value="0.0000263787827186748">
            <text:p>2.63787827186748E-005</text:p>
          </table:table-cell>
        </table:table-row>
        <table:table-row table:style-name="ro1">
          <table:table-cell table:formula="of:=[.A493]+7.5" office:value-type="float" office:value="10682.5">
            <text:p>10682.5</text:p>
          </table:table-cell>
          <table:table-cell table:formula="of:=[$Controls.$O$1]/[.A494]" office:value-type="float" office:value="1.16077697168266">
            <text:p>1.1607769717</text:p>
          </table:table-cell>
          <table:table-cell table:formula="of:=[$Controls.H$3]* EXP(-(([.$B494]-[$Controls.H$2])^2/(0.6*[$Controls.H$4])))" office:value-type="float" office:value="0.00000652290466849875">
            <text:p>6.52290466849875E-006</text:p>
          </table:table-cell>
          <table:table-cell table:formula="of:=[$Controls.I$3]* EXP(-(([.$B494]-[$Controls.I$2])^2/(0.6*[$Controls.I$4])))" office:value-type="float" office:value="0.000012167043573957">
            <text:p>0.000012167</text:p>
          </table:table-cell>
          <table:table-cell table:formula="of:=[$Controls.J$3]* EXP(-(([.$B494]-[$Controls.J$2])^2/(0.6*[$Controls.J$4])))" office:value-type="float" office:value="0.00000230529641652241">
            <text:p>2.30529641652241E-006</text:p>
          </table:table-cell>
          <table:table-cell table:formula="of:=[$Controls.K$3]* EXP(-(([.$B494]-[$Controls.K$2])^2/(0.6*[$Controls.K$4])))" office:value-type="float" office:value="0.000000261549183171218">
            <text:p>2.61549183171218E-007</text:p>
          </table:table-cell>
          <table:table-cell table:formula="of:=Noise" office:value-type="float" office:value="0.00000518">
            <text:p>5.18E-006</text:p>
          </table:table-cell>
          <table:table-cell table:formula="of:=SUM([.C494:.G494])" office:value-type="float" office:value="0.0000264367938421494">
            <text:p>2.64367938421494E-005</text:p>
          </table:table-cell>
        </table:table-row>
        <table:table-row table:style-name="ro1">
          <table:table-cell table:formula="of:=[.A494]+7.5" office:value-type="float" office:value="10690">
            <text:p>10690</text:p>
          </table:table-cell>
          <table:table-cell table:formula="of:=[$Controls.$O$1]/[.A495]" office:value-type="float" office:value="1.1599625818522">
            <text:p>1.1599625819</text:p>
          </table:table-cell>
          <table:table-cell table:formula="of:=[$Controls.H$3]* EXP(-(([.$B495]-[$Controls.H$2])^2/(0.6*[$Controls.H$4])))" office:value-type="float" office:value="0.00000649853325878338">
            <text:p>6.49853325878338E-006</text:p>
          </table:table-cell>
          <table:table-cell table:formula="of:=[$Controls.I$3]* EXP(-(([.$B495]-[$Controls.I$2])^2/(0.6*[$Controls.I$4])))" office:value-type="float" office:value="0.0000120962984427235">
            <text:p>1.20962984427235E-005</text:p>
          </table:table-cell>
          <table:table-cell table:formula="of:=[$Controls.J$3]* EXP(-(([.$B495]-[$Controls.J$2])^2/(0.6*[$Controls.J$4])))" office:value-type="float" office:value="0.00000228234049450737">
            <text:p>2.28234049450737E-006</text:p>
          </table:table-cell>
          <table:table-cell table:formula="of:=[$Controls.K$3]* EXP(-(([.$B495]-[$Controls.K$2])^2/(0.6*[$Controls.K$4])))" office:value-type="float" office:value="0.00000025786551064137">
            <text:p>2.5786551064137E-007</text:p>
          </table:table-cell>
          <table:table-cell table:formula="of:=Noise" office:value-type="float" office:value="0.00000215">
            <text:p>2.15E-006</text:p>
          </table:table-cell>
          <table:table-cell table:formula="of:=SUM([.C495:.G495])" office:value-type="float" office:value="0.0000232850377066556">
            <text:p>0.000023285</text:p>
          </table:table-cell>
        </table:table-row>
        <table:table-row table:style-name="ro1">
          <table:table-cell table:formula="of:=[.A495]+7.5" office:value-type="float" office:value="10697.5">
            <text:p>10697.5</text:p>
          </table:table-cell>
          <table:table-cell table:formula="of:=[$Controls.$O$1]/[.A496]" office:value-type="float" office:value="1.15914933395653">
            <text:p>1.159149334</text:p>
          </table:table-cell>
          <table:table-cell table:formula="of:=[$Controls.H$3]* EXP(-(([.$B496]-[$Controls.H$2])^2/(0.6*[$Controls.H$4])))" office:value-type="float" office:value="0.00000647406715404038">
            <text:p>6.47406715404038E-006</text:p>
          </table:table-cell>
          <table:table-cell table:formula="of:=[$Controls.I$3]* EXP(-(([.$B496]-[$Controls.I$2])^2/(0.6*[$Controls.I$4])))" office:value-type="float" office:value="0.0000120256548315068">
            <text:p>1.20256548315068E-005</text:p>
          </table:table-cell>
          <table:table-cell table:formula="of:=[$Controls.J$3]* EXP(-(([.$B496]-[$Controls.J$2])^2/(0.6*[$Controls.J$4])))" office:value-type="float" office:value="0.00000225956818279037">
            <text:p>2.25956818279037E-006</text:p>
          </table:table-cell>
          <table:table-cell table:formula="of:=[$Controls.K$3]* EXP(-(([.$B496]-[$Controls.K$2])^2/(0.6*[$Controls.K$4])))" office:value-type="float" office:value="0.000000254230146853825">
            <text:p>2.54230146853825E-007</text:p>
          </table:table-cell>
          <table:table-cell table:formula="of:=Noise" office:value-type="float" office:value="0.0000063">
            <text:p>6.30E-006</text:p>
          </table:table-cell>
          <table:table-cell table:formula="of:=SUM([.C496:.G496])" office:value-type="float" office:value="0.0000273135203151914">
            <text:p>2.73135203151914E-005</text:p>
          </table:table-cell>
        </table:table-row>
        <table:table-row table:style-name="ro1">
          <table:table-cell table:formula="of:=[.A496]+7.5" office:value-type="float" office:value="10705">
            <text:p>10705</text:p>
          </table:table-cell>
          <table:table-cell table:formula="of:=[$Controls.$O$1]/[.A497]" office:value-type="float" office:value="1.15833722559552">
            <text:p>1.1583372256</text:p>
          </table:table-cell>
          <table:table-cell table:formula="of:=[$Controls.H$3]* EXP(-(([.$B497]-[$Controls.H$2])^2/(0.6*[$Controls.H$4])))" office:value-type="float" office:value="0.0000064495089607575">
            <text:p>6.4495089607575E-006</text:p>
          </table:table-cell>
          <table:table-cell table:formula="of:=[$Controls.I$3]* EXP(-(([.$B497]-[$Controls.I$2])^2/(0.6*[$Controls.I$4])))" office:value-type="float" office:value="0.0000119551172764058">
            <text:p>1.19551172764058E-005</text:p>
          </table:table-cell>
          <table:table-cell table:formula="of:=[$Controls.J$3]* EXP(-(([.$B497]-[$Controls.J$2])^2/(0.6*[$Controls.J$4])))" office:value-type="float" office:value="0.00000223697880458757">
            <text:p>0.000002237</text:p>
          </table:table-cell>
          <table:table-cell table:formula="of:=[$Controls.K$3]* EXP(-(([.$B497]-[$Controls.K$2])^2/(0.6*[$Controls.K$4])))" office:value-type="float" office:value="0.000000250642537468751">
            <text:p>2.50642537468751E-007</text:p>
          </table:table-cell>
          <table:table-cell table:formula="of:=Noise" office:value-type="float" office:value="0.00000596">
            <text:p>5.96E-006</text:p>
          </table:table-cell>
          <table:table-cell table:formula="of:=SUM([.C497:.G497])" office:value-type="float" office:value="0.0000268522475792197">
            <text:p>2.68522475792197E-005</text:p>
          </table:table-cell>
        </table:table-row>
        <table:table-row table:style-name="ro1">
          <table:table-cell table:formula="of:=[.A497]+7.5" office:value-type="float" office:value="10712.5">
            <text:p>10712.5</text:p>
          </table:table-cell>
          <table:table-cell table:formula="of:=[$Controls.$O$1]/[.A498]" office:value-type="float" office:value="1.15752625437573">
            <text:p>1.1575262544</text:p>
          </table:table-cell>
          <table:table-cell table:formula="of:=[$Controls.H$3]* EXP(-(([.$B498]-[$Controls.H$2])^2/(0.6*[$Controls.H$4])))" office:value-type="float" office:value="0.00000642486127014015">
            <text:p>6.42486127014015E-006</text:p>
          </table:table-cell>
          <table:table-cell table:formula="of:=[$Controls.I$3]* EXP(-(([.$B498]-[$Controls.I$2])^2/(0.6*[$Controls.I$4])))" office:value-type="float" office:value="0.0000118846902458064">
            <text:p>1.18846902458064E-005</text:p>
          </table:table-cell>
          <table:table-cell table:formula="of:=[$Controls.J$3]* EXP(-(([.$B498]-[$Controls.J$2])^2/(0.6*[$Controls.J$4])))" office:value-type="float" office:value="0.00000221457167026341">
            <text:p>2.21457167026341E-006</text:p>
          </table:table-cell>
          <table:table-cell table:formula="of:=[$Controls.K$3]* EXP(-(([.$B498]-[$Controls.K$2])^2/(0.6*[$Controls.K$4])))" office:value-type="float" office:value="0.000000247102132776998">
            <text:p>2.47102132776998E-007</text:p>
          </table:table-cell>
          <table:table-cell table:formula="of:=Noise" office:value-type="float" office:value="0.00000426">
            <text:p>4.26E-006</text:p>
          </table:table-cell>
          <table:table-cell table:formula="of:=SUM([.C498:.G498])" office:value-type="float" office:value="0.0000250312253189869">
            <text:p>2.50312253189869E-005</text:p>
          </table:table-cell>
        </table:table-row>
        <table:table-row table:style-name="ro1">
          <table:table-cell table:formula="of:=[.A498]+7.5" office:value-type="float" office:value="10720">
            <text:p>10720</text:p>
          </table:table-cell>
          <table:table-cell table:formula="of:=[$Controls.$O$1]/[.A499]" office:value-type="float" office:value="1.15671641791045">
            <text:p>1.1567164179</text:p>
          </table:table-cell>
          <table:table-cell table:formula="of:=[$Controls.H$3]* EXP(-(([.$B499]-[$Controls.H$2])^2/(0.6*[$Controls.H$4])))" office:value-type="float" office:value="0.0000064001266578762">
            <text:p>6.4001266578762E-006</text:p>
          </table:table-cell>
          <table:table-cell table:formula="of:=[$Controls.I$3]* EXP(-(([.$B499]-[$Controls.I$2])^2/(0.6*[$Controls.I$4])))" office:value-type="float" office:value="0.0000118143781405893">
            <text:p>1.18143781405893E-005</text:p>
          </table:table-cell>
          <table:table-cell table:formula="of:=[$Controls.J$3]* EXP(-(([.$B499]-[$Controls.J$2])^2/(0.6*[$Controls.J$4])))" office:value-type="float" office:value="0.00000219234607768797">
            <text:p>2.19234607768797E-006</text:p>
          </table:table-cell>
          <table:table-cell table:formula="of:=[$Controls.K$3]* EXP(-(([.$B499]-[$Controls.K$2])^2/(0.6*[$Controls.K$4])))" office:value-type="float" office:value="0.00000024360838770093">
            <text:p>2.4360838770093E-007</text:p>
          </table:table-cell>
          <table:table-cell table:formula="of:=Noise" office:value-type="float" office:value="0.000005">
            <text:p>5.00E-006</text:p>
          </table:table-cell>
          <table:table-cell table:formula="of:=SUM([.C499:.G499])" office:value-type="float" office:value="0.0000256504592638544">
            <text:p>2.56504592638544E-005</text:p>
          </table:table-cell>
        </table:table-row>
        <table:table-row table:style-name="ro1">
          <table:table-cell table:formula="of:=[.A499]+7.5" office:value-type="float" office:value="10727.5">
            <text:p>10727.5</text:p>
          </table:table-cell>
          <table:table-cell table:formula="of:=[$Controls.$O$1]/[.A500]" office:value-type="float" office:value="1.15590771381962">
            <text:p>1.1559077138</text:p>
          </table:table-cell>
          <table:table-cell table:formula="of:=[$Controls.H$3]* EXP(-(([.$B500]-[$Controls.H$2])^2/(0.6*[$Controls.H$4])))" office:value-type="float" office:value="0.00000637530768390735">
            <text:p>6.37530768390735E-006</text:p>
          </table:table-cell>
          <table:table-cell table:formula="of:=[$Controls.I$3]* EXP(-(([.$B500]-[$Controls.I$2])^2/(0.6*[$Controls.I$4])))" office:value-type="float" office:value="0.0000117441852943501">
            <text:p>1.17441852943501E-005</text:p>
          </table:table-cell>
          <table:table-cell table:formula="of:=[$Controls.J$3]* EXP(-(([.$B500]-[$Controls.J$2])^2/(0.6*[$Controls.J$4])))" office:value-type="float" office:value="0.00000217030131258989">
            <text:p>2.17030131258989E-006</text:p>
          </table:table-cell>
          <table:table-cell table:formula="of:=[$Controls.K$3]* EXP(-(([.$B500]-[$Controls.K$2])^2/(0.6*[$Controls.K$4])))" office:value-type="float" office:value="0.000000240160761794108">
            <text:p>2.40160761794108E-007</text:p>
          </table:table-cell>
          <table:table-cell table:formula="of:=Noise" office:value-type="float" office:value="0.00000606">
            <text:p>6.06E-006</text:p>
          </table:table-cell>
          <table:table-cell table:formula="of:=SUM([.C500:.G500])" office:value-type="float" office:value="0.0000265899550526414">
            <text:p>0.00002659</text:p>
          </table:table-cell>
        </table:table-row>
        <table:table-row table:style-name="ro1">
          <table:table-cell table:formula="of:=[.A500]+7.5" office:value-type="float" office:value="10735">
            <text:p>10735</text:p>
          </table:table-cell>
          <table:table-cell table:formula="of:=[$Controls.$O$1]/[.A501]" office:value-type="float" office:value="1.15510013972986">
            <text:p>1.1551001397</text:p>
          </table:table-cell>
          <table:table-cell table:formula="of:=[$Controls.H$3]* EXP(-(([.$B501]-[$Controls.H$2])^2/(0.6*[$Controls.H$4])))" office:value-type="float" office:value="0.00000635040689220697">
            <text:p>6.35040689220697E-006</text:p>
          </table:table-cell>
          <table:table-cell table:formula="of:=[$Controls.I$3]* EXP(-(([.$B501]-[$Controls.I$2])^2/(0.6*[$Controls.I$4])))" office:value-type="float" office:value="0.000011674115973629">
            <text:p>1.1674115973629E-005</text:p>
          </table:table-cell>
          <table:table-cell table:formula="of:=[$Controls.J$3]* EXP(-(([.$B501]-[$Controls.J$2])^2/(0.6*[$Controls.J$4])))" office:value-type="float" office:value="0.00000214843664890494">
            <text:p>2.14843664890494E-006</text:p>
          </table:table-cell>
          <table:table-cell table:formula="of:=[$Controls.K$3]* EXP(-(([.$B501]-[$Controls.K$2])^2/(0.6*[$Controls.K$4])))" office:value-type="float" office:value="0.000000236758719239862">
            <text:p>2.36758719239862E-007</text:p>
          </table:table-cell>
          <table:table-cell table:formula="of:=Noise" office:value-type="float" office:value="0.00000356">
            <text:p>3.56E-006</text:p>
          </table:table-cell>
          <table:table-cell table:formula="of:=SUM([.C501:.G501])" office:value-type="float" office:value="0.0000239697182339807">
            <text:p>2.39697182339807E-005</text:p>
          </table:table-cell>
        </table:table-row>
        <table:table-row table:style-name="ro1">
          <table:table-cell table:formula="of:=[.A501]+7.5" office:value-type="float" office:value="10742.5">
            <text:p>10742.5</text:p>
          </table:table-cell>
          <table:table-cell table:formula="of:=[$Controls.$O$1]/[.A502]" office:value-type="float" office:value="1.15429369327438">
            <text:p>1.1542936933</text:p>
          </table:table-cell>
          <table:table-cell table:formula="of:=[$Controls.H$3]* EXP(-(([.$B502]-[$Controls.H$2])^2/(0.6*[$Controls.H$4])))" office:value-type="float" office:value="0.00000632542681056454">
            <text:p>6.32542681056454E-006</text:p>
          </table:table-cell>
          <table:table-cell table:formula="of:=[$Controls.I$3]* EXP(-(([.$B502]-[$Controls.I$2])^2/(0.6*[$Controls.I$4])))" office:value-type="float" office:value="0.0000116041743781522">
            <text:p>1.16041743781522E-005</text:p>
          </table:table-cell>
          <table:table-cell table:formula="of:=[$Controls.J$3]* EXP(-(([.$B502]-[$Controls.J$2])^2/(0.6*[$Controls.J$4])))" office:value-type="float" office:value="0.0000021267513491202">
            <text:p>2.1267513491202E-006</text:p>
          </table:table-cell>
          <table:table-cell table:formula="of:=[$Controls.K$3]* EXP(-(([.$B502]-[$Controls.K$2])^2/(0.6*[$Controls.K$4])))" office:value-type="float" office:value="0.000000233401728848782">
            <text:p>2.33401728848782E-007</text:p>
          </table:table-cell>
          <table:table-cell table:formula="of:=Noise" office:value-type="float" office:value="0.00000389">
            <text:p>3.89E-006</text:p>
          </table:table-cell>
          <table:table-cell table:formula="of:=SUM([.C502:.G502])" office:value-type="float" office:value="0.0000241797542666857">
            <text:p>2.41797542666857E-005</text:p>
          </table:table-cell>
        </table:table-row>
        <table:table-row table:style-name="ro1">
          <table:table-cell table:formula="of:=[.A502]+7.5" office:value-type="float" office:value="10750">
            <text:p>10750</text:p>
          </table:table-cell>
          <table:table-cell table:formula="of:=[$Controls.$O$1]/[.A503]" office:value-type="float" office:value="1.15348837209302">
            <text:p>1.1534883721</text:p>
          </table:table-cell>
          <table:table-cell table:formula="of:=[$Controls.H$3]* EXP(-(([.$B503]-[$Controls.H$2])^2/(0.6*[$Controls.H$4])))" office:value-type="float" office:value="0.00000630036995037632">
            <text:p>6.30036995037632E-006</text:p>
          </table:table-cell>
          <table:table-cell table:formula="of:=[$Controls.I$3]* EXP(-(([.$B503]-[$Controls.I$2])^2/(0.6*[$Controls.I$4])))" office:value-type="float" office:value="0.0000115343646410831">
            <text:p>1.15343646410831E-005</text:p>
          </table:table-cell>
          <table:table-cell table:formula="of:=[$Controls.J$3]* EXP(-(([.$B503]-[$Controls.J$2])^2/(0.6*[$Controls.J$4])))" office:value-type="float" office:value="0.0000021052446646139">
            <text:p>2.1052446646139E-006</text:p>
          </table:table-cell>
          <table:table-cell table:formula="of:=[$Controls.K$3]* EXP(-(([.$B503]-[$Controls.K$2])^2/(0.6*[$Controls.K$4])))" office:value-type="float" office:value="0.00000023008926405515">
            <text:p>2.3008926405515E-007</text:p>
          </table:table-cell>
          <table:table-cell table:formula="of:=Noise" office:value-type="float" office:value="0.000005">
            <text:p>5.00E-006</text:p>
          </table:table-cell>
          <table:table-cell table:formula="of:=SUM([.C503:.G503])" office:value-type="float" office:value="0.0000251700685201285">
            <text:p>2.51700685201285E-005</text:p>
          </table:table-cell>
        </table:table-row>
        <table:table-row table:style-name="ro1">
          <table:table-cell table:formula="of:=[.A503]+7.5" office:value-type="float" office:value="10757.5">
            <text:p>10757.5</text:p>
          </table:table-cell>
          <table:table-cell table:formula="of:=[$Controls.$O$1]/[.A504]" office:value-type="float" office:value="1.15268417383221">
            <text:p>1.1526841738</text:p>
          </table:table-cell>
          <table:table-cell table:formula="of:=[$Controls.H$3]* EXP(-(([.$B504]-[$Controls.H$2])^2/(0.6*[$Controls.H$4])))" office:value-type="float" office:value="0.00000627523880644245">
            <text:p>6.27523880644245E-006</text:p>
          </table:table-cell>
          <table:table-cell table:formula="of:=[$Controls.I$3]* EXP(-(([.$B504]-[$Controls.I$2])^2/(0.6*[$Controls.I$4])))" office:value-type="float" office:value="0.0000114646908292841">
            <text:p>1.14646908292841E-005</text:p>
          </table:table-cell>
          <table:table-cell table:formula="of:=[$Controls.J$3]* EXP(-(([.$B504]-[$Controls.J$2])^2/(0.6*[$Controls.J$4])))" office:value-type="float" office:value="0.00000208391583599083">
            <text:p>2.08391583599083E-006</text:p>
          </table:table-cell>
          <table:table-cell table:formula="of:=[$Controls.K$3]* EXP(-(([.$B504]-[$Controls.K$2])^2/(0.6*[$Controls.K$4])))" office:value-type="float" office:value="0.000000226820802912342">
            <text:p>2.26820802912342E-007</text:p>
          </table:table-cell>
          <table:table-cell table:formula="of:=Noise" office:value-type="float" office:value="0.00000527">
            <text:p>5.27E-006</text:p>
          </table:table-cell>
          <table:table-cell table:formula="of:=SUM([.C504:.G504])" office:value-type="float" office:value="0.0000253206662746297">
            <text:p>2.53206662746297E-005</text:p>
          </table:table-cell>
        </table:table-row>
        <table:table-row table:style-name="ro1">
          <table:table-cell table:formula="of:=[.A504]+7.5" office:value-type="float" office:value="10765">
            <text:p>10765</text:p>
          </table:table-cell>
          <table:table-cell table:formula="of:=[$Controls.$O$1]/[.A505]" office:value-type="float" office:value="1.15188109614491">
            <text:p>1.1518810961</text:p>
          </table:table-cell>
          <table:table-cell table:formula="of:=[$Controls.H$3]* EXP(-(([.$B505]-[$Controls.H$2])^2/(0.6*[$Controls.H$4])))" office:value-type="float" office:value="0.00000625003585677047">
            <text:p>0.00000625</text:p>
          </table:table-cell>
          <table:table-cell table:formula="of:=[$Controls.I$3]* EXP(-(([.$B505]-[$Controls.I$2])^2/(0.6*[$Controls.I$4])))" office:value-type="float" office:value="0.0000113951569435875">
            <text:p>1.13951569435875E-005</text:p>
          </table:table-cell>
          <table:table-cell table:formula="of:=[$Controls.J$3]* EXP(-(([.$B505]-[$Controls.J$2])^2/(0.6*[$Controls.J$4])))" office:value-type="float" office:value="0.00000206276409341348">
            <text:p>2.06276409341348E-006</text:p>
          </table:table-cell>
          <table:table-cell table:formula="of:=[$Controls.K$3]* EXP(-(([.$B505]-[$Controls.K$2])^2/(0.6*[$Controls.K$4])))" office:value-type="float" office:value="0.000000223595828087243">
            <text:p>2.23595828087243E-007</text:p>
          </table:table-cell>
          <table:table-cell table:formula="of:=Noise" office:value-type="float" office:value="0.00000405">
            <text:p>4.05E-006</text:p>
          </table:table-cell>
          <table:table-cell table:formula="of:=SUM([.C505:.G505])" office:value-type="float" office:value="0.0000239815527218587">
            <text:p>2.39815527218587E-005</text:p>
          </table:table-cell>
        </table:table-row>
        <table:table-row table:style-name="ro1">
          <table:table-cell table:formula="of:=[.A505]+7.5" office:value-type="float" office:value="10772.5">
            <text:p>10772.5</text:p>
          </table:table-cell>
          <table:table-cell table:formula="of:=[$Controls.$O$1]/[.A506]" office:value-type="float" office:value="1.15107913669065">
            <text:p>1.1510791367</text:p>
          </table:table-cell>
          <table:table-cell table:formula="of:=[$Controls.H$3]* EXP(-(([.$B506]-[$Controls.H$2])^2/(0.6*[$Controls.H$4])))" office:value-type="float" office:value="0.00000622476356238485">
            <text:p>6.22476356238485E-006</text:p>
          </table:table-cell>
          <table:table-cell table:formula="of:=[$Controls.I$3]* EXP(-(([.$B506]-[$Controls.I$2])^2/(0.6*[$Controls.I$4])))" office:value-type="float" office:value="0.0000113257669190771">
            <text:p>1.13257669190771E-005</text:p>
          </table:table-cell>
          <table:table-cell table:formula="of:=[$Controls.J$3]* EXP(-(([.$B506]-[$Controls.J$2])^2/(0.6*[$Controls.J$4])))" office:value-type="float" office:value="0.00000204178865692868">
            <text:p>2.04178865692868E-006</text:p>
          </table:table-cell>
          <table:table-cell table:formula="of:=[$Controls.K$3]* EXP(-(([.$B506]-[$Controls.K$2])^2/(0.6*[$Controls.K$4])))" office:value-type="float" office:value="0.000000220413826853683">
            <text:p>2.20413826853683E-007</text:p>
          </table:table-cell>
          <table:table-cell table:formula="of:=Noise" office:value-type="float" office:value="0.00000764">
            <text:p>7.64E-006</text:p>
          </table:table-cell>
          <table:table-cell table:formula="of:=SUM([.C506:.G506])" office:value-type="float" office:value="0.0000274527329652444">
            <text:p>2.74527329652444E-005</text:p>
          </table:table-cell>
        </table:table-row>
        <table:table-row table:style-name="ro1">
          <table:table-cell table:formula="of:=[.A506]+7.5" office:value-type="float" office:value="10780">
            <text:p>10780</text:p>
          </table:table-cell>
          <table:table-cell table:formula="of:=[$Controls.$O$1]/[.A507]" office:value-type="float" office:value="1.15027829313544">
            <text:p>1.1502782931</text:p>
          </table:table-cell>
          <table:table-cell table:formula="of:=[$Controls.H$3]* EXP(-(([.$B507]-[$Controls.H$2])^2/(0.6*[$Controls.H$4])))" office:value-type="float" office:value="0.00000619942436714299">
            <text:p>6.19942436714299E-006</text:p>
          </table:table-cell>
          <table:table-cell table:formula="of:=[$Controls.I$3]* EXP(-(([.$B507]-[$Controls.I$2])^2/(0.6*[$Controls.I$4])))" office:value-type="float" office:value="0.0000112565246253786">
            <text:p>1.12565246253786E-005</text:p>
          </table:table-cell>
          <table:table-cell table:formula="of:=[$Controls.J$3]* EXP(-(([.$B507]-[$Controls.J$2])^2/(0.6*[$Controls.J$4])))" office:value-type="float" office:value="0.00000202098873679">
            <text:p>0.000002021</text:p>
          </table:table-cell>
          <table:table-cell table:formula="of:=[$Controls.K$3]* EXP(-(([.$B507]-[$Controls.K$2])^2/(0.6*[$Controls.K$4])))" office:value-type="float" office:value="0.000000217274291084932">
            <text:p>2.17274291084932E-007</text:p>
          </table:table-cell>
          <table:table-cell table:formula="of:=Noise" office:value-type="float" office:value="0.0000057">
            <text:p>5.70E-006</text:p>
          </table:table-cell>
          <table:table-cell table:formula="of:=SUM([.C507:.G507])" office:value-type="float" office:value="0.0000253942120203965">
            <text:p>2.53942120203965E-005</text:p>
          </table:table-cell>
        </table:table-row>
        <table:table-row table:style-name="ro1">
          <table:table-cell table:formula="of:=[.A507]+7.5" office:value-type="float" office:value="10787.5">
            <text:p>10787.5</text:p>
          </table:table-cell>
          <table:table-cell table:formula="of:=[$Controls.$O$1]/[.A508]" office:value-type="float" office:value="1.1494785631518">
            <text:p>1.1494785632</text:p>
          </table:table-cell>
          <table:table-cell table:formula="of:=[$Controls.H$3]* EXP(-(([.$B508]-[$Controls.H$2])^2/(0.6*[$Controls.H$4])))" office:value-type="float" office:value="0.00000617402069755717">
            <text:p>0.000006174</text:p>
          </table:table-cell>
          <table:table-cell table:formula="of:=[$Controls.I$3]* EXP(-(([.$B508]-[$Controls.I$2])^2/(0.6*[$Controls.I$4])))" office:value-type="float" office:value="0.0000111874338669587">
            <text:p>1.11874338669587E-005</text:p>
          </table:table-cell>
          <table:table-cell table:formula="of:=[$Controls.J$3]* EXP(-(([.$B508]-[$Controls.J$2])^2/(0.6*[$Controls.J$4])))" office:value-type="float" office:value="0.00000200036353377578">
            <text:p>2.00036353377578E-006</text:p>
          </table:table-cell>
          <table:table-cell table:formula="of:=[$Controls.K$3]* EXP(-(([.$B508]-[$Controls.K$2])^2/(0.6*[$Controls.K$4])))" office:value-type="float" office:value="0.000000214176717245283">
            <text:p>2.14176717245283E-007</text:p>
          </table:table-cell>
          <table:table-cell table:formula="of:=Noise" office:value-type="float" office:value="0.0000032">
            <text:p>3.20E-006</text:p>
          </table:table-cell>
          <table:table-cell table:formula="of:=SUM([.C508:.G508])" office:value-type="float" office:value="0.0000227759948155369">
            <text:p>0.000022776</text:p>
          </table:table-cell>
        </table:table-row>
        <table:table-row table:style-name="ro1">
          <table:table-cell table:formula="of:=[.A508]+7.5" office:value-type="float" office:value="10795">
            <text:p>10795</text:p>
          </table:table-cell>
          <table:table-cell table:formula="of:=[$Controls.$O$1]/[.A509]" office:value-type="float" office:value="1.14867994441871">
            <text:p>1.1486799444</text:p>
          </table:table-cell>
          <table:table-cell table:formula="of:=[$Controls.H$3]* EXP(-(([.$B509]-[$Controls.H$2])^2/(0.6*[$Controls.H$4])))" office:value-type="float" office:value="0.0000061485549626227">
            <text:p>6.1485549626227E-006</text:p>
          </table:table-cell>
          <table:table-cell table:formula="of:=[$Controls.I$3]* EXP(-(([.$B509]-[$Controls.I$2])^2/(0.6*[$Controls.I$4])))" office:value-type="float" office:value="0.0000111184983834344">
            <text:p>1.11184983834344E-005</text:p>
          </table:table-cell>
          <table:table-cell table:formula="of:=[$Controls.J$3]* EXP(-(([.$B509]-[$Controls.J$2])^2/(0.6*[$Controls.J$4])))" office:value-type="float" office:value="0.00000197991223950276">
            <text:p>1.97991223950276E-006</text:p>
          </table:table-cell>
          <table:table-cell table:formula="of:=[$Controls.K$3]* EXP(-(([.$B509]-[$Controls.K$2])^2/(0.6*[$Controls.K$4])))" office:value-type="float" office:value="0.000000211120606380745">
            <text:p>2.11120606380745E-007</text:p>
          </table:table-cell>
          <table:table-cell table:formula="of:=Noise" office:value-type="float" office:value="0.00000518">
            <text:p>5.18E-006</text:p>
          </table:table-cell>
          <table:table-cell table:formula="of:=SUM([.C509:.G509])" office:value-type="float" office:value="0.0000246380861919406">
            <text:p>2.46380861919406E-005</text:p>
          </table:table-cell>
        </table:table-row>
        <table:table-row table:style-name="ro1">
          <table:table-cell table:formula="of:=[.A509]+7.5" office:value-type="float" office:value="10802.5">
            <text:p>10802.5</text:p>
          </table:table-cell>
          <table:table-cell table:formula="of:=[$Controls.$O$1]/[.A510]" office:value-type="float" office:value="1.14788243462162">
            <text:p>1.1478824346</text:p>
          </table:table-cell>
          <table:table-cell table:formula="of:=[$Controls.H$3]* EXP(-(([.$B510]-[$Controls.H$2])^2/(0.6*[$Controls.H$4])))" office:value-type="float" office:value="0.00000612302955365211">
            <text:p>0.000006123</text:p>
          </table:table-cell>
          <table:table-cell table:formula="of:=[$Controls.I$3]* EXP(-(([.$B510]-[$Controls.I$2])^2/(0.6*[$Controls.I$4])))" office:value-type="float" office:value="0.0000110497218498895">
            <text:p>1.10497218498895E-005</text:p>
          </table:table-cell>
          <table:table-cell table:formula="of:=[$Controls.J$3]* EXP(-(([.$B510]-[$Controls.J$2])^2/(0.6*[$Controls.J$4])))" office:value-type="float" office:value="0.00000195963403673545">
            <text:p>1.95963403673545E-006</text:p>
          </table:table-cell>
          <table:table-cell table:formula="of:=[$Controls.K$3]* EXP(-(([.$B510]-[$Controls.K$2])^2/(0.6*[$Controls.K$4])))" office:value-type="float" office:value="0.000000208105464108871">
            <text:p>2.08105464108871E-007</text:p>
          </table:table-cell>
          <table:table-cell table:formula="of:=Noise" office:value-type="float" office:value="0.00000272">
            <text:p>2.72E-006</text:p>
          </table:table-cell>
          <table:table-cell table:formula="of:=SUM([.C510:.G510])" office:value-type="float" office:value="0.000022060490904386">
            <text:p>2.2060490904386E-005</text:p>
          </table:table-cell>
        </table:table-row>
        <table:table-row table:style-name="ro1">
          <table:table-cell table:formula="of:=[.A510]+7.5" office:value-type="float" office:value="10810">
            <text:p>10810</text:p>
          </table:table-cell>
          <table:table-cell table:formula="of:=[$Controls.$O$1]/[.A511]" office:value-type="float" office:value="1.14708603145236">
            <text:p>1.1470860315</text:p>
          </table:table-cell>
          <table:table-cell table:formula="of:=[$Controls.H$3]* EXP(-(([.$B511]-[$Controls.H$2])^2/(0.6*[$Controls.H$4])))" office:value-type="float" office:value="0.00000609744684411523">
            <text:p>6.09744684411523E-006</text:p>
          </table:table-cell>
          <table:table-cell table:formula="of:=[$Controls.I$3]* EXP(-(([.$B511]-[$Controls.I$2])^2/(0.6*[$Controls.I$4])))" office:value-type="float" office:value="0.0000109811078772007">
            <text:p>1.09811078772007E-005</text:p>
          </table:table-cell>
          <table:table-cell table:formula="of:=[$Controls.J$3]* EXP(-(([.$B511]-[$Controls.J$2])^2/(0.6*[$Controls.J$4])))" office:value-type="float" office:value="0.00000193952809969115">
            <text:p>1.93952809969115E-006</text:p>
          </table:table-cell>
          <table:table-cell table:formula="of:=[$Controls.K$3]* EXP(-(([.$B511]-[$Controls.K$2])^2/(0.6*[$Controls.K$4])))" office:value-type="float" office:value="0.000000205130800607753">
            <text:p>2.05130800607753E-007</text:p>
          </table:table-cell>
          <table:table-cell table:formula="of:=Noise" office:value-type="float" office:value="0.0000042">
            <text:p>4.20E-006</text:p>
          </table:table-cell>
          <table:table-cell table:formula="of:=SUM([.C511:.G511])" office:value-type="float" office:value="0.0000234232136216149">
            <text:p>2.34232136216149E-005</text:p>
          </table:table-cell>
        </table:table-row>
        <table:table-row table:style-name="ro1">
          <table:table-cell table:formula="of:=[.A511]+7.5" office:value-type="float" office:value="10817.5">
            <text:p>10817.5</text:p>
          </table:table-cell>
          <table:table-cell table:formula="of:=[$Controls.$O$1]/[.A512]" office:value-type="float" office:value="1.1462907326092">
            <text:p>1.1462907326</text:p>
          </table:table-cell>
          <table:table-cell table:formula="of:=[$Controls.H$3]* EXP(-(([.$B512]-[$Controls.H$2])^2/(0.6*[$Controls.H$4])))" office:value-type="float" office:value="0.0000060718091894853">
            <text:p>6.0718091894853E-006</text:p>
          </table:table-cell>
          <table:table-cell table:formula="of:=[$Controls.I$3]* EXP(-(([.$B512]-[$Controls.I$2])^2/(0.6*[$Controls.I$4])))" office:value-type="float" office:value="0.0000109126600123709">
            <text:p>1.09126600123709E-005</text:p>
          </table:table-cell>
          <table:table-cell table:formula="of:=[$Controls.J$3]* EXP(-(([.$B512]-[$Controls.J$2])^2/(0.6*[$Controls.J$4])))" office:value-type="float" office:value="0.00000191959359434064">
            <text:p>1.91959359434064E-006</text:p>
          </table:table-cell>
          <table:table-cell table:formula="of:=[$Controls.K$3]* EXP(-(([.$B512]-[$Controls.K$2])^2/(0.6*[$Controls.K$4])))" office:value-type="float" office:value="0.0000002021961306042">
            <text:p>2.021961306042E-007</text:p>
          </table:table-cell>
          <table:table-cell table:formula="of:=Noise" office:value-type="float" office:value="0.00000344">
            <text:p>3.44E-006</text:p>
          </table:table-cell>
          <table:table-cell table:formula="of:=SUM([.C512:.G512])" office:value-type="float" office:value="0.0000225462589268011">
            <text:p>2.25462589268011E-005</text:p>
          </table:table-cell>
        </table:table-row>
        <table:table-row table:style-name="ro1">
          <table:table-cell table:formula="of:=[.A512]+7.5" office:value-type="float" office:value="10825">
            <text:p>10825</text:p>
          </table:table-cell>
          <table:table-cell table:formula="of:=[$Controls.$O$1]/[.A513]" office:value-type="float" office:value="1.14549653579677">
            <text:p>1.1454965358</text:p>
          </table:table-cell>
          <table:table-cell table:formula="of:=[$Controls.H$3]* EXP(-(([.$B513]-[$Controls.H$2])^2/(0.6*[$Controls.H$4])))" office:value-type="float" office:value="0.00000604611892709092">
            <text:p>6.04611892709092E-006</text:p>
          </table:table-cell>
          <table:table-cell table:formula="of:=[$Controls.I$3]* EXP(-(([.$B513]-[$Controls.I$2])^2/(0.6*[$Controls.I$4])))" office:value-type="float" office:value="0.0000108443817388713">
            <text:p>1.08443817388713E-005</text:p>
          </table:table-cell>
          <table:table-cell table:formula="of:=[$Controls.J$3]* EXP(-(([.$B513]-[$Controls.J$2])^2/(0.6*[$Controls.J$4])))" office:value-type="float" office:value="0.00000189982967870466">
            <text:p>1.89982967870466E-006</text:p>
          </table:table-cell>
          <table:table-cell table:formula="of:=[$Controls.K$3]* EXP(-(([.$B513]-[$Controls.K$2])^2/(0.6*[$Controls.K$4])))" office:value-type="float" office:value="0.000000199300973361138">
            <text:p>1.99300973361138E-007</text:p>
          </table:table-cell>
          <table:table-cell table:formula="of:=Noise" office:value-type="float" office:value="0.0000045">
            <text:p>4.50E-006</text:p>
          </table:table-cell>
          <table:table-cell table:formula="of:=SUM([.C513:.G513])" office:value-type="float" office:value="0.000023489631318028">
            <text:p>2.3489631318028E-005</text:p>
          </table:table-cell>
        </table:table-row>
        <table:table-row table:style-name="ro1">
          <table:table-cell table:formula="of:=[.A513]+7.5" office:value-type="float" office:value="10832.5">
            <text:p>10832.5</text:p>
          </table:table-cell>
          <table:table-cell table:formula="of:=[$Controls.$O$1]/[.A514]" office:value-type="float" office:value="1.14470343872606">
            <text:p>1.1447034387</text:p>
          </table:table-cell>
          <table:table-cell table:formula="of:=[$Controls.H$3]* EXP(-(([.$B514]-[$Controls.H$2])^2/(0.6*[$Controls.H$4])))" office:value-type="float" office:value="0.00000602037837597374">
            <text:p>6.02037837597374E-006</text:p>
          </table:table-cell>
          <table:table-cell table:formula="of:=[$Controls.I$3]* EXP(-(([.$B514]-[$Controls.I$2])^2/(0.6*[$Controls.I$4])))" office:value-type="float" office:value="0.0000107762764769903">
            <text:p>1.07762764769903E-005</text:p>
          </table:table-cell>
          <table:table-cell table:formula="of:=[$Controls.J$3]* EXP(-(([.$B514]-[$Controls.J$2])^2/(0.6*[$Controls.J$4])))" office:value-type="float" office:value="0.00000188023550314598">
            <text:p>1.88023550314598E-006</text:p>
          </table:table-cell>
          <table:table-cell table:formula="of:=[$Controls.K$3]* EXP(-(([.$B514]-[$Controls.K$2])^2/(0.6*[$Controls.K$4])))" office:value-type="float" office:value="0.000000196444852664234">
            <text:p>1.96444852664234E-007</text:p>
          </table:table-cell>
          <table:table-cell table:formula="of:=Noise" office:value-type="float" office:value="0.000005">
            <text:p>5.00E-006</text:p>
          </table:table-cell>
          <table:table-cell table:formula="of:=SUM([.C514:.G514])" office:value-type="float" office:value="0.0000238733352087742">
            <text:p>2.38733352087742E-005</text:p>
          </table:table-cell>
        </table:table-row>
        <table:table-row table:style-name="ro1">
          <table:table-cell table:formula="of:=[.A514]+7.5" office:value-type="float" office:value="10840">
            <text:p>10840</text:p>
          </table:table-cell>
          <table:table-cell table:formula="of:=[$Controls.$O$1]/[.A515]" office:value-type="float" office:value="1.14391143911439">
            <text:p>1.1439114391</text:p>
          </table:table-cell>
          <table:table-cell table:formula="of:=[$Controls.H$3]* EXP(-(([.$B515]-[$Controls.H$2])^2/(0.6*[$Controls.H$4])))" office:value-type="float" office:value="0.00000599458983675199">
            <text:p>5.99458983675199E-006</text:p>
          </table:table-cell>
          <table:table-cell table:formula="of:=[$Controls.I$3]* EXP(-(([.$B515]-[$Controls.I$2])^2/(0.6*[$Controls.I$4])))" office:value-type="float" office:value="0.0000107083475841909">
            <text:p>1.07083475841909E-005</text:p>
          </table:table-cell>
          <table:table-cell table:formula="of:=[$Controls.J$3]* EXP(-(([.$B515]-[$Controls.J$2])^2/(0.6*[$Controls.J$4])))" office:value-type="float" office:value="0.00000186081021065736">
            <text:p>1.86081021065736E-006</text:p>
          </table:table-cell>
          <table:table-cell table:formula="of:=[$Controls.K$3]* EXP(-(([.$B515]-[$Controls.K$2])^2/(0.6*[$Controls.K$4])))" office:value-type="float" office:value="0.000000193627296807795">
            <text:p>1.93627296807795E-007</text:p>
          </table:table-cell>
          <table:table-cell table:formula="of:=Noise" office:value-type="float" office:value="0.00000302">
            <text:p>3.02E-006</text:p>
          </table:table-cell>
          <table:table-cell table:formula="of:=SUM([.C515:.G515])" office:value-type="float" office:value="0.0000217773749284081">
            <text:p>2.17773749284081E-005</text:p>
          </table:table-cell>
        </table:table-row>
        <table:table-row table:style-name="ro1">
          <table:table-cell table:formula="of:=[.A515]+7.5" office:value-type="float" office:value="10847.5">
            <text:p>10847.5</text:p>
          </table:table-cell>
          <table:table-cell table:formula="of:=[$Controls.$O$1]/[.A516]" office:value-type="float" office:value="1.14312053468541">
            <text:p>1.1431205347</text:p>
          </table:table-cell>
          <table:table-cell table:formula="of:=[$Controls.H$3]* EXP(-(([.$B516]-[$Controls.H$2])^2/(0.6*[$Controls.H$4])))" office:value-type="float" office:value="0.00000596875559148967">
            <text:p>5.96875559148967E-006</text:p>
          </table:table-cell>
          <table:table-cell table:formula="of:=[$Controls.I$3]* EXP(-(([.$B516]-[$Controls.I$2])^2/(0.6*[$Controls.I$4])))" office:value-type="float" office:value="0.0000106405983554747">
            <text:p>1.06405983554747E-005</text:p>
          </table:table-cell>
          <table:table-cell table:formula="of:=[$Controls.J$3]* EXP(-(([.$B516]-[$Controls.J$2])^2/(0.6*[$Controls.J$4])))" office:value-type="float" office:value="0.00000184155293714516">
            <text:p>1.84155293714516E-006</text:p>
          </table:table-cell>
          <table:table-cell table:formula="of:=[$Controls.K$3]* EXP(-(([.$B516]-[$Controls.K$2])^2/(0.6*[$Controls.K$4])))" office:value-type="float" office:value="0.00000019084783857995">
            <text:p>1.9084783857995E-007</text:p>
          </table:table-cell>
          <table:table-cell table:formula="of:=Noise" office:value-type="float" office:value="0.00000469">
            <text:p>4.69E-006</text:p>
          </table:table-cell>
          <table:table-cell table:formula="of:=SUM([.C516:.G516])" office:value-type="float" office:value="0.0000233317547226895">
            <text:p>2.33317547226895E-005</text:p>
          </table:table-cell>
        </table:table-row>
        <table:table-row table:style-name="ro1">
          <table:table-cell table:formula="of:=[.A516]+7.5" office:value-type="float" office:value="10855">
            <text:p>10855</text:p>
          </table:table-cell>
          <table:table-cell table:formula="of:=[$Controls.$O$1]/[.A517]" office:value-type="float" office:value="1.14233072316905">
            <text:p>1.1423307232</text:p>
          </table:table-cell>
          <table:table-cell table:formula="of:=[$Controls.H$3]* EXP(-(([.$B517]-[$Controls.H$2])^2/(0.6*[$Controls.H$4])))" office:value-type="float" office:value="0.00000594287790357132">
            <text:p>5.94287790357132E-006</text:p>
          </table:table-cell>
          <table:table-cell table:formula="of:=[$Controls.I$3]* EXP(-(([.$B517]-[$Controls.I$2])^2/(0.6*[$Controls.I$4])))" office:value-type="float" office:value="0.0000105730320237528">
            <text:p>0.000010573</text:p>
          </table:table-cell>
          <table:table-cell table:formula="of:=[$Controls.J$3]* EXP(-(([.$B517]-[$Controls.J$2])^2/(0.6*[$Controls.J$4])))" office:value-type="float" office:value="0.00000182246281170872">
            <text:p>1.82246281170872E-006</text:p>
          </table:table-cell>
          <table:table-cell table:formula="of:=[$Controls.K$3]* EXP(-(([.$B517]-[$Controls.K$2])^2/(0.6*[$Controls.K$4])))" office:value-type="float" office:value="0.000000188106015247127">
            <text:p>1.88106015247127E-007</text:p>
          </table:table-cell>
          <table:table-cell table:formula="of:=Noise" office:value-type="float" office:value="0.00000533">
            <text:p>5.33E-006</text:p>
          </table:table-cell>
          <table:table-cell table:formula="of:=SUM([.C517:.G517])" office:value-type="float" office:value="0.0000238564787542799">
            <text:p>2.38564787542799E-005</text:p>
          </table:table-cell>
        </table:table-row>
        <table:table-row table:style-name="ro1">
          <table:table-cell table:formula="of:=[.A517]+7.5" office:value-type="float" office:value="10862.5">
            <text:p>10862.5</text:p>
          </table:table-cell>
          <table:table-cell table:formula="of:=[$Controls.$O$1]/[.A518]" office:value-type="float" office:value="1.1415420023015">
            <text:p>1.1415420023</text:p>
          </table:table-cell>
          <table:table-cell table:formula="of:=[$Controls.H$3]* EXP(-(([.$B518]-[$Controls.H$2])^2/(0.6*[$Controls.H$4])))" office:value-type="float" office:value="0.00000591695901758245">
            <text:p>0.000005917</text:p>
          </table:table-cell>
          <table:table-cell table:formula="of:=[$Controls.I$3]* EXP(-(([.$B518]-[$Controls.I$2])^2/(0.6*[$Controls.I$4])))" office:value-type="float" office:value="0.0000105056517602237">
            <text:p>1.05056517602237E-005</text:p>
          </table:table-cell>
          <table:table-cell table:formula="of:=[$Controls.J$3]* EXP(-(([.$B518]-[$Controls.J$2])^2/(0.6*[$Controls.J$4])))" office:value-type="float" office:value="0.00000180353895691561">
            <text:p>1.80353895691561E-006</text:p>
          </table:table-cell>
          <table:table-cell table:formula="of:=[$Controls.K$3]* EXP(-(([.$B518]-[$Controls.K$2])^2/(0.6*[$Controls.K$4])))" office:value-type="float" office:value="0.00000018540136853788">
            <text:p>1.8540136853788E-007</text:p>
          </table:table-cell>
          <table:table-cell table:formula="of:=Noise" office:value-type="float" office:value="0.000005">
            <text:p>5.00E-006</text:p>
          </table:table-cell>
          <table:table-cell table:formula="of:=SUM([.C518:.G518])" office:value-type="float" office:value="0.0000234115511032596">
            <text:p>2.34115511032596E-005</text:p>
          </table:table-cell>
        </table:table-row>
        <table:table-row table:style-name="ro1">
          <table:table-cell table:formula="of:=[.A518]+7.5" office:value-type="float" office:value="10870">
            <text:p>10870</text:p>
          </table:table-cell>
          <table:table-cell table:formula="of:=[$Controls.$O$1]/[.A519]" office:value-type="float" office:value="1.14075436982521">
            <text:p>1.1407543698</text:p>
          </table:table-cell>
          <table:table-cell table:formula="of:=[$Controls.H$3]* EXP(-(([.$B519]-[$Controls.H$2])^2/(0.6*[$Controls.H$4])))" office:value-type="float" office:value="0.00000589100115919537">
            <text:p>0.000005891</text:p>
          </table:table-cell>
          <table:table-cell table:formula="of:=[$Controls.I$3]* EXP(-(([.$B519]-[$Controls.I$2])^2/(0.6*[$Controls.I$4])))" office:value-type="float" office:value="0.0000104384606747582">
            <text:p>1.04384606747582E-005</text:p>
          </table:table-cell>
          <table:table-cell table:formula="of:=[$Controls.J$3]* EXP(-(([.$B519]-[$Controls.J$2])^2/(0.6*[$Controls.J$4])))" office:value-type="float" office:value="0.00000178478048907261">
            <text:p>1.78478048907261E-006</text:p>
          </table:table-cell>
          <table:table-cell table:formula="of:=[$Controls.K$3]* EXP(-(([.$B519]-[$Controls.K$2])^2/(0.6*[$Controls.K$4])))" office:value-type="float" office:value="0.000000182733444626057">
            <text:p>1.82733444626057E-007</text:p>
          </table:table-cell>
          <table:table-cell table:formula="of:=Noise" office:value-type="float" office:value="0.00000515">
            <text:p>5.15E-006</text:p>
          </table:table-cell>
          <table:table-cell table:formula="of:=SUM([.C519:.G519])" office:value-type="float" office:value="0.0000234469757676523">
            <text:p>0.000023447</text:p>
          </table:table-cell>
        </table:table-row>
        <table:table-row table:style-name="ro1">
          <table:table-cell table:formula="of:=[.A519]+7.5" office:value-type="float" office:value="10877.5">
            <text:p>10877.5</text:p>
          </table:table-cell>
          <table:table-cell table:formula="of:=[$Controls.$O$1]/[.A520]" office:value-type="float" office:value="1.13996782348885">
            <text:p>1.1399678235</text:p>
          </table:table-cell>
          <table:table-cell table:formula="of:=[$Controls.H$3]* EXP(-(([.$B520]-[$Controls.H$2])^2/(0.6*[$Controls.H$4])))" office:value-type="float" office:value="0.00000586500653506054">
            <text:p>0.000005865</text:p>
          </table:table-cell>
          <table:table-cell table:formula="of:=[$Controls.I$3]* EXP(-(([.$B520]-[$Controls.I$2])^2/(0.6*[$Controls.I$4])))" office:value-type="float" office:value="0.00001037146181629">
            <text:p>1.037146181629E-005</text:p>
          </table:table-cell>
          <table:table-cell table:formula="of:=[$Controls.J$3]* EXP(-(([.$B520]-[$Controls.J$2])^2/(0.6*[$Controls.J$4])))" office:value-type="float" office:value="0.00000176618651849258">
            <text:p>1.76618651849258E-006</text:p>
          </table:table-cell>
          <table:table-cell table:formula="of:=[$Controls.K$3]* EXP(-(([.$B520]-[$Controls.K$2])^2/(0.6*[$Controls.K$4])))" office:value-type="float" office:value="0.000000180101794113346">
            <text:p>1.80101794113346E-007</text:p>
          </table:table-cell>
          <table:table-cell table:formula="of:=Noise" office:value-type="float" office:value="0.00000365">
            <text:p>3.65E-006</text:p>
          </table:table-cell>
          <table:table-cell table:formula="of:=SUM([.C520:.G520])" office:value-type="float" office:value="0.0000218327566639565">
            <text:p>2.18327566639565E-005</text:p>
          </table:table-cell>
        </table:table-row>
        <table:table-row table:style-name="ro1">
          <table:table-cell table:formula="of:=[.A520]+7.5" office:value-type="float" office:value="10885">
            <text:p>10885</text:p>
          </table:table-cell>
          <table:table-cell table:formula="of:=[$Controls.$O$1]/[.A521]" office:value-type="float" office:value="1.13918236104731">
            <text:p>1.139182361</text:p>
          </table:table-cell>
          <table:table-cell table:formula="of:=[$Controls.H$3]* EXP(-(([.$B521]-[$Controls.H$2])^2/(0.6*[$Controls.H$4])))" office:value-type="float" office:value="0.00000583897733270327">
            <text:p>0.000005839</text:p>
          </table:table-cell>
          <table:table-cell table:formula="of:=[$Controls.I$3]* EXP(-(([.$B521]-[$Controls.I$2])^2/(0.6*[$Controls.I$4])))" office:value-type="float" office:value="0.0000103046581732125">
            <text:p>1.03046581732125E-005</text:p>
          </table:table-cell>
          <table:table-cell table:formula="of:=[$Controls.J$3]* EXP(-(([.$B521]-[$Controls.J$2])^2/(0.6*[$Controls.J$4])))" office:value-type="float" office:value="0.00000174775614975714">
            <text:p>1.74775614975714E-006</text:p>
          </table:table-cell>
          <table:table-cell table:formula="of:=[$Controls.K$3]* EXP(-(([.$B521]-[$Controls.K$2])^2/(0.6*[$Controls.K$4])))" office:value-type="float" office:value="0.00000017750597201122">
            <text:p>1.7750597201122E-007</text:p>
          </table:table-cell>
          <table:table-cell table:formula="of:=Noise" office:value-type="float" office:value="0.00000407">
            <text:p>4.07E-006</text:p>
          </table:table-cell>
          <table:table-cell table:formula="of:=SUM([.C521:.G521])" office:value-type="float" office:value="0.0000221388976276841">
            <text:p>2.21388976276841E-005</text:p>
          </table:table-cell>
        </table:table-row>
        <table:table-row table:style-name="ro1">
          <table:table-cell table:formula="of:=[.A521]+7.5" office:value-type="float" office:value="10892.5">
            <text:p>10892.5</text:p>
          </table:table-cell>
          <table:table-cell table:formula="of:=[$Controls.$O$1]/[.A522]" office:value-type="float" office:value="1.13839798026165">
            <text:p>1.1383979803</text:p>
          </table:table-cell>
          <table:table-cell table:formula="of:=[$Controls.H$3]* EXP(-(([.$B522]-[$Controls.H$2])^2/(0.6*[$Controls.H$4])))" office:value-type="float" office:value="0.00000581291572042576">
            <text:p>5.81291572042576E-006</text:p>
          </table:table-cell>
          <table:table-cell table:formula="of:=[$Controls.I$3]* EXP(-(([.$B522]-[$Controls.I$2])^2/(0.6*[$Controls.I$4])))" office:value-type="float" office:value="0.000010238052673782">
            <text:p>1.0238052673782E-005</text:p>
          </table:table-cell>
          <table:table-cell table:formula="of:=[$Controls.J$3]* EXP(-(([.$B522]-[$Controls.J$2])^2/(0.6*[$Controls.J$4])))" office:value-type="float" office:value="0.0000017294884819752">
            <text:p>1.7294884819752E-006</text:p>
          </table:table-cell>
          <table:table-cell table:formula="of:=[$Controls.K$3]* EXP(-(([.$B522]-[$Controls.K$2])^2/(0.6*[$Controls.K$4])))" office:value-type="float" office:value="0.000000174945537722293">
            <text:p>1.74945537722293E-007</text:p>
          </table:table-cell>
          <table:table-cell table:formula="of:=Noise" office:value-type="float" office:value="0.00000506">
            <text:p>5.06E-006</text:p>
          </table:table-cell>
          <table:table-cell table:formula="of:=SUM([.C522:.G522])" office:value-type="float" office:value="0.0000230154024139052">
            <text:p>2.30154024139052E-005</text:p>
          </table:table-cell>
        </table:table-row>
        <table:table-row table:style-name="ro1">
          <table:table-cell table:formula="of:=[.A522]+7.5" office:value-type="float" office:value="10900">
            <text:p>10900</text:p>
          </table:table-cell>
          <table:table-cell table:formula="of:=[$Controls.$O$1]/[.A523]" office:value-type="float" office:value="1.13761467889908">
            <text:p>1.1376146789</text:p>
          </table:table-cell>
          <table:table-cell table:formula="of:=[$Controls.H$3]* EXP(-(([.$B523]-[$Controls.H$2])^2/(0.6*[$Controls.H$4])))" office:value-type="float" office:value="0.00000578682384721433">
            <text:p>5.78682384721433E-006</text:p>
          </table:table-cell>
          <table:table-cell table:formula="of:=[$Controls.I$3]* EXP(-(([.$B523]-[$Controls.I$2])^2/(0.6*[$Controls.I$4])))" office:value-type="float" office:value="0.0000101716481865261">
            <text:p>1.01716481865261E-005</text:p>
          </table:table-cell>
          <table:table-cell table:formula="of:=[$Controls.J$3]* EXP(-(([.$B523]-[$Controls.J$2])^2/(0.6*[$Controls.J$4])))" office:value-type="float" office:value="0.00000171138260903752">
            <text:p>1.71138260903752E-006</text:p>
          </table:table-cell>
          <table:table-cell table:formula="of:=[$Controls.K$3]* EXP(-(([.$B523]-[$Controls.K$2])^2/(0.6*[$Controls.K$4])))" office:value-type="float" office:value="0.000000172420055021127">
            <text:p>1.72420055021127E-007</text:p>
          </table:table-cell>
          <table:table-cell table:formula="of:=Noise" office:value-type="float" office:value="0.00001593">
            <text:p>1.59E-005</text:p>
          </table:table-cell>
          <table:table-cell table:formula="of:=SUM([.C523:.G523])" office:value-type="float" office:value="0.0000337722746977991">
            <text:p>3.37722746977991E-005</text:p>
          </table:table-cell>
        </table:table-row>
        <table:table-row table:style-name="ro1">
          <table:table-cell table:formula="of:=[.A523]+7.5" office:value-type="float" office:value="10907.5">
            <text:p>10907.5</text:p>
          </table:table-cell>
          <table:table-cell table:formula="of:=[$Controls.$O$1]/[.A524]" office:value-type="float" office:value="1.13683245473298">
            <text:p>1.1368324547</text:p>
          </table:table-cell>
          <table:table-cell table:formula="of:=[$Controls.H$3]* EXP(-(([.$B524]-[$Controls.H$2])^2/(0.6*[$Controls.H$4])))" office:value-type="float" office:value="0.00000576070384265195">
            <text:p>5.76070384265195E-006</text:p>
          </table:table-cell>
          <table:table-cell table:formula="of:=[$Controls.I$3]* EXP(-(([.$B524]-[$Controls.I$2])^2/(0.6*[$Controls.I$4])))" office:value-type="float" office:value="0.000010105447520658">
            <text:p>1.0105447520658E-005</text:p>
          </table:table-cell>
          <table:table-cell table:formula="of:=[$Controls.J$3]* EXP(-(([.$B524]-[$Controls.J$2])^2/(0.6*[$Controls.J$4])))" office:value-type="float" office:value="0.000001693437619867">
            <text:p>1.693437619867E-006</text:p>
          </table:table-cell>
          <table:table-cell table:formula="of:=[$Controls.K$3]* EXP(-(([.$B524]-[$Controls.K$2])^2/(0.6*[$Controls.K$4])))" office:value-type="float" office:value="0.000000169929092034485">
            <text:p>1.69929092034485E-007</text:p>
          </table:table-cell>
          <table:table-cell table:formula="of:=Noise" office:value-type="float" office:value="0.00000278">
            <text:p>2.78E-006</text:p>
          </table:table-cell>
          <table:table-cell table:formula="of:=SUM([.C524:.G524])" office:value-type="float" office:value="0.0000205095180752114">
            <text:p>2.05095180752114E-005</text:p>
          </table:table-cell>
        </table:table-row>
        <table:table-row table:style-name="ro1">
          <table:table-cell table:formula="of:=[.A524]+7.5" office:value-type="float" office:value="10915">
            <text:p>10915</text:p>
          </table:table-cell>
          <table:table-cell table:formula="of:=[$Controls.$O$1]/[.A525]" office:value-type="float" office:value="1.13605130554283">
            <text:p>1.1360513055</text:p>
          </table:table-cell>
          <table:table-cell table:formula="of:=[$Controls.H$3]* EXP(-(([.$B525]-[$Controls.H$2])^2/(0.6*[$Controls.H$4])))" office:value-type="float" office:value="0.00000573455781683575">
            <text:p>5.73455781683575E-006</text:p>
          </table:table-cell>
          <table:table-cell table:formula="of:=[$Controls.I$3]* EXP(-(([.$B525]-[$Controls.I$2])^2/(0.6*[$Controls.I$4])))" office:value-type="float" office:value="0.0000100394534264956">
            <text:p>1.00394534264956E-005</text:p>
          </table:table-cell>
          <table:table-cell table:formula="of:=[$Controls.J$3]* EXP(-(([.$B525]-[$Controls.J$2])^2/(0.6*[$Controls.J$4])))" office:value-type="float" office:value="0.00000167565259866506">
            <text:p>1.67565259866506E-006</text:p>
          </table:table-cell>
          <table:table-cell table:formula="of:=[$Controls.K$3]* EXP(-(([.$B525]-[$Controls.K$2])^2/(0.6*[$Controls.K$4])))" office:value-type="float" office:value="0.000000167472221221069">
            <text:p>1.67472221221069E-007</text:p>
          </table:table-cell>
          <table:table-cell table:formula="of:=Noise" office:value-type="float" office:value="0.000005">
            <text:p>5.00E-006</text:p>
          </table:table-cell>
          <table:table-cell table:formula="of:=SUM([.C525:.G525])" office:value-type="float" office:value="0.0000226171360632175">
            <text:p>2.26171360632175E-005</text:p>
          </table:table-cell>
        </table:table-row>
        <table:table-row table:style-name="ro1">
          <table:table-cell table:formula="of:=[.A525]+7.5" office:value-type="float" office:value="10922.5">
            <text:p>10922.5</text:p>
          </table:table-cell>
          <table:table-cell table:formula="of:=[$Controls.$O$1]/[.A526]" office:value-type="float" office:value="1.13527122911421">
            <text:p>1.1352712291</text:p>
          </table:table-cell>
          <table:table-cell table:formula="of:=[$Controls.H$3]* EXP(-(([.$B526]-[$Controls.H$2])^2/(0.6*[$Controls.H$4])))" office:value-type="float" office:value="0.00000570838786029974">
            <text:p>5.70838786029974E-006</text:p>
          </table:table-cell>
          <table:table-cell table:formula="of:=[$Controls.I$3]* EXP(-(([.$B526]-[$Controls.I$2])^2/(0.6*[$Controls.I$4])))" office:value-type="float" office:value="0.00000997366859588641">
            <text:p>9.97366859588641E-006</text:p>
          </table:table-cell>
          <table:table-cell table:formula="of:=[$Controls.J$3]* EXP(-(([.$B526]-[$Controls.J$2])^2/(0.6*[$Controls.J$4])))" office:value-type="float" office:value="0.00000165802662515397">
            <text:p>0.000001658</text:p>
          </table:table-cell>
          <table:table-cell table:formula="of:=[$Controls.K$3]* EXP(-(([.$B526]-[$Controls.K$2])^2/(0.6*[$Controls.K$4])))" office:value-type="float" office:value="0.000000165049019350755">
            <text:p>0.000000165</text:p>
          </table:table-cell>
          <table:table-cell table:formula="of:=Noise" office:value-type="float" office:value="0.00000488">
            <text:p>4.88E-006</text:p>
          </table:table-cell>
          <table:table-cell table:formula="of:=SUM([.C526:.G526])" office:value-type="float" office:value="0.0000223851321006909">
            <text:p>2.23851321006909E-005</text:p>
          </table:table-cell>
        </table:table-row>
        <table:table-row table:style-name="ro1">
          <table:table-cell table:formula="of:=[.A526]+7.5" office:value-type="float" office:value="10930">
            <text:p>10930</text:p>
          </table:table-cell>
          <table:table-cell table:formula="of:=[$Controls.$O$1]/[.A527]" office:value-type="float" office:value="1.13449222323879">
            <text:p>1.1344922232</text:p>
          </table:table-cell>
          <table:table-cell table:formula="of:=[$Controls.H$3]* EXP(-(([.$B527]-[$Controls.H$2])^2/(0.6*[$Controls.H$4])))" office:value-type="float" office:value="0.00000568219604394244">
            <text:p>5.68219604394244E-006</text:p>
          </table:table-cell>
          <table:table-cell table:formula="of:=[$Controls.I$3]* EXP(-(([.$B527]-[$Controls.I$2])^2/(0.6*[$Controls.I$4])))" office:value-type="float" office:value="0.00000990809566263637">
            <text:p>9.90809566263637E-006</text:p>
          </table:table-cell>
          <table:table-cell table:formula="of:=[$Controls.J$3]* EXP(-(([.$B527]-[$Controls.J$2])^2/(0.6*[$Controls.J$4])))" office:value-type="float" office:value="0.00000164055877481506">
            <text:p>1.64055877481506E-006</text:p>
          </table:table-cell>
          <table:table-cell table:formula="of:=[$Controls.K$3]* EXP(-(([.$B527]-[$Controls.K$2])^2/(0.6*[$Controls.K$4])))" office:value-type="float" office:value="0.000000162659067483345">
            <text:p>1.62659067483345E-007</text:p>
          </table:table-cell>
          <table:table-cell table:formula="of:=Noise" office:value-type="float" office:value="0.0000068">
            <text:p>6.80E-006</text:p>
          </table:table-cell>
          <table:table-cell table:formula="of:=SUM([.C527:.G527])" office:value-type="float" office:value="0.0000241935095488772">
            <text:p>2.41935095488772E-005</text:p>
          </table:table-cell>
        </table:table-row>
        <table:table-row table:style-name="ro1">
          <table:table-cell table:formula="of:=[.A527]+7.5" office:value-type="float" office:value="10937.5">
            <text:p>10937.5</text:p>
          </table:table-cell>
          <table:table-cell table:formula="of:=[$Controls.$O$1]/[.A528]" office:value-type="float" office:value="1.13371428571429">
            <text:p>1.1337142857</text:p>
          </table:table-cell>
          <table:table-cell table:formula="of:=[$Controls.H$3]* EXP(-(([.$B528]-[$Controls.H$2])^2/(0.6*[$Controls.H$4])))" office:value-type="float" office:value="0.00000565598441895942">
            <text:p>0.000005656</text:p>
          </table:table-cell>
          <table:table-cell table:formula="of:=[$Controls.I$3]* EXP(-(([.$B528]-[$Controls.I$2])^2/(0.6*[$Controls.I$4])))" office:value-type="float" office:value="0.00000984273720294434">
            <text:p>9.84273720294434E-006</text:p>
          </table:table-cell>
          <table:table-cell table:formula="of:=[$Controls.J$3]* EXP(-(([.$B528]-[$Controls.J$2])^2/(0.6*[$Controls.J$4])))" office:value-type="float" office:value="0.00000162324811912312">
            <text:p>1.62324811912312E-006</text:p>
          </table:table-cell>
          <table:table-cell table:formula="of:=[$Controls.K$3]* EXP(-(([.$B528]-[$Controls.K$2])^2/(0.6*[$Controls.K$4])))" office:value-type="float" office:value="0.000000160301950946855">
            <text:p>1.60301950946855E-007</text:p>
          </table:table-cell>
          <table:table-cell table:formula="of:=Noise" office:value-type="float" office:value="0.00000396">
            <text:p>3.96E-006</text:p>
          </table:table-cell>
          <table:table-cell table:formula="of:=SUM([.C528:.G528])" office:value-type="float" office:value="0.0000212422716919737">
            <text:p>2.12422716919737E-005</text:p>
          </table:table-cell>
        </table:table-row>
        <table:table-row table:style-name="ro1">
          <table:table-cell table:formula="of:=[.A528]+7.5" office:value-type="float" office:value="10945">
            <text:p>10945</text:p>
          </table:table-cell>
          <table:table-cell table:formula="of:=[$Controls.$O$1]/[.A529]" office:value-type="float" office:value="1.13293741434445">
            <text:p>1.1329374143</text:p>
          </table:table-cell>
          <table:table-cell table:formula="of:=[$Controls.H$3]* EXP(-(([.$B529]-[$Controls.H$2])^2/(0.6*[$Controls.H$4])))" office:value-type="float" office:value="0.00000562975501678077">
            <text:p>5.62975501678077E-006</text:p>
          </table:table-cell>
          <table:table-cell table:formula="of:=[$Controls.I$3]* EXP(-(([.$B529]-[$Controls.I$2])^2/(0.6*[$Controls.I$4])))" office:value-type="float" office:value="0.00000977759573584051">
            <text:p>9.77759573584051E-006</text:p>
          </table:table-cell>
          <table:table-cell table:formula="of:=[$Controls.J$3]* EXP(-(([.$B529]-[$Controls.J$2])^2/(0.6*[$Controls.J$4])))" office:value-type="float" office:value="0.00000160609372577675">
            <text:p>1.60609372577675E-006</text:p>
          </table:table-cell>
          <table:table-cell table:formula="of:=[$Controls.K$3]* EXP(-(([.$B529]-[$Controls.K$2])^2/(0.6*[$Controls.K$4])))" office:value-type="float" office:value="0.00000015797725931536">
            <text:p>0.000000158</text:p>
          </table:table-cell>
          <table:table-cell table:formula="of:=Noise" office:value-type="float" office:value="0.000005">
            <text:p>5.00E-006</text:p>
          </table:table-cell>
          <table:table-cell table:formula="of:=SUM([.C529:.G529])" office:value-type="float" office:value="0.0000221714217377134">
            <text:p>2.21714217377134E-005</text:p>
          </table:table-cell>
        </table:table-row>
        <table:table-row table:style-name="ro1">
          <table:table-cell table:formula="of:=[.A529]+7.5" office:value-type="float" office:value="10952.5">
            <text:p>10952.5</text:p>
          </table:table-cell>
          <table:table-cell table:formula="of:=[$Controls.$O$1]/[.A530]" office:value-type="float" office:value="1.13216160693906">
            <text:p>1.1321616069</text:p>
          </table:table-cell>
          <table:table-cell table:formula="of:=[$Controls.H$3]* EXP(-(([.$B530]-[$Controls.H$2])^2/(0.6*[$Controls.H$4])))" office:value-type="float" office:value="0.00000560350984901335">
            <text:p>5.60350984901335E-006</text:p>
          </table:table-cell>
          <table:table-cell table:formula="of:=[$Controls.I$3]* EXP(-(([.$B530]-[$Controls.I$2])^2/(0.6*[$Controls.I$4])))" office:value-type="float" office:value="0.00000971267372362917">
            <text:p>9.71267372362917E-006</text:p>
          </table:table-cell>
          <table:table-cell table:formula="of:=[$Controls.J$3]* EXP(-(([.$B530]-[$Controls.J$2])^2/(0.6*[$Controls.J$4])))" office:value-type="float" office:value="0.00000158909465892477">
            <text:p>1.58909465892477E-006</text:p>
          </table:table-cell>
          <table:table-cell table:formula="of:=[$Controls.K$3]* EXP(-(([.$B530]-[$Controls.K$2])^2/(0.6*[$Controls.K$4])))" office:value-type="float" office:value="0.000000155684586386405">
            <text:p>1.55684586386405E-007</text:p>
          </table:table-cell>
          <table:table-cell table:formula="of:=Noise" office:value-type="float" office:value="0.00000566">
            <text:p>5.66E-006</text:p>
          </table:table-cell>
          <table:table-cell table:formula="of:=SUM([.C530:.G530])" office:value-type="float" office:value="0.0000227209628179537">
            <text:p>0.000022721</text:p>
          </table:table-cell>
        </table:table-row>
        <table:table-row table:style-name="ro1">
          <table:table-cell table:formula="of:=[.A530]+7.5" office:value-type="float" office:value="10960">
            <text:p>10960</text:p>
          </table:table-cell>
          <table:table-cell table:formula="of:=[$Controls.$O$1]/[.A531]" office:value-type="float" office:value="1.13138686131387">
            <text:p>1.1313868613</text:p>
          </table:table-cell>
          <table:table-cell table:formula="of:=[$Controls.H$3]* EXP(-(([.$B531]-[$Controls.H$2])^2/(0.6*[$Controls.H$4])))" office:value-type="float" office:value="0.00000557725090738775">
            <text:p>5.57725090738775E-006</text:p>
          </table:table-cell>
          <table:table-cell table:formula="of:=[$Controls.I$3]* EXP(-(([.$B531]-[$Controls.I$2])^2/(0.6*[$Controls.I$4])))" office:value-type="float" office:value="0.00000964797357233571">
            <text:p>0.000009648</text:p>
          </table:table-cell>
          <table:table-cell table:formula="of:=[$Controls.J$3]* EXP(-(([.$B531]-[$Controls.J$2])^2/(0.6*[$Controls.J$4])))" office:value-type="float" office:value="0.00000157224997938883">
            <text:p>1.57224997938883E-006</text:p>
          </table:table-cell>
          <table:table-cell table:formula="of:=[$Controls.K$3]* EXP(-(([.$B531]-[$Controls.K$2])^2/(0.6*[$Controls.K$4])))" office:value-type="float" office:value="0.000000153423530158014">
            <text:p>1.53423530158014E-007</text:p>
          </table:table-cell>
          <table:table-cell table:formula="of:=Noise" office:value-type="float" office:value="0.00000548">
            <text:p>5.48E-006</text:p>
          </table:table-cell>
          <table:table-cell table:formula="of:=SUM([.C531:.G531])" office:value-type="float" office:value="0.0000224308979892703">
            <text:p>2.24308979892703E-005</text:p>
          </table:table-cell>
        </table:table-row>
        <table:table-row table:style-name="ro1">
          <table:table-cell table:formula="of:=[.A531]+7.5" office:value-type="float" office:value="10967.5">
            <text:p>10967.5</text:p>
          </table:table-cell>
          <table:table-cell table:formula="of:=[$Controls.$O$1]/[.A532]" office:value-type="float" office:value="1.13061317529063">
            <text:p>1.1306131753</text:p>
          </table:table-cell>
          <table:table-cell table:formula="of:=[$Controls.H$3]* EXP(-(([.$B532]-[$Controls.H$2])^2/(0.6*[$Controls.H$4])))" office:value-type="float" office:value="0.0000055509801637099">
            <text:p>0.000005551</text:p>
          </table:table-cell>
          <table:table-cell table:formula="of:=[$Controls.I$3]* EXP(-(([.$B532]-[$Controls.I$2])^2/(0.6*[$Controls.I$4])))" office:value-type="float" office:value="0.00000958349763215748">
            <text:p>9.58349763215748E-006</text:p>
          </table:table-cell>
          <table:table-cell table:formula="of:=[$Controls.J$3]* EXP(-(([.$B532]-[$Controls.J$2])^2/(0.6*[$Controls.J$4])))" office:value-type="float" office:value="0.00000155555874488204">
            <text:p>1.55555874488204E-006</text:p>
          </table:table-cell>
          <table:table-cell table:formula="of:=[$Controls.K$3]* EXP(-(([.$B532]-[$Controls.K$2])^2/(0.6*[$Controls.K$4])))" office:value-type="float" office:value="0.0000001511936928053">
            <text:p>1.511936928053E-007</text:p>
          </table:table-cell>
          <table:table-cell table:formula="of:=Noise" office:value-type="float" office:value="0.000005">
            <text:p>5.00E-006</text:p>
          </table:table-cell>
          <table:table-cell table:formula="of:=SUM([.C532:.G532])" office:value-type="float" office:value="0.0000218412302335547">
            <text:p>2.18412302335547E-005</text:p>
          </table:table-cell>
        </table:table-row>
        <table:table-row table:style-name="ro1">
          <table:table-cell table:formula="of:=[.A532]+7.5" office:value-type="float" office:value="10975">
            <text:p>10975</text:p>
          </table:table-cell>
          <table:table-cell table:formula="of:=[$Controls.$O$1]/[.A533]" office:value-type="float" office:value="1.12984054669704">
            <text:p>1.1298405467</text:p>
          </table:table-cell>
          <table:table-cell table:formula="of:=[$Controls.H$3]* EXP(-(([.$B533]-[$Controls.H$2])^2/(0.6*[$Controls.H$4])))" office:value-type="float" office:value="0.00000552469956981738">
            <text:p>5.52469956981738E-006</text:p>
          </table:table-cell>
          <table:table-cell table:formula="of:=[$Controls.I$3]* EXP(-(([.$B533]-[$Controls.I$2])^2/(0.6*[$Controls.I$4])))" office:value-type="float" office:value="0.0000095192481979184">
            <text:p>9.5192481979184E-006</text:p>
          </table:table-cell>
          <table:table-cell table:formula="of:=[$Controls.J$3]* EXP(-(([.$B533]-[$Controls.J$2])^2/(0.6*[$Controls.J$4])))" office:value-type="float" office:value="0.00000153902001022387">
            <text:p>0.000001539</text:p>
          </table:table-cell>
          <table:table-cell table:formula="of:=[$Controls.K$3]* EXP(-(([.$B533]-[$Controls.K$2])^2/(0.6*[$Controls.K$4])))" office:value-type="float" office:value="0.000000148994680656701">
            <text:p>0.000000149</text:p>
          </table:table-cell>
          <table:table-cell table:formula="of:=Noise" office:value-type="float" office:value="0.000005">
            <text:p>5.00E-006</text:p>
          </table:table-cell>
          <table:table-cell table:formula="of:=SUM([.C533:.G533])" office:value-type="float" office:value="0.0000217319624586164">
            <text:p>0.000021732</text:p>
          </table:table-cell>
        </table:table-row>
        <table:table-row table:style-name="ro1">
          <table:table-cell table:formula="of:=[.A533]+7.5" office:value-type="float" office:value="10982.5">
            <text:p>10982.5</text:p>
          </table:table-cell>
          <table:table-cell table:formula="of:=[$Controls.$O$1]/[.A534]" office:value-type="float" office:value="1.12906897336672">
            <text:p>1.1290689734</text:p>
          </table:table-cell>
          <table:table-cell table:formula="of:=[$Controls.H$3]* EXP(-(([.$B534]-[$Controls.H$2])^2/(0.6*[$Controls.H$4])))" office:value-type="float" office:value="0.00000549841105754016">
            <text:p>5.49841105754016E-006</text:p>
          </table:table-cell>
          <table:table-cell table:formula="of:=[$Controls.I$3]* EXP(-(([.$B534]-[$Controls.I$2])^2/(0.6*[$Controls.I$4])))" office:value-type="float" office:value="0.0000094552275095271">
            <text:p>9.4552275095271E-006</text:p>
          </table:table-cell>
          <table:table-cell table:formula="of:=[$Controls.J$3]* EXP(-(([.$B534]-[$Controls.J$2])^2/(0.6*[$Controls.J$4])))" office:value-type="float" office:value="0.00000152263282755115">
            <text:p>1.52263282755115E-006</text:p>
          </table:table-cell>
          <table:table-cell table:formula="of:=[$Controls.K$3]* EXP(-(([.$B534]-[$Controls.K$2])^2/(0.6*[$Controls.K$4])))" office:value-type="float" office:value="0.000000146826104169863">
            <text:p>1.46826104169863E-007</text:p>
          </table:table-cell>
          <table:table-cell table:formula="of:=Noise" office:value-type="float" office:value="0.00000692">
            <text:p>6.92E-006</text:p>
          </table:table-cell>
          <table:table-cell table:formula="of:=SUM([.C534:.G534])" office:value-type="float" office:value="0.0000235430974987883">
            <text:p>2.35430974987883E-005</text:p>
          </table:table-cell>
        </table:table-row>
        <table:table-row table:style-name="ro1">
          <table:table-cell table:formula="of:=[.A534]+7.5" office:value-type="float" office:value="10990">
            <text:p>10990</text:p>
          </table:table-cell>
          <table:table-cell table:formula="of:=[$Controls.$O$1]/[.A535]" office:value-type="float" office:value="1.12829845313922">
            <text:p>1.1282984531</text:p>
          </table:table-cell>
          <table:table-cell table:formula="of:=[$Controls.H$3]* EXP(-(([.$B535]-[$Controls.H$2])^2/(0.6*[$Controls.H$4])))" office:value-type="float" office:value="0.00000547211653866582">
            <text:p>5.47211653866582E-006</text:p>
          </table:table-cell>
          <table:table-cell table:formula="of:=[$Controls.I$3]* EXP(-(([.$B535]-[$Controls.I$2])^2/(0.6*[$Controls.I$4])))" office:value-type="float" office:value="0.00000939143775243837">
            <text:p>9.39143775243837E-006</text:p>
          </table:table-cell>
          <table:table-cell table:formula="of:=[$Controls.J$3]* EXP(-(([.$B535]-[$Controls.J$2])^2/(0.6*[$Controls.J$4])))" office:value-type="float" office:value="0.00000150639624652535">
            <text:p>1.50639624652535E-006</text:p>
          </table:table-cell>
          <table:table-cell table:formula="of:=[$Controls.K$3]* EXP(-(([.$B535]-[$Controls.K$2])^2/(0.6*[$Controls.K$4])))" office:value-type="float" office:value="0.000000144687577907166">
            <text:p>1.44687577907166E-007</text:p>
          </table:table-cell>
          <table:table-cell table:formula="of:=Noise" office:value-type="float" office:value="0.00000486">
            <text:p>4.86E-006</text:p>
          </table:table-cell>
          <table:table-cell table:formula="of:=SUM([.C535:.G535])" office:value-type="float" office:value="0.0000213746381155367">
            <text:p>2.13746381155367E-005</text:p>
          </table:table-cell>
        </table:table-row>
        <table:table-row table:style-name="ro1">
          <table:table-cell table:formula="of:=[.A535]+7.5" office:value-type="float" office:value="10997.5">
            <text:p>10997.5</text:p>
          </table:table-cell>
          <table:table-cell table:formula="of:=[$Controls.$O$1]/[.A536]" office:value-type="float" office:value="1.12752898385997">
            <text:p>1.1275289839</text:p>
          </table:table-cell>
          <table:table-cell table:formula="of:=[$Controls.H$3]* EXP(-(([.$B536]-[$Controls.H$2])^2/(0.6*[$Controls.H$4])))" office:value-type="float" office:value="0.00000544581790490925">
            <text:p>5.44581790490925E-006</text:p>
          </table:table-cell>
          <table:table-cell table:formula="of:=[$Controls.I$3]* EXP(-(([.$B536]-[$Controls.I$2])^2/(0.6*[$Controls.I$4])))" office:value-type="float" office:value="0.000009327881058118">
            <text:p>9.327881058118E-006</text:p>
          </table:table-cell>
          <table:table-cell table:formula="of:=[$Controls.J$3]* EXP(-(([.$B536]-[$Controls.J$2])^2/(0.6*[$Controls.J$4])))" office:value-type="float" office:value="0.00000149030931453612">
            <text:p>1.49030931453612E-006</text:p>
          </table:table-cell>
          <table:table-cell table:formula="of:=[$Controls.K$3]* EXP(-(([.$B536]-[$Controls.K$2])^2/(0.6*[$Controls.K$4])))" office:value-type="float" office:value="0.000000142578720510938">
            <text:p>1.42578720510938E-007</text:p>
          </table:table-cell>
          <table:table-cell table:formula="of:=Noise" office:value-type="float" office:value="0.00000227">
            <text:p>2.27E-006</text:p>
          </table:table-cell>
          <table:table-cell table:formula="of:=SUM([.C536:.G536])" office:value-type="float" office:value="0.0000186765869980743">
            <text:p>1.86765869980743E-005</text:p>
          </table:table-cell>
        </table:table-row>
        <table:table-row table:style-name="ro1">
          <table:table-cell table:formula="of:=[.A536]+7.5" office:value-type="float" office:value="11005">
            <text:p>11005</text:p>
          </table:table-cell>
          <table:table-cell table:formula="of:=[$Controls.$O$1]/[.A537]" office:value-type="float" office:value="1.12676056338028">
            <text:p>1.1267605634</text:p>
          </table:table-cell>
          <table:table-cell table:formula="of:=[$Controls.H$3]* EXP(-(([.$B537]-[$Controls.H$2])^2/(0.6*[$Controls.H$4])))" office:value-type="float" office:value="0.00000541951702788662">
            <text:p>5.41951702788662E-006</text:p>
          </table:table-cell>
          <table:table-cell table:formula="of:=[$Controls.I$3]* EXP(-(([.$B537]-[$Controls.I$2])^2/(0.6*[$Controls.I$4])))" office:value-type="float" office:value="0.00000926455950451039">
            <text:p>9.26455950451039E-006</text:p>
          </table:table-cell>
          <table:table-cell table:formula="of:=[$Controls.J$3]* EXP(-(([.$B537]-[$Controls.J$2])^2/(0.6*[$Controls.J$4])))" office:value-type="float" office:value="0.00000147437107690106">
            <text:p>1.47437107690106E-006</text:p>
          </table:table-cell>
          <table:table-cell table:formula="of:=[$Controls.K$3]* EXP(-(([.$B537]-[$Controls.K$2])^2/(0.6*[$Controls.K$4])))" office:value-type="float" office:value="0.00000014049915467835">
            <text:p>1.4049915467835E-007</text:p>
          </table:table-cell>
          <table:table-cell table:formula="of:=Noise" office:value-type="float" office:value="0.00000719">
            <text:p>7.19E-006</text:p>
          </table:table-cell>
          <table:table-cell table:formula="of:=SUM([.C537:.G537])" office:value-type="float" office:value="0.0000234889467639764">
            <text:p>2.34889467639764E-005</text:p>
          </table:table-cell>
        </table:table-row>
        <table:table-row table:style-name="ro1">
          <table:table-cell table:formula="of:=[.A537]+7.5" office:value-type="float" office:value="11012.5">
            <text:p>11012.5</text:p>
          </table:table-cell>
          <table:table-cell table:formula="of:=[$Controls.$O$1]/[.A538]" office:value-type="float" office:value="1.12599318955732">
            <text:p>1.1259931896</text:p>
          </table:table-cell>
          <table:table-cell table:formula="of:=[$Controls.H$3]* EXP(-(([.$B538]-[$Controls.H$2])^2/(0.6*[$Controls.H$4])))" office:value-type="float" office:value="0.00000539321575909359">
            <text:p>5.39321575909359E-006</text:p>
          </table:table-cell>
          <table:table-cell table:formula="of:=[$Controls.I$3]* EXP(-(([.$B538]-[$Controls.I$2])^2/(0.6*[$Controls.I$4])))" office:value-type="float" office:value="0.00000920147511650919">
            <text:p>9.20147511650919E-006</text:p>
          </table:table-cell>
          <table:table-cell table:formula="of:=[$Controls.J$3]* EXP(-(([.$B538]-[$Controls.J$2])^2/(0.6*[$Controls.J$4])))" office:value-type="float" office:value="0.00000145858057706188">
            <text:p>1.45858057706188E-006</text:p>
          </table:table-cell>
          <table:table-cell table:formula="of:=[$Controls.K$3]* EXP(-(([.$B538]-[$Controls.K$2])^2/(0.6*[$Controls.K$4])))" office:value-type="float" office:value="0.000000138448507136011">
            <text:p>1.38448507136011E-007</text:p>
          </table:table-cell>
          <table:table-cell table:formula="of:=Noise" office:value-type="float" office:value="0.0000057">
            <text:p>5.70E-006</text:p>
          </table:table-cell>
          <table:table-cell table:formula="of:=SUM([.C538:.G538])" office:value-type="float" office:value="0.0000218917199598007">
            <text:p>2.18917199598007E-005</text:p>
          </table:table-cell>
        </table:table-row>
        <table:table-row table:style-name="ro1">
          <table:table-cell table:formula="of:=[.A538]+7.5" office:value-type="float" office:value="11020">
            <text:p>11020</text:p>
          </table:table-cell>
          <table:table-cell table:formula="of:=[$Controls.$O$1]/[.A539]" office:value-type="float" office:value="1.12522686025408">
            <text:p>1.1252268603</text:p>
          </table:table-cell>
          <table:table-cell table:formula="of:=[$Controls.H$3]* EXP(-(([.$B539]-[$Controls.H$2])^2/(0.6*[$Controls.H$4])))" office:value-type="float" office:value="0.00000536691592988787">
            <text:p>5.36691592988787E-006</text:p>
          </table:table-cell>
          <table:table-cell table:formula="of:=[$Controls.I$3]* EXP(-(([.$B539]-[$Controls.I$2])^2/(0.6*[$Controls.I$4])))" office:value-type="float" office:value="0.00000913862986643055">
            <text:p>9.13862986643055E-006</text:p>
          </table:table-cell>
          <table:table-cell table:formula="of:=[$Controls.J$3]* EXP(-(([.$B539]-[$Controls.J$2])^2/(0.6*[$Controls.J$4])))" office:value-type="float" office:value="0.00000144293685677683">
            <text:p>1.44293685677683E-006</text:p>
          </table:table-cell>
          <table:table-cell table:formula="of:=[$Controls.K$3]* EXP(-(([.$B539]-[$Controls.K$2])^2/(0.6*[$Controls.K$4])))" office:value-type="float" office:value="0.000000136426408614292">
            <text:p>1.36426408614292E-007</text:p>
          </table:table-cell>
          <table:table-cell table:formula="of:=Noise" office:value-type="float" office:value="0.000005">
            <text:p>5.00E-006</text:p>
          </table:table-cell>
          <table:table-cell table:formula="of:=SUM([.C539:.G539])" office:value-type="float" office:value="0.0000210849090617095">
            <text:p>2.10849090617095E-005</text:p>
          </table:table-cell>
        </table:table-row>
        <table:table-row table:style-name="ro1">
          <table:table-cell table:formula="of:=[.A539]+7.5" office:value-type="float" office:value="11027.5">
            <text:p>11027.5</text:p>
          </table:table-cell>
          <table:table-cell table:formula="of:=[$Controls.$O$1]/[.A540]" office:value-type="float" office:value="1.12446157333938">
            <text:p>1.1244615733</text:p>
          </table:table-cell>
          <table:table-cell table:formula="of:=[$Controls.H$3]* EXP(-(([.$B540]-[$Controls.H$2])^2/(0.6*[$Controls.H$4])))" office:value-type="float" office:value="0.00000534061935147569">
            <text:p>5.34061935147569E-006</text:p>
          </table:table-cell>
          <table:table-cell table:formula="of:=[$Controls.I$3]* EXP(-(([.$B540]-[$Controls.I$2])^2/(0.6*[$Controls.I$4])))" office:value-type="float" office:value="0.00000907602567448881">
            <text:p>0.000009076</text:p>
          </table:table-cell>
          <table:table-cell table:formula="of:=[$Controls.J$3]* EXP(-(([.$B540]-[$Controls.J$2])^2/(0.6*[$Controls.J$4])))" office:value-type="float" office:value="0.00000142743895630958">
            <text:p>1.42743895630958E-006</text:p>
          </table:table-cell>
          <table:table-cell table:formula="of:=[$Controls.K$3]* EXP(-(([.$B540]-[$Controls.K$2])^2/(0.6*[$Controls.K$4])))" office:value-type="float" office:value="0.00000013443249382137">
            <text:p>1.3443249382137E-007</text:p>
          </table:table-cell>
          <table:table-cell table:formula="of:=Noise" office:value-type="float" office:value="0.00000296">
            <text:p>2.96E-006</text:p>
          </table:table-cell>
          <table:table-cell table:formula="of:=SUM([.C540:.G540])" office:value-type="float" office:value="0.0000189385164760954">
            <text:p>1.89385164760954E-005</text:p>
          </table:table-cell>
        </table:table-row>
        <table:table-row table:style-name="ro1">
          <table:table-cell table:formula="of:=[.A540]+7.5" office:value-type="float" office:value="11035">
            <text:p>11035</text:p>
          </table:table-cell>
          <table:table-cell table:formula="of:=[$Controls.$O$1]/[.A541]" office:value-type="float" office:value="1.12369732668781">
            <text:p>1.1236973267</text:p>
          </table:table-cell>
          <table:table-cell table:formula="of:=[$Controls.H$3]* EXP(-(([.$B541]-[$Controls.H$2])^2/(0.6*[$Controls.H$4])))" office:value-type="float" office:value="0.00000531432781490256">
            <text:p>5.31432781490256E-006</text:p>
          </table:table-cell>
          <table:table-cell table:formula="of:=[$Controls.I$3]* EXP(-(([.$B541]-[$Controls.I$2])^2/(0.6*[$Controls.I$4])))" office:value-type="float" office:value="0.00000901366440927474">
            <text:p>9.01366440927474E-006</text:p>
          </table:table-cell>
          <table:table-cell table:formula="of:=[$Controls.J$3]* EXP(-(([.$B541]-[$Controls.J$2])^2/(0.6*[$Controls.J$4])))" office:value-type="float" office:value="0.00000141208591461448">
            <text:p>1.41208591461448E-006</text:p>
          </table:table-cell>
          <table:table-cell table:formula="of:=[$Controls.K$3]* EXP(-(([.$B541]-[$Controls.K$2])^2/(0.6*[$Controls.K$4])))" office:value-type="float" office:value="0.000000132466401417034">
            <text:p>1.32466401417034E-007</text:p>
          </table:table-cell>
          <table:table-cell table:formula="of:=Noise" office:value-type="float" office:value="0.00000686">
            <text:p>6.86E-006</text:p>
          </table:table-cell>
          <table:table-cell table:formula="of:=SUM([.C541:.G541])" office:value-type="float" office:value="0.0000227325445402088">
            <text:p>2.27325445402088E-005</text:p>
          </table:table-cell>
        </table:table-row>
        <table:table-row table:style-name="ro1">
          <table:table-cell table:formula="of:=[.A541]+7.5" office:value-type="float" office:value="11042.5">
            <text:p>11042.5</text:p>
          </table:table-cell>
          <table:table-cell table:formula="of:=[$Controls.$O$1]/[.A542]" office:value-type="float" office:value="1.12293411817976">
            <text:p>1.1229341182</text:p>
          </table:table-cell>
          <table:table-cell table:formula="of:=[$Controls.H$3]* EXP(-(([.$B542]-[$Controls.H$2])^2/(0.6*[$Controls.H$4])))" office:value-type="float" office:value="0.00000528804309104792">
            <text:p>0.000005288</text:p>
          </table:table-cell>
          <table:table-cell table:formula="of:=[$Controls.I$3]* EXP(-(([.$B542]-[$Controls.I$2])^2/(0.6*[$Controls.I$4])))" office:value-type="float" office:value="0.00000895154788823574">
            <text:p>8.95154788823574E-006</text:p>
          </table:table-cell>
          <table:table-cell table:formula="of:=[$Controls.J$3]* EXP(-(([.$B542]-[$Controls.J$2])^2/(0.6*[$Controls.J$4])))" office:value-type="float" office:value="0.00000139687676951827">
            <text:p>1.39687676951827E-006</text:p>
          </table:table-cell>
          <table:table-cell table:formula="of:=[$Controls.K$3]* EXP(-(([.$B542]-[$Controls.K$2])^2/(0.6*[$Controls.K$4])))" office:value-type="float" office:value="0.000000130527773986236">
            <text:p>1.30527773986236E-007</text:p>
          </table:table-cell>
          <table:table-cell table:formula="of:=Noise" office:value-type="float" office:value="0.00000564">
            <text:p>5.64E-006</text:p>
          </table:table-cell>
          <table:table-cell table:formula="of:=SUM([.C542:.G542])" office:value-type="float" office:value="0.0000214069955227882">
            <text:p>0.000021407</text:p>
          </table:table-cell>
        </table:table-row>
        <table:table-row table:style-name="ro1">
          <table:table-cell table:formula="of:=[.A542]+7.5" office:value-type="float" office:value="11050">
            <text:p>11050</text:p>
          </table:table-cell>
          <table:table-cell table:formula="of:=[$Controls.$O$1]/[.A543]" office:value-type="float" office:value="1.12217194570136">
            <text:p>1.1221719457</text:p>
          </table:table-cell>
          <table:table-cell table:formula="of:=[$Controls.H$3]* EXP(-(([.$B543]-[$Controls.H$2])^2/(0.6*[$Controls.H$4])))" office:value-type="float" office:value="0.00000526176693062372">
            <text:p>5.26176693062372E-006</text:p>
          </table:table-cell>
          <table:table-cell table:formula="of:=[$Controls.I$3]* EXP(-(([.$B543]-[$Controls.I$2])^2/(0.6*[$Controls.I$4])))" office:value-type="float" office:value="0.00000888967787815814">
            <text:p>8.88967787815814E-006</text:p>
          </table:table-cell>
          <table:table-cell table:formula="of:=[$Controls.J$3]* EXP(-(([.$B543]-[$Controls.J$2])^2/(0.6*[$Controls.J$4])))" office:value-type="float" office:value="0.00000138181055789825">
            <text:p>1.38181055789825E-006</text:p>
          </table:table-cell>
          <table:table-cell table:formula="of:=[$Controls.K$3]* EXP(-(([.$B543]-[$Controls.K$2])^2/(0.6*[$Controls.K$4])))" office:value-type="float" office:value="0.000000128616258012429">
            <text:p>1.28616258012429E-007</text:p>
          </table:table-cell>
          <table:table-cell table:formula="of:=Noise" office:value-type="float" office:value="0.00000618">
            <text:p>6.18E-006</text:p>
          </table:table-cell>
          <table:table-cell table:formula="of:=SUM([.C543:.G543])" office:value-type="float" office:value="0.0000218418716246925">
            <text:p>2.18418716246925E-005</text:p>
          </table:table-cell>
        </table:table-row>
        <table:table-row table:style-name="ro1">
          <table:table-cell table:formula="of:=[.A543]+7.5" office:value-type="float" office:value="11057.5">
            <text:p>11057.5</text:p>
          </table:table-cell>
          <table:table-cell table:formula="of:=[$Controls.$O$1]/[.A544]" office:value-type="float" office:value="1.12141080714447">
            <text:p>1.1214108071</text:p>
          </table:table-cell>
          <table:table-cell table:formula="of:=[$Controls.H$3]* EXP(-(([.$B544]-[$Controls.H$2])^2/(0.6*[$Controls.H$4])))" office:value-type="float" office:value="0.00000523550106417692">
            <text:p>5.23550106417692E-006</text:p>
          </table:table-cell>
          <table:table-cell table:formula="of:=[$Controls.I$3]* EXP(-(([.$B544]-[$Controls.I$2])^2/(0.6*[$Controls.I$4])))" office:value-type="float" office:value="0.00000882805609565151">
            <text:p>8.82805609565151E-006</text:p>
          </table:table-cell>
          <table:table-cell table:formula="of:=[$Controls.J$3]* EXP(-(([.$B544]-[$Controls.J$2])^2/(0.6*[$Controls.J$4])))" office:value-type="float" office:value="0.00000136688631585704">
            <text:p>1.36688631585704E-006</text:p>
          </table:table-cell>
          <table:table-cell table:formula="of:=[$Controls.K$3]* EXP(-(([.$B544]-[$Controls.K$2])^2/(0.6*[$Controls.K$4])))" office:value-type="float" office:value="0.00000012673150385069">
            <text:p>1.2673150385069E-007</text:p>
          </table:table-cell>
          <table:table-cell table:formula="of:=Noise" office:value-type="float" office:value="0.00000597">
            <text:p>5.97E-006</text:p>
          </table:table-cell>
          <table:table-cell table:formula="of:=SUM([.C544:.G544])" office:value-type="float" office:value="0.0000215271749795362">
            <text:p>2.15271749795362E-005</text:p>
          </table:table-cell>
        </table:table-row>
        <table:table-row table:style-name="ro1">
          <table:table-cell table:formula="of:=[.A544]+7.5" office:value-type="float" office:value="11065">
            <text:p>11065</text:p>
          </table:table-cell>
          <table:table-cell table:formula="of:=[$Controls.$O$1]/[.A545]" office:value-type="float" office:value="1.12065070040669">
            <text:p>1.1206507004</text:p>
          </table:table-cell>
          <table:table-cell table:formula="of:=[$Controls.H$3]* EXP(-(([.$B545]-[$Controls.H$2])^2/(0.6*[$Controls.H$4])))" office:value-type="float" office:value="0.0000052092472020958">
            <text:p>5.2092472020958E-006</text:p>
          </table:table-cell>
          <table:table-cell table:formula="of:=[$Controls.I$3]* EXP(-(([.$B545]-[$Controls.I$2])^2/(0.6*[$Controls.I$4])))" office:value-type="float" office:value="0.00000876668420763448">
            <text:p>8.76668420763448E-006</text:p>
          </table:table-cell>
          <table:table-cell table:formula="of:=[$Controls.J$3]* EXP(-(([.$B545]-[$Controls.J$2])^2/(0.6*[$Controls.J$4])))" office:value-type="float" office:value="0.00000135210307889376">
            <text:p>1.35210307889376E-006</text:p>
          </table:table-cell>
          <table:table-cell table:formula="of:=[$Controls.K$3]* EXP(-(([.$B545]-[$Controls.K$2])^2/(0.6*[$Controls.K$4])))" office:value-type="float" office:value="0.000000124873165700636">
            <text:p>1.24873165700636E-007</text:p>
          </table:table-cell>
          <table:table-cell table:formula="of:=Noise" office:value-type="float" office:value="0.00000593">
            <text:p>5.93E-006</text:p>
          </table:table-cell>
          <table:table-cell table:formula="of:=SUM([.C545:.G545])" office:value-type="float" office:value="0.0000213829076543247">
            <text:p>2.13829076543247E-005</text:p>
          </table:table-cell>
        </table:table-row>
        <table:table-row table:style-name="ro1">
          <table:table-cell table:formula="of:=[.A545]+7.5" office:value-type="float" office:value="11072.5">
            <text:p>11072.5</text:p>
          </table:table-cell>
          <table:table-cell table:formula="of:=[$Controls.$O$1]/[.A546]" office:value-type="float" office:value="1.11989162339128">
            <text:p>1.1198916234</text:p>
          </table:table-cell>
          <table:table-cell table:formula="of:=[$Controls.H$3]* EXP(-(([.$B546]-[$Controls.H$2])^2/(0.6*[$Controls.H$4])))" office:value-type="float" office:value="0.00000518300703461998">
            <text:p>0.000005183</text:p>
          </table:table-cell>
          <table:table-cell table:formula="of:=[$Controls.I$3]* EXP(-(([.$B546]-[$Controls.I$2])^2/(0.6*[$Controls.I$4])))" office:value-type="float" office:value="0.00000870556383182228">
            <text:p>8.70556383182228E-006</text:p>
          </table:table-cell>
          <table:table-cell table:formula="of:=[$Controls.J$3]* EXP(-(([.$B546]-[$Controls.J$2])^2/(0.6*[$Controls.J$4])))" office:value-type="float" office:value="0.00000133745988207192">
            <text:p>1.33745988207192E-006</text:p>
          </table:table-cell>
          <table:table-cell table:formula="of:=[$Controls.K$3]* EXP(-(([.$B546]-[$Controls.K$2])^2/(0.6*[$Controls.K$4])))" office:value-type="float" office:value="0.000000123040901579169">
            <text:p>0.000000123</text:p>
          </table:table-cell>
          <table:table-cell table:formula="of:=Noise" office:value-type="float" office:value="0.00000428">
            <text:p>4.28E-006</text:p>
          </table:table-cell>
          <table:table-cell table:formula="of:=SUM([.C546:.G546])" office:value-type="float" office:value="0.0000196290716500933">
            <text:p>1.96290716500933E-005</text:p>
          </table:table-cell>
        </table:table-row>
        <table:table-row table:style-name="ro1">
          <table:table-cell table:formula="of:=[.A546]+7.5" office:value-type="float" office:value="11080">
            <text:p>11080</text:p>
          </table:table-cell>
          <table:table-cell table:formula="of:=[$Controls.$O$1]/[.A547]" office:value-type="float" office:value="1.11913357400722">
            <text:p>1.119133574</text:p>
          </table:table-cell>
          <table:table-cell table:formula="of:=[$Controls.H$3]* EXP(-(([.$B547]-[$Controls.H$2])^2/(0.6*[$Controls.H$4])))" office:value-type="float" office:value="0.00000515678223185408">
            <text:p>5.15678223185408E-006</text:p>
          </table:table-cell>
          <table:table-cell table:formula="of:=[$Controls.I$3]* EXP(-(([.$B547]-[$Controls.I$2])^2/(0.6*[$Controls.I$4])))" office:value-type="float" office:value="0.00000864469653721557">
            <text:p>8.64469653721557E-006</text:p>
          </table:table-cell>
          <table:table-cell table:formula="of:=[$Controls.J$3]* EXP(-(([.$B547]-[$Controls.J$2])^2/(0.6*[$Controls.J$4])))" office:value-type="float" office:value="0.00000132295576018383">
            <text:p>0.000001323</text:p>
          </table:table-cell>
          <table:table-cell table:formula="of:=[$Controls.K$3]* EXP(-(([.$B547]-[$Controls.K$2])^2/(0.6*[$Controls.K$4])))" office:value-type="float" office:value="0.000000121234373293029">
            <text:p>1.21234373293029E-007</text:p>
          </table:table-cell>
          <table:table-cell table:formula="of:=Noise" office:value-type="float" office:value="0.0000038">
            <text:p>3.80E-006</text:p>
          </table:table-cell>
          <table:table-cell table:formula="of:=SUM([.C547:.G547])" office:value-type="float" office:value="0.0000190456689025465">
            <text:p>1.90456689025465E-005</text:p>
          </table:table-cell>
        </table:table-row>
        <table:table-row table:style-name="ro1">
          <table:table-cell table:formula="of:=[.A547]+7.5" office:value-type="float" office:value="11087.5">
            <text:p>11087.5</text:p>
          </table:table-cell>
          <table:table-cell table:formula="of:=[$Controls.$O$1]/[.A548]" office:value-type="float" office:value="1.11837655016911">
            <text:p>1.1183765502</text:p>
          </table:table-cell>
          <table:table-cell table:formula="of:=[$Controls.H$3]* EXP(-(([.$B548]-[$Controls.H$2])^2/(0.6*[$Controls.H$4])))" office:value-type="float" office:value="0.00000513057444378511">
            <text:p>5.13057444378511E-006</text:p>
          </table:table-cell>
          <table:table-cell table:formula="of:=[$Controls.I$3]* EXP(-(([.$B548]-[$Controls.I$2])^2/(0.6*[$Controls.I$4])))" office:value-type="float" office:value="0.00000858408384459076">
            <text:p>8.58408384459076E-006</text:p>
          </table:table-cell>
          <table:table-cell table:formula="of:=[$Controls.J$3]* EXP(-(([.$B548]-[$Controls.J$2])^2/(0.6*[$Controls.J$4])))" office:value-type="float" office:value="0.00000130858974791174">
            <text:p>1.30858974791174E-006</text:p>
          </table:table-cell>
          <table:table-cell table:formula="of:=[$Controls.K$3]* EXP(-(([.$B548]-[$Controls.K$2])^2/(0.6*[$Controls.K$4])))" office:value-type="float" office:value="0.000000119453246411198">
            <text:p>1.19453246411198E-007</text:p>
          </table:table-cell>
          <table:table-cell table:formula="of:=Noise" office:value-type="float" office:value="0.00000382">
            <text:p>3.82E-006</text:p>
          </table:table-cell>
          <table:table-cell table:formula="of:=SUM([.C548:.G548])" office:value-type="float" office:value="0.0000189627012826988">
            <text:p>1.89627012826988E-005</text:p>
          </table:table-cell>
        </table:table-row>
        <table:table-row table:style-name="ro1">
          <table:table-cell table:formula="of:=[.A548]+7.5" office:value-type="float" office:value="11095">
            <text:p>11095</text:p>
          </table:table-cell>
          <table:table-cell table:formula="of:=[$Controls.$O$1]/[.A549]" office:value-type="float" office:value="1.11762054979721">
            <text:p>1.1176205498</text:p>
          </table:table-cell>
          <table:table-cell table:formula="of:=[$Controls.H$3]* EXP(-(([.$B549]-[$Controls.H$2])^2/(0.6*[$Controls.H$4])))" office:value-type="float" office:value="0.00000510438530030329">
            <text:p>5.10438530030329E-006</text:p>
          </table:table-cell>
          <table:table-cell table:formula="of:=[$Controls.I$3]* EXP(-(([.$B549]-[$Controls.I$2])^2/(0.6*[$Controls.I$4])))" office:value-type="float" office:value="0.00000852372722699115">
            <text:p>8.52372722699115E-006</text:p>
          </table:table-cell>
          <table:table-cell table:formula="of:=[$Controls.J$3]* EXP(-(([.$B549]-[$Controls.J$2])^2/(0.6*[$Controls.J$4])))" office:value-type="float" office:value="0.00000129436087998557">
            <text:p>1.29436087998557E-006</text:p>
          </table:table-cell>
          <table:table-cell table:formula="of:=[$Controls.K$3]* EXP(-(([.$B549]-[$Controls.K$2])^2/(0.6*[$Controls.K$4])))" office:value-type="float" office:value="0.000000117697190237147">
            <text:p>1.17697190237147E-007</text:p>
          </table:table-cell>
          <table:table-cell table:formula="of:=Noise" office:value-type="float" office:value="0.000005">
            <text:p>5.00E-006</text:p>
          </table:table-cell>
          <table:table-cell table:formula="of:=SUM([.C549:.G549])" office:value-type="float" office:value="0.0000200401705975172">
            <text:p>2.00401705975172E-005</text:p>
          </table:table-cell>
        </table:table-row>
        <table:table-row table:style-name="ro1">
          <table:table-cell table:formula="of:=[.A549]+7.5" office:value-type="float" office:value="11102.5">
            <text:p>11102.5</text:p>
          </table:table-cell>
          <table:table-cell table:formula="of:=[$Controls.$O$1]/[.A550]" office:value-type="float" office:value="1.11686557081738">
            <text:p>1.1168655708</text:p>
          </table:table-cell>
          <table:table-cell table:formula="of:=[$Controls.H$3]* EXP(-(([.$B550]-[$Controls.H$2])^2/(0.6*[$Controls.H$4])))" office:value-type="float" office:value="0.00000507821641122637">
            <text:p>5.07821641122637E-006</text:p>
          </table:table-cell>
          <table:table-cell table:formula="of:=[$Controls.I$3]* EXP(-(([.$B550]-[$Controls.I$2])^2/(0.6*[$Controls.I$4])))" office:value-type="float" office:value="0.00000846362811021938">
            <text:p>8.46362811021938E-006</text:p>
          </table:table-cell>
          <table:table-cell table:formula="of:=[$Controls.J$3]* EXP(-(([.$B550]-[$Controls.J$2])^2/(0.6*[$Controls.J$4])))" office:value-type="float" office:value="0.00000128026819133744">
            <text:p>1.28026819133744E-006</text:p>
          </table:table-cell>
          <table:table-cell table:formula="of:=[$Controls.K$3]* EXP(-(([.$B550]-[$Controls.K$2])^2/(0.6*[$Controls.K$4])))" office:value-type="float" office:value="0.000000115965877780951">
            <text:p>0.000000116</text:p>
          </table:table-cell>
          <table:table-cell table:formula="of:=Noise" office:value-type="float" office:value="0.00000515">
            <text:p>5.15E-006</text:p>
          </table:table-cell>
          <table:table-cell table:formula="of:=SUM([.C550:.G550])" office:value-type="float" office:value="0.0000200880785905641">
            <text:p>2.00880785905641E-005</text:p>
          </table:table-cell>
        </table:table-row>
        <table:table-row table:style-name="ro1">
          <table:table-cell table:formula="of:=[.A550]+7.5" office:value-type="float" office:value="11110">
            <text:p>11110</text:p>
          </table:table-cell>
          <table:table-cell table:formula="of:=[$Controls.$O$1]/[.A551]" office:value-type="float" office:value="1.11611161116112">
            <text:p>1.1161116112</text:p>
          </table:table-cell>
          <table:table-cell table:formula="of:=[$Controls.H$3]* EXP(-(([.$B551]-[$Controls.H$2])^2/(0.6*[$Controls.H$4])))" office:value-type="float" office:value="0.00000505206936632746">
            <text:p>5.05206936632746E-006</text:p>
          </table:table-cell>
          <table:table-cell table:formula="of:=[$Controls.I$3]* EXP(-(([.$B551]-[$Controls.I$2])^2/(0.6*[$Controls.I$4])))" office:value-type="float" office:value="0.0000084037878733305">
            <text:p>8.4037878733305E-006</text:p>
          </table:table-cell>
          <table:table-cell table:formula="of:=[$Controls.J$3]* EXP(-(([.$B551]-[$Controls.J$2])^2/(0.6*[$Controls.J$4])))" office:value-type="float" office:value="0.00000126631071725292">
            <text:p>1.26631071725292E-006</text:p>
          </table:table-cell>
          <table:table-cell table:formula="of:=[$Controls.K$3]* EXP(-(([.$B551]-[$Controls.K$2])^2/(0.6*[$Controls.K$4])))" office:value-type="float" office:value="0.000000114258985731264">
            <text:p>1.14258985731264E-007</text:p>
          </table:table-cell>
          <table:table-cell table:formula="of:=Noise" office:value-type="float" office:value="0.00000788">
            <text:p>7.88E-006</text:p>
          </table:table-cell>
          <table:table-cell table:formula="of:=SUM([.C551:.G551])" office:value-type="float" office:value="0.0000227164269426421">
            <text:p>2.27164269426421E-005</text:p>
          </table:table-cell>
        </table:table-row>
        <table:table-row table:style-name="ro1">
          <table:table-cell table:formula="of:=[.A551]+7.5" office:value-type="float" office:value="11117.5">
            <text:p>11117.5</text:p>
          </table:table-cell>
          <table:table-cell table:formula="of:=[$Controls.$O$1]/[.A552]" office:value-type="float" office:value="1.11535866876546">
            <text:p>1.1153586688</text:p>
          </table:table-cell>
          <table:table-cell table:formula="of:=[$Controls.H$3]* EXP(-(([.$B552]-[$Controls.H$2])^2/(0.6*[$Controls.H$4])))" office:value-type="float" office:value="0.00000502594573536607">
            <text:p>5.02594573536607E-006</text:p>
          </table:table-cell>
          <table:table-cell table:formula="of:=[$Controls.I$3]* EXP(-(([.$B552]-[$Controls.I$2])^2/(0.6*[$Controls.I$4])))" office:value-type="float" office:value="0.00000834420784912598">
            <text:p>8.34420784912598E-006</text:p>
          </table:table-cell>
          <table:table-cell table:formula="of:=[$Controls.J$3]* EXP(-(([.$B552]-[$Controls.J$2])^2/(0.6*[$Controls.J$4])))" office:value-type="float" office:value="0.0000012524874935191">
            <text:p>1.2524874935191E-006</text:p>
          </table:table-cell>
          <table:table-cell table:formula="of:=[$Controls.K$3]* EXP(-(([.$B552]-[$Controls.K$2])^2/(0.6*[$Controls.K$4])))" office:value-type="float" office:value="0.000000112576194427191">
            <text:p>1.12576194427191E-007</text:p>
          </table:table-cell>
          <table:table-cell table:formula="of:=Noise" office:value-type="float" office:value="0.00000501">
            <text:p>5.01E-006</text:p>
          </table:table-cell>
          <table:table-cell table:formula="of:=SUM([.C552:.G552])" office:value-type="float" office:value="0.0000197452172724383">
            <text:p>1.97452172724383E-005</text:p>
          </table:table-cell>
        </table:table-row>
        <table:table-row table:style-name="ro1">
          <table:table-cell table:formula="of:=[.A552]+7.5" office:value-type="float" office:value="11125">
            <text:p>11125</text:p>
          </table:table-cell>
          <table:table-cell table:formula="of:=[$Controls.$O$1]/[.A553]" office:value-type="float" office:value="1.11460674157303">
            <text:p>1.1146067416</text:p>
          </table:table-cell>
          <table:table-cell table:formula="of:=[$Controls.H$3]* EXP(-(([.$B553]-[$Controls.H$2])^2/(0.6*[$Controls.H$4])))" office:value-type="float" office:value="0.0000049998470681225">
            <text:p>4.9998470681225E-006</text:p>
          </table:table-cell>
          <table:table-cell table:formula="of:=[$Controls.I$3]* EXP(-(([.$B553]-[$Controls.I$2])^2/(0.6*[$Controls.I$4])))" office:value-type="float" office:value="0.00000828488932464799">
            <text:p>8.28488932464799E-006</text:p>
          </table:table-cell>
          <table:table-cell table:formula="of:=[$Controls.J$3]* EXP(-(([.$B553]-[$Controls.J$2])^2/(0.6*[$Controls.J$4])))" office:value-type="float" office:value="0.00000123879755656938">
            <text:p>1.23879755656938E-006</text:p>
          </table:table-cell>
          <table:table-cell table:formula="of:=[$Controls.K$3]* EXP(-(([.$B553]-[$Controls.K$2])^2/(0.6*[$Controls.K$4])))" office:value-type="float" office:value="0.000000110917187830046">
            <text:p>1.10917187830046E-007</text:p>
          </table:table-cell>
          <table:table-cell table:formula="of:=Noise" office:value-type="float" office:value="0.00000594">
            <text:p>5.94E-006</text:p>
          </table:table-cell>
          <table:table-cell table:formula="of:=SUM([.C553:.G553])" office:value-type="float" office:value="0.0000205744511371699">
            <text:p>2.05744511371699E-005</text:p>
          </table:table-cell>
        </table:table-row>
        <table:table-row table:style-name="ro1">
          <table:table-cell table:formula="of:=[.A553]+7.5" office:value-type="float" office:value="11132.5">
            <text:p>11132.5</text:p>
          </table:table-cell>
          <table:table-cell table:formula="of:=[$Controls.$O$1]/[.A554]" office:value-type="float" office:value="1.113855827532">
            <text:p>1.1138558275</text:p>
          </table:table-cell>
          <table:table-cell table:formula="of:=[$Controls.H$3]* EXP(-(([.$B554]-[$Controls.H$2])^2/(0.6*[$Controls.H$4])))" office:value-type="float" office:value="0.00000497377489443557">
            <text:p>4.97377489443557E-006</text:p>
          </table:table-cell>
          <table:table-cell table:formula="of:=[$Controls.I$3]* EXP(-(([.$B554]-[$Controls.I$2])^2/(0.6*[$Controls.I$4])))" office:value-type="float" office:value="0.00000822583354167459">
            <text:p>8.22583354167459E-006</text:p>
          </table:table-cell>
          <table:table-cell table:formula="of:=[$Controls.J$3]* EXP(-(([.$B554]-[$Controls.J$2])^2/(0.6*[$Controls.J$4])))" office:value-type="float" office:value="0.00000122523994362529">
            <text:p>1.22523994362529E-006</text:p>
          </table:table-cell>
          <table:table-cell table:formula="of:=[$Controls.K$3]* EXP(-(([.$B554]-[$Controls.K$2])^2/(0.6*[$Controls.K$4])))" office:value-type="float" office:value="0.000000109281653495015">
            <text:p>1.09281653495015E-007</text:p>
          </table:table-cell>
          <table:table-cell table:formula="of:=Noise" office:value-type="float" office:value="0.00000533">
            <text:p>5.33E-006</text:p>
          </table:table-cell>
          <table:table-cell table:formula="of:=SUM([.C554:.G554])" office:value-type="float" office:value="0.0000198641300332305">
            <text:p>1.98641300332305E-005</text:p>
          </table:table-cell>
        </table:table-row>
        <table:table-row table:style-name="ro1">
          <table:table-cell table:formula="of:=[.A554]+7.5" office:value-type="float" office:value="11140">
            <text:p>11140</text:p>
          </table:table-cell>
          <table:table-cell table:formula="of:=[$Controls.$O$1]/[.A555]" office:value-type="float" office:value="1.11310592459605">
            <text:p>1.1131059246</text:p>
          </table:table-cell>
          <table:table-cell table:formula="of:=[$Controls.H$3]* EXP(-(([.$B555]-[$Controls.H$2])^2/(0.6*[$Controls.H$4])))" office:value-type="float" office:value="0.00000494773072424322">
            <text:p>4.94773072424322E-006</text:p>
          </table:table-cell>
          <table:table-cell table:formula="of:=[$Controls.I$3]* EXP(-(([.$B555]-[$Controls.I$2])^2/(0.6*[$Controls.I$4])))" office:value-type="float" office:value="0.00000816704169721475">
            <text:p>0.000008167</text:p>
          </table:table-cell>
          <table:table-cell table:formula="of:=[$Controls.J$3]* EXP(-(([.$B555]-[$Controls.J$2])^2/(0.6*[$Controls.J$4])))" office:value-type="float" office:value="0.00000121181369283505">
            <text:p>1.21181369283505E-006</text:p>
          </table:table-cell>
          <table:table-cell table:formula="of:=[$Controls.K$3]* EXP(-(([.$B555]-[$Controls.K$2])^2/(0.6*[$Controls.K$4])))" office:value-type="float" office:value="0.000000107669282542734">
            <text:p>1.07669282542734E-007</text:p>
          </table:table-cell>
          <table:table-cell table:formula="of:=Noise" office:value-type="float" office:value="0.00000458">
            <text:p>4.58E-006</text:p>
          </table:table-cell>
          <table:table-cell table:formula="of:=SUM([.C555:.G555])" office:value-type="float" office:value="0.0000190142553968358">
            <text:p>1.90142553968358E-005</text:p>
          </table:table-cell>
        </table:table-row>
        <table:table-row table:style-name="ro1">
          <table:table-cell table:formula="of:=[.A555]+7.5" office:value-type="float" office:value="11147.5">
            <text:p>11147.5</text:p>
          </table:table-cell>
          <table:table-cell table:formula="of:=[$Controls.$O$1]/[.A556]" office:value-type="float" office:value="1.11235703072438">
            <text:p>1.1123570307</text:p>
          </table:table-cell>
          <table:table-cell table:formula="of:=[$Controls.H$3]* EXP(-(([.$B556]-[$Controls.H$2])^2/(0.6*[$Controls.H$4])))" office:value-type="float" office:value="0.00000492171604762658">
            <text:p>4.92171604762658E-006</text:p>
          </table:table-cell>
          <table:table-cell table:formula="of:=[$Controls.I$3]* EXP(-(([.$B556]-[$Controls.I$2])^2/(0.6*[$Controls.I$4])))" office:value-type="float" office:value="0.00000810851494400404">
            <text:p>8.10851494400404E-006</text:p>
          </table:table-cell>
          <table:table-cell table:formula="of:=[$Controls.J$3]* EXP(-(([.$B556]-[$Controls.J$2])^2/(0.6*[$Controls.J$4])))" office:value-type="float" office:value="0.00000119851784340917">
            <text:p>1.19851784340917E-006</text:p>
          </table:table-cell>
          <table:table-cell table:formula="of:=[$Controls.K$3]* EXP(-(([.$B556]-[$Controls.K$2])^2/(0.6*[$Controls.K$4])))" office:value-type="float" office:value="0.000000106079769630796">
            <text:p>1.06079769630796E-007</text:p>
          </table:table-cell>
          <table:table-cell table:formula="of:=Noise" office:value-type="float" office:value="0.00000302">
            <text:p>3.02E-006</text:p>
          </table:table-cell>
          <table:table-cell table:formula="of:=SUM([.C556:.G556])" office:value-type="float" office:value="0.0000173548286046706">
            <text:p>1.73548286046706E-005</text:p>
          </table:table-cell>
        </table:table-row>
        <table:table-row table:style-name="ro1">
          <table:table-cell table:formula="of:=[.A556]+7.5" office:value-type="float" office:value="11155">
            <text:p>11155</text:p>
          </table:table-cell>
          <table:table-cell table:formula="of:=[$Controls.$O$1]/[.A557]" office:value-type="float" office:value="1.11160914388167">
            <text:p>1.1116091439</text:p>
          </table:table-cell>
          <table:table-cell table:formula="of:=[$Controls.H$3]* EXP(-(([.$B557]-[$Controls.H$2])^2/(0.6*[$Controls.H$4])))" office:value-type="float" office:value="0.0000048957323348567">
            <text:p>4.8957323348567E-006</text:p>
          </table:table-cell>
          <table:table-cell table:formula="of:=[$Controls.I$3]* EXP(-(([.$B557]-[$Controls.I$2])^2/(0.6*[$Controls.I$4])))" office:value-type="float" office:value="0.00000805025439100004">
            <text:p>8.05025439100004E-006</text:p>
          </table:table-cell>
          <table:table-cell table:formula="of:=[$Controls.J$3]* EXP(-(([.$B557]-[$Controls.J$2])^2/(0.6*[$Controls.J$4])))" office:value-type="float" office:value="0.00000118535143575289">
            <text:p>1.18535143575289E-006</text:p>
          </table:table-cell>
          <table:table-cell table:formula="of:=[$Controls.K$3]* EXP(-(([.$B557]-[$Controls.K$2])^2/(0.6*[$Controls.K$4])))" office:value-type="float" office:value="0.00000010451281292518">
            <text:p>1.0451281292518E-007</text:p>
          </table:table-cell>
          <table:table-cell table:formula="of:=Noise" office:value-type="float" office:value="0.00000728">
            <text:p>7.28E-006</text:p>
          </table:table-cell>
          <table:table-cell table:formula="of:=SUM([.C557:.G557])" office:value-type="float" office:value="0.0000215158509745348">
            <text:p>2.15158509745348E-005</text:p>
          </table:table-cell>
        </table:table-row>
        <table:table-row table:style-name="ro1">
          <table:table-cell table:formula="of:=[.A557]+7.5" office:value-type="float" office:value="11162.5">
            <text:p>11162.5</text:p>
          </table:table-cell>
          <table:table-cell table:formula="of:=[$Controls.$O$1]/[.A558]" office:value-type="float" office:value="1.11086226203807">
            <text:p>1.110862262</text:p>
          </table:table-cell>
          <table:table-cell table:formula="of:=[$Controls.H$3]* EXP(-(([.$B558]-[$Controls.H$2])^2/(0.6*[$Controls.H$4])))" office:value-type="float" office:value="0.00000486978103644459">
            <text:p>4.86978103644459E-006</text:p>
          </table:table-cell>
          <table:table-cell table:formula="of:=[$Controls.I$3]* EXP(-(([.$B558]-[$Controls.I$2])^2/(0.6*[$Controls.I$4])))" office:value-type="float" office:value="0.00000799226110387801">
            <text:p>7.99226110387801E-006</text:p>
          </table:table-cell>
          <table:table-cell table:formula="of:=[$Controls.J$3]* EXP(-(([.$B558]-[$Controls.J$2])^2/(0.6*[$Controls.J$4])))" office:value-type="float" office:value="0.0000011723135115958">
            <text:p>1.1723135115958E-006</text:p>
          </table:table-cell>
          <table:table-cell table:formula="of:=[$Controls.K$3]* EXP(-(([.$B558]-[$Controls.K$2])^2/(0.6*[$Controls.K$4])))" office:value-type="float" office:value="0.000000102968114071638">
            <text:p>0.000000103</text:p>
          </table:table-cell>
          <table:table-cell table:formula="of:=Noise" office:value-type="float" office:value="0.00000411">
            <text:p>4.11E-006</text:p>
          </table:table-cell>
          <table:table-cell table:formula="of:=SUM([.C558:.G558])" office:value-type="float" office:value="0.00001824732376599">
            <text:p>1.824732376599E-005</text:p>
          </table:table-cell>
        </table:table-row>
        <table:table-row table:style-name="ro1">
          <table:table-cell table:formula="of:=[.A558]+7.5" office:value-type="float" office:value="11170">
            <text:p>11170</text:p>
          </table:table-cell>
          <table:table-cell table:formula="of:=[$Controls.$O$1]/[.A559]" office:value-type="float" office:value="1.1101163831692">
            <text:p>1.1101163832</text:p>
          </table:table-cell>
          <table:table-cell table:formula="of:=[$Controls.H$3]* EXP(-(([.$B559]-[$Controls.H$2])^2/(0.6*[$Controls.H$4])))" office:value-type="float" office:value="0.00000484386358319389">
            <text:p>4.84386358319389E-006</text:p>
          </table:table-cell>
          <table:table-cell table:formula="of:=[$Controls.I$3]* EXP(-(([.$B559]-[$Controls.I$2])^2/(0.6*[$Controls.I$4])))" office:value-type="float" office:value="0.00000793453610552618">
            <text:p>7.93453610552618E-006</text:p>
          </table:table-cell>
          <table:table-cell table:formula="of:=[$Controls.J$3]* EXP(-(([.$B559]-[$Controls.J$2])^2/(0.6*[$Controls.J$4])))" office:value-type="float" office:value="0.00000115940311411831">
            <text:p>1.15940311411831E-006</text:p>
          </table:table-cell>
          <table:table-cell table:formula="of:=[$Controls.K$3]* EXP(-(([.$B559]-[$Controls.K$2])^2/(0.6*[$Controls.K$4])))" office:value-type="float" office:value="0.000000101445378167023">
            <text:p>1.01445378167023E-007</text:p>
          </table:table-cell>
          <table:table-cell table:formula="of:=Noise" office:value-type="float" office:value="0.00000666">
            <text:p>6.66E-006</text:p>
          </table:table-cell>
          <table:table-cell table:formula="of:=SUM([.C559:.G559])" office:value-type="float" office:value="0.0000206992481810054">
            <text:p>2.06992481810054E-005</text:p>
          </table:table-cell>
        </table:table-row>
        <table:table-row table:style-name="ro1">
          <table:table-cell table:formula="of:=[.A559]+7.5" office:value-type="float" office:value="11177.5">
            <text:p>11177.5</text:p>
          </table:table-cell>
          <table:table-cell table:formula="of:=[$Controls.$O$1]/[.A560]" office:value-type="float" office:value="1.10937150525609">
            <text:p>1.1093715053</text:p>
          </table:table-cell>
          <table:table-cell table:formula="of:=[$Controls.H$3]* EXP(-(([.$B560]-[$Controls.H$2])^2/(0.6*[$Controls.H$4])))" office:value-type="float" office:value="0.00000481798138625661">
            <text:p>0.000004818</text:p>
          </table:table-cell>
          <table:table-cell table:formula="of:=[$Controls.I$3]* EXP(-(([.$B560]-[$Controls.I$2])^2/(0.6*[$Controls.I$4])))" office:value-type="float" office:value="0.00000787708037654093">
            <text:p>7.87708037654093E-006</text:p>
          </table:table-cell>
          <table:table-cell table:formula="of:=[$Controls.J$3]* EXP(-(([.$B560]-[$Controls.J$2])^2/(0.6*[$Controls.J$4])))" office:value-type="float" office:value="0.00000114661928807533">
            <text:p>1.14661928807533E-006</text:p>
          </table:table-cell>
          <table:table-cell table:formula="of:=[$Controls.K$3]* EXP(-(([.$B560]-[$Controls.K$2])^2/(0.6*[$Controls.K$4])))" office:value-type="float" office:value="0.0000000999443137305835">
            <text:p>9.99443137305835E-008</text:p>
          </table:table-cell>
          <table:table-cell table:formula="of:=Noise" office:value-type="float" office:value="0.00000688">
            <text:p>6.88E-006</text:p>
          </table:table-cell>
          <table:table-cell table:formula="of:=SUM([.C560:.G560])" office:value-type="float" office:value="0.0000208216253646035">
            <text:p>2.08216253646035E-005</text:p>
          </table:table-cell>
        </table:table-row>
        <table:table-row table:style-name="ro1">
          <table:table-cell table:formula="of:=[.A560]+7.5" office:value-type="float" office:value="11185">
            <text:p>11185</text:p>
          </table:table-cell>
          <table:table-cell table:formula="of:=[$Controls.$O$1]/[.A561]" office:value-type="float" office:value="1.1086276262852">
            <text:p>1.1086276263</text:p>
          </table:table-cell>
          <table:table-cell table:formula="of:=[$Controls.H$3]* EXP(-(([.$B561]-[$Controls.H$2])^2/(0.6*[$Controls.H$4])))" office:value-type="float" office:value="0.00000479213583719144">
            <text:p>4.79213583719144E-006</text:p>
          </table:table-cell>
          <table:table-cell table:formula="of:=[$Controls.I$3]* EXP(-(([.$B561]-[$Controls.I$2])^2/(0.6*[$Controls.I$4])))" office:value-type="float" office:value="0.00000781989485572153">
            <text:p>7.81989485572153E-006</text:p>
          </table:table-cell>
          <table:table-cell table:formula="of:=[$Controls.J$3]* EXP(-(([.$B561]-[$Controls.J$2])^2/(0.6*[$Controls.J$4])))" office:value-type="float" office:value="0.00000113396107991698">
            <text:p>0.000001134</text:p>
          </table:table-cell>
          <table:table-cell table:formula="of:=[$Controls.K$3]* EXP(-(([.$B561]-[$Controls.K$2])^2/(0.6*[$Controls.K$4])))" office:value-type="float" office:value="0.0000000984646326752271">
            <text:p>9.84646326752271E-008</text:p>
          </table:table-cell>
          <table:table-cell table:formula="of:=Noise" office:value-type="float" office:value="0.00000406">
            <text:p>4.06E-006</text:p>
          </table:table-cell>
          <table:table-cell table:formula="of:=SUM([.C561:.G561])" office:value-type="float" office:value="0.0000179044564055052">
            <text:p>1.79044564055052E-005</text:p>
          </table:table-cell>
        </table:table-row>
        <table:table-row table:style-name="ro1">
          <table:table-cell table:formula="of:=[.A561]+7.5" office:value-type="float" office:value="11192.5">
            <text:p>11192.5</text:p>
          </table:table-cell>
          <table:table-cell table:formula="of:=[$Controls.$O$1]/[.A562]" office:value-type="float" office:value="1.10788474424838">
            <text:p>1.1078847442</text:p>
          </table:table-cell>
          <table:table-cell table:formula="of:=[$Controls.H$3]* EXP(-(([.$B562]-[$Controls.H$2])^2/(0.6*[$Controls.H$4])))" office:value-type="float" office:value="0.00000476632830802503">
            <text:p>4.76632830802503E-006</text:p>
          </table:table-cell>
          <table:table-cell table:formula="of:=[$Controls.I$3]* EXP(-(([.$B562]-[$Controls.I$2])^2/(0.6*[$Controls.I$4])))" office:value-type="float" office:value="0.00000776298044056438">
            <text:p>0.000007763</text:p>
          </table:table-cell>
          <table:table-cell table:formula="of:=[$Controls.J$3]* EXP(-(([.$B562]-[$Controls.J$2])^2/(0.6*[$Controls.J$4])))" office:value-type="float" office:value="0.00000112142753790646">
            <text:p>1.12142753790646E-006</text:p>
          </table:table-cell>
          <table:table-cell table:formula="of:=[$Controls.K$3]* EXP(-(([.$B562]-[$Controls.K$2])^2/(0.6*[$Controls.K$4])))" office:value-type="float" office:value="0.0000000970060502787595">
            <text:p>0.000000097</text:p>
          </table:table-cell>
          <table:table-cell table:formula="of:=Noise" office:value-type="float" office:value="0.00000245">
            <text:p>2.45E-006</text:p>
          </table:table-cell>
          <table:table-cell table:formula="of:=SUM([.C562:.G562])" office:value-type="float" office:value="0.0000161977423367746">
            <text:p>1.61977423367746E-005</text:p>
          </table:table-cell>
        </table:table-row>
        <table:table-row table:style-name="ro1">
          <table:table-cell table:formula="of:=[.A562]+7.5" office:value-type="float" office:value="11200">
            <text:p>11200</text:p>
          </table:table-cell>
          <table:table-cell table:formula="of:=[$Controls.$O$1]/[.A563]" office:value-type="float" office:value="1.10714285714286">
            <text:p>1.1071428571</text:p>
          </table:table-cell>
          <table:table-cell table:formula="of:=[$Controls.H$3]* EXP(-(([.$B563]-[$Controls.H$2])^2/(0.6*[$Controls.H$4])))" office:value-type="float" office:value="0.0000047405601513157">
            <text:p>4.7405601513157E-006</text:p>
          </table:table-cell>
          <table:table-cell table:formula="of:=[$Controls.I$3]* EXP(-(([.$B563]-[$Controls.I$2])^2/(0.6*[$Controls.I$4])))" office:value-type="float" office:value="0.00000770633798775677">
            <text:p>7.70633798775677E-006</text:p>
          </table:table-cell>
          <table:table-cell table:formula="of:=[$Controls.J$3]* EXP(-(([.$B563]-[$Controls.J$2])^2/(0.6*[$Controls.J$4])))" office:value-type="float" office:value="0.00000110901771223517">
            <text:p>0.000001109</text:p>
          </table:table-cell>
          <table:table-cell table:formula="of:=[$Controls.K$3]* EXP(-(([.$B563]-[$Controls.K$2])^2/(0.6*[$Controls.K$4])))" office:value-type="float" office:value="0.0000000955682851551155">
            <text:p>9.55682851551155E-008</text:p>
          </table:table-cell>
          <table:table-cell table:formula="of:=Noise" office:value-type="float" office:value="0.000035">
            <text:p>3.50E-005</text:p>
          </table:table-cell>
          <table:table-cell table:formula="of:=SUM([.C563:.G563])" office:value-type="float" office:value="0.0000486514841364628">
            <text:p>4.86514841364628E-005</text:p>
          </table:table-cell>
        </table:table-row>
        <table:table-row table:style-name="ro1">
          <table:table-cell table:formula="of:=[.A563]+7.5" office:value-type="float" office:value="11207.5">
            <text:p>11207.5</text:p>
          </table:table-cell>
          <table:table-cell table:formula="of:=[$Controls.$O$1]/[.A564]" office:value-type="float" office:value="1.10640196297122">
            <text:p>1.106401963</text:p>
          </table:table-cell>
          <table:table-cell table:formula="of:=[$Controls.H$3]* EXP(-(([.$B564]-[$Controls.H$2])^2/(0.6*[$Controls.H$4])))" office:value-type="float" office:value="0.00000471483270021994">
            <text:p>4.71483270021994E-006</text:p>
          </table:table-cell>
          <table:table-cell table:formula="of:=[$Controls.I$3]* EXP(-(([.$B564]-[$Controls.I$2])^2/(0.6*[$Controls.I$4])))" office:value-type="float" office:value="0.00000764996831366976">
            <text:p>0.00000765</text:p>
          </table:table-cell>
          <table:table-cell table:formula="of:=[$Controls.J$3]* EXP(-(([.$B564]-[$Controls.J$2])^2/(0.6*[$Controls.J$4])))" office:value-type="float" office:value="0.00000109673065513489">
            <text:p>1.09673065513489E-006</text:p>
          </table:table-cell>
          <table:table-cell table:formula="of:=[$Controls.K$3]* EXP(-(([.$B564]-[$Controls.K$2])^2/(0.6*[$Controls.K$4])))" office:value-type="float" office:value="0.0000000941510592255776">
            <text:p>9.41510592255776E-008</text:p>
          </table:table-cell>
          <table:table-cell table:formula="of:=Noise" office:value-type="float" office:value="0.00000436">
            <text:p>4.36E-006</text:p>
          </table:table-cell>
          <table:table-cell table:formula="of:=SUM([.C564:.G564])" office:value-type="float" office:value="0.0000179156827282502">
            <text:p>1.79156827282502E-005</text:p>
          </table:table-cell>
        </table:table-row>
        <table:table-row table:style-name="ro1">
          <table:table-cell table:formula="of:=[.A564]+7.5" office:value-type="float" office:value="11215">
            <text:p>11215</text:p>
          </table:table-cell>
          <table:table-cell table:formula="of:=[$Controls.$O$1]/[.A565]" office:value-type="float" office:value="1.10566205974142">
            <text:p>1.1056620597</text:p>
          </table:table-cell>
          <table:table-cell table:formula="of:=[$Controls.H$3]* EXP(-(([.$B565]-[$Controls.H$2])^2/(0.6*[$Controls.H$4])))" office:value-type="float" office:value="0.00000468914726856131">
            <text:p>4.68914726856131E-006</text:p>
          </table:table-cell>
          <table:table-cell table:formula="of:=[$Controls.I$3]* EXP(-(([.$B565]-[$Controls.I$2])^2/(0.6*[$Controls.I$4])))" office:value-type="float" office:value="0.00000759387219485042">
            <text:p>7.59387219485042E-006</text:p>
          </table:table-cell>
          <table:table-cell table:formula="of:=[$Controls.J$3]* EXP(-(([.$B565]-[$Controls.J$2])^2/(0.6*[$Controls.J$4])))" office:value-type="float" office:value="0.00000108456542098738">
            <text:p>1.08456542098738E-006</text:p>
          </table:table-cell>
          <table:table-cell table:formula="of:=[$Controls.K$3]* EXP(-(([.$B565]-[$Controls.K$2])^2/(0.6*[$Controls.K$4])))" office:value-type="float" office:value="0.0000000927540976900014">
            <text:p>9.27540976900014E-008</text:p>
          </table:table-cell>
          <table:table-cell table:formula="of:=Noise" office:value-type="float" office:value="0.00000402">
            <text:p>4.02E-006</text:p>
          </table:table-cell>
          <table:table-cell table:formula="of:=SUM([.C565:.G565])" office:value-type="float" office:value="0.0000174803389820891">
            <text:p>1.74803389820891E-005</text:p>
          </table:table-cell>
        </table:table-row>
        <table:table-row table:style-name="ro1">
          <table:table-cell table:formula="of:=[.A565]+7.5" office:value-type="float" office:value="11222.5">
            <text:p>11222.5</text:p>
          </table:table-cell>
          <table:table-cell table:formula="of:=[$Controls.$O$1]/[.A566]" office:value-type="float" office:value="1.1049231454667">
            <text:p>1.1049231455</text:p>
          </table:table-cell>
          <table:table-cell table:formula="of:=[$Controls.H$3]* EXP(-(([.$B566]-[$Controls.H$2])^2/(0.6*[$Controls.H$4])))" office:value-type="float" office:value="0.00000466350515090195">
            <text:p>4.66350515090195E-006</text:p>
          </table:table-cell>
          <table:table-cell table:formula="of:=[$Controls.I$3]* EXP(-(([.$B566]-[$Controls.I$2])^2/(0.6*[$Controls.I$4])))" office:value-type="float" office:value="0.00000753805036851316">
            <text:p>7.53805036851316E-006</text:p>
          </table:table-cell>
          <table:table-cell table:formula="of:=[$Controls.J$3]* EXP(-(([.$B566]-[$Controls.J$2])^2/(0.6*[$Controls.J$4])))" office:value-type="float" office:value="0.00000107252106643114">
            <text:p>1.07252106643114E-006</text:p>
          </table:table-cell>
          <table:table-cell table:formula="of:=[$Controls.K$3]* EXP(-(([.$B566]-[$Controls.K$2])^2/(0.6*[$Controls.K$4])))" office:value-type="float" office:value="0.0000000913771289980498">
            <text:p>9.13771289980498E-008</text:p>
          </table:table-cell>
          <table:table-cell table:formula="of:=Noise" office:value-type="float" office:value="0.00000563">
            <text:p>5.63E-006</text:p>
          </table:table-cell>
          <table:table-cell table:formula="of:=SUM([.C566:.G566])" office:value-type="float" office:value="0.0000189954537148443">
            <text:p>1.89954537148443E-005</text:p>
          </table:table-cell>
        </table:table-row>
        <table:table-row table:style-name="ro1">
          <table:table-cell table:formula="of:=[.A566]+7.5" office:value-type="float" office:value="11230">
            <text:p>11230</text:p>
          </table:table-cell>
          <table:table-cell table:formula="of:=[$Controls.$O$1]/[.A567]" office:value-type="float" office:value="1.10418521816563">
            <text:p>1.1041852182</text:p>
          </table:table-cell>
          <table:table-cell table:formula="of:=[$Controls.H$3]* EXP(-(([.$B567]-[$Controls.H$2])^2/(0.6*[$Controls.H$4])))" office:value-type="float" office:value="0.00000463790762261641">
            <text:p>4.63790762261641E-006</text:p>
          </table:table-cell>
          <table:table-cell table:formula="of:=[$Controls.I$3]* EXP(-(([.$B567]-[$Controls.I$2])^2/(0.6*[$Controls.I$4])))" office:value-type="float" office:value="0.00000748250353302991">
            <text:p>7.48250353302991E-006</text:p>
          </table:table-cell>
          <table:table-cell table:formula="of:=[$Controls.J$3]* EXP(-(([.$B567]-[$Controls.J$2])^2/(0.6*[$Controls.J$4])))" office:value-type="float" office:value="0.00000106059665046557">
            <text:p>1.06059665046557E-006</text:p>
          </table:table-cell>
          <table:table-cell table:formula="of:=[$Controls.K$3]* EXP(-(([.$B567]-[$Controls.K$2])^2/(0.6*[$Controls.K$4])))" office:value-type="float" office:value="0.0000000900198848204414">
            <text:p>0.00000009</text:p>
          </table:table-cell>
          <table:table-cell table:formula="of:=Noise" office:value-type="float" office:value="0.00000436">
            <text:p>4.36E-006</text:p>
          </table:table-cell>
          <table:table-cell table:formula="of:=SUM([.C567:.G567])" office:value-type="float" office:value="0.0000176310276909323">
            <text:p>0.000017631</text:p>
          </table:table-cell>
        </table:table-row>
        <table:table-row table:style-name="ro1">
          <table:table-cell table:formula="of:=[.A567]+7.5" office:value-type="float" office:value="11237.5">
            <text:p>11237.5</text:p>
          </table:table-cell>
          <table:table-cell table:formula="of:=[$Controls.$O$1]/[.A568]" office:value-type="float" office:value="1.10344827586207">
            <text:p>1.1034482759</text:p>
          </table:table-cell>
          <table:table-cell table:formula="of:=[$Controls.H$3]* EXP(-(([.$B568]-[$Controls.H$2])^2/(0.6*[$Controls.H$4])))" office:value-type="float" office:value="0.00000461235593996794">
            <text:p>4.61235593996794E-006</text:p>
          </table:table-cell>
          <table:table-cell table:formula="of:=[$Controls.I$3]* EXP(-(([.$B568]-[$Controls.I$2])^2/(0.6*[$Controls.I$4])))" office:value-type="float" office:value="0.00000742723234841944">
            <text:p>7.42723234841944E-006</text:p>
          </table:table-cell>
          <table:table-cell table:formula="of:=[$Controls.J$3]* EXP(-(([.$B568]-[$Controls.J$2])^2/(0.6*[$Controls.J$4])))" office:value-type="float" office:value="0.00000104879123455244">
            <text:p>1.04879123455244E-006</text:p>
          </table:table-cell>
          <table:table-cell table:formula="of:=[$Controls.K$3]* EXP(-(([.$B568]-[$Controls.K$2])^2/(0.6*[$Controls.K$4])))" office:value-type="float" office:value="0.0000000886821000202253">
            <text:p>8.86821000202253E-008</text:p>
          </table:table-cell>
          <table:table-cell table:formula="of:=Noise" office:value-type="float" office:value="0.00000378">
            <text:p>3.78E-006</text:p>
          </table:table-cell>
          <table:table-cell table:formula="of:=SUM([.C568:.G568])" office:value-type="float" office:value="0.0000169570616229601">
            <text:p>1.69570616229601E-005</text:p>
          </table:table-cell>
        </table:table-row>
        <table:table-row table:style-name="ro1">
          <table:table-cell table:formula="of:=[.A568]+7.5" office:value-type="float" office:value="11245">
            <text:p>11245</text:p>
          </table:table-cell>
          <table:table-cell table:formula="of:=[$Controls.$O$1]/[.A569]" office:value-type="float" office:value="1.10271231658515">
            <text:p>1.1027123166</text:p>
          </table:table-cell>
          <table:table-cell table:formula="of:=[$Controls.H$3]* EXP(-(([.$B569]-[$Controls.H$2])^2/(0.6*[$Controls.H$4])))" office:value-type="float" office:value="0.00000458685134018703">
            <text:p>4.58685134018703E-006</text:p>
          </table:table-cell>
          <table:table-cell table:formula="of:=[$Controls.I$3]* EXP(-(([.$B569]-[$Controls.I$2])^2/(0.6*[$Controls.I$4])))" office:value-type="float" office:value="0.0000073722374368353">
            <text:p>7.3722374368353E-006</text:p>
          </table:table-cell>
          <table:table-cell table:formula="of:=[$Controls.J$3]* EXP(-(([.$B569]-[$Controls.J$2])^2/(0.6*[$Controls.J$4])))" office:value-type="float" office:value="0.00000103710388271476">
            <text:p>1.03710388271476E-006</text:p>
          </table:table-cell>
          <table:table-cell table:formula="of:=[$Controls.K$3]* EXP(-(([.$B569]-[$Controls.K$2])^2/(0.6*[$Controls.K$4])))" office:value-type="float" office:value="0.0000000873635126240857">
            <text:p>8.73635126240857E-008</text:p>
          </table:table-cell>
          <table:table-cell table:formula="of:=Noise" office:value-type="float" office:value="0.00000785">
            <text:p>7.85E-006</text:p>
          </table:table-cell>
          <table:table-cell table:formula="of:=SUM([.C569:.G569])" office:value-type="float" office:value="0.0000209335561723612">
            <text:p>2.09335561723612E-005</text:p>
          </table:table-cell>
        </table:table-row>
        <table:table-row table:style-name="ro1">
          <table:table-cell table:formula="of:=[.A569]+7.5" office:value-type="float" office:value="11252.5">
            <text:p>11252.5</text:p>
          </table:table-cell>
          <table:table-cell table:formula="of:=[$Controls.$O$1]/[.A570]" office:value-type="float" office:value="1.10197733836925">
            <text:p>1.1019773384</text:p>
          </table:table-cell>
          <table:table-cell table:formula="of:=[$Controls.H$3]* EXP(-(([.$B570]-[$Controls.H$2])^2/(0.6*[$Controls.H$4])))" office:value-type="float" office:value="0.00000456139504155223">
            <text:p>4.56139504155223E-006</text:p>
          </table:table-cell>
          <table:table-cell table:formula="of:=[$Controls.I$3]* EXP(-(([.$B570]-[$Controls.I$2])^2/(0.6*[$Controls.I$4])))" office:value-type="float" office:value="0.0000073175193830526">
            <text:p>7.3175193830526E-006</text:p>
          </table:table-cell>
          <table:table-cell table:formula="of:=[$Controls.J$3]* EXP(-(([.$B570]-[$Controls.J$2])^2/(0.6*[$Controls.J$4])))" office:value-type="float" office:value="0.0000010255336616331">
            <text:p>1.0255336616331E-006</text:p>
          </table:table-cell>
          <table:table-cell table:formula="of:=[$Controls.K$3]* EXP(-(([.$B570]-[$Controls.K$2])^2/(0.6*[$Controls.K$4])))" office:value-type="float" office:value="0.0000000860638637936837">
            <text:p>8.60638637936837E-008</text:p>
          </table:table-cell>
          <table:table-cell table:formula="of:=Noise" office:value-type="float" office:value="0.00000248">
            <text:p>2.48E-006</text:p>
          </table:table-cell>
          <table:table-cell table:formula="of:=SUM([.C570:.G570])" office:value-type="float" office:value="0.0000154705119500316">
            <text:p>1.54705119500316E-005</text:p>
          </table:table-cell>
        </table:table-row>
        <table:table-row table:style-name="ro1">
          <table:table-cell table:formula="of:=[.A570]+7.5" office:value-type="float" office:value="11260">
            <text:p>11260</text:p>
          </table:table-cell>
          <table:table-cell table:formula="of:=[$Controls.$O$1]/[.A571]" office:value-type="float" office:value="1.101243339254">
            <text:p>1.1012433393</text:p>
          </table:table-cell>
          <table:table-cell table:formula="of:=[$Controls.H$3]* EXP(-(([.$B571]-[$Controls.H$2])^2/(0.6*[$Controls.H$4])))" office:value-type="float" office:value="0.00000453598824347313">
            <text:p>0.000004536</text:p>
          </table:table-cell>
          <table:table-cell table:formula="of:=[$Controls.I$3]* EXP(-(([.$B571]-[$Controls.I$2])^2/(0.6*[$Controls.I$4])))" office:value-type="float" office:value="0.00000726307873495339">
            <text:p>7.26307873495339E-006</text:p>
          </table:table-cell>
          <table:table-cell table:formula="of:=[$Controls.J$3]* EXP(-(([.$B571]-[$Controls.J$2])^2/(0.6*[$Controls.J$4])))" office:value-type="float" office:value="0.00000101407964073931">
            <text:p>1.01407964073931E-006</text:p>
          </table:table-cell>
          <table:table-cell table:formula="of:=[$Controls.K$3]* EXP(-(([.$B571]-[$Controls.K$2])^2/(0.6*[$Controls.K$4])))" office:value-type="float" office:value="0.0000000847828977970425">
            <text:p>8.47828977970425E-008</text:p>
          </table:table-cell>
          <table:table-cell table:formula="of:=Noise" office:value-type="float" office:value="0.000005">
            <text:p>5.00E-006</text:p>
          </table:table-cell>
          <table:table-cell table:formula="of:=SUM([.C571:.G571])" office:value-type="float" office:value="0.0000178979295169629">
            <text:p>1.78979295169629E-005</text:p>
          </table:table-cell>
        </table:table-row>
        <table:table-row table:style-name="ro1">
          <table:table-cell table:formula="of:=[.A571]+7.5" office:value-type="float" office:value="11267.5">
            <text:p>11267.5</text:p>
          </table:table-cell>
          <table:table-cell table:formula="of:=[$Controls.$O$1]/[.A572]" office:value-type="float" office:value="1.10051031728422">
            <text:p>1.1005103173</text:p>
          </table:table-cell>
          <table:table-cell table:formula="of:=[$Controls.H$3]* EXP(-(([.$B572]-[$Controls.H$2])^2/(0.6*[$Controls.H$4])))" office:value-type="float" office:value="0.00000451063212657555">
            <text:p>4.51063212657555E-006</text:p>
          </table:table-cell>
          <table:table-cell table:formula="of:=[$Controls.I$3]* EXP(-(([.$B572]-[$Controls.I$2])^2/(0.6*[$Controls.I$4])))" office:value-type="float" office:value="0.00000720891600401061">
            <text:p>7.20891600401061E-006</text:p>
          </table:table-cell>
          <table:table-cell table:formula="of:=[$Controls.J$3]* EXP(-(([.$B572]-[$Controls.J$2])^2/(0.6*[$Controls.J$4])))" office:value-type="float" office:value="0.00000100274089230786">
            <text:p>1.00274089230786E-006</text:p>
          </table:table-cell>
          <table:table-cell table:formula="of:=[$Controls.K$3]* EXP(-(([.$B572]-[$Controls.K$2])^2/(0.6*[$Controls.K$4])))" office:value-type="float" office:value="0.0000000835203619799841">
            <text:p>8.35203619799841E-008</text:p>
          </table:table-cell>
          <table:table-cell table:formula="of:=Noise" office:value-type="float" office:value="0.00000532">
            <text:p>5.32E-006</text:p>
          </table:table-cell>
          <table:table-cell table:formula="of:=SUM([.C572:.G572])" office:value-type="float" office:value="0.000018125809384874">
            <text:p>1.8125809384874E-005</text:p>
          </table:table-cell>
        </table:table-row>
        <table:table-row table:style-name="ro1">
          <table:table-cell table:formula="of:=[.A572]+7.5" office:value-type="float" office:value="11275">
            <text:p>11275</text:p>
          </table:table-cell>
          <table:table-cell table:formula="of:=[$Controls.$O$1]/[.A573]" office:value-type="float" office:value="1.09977827050998">
            <text:p>1.0997782705</text:p>
          </table:table-cell>
          <table:table-cell table:formula="of:=[$Controls.H$3]* EXP(-(([.$B573]-[$Controls.H$2])^2/(0.6*[$Controls.H$4])))" office:value-type="float" office:value="0.00000448532785278878">
            <text:p>4.48532785278878E-006</text:p>
          </table:table-cell>
          <table:table-cell table:formula="of:=[$Controls.I$3]* EXP(-(([.$B573]-[$Controls.I$2])^2/(0.6*[$Controls.I$4])))" office:value-type="float" office:value="0.00000715503166577046">
            <text:p>0.000007155</text:p>
          </table:table-cell>
          <table:table-cell table:formula="of:=[$Controls.J$3]* EXP(-(([.$B573]-[$Controls.J$2])^2/(0.6*[$Controls.J$4])))" office:value-type="float" office:value="0.000000991516491544545">
            <text:p>9.91516491544545E-007</text:p>
          </table:table-cell>
          <table:table-cell table:formula="of:=[$Controls.K$3]* EXP(-(([.$B573]-[$Controls.K$2])^2/(0.6*[$Controls.K$4])))" office:value-type="float" office:value="0.0000000822760067376201">
            <text:p>8.22760067376201E-008</text:p>
          </table:table-cell>
          <table:table-cell table:formula="of:=Noise" office:value-type="float" office:value="0.00000359">
            <text:p>3.59E-006</text:p>
          </table:table-cell>
          <table:table-cell table:formula="of:=SUM([.C573:.G573])" office:value-type="float" office:value="0.0000163041520168414">
            <text:p>1.63041520168414E-005</text:p>
          </table:table-cell>
        </table:table-row>
        <table:table-row table:style-name="ro1">
          <table:table-cell table:formula="of:=[.A573]+7.5" office:value-type="float" office:value="11282.5">
            <text:p>11282.5</text:p>
          </table:table-cell>
          <table:table-cell table:formula="of:=[$Controls.$O$1]/[.A574]" office:value-type="float" office:value="1.09904719698648">
            <text:p>1.099047197</text:p>
          </table:table-cell>
          <table:table-cell table:formula="of:=[$Controls.H$3]* EXP(-(([.$B574]-[$Controls.H$2])^2/(0.6*[$Controls.H$4])))" office:value-type="float" office:value="0.00000446007656543479">
            <text:p>4.46007656543479E-006</text:p>
          </table:table-cell>
          <table:table-cell table:formula="of:=[$Controls.I$3]* EXP(-(([.$B574]-[$Controls.I$2])^2/(0.6*[$Controls.I$4])))" office:value-type="float" office:value="0.0000071014261603332">
            <text:p>7.1014261603332E-006</text:p>
          </table:table-cell>
          <table:table-cell table:formula="of:=[$Controls.J$3]* EXP(-(([.$B574]-[$Controls.J$2])^2/(0.6*[$Controls.J$4])))" office:value-type="float" office:value="0.000000980405516672886">
            <text:p>9.80405516672886E-007</text:p>
          </table:table-cell>
          <table:table-cell table:formula="of:=[$Controls.K$3]* EXP(-(([.$B574]-[$Controls.K$2])^2/(0.6*[$Controls.K$4])))" office:value-type="float" office:value="0.0000000810495854859056">
            <text:p>0.000000081</text:p>
          </table:table-cell>
          <table:table-cell table:formula="of:=Noise" office:value-type="float" office:value="0.00000494">
            <text:p>4.94E-006</text:p>
          </table:table-cell>
          <table:table-cell table:formula="of:=SUM([.C574:.G574])" office:value-type="float" office:value="0.0000175629578279268">
            <text:p>0.000017563</text:p>
          </table:table-cell>
        </table:table-row>
        <table:table-row table:style-name="ro1">
          <table:table-cell table:formula="of:=[.A574]+7.5" office:value-type="float" office:value="11290">
            <text:p>11290</text:p>
          </table:table-cell>
          <table:table-cell table:formula="of:=[$Controls.$O$1]/[.A575]" office:value-type="float" office:value="1.09831709477414">
            <text:p>1.0983170948</text:p>
          </table:table-cell>
          <table:table-cell table:formula="of:=[$Controls.H$3]* EXP(-(([.$B575]-[$Controls.H$2])^2/(0.6*[$Controls.H$4])))" office:value-type="float" office:value="0.00000443487938931952">
            <text:p>4.43487938931952E-006</text:p>
          </table:table-cell>
          <table:table-cell table:formula="of:=[$Controls.I$3]* EXP(-(([.$B575]-[$Controls.I$2])^2/(0.6*[$Controls.I$4])))" office:value-type="float" office:value="0.00000704809989283229">
            <text:p>7.04809989283229E-006</text:p>
          </table:table-cell>
          <table:table-cell table:formula="of:=[$Controls.J$3]* EXP(-(([.$B575]-[$Controls.J$2])^2/(0.6*[$Controls.J$4])))" office:value-type="float" office:value="0.000000969407049018076">
            <text:p>9.69407049018076E-007</text:p>
          </table:table-cell>
          <table:table-cell table:formula="of:=[$Controls.K$3]* EXP(-(([.$B575]-[$Controls.K$2])^2/(0.6*[$Controls.K$4])))" office:value-type="float" office:value="0.0000000798408546332615">
            <text:p>7.98408546332615E-008</text:p>
          </table:table-cell>
          <table:table-cell table:formula="of:=Noise" office:value-type="float" office:value="0.0000023">
            <text:p>2.30E-006</text:p>
          </table:table-cell>
          <table:table-cell table:formula="of:=SUM([.C575:.G575])" office:value-type="float" office:value="0.0000148322271858031">
            <text:p>1.48322271858031E-005</text:p>
          </table:table-cell>
        </table:table-row>
        <table:table-row table:style-name="ro1">
          <table:table-cell table:formula="of:=[.A575]+7.5" office:value-type="float" office:value="11297.5">
            <text:p>11297.5</text:p>
          </table:table-cell>
          <table:table-cell table:formula="of:=[$Controls.$O$1]/[.A576]" office:value-type="float" office:value="1.09758796193848">
            <text:p>1.0975879619</text:p>
          </table:table-cell>
          <table:table-cell table:formula="of:=[$Controls.H$3]* EXP(-(([.$B576]-[$Controls.H$2])^2/(0.6*[$Controls.H$4])))" office:value-type="float" office:value="0.00000440973743082602">
            <text:p>4.40973743082602E-006</text:p>
          </table:table-cell>
          <table:table-cell table:formula="of:=[$Controls.I$3]* EXP(-(([.$B576]-[$Controls.I$2])^2/(0.6*[$Controls.I$4])))" office:value-type="float" office:value="0.0000069950532339117">
            <text:p>6.9950532339117E-006</text:p>
          </table:table-cell>
          <table:table-cell table:formula="of:=[$Controls.J$3]* EXP(-(([.$B576]-[$Controls.J$2])^2/(0.6*[$Controls.J$4])))" office:value-type="float" office:value="0.000000958520173088572">
            <text:p>9.58520173088572E-007</text:p>
          </table:table-cell>
          <table:table-cell table:formula="of:=[$Controls.K$3]* EXP(-(([.$B576]-[$Controls.K$2])^2/(0.6*[$Controls.K$4])))" office:value-type="float" office:value="0.0000000786495735522682">
            <text:p>7.86495735522682E-008</text:p>
          </table:table-cell>
          <table:table-cell table:formula="of:=Noise" office:value-type="float" office:value="0.00000495">
            <text:p>4.95E-006</text:p>
          </table:table-cell>
          <table:table-cell table:formula="of:=SUM([.C576:.G576])" office:value-type="float" office:value="0.0000173919604113786">
            <text:p>0.000017392</text:p>
          </table:table-cell>
        </table:table-row>
        <table:table-row table:style-name="ro1">
          <table:table-cell table:formula="of:=[.A576]+7.5" office:value-type="float" office:value="11305">
            <text:p>11305</text:p>
          </table:table-cell>
          <table:table-cell table:formula="of:=[$Controls.$O$1]/[.A577]" office:value-type="float" office:value="1.0968597965502">
            <text:p>1.0968597966</text:p>
          </table:table-cell>
          <table:table-cell table:formula="of:=[$Controls.H$3]* EXP(-(([.$B577]-[$Controls.H$2])^2/(0.6*[$Controls.H$4])))" office:value-type="float" office:value="0.00000438465177800946">
            <text:p>4.38465177800946E-006</text:p>
          </table:table-cell>
          <table:table-cell table:formula="of:=[$Controls.I$3]* EXP(-(([.$B577]-[$Controls.I$2])^2/(0.6*[$Controls.I$4])))" office:value-type="float" office:value="0.00000694228652020128">
            <text:p>6.94228652020128E-006</text:p>
          </table:table-cell>
          <table:table-cell table:formula="of:=[$Controls.J$3]* EXP(-(([.$B577]-[$Controls.J$2])^2/(0.6*[$Controls.J$4])))" office:value-type="float" office:value="0.00000094774397665533">
            <text:p>9.4774397665533E-007</text:p>
          </table:table-cell>
          <table:table-cell table:formula="of:=[$Controls.K$3]* EXP(-(([.$B577]-[$Controls.K$2])^2/(0.6*[$Controls.K$4])))" office:value-type="float" office:value="0.0000000774755045514373">
            <text:p>7.74755045514373E-008</text:p>
          </table:table-cell>
          <table:table-cell table:formula="of:=Noise" office:value-type="float" office:value="0.00000557">
            <text:p>5.57E-006</text:p>
          </table:table-cell>
          <table:table-cell table:formula="of:=SUM([.C577:.G577])" office:value-type="float" office:value="0.0000179221577794175">
            <text:p>1.79221577794175E-005</text:p>
          </table:table-cell>
        </table:table-row>
        <table:table-row table:style-name="ro1">
          <table:table-cell table:formula="of:=[.A577]+7.5" office:value-type="float" office:value="11312.5">
            <text:p>11312.5</text:p>
          </table:table-cell>
          <table:table-cell table:formula="of:=[$Controls.$O$1]/[.A578]" office:value-type="float" office:value="1.09613259668508">
            <text:p>1.0961325967</text:p>
          </table:table-cell>
          <table:table-cell table:formula="of:=[$Controls.H$3]* EXP(-(([.$B578]-[$Controls.H$2])^2/(0.6*[$Controls.H$4])))" office:value-type="float" office:value="0.00000435962350069399">
            <text:p>4.35962350069399E-006</text:p>
          </table:table-cell>
          <table:table-cell table:formula="of:=[$Controls.I$3]* EXP(-(([.$B578]-[$Controls.I$2])^2/(0.6*[$Controls.I$4])))" office:value-type="float" office:value="0.00000688980005479054">
            <text:p>6.88980005479054E-006</text:p>
          </table:table-cell>
          <table:table-cell table:formula="of:=[$Controls.J$3]* EXP(-(([.$B578]-[$Controls.J$2])^2/(0.6*[$Controls.J$4])))" office:value-type="float" office:value="0.000000937077550828804">
            <text:p>9.37077550828804E-007</text:p>
          </table:table-cell>
          <table:table-cell table:formula="of:=[$Controls.K$3]* EXP(-(([.$B578]-[$Controls.K$2])^2/(0.6*[$Controls.K$4])))" office:value-type="float" office:value="0.0000000763184128470715">
            <text:p>7.63184128470715E-008</text:p>
          </table:table-cell>
          <table:table-cell table:formula="of:=Noise" office:value-type="float" office:value="0.00000544">
            <text:p>5.44E-006</text:p>
          </table:table-cell>
          <table:table-cell table:formula="of:=SUM([.C578:.G578])" office:value-type="float" office:value="0.0000177028195191604">
            <text:p>1.77028195191604E-005</text:p>
          </table:table-cell>
        </table:table-row>
        <table:table-row table:style-name="ro1">
          <table:table-cell table:formula="of:=[.A578]+7.5" office:value-type="float" office:value="11320">
            <text:p>11320</text:p>
          </table:table-cell>
          <table:table-cell table:formula="of:=[$Controls.$O$1]/[.A579]" office:value-type="float" office:value="1.09540636042403">
            <text:p>1.0954063604</text:p>
          </table:table-cell>
          <table:table-cell table:formula="of:=[$Controls.H$3]* EXP(-(([.$B579]-[$Controls.H$2])^2/(0.6*[$Controls.H$4])))" office:value-type="float" office:value="0.00000433465365057134">
            <text:p>4.33465365057134E-006</text:p>
          </table:table-cell>
          <table:table-cell table:formula="of:=[$Controls.I$3]* EXP(-(([.$B579]-[$Controls.I$2])^2/(0.6*[$Controls.I$4])))" office:value-type="float" office:value="0.00000683759410770001">
            <text:p>6.83759410770001E-006</text:p>
          </table:table-cell>
          <table:table-cell table:formula="of:=[$Controls.J$3]* EXP(-(([.$B579]-[$Controls.J$2])^2/(0.6*[$Controls.J$4])))" office:value-type="float" office:value="0.000000926519990133607">
            <text:p>9.26519990133607E-007</text:p>
          </table:table-cell>
          <table:table-cell table:formula="of:=[$Controls.K$3]* EXP(-(([.$B579]-[$Controls.K$2])^2/(0.6*[$Controls.K$4])))" office:value-type="float" office:value="0.0000000751780665352069">
            <text:p>7.51780665352069E-008</text:p>
          </table:table-cell>
          <table:table-cell table:formula="of:=Noise" office:value-type="float" office:value="0.00000566">
            <text:p>5.66E-006</text:p>
          </table:table-cell>
          <table:table-cell table:formula="of:=SUM([.C579:.G579])" office:value-type="float" office:value="0.0000178339458149402">
            <text:p>1.78339458149402E-005</text:p>
          </table:table-cell>
        </table:table-row>
        <table:table-row table:style-name="ro1">
          <table:table-cell table:formula="of:=[.A579]+7.5" office:value-type="float" office:value="11327.5">
            <text:p>11327.5</text:p>
          </table:table-cell>
          <table:table-cell table:formula="of:=[$Controls.$O$1]/[.A580]" office:value-type="float" office:value="1.09468108585301">
            <text:p>1.0946810859</text:p>
          </table:table-cell>
          <table:table-cell table:formula="of:=[$Controls.H$3]* EXP(-(([.$B580]-[$Controls.H$2])^2/(0.6*[$Controls.H$4])))" office:value-type="float" office:value="0.00000430974326130108">
            <text:p>4.30974326130108E-006</text:p>
          </table:table-cell>
          <table:table-cell table:formula="of:=[$Controls.I$3]* EXP(-(([.$B580]-[$Controls.I$2])^2/(0.6*[$Controls.I$4])))" office:value-type="float" office:value="0.00000678566891635085">
            <text:p>6.78566891635085E-006</text:p>
          </table:table-cell>
          <table:table-cell table:formula="of:=[$Controls.J$3]* EXP(-(([.$B580]-[$Controls.J$2])^2/(0.6*[$Controls.J$4])))" office:value-type="float" office:value="0.000000916070392580985">
            <text:p>9.16070392580985E-007</text:p>
          </table:table-cell>
          <table:table-cell table:formula="of:=[$Controls.K$3]* EXP(-(([.$B580]-[$Controls.K$2])^2/(0.6*[$Controls.K$4])))" office:value-type="float" office:value="0.0000000740542365636519">
            <text:p>7.40542365636519E-008</text:p>
          </table:table-cell>
          <table:table-cell table:formula="of:=Noise" office:value-type="float" office:value="0.00000408">
            <text:p>4.08E-006</text:p>
          </table:table-cell>
          <table:table-cell table:formula="of:=SUM([.C580:.G580])" office:value-type="float" office:value="0.0000161655368067966">
            <text:p>1.61655368067966E-005</text:p>
          </table:table-cell>
        </table:table-row>
        <table:table-row table:style-name="ro1">
          <table:table-cell table:formula="of:=[.A580]+7.5" office:value-type="float" office:value="11335">
            <text:p>11335</text:p>
          </table:table-cell>
          <table:table-cell table:formula="of:=[$Controls.$O$1]/[.A581]" office:value-type="float" office:value="1.09395677106308">
            <text:p>1.0939567711</text:p>
          </table:table-cell>
          <table:table-cell table:formula="of:=[$Controls.H$3]* EXP(-(([.$B581]-[$Controls.H$2])^2/(0.6*[$Controls.H$4])))" office:value-type="float" office:value="0.00000428489334861264">
            <text:p>4.28489334861264E-006</text:p>
          </table:table-cell>
          <table:table-cell table:formula="of:=[$Controls.I$3]* EXP(-(([.$B581]-[$Controls.I$2])^2/(0.6*[$Controls.I$4])))" office:value-type="float" office:value="0.00000673402468603226">
            <text:p>0.000006734</text:p>
          </table:table-cell>
          <table:table-cell table:formula="of:=[$Controls.J$3]* EXP(-(([.$B581]-[$Controls.J$2])^2/(0.6*[$Controls.J$4])))" office:value-type="float" office:value="0.000000905727859739099">
            <text:p>9.05727859739099E-007</text:p>
          </table:table-cell>
          <table:table-cell table:formula="of:=[$Controls.K$3]* EXP(-(([.$B581]-[$Controls.K$2])^2/(0.6*[$Controls.K$4])))" office:value-type="float" office:value="0.0000000729466967041261">
            <text:p>7.29466967041261E-008</text:p>
          </table:table-cell>
          <table:table-cell table:formula="of:=Noise" office:value-type="float" office:value="0.00000464">
            <text:p>4.64E-006</text:p>
          </table:table-cell>
          <table:table-cell table:formula="of:=SUM([.C581:.G581])" office:value-type="float" office:value="0.0000166375925910881">
            <text:p>1.66375925910881E-005</text:p>
          </table:table-cell>
        </table:table-row>
        <table:table-row table:style-name="ro1">
          <table:table-cell table:formula="of:=[.A581]+7.5" office:value-type="float" office:value="11342.5">
            <text:p>11342.5</text:p>
          </table:table-cell>
          <table:table-cell table:formula="of:=[$Controls.$O$1]/[.A582]" office:value-type="float" office:value="1.09323341415032">
            <text:p>1.0932334142</text:p>
          </table:table-cell>
          <table:table-cell table:formula="of:=[$Controls.H$3]* EXP(-(([.$B582]-[$Controls.H$2])^2/(0.6*[$Controls.H$4])))" office:value-type="float" office:value="0.00000426010491040882">
            <text:p>4.26010491040882E-006</text:p>
          </table:table-cell>
          <table:table-cell table:formula="of:=[$Controls.I$3]* EXP(-(([.$B582]-[$Controls.I$2])^2/(0.6*[$Controls.I$4])))" office:value-type="float" office:value="0.00000668266159036658">
            <text:p>6.68266159036658E-006</text:p>
          </table:table-cell>
          <table:table-cell table:formula="of:=[$Controls.J$3]* EXP(-(([.$B582]-[$Controls.J$2])^2/(0.6*[$Controls.J$4])))" office:value-type="float" office:value="0.000000895491496801107">
            <text:p>8.95491496801107E-007</text:p>
          </table:table-cell>
          <table:table-cell table:formula="of:=[$Controls.K$3]* EXP(-(([.$B582]-[$Controls.K$2])^2/(0.6*[$Controls.K$4])))" office:value-type="float" office:value="0.0000000718552235244968">
            <text:p>7.18552235244968E-008</text:p>
          </table:table-cell>
          <table:table-cell table:formula="of:=Noise" office:value-type="float" office:value="0.000005">
            <text:p>5.00E-006</text:p>
          </table:table-cell>
          <table:table-cell table:formula="of:=SUM([.C582:.G582])" office:value-type="float" office:value="0.000016910113221101">
            <text:p>1.6910113221101E-005</text:p>
          </table:table-cell>
        </table:table-row>
        <table:table-row table:style-name="ro1">
          <table:table-cell table:formula="of:=[.A582]+7.5" office:value-type="float" office:value="11350">
            <text:p>11350</text:p>
          </table:table-cell>
          <table:table-cell table:formula="of:=[$Controls.$O$1]/[.A583]" office:value-type="float" office:value="1.09251101321586">
            <text:p>1.0925110132</text:p>
          </table:table-cell>
          <table:table-cell table:formula="of:=[$Controls.H$3]* EXP(-(([.$B583]-[$Controls.H$2])^2/(0.6*[$Controls.H$4])))" office:value-type="float" office:value="0.00000423537892687097">
            <text:p>4.23537892687097E-006</text:p>
          </table:table-cell>
          <table:table-cell table:formula="of:=[$Controls.I$3]* EXP(-(([.$B583]-[$Controls.I$2])^2/(0.6*[$Controls.I$4])))" office:value-type="float" office:value="0.00000663157977177232">
            <text:p>6.63157977177232E-006</text:p>
          </table:table-cell>
          <table:table-cell table:formula="of:=[$Controls.J$3]* EXP(-(([.$B583]-[$Controls.J$2])^2/(0.6*[$Controls.J$4])))" office:value-type="float" office:value="0.000000885360412651158">
            <text:p>8.85360412651158E-007</text:p>
          </table:table-cell>
          <table:table-cell table:formula="of:=[$Controls.K$3]* EXP(-(([.$B583]-[$Controls.K$2])^2/(0.6*[$Controls.K$4])))" office:value-type="float" office:value="0.0000000707795963611269">
            <text:p>7.07795963611269E-008</text:p>
          </table:table-cell>
          <table:table-cell table:formula="of:=Noise" office:value-type="float" office:value="0.0000057">
            <text:p>5.70E-006</text:p>
          </table:table-cell>
          <table:table-cell table:formula="of:=SUM([.C583:.G583])" office:value-type="float" office:value="0.0000175230987076556">
            <text:p>1.75230987076556E-005</text:p>
          </table:table-cell>
        </table:table-row>
        <table:table-row table:style-name="ro1">
          <table:table-cell table:formula="of:=[.A583]+7.5" office:value-type="float" office:value="11357.5">
            <text:p>11357.5</text:p>
          </table:table-cell>
          <table:table-cell table:formula="of:=[$Controls.$O$1]/[.A584]" office:value-type="float" office:value="1.09178956636584">
            <text:p>1.0917895664</text:p>
          </table:table-cell>
          <table:table-cell table:formula="of:=[$Controls.H$3]* EXP(-(([.$B584]-[$Controls.H$2])^2/(0.6*[$Controls.H$4])))" office:value-type="float" office:value="0.00000421071636056554">
            <text:p>4.21071636056554E-006</text:p>
          </table:table-cell>
          <table:table-cell table:formula="of:=[$Controls.I$3]* EXP(-(([.$B584]-[$Controls.I$2])^2/(0.6*[$Controls.I$4])))" office:value-type="float" office:value="0.00000658077934192469">
            <text:p>6.58077934192469E-006</text:p>
          </table:table-cell>
          <table:table-cell table:formula="of:=[$Controls.J$3]* EXP(-(([.$B584]-[$Controls.J$2])^2/(0.6*[$Controls.J$4])))" office:value-type="float" office:value="0.000000875333719928247">
            <text:p>8.75333719928247E-007</text:p>
          </table:table-cell>
          <table:table-cell table:formula="of:=[$Controls.K$3]* EXP(-(([.$B584]-[$Controls.K$2])^2/(0.6*[$Controls.K$4])))" office:value-type="float" office:value="0.0000000697195972913303">
            <text:p>6.97195972913303E-008</text:p>
          </table:table-cell>
          <table:table-cell table:formula="of:=Noise" office:value-type="float" office:value="0.00000428">
            <text:p>4.28E-006</text:p>
          </table:table-cell>
          <table:table-cell table:formula="of:=SUM([.C584:.G584])" office:value-type="float" office:value="0.0000160165490197098">
            <text:p>1.60165490197098E-005</text:p>
          </table:table-cell>
        </table:table-row>
        <table:table-row table:style-name="ro1">
          <table:table-cell table:formula="of:=[.A584]+7.5" office:value-type="float" office:value="11365">
            <text:p>11365</text:p>
          </table:table-cell>
          <table:table-cell table:formula="of:=[$Controls.$O$1]/[.A585]" office:value-type="float" office:value="1.09106907171139">
            <text:p>1.0910690717</text:p>
          </table:table-cell>
          <table:table-cell table:formula="of:=[$Controls.H$3]* EXP(-(([.$B585]-[$Controls.H$2])^2/(0.6*[$Controls.H$4])))" office:value-type="float" office:value="0.00000418611815655226">
            <text:p>4.18611815655226E-006</text:p>
          </table:table-cell>
          <table:table-cell table:formula="of:=[$Controls.I$3]* EXP(-(([.$B585]-[$Controls.I$2])^2/(0.6*[$Controls.I$4])))" office:value-type="float" office:value="0.00000653026038221397">
            <text:p>6.53026038221397E-006</text:p>
          </table:table-cell>
          <table:table-cell table:formula="of:=[$Controls.J$3]* EXP(-(([.$B585]-[$Controls.J$2])^2/(0.6*[$Controls.J$4])))" office:value-type="float" office:value="0.00000086541053508805">
            <text:p>8.6541053508805E-007</text:p>
          </table:table-cell>
          <table:table-cell table:formula="of:=[$Controls.K$3]* EXP(-(([.$B585]-[$Controls.K$2])^2/(0.6*[$Controls.K$4])))" office:value-type="float" office:value="0.0000000686750111059469">
            <text:p>6.86750111059469E-008</text:p>
          </table:table-cell>
          <table:table-cell table:formula="of:=Noise" office:value-type="float" office:value="0.000005">
            <text:p>5.00E-006</text:p>
          </table:table-cell>
          <table:table-cell table:formula="of:=SUM([.C585:.G585])" office:value-type="float" office:value="0.0000166504640849602">
            <text:p>1.66504640849602E-005</text:p>
          </table:table-cell>
        </table:table-row>
        <table:table-row table:style-name="ro1">
          <table:table-cell table:formula="of:=[.A585]+7.5" office:value-type="float" office:value="11372.5">
            <text:p>11372.5</text:p>
          </table:table-cell>
          <table:table-cell table:formula="of:=[$Controls.$O$1]/[.A586]" office:value-type="float" office:value="1.09034952736865">
            <text:p>1.0903495274</text:p>
          </table:table-cell>
          <table:table-cell table:formula="of:=[$Controls.H$3]* EXP(-(([.$B586]-[$Controls.H$2])^2/(0.6*[$Controls.H$4])))" office:value-type="float" office:value="0.00000416158524249352">
            <text:p>4.16158524249352E-006</text:p>
          </table:table-cell>
          <table:table-cell table:formula="of:=[$Controls.I$3]* EXP(-(([.$B586]-[$Controls.I$2])^2/(0.6*[$Controls.I$4])))" office:value-type="float" office:value="0.00000648002294420116">
            <text:p>0.00000648</text:p>
          </table:table-cell>
          <table:table-cell table:formula="of:=[$Controls.J$3]* EXP(-(([.$B586]-[$Controls.J$2])^2/(0.6*[$Controls.J$4])))" office:value-type="float" office:value="0.000000855589978462677">
            <text:p>8.55589978462677E-007</text:p>
          </table:table-cell>
          <table:table-cell table:formula="of:=[$Controls.K$3]* EXP(-(([.$B586]-[$Controls.K$2])^2/(0.6*[$Controls.K$4])))" office:value-type="float" office:value="0.0000000676456252820306">
            <text:p>6.76456252820306E-008</text:p>
          </table:table-cell>
          <table:table-cell table:formula="of:=Noise" office:value-type="float" office:value="0.00000578">
            <text:p>5.78E-006</text:p>
          </table:table-cell>
          <table:table-cell table:formula="of:=SUM([.C586:.G586])" office:value-type="float" office:value="0.0000173448437904394">
            <text:p>1.73448437904394E-005</text:p>
          </table:table-cell>
        </table:table-row>
        <table:table-row table:style-name="ro1">
          <table:table-cell table:formula="of:=[.A586]+7.5" office:value-type="float" office:value="11380">
            <text:p>11380</text:p>
          </table:table-cell>
          <table:table-cell table:formula="of:=[$Controls.$O$1]/[.A587]" office:value-type="float" office:value="1.0896309314587">
            <text:p>1.0896309315</text:p>
          </table:table-cell>
          <table:table-cell table:formula="of:=[$Controls.H$3]* EXP(-(([.$B587]-[$Controls.H$2])^2/(0.6*[$Controls.H$4])))" office:value-type="float" office:value="0.00000413711852876527">
            <text:p>4.13711852876527E-006</text:p>
          </table:table-cell>
          <table:table-cell table:formula="of:=[$Controls.I$3]* EXP(-(([.$B587]-[$Controls.I$2])^2/(0.6*[$Controls.I$4])))" office:value-type="float" office:value="0.00000643006705007142">
            <text:p>6.43006705007142E-006</text:p>
          </table:table-cell>
          <table:table-cell table:formula="of:=[$Controls.J$3]* EXP(-(([.$B587]-[$Controls.J$2])^2/(0.6*[$Controls.J$4])))" office:value-type="float" office:value="0.00000084587117431846">
            <text:p>8.4587117431846E-007</text:p>
          </table:table-cell>
          <table:table-cell table:formula="of:=[$Controls.K$3]* EXP(-(([.$B587]-[$Controls.K$2])^2/(0.6*[$Controls.K$4])))" office:value-type="float" office:value="0.0000000666312299556647">
            <text:p>6.66312299556647E-008</text:p>
          </table:table-cell>
          <table:table-cell table:formula="of:=Noise" office:value-type="float" office:value="0.000005">
            <text:p>5.00E-006</text:p>
          </table:table-cell>
          <table:table-cell table:formula="of:=SUM([.C587:.G587])" office:value-type="float" office:value="0.0000164796879831108">
            <text:p>1.64796879831108E-005</text:p>
          </table:table-cell>
        </table:table-row>
        <table:table-row table:style-name="ro1">
          <table:table-cell table:formula="of:=[.A587]+7.5" office:value-type="float" office:value="11387.5">
            <text:p>11387.5</text:p>
          </table:table-cell>
          <table:table-cell table:formula="of:=[$Controls.$O$1]/[.A588]" office:value-type="float" office:value="1.08891328210757">
            <text:p>1.0889132821</text:p>
          </table:table-cell>
          <table:table-cell table:formula="of:=[$Controls.H$3]* EXP(-(([.$B588]-[$Controls.H$2])^2/(0.6*[$Controls.H$4])))" office:value-type="float" office:value="0.00000411271890856919">
            <text:p>4.11271890856919E-006</text:p>
          </table:table-cell>
          <table:table-cell table:formula="of:=[$Controls.I$3]* EXP(-(([.$B588]-[$Controls.I$2])^2/(0.6*[$Controls.I$4])))" office:value-type="float" office:value="0.00000638039269308485">
            <text:p>6.38039269308485E-006</text:p>
          </table:table-cell>
          <table:table-cell table:formula="of:=[$Controls.J$3]* EXP(-(([.$B588]-[$Controls.J$2])^2/(0.6*[$Controls.J$4])))" office:value-type="float" office:value="0.000000836253250911775">
            <text:p>8.36253250911775E-007</text:p>
          </table:table-cell>
          <table:table-cell table:formula="of:=[$Controls.K$3]* EXP(-(([.$B588]-[$Controls.K$2])^2/(0.6*[$Controls.K$4])))" office:value-type="float" office:value="0.0000000656316178949024">
            <text:p>6.56316178949024E-008</text:p>
          </table:table-cell>
          <table:table-cell table:formula="of:=Noise" office:value-type="float" office:value="0.000005">
            <text:p>5.00E-006</text:p>
          </table:table-cell>
          <table:table-cell table:formula="of:=SUM([.C588:.G588])" office:value-type="float" office:value="0.0000163949964704607">
            <text:p>0.000016395</text:p>
          </table:table-cell>
        </table:table-row>
        <table:table-row table:style-name="ro1">
          <table:table-cell table:formula="of:=[.A588]+7.5" office:value-type="float" office:value="11395">
            <text:p>11395</text:p>
          </table:table-cell>
          <table:table-cell table:formula="of:=[$Controls.$O$1]/[.A589]" office:value-type="float" office:value="1.08819657744625">
            <text:p>1.0881965774</text:p>
          </table:table-cell>
          <table:table-cell table:formula="of:=[$Controls.H$3]* EXP(-(([.$B589]-[$Controls.H$2])^2/(0.6*[$Controls.H$4])))" office:value-type="float" office:value="0.00000408838725804607">
            <text:p>4.08838725804607E-006</text:p>
          </table:table-cell>
          <table:table-cell table:formula="of:=[$Controls.I$3]* EXP(-(([.$B589]-[$Controls.I$2])^2/(0.6*[$Controls.I$4])))" office:value-type="float" office:value="0.00000633099983802461">
            <text:p>0.000006331</text:p>
          </table:table-cell>
          <table:table-cell table:formula="of:=[$Controls.J$3]* EXP(-(([.$B589]-[$Controls.J$2])^2/(0.6*[$Controls.J$4])))" office:value-type="float" office:value="0.000000826735340542887">
            <text:p>8.26735340542887E-007</text:p>
          </table:table-cell>
          <table:table-cell table:formula="of:=[$Controls.K$3]* EXP(-(([.$B589]-[$Controls.K$2])^2/(0.6*[$Controls.K$4])))" office:value-type="float" office:value="0.0000000646465844728355">
            <text:p>6.46465844728355E-008</text:p>
          </table:table-cell>
          <table:table-cell table:formula="of:=Noise" office:value-type="float" office:value="0.000005">
            <text:p>5.00E-006</text:p>
          </table:table-cell>
          <table:table-cell table:formula="of:=SUM([.C589:.G589])" office:value-type="float" office:value="0.0000163107690210864">
            <text:p>1.63107690210864E-005</text:p>
          </table:table-cell>
        </table:table-row>
        <table:table-row table:style-name="ro1">
          <table:table-cell table:formula="of:=[.A589]+7.5" office:value-type="float" office:value="11402.5">
            <text:p>11402.5</text:p>
          </table:table-cell>
          <table:table-cell table:formula="of:=[$Controls.$O$1]/[.A590]" office:value-type="float" office:value="1.08748081561061">
            <text:p>1.0874808156</text:p>
          </table:table-cell>
          <table:table-cell table:formula="of:=[$Controls.H$3]* EXP(-(([.$B590]-[$Controls.H$2])^2/(0.6*[$Controls.H$4])))" office:value-type="float" office:value="0.00000406412443639047">
            <text:p>4.06412443639047E-006</text:p>
          </table:table-cell>
          <table:table-cell table:formula="of:=[$Controls.I$3]* EXP(-(([.$B590]-[$Controls.I$2])^2/(0.6*[$Controls.I$4])))" office:value-type="float" office:value="0.00000628188842164248">
            <text:p>6.28188842164248E-006</text:p>
          </table:table-cell>
          <table:table-cell table:formula="of:=[$Controls.J$3]* EXP(-(([.$B590]-[$Controls.J$2])^2/(0.6*[$Controls.J$4])))" office:value-type="float" office:value="0.000000817316579607935">
            <text:p>8.17316579607935E-007</text:p>
          </table:table-cell>
          <table:table-cell table:formula="of:=[$Controls.K$3]* EXP(-(([.$B590]-[$Controls.K$2])^2/(0.6*[$Controls.K$4])))" office:value-type="float" office:value="0.0000000636759276407972">
            <text:p>6.36759276407972E-008</text:p>
          </table:table-cell>
          <table:table-cell table:formula="of:=Noise" office:value-type="float" office:value="0.000005">
            <text:p>5.00E-006</text:p>
          </table:table-cell>
          <table:table-cell table:formula="of:=SUM([.C590:.G590])" office:value-type="float" office:value="0.0000162270053652817">
            <text:p>0.000016227</text:p>
          </table:table-cell>
        </table:table-row>
        <table:table-row table:style-name="ro1">
          <table:table-cell table:formula="of:=[.A590]+7.5" office:value-type="float" office:value="11410">
            <text:p>11410</text:p>
          </table:table-cell>
          <table:table-cell table:formula="of:=[$Controls.$O$1]/[.A591]" office:value-type="float" office:value="1.08676599474146">
            <text:p>1.0867659947</text:p>
          </table:table-cell>
          <table:table-cell table:formula="of:=[$Controls.H$3]* EXP(-(([.$B591]-[$Controls.H$2])^2/(0.6*[$Controls.H$4])))" office:value-type="float" office:value="0.0000040399312859665">
            <text:p>4.0399312859665E-006</text:p>
          </table:table-cell>
          <table:table-cell table:formula="of:=[$Controls.I$3]* EXP(-(([.$B591]-[$Controls.I$2])^2/(0.6*[$Controls.I$4])))" office:value-type="float" office:value="0.00000623305835310175">
            <text:p>6.23305835310175E-006</text:p>
          </table:table-cell>
          <table:table-cell table:formula="of:=[$Controls.J$3]* EXP(-(([.$B591]-[$Controls.J$2])^2/(0.6*[$Controls.J$4])))" office:value-type="float" office:value="0.000000807996108649015">
            <text:p>0.000000808</text:p>
          </table:table-cell>
          <table:table-cell table:formula="of:=[$Controls.K$3]* EXP(-(([.$B591]-[$Controls.K$2])^2/(0.6*[$Controls.K$4])))" office:value-type="float" office:value="0.0000000627194479017017">
            <text:p>6.27194479017017E-008</text:p>
          </table:table-cell>
          <table:table-cell table:formula="of:=Noise" office:value-type="float" office:value="0.00000612">
            <text:p>6.12E-006</text:p>
          </table:table-cell>
          <table:table-cell table:formula="of:=SUM([.C591:.G591])" office:value-type="float" office:value="0.000017263705195619">
            <text:p>1.7263705195619E-005</text:p>
          </table:table-cell>
        </table:table-row>
        <table:table-row table:style-name="ro1">
          <table:table-cell table:formula="of:=[.A591]+7.5" office:value-type="float" office:value="11417.5">
            <text:p>11417.5</text:p>
          </table:table-cell>
          <table:table-cell table:formula="of:=[$Controls.$O$1]/[.A592]" office:value-type="float" office:value="1.08605211298445">
            <text:p>1.086052113</text:p>
          </table:table-cell>
          <table:table-cell table:formula="of:=[$Controls.H$3]* EXP(-(([.$B592]-[$Controls.H$2])^2/(0.6*[$Controls.H$4])))" office:value-type="float" office:value="0.00000401580863242477">
            <text:p>4.01580863242477E-006</text:p>
          </table:table-cell>
          <table:table-cell table:formula="of:=[$Controls.I$3]* EXP(-(([.$B592]-[$Controls.I$2])^2/(0.6*[$Controls.I$4])))" office:value-type="float" office:value="0.00000618450951441726">
            <text:p>6.18450951441726E-006</text:p>
          </table:table-cell>
          <table:table-cell table:formula="of:=[$Controls.J$3]* EXP(-(([.$B592]-[$Controls.J$2])^2/(0.6*[$Controls.J$4])))" office:value-type="float" office:value="0.00000079877307240243">
            <text:p>7.9877307240243E-007</text:p>
          </table:table-cell>
          <table:table-cell table:formula="of:=[$Controls.K$3]* EXP(-(([.$B592]-[$Controls.K$2])^2/(0.6*[$Controls.K$4])))" office:value-type="float" office:value="0.0000000617769482835212">
            <text:p>6.17769482835212E-008</text:p>
          </table:table-cell>
          <table:table-cell table:formula="of:=Noise" office:value-type="float" office:value="0.00000672">
            <text:p>6.72E-006</text:p>
          </table:table-cell>
          <table:table-cell table:formula="of:=SUM([.C592:.G592])" office:value-type="float" office:value="0.000017780868167528">
            <text:p>1.7780868167528E-005</text:p>
          </table:table-cell>
        </table:table-row>
        <table:table-row table:style-name="ro1">
          <table:table-cell table:formula="of:=[.A592]+7.5" office:value-type="float" office:value="11425">
            <text:p>11425</text:p>
          </table:table-cell>
          <table:table-cell table:formula="of:=[$Controls.$O$1]/[.A593]" office:value-type="float" office:value="1.08533916849015">
            <text:p>1.0853391685</text:p>
          </table:table-cell>
          <table:table-cell table:formula="of:=[$Controls.H$3]* EXP(-(([.$B593]-[$Controls.H$2])^2/(0.6*[$Controls.H$4])))" office:value-type="float" office:value="0.00000399175728482043">
            <text:p>3.99175728482043E-006</text:p>
          </table:table-cell>
          <table:table-cell table:formula="of:=[$Controls.I$3]* EXP(-(([.$B593]-[$Controls.I$2])^2/(0.6*[$Controls.I$4])))" office:value-type="float" office:value="0.00000613624176089285">
            <text:p>6.13624176089285E-006</text:p>
          </table:table-cell>
          <table:table-cell table:formula="of:=[$Controls.J$3]* EXP(-(([.$B593]-[$Controls.J$2])^2/(0.6*[$Controls.J$4])))" office:value-type="float" office:value="0.000000789646619845143">
            <text:p>7.89646619845143E-007</text:p>
          </table:table-cell>
          <table:table-cell table:formula="of:=[$Controls.K$3]* EXP(-(([.$B593]-[$Controls.K$2])^2/(0.6*[$Controls.K$4])))" office:value-type="float" office:value="0.0000000608482343129084">
            <text:p>6.08482343129084E-008</text:p>
          </table:table-cell>
          <table:table-cell table:formula="of:=Noise" office:value-type="float" office:value="0.00000425">
            <text:p>4.25E-006</text:p>
          </table:table-cell>
          <table:table-cell table:formula="of:=SUM([.C593:.G593])" office:value-type="float" office:value="0.0000152284938998713">
            <text:p>1.52284938998713E-005</text:p>
          </table:table-cell>
        </table:table-row>
        <table:table-row table:style-name="ro1">
          <table:table-cell table:formula="of:=[.A593]+7.5" office:value-type="float" office:value="11432.5">
            <text:p>11432.5</text:p>
          </table:table-cell>
          <table:table-cell table:formula="of:=[$Controls.$O$1]/[.A594]" office:value-type="float" office:value="1.08462715941395">
            <text:p>1.0846271594</text:p>
          </table:table-cell>
          <table:table-cell table:formula="of:=[$Controls.H$3]* EXP(-(([.$B594]-[$Controls.H$2])^2/(0.6*[$Controls.H$4])))" office:value-type="float" office:value="0.00000396777803573213">
            <text:p>3.96777803573213E-006</text:p>
          </table:table-cell>
          <table:table-cell table:formula="of:=[$Controls.I$3]* EXP(-(([.$B594]-[$Controls.I$2])^2/(0.6*[$Controls.I$4])))" office:value-type="float" office:value="0.00000608825492155569">
            <text:p>6.08825492155569E-006</text:p>
          </table:table-cell>
          <table:table-cell table:formula="of:=[$Controls.J$3]* EXP(-(([.$B594]-[$Controls.J$2])^2/(0.6*[$Controls.J$4])))" office:value-type="float" office:value="0.000000780615904239398">
            <text:p>7.80615904239398E-007</text:p>
          </table:table-cell>
          <table:table-cell table:formula="of:=[$Controls.K$3]* EXP(-(([.$B594]-[$Controls.K$2])^2/(0.6*[$Controls.K$4])))" office:value-type="float" office:value="0.0000000599331139889581">
            <text:p>5.99331139889581E-008</text:p>
          </table:table-cell>
          <table:table-cell table:formula="of:=Noise" office:value-type="float" office:value="0.0000038">
            <text:p>3.80E-006</text:p>
          </table:table-cell>
          <table:table-cell table:formula="of:=SUM([.C594:.G594])" office:value-type="float" office:value="0.0000146965819755162">
            <text:p>1.46965819755162E-005</text:p>
          </table:table-cell>
        </table:table-row>
        <table:table-row table:style-name="ro1">
          <table:table-cell table:formula="of:=[.A594]+7.5" office:value-type="float" office:value="11440">
            <text:p>11440</text:p>
          </table:table-cell>
          <table:table-cell table:formula="of:=[$Controls.$O$1]/[.A595]" office:value-type="float" office:value="1.08391608391608">
            <text:p>1.0839160839</text:p>
          </table:table-cell>
          <table:table-cell table:formula="of:=[$Controls.H$3]* EXP(-(([.$B595]-[$Controls.H$2])^2/(0.6*[$Controls.H$4])))" office:value-type="float" office:value="0.00000394387166138218">
            <text:p>3.94387166138218E-006</text:p>
          </table:table-cell>
          <table:table-cell table:formula="of:=[$Controls.I$3]* EXP(-(([.$B595]-[$Controls.I$2])^2/(0.6*[$Controls.I$4])))" office:value-type="float" office:value="0.00000604054879958803">
            <text:p>6.04054879958803E-006</text:p>
          </table:table-cell>
          <table:table-cell table:formula="of:=[$Controls.J$3]* EXP(-(([.$B595]-[$Controls.J$2])^2/(0.6*[$Controls.J$4])))" office:value-type="float" office:value="0.000000771680083175658">
            <text:p>7.71680083175658E-007</text:p>
          </table:table-cell>
          <table:table-cell table:formula="of:=[$Controls.K$3]* EXP(-(([.$B595]-[$Controls.K$2])^2/(0.6*[$Controls.K$4])))" office:value-type="float" office:value="0.0000000590313977571238">
            <text:p>0.000000059</text:p>
          </table:table-cell>
          <table:table-cell table:formula="of:=Noise" office:value-type="float" office:value="0.00000495">
            <text:p>4.95E-006</text:p>
          </table:table-cell>
          <table:table-cell table:formula="of:=SUM([.C595:.G595])" office:value-type="float" office:value="0.000015765131941903">
            <text:p>1.5765131941903E-005</text:p>
          </table:table-cell>
        </table:table-row>
        <table:table-row table:style-name="ro1">
          <table:table-cell table:formula="of:=[.A595]+7.5" office:value-type="float" office:value="11447.5">
            <text:p>11447.5</text:p>
          </table:table-cell>
          <table:table-cell table:formula="of:=[$Controls.$O$1]/[.A596]" office:value-type="float" office:value="1.08320594016161">
            <text:p>1.0832059402</text:p>
          </table:table-cell>
          <table:table-cell table:formula="of:=[$Controls.H$3]* EXP(-(([.$B596]-[$Controls.H$2])^2/(0.6*[$Controls.H$4])))" office:value-type="float" office:value="0.00000392003892175742">
            <text:p>0.00000392</text:p>
          </table:table-cell>
          <table:table-cell table:formula="of:=[$Controls.I$3]* EXP(-(([.$B596]-[$Controls.I$2])^2/(0.6*[$Controls.I$4])))" office:value-type="float" office:value="0.00000599312317275587">
            <text:p>5.99312317275587E-006</text:p>
          </table:table-cell>
          <table:table-cell table:formula="of:=[$Controls.J$3]* EXP(-(([.$B596]-[$Controls.J$2])^2/(0.6*[$Controls.J$4])))" office:value-type="float" office:value="0.000000762838318613764">
            <text:p>7.62838318613764E-007</text:p>
          </table:table-cell>
          <table:table-cell table:formula="of:=[$Controls.K$3]* EXP(-(([.$B596]-[$Controls.K$2])^2/(0.6*[$Controls.K$4])))" office:value-type="float" office:value="0.0000000581428984832777">
            <text:p>5.81428984832777E-008</text:p>
          </table:table-cell>
          <table:table-cell table:formula="of:=Noise" office:value-type="float" office:value="0.00000422">
            <text:p>4.22E-006</text:p>
          </table:table-cell>
          <table:table-cell table:formula="of:=SUM([.C596:.G596])" office:value-type="float" office:value="0.0000149541433116103">
            <text:p>1.49541433116103E-005</text:p>
          </table:table-cell>
        </table:table-row>
        <table:table-row table:style-name="ro1">
          <table:table-cell table:formula="of:=[.A596]+7.5" office:value-type="float" office:value="11455">
            <text:p>11455</text:p>
          </table:table-cell>
          <table:table-cell table:formula="of:=[$Controls.$O$1]/[.A597]" office:value-type="float" office:value="1.08249672632038">
            <text:p>1.0824967263</text:p>
          </table:table-cell>
          <table:table-cell table:formula="of:=[$Controls.H$3]* EXP(-(([.$B597]-[$Controls.H$2])^2/(0.6*[$Controls.H$4])))" office:value-type="float" office:value="0.0000038962805607312">
            <text:p>3.8962805607312E-006</text:p>
          </table:table-cell>
          <table:table-cell table:formula="of:=[$Controls.I$3]* EXP(-(([.$B597]-[$Controls.I$2])^2/(0.6*[$Controls.I$4])))" office:value-type="float" office:value="0.00000594597779383474">
            <text:p>0.000005946</text:p>
          </table:table-cell>
          <table:table-cell table:formula="of:=[$Controls.J$3]* EXP(-(([.$B597]-[$Controls.J$2])^2/(0.6*[$Controls.J$4])))" office:value-type="float" office:value="0.000000754089776922434">
            <text:p>7.54089776922434E-007</text:p>
          </table:table-cell>
          <table:table-cell table:formula="of:=[$Controls.K$3]* EXP(-(([.$B597]-[$Controls.K$2])^2/(0.6*[$Controls.K$4])))" office:value-type="float" office:value="0.0000000572674314279277">
            <text:p>5.72674314279277E-008</text:p>
          </table:table-cell>
          <table:table-cell table:formula="of:=Noise" office:value-type="float" office:value="0.00000544">
            <text:p>5.44E-006</text:p>
          </table:table-cell>
          <table:table-cell table:formula="of:=SUM([.C597:.G597])" office:value-type="float" office:value="0.0000160936155629163">
            <text:p>1.60936155629163E-005</text:p>
          </table:table-cell>
        </table:table-row>
        <table:table-row table:style-name="ro1">
          <table:table-cell table:formula="of:=[.A597]+7.5" office:value-type="float" office:value="11462.5">
            <text:p>11462.5</text:p>
          </table:table-cell>
          <table:table-cell table:formula="of:=[$Controls.$O$1]/[.A598]" office:value-type="float" office:value="1.08178844056707">
            <text:p>1.0817884406</text:p>
          </table:table-cell>
          <table:table-cell table:formula="of:=[$Controls.H$3]* EXP(-(([.$B598]-[$Controls.H$2])^2/(0.6*[$Controls.H$4])))" office:value-type="float" office:value="0.00000387259730618612">
            <text:p>3.87259730618612E-006</text:p>
          </table:table-cell>
          <table:table-cell table:formula="of:=[$Controls.I$3]* EXP(-(([.$B598]-[$Controls.I$2])^2/(0.6*[$Controls.I$4])))" office:value-type="float" office:value="0.00000589911239103251">
            <text:p>5.89911239103251E-006</text:p>
          </table:table-cell>
          <table:table-cell table:formula="of:=[$Controls.J$3]* EXP(-(([.$B598]-[$Controls.J$2])^2/(0.6*[$Controls.J$4])))" office:value-type="float" office:value="0.00000074543362891709">
            <text:p>7.4543362891709E-007</text:p>
          </table:table-cell>
          <table:table-cell table:formula="of:=[$Controls.K$3]* EXP(-(([.$B598]-[$Controls.K$2])^2/(0.6*[$Controls.K$4])))" office:value-type="float" office:value="0.0000000564048142205876">
            <text:p>5.64048142205876E-008</text:p>
          </table:table-cell>
          <table:table-cell table:formula="of:=Noise" office:value-type="float" office:value="0.00000626">
            <text:p>6.26E-006</text:p>
          </table:table-cell>
          <table:table-cell table:formula="of:=SUM([.C598:.G598])" office:value-type="float" office:value="0.0000168335481403563">
            <text:p>1.68335481403563E-005</text:p>
          </table:table-cell>
        </table:table-row>
        <table:table-row table:style-name="ro1">
          <table:table-cell table:formula="of:=[.A598]+7.5" office:value-type="float" office:value="11470">
            <text:p>11470</text:p>
          </table:table-cell>
          <table:table-cell table:formula="of:=[$Controls.$O$1]/[.A599]" office:value-type="float" office:value="1.08108108108108">
            <text:p>1.0810810811</text:p>
          </table:table-cell>
          <table:table-cell table:formula="of:=[$Controls.H$3]* EXP(-(([.$B599]-[$Controls.H$2])^2/(0.6*[$Controls.H$4])))" office:value-type="float" office:value="0.00000384898987013761">
            <text:p>0.000003849</text:p>
          </table:table-cell>
          <table:table-cell table:formula="of:=[$Controls.I$3]* EXP(-(([.$B599]-[$Controls.I$2])^2/(0.6*[$Controls.I$4])))" office:value-type="float" office:value="0.00000585252666840911">
            <text:p>5.85252666840911E-006</text:p>
          </table:table-cell>
          <table:table-cell table:formula="of:=[$Controls.J$3]* EXP(-(([.$B599]-[$Controls.J$2])^2/(0.6*[$Controls.J$4])))" office:value-type="float" office:value="0.000000736869049896052">
            <text:p>7.36869049896052E-007</text:p>
          </table:table-cell>
          <table:table-cell table:formula="of:=[$Controls.K$3]* EXP(-(([.$B599]-[$Controls.K$2])^2/(0.6*[$Controls.K$4])))" office:value-type="float" office:value="0.0000000555548668343042">
            <text:p>5.55548668343042E-008</text:p>
          </table:table-cell>
          <table:table-cell table:formula="of:=Noise" office:value-type="float" office:value="0.00000452">
            <text:p>4.52E-006</text:p>
          </table:table-cell>
          <table:table-cell table:formula="of:=SUM([.C599:.G599])" office:value-type="float" office:value="0.0000150139404552771">
            <text:p>1.50139404552771E-005</text:p>
          </table:table-cell>
        </table:table-row>
        <table:table-row table:style-name="ro1">
          <table:table-cell table:formula="of:=[.A599]+7.5" office:value-type="float" office:value="11477.5">
            <text:p>11477.5</text:p>
          </table:table-cell>
          <table:table-cell table:formula="of:=[$Controls.$O$1]/[.A600]" office:value-type="float" office:value="1.08037464604661">
            <text:p>1.080374646</text:p>
          </table:table-cell>
          <table:table-cell table:formula="of:=[$Controls.H$3]* EXP(-(([.$B600]-[$Controls.H$2])^2/(0.6*[$Controls.H$4])))" office:value-type="float" office:value="0.00000382545894885831">
            <text:p>3.82545894885831E-006</text:p>
          </table:table-cell>
          <table:table-cell table:formula="of:=[$Controls.I$3]* EXP(-(([.$B600]-[$Controls.I$2])^2/(0.6*[$Controls.I$4])))" office:value-type="float" office:value="0.0000058062203062933">
            <text:p>5.8062203062933E-006</text:p>
          </table:table-cell>
          <table:table-cell table:formula="of:=[$Controls.J$3]* EXP(-(([.$B600]-[$Controls.J$2])^2/(0.6*[$Controls.J$4])))" office:value-type="float" office:value="0.000000728395219675129">
            <text:p>7.28395219675129E-007</text:p>
          </table:table-cell>
          <table:table-cell table:formula="of:=[$Controls.K$3]* EXP(-(([.$B600]-[$Controls.K$2])^2/(0.6*[$Controls.K$4])))" office:value-type="float" office:value="0.0000000547174115603445">
            <text:p>5.47174115603445E-008</text:p>
          </table:table-cell>
          <table:table-cell table:formula="of:=Noise" office:value-type="float" office:value="0.00000491">
            <text:p>4.91E-006</text:p>
          </table:table-cell>
          <table:table-cell table:formula="of:=SUM([.C600:.G600])" office:value-type="float" office:value="0.0000153247918863871">
            <text:p>1.53247918863871E-005</text:p>
          </table:table-cell>
        </table:table-row>
        <table:table-row table:style-name="ro1">
          <table:table-cell table:formula="of:=[.A600]+7.5" office:value-type="float" office:value="11485">
            <text:p>11485</text:p>
          </table:table-cell>
          <table:table-cell table:formula="of:=[$Controls.$O$1]/[.A601]" office:value-type="float" office:value="1.07966913365259">
            <text:p>1.0796691337</text:p>
          </table:table-cell>
          <table:table-cell table:formula="of:=[$Controls.H$3]* EXP(-(([.$B601]-[$Controls.H$2])^2/(0.6*[$Controls.H$4])))" office:value-type="float" office:value="0.00000380200522300315">
            <text:p>0.000003802</text:p>
          </table:table-cell>
          <table:table-cell table:formula="of:=[$Controls.I$3]* EXP(-(([.$B601]-[$Controls.I$2])^2/(0.6*[$Controls.I$4])))" office:value-type="float" office:value="0.00000576019296169626">
            <text:p>5.76019296169626E-006</text:p>
          </table:table-cell>
          <table:table-cell table:formula="of:=[$Controls.J$3]* EXP(-(([.$B601]-[$Controls.J$2])^2/(0.6*[$Controls.J$4])))" office:value-type="float" office:value="0.000000720011322620632">
            <text:p>0.00000072</text:p>
          </table:table-cell>
          <table:table-cell table:formula="of:=[$Controls.K$3]* EXP(-(([.$B601]-[$Controls.K$2])^2/(0.6*[$Controls.K$4])))" office:value-type="float" office:value="0.0000000538922729830433">
            <text:p>5.38922729830433E-008</text:p>
          </table:table-cell>
          <table:table-cell table:formula="of:=Noise" office:value-type="float" office:value="0.000005">
            <text:p>5.00E-006</text:p>
          </table:table-cell>
          <table:table-cell table:formula="of:=SUM([.C601:.G601])" office:value-type="float" office:value="0.0000153361017803031">
            <text:p>1.53361017803031E-005</text:p>
          </table:table-cell>
        </table:table-row>
        <table:table-row table:style-name="ro1">
          <table:table-cell table:formula="of:=[.A601]+7.5" office:value-type="float" office:value="11492.5">
            <text:p>11492.5</text:p>
          </table:table-cell>
          <table:table-cell table:formula="of:=[$Controls.$O$1]/[.A602]" office:value-type="float" office:value="1.07896454209267">
            <text:p>1.0789645421</text:p>
          </table:table-cell>
          <table:table-cell table:formula="of:=[$Controls.H$3]* EXP(-(([.$B602]-[$Controls.H$2])^2/(0.6*[$Controls.H$4])))" office:value-type="float" office:value="0.00000377862935773526">
            <text:p>3.77862935773526E-006</text:p>
          </table:table-cell>
          <table:table-cell table:formula="of:=[$Controls.I$3]* EXP(-(([.$B602]-[$Controls.I$2])^2/(0.6*[$Controls.I$4])))" office:value-type="float" office:value="0.00000571444426872215">
            <text:p>5.71444426872215E-006</text:p>
          </table:table-cell>
          <table:table-cell table:formula="of:=[$Controls.J$3]* EXP(-(([.$B602]-[$Controls.J$2])^2/(0.6*[$Controls.J$4])))" office:value-type="float" office:value="0.00000071171654768085">
            <text:p>7.1171654768085E-007</text:p>
          </table:table-cell>
          <table:table-cell table:formula="of:=[$Controls.K$3]* EXP(-(([.$B602]-[$Controls.K$2])^2/(0.6*[$Controls.K$4])))" office:value-type="float" office:value="0.0000000530792779548147">
            <text:p>5.30792779548147E-008</text:p>
          </table:table-cell>
          <table:table-cell table:formula="of:=Noise" office:value-type="float" office:value="0.00000515">
            <text:p>5.15E-006</text:p>
          </table:table-cell>
          <table:table-cell table:formula="of:=SUM([.C602:.G602])" office:value-type="float" office:value="0.0000154078694520931">
            <text:p>1.54078694520931E-005</text:p>
          </table:table-cell>
        </table:table-row>
        <table:table-row table:style-name="ro1">
          <table:table-cell table:formula="of:=[.A602]+7.5" office:value-type="float" office:value="11500">
            <text:p>11500</text:p>
          </table:table-cell>
          <table:table-cell table:formula="of:=[$Controls.$O$1]/[.A603]" office:value-type="float" office:value="1.07826086956522">
            <text:p>1.0782608696</text:p>
          </table:table-cell>
          <table:table-cell table:formula="of:=[$Controls.H$3]* EXP(-(([.$B603]-[$Controls.H$2])^2/(0.6*[$Controls.H$4])))" office:value-type="float" office:value="0.00000375533200285231">
            <text:p>3.75533200285231E-006</text:p>
          </table:table-cell>
          <table:table-cell table:formula="of:=[$Controls.I$3]* EXP(-(([.$B603]-[$Controls.I$2])^2/(0.6*[$Controls.I$4])))" office:value-type="float" office:value="0.0000056689738389754">
            <text:p>0.000005669</text:p>
          </table:table-cell>
          <table:table-cell table:formula="of:=[$Controls.J$3]* EXP(-(([.$B603]-[$Controls.J$2])^2/(0.6*[$Controls.J$4])))" office:value-type="float" office:value="0.000000703510088415983">
            <text:p>7.03510088415983E-007</text:p>
          </table:table-cell>
          <table:table-cell table:formula="of:=[$Controls.K$3]* EXP(-(([.$B603]-[$Controls.K$2])^2/(0.6*[$Controls.K$4])))" office:value-type="float" office:value="0.0000000522782555713269">
            <text:p>5.22782555713269E-008</text:p>
          </table:table-cell>
          <table:table-cell table:formula="of:=Noise" office:value-type="float" office:value="0.00001439">
            <text:p>1.44E-005</text:p>
          </table:table-cell>
          <table:table-cell table:formula="of:=SUM([.C603:.G603])" office:value-type="float" office:value="0.000024570094185815">
            <text:p>2.4570094185815E-005</text:p>
          </table:table-cell>
        </table:table-row>
      </table:table>
      <table:named-expressions>
        <table:named-range table:name="Energy" table:base-cell-address="$Controls.$B$3" table:cell-range-address="$Gauss.$B$3:.$B$603"/>
        <table:named-range table:name="Noise" table:base-cell-address="$Gauss.$C$3" table:cell-range-address="$Controls.$C$3:.$C$603"/>
        <table:named-range table:name="NoiseSum" table:base-cell-address="$Out.$B$603" table:cell-range-address="$NoiseEx.$A$3:.$A$603"/>
        <table:named-range table:name="OutputIntensity" table:base-cell-address="$Controls.$G$602" table:cell-range-address="$Gauss.$H$3:.$H$603"/>
        <table:named-range table:name="Wavelength" table:base-cell-address="$Controls.$A$3" table:cell-range-address="$Gauss.$A$3:.$A$6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2" number:min-integer-digits="1" number:min-exponent-digits="1"/>
    </number:number-style>
    <number:number-style style:name="N118">
      <number:number number:decimal-places="3" number:min-integer-digits="1"/>
    </number:number-style>
    <number:number-style style:name="N119">
      <number:scientific-number number:decimal-places="3" number:min-integer-digits="1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 style:data-style-name="N2" text:time-value="0000-00-00T19:15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3-03-01T16:28:59</meta:creation-date>
    <dc:date>2013-03-01T19:17:28</dc:date>
    <dc:creator>Julian </dc:creator>
    <meta:editing-duration>PT58M59S</meta:editing-duration>
    <meta:editing-cycles>10</meta:editing-cycles>
    <meta:generator>LibreOffice/3.6$Linux_X86_64 LibreOffice_project/360m1$Build-2</meta:generator>
    <meta:document-statistic meta:table-count="4" meta:cell-count="120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7000" chart:maximum="1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amed-symbol" chart:symbol-name="square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1cm" svg:height="16.12cm" xlink:href=".." xlink:type="simple" chart:class="chart:scatter" chart:style-name="ch1">
        <chart:title svg:x="14.686cm" svg:y="0.458cm" chart:style-name="ch2">
          <text:p>Artificial Data</text:p>
        </chart:title>
        <chart:plot-area chart:style-name="ch3" table:cell-range-address="Out.A3:Out.B603 Out.B1:Out.B2" chart:data-source-has-labels="row" svg:x="1.646cm" svg:y="2.229cm" svg:width="29.335cm" svg:height="12.598cm">
          <chartooo:coordinate-region svg:x="3.209cm" svg:y="2.431cm" svg:width="27.294cm" svg:height="11.743cm"/>
          <chart:axis chart:dimension="x" chart:name="primary-x" chart:style-name="ch4">
            <chart:title svg:x="15.441cm" svg:y="15.149cm" chart:style-name="ch5">
              <text:p>Wavelength</text:p>
            </chart:title>
          </chart:axis>
          <chart:axis chart:dimension="y" chart:name="primary-y" chart:style-name="ch6">
            <chart:title svg:x="0.451cm" svg:y="9.167cm" chart:style-name="ch7">
              <text:p>Intensity</text:p>
            </chart:title>
            <chart:grid chart:style-name="ch8" chart:class="major"/>
          </chart:axis>
          <chart:series chart:style-name="ch9" chart:values-cell-range-address="Out.B3:Out.B603" chart:label-cell-address="Out.B1:Out.B2" chart:class="chart:scatter">
            <chart:domain table:cell-range-address="Out.A3:Out.A603"/>
            <chart:data-point chart:repeated="6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</text:p>
                <text:list>
                  <text:list-item>
                    <text:p/>
                  </text:list-item>
                  <text:list-item>
                    <text:p>Intensity</text:p>
                  </text:list-item>
                </text:list>
                <draw:g>
                  <svg:desc>Out.B1:Ou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0">
                <text:p>7000</text:p>
                <draw:g>
                  <svg:desc>Out.A3:Out.A603</svg:desc>
                </draw:g>
              </table:table-cell>
              <table:table-cell office:value-type="float" office:value="0.0000377014711762494">
                <text:p>0.0000377014711762494</text:p>
                <draw:g>
                  <svg:desc>Out.B3:Out.B6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7.5">
                <text:p>7007.5</text:p>
              </table:table-cell>
              <table:table-cell office:value-type="float" office:value="0.0000061558131261017">
                <text:p>0.0000061558131261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15">
                <text:p>7015</text:p>
              </table:table-cell>
              <table:table-cell office:value-type="float" office:value="0.00000619095444857224">
                <text:p>0.00000619095444857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2.5">
                <text:p>7022.5</text:p>
              </table:table-cell>
              <table:table-cell office:value-type="float" office:value="0.00000699690611387462">
                <text:p>0.00000699690611387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0">
                <text:p>7030</text:p>
              </table:table-cell>
              <table:table-cell office:value-type="float" office:value="0.00000702367905011013">
                <text:p>0.0000070236790501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37.5">
                <text:p>7037.5</text:p>
              </table:table-cell>
              <table:table-cell office:value-type="float" office:value="0.0000062012841384858">
                <text:p>0.0000062012841384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5">
                <text:p>7045</text:p>
              </table:table-cell>
              <table:table-cell office:value-type="float" office:value="0.00000473973220852332">
                <text:p>0.00000473973220852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52.5">
                <text:p>7052.5</text:p>
              </table:table-cell>
              <table:table-cell office:value-type="float" office:value="0.0000082390340332617">
                <text:p>0.000008239034033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60">
                <text:p>7060</text:p>
              </table:table-cell>
              <table:table-cell office:value-type="float" office:value="0.00000644920032445666">
                <text:p>0.00000644920032445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67.5">
                <text:p>7067.5</text:p>
              </table:table-cell>
              <table:table-cell office:value-type="float" office:value="0.00000556024172777971">
                <text:p>0.00000556024172777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75">
                <text:p>7075</text:p>
              </table:table-cell>
              <table:table-cell office:value-type="float" office:value="0.00000676216881801988">
                <text:p>0.00000676216881801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82.5">
                <text:p>7082.5</text:p>
              </table:table-cell>
              <table:table-cell office:value-type="float" office:value="0.00000514499209429089">
                <text:p>0.0000051449920942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90">
                <text:p>7090</text:p>
              </table:table-cell>
              <table:table-cell office:value-type="float" office:value="0.00000658872197524673">
                <text:p>0.00000658872197524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97.5">
                <text:p>7097.5</text:p>
              </table:table-cell>
              <table:table-cell office:value-type="float" office:value="0.00000663336879430844">
                <text:p>0.00000663336879430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5">
                <text:p>7105</text:p>
              </table:table-cell>
              <table:table-cell office:value-type="float" office:value="0.00000561894279490479">
                <text:p>0.00000561894279490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12.5">
                <text:p>7112.5</text:p>
              </table:table-cell>
              <table:table-cell office:value-type="float" office:value="0.00000604545412572981">
                <text:p>0.00000604545412572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20">
                <text:p>7120</text:p>
              </table:table-cell>
              <table:table-cell office:value-type="float" office:value="0.00000977291283601969">
                <text:p>0.00000977291283601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27.5">
                <text:p>7127.5</text:p>
              </table:table-cell>
              <table:table-cell office:value-type="float" office:value="0.00000451132887085182">
                <text:p>0.00000451132887085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5">
                <text:p>7135</text:p>
              </table:table-cell>
              <table:table-cell office:value-type="float" office:value="0.00000687071206646853">
                <text:p>0.00000687071206646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42.5">
                <text:p>7142.5</text:p>
              </table:table-cell>
              <table:table-cell office:value-type="float" office:value="0.00000550107214562816">
                <text:p>0.00000550107214562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0">
                <text:p>7150</text:p>
              </table:table-cell>
              <table:table-cell office:value-type="float" office:value="0.000007272418712986">
                <text:p>0.000007272418712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7.5">
                <text:p>7157.5</text:p>
              </table:table-cell>
              <table:table-cell office:value-type="float" office:value="0.00000891476125050738">
                <text:p>0.00000891476125050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65">
                <text:p>7165</text:p>
              </table:table-cell>
              <table:table-cell office:value-type="float" office:value="0.00000707810911291565">
                <text:p>0.0000070781091129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72.5">
                <text:p>7172.5</text:p>
              </table:table-cell>
              <table:table-cell office:value-type="float" office:value="0.00000485247152317713">
                <text:p>0.00000485247152317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80">
                <text:p>7180</text:p>
              </table:table-cell>
              <table:table-cell office:value-type="float" office:value="0.00000556785756802547">
                <text:p>0.00000556785756802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87.5">
                <text:p>7187.5</text:p>
              </table:table-cell>
              <table:table-cell office:value-type="float" office:value="0.00000736427619352757">
                <text:p>0.00000736427619352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5">
                <text:p>7195</text:p>
              </table:table-cell>
              <table:table-cell office:value-type="float" office:value="0.00000870173620069349">
                <text:p>0.00000870173620069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02.5">
                <text:p>7202.5</text:p>
              </table:table-cell>
              <table:table-cell office:value-type="float" office:value="0.00000930024624113207">
                <text:p>0.00000930024624113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0">
                <text:p>7210</text:p>
              </table:table-cell>
              <table:table-cell office:value-type="float" office:value="0.00000807981481275478">
                <text:p>0.00000807981481275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17.5">
                <text:p>7217.5</text:p>
              </table:table-cell>
              <table:table-cell office:value-type="float" office:value="0.00000870045025552941">
                <text:p>0.0000087004502555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25">
                <text:p>7225</text:p>
              </table:table-cell>
              <table:table-cell office:value-type="float" office:value="0.00000736216074728587">
                <text:p>0.00000736216074728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32.5">
                <text:p>7232.5</text:p>
              </table:table-cell>
              <table:table-cell office:value-type="float" office:value="0.00000746495429957574">
                <text:p>0.00000746495429957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0">
                <text:p>7240</text:p>
              </table:table-cell>
              <table:table-cell office:value-type="float" office:value="0.00000820883875358747">
                <text:p>0.00000820883875358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47.5">
                <text:p>7247.5</text:p>
              </table:table-cell>
              <table:table-cell office:value-type="float" office:value="0.00000835382177611911">
                <text:p>0.00000835382177611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55">
                <text:p>7255</text:p>
              </table:table-cell>
              <table:table-cell office:value-type="float" office:value="0.00000668991085561003">
                <text:p>0.00000668991085561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62.5">
                <text:p>7262.5</text:p>
              </table:table-cell>
              <table:table-cell office:value-type="float" office:value="0.00000786711329823337">
                <text:p>0.00000786711329823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70">
                <text:p>7270</text:p>
              </table:table-cell>
              <table:table-cell office:value-type="float" office:value="0.00000877543622405094">
                <text:p>0.00000877543622405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77.5">
                <text:p>7277.5</text:p>
              </table:table-cell>
              <table:table-cell office:value-type="float" office:value="0.00000944488656323168">
                <text:p>0.00000944488656323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85">
                <text:p>7285</text:p>
              </table:table-cell>
              <table:table-cell office:value-type="float" office:value="0.00000781547105233557">
                <text:p>0.00000781547105233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92.5">
                <text:p>7292.5</text:p>
              </table:table-cell>
              <table:table-cell office:value-type="float" office:value="0.00000907719623066402">
                <text:p>0.00000907719623066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00">
                <text:p>7300</text:p>
              </table:table-cell>
              <table:table-cell office:value-type="float" office:value="0.0000190900684366782">
                <text:p>0.0000190900684366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07.5">
                <text:p>7307.5</text:p>
              </table:table-cell>
              <table:table-cell office:value-type="float" office:value="0.0000097040938044864">
                <text:p>0.0000097040938044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15">
                <text:p>7315</text:p>
              </table:table-cell>
              <table:table-cell office:value-type="float" office:value="0.00000836927826040225">
                <text:p>0.00000836927826040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22.5">
                <text:p>7322.5</text:p>
              </table:table-cell>
              <table:table-cell office:value-type="float" office:value="0.0000108156275195737">
                <text:p>0.0000108156275195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30">
                <text:p>7330</text:p>
              </table:table-cell>
              <table:table-cell office:value-type="float" office:value="0.00000812314708268483">
                <text:p>0.00000812314708268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37.5">
                <text:p>7337.5</text:p>
              </table:table-cell>
              <table:table-cell office:value-type="float" office:value="0.00000932184223273165">
                <text:p>0.00000932184223273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45">
                <text:p>7345</text:p>
              </table:table-cell>
              <table:table-cell office:value-type="float" office:value="0.0000100617180318716">
                <text:p>0.0000100617180318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52.5">
                <text:p>7352.5</text:p>
              </table:table-cell>
              <table:table-cell office:value-type="float" office:value="0.0000110727793183492">
                <text:p>0.0000110727793183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60">
                <text:p>7360</text:p>
              </table:table-cell>
              <table:table-cell office:value-type="float" office:value="0.000006955030703497">
                <text:p>0.000006955030703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67.5">
                <text:p>7367.5</text:p>
              </table:table-cell>
              <table:table-cell office:value-type="float" office:value="0.00000682847656881485">
                <text:p>0.000006828476568814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75">
                <text:p>7375</text:p>
              </table:table-cell>
              <table:table-cell office:value-type="float" office:value="0.00000911312106312553">
                <text:p>0.000009113121063125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82.5">
                <text:p>7382.5</text:p>
              </table:table-cell>
              <table:table-cell office:value-type="float" office:value="0.0000106889680998097">
                <text:p>0.00001068896809980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90">
                <text:p>7390</text:p>
              </table:table-cell>
              <table:table-cell office:value-type="float" office:value="0.00000852602135411942">
                <text:p>0.00000852602135411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97.5">
                <text:p>7397.5</text:p>
              </table:table-cell>
              <table:table-cell office:value-type="float" office:value="0.0000084442842605715">
                <text:p>0.0000084442842605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05">
                <text:p>7405</text:p>
              </table:table-cell>
              <table:table-cell office:value-type="float" office:value="0.00000986376001042084">
                <text:p>0.00000986376001042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12.5">
                <text:p>7412.5</text:p>
              </table:table-cell>
              <table:table-cell office:value-type="float" office:value="0.00000945445154921439">
                <text:p>0.00000945445154921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20">
                <text:p>7420</text:p>
              </table:table-cell>
              <table:table-cell office:value-type="float" office:value="0.00000954636157442614">
                <text:p>0.00000954636157442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27.5">
                <text:p>7427.5</text:p>
              </table:table-cell>
              <table:table-cell office:value-type="float" office:value="0.00000963949253317355">
                <text:p>0.00000963949253317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35">
                <text:p>7435</text:p>
              </table:table-cell>
              <table:table-cell office:value-type="float" office:value="0.00000880384662001565">
                <text:p>0.00000880384662001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42.5">
                <text:p>7442.5</text:p>
              </table:table-cell>
              <table:table-cell office:value-type="float" office:value="0.00000935942577483326">
                <text:p>0.00000935942577483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50">
                <text:p>7450</text:p>
              </table:table-cell>
              <table:table-cell office:value-type="float" office:value="0.00000848623168079149">
                <text:p>0.00000848623168079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57.5">
                <text:p>7457.5</text:p>
              </table:table-cell>
              <table:table-cell office:value-type="float" office:value="0.00000910426576238476">
                <text:p>0.00000910426576238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65">
                <text:p>7465</text:p>
              </table:table-cell>
              <table:table-cell office:value-type="float" office:value="0.0000111035291835646">
                <text:p>0.000011103529183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72.5">
                <text:p>7472.5</text:p>
              </table:table-cell>
              <table:table-cell office:value-type="float" office:value="0.0000105940228459501">
                <text:p>0.0000105940228459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80">
                <text:p>7480</text:p>
              </table:table-cell>
              <table:table-cell office:value-type="float" office:value="0.00000801574738712172">
                <text:p>0.00000801574738712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87.5">
                <text:p>7487.5</text:p>
              </table:table-cell>
              <table:table-cell office:value-type="float" office:value="0.0000122587031789977">
                <text:p>0.0000122587031789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95">
                <text:p>7495</text:p>
              </table:table-cell>
              <table:table-cell office:value-type="float" office:value="0.00000909289032629406">
                <text:p>0.00000909289032629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02.5">
                <text:p>7502.5</text:p>
              </table:table-cell>
              <table:table-cell office:value-type="float" office:value="0.0000130983086650671">
                <text:p>0.00001309830866506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10">
                <text:p>7510</text:p>
              </table:table-cell>
              <table:table-cell office:value-type="float" office:value="0.0000109049577613397">
                <text:p>0.0000109049577613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17.5">
                <text:p>7517.5</text:p>
              </table:table-cell>
              <table:table-cell office:value-type="float" office:value="0.0000105528369098103">
                <text:p>0.0000105528369098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25">
                <text:p>7525</text:p>
              </table:table-cell>
              <table:table-cell office:value-type="float" office:value="0.0000105619451326447">
                <text:p>0.0000105619451326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32.5">
                <text:p>7532.5</text:p>
              </table:table-cell>
              <table:table-cell office:value-type="float" office:value="0.00000915228117835166">
                <text:p>0.0000091522811783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40">
                <text:p>7540</text:p>
              </table:table-cell>
              <table:table-cell office:value-type="float" office:value="0.00001118384352074">
                <text:p>0.00001118384352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47.5">
                <text:p>7547.5</text:p>
              </table:table-cell>
              <table:table-cell office:value-type="float" office:value="0.0000125766303579597">
                <text:p>0.0000125766303579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55">
                <text:p>7555</text:p>
              </table:table-cell>
              <table:table-cell office:value-type="float" office:value="0.00000901063961162449">
                <text:p>0.00000901063961162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62.5">
                <text:p>7562.5</text:p>
              </table:table-cell>
              <table:table-cell office:value-type="float" office:value="0.0000115258689260176">
                <text:p>0.000011525868926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70">
                <text:p>7570</text:p>
              </table:table-cell>
              <table:table-cell office:value-type="float" office:value="0.0000107723156673791">
                <text:p>0.0000107723156673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77.5">
                <text:p>7577.5</text:p>
              </table:table-cell>
              <table:table-cell office:value-type="float" office:value="0.00000989997692327565">
                <text:p>0.00000989997692327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85">
                <text:p>7585</text:p>
              </table:table-cell>
              <table:table-cell office:value-type="float" office:value="0.0000111788495020515">
                <text:p>0.0000111788495020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2.5">
                <text:p>7592.5</text:p>
              </table:table-cell>
              <table:table-cell office:value-type="float" office:value="0.0000119989299323617">
                <text:p>0.0000119989299323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00">
                <text:p>7600</text:p>
              </table:table-cell>
              <table:table-cell office:value-type="float" office:value="0.0000421202144627856">
                <text:p>0.0000421202144627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07.5">
                <text:p>7607.5</text:p>
              </table:table-cell>
              <table:table-cell office:value-type="float" office:value="0.0000112526990615223">
                <text:p>0.0000112526990615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15">
                <text:p>7615</text:p>
              </table:table-cell>
              <table:table-cell office:value-type="float" office:value="0.0000110863794161664">
                <text:p>0.0000110863794161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22.5">
                <text:p>7622.5</text:p>
              </table:table-cell>
              <table:table-cell office:value-type="float" office:value="0.0000125112509335639">
                <text:p>0.00001251125093356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30">
                <text:p>7630</text:p>
              </table:table-cell>
              <table:table-cell office:value-type="float" office:value="0.0000118173087397487">
                <text:p>0.0000118173087397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37.5">
                <text:p>7637.5</text:p>
              </table:table-cell>
              <table:table-cell office:value-type="float" office:value="0.0000123245476799584">
                <text:p>0.0000123245476799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45">
                <text:p>7645</text:p>
              </table:table-cell>
              <table:table-cell office:value-type="float" office:value="0.0000115929623187303">
                <text:p>0.0000115929623187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52.5">
                <text:p>7652.5</text:p>
              </table:table-cell>
              <table:table-cell office:value-type="float" office:value="0.0000130025469400761">
                <text:p>0.0000130025469400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60">
                <text:p>7660</text:p>
              </table:table-cell>
              <table:table-cell office:value-type="float" office:value="0.0000150832955477352">
                <text:p>0.0000150832955477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67.5">
                <text:p>7667.5</text:p>
              </table:table-cell>
              <table:table-cell office:value-type="float" office:value="0.000013265201865507">
                <text:p>0.000013265201865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75">
                <text:p>7675</text:p>
              </table:table-cell>
              <table:table-cell office:value-type="float" office:value="0.0000133182593376612">
                <text:p>0.0000133182593376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82.5">
                <text:p>7682.5</text:p>
              </table:table-cell>
              <table:table-cell office:value-type="float" office:value="0.0000125624611294259">
                <text:p>0.0000125624611294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90">
                <text:p>7690</text:p>
              </table:table-cell>
              <table:table-cell office:value-type="float" office:value="0.0000146278001275528">
                <text:p>0.00001462780012755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97.5">
                <text:p>7697.5</text:p>
              </table:table-cell>
              <table:table-cell office:value-type="float" office:value="0.00001185426894096">
                <text:p>0.00001185426894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05">
                <text:p>7705</text:p>
              </table:table-cell>
              <table:table-cell office:value-type="float" office:value="0.0000139418599014511">
                <text:p>0.0000139418599014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12.5">
                <text:p>7712.5</text:p>
              </table:table-cell>
              <table:table-cell office:value-type="float" office:value="0.0000140805650645109">
                <text:p>0.0000140805650645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20">
                <text:p>7720</text:p>
              </table:table-cell>
              <table:table-cell office:value-type="float" office:value="0.0000142403762101769">
                <text:p>0.0000142403762101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27.5">
                <text:p>7727.5</text:p>
              </table:table-cell>
              <table:table-cell office:value-type="float" office:value="0.0000149912848439862">
                <text:p>0.0000149912848439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35">
                <text:p>7735</text:p>
              </table:table-cell>
              <table:table-cell office:value-type="float" office:value="0.0000154632821979979">
                <text:p>0.0000154632821979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42.5">
                <text:p>7742.5</text:p>
              </table:table-cell>
              <table:table-cell office:value-type="float" office:value="0.0000155663592318902">
                <text:p>0.0000155663592318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50">
                <text:p>7750</text:p>
              </table:table-cell>
              <table:table-cell office:value-type="float" office:value="0.0000157505066341314">
                <text:p>0.0000157505066341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57.5">
                <text:p>7757.5</text:p>
              </table:table-cell>
              <table:table-cell office:value-type="float" office:value="0.0000158857148232257">
                <text:p>0.00001588571482322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65">
                <text:p>7765</text:p>
              </table:table-cell>
              <table:table-cell office:value-type="float" office:value="0.000013401973949032">
                <text:p>0.000013401973949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72.5">
                <text:p>7772.5</text:p>
              </table:table-cell>
              <table:table-cell office:value-type="float" office:value="0.0000152292738941556">
                <text:p>0.00001522927389415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80">
                <text:p>7780</text:p>
              </table:table-cell>
              <table:table-cell office:value-type="float" office:value="0.0000148576042754135">
                <text:p>0.00001485760427541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87.5">
                <text:p>7787.5</text:p>
              </table:table-cell>
              <table:table-cell office:value-type="float" office:value="0.0000145869544453713">
                <text:p>0.0000145869544453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95">
                <text:p>7795</text:p>
              </table:table-cell>
              <table:table-cell office:value-type="float" office:value="0.0000174473134939523">
                <text:p>0.0000174473134939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02.5">
                <text:p>7802.5</text:p>
              </table:table-cell>
              <table:table-cell office:value-type="float" office:value="0.0000179886702501176">
                <text:p>0.0000179886702501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10">
                <text:p>7810</text:p>
              </table:table-cell>
              <table:table-cell office:value-type="float" office:value="0.0000151710132836182">
                <text:p>0.0000151710132836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17.5">
                <text:p>7817.5</text:p>
              </table:table-cell>
              <table:table-cell office:value-type="float" office:value="0.0000189243309068164">
                <text:p>0.0000189243309068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25">
                <text:p>7825</text:p>
              </table:table-cell>
              <table:table-cell office:value-type="float" office:value="0.0000153986111765781">
                <text:p>0.0000153986111765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32.5">
                <text:p>7832.5</text:p>
              </table:table-cell>
              <table:table-cell office:value-type="float" office:value="0.0000180938418962349">
                <text:p>0.00001809384189623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40">
                <text:p>7840</text:p>
              </table:table-cell>
              <table:table-cell office:value-type="float" office:value="0.0000162200106176147">
                <text:p>0.0000162200106176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47.5">
                <text:p>7847.5</text:p>
              </table:table-cell>
              <table:table-cell office:value-type="float" office:value="0.0000156371046431417">
                <text:p>0.0000156371046431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55">
                <text:p>7855</text:p>
              </table:table-cell>
              <table:table-cell office:value-type="float" office:value="0.0000144251110280041">
                <text:p>0.0000144251110280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62.5">
                <text:p>7862.5</text:p>
              </table:table-cell>
              <table:table-cell office:value-type="float" office:value="0.0000188740165823899">
                <text:p>0.0000188740165823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0">
                <text:p>7870</text:p>
              </table:table-cell>
              <table:table-cell office:value-type="float" office:value="0.0000186138078737896">
                <text:p>0.0000186138078737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7.5">
                <text:p>7877.5</text:p>
              </table:table-cell>
              <table:table-cell office:value-type="float" office:value="0.0000173944712293663">
                <text:p>0.0000173944712293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85">
                <text:p>7885</text:p>
              </table:table-cell>
              <table:table-cell office:value-type="float" office:value="0.0000175559927383911">
                <text:p>0.00001755599273839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92.5">
                <text:p>7892.5</text:p>
              </table:table-cell>
              <table:table-cell office:value-type="float" office:value="0.000017708358254745">
                <text:p>0.000017708358254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00">
                <text:p>7900</text:p>
              </table:table-cell>
              <table:table-cell office:value-type="float" office:value="0.0000300415533994853">
                <text:p>0.00003004155339948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07.5">
                <text:p>7907.5</text:p>
              </table:table-cell>
              <table:table-cell office:value-type="float" office:value="0.0000173155635634772">
                <text:p>0.00001731556356347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15">
                <text:p>7915</text:p>
              </table:table-cell>
              <table:table-cell office:value-type="float" office:value="0.0000182103739100889">
                <text:p>0.0000182103739100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22.5">
                <text:p>7922.5</text:p>
              </table:table-cell>
              <table:table-cell office:value-type="float" office:value="0.0000185959693779505">
                <text:p>0.00001859596937795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30">
                <text:p>7930</text:p>
              </table:table-cell>
              <table:table-cell office:value-type="float" office:value="0.0000169423346837756">
                <text:p>0.0000169423346837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37.5">
                <text:p>7937.5</text:p>
              </table:table-cell>
              <table:table-cell office:value-type="float" office:value="0.0000193594543252452">
                <text:p>0.0000193594543252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45">
                <text:p>7945</text:p>
              </table:table-cell>
              <table:table-cell office:value-type="float" office:value="0.0000177973125839533">
                <text:p>0.00001779731258395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52.5">
                <text:p>7952.5</text:p>
              </table:table-cell>
              <table:table-cell office:value-type="float" office:value="0.0000202058935284133">
                <text:p>0.0000202058935284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60">
                <text:p>7960</text:p>
              </table:table-cell>
              <table:table-cell office:value-type="float" office:value="0.0000180751810171252">
                <text:p>0.0000180751810171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67.5">
                <text:p>7967.5</text:p>
              </table:table-cell>
              <table:table-cell office:value-type="float" office:value="0.000017605158701702">
                <text:p>0.0000176051587017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75">
                <text:p>7975</text:p>
              </table:table-cell>
              <table:table-cell office:value-type="float" office:value="0.0000198358100300552">
                <text:p>0.0000198358100300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82.5">
                <text:p>7982.5</text:p>
              </table:table-cell>
              <table:table-cell office:value-type="float" office:value="0.0000217071182496391">
                <text:p>0.0000217071182496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90">
                <text:p>7990</text:p>
              </table:table-cell>
              <table:table-cell office:value-type="float" office:value="0.0000192690664107524">
                <text:p>0.0000192690664107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97.5">
                <text:p>7997.5</text:p>
              </table:table-cell>
              <table:table-cell office:value-type="float" office:value="0.0000207716373698962">
                <text:p>0.0000207716373698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05">
                <text:p>8005</text:p>
              </table:table-cell>
              <table:table-cell office:value-type="float" office:value="0.0000194448137931888">
                <text:p>0.0000194448137931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12.5">
                <text:p>8012.5</text:p>
              </table:table-cell>
              <table:table-cell office:value-type="float" office:value="0.0000204185781598359">
                <text:p>0.00002041857815983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20">
                <text:p>8020</text:p>
              </table:table-cell>
              <table:table-cell office:value-type="float" office:value="0.0000215229127656548">
                <text:p>0.0000215229127656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27.5">
                <text:p>8027.5</text:p>
              </table:table-cell>
              <table:table-cell office:value-type="float" office:value="0.0000191077997266526">
                <text:p>0.00001910779972665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35">
                <text:p>8035</text:p>
              </table:table-cell>
              <table:table-cell office:value-type="float" office:value="0.000020043220982658">
                <text:p>0.000020043220982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42.5">
                <text:p>8042.5</text:p>
              </table:table-cell>
              <table:table-cell office:value-type="float" office:value="0.0000186291583010038">
                <text:p>0.00001862915830100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50">
                <text:p>8050</text:p>
              </table:table-cell>
              <table:table-cell office:value-type="float" office:value="0.0000212955932802622">
                <text:p>0.00002129559328026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7.5">
                <text:p>8057.5</text:p>
              </table:table-cell>
              <table:table-cell office:value-type="float" office:value="0.0000230525073540293">
                <text:p>0.0000230525073540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65">
                <text:p>8065</text:p>
              </table:table-cell>
              <table:table-cell office:value-type="float" office:value="0.0000209698817947596">
                <text:p>0.0000209698817947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72.5">
                <text:p>8072.5</text:p>
              </table:table-cell>
              <table:table-cell office:value-type="float" office:value="0.0000204176977176489">
                <text:p>0.0000204176977176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80">
                <text:p>8080</text:p>
              </table:table-cell>
              <table:table-cell office:value-type="float" office:value="0.0000215059360845646">
                <text:p>0.0000215059360845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87.5">
                <text:p>8087.5</text:p>
              </table:table-cell>
              <table:table-cell office:value-type="float" office:value="0.0000224545777080229">
                <text:p>0.00002245457770802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95">
                <text:p>8095</text:p>
              </table:table-cell>
              <table:table-cell office:value-type="float" office:value="0.0000220836032552115">
                <text:p>0.0000220836032552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02.5">
                <text:p>8102.5</text:p>
              </table:table-cell>
              <table:table-cell office:value-type="float" office:value="0.0000235029932520566">
                <text:p>0.0000235029932520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10">
                <text:p>8110</text:p>
              </table:table-cell>
              <table:table-cell office:value-type="float" office:value="0.0000239427280873339">
                <text:p>0.00002394272808733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17.5">
                <text:p>8117.5</text:p>
              </table:table-cell>
              <table:table-cell office:value-type="float" office:value="0.0000223727880168221">
                <text:p>0.0000223727880168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25">
                <text:p>8125</text:p>
              </table:table-cell>
              <table:table-cell office:value-type="float" office:value="0.0000232731531674971">
                <text:p>0.00002327315316749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32.5">
                <text:p>8132.5</text:p>
              </table:table-cell>
              <table:table-cell office:value-type="float" office:value="0.0000232638035417677">
                <text:p>0.0000232638035417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40">
                <text:p>8140</text:p>
              </table:table-cell>
              <table:table-cell office:value-type="float" office:value="0.0000245247190217497">
                <text:p>0.0000245247190217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47.5">
                <text:p>8147.5</text:p>
              </table:table-cell>
              <table:table-cell office:value-type="float" office:value="0.0000249858793735778">
                <text:p>0.0000249858793735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55">
                <text:p>8155</text:p>
              </table:table-cell>
              <table:table-cell office:value-type="float" office:value="0.0000238072642517558">
                <text:p>0.00002380726425175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62.5">
                <text:p>8162.5</text:p>
              </table:table-cell>
              <table:table-cell office:value-type="float" office:value="0.0000268688532035407">
                <text:p>0.0000268688532035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70">
                <text:p>8170</text:p>
              </table:table-cell>
              <table:table-cell office:value-type="float" office:value="0.0000261506256733628">
                <text:p>0.0000261506256733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77.5">
                <text:p>8177.5</text:p>
              </table:table-cell>
              <table:table-cell office:value-type="float" office:value="0.0000250825610072784">
                <text:p>0.00002508256100727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85">
                <text:p>8185</text:p>
              </table:table-cell>
              <table:table-cell office:value-type="float" office:value="0.0000243346384574544">
                <text:p>0.00002433463845745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192.5">
                <text:p>8192.5</text:p>
              </table:table-cell>
              <table:table-cell office:value-type="float" office:value="0.0000254468371866843">
                <text:p>0.0000254468371866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00">
                <text:p>8200</text:p>
              </table:table-cell>
              <table:table-cell office:value-type="float" office:value="0.0000565791362729332">
                <text:p>0.00005657913627293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07.5">
                <text:p>8207.5</text:p>
              </table:table-cell>
              <table:table-cell office:value-type="float" office:value="0.000025341514713911">
                <text:p>0.0000253415147139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15">
                <text:p>8215</text:p>
              </table:table-cell>
              <table:table-cell office:value-type="float" office:value="0.0000257439514316728">
                <text:p>0.00002574395143167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22.5">
                <text:p>8222.5</text:p>
              </table:table-cell>
              <table:table-cell office:value-type="float" office:value="0.0000264064252772448">
                <text:p>0.0000264064252772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30">
                <text:p>8230</text:p>
              </table:table-cell>
              <table:table-cell office:value-type="float" office:value="0.0000239189150352736">
                <text:p>0.00002391891503527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37.5">
                <text:p>8237.5</text:p>
              </table:table-cell>
              <table:table-cell office:value-type="float" office:value="0.0000263113994286995">
                <text:p>0.00002631139942869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45">
                <text:p>8245</text:p>
              </table:table-cell>
              <table:table-cell office:value-type="float" office:value="0.00002461385712345">
                <text:p>0.000024613857123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52.5">
                <text:p>8252.5</text:p>
              </table:table-cell>
              <table:table-cell office:value-type="float" office:value="0.0000256162667331542">
                <text:p>0.00002561626673315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260">
                <text:p>8260</text:p>
              </table:table-cell>
              <table:table-cell office:value-type="float" office:value="0.0000290886068238755">
                <text:p>0.0000290886068238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67.5">
                <text:p>8267.5</text:p>
              </table:table-cell>
              <table:table-cell office:value-type="float" office:value="0.0000266208559188606">
                <text:p>0.0000266208559188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275">
                <text:p>8275</text:p>
              </table:table-cell>
              <table:table-cell office:value-type="float" office:value="0.0000253429925033055">
                <text:p>0.0000253429925033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82.5">
                <text:p>8282.5</text:p>
              </table:table-cell>
              <table:table-cell office:value-type="float" office:value="0.0000269049950291346">
                <text:p>0.0000269049950291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90">
                <text:p>8290</text:p>
              </table:table-cell>
              <table:table-cell office:value-type="float" office:value="0.0000263168419197928">
                <text:p>0.00002631684191979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97.5">
                <text:p>8297.5</text:p>
              </table:table-cell>
              <table:table-cell office:value-type="float" office:value="0.0000275985115750489">
                <text:p>0.00002759851157504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05">
                <text:p>8305</text:p>
              </table:table-cell>
              <table:table-cell office:value-type="float" office:value="0.0000286899823758086">
                <text:p>0.0000286899823758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12.5">
                <text:p>8312.5</text:p>
              </table:table-cell>
              <table:table-cell office:value-type="float" office:value="0.0000266712326889354">
                <text:p>0.0000266712326889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20">
                <text:p>8320</text:p>
              </table:table-cell>
              <table:table-cell office:value-type="float" office:value="0.0000294922408720784">
                <text:p>0.00002949224087207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27.5">
                <text:p>8327.5</text:p>
              </table:table-cell>
              <table:table-cell office:value-type="float" office:value="0.0000253229852785051">
                <text:p>0.0000253229852785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35">
                <text:p>8335</text:p>
              </table:table-cell>
              <table:table-cell office:value-type="float" office:value="0.0000276934442619373">
                <text:p>0.00002769344426193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42.5">
                <text:p>8342.5</text:p>
              </table:table-cell>
              <table:table-cell office:value-type="float" office:value="0.0000255335961813896">
                <text:p>0.00002553359618138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50">
                <text:p>8350</text:p>
              </table:table-cell>
              <table:table-cell office:value-type="float" office:value="0.0000277534194060076">
                <text:p>0.0000277534194060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57.5">
                <text:p>8357.5</text:p>
              </table:table-cell>
              <table:table-cell office:value-type="float" office:value="0.0000262528923199053">
                <text:p>0.00002625289231990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65">
                <text:p>8365</text:p>
              </table:table-cell>
              <table:table-cell office:value-type="float" office:value="0.0000278119933269996">
                <text:p>0.0000278119933269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.5">
                <text:p>8372.5</text:p>
              </table:table-cell>
              <table:table-cell office:value-type="float" office:value="0.0000284507008558403">
                <text:p>0.00002845070085584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80">
                <text:p>8380</text:p>
              </table:table-cell>
              <table:table-cell office:value-type="float" office:value="0.000029198993364434">
                <text:p>0.000029198993364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87.5">
                <text:p>8387.5</text:p>
              </table:table-cell>
              <table:table-cell office:value-type="float" office:value="0.0000294268493450609">
                <text:p>0.0000294268493450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95">
                <text:p>8395</text:p>
              </table:table-cell>
              <table:table-cell office:value-type="float" office:value="0.0000300242473290818">
                <text:p>0.0000300242473290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02.5">
                <text:p>8402.5</text:p>
              </table:table-cell>
              <table:table-cell office:value-type="float" office:value="0.0000278611658917349">
                <text:p>0.00002786116589173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10">
                <text:p>8410</text:p>
              </table:table-cell>
              <table:table-cell office:value-type="float" office:value="0.0000297775836569195">
                <text:p>0.0000297775836569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17.5">
                <text:p>8417.5</text:p>
              </table:table-cell>
              <table:table-cell office:value-type="float" office:value="0.0000301934793019664">
                <text:p>0.00003019347930196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25">
                <text:p>8425</text:p>
              </table:table-cell>
              <table:table-cell office:value-type="float" office:value="0.0000303088315623924">
                <text:p>0.0000303088315623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32.5">
                <text:p>8432.5</text:p>
              </table:table-cell>
              <table:table-cell office:value-type="float" office:value="0.0000322036192366374">
                <text:p>0.00003220361923663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40">
                <text:p>8440</text:p>
              </table:table-cell>
              <table:table-cell office:value-type="float" office:value="0.0000312378211907835">
                <text:p>0.0000312378211907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47.5">
                <text:p>8447.5</text:p>
              </table:table-cell>
              <table:table-cell office:value-type="float" office:value="0.0000324914163632523">
                <text:p>0.0000324914163632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55">
                <text:p>8455</text:p>
              </table:table-cell>
              <table:table-cell office:value-type="float" office:value="0.0000312243837694819">
                <text:p>0.0000312243837694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62.5">
                <text:p>8462.5</text:p>
              </table:table-cell>
              <table:table-cell office:value-type="float" office:value="0.0000311767025065793">
                <text:p>0.00003117670250657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70">
                <text:p>8470</text:p>
              </table:table-cell>
              <table:table-cell office:value-type="float" office:value="0.0000323083517579476">
                <text:p>0.0000323083517579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77.5">
                <text:p>8477.5</text:p>
              </table:table-cell>
              <table:table-cell office:value-type="float" office:value="0.0000309393107978878">
                <text:p>0.00003093931079788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85">
                <text:p>8485</text:p>
              </table:table-cell>
              <table:table-cell office:value-type="float" office:value="0.0000339095589961702">
                <text:p>0.00003390955899617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92.5">
                <text:p>8492.5</text:p>
              </table:table-cell>
              <table:table-cell office:value-type="float" office:value="0.0000330190758225786">
                <text:p>0.0000330190758225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00">
                <text:p>8500</text:p>
              </table:table-cell>
              <table:table-cell office:value-type="float" office:value="0.0000420278408514208">
                <text:p>0.0000420278408514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07.5">
                <text:p>8507.5</text:p>
              </table:table-cell>
              <table:table-cell office:value-type="float" office:value="0.0000324958337660079">
                <text:p>0.0000324958337660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15">
                <text:p>8515</text:p>
              </table:table-cell>
              <table:table-cell office:value-type="float" office:value="0.0000320030343630989">
                <text:p>0.00003200303436309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22.5">
                <text:p>8522.5</text:p>
              </table:table-cell>
              <table:table-cell office:value-type="float" office:value="0.0000307094225573086">
                <text:p>0.00003070942255730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30">
                <text:p>8530</text:p>
              </table:table-cell>
              <table:table-cell office:value-type="float" office:value="0.0000336549783854793">
                <text:p>0.00003365497838547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37.5">
                <text:p>8537.5</text:p>
              </table:table-cell>
              <table:table-cell office:value-type="float" office:value="0.0000309996820110135">
                <text:p>0.00003099968201101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45">
                <text:p>8545</text:p>
              </table:table-cell>
              <table:table-cell office:value-type="float" office:value="0.0000340635137281654">
                <text:p>0.00003406351372816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52.5">
                <text:p>8552.5</text:p>
              </table:table-cell>
              <table:table-cell office:value-type="float" office:value="0.0000351464539662922">
                <text:p>0.0000351464539662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60">
                <text:p>8560</text:p>
              </table:table-cell>
              <table:table-cell office:value-type="float" office:value="0.0000343884832940612">
                <text:p>0.0000343884832940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67.5">
                <text:p>8567.5</text:p>
              </table:table-cell>
              <table:table-cell office:value-type="float" office:value="0.0000340895824236126">
                <text:p>0.00003408958242361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75">
                <text:p>8575</text:p>
              </table:table-cell>
              <table:table-cell office:value-type="float" office:value="0.0000330897322146773">
                <text:p>0.00003308973221467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82.5">
                <text:p>8582.5</text:p>
              </table:table-cell>
              <table:table-cell office:value-type="float" office:value="0.000033828913678646">
                <text:p>0.0000338289136786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90">
                <text:p>8590</text:p>
              </table:table-cell>
              <table:table-cell office:value-type="float" office:value="0.0000340471079825914">
                <text:p>0.00003404710798259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97.5">
                <text:p>8597.5</text:p>
              </table:table-cell>
              <table:table-cell office:value-type="float" office:value="0.000035844296453239">
                <text:p>0.0000358442964532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05">
                <text:p>8605</text:p>
              </table:table-cell>
              <table:table-cell office:value-type="float" office:value="0.0000336804605808876">
                <text:p>0.00003368046058088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12.5">
                <text:p>8612.5</text:p>
              </table:table-cell>
              <table:table-cell office:value-type="float" office:value="0.0000361355820232778">
                <text:p>0.0000361355820232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20">
                <text:p>8620</text:p>
              </table:table-cell>
              <table:table-cell office:value-type="float" office:value="0.0000365496426094055">
                <text:p>0.0000365496426094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27.5">
                <text:p>8627.5</text:p>
              </table:table-cell>
              <table:table-cell office:value-type="float" office:value="0.0000335226243432815">
                <text:p>0.0000335226243432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35">
                <text:p>8635</text:p>
              </table:table-cell>
              <table:table-cell office:value-type="float" office:value="0.0000349145094076352">
                <text:p>0.0000349145094076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42.5">
                <text:p>8642.5</text:p>
              </table:table-cell>
              <table:table-cell office:value-type="float" office:value="0.00003506528016756">
                <text:p>0.00003506528016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50">
                <text:p>8650</text:p>
              </table:table-cell>
              <table:table-cell office:value-type="float" office:value="0.0000347149191741017">
                <text:p>0.0000347149191741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57.5">
                <text:p>8657.5</text:p>
              </table:table-cell>
              <table:table-cell office:value-type="float" office:value="0.0000333534091677858">
                <text:p>0.0000333534091677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65">
                <text:p>8665</text:p>
              </table:table-cell>
              <table:table-cell office:value-type="float" office:value="0.0000356007330820861">
                <text:p>0.0000356007330820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72.5">
                <text:p>8672.5</text:p>
              </table:table-cell>
              <table:table-cell office:value-type="float" office:value="0.0000364968740468297">
                <text:p>0.00003649687404682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80">
                <text:p>8680</text:p>
              </table:table-cell>
              <table:table-cell office:value-type="float" office:value="0.000035341815391541">
                <text:p>0.0000353418153915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87.5">
                <text:p>8687.5</text:p>
              </table:table-cell>
              <table:table-cell office:value-type="float" office:value="0.000035195540648721">
                <text:p>0.0000351955406487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95">
                <text:p>8695</text:p>
              </table:table-cell>
              <table:table-cell office:value-type="float" office:value="0.0000352680335570623">
                <text:p>0.0000352680335570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02.5">
                <text:p>8702.5</text:p>
              </table:table-cell>
              <table:table-cell office:value-type="float" office:value="0.0000373692780645989">
                <text:p>0.00003736927806459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10">
                <text:p>8710</text:p>
              </table:table-cell>
              <table:table-cell office:value-type="float" office:value="0.0000362592583317886">
                <text:p>0.00003625925833178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17.5">
                <text:p>8717.5</text:p>
              </table:table-cell>
              <table:table-cell office:value-type="float" office:value="0.0000377679587345294">
                <text:p>0.00003776795873452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25">
                <text:p>8725</text:p>
              </table:table-cell>
              <table:table-cell office:value-type="float" office:value="0.0000349453638671061">
                <text:p>0.0000349453638671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32.5">
                <text:p>8732.5</text:p>
              </table:table-cell>
              <table:table-cell office:value-type="float" office:value="0.0000380814585450695">
                <text:p>0.00003808145854506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40">
                <text:p>8740</text:p>
              </table:table-cell>
              <table:table-cell office:value-type="float" office:value="0.0000368562278080449">
                <text:p>0.00003685622780804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47.5">
                <text:p>8747.5</text:p>
              </table:table-cell>
              <table:table-cell office:value-type="float" office:value="0.0000351296569224703">
                <text:p>0.0000351296569224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55">
                <text:p>8755</text:p>
              </table:table-cell>
              <table:table-cell office:value-type="float" office:value="0.0000363817313842631">
                <text:p>0.00003638173138426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62.5">
                <text:p>8762.5</text:p>
              </table:table-cell>
              <table:table-cell office:value-type="float" office:value="0.0000367224369214158">
                <text:p>0.0000367224369214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70">
                <text:p>8770</text:p>
              </table:table-cell>
              <table:table-cell office:value-type="float" office:value="0.0000361217594965179">
                <text:p>0.00003612175949651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77.5">
                <text:p>8777.5</text:p>
              </table:table-cell>
              <table:table-cell office:value-type="float" office:value="0.000038209685309206">
                <text:p>0.000038209685309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85">
                <text:p>8785</text:p>
              </table:table-cell>
              <table:table-cell office:value-type="float" office:value="0.0000358562007985389">
                <text:p>0.00003585620079853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92.5">
                <text:p>8792.5</text:p>
              </table:table-cell>
              <table:table-cell office:value-type="float" office:value="0.0000374612926452993">
                <text:p>0.00003746129264529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00">
                <text:p>8800</text:p>
              </table:table-cell>
              <table:table-cell office:value-type="float" office:value="0.0000685149477742205">
                <text:p>0.0000685149477742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07.5">
                <text:p>8807.5</text:p>
              </table:table-cell>
              <table:table-cell office:value-type="float" office:value="0.0000376571533561379">
                <text:p>0.00003765715335613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15">
                <text:p>8815</text:p>
              </table:table-cell>
              <table:table-cell office:value-type="float" office:value="0.0000381878968100645">
                <text:p>0.00003818789681006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22.5">
                <text:p>8822.5</text:p>
              </table:table-cell>
              <table:table-cell office:value-type="float" office:value="0.0000375871658051907">
                <text:p>0.0000375871658051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30">
                <text:p>8830</text:p>
              </table:table-cell>
              <table:table-cell office:value-type="float" office:value="0.0000395949482628079">
                <text:p>0.00003959494826280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37.5">
                <text:p>8837.5</text:p>
              </table:table-cell>
              <table:table-cell office:value-type="float" office:value="0.0000368212323581542">
                <text:p>0.00003682123235815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45">
                <text:p>8845</text:p>
              </table:table-cell>
              <table:table-cell office:value-type="float" office:value="0.0000386560065221849">
                <text:p>0.00003865600652218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52.5">
                <text:p>8852.5</text:p>
              </table:table-cell>
              <table:table-cell office:value-type="float" office:value="0.0000386492594432634">
                <text:p>0.00003864925944326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60">
                <text:p>8860</text:p>
              </table:table-cell>
              <table:table-cell office:value-type="float" office:value="0.0000411909800687767">
                <text:p>0.00004119098006877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67.5">
                <text:p>8867.5</text:p>
              </table:table-cell>
              <table:table-cell office:value-type="float" office:value="0.0000389911576066715">
                <text:p>0.00003899115760667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875">
                <text:p>8875</text:p>
              </table:table-cell>
              <table:table-cell office:value-type="float" office:value="0.0000397797815269136">
                <text:p>0.00003977978152691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82.5">
                <text:p>8882.5</text:p>
              </table:table-cell>
              <table:table-cell office:value-type="float" office:value="0.0000418168415628683">
                <text:p>0.0000418168415628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90">
                <text:p>8890</text:p>
              </table:table-cell>
              <table:table-cell office:value-type="float" office:value="0.0000391323277126034">
                <text:p>0.00003913232771260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97.5">
                <text:p>8897.5</text:p>
              </table:table-cell>
              <table:table-cell office:value-type="float" office:value="0.0000371962302401136">
                <text:p>0.0000371962302401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05">
                <text:p>8905</text:p>
              </table:table-cell>
              <table:table-cell office:value-type="float" office:value="0.000038498539676467">
                <text:p>0.0000384985396764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12.5">
                <text:p>8912.5</text:p>
              </table:table-cell>
              <table:table-cell office:value-type="float" office:value="0.0000407592468208731">
                <text:p>0.00004075924682087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20">
                <text:p>8920</text:p>
              </table:table-cell>
              <table:table-cell office:value-type="float" office:value="0.000041138342741673">
                <text:p>0.000041138342741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27.5">
                <text:p>8927.5</text:p>
              </table:table-cell>
              <table:table-cell office:value-type="float" office:value="0.0000401058187772511">
                <text:p>0.00004010581877725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935">
                <text:p>8935</text:p>
              </table:table-cell>
              <table:table-cell office:value-type="float" office:value="0.0000399116665368694">
                <text:p>0.00003991166653686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42.5">
                <text:p>8942.5</text:p>
              </table:table-cell>
              <table:table-cell office:value-type="float" office:value="0.0000383458779014238">
                <text:p>0.0000383458779014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950">
                <text:p>8950</text:p>
              </table:table-cell>
              <table:table-cell office:value-type="float" office:value="0.0000404984450241224">
                <text:p>0.0000404984450241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57.5">
                <text:p>8957.5</text:p>
              </table:table-cell>
              <table:table-cell office:value-type="float" office:value="0.0000401893603310869">
                <text:p>0.00004018936033108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965">
                <text:p>8965</text:p>
              </table:table-cell>
              <table:table-cell office:value-type="float" office:value="0.0000402786165218765">
                <text:p>0.00004027861652187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972.5">
                <text:p>8972.5</text:p>
              </table:table-cell>
              <table:table-cell office:value-type="float" office:value="0.0000419562065699353">
                <text:p>0.0000419562065699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980">
                <text:p>8980</text:p>
              </table:table-cell>
              <table:table-cell office:value-type="float" office:value="0.0000413521237229627">
                <text:p>0.00004135212372296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87.5">
                <text:p>8987.5</text:p>
              </table:table-cell>
              <table:table-cell office:value-type="float" office:value="0.0000415763615032073">
                <text:p>0.00004157636150320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95">
                <text:p>8995</text:p>
              </table:table-cell>
              <table:table-cell office:value-type="float" office:value="0.0000400189137076861">
                <text:p>0.00004001891370768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2.5">
                <text:p>9002.5</text:p>
              </table:table-cell>
              <table:table-cell office:value-type="float" office:value="0.0000414897744083266">
                <text:p>0.00004148977440832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10">
                <text:p>9010</text:p>
              </table:table-cell>
              <table:table-cell office:value-type="float" office:value="0.0000407789379520351">
                <text:p>0.00004077893795203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17.5">
                <text:p>9017.5</text:p>
              </table:table-cell>
              <table:table-cell office:value-type="float" office:value="0.0000429563989606894">
                <text:p>0.00004295639896068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25">
                <text:p>9025</text:p>
              </table:table-cell>
              <table:table-cell office:value-type="float" office:value="0.0000390721523310587">
                <text:p>0.00003907215233105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32.5">
                <text:p>9032.5</text:p>
              </table:table-cell>
              <table:table-cell office:value-type="float" office:value="0.0000401861932346478">
                <text:p>0.00004018619323464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40">
                <text:p>9040</text:p>
              </table:table-cell>
              <table:table-cell office:value-type="float" office:value="0.0000384385171174705">
                <text:p>0.00003843851711747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47.5">
                <text:p>9047.5</text:p>
              </table:table-cell>
              <table:table-cell office:value-type="float" office:value="0.0000411891196997486">
                <text:p>0.00004118911969974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55">
                <text:p>9055</text:p>
              </table:table-cell>
              <table:table-cell office:value-type="float" office:value="0.0000431679969755401">
                <text:p>0.00004316799697554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62.5">
                <text:p>9062.5</text:p>
              </table:table-cell>
              <table:table-cell office:value-type="float" office:value="0.0000388251452122954">
                <text:p>0.00003882514521229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70">
                <text:p>9070</text:p>
              </table:table-cell>
              <table:table-cell office:value-type="float" office:value="0.0000402505609503432">
                <text:p>0.00004025056095034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77.5">
                <text:p>9077.5</text:p>
              </table:table-cell>
              <table:table-cell office:value-type="float" office:value="0.0000423942410023064">
                <text:p>0.0000423942410023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85">
                <text:p>9085</text:p>
              </table:table-cell>
              <table:table-cell office:value-type="float" office:value="0.0000394361824524481">
                <text:p>0.00003943618245244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92.5">
                <text:p>9092.5</text:p>
              </table:table-cell>
              <table:table-cell office:value-type="float" office:value="0.0000394663826559494">
                <text:p>0.00003946638265594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00">
                <text:p>9100</text:p>
              </table:table-cell>
              <table:table-cell office:value-type="float" office:value="0.0000500148392381195">
                <text:p>0.00005001483923811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07.5">
                <text:p>9107.5</text:p>
              </table:table-cell>
              <table:table-cell office:value-type="float" office:value="0.0000407315500935382">
                <text:p>0.00004073155009353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115">
                <text:p>9115</text:p>
              </table:table-cell>
              <table:table-cell office:value-type="float" office:value="0.0000422965133851321">
                <text:p>0.00004229651338513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122.5">
                <text:p>9122.5</text:p>
              </table:table-cell>
              <table:table-cell office:value-type="float" office:value="0.0000415997275431855">
                <text:p>0.00004159972754318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30">
                <text:p>9130</text:p>
              </table:table-cell>
              <table:table-cell office:value-type="float" office:value="0.0000422511912642866">
                <text:p>0.00004225119126428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37.5">
                <text:p>9137.5</text:p>
              </table:table-cell>
              <table:table-cell office:value-type="float" office:value="0.0000419809035102088">
                <text:p>0.0000419809035102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45">
                <text:p>9145</text:p>
              </table:table-cell>
              <table:table-cell office:value-type="float" office:value="0.0000445188635067307">
                <text:p>0.00004451886350673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52.5">
                <text:p>9152.5</text:p>
              </table:table-cell>
              <table:table-cell office:value-type="float" office:value="0.0000422950707423922">
                <text:p>0.00004229507074239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60">
                <text:p>9160</text:p>
              </table:table-cell>
              <table:table-cell office:value-type="float" office:value="0.0000399995249671904">
                <text:p>0.00003999952496719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167.5">
                <text:p>9167.5</text:p>
              </table:table-cell>
              <table:table-cell office:value-type="float" office:value="0.0000424422261912147">
                <text:p>0.00004244222619121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75">
                <text:p>9175</text:p>
              </table:table-cell>
              <table:table-cell office:value-type="float" office:value="0.0000419031746832226">
                <text:p>0.00004190317468322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182.5">
                <text:p>9182.5</text:p>
              </table:table-cell>
              <table:table-cell office:value-type="float" office:value="0.0000428123709691568">
                <text:p>0.00004281237096915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190">
                <text:p>9190</text:p>
              </table:table-cell>
              <table:table-cell office:value-type="float" office:value="0.0000412798158306048">
                <text:p>0.00004127981583060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197.5">
                <text:p>9197.5</text:p>
              </table:table-cell>
              <table:table-cell office:value-type="float" office:value="0.0000410555103032026">
                <text:p>0.00004105551030320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205">
                <text:p>9205</text:p>
              </table:table-cell>
              <table:table-cell office:value-type="float" office:value="0.0000416294556749816">
                <text:p>0.00004162945567498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212.5">
                <text:p>9212.5</text:p>
              </table:table-cell>
              <table:table-cell office:value-type="float" office:value="0.0000429816534846617">
                <text:p>0.00004298165348466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20">
                <text:p>9220</text:p>
              </table:table-cell>
              <table:table-cell office:value-type="float" office:value="0.0000417521055198912">
                <text:p>0.0000417521055198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27.5">
                <text:p>9227.5</text:p>
              </table:table-cell>
              <table:table-cell office:value-type="float" office:value="0.0000434608138154332">
                <text:p>0.00004346081381543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35">
                <text:p>9235</text:p>
              </table:table-cell>
              <table:table-cell office:value-type="float" office:value="0.0000423477806513009">
                <text:p>0.00004234778065130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42.5">
                <text:p>9242.5</text:p>
              </table:table-cell>
              <table:table-cell office:value-type="float" office:value="0.0000423430085508432">
                <text:p>0.00004234300855084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50">
                <text:p>9250</text:p>
              </table:table-cell>
              <table:table-cell office:value-type="float" office:value="0.0000416465002787795">
                <text:p>0.00004164650027877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57.5">
                <text:p>9257.5</text:p>
              </table:table-cell>
              <table:table-cell office:value-type="float" office:value="0.0000396882588391873">
                <text:p>0.00003968825883918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65">
                <text:p>9265</text:p>
              </table:table-cell>
              <table:table-cell office:value-type="float" office:value="0.0000395282874734423">
                <text:p>0.00003952828747344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272.5">
                <text:p>9272.5</text:p>
              </table:table-cell>
              <table:table-cell office:value-type="float" office:value="0.000045066589658112">
                <text:p>0.000045066589658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80">
                <text:p>9280</text:p>
              </table:table-cell>
              <table:table-cell office:value-type="float" office:value="0.0000418731691028046">
                <text:p>0.00004187316910280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287.5">
                <text:p>9287.5</text:p>
              </table:table-cell>
              <table:table-cell office:value-type="float" office:value="0.0000418880297479739">
                <text:p>0.0000418880297479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95">
                <text:p>9295</text:p>
              </table:table-cell>
              <table:table-cell office:value-type="float" office:value="0.0000420311757626808">
                <text:p>0.00004203117576268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02.5">
                <text:p>9302.5</text:p>
              </table:table-cell>
              <table:table-cell office:value-type="float" office:value="0.0000426026115423143">
                <text:p>0.00004260261154231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310">
                <text:p>9310</text:p>
              </table:table-cell>
              <table:table-cell office:value-type="float" office:value="0.0000420523417062704">
                <text:p>0.00004205234170627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317.5">
                <text:p>9317.5</text:p>
              </table:table-cell>
              <table:table-cell office:value-type="float" office:value="0.0000425503710955924">
                <text:p>0.00004255037109559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25">
                <text:p>9325</text:p>
              </table:table-cell>
              <table:table-cell office:value-type="float" office:value="0.0000415767047705728">
                <text:p>0.00004157670477057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332.5">
                <text:p>9332.5</text:p>
              </table:table-cell>
              <table:table-cell office:value-type="float" office:value="0.0000438813480083176">
                <text:p>0.0000438813480083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340">
                <text:p>9340</text:p>
              </table:table-cell>
              <table:table-cell office:value-type="float" office:value="0.0000412843063002746">
                <text:p>0.0000412843063002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347.5">
                <text:p>9347.5</text:p>
              </table:table-cell>
              <table:table-cell office:value-type="float" office:value="0.0000413255853497268">
                <text:p>0.00004132558534972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355">
                <text:p>9355</text:p>
              </table:table-cell>
              <table:table-cell office:value-type="float" office:value="0.0000430651910692521">
                <text:p>0.00004306519106925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362.5">
                <text:p>9362.5</text:p>
              </table:table-cell>
              <table:table-cell office:value-type="float" office:value="0.0000432031295781499">
                <text:p>0.00004320312957814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370">
                <text:p>9370</text:p>
              </table:table-cell>
              <table:table-cell office:value-type="float" office:value="0.0000411394071998362">
                <text:p>0.00004113940719983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377.5">
                <text:p>9377.5</text:p>
              </table:table-cell>
              <table:table-cell office:value-type="float" office:value="0.0000434240304592089">
                <text:p>0.00004342403045920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385">
                <text:p>9385</text:p>
              </table:table-cell>
              <table:table-cell office:value-type="float" office:value="0.000043167006079983">
                <text:p>0.0000431670060799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392.5">
                <text:p>9392.5</text:p>
              </table:table-cell>
              <table:table-cell office:value-type="float" office:value="0.0000431383409819977">
                <text:p>0.00004313834098199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400">
                <text:p>9400</text:p>
              </table:table-cell>
              <table:table-cell office:value-type="float" office:value="0.0000724880422784974">
                <text:p>0.00007248804227849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407.5">
                <text:p>9407.5</text:p>
              </table:table-cell>
              <table:table-cell office:value-type="float" office:value="0.0000424961172733855">
                <text:p>0.00004249611727338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415">
                <text:p>9415</text:p>
              </table:table-cell>
              <table:table-cell office:value-type="float" office:value="0.0000409825734584544">
                <text:p>0.00004098257345845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22.5">
                <text:p>9422.5</text:p>
              </table:table-cell>
              <table:table-cell office:value-type="float" office:value="0.0000436674185105912">
                <text:p>0.0000436674185105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430">
                <text:p>9430</text:p>
              </table:table-cell>
              <table:table-cell office:value-type="float" office:value="0.0000420006602889616">
                <text:p>0.00004200066028896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437.5">
                <text:p>9437.5</text:p>
              </table:table-cell>
              <table:table-cell office:value-type="float" office:value="0.0000443823068321718">
                <text:p>0.00004438230683217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445">
                <text:p>9445</text:p>
              </table:table-cell>
              <table:table-cell office:value-type="float" office:value="0.0000417223663554104">
                <text:p>0.00004172236635541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52.5">
                <text:p>9452.5</text:p>
              </table:table-cell>
              <table:table-cell office:value-type="float" office:value="0.0000403508472475707">
                <text:p>0.00004035084724757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460">
                <text:p>9460</text:p>
              </table:table-cell>
              <table:table-cell office:value-type="float" office:value="0.0000416277580683558">
                <text:p>0.00004162775806835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467.5">
                <text:p>9467.5</text:p>
              </table:table-cell>
              <table:table-cell office:value-type="float" office:value="0.0000434831075453657">
                <text:p>0.00004348310754536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75">
                <text:p>9475</text:p>
              </table:table-cell>
              <table:table-cell office:value-type="float" office:value="0.0000432169045711693">
                <text:p>0.00004321690457116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482.5">
                <text:p>9482.5</text:p>
              </table:table-cell>
              <table:table-cell office:value-type="float" office:value="0.000042949158200361">
                <text:p>0.0000429491582003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90">
                <text:p>9490</text:p>
              </table:table-cell>
              <table:table-cell office:value-type="float" office:value="0.000042259877646604">
                <text:p>0.0000422598776466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497.5">
                <text:p>9497.5</text:p>
              </table:table-cell>
              <table:table-cell office:value-type="float" office:value="0.0000417090722796608">
                <text:p>0.00004170907227966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505">
                <text:p>9505</text:p>
              </table:table-cell>
              <table:table-cell office:value-type="float" office:value="0.0000430967516224121">
                <text:p>0.00004309675162241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12.5">
                <text:p>9512.5</text:p>
              </table:table-cell>
              <table:table-cell office:value-type="float" office:value="0.0000412729253478649">
                <text:p>0.00004127292534786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20">
                <text:p>9520</text:p>
              </table:table-cell>
              <table:table-cell office:value-type="float" office:value="0.0000424276032761514">
                <text:p>0.00004242760327615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27.5">
                <text:p>9527.5</text:p>
              </table:table-cell>
              <table:table-cell office:value-type="float" office:value="0.0000429007953715195">
                <text:p>0.00004290079537151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35">
                <text:p>9535</text:p>
              </table:table-cell>
              <table:table-cell office:value-type="float" office:value="0.0000401525117393156">
                <text:p>0.0000401525117393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42.5">
                <text:p>9542.5</text:p>
              </table:table-cell>
              <table:table-cell office:value-type="float" office:value="0.0000414327626229609">
                <text:p>0.00004143276262296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50">
                <text:p>9550</text:p>
              </table:table-cell>
              <table:table-cell office:value-type="float" office:value="0.0000407115584009224">
                <text:p>0.00004071155840092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57.5">
                <text:p>9557.5</text:p>
              </table:table-cell>
              <table:table-cell office:value-type="float" office:value="0.0000416089095836798">
                <text:p>0.00004160890958367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65">
                <text:p>9565</text:p>
              </table:table-cell>
              <table:table-cell office:value-type="float" office:value="0.0000402648268106882">
                <text:p>0.00004026482681068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72.5">
                <text:p>9572.5</text:p>
              </table:table-cell>
              <table:table-cell office:value-type="float" office:value="0.0000431293208473388">
                <text:p>0.00004312932084733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80">
                <text:p>9580</text:p>
              </table:table-cell>
              <table:table-cell office:value-type="float" office:value="0.0000423524025819184">
                <text:p>0.00004235240258191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87.5">
                <text:p>9587.5</text:p>
              </table:table-cell>
              <table:table-cell office:value-type="float" office:value="0.0000401440830225672">
                <text:p>0.00004014408302256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95">
                <text:p>9595</text:p>
              </table:table-cell>
              <table:table-cell office:value-type="float" office:value="0.0000416943732942385">
                <text:p>0.00004169437329423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02.5">
                <text:p>9602.5</text:p>
              </table:table-cell>
              <table:table-cell office:value-type="float" office:value="0.0000416432846356579">
                <text:p>0.00004164328463565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10">
                <text:p>9610</text:p>
              </table:table-cell>
              <table:table-cell office:value-type="float" office:value="0.0000415608283962866">
                <text:p>0.00004156082839628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617.5">
                <text:p>9617.5</text:p>
              </table:table-cell>
              <table:table-cell office:value-type="float" office:value="0.0000407970160332863">
                <text:p>0.00004079701603328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25">
                <text:p>9625</text:p>
              </table:table-cell>
              <table:table-cell office:value-type="float" office:value="0.0000424118591084886">
                <text:p>0.00004241185910848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632.5">
                <text:p>9632.5</text:p>
              </table:table-cell>
              <table:table-cell office:value-type="float" office:value="0.0000395353692853696">
                <text:p>0.00003953536928536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640">
                <text:p>9640</text:p>
              </table:table-cell>
              <table:table-cell office:value-type="float" office:value="0.0000413675583260296">
                <text:p>0.00004136755832602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647.5">
                <text:p>9647.5</text:p>
              </table:table-cell>
              <table:table-cell office:value-type="float" office:value="0.0000413084380881798">
                <text:p>0.00004130843808817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655">
                <text:p>9655</text:p>
              </table:table-cell>
              <table:table-cell office:value-type="float" office:value="0.0000399680205221362">
                <text:p>0.00003996802052213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662.5">
                <text:p>9662.5</text:p>
              </table:table-cell>
              <table:table-cell office:value-type="float" office:value="0.0000394463176678218">
                <text:p>0.00003944631766782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670">
                <text:p>9670</text:p>
              </table:table-cell>
              <table:table-cell office:value-type="float" office:value="0.0000402433416517778">
                <text:p>0.00004024334165177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677.5">
                <text:p>9677.5</text:p>
              </table:table-cell>
              <table:table-cell office:value-type="float" office:value="0.0000427991046841845">
                <text:p>0.00004279910468418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685">
                <text:p>9685</text:p>
              </table:table-cell>
              <table:table-cell office:value-type="float" office:value="0.000040423619055893">
                <text:p>0.0000404236190558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692.5">
                <text:p>9692.5</text:p>
              </table:table-cell>
              <table:table-cell office:value-type="float" office:value="0.0000409268971354679">
                <text:p>0.00004092689713546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700">
                <text:p>9700</text:p>
              </table:table-cell>
              <table:table-cell office:value-type="float" office:value="0.0000516889513662427">
                <text:p>0.00005168895136624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707.5">
                <text:p>9707.5</text:p>
              </table:table-cell>
              <table:table-cell office:value-type="float" office:value="0.0000401397942633873">
                <text:p>0.00004013979426338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15">
                <text:p>9715</text:p>
              </table:table-cell>
              <table:table-cell office:value-type="float" office:value="0.0000407194384109898">
                <text:p>0.00004071943841098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22.5">
                <text:p>9722.5</text:p>
              </table:table-cell>
              <table:table-cell office:value-type="float" office:value="0.0000390278964591516">
                <text:p>0.00003902789645915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730">
                <text:p>9730</text:p>
              </table:table-cell>
              <table:table-cell office:value-type="float" office:value="0.0000405751811210985">
                <text:p>0.00004057518112109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37.5">
                <text:p>9737.5</text:p>
              </table:table-cell>
              <table:table-cell office:value-type="float" office:value="0.0000400313051703069">
                <text:p>0.00004003130517030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45">
                <text:p>9745</text:p>
              </table:table-cell>
              <table:table-cell office:value-type="float" office:value="0.000039916281437646">
                <text:p>0.0000399162814376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752.5">
                <text:p>9752.5</text:p>
              </table:table-cell>
              <table:table-cell office:value-type="float" office:value="0.0000407801228085375">
                <text:p>0.0000407801228085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60">
                <text:p>9760</text:p>
              </table:table-cell>
              <table:table-cell office:value-type="float" office:value="0.0000386828422201324">
                <text:p>0.00003868284222013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67.5">
                <text:p>9767.5</text:p>
              </table:table-cell>
              <table:table-cell office:value-type="float" office:value="0.0000398544526585064">
                <text:p>0.0000398544526585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75">
                <text:p>9775</text:p>
              </table:table-cell>
              <table:table-cell office:value-type="float" office:value="0.0000392749671558734">
                <text:p>0.00003927496715587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82.5">
                <text:p>9782.5</text:p>
              </table:table-cell>
              <table:table-cell office:value-type="float" office:value="0.0000408943987878194">
                <text:p>0.00004089439878781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90">
                <text:p>9790</text:p>
              </table:table-cell>
              <table:table-cell office:value-type="float" office:value="0.000039292760670555">
                <text:p>0.0000392927606705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797.5">
                <text:p>9797.5</text:p>
              </table:table-cell>
              <table:table-cell office:value-type="float" office:value="0.0000391700659581895">
                <text:p>0.00003917006595818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05">
                <text:p>9805</text:p>
              </table:table-cell>
              <table:table-cell office:value-type="float" office:value="0.0000398163278400253">
                <text:p>0.00003981632784002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12.5">
                <text:p>9812.5</text:p>
              </table:table-cell>
              <table:table-cell office:value-type="float" office:value="0.0000423715595378744">
                <text:p>0.00004237155953787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820">
                <text:p>9820</text:p>
              </table:table-cell>
              <table:table-cell office:value-type="float" office:value="0.0000396157743033963">
                <text:p>0.000039615774303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27.5">
                <text:p>9827.5</text:p>
              </table:table-cell>
              <table:table-cell office:value-type="float" office:value="0.0000393289854154591">
                <text:p>0.00003932898541545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35">
                <text:p>9835</text:p>
              </table:table-cell>
              <table:table-cell office:value-type="float" office:value="0.0000365012061775229">
                <text:p>0.00003650120617752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842.5">
                <text:p>9842.5</text:p>
              </table:table-cell>
              <table:table-cell office:value-type="float" office:value="0.0000393524499150474">
                <text:p>0.00003935244991504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50">
                <text:p>9850</text:p>
              </table:table-cell>
              <table:table-cell office:value-type="float" office:value="0.0000375827299729231">
                <text:p>0.00003758272997292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57.5">
                <text:p>9857.5</text:p>
              </table:table-cell>
              <table:table-cell office:value-type="float" office:value="0.0000408920597129265">
                <text:p>0.00004089205971292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65">
                <text:p>9865</text:p>
              </table:table-cell>
              <table:table-cell office:value-type="float" office:value="0.0000389304525112008">
                <text:p>0.00003893045251120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72.5">
                <text:p>9872.5</text:p>
              </table:table-cell>
              <table:table-cell office:value-type="float" office:value="0.000039427921755761">
                <text:p>0.0000394279217557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880">
                <text:p>9880</text:p>
              </table:table-cell>
              <table:table-cell office:value-type="float" office:value="0.0000392544808440254">
                <text:p>0.00003925448084402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87.5">
                <text:p>9887.5</text:p>
              </table:table-cell>
              <table:table-cell office:value-type="float" office:value="0.0000396501431803723">
                <text:p>0.00003965014318037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95">
                <text:p>9895</text:p>
              </table:table-cell>
              <table:table-cell office:value-type="float" office:value="0.0000374049221737234">
                <text:p>0.00003740492217372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02.5">
                <text:p>9902.5</text:p>
              </table:table-cell>
              <table:table-cell office:value-type="float" office:value="0.0000397188312351537">
                <text:p>0.00003971883123515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10">
                <text:p>9910</text:p>
              </table:table-cell>
              <table:table-cell office:value-type="float" office:value="0.0000376418837755284">
                <text:p>0.00003764188377552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917.5">
                <text:p>9917.5</text:p>
              </table:table-cell>
              <table:table-cell office:value-type="float" office:value="0.0000381240932031674">
                <text:p>0.0000381240932031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25">
                <text:p>9925</text:p>
              </table:table-cell>
              <table:table-cell office:value-type="float" office:value="0.0000369954729215366">
                <text:p>0.00003699547292153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32.5">
                <text:p>9932.5</text:p>
              </table:table-cell>
              <table:table-cell office:value-type="float" office:value="0.000038756036326968">
                <text:p>0.0000387560363269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40">
                <text:p>9940</text:p>
              </table:table-cell>
              <table:table-cell office:value-type="float" office:value="0.0000373857968064074">
                <text:p>0.00003738579680640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47.5">
                <text:p>9947.5</text:p>
              </table:table-cell>
              <table:table-cell office:value-type="float" office:value="0.0000383547677351907">
                <text:p>0.0000383547677351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55">
                <text:p>9955</text:p>
              </table:table-cell>
              <table:table-cell office:value-type="float" office:value="0.0000391129624748486">
                <text:p>0.00003911296247484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62.5">
                <text:p>9962.5</text:p>
              </table:table-cell>
              <table:table-cell office:value-type="float" office:value="0.000038260394370941">
                <text:p>0.0000382603943709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70">
                <text:p>9970</text:p>
              </table:table-cell>
              <table:table-cell office:value-type="float" office:value="0.0000347970767509191">
                <text:p>0.0000347970767509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77.5">
                <text:p>9977.5</text:p>
              </table:table-cell>
              <table:table-cell office:value-type="float" office:value="0.0000355030229220184">
                <text:p>0.00003550302292201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85">
                <text:p>9985</text:p>
              </table:table-cell>
              <table:table-cell office:value-type="float" office:value="0.0000365982461691802">
                <text:p>0.00003659824616918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92.5">
                <text:p>9992.5</text:p>
              </table:table-cell>
              <table:table-cell office:value-type="float" office:value="0.0000381927597530028">
                <text:p>0.00003819275975300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00">
                <text:p>10000</text:p>
              </table:table-cell>
              <table:table-cell office:value-type="float" office:value="0.0000680465769077233">
                <text:p>0.00006804657690772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07.5">
                <text:p>10007.5</text:p>
              </table:table-cell>
              <table:table-cell office:value-type="float" office:value="0.0000368697108392287">
                <text:p>0.00003686971083922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15">
                <text:p>10015</text:p>
              </table:table-cell>
              <table:table-cell office:value-type="float" office:value="0.0000380021747230975">
                <text:p>0.00003800217472309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22.5">
                <text:p>10022.5</text:p>
              </table:table-cell>
              <table:table-cell office:value-type="float" office:value="0.0000364239817026711">
                <text:p>0.00003642398170267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30">
                <text:p>10030</text:p>
              </table:table-cell>
              <table:table-cell office:value-type="float" office:value="0.0000368551448871568">
                <text:p>0.00003685514488715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37.5">
                <text:p>10037.5</text:p>
              </table:table-cell>
              <table:table-cell office:value-type="float" office:value="0.0000361856773497597">
                <text:p>0.00003618567734975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45">
                <text:p>10045</text:p>
              </table:table-cell>
              <table:table-cell office:value-type="float" office:value="0.0000381555921258465">
                <text:p>0.0000381555921258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52.5">
                <text:p>10052.5</text:p>
              </table:table-cell>
              <table:table-cell office:value-type="float" office:value="0.0000365249022111395">
                <text:p>0.00003652490221113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60">
                <text:p>10060</text:p>
              </table:table-cell>
              <table:table-cell office:value-type="float" office:value="0.0000365336205599411">
                <text:p>0.00003653362055994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67.5">
                <text:p>10067.5</text:p>
              </table:table-cell>
              <table:table-cell office:value-type="float" office:value="0.0000363017600833896">
                <text:p>0.0000363017600833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75">
                <text:p>10075</text:p>
              </table:table-cell>
              <table:table-cell office:value-type="float" office:value="0.0000355993336477453">
                <text:p>0.00003559933364774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82.5">
                <text:p>10082.5</text:p>
              </table:table-cell>
              <table:table-cell office:value-type="float" office:value="0.0000360763540727086">
                <text:p>0.00003607635407270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90">
                <text:p>10090</text:p>
              </table:table-cell>
              <table:table-cell office:value-type="float" office:value="0.0000352628341297674">
                <text:p>0.00003526283412976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97.5">
                <text:p>10097.5</text:p>
              </table:table-cell>
              <table:table-cell office:value-type="float" office:value="0.000036518786540577">
                <text:p>0.0000365187865405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05">
                <text:p>10105</text:p>
              </table:table-cell>
              <table:table-cell office:value-type="float" office:value="0.0000357342239753696">
                <text:p>0.0000357342239753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12.5">
                <text:p>10112.5</text:p>
              </table:table-cell>
              <table:table-cell office:value-type="float" office:value="0.000034659159051396">
                <text:p>0.0000346591590513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20">
                <text:p>10120</text:p>
              </table:table-cell>
              <table:table-cell office:value-type="float" office:value="0.0000356036043313975">
                <text:p>0.00003560360433139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27.5">
                <text:p>10127.5</text:p>
              </table:table-cell>
              <table:table-cell office:value-type="float" office:value="0.0000339175723221083">
                <text:p>0.0000339175723221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35">
                <text:p>10135</text:p>
              </table:table-cell>
              <table:table-cell office:value-type="float" office:value="0.0000358910754727901">
                <text:p>0.00003589107547279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42.5">
                <text:p>10142.5</text:p>
              </table:table-cell>
              <table:table-cell office:value-type="float" office:value="0.0000343741261737961">
                <text:p>0.00003437412617379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50">
                <text:p>10150</text:p>
              </table:table-cell>
              <table:table-cell office:value-type="float" office:value="0.0000356967367551664">
                <text:p>0.0000356967367551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57.5">
                <text:p>10157.5</text:p>
              </table:table-cell>
              <table:table-cell office:value-type="float" office:value="0.0000335089194852545">
                <text:p>0.00003350891948525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65">
                <text:p>10165</text:p>
              </table:table-cell>
              <table:table-cell office:value-type="float" office:value="0.0000359206865693835">
                <text:p>0.0000359206865693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72.5">
                <text:p>10172.5</text:p>
              </table:table-cell>
              <table:table-cell office:value-type="float" office:value="0.0000352520501485337">
                <text:p>0.00003525205014853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80">
                <text:p>10180</text:p>
              </table:table-cell>
              <table:table-cell office:value-type="float" office:value="0.00003550302229806">
                <text:p>0.000035503022298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87.5">
                <text:p>10187.5</text:p>
              </table:table-cell>
              <table:table-cell office:value-type="float" office:value="0.0000338136150264402">
                <text:p>0.00003381361502644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95">
                <text:p>10195</text:p>
              </table:table-cell>
              <table:table-cell office:value-type="float" office:value="0.0000344038402740529">
                <text:p>0.00003440384027405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02.5">
                <text:p>10202.5</text:p>
              </table:table-cell>
              <table:table-cell office:value-type="float" office:value="0.0000342037099119866">
                <text:p>0.00003420370991198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10">
                <text:p>10210</text:p>
              </table:table-cell>
              <table:table-cell office:value-type="float" office:value="0.0000322632357408775">
                <text:p>0.00003226323574087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17.5">
                <text:p>10217.5</text:p>
              </table:table-cell>
              <table:table-cell office:value-type="float" office:value="0.0000338024294897783">
                <text:p>0.00003380242948977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225">
                <text:p>10225</text:p>
              </table:table-cell>
              <table:table-cell office:value-type="float" office:value="0.0000331113028150557">
                <text:p>0.00003311130281505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32.5">
                <text:p>10232.5</text:p>
              </table:table-cell>
              <table:table-cell office:value-type="float" office:value="0.0000343798672993187">
                <text:p>0.00003437986729931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40">
                <text:p>10240</text:p>
              </table:table-cell>
              <table:table-cell office:value-type="float" office:value="0.0000336581344503755">
                <text:p>0.0000336581344503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47.5">
                <text:p>10247.5</text:p>
              </table:table-cell>
              <table:table-cell office:value-type="float" office:value="0.0000325961157002196">
                <text:p>0.00003259611570021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55">
                <text:p>10255</text:p>
              </table:table-cell>
              <table:table-cell office:value-type="float" office:value="0.0000316138224040458">
                <text:p>0.00003161382240404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62.5">
                <text:p>10262.5</text:p>
              </table:table-cell>
              <table:table-cell office:value-type="float" office:value="0.0000344912658392944">
                <text:p>0.00003449126583929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70">
                <text:p>10270</text:p>
              </table:table-cell>
              <table:table-cell office:value-type="float" office:value="0.0000359884572047245">
                <text:p>0.0000359884572047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77.5">
                <text:p>10277.5</text:p>
              </table:table-cell>
              <table:table-cell office:value-type="float" office:value="0.0000329854076195158">
                <text:p>0.00003298540761951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85">
                <text:p>10285</text:p>
              </table:table-cell>
              <table:table-cell office:value-type="float" office:value="0.000032862128122399">
                <text:p>0.0000328621281223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92.5">
                <text:p>10292.5</text:p>
              </table:table-cell>
              <table:table-cell office:value-type="float" office:value="0.0000323386296708139">
                <text:p>0.0000323386296708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0">
                <text:p>10300</text:p>
              </table:table-cell>
              <table:table-cell office:value-type="float" office:value="0.0000422949231400961">
                <text:p>0.00004229492314009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07.5">
                <text:p>10307.5</text:p>
              </table:table-cell>
              <table:table-cell office:value-type="float" office:value="0.0000322910193226914">
                <text:p>0.00003229101932269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315">
                <text:p>10315</text:p>
              </table:table-cell>
              <table:table-cell office:value-type="float" office:value="0.000032626928927397">
                <text:p>0.0000326269289273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22.5">
                <text:p>10322.5</text:p>
              </table:table-cell>
              <table:table-cell office:value-type="float" office:value="0.0000297526625786311">
                <text:p>0.0000297526625786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30">
                <text:p>10330</text:p>
              </table:table-cell>
              <table:table-cell office:value-type="float" office:value="0.000032328230815729">
                <text:p>0.0000323282308157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37.5">
                <text:p>10337.5</text:p>
              </table:table-cell>
              <table:table-cell office:value-type="float" office:value="0.0000325336440922665">
                <text:p>0.00003253364409226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45">
                <text:p>10345</text:p>
              </table:table-cell>
              <table:table-cell office:value-type="float" office:value="0.0000321889127754094">
                <text:p>0.00003218891277540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52.5">
                <text:p>10352.5</text:p>
              </table:table-cell>
              <table:table-cell office:value-type="float" office:value="0.00003110404714529">
                <text:p>0.000031104047145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360">
                <text:p>10360</text:p>
              </table:table-cell>
              <table:table-cell office:value-type="float" office:value="0.0000316190573944098">
                <text:p>0.00003161905739440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67.5">
                <text:p>10367.5</text:p>
              </table:table-cell>
              <table:table-cell office:value-type="float" office:value="0.0000293639536270676">
                <text:p>0.00002936395362706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375">
                <text:p>10375</text:p>
              </table:table-cell>
              <table:table-cell office:value-type="float" office:value="0.0000294187458588137">
                <text:p>0.0000294187458588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382.5">
                <text:p>10382.5</text:p>
              </table:table-cell>
              <table:table-cell office:value-type="float" office:value="0.0000321634440159296">
                <text:p>0.00003216344401592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90">
                <text:p>10390</text:p>
              </table:table-cell>
              <table:table-cell office:value-type="float" office:value="0.000031118057934933">
                <text:p>0.0000311180579349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397.5">
                <text:p>10397.5</text:p>
              </table:table-cell>
              <table:table-cell office:value-type="float" office:value="0.0000311025973621069">
                <text:p>0.00003110259736210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405">
                <text:p>10405</text:p>
              </table:table-cell>
              <table:table-cell office:value-type="float" office:value="0.0000303770719530546">
                <text:p>0.00003037707195305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12.5">
                <text:p>10412.5</text:p>
              </table:table-cell>
              <table:table-cell office:value-type="float" office:value="0.0000324214912722784">
                <text:p>0.00003242149127227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420">
                <text:p>10420</text:p>
              </table:table-cell>
              <table:table-cell office:value-type="float" office:value="0.0000283958647927821">
                <text:p>0.00002839586479278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427.5">
                <text:p>10427.5</text:p>
              </table:table-cell>
              <table:table-cell office:value-type="float" office:value="0.0000311202018956983">
                <text:p>0.0000311202018956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435">
                <text:p>10435</text:p>
              </table:table-cell>
              <table:table-cell office:value-type="float" office:value="0.0000278445118699385">
                <text:p>0.0000278445118699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442.5">
                <text:p>10442.5</text:p>
              </table:table-cell>
              <table:table-cell office:value-type="float" office:value="0.0000329688039118672">
                <text:p>0.00003296880391186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50">
                <text:p>10450</text:p>
              </table:table-cell>
              <table:table-cell office:value-type="float" office:value="0.0000281930871249979">
                <text:p>0.00002819308712499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57.5">
                <text:p>10457.5</text:p>
              </table:table-cell>
              <table:table-cell office:value-type="float" office:value="0.0000285873705197134">
                <text:p>0.00002858737051971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465">
                <text:p>10465</text:p>
              </table:table-cell>
              <table:table-cell office:value-type="float" office:value="0.0000290816630130071">
                <text:p>0.00002908166301300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72.5">
                <text:p>10472.5</text:p>
              </table:table-cell>
              <table:table-cell office:value-type="float" office:value="0.0000284759734282476">
                <text:p>0.00002847597342824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480">
                <text:p>10480</text:p>
              </table:table-cell>
              <table:table-cell office:value-type="float" office:value="0.0000287603104949647">
                <text:p>0.00002876031049496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487.5">
                <text:p>10487.5</text:p>
              </table:table-cell>
              <table:table-cell office:value-type="float" office:value="0.0000294846828486566">
                <text:p>0.00002948468284865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95">
                <text:p>10495</text:p>
              </table:table-cell>
              <table:table-cell office:value-type="float" office:value="0.0000279790990306196">
                <text:p>0.00002797909903061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502.5">
                <text:p>10502.5</text:p>
              </table:table-cell>
              <table:table-cell office:value-type="float" office:value="0.0000292335674877974">
                <text:p>0.00002923356748779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510">
                <text:p>10510</text:p>
              </table:table-cell>
              <table:table-cell office:value-type="float" office:value="0.0000290280965726523">
                <text:p>0.00002902809657265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517.5">
                <text:p>10517.5</text:p>
              </table:table-cell>
              <table:table-cell office:value-type="float" office:value="0.0000289826945430563">
                <text:p>0.00002898269454305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525">
                <text:p>10525</text:p>
              </table:table-cell>
              <table:table-cell office:value-type="float" office:value="0.0000304473695622021">
                <text:p>0.00003044736956220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532.5">
                <text:p>10532.5</text:p>
              </table:table-cell>
              <table:table-cell office:value-type="float" office:value="0.0000280321296985347">
                <text:p>0.00002803212969853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540">
                <text:p>10540</text:p>
              </table:table-cell>
              <table:table-cell office:value-type="float" office:value="0.0000286069829257019">
                <text:p>0.00002860698292570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547.5">
                <text:p>10547.5</text:p>
              </table:table-cell>
              <table:table-cell office:value-type="float" office:value="0.0000287619371225245">
                <text:p>0.00002876193712252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55">
                <text:p>10555</text:p>
              </table:table-cell>
              <table:table-cell office:value-type="float" office:value="0.0000265570000729848">
                <text:p>0.0000265570000729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562.5">
                <text:p>10562.5</text:p>
              </table:table-cell>
              <table:table-cell office:value-type="float" office:value="0.0000282321794662347">
                <text:p>0.00002823217946623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570">
                <text:p>10570</text:p>
              </table:table-cell>
              <table:table-cell office:value-type="float" office:value="0.0000281074828966216">
                <text:p>0.00002810748289662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577.5">
                <text:p>10577.5</text:p>
              </table:table-cell>
              <table:table-cell office:value-type="float" office:value="0.0000254629178637321">
                <text:p>0.00002546291786373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585">
                <text:p>10585</text:p>
              </table:table-cell>
              <table:table-cell office:value-type="float" office:value="0.0000278584917724541">
                <text:p>0.00002785849177245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592.5">
                <text:p>10592.5</text:p>
              </table:table-cell>
              <table:table-cell office:value-type="float" office:value="0.0000279342119330562">
                <text:p>0.00002793421193305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600">
                <text:p>10600</text:p>
              </table:table-cell>
              <table:table-cell office:value-type="float" office:value="0.0000568100855612837">
                <text:p>0.00005681008556128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607.5">
                <text:p>10607.5</text:p>
              </table:table-cell>
              <table:table-cell office:value-type="float" office:value="0.0000272461197784726">
                <text:p>0.00002724611977847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615">
                <text:p>10615</text:p>
              </table:table-cell>
              <table:table-cell office:value-type="float" office:value="0.0000263023216116788">
                <text:p>0.00002630232161167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622.5">
                <text:p>10622.5</text:p>
              </table:table-cell>
              <table:table-cell office:value-type="float" office:value="0.0000279586979938248">
                <text:p>0.00002795869799382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630">
                <text:p>10630</text:p>
              </table:table-cell>
              <table:table-cell office:value-type="float" office:value="0.0000283752557638618">
                <text:p>0.00002837525576386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37.5">
                <text:p>10637.5</text:p>
              </table:table-cell>
              <table:table-cell office:value-type="float" office:value="0.0000273220016669471">
                <text:p>0.00002732200166694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645">
                <text:p>10645</text:p>
              </table:table-cell>
              <table:table-cell office:value-type="float" office:value="0.0000268689423546381">
                <text:p>0.00002686894235463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652.5">
                <text:p>10652.5</text:p>
              </table:table-cell>
              <table:table-cell office:value-type="float" office:value="0.0000274360843851002">
                <text:p>0.00002743608438510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60">
                <text:p>10660</text:p>
              </table:table-cell>
              <table:table-cell office:value-type="float" office:value="0.0000266034342233298">
                <text:p>0.00002660343422332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667.5">
                <text:p>10667.5</text:p>
              </table:table-cell>
              <table:table-cell office:value-type="float" office:value="0.0000272409982413925">
                <text:p>0.00002724099824139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675">
                <text:p>10675</text:p>
              </table:table-cell>
              <table:table-cell office:value-type="float" office:value="0.0000263787827186748">
                <text:p>0.00002637878271867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682.5">
                <text:p>10682.5</text:p>
              </table:table-cell>
              <table:table-cell office:value-type="float" office:value="0.0000264367938421494">
                <text:p>0.00002643679384214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690">
                <text:p>10690</text:p>
              </table:table-cell>
              <table:table-cell office:value-type="float" office:value="0.0000232850377066556">
                <text:p>0.00002328503770665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697.5">
                <text:p>10697.5</text:p>
              </table:table-cell>
              <table:table-cell office:value-type="float" office:value="0.0000273135203151914">
                <text:p>0.00002731352031519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705">
                <text:p>10705</text:p>
              </table:table-cell>
              <table:table-cell office:value-type="float" office:value="0.0000268522475792197">
                <text:p>0.00002685224757921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712.5">
                <text:p>10712.5</text:p>
              </table:table-cell>
              <table:table-cell office:value-type="float" office:value="0.0000250312253189869">
                <text:p>0.00002503122531898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720">
                <text:p>10720</text:p>
              </table:table-cell>
              <table:table-cell office:value-type="float" office:value="0.0000256504592638544">
                <text:p>0.00002565045926385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727.5">
                <text:p>10727.5</text:p>
              </table:table-cell>
              <table:table-cell office:value-type="float" office:value="0.0000265899550526414">
                <text:p>0.00002658995505264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735">
                <text:p>10735</text:p>
              </table:table-cell>
              <table:table-cell office:value-type="float" office:value="0.0000239697182339807">
                <text:p>0.00002396971823398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742.5">
                <text:p>10742.5</text:p>
              </table:table-cell>
              <table:table-cell office:value-type="float" office:value="0.0000241797542666857">
                <text:p>0.00002417975426668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750">
                <text:p>10750</text:p>
              </table:table-cell>
              <table:table-cell office:value-type="float" office:value="0.0000251700685201285">
                <text:p>0.00002517006852012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757.5">
                <text:p>10757.5</text:p>
              </table:table-cell>
              <table:table-cell office:value-type="float" office:value="0.0000253206662746297">
                <text:p>0.00002532066627462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765">
                <text:p>10765</text:p>
              </table:table-cell>
              <table:table-cell office:value-type="float" office:value="0.0000239815527218587">
                <text:p>0.00002398155272185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772.5">
                <text:p>10772.5</text:p>
              </table:table-cell>
              <table:table-cell office:value-type="float" office:value="0.0000274527329652444">
                <text:p>0.00002745273296524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780">
                <text:p>10780</text:p>
              </table:table-cell>
              <table:table-cell office:value-type="float" office:value="0.0000253942120203965">
                <text:p>0.00002539421202039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787.5">
                <text:p>10787.5</text:p>
              </table:table-cell>
              <table:table-cell office:value-type="float" office:value="0.0000227759948155369">
                <text:p>0.00002277599481553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795">
                <text:p>10795</text:p>
              </table:table-cell>
              <table:table-cell office:value-type="float" office:value="0.0000246380861919406">
                <text:p>0.00002463808619194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802.5">
                <text:p>10802.5</text:p>
              </table:table-cell>
              <table:table-cell office:value-type="float" office:value="0.000022060490904386">
                <text:p>0.0000220604909043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810">
                <text:p>10810</text:p>
              </table:table-cell>
              <table:table-cell office:value-type="float" office:value="0.0000234232136216149">
                <text:p>0.00002342321362161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817.5">
                <text:p>10817.5</text:p>
              </table:table-cell>
              <table:table-cell office:value-type="float" office:value="0.0000225462589268011">
                <text:p>0.00002254625892680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825">
                <text:p>10825</text:p>
              </table:table-cell>
              <table:table-cell office:value-type="float" office:value="0.000023489631318028">
                <text:p>0.0000234896313180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832.5">
                <text:p>10832.5</text:p>
              </table:table-cell>
              <table:table-cell office:value-type="float" office:value="0.0000238733352087742">
                <text:p>0.00002387333520877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840">
                <text:p>10840</text:p>
              </table:table-cell>
              <table:table-cell office:value-type="float" office:value="0.0000217773749284081">
                <text:p>0.00002177737492840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847.5">
                <text:p>10847.5</text:p>
              </table:table-cell>
              <table:table-cell office:value-type="float" office:value="0.0000233317547226895">
                <text:p>0.00002333175472268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855">
                <text:p>10855</text:p>
              </table:table-cell>
              <table:table-cell office:value-type="float" office:value="0.0000238564787542799">
                <text:p>0.0000238564787542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862.5">
                <text:p>10862.5</text:p>
              </table:table-cell>
              <table:table-cell office:value-type="float" office:value="0.0000234115511032596">
                <text:p>0.00002341155110325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870">
                <text:p>10870</text:p>
              </table:table-cell>
              <table:table-cell office:value-type="float" office:value="0.0000234469757676523">
                <text:p>0.00002344697576765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877.5">
                <text:p>10877.5</text:p>
              </table:table-cell>
              <table:table-cell office:value-type="float" office:value="0.0000218327566639565">
                <text:p>0.00002183275666395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885">
                <text:p>10885</text:p>
              </table:table-cell>
              <table:table-cell office:value-type="float" office:value="0.0000221388976276841">
                <text:p>0.00002213889762768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892.5">
                <text:p>10892.5</text:p>
              </table:table-cell>
              <table:table-cell office:value-type="float" office:value="0.0000230154024139052">
                <text:p>0.00002301540241390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900">
                <text:p>10900</text:p>
              </table:table-cell>
              <table:table-cell office:value-type="float" office:value="0.0000337722746977991">
                <text:p>0.0000337722746977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907.5">
                <text:p>10907.5</text:p>
              </table:table-cell>
              <table:table-cell office:value-type="float" office:value="0.0000205095180752114">
                <text:p>0.00002050951807521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915">
                <text:p>10915</text:p>
              </table:table-cell>
              <table:table-cell office:value-type="float" office:value="0.0000226171360632175">
                <text:p>0.00002261713606321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922.5">
                <text:p>10922.5</text:p>
              </table:table-cell>
              <table:table-cell office:value-type="float" office:value="0.0000223851321006909">
                <text:p>0.00002238513210069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930">
                <text:p>10930</text:p>
              </table:table-cell>
              <table:table-cell office:value-type="float" office:value="0.0000241935095488772">
                <text:p>0.0000241935095488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37.5">
                <text:p>10937.5</text:p>
              </table:table-cell>
              <table:table-cell office:value-type="float" office:value="0.0000212422716919737">
                <text:p>0.00002124227169197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45">
                <text:p>10945</text:p>
              </table:table-cell>
              <table:table-cell office:value-type="float" office:value="0.0000221714217377134">
                <text:p>0.00002217142173771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952.5">
                <text:p>10952.5</text:p>
              </table:table-cell>
              <table:table-cell office:value-type="float" office:value="0.0000227209628179537">
                <text:p>0.00002272096281795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960">
                <text:p>10960</text:p>
              </table:table-cell>
              <table:table-cell office:value-type="float" office:value="0.0000224308979892703">
                <text:p>0.00002243089798927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967.5">
                <text:p>10967.5</text:p>
              </table:table-cell>
              <table:table-cell office:value-type="float" office:value="0.0000218412302335547">
                <text:p>0.00002184123023355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975">
                <text:p>10975</text:p>
              </table:table-cell>
              <table:table-cell office:value-type="float" office:value="0.0000217319624586164">
                <text:p>0.00002173196245861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982.5">
                <text:p>10982.5</text:p>
              </table:table-cell>
              <table:table-cell office:value-type="float" office:value="0.0000235430974987883">
                <text:p>0.00002354309749878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990">
                <text:p>10990</text:p>
              </table:table-cell>
              <table:table-cell office:value-type="float" office:value="0.0000213746381155367">
                <text:p>0.00002137463811553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97.5">
                <text:p>10997.5</text:p>
              </table:table-cell>
              <table:table-cell office:value-type="float" office:value="0.0000186765869980743">
                <text:p>0.00001867658699807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05">
                <text:p>11005</text:p>
              </table:table-cell>
              <table:table-cell office:value-type="float" office:value="0.0000234889467639764">
                <text:p>0.00002348894676397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12.5">
                <text:p>11012.5</text:p>
              </table:table-cell>
              <table:table-cell office:value-type="float" office:value="0.0000218917199598007">
                <text:p>0.00002189171995980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20">
                <text:p>11020</text:p>
              </table:table-cell>
              <table:table-cell office:value-type="float" office:value="0.0000210849090617095">
                <text:p>0.00002108490906170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27.5">
                <text:p>11027.5</text:p>
              </table:table-cell>
              <table:table-cell office:value-type="float" office:value="0.0000189385164760954">
                <text:p>0.00001893851647609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35">
                <text:p>11035</text:p>
              </table:table-cell>
              <table:table-cell office:value-type="float" office:value="0.0000227325445402088">
                <text:p>0.00002273254454020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42.5">
                <text:p>11042.5</text:p>
              </table:table-cell>
              <table:table-cell office:value-type="float" office:value="0.0000214069955227882">
                <text:p>0.00002140699552278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50">
                <text:p>11050</text:p>
              </table:table-cell>
              <table:table-cell office:value-type="float" office:value="0.0000218418716246925">
                <text:p>0.00002184187162469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57.5">
                <text:p>11057.5</text:p>
              </table:table-cell>
              <table:table-cell office:value-type="float" office:value="0.0000215271749795362">
                <text:p>0.00002152717497953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65">
                <text:p>11065</text:p>
              </table:table-cell>
              <table:table-cell office:value-type="float" office:value="0.0000213829076543247">
                <text:p>0.00002138290765432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72.5">
                <text:p>11072.5</text:p>
              </table:table-cell>
              <table:table-cell office:value-type="float" office:value="0.0000196290716500933">
                <text:p>0.00001962907165009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80">
                <text:p>11080</text:p>
              </table:table-cell>
              <table:table-cell office:value-type="float" office:value="0.0000190456689025465">
                <text:p>0.00001904566890254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87.5">
                <text:p>11087.5</text:p>
              </table:table-cell>
              <table:table-cell office:value-type="float" office:value="0.0000189627012826988">
                <text:p>0.00001896270128269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95">
                <text:p>11095</text:p>
              </table:table-cell>
              <table:table-cell office:value-type="float" office:value="0.0000200401705975172">
                <text:p>0.00002004017059751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102.5">
                <text:p>11102.5</text:p>
              </table:table-cell>
              <table:table-cell office:value-type="float" office:value="0.0000200880785905641">
                <text:p>0.00002008807859056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10">
                <text:p>11110</text:p>
              </table:table-cell>
              <table:table-cell office:value-type="float" office:value="0.0000227164269426421">
                <text:p>0.00002271642694264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17.5">
                <text:p>11117.5</text:p>
              </table:table-cell>
              <table:table-cell office:value-type="float" office:value="0.0000197452172724383">
                <text:p>0.00001974521727243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25">
                <text:p>11125</text:p>
              </table:table-cell>
              <table:table-cell office:value-type="float" office:value="0.0000205744511371699">
                <text:p>0.00002057445113716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32.5">
                <text:p>11132.5</text:p>
              </table:table-cell>
              <table:table-cell office:value-type="float" office:value="0.0000198641300332305">
                <text:p>0.00001986413003323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140">
                <text:p>11140</text:p>
              </table:table-cell>
              <table:table-cell office:value-type="float" office:value="0.0000190142553968358">
                <text:p>0.00001901425539683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147.5">
                <text:p>11147.5</text:p>
              </table:table-cell>
              <table:table-cell office:value-type="float" office:value="0.0000173548286046706">
                <text:p>0.00001735482860467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55">
                <text:p>11155</text:p>
              </table:table-cell>
              <table:table-cell office:value-type="float" office:value="0.0000215158509745348">
                <text:p>0.00002151585097453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62.5">
                <text:p>11162.5</text:p>
              </table:table-cell>
              <table:table-cell office:value-type="float" office:value="0.00001824732376599">
                <text:p>0.00001824732376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70">
                <text:p>11170</text:p>
              </table:table-cell>
              <table:table-cell office:value-type="float" office:value="0.0000206992481810054">
                <text:p>0.00002069924818100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77.5">
                <text:p>11177.5</text:p>
              </table:table-cell>
              <table:table-cell office:value-type="float" office:value="0.0000208216253646035">
                <text:p>0.00002082162536460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5">
                <text:p>11185</text:p>
              </table:table-cell>
              <table:table-cell office:value-type="float" office:value="0.0000179044564055052">
                <text:p>0.00001790445640550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2.5">
                <text:p>11192.5</text:p>
              </table:table-cell>
              <table:table-cell office:value-type="float" office:value="0.0000161977423367746">
                <text:p>0.00001619774233677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00">
                <text:p>11200</text:p>
              </table:table-cell>
              <table:table-cell office:value-type="float" office:value="0.0000486514841364628">
                <text:p>0.00004865148413646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07.5">
                <text:p>11207.5</text:p>
              </table:table-cell>
              <table:table-cell office:value-type="float" office:value="0.0000179156827282502">
                <text:p>0.00001791568272825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15">
                <text:p>11215</text:p>
              </table:table-cell>
              <table:table-cell office:value-type="float" office:value="0.0000174803389820891">
                <text:p>0.00001748033898208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22.5">
                <text:p>11222.5</text:p>
              </table:table-cell>
              <table:table-cell office:value-type="float" office:value="0.0000189954537148443">
                <text:p>0.00001899545371484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30">
                <text:p>11230</text:p>
              </table:table-cell>
              <table:table-cell office:value-type="float" office:value="0.0000176310276909323">
                <text:p>0.00001763102769093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237.5">
                <text:p>11237.5</text:p>
              </table:table-cell>
              <table:table-cell office:value-type="float" office:value="0.0000169570616229601">
                <text:p>0.00001695706162296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245">
                <text:p>11245</text:p>
              </table:table-cell>
              <table:table-cell office:value-type="float" office:value="0.0000209335561723612">
                <text:p>0.00002093355617236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252.5">
                <text:p>11252.5</text:p>
              </table:table-cell>
              <table:table-cell office:value-type="float" office:value="0.0000154705119500316">
                <text:p>0.00001547051195003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260">
                <text:p>11260</text:p>
              </table:table-cell>
              <table:table-cell office:value-type="float" office:value="0.0000178979295169629">
                <text:p>0.00001789792951696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267.5">
                <text:p>11267.5</text:p>
              </table:table-cell>
              <table:table-cell office:value-type="float" office:value="0.000018125809384874">
                <text:p>0.0000181258093848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275">
                <text:p>11275</text:p>
              </table:table-cell>
              <table:table-cell office:value-type="float" office:value="0.0000163041520168414">
                <text:p>0.00001630415201684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282.5">
                <text:p>11282.5</text:p>
              </table:table-cell>
              <table:table-cell office:value-type="float" office:value="0.0000175629578279268">
                <text:p>0.00001756295782792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290">
                <text:p>11290</text:p>
              </table:table-cell>
              <table:table-cell office:value-type="float" office:value="0.0000148322271858031">
                <text:p>0.00001483222718580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297.5">
                <text:p>11297.5</text:p>
              </table:table-cell>
              <table:table-cell office:value-type="float" office:value="0.0000173919604113786">
                <text:p>0.00001739196041137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305">
                <text:p>11305</text:p>
              </table:table-cell>
              <table:table-cell office:value-type="float" office:value="0.0000179221577794175">
                <text:p>0.00001792215777941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312.5">
                <text:p>11312.5</text:p>
              </table:table-cell>
              <table:table-cell office:value-type="float" office:value="0.0000177028195191604">
                <text:p>0.00001770281951916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320">
                <text:p>11320</text:p>
              </table:table-cell>
              <table:table-cell office:value-type="float" office:value="0.0000178339458149402">
                <text:p>0.00001783394581494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327.5">
                <text:p>11327.5</text:p>
              </table:table-cell>
              <table:table-cell office:value-type="float" office:value="0.0000161655368067966">
                <text:p>0.00001616553680679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335">
                <text:p>11335</text:p>
              </table:table-cell>
              <table:table-cell office:value-type="float" office:value="0.0000166375925910881">
                <text:p>0.00001663759259108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42.5">
                <text:p>11342.5</text:p>
              </table:table-cell>
              <table:table-cell office:value-type="float" office:value="0.000016910113221101">
                <text:p>0.0000169101132211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350">
                <text:p>11350</text:p>
              </table:table-cell>
              <table:table-cell office:value-type="float" office:value="0.0000175230987076556">
                <text:p>0.00001752309870765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357.5">
                <text:p>11357.5</text:p>
              </table:table-cell>
              <table:table-cell office:value-type="float" office:value="0.0000160165490197098">
                <text:p>0.00001601654901970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365">
                <text:p>11365</text:p>
              </table:table-cell>
              <table:table-cell office:value-type="float" office:value="0.0000166504640849602">
                <text:p>0.00001665046408496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372.5">
                <text:p>11372.5</text:p>
              </table:table-cell>
              <table:table-cell office:value-type="float" office:value="0.0000173448437904394">
                <text:p>0.00001734484379043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380">
                <text:p>11380</text:p>
              </table:table-cell>
              <table:table-cell office:value-type="float" office:value="0.0000164796879831108">
                <text:p>0.00001647968798311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387.5">
                <text:p>11387.5</text:p>
              </table:table-cell>
              <table:table-cell office:value-type="float" office:value="0.0000163949964704607">
                <text:p>0.00001639499647046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395">
                <text:p>11395</text:p>
              </table:table-cell>
              <table:table-cell office:value-type="float" office:value="0.0000163107690210864">
                <text:p>0.0000163107690210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402.5">
                <text:p>11402.5</text:p>
              </table:table-cell>
              <table:table-cell office:value-type="float" office:value="0.0000162270053652817">
                <text:p>0.00001622700536528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410">
                <text:p>11410</text:p>
              </table:table-cell>
              <table:table-cell office:value-type="float" office:value="0.000017263705195619">
                <text:p>0.0000172637051956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417.5">
                <text:p>11417.5</text:p>
              </table:table-cell>
              <table:table-cell office:value-type="float" office:value="0.000017780868167528">
                <text:p>0.0000177808681675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425">
                <text:p>11425</text:p>
              </table:table-cell>
              <table:table-cell office:value-type="float" office:value="0.0000152284938998713">
                <text:p>0.00001522849389987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432.5">
                <text:p>11432.5</text:p>
              </table:table-cell>
              <table:table-cell office:value-type="float" office:value="0.0000146965819755162">
                <text:p>0.0000146965819755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440">
                <text:p>11440</text:p>
              </table:table-cell>
              <table:table-cell office:value-type="float" office:value="0.000015765131941903">
                <text:p>0.0000157651319419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447.5">
                <text:p>11447.5</text:p>
              </table:table-cell>
              <table:table-cell office:value-type="float" office:value="0.0000149541433116103">
                <text:p>0.00001495414331161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55">
                <text:p>11455</text:p>
              </table:table-cell>
              <table:table-cell office:value-type="float" office:value="0.0000160936155629163">
                <text:p>0.00001609361556291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62.5">
                <text:p>11462.5</text:p>
              </table:table-cell>
              <table:table-cell office:value-type="float" office:value="0.0000168335481403563">
                <text:p>0.00001683354814035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70">
                <text:p>11470</text:p>
              </table:table-cell>
              <table:table-cell office:value-type="float" office:value="0.0000150139404552771">
                <text:p>0.00001501394045527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477.5">
                <text:p>11477.5</text:p>
              </table:table-cell>
              <table:table-cell office:value-type="float" office:value="0.0000153247918863871">
                <text:p>0.00001532479188638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485">
                <text:p>11485</text:p>
              </table:table-cell>
              <table:table-cell office:value-type="float" office:value="0.0000153361017803031">
                <text:p>0.00001533610178030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492.5">
                <text:p>11492.5</text:p>
              </table:table-cell>
              <table:table-cell office:value-type="float" office:value="0.0000154078694520931">
                <text:p>0.00001540786945209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500">
                <text:p>11500</text:p>
              </table:table-cell>
              <table:table-cell office:value-type="float" office:value="0.000024570094185815">
                <text:p>0.000024570094185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